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consolata" svg:font-family="Inconsolata"/>
    <style:font-face style:name="Ui-monospace" svg:font-family="Ui-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0.35pt"/>
    </style:style>
    <style:style style:name="co2" style:family="table-column">
      <style:table-column-properties fo:break-before="auto" style:column-width="130.96pt"/>
    </style:style>
    <style:style style:name="co3" style:family="table-column">
      <style:table-column-properties fo:break-before="auto" style:column-width="72.99pt"/>
    </style:style>
    <style:style style:name="co4" style:family="table-column">
      <style:table-column-properties fo:break-before="auto" style:column-width="22.99pt"/>
    </style:style>
    <style:style style:name="co5" style:family="table-column">
      <style:table-column-properties fo:break-before="auto" style:column-width="106.36pt"/>
    </style:style>
    <style:style style:name="co6" style:family="table-column">
      <style:table-column-properties fo:break-before="auto" style:column-width="15.05pt"/>
    </style:style>
    <style:style style:name="co7" style:family="table-column">
      <style:table-column-properties fo:break-before="auto" style:column-width="16.64pt"/>
    </style:style>
    <style:style style:name="co8" style:family="table-column">
      <style:table-column-properties fo:break-before="auto" style:column-width="64.29pt"/>
    </style:style>
    <style:style style:name="co9" style:family="table-column">
      <style:table-column-properties fo:break-before="auto" style:column-width="93.71pt"/>
    </style:style>
    <style:style style:name="co10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ay_20_10">
      <style:table-properties table:display="true" style:writing-mode="lr-tb"/>
    </style:style>
    <style:style style:name="ta2" style:family="table" style:master-page-name="PageStyle_5f_Referenc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3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4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32629" style:text-outline="false" style:text-line-through-style="none" style:text-line-through-type="none" style:font-name="Ui-monospace" fo:font-size="11pt" fo:font-style="normal" fo:text-shadow="none" style:text-underline-style="none" fo:font-weight="normal" style:font-size-asian="11pt" style:font-style-asian="normal" style:font-weight-asian="normal" style:font-name-complex="Ui-monospace" style:font-size-complex="11pt" style:font-style-complex="normal" style:font-weight-complex="normal"/>
    </style:style>
    <style:style style:name="ce7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y 1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8" table:default-cell-style-name="Default"/>
        <table:table-column table:style-name="co3" table:default-cell-style-name="Default"/>
        <table:table-column table:style-name="co7" table:number-columns-repeated="1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9" table:default-cell-style-name="Default"/>
        <table:table-column table:style-name="co10" table:number-columns-repeated="940" table:default-cell-style-name="Default"/>
        <table:table-row table:style-name="ro1">
          <table:table-cell table:style-name="ce1"/>
          <table:table-cell table:style-name="ce2" table:number-columns-repeated="22"/>
          <table:table-cell table:style-name="ce3"/>
          <table:table-cell table:style-name="ce5" table:formula="of:=SUM([.X$1:.X$1048576])" office:value-type="float" office:value="464991" calcext:value-type="float">
            <text:p>464991</text:p>
          </table:table-cell>
          <table:table-cell table:style-name="ce6"/>
          <table:table-cell table:style-name="ce3"/>
          <table:table-cell table:style-name="ce2" table:number-columns-repeated="37"/>
          <table:table-cell table:style-name="ce2" table:formula="of:=IFERROR(__xludf.dummyfunction(&quot;MEDIAN(FILTER(BL:BL,NOT(BL:BL=0)))&quot;);3662008566)" office:value-type="float" office:value="3662008566" calcext:value-type="float">
            <text:p>3662008566</text:p>
          </table:table-cell>
          <table:table-cell table:style-name="ce2" table:number-columns-repeated="19"/>
          <table:table-cell table:number-columns-repeated="940"/>
        </table:table-row>
        <table:table-row table:style-name="ro1">
          <table:table-cell table:style-name="ce1" office:value-type="string" calcext:value-type="string">
            <text:p>((((&lt;([&lt;{(&lt;(&lt;[&lt;&gt;&lt;&gt;&gt;[{}()]&gt;{{()[]}&lt;[][]&gt;}){{(()&lt;&gt;)(&lt;&gt;())}}&gt;{&lt;(([]())({}&lt;&gt;))[&lt;{}()&gt;{{}{}}]&gt;}){{&lt;</text:p>
          </table:table-cell>
          <table:table-cell table:style-name="ce2" table:formula="of:=SUBSTITUTE(SUBSTITUTE(SUBSTITUTE(SUBSTITUTE([.A2];&quot;()&quot;;&quot;&quot;);&quot;[]&quot;;&quot;&quot;);&quot;{}&quot;;&quot;&quot;);&quot;&lt;&gt;&quot;;&quot;&quot;)" office:value-type="string" office:string-value="((((&lt;([&lt;{(&lt;(&lt;[&gt;[]&gt;{}){{()()}}&gt;{&lt;(()())[{}]&gt;}){{&lt;" calcext:value-type="string">
            <text:p>((((&lt;([&lt;{(&lt;(&lt;[&gt;[]&gt;{}){{()()}}&gt;{&lt;(()())[{}]&gt;}){{&lt;</text:p>
          </table:table-cell>
          <table:table-cell table:style-name="ce2" table:formula="of:=SUBSTITUTE(SUBSTITUTE(SUBSTITUTE(SUBSTITUTE([.B2];&quot;()&quot;;&quot;&quot;);&quot;[]&quot;;&quot;&quot;);&quot;{}&quot;;&quot;&quot;);&quot;&lt;&gt;&quot;;&quot;&quot;)" office:value-type="string" office:string-value="((((&lt;([&lt;{(&lt;(&lt;[&gt;&gt;){}&gt;{&lt;()[]&gt;}){{&lt;" calcext:value-type="string">
            <text:p>((((&lt;([&lt;{(&lt;(&lt;[&gt;&gt;){}&gt;{&lt;()[]&gt;}){{&lt;</text:p>
          </table:table-cell>
          <table:table-cell table:style-name="ce2" table:formula="of:=SUBSTITUTE(SUBSTITUTE(SUBSTITUTE(SUBSTITUTE([.C2];&quot;()&quot;;&quot;&quot;);&quot;[]&quot;;&quot;&quot;);&quot;{}&quot;;&quot;&quot;);&quot;&lt;&gt;&quot;;&quot;&quot;)" office:value-type="string" office:string-value="((((&lt;([&lt;{(&lt;(&lt;[&gt;&gt;)&gt;{}){{&lt;" calcext:value-type="string">
            <text:p>((((&lt;([&lt;{(&lt;(&lt;[&gt;&gt;)&gt;{}){{&lt;</text:p>
          </table:table-cell>
          <table:table-cell table:style-name="ce2" table:formula="of:=SUBSTITUTE(SUBSTITUTE(SUBSTITUTE(SUBSTITUTE([.D2];&quot;()&quot;;&quot;&quot;);&quot;[]&quot;;&quot;&quot;);&quot;{}&quot;;&quot;&quot;);&quot;&lt;&gt;&quot;;&quot;&quot;)" office:value-type="string" office:string-value="((((&lt;([&lt;{(&lt;(&lt;[&gt;&gt;)&gt;){{&lt;" calcext:value-type="string">
            <text:p>((((&lt;([&lt;{(&lt;(&lt;[&gt;&gt;)&gt;){{&lt;</text:p>
          </table:table-cell>
          <table:table-cell table:style-name="ce2" table:formula="of:=SUBSTITUTE(SUBSTITUTE(SUBSTITUTE(SUBSTITUTE([.E2];&quot;()&quot;;&quot;&quot;);&quot;[]&quot;;&quot;&quot;);&quot;{}&quot;;&quot;&quot;);&quot;&lt;&gt;&quot;;&quot;&quot;)" office:value-type="string" office:string-value="((((&lt;([&lt;{(&lt;(&lt;[&gt;&gt;)&gt;){{&lt;" calcext:value-type="string">
            <text:p>((((&lt;([&lt;{(&lt;(&lt;[&gt;&gt;)&gt;){{&lt;</text:p>
          </table:table-cell>
          <table:table-cell table:style-name="ce2" table:formula="of:=SUBSTITUTE(SUBSTITUTE(SUBSTITUTE(SUBSTITUTE([.F2];&quot;()&quot;;&quot;&quot;);&quot;[]&quot;;&quot;&quot;);&quot;{}&quot;;&quot;&quot;);&quot;&lt;&gt;&quot;;&quot;&quot;)" office:value-type="string" office:string-value="((((&lt;([&lt;{(&lt;(&lt;[&gt;&gt;)&gt;){{&lt;" calcext:value-type="string">
            <text:p>((((&lt;([&lt;{(&lt;(&lt;[&gt;&gt;)&gt;){{&lt;</text:p>
          </table:table-cell>
          <table:table-cell table:style-name="ce2" table:formula="of:=SUBSTITUTE(SUBSTITUTE(SUBSTITUTE(SUBSTITUTE([.G2];&quot;()&quot;;&quot;&quot;);&quot;[]&quot;;&quot;&quot;);&quot;{}&quot;;&quot;&quot;);&quot;&lt;&gt;&quot;;&quot;&quot;)" office:value-type="string" office:string-value="((((&lt;([&lt;{(&lt;(&lt;[&gt;&gt;)&gt;){{&lt;" calcext:value-type="string">
            <text:p>((((&lt;([&lt;{(&lt;(&lt;[&gt;&gt;)&gt;){{&lt;</text:p>
          </table:table-cell>
          <table:table-cell table:style-name="ce2" table:formula="of:=SUBSTITUTE(SUBSTITUTE(SUBSTITUTE(SUBSTITUTE([.H2];&quot;()&quot;;&quot;&quot;);&quot;[]&quot;;&quot;&quot;);&quot;{}&quot;;&quot;&quot;);&quot;&lt;&gt;&quot;;&quot;&quot;)" office:value-type="string" office:string-value="((((&lt;([&lt;{(&lt;(&lt;[&gt;&gt;)&gt;){{&lt;" calcext:value-type="string">
            <text:p>((((&lt;([&lt;{(&lt;(&lt;[&gt;&gt;)&gt;){{&lt;</text:p>
          </table:table-cell>
          <table:table-cell table:style-name="ce2" table:formula="of:=SUBSTITUTE(SUBSTITUTE(SUBSTITUTE(SUBSTITUTE([.I2];&quot;()&quot;;&quot;&quot;);&quot;[]&quot;;&quot;&quot;);&quot;{}&quot;;&quot;&quot;);&quot;&lt;&gt;&quot;;&quot;&quot;)" office:value-type="string" office:string-value="((((&lt;([&lt;{(&lt;(&lt;[&gt;&gt;)&gt;){{&lt;" calcext:value-type="string">
            <text:p>((((&lt;([&lt;{(&lt;(&lt;[&gt;&gt;)&gt;){{&lt;</text:p>
          </table:table-cell>
          <table:table-cell table:style-name="ce2" table:formula="of:=SUBSTITUTE(SUBSTITUTE(SUBSTITUTE(SUBSTITUTE([.J2];&quot;()&quot;;&quot;&quot;);&quot;[]&quot;;&quot;&quot;);&quot;{}&quot;;&quot;&quot;);&quot;&lt;&gt;&quot;;&quot;&quot;)" office:value-type="string" office:string-value="((((&lt;([&lt;{(&lt;(&lt;[&gt;&gt;)&gt;){{&lt;" calcext:value-type="string">
            <text:p>((((&lt;([&lt;{(&lt;(&lt;[&gt;&gt;)&gt;){{&lt;</text:p>
          </table:table-cell>
          <table:table-cell table:style-name="ce2" table:formula="of:=SUBSTITUTE(SUBSTITUTE(SUBSTITUTE(SUBSTITUTE([.K2];&quot;()&quot;;&quot;&quot;);&quot;[]&quot;;&quot;&quot;);&quot;{}&quot;;&quot;&quot;);&quot;&lt;&gt;&quot;;&quot;&quot;)" office:value-type="string" office:string-value="((((&lt;([&lt;{(&lt;(&lt;[&gt;&gt;)&gt;){{&lt;" calcext:value-type="string">
            <text:p>((((&lt;([&lt;{(&lt;(&lt;[&gt;&gt;)&gt;){{&lt;</text:p>
          </table:table-cell>
          <table:table-cell table:style-name="ce2" table:formula="of:=SUBSTITUTE(SUBSTITUTE(SUBSTITUTE(SUBSTITUTE([.L2];&quot;()&quot;;&quot;&quot;);&quot;[]&quot;;&quot;&quot;);&quot;{}&quot;;&quot;&quot;);&quot;&lt;&gt;&quot;;&quot;&quot;)" office:value-type="string" office:string-value="((((&lt;([&lt;{(&lt;(&lt;[&gt;&gt;)&gt;){{&lt;" calcext:value-type="string">
            <text:p>((((&lt;([&lt;{(&lt;(&lt;[&gt;&gt;)&gt;){{&lt;</text:p>
          </table:table-cell>
          <table:table-cell table:style-name="ce2" table:formula="of:=SUBSTITUTE(SUBSTITUTE(SUBSTITUTE(SUBSTITUTE([.M2];&quot;()&quot;;&quot;&quot;);&quot;[]&quot;;&quot;&quot;);&quot;{}&quot;;&quot;&quot;);&quot;&lt;&gt;&quot;;&quot;&quot;)" office:value-type="string" office:string-value="((((&lt;([&lt;{(&lt;(&lt;[&gt;&gt;)&gt;){{&lt;" calcext:value-type="string">
            <text:p>((((&lt;([&lt;{(&lt;(&lt;[&gt;&gt;)&gt;){{&lt;</text:p>
          </table:table-cell>
          <table:table-cell table:style-name="ce2" table:formula="of:=SUBSTITUTE(SUBSTITUTE(SUBSTITUTE(SUBSTITUTE([.N2];&quot;()&quot;;&quot;&quot;);&quot;[]&quot;;&quot;&quot;);&quot;{}&quot;;&quot;&quot;);&quot;&lt;&gt;&quot;;&quot;&quot;)" office:value-type="string" office:string-value="((((&lt;([&lt;{(&lt;(&lt;[&gt;&gt;)&gt;){{&lt;" calcext:value-type="string">
            <text:p>((((&lt;([&lt;{(&lt;(&lt;[&gt;&gt;)&gt;){{&lt;</text:p>
          </table:table-cell>
          <table:table-cell table:style-name="ce2" table:formula="of:=SUBSTITUTE(SUBSTITUTE(SUBSTITUTE(SUBSTITUTE([.O2];&quot;()&quot;;&quot;&quot;);&quot;[]&quot;;&quot;&quot;);&quot;{}&quot;;&quot;&quot;);&quot;&lt;&gt;&quot;;&quot;&quot;)" office:value-type="string" office:string-value="((((&lt;([&lt;{(&lt;(&lt;[&gt;&gt;)&gt;){{&lt;" calcext:value-type="string">
            <text:p>((((&lt;([&lt;{(&lt;(&lt;[&gt;&gt;)&gt;){{&lt;</text:p>
          </table:table-cell>
          <table:table-cell table:style-name="ce2" table:formula="of:=SUBSTITUTE(SUBSTITUTE(SUBSTITUTE(SUBSTITUTE([.P2];&quot;()&quot;;&quot;&quot;);&quot;[]&quot;;&quot;&quot;);&quot;{}&quot;;&quot;&quot;);&quot;&lt;&gt;&quot;;&quot;&quot;)" office:value-type="string" office:string-value="((((&lt;([&lt;{(&lt;(&lt;[&gt;&gt;)&gt;){{&lt;" calcext:value-type="string">
            <text:p>((((&lt;([&lt;{(&lt;(&lt;[&gt;&gt;)&gt;){{&lt;</text:p>
          </table:table-cell>
          <table:table-cell table:style-name="ce2" table:formula="of:=SUBSTITUTE(SUBSTITUTE(SUBSTITUTE(SUBSTITUTE([.Q2];&quot;()&quot;;&quot;&quot;);&quot;[]&quot;;&quot;&quot;);&quot;{}&quot;;&quot;&quot;);&quot;&lt;&gt;&quot;;&quot;&quot;)" office:value-type="string" office:string-value="((((&lt;([&lt;{(&lt;(&lt;[&gt;&gt;)&gt;){{&lt;" calcext:value-type="string">
            <text:p>((((&lt;([&lt;{(&lt;(&lt;[&gt;&gt;)&gt;){{&lt;</text:p>
          </table:table-cell>
          <table:table-cell table:style-name="ce2" table:formula="of:=SUBSTITUTE(SUBSTITUTE(SUBSTITUTE(SUBSTITUTE([.R2];&quot;()&quot;;&quot;&quot;);&quot;[]&quot;;&quot;&quot;);&quot;{}&quot;;&quot;&quot;);&quot;&lt;&gt;&quot;;&quot;&quot;)" office:value-type="string" office:string-value="((((&lt;([&lt;{(&lt;(&lt;[&gt;&gt;)&gt;){{&lt;" calcext:value-type="string">
            <text:p>((((&lt;([&lt;{(&lt;(&lt;[&gt;&gt;)&gt;){{&lt;</text:p>
          </table:table-cell>
          <table:table-cell table:style-name="ce2" table:formula="of:=SUBSTITUTE(SUBSTITUTE(SUBSTITUTE(SUBSTITUTE([.S2];&quot;()&quot;;&quot;&quot;);&quot;[]&quot;;&quot;&quot;);&quot;{}&quot;;&quot;&quot;);&quot;&lt;&gt;&quot;;&quot;&quot;)" office:value-type="string" office:string-value="((((&lt;([&lt;{(&lt;(&lt;[&gt;&gt;)&gt;){{&lt;" calcext:value-type="string">
            <text:p>((((&lt;([&lt;{(&lt;(&lt;[&gt;&gt;)&gt;){{&lt;</text:p>
          </table:table-cell>
          <table:table-cell table:style-name="ce2" table:formula="of:=SUBSTITUTE(SUBSTITUTE(SUBSTITUTE(SUBSTITUTE([.T2];&quot;()&quot;;&quot;&quot;);&quot;[]&quot;;&quot;&quot;);&quot;{}&quot;;&quot;&quot;);&quot;&lt;&gt;&quot;;&quot;&quot;)" office:value-type="string" office:string-value="((((&lt;([&lt;{(&lt;(&lt;[&gt;&gt;)&gt;){{&lt;" calcext:value-type="string">
            <text:p>((((&lt;([&lt;{(&lt;(&lt;[&gt;&gt;)&gt;){{&lt;</text:p>
          </table:table-cell>
          <table:table-cell table:style-name="ce2" table:formula="of:=SUBSTITUTE(SUBSTITUTE(SUBSTITUTE(SUBSTITUTE([.U2];&quot;()&quot;;&quot;&quot;);&quot;[]&quot;;&quot;&quot;);&quot;{}&quot;;&quot;&quot;);&quot;&lt;&gt;&quot;;&quot;&quot;)" office:value-type="string" office:string-value="((((&lt;([&lt;{(&lt;(&lt;[&gt;&gt;)&gt;){{&lt;" calcext:value-type="string">
            <text:p>((((&lt;([&lt;{(&lt;(&lt;[&gt;&gt;)&gt;){{&lt;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2]; MIN(IFERROR(TRANSPOSE(FIND([$Reference.$A$5:.$A$8];[.V2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2]);CONCATENATE(MID([.V2];LEN([.V2])-ROW(INDIRECT(&quot;1:&quot;&amp;LEN([.V2])))+1;1));)" office:value-type="float" office:value="0" calcext:value-type="float">
            <text:p>0</text:p>
          </table:table-cell>
          <table:table-cell table:style-name="ce8" table:formula="of:=SUBSTITUTE(SUBSTITUTE(SUBSTITUTE(SUBSTITUTE([.Z2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2&amp;&quot;&quot;&quot;&quot;,&quot;&quot;(?s)(.{1})&quot;&quot;,&quot;&quot;$1&quot;&quot;&amp;CHAR(127)),&quot;&quot;'&quot;&quot;,&quot;&quot;''&quot;&quot;),CHAR(127)),)&quot;);&quot;&quot;)">
            <text:p/>
          </table:table-cell>
          <table:table-cell table:style-name="ce9" table:number-columns-repeated="1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2]));([.AT2]*5)+IFERROR(INDEX( [$Reference.$D$5:.$D$8];MATCH( [.AB2]; [$Reference.$A$5:.$A$8];0);0););[.AT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C2]));([.AU2]*5)+IFERROR(INDEX( [$Reference.$D$5:.$D$8];MATCH( [.AC2]; [$Reference.$A$5:.$A$8];0);0););[.AU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D2]));([.AV2]*5)+IFERROR(INDEX( [$Reference.$D$5:.$D$8];MATCH( [.AD2]; [$Reference.$A$5:.$A$8];0);0););[.AV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E2]));([.AW2]*5)+IFERROR(INDEX( [$Reference.$D$5:.$D$8];MATCH( [.AE2]; [$Reference.$A$5:.$A$8];0);0););[.AW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F2]));([.AX2]*5)+IFERROR(INDEX( [$Reference.$D$5:.$D$8];MATCH( [.AF2]; [$Reference.$A$5:.$A$8];0);0););[.AX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G2]));([.AY2]*5)+IFERROR(INDEX( [$Reference.$D$5:.$D$8];MATCH( [.AG2]; [$Reference.$A$5:.$A$8];0);0););[.AY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H2]));([.AZ2]*5)+IFERROR(INDEX( [$Reference.$D$5:.$D$8];MATCH( [.AH2]; [$Reference.$A$5:.$A$8];0);0););[.AZ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I2]));([.BA2]*5)+IFERROR(INDEX( [$Reference.$D$5:.$D$8];MATCH( [.AI2]; [$Reference.$A$5:.$A$8];0);0););[.BA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J2]));([.BB2]*5)+IFERROR(INDEX( [$Reference.$D$5:.$D$8];MATCH( [.AJ2]; [$Reference.$A$5:.$A$8];0);0););[.BB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K2]));([.BC2]*5)+IFERROR(INDEX( [$Reference.$D$5:.$D$8];MATCH( [.AK2]; [$Reference.$A$5:.$A$8];0);0););[.BC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L2]));([.BD2]*5)+IFERROR(INDEX( [$Reference.$D$5:.$D$8];MATCH( [.AL2]; [$Reference.$A$5:.$A$8];0);0););[.BD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M2]));([.BE2]*5)+IFERROR(INDEX( [$Reference.$D$5:.$D$8];MATCH( [.AM2]; [$Reference.$A$5:.$A$8];0);0););[.BE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N2]));([.BF2]*5)+IFERROR(INDEX( [$Reference.$D$5:.$D$8];MATCH( [.AN2]; [$Reference.$A$5:.$A$8];0);0););[.BF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O2]));([.BG2]*5)+IFERROR(INDEX( [$Reference.$D$5:.$D$8];MATCH( [.AO2]; [$Reference.$A$5:.$A$8];0);0););[.BG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P2]));([.BH2]*5)+IFERROR(INDEX( [$Reference.$D$5:.$D$8];MATCH( [.AP2]; [$Reference.$A$5:.$A$8];0);0););[.BH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Q2]));([.BI2]*5)+IFERROR(INDEX( [$Reference.$D$5:.$D$8];MATCH( [.AQ2]; [$Reference.$A$5:.$A$8];0);0););[.BI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R2]));([.BJ2]*5)+IFERROR(INDEX( [$Reference.$D$5:.$D$8];MATCH( [.AR2]; [$Reference.$A$5:.$A$8];0);0););[.BJ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S2]));([.BK2]*5)+IFERROR(INDEX( [$Reference.$D$5:.$D$8];MATCH( [.AS2]; [$Reference.$A$5:.$A$8];0);0););[.BK2])" office:value-type="float" office:value="0" calcext:value-type="float">
            <text:p>0</text:p>
          </table:table-cell>
          <table:table-cell table:style-name="ce9" table:number-columns-repeated="20"/>
          <table:table-cell table:number-columns-repeated="940"/>
        </table:table-row>
        <table:table-row table:style-name="ro1">
          <table:table-cell table:style-name="ce1" office:value-type="string" calcext:value-type="string">
            <text:p>&lt;{&lt;[([{&lt;{{&lt;{[({}())[&lt;&gt;()]]([{}()]{{}[]})}{([[]]&lt;{}[]&gt;){&lt;&lt;&gt;[]&gt;&lt;&lt;&gt;[]&gt;}}&gt;}}{[{[{[[]{}]&lt;[][]&gt;&gt;{[&lt;</text:p>
          </table:table-cell>
          <table:table-cell table:style-name="ce2" table:formula="of:=SUBSTITUTE(SUBSTITUTE(SUBSTITUTE(SUBSTITUTE([.A3];&quot;()&quot;;&quot;&quot;);&quot;[]&quot;;&quot;&quot;);&quot;{}&quot;;&quot;&quot;);&quot;&lt;&gt;&quot;;&quot;&quot;)" office:value-type="string" office:string-value="&lt;{&lt;[([{&lt;{{&lt;{[()[]]([]{})}{([]){&lt;&gt;&lt;&gt;}}&gt;}}{[{[{[]&gt;{[&lt;" calcext:value-type="string">
            <text:p>&lt;{&lt;[([{&lt;{{&lt;{[()[]]([]{})}{([]){&lt;&gt;&lt;&gt;}}&gt;}}{[{[{[]&gt;{[&lt;</text:p>
          </table:table-cell>
          <table:table-cell table:style-name="ce2" table:formula="of:=SUBSTITUTE(SUBSTITUTE(SUBSTITUTE(SUBSTITUTE([.B3];&quot;()&quot;;&quot;&quot;);&quot;[]&quot;;&quot;&quot;);&quot;{}&quot;;&quot;&quot;);&quot;&lt;&gt;&quot;;&quot;&quot;)" office:value-type="string" office:string-value="&lt;{&lt;[([{&lt;{{&lt;{[]()}{(){}}&gt;}}{[{[{&gt;{[&lt;" calcext:value-type="string">
            <text:p>&lt;{&lt;[([{&lt;{{&lt;{[]()}{(){}}&gt;}}{[{[{&gt;{[&lt;</text:p>
          </table:table-cell>
          <table:table-cell table:style-name="ce2" table:formula="of:=SUBSTITUTE(SUBSTITUTE(SUBSTITUTE(SUBSTITUTE([.C3];&quot;()&quot;;&quot;&quot;);&quot;[]&quot;;&quot;&quot;);&quot;{}&quot;;&quot;&quot;);&quot;&lt;&gt;&quot;;&quot;&quot;)" office:value-type="string" office:string-value="&lt;{&lt;[([{&lt;{{&lt;{}&gt;}}{[{[{&gt;{[&lt;" calcext:value-type="string">
            <text:p>&lt;{&lt;[([{&lt;{{&lt;{}&gt;}}{[{[{&gt;{[&lt;</text:p>
          </table:table-cell>
          <table:table-cell table:style-name="ce2" table:formula="of:=SUBSTITUTE(SUBSTITUTE(SUBSTITUTE(SUBSTITUTE([.D3];&quot;()&quot;;&quot;&quot;);&quot;[]&quot;;&quot;&quot;);&quot;{}&quot;;&quot;&quot;);&quot;&lt;&gt;&quot;;&quot;&quot;)" office:value-type="string" office:string-value="&lt;{&lt;[([{&lt;{{}}{[{[{&gt;{[&lt;" calcext:value-type="string">
            <text:p>&lt;{&lt;[([{&lt;{{}}{[{[{&gt;{[&lt;</text:p>
          </table:table-cell>
          <table:table-cell table:style-name="ce2" table:formula="of:=SUBSTITUTE(SUBSTITUTE(SUBSTITUTE(SUBSTITUTE([.E3];&quot;()&quot;;&quot;&quot;);&quot;[]&quot;;&quot;&quot;);&quot;{}&quot;;&quot;&quot;);&quot;&lt;&gt;&quot;;&quot;&quot;)" office:value-type="string" office:string-value="&lt;{&lt;[([{&lt;{}{[{[{&gt;{[&lt;" calcext:value-type="string">
            <text:p>&lt;{&lt;[([{&lt;{}{[{[{&gt;{[&lt;</text:p>
          </table:table-cell>
          <table:table-cell table:style-name="ce2" table:formula="of:=SUBSTITUTE(SUBSTITUTE(SUBSTITUTE(SUBSTITUTE([.F3];&quot;()&quot;;&quot;&quot;);&quot;[]&quot;;&quot;&quot;);&quot;{}&quot;;&quot;&quot;);&quot;&lt;&gt;&quot;;&quot;&quot;)" office:value-type="string" office:string-value="&lt;{&lt;[([{&lt;{[{[{&gt;{[&lt;" calcext:value-type="string">
            <text:p>&lt;{&lt;[([{&lt;{[{[{&gt;{[&lt;</text:p>
          </table:table-cell>
          <table:table-cell table:style-name="ce2" table:formula="of:=SUBSTITUTE(SUBSTITUTE(SUBSTITUTE(SUBSTITUTE([.G3];&quot;()&quot;;&quot;&quot;);&quot;[]&quot;;&quot;&quot;);&quot;{}&quot;;&quot;&quot;);&quot;&lt;&gt;&quot;;&quot;&quot;)" office:value-type="string" office:string-value="&lt;{&lt;[([{&lt;{[{[{&gt;{[&lt;" calcext:value-type="string">
            <text:p>&lt;{&lt;[([{&lt;{[{[{&gt;{[&lt;</text:p>
          </table:table-cell>
          <table:table-cell table:style-name="ce2" table:formula="of:=SUBSTITUTE(SUBSTITUTE(SUBSTITUTE(SUBSTITUTE([.H3];&quot;()&quot;;&quot;&quot;);&quot;[]&quot;;&quot;&quot;);&quot;{}&quot;;&quot;&quot;);&quot;&lt;&gt;&quot;;&quot;&quot;)" office:value-type="string" office:string-value="&lt;{&lt;[([{&lt;{[{[{&gt;{[&lt;" calcext:value-type="string">
            <text:p>&lt;{&lt;[([{&lt;{[{[{&gt;{[&lt;</text:p>
          </table:table-cell>
          <table:table-cell table:style-name="ce2" table:formula="of:=SUBSTITUTE(SUBSTITUTE(SUBSTITUTE(SUBSTITUTE([.I3];&quot;()&quot;;&quot;&quot;);&quot;[]&quot;;&quot;&quot;);&quot;{}&quot;;&quot;&quot;);&quot;&lt;&gt;&quot;;&quot;&quot;)" office:value-type="string" office:string-value="&lt;{&lt;[([{&lt;{[{[{&gt;{[&lt;" calcext:value-type="string">
            <text:p>&lt;{&lt;[([{&lt;{[{[{&gt;{[&lt;</text:p>
          </table:table-cell>
          <table:table-cell table:style-name="ce2" table:formula="of:=SUBSTITUTE(SUBSTITUTE(SUBSTITUTE(SUBSTITUTE([.J3];&quot;()&quot;;&quot;&quot;);&quot;[]&quot;;&quot;&quot;);&quot;{}&quot;;&quot;&quot;);&quot;&lt;&gt;&quot;;&quot;&quot;)" office:value-type="string" office:string-value="&lt;{&lt;[([{&lt;{[{[{&gt;{[&lt;" calcext:value-type="string">
            <text:p>&lt;{&lt;[([{&lt;{[{[{&gt;{[&lt;</text:p>
          </table:table-cell>
          <table:table-cell table:style-name="ce2" table:formula="of:=SUBSTITUTE(SUBSTITUTE(SUBSTITUTE(SUBSTITUTE([.K3];&quot;()&quot;;&quot;&quot;);&quot;[]&quot;;&quot;&quot;);&quot;{}&quot;;&quot;&quot;);&quot;&lt;&gt;&quot;;&quot;&quot;)" office:value-type="string" office:string-value="&lt;{&lt;[([{&lt;{[{[{&gt;{[&lt;" calcext:value-type="string">
            <text:p>&lt;{&lt;[([{&lt;{[{[{&gt;{[&lt;</text:p>
          </table:table-cell>
          <table:table-cell table:style-name="ce2" table:formula="of:=SUBSTITUTE(SUBSTITUTE(SUBSTITUTE(SUBSTITUTE([.L3];&quot;()&quot;;&quot;&quot;);&quot;[]&quot;;&quot;&quot;);&quot;{}&quot;;&quot;&quot;);&quot;&lt;&gt;&quot;;&quot;&quot;)" office:value-type="string" office:string-value="&lt;{&lt;[([{&lt;{[{[{&gt;{[&lt;" calcext:value-type="string">
            <text:p>&lt;{&lt;[([{&lt;{[{[{&gt;{[&lt;</text:p>
          </table:table-cell>
          <table:table-cell table:style-name="ce2" table:formula="of:=SUBSTITUTE(SUBSTITUTE(SUBSTITUTE(SUBSTITUTE([.M3];&quot;()&quot;;&quot;&quot;);&quot;[]&quot;;&quot;&quot;);&quot;{}&quot;;&quot;&quot;);&quot;&lt;&gt;&quot;;&quot;&quot;)" office:value-type="string" office:string-value="&lt;{&lt;[([{&lt;{[{[{&gt;{[&lt;" calcext:value-type="string">
            <text:p>&lt;{&lt;[([{&lt;{[{[{&gt;{[&lt;</text:p>
          </table:table-cell>
          <table:table-cell table:style-name="ce2" table:formula="of:=SUBSTITUTE(SUBSTITUTE(SUBSTITUTE(SUBSTITUTE([.N3];&quot;()&quot;;&quot;&quot;);&quot;[]&quot;;&quot;&quot;);&quot;{}&quot;;&quot;&quot;);&quot;&lt;&gt;&quot;;&quot;&quot;)" office:value-type="string" office:string-value="&lt;{&lt;[([{&lt;{[{[{&gt;{[&lt;" calcext:value-type="string">
            <text:p>&lt;{&lt;[([{&lt;{[{[{&gt;{[&lt;</text:p>
          </table:table-cell>
          <table:table-cell table:style-name="ce2" table:formula="of:=SUBSTITUTE(SUBSTITUTE(SUBSTITUTE(SUBSTITUTE([.O3];&quot;()&quot;;&quot;&quot;);&quot;[]&quot;;&quot;&quot;);&quot;{}&quot;;&quot;&quot;);&quot;&lt;&gt;&quot;;&quot;&quot;)" office:value-type="string" office:string-value="&lt;{&lt;[([{&lt;{[{[{&gt;{[&lt;" calcext:value-type="string">
            <text:p>&lt;{&lt;[([{&lt;{[{[{&gt;{[&lt;</text:p>
          </table:table-cell>
          <table:table-cell table:style-name="ce2" table:formula="of:=SUBSTITUTE(SUBSTITUTE(SUBSTITUTE(SUBSTITUTE([.P3];&quot;()&quot;;&quot;&quot;);&quot;[]&quot;;&quot;&quot;);&quot;{}&quot;;&quot;&quot;);&quot;&lt;&gt;&quot;;&quot;&quot;)" office:value-type="string" office:string-value="&lt;{&lt;[([{&lt;{[{[{&gt;{[&lt;" calcext:value-type="string">
            <text:p>&lt;{&lt;[([{&lt;{[{[{&gt;{[&lt;</text:p>
          </table:table-cell>
          <table:table-cell table:style-name="ce2" table:formula="of:=SUBSTITUTE(SUBSTITUTE(SUBSTITUTE(SUBSTITUTE([.Q3];&quot;()&quot;;&quot;&quot;);&quot;[]&quot;;&quot;&quot;);&quot;{}&quot;;&quot;&quot;);&quot;&lt;&gt;&quot;;&quot;&quot;)" office:value-type="string" office:string-value="&lt;{&lt;[([{&lt;{[{[{&gt;{[&lt;" calcext:value-type="string">
            <text:p>&lt;{&lt;[([{&lt;{[{[{&gt;{[&lt;</text:p>
          </table:table-cell>
          <table:table-cell table:style-name="ce2" table:formula="of:=SUBSTITUTE(SUBSTITUTE(SUBSTITUTE(SUBSTITUTE([.R3];&quot;()&quot;;&quot;&quot;);&quot;[]&quot;;&quot;&quot;);&quot;{}&quot;;&quot;&quot;);&quot;&lt;&gt;&quot;;&quot;&quot;)" office:value-type="string" office:string-value="&lt;{&lt;[([{&lt;{[{[{&gt;{[&lt;" calcext:value-type="string">
            <text:p>&lt;{&lt;[([{&lt;{[{[{&gt;{[&lt;</text:p>
          </table:table-cell>
          <table:table-cell table:style-name="ce2" table:formula="of:=SUBSTITUTE(SUBSTITUTE(SUBSTITUTE(SUBSTITUTE([.S3];&quot;()&quot;;&quot;&quot;);&quot;[]&quot;;&quot;&quot;);&quot;{}&quot;;&quot;&quot;);&quot;&lt;&gt;&quot;;&quot;&quot;)" office:value-type="string" office:string-value="&lt;{&lt;[([{&lt;{[{[{&gt;{[&lt;" calcext:value-type="string">
            <text:p>&lt;{&lt;[([{&lt;{[{[{&gt;{[&lt;</text:p>
          </table:table-cell>
          <table:table-cell table:style-name="ce2" table:formula="of:=SUBSTITUTE(SUBSTITUTE(SUBSTITUTE(SUBSTITUTE([.T3];&quot;()&quot;;&quot;&quot;);&quot;[]&quot;;&quot;&quot;);&quot;{}&quot;;&quot;&quot;);&quot;&lt;&gt;&quot;;&quot;&quot;)" office:value-type="string" office:string-value="&lt;{&lt;[([{&lt;{[{[{&gt;{[&lt;" calcext:value-type="string">
            <text:p>&lt;{&lt;[([{&lt;{[{[{&gt;{[&lt;</text:p>
          </table:table-cell>
          <table:table-cell table:style-name="ce2" table:formula="of:=SUBSTITUTE(SUBSTITUTE(SUBSTITUTE(SUBSTITUTE([.U3];&quot;()&quot;;&quot;&quot;);&quot;[]&quot;;&quot;&quot;);&quot;{}&quot;;&quot;&quot;);&quot;&lt;&gt;&quot;;&quot;&quot;)" office:value-type="string" office:string-value="&lt;{&lt;[([{&lt;{[{[{&gt;{[&lt;" calcext:value-type="string">
            <text:p>&lt;{&lt;[([{&lt;{[{[{&gt;{[&lt;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3]; MIN(IFERROR(TRANSPOSE(FIND([$Reference.$A$5:.$A$8];[.V3]));)))); [$Reference.$A$5:.$A$8];0);0);)" office:value-type="float" office:value="0" calcext:value-type="float">
            <text:p>0</text:p>
          </table:table-cell>
          <table:table-cell table:style-name="ce2"/>
          <table:table-cell table:style-name="ce6" table:number-matrix-columns-spanned="1" table:number-matrix-rows-spanned="1" table:formula="of:=IF(ISBLANK([.X3]);CONCATENATE(MID([.V3];LEN([.V3])-ROW(INDIRECT(&quot;1:&quot;&amp;LEN([.V3])))+1;1));)" office:value-type="float" office:value="0" calcext:value-type="float">
            <text:p>0</text:p>
          </table:table-cell>
          <table:table-cell table:style-name="ce8" table:formula="of:=SUBSTITUTE(SUBSTITUTE(SUBSTITUTE(SUBSTITUTE([.Z3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3&amp;&quot;&quot;&quot;&quot;,&quot;&quot;(?s)(.{1})&quot;&quot;,&quot;&quot;$1&quot;&quot;&amp;CHAR(127)),&quot;&quot;'&quot;&quot;,&quot;&quot;''&quot;&quot;),CHAR(127)),)&quot;);&quot;&quot;)">
            <text:p/>
          </table:table-cell>
          <table:table-cell table:style-name="ce9" table:number-columns-repeated="1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3]));([.AT3]*5)+IFERROR(INDEX( [$Reference.$D$5:.$D$8];MATCH( [.AB3]; [$Reference.$A$5:.$A$8];0);0););[.AT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C3]));([.AU3]*5)+IFERROR(INDEX( [$Reference.$D$5:.$D$8];MATCH( [.AC3]; [$Reference.$A$5:.$A$8];0);0););[.AU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D3]));([.AV3]*5)+IFERROR(INDEX( [$Reference.$D$5:.$D$8];MATCH( [.AD3]; [$Reference.$A$5:.$A$8];0);0););[.AV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E3]));([.AW3]*5)+IFERROR(INDEX( [$Reference.$D$5:.$D$8];MATCH( [.AE3]; [$Reference.$A$5:.$A$8];0);0););[.AW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F3]));([.AX3]*5)+IFERROR(INDEX( [$Reference.$D$5:.$D$8];MATCH( [.AF3]; [$Reference.$A$5:.$A$8];0);0););[.AX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G3]));([.AY3]*5)+IFERROR(INDEX( [$Reference.$D$5:.$D$8];MATCH( [.AG3]; [$Reference.$A$5:.$A$8];0);0););[.AY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H3]));([.AZ3]*5)+IFERROR(INDEX( [$Reference.$D$5:.$D$8];MATCH( [.AH3]; [$Reference.$A$5:.$A$8];0);0););[.AZ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I3]));([.BA3]*5)+IFERROR(INDEX( [$Reference.$D$5:.$D$8];MATCH( [.AI3]; [$Reference.$A$5:.$A$8];0);0););[.BA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J3]));([.BB3]*5)+IFERROR(INDEX( [$Reference.$D$5:.$D$8];MATCH( [.AJ3]; [$Reference.$A$5:.$A$8];0);0););[.BB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K3]));([.BC3]*5)+IFERROR(INDEX( [$Reference.$D$5:.$D$8];MATCH( [.AK3]; [$Reference.$A$5:.$A$8];0);0););[.BC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L3]));([.BD3]*5)+IFERROR(INDEX( [$Reference.$D$5:.$D$8];MATCH( [.AL3]; [$Reference.$A$5:.$A$8];0);0););[.BD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M3]));([.BE3]*5)+IFERROR(INDEX( [$Reference.$D$5:.$D$8];MATCH( [.AM3]; [$Reference.$A$5:.$A$8];0);0););[.BE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N3]));([.BF3]*5)+IFERROR(INDEX( [$Reference.$D$5:.$D$8];MATCH( [.AN3]; [$Reference.$A$5:.$A$8];0);0););[.BF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O3]));([.BG3]*5)+IFERROR(INDEX( [$Reference.$D$5:.$D$8];MATCH( [.AO3]; [$Reference.$A$5:.$A$8];0);0););[.BG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P3]));([.BH3]*5)+IFERROR(INDEX( [$Reference.$D$5:.$D$8];MATCH( [.AP3]; [$Reference.$A$5:.$A$8];0);0););[.BH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Q3]));([.BI3]*5)+IFERROR(INDEX( [$Reference.$D$5:.$D$8];MATCH( [.AQ3]; [$Reference.$A$5:.$A$8];0);0););[.BI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R3]));([.BJ3]*5)+IFERROR(INDEX( [$Reference.$D$5:.$D$8];MATCH( [.AR3]; [$Reference.$A$5:.$A$8];0);0););[.BJ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S3]));([.BK3]*5)+IFERROR(INDEX( [$Reference.$D$5:.$D$8];MATCH( [.AS3]; [$Reference.$A$5:.$A$8];0);0););[.BK3])" office:value-type="float" office:value="0" calcext:value-type="float">
            <text:p>0</text:p>
          </table:table-cell>
          <table:table-cell table:style-name="ce9" table:number-columns-repeated="20"/>
          <table:table-cell table:number-columns-repeated="940"/>
        </table:table-row>
        <table:table-row table:style-name="ro1">
          <table:table-cell table:style-name="ce1" office:value-type="string" calcext:value-type="string">
            <text:p>[([&lt;[(({(&lt;[&lt;[(&lt;&gt;&lt;&gt;)([]())][((){})&lt;&lt;&gt;[]&gt;]&gt;{([&lt;&gt;()]&lt;&lt;&gt;[]&gt;)({{}&lt;&gt;})}][{(&lt;()()&gt;{&lt;&gt;&lt;&gt;}){[&lt;&gt;[]][&lt;</text:p>
          </table:table-cell>
          <table:table-cell table:style-name="ce2" table:formula="of:=SUBSTITUTE(SUBSTITUTE(SUBSTITUTE(SUBSTITUTE([.A4];&quot;()&quot;;&quot;&quot;);&quot;[]&quot;;&quot;&quot;);&quot;{}&quot;;&quot;&quot;);&quot;&lt;&gt;&quot;;&quot;&quot;)" office:value-type="string" office:string-value="[([&lt;[(({(&lt;[&lt;[()()][()&lt;&gt;]&gt;{([]&lt;&gt;)({})}][{({}){[][&lt;" calcext:value-type="string">
            <text:p>[([&lt;[(({(&lt;[&lt;[()()][()&lt;&gt;]&gt;{([]&lt;&gt;)({})}][{({}){[][&lt;</text:p>
          </table:table-cell>
          <table:table-cell table:style-name="ce2" table:formula="of:=SUBSTITUTE(SUBSTITUTE(SUBSTITUTE(SUBSTITUTE([.B4];&quot;()&quot;;&quot;&quot;);&quot;[]&quot;;&quot;&quot;);&quot;{}&quot;;&quot;&quot;);&quot;&lt;&gt;&quot;;&quot;&quot;)" office:value-type="string" office:string-value="[([&lt;[(({(&lt;[&lt;[]&gt;{()()}][{(){[&lt;" calcext:value-type="string">
            <text:p>[([&lt;[(({(&lt;[&lt;[]&gt;{()()}][{(){[&lt;</text:p>
          </table:table-cell>
          <table:table-cell table:style-name="ce2" table:formula="of:=SUBSTITUTE(SUBSTITUTE(SUBSTITUTE(SUBSTITUTE([.C4];&quot;()&quot;;&quot;&quot;);&quot;[]&quot;;&quot;&quot;);&quot;{}&quot;;&quot;&quot;);&quot;&lt;&gt;&quot;;&quot;&quot;)" office:value-type="string" office:string-value="[([&lt;[(({(&lt;[][{{[&lt;" calcext:value-type="string">
            <text:p>[([&lt;[(({(&lt;[][{{[&lt;</text:p>
          </table:table-cell>
          <table:table-cell table:style-name="ce2" table:formula="of:=SUBSTITUTE(SUBSTITUTE(SUBSTITUTE(SUBSTITUTE([.D4];&quot;()&quot;;&quot;&quot;);&quot;[]&quot;;&quot;&quot;);&quot;{}&quot;;&quot;&quot;);&quot;&lt;&gt;&quot;;&quot;&quot;)" office:value-type="string" office:string-value="[([&lt;[(({(&lt;[{{[&lt;" calcext:value-type="string">
            <text:p>[([&lt;[(({(&lt;[{{[&lt;</text:p>
          </table:table-cell>
          <table:table-cell table:style-name="ce2" table:formula="of:=SUBSTITUTE(SUBSTITUTE(SUBSTITUTE(SUBSTITUTE([.E4];&quot;()&quot;;&quot;&quot;);&quot;[]&quot;;&quot;&quot;);&quot;{}&quot;;&quot;&quot;);&quot;&lt;&gt;&quot;;&quot;&quot;)" office:value-type="string" office:string-value="[([&lt;[(({(&lt;[{{[&lt;" calcext:value-type="string">
            <text:p>[([&lt;[(({(&lt;[{{[&lt;</text:p>
          </table:table-cell>
          <table:table-cell table:style-name="ce2" table:formula="of:=SUBSTITUTE(SUBSTITUTE(SUBSTITUTE(SUBSTITUTE([.F4];&quot;()&quot;;&quot;&quot;);&quot;[]&quot;;&quot;&quot;);&quot;{}&quot;;&quot;&quot;);&quot;&lt;&gt;&quot;;&quot;&quot;)" office:value-type="string" office:string-value="[([&lt;[(({(&lt;[{{[&lt;" calcext:value-type="string">
            <text:p>[([&lt;[(({(&lt;[{{[&lt;</text:p>
          </table:table-cell>
          <table:table-cell table:style-name="ce2" table:formula="of:=SUBSTITUTE(SUBSTITUTE(SUBSTITUTE(SUBSTITUTE([.G4];&quot;()&quot;;&quot;&quot;);&quot;[]&quot;;&quot;&quot;);&quot;{}&quot;;&quot;&quot;);&quot;&lt;&gt;&quot;;&quot;&quot;)" office:value-type="string" office:string-value="[([&lt;[(({(&lt;[{{[&lt;" calcext:value-type="string">
            <text:p>[([&lt;[(({(&lt;[{{[&lt;</text:p>
          </table:table-cell>
          <table:table-cell table:style-name="ce2" table:formula="of:=SUBSTITUTE(SUBSTITUTE(SUBSTITUTE(SUBSTITUTE([.H4];&quot;()&quot;;&quot;&quot;);&quot;[]&quot;;&quot;&quot;);&quot;{}&quot;;&quot;&quot;);&quot;&lt;&gt;&quot;;&quot;&quot;)" office:value-type="string" office:string-value="[([&lt;[(({(&lt;[{{[&lt;" calcext:value-type="string">
            <text:p>[([&lt;[(({(&lt;[{{[&lt;</text:p>
          </table:table-cell>
          <table:table-cell table:style-name="ce2" table:formula="of:=SUBSTITUTE(SUBSTITUTE(SUBSTITUTE(SUBSTITUTE([.I4];&quot;()&quot;;&quot;&quot;);&quot;[]&quot;;&quot;&quot;);&quot;{}&quot;;&quot;&quot;);&quot;&lt;&gt;&quot;;&quot;&quot;)" office:value-type="string" office:string-value="[([&lt;[(({(&lt;[{{[&lt;" calcext:value-type="string">
            <text:p>[([&lt;[(({(&lt;[{{[&lt;</text:p>
          </table:table-cell>
          <table:table-cell table:style-name="ce2" table:formula="of:=SUBSTITUTE(SUBSTITUTE(SUBSTITUTE(SUBSTITUTE([.J4];&quot;()&quot;;&quot;&quot;);&quot;[]&quot;;&quot;&quot;);&quot;{}&quot;;&quot;&quot;);&quot;&lt;&gt;&quot;;&quot;&quot;)" office:value-type="string" office:string-value="[([&lt;[(({(&lt;[{{[&lt;" calcext:value-type="string">
            <text:p>[([&lt;[(({(&lt;[{{[&lt;</text:p>
          </table:table-cell>
          <table:table-cell table:style-name="ce2" table:formula="of:=SUBSTITUTE(SUBSTITUTE(SUBSTITUTE(SUBSTITUTE([.K4];&quot;()&quot;;&quot;&quot;);&quot;[]&quot;;&quot;&quot;);&quot;{}&quot;;&quot;&quot;);&quot;&lt;&gt;&quot;;&quot;&quot;)" office:value-type="string" office:string-value="[([&lt;[(({(&lt;[{{[&lt;" calcext:value-type="string">
            <text:p>[([&lt;[(({(&lt;[{{[&lt;</text:p>
          </table:table-cell>
          <table:table-cell table:style-name="ce2" table:formula="of:=SUBSTITUTE(SUBSTITUTE(SUBSTITUTE(SUBSTITUTE([.L4];&quot;()&quot;;&quot;&quot;);&quot;[]&quot;;&quot;&quot;);&quot;{}&quot;;&quot;&quot;);&quot;&lt;&gt;&quot;;&quot;&quot;)" office:value-type="string" office:string-value="[([&lt;[(({(&lt;[{{[&lt;" calcext:value-type="string">
            <text:p>[([&lt;[(({(&lt;[{{[&lt;</text:p>
          </table:table-cell>
          <table:table-cell table:style-name="ce2" table:formula="of:=SUBSTITUTE(SUBSTITUTE(SUBSTITUTE(SUBSTITUTE([.M4];&quot;()&quot;;&quot;&quot;);&quot;[]&quot;;&quot;&quot;);&quot;{}&quot;;&quot;&quot;);&quot;&lt;&gt;&quot;;&quot;&quot;)" office:value-type="string" office:string-value="[([&lt;[(({(&lt;[{{[&lt;" calcext:value-type="string">
            <text:p>[([&lt;[(({(&lt;[{{[&lt;</text:p>
          </table:table-cell>
          <table:table-cell table:style-name="ce2" table:formula="of:=SUBSTITUTE(SUBSTITUTE(SUBSTITUTE(SUBSTITUTE([.N4];&quot;()&quot;;&quot;&quot;);&quot;[]&quot;;&quot;&quot;);&quot;{}&quot;;&quot;&quot;);&quot;&lt;&gt;&quot;;&quot;&quot;)" office:value-type="string" office:string-value="[([&lt;[(({(&lt;[{{[&lt;" calcext:value-type="string">
            <text:p>[([&lt;[(({(&lt;[{{[&lt;</text:p>
          </table:table-cell>
          <table:table-cell table:style-name="ce2" table:formula="of:=SUBSTITUTE(SUBSTITUTE(SUBSTITUTE(SUBSTITUTE([.O4];&quot;()&quot;;&quot;&quot;);&quot;[]&quot;;&quot;&quot;);&quot;{}&quot;;&quot;&quot;);&quot;&lt;&gt;&quot;;&quot;&quot;)" office:value-type="string" office:string-value="[([&lt;[(({(&lt;[{{[&lt;" calcext:value-type="string">
            <text:p>[([&lt;[(({(&lt;[{{[&lt;</text:p>
          </table:table-cell>
          <table:table-cell table:style-name="ce2" table:formula="of:=SUBSTITUTE(SUBSTITUTE(SUBSTITUTE(SUBSTITUTE([.P4];&quot;()&quot;;&quot;&quot;);&quot;[]&quot;;&quot;&quot;);&quot;{}&quot;;&quot;&quot;);&quot;&lt;&gt;&quot;;&quot;&quot;)" office:value-type="string" office:string-value="[([&lt;[(({(&lt;[{{[&lt;" calcext:value-type="string">
            <text:p>[([&lt;[(({(&lt;[{{[&lt;</text:p>
          </table:table-cell>
          <table:table-cell table:style-name="ce2" table:formula="of:=SUBSTITUTE(SUBSTITUTE(SUBSTITUTE(SUBSTITUTE([.Q4];&quot;()&quot;;&quot;&quot;);&quot;[]&quot;;&quot;&quot;);&quot;{}&quot;;&quot;&quot;);&quot;&lt;&gt;&quot;;&quot;&quot;)" office:value-type="string" office:string-value="[([&lt;[(({(&lt;[{{[&lt;" calcext:value-type="string">
            <text:p>[([&lt;[(({(&lt;[{{[&lt;</text:p>
          </table:table-cell>
          <table:table-cell table:style-name="ce2" table:formula="of:=SUBSTITUTE(SUBSTITUTE(SUBSTITUTE(SUBSTITUTE([.R4];&quot;()&quot;;&quot;&quot;);&quot;[]&quot;;&quot;&quot;);&quot;{}&quot;;&quot;&quot;);&quot;&lt;&gt;&quot;;&quot;&quot;)" office:value-type="string" office:string-value="[([&lt;[(({(&lt;[{{[&lt;" calcext:value-type="string">
            <text:p>[([&lt;[(({(&lt;[{{[&lt;</text:p>
          </table:table-cell>
          <table:table-cell table:style-name="ce2" table:formula="of:=SUBSTITUTE(SUBSTITUTE(SUBSTITUTE(SUBSTITUTE([.S4];&quot;()&quot;;&quot;&quot;);&quot;[]&quot;;&quot;&quot;);&quot;{}&quot;;&quot;&quot;);&quot;&lt;&gt;&quot;;&quot;&quot;)" office:value-type="string" office:string-value="[([&lt;[(({(&lt;[{{[&lt;" calcext:value-type="string">
            <text:p>[([&lt;[(({(&lt;[{{[&lt;</text:p>
          </table:table-cell>
          <table:table-cell table:style-name="ce2" table:formula="of:=SUBSTITUTE(SUBSTITUTE(SUBSTITUTE(SUBSTITUTE([.T4];&quot;()&quot;;&quot;&quot;);&quot;[]&quot;;&quot;&quot;);&quot;{}&quot;;&quot;&quot;);&quot;&lt;&gt;&quot;;&quot;&quot;)" office:value-type="string" office:string-value="[([&lt;[(({(&lt;[{{[&lt;" calcext:value-type="string">
            <text:p>[([&lt;[(({(&lt;[{{[&lt;</text:p>
          </table:table-cell>
          <table:table-cell table:style-name="ce2" table:formula="of:=SUBSTITUTE(SUBSTITUTE(SUBSTITUTE(SUBSTITUTE([.U4];&quot;()&quot;;&quot;&quot;);&quot;[]&quot;;&quot;&quot;);&quot;{}&quot;;&quot;&quot;);&quot;&lt;&gt;&quot;;&quot;&quot;)" office:value-type="string" office:string-value="[([&lt;[(({(&lt;[{{[&lt;" calcext:value-type="string">
            <text:p>[([&lt;[(({(&lt;[{{[&lt;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4]; MIN(IFERROR(TRANSPOSE(FIND([$Reference.$A$5:.$A$8];[.V4]));)))); [$Reference.$A$5:.$A$8];0);0);)" office:value-type="float" office:value="0" calcext:value-type="float">
            <text:p>0</text:p>
          </table:table-cell>
          <table:table-cell table:style-name="ce2"/>
          <table:table-cell table:style-name="ce6" table:number-matrix-columns-spanned="1" table:number-matrix-rows-spanned="1" table:formula="of:=IF(ISBLANK([.X4]);CONCATENATE(MID([.V4];LEN([.V4])-ROW(INDIRECT(&quot;1:&quot;&amp;LEN([.V4])))+1;1));)" office:value-type="float" office:value="0" calcext:value-type="float">
            <text:p>0</text:p>
          </table:table-cell>
          <table:table-cell table:style-name="ce8" table:formula="of:=SUBSTITUTE(SUBSTITUTE(SUBSTITUTE(SUBSTITUTE([.Z4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4&amp;&quot;&quot;&quot;&quot;,&quot;&quot;(?s)(.{1})&quot;&quot;,&quot;&quot;$1&quot;&quot;&amp;CHAR(127)),&quot;&quot;'&quot;&quot;,&quot;&quot;''&quot;&quot;),CHAR(127)),)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number-columns-repeated="3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4]));([.AT4]*5)+IFERROR(INDEX( [$Reference.$D$5:.$D$8];MATCH( [.AB4]; [$Reference.$A$5:.$A$8];0);0););[.AT4])" office:value-type="float" office:value="4" calcext:value-type="float">
            <text:p>4</text:p>
          </table:table-cell>
          <table:table-cell table:style-name="ce9" table:number-matrix-columns-spanned="1" table:number-matrix-rows-spanned="1" table:formula="of:=IF(NOT(ISBLANK([.AC4]));([.AU4]*5)+IFERROR(INDEX( [$Reference.$D$5:.$D$8];MATCH( [.AC4]; [$Reference.$A$5:.$A$8];0);0););[.AU4])" office:value-type="float" office:value="22" calcext:value-type="float">
            <text:p>22</text:p>
          </table:table-cell>
          <table:table-cell table:style-name="ce9" table:number-matrix-columns-spanned="1" table:number-matrix-rows-spanned="1" table:formula="of:=IF(NOT(ISBLANK([.AD4]));([.AV4]*5)+IFERROR(INDEX( [$Reference.$D$5:.$D$8];MATCH( [.AD4]; [$Reference.$A$5:.$A$8];0);0););[.AV4])" office:value-type="float" office:value="113" calcext:value-type="float">
            <text:p>113</text:p>
          </table:table-cell>
          <table:table-cell table:style-name="ce9" table:number-matrix-columns-spanned="1" table:number-matrix-rows-spanned="1" table:formula="of:=IF(NOT(ISBLANK([.AE4]));([.AW4]*5)+IFERROR(INDEX( [$Reference.$D$5:.$D$8];MATCH( [.AE4]; [$Reference.$A$5:.$A$8];0);0););[.AW4])" office:value-type="float" office:value="568" calcext:value-type="float">
            <text:p>568</text:p>
          </table:table-cell>
          <table:table-cell table:style-name="ce9" table:number-matrix-columns-spanned="1" table:number-matrix-rows-spanned="1" table:formula="of:=IF(NOT(ISBLANK([.AF4]));([.AX4]*5)+IFERROR(INDEX( [$Reference.$D$5:.$D$8];MATCH( [.AF4]; [$Reference.$A$5:.$A$8];0);0););[.AX4])" office:value-type="float" office:value="2842" calcext:value-type="float">
            <text:p>2842</text:p>
          </table:table-cell>
          <table:table-cell table:style-name="ce9" table:number-matrix-columns-spanned="1" table:number-matrix-rows-spanned="1" table:formula="of:=IF(NOT(ISBLANK([.AG4]));([.AY4]*5)+IFERROR(INDEX( [$Reference.$D$5:.$D$8];MATCH( [.AG4]; [$Reference.$A$5:.$A$8];0);0););[.AY4])" office:value-type="float" office:value="14214" calcext:value-type="float">
            <text:p>14214</text:p>
          </table:table-cell>
          <table:table-cell table:style-name="ce9" table:number-matrix-columns-spanned="1" table:number-matrix-rows-spanned="1" table:formula="of:=IF(NOT(ISBLANK([.AH4]));([.AZ4]*5)+IFERROR(INDEX( [$Reference.$D$5:.$D$8];MATCH( [.AH4]; [$Reference.$A$5:.$A$8];0);0););[.AZ4])" office:value-type="float" office:value="71071" calcext:value-type="float">
            <text:p>71071</text:p>
          </table:table-cell>
          <table:table-cell table:style-name="ce9" table:number-matrix-columns-spanned="1" table:number-matrix-rows-spanned="1" table:formula="of:=IF(NOT(ISBLANK([.AI4]));([.BA4]*5)+IFERROR(INDEX( [$Reference.$D$5:.$D$8];MATCH( [.AI4]; [$Reference.$A$5:.$A$8];0);0););[.BA4])" office:value-type="float" office:value="355358" calcext:value-type="float">
            <text:p>355358</text:p>
          </table:table-cell>
          <table:table-cell table:style-name="ce9" table:number-matrix-columns-spanned="1" table:number-matrix-rows-spanned="1" table:formula="of:=IF(NOT(ISBLANK([.AJ4]));([.BB4]*5)+IFERROR(INDEX( [$Reference.$D$5:.$D$8];MATCH( [.AJ4]; [$Reference.$A$5:.$A$8];0);0););[.BB4])" office:value-type="float" office:value="1776791" calcext:value-type="float">
            <text:p>1776791</text:p>
          </table:table-cell>
          <table:table-cell table:style-name="ce9" table:number-matrix-columns-spanned="1" table:number-matrix-rows-spanned="1" table:formula="of:=IF(NOT(ISBLANK([.AK4]));([.BC4]*5)+IFERROR(INDEX( [$Reference.$D$5:.$D$8];MATCH( [.AK4]; [$Reference.$A$5:.$A$8];0);0););[.BC4])" office:value-type="float" office:value="8883956" calcext:value-type="float">
            <text:p>8883956</text:p>
          </table:table-cell>
          <table:table-cell table:style-name="ce9" table:number-matrix-columns-spanned="1" table:number-matrix-rows-spanned="1" table:formula="of:=IF(NOT(ISBLANK([.AL4]));([.BD4]*5)+IFERROR(INDEX( [$Reference.$D$5:.$D$8];MATCH( [.AL4]; [$Reference.$A$5:.$A$8];0);0););[.BD4])" office:value-type="float" office:value="44419782" calcext:value-type="float">
            <text:p>44419782</text:p>
          </table:table-cell>
          <table:table-cell table:style-name="ce9" table:number-matrix-columns-spanned="1" table:number-matrix-rows-spanned="1" table:formula="of:=IF(NOT(ISBLANK([.AM4]));([.BE4]*5)+IFERROR(INDEX( [$Reference.$D$5:.$D$8];MATCH( [.AM4]; [$Reference.$A$5:.$A$8];0);0););[.BE4])" office:value-type="float" office:value="222098914" calcext:value-type="float">
            <text:p>222098914</text:p>
          </table:table-cell>
          <table:table-cell table:style-name="ce9" table:number-matrix-columns-spanned="1" table:number-matrix-rows-spanned="1" table:formula="of:=IF(NOT(ISBLANK([.AN4]));([.BF4]*5)+IFERROR(INDEX( [$Reference.$D$5:.$D$8];MATCH( [.AN4]; [$Reference.$A$5:.$A$8];0);0););[.BF4])" office:value-type="float" office:value="1110494572" calcext:value-type="float">
            <text:p>1110494572</text:p>
          </table:table-cell>
          <table:table-cell table:style-name="ce9" table:number-matrix-columns-spanned="1" table:number-matrix-rows-spanned="1" table:formula="of:=IF(NOT(ISBLANK([.AO4]));([.BG4]*5)+IFERROR(INDEX( [$Reference.$D$5:.$D$8];MATCH( [.AO4]; [$Reference.$A$5:.$A$8];0);0););[.BG4])" office:value-type="float" office:value="5552472861" calcext:value-type="float">
            <text:p>5552472861</text:p>
          </table:table-cell>
          <table:table-cell table:style-name="ce9" table:number-matrix-columns-spanned="1" table:number-matrix-rows-spanned="1" table:formula="of:=IF(NOT(ISBLANK([.AP4]));([.BH4]*5)+IFERROR(INDEX( [$Reference.$D$5:.$D$8];MATCH( [.AP4]; [$Reference.$A$5:.$A$8];0);0););[.BH4])" office:value-type="float" office:value="27762364307" calcext:value-type="float">
            <text:p>27762364307</text:p>
          </table:table-cell>
          <table:table-cell table:style-name="ce9" table:number-matrix-columns-spanned="1" table:number-matrix-rows-spanned="1" table:formula="of:=IF(NOT(ISBLANK([.AQ4]));([.BI4]*5)+IFERROR(INDEX( [$Reference.$D$5:.$D$8];MATCH( [.AQ4]; [$Reference.$A$5:.$A$8];0);0););[.BI4])" office:value-type="float" office:value="27762364307" calcext:value-type="float">
            <text:p>27762364307</text:p>
          </table:table-cell>
          <table:table-cell table:style-name="ce9" table:number-matrix-columns-spanned="1" table:number-matrix-rows-spanned="1" table:formula="of:=IF(NOT(ISBLANK([.AR4]));([.BJ4]*5)+IFERROR(INDEX( [$Reference.$D$5:.$D$8];MATCH( [.AR4]; [$Reference.$A$5:.$A$8];0);0););[.BJ4])" office:value-type="float" office:value="27762364307" calcext:value-type="float">
            <text:p>27762364307</text:p>
          </table:table-cell>
          <table:table-cell table:style-name="ce9" table:number-matrix-columns-spanned="1" table:number-matrix-rows-spanned="1" table:formula="of:=IF(NOT(ISBLANK([.AS4]));([.BK4]*5)+IFERROR(INDEX( [$Reference.$D$5:.$D$8];MATCH( [.AS4]; [$Reference.$A$5:.$A$8];0);0););[.BK4])" office:value-type="float" office:value="27762364307" calcext:value-type="float">
            <text:p>27762364307</text:p>
          </table:table-cell>
          <table:table-cell table:style-name="ce9" table:number-columns-repeated="20"/>
          <table:table-cell table:number-columns-repeated="940"/>
        </table:table-row>
        <table:table-row table:style-name="ro1">
          <table:table-cell table:style-name="ce1" office:value-type="string" calcext:value-type="string">
            <text:p>[&lt;[[[{{&lt;{{((&lt;[[][]][[]&lt;&gt;]&gt;&lt;({}[])&gt;){{[&lt;&gt;()]{{}{}}}&lt;(()())[&lt;&gt;[]]}}){[(({}{}))](&lt;(&lt;&gt;)&gt;{(&lt;&gt;())(&lt;&gt;[])})}}&lt;&lt;[&lt;&lt;&lt;&gt;&lt;</text:p>
          </table:table-cell>
          <table:table-cell table:style-name="ce2" table:formula="of:=SUBSTITUTE(SUBSTITUTE(SUBSTITUTE(SUBSTITUTE([.A5];&quot;()&quot;;&quot;&quot;);&quot;[]&quot;;&quot;&quot;);&quot;{}&quot;;&quot;&quot;);&quot;&lt;&gt;&quot;;&quot;&quot;)" office:value-type="string" office:string-value="[&lt;[[[{{&lt;{{((&lt;[][]&gt;&lt;()&gt;){{[]{}}&lt;()[]}}){[(())](&lt;()&gt;{()()})}}&lt;&lt;[&lt;&lt;&lt;" calcext:value-type="string">
            <text:p>[&lt;[[[{{&lt;{{((&lt;[][]&gt;&lt;()&gt;){{[]{}}&lt;()[]}}){[(())](&lt;()&gt;{()()})}}&lt;&lt;[&lt;&lt;&lt;</text:p>
          </table:table-cell>
          <table:table-cell table:style-name="ce2" table:formula="of:=SUBSTITUTE(SUBSTITUTE(SUBSTITUTE(SUBSTITUTE([.B5];&quot;()&quot;;&quot;&quot;);&quot;[]&quot;;&quot;&quot;);&quot;{}&quot;;&quot;&quot;);&quot;&lt;&gt;&quot;;&quot;&quot;)" office:value-type="string" office:string-value="[&lt;[[[{{&lt;{{((){{}&lt;}}){[()]()}}&lt;&lt;[&lt;&lt;&lt;" calcext:value-type="string">
            <text:p>[&lt;[[[{{&lt;{{((){{}&lt;}}){[()]()}}&lt;&lt;[&lt;&lt;&lt;</text:p>
          </table:table-cell>
          <table:table-cell table:style-name="ce2" table:formula="of:=SUBSTITUTE(SUBSTITUTE(SUBSTITUTE(SUBSTITUTE([.C5];&quot;()&quot;;&quot;&quot;);&quot;[]&quot;;&quot;&quot;);&quot;{}&quot;;&quot;&quot;);&quot;&lt;&gt;&quot;;&quot;&quot;)" office:value-type="string" office:string-value="[&lt;[[[{{&lt;{{({&lt;}})}&lt;&lt;[&lt;&lt;&lt;" calcext:value-type="string">
            <text:p>[&lt;[[[{{&lt;{{({&lt;}})}&lt;&lt;[&lt;&lt;&lt;</text:p>
          </table:table-cell>
          <table:table-cell table:style-name="ce2" table:formula="of:=SUBSTITUTE(SUBSTITUTE(SUBSTITUTE(SUBSTITUTE([.D5];&quot;()&quot;;&quot;&quot;);&quot;[]&quot;;&quot;&quot;);&quot;{}&quot;;&quot;&quot;);&quot;&lt;&gt;&quot;;&quot;&quot;)" office:value-type="string" office:string-value="[&lt;[[[{{&lt;{{({&lt;}})}&lt;&lt;[&lt;&lt;&lt;" calcext:value-type="string">
            <text:p>[&lt;[[[{{&lt;{{({&lt;}})}&lt;&lt;[&lt;&lt;&lt;</text:p>
          </table:table-cell>
          <table:table-cell table:style-name="ce2" table:formula="of:=SUBSTITUTE(SUBSTITUTE(SUBSTITUTE(SUBSTITUTE([.E5];&quot;()&quot;;&quot;&quot;);&quot;[]&quot;;&quot;&quot;);&quot;{}&quot;;&quot;&quot;);&quot;&lt;&gt;&quot;;&quot;&quot;)" office:value-type="string" office:string-value="[&lt;[[[{{&lt;{{({&lt;}})}&lt;&lt;[&lt;&lt;&lt;" calcext:value-type="string">
            <text:p>[&lt;[[[{{&lt;{{({&lt;}})}&lt;&lt;[&lt;&lt;&lt;</text:p>
          </table:table-cell>
          <table:table-cell table:style-name="ce2" table:formula="of:=SUBSTITUTE(SUBSTITUTE(SUBSTITUTE(SUBSTITUTE([.F5];&quot;()&quot;;&quot;&quot;);&quot;[]&quot;;&quot;&quot;);&quot;{}&quot;;&quot;&quot;);&quot;&lt;&gt;&quot;;&quot;&quot;)" office:value-type="string" office:string-value="[&lt;[[[{{&lt;{{({&lt;}})}&lt;&lt;[&lt;&lt;&lt;" calcext:value-type="string">
            <text:p>[&lt;[[[{{&lt;{{({&lt;}})}&lt;&lt;[&lt;&lt;&lt;</text:p>
          </table:table-cell>
          <table:table-cell table:style-name="ce2" table:formula="of:=SUBSTITUTE(SUBSTITUTE(SUBSTITUTE(SUBSTITUTE([.G5];&quot;()&quot;;&quot;&quot;);&quot;[]&quot;;&quot;&quot;);&quot;{}&quot;;&quot;&quot;);&quot;&lt;&gt;&quot;;&quot;&quot;)" office:value-type="string" office:string-value="[&lt;[[[{{&lt;{{({&lt;}})}&lt;&lt;[&lt;&lt;&lt;" calcext:value-type="string">
            <text:p>[&lt;[[[{{&lt;{{({&lt;}})}&lt;&lt;[&lt;&lt;&lt;</text:p>
          </table:table-cell>
          <table:table-cell table:style-name="ce2" table:formula="of:=SUBSTITUTE(SUBSTITUTE(SUBSTITUTE(SUBSTITUTE([.H5];&quot;()&quot;;&quot;&quot;);&quot;[]&quot;;&quot;&quot;);&quot;{}&quot;;&quot;&quot;);&quot;&lt;&gt;&quot;;&quot;&quot;)" office:value-type="string" office:string-value="[&lt;[[[{{&lt;{{({&lt;}})}&lt;&lt;[&lt;&lt;&lt;" calcext:value-type="string">
            <text:p>[&lt;[[[{{&lt;{{({&lt;}})}&lt;&lt;[&lt;&lt;&lt;</text:p>
          </table:table-cell>
          <table:table-cell table:style-name="ce2" table:formula="of:=SUBSTITUTE(SUBSTITUTE(SUBSTITUTE(SUBSTITUTE([.I5];&quot;()&quot;;&quot;&quot;);&quot;[]&quot;;&quot;&quot;);&quot;{}&quot;;&quot;&quot;);&quot;&lt;&gt;&quot;;&quot;&quot;)" office:value-type="string" office:string-value="[&lt;[[[{{&lt;{{({&lt;}})}&lt;&lt;[&lt;&lt;&lt;" calcext:value-type="string">
            <text:p>[&lt;[[[{{&lt;{{({&lt;}})}&lt;&lt;[&lt;&lt;&lt;</text:p>
          </table:table-cell>
          <table:table-cell table:style-name="ce2" table:formula="of:=SUBSTITUTE(SUBSTITUTE(SUBSTITUTE(SUBSTITUTE([.J5];&quot;()&quot;;&quot;&quot;);&quot;[]&quot;;&quot;&quot;);&quot;{}&quot;;&quot;&quot;);&quot;&lt;&gt;&quot;;&quot;&quot;)" office:value-type="string" office:string-value="[&lt;[[[{{&lt;{{({&lt;}})}&lt;&lt;[&lt;&lt;&lt;" calcext:value-type="string">
            <text:p>[&lt;[[[{{&lt;{{({&lt;}})}&lt;&lt;[&lt;&lt;&lt;</text:p>
          </table:table-cell>
          <table:table-cell table:style-name="ce2" table:formula="of:=SUBSTITUTE(SUBSTITUTE(SUBSTITUTE(SUBSTITUTE([.K5];&quot;()&quot;;&quot;&quot;);&quot;[]&quot;;&quot;&quot;);&quot;{}&quot;;&quot;&quot;);&quot;&lt;&gt;&quot;;&quot;&quot;)" office:value-type="string" office:string-value="[&lt;[[[{{&lt;{{({&lt;}})}&lt;&lt;[&lt;&lt;&lt;" calcext:value-type="string">
            <text:p>[&lt;[[[{{&lt;{{({&lt;}})}&lt;&lt;[&lt;&lt;&lt;</text:p>
          </table:table-cell>
          <table:table-cell table:style-name="ce2" table:formula="of:=SUBSTITUTE(SUBSTITUTE(SUBSTITUTE(SUBSTITUTE([.L5];&quot;()&quot;;&quot;&quot;);&quot;[]&quot;;&quot;&quot;);&quot;{}&quot;;&quot;&quot;);&quot;&lt;&gt;&quot;;&quot;&quot;)" office:value-type="string" office:string-value="[&lt;[[[{{&lt;{{({&lt;}})}&lt;&lt;[&lt;&lt;&lt;" calcext:value-type="string">
            <text:p>[&lt;[[[{{&lt;{{({&lt;}})}&lt;&lt;[&lt;&lt;&lt;</text:p>
          </table:table-cell>
          <table:table-cell table:style-name="ce2" table:formula="of:=SUBSTITUTE(SUBSTITUTE(SUBSTITUTE(SUBSTITUTE([.M5];&quot;()&quot;;&quot;&quot;);&quot;[]&quot;;&quot;&quot;);&quot;{}&quot;;&quot;&quot;);&quot;&lt;&gt;&quot;;&quot;&quot;)" office:value-type="string" office:string-value="[&lt;[[[{{&lt;{{({&lt;}})}&lt;&lt;[&lt;&lt;&lt;" calcext:value-type="string">
            <text:p>[&lt;[[[{{&lt;{{({&lt;}})}&lt;&lt;[&lt;&lt;&lt;</text:p>
          </table:table-cell>
          <table:table-cell table:style-name="ce2" table:formula="of:=SUBSTITUTE(SUBSTITUTE(SUBSTITUTE(SUBSTITUTE([.N5];&quot;()&quot;;&quot;&quot;);&quot;[]&quot;;&quot;&quot;);&quot;{}&quot;;&quot;&quot;);&quot;&lt;&gt;&quot;;&quot;&quot;)" office:value-type="string" office:string-value="[&lt;[[[{{&lt;{{({&lt;}})}&lt;&lt;[&lt;&lt;&lt;" calcext:value-type="string">
            <text:p>[&lt;[[[{{&lt;{{({&lt;}})}&lt;&lt;[&lt;&lt;&lt;</text:p>
          </table:table-cell>
          <table:table-cell table:style-name="ce2" table:formula="of:=SUBSTITUTE(SUBSTITUTE(SUBSTITUTE(SUBSTITUTE([.O5];&quot;()&quot;;&quot;&quot;);&quot;[]&quot;;&quot;&quot;);&quot;{}&quot;;&quot;&quot;);&quot;&lt;&gt;&quot;;&quot;&quot;)" office:value-type="string" office:string-value="[&lt;[[[{{&lt;{{({&lt;}})}&lt;&lt;[&lt;&lt;&lt;" calcext:value-type="string">
            <text:p>[&lt;[[[{{&lt;{{({&lt;}})}&lt;&lt;[&lt;&lt;&lt;</text:p>
          </table:table-cell>
          <table:table-cell table:style-name="ce2" table:formula="of:=SUBSTITUTE(SUBSTITUTE(SUBSTITUTE(SUBSTITUTE([.P5];&quot;()&quot;;&quot;&quot;);&quot;[]&quot;;&quot;&quot;);&quot;{}&quot;;&quot;&quot;);&quot;&lt;&gt;&quot;;&quot;&quot;)" office:value-type="string" office:string-value="[&lt;[[[{{&lt;{{({&lt;}})}&lt;&lt;[&lt;&lt;&lt;" calcext:value-type="string">
            <text:p>[&lt;[[[{{&lt;{{({&lt;}})}&lt;&lt;[&lt;&lt;&lt;</text:p>
          </table:table-cell>
          <table:table-cell table:style-name="ce2" table:formula="of:=SUBSTITUTE(SUBSTITUTE(SUBSTITUTE(SUBSTITUTE([.Q5];&quot;()&quot;;&quot;&quot;);&quot;[]&quot;;&quot;&quot;);&quot;{}&quot;;&quot;&quot;);&quot;&lt;&gt;&quot;;&quot;&quot;)" office:value-type="string" office:string-value="[&lt;[[[{{&lt;{{({&lt;}})}&lt;&lt;[&lt;&lt;&lt;" calcext:value-type="string">
            <text:p>[&lt;[[[{{&lt;{{({&lt;}})}&lt;&lt;[&lt;&lt;&lt;</text:p>
          </table:table-cell>
          <table:table-cell table:style-name="ce2" table:formula="of:=SUBSTITUTE(SUBSTITUTE(SUBSTITUTE(SUBSTITUTE([.R5];&quot;()&quot;;&quot;&quot;);&quot;[]&quot;;&quot;&quot;);&quot;{}&quot;;&quot;&quot;);&quot;&lt;&gt;&quot;;&quot;&quot;)" office:value-type="string" office:string-value="[&lt;[[[{{&lt;{{({&lt;}})}&lt;&lt;[&lt;&lt;&lt;" calcext:value-type="string">
            <text:p>[&lt;[[[{{&lt;{{({&lt;}})}&lt;&lt;[&lt;&lt;&lt;</text:p>
          </table:table-cell>
          <table:table-cell table:style-name="ce2" table:formula="of:=SUBSTITUTE(SUBSTITUTE(SUBSTITUTE(SUBSTITUTE([.S5];&quot;()&quot;;&quot;&quot;);&quot;[]&quot;;&quot;&quot;);&quot;{}&quot;;&quot;&quot;);&quot;&lt;&gt;&quot;;&quot;&quot;)" office:value-type="string" office:string-value="[&lt;[[[{{&lt;{{({&lt;}})}&lt;&lt;[&lt;&lt;&lt;" calcext:value-type="string">
            <text:p>[&lt;[[[{{&lt;{{({&lt;}})}&lt;&lt;[&lt;&lt;&lt;</text:p>
          </table:table-cell>
          <table:table-cell table:style-name="ce2" table:formula="of:=SUBSTITUTE(SUBSTITUTE(SUBSTITUTE(SUBSTITUTE([.T5];&quot;()&quot;;&quot;&quot;);&quot;[]&quot;;&quot;&quot;);&quot;{}&quot;;&quot;&quot;);&quot;&lt;&gt;&quot;;&quot;&quot;)" office:value-type="string" office:string-value="[&lt;[[[{{&lt;{{({&lt;}})}&lt;&lt;[&lt;&lt;&lt;" calcext:value-type="string">
            <text:p>[&lt;[[[{{&lt;{{({&lt;}})}&lt;&lt;[&lt;&lt;&lt;</text:p>
          </table:table-cell>
          <table:table-cell table:style-name="ce2" table:formula="of:=SUBSTITUTE(SUBSTITUTE(SUBSTITUTE(SUBSTITUTE([.U5];&quot;()&quot;;&quot;&quot;);&quot;[]&quot;;&quot;&quot;);&quot;{}&quot;;&quot;&quot;);&quot;&lt;&gt;&quot;;&quot;&quot;)" office:value-type="string" office:string-value="[&lt;[[[{{&lt;{{({&lt;}})}&lt;&lt;[&lt;&lt;&lt;" calcext:value-type="string">
            <text:p>[&lt;[[[{{&lt;{{({&lt;}})}&lt;&lt;[&lt;&lt;&lt;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5]; MIN(IFERROR(TRANSPOSE(FIND([$Reference.$A$5:.$A$8];[.V5]));)))); [$Reference.$A$5:.$A$8];0);0);)" office:value-type="float" office:value="0" calcext:value-type="float">
            <text:p>0</text:p>
          </table:table-cell>
          <table:table-cell table:style-name="ce2"/>
          <table:table-cell table:style-name="ce6" table:number-matrix-columns-spanned="1" table:number-matrix-rows-spanned="1" table:formula="of:=IF(ISBLANK([.X5]);CONCATENATE(MID([.V5];LEN([.V5])-ROW(INDIRECT(&quot;1:&quot;&amp;LEN([.V5])))+1;1));)" office:value-type="float" office:value="0" calcext:value-type="float">
            <text:p>0</text:p>
          </table:table-cell>
          <table:table-cell table:style-name="ce8" table:formula="of:=SUBSTITUTE(SUBSTITUTE(SUBSTITUTE(SUBSTITUTE([.Z5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5&amp;&quot;&quot;&quot;&quot;,&quot;&quot;(?s)(.{1})&quot;&quot;,&quot;&quot;$1&quot;&quot;&amp;CHAR(127)),&quot;&quot;'&quot;&quot;,&quot;&quot;''&quot;&quot;),CHAR(127)),)&quot;);&quot;&quot;)">
            <text:p/>
          </table:table-cell>
          <table:table-cell table:style-name="ce9" table:number-columns-repeated="1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5]));([.AT5]*5)+IFERROR(INDEX( [$Reference.$D$5:.$D$8];MATCH( [.AB5]; [$Reference.$A$5:.$A$8];0);0););[.AT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C5]));([.AU5]*5)+IFERROR(INDEX( [$Reference.$D$5:.$D$8];MATCH( [.AC5]; [$Reference.$A$5:.$A$8];0);0););[.AU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D5]));([.AV5]*5)+IFERROR(INDEX( [$Reference.$D$5:.$D$8];MATCH( [.AD5]; [$Reference.$A$5:.$A$8];0);0););[.AV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E5]));([.AW5]*5)+IFERROR(INDEX( [$Reference.$D$5:.$D$8];MATCH( [.AE5]; [$Reference.$A$5:.$A$8];0);0););[.AW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F5]));([.AX5]*5)+IFERROR(INDEX( [$Reference.$D$5:.$D$8];MATCH( [.AF5]; [$Reference.$A$5:.$A$8];0);0););[.AX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G5]));([.AY5]*5)+IFERROR(INDEX( [$Reference.$D$5:.$D$8];MATCH( [.AG5]; [$Reference.$A$5:.$A$8];0);0););[.AY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H5]));([.AZ5]*5)+IFERROR(INDEX( [$Reference.$D$5:.$D$8];MATCH( [.AH5]; [$Reference.$A$5:.$A$8];0);0););[.AZ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I5]));([.BA5]*5)+IFERROR(INDEX( [$Reference.$D$5:.$D$8];MATCH( [.AI5]; [$Reference.$A$5:.$A$8];0);0););[.BA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J5]));([.BB5]*5)+IFERROR(INDEX( [$Reference.$D$5:.$D$8];MATCH( [.AJ5]; [$Reference.$A$5:.$A$8];0);0););[.BB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K5]));([.BC5]*5)+IFERROR(INDEX( [$Reference.$D$5:.$D$8];MATCH( [.AK5]; [$Reference.$A$5:.$A$8];0);0););[.BC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L5]));([.BD5]*5)+IFERROR(INDEX( [$Reference.$D$5:.$D$8];MATCH( [.AL5]; [$Reference.$A$5:.$A$8];0);0););[.BD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M5]));([.BE5]*5)+IFERROR(INDEX( [$Reference.$D$5:.$D$8];MATCH( [.AM5]; [$Reference.$A$5:.$A$8];0);0););[.BE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N5]));([.BF5]*5)+IFERROR(INDEX( [$Reference.$D$5:.$D$8];MATCH( [.AN5]; [$Reference.$A$5:.$A$8];0);0););[.BF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O5]));([.BG5]*5)+IFERROR(INDEX( [$Reference.$D$5:.$D$8];MATCH( [.AO5]; [$Reference.$A$5:.$A$8];0);0););[.BG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P5]));([.BH5]*5)+IFERROR(INDEX( [$Reference.$D$5:.$D$8];MATCH( [.AP5]; [$Reference.$A$5:.$A$8];0);0););[.BH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Q5]));([.BI5]*5)+IFERROR(INDEX( [$Reference.$D$5:.$D$8];MATCH( [.AQ5]; [$Reference.$A$5:.$A$8];0);0););[.BI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R5]));([.BJ5]*5)+IFERROR(INDEX( [$Reference.$D$5:.$D$8];MATCH( [.AR5]; [$Reference.$A$5:.$A$8];0);0););[.BJ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S5]));([.BK5]*5)+IFERROR(INDEX( [$Reference.$D$5:.$D$8];MATCH( [.AS5]; [$Reference.$A$5:.$A$8];0);0););[.BK5])" office:value-type="float" office:value="0" calcext:value-type="float">
            <text:p>0</text:p>
          </table:table-cell>
          <table:table-cell table:style-name="ce9" table:number-columns-repeated="20"/>
          <table:table-cell table:number-columns-repeated="940"/>
        </table:table-row>
        <table:table-row table:style-name="ro1">
          <table:table-cell table:style-name="ce1" office:value-type="string" calcext:value-type="string">
            <text:p>{{{[{[[{{{{{&lt;&lt;{}&lt;&gt;&gt;{{}[]}&gt;[{&lt;&gt;()}&lt;&lt;&gt;{}&gt;]}&lt;{&lt;&lt;&gt;{}&gt;{[]&lt;&gt;}}({&lt;&gt;()}&lt;(){}&gt;)&gt;}[[(([]&lt;&gt;)&lt;{}()&gt;)]{{[&lt;&gt;{}](&lt;&gt;&lt;&gt;)}{([</text:p>
          </table:table-cell>
          <table:table-cell table:style-name="ce2" table:formula="of:=SUBSTITUTE(SUBSTITUTE(SUBSTITUTE(SUBSTITUTE([.A6];&quot;()&quot;;&quot;&quot;);&quot;[]&quot;;&quot;&quot;);&quot;{}&quot;;&quot;&quot;);&quot;&lt;&gt;&quot;;&quot;&quot;)" office:value-type="string" office:string-value="{{{[{[[{{{{{&lt;&lt;&gt;{}&gt;[{}&lt;&gt;]}&lt;{&lt;&gt;{}}({})&gt;}[[(())]{{[]()}{([" calcext:value-type="string">
            <text:p>{{{[{[[{{{{{&lt;&lt;&gt;{}&gt;[{}&lt;&gt;]}&lt;{&lt;&gt;{}}({})&gt;}[[(())]{{[]()}{([</text:p>
          </table:table-cell>
          <table:table-cell table:style-name="ce2" table:formula="of:=SUBSTITUTE(SUBSTITUTE(SUBSTITUTE(SUBSTITUTE([.B6];&quot;()&quot;;&quot;&quot;);&quot;[]&quot;;&quot;&quot;);&quot;{}&quot;;&quot;&quot;);&quot;&lt;&gt;&quot;;&quot;&quot;)" office:value-type="string" office:string-value="{{{[{[[{{{{{&lt;&gt;[]}&lt;{}()&gt;}[[()]{{([" calcext:value-type="string">
            <text:p>{{{[{[[{{{{{&lt;&gt;[]}&lt;{}()&gt;}[[()]{{([</text:p>
          </table:table-cell>
          <table:table-cell table:style-name="ce2" table:formula="of:=SUBSTITUTE(SUBSTITUTE(SUBSTITUTE(SUBSTITUTE([.C6];&quot;()&quot;;&quot;&quot;);&quot;[]&quot;;&quot;&quot;);&quot;{}&quot;;&quot;&quot;);&quot;&lt;&gt;&quot;;&quot;&quot;)" office:value-type="string" office:string-value="{{{[{[[{{{{{}}[{{([" calcext:value-type="string">
            <text:p>{{{[{[[{{{{{}}[{{([</text:p>
          </table:table-cell>
          <table:table-cell table:style-name="ce2" table:formula="of:=SUBSTITUTE(SUBSTITUTE(SUBSTITUTE(SUBSTITUTE([.D6];&quot;()&quot;;&quot;&quot;);&quot;[]&quot;;&quot;&quot;);&quot;{}&quot;;&quot;&quot;);&quot;&lt;&gt;&quot;;&quot;&quot;)" office:value-type="string" office:string-value="{{{[{[[{{{{}[{{([" calcext:value-type="string">
            <text:p>{{{[{[[{{{{}[{{([</text:p>
          </table:table-cell>
          <table:table-cell table:style-name="ce2" table:formula="of:=SUBSTITUTE(SUBSTITUTE(SUBSTITUTE(SUBSTITUTE([.E6];&quot;()&quot;;&quot;&quot;);&quot;[]&quot;;&quot;&quot;);&quot;{}&quot;;&quot;&quot;);&quot;&lt;&gt;&quot;;&quot;&quot;)" office:value-type="string" office:string-value="{{{[{[[{{{[{{([" calcext:value-type="string">
            <text:p>{{{[{[[{{{[{{([</text:p>
          </table:table-cell>
          <table:table-cell table:style-name="ce2" table:formula="of:=SUBSTITUTE(SUBSTITUTE(SUBSTITUTE(SUBSTITUTE([.F6];&quot;()&quot;;&quot;&quot;);&quot;[]&quot;;&quot;&quot;);&quot;{}&quot;;&quot;&quot;);&quot;&lt;&gt;&quot;;&quot;&quot;)" office:value-type="string" office:string-value="{{{[{[[{{{[{{([" calcext:value-type="string">
            <text:p>{{{[{[[{{{[{{([</text:p>
          </table:table-cell>
          <table:table-cell table:style-name="ce2" table:formula="of:=SUBSTITUTE(SUBSTITUTE(SUBSTITUTE(SUBSTITUTE([.G6];&quot;()&quot;;&quot;&quot;);&quot;[]&quot;;&quot;&quot;);&quot;{}&quot;;&quot;&quot;);&quot;&lt;&gt;&quot;;&quot;&quot;)" office:value-type="string" office:string-value="{{{[{[[{{{[{{([" calcext:value-type="string">
            <text:p>{{{[{[[{{{[{{([</text:p>
          </table:table-cell>
          <table:table-cell table:style-name="ce2" table:formula="of:=SUBSTITUTE(SUBSTITUTE(SUBSTITUTE(SUBSTITUTE([.H6];&quot;()&quot;;&quot;&quot;);&quot;[]&quot;;&quot;&quot;);&quot;{}&quot;;&quot;&quot;);&quot;&lt;&gt;&quot;;&quot;&quot;)" office:value-type="string" office:string-value="{{{[{[[{{{[{{([" calcext:value-type="string">
            <text:p>{{{[{[[{{{[{{([</text:p>
          </table:table-cell>
          <table:table-cell table:style-name="ce2" table:formula="of:=SUBSTITUTE(SUBSTITUTE(SUBSTITUTE(SUBSTITUTE([.I6];&quot;()&quot;;&quot;&quot;);&quot;[]&quot;;&quot;&quot;);&quot;{}&quot;;&quot;&quot;);&quot;&lt;&gt;&quot;;&quot;&quot;)" office:value-type="string" office:string-value="{{{[{[[{{{[{{([" calcext:value-type="string">
            <text:p>{{{[{[[{{{[{{([</text:p>
          </table:table-cell>
          <table:table-cell table:style-name="ce2" table:formula="of:=SUBSTITUTE(SUBSTITUTE(SUBSTITUTE(SUBSTITUTE([.J6];&quot;()&quot;;&quot;&quot;);&quot;[]&quot;;&quot;&quot;);&quot;{}&quot;;&quot;&quot;);&quot;&lt;&gt;&quot;;&quot;&quot;)" office:value-type="string" office:string-value="{{{[{[[{{{[{{([" calcext:value-type="string">
            <text:p>{{{[{[[{{{[{{([</text:p>
          </table:table-cell>
          <table:table-cell table:style-name="ce2" table:formula="of:=SUBSTITUTE(SUBSTITUTE(SUBSTITUTE(SUBSTITUTE([.K6];&quot;()&quot;;&quot;&quot;);&quot;[]&quot;;&quot;&quot;);&quot;{}&quot;;&quot;&quot;);&quot;&lt;&gt;&quot;;&quot;&quot;)" office:value-type="string" office:string-value="{{{[{[[{{{[{{([" calcext:value-type="string">
            <text:p>{{{[{[[{{{[{{([</text:p>
          </table:table-cell>
          <table:table-cell table:style-name="ce2" table:formula="of:=SUBSTITUTE(SUBSTITUTE(SUBSTITUTE(SUBSTITUTE([.L6];&quot;()&quot;;&quot;&quot;);&quot;[]&quot;;&quot;&quot;);&quot;{}&quot;;&quot;&quot;);&quot;&lt;&gt;&quot;;&quot;&quot;)" office:value-type="string" office:string-value="{{{[{[[{{{[{{([" calcext:value-type="string">
            <text:p>{{{[{[[{{{[{{([</text:p>
          </table:table-cell>
          <table:table-cell table:style-name="ce2" table:formula="of:=SUBSTITUTE(SUBSTITUTE(SUBSTITUTE(SUBSTITUTE([.M6];&quot;()&quot;;&quot;&quot;);&quot;[]&quot;;&quot;&quot;);&quot;{}&quot;;&quot;&quot;);&quot;&lt;&gt;&quot;;&quot;&quot;)" office:value-type="string" office:string-value="{{{[{[[{{{[{{([" calcext:value-type="string">
            <text:p>{{{[{[[{{{[{{([</text:p>
          </table:table-cell>
          <table:table-cell table:style-name="ce2" table:formula="of:=SUBSTITUTE(SUBSTITUTE(SUBSTITUTE(SUBSTITUTE([.N6];&quot;()&quot;;&quot;&quot;);&quot;[]&quot;;&quot;&quot;);&quot;{}&quot;;&quot;&quot;);&quot;&lt;&gt;&quot;;&quot;&quot;)" office:value-type="string" office:string-value="{{{[{[[{{{[{{([" calcext:value-type="string">
            <text:p>{{{[{[[{{{[{{([</text:p>
          </table:table-cell>
          <table:table-cell table:style-name="ce2" table:formula="of:=SUBSTITUTE(SUBSTITUTE(SUBSTITUTE(SUBSTITUTE([.O6];&quot;()&quot;;&quot;&quot;);&quot;[]&quot;;&quot;&quot;);&quot;{}&quot;;&quot;&quot;);&quot;&lt;&gt;&quot;;&quot;&quot;)" office:value-type="string" office:string-value="{{{[{[[{{{[{{([" calcext:value-type="string">
            <text:p>{{{[{[[{{{[{{([</text:p>
          </table:table-cell>
          <table:table-cell table:style-name="ce2" table:formula="of:=SUBSTITUTE(SUBSTITUTE(SUBSTITUTE(SUBSTITUTE([.P6];&quot;()&quot;;&quot;&quot;);&quot;[]&quot;;&quot;&quot;);&quot;{}&quot;;&quot;&quot;);&quot;&lt;&gt;&quot;;&quot;&quot;)" office:value-type="string" office:string-value="{{{[{[[{{{[{{([" calcext:value-type="string">
            <text:p>{{{[{[[{{{[{{([</text:p>
          </table:table-cell>
          <table:table-cell table:style-name="ce2" table:formula="of:=SUBSTITUTE(SUBSTITUTE(SUBSTITUTE(SUBSTITUTE([.Q6];&quot;()&quot;;&quot;&quot;);&quot;[]&quot;;&quot;&quot;);&quot;{}&quot;;&quot;&quot;);&quot;&lt;&gt;&quot;;&quot;&quot;)" office:value-type="string" office:string-value="{{{[{[[{{{[{{([" calcext:value-type="string">
            <text:p>{{{[{[[{{{[{{([</text:p>
          </table:table-cell>
          <table:table-cell table:style-name="ce2" table:formula="of:=SUBSTITUTE(SUBSTITUTE(SUBSTITUTE(SUBSTITUTE([.R6];&quot;()&quot;;&quot;&quot;);&quot;[]&quot;;&quot;&quot;);&quot;{}&quot;;&quot;&quot;);&quot;&lt;&gt;&quot;;&quot;&quot;)" office:value-type="string" office:string-value="{{{[{[[{{{[{{([" calcext:value-type="string">
            <text:p>{{{[{[[{{{[{{([</text:p>
          </table:table-cell>
          <table:table-cell table:style-name="ce2" table:formula="of:=SUBSTITUTE(SUBSTITUTE(SUBSTITUTE(SUBSTITUTE([.S6];&quot;()&quot;;&quot;&quot;);&quot;[]&quot;;&quot;&quot;);&quot;{}&quot;;&quot;&quot;);&quot;&lt;&gt;&quot;;&quot;&quot;)" office:value-type="string" office:string-value="{{{[{[[{{{[{{([" calcext:value-type="string">
            <text:p>{{{[{[[{{{[{{([</text:p>
          </table:table-cell>
          <table:table-cell table:style-name="ce2" table:formula="of:=SUBSTITUTE(SUBSTITUTE(SUBSTITUTE(SUBSTITUTE([.T6];&quot;()&quot;;&quot;&quot;);&quot;[]&quot;;&quot;&quot;);&quot;{}&quot;;&quot;&quot;);&quot;&lt;&gt;&quot;;&quot;&quot;)" office:value-type="string" office:string-value="{{{[{[[{{{[{{([" calcext:value-type="string">
            <text:p>{{{[{[[{{{[{{([</text:p>
          </table:table-cell>
          <table:table-cell table:style-name="ce2" table:formula="of:=SUBSTITUTE(SUBSTITUTE(SUBSTITUTE(SUBSTITUTE([.U6];&quot;()&quot;;&quot;&quot;);&quot;[]&quot;;&quot;&quot;);&quot;{}&quot;;&quot;&quot;);&quot;&lt;&gt;&quot;;&quot;&quot;)" office:value-type="string" office:string-value="{{{[{[[{{{[{{([" calcext:value-type="string">
            <text:p>{{{[{[[{{{[{{([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6]; MIN(IFERROR(TRANSPOSE(FIND([$Reference.$A$5:.$A$8];[.V6]));)))); [$Reference.$A$5:.$A$8];0);0);)" office:value-type="float" office:value="0" calcext:value-type="float">
            <text:p>0</text:p>
          </table:table-cell>
          <table:table-cell table:style-name="ce2"/>
          <table:table-cell table:style-name="ce6" table:number-matrix-columns-spanned="1" table:number-matrix-rows-spanned="1" table:formula="of:=IF(ISBLANK([.X6]);CONCATENATE(MID([.V6];LEN([.V6])-ROW(INDIRECT(&quot;1:&quot;&amp;LEN([.V6])))+1;1));)" office:value-type="float" office:value="0" calcext:value-type="float">
            <text:p>0</text:p>
          </table:table-cell>
          <table:table-cell table:style-name="ce8" table:formula="of:=SUBSTITUTE(SUBSTITUTE(SUBSTITUTE(SUBSTITUTE([.Z6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6&amp;&quot;&quot;&quot;&quot;,&quot;&quot;(?s)(.{1})&quot;&quot;,&quot;&quot;$1&quot;&quot;&amp;CHAR(127)),&quot;&quot;'&quot;&quot;,&quot;&quot;''&quot;&quot;),CHAR(127)),)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number-columns-repeated="3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6]));([.AT6]*5)+IFERROR(INDEX( [$Reference.$D$5:.$D$8];MATCH( [.AB6]; [$Reference.$A$5:.$A$8];0);0););[.AT6])" office:value-type="float" office:value="2" calcext:value-type="float">
            <text:p>2</text:p>
          </table:table-cell>
          <table:table-cell table:style-name="ce9" table:number-matrix-columns-spanned="1" table:number-matrix-rows-spanned="1" table:formula="of:=IF(NOT(ISBLANK([.AC6]));([.AU6]*5)+IFERROR(INDEX( [$Reference.$D$5:.$D$8];MATCH( [.AC6]; [$Reference.$A$5:.$A$8];0);0););[.AU6])" office:value-type="float" office:value="11" calcext:value-type="float">
            <text:p>11</text:p>
          </table:table-cell>
          <table:table-cell table:style-name="ce9" table:number-matrix-columns-spanned="1" table:number-matrix-rows-spanned="1" table:formula="of:=IF(NOT(ISBLANK([.AD6]));([.AV6]*5)+IFERROR(INDEX( [$Reference.$D$5:.$D$8];MATCH( [.AD6]; [$Reference.$A$5:.$A$8];0);0););[.AV6])" office:value-type="float" office:value="58" calcext:value-type="float">
            <text:p>58</text:p>
          </table:table-cell>
          <table:table-cell table:style-name="ce9" table:number-matrix-columns-spanned="1" table:number-matrix-rows-spanned="1" table:formula="of:=IF(NOT(ISBLANK([.AE6]));([.AW6]*5)+IFERROR(INDEX( [$Reference.$D$5:.$D$8];MATCH( [.AE6]; [$Reference.$A$5:.$A$8];0);0););[.AW6])" office:value-type="float" office:value="293" calcext:value-type="float">
            <text:p>293</text:p>
          </table:table-cell>
          <table:table-cell table:style-name="ce9" table:number-matrix-columns-spanned="1" table:number-matrix-rows-spanned="1" table:formula="of:=IF(NOT(ISBLANK([.AF6]));([.AX6]*5)+IFERROR(INDEX( [$Reference.$D$5:.$D$8];MATCH( [.AF6]; [$Reference.$A$5:.$A$8];0);0););[.AX6])" office:value-type="float" office:value="1467" calcext:value-type="float">
            <text:p>1467</text:p>
          </table:table-cell>
          <table:table-cell table:style-name="ce9" table:number-matrix-columns-spanned="1" table:number-matrix-rows-spanned="1" table:formula="of:=IF(NOT(ISBLANK([.AG6]));([.AY6]*5)+IFERROR(INDEX( [$Reference.$D$5:.$D$8];MATCH( [.AG6]; [$Reference.$A$5:.$A$8];0);0););[.AY6])" office:value-type="float" office:value="7338" calcext:value-type="float">
            <text:p>7338</text:p>
          </table:table-cell>
          <table:table-cell table:style-name="ce9" table:number-matrix-columns-spanned="1" table:number-matrix-rows-spanned="1" table:formula="of:=IF(NOT(ISBLANK([.AH6]));([.AZ6]*5)+IFERROR(INDEX( [$Reference.$D$5:.$D$8];MATCH( [.AH6]; [$Reference.$A$5:.$A$8];0);0););[.AZ6])" office:value-type="float" office:value="36693" calcext:value-type="float">
            <text:p>36693</text:p>
          </table:table-cell>
          <table:table-cell table:style-name="ce9" table:number-matrix-columns-spanned="1" table:number-matrix-rows-spanned="1" table:formula="of:=IF(NOT(ISBLANK([.AI6]));([.BA6]*5)+IFERROR(INDEX( [$Reference.$D$5:.$D$8];MATCH( [.AI6]; [$Reference.$A$5:.$A$8];0);0););[.BA6])" office:value-type="float" office:value="183468" calcext:value-type="float">
            <text:p>183468</text:p>
          </table:table-cell>
          <table:table-cell table:style-name="ce9" table:number-matrix-columns-spanned="1" table:number-matrix-rows-spanned="1" table:formula="of:=IF(NOT(ISBLANK([.AJ6]));([.BB6]*5)+IFERROR(INDEX( [$Reference.$D$5:.$D$8];MATCH( [.AJ6]; [$Reference.$A$5:.$A$8];0);0););[.BB6])" office:value-type="float" office:value="917342" calcext:value-type="float">
            <text:p>917342</text:p>
          </table:table-cell>
          <table:table-cell table:style-name="ce9" table:number-matrix-columns-spanned="1" table:number-matrix-rows-spanned="1" table:formula="of:=IF(NOT(ISBLANK([.AK6]));([.BC6]*5)+IFERROR(INDEX( [$Reference.$D$5:.$D$8];MATCH( [.AK6]; [$Reference.$A$5:.$A$8];0);0););[.BC6])" office:value-type="float" office:value="4586712" calcext:value-type="float">
            <text:p>4586712</text:p>
          </table:table-cell>
          <table:table-cell table:style-name="ce9" table:number-matrix-columns-spanned="1" table:number-matrix-rows-spanned="1" table:formula="of:=IF(NOT(ISBLANK([.AL6]));([.BD6]*5)+IFERROR(INDEX( [$Reference.$D$5:.$D$8];MATCH( [.AL6]; [$Reference.$A$5:.$A$8];0);0););[.BD6])" office:value-type="float" office:value="22933563" calcext:value-type="float">
            <text:p>22933563</text:p>
          </table:table-cell>
          <table:table-cell table:style-name="ce9" table:number-matrix-columns-spanned="1" table:number-matrix-rows-spanned="1" table:formula="of:=IF(NOT(ISBLANK([.AM6]));([.BE6]*5)+IFERROR(INDEX( [$Reference.$D$5:.$D$8];MATCH( [.AM6]; [$Reference.$A$5:.$A$8];0);0););[.BE6])" office:value-type="float" office:value="114667817" calcext:value-type="float">
            <text:p>114667817</text:p>
          </table:table-cell>
          <table:table-cell table:style-name="ce9" table:number-matrix-columns-spanned="1" table:number-matrix-rows-spanned="1" table:formula="of:=IF(NOT(ISBLANK([.AN6]));([.BF6]*5)+IFERROR(INDEX( [$Reference.$D$5:.$D$8];MATCH( [.AN6]; [$Reference.$A$5:.$A$8];0);0););[.BF6])" office:value-type="float" office:value="573339088" calcext:value-type="float">
            <text:p>573339088</text:p>
          </table:table-cell>
          <table:table-cell table:style-name="ce9" table:number-matrix-columns-spanned="1" table:number-matrix-rows-spanned="1" table:formula="of:=IF(NOT(ISBLANK([.AO6]));([.BG6]*5)+IFERROR(INDEX( [$Reference.$D$5:.$D$8];MATCH( [.AO6]; [$Reference.$A$5:.$A$8];0);0););[.BG6])" office:value-type="float" office:value="2866695443" calcext:value-type="float">
            <text:p>2866695443</text:p>
          </table:table-cell>
          <table:table-cell table:style-name="ce9" table:number-matrix-columns-spanned="1" table:number-matrix-rows-spanned="1" table:formula="of:=IF(NOT(ISBLANK([.AP6]));([.BH6]*5)+IFERROR(INDEX( [$Reference.$D$5:.$D$8];MATCH( [.AP6]; [$Reference.$A$5:.$A$8];0);0););[.BH6])" office:value-type="float" office:value="14333477218" calcext:value-type="float">
            <text:p>14333477218</text:p>
          </table:table-cell>
          <table:table-cell table:style-name="ce9" table:number-matrix-columns-spanned="1" table:number-matrix-rows-spanned="1" table:formula="of:=IF(NOT(ISBLANK([.AQ6]));([.BI6]*5)+IFERROR(INDEX( [$Reference.$D$5:.$D$8];MATCH( [.AQ6]; [$Reference.$A$5:.$A$8];0);0););[.BI6])" office:value-type="float" office:value="14333477218" calcext:value-type="float">
            <text:p>14333477218</text:p>
          </table:table-cell>
          <table:table-cell table:style-name="ce9" table:number-matrix-columns-spanned="1" table:number-matrix-rows-spanned="1" table:formula="of:=IF(NOT(ISBLANK([.AR6]));([.BJ6]*5)+IFERROR(INDEX( [$Reference.$D$5:.$D$8];MATCH( [.AR6]; [$Reference.$A$5:.$A$8];0);0););[.BJ6])" office:value-type="float" office:value="14333477218" calcext:value-type="float">
            <text:p>14333477218</text:p>
          </table:table-cell>
          <table:table-cell table:style-name="ce9" table:number-matrix-columns-spanned="1" table:number-matrix-rows-spanned="1" table:formula="of:=IF(NOT(ISBLANK([.AS6]));([.BK6]*5)+IFERROR(INDEX( [$Reference.$D$5:.$D$8];MATCH( [.AS6]; [$Reference.$A$5:.$A$8];0);0););[.BK6])" office:value-type="float" office:value="14333477218" calcext:value-type="float">
            <text:p>14333477218</text:p>
          </table:table-cell>
          <table:table-cell table:style-name="ce9" table:number-columns-repeated="20"/>
          <table:table-cell table:number-columns-repeated="940"/>
        </table:table-row>
        <table:table-row table:style-name="ro1">
          <table:table-cell table:style-name="ce1" office:value-type="string" calcext:value-type="string">
            <text:p>{{&lt;[([&lt;[({(&lt;{([][])[{}{}]&gt;([{}&lt;&gt;](&lt;&gt;&lt;&gt;))&gt;&lt;[[&lt;&gt;{}]]&lt;{&lt;&gt;&lt;&gt;}{{}()}&gt;&gt;)&lt;[[([]{})]([&lt;&gt;[]]({}[]))]({(</text:p>
          </table:table-cell>
          <table:table-cell table:style-name="ce2" table:formula="of:=SUBSTITUTE(SUBSTITUTE(SUBSTITUTE(SUBSTITUTE([.A7];&quot;()&quot;;&quot;&quot;);&quot;[]&quot;;&quot;&quot;);&quot;{}&quot;;&quot;&quot;);&quot;&lt;&gt;&quot;;&quot;&quot;)" office:value-type="string" office:string-value="{{&lt;[([&lt;[({(&lt;{()[]&gt;([]())&gt;&lt;[[]]&lt;{}{}&gt;&gt;)&lt;[[()]([]())]({(" calcext:value-type="string">
            <text:p>{{&lt;[([&lt;[({(&lt;{()[]&gt;([]())&gt;&lt;[[]]&lt;{}{}&gt;&gt;)&lt;[[()]([]())]({(</text:p>
          </table:table-cell>
          <table:table-cell table:style-name="ce2" table:formula="of:=SUBSTITUTE(SUBSTITUTE(SUBSTITUTE(SUBSTITUTE([.B7];&quot;()&quot;;&quot;&quot;);&quot;[]&quot;;&quot;&quot;);&quot;{}&quot;;&quot;&quot;);&quot;&lt;&gt;&quot;;&quot;&quot;)" office:value-type="string" office:string-value="{{&lt;[([&lt;[({(&lt;{&gt;()&gt;&lt;[]&gt;)&lt;[()]({(" calcext:value-type="string">
            <text:p>{{&lt;[([&lt;[({(&lt;{&gt;()&gt;&lt;[]&gt;)&lt;[()]({(</text:p>
          </table:table-cell>
          <table:table-cell table:style-name="ce2" table:formula="of:=SUBSTITUTE(SUBSTITUTE(SUBSTITUTE(SUBSTITUTE([.C7];&quot;()&quot;;&quot;&quot;);&quot;[]&quot;;&quot;&quot;);&quot;{}&quot;;&quot;&quot;);&quot;&lt;&gt;&quot;;&quot;&quot;)" office:value-type="string" office:string-value="{{&lt;[([&lt;[({(&lt;{&gt;&gt;)&lt;({(" calcext:value-type="string">
            <text:p>{{&lt;[([&lt;[({(&lt;{&gt;&gt;)&lt;({(</text:p>
          </table:table-cell>
          <table:table-cell table:style-name="ce2" table:formula="of:=SUBSTITUTE(SUBSTITUTE(SUBSTITUTE(SUBSTITUTE([.D7];&quot;()&quot;;&quot;&quot;);&quot;[]&quot;;&quot;&quot;);&quot;{}&quot;;&quot;&quot;);&quot;&lt;&gt;&quot;;&quot;&quot;)" office:value-type="string" office:string-value="{{&lt;[([&lt;[({(&lt;{&gt;&gt;)&lt;({(" calcext:value-type="string">
            <text:p>{{&lt;[([&lt;[({(&lt;{&gt;&gt;)&lt;({(</text:p>
          </table:table-cell>
          <table:table-cell table:style-name="ce2" table:formula="of:=SUBSTITUTE(SUBSTITUTE(SUBSTITUTE(SUBSTITUTE([.E7];&quot;()&quot;;&quot;&quot;);&quot;[]&quot;;&quot;&quot;);&quot;{}&quot;;&quot;&quot;);&quot;&lt;&gt;&quot;;&quot;&quot;)" office:value-type="string" office:string-value="{{&lt;[([&lt;[({(&lt;{&gt;&gt;)&lt;({(" calcext:value-type="string">
            <text:p>{{&lt;[([&lt;[({(&lt;{&gt;&gt;)&lt;({(</text:p>
          </table:table-cell>
          <table:table-cell table:style-name="ce2" table:formula="of:=SUBSTITUTE(SUBSTITUTE(SUBSTITUTE(SUBSTITUTE([.F7];&quot;()&quot;;&quot;&quot;);&quot;[]&quot;;&quot;&quot;);&quot;{}&quot;;&quot;&quot;);&quot;&lt;&gt;&quot;;&quot;&quot;)" office:value-type="string" office:string-value="{{&lt;[([&lt;[({(&lt;{&gt;&gt;)&lt;({(" calcext:value-type="string">
            <text:p>{{&lt;[([&lt;[({(&lt;{&gt;&gt;)&lt;({(</text:p>
          </table:table-cell>
          <table:table-cell table:style-name="ce2" table:formula="of:=SUBSTITUTE(SUBSTITUTE(SUBSTITUTE(SUBSTITUTE([.G7];&quot;()&quot;;&quot;&quot;);&quot;[]&quot;;&quot;&quot;);&quot;{}&quot;;&quot;&quot;);&quot;&lt;&gt;&quot;;&quot;&quot;)" office:value-type="string" office:string-value="{{&lt;[([&lt;[({(&lt;{&gt;&gt;)&lt;({(" calcext:value-type="string">
            <text:p>{{&lt;[([&lt;[({(&lt;{&gt;&gt;)&lt;({(</text:p>
          </table:table-cell>
          <table:table-cell table:style-name="ce2" table:formula="of:=SUBSTITUTE(SUBSTITUTE(SUBSTITUTE(SUBSTITUTE([.H7];&quot;()&quot;;&quot;&quot;);&quot;[]&quot;;&quot;&quot;);&quot;{}&quot;;&quot;&quot;);&quot;&lt;&gt;&quot;;&quot;&quot;)" office:value-type="string" office:string-value="{{&lt;[([&lt;[({(&lt;{&gt;&gt;)&lt;({(" calcext:value-type="string">
            <text:p>{{&lt;[([&lt;[({(&lt;{&gt;&gt;)&lt;({(</text:p>
          </table:table-cell>
          <table:table-cell table:style-name="ce2" table:formula="of:=SUBSTITUTE(SUBSTITUTE(SUBSTITUTE(SUBSTITUTE([.I7];&quot;()&quot;;&quot;&quot;);&quot;[]&quot;;&quot;&quot;);&quot;{}&quot;;&quot;&quot;);&quot;&lt;&gt;&quot;;&quot;&quot;)" office:value-type="string" office:string-value="{{&lt;[([&lt;[({(&lt;{&gt;&gt;)&lt;({(" calcext:value-type="string">
            <text:p>{{&lt;[([&lt;[({(&lt;{&gt;&gt;)&lt;({(</text:p>
          </table:table-cell>
          <table:table-cell table:style-name="ce2" table:formula="of:=SUBSTITUTE(SUBSTITUTE(SUBSTITUTE(SUBSTITUTE([.J7];&quot;()&quot;;&quot;&quot;);&quot;[]&quot;;&quot;&quot;);&quot;{}&quot;;&quot;&quot;);&quot;&lt;&gt;&quot;;&quot;&quot;)" office:value-type="string" office:string-value="{{&lt;[([&lt;[({(&lt;{&gt;&gt;)&lt;({(" calcext:value-type="string">
            <text:p>{{&lt;[([&lt;[({(&lt;{&gt;&gt;)&lt;({(</text:p>
          </table:table-cell>
          <table:table-cell table:style-name="ce2" table:formula="of:=SUBSTITUTE(SUBSTITUTE(SUBSTITUTE(SUBSTITUTE([.K7];&quot;()&quot;;&quot;&quot;);&quot;[]&quot;;&quot;&quot;);&quot;{}&quot;;&quot;&quot;);&quot;&lt;&gt;&quot;;&quot;&quot;)" office:value-type="string" office:string-value="{{&lt;[([&lt;[({(&lt;{&gt;&gt;)&lt;({(" calcext:value-type="string">
            <text:p>{{&lt;[([&lt;[({(&lt;{&gt;&gt;)&lt;({(</text:p>
          </table:table-cell>
          <table:table-cell table:style-name="ce2" table:formula="of:=SUBSTITUTE(SUBSTITUTE(SUBSTITUTE(SUBSTITUTE([.L7];&quot;()&quot;;&quot;&quot;);&quot;[]&quot;;&quot;&quot;);&quot;{}&quot;;&quot;&quot;);&quot;&lt;&gt;&quot;;&quot;&quot;)" office:value-type="string" office:string-value="{{&lt;[([&lt;[({(&lt;{&gt;&gt;)&lt;({(" calcext:value-type="string">
            <text:p>{{&lt;[([&lt;[({(&lt;{&gt;&gt;)&lt;({(</text:p>
          </table:table-cell>
          <table:table-cell table:style-name="ce2" table:formula="of:=SUBSTITUTE(SUBSTITUTE(SUBSTITUTE(SUBSTITUTE([.M7];&quot;()&quot;;&quot;&quot;);&quot;[]&quot;;&quot;&quot;);&quot;{}&quot;;&quot;&quot;);&quot;&lt;&gt;&quot;;&quot;&quot;)" office:value-type="string" office:string-value="{{&lt;[([&lt;[({(&lt;{&gt;&gt;)&lt;({(" calcext:value-type="string">
            <text:p>{{&lt;[([&lt;[({(&lt;{&gt;&gt;)&lt;({(</text:p>
          </table:table-cell>
          <table:table-cell table:style-name="ce2" table:formula="of:=SUBSTITUTE(SUBSTITUTE(SUBSTITUTE(SUBSTITUTE([.N7];&quot;()&quot;;&quot;&quot;);&quot;[]&quot;;&quot;&quot;);&quot;{}&quot;;&quot;&quot;);&quot;&lt;&gt;&quot;;&quot;&quot;)" office:value-type="string" office:string-value="{{&lt;[([&lt;[({(&lt;{&gt;&gt;)&lt;({(" calcext:value-type="string">
            <text:p>{{&lt;[([&lt;[({(&lt;{&gt;&gt;)&lt;({(</text:p>
          </table:table-cell>
          <table:table-cell table:style-name="ce2" table:formula="of:=SUBSTITUTE(SUBSTITUTE(SUBSTITUTE(SUBSTITUTE([.O7];&quot;()&quot;;&quot;&quot;);&quot;[]&quot;;&quot;&quot;);&quot;{}&quot;;&quot;&quot;);&quot;&lt;&gt;&quot;;&quot;&quot;)" office:value-type="string" office:string-value="{{&lt;[([&lt;[({(&lt;{&gt;&gt;)&lt;({(" calcext:value-type="string">
            <text:p>{{&lt;[([&lt;[({(&lt;{&gt;&gt;)&lt;({(</text:p>
          </table:table-cell>
          <table:table-cell table:style-name="ce2" table:formula="of:=SUBSTITUTE(SUBSTITUTE(SUBSTITUTE(SUBSTITUTE([.P7];&quot;()&quot;;&quot;&quot;);&quot;[]&quot;;&quot;&quot;);&quot;{}&quot;;&quot;&quot;);&quot;&lt;&gt;&quot;;&quot;&quot;)" office:value-type="string" office:string-value="{{&lt;[([&lt;[({(&lt;{&gt;&gt;)&lt;({(" calcext:value-type="string">
            <text:p>{{&lt;[([&lt;[({(&lt;{&gt;&gt;)&lt;({(</text:p>
          </table:table-cell>
          <table:table-cell table:style-name="ce2" table:formula="of:=SUBSTITUTE(SUBSTITUTE(SUBSTITUTE(SUBSTITUTE([.Q7];&quot;()&quot;;&quot;&quot;);&quot;[]&quot;;&quot;&quot;);&quot;{}&quot;;&quot;&quot;);&quot;&lt;&gt;&quot;;&quot;&quot;)" office:value-type="string" office:string-value="{{&lt;[([&lt;[({(&lt;{&gt;&gt;)&lt;({(" calcext:value-type="string">
            <text:p>{{&lt;[([&lt;[({(&lt;{&gt;&gt;)&lt;({(</text:p>
          </table:table-cell>
          <table:table-cell table:style-name="ce2" table:formula="of:=SUBSTITUTE(SUBSTITUTE(SUBSTITUTE(SUBSTITUTE([.R7];&quot;()&quot;;&quot;&quot;);&quot;[]&quot;;&quot;&quot;);&quot;{}&quot;;&quot;&quot;);&quot;&lt;&gt;&quot;;&quot;&quot;)" office:value-type="string" office:string-value="{{&lt;[([&lt;[({(&lt;{&gt;&gt;)&lt;({(" calcext:value-type="string">
            <text:p>{{&lt;[([&lt;[({(&lt;{&gt;&gt;)&lt;({(</text:p>
          </table:table-cell>
          <table:table-cell table:style-name="ce2" table:formula="of:=SUBSTITUTE(SUBSTITUTE(SUBSTITUTE(SUBSTITUTE([.S7];&quot;()&quot;;&quot;&quot;);&quot;[]&quot;;&quot;&quot;);&quot;{}&quot;;&quot;&quot;);&quot;&lt;&gt;&quot;;&quot;&quot;)" office:value-type="string" office:string-value="{{&lt;[([&lt;[({(&lt;{&gt;&gt;)&lt;({(" calcext:value-type="string">
            <text:p>{{&lt;[([&lt;[({(&lt;{&gt;&gt;)&lt;({(</text:p>
          </table:table-cell>
          <table:table-cell table:style-name="ce2" table:formula="of:=SUBSTITUTE(SUBSTITUTE(SUBSTITUTE(SUBSTITUTE([.T7];&quot;()&quot;;&quot;&quot;);&quot;[]&quot;;&quot;&quot;);&quot;{}&quot;;&quot;&quot;);&quot;&lt;&gt;&quot;;&quot;&quot;)" office:value-type="string" office:string-value="{{&lt;[([&lt;[({(&lt;{&gt;&gt;)&lt;({(" calcext:value-type="string">
            <text:p>{{&lt;[([&lt;[({(&lt;{&gt;&gt;)&lt;({(</text:p>
          </table:table-cell>
          <table:table-cell table:style-name="ce2" table:formula="of:=SUBSTITUTE(SUBSTITUTE(SUBSTITUTE(SUBSTITUTE([.U7];&quot;()&quot;;&quot;&quot;);&quot;[]&quot;;&quot;&quot;);&quot;{}&quot;;&quot;&quot;);&quot;&lt;&gt;&quot;;&quot;&quot;)" office:value-type="string" office:string-value="{{&lt;[([&lt;[({(&lt;{&gt;&gt;)&lt;({(" calcext:value-type="string">
            <text:p>{{&lt;[([&lt;[({(&lt;{&gt;&gt;)&lt;({(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7]; MIN(IFERROR(TRANSPOSE(FIND([$Reference.$A$5:.$A$8];[.V7]));)))); [$Reference.$A$5:.$A$8];0);0);)" office:value-type="float" office:value="0" calcext:value-type="float">
            <text:p>0</text:p>
          </table:table-cell>
          <table:table-cell table:style-name="ce2"/>
          <table:table-cell table:style-name="ce6" table:number-matrix-columns-spanned="1" table:number-matrix-rows-spanned="1" table:formula="of:=IF(ISBLANK([.X7]);CONCATENATE(MID([.V7];LEN([.V7])-ROW(INDIRECT(&quot;1:&quot;&amp;LEN([.V7])))+1;1));)" office:value-type="float" office:value="0" calcext:value-type="float">
            <text:p>0</text:p>
          </table:table-cell>
          <table:table-cell table:style-name="ce8" table:formula="of:=SUBSTITUTE(SUBSTITUTE(SUBSTITUTE(SUBSTITUTE([.Z7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7&amp;&quot;&quot;&quot;&quot;,&quot;&quot;(?s)(.{1})&quot;&quot;,&quot;&quot;$1&quot;&quot;&amp;CHAR(127)),&quot;&quot;'&quot;&quot;,&quot;&quot;''&quot;&quot;),CHAR(127)),)&quot;);&quot;&quot;)">
            <text:p/>
          </table:table-cell>
          <table:table-cell table:style-name="ce9" table:number-columns-repeated="1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7]));([.AT7]*5)+IFERROR(INDEX( [$Reference.$D$5:.$D$8];MATCH( [.AB7]; [$Reference.$A$5:.$A$8];0);0););[.AT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C7]));([.AU7]*5)+IFERROR(INDEX( [$Reference.$D$5:.$D$8];MATCH( [.AC7]; [$Reference.$A$5:.$A$8];0);0););[.AU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D7]));([.AV7]*5)+IFERROR(INDEX( [$Reference.$D$5:.$D$8];MATCH( [.AD7]; [$Reference.$A$5:.$A$8];0);0););[.AV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E7]));([.AW7]*5)+IFERROR(INDEX( [$Reference.$D$5:.$D$8];MATCH( [.AE7]; [$Reference.$A$5:.$A$8];0);0););[.AW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F7]));([.AX7]*5)+IFERROR(INDEX( [$Reference.$D$5:.$D$8];MATCH( [.AF7]; [$Reference.$A$5:.$A$8];0);0););[.AX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G7]));([.AY7]*5)+IFERROR(INDEX( [$Reference.$D$5:.$D$8];MATCH( [.AG7]; [$Reference.$A$5:.$A$8];0);0););[.AY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H7]));([.AZ7]*5)+IFERROR(INDEX( [$Reference.$D$5:.$D$8];MATCH( [.AH7]; [$Reference.$A$5:.$A$8];0);0););[.AZ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I7]));([.BA7]*5)+IFERROR(INDEX( [$Reference.$D$5:.$D$8];MATCH( [.AI7]; [$Reference.$A$5:.$A$8];0);0););[.BA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J7]));([.BB7]*5)+IFERROR(INDEX( [$Reference.$D$5:.$D$8];MATCH( [.AJ7]; [$Reference.$A$5:.$A$8];0);0););[.BB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K7]));([.BC7]*5)+IFERROR(INDEX( [$Reference.$D$5:.$D$8];MATCH( [.AK7]; [$Reference.$A$5:.$A$8];0);0););[.BC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L7]));([.BD7]*5)+IFERROR(INDEX( [$Reference.$D$5:.$D$8];MATCH( [.AL7]; [$Reference.$A$5:.$A$8];0);0););[.BD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M7]));([.BE7]*5)+IFERROR(INDEX( [$Reference.$D$5:.$D$8];MATCH( [.AM7]; [$Reference.$A$5:.$A$8];0);0););[.BE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N7]));([.BF7]*5)+IFERROR(INDEX( [$Reference.$D$5:.$D$8];MATCH( [.AN7]; [$Reference.$A$5:.$A$8];0);0););[.BF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O7]));([.BG7]*5)+IFERROR(INDEX( [$Reference.$D$5:.$D$8];MATCH( [.AO7]; [$Reference.$A$5:.$A$8];0);0););[.BG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P7]));([.BH7]*5)+IFERROR(INDEX( [$Reference.$D$5:.$D$8];MATCH( [.AP7]; [$Reference.$A$5:.$A$8];0);0););[.BH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Q7]));([.BI7]*5)+IFERROR(INDEX( [$Reference.$D$5:.$D$8];MATCH( [.AQ7]; [$Reference.$A$5:.$A$8];0);0););[.BI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R7]));([.BJ7]*5)+IFERROR(INDEX( [$Reference.$D$5:.$D$8];MATCH( [.AR7]; [$Reference.$A$5:.$A$8];0);0););[.BJ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S7]));([.BK7]*5)+IFERROR(INDEX( [$Reference.$D$5:.$D$8];MATCH( [.AS7]; [$Reference.$A$5:.$A$8];0);0););[.BK7])" office:value-type="float" office:value="0" calcext:value-type="float">
            <text:p>0</text:p>
          </table:table-cell>
          <table:table-cell table:style-name="ce9" table:number-columns-repeated="20"/>
          <table:table-cell table:number-columns-repeated="940"/>
        </table:table-row>
        <table:table-row table:style-name="ro1">
          <table:table-cell table:style-name="ce1" office:value-type="string" calcext:value-type="string">
            <text:p>({(([[&lt;&lt;([(([([]())&lt;{}&lt;&gt;&gt;](&lt;()[]&gt;[[]{}])){{{()[]}&lt;&lt;&gt;&lt;&gt;&gt;}})&lt;{((&lt;&gt;&lt;&gt;)[()[]]]}&gt;])&gt;&lt;{&lt;(([{()[]}])[{[{}&lt;&gt;]({</text:p>
          </table:table-cell>
          <table:table-cell table:style-name="ce2" table:formula="of:=SUBSTITUTE(SUBSTITUTE(SUBSTITUTE(SUBSTITUTE([.A8];&quot;()&quot;;&quot;&quot;);&quot;[]&quot;;&quot;&quot;);&quot;{}&quot;;&quot;&quot;);&quot;&lt;&gt;&quot;;&quot;&quot;)" office:value-type="string" office:string-value="({(([[&lt;&lt;([(([()&lt;&gt;]([])){{&lt;&gt;}})&lt;{(()[]]}&gt;])&gt;&lt;{&lt;(([])[{[]({" calcext:value-type="string">
            <text:p>({(([[&lt;&lt;([(([()&lt;&gt;]([])){{&lt;&gt;}})&lt;{(()[]]}&gt;])&gt;&lt;{&lt;(([])[{[]({</text:p>
          </table:table-cell>
          <table:table-cell table:style-name="ce2" table:formula="of:=SUBSTITUTE(SUBSTITUTE(SUBSTITUTE(SUBSTITUTE([.B8];&quot;()&quot;;&quot;&quot;);&quot;[]&quot;;&quot;&quot;);&quot;{}&quot;;&quot;&quot;);&quot;&lt;&gt;&quot;;&quot;&quot;)" office:value-type="string" office:string-value="({(([[&lt;&lt;([(([]()){{}})&lt;{(]}&gt;])&gt;&lt;{&lt;(()[{({" calcext:value-type="string">
            <text:p>({(([[&lt;&lt;([(([]()){{}})&lt;{(]}&gt;])&gt;&lt;{&lt;(()[{({</text:p>
          </table:table-cell>
          <table:table-cell table:style-name="ce2" table:formula="of:=SUBSTITUTE(SUBSTITUTE(SUBSTITUTE(SUBSTITUTE([.C8];&quot;()&quot;;&quot;&quot;);&quot;[]&quot;;&quot;&quot;);&quot;{}&quot;;&quot;&quot;);&quot;&lt;&gt;&quot;;&quot;&quot;)" office:value-type="string" office:string-value="({(([[&lt;&lt;([((){})&lt;{(]}&gt;])&gt;&lt;{&lt;([{({" calcext:value-type="string">
            <text:p>({(([[&lt;&lt;([((){})&lt;{(]}&gt;])&gt;&lt;{&lt;([{({</text:p>
          </table:table-cell>
          <table:table-cell table:style-name="ce2" table:formula="of:=SUBSTITUTE(SUBSTITUTE(SUBSTITUTE(SUBSTITUTE([.D8];&quot;()&quot;;&quot;&quot;);&quot;[]&quot;;&quot;&quot;);&quot;{}&quot;;&quot;&quot;);&quot;&lt;&gt;&quot;;&quot;&quot;)" office:value-type="string" office:string-value="({(([[&lt;&lt;([()&lt;{(]}&gt;])&gt;&lt;{&lt;([{({" calcext:value-type="string">
            <text:p>({(([[&lt;&lt;([()&lt;{(]}&gt;])&gt;&lt;{&lt;([{({</text:p>
          </table:table-cell>
          <table:table-cell table:style-name="ce2" table:formula="of:=SUBSTITUTE(SUBSTITUTE(SUBSTITUTE(SUBSTITUTE([.E8];&quot;()&quot;;&quot;&quot;);&quot;[]&quot;;&quot;&quot;);&quot;{}&quot;;&quot;&quot;);&quot;&lt;&gt;&quot;;&quot;&quot;)" office:value-type="string" office:string-value="({(([[&lt;&lt;([&lt;{(]}&gt;])&gt;&lt;{&lt;([{({" calcext:value-type="string">
            <text:p>({(([[&lt;&lt;([&lt;{(]}&gt;])&gt;&lt;{&lt;([{({</text:p>
          </table:table-cell>
          <table:table-cell table:style-name="ce2" table:formula="of:=SUBSTITUTE(SUBSTITUTE(SUBSTITUTE(SUBSTITUTE([.F8];&quot;()&quot;;&quot;&quot;);&quot;[]&quot;;&quot;&quot;);&quot;{}&quot;;&quot;&quot;);&quot;&lt;&gt;&quot;;&quot;&quot;)" office:value-type="string" office:string-value="({(([[&lt;&lt;([&lt;{(]}&gt;])&gt;&lt;{&lt;([{({" calcext:value-type="string">
            <text:p>({(([[&lt;&lt;([&lt;{(]}&gt;])&gt;&lt;{&lt;([{({</text:p>
          </table:table-cell>
          <table:table-cell table:style-name="ce2" table:formula="of:=SUBSTITUTE(SUBSTITUTE(SUBSTITUTE(SUBSTITUTE([.G8];&quot;()&quot;;&quot;&quot;);&quot;[]&quot;;&quot;&quot;);&quot;{}&quot;;&quot;&quot;);&quot;&lt;&gt;&quot;;&quot;&quot;)" office:value-type="string" office:string-value="({(([[&lt;&lt;([&lt;{(]}&gt;])&gt;&lt;{&lt;([{({" calcext:value-type="string">
            <text:p>({(([[&lt;&lt;([&lt;{(]}&gt;])&gt;&lt;{&lt;([{({</text:p>
          </table:table-cell>
          <table:table-cell table:style-name="ce2" table:formula="of:=SUBSTITUTE(SUBSTITUTE(SUBSTITUTE(SUBSTITUTE([.H8];&quot;()&quot;;&quot;&quot;);&quot;[]&quot;;&quot;&quot;);&quot;{}&quot;;&quot;&quot;);&quot;&lt;&gt;&quot;;&quot;&quot;)" office:value-type="string" office:string-value="({(([[&lt;&lt;([&lt;{(]}&gt;])&gt;&lt;{&lt;([{({" calcext:value-type="string">
            <text:p>({(([[&lt;&lt;([&lt;{(]}&gt;])&gt;&lt;{&lt;([{({</text:p>
          </table:table-cell>
          <table:table-cell table:style-name="ce2" table:formula="of:=SUBSTITUTE(SUBSTITUTE(SUBSTITUTE(SUBSTITUTE([.I8];&quot;()&quot;;&quot;&quot;);&quot;[]&quot;;&quot;&quot;);&quot;{}&quot;;&quot;&quot;);&quot;&lt;&gt;&quot;;&quot;&quot;)" office:value-type="string" office:string-value="({(([[&lt;&lt;([&lt;{(]}&gt;])&gt;&lt;{&lt;([{({" calcext:value-type="string">
            <text:p>({(([[&lt;&lt;([&lt;{(]}&gt;])&gt;&lt;{&lt;([{({</text:p>
          </table:table-cell>
          <table:table-cell table:style-name="ce2" table:formula="of:=SUBSTITUTE(SUBSTITUTE(SUBSTITUTE(SUBSTITUTE([.J8];&quot;()&quot;;&quot;&quot;);&quot;[]&quot;;&quot;&quot;);&quot;{}&quot;;&quot;&quot;);&quot;&lt;&gt;&quot;;&quot;&quot;)" office:value-type="string" office:string-value="({(([[&lt;&lt;([&lt;{(]}&gt;])&gt;&lt;{&lt;([{({" calcext:value-type="string">
            <text:p>({(([[&lt;&lt;([&lt;{(]}&gt;])&gt;&lt;{&lt;([{({</text:p>
          </table:table-cell>
          <table:table-cell table:style-name="ce2" table:formula="of:=SUBSTITUTE(SUBSTITUTE(SUBSTITUTE(SUBSTITUTE([.K8];&quot;()&quot;;&quot;&quot;);&quot;[]&quot;;&quot;&quot;);&quot;{}&quot;;&quot;&quot;);&quot;&lt;&gt;&quot;;&quot;&quot;)" office:value-type="string" office:string-value="({(([[&lt;&lt;([&lt;{(]}&gt;])&gt;&lt;{&lt;([{({" calcext:value-type="string">
            <text:p>({(([[&lt;&lt;([&lt;{(]}&gt;])&gt;&lt;{&lt;([{({</text:p>
          </table:table-cell>
          <table:table-cell table:style-name="ce2" table:formula="of:=SUBSTITUTE(SUBSTITUTE(SUBSTITUTE(SUBSTITUTE([.L8];&quot;()&quot;;&quot;&quot;);&quot;[]&quot;;&quot;&quot;);&quot;{}&quot;;&quot;&quot;);&quot;&lt;&gt;&quot;;&quot;&quot;)" office:value-type="string" office:string-value="({(([[&lt;&lt;([&lt;{(]}&gt;])&gt;&lt;{&lt;([{({" calcext:value-type="string">
            <text:p>({(([[&lt;&lt;([&lt;{(]}&gt;])&gt;&lt;{&lt;([{({</text:p>
          </table:table-cell>
          <table:table-cell table:style-name="ce2" table:formula="of:=SUBSTITUTE(SUBSTITUTE(SUBSTITUTE(SUBSTITUTE([.M8];&quot;()&quot;;&quot;&quot;);&quot;[]&quot;;&quot;&quot;);&quot;{}&quot;;&quot;&quot;);&quot;&lt;&gt;&quot;;&quot;&quot;)" office:value-type="string" office:string-value="({(([[&lt;&lt;([&lt;{(]}&gt;])&gt;&lt;{&lt;([{({" calcext:value-type="string">
            <text:p>({(([[&lt;&lt;([&lt;{(]}&gt;])&gt;&lt;{&lt;([{({</text:p>
          </table:table-cell>
          <table:table-cell table:style-name="ce2" table:formula="of:=SUBSTITUTE(SUBSTITUTE(SUBSTITUTE(SUBSTITUTE([.N8];&quot;()&quot;;&quot;&quot;);&quot;[]&quot;;&quot;&quot;);&quot;{}&quot;;&quot;&quot;);&quot;&lt;&gt;&quot;;&quot;&quot;)" office:value-type="string" office:string-value="({(([[&lt;&lt;([&lt;{(]}&gt;])&gt;&lt;{&lt;([{({" calcext:value-type="string">
            <text:p>({(([[&lt;&lt;([&lt;{(]}&gt;])&gt;&lt;{&lt;([{({</text:p>
          </table:table-cell>
          <table:table-cell table:style-name="ce2" table:formula="of:=SUBSTITUTE(SUBSTITUTE(SUBSTITUTE(SUBSTITUTE([.O8];&quot;()&quot;;&quot;&quot;);&quot;[]&quot;;&quot;&quot;);&quot;{}&quot;;&quot;&quot;);&quot;&lt;&gt;&quot;;&quot;&quot;)" office:value-type="string" office:string-value="({(([[&lt;&lt;([&lt;{(]}&gt;])&gt;&lt;{&lt;([{({" calcext:value-type="string">
            <text:p>({(([[&lt;&lt;([&lt;{(]}&gt;])&gt;&lt;{&lt;([{({</text:p>
          </table:table-cell>
          <table:table-cell table:style-name="ce2" table:formula="of:=SUBSTITUTE(SUBSTITUTE(SUBSTITUTE(SUBSTITUTE([.P8];&quot;()&quot;;&quot;&quot;);&quot;[]&quot;;&quot;&quot;);&quot;{}&quot;;&quot;&quot;);&quot;&lt;&gt;&quot;;&quot;&quot;)" office:value-type="string" office:string-value="({(([[&lt;&lt;([&lt;{(]}&gt;])&gt;&lt;{&lt;([{({" calcext:value-type="string">
            <text:p>({(([[&lt;&lt;([&lt;{(]}&gt;])&gt;&lt;{&lt;([{({</text:p>
          </table:table-cell>
          <table:table-cell table:style-name="ce2" table:formula="of:=SUBSTITUTE(SUBSTITUTE(SUBSTITUTE(SUBSTITUTE([.Q8];&quot;()&quot;;&quot;&quot;);&quot;[]&quot;;&quot;&quot;);&quot;{}&quot;;&quot;&quot;);&quot;&lt;&gt;&quot;;&quot;&quot;)" office:value-type="string" office:string-value="({(([[&lt;&lt;([&lt;{(]}&gt;])&gt;&lt;{&lt;([{({" calcext:value-type="string">
            <text:p>({(([[&lt;&lt;([&lt;{(]}&gt;])&gt;&lt;{&lt;([{({</text:p>
          </table:table-cell>
          <table:table-cell table:style-name="ce2" table:formula="of:=SUBSTITUTE(SUBSTITUTE(SUBSTITUTE(SUBSTITUTE([.R8];&quot;()&quot;;&quot;&quot;);&quot;[]&quot;;&quot;&quot;);&quot;{}&quot;;&quot;&quot;);&quot;&lt;&gt;&quot;;&quot;&quot;)" office:value-type="string" office:string-value="({(([[&lt;&lt;([&lt;{(]}&gt;])&gt;&lt;{&lt;([{({" calcext:value-type="string">
            <text:p>({(([[&lt;&lt;([&lt;{(]}&gt;])&gt;&lt;{&lt;([{({</text:p>
          </table:table-cell>
          <table:table-cell table:style-name="ce2" table:formula="of:=SUBSTITUTE(SUBSTITUTE(SUBSTITUTE(SUBSTITUTE([.S8];&quot;()&quot;;&quot;&quot;);&quot;[]&quot;;&quot;&quot;);&quot;{}&quot;;&quot;&quot;);&quot;&lt;&gt;&quot;;&quot;&quot;)" office:value-type="string" office:string-value="({(([[&lt;&lt;([&lt;{(]}&gt;])&gt;&lt;{&lt;([{({" calcext:value-type="string">
            <text:p>({(([[&lt;&lt;([&lt;{(]}&gt;])&gt;&lt;{&lt;([{({</text:p>
          </table:table-cell>
          <table:table-cell table:style-name="ce2" table:formula="of:=SUBSTITUTE(SUBSTITUTE(SUBSTITUTE(SUBSTITUTE([.T8];&quot;()&quot;;&quot;&quot;);&quot;[]&quot;;&quot;&quot;);&quot;{}&quot;;&quot;&quot;);&quot;&lt;&gt;&quot;;&quot;&quot;)" office:value-type="string" office:string-value="({(([[&lt;&lt;([&lt;{(]}&gt;])&gt;&lt;{&lt;([{({" calcext:value-type="string">
            <text:p>({(([[&lt;&lt;([&lt;{(]}&gt;])&gt;&lt;{&lt;([{({</text:p>
          </table:table-cell>
          <table:table-cell table:style-name="ce2" table:formula="of:=SUBSTITUTE(SUBSTITUTE(SUBSTITUTE(SUBSTITUTE([.U8];&quot;()&quot;;&quot;&quot;);&quot;[]&quot;;&quot;&quot;);&quot;{}&quot;;&quot;&quot;);&quot;&lt;&gt;&quot;;&quot;&quot;)" office:value-type="string" office:string-value="({(([[&lt;&lt;([&lt;{(]}&gt;])&gt;&lt;{&lt;([{({" calcext:value-type="string">
            <text:p>({(([[&lt;&lt;([&lt;{(]}&gt;])&gt;&lt;{&lt;([{({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8]; MIN(IFERROR(TRANSPOSE(FIND([$Reference.$A$5:.$A$8];[.V8]));)))); [$Reference.$A$5:.$A$8];0);0);)" office:value-type="float" office:value="57" calcext:value-type="float">
            <text:p>57</text:p>
          </table:table-cell>
          <table:table-cell table:style-name="ce2"/>
          <table:table-cell table:style-name="ce6" table:number-matrix-columns-spanned="1" table:number-matrix-rows-spanned="1" table:formula="of:=IF(ISBLANK([.X8]);CONCATENATE(MID([.V8];LEN([.V8])-ROW(INDIRECT(&quot;1:&quot;&amp;LEN([.V8])))+1;1));)" office:value-type="float" office:value="0" calcext:value-type="float">
            <text:p>0</text:p>
          </table:table-cell>
          <table:table-cell table:style-name="ce8" table:formula="of:=SUBSTITUTE(SUBSTITUTE(SUBSTITUTE(SUBSTITUTE([.Z8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8&amp;&quot;&quot;&quot;&quot;,&quot;&quot;(?s)(.{1})&quot;&quot;,&quot;&quot;$1&quot;&quot;&amp;CHAR(127)),&quot;&quot;'&quot;&quot;,&quot;&quot;''&quot;&quot;),CHAR(127)),)&quot;);&quot;&quot;)">
            <text:p/>
          </table:table-cell>
          <table:table-cell table:style-name="ce9" table:number-columns-repeated="1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8]));([.AT8]*5)+IFERROR(INDEX( [$Reference.$D$5:.$D$8];MATCH( [.AB8]; [$Reference.$A$5:.$A$8];0);0););[.AT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C8]));([.AU8]*5)+IFERROR(INDEX( [$Reference.$D$5:.$D$8];MATCH( [.AC8]; [$Reference.$A$5:.$A$8];0);0););[.AU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D8]));([.AV8]*5)+IFERROR(INDEX( [$Reference.$D$5:.$D$8];MATCH( [.AD8]; [$Reference.$A$5:.$A$8];0);0););[.AV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E8]));([.AW8]*5)+IFERROR(INDEX( [$Reference.$D$5:.$D$8];MATCH( [.AE8]; [$Reference.$A$5:.$A$8];0);0););[.AW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F8]));([.AX8]*5)+IFERROR(INDEX( [$Reference.$D$5:.$D$8];MATCH( [.AF8]; [$Reference.$A$5:.$A$8];0);0););[.AX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G8]));([.AY8]*5)+IFERROR(INDEX( [$Reference.$D$5:.$D$8];MATCH( [.AG8]; [$Reference.$A$5:.$A$8];0);0););[.AY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H8]));([.AZ8]*5)+IFERROR(INDEX( [$Reference.$D$5:.$D$8];MATCH( [.AH8]; [$Reference.$A$5:.$A$8];0);0););[.AZ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I8]));([.BA8]*5)+IFERROR(INDEX( [$Reference.$D$5:.$D$8];MATCH( [.AI8]; [$Reference.$A$5:.$A$8];0);0););[.BA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J8]));([.BB8]*5)+IFERROR(INDEX( [$Reference.$D$5:.$D$8];MATCH( [.AJ8]; [$Reference.$A$5:.$A$8];0);0););[.BB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K8]));([.BC8]*5)+IFERROR(INDEX( [$Reference.$D$5:.$D$8];MATCH( [.AK8]; [$Reference.$A$5:.$A$8];0);0););[.BC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L8]));([.BD8]*5)+IFERROR(INDEX( [$Reference.$D$5:.$D$8];MATCH( [.AL8]; [$Reference.$A$5:.$A$8];0);0););[.BD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M8]));([.BE8]*5)+IFERROR(INDEX( [$Reference.$D$5:.$D$8];MATCH( [.AM8]; [$Reference.$A$5:.$A$8];0);0););[.BE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N8]));([.BF8]*5)+IFERROR(INDEX( [$Reference.$D$5:.$D$8];MATCH( [.AN8]; [$Reference.$A$5:.$A$8];0);0););[.BF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O8]));([.BG8]*5)+IFERROR(INDEX( [$Reference.$D$5:.$D$8];MATCH( [.AO8]; [$Reference.$A$5:.$A$8];0);0););[.BG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P8]));([.BH8]*5)+IFERROR(INDEX( [$Reference.$D$5:.$D$8];MATCH( [.AP8]; [$Reference.$A$5:.$A$8];0);0););[.BH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Q8]));([.BI8]*5)+IFERROR(INDEX( [$Reference.$D$5:.$D$8];MATCH( [.AQ8]; [$Reference.$A$5:.$A$8];0);0););[.BI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R8]));([.BJ8]*5)+IFERROR(INDEX( [$Reference.$D$5:.$D$8];MATCH( [.AR8]; [$Reference.$A$5:.$A$8];0);0););[.BJ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S8]));([.BK8]*5)+IFERROR(INDEX( [$Reference.$D$5:.$D$8];MATCH( [.AS8]; [$Reference.$A$5:.$A$8];0);0););[.BK8])" office:value-type="float" office:value="0" calcext:value-type="float">
            <text:p>0</text:p>
          </table:table-cell>
          <table:table-cell table:style-name="ce9" table:number-columns-repeated="20"/>
          <table:table-cell table:number-columns-repeated="940"/>
        </table:table-row>
        <table:table-row table:style-name="ro1">
          <table:table-cell table:style-name="ce1" office:value-type="string" calcext:value-type="string">
            <text:p>{[&lt;{(([{[([(&lt;[(){}]&lt;()[]&gt;&gt;[&lt;{}&lt;&gt;&gt;[[]&lt;&gt;]&gt;)]{{({[]}({}()))&lt;&lt;{}&lt;&gt;&gt;{&lt;&gt;{}}&gt;}[({&lt;&gt;[]}[[]&lt;&gt;])([{}[]](&lt;&gt;[]))]})</text:p>
          </table:table-cell>
          <table:table-cell table:style-name="ce2" table:formula="of:=SUBSTITUTE(SUBSTITUTE(SUBSTITUTE(SUBSTITUTE([.A9];&quot;()&quot;;&quot;&quot;);&quot;[]&quot;;&quot;&quot;);&quot;{}&quot;;&quot;&quot;);&quot;&lt;&gt;&quot;;&quot;&quot;)" office:value-type="string" office:string-value="{[&lt;{(([{[([(&lt;[]&gt;[&lt;&gt;[]&gt;)]{{(())&lt;&lt;&gt;{}&gt;}[({}[])([]())]})" calcext:value-type="string">
            <text:p>{[&lt;{(([{[([(&lt;[]&gt;[&lt;&gt;[]&gt;)]{{(())&lt;&lt;&gt;{}&gt;}[({}[])([]())]})</text:p>
          </table:table-cell>
          <table:table-cell table:style-name="ce2" table:formula="of:=SUBSTITUTE(SUBSTITUTE(SUBSTITUTE(SUBSTITUTE([.B9];&quot;()&quot;;&quot;&quot;);&quot;[]&quot;;&quot;&quot;);&quot;{}&quot;;&quot;&quot;);&quot;&lt;&gt;&quot;;&quot;&quot;)" office:value-type="string" office:string-value="{[&lt;{(([{[([([&gt;)]{{()&lt;&gt;}[()()]})" calcext:value-type="string">
            <text:p>{[&lt;{(([{[([([&gt;)]{{()&lt;&gt;}[()()]})</text:p>
          </table:table-cell>
          <table:table-cell table:style-name="ce2" table:formula="of:=SUBSTITUTE(SUBSTITUTE(SUBSTITUTE(SUBSTITUTE([.C9];&quot;()&quot;;&quot;&quot;);&quot;[]&quot;;&quot;&quot;);&quot;{}&quot;;&quot;&quot;);&quot;&lt;&gt;&quot;;&quot;&quot;)" office:value-type="string" office:string-value="{[&lt;{(([{[([([&gt;)]{{}})" calcext:value-type="string">
            <text:p>{[&lt;{(([{[([([&gt;)]{{}})</text:p>
          </table:table-cell>
          <table:table-cell table:style-name="ce2" table:formula="of:=SUBSTITUTE(SUBSTITUTE(SUBSTITUTE(SUBSTITUTE([.D9];&quot;()&quot;;&quot;&quot;);&quot;[]&quot;;&quot;&quot;);&quot;{}&quot;;&quot;&quot;);&quot;&lt;&gt;&quot;;&quot;&quot;)" office:value-type="string" office:string-value="{[&lt;{(([{[([([&gt;)]{})" calcext:value-type="string">
            <text:p>{[&lt;{(([{[([([&gt;)]{})</text:p>
          </table:table-cell>
          <table:table-cell table:style-name="ce2" table:formula="of:=SUBSTITUTE(SUBSTITUTE(SUBSTITUTE(SUBSTITUTE([.E9];&quot;()&quot;;&quot;&quot;);&quot;[]&quot;;&quot;&quot;);&quot;{}&quot;;&quot;&quot;);&quot;&lt;&gt;&quot;;&quot;&quot;)" office:value-type="string" office:string-value="{[&lt;{(([{[([([&gt;)])" calcext:value-type="string">
            <text:p>{[&lt;{(([{[([([&gt;)])</text:p>
          </table:table-cell>
          <table:table-cell table:style-name="ce2" table:formula="of:=SUBSTITUTE(SUBSTITUTE(SUBSTITUTE(SUBSTITUTE([.F9];&quot;()&quot;;&quot;&quot;);&quot;[]&quot;;&quot;&quot;);&quot;{}&quot;;&quot;&quot;);&quot;&lt;&gt;&quot;;&quot;&quot;)" office:value-type="string" office:string-value="{[&lt;{(([{[([([&gt;)])" calcext:value-type="string">
            <text:p>{[&lt;{(([{[([([&gt;)])</text:p>
          </table:table-cell>
          <table:table-cell table:style-name="ce2" table:formula="of:=SUBSTITUTE(SUBSTITUTE(SUBSTITUTE(SUBSTITUTE([.G9];&quot;()&quot;;&quot;&quot;);&quot;[]&quot;;&quot;&quot;);&quot;{}&quot;;&quot;&quot;);&quot;&lt;&gt;&quot;;&quot;&quot;)" office:value-type="string" office:string-value="{[&lt;{(([{[([([&gt;)])" calcext:value-type="string">
            <text:p>{[&lt;{(([{[([([&gt;)])</text:p>
          </table:table-cell>
          <table:table-cell table:style-name="ce2" table:formula="of:=SUBSTITUTE(SUBSTITUTE(SUBSTITUTE(SUBSTITUTE([.H9];&quot;()&quot;;&quot;&quot;);&quot;[]&quot;;&quot;&quot;);&quot;{}&quot;;&quot;&quot;);&quot;&lt;&gt;&quot;;&quot;&quot;)" office:value-type="string" office:string-value="{[&lt;{(([{[([([&gt;)])" calcext:value-type="string">
            <text:p>{[&lt;{(([{[([([&gt;)])</text:p>
          </table:table-cell>
          <table:table-cell table:style-name="ce2" table:formula="of:=SUBSTITUTE(SUBSTITUTE(SUBSTITUTE(SUBSTITUTE([.I9];&quot;()&quot;;&quot;&quot;);&quot;[]&quot;;&quot;&quot;);&quot;{}&quot;;&quot;&quot;);&quot;&lt;&gt;&quot;;&quot;&quot;)" office:value-type="string" office:string-value="{[&lt;{(([{[([([&gt;)])" calcext:value-type="string">
            <text:p>{[&lt;{(([{[([([&gt;)])</text:p>
          </table:table-cell>
          <table:table-cell table:style-name="ce2" table:formula="of:=SUBSTITUTE(SUBSTITUTE(SUBSTITUTE(SUBSTITUTE([.J9];&quot;()&quot;;&quot;&quot;);&quot;[]&quot;;&quot;&quot;);&quot;{}&quot;;&quot;&quot;);&quot;&lt;&gt;&quot;;&quot;&quot;)" office:value-type="string" office:string-value="{[&lt;{(([{[([([&gt;)])" calcext:value-type="string">
            <text:p>{[&lt;{(([{[([([&gt;)])</text:p>
          </table:table-cell>
          <table:table-cell table:style-name="ce2" table:formula="of:=SUBSTITUTE(SUBSTITUTE(SUBSTITUTE(SUBSTITUTE([.K9];&quot;()&quot;;&quot;&quot;);&quot;[]&quot;;&quot;&quot;);&quot;{}&quot;;&quot;&quot;);&quot;&lt;&gt;&quot;;&quot;&quot;)" office:value-type="string" office:string-value="{[&lt;{(([{[([([&gt;)])" calcext:value-type="string">
            <text:p>{[&lt;{(([{[([([&gt;)])</text:p>
          </table:table-cell>
          <table:table-cell table:style-name="ce2" table:formula="of:=SUBSTITUTE(SUBSTITUTE(SUBSTITUTE(SUBSTITUTE([.L9];&quot;()&quot;;&quot;&quot;);&quot;[]&quot;;&quot;&quot;);&quot;{}&quot;;&quot;&quot;);&quot;&lt;&gt;&quot;;&quot;&quot;)" office:value-type="string" office:string-value="{[&lt;{(([{[([([&gt;)])" calcext:value-type="string">
            <text:p>{[&lt;{(([{[([([&gt;)])</text:p>
          </table:table-cell>
          <table:table-cell table:style-name="ce2" table:formula="of:=SUBSTITUTE(SUBSTITUTE(SUBSTITUTE(SUBSTITUTE([.M9];&quot;()&quot;;&quot;&quot;);&quot;[]&quot;;&quot;&quot;);&quot;{}&quot;;&quot;&quot;);&quot;&lt;&gt;&quot;;&quot;&quot;)" office:value-type="string" office:string-value="{[&lt;{(([{[([([&gt;)])" calcext:value-type="string">
            <text:p>{[&lt;{(([{[([([&gt;)])</text:p>
          </table:table-cell>
          <table:table-cell table:style-name="ce2" table:formula="of:=SUBSTITUTE(SUBSTITUTE(SUBSTITUTE(SUBSTITUTE([.N9];&quot;()&quot;;&quot;&quot;);&quot;[]&quot;;&quot;&quot;);&quot;{}&quot;;&quot;&quot;);&quot;&lt;&gt;&quot;;&quot;&quot;)" office:value-type="string" office:string-value="{[&lt;{(([{[([([&gt;)])" calcext:value-type="string">
            <text:p>{[&lt;{(([{[([([&gt;)])</text:p>
          </table:table-cell>
          <table:table-cell table:style-name="ce2" table:formula="of:=SUBSTITUTE(SUBSTITUTE(SUBSTITUTE(SUBSTITUTE([.O9];&quot;()&quot;;&quot;&quot;);&quot;[]&quot;;&quot;&quot;);&quot;{}&quot;;&quot;&quot;);&quot;&lt;&gt;&quot;;&quot;&quot;)" office:value-type="string" office:string-value="{[&lt;{(([{[([([&gt;)])" calcext:value-type="string">
            <text:p>{[&lt;{(([{[([([&gt;)])</text:p>
          </table:table-cell>
          <table:table-cell table:style-name="ce2" table:formula="of:=SUBSTITUTE(SUBSTITUTE(SUBSTITUTE(SUBSTITUTE([.P9];&quot;()&quot;;&quot;&quot;);&quot;[]&quot;;&quot;&quot;);&quot;{}&quot;;&quot;&quot;);&quot;&lt;&gt;&quot;;&quot;&quot;)" office:value-type="string" office:string-value="{[&lt;{(([{[([([&gt;)])" calcext:value-type="string">
            <text:p>{[&lt;{(([{[([([&gt;)])</text:p>
          </table:table-cell>
          <table:table-cell table:style-name="ce2" table:formula="of:=SUBSTITUTE(SUBSTITUTE(SUBSTITUTE(SUBSTITUTE([.Q9];&quot;()&quot;;&quot;&quot;);&quot;[]&quot;;&quot;&quot;);&quot;{}&quot;;&quot;&quot;);&quot;&lt;&gt;&quot;;&quot;&quot;)" office:value-type="string" office:string-value="{[&lt;{(([{[([([&gt;)])" calcext:value-type="string">
            <text:p>{[&lt;{(([{[([([&gt;)])</text:p>
          </table:table-cell>
          <table:table-cell table:style-name="ce2" table:formula="of:=SUBSTITUTE(SUBSTITUTE(SUBSTITUTE(SUBSTITUTE([.R9];&quot;()&quot;;&quot;&quot;);&quot;[]&quot;;&quot;&quot;);&quot;{}&quot;;&quot;&quot;);&quot;&lt;&gt;&quot;;&quot;&quot;)" office:value-type="string" office:string-value="{[&lt;{(([{[([([&gt;)])" calcext:value-type="string">
            <text:p>{[&lt;{(([{[([([&gt;)])</text:p>
          </table:table-cell>
          <table:table-cell table:style-name="ce2" table:formula="of:=SUBSTITUTE(SUBSTITUTE(SUBSTITUTE(SUBSTITUTE([.S9];&quot;()&quot;;&quot;&quot;);&quot;[]&quot;;&quot;&quot;);&quot;{}&quot;;&quot;&quot;);&quot;&lt;&gt;&quot;;&quot;&quot;)" office:value-type="string" office:string-value="{[&lt;{(([{[([([&gt;)])" calcext:value-type="string">
            <text:p>{[&lt;{(([{[([([&gt;)])</text:p>
          </table:table-cell>
          <table:table-cell table:style-name="ce2" table:formula="of:=SUBSTITUTE(SUBSTITUTE(SUBSTITUTE(SUBSTITUTE([.T9];&quot;()&quot;;&quot;&quot;);&quot;[]&quot;;&quot;&quot;);&quot;{}&quot;;&quot;&quot;);&quot;&lt;&gt;&quot;;&quot;&quot;)" office:value-type="string" office:string-value="{[&lt;{(([{[([([&gt;)])" calcext:value-type="string">
            <text:p>{[&lt;{(([{[([([&gt;)])</text:p>
          </table:table-cell>
          <table:table-cell table:style-name="ce2" table:formula="of:=SUBSTITUTE(SUBSTITUTE(SUBSTITUTE(SUBSTITUTE([.U9];&quot;()&quot;;&quot;&quot;);&quot;[]&quot;;&quot;&quot;);&quot;{}&quot;;&quot;&quot;);&quot;&lt;&gt;&quot;;&quot;&quot;)" office:value-type="string" office:string-value="{[&lt;{(([{[([([&gt;)])" calcext:value-type="string">
            <text:p>{[&lt;{(([{[([([&gt;)])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9]; MIN(IFERROR(TRANSPOSE(FIND([$Reference.$A$5:.$A$8];[.V9]));)))); [$Reference.$A$5:.$A$8];0);0);)" office:value-type="float" office:value="0" calcext:value-type="float">
            <text:p>0</text:p>
          </table:table-cell>
          <table:table-cell table:style-name="ce2"/>
          <table:table-cell table:style-name="ce6" table:number-matrix-columns-spanned="1" table:number-matrix-rows-spanned="1" table:formula="of:=IF(ISBLANK([.X9]);CONCATENATE(MID([.V9];LEN([.V9])-ROW(INDIRECT(&quot;1:&quot;&amp;LEN([.V9])))+1;1));)" office:value-type="float" office:value="0" calcext:value-type="float">
            <text:p>0</text:p>
          </table:table-cell>
          <table:table-cell table:style-name="ce8" table:formula="of:=SUBSTITUTE(SUBSTITUTE(SUBSTITUTE(SUBSTITUTE([.Z9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9&amp;&quot;&quot;&quot;&quot;,&quot;&quot;(?s)(.{1})&quot;&quot;,&quot;&quot;$1&quot;&quot;&amp;CHAR(127)),&quot;&quot;'&quot;&quot;,&quot;&quot;''&quot;&quot;),CHAR(127)),)&quot;);&quot;&quot;)">
            <text:p/>
          </table:table-cell>
          <table:table-cell table:style-name="ce9" table:number-columns-repeated="1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9]));([.AT9]*5)+IFERROR(INDEX( [$Reference.$D$5:.$D$8];MATCH( [.AB9]; [$Reference.$A$5:.$A$8];0);0););[.AT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C9]));([.AU9]*5)+IFERROR(INDEX( [$Reference.$D$5:.$D$8];MATCH( [.AC9]; [$Reference.$A$5:.$A$8];0);0););[.AU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D9]));([.AV9]*5)+IFERROR(INDEX( [$Reference.$D$5:.$D$8];MATCH( [.AD9]; [$Reference.$A$5:.$A$8];0);0););[.AV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E9]));([.AW9]*5)+IFERROR(INDEX( [$Reference.$D$5:.$D$8];MATCH( [.AE9]; [$Reference.$A$5:.$A$8];0);0););[.AW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F9]));([.AX9]*5)+IFERROR(INDEX( [$Reference.$D$5:.$D$8];MATCH( [.AF9]; [$Reference.$A$5:.$A$8];0);0););[.AX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G9]));([.AY9]*5)+IFERROR(INDEX( [$Reference.$D$5:.$D$8];MATCH( [.AG9]; [$Reference.$A$5:.$A$8];0);0););[.AY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H9]));([.AZ9]*5)+IFERROR(INDEX( [$Reference.$D$5:.$D$8];MATCH( [.AH9]; [$Reference.$A$5:.$A$8];0);0););[.AZ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I9]));([.BA9]*5)+IFERROR(INDEX( [$Reference.$D$5:.$D$8];MATCH( [.AI9]; [$Reference.$A$5:.$A$8];0);0););[.BA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J9]));([.BB9]*5)+IFERROR(INDEX( [$Reference.$D$5:.$D$8];MATCH( [.AJ9]; [$Reference.$A$5:.$A$8];0);0););[.BB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K9]));([.BC9]*5)+IFERROR(INDEX( [$Reference.$D$5:.$D$8];MATCH( [.AK9]; [$Reference.$A$5:.$A$8];0);0););[.BC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L9]));([.BD9]*5)+IFERROR(INDEX( [$Reference.$D$5:.$D$8];MATCH( [.AL9]; [$Reference.$A$5:.$A$8];0);0););[.BD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M9]));([.BE9]*5)+IFERROR(INDEX( [$Reference.$D$5:.$D$8];MATCH( [.AM9]; [$Reference.$A$5:.$A$8];0);0););[.BE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N9]));([.BF9]*5)+IFERROR(INDEX( [$Reference.$D$5:.$D$8];MATCH( [.AN9]; [$Reference.$A$5:.$A$8];0);0););[.BF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O9]));([.BG9]*5)+IFERROR(INDEX( [$Reference.$D$5:.$D$8];MATCH( [.AO9]; [$Reference.$A$5:.$A$8];0);0););[.BG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P9]));([.BH9]*5)+IFERROR(INDEX( [$Reference.$D$5:.$D$8];MATCH( [.AP9]; [$Reference.$A$5:.$A$8];0);0););[.BH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Q9]));([.BI9]*5)+IFERROR(INDEX( [$Reference.$D$5:.$D$8];MATCH( [.AQ9]; [$Reference.$A$5:.$A$8];0);0););[.BI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R9]));([.BJ9]*5)+IFERROR(INDEX( [$Reference.$D$5:.$D$8];MATCH( [.AR9]; [$Reference.$A$5:.$A$8];0);0););[.BJ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S9]));([.BK9]*5)+IFERROR(INDEX( [$Reference.$D$5:.$D$8];MATCH( [.AS9]; [$Reference.$A$5:.$A$8];0);0););[.BK9])" office:value-type="float" office:value="0" calcext:value-type="float">
            <text:p>0</text:p>
          </table:table-cell>
          <table:table-cell table:style-name="ce9" table:number-columns-repeated="20"/>
          <table:table-cell table:number-columns-repeated="940"/>
        </table:table-row>
        <table:table-row table:style-name="ro1">
          <table:table-cell table:style-name="ce1" office:value-type="string" calcext:value-type="string">
            <text:p>[({&lt;({([&lt;{&lt;&lt;({()()}&lt;[]{}&gt;)&lt;&lt;&lt;&gt;()&gt;[&lt;&gt;()])&gt;[(&lt;{}&lt;&gt;&gt;[[]()])&lt;(()()){[]&lt;&gt;}&gt;]&gt;}[([&lt;&lt;{}&lt;&gt;&gt;({}{})&gt;[&lt;[]&lt;&gt;&gt;&lt;&lt;&gt;()</text:p>
          </table:table-cell>
          <table:table-cell table:style-name="ce2" table:formula="of:=SUBSTITUTE(SUBSTITUTE(SUBSTITUTE(SUBSTITUTE([.A10];&quot;()&quot;;&quot;&quot;);&quot;[]&quot;;&quot;&quot;);&quot;{}&quot;;&quot;&quot;);&quot;&lt;&gt;&quot;;&quot;&quot;)" office:value-type="string" office:string-value="[({&lt;({([&lt;{&lt;&lt;()&lt;&lt;&gt;[])&gt;[(&lt;&gt;[])&lt;(){}&gt;]&gt;}[([&lt;&lt;&gt;()&gt;[&lt;&gt;&lt;" calcext:value-type="string">
            <text:p>[({&lt;({([&lt;{&lt;&lt;()&lt;&lt;&gt;[])&gt;[(&lt;&gt;[])&lt;(){}&gt;]&gt;}[([&lt;&lt;&gt;()&gt;[&lt;&gt;&lt;</text:p>
          </table:table-cell>
          <table:table-cell table:style-name="ce2" table:formula="of:=SUBSTITUTE(SUBSTITUTE(SUBSTITUTE(SUBSTITUTE([.B10];&quot;()&quot;;&quot;&quot;);&quot;[]&quot;;&quot;&quot;);&quot;{}&quot;;&quot;&quot;);&quot;&lt;&gt;&quot;;&quot;&quot;)" office:value-type="string" office:string-value="[({&lt;({([&lt;{&lt;&lt;&lt;)&gt;[()]&gt;}[([&lt;&gt;[&lt;" calcext:value-type="string">
            <text:p>[({&lt;({([&lt;{&lt;&lt;&lt;)&gt;[()]&gt;}[([&lt;&gt;[&lt;</text:p>
          </table:table-cell>
          <table:table-cell table:style-name="ce2" table:formula="of:=SUBSTITUTE(SUBSTITUTE(SUBSTITUTE(SUBSTITUTE([.C10];&quot;()&quot;;&quot;&quot;);&quot;[]&quot;;&quot;&quot;);&quot;{}&quot;;&quot;&quot;);&quot;&lt;&gt;&quot;;&quot;&quot;)" office:value-type="string" office:string-value="[({&lt;({([&lt;{&lt;&lt;&lt;)&gt;&gt;}[([[&lt;" calcext:value-type="string">
            <text:p>[({&lt;({([&lt;{&lt;&lt;&lt;)&gt;&gt;}[([[&lt;</text:p>
          </table:table-cell>
          <table:table-cell table:style-name="ce2" table:formula="of:=SUBSTITUTE(SUBSTITUTE(SUBSTITUTE(SUBSTITUTE([.D10];&quot;()&quot;;&quot;&quot;);&quot;[]&quot;;&quot;&quot;);&quot;{}&quot;;&quot;&quot;);&quot;&lt;&gt;&quot;;&quot;&quot;)" office:value-type="string" office:string-value="[({&lt;({([&lt;{&lt;&lt;&lt;)&gt;&gt;}[([[&lt;" calcext:value-type="string">
            <text:p>[({&lt;({([&lt;{&lt;&lt;&lt;)&gt;&gt;}[([[&lt;</text:p>
          </table:table-cell>
          <table:table-cell table:style-name="ce2" table:formula="of:=SUBSTITUTE(SUBSTITUTE(SUBSTITUTE(SUBSTITUTE([.E10];&quot;()&quot;;&quot;&quot;);&quot;[]&quot;;&quot;&quot;);&quot;{}&quot;;&quot;&quot;);&quot;&lt;&gt;&quot;;&quot;&quot;)" office:value-type="string" office:string-value="[({&lt;({([&lt;{&lt;&lt;&lt;)&gt;&gt;}[([[&lt;" calcext:value-type="string">
            <text:p>[({&lt;({([&lt;{&lt;&lt;&lt;)&gt;&gt;}[([[&lt;</text:p>
          </table:table-cell>
          <table:table-cell table:style-name="ce2" table:formula="of:=SUBSTITUTE(SUBSTITUTE(SUBSTITUTE(SUBSTITUTE([.F10];&quot;()&quot;;&quot;&quot;);&quot;[]&quot;;&quot;&quot;);&quot;{}&quot;;&quot;&quot;);&quot;&lt;&gt;&quot;;&quot;&quot;)" office:value-type="string" office:string-value="[({&lt;({([&lt;{&lt;&lt;&lt;)&gt;&gt;}[([[&lt;" calcext:value-type="string">
            <text:p>[({&lt;({([&lt;{&lt;&lt;&lt;)&gt;&gt;}[([[&lt;</text:p>
          </table:table-cell>
          <table:table-cell table:style-name="ce2" table:formula="of:=SUBSTITUTE(SUBSTITUTE(SUBSTITUTE(SUBSTITUTE([.G10];&quot;()&quot;;&quot;&quot;);&quot;[]&quot;;&quot;&quot;);&quot;{}&quot;;&quot;&quot;);&quot;&lt;&gt;&quot;;&quot;&quot;)" office:value-type="string" office:string-value="[({&lt;({([&lt;{&lt;&lt;&lt;)&gt;&gt;}[([[&lt;" calcext:value-type="string">
            <text:p>[({&lt;({([&lt;{&lt;&lt;&lt;)&gt;&gt;}[([[&lt;</text:p>
          </table:table-cell>
          <table:table-cell table:style-name="ce2" table:formula="of:=SUBSTITUTE(SUBSTITUTE(SUBSTITUTE(SUBSTITUTE([.H10];&quot;()&quot;;&quot;&quot;);&quot;[]&quot;;&quot;&quot;);&quot;{}&quot;;&quot;&quot;);&quot;&lt;&gt;&quot;;&quot;&quot;)" office:value-type="string" office:string-value="[({&lt;({([&lt;{&lt;&lt;&lt;)&gt;&gt;}[([[&lt;" calcext:value-type="string">
            <text:p>[({&lt;({([&lt;{&lt;&lt;&lt;)&gt;&gt;}[([[&lt;</text:p>
          </table:table-cell>
          <table:table-cell table:style-name="ce2" table:formula="of:=SUBSTITUTE(SUBSTITUTE(SUBSTITUTE(SUBSTITUTE([.I10];&quot;()&quot;;&quot;&quot;);&quot;[]&quot;;&quot;&quot;);&quot;{}&quot;;&quot;&quot;);&quot;&lt;&gt;&quot;;&quot;&quot;)" office:value-type="string" office:string-value="[({&lt;({([&lt;{&lt;&lt;&lt;)&gt;&gt;}[([[&lt;" calcext:value-type="string">
            <text:p>[({&lt;({([&lt;{&lt;&lt;&lt;)&gt;&gt;}[([[&lt;</text:p>
          </table:table-cell>
          <table:table-cell table:style-name="ce2" table:formula="of:=SUBSTITUTE(SUBSTITUTE(SUBSTITUTE(SUBSTITUTE([.J10];&quot;()&quot;;&quot;&quot;);&quot;[]&quot;;&quot;&quot;);&quot;{}&quot;;&quot;&quot;);&quot;&lt;&gt;&quot;;&quot;&quot;)" office:value-type="string" office:string-value="[({&lt;({([&lt;{&lt;&lt;&lt;)&gt;&gt;}[([[&lt;" calcext:value-type="string">
            <text:p>[({&lt;({([&lt;{&lt;&lt;&lt;)&gt;&gt;}[([[&lt;</text:p>
          </table:table-cell>
          <table:table-cell table:style-name="ce2" table:formula="of:=SUBSTITUTE(SUBSTITUTE(SUBSTITUTE(SUBSTITUTE([.K10];&quot;()&quot;;&quot;&quot;);&quot;[]&quot;;&quot;&quot;);&quot;{}&quot;;&quot;&quot;);&quot;&lt;&gt;&quot;;&quot;&quot;)" office:value-type="string" office:string-value="[({&lt;({([&lt;{&lt;&lt;&lt;)&gt;&gt;}[([[&lt;" calcext:value-type="string">
            <text:p>[({&lt;({([&lt;{&lt;&lt;&lt;)&gt;&gt;}[([[&lt;</text:p>
          </table:table-cell>
          <table:table-cell table:style-name="ce2" table:formula="of:=SUBSTITUTE(SUBSTITUTE(SUBSTITUTE(SUBSTITUTE([.L10];&quot;()&quot;;&quot;&quot;);&quot;[]&quot;;&quot;&quot;);&quot;{}&quot;;&quot;&quot;);&quot;&lt;&gt;&quot;;&quot;&quot;)" office:value-type="string" office:string-value="[({&lt;({([&lt;{&lt;&lt;&lt;)&gt;&gt;}[([[&lt;" calcext:value-type="string">
            <text:p>[({&lt;({([&lt;{&lt;&lt;&lt;)&gt;&gt;}[([[&lt;</text:p>
          </table:table-cell>
          <table:table-cell table:style-name="ce2" table:formula="of:=SUBSTITUTE(SUBSTITUTE(SUBSTITUTE(SUBSTITUTE([.M10];&quot;()&quot;;&quot;&quot;);&quot;[]&quot;;&quot;&quot;);&quot;{}&quot;;&quot;&quot;);&quot;&lt;&gt;&quot;;&quot;&quot;)" office:value-type="string" office:string-value="[({&lt;({([&lt;{&lt;&lt;&lt;)&gt;&gt;}[([[&lt;" calcext:value-type="string">
            <text:p>[({&lt;({([&lt;{&lt;&lt;&lt;)&gt;&gt;}[([[&lt;</text:p>
          </table:table-cell>
          <table:table-cell table:style-name="ce2" table:formula="of:=SUBSTITUTE(SUBSTITUTE(SUBSTITUTE(SUBSTITUTE([.N10];&quot;()&quot;;&quot;&quot;);&quot;[]&quot;;&quot;&quot;);&quot;{}&quot;;&quot;&quot;);&quot;&lt;&gt;&quot;;&quot;&quot;)" office:value-type="string" office:string-value="[({&lt;({([&lt;{&lt;&lt;&lt;)&gt;&gt;}[([[&lt;" calcext:value-type="string">
            <text:p>[({&lt;({([&lt;{&lt;&lt;&lt;)&gt;&gt;}[([[&lt;</text:p>
          </table:table-cell>
          <table:table-cell table:style-name="ce2" table:formula="of:=SUBSTITUTE(SUBSTITUTE(SUBSTITUTE(SUBSTITUTE([.O10];&quot;()&quot;;&quot;&quot;);&quot;[]&quot;;&quot;&quot;);&quot;{}&quot;;&quot;&quot;);&quot;&lt;&gt;&quot;;&quot;&quot;)" office:value-type="string" office:string-value="[({&lt;({([&lt;{&lt;&lt;&lt;)&gt;&gt;}[([[&lt;" calcext:value-type="string">
            <text:p>[({&lt;({([&lt;{&lt;&lt;&lt;)&gt;&gt;}[([[&lt;</text:p>
          </table:table-cell>
          <table:table-cell table:style-name="ce2" table:formula="of:=SUBSTITUTE(SUBSTITUTE(SUBSTITUTE(SUBSTITUTE([.P10];&quot;()&quot;;&quot;&quot;);&quot;[]&quot;;&quot;&quot;);&quot;{}&quot;;&quot;&quot;);&quot;&lt;&gt;&quot;;&quot;&quot;)" office:value-type="string" office:string-value="[({&lt;({([&lt;{&lt;&lt;&lt;)&gt;&gt;}[([[&lt;" calcext:value-type="string">
            <text:p>[({&lt;({([&lt;{&lt;&lt;&lt;)&gt;&gt;}[([[&lt;</text:p>
          </table:table-cell>
          <table:table-cell table:style-name="ce2" table:formula="of:=SUBSTITUTE(SUBSTITUTE(SUBSTITUTE(SUBSTITUTE([.Q10];&quot;()&quot;;&quot;&quot;);&quot;[]&quot;;&quot;&quot;);&quot;{}&quot;;&quot;&quot;);&quot;&lt;&gt;&quot;;&quot;&quot;)" office:value-type="string" office:string-value="[({&lt;({([&lt;{&lt;&lt;&lt;)&gt;&gt;}[([[&lt;" calcext:value-type="string">
            <text:p>[({&lt;({([&lt;{&lt;&lt;&lt;)&gt;&gt;}[([[&lt;</text:p>
          </table:table-cell>
          <table:table-cell table:style-name="ce2" table:formula="of:=SUBSTITUTE(SUBSTITUTE(SUBSTITUTE(SUBSTITUTE([.R10];&quot;()&quot;;&quot;&quot;);&quot;[]&quot;;&quot;&quot;);&quot;{}&quot;;&quot;&quot;);&quot;&lt;&gt;&quot;;&quot;&quot;)" office:value-type="string" office:string-value="[({&lt;({([&lt;{&lt;&lt;&lt;)&gt;&gt;}[([[&lt;" calcext:value-type="string">
            <text:p>[({&lt;({([&lt;{&lt;&lt;&lt;)&gt;&gt;}[([[&lt;</text:p>
          </table:table-cell>
          <table:table-cell table:style-name="ce2" table:formula="of:=SUBSTITUTE(SUBSTITUTE(SUBSTITUTE(SUBSTITUTE([.S10];&quot;()&quot;;&quot;&quot;);&quot;[]&quot;;&quot;&quot;);&quot;{}&quot;;&quot;&quot;);&quot;&lt;&gt;&quot;;&quot;&quot;)" office:value-type="string" office:string-value="[({&lt;({([&lt;{&lt;&lt;&lt;)&gt;&gt;}[([[&lt;" calcext:value-type="string">
            <text:p>[({&lt;({([&lt;{&lt;&lt;&lt;)&gt;&gt;}[([[&lt;</text:p>
          </table:table-cell>
          <table:table-cell table:style-name="ce2" table:formula="of:=SUBSTITUTE(SUBSTITUTE(SUBSTITUTE(SUBSTITUTE([.T10];&quot;()&quot;;&quot;&quot;);&quot;[]&quot;;&quot;&quot;);&quot;{}&quot;;&quot;&quot;);&quot;&lt;&gt;&quot;;&quot;&quot;)" office:value-type="string" office:string-value="[({&lt;({([&lt;{&lt;&lt;&lt;)&gt;&gt;}[([[&lt;" calcext:value-type="string">
            <text:p>[({&lt;({([&lt;{&lt;&lt;&lt;)&gt;&gt;}[([[&lt;</text:p>
          </table:table-cell>
          <table:table-cell table:style-name="ce2" table:formula="of:=SUBSTITUTE(SUBSTITUTE(SUBSTITUTE(SUBSTITUTE([.U10];&quot;()&quot;;&quot;&quot;);&quot;[]&quot;;&quot;&quot;);&quot;{}&quot;;&quot;&quot;);&quot;&lt;&gt;&quot;;&quot;&quot;)" office:value-type="string" office:string-value="[({&lt;({([&lt;{&lt;&lt;&lt;)&gt;&gt;}[([[&lt;" calcext:value-type="string">
            <text:p>[({&lt;({([&lt;{&lt;&lt;&lt;)&gt;&gt;}[([[&lt;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10]; MIN(IFERROR(TRANSPOSE(FIND([$Reference.$A$5:.$A$8];[.V10]));)))); [$Reference.$A$5:.$A$8];0);0);)" office:value-type="float" office:value="0" calcext:value-type="float">
            <text:p>0</text:p>
          </table:table-cell>
          <table:table-cell table:style-name="ce2"/>
          <table:table-cell table:style-name="ce6" table:number-matrix-columns-spanned="1" table:number-matrix-rows-spanned="1" table:formula="of:=IF(ISBLANK([.X10]);CONCATENATE(MID([.V10];LEN([.V10])-ROW(INDIRECT(&quot;1:&quot;&amp;LEN([.V10])))+1;1));)" office:value-type="float" office:value="0" calcext:value-type="float">
            <text:p>0</text:p>
          </table:table-cell>
          <table:table-cell table:style-name="ce8" table:formula="of:=SUBSTITUTE(SUBSTITUTE(SUBSTITUTE(SUBSTITUTE([.Z10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10&amp;&quot;&quot;&quot;&quot;,&quot;&quot;(?s)(.{1})&quot;&quot;,&quot;&quot;$1&quot;&quot;&amp;CHAR(127)),&quot;&quot;'&quot;&quot;,&quot;&quot;''&quot;&quot;),CHAR(127)),)&quot;);&quot;&quot;)">
            <text:p/>
          </table:table-cell>
          <table:table-cell table:style-name="ce9" table:number-columns-repeated="1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10]));([.AT10]*5)+IFERROR(INDEX( [$Reference.$D$5:.$D$8];MATCH( [.AB10]; [$Reference.$A$5:.$A$8];0);0););[.AT1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C10]));([.AU10]*5)+IFERROR(INDEX( [$Reference.$D$5:.$D$8];MATCH( [.AC10]; [$Reference.$A$5:.$A$8];0);0););[.AU1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D10]));([.AV10]*5)+IFERROR(INDEX( [$Reference.$D$5:.$D$8];MATCH( [.AD10]; [$Reference.$A$5:.$A$8];0);0););[.AV1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E10]));([.AW10]*5)+IFERROR(INDEX( [$Reference.$D$5:.$D$8];MATCH( [.AE10]; [$Reference.$A$5:.$A$8];0);0););[.AW1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F10]));([.AX10]*5)+IFERROR(INDEX( [$Reference.$D$5:.$D$8];MATCH( [.AF10]; [$Reference.$A$5:.$A$8];0);0););[.AX1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G10]));([.AY10]*5)+IFERROR(INDEX( [$Reference.$D$5:.$D$8];MATCH( [.AG10]; [$Reference.$A$5:.$A$8];0);0););[.AY1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H10]));([.AZ10]*5)+IFERROR(INDEX( [$Reference.$D$5:.$D$8];MATCH( [.AH10]; [$Reference.$A$5:.$A$8];0);0););[.AZ1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I10]));([.BA10]*5)+IFERROR(INDEX( [$Reference.$D$5:.$D$8];MATCH( [.AI10]; [$Reference.$A$5:.$A$8];0);0););[.BA1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J10]));([.BB10]*5)+IFERROR(INDEX( [$Reference.$D$5:.$D$8];MATCH( [.AJ10]; [$Reference.$A$5:.$A$8];0);0););[.BB1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K10]));([.BC10]*5)+IFERROR(INDEX( [$Reference.$D$5:.$D$8];MATCH( [.AK10]; [$Reference.$A$5:.$A$8];0);0););[.BC1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L10]));([.BD10]*5)+IFERROR(INDEX( [$Reference.$D$5:.$D$8];MATCH( [.AL10]; [$Reference.$A$5:.$A$8];0);0););[.BD1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M10]));([.BE10]*5)+IFERROR(INDEX( [$Reference.$D$5:.$D$8];MATCH( [.AM10]; [$Reference.$A$5:.$A$8];0);0););[.BE1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N10]));([.BF10]*5)+IFERROR(INDEX( [$Reference.$D$5:.$D$8];MATCH( [.AN10]; [$Reference.$A$5:.$A$8];0);0););[.BF1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O10]));([.BG10]*5)+IFERROR(INDEX( [$Reference.$D$5:.$D$8];MATCH( [.AO10]; [$Reference.$A$5:.$A$8];0);0););[.BG1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P10]));([.BH10]*5)+IFERROR(INDEX( [$Reference.$D$5:.$D$8];MATCH( [.AP10]; [$Reference.$A$5:.$A$8];0);0););[.BH1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Q10]));([.BI10]*5)+IFERROR(INDEX( [$Reference.$D$5:.$D$8];MATCH( [.AQ10]; [$Reference.$A$5:.$A$8];0);0););[.BI1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R10]));([.BJ10]*5)+IFERROR(INDEX( [$Reference.$D$5:.$D$8];MATCH( [.AR10]; [$Reference.$A$5:.$A$8];0);0););[.BJ1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S10]));([.BK10]*5)+IFERROR(INDEX( [$Reference.$D$5:.$D$8];MATCH( [.AS10]; [$Reference.$A$5:.$A$8];0);0););[.BK10])" office:value-type="float" office:value="0" calcext:value-type="float">
            <text:p>0</text:p>
          </table:table-cell>
          <table:table-cell table:style-name="ce9" table:number-columns-repeated="20"/>
          <table:table-cell table:number-columns-repeated="940"/>
        </table:table-row>
        <table:table-row table:style-name="ro1">
          <table:table-cell table:style-name="ce1" office:value-type="string" calcext:value-type="string">
            <text:p>[([(&lt;[([&lt;[([[((){})&lt;()[]&gt;]([{}[]](&lt;&gt;()))]){&lt;[&lt;&lt;&gt;()&gt;(&lt;&gt;{})][[&lt;&gt;&lt;&gt;]]&gt;({([][]){&lt;&gt;[]}}[{{}}&lt;()()&gt;])}</text:p>
          </table:table-cell>
          <table:table-cell table:style-name="ce2" table:formula="of:=SUBSTITUTE(SUBSTITUTE(SUBSTITUTE(SUBSTITUTE([.A11];&quot;()&quot;;&quot;&quot;);&quot;[]&quot;;&quot;&quot;);&quot;{}&quot;;&quot;&quot;);&quot;&lt;&gt;&quot;;&quot;&quot;)" office:value-type="string" office:string-value="[([(&lt;[([&lt;[([[()]([]())]){&lt;[&lt;&gt;()][[]]&gt;({(){}}[{}])}" calcext:value-type="string">
            <text:p>[([(&lt;[([&lt;[([[()]([]())]){&lt;[&lt;&gt;()][[]]&gt;({(){}}[{}])}</text:p>
          </table:table-cell>
          <table:table-cell table:style-name="ce2" table:formula="of:=SUBSTITUTE(SUBSTITUTE(SUBSTITUTE(SUBSTITUTE([.B11];&quot;()&quot;;&quot;&quot;);&quot;[]&quot;;&quot;&quot;);&quot;{}&quot;;&quot;&quot;);&quot;&lt;&gt;&quot;;&quot;&quot;)" office:value-type="string" office:string-value="[([(&lt;[([&lt;[([()]){&lt;[][]&gt;({}[])}" calcext:value-type="string">
            <text:p>[([(&lt;[([&lt;[([()]){&lt;[][]&gt;({}[])}</text:p>
          </table:table-cell>
          <table:table-cell table:style-name="ce2" table:formula="of:=SUBSTITUTE(SUBSTITUTE(SUBSTITUTE(SUBSTITUTE([.C11];&quot;()&quot;;&quot;&quot;);&quot;[]&quot;;&quot;&quot;);&quot;{}&quot;;&quot;&quot;);&quot;&lt;&gt;&quot;;&quot;&quot;)" office:value-type="string" office:string-value="[([(&lt;[([&lt;[(){()}" calcext:value-type="string">
            <text:p>[([(&lt;[([&lt;[(){()}</text:p>
          </table:table-cell>
          <table:table-cell table:style-name="ce2" table:formula="of:=SUBSTITUTE(SUBSTITUTE(SUBSTITUTE(SUBSTITUTE([.D11];&quot;()&quot;;&quot;&quot;);&quot;[]&quot;;&quot;&quot;);&quot;{}&quot;;&quot;&quot;);&quot;&lt;&gt;&quot;;&quot;&quot;)" office:value-type="string" office:string-value="[([(&lt;[([&lt;[" calcext:value-type="string">
            <text:p>[([(&lt;[([&lt;[</text:p>
          </table:table-cell>
          <table:table-cell table:style-name="ce2" table:formula="of:=SUBSTITUTE(SUBSTITUTE(SUBSTITUTE(SUBSTITUTE([.E11];&quot;()&quot;;&quot;&quot;);&quot;[]&quot;;&quot;&quot;);&quot;{}&quot;;&quot;&quot;);&quot;&lt;&gt;&quot;;&quot;&quot;)" office:value-type="string" office:string-value="[([(&lt;[([&lt;[" calcext:value-type="string">
            <text:p>[([(&lt;[([&lt;[</text:p>
          </table:table-cell>
          <table:table-cell table:style-name="ce2" table:formula="of:=SUBSTITUTE(SUBSTITUTE(SUBSTITUTE(SUBSTITUTE([.F11];&quot;()&quot;;&quot;&quot;);&quot;[]&quot;;&quot;&quot;);&quot;{}&quot;;&quot;&quot;);&quot;&lt;&gt;&quot;;&quot;&quot;)" office:value-type="string" office:string-value="[([(&lt;[([&lt;[" calcext:value-type="string">
            <text:p>[([(&lt;[([&lt;[</text:p>
          </table:table-cell>
          <table:table-cell table:style-name="ce2" table:formula="of:=SUBSTITUTE(SUBSTITUTE(SUBSTITUTE(SUBSTITUTE([.G11];&quot;()&quot;;&quot;&quot;);&quot;[]&quot;;&quot;&quot;);&quot;{}&quot;;&quot;&quot;);&quot;&lt;&gt;&quot;;&quot;&quot;)" office:value-type="string" office:string-value="[([(&lt;[([&lt;[" calcext:value-type="string">
            <text:p>[([(&lt;[([&lt;[</text:p>
          </table:table-cell>
          <table:table-cell table:style-name="ce2" table:formula="of:=SUBSTITUTE(SUBSTITUTE(SUBSTITUTE(SUBSTITUTE([.H11];&quot;()&quot;;&quot;&quot;);&quot;[]&quot;;&quot;&quot;);&quot;{}&quot;;&quot;&quot;);&quot;&lt;&gt;&quot;;&quot;&quot;)" office:value-type="string" office:string-value="[([(&lt;[([&lt;[" calcext:value-type="string">
            <text:p>[([(&lt;[([&lt;[</text:p>
          </table:table-cell>
          <table:table-cell table:style-name="ce2" table:formula="of:=SUBSTITUTE(SUBSTITUTE(SUBSTITUTE(SUBSTITUTE([.I11];&quot;()&quot;;&quot;&quot;);&quot;[]&quot;;&quot;&quot;);&quot;{}&quot;;&quot;&quot;);&quot;&lt;&gt;&quot;;&quot;&quot;)" office:value-type="string" office:string-value="[([(&lt;[([&lt;[" calcext:value-type="string">
            <text:p>[([(&lt;[([&lt;[</text:p>
          </table:table-cell>
          <table:table-cell table:style-name="ce2" table:formula="of:=SUBSTITUTE(SUBSTITUTE(SUBSTITUTE(SUBSTITUTE([.J11];&quot;()&quot;;&quot;&quot;);&quot;[]&quot;;&quot;&quot;);&quot;{}&quot;;&quot;&quot;);&quot;&lt;&gt;&quot;;&quot;&quot;)" office:value-type="string" office:string-value="[([(&lt;[([&lt;[" calcext:value-type="string">
            <text:p>[([(&lt;[([&lt;[</text:p>
          </table:table-cell>
          <table:table-cell table:style-name="ce2" table:formula="of:=SUBSTITUTE(SUBSTITUTE(SUBSTITUTE(SUBSTITUTE([.K11];&quot;()&quot;;&quot;&quot;);&quot;[]&quot;;&quot;&quot;);&quot;{}&quot;;&quot;&quot;);&quot;&lt;&gt;&quot;;&quot;&quot;)" office:value-type="string" office:string-value="[([(&lt;[([&lt;[" calcext:value-type="string">
            <text:p>[([(&lt;[([&lt;[</text:p>
          </table:table-cell>
          <table:table-cell table:style-name="ce2" table:formula="of:=SUBSTITUTE(SUBSTITUTE(SUBSTITUTE(SUBSTITUTE([.L11];&quot;()&quot;;&quot;&quot;);&quot;[]&quot;;&quot;&quot;);&quot;{}&quot;;&quot;&quot;);&quot;&lt;&gt;&quot;;&quot;&quot;)" office:value-type="string" office:string-value="[([(&lt;[([&lt;[" calcext:value-type="string">
            <text:p>[([(&lt;[([&lt;[</text:p>
          </table:table-cell>
          <table:table-cell table:style-name="ce2" table:formula="of:=SUBSTITUTE(SUBSTITUTE(SUBSTITUTE(SUBSTITUTE([.M11];&quot;()&quot;;&quot;&quot;);&quot;[]&quot;;&quot;&quot;);&quot;{}&quot;;&quot;&quot;);&quot;&lt;&gt;&quot;;&quot;&quot;)" office:value-type="string" office:string-value="[([(&lt;[([&lt;[" calcext:value-type="string">
            <text:p>[([(&lt;[([&lt;[</text:p>
          </table:table-cell>
          <table:table-cell table:style-name="ce2" table:formula="of:=SUBSTITUTE(SUBSTITUTE(SUBSTITUTE(SUBSTITUTE([.N11];&quot;()&quot;;&quot;&quot;);&quot;[]&quot;;&quot;&quot;);&quot;{}&quot;;&quot;&quot;);&quot;&lt;&gt;&quot;;&quot;&quot;)" office:value-type="string" office:string-value="[([(&lt;[([&lt;[" calcext:value-type="string">
            <text:p>[([(&lt;[([&lt;[</text:p>
          </table:table-cell>
          <table:table-cell table:style-name="ce2" table:formula="of:=SUBSTITUTE(SUBSTITUTE(SUBSTITUTE(SUBSTITUTE([.O11];&quot;()&quot;;&quot;&quot;);&quot;[]&quot;;&quot;&quot;);&quot;{}&quot;;&quot;&quot;);&quot;&lt;&gt;&quot;;&quot;&quot;)" office:value-type="string" office:string-value="[([(&lt;[([&lt;[" calcext:value-type="string">
            <text:p>[([(&lt;[([&lt;[</text:p>
          </table:table-cell>
          <table:table-cell table:style-name="ce2" table:formula="of:=SUBSTITUTE(SUBSTITUTE(SUBSTITUTE(SUBSTITUTE([.P11];&quot;()&quot;;&quot;&quot;);&quot;[]&quot;;&quot;&quot;);&quot;{}&quot;;&quot;&quot;);&quot;&lt;&gt;&quot;;&quot;&quot;)" office:value-type="string" office:string-value="[([(&lt;[([&lt;[" calcext:value-type="string">
            <text:p>[([(&lt;[([&lt;[</text:p>
          </table:table-cell>
          <table:table-cell table:style-name="ce2" table:formula="of:=SUBSTITUTE(SUBSTITUTE(SUBSTITUTE(SUBSTITUTE([.Q11];&quot;()&quot;;&quot;&quot;);&quot;[]&quot;;&quot;&quot;);&quot;{}&quot;;&quot;&quot;);&quot;&lt;&gt;&quot;;&quot;&quot;)" office:value-type="string" office:string-value="[([(&lt;[([&lt;[" calcext:value-type="string">
            <text:p>[([(&lt;[([&lt;[</text:p>
          </table:table-cell>
          <table:table-cell table:style-name="ce2" table:formula="of:=SUBSTITUTE(SUBSTITUTE(SUBSTITUTE(SUBSTITUTE([.R11];&quot;()&quot;;&quot;&quot;);&quot;[]&quot;;&quot;&quot;);&quot;{}&quot;;&quot;&quot;);&quot;&lt;&gt;&quot;;&quot;&quot;)" office:value-type="string" office:string-value="[([(&lt;[([&lt;[" calcext:value-type="string">
            <text:p>[([(&lt;[([&lt;[</text:p>
          </table:table-cell>
          <table:table-cell table:style-name="ce2" table:formula="of:=SUBSTITUTE(SUBSTITUTE(SUBSTITUTE(SUBSTITUTE([.S11];&quot;()&quot;;&quot;&quot;);&quot;[]&quot;;&quot;&quot;);&quot;{}&quot;;&quot;&quot;);&quot;&lt;&gt;&quot;;&quot;&quot;)" office:value-type="string" office:string-value="[([(&lt;[([&lt;[" calcext:value-type="string">
            <text:p>[([(&lt;[([&lt;[</text:p>
          </table:table-cell>
          <table:table-cell table:style-name="ce2" table:formula="of:=SUBSTITUTE(SUBSTITUTE(SUBSTITUTE(SUBSTITUTE([.T11];&quot;()&quot;;&quot;&quot;);&quot;[]&quot;;&quot;&quot;);&quot;{}&quot;;&quot;&quot;);&quot;&lt;&gt;&quot;;&quot;&quot;)" office:value-type="string" office:string-value="[([(&lt;[([&lt;[" calcext:value-type="string">
            <text:p>[([(&lt;[([&lt;[</text:p>
          </table:table-cell>
          <table:table-cell table:style-name="ce2" table:formula="of:=SUBSTITUTE(SUBSTITUTE(SUBSTITUTE(SUBSTITUTE([.U11];&quot;()&quot;;&quot;&quot;);&quot;[]&quot;;&quot;&quot;);&quot;{}&quot;;&quot;&quot;);&quot;&lt;&gt;&quot;;&quot;&quot;)" office:value-type="string" office:string-value="[([(&lt;[([&lt;[" calcext:value-type="string">
            <text:p>[([(&lt;[([&lt;[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11]; MIN(IFERROR(TRANSPOSE(FIND([$Reference.$A$5:.$A$8];[.V11]));)))); [$Reference.$A$5:.$A$8];0);0);)" office:value-type="float" office:value="0" calcext:value-type="float">
            <text:p>0</text:p>
          </table:table-cell>
          <table:table-cell table:style-name="ce2"/>
          <table:table-cell table:style-name="ce6" table:number-matrix-columns-spanned="1" table:number-matrix-rows-spanned="1" table:formula="of:=IF(ISBLANK([.X11]);CONCATENATE(MID([.V11];LEN([.V11])-ROW(INDIRECT(&quot;1:&quot;&amp;LEN([.V11])))+1;1));)" office:value-type="float" office:value="0" calcext:value-type="float">
            <text:p>0</text:p>
          </table:table-cell>
          <table:table-cell table:style-name="ce8" table:formula="of:=SUBSTITUTE(SUBSTITUTE(SUBSTITUTE(SUBSTITUTE([.Z11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11&amp;&quot;&quot;&quot;&quot;,&quot;&quot;(?s)(.{1})&quot;&quot;,&quot;&quot;$1&quot;&quot;&amp;CHAR(127)),&quot;&quot;'&quot;&quot;,&quot;&quot;''&quot;&quot;),CHAR(127)),)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number-columns-repeated="8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11]));([.AT11]*5)+IFERROR(INDEX( [$Reference.$D$5:.$D$8];MATCH( [.AB11]; [$Reference.$A$5:.$A$8];0);0););[.AT11])" office:value-type="float" office:value="2" calcext:value-type="float">
            <text:p>2</text:p>
          </table:table-cell>
          <table:table-cell table:style-name="ce9" table:number-matrix-columns-spanned="1" table:number-matrix-rows-spanned="1" table:formula="of:=IF(NOT(ISBLANK([.AC11]));([.AU11]*5)+IFERROR(INDEX( [$Reference.$D$5:.$D$8];MATCH( [.AC11]; [$Reference.$A$5:.$A$8];0);0););[.AU11])" office:value-type="float" office:value="14" calcext:value-type="float">
            <text:p>14</text:p>
          </table:table-cell>
          <table:table-cell table:style-name="ce9" table:number-matrix-columns-spanned="1" table:number-matrix-rows-spanned="1" table:formula="of:=IF(NOT(ISBLANK([.AD11]));([.AV11]*5)+IFERROR(INDEX( [$Reference.$D$5:.$D$8];MATCH( [.AD11]; [$Reference.$A$5:.$A$8];0);0););[.AV11])" office:value-type="float" office:value="72" calcext:value-type="float">
            <text:p>72</text:p>
          </table:table-cell>
          <table:table-cell table:style-name="ce9" table:number-matrix-columns-spanned="1" table:number-matrix-rows-spanned="1" table:formula="of:=IF(NOT(ISBLANK([.AE11]));([.AW11]*5)+IFERROR(INDEX( [$Reference.$D$5:.$D$8];MATCH( [.AE11]; [$Reference.$A$5:.$A$8];0);0););[.AW11])" office:value-type="float" office:value="361" calcext:value-type="float">
            <text:p>361</text:p>
          </table:table-cell>
          <table:table-cell table:style-name="ce9" table:number-matrix-columns-spanned="1" table:number-matrix-rows-spanned="1" table:formula="of:=IF(NOT(ISBLANK([.AF11]));([.AX11]*5)+IFERROR(INDEX( [$Reference.$D$5:.$D$8];MATCH( [.AF11]; [$Reference.$A$5:.$A$8];0);0););[.AX11])" office:value-type="float" office:value="1807" calcext:value-type="float">
            <text:p>1807</text:p>
          </table:table-cell>
          <table:table-cell table:style-name="ce9" table:number-matrix-columns-spanned="1" table:number-matrix-rows-spanned="1" table:formula="of:=IF(NOT(ISBLANK([.AG11]));([.AY11]*5)+IFERROR(INDEX( [$Reference.$D$5:.$D$8];MATCH( [.AG11]; [$Reference.$A$5:.$A$8];0);0););[.AY11])" office:value-type="float" office:value="9039" calcext:value-type="float">
            <text:p>9039</text:p>
          </table:table-cell>
          <table:table-cell table:style-name="ce9" table:number-matrix-columns-spanned="1" table:number-matrix-rows-spanned="1" table:formula="of:=IF(NOT(ISBLANK([.AH11]));([.AZ11]*5)+IFERROR(INDEX( [$Reference.$D$5:.$D$8];MATCH( [.AH11]; [$Reference.$A$5:.$A$8];0);0););[.AZ11])" office:value-type="float" office:value="45196" calcext:value-type="float">
            <text:p>45196</text:p>
          </table:table-cell>
          <table:table-cell table:style-name="ce9" table:number-matrix-columns-spanned="1" table:number-matrix-rows-spanned="1" table:formula="of:=IF(NOT(ISBLANK([.AI11]));([.BA11]*5)+IFERROR(INDEX( [$Reference.$D$5:.$D$8];MATCH( [.AI11]; [$Reference.$A$5:.$A$8];0);0););[.BA11])" office:value-type="float" office:value="225982" calcext:value-type="float">
            <text:p>225982</text:p>
          </table:table-cell>
          <table:table-cell table:style-name="ce9" table:number-matrix-columns-spanned="1" table:number-matrix-rows-spanned="1" table:formula="of:=IF(NOT(ISBLANK([.AJ11]));([.BB11]*5)+IFERROR(INDEX( [$Reference.$D$5:.$D$8];MATCH( [.AJ11]; [$Reference.$A$5:.$A$8];0);0););[.BB11])" office:value-type="float" office:value="1129911" calcext:value-type="float">
            <text:p>1129911</text:p>
          </table:table-cell>
          <table:table-cell table:style-name="ce9" table:number-matrix-columns-spanned="1" table:number-matrix-rows-spanned="1" table:formula="of:=IF(NOT(ISBLANK([.AK11]));([.BC11]*5)+IFERROR(INDEX( [$Reference.$D$5:.$D$8];MATCH( [.AK11]; [$Reference.$A$5:.$A$8];0);0););[.BC11])" office:value-type="float" office:value="5649557" calcext:value-type="float">
            <text:p>5649557</text:p>
          </table:table-cell>
          <table:table-cell table:style-name="ce9" table:number-matrix-columns-spanned="1" table:number-matrix-rows-spanned="1" table:formula="of:=IF(NOT(ISBLANK([.AL11]));([.BD11]*5)+IFERROR(INDEX( [$Reference.$D$5:.$D$8];MATCH( [.AL11]; [$Reference.$A$5:.$A$8];0);0););[.BD11])" office:value-type="float" office:value="5649557" calcext:value-type="float">
            <text:p>5649557</text:p>
          </table:table-cell>
          <table:table-cell table:style-name="ce9" table:number-matrix-columns-spanned="1" table:number-matrix-rows-spanned="1" table:formula="of:=IF(NOT(ISBLANK([.AM11]));([.BE11]*5)+IFERROR(INDEX( [$Reference.$D$5:.$D$8];MATCH( [.AM11]; [$Reference.$A$5:.$A$8];0);0););[.BE11])" office:value-type="float" office:value="5649557" calcext:value-type="float">
            <text:p>5649557</text:p>
          </table:table-cell>
          <table:table-cell table:style-name="ce9" table:number-matrix-columns-spanned="1" table:number-matrix-rows-spanned="1" table:formula="of:=IF(NOT(ISBLANK([.AN11]));([.BF11]*5)+IFERROR(INDEX( [$Reference.$D$5:.$D$8];MATCH( [.AN11]; [$Reference.$A$5:.$A$8];0);0););[.BF11])" office:value-type="float" office:value="5649557" calcext:value-type="float">
            <text:p>5649557</text:p>
          </table:table-cell>
          <table:table-cell table:style-name="ce9" table:number-matrix-columns-spanned="1" table:number-matrix-rows-spanned="1" table:formula="of:=IF(NOT(ISBLANK([.AO11]));([.BG11]*5)+IFERROR(INDEX( [$Reference.$D$5:.$D$8];MATCH( [.AO11]; [$Reference.$A$5:.$A$8];0);0););[.BG11])" office:value-type="float" office:value="5649557" calcext:value-type="float">
            <text:p>5649557</text:p>
          </table:table-cell>
          <table:table-cell table:style-name="ce9" table:number-matrix-columns-spanned="1" table:number-matrix-rows-spanned="1" table:formula="of:=IF(NOT(ISBLANK([.AP11]));([.BH11]*5)+IFERROR(INDEX( [$Reference.$D$5:.$D$8];MATCH( [.AP11]; [$Reference.$A$5:.$A$8];0);0););[.BH11])" office:value-type="float" office:value="5649557" calcext:value-type="float">
            <text:p>5649557</text:p>
          </table:table-cell>
          <table:table-cell table:style-name="ce9" table:number-matrix-columns-spanned="1" table:number-matrix-rows-spanned="1" table:formula="of:=IF(NOT(ISBLANK([.AQ11]));([.BI11]*5)+IFERROR(INDEX( [$Reference.$D$5:.$D$8];MATCH( [.AQ11]; [$Reference.$A$5:.$A$8];0);0););[.BI11])" office:value-type="float" office:value="5649557" calcext:value-type="float">
            <text:p>5649557</text:p>
          </table:table-cell>
          <table:table-cell table:style-name="ce9" table:number-matrix-columns-spanned="1" table:number-matrix-rows-spanned="1" table:formula="of:=IF(NOT(ISBLANK([.AR11]));([.BJ11]*5)+IFERROR(INDEX( [$Reference.$D$5:.$D$8];MATCH( [.AR11]; [$Reference.$A$5:.$A$8];0);0););[.BJ11])" office:value-type="float" office:value="5649557" calcext:value-type="float">
            <text:p>5649557</text:p>
          </table:table-cell>
          <table:table-cell table:style-name="ce9" table:number-matrix-columns-spanned="1" table:number-matrix-rows-spanned="1" table:formula="of:=IF(NOT(ISBLANK([.AS11]));([.BK11]*5)+IFERROR(INDEX( [$Reference.$D$5:.$D$8];MATCH( [.AS11]; [$Reference.$A$5:.$A$8];0);0););[.BK11])" office:value-type="float" office:value="5649557" calcext:value-type="float">
            <text:p>5649557</text:p>
          </table:table-cell>
          <table:table-cell table:style-name="ce9" table:number-columns-repeated="20"/>
          <table:table-cell table:number-columns-repeated="940"/>
        </table:table-row>
        <table:table-row table:style-name="ro1">
          <table:table-cell table:style-name="ce1" office:value-type="string" calcext:value-type="string">
            <text:p>{{[[(([{{((&lt;{[{}[]][{}()]}{((){})&lt;()()&gt;}&gt;(&lt;[{}{}]{()&lt;&gt;}&gt;(&lt;{}()&gt;(()()))))){[[[&lt;{}[]&gt;&lt;[]&lt;&gt;&gt;][[{}[]]{</text:p>
          </table:table-cell>
          <table:table-cell table:style-name="ce2" table:formula="of:=SUBSTITUTE(SUBSTITUTE(SUBSTITUTE(SUBSTITUTE([.A12];&quot;()&quot;;&quot;&quot;);&quot;[]&quot;;&quot;&quot;);&quot;{}&quot;;&quot;&quot;);&quot;&lt;&gt;&quot;;&quot;&quot;)" office:value-type="string" office:string-value="{{[[(([{{((&lt;{[][]}{()}&gt;(&lt;[]{}&gt;(())))){[[[&lt;&gt;][[]{" calcext:value-type="string">
            <text:p>{{[[(([{{((&lt;{[][]}{()}&gt;(&lt;[]{}&gt;(())))){[[[&lt;&gt;][[]{</text:p>
          </table:table-cell>
          <table:table-cell table:style-name="ce2" table:formula="of:=SUBSTITUTE(SUBSTITUTE(SUBSTITUTE(SUBSTITUTE([.B12];&quot;()&quot;;&quot;&quot;);&quot;[]&quot;;&quot;&quot;);&quot;{}&quot;;&quot;&quot;);&quot;&lt;&gt;&quot;;&quot;&quot;)" office:value-type="string" office:string-value="{{[[(([{{(((()))){[[[][{" calcext:value-type="string">
            <text:p>{{[[(([{{(((()))){[[[][{</text:p>
          </table:table-cell>
          <table:table-cell table:style-name="ce2" table:formula="of:=SUBSTITUTE(SUBSTITUTE(SUBSTITUTE(SUBSTITUTE([.C12];&quot;()&quot;;&quot;&quot;);&quot;[]&quot;;&quot;&quot;);&quot;{}&quot;;&quot;&quot;);&quot;&lt;&gt;&quot;;&quot;&quot;)" office:value-type="string" office:string-value="{{[[(([{{((())){[[[{" calcext:value-type="string">
            <text:p>{{[[(([{{((())){[[[{</text:p>
          </table:table-cell>
          <table:table-cell table:style-name="ce2" table:formula="of:=SUBSTITUTE(SUBSTITUTE(SUBSTITUTE(SUBSTITUTE([.D12];&quot;()&quot;;&quot;&quot;);&quot;[]&quot;;&quot;&quot;);&quot;{}&quot;;&quot;&quot;);&quot;&lt;&gt;&quot;;&quot;&quot;)" office:value-type="string" office:string-value="{{[[(([{{(()){[[[{" calcext:value-type="string">
            <text:p>{{[[(([{{(()){[[[{</text:p>
          </table:table-cell>
          <table:table-cell table:style-name="ce2" table:formula="of:=SUBSTITUTE(SUBSTITUTE(SUBSTITUTE(SUBSTITUTE([.E12];&quot;()&quot;;&quot;&quot;);&quot;[]&quot;;&quot;&quot;);&quot;{}&quot;;&quot;&quot;);&quot;&lt;&gt;&quot;;&quot;&quot;)" office:value-type="string" office:string-value="{{[[(([{{(){[[[{" calcext:value-type="string">
            <text:p>{{[[(([{{(){[[[{</text:p>
          </table:table-cell>
          <table:table-cell table:style-name="ce2" table:formula="of:=SUBSTITUTE(SUBSTITUTE(SUBSTITUTE(SUBSTITUTE([.F12];&quot;()&quot;;&quot;&quot;);&quot;[]&quot;;&quot;&quot;);&quot;{}&quot;;&quot;&quot;);&quot;&lt;&gt;&quot;;&quot;&quot;)" office:value-type="string" office:string-value="{{[[(([{{{[[[{" calcext:value-type="string">
            <text:p>{{[[(([{{{[[[{</text:p>
          </table:table-cell>
          <table:table-cell table:style-name="ce2" table:formula="of:=SUBSTITUTE(SUBSTITUTE(SUBSTITUTE(SUBSTITUTE([.G12];&quot;()&quot;;&quot;&quot;);&quot;[]&quot;;&quot;&quot;);&quot;{}&quot;;&quot;&quot;);&quot;&lt;&gt;&quot;;&quot;&quot;)" office:value-type="string" office:string-value="{{[[(([{{{[[[{" calcext:value-type="string">
            <text:p>{{[[(([{{{[[[{</text:p>
          </table:table-cell>
          <table:table-cell table:style-name="ce2" table:formula="of:=SUBSTITUTE(SUBSTITUTE(SUBSTITUTE(SUBSTITUTE([.H12];&quot;()&quot;;&quot;&quot;);&quot;[]&quot;;&quot;&quot;);&quot;{}&quot;;&quot;&quot;);&quot;&lt;&gt;&quot;;&quot;&quot;)" office:value-type="string" office:string-value="{{[[(([{{{[[[{" calcext:value-type="string">
            <text:p>{{[[(([{{{[[[{</text:p>
          </table:table-cell>
          <table:table-cell table:style-name="ce2" table:formula="of:=SUBSTITUTE(SUBSTITUTE(SUBSTITUTE(SUBSTITUTE([.I12];&quot;()&quot;;&quot;&quot;);&quot;[]&quot;;&quot;&quot;);&quot;{}&quot;;&quot;&quot;);&quot;&lt;&gt;&quot;;&quot;&quot;)" office:value-type="string" office:string-value="{{[[(([{{{[[[{" calcext:value-type="string">
            <text:p>{{[[(([{{{[[[{</text:p>
          </table:table-cell>
          <table:table-cell table:style-name="ce2" table:formula="of:=SUBSTITUTE(SUBSTITUTE(SUBSTITUTE(SUBSTITUTE([.J12];&quot;()&quot;;&quot;&quot;);&quot;[]&quot;;&quot;&quot;);&quot;{}&quot;;&quot;&quot;);&quot;&lt;&gt;&quot;;&quot;&quot;)" office:value-type="string" office:string-value="{{[[(([{{{[[[{" calcext:value-type="string">
            <text:p>{{[[(([{{{[[[{</text:p>
          </table:table-cell>
          <table:table-cell table:style-name="ce2" table:formula="of:=SUBSTITUTE(SUBSTITUTE(SUBSTITUTE(SUBSTITUTE([.K12];&quot;()&quot;;&quot;&quot;);&quot;[]&quot;;&quot;&quot;);&quot;{}&quot;;&quot;&quot;);&quot;&lt;&gt;&quot;;&quot;&quot;)" office:value-type="string" office:string-value="{{[[(([{{{[[[{" calcext:value-type="string">
            <text:p>{{[[(([{{{[[[{</text:p>
          </table:table-cell>
          <table:table-cell table:style-name="ce2" table:formula="of:=SUBSTITUTE(SUBSTITUTE(SUBSTITUTE(SUBSTITUTE([.L12];&quot;()&quot;;&quot;&quot;);&quot;[]&quot;;&quot;&quot;);&quot;{}&quot;;&quot;&quot;);&quot;&lt;&gt;&quot;;&quot;&quot;)" office:value-type="string" office:string-value="{{[[(([{{{[[[{" calcext:value-type="string">
            <text:p>{{[[(([{{{[[[{</text:p>
          </table:table-cell>
          <table:table-cell table:style-name="ce2" table:formula="of:=SUBSTITUTE(SUBSTITUTE(SUBSTITUTE(SUBSTITUTE([.M12];&quot;()&quot;;&quot;&quot;);&quot;[]&quot;;&quot;&quot;);&quot;{}&quot;;&quot;&quot;);&quot;&lt;&gt;&quot;;&quot;&quot;)" office:value-type="string" office:string-value="{{[[(([{{{[[[{" calcext:value-type="string">
            <text:p>{{[[(([{{{[[[{</text:p>
          </table:table-cell>
          <table:table-cell table:style-name="ce2" table:formula="of:=SUBSTITUTE(SUBSTITUTE(SUBSTITUTE(SUBSTITUTE([.N12];&quot;()&quot;;&quot;&quot;);&quot;[]&quot;;&quot;&quot;);&quot;{}&quot;;&quot;&quot;);&quot;&lt;&gt;&quot;;&quot;&quot;)" office:value-type="string" office:string-value="{{[[(([{{{[[[{" calcext:value-type="string">
            <text:p>{{[[(([{{{[[[{</text:p>
          </table:table-cell>
          <table:table-cell table:style-name="ce2" table:formula="of:=SUBSTITUTE(SUBSTITUTE(SUBSTITUTE(SUBSTITUTE([.O12];&quot;()&quot;;&quot;&quot;);&quot;[]&quot;;&quot;&quot;);&quot;{}&quot;;&quot;&quot;);&quot;&lt;&gt;&quot;;&quot;&quot;)" office:value-type="string" office:string-value="{{[[(([{{{[[[{" calcext:value-type="string">
            <text:p>{{[[(([{{{[[[{</text:p>
          </table:table-cell>
          <table:table-cell table:style-name="ce2" table:formula="of:=SUBSTITUTE(SUBSTITUTE(SUBSTITUTE(SUBSTITUTE([.P12];&quot;()&quot;;&quot;&quot;);&quot;[]&quot;;&quot;&quot;);&quot;{}&quot;;&quot;&quot;);&quot;&lt;&gt;&quot;;&quot;&quot;)" office:value-type="string" office:string-value="{{[[(([{{{[[[{" calcext:value-type="string">
            <text:p>{{[[(([{{{[[[{</text:p>
          </table:table-cell>
          <table:table-cell table:style-name="ce2" table:formula="of:=SUBSTITUTE(SUBSTITUTE(SUBSTITUTE(SUBSTITUTE([.Q12];&quot;()&quot;;&quot;&quot;);&quot;[]&quot;;&quot;&quot;);&quot;{}&quot;;&quot;&quot;);&quot;&lt;&gt;&quot;;&quot;&quot;)" office:value-type="string" office:string-value="{{[[(([{{{[[[{" calcext:value-type="string">
            <text:p>{{[[(([{{{[[[{</text:p>
          </table:table-cell>
          <table:table-cell table:style-name="ce2" table:formula="of:=SUBSTITUTE(SUBSTITUTE(SUBSTITUTE(SUBSTITUTE([.R12];&quot;()&quot;;&quot;&quot;);&quot;[]&quot;;&quot;&quot;);&quot;{}&quot;;&quot;&quot;);&quot;&lt;&gt;&quot;;&quot;&quot;)" office:value-type="string" office:string-value="{{[[(([{{{[[[{" calcext:value-type="string">
            <text:p>{{[[(([{{{[[[{</text:p>
          </table:table-cell>
          <table:table-cell table:style-name="ce2" table:formula="of:=SUBSTITUTE(SUBSTITUTE(SUBSTITUTE(SUBSTITUTE([.S12];&quot;()&quot;;&quot;&quot;);&quot;[]&quot;;&quot;&quot;);&quot;{}&quot;;&quot;&quot;);&quot;&lt;&gt;&quot;;&quot;&quot;)" office:value-type="string" office:string-value="{{[[(([{{{[[[{" calcext:value-type="string">
            <text:p>{{[[(([{{{[[[{</text:p>
          </table:table-cell>
          <table:table-cell table:style-name="ce2" table:formula="of:=SUBSTITUTE(SUBSTITUTE(SUBSTITUTE(SUBSTITUTE([.T12];&quot;()&quot;;&quot;&quot;);&quot;[]&quot;;&quot;&quot;);&quot;{}&quot;;&quot;&quot;);&quot;&lt;&gt;&quot;;&quot;&quot;)" office:value-type="string" office:string-value="{{[[(([{{{[[[{" calcext:value-type="string">
            <text:p>{{[[(([{{{[[[{</text:p>
          </table:table-cell>
          <table:table-cell table:style-name="ce2" table:formula="of:=SUBSTITUTE(SUBSTITUTE(SUBSTITUTE(SUBSTITUTE([.U12];&quot;()&quot;;&quot;&quot;);&quot;[]&quot;;&quot;&quot;);&quot;{}&quot;;&quot;&quot;);&quot;&lt;&gt;&quot;;&quot;&quot;)" office:value-type="string" office:string-value="{{[[(([{{{[[[{" calcext:value-type="string">
            <text:p>{{[[(([{{{[[[{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12]; MIN(IFERROR(TRANSPOSE(FIND([$Reference.$A$5:.$A$8];[.V12]));)))); [$Reference.$A$5:.$A$8];0);0);)" office:value-type="float" office:value="0" calcext:value-type="float">
            <text:p>0</text:p>
          </table:table-cell>
          <table:table-cell table:style-name="ce2"/>
          <table:table-cell table:style-name="ce6" table:number-matrix-columns-spanned="1" table:number-matrix-rows-spanned="1" table:formula="of:=IF(ISBLANK([.X12]);CONCATENATE(MID([.V12];LEN([.V12])-ROW(INDIRECT(&quot;1:&quot;&amp;LEN([.V12])))+1;1));)" office:value-type="float" office:value="0" calcext:value-type="float">
            <text:p>0</text:p>
          </table:table-cell>
          <table:table-cell table:style-name="ce8" table:formula="of:=SUBSTITUTE(SUBSTITUTE(SUBSTITUTE(SUBSTITUTE([.Z12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12&amp;&quot;&quot;&quot;&quot;,&quot;&quot;(?s)(.{1})&quot;&quot;,&quot;&quot;$1&quot;&quot;&amp;CHAR(127)),&quot;&quot;'&quot;&quot;,&quot;&quot;''&quot;&quot;),CHAR(127)),)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number-columns-repeated="4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12]));([.AT12]*5)+IFERROR(INDEX( [$Reference.$D$5:.$D$8];MATCH( [.AB12]; [$Reference.$A$5:.$A$8];0);0););[.AT12])" office:value-type="float" office:value="3" calcext:value-type="float">
            <text:p>3</text:p>
          </table:table-cell>
          <table:table-cell table:style-name="ce9" table:number-matrix-columns-spanned="1" table:number-matrix-rows-spanned="1" table:formula="of:=IF(NOT(ISBLANK([.AC12]));([.AU12]*5)+IFERROR(INDEX( [$Reference.$D$5:.$D$8];MATCH( [.AC12]; [$Reference.$A$5:.$A$8];0);0););[.AU12])" office:value-type="float" office:value="17" calcext:value-type="float">
            <text:p>17</text:p>
          </table:table-cell>
          <table:table-cell table:style-name="ce9" table:number-matrix-columns-spanned="1" table:number-matrix-rows-spanned="1" table:formula="of:=IF(NOT(ISBLANK([.AD12]));([.AV12]*5)+IFERROR(INDEX( [$Reference.$D$5:.$D$8];MATCH( [.AD12]; [$Reference.$A$5:.$A$8];0);0););[.AV12])" office:value-type="float" office:value="87" calcext:value-type="float">
            <text:p>87</text:p>
          </table:table-cell>
          <table:table-cell table:style-name="ce9" table:number-matrix-columns-spanned="1" table:number-matrix-rows-spanned="1" table:formula="of:=IF(NOT(ISBLANK([.AE12]));([.AW12]*5)+IFERROR(INDEX( [$Reference.$D$5:.$D$8];MATCH( [.AE12]; [$Reference.$A$5:.$A$8];0);0););[.AW12])" office:value-type="float" office:value="437" calcext:value-type="float">
            <text:p>437</text:p>
          </table:table-cell>
          <table:table-cell table:style-name="ce9" table:number-matrix-columns-spanned="1" table:number-matrix-rows-spanned="1" table:formula="of:=IF(NOT(ISBLANK([.AF12]));([.AX12]*5)+IFERROR(INDEX( [$Reference.$D$5:.$D$8];MATCH( [.AF12]; [$Reference.$A$5:.$A$8];0);0););[.AX12])" office:value-type="float" office:value="2188" calcext:value-type="float">
            <text:p>2188</text:p>
          </table:table-cell>
          <table:table-cell table:style-name="ce9" table:number-matrix-columns-spanned="1" table:number-matrix-rows-spanned="1" table:formula="of:=IF(NOT(ISBLANK([.AG12]));([.AY12]*5)+IFERROR(INDEX( [$Reference.$D$5:.$D$8];MATCH( [.AG12]; [$Reference.$A$5:.$A$8];0);0););[.AY12])" office:value-type="float" office:value="10943" calcext:value-type="float">
            <text:p>10943</text:p>
          </table:table-cell>
          <table:table-cell table:style-name="ce9" table:number-matrix-columns-spanned="1" table:number-matrix-rows-spanned="1" table:formula="of:=IF(NOT(ISBLANK([.AH12]));([.AZ12]*5)+IFERROR(INDEX( [$Reference.$D$5:.$D$8];MATCH( [.AH12]; [$Reference.$A$5:.$A$8];0);0););[.AZ12])" office:value-type="float" office:value="54718" calcext:value-type="float">
            <text:p>54718</text:p>
          </table:table-cell>
          <table:table-cell table:style-name="ce9" table:number-matrix-columns-spanned="1" table:number-matrix-rows-spanned="1" table:formula="of:=IF(NOT(ISBLANK([.AI12]));([.BA12]*5)+IFERROR(INDEX( [$Reference.$D$5:.$D$8];MATCH( [.AI12]; [$Reference.$A$5:.$A$8];0);0););[.BA12])" office:value-type="float" office:value="273592" calcext:value-type="float">
            <text:p>273592</text:p>
          </table:table-cell>
          <table:table-cell table:style-name="ce9" table:number-matrix-columns-spanned="1" table:number-matrix-rows-spanned="1" table:formula="of:=IF(NOT(ISBLANK([.AJ12]));([.BB12]*5)+IFERROR(INDEX( [$Reference.$D$5:.$D$8];MATCH( [.AJ12]; [$Reference.$A$5:.$A$8];0);0););[.BB12])" office:value-type="float" office:value="1367961" calcext:value-type="float">
            <text:p>1367961</text:p>
          </table:table-cell>
          <table:table-cell table:style-name="ce9" table:number-matrix-columns-spanned="1" table:number-matrix-rows-spanned="1" table:formula="of:=IF(NOT(ISBLANK([.AK12]));([.BC12]*5)+IFERROR(INDEX( [$Reference.$D$5:.$D$8];MATCH( [.AK12]; [$Reference.$A$5:.$A$8];0);0););[.BC12])" office:value-type="float" office:value="6839806" calcext:value-type="float">
            <text:p>6839806</text:p>
          </table:table-cell>
          <table:table-cell table:style-name="ce9" table:number-matrix-columns-spanned="1" table:number-matrix-rows-spanned="1" table:formula="of:=IF(NOT(ISBLANK([.AL12]));([.BD12]*5)+IFERROR(INDEX( [$Reference.$D$5:.$D$8];MATCH( [.AL12]; [$Reference.$A$5:.$A$8];0);0););[.BD12])" office:value-type="float" office:value="34199032" calcext:value-type="float">
            <text:p>34199032</text:p>
          </table:table-cell>
          <table:table-cell table:style-name="ce9" table:number-matrix-columns-spanned="1" table:number-matrix-rows-spanned="1" table:formula="of:=IF(NOT(ISBLANK([.AM12]));([.BE12]*5)+IFERROR(INDEX( [$Reference.$D$5:.$D$8];MATCH( [.AM12]; [$Reference.$A$5:.$A$8];0);0););[.BE12])" office:value-type="float" office:value="170995162" calcext:value-type="float">
            <text:p>170995162</text:p>
          </table:table-cell>
          <table:table-cell table:style-name="ce9" table:number-matrix-columns-spanned="1" table:number-matrix-rows-spanned="1" table:formula="of:=IF(NOT(ISBLANK([.AN12]));([.BF12]*5)+IFERROR(INDEX( [$Reference.$D$5:.$D$8];MATCH( [.AN12]; [$Reference.$A$5:.$A$8];0);0););[.BF12])" office:value-type="float" office:value="854975813" calcext:value-type="float">
            <text:p>854975813</text:p>
          </table:table-cell>
          <table:table-cell table:style-name="ce9" table:number-matrix-columns-spanned="1" table:number-matrix-rows-spanned="1" table:formula="of:=IF(NOT(ISBLANK([.AO12]));([.BG12]*5)+IFERROR(INDEX( [$Reference.$D$5:.$D$8];MATCH( [.AO12]; [$Reference.$A$5:.$A$8];0);0););[.BG12])" office:value-type="float" office:value="4274879068" calcext:value-type="float">
            <text:p>4274879068</text:p>
          </table:table-cell>
          <table:table-cell table:style-name="ce9" table:number-matrix-columns-spanned="1" table:number-matrix-rows-spanned="1" table:formula="of:=IF(NOT(ISBLANK([.AP12]));([.BH12]*5)+IFERROR(INDEX( [$Reference.$D$5:.$D$8];MATCH( [.AP12]; [$Reference.$A$5:.$A$8];0);0););[.BH12])" office:value-type="float" office:value="4274879068" calcext:value-type="float">
            <text:p>4274879068</text:p>
          </table:table-cell>
          <table:table-cell table:style-name="ce9" table:number-matrix-columns-spanned="1" table:number-matrix-rows-spanned="1" table:formula="of:=IF(NOT(ISBLANK([.AQ12]));([.BI12]*5)+IFERROR(INDEX( [$Reference.$D$5:.$D$8];MATCH( [.AQ12]; [$Reference.$A$5:.$A$8];0);0););[.BI12])" office:value-type="float" office:value="4274879068" calcext:value-type="float">
            <text:p>4274879068</text:p>
          </table:table-cell>
          <table:table-cell table:style-name="ce9" table:number-matrix-columns-spanned="1" table:number-matrix-rows-spanned="1" table:formula="of:=IF(NOT(ISBLANK([.AR12]));([.BJ12]*5)+IFERROR(INDEX( [$Reference.$D$5:.$D$8];MATCH( [.AR12]; [$Reference.$A$5:.$A$8];0);0););[.BJ12])" office:value-type="float" office:value="4274879068" calcext:value-type="float">
            <text:p>4274879068</text:p>
          </table:table-cell>
          <table:table-cell table:style-name="ce9" table:number-matrix-columns-spanned="1" table:number-matrix-rows-spanned="1" table:formula="of:=IF(NOT(ISBLANK([.AS12]));([.BK12]*5)+IFERROR(INDEX( [$Reference.$D$5:.$D$8];MATCH( [.AS12]; [$Reference.$A$5:.$A$8];0);0););[.BK12])" office:value-type="float" office:value="4274879068" calcext:value-type="float">
            <text:p>4274879068</text:p>
          </table:table-cell>
          <table:table-cell table:style-name="ce2" table:number-columns-repeated="20"/>
          <table:table-cell table:number-columns-repeated="940"/>
        </table:table-row>
        <table:table-row table:style-name="ro1">
          <table:table-cell table:style-name="ce1" office:value-type="string" calcext:value-type="string">
            <text:p>[{(&lt;{&lt;[&lt;(&lt;{({[()[]]([]&lt;&gt;)}[[&lt;&gt;()]{(){}}])}({{&lt;{}&lt;&gt;&gt;&lt;{}()&gt;}{([]())[()&lt;&gt;]}}[(((){})&lt;&lt;&gt;[]&gt;)])&gt;&lt;([[&lt;()</text:p>
          </table:table-cell>
          <table:table-cell table:style-name="ce2" table:formula="of:=SUBSTITUTE(SUBSTITUTE(SUBSTITUTE(SUBSTITUTE([.A13];&quot;()&quot;;&quot;&quot;);&quot;[]&quot;;&quot;&quot;);&quot;{}&quot;;&quot;&quot;);&quot;&lt;&gt;&quot;;&quot;&quot;)" office:value-type="string" office:string-value="[{(&lt;{&lt;[&lt;(&lt;{({[]()}[[]{}])}({{&lt;&gt;}{()[]}}[(()&lt;&gt;)])&gt;&lt;([[&lt;" calcext:value-type="string">
            <text:p>[{(&lt;{&lt;[&lt;(&lt;{({[]()}[[]{}])}({{&lt;&gt;}{()[]}}[(()&lt;&gt;)])&gt;&lt;([[&lt;</text:p>
          </table:table-cell>
          <table:table-cell table:style-name="ce2" table:formula="of:=SUBSTITUTE(SUBSTITUTE(SUBSTITUTE(SUBSTITUTE([.B13];&quot;()&quot;;&quot;&quot;);&quot;[]&quot;;&quot;&quot;);&quot;{}&quot;;&quot;&quot;);&quot;&lt;&gt;&quot;;&quot;&quot;)" office:value-type="string" office:string-value="[{(&lt;{&lt;[&lt;(&lt;{([])}({{}}[()])&gt;&lt;([[&lt;" calcext:value-type="string">
            <text:p>[{(&lt;{&lt;[&lt;(&lt;{([])}({{}}[()])&gt;&lt;([[&lt;</text:p>
          </table:table-cell>
          <table:table-cell table:style-name="ce2" table:formula="of:=SUBSTITUTE(SUBSTITUTE(SUBSTITUTE(SUBSTITUTE([.C13];&quot;()&quot;;&quot;&quot;);&quot;[]&quot;;&quot;&quot;);&quot;{}&quot;;&quot;&quot;);&quot;&lt;&gt;&quot;;&quot;&quot;)" office:value-type="string" office:string-value="[{(&lt;{&lt;[&lt;(&lt;{()}({})&gt;&lt;([[&lt;" calcext:value-type="string">
            <text:p>[{(&lt;{&lt;[&lt;(&lt;{()}({})&gt;&lt;([[&lt;</text:p>
          </table:table-cell>
          <table:table-cell table:style-name="ce2" table:formula="of:=SUBSTITUTE(SUBSTITUTE(SUBSTITUTE(SUBSTITUTE([.D13];&quot;()&quot;;&quot;&quot;);&quot;[]&quot;;&quot;&quot;);&quot;{}&quot;;&quot;&quot;);&quot;&lt;&gt;&quot;;&quot;&quot;)" office:value-type="string" office:string-value="[{(&lt;{&lt;[&lt;(&lt;()&gt;&lt;([[&lt;" calcext:value-type="string">
            <text:p>[{(&lt;{&lt;[&lt;(&lt;()&gt;&lt;([[&lt;</text:p>
          </table:table-cell>
          <table:table-cell table:style-name="ce2" table:formula="of:=SUBSTITUTE(SUBSTITUTE(SUBSTITUTE(SUBSTITUTE([.E13];&quot;()&quot;;&quot;&quot;);&quot;[]&quot;;&quot;&quot;);&quot;{}&quot;;&quot;&quot;);&quot;&lt;&gt;&quot;;&quot;&quot;)" office:value-type="string" office:string-value="[{(&lt;{&lt;[&lt;(&lt;([[&lt;" calcext:value-type="string">
            <text:p>[{(&lt;{&lt;[&lt;(&lt;([[&lt;</text:p>
          </table:table-cell>
          <table:table-cell table:style-name="ce2" table:formula="of:=SUBSTITUTE(SUBSTITUTE(SUBSTITUTE(SUBSTITUTE([.F13];&quot;()&quot;;&quot;&quot;);&quot;[]&quot;;&quot;&quot;);&quot;{}&quot;;&quot;&quot;);&quot;&lt;&gt;&quot;;&quot;&quot;)" office:value-type="string" office:string-value="[{(&lt;{&lt;[&lt;(&lt;([[&lt;" calcext:value-type="string">
            <text:p>[{(&lt;{&lt;[&lt;(&lt;([[&lt;</text:p>
          </table:table-cell>
          <table:table-cell table:style-name="ce2" table:formula="of:=SUBSTITUTE(SUBSTITUTE(SUBSTITUTE(SUBSTITUTE([.G13];&quot;()&quot;;&quot;&quot;);&quot;[]&quot;;&quot;&quot;);&quot;{}&quot;;&quot;&quot;);&quot;&lt;&gt;&quot;;&quot;&quot;)" office:value-type="string" office:string-value="[{(&lt;{&lt;[&lt;(&lt;([[&lt;" calcext:value-type="string">
            <text:p>[{(&lt;{&lt;[&lt;(&lt;([[&lt;</text:p>
          </table:table-cell>
          <table:table-cell table:style-name="ce2" table:formula="of:=SUBSTITUTE(SUBSTITUTE(SUBSTITUTE(SUBSTITUTE([.H13];&quot;()&quot;;&quot;&quot;);&quot;[]&quot;;&quot;&quot;);&quot;{}&quot;;&quot;&quot;);&quot;&lt;&gt;&quot;;&quot;&quot;)" office:value-type="string" office:string-value="[{(&lt;{&lt;[&lt;(&lt;([[&lt;" calcext:value-type="string">
            <text:p>[{(&lt;{&lt;[&lt;(&lt;([[&lt;</text:p>
          </table:table-cell>
          <table:table-cell table:style-name="ce2" table:formula="of:=SUBSTITUTE(SUBSTITUTE(SUBSTITUTE(SUBSTITUTE([.I13];&quot;()&quot;;&quot;&quot;);&quot;[]&quot;;&quot;&quot;);&quot;{}&quot;;&quot;&quot;);&quot;&lt;&gt;&quot;;&quot;&quot;)" office:value-type="string" office:string-value="[{(&lt;{&lt;[&lt;(&lt;([[&lt;" calcext:value-type="string">
            <text:p>[{(&lt;{&lt;[&lt;(&lt;([[&lt;</text:p>
          </table:table-cell>
          <table:table-cell table:style-name="ce2" table:formula="of:=SUBSTITUTE(SUBSTITUTE(SUBSTITUTE(SUBSTITUTE([.J13];&quot;()&quot;;&quot;&quot;);&quot;[]&quot;;&quot;&quot;);&quot;{}&quot;;&quot;&quot;);&quot;&lt;&gt;&quot;;&quot;&quot;)" office:value-type="string" office:string-value="[{(&lt;{&lt;[&lt;(&lt;([[&lt;" calcext:value-type="string">
            <text:p>[{(&lt;{&lt;[&lt;(&lt;([[&lt;</text:p>
          </table:table-cell>
          <table:table-cell table:style-name="ce2" table:formula="of:=SUBSTITUTE(SUBSTITUTE(SUBSTITUTE(SUBSTITUTE([.K13];&quot;()&quot;;&quot;&quot;);&quot;[]&quot;;&quot;&quot;);&quot;{}&quot;;&quot;&quot;);&quot;&lt;&gt;&quot;;&quot;&quot;)" office:value-type="string" office:string-value="[{(&lt;{&lt;[&lt;(&lt;([[&lt;" calcext:value-type="string">
            <text:p>[{(&lt;{&lt;[&lt;(&lt;([[&lt;</text:p>
          </table:table-cell>
          <table:table-cell table:style-name="ce2" table:formula="of:=SUBSTITUTE(SUBSTITUTE(SUBSTITUTE(SUBSTITUTE([.L13];&quot;()&quot;;&quot;&quot;);&quot;[]&quot;;&quot;&quot;);&quot;{}&quot;;&quot;&quot;);&quot;&lt;&gt;&quot;;&quot;&quot;)" office:value-type="string" office:string-value="[{(&lt;{&lt;[&lt;(&lt;([[&lt;" calcext:value-type="string">
            <text:p>[{(&lt;{&lt;[&lt;(&lt;([[&lt;</text:p>
          </table:table-cell>
          <table:table-cell table:style-name="ce2" table:formula="of:=SUBSTITUTE(SUBSTITUTE(SUBSTITUTE(SUBSTITUTE([.M13];&quot;()&quot;;&quot;&quot;);&quot;[]&quot;;&quot;&quot;);&quot;{}&quot;;&quot;&quot;);&quot;&lt;&gt;&quot;;&quot;&quot;)" office:value-type="string" office:string-value="[{(&lt;{&lt;[&lt;(&lt;([[&lt;" calcext:value-type="string">
            <text:p>[{(&lt;{&lt;[&lt;(&lt;([[&lt;</text:p>
          </table:table-cell>
          <table:table-cell table:style-name="ce2" table:formula="of:=SUBSTITUTE(SUBSTITUTE(SUBSTITUTE(SUBSTITUTE([.N13];&quot;()&quot;;&quot;&quot;);&quot;[]&quot;;&quot;&quot;);&quot;{}&quot;;&quot;&quot;);&quot;&lt;&gt;&quot;;&quot;&quot;)" office:value-type="string" office:string-value="[{(&lt;{&lt;[&lt;(&lt;([[&lt;" calcext:value-type="string">
            <text:p>[{(&lt;{&lt;[&lt;(&lt;([[&lt;</text:p>
          </table:table-cell>
          <table:table-cell table:style-name="ce2" table:formula="of:=SUBSTITUTE(SUBSTITUTE(SUBSTITUTE(SUBSTITUTE([.O13];&quot;()&quot;;&quot;&quot;);&quot;[]&quot;;&quot;&quot;);&quot;{}&quot;;&quot;&quot;);&quot;&lt;&gt;&quot;;&quot;&quot;)" office:value-type="string" office:string-value="[{(&lt;{&lt;[&lt;(&lt;([[&lt;" calcext:value-type="string">
            <text:p>[{(&lt;{&lt;[&lt;(&lt;([[&lt;</text:p>
          </table:table-cell>
          <table:table-cell table:style-name="ce2" table:formula="of:=SUBSTITUTE(SUBSTITUTE(SUBSTITUTE(SUBSTITUTE([.P13];&quot;()&quot;;&quot;&quot;);&quot;[]&quot;;&quot;&quot;);&quot;{}&quot;;&quot;&quot;);&quot;&lt;&gt;&quot;;&quot;&quot;)" office:value-type="string" office:string-value="[{(&lt;{&lt;[&lt;(&lt;([[&lt;" calcext:value-type="string">
            <text:p>[{(&lt;{&lt;[&lt;(&lt;([[&lt;</text:p>
          </table:table-cell>
          <table:table-cell table:style-name="ce2" table:formula="of:=SUBSTITUTE(SUBSTITUTE(SUBSTITUTE(SUBSTITUTE([.Q13];&quot;()&quot;;&quot;&quot;);&quot;[]&quot;;&quot;&quot;);&quot;{}&quot;;&quot;&quot;);&quot;&lt;&gt;&quot;;&quot;&quot;)" office:value-type="string" office:string-value="[{(&lt;{&lt;[&lt;(&lt;([[&lt;" calcext:value-type="string">
            <text:p>[{(&lt;{&lt;[&lt;(&lt;([[&lt;</text:p>
          </table:table-cell>
          <table:table-cell table:style-name="ce2" table:formula="of:=SUBSTITUTE(SUBSTITUTE(SUBSTITUTE(SUBSTITUTE([.R13];&quot;()&quot;;&quot;&quot;);&quot;[]&quot;;&quot;&quot;);&quot;{}&quot;;&quot;&quot;);&quot;&lt;&gt;&quot;;&quot;&quot;)" office:value-type="string" office:string-value="[{(&lt;{&lt;[&lt;(&lt;([[&lt;" calcext:value-type="string">
            <text:p>[{(&lt;{&lt;[&lt;(&lt;([[&lt;</text:p>
          </table:table-cell>
          <table:table-cell table:style-name="ce2" table:formula="of:=SUBSTITUTE(SUBSTITUTE(SUBSTITUTE(SUBSTITUTE([.S13];&quot;()&quot;;&quot;&quot;);&quot;[]&quot;;&quot;&quot;);&quot;{}&quot;;&quot;&quot;);&quot;&lt;&gt;&quot;;&quot;&quot;)" office:value-type="string" office:string-value="[{(&lt;{&lt;[&lt;(&lt;([[&lt;" calcext:value-type="string">
            <text:p>[{(&lt;{&lt;[&lt;(&lt;([[&lt;</text:p>
          </table:table-cell>
          <table:table-cell table:style-name="ce2" table:formula="of:=SUBSTITUTE(SUBSTITUTE(SUBSTITUTE(SUBSTITUTE([.T13];&quot;()&quot;;&quot;&quot;);&quot;[]&quot;;&quot;&quot;);&quot;{}&quot;;&quot;&quot;);&quot;&lt;&gt;&quot;;&quot;&quot;)" office:value-type="string" office:string-value="[{(&lt;{&lt;[&lt;(&lt;([[&lt;" calcext:value-type="string">
            <text:p>[{(&lt;{&lt;[&lt;(&lt;([[&lt;</text:p>
          </table:table-cell>
          <table:table-cell table:style-name="ce2" table:formula="of:=SUBSTITUTE(SUBSTITUTE(SUBSTITUTE(SUBSTITUTE([.U13];&quot;()&quot;;&quot;&quot;);&quot;[]&quot;;&quot;&quot;);&quot;{}&quot;;&quot;&quot;);&quot;&lt;&gt;&quot;;&quot;&quot;)" office:value-type="string" office:string-value="[{(&lt;{&lt;[&lt;(&lt;([[&lt;" calcext:value-type="string">
            <text:p>[{(&lt;{&lt;[&lt;(&lt;([[&lt;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13]; MIN(IFERROR(TRANSPOSE(FIND([$Reference.$A$5:.$A$8];[.V13]));)))); [$Reference.$A$5:.$A$8];0);0);)" office:value-type="float" office:value="0" calcext:value-type="float">
            <text:p>0</text:p>
          </table:table-cell>
          <table:table-cell table:style-name="ce2"/>
          <table:table-cell table:style-name="ce6" table:number-matrix-columns-spanned="1" table:number-matrix-rows-spanned="1" table:formula="of:=IF(ISBLANK([.X13]);CONCATENATE(MID([.V13];LEN([.V13])-ROW(INDIRECT(&quot;1:&quot;&amp;LEN([.V13])))+1;1));)" office:value-type="float" office:value="0" calcext:value-type="float">
            <text:p>0</text:p>
          </table:table-cell>
          <table:table-cell table:style-name="ce8" table:formula="of:=SUBSTITUTE(SUBSTITUTE(SUBSTITUTE(SUBSTITUTE([.Z13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13&amp;&quot;&quot;&quot;&quot;,&quot;&quot;(?s)(.{1})&quot;&quot;,&quot;&quot;$1&quot;&quot;&amp;CHAR(127)),&quot;&quot;'&quot;&quot;,&quot;&quot;''&quot;&quot;),CHAR(127)),)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number-columns-repeated="4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13]));([.AT13]*5)+IFERROR(INDEX( [$Reference.$D$5:.$D$8];MATCH( [.AB13]; [$Reference.$A$5:.$A$8];0);0););[.AT13])" office:value-type="float" office:value="4" calcext:value-type="float">
            <text:p>4</text:p>
          </table:table-cell>
          <table:table-cell table:style-name="ce9" table:number-matrix-columns-spanned="1" table:number-matrix-rows-spanned="1" table:formula="of:=IF(NOT(ISBLANK([.AC13]));([.AU13]*5)+IFERROR(INDEX( [$Reference.$D$5:.$D$8];MATCH( [.AC13]; [$Reference.$A$5:.$A$8];0);0););[.AU13])" office:value-type="float" office:value="22" calcext:value-type="float">
            <text:p>22</text:p>
          </table:table-cell>
          <table:table-cell table:style-name="ce9" table:number-matrix-columns-spanned="1" table:number-matrix-rows-spanned="1" table:formula="of:=IF(NOT(ISBLANK([.AD13]));([.AV13]*5)+IFERROR(INDEX( [$Reference.$D$5:.$D$8];MATCH( [.AD13]; [$Reference.$A$5:.$A$8];0);0););[.AV13])" office:value-type="float" office:value="112" calcext:value-type="float">
            <text:p>112</text:p>
          </table:table-cell>
          <table:table-cell table:style-name="ce9" table:number-matrix-columns-spanned="1" table:number-matrix-rows-spanned="1" table:formula="of:=IF(NOT(ISBLANK([.AE13]));([.AW13]*5)+IFERROR(INDEX( [$Reference.$D$5:.$D$8];MATCH( [.AE13]; [$Reference.$A$5:.$A$8];0);0););[.AW13])" office:value-type="float" office:value="561" calcext:value-type="float">
            <text:p>561</text:p>
          </table:table-cell>
          <table:table-cell table:style-name="ce9" table:number-matrix-columns-spanned="1" table:number-matrix-rows-spanned="1" table:formula="of:=IF(NOT(ISBLANK([.AF13]));([.AX13]*5)+IFERROR(INDEX( [$Reference.$D$5:.$D$8];MATCH( [.AF13]; [$Reference.$A$5:.$A$8];0);0););[.AX13])" office:value-type="float" office:value="2809" calcext:value-type="float">
            <text:p>2809</text:p>
          </table:table-cell>
          <table:table-cell table:style-name="ce9" table:number-matrix-columns-spanned="1" table:number-matrix-rows-spanned="1" table:formula="of:=IF(NOT(ISBLANK([.AG13]));([.AY13]*5)+IFERROR(INDEX( [$Reference.$D$5:.$D$8];MATCH( [.AG13]; [$Reference.$A$5:.$A$8];0);0););[.AY13])" office:value-type="float" office:value="14046" calcext:value-type="float">
            <text:p>14046</text:p>
          </table:table-cell>
          <table:table-cell table:style-name="ce9" table:number-matrix-columns-spanned="1" table:number-matrix-rows-spanned="1" table:formula="of:=IF(NOT(ISBLANK([.AH13]));([.AZ13]*5)+IFERROR(INDEX( [$Reference.$D$5:.$D$8];MATCH( [.AH13]; [$Reference.$A$5:.$A$8];0);0););[.AZ13])" office:value-type="float" office:value="70234" calcext:value-type="float">
            <text:p>70234</text:p>
          </table:table-cell>
          <table:table-cell table:style-name="ce9" table:number-matrix-columns-spanned="1" table:number-matrix-rows-spanned="1" table:formula="of:=IF(NOT(ISBLANK([.AI13]));([.BA13]*5)+IFERROR(INDEX( [$Reference.$D$5:.$D$8];MATCH( [.AI13]; [$Reference.$A$5:.$A$8];0);0););[.BA13])" office:value-type="float" office:value="351172" calcext:value-type="float">
            <text:p>351172</text:p>
          </table:table-cell>
          <table:table-cell table:style-name="ce9" table:number-matrix-columns-spanned="1" table:number-matrix-rows-spanned="1" table:formula="of:=IF(NOT(ISBLANK([.AJ13]));([.BB13]*5)+IFERROR(INDEX( [$Reference.$D$5:.$D$8];MATCH( [.AJ13]; [$Reference.$A$5:.$A$8];0);0););[.BB13])" office:value-type="float" office:value="1755864" calcext:value-type="float">
            <text:p>1755864</text:p>
          </table:table-cell>
          <table:table-cell table:style-name="ce9" table:number-matrix-columns-spanned="1" table:number-matrix-rows-spanned="1" table:formula="of:=IF(NOT(ISBLANK([.AK13]));([.BC13]*5)+IFERROR(INDEX( [$Reference.$D$5:.$D$8];MATCH( [.AK13]; [$Reference.$A$5:.$A$8];0);0););[.BC13])" office:value-type="float" office:value="8779323" calcext:value-type="float">
            <text:p>8779323</text:p>
          </table:table-cell>
          <table:table-cell table:style-name="ce9" table:number-matrix-columns-spanned="1" table:number-matrix-rows-spanned="1" table:formula="of:=IF(NOT(ISBLANK([.AL13]));([.BD13]*5)+IFERROR(INDEX( [$Reference.$D$5:.$D$8];MATCH( [.AL13]; [$Reference.$A$5:.$A$8];0);0););[.BD13])" office:value-type="float" office:value="43896619" calcext:value-type="float">
            <text:p>43896619</text:p>
          </table:table-cell>
          <table:table-cell table:style-name="ce9" table:number-matrix-columns-spanned="1" table:number-matrix-rows-spanned="1" table:formula="of:=IF(NOT(ISBLANK([.AM13]));([.BE13]*5)+IFERROR(INDEX( [$Reference.$D$5:.$D$8];MATCH( [.AM13]; [$Reference.$A$5:.$A$8];0);0););[.BE13])" office:value-type="float" office:value="219483096" calcext:value-type="float">
            <text:p>219483096</text:p>
          </table:table-cell>
          <table:table-cell table:style-name="ce9" table:number-matrix-columns-spanned="1" table:number-matrix-rows-spanned="1" table:formula="of:=IF(NOT(ISBLANK([.AN13]));([.BF13]*5)+IFERROR(INDEX( [$Reference.$D$5:.$D$8];MATCH( [.AN13]; [$Reference.$A$5:.$A$8];0);0););[.BF13])" office:value-type="float" office:value="1097415483" calcext:value-type="float">
            <text:p>1097415483</text:p>
          </table:table-cell>
          <table:table-cell table:style-name="ce9" table:number-matrix-columns-spanned="1" table:number-matrix-rows-spanned="1" table:formula="of:=IF(NOT(ISBLANK([.AO13]));([.BG13]*5)+IFERROR(INDEX( [$Reference.$D$5:.$D$8];MATCH( [.AO13]; [$Reference.$A$5:.$A$8];0);0););[.BG13])" office:value-type="float" office:value="5487077417" calcext:value-type="float">
            <text:p>5487077417</text:p>
          </table:table-cell>
          <table:table-cell table:style-name="ce9" table:number-matrix-columns-spanned="1" table:number-matrix-rows-spanned="1" table:formula="of:=IF(NOT(ISBLANK([.AP13]));([.BH13]*5)+IFERROR(INDEX( [$Reference.$D$5:.$D$8];MATCH( [.AP13]; [$Reference.$A$5:.$A$8];0);0););[.BH13])" office:value-type="float" office:value="5487077417" calcext:value-type="float">
            <text:p>5487077417</text:p>
          </table:table-cell>
          <table:table-cell table:style-name="ce9" table:number-matrix-columns-spanned="1" table:number-matrix-rows-spanned="1" table:formula="of:=IF(NOT(ISBLANK([.AQ13]));([.BI13]*5)+IFERROR(INDEX( [$Reference.$D$5:.$D$8];MATCH( [.AQ13]; [$Reference.$A$5:.$A$8];0);0););[.BI13])" office:value-type="float" office:value="5487077417" calcext:value-type="float">
            <text:p>5487077417</text:p>
          </table:table-cell>
          <table:table-cell table:style-name="ce9" table:number-matrix-columns-spanned="1" table:number-matrix-rows-spanned="1" table:formula="of:=IF(NOT(ISBLANK([.AR13]));([.BJ13]*5)+IFERROR(INDEX( [$Reference.$D$5:.$D$8];MATCH( [.AR13]; [$Reference.$A$5:.$A$8];0);0););[.BJ13])" office:value-type="float" office:value="5487077417" calcext:value-type="float">
            <text:p>5487077417</text:p>
          </table:table-cell>
          <table:table-cell table:style-name="ce9" table:number-matrix-columns-spanned="1" table:number-matrix-rows-spanned="1" table:formula="of:=IF(NOT(ISBLANK([.AS13]));([.BK13]*5)+IFERROR(INDEX( [$Reference.$D$5:.$D$8];MATCH( [.AS13]; [$Reference.$A$5:.$A$8];0);0););[.BK13])" office:value-type="float" office:value="5487077417" calcext:value-type="float">
            <text:p>5487077417</text:p>
          </table:table-cell>
          <table:table-cell table:style-name="ce2" table:number-columns-repeated="20"/>
          <table:table-cell table:number-columns-repeated="940"/>
        </table:table-row>
        <table:table-row table:style-name="ro1">
          <table:table-cell table:style-name="ce1" office:value-type="string" calcext:value-type="string">
            <text:p>[{&lt;[&lt;{&lt;(({&lt;&lt;{{{}&lt;&gt;}}{[[]()]}&gt;&gt;}[((&lt;[&lt;&gt;][[]&lt;&gt;]&gt;))(({[()&lt;&gt;]&lt;&lt;&gt;()&gt;}&lt;{[][]}&lt;[][]&gt;&gt;))&gt;))&gt;}&gt;&lt;[&lt;&lt;&lt;([{{([][])({}&lt;&gt;)</text:p>
          </table:table-cell>
          <table:table-cell table:style-name="ce2" table:formula="of:=SUBSTITUTE(SUBSTITUTE(SUBSTITUTE(SUBSTITUTE([.A14];&quot;()&quot;;&quot;&quot;);&quot;[]&quot;;&quot;&quot;);&quot;{}&quot;;&quot;&quot;);&quot;&lt;&gt;&quot;;&quot;&quot;)" office:value-type="string" office:string-value="[{&lt;[&lt;{&lt;(({&lt;&lt;{{}}{[]}&gt;&gt;}[((&lt;[][]&gt;))(({[]&lt;&gt;}&lt;&gt;))&gt;))&gt;}&gt;&lt;[&lt;&lt;&lt;([{{()()" calcext:value-type="string">
            <text:p>[{&lt;[&lt;{&lt;(({&lt;&lt;{{}}{[]}&gt;&gt;}[((&lt;[][]&gt;))(({[]&lt;&gt;}&lt;&gt;))&gt;))&gt;}&gt;&lt;[&lt;&lt;&lt;([{{()()</text:p>
          </table:table-cell>
          <table:table-cell table:style-name="ce2" table:formula="of:=SUBSTITUTE(SUBSTITUTE(SUBSTITUTE(SUBSTITUTE([.B14];&quot;()&quot;;&quot;&quot;);&quot;[]&quot;;&quot;&quot;);&quot;{}&quot;;&quot;&quot;);&quot;&lt;&gt;&quot;;&quot;&quot;)" office:value-type="string" office:string-value="[{&lt;[&lt;{&lt;(({&lt;&lt;{}&gt;&gt;}[(())(({}))&gt;))&gt;}&gt;&lt;[&lt;&lt;&lt;([{{" calcext:value-type="string">
            <text:p>[{&lt;[&lt;{&lt;(({&lt;&lt;{}&gt;&gt;}[(())(({}))&gt;))&gt;}&gt;&lt;[&lt;&lt;&lt;([{{</text:p>
          </table:table-cell>
          <table:table-cell table:style-name="ce2" table:formula="of:=SUBSTITUTE(SUBSTITUTE(SUBSTITUTE(SUBSTITUTE([.C14];&quot;()&quot;;&quot;&quot;);&quot;[]&quot;;&quot;&quot;);&quot;{}&quot;;&quot;&quot;);&quot;&lt;&gt;&quot;;&quot;&quot;)" office:value-type="string" office:string-value="[{&lt;[&lt;{&lt;(({&lt;&gt;}[()(())&gt;))&gt;}&gt;&lt;[&lt;&lt;&lt;([{{" calcext:value-type="string">
            <text:p>[{&lt;[&lt;{&lt;(({&lt;&gt;}[()(())&gt;))&gt;}&gt;&lt;[&lt;&lt;&lt;([{{</text:p>
          </table:table-cell>
          <table:table-cell table:style-name="ce2" table:formula="of:=SUBSTITUTE(SUBSTITUTE(SUBSTITUTE(SUBSTITUTE([.D14];&quot;()&quot;;&quot;&quot;);&quot;[]&quot;;&quot;&quot;);&quot;{}&quot;;&quot;&quot;);&quot;&lt;&gt;&quot;;&quot;&quot;)" office:value-type="string" office:string-value="[{&lt;[&lt;{&lt;(({}[()&gt;))&gt;}&gt;&lt;[&lt;&lt;&lt;([{{" calcext:value-type="string">
            <text:p>[{&lt;[&lt;{&lt;(({}[()&gt;))&gt;}&gt;&lt;[&lt;&lt;&lt;([{{</text:p>
          </table:table-cell>
          <table:table-cell table:style-name="ce2" table:formula="of:=SUBSTITUTE(SUBSTITUTE(SUBSTITUTE(SUBSTITUTE([.E14];&quot;()&quot;;&quot;&quot;);&quot;[]&quot;;&quot;&quot;);&quot;{}&quot;;&quot;&quot;);&quot;&lt;&gt;&quot;;&quot;&quot;)" office:value-type="string" office:string-value="[{&lt;[&lt;{&lt;(([&gt;))&gt;}&gt;&lt;[&lt;&lt;&lt;([{{" calcext:value-type="string">
            <text:p>[{&lt;[&lt;{&lt;(([&gt;))&gt;}&gt;&lt;[&lt;&lt;&lt;([{{</text:p>
          </table:table-cell>
          <table:table-cell table:style-name="ce2" table:formula="of:=SUBSTITUTE(SUBSTITUTE(SUBSTITUTE(SUBSTITUTE([.F14];&quot;()&quot;;&quot;&quot;);&quot;[]&quot;;&quot;&quot;);&quot;{}&quot;;&quot;&quot;);&quot;&lt;&gt;&quot;;&quot;&quot;)" office:value-type="string" office:string-value="[{&lt;[&lt;{&lt;(([&gt;))&gt;}&gt;&lt;[&lt;&lt;&lt;([{{" calcext:value-type="string">
            <text:p>[{&lt;[&lt;{&lt;(([&gt;))&gt;}&gt;&lt;[&lt;&lt;&lt;([{{</text:p>
          </table:table-cell>
          <table:table-cell table:style-name="ce2" table:formula="of:=SUBSTITUTE(SUBSTITUTE(SUBSTITUTE(SUBSTITUTE([.G14];&quot;()&quot;;&quot;&quot;);&quot;[]&quot;;&quot;&quot;);&quot;{}&quot;;&quot;&quot;);&quot;&lt;&gt;&quot;;&quot;&quot;)" office:value-type="string" office:string-value="[{&lt;[&lt;{&lt;(([&gt;))&gt;}&gt;&lt;[&lt;&lt;&lt;([{{" calcext:value-type="string">
            <text:p>[{&lt;[&lt;{&lt;(([&gt;))&gt;}&gt;&lt;[&lt;&lt;&lt;([{{</text:p>
          </table:table-cell>
          <table:table-cell table:style-name="ce2" table:formula="of:=SUBSTITUTE(SUBSTITUTE(SUBSTITUTE(SUBSTITUTE([.H14];&quot;()&quot;;&quot;&quot;);&quot;[]&quot;;&quot;&quot;);&quot;{}&quot;;&quot;&quot;);&quot;&lt;&gt;&quot;;&quot;&quot;)" office:value-type="string" office:string-value="[{&lt;[&lt;{&lt;(([&gt;))&gt;}&gt;&lt;[&lt;&lt;&lt;([{{" calcext:value-type="string">
            <text:p>[{&lt;[&lt;{&lt;(([&gt;))&gt;}&gt;&lt;[&lt;&lt;&lt;([{{</text:p>
          </table:table-cell>
          <table:table-cell table:style-name="ce2" table:formula="of:=SUBSTITUTE(SUBSTITUTE(SUBSTITUTE(SUBSTITUTE([.I14];&quot;()&quot;;&quot;&quot;);&quot;[]&quot;;&quot;&quot;);&quot;{}&quot;;&quot;&quot;);&quot;&lt;&gt;&quot;;&quot;&quot;)" office:value-type="string" office:string-value="[{&lt;[&lt;{&lt;(([&gt;))&gt;}&gt;&lt;[&lt;&lt;&lt;([{{" calcext:value-type="string">
            <text:p>[{&lt;[&lt;{&lt;(([&gt;))&gt;}&gt;&lt;[&lt;&lt;&lt;([{{</text:p>
          </table:table-cell>
          <table:table-cell table:style-name="ce2" table:formula="of:=SUBSTITUTE(SUBSTITUTE(SUBSTITUTE(SUBSTITUTE([.J14];&quot;()&quot;;&quot;&quot;);&quot;[]&quot;;&quot;&quot;);&quot;{}&quot;;&quot;&quot;);&quot;&lt;&gt;&quot;;&quot;&quot;)" office:value-type="string" office:string-value="[{&lt;[&lt;{&lt;(([&gt;))&gt;}&gt;&lt;[&lt;&lt;&lt;([{{" calcext:value-type="string">
            <text:p>[{&lt;[&lt;{&lt;(([&gt;))&gt;}&gt;&lt;[&lt;&lt;&lt;([{{</text:p>
          </table:table-cell>
          <table:table-cell table:style-name="ce2" table:formula="of:=SUBSTITUTE(SUBSTITUTE(SUBSTITUTE(SUBSTITUTE([.K14];&quot;()&quot;;&quot;&quot;);&quot;[]&quot;;&quot;&quot;);&quot;{}&quot;;&quot;&quot;);&quot;&lt;&gt;&quot;;&quot;&quot;)" office:value-type="string" office:string-value="[{&lt;[&lt;{&lt;(([&gt;))&gt;}&gt;&lt;[&lt;&lt;&lt;([{{" calcext:value-type="string">
            <text:p>[{&lt;[&lt;{&lt;(([&gt;))&gt;}&gt;&lt;[&lt;&lt;&lt;([{{</text:p>
          </table:table-cell>
          <table:table-cell table:style-name="ce2" table:formula="of:=SUBSTITUTE(SUBSTITUTE(SUBSTITUTE(SUBSTITUTE([.L14];&quot;()&quot;;&quot;&quot;);&quot;[]&quot;;&quot;&quot;);&quot;{}&quot;;&quot;&quot;);&quot;&lt;&gt;&quot;;&quot;&quot;)" office:value-type="string" office:string-value="[{&lt;[&lt;{&lt;(([&gt;))&gt;}&gt;&lt;[&lt;&lt;&lt;([{{" calcext:value-type="string">
            <text:p>[{&lt;[&lt;{&lt;(([&gt;))&gt;}&gt;&lt;[&lt;&lt;&lt;([{{</text:p>
          </table:table-cell>
          <table:table-cell table:style-name="ce2" table:formula="of:=SUBSTITUTE(SUBSTITUTE(SUBSTITUTE(SUBSTITUTE([.M14];&quot;()&quot;;&quot;&quot;);&quot;[]&quot;;&quot;&quot;);&quot;{}&quot;;&quot;&quot;);&quot;&lt;&gt;&quot;;&quot;&quot;)" office:value-type="string" office:string-value="[{&lt;[&lt;{&lt;(([&gt;))&gt;}&gt;&lt;[&lt;&lt;&lt;([{{" calcext:value-type="string">
            <text:p>[{&lt;[&lt;{&lt;(([&gt;))&gt;}&gt;&lt;[&lt;&lt;&lt;([{{</text:p>
          </table:table-cell>
          <table:table-cell table:style-name="ce2" table:formula="of:=SUBSTITUTE(SUBSTITUTE(SUBSTITUTE(SUBSTITUTE([.N14];&quot;()&quot;;&quot;&quot;);&quot;[]&quot;;&quot;&quot;);&quot;{}&quot;;&quot;&quot;);&quot;&lt;&gt;&quot;;&quot;&quot;)" office:value-type="string" office:string-value="[{&lt;[&lt;{&lt;(([&gt;))&gt;}&gt;&lt;[&lt;&lt;&lt;([{{" calcext:value-type="string">
            <text:p>[{&lt;[&lt;{&lt;(([&gt;))&gt;}&gt;&lt;[&lt;&lt;&lt;([{{</text:p>
          </table:table-cell>
          <table:table-cell table:style-name="ce2" table:formula="of:=SUBSTITUTE(SUBSTITUTE(SUBSTITUTE(SUBSTITUTE([.O14];&quot;()&quot;;&quot;&quot;);&quot;[]&quot;;&quot;&quot;);&quot;{}&quot;;&quot;&quot;);&quot;&lt;&gt;&quot;;&quot;&quot;)" office:value-type="string" office:string-value="[{&lt;[&lt;{&lt;(([&gt;))&gt;}&gt;&lt;[&lt;&lt;&lt;([{{" calcext:value-type="string">
            <text:p>[{&lt;[&lt;{&lt;(([&gt;))&gt;}&gt;&lt;[&lt;&lt;&lt;([{{</text:p>
          </table:table-cell>
          <table:table-cell table:style-name="ce2" table:formula="of:=SUBSTITUTE(SUBSTITUTE(SUBSTITUTE(SUBSTITUTE([.P14];&quot;()&quot;;&quot;&quot;);&quot;[]&quot;;&quot;&quot;);&quot;{}&quot;;&quot;&quot;);&quot;&lt;&gt;&quot;;&quot;&quot;)" office:value-type="string" office:string-value="[{&lt;[&lt;{&lt;(([&gt;))&gt;}&gt;&lt;[&lt;&lt;&lt;([{{" calcext:value-type="string">
            <text:p>[{&lt;[&lt;{&lt;(([&gt;))&gt;}&gt;&lt;[&lt;&lt;&lt;([{{</text:p>
          </table:table-cell>
          <table:table-cell table:style-name="ce2" table:formula="of:=SUBSTITUTE(SUBSTITUTE(SUBSTITUTE(SUBSTITUTE([.Q14];&quot;()&quot;;&quot;&quot;);&quot;[]&quot;;&quot;&quot;);&quot;{}&quot;;&quot;&quot;);&quot;&lt;&gt;&quot;;&quot;&quot;)" office:value-type="string" office:string-value="[{&lt;[&lt;{&lt;(([&gt;))&gt;}&gt;&lt;[&lt;&lt;&lt;([{{" calcext:value-type="string">
            <text:p>[{&lt;[&lt;{&lt;(([&gt;))&gt;}&gt;&lt;[&lt;&lt;&lt;([{{</text:p>
          </table:table-cell>
          <table:table-cell table:style-name="ce2" table:formula="of:=SUBSTITUTE(SUBSTITUTE(SUBSTITUTE(SUBSTITUTE([.R14];&quot;()&quot;;&quot;&quot;);&quot;[]&quot;;&quot;&quot;);&quot;{}&quot;;&quot;&quot;);&quot;&lt;&gt;&quot;;&quot;&quot;)" office:value-type="string" office:string-value="[{&lt;[&lt;{&lt;(([&gt;))&gt;}&gt;&lt;[&lt;&lt;&lt;([{{" calcext:value-type="string">
            <text:p>[{&lt;[&lt;{&lt;(([&gt;))&gt;}&gt;&lt;[&lt;&lt;&lt;([{{</text:p>
          </table:table-cell>
          <table:table-cell table:style-name="ce2" table:formula="of:=SUBSTITUTE(SUBSTITUTE(SUBSTITUTE(SUBSTITUTE([.S14];&quot;()&quot;;&quot;&quot;);&quot;[]&quot;;&quot;&quot;);&quot;{}&quot;;&quot;&quot;);&quot;&lt;&gt;&quot;;&quot;&quot;)" office:value-type="string" office:string-value="[{&lt;[&lt;{&lt;(([&gt;))&gt;}&gt;&lt;[&lt;&lt;&lt;([{{" calcext:value-type="string">
            <text:p>[{&lt;[&lt;{&lt;(([&gt;))&gt;}&gt;&lt;[&lt;&lt;&lt;([{{</text:p>
          </table:table-cell>
          <table:table-cell table:style-name="ce2" table:formula="of:=SUBSTITUTE(SUBSTITUTE(SUBSTITUTE(SUBSTITUTE([.T14];&quot;()&quot;;&quot;&quot;);&quot;[]&quot;;&quot;&quot;);&quot;{}&quot;;&quot;&quot;);&quot;&lt;&gt;&quot;;&quot;&quot;)" office:value-type="string" office:string-value="[{&lt;[&lt;{&lt;(([&gt;))&gt;}&gt;&lt;[&lt;&lt;&lt;([{{" calcext:value-type="string">
            <text:p>[{&lt;[&lt;{&lt;(([&gt;))&gt;}&gt;&lt;[&lt;&lt;&lt;([{{</text:p>
          </table:table-cell>
          <table:table-cell table:style-name="ce2" table:formula="of:=SUBSTITUTE(SUBSTITUTE(SUBSTITUTE(SUBSTITUTE([.U14];&quot;()&quot;;&quot;&quot;);&quot;[]&quot;;&quot;&quot;);&quot;{}&quot;;&quot;&quot;);&quot;&lt;&gt;&quot;;&quot;&quot;)" office:value-type="string" office:string-value="[{&lt;[&lt;{&lt;(([&gt;))&gt;}&gt;&lt;[&lt;&lt;&lt;([{{" calcext:value-type="string">
            <text:p>[{&lt;[&lt;{&lt;(([&gt;))&gt;}&gt;&lt;[&lt;&lt;&lt;([{{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14]; MIN(IFERROR(TRANSPOSE(FIND([$Reference.$A$5:.$A$8];[.V14]));)))); [$Reference.$A$5:.$A$8];0);0);)" office:value-type="float" office:value="0" calcext:value-type="float">
            <text:p>0</text:p>
          </table:table-cell>
          <table:table-cell table:style-name="ce2"/>
          <table:table-cell table:style-name="ce6" table:number-matrix-columns-spanned="1" table:number-matrix-rows-spanned="1" table:formula="of:=IF(ISBLANK([.X14]);CONCATENATE(MID([.V14];LEN([.V14])-ROW(INDIRECT(&quot;1:&quot;&amp;LEN([.V14])))+1;1));)" office:value-type="float" office:value="0" calcext:value-type="float">
            <text:p>0</text:p>
          </table:table-cell>
          <table:table-cell table:style-name="ce8" table:formula="of:=SUBSTITUTE(SUBSTITUTE(SUBSTITUTE(SUBSTITUTE([.Z14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14&amp;&quot;&quot;&quot;&quot;,&quot;&quot;(?s)(.{1})&quot;&quot;,&quot;&quot;$1&quot;&quot;&amp;CHAR(127)),&quot;&quot;'&quot;&quot;,&quot;&quot;''&quot;&quot;),CHAR(127)),)&quot;);&quot;&quot;)">
            <text:p/>
          </table:table-cell>
          <table:table-cell table:style-name="ce9" table:number-columns-repeated="1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14]));([.AT14]*5)+IFERROR(INDEX( [$Reference.$D$5:.$D$8];MATCH( [.AB14]; [$Reference.$A$5:.$A$8];0);0););[.AT1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C14]));([.AU14]*5)+IFERROR(INDEX( [$Reference.$D$5:.$D$8];MATCH( [.AC14]; [$Reference.$A$5:.$A$8];0);0););[.AU1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D14]));([.AV14]*5)+IFERROR(INDEX( [$Reference.$D$5:.$D$8];MATCH( [.AD14]; [$Reference.$A$5:.$A$8];0);0););[.AV1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E14]));([.AW14]*5)+IFERROR(INDEX( [$Reference.$D$5:.$D$8];MATCH( [.AE14]; [$Reference.$A$5:.$A$8];0);0););[.AW1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F14]));([.AX14]*5)+IFERROR(INDEX( [$Reference.$D$5:.$D$8];MATCH( [.AF14]; [$Reference.$A$5:.$A$8];0);0););[.AX1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G14]));([.AY14]*5)+IFERROR(INDEX( [$Reference.$D$5:.$D$8];MATCH( [.AG14]; [$Reference.$A$5:.$A$8];0);0););[.AY1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H14]));([.AZ14]*5)+IFERROR(INDEX( [$Reference.$D$5:.$D$8];MATCH( [.AH14]; [$Reference.$A$5:.$A$8];0);0););[.AZ1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I14]));([.BA14]*5)+IFERROR(INDEX( [$Reference.$D$5:.$D$8];MATCH( [.AI14]; [$Reference.$A$5:.$A$8];0);0););[.BA1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J14]));([.BB14]*5)+IFERROR(INDEX( [$Reference.$D$5:.$D$8];MATCH( [.AJ14]; [$Reference.$A$5:.$A$8];0);0););[.BB1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K14]));([.BC14]*5)+IFERROR(INDEX( [$Reference.$D$5:.$D$8];MATCH( [.AK14]; [$Reference.$A$5:.$A$8];0);0););[.BC1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L14]));([.BD14]*5)+IFERROR(INDEX( [$Reference.$D$5:.$D$8];MATCH( [.AL14]; [$Reference.$A$5:.$A$8];0);0););[.BD1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M14]));([.BE14]*5)+IFERROR(INDEX( [$Reference.$D$5:.$D$8];MATCH( [.AM14]; [$Reference.$A$5:.$A$8];0);0););[.BE1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N14]));([.BF14]*5)+IFERROR(INDEX( [$Reference.$D$5:.$D$8];MATCH( [.AN14]; [$Reference.$A$5:.$A$8];0);0););[.BF1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O14]));([.BG14]*5)+IFERROR(INDEX( [$Reference.$D$5:.$D$8];MATCH( [.AO14]; [$Reference.$A$5:.$A$8];0);0););[.BG1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P14]));([.BH14]*5)+IFERROR(INDEX( [$Reference.$D$5:.$D$8];MATCH( [.AP14]; [$Reference.$A$5:.$A$8];0);0););[.BH1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Q14]));([.BI14]*5)+IFERROR(INDEX( [$Reference.$D$5:.$D$8];MATCH( [.AQ14]; [$Reference.$A$5:.$A$8];0);0););[.BI1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R14]));([.BJ14]*5)+IFERROR(INDEX( [$Reference.$D$5:.$D$8];MATCH( [.AR14]; [$Reference.$A$5:.$A$8];0);0););[.BJ1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S14]));([.BK14]*5)+IFERROR(INDEX( [$Reference.$D$5:.$D$8];MATCH( [.AS14]; [$Reference.$A$5:.$A$8];0);0););[.BK14])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40"/>
        </table:table-row>
        <table:table-row table:style-name="ro1">
          <table:table-cell table:style-name="ce1" office:value-type="string" calcext:value-type="string">
            <text:p>&lt;{([({[&lt;{{{&lt;(&lt;[]()&gt;[()&lt;&gt;])({&lt;&gt;&lt;&gt;}[{}])}}&lt;[(&lt;[]&lt;&gt;&gt;((){})){({}[])(&lt;&gt;&lt;&gt;)}]&lt;[[&lt;&gt;[]]&lt;{}()&gt;]&gt;&gt;}{[&lt;&lt;([</text:p>
          </table:table-cell>
          <table:table-cell table:style-name="ce2" table:formula="of:=SUBSTITUTE(SUBSTITUTE(SUBSTITUTE(SUBSTITUTE([.A15];&quot;()&quot;;&quot;&quot;);&quot;[]&quot;;&quot;&quot;);&quot;{}&quot;;&quot;&quot;);&quot;&lt;&gt;&quot;;&quot;&quot;)" office:value-type="string" office:string-value="&lt;{([({[&lt;{{{&lt;([])({}[])}}&lt;[(&lt;&gt;()){()()}]&lt;[[]]&gt;&gt;}{[&lt;&lt;([" calcext:value-type="string">
            <text:p>&lt;{([({[&lt;{{{&lt;([])({}[])}}&lt;[(&lt;&gt;()){()()}]&lt;[[]]&gt;&gt;}{[&lt;&lt;([</text:p>
          </table:table-cell>
          <table:table-cell table:style-name="ce2" table:formula="of:=SUBSTITUTE(SUBSTITUTE(SUBSTITUTE(SUBSTITUTE([.B15];&quot;()&quot;;&quot;&quot;);&quot;[]&quot;;&quot;&quot;);&quot;{}&quot;;&quot;&quot;);&quot;&lt;&gt;&quot;;&quot;&quot;)" office:value-type="string" office:string-value="&lt;{([({[&lt;{{{&lt;()()}}&lt;[()]&lt;[]&gt;&gt;}{[&lt;&lt;([" calcext:value-type="string">
            <text:p>&lt;{([({[&lt;{{{&lt;()()}}&lt;[()]&lt;[]&gt;&gt;}{[&lt;&lt;([</text:p>
          </table:table-cell>
          <table:table-cell table:style-name="ce2" table:formula="of:=SUBSTITUTE(SUBSTITUTE(SUBSTITUTE(SUBSTITUTE([.C15];&quot;()&quot;;&quot;&quot;);&quot;[]&quot;;&quot;&quot;);&quot;{}&quot;;&quot;&quot;);&quot;&lt;&gt;&quot;;&quot;&quot;)" office:value-type="string" office:string-value="&lt;{([({[&lt;{{{&lt;}}&lt;&gt;}{[&lt;&lt;([" calcext:value-type="string">
            <text:p>&lt;{([({[&lt;{{{&lt;}}&lt;&gt;}{[&lt;&lt;([</text:p>
          </table:table-cell>
          <table:table-cell table:style-name="ce2" table:formula="of:=SUBSTITUTE(SUBSTITUTE(SUBSTITUTE(SUBSTITUTE([.D15];&quot;()&quot;;&quot;&quot;);&quot;[]&quot;;&quot;&quot;);&quot;{}&quot;;&quot;&quot;);&quot;&lt;&gt;&quot;;&quot;&quot;)" office:value-type="string" office:string-value="&lt;{([({[&lt;{{{&lt;}}}{[&lt;&lt;([" calcext:value-type="string">
            <text:p>&lt;{([({[&lt;{{{&lt;}}}{[&lt;&lt;([</text:p>
          </table:table-cell>
          <table:table-cell table:style-name="ce2" table:formula="of:=SUBSTITUTE(SUBSTITUTE(SUBSTITUTE(SUBSTITUTE([.E15];&quot;()&quot;;&quot;&quot;);&quot;[]&quot;;&quot;&quot;);&quot;{}&quot;;&quot;&quot;);&quot;&lt;&gt;&quot;;&quot;&quot;)" office:value-type="string" office:string-value="&lt;{([({[&lt;{{{&lt;}}}{[&lt;&lt;([" calcext:value-type="string">
            <text:p>&lt;{([({[&lt;{{{&lt;}}}{[&lt;&lt;([</text:p>
          </table:table-cell>
          <table:table-cell table:style-name="ce2" table:formula="of:=SUBSTITUTE(SUBSTITUTE(SUBSTITUTE(SUBSTITUTE([.F15];&quot;()&quot;;&quot;&quot;);&quot;[]&quot;;&quot;&quot;);&quot;{}&quot;;&quot;&quot;);&quot;&lt;&gt;&quot;;&quot;&quot;)" office:value-type="string" office:string-value="&lt;{([({[&lt;{{{&lt;}}}{[&lt;&lt;([" calcext:value-type="string">
            <text:p>&lt;{([({[&lt;{{{&lt;}}}{[&lt;&lt;([</text:p>
          </table:table-cell>
          <table:table-cell table:style-name="ce2" table:formula="of:=SUBSTITUTE(SUBSTITUTE(SUBSTITUTE(SUBSTITUTE([.G15];&quot;()&quot;;&quot;&quot;);&quot;[]&quot;;&quot;&quot;);&quot;{}&quot;;&quot;&quot;);&quot;&lt;&gt;&quot;;&quot;&quot;)" office:value-type="string" office:string-value="&lt;{([({[&lt;{{{&lt;}}}{[&lt;&lt;([" calcext:value-type="string">
            <text:p>&lt;{([({[&lt;{{{&lt;}}}{[&lt;&lt;([</text:p>
          </table:table-cell>
          <table:table-cell table:style-name="ce2" table:formula="of:=SUBSTITUTE(SUBSTITUTE(SUBSTITUTE(SUBSTITUTE([.H15];&quot;()&quot;;&quot;&quot;);&quot;[]&quot;;&quot;&quot;);&quot;{}&quot;;&quot;&quot;);&quot;&lt;&gt;&quot;;&quot;&quot;)" office:value-type="string" office:string-value="&lt;{([({[&lt;{{{&lt;}}}{[&lt;&lt;([" calcext:value-type="string">
            <text:p>&lt;{([({[&lt;{{{&lt;}}}{[&lt;&lt;([</text:p>
          </table:table-cell>
          <table:table-cell table:style-name="ce2" table:formula="of:=SUBSTITUTE(SUBSTITUTE(SUBSTITUTE(SUBSTITUTE([.I15];&quot;()&quot;;&quot;&quot;);&quot;[]&quot;;&quot;&quot;);&quot;{}&quot;;&quot;&quot;);&quot;&lt;&gt;&quot;;&quot;&quot;)" office:value-type="string" office:string-value="&lt;{([({[&lt;{{{&lt;}}}{[&lt;&lt;([" calcext:value-type="string">
            <text:p>&lt;{([({[&lt;{{{&lt;}}}{[&lt;&lt;([</text:p>
          </table:table-cell>
          <table:table-cell table:style-name="ce2" table:formula="of:=SUBSTITUTE(SUBSTITUTE(SUBSTITUTE(SUBSTITUTE([.J15];&quot;()&quot;;&quot;&quot;);&quot;[]&quot;;&quot;&quot;);&quot;{}&quot;;&quot;&quot;);&quot;&lt;&gt;&quot;;&quot;&quot;)" office:value-type="string" office:string-value="&lt;{([({[&lt;{{{&lt;}}}{[&lt;&lt;([" calcext:value-type="string">
            <text:p>&lt;{([({[&lt;{{{&lt;}}}{[&lt;&lt;([</text:p>
          </table:table-cell>
          <table:table-cell table:style-name="ce2" table:formula="of:=SUBSTITUTE(SUBSTITUTE(SUBSTITUTE(SUBSTITUTE([.K15];&quot;()&quot;;&quot;&quot;);&quot;[]&quot;;&quot;&quot;);&quot;{}&quot;;&quot;&quot;);&quot;&lt;&gt;&quot;;&quot;&quot;)" office:value-type="string" office:string-value="&lt;{([({[&lt;{{{&lt;}}}{[&lt;&lt;([" calcext:value-type="string">
            <text:p>&lt;{([({[&lt;{{{&lt;}}}{[&lt;&lt;([</text:p>
          </table:table-cell>
          <table:table-cell table:style-name="ce2" table:formula="of:=SUBSTITUTE(SUBSTITUTE(SUBSTITUTE(SUBSTITUTE([.L15];&quot;()&quot;;&quot;&quot;);&quot;[]&quot;;&quot;&quot;);&quot;{}&quot;;&quot;&quot;);&quot;&lt;&gt;&quot;;&quot;&quot;)" office:value-type="string" office:string-value="&lt;{([({[&lt;{{{&lt;}}}{[&lt;&lt;([" calcext:value-type="string">
            <text:p>&lt;{([({[&lt;{{{&lt;}}}{[&lt;&lt;([</text:p>
          </table:table-cell>
          <table:table-cell table:style-name="ce2" table:formula="of:=SUBSTITUTE(SUBSTITUTE(SUBSTITUTE(SUBSTITUTE([.M15];&quot;()&quot;;&quot;&quot;);&quot;[]&quot;;&quot;&quot;);&quot;{}&quot;;&quot;&quot;);&quot;&lt;&gt;&quot;;&quot;&quot;)" office:value-type="string" office:string-value="&lt;{([({[&lt;{{{&lt;}}}{[&lt;&lt;([" calcext:value-type="string">
            <text:p>&lt;{([({[&lt;{{{&lt;}}}{[&lt;&lt;([</text:p>
          </table:table-cell>
          <table:table-cell table:style-name="ce2" table:formula="of:=SUBSTITUTE(SUBSTITUTE(SUBSTITUTE(SUBSTITUTE([.N15];&quot;()&quot;;&quot;&quot;);&quot;[]&quot;;&quot;&quot;);&quot;{}&quot;;&quot;&quot;);&quot;&lt;&gt;&quot;;&quot;&quot;)" office:value-type="string" office:string-value="&lt;{([({[&lt;{{{&lt;}}}{[&lt;&lt;([" calcext:value-type="string">
            <text:p>&lt;{([({[&lt;{{{&lt;}}}{[&lt;&lt;([</text:p>
          </table:table-cell>
          <table:table-cell table:style-name="ce2" table:formula="of:=SUBSTITUTE(SUBSTITUTE(SUBSTITUTE(SUBSTITUTE([.O15];&quot;()&quot;;&quot;&quot;);&quot;[]&quot;;&quot;&quot;);&quot;{}&quot;;&quot;&quot;);&quot;&lt;&gt;&quot;;&quot;&quot;)" office:value-type="string" office:string-value="&lt;{([({[&lt;{{{&lt;}}}{[&lt;&lt;([" calcext:value-type="string">
            <text:p>&lt;{([({[&lt;{{{&lt;}}}{[&lt;&lt;([</text:p>
          </table:table-cell>
          <table:table-cell table:style-name="ce2" table:formula="of:=SUBSTITUTE(SUBSTITUTE(SUBSTITUTE(SUBSTITUTE([.P15];&quot;()&quot;;&quot;&quot;);&quot;[]&quot;;&quot;&quot;);&quot;{}&quot;;&quot;&quot;);&quot;&lt;&gt;&quot;;&quot;&quot;)" office:value-type="string" office:string-value="&lt;{([({[&lt;{{{&lt;}}}{[&lt;&lt;([" calcext:value-type="string">
            <text:p>&lt;{([({[&lt;{{{&lt;}}}{[&lt;&lt;([</text:p>
          </table:table-cell>
          <table:table-cell table:style-name="ce2" table:formula="of:=SUBSTITUTE(SUBSTITUTE(SUBSTITUTE(SUBSTITUTE([.Q15];&quot;()&quot;;&quot;&quot;);&quot;[]&quot;;&quot;&quot;);&quot;{}&quot;;&quot;&quot;);&quot;&lt;&gt;&quot;;&quot;&quot;)" office:value-type="string" office:string-value="&lt;{([({[&lt;{{{&lt;}}}{[&lt;&lt;([" calcext:value-type="string">
            <text:p>&lt;{([({[&lt;{{{&lt;}}}{[&lt;&lt;([</text:p>
          </table:table-cell>
          <table:table-cell table:style-name="ce2" table:formula="of:=SUBSTITUTE(SUBSTITUTE(SUBSTITUTE(SUBSTITUTE([.R15];&quot;()&quot;;&quot;&quot;);&quot;[]&quot;;&quot;&quot;);&quot;{}&quot;;&quot;&quot;);&quot;&lt;&gt;&quot;;&quot;&quot;)" office:value-type="string" office:string-value="&lt;{([({[&lt;{{{&lt;}}}{[&lt;&lt;([" calcext:value-type="string">
            <text:p>&lt;{([({[&lt;{{{&lt;}}}{[&lt;&lt;([</text:p>
          </table:table-cell>
          <table:table-cell table:style-name="ce2" table:formula="of:=SUBSTITUTE(SUBSTITUTE(SUBSTITUTE(SUBSTITUTE([.S15];&quot;()&quot;;&quot;&quot;);&quot;[]&quot;;&quot;&quot;);&quot;{}&quot;;&quot;&quot;);&quot;&lt;&gt;&quot;;&quot;&quot;)" office:value-type="string" office:string-value="&lt;{([({[&lt;{{{&lt;}}}{[&lt;&lt;([" calcext:value-type="string">
            <text:p>&lt;{([({[&lt;{{{&lt;}}}{[&lt;&lt;([</text:p>
          </table:table-cell>
          <table:table-cell table:style-name="ce2" table:formula="of:=SUBSTITUTE(SUBSTITUTE(SUBSTITUTE(SUBSTITUTE([.T15];&quot;()&quot;;&quot;&quot;);&quot;[]&quot;;&quot;&quot;);&quot;{}&quot;;&quot;&quot;);&quot;&lt;&gt;&quot;;&quot;&quot;)" office:value-type="string" office:string-value="&lt;{([({[&lt;{{{&lt;}}}{[&lt;&lt;([" calcext:value-type="string">
            <text:p>&lt;{([({[&lt;{{{&lt;}}}{[&lt;&lt;([</text:p>
          </table:table-cell>
          <table:table-cell table:style-name="ce2" table:formula="of:=SUBSTITUTE(SUBSTITUTE(SUBSTITUTE(SUBSTITUTE([.U15];&quot;()&quot;;&quot;&quot;);&quot;[]&quot;;&quot;&quot;);&quot;{}&quot;;&quot;&quot;);&quot;&lt;&gt;&quot;;&quot;&quot;)" office:value-type="string" office:string-value="&lt;{([({[&lt;{{{&lt;}}}{[&lt;&lt;([" calcext:value-type="string">
            <text:p>&lt;{([({[&lt;{{{&lt;}}}{[&lt;&lt;([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15]; MIN(IFERROR(TRANSPOSE(FIND([$Reference.$A$5:.$A$8];[.V15]));)))); [$Reference.$A$5:.$A$8];0);0);)" office:value-type="float" office:value="0" calcext:value-type="float">
            <text:p>0</text:p>
          </table:table-cell>
          <table:table-cell table:style-name="ce2"/>
          <table:table-cell table:style-name="ce6" table:number-matrix-columns-spanned="1" table:number-matrix-rows-spanned="1" table:formula="of:=IF(ISBLANK([.X15]);CONCATENATE(MID([.V15];LEN([.V15])-ROW(INDIRECT(&quot;1:&quot;&amp;LEN([.V15])))+1;1));)" office:value-type="float" office:value="0" calcext:value-type="float">
            <text:p>0</text:p>
          </table:table-cell>
          <table:table-cell table:style-name="ce8" table:formula="of:=SUBSTITUTE(SUBSTITUTE(SUBSTITUTE(SUBSTITUTE([.Z15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15&amp;&quot;&quot;&quot;&quot;,&quot;&quot;(?s)(.{1})&quot;&quot;,&quot;&quot;$1&quot;&quot;&amp;CHAR(127)),&quot;&quot;'&quot;&quot;,&quot;&quot;''&quot;&quot;),CHAR(127)),)&quot;);&quot;&quot;)">
            <text:p/>
          </table:table-cell>
          <table:table-cell table:style-name="ce9" table:number-columns-repeated="1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15]));([.AT15]*5)+IFERROR(INDEX( [$Reference.$D$5:.$D$8];MATCH( [.AB15]; [$Reference.$A$5:.$A$8];0);0););[.AT1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C15]));([.AU15]*5)+IFERROR(INDEX( [$Reference.$D$5:.$D$8];MATCH( [.AC15]; [$Reference.$A$5:.$A$8];0);0););[.AU1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D15]));([.AV15]*5)+IFERROR(INDEX( [$Reference.$D$5:.$D$8];MATCH( [.AD15]; [$Reference.$A$5:.$A$8];0);0););[.AV1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E15]));([.AW15]*5)+IFERROR(INDEX( [$Reference.$D$5:.$D$8];MATCH( [.AE15]; [$Reference.$A$5:.$A$8];0);0););[.AW1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F15]));([.AX15]*5)+IFERROR(INDEX( [$Reference.$D$5:.$D$8];MATCH( [.AF15]; [$Reference.$A$5:.$A$8];0);0););[.AX1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G15]));([.AY15]*5)+IFERROR(INDEX( [$Reference.$D$5:.$D$8];MATCH( [.AG15]; [$Reference.$A$5:.$A$8];0);0););[.AY1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H15]));([.AZ15]*5)+IFERROR(INDEX( [$Reference.$D$5:.$D$8];MATCH( [.AH15]; [$Reference.$A$5:.$A$8];0);0););[.AZ1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I15]));([.BA15]*5)+IFERROR(INDEX( [$Reference.$D$5:.$D$8];MATCH( [.AI15]; [$Reference.$A$5:.$A$8];0);0););[.BA1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J15]));([.BB15]*5)+IFERROR(INDEX( [$Reference.$D$5:.$D$8];MATCH( [.AJ15]; [$Reference.$A$5:.$A$8];0);0););[.BB1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K15]));([.BC15]*5)+IFERROR(INDEX( [$Reference.$D$5:.$D$8];MATCH( [.AK15]; [$Reference.$A$5:.$A$8];0);0););[.BC1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L15]));([.BD15]*5)+IFERROR(INDEX( [$Reference.$D$5:.$D$8];MATCH( [.AL15]; [$Reference.$A$5:.$A$8];0);0););[.BD1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M15]));([.BE15]*5)+IFERROR(INDEX( [$Reference.$D$5:.$D$8];MATCH( [.AM15]; [$Reference.$A$5:.$A$8];0);0););[.BE1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N15]));([.BF15]*5)+IFERROR(INDEX( [$Reference.$D$5:.$D$8];MATCH( [.AN15]; [$Reference.$A$5:.$A$8];0);0););[.BF1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O15]));([.BG15]*5)+IFERROR(INDEX( [$Reference.$D$5:.$D$8];MATCH( [.AO15]; [$Reference.$A$5:.$A$8];0);0););[.BG1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P15]));([.BH15]*5)+IFERROR(INDEX( [$Reference.$D$5:.$D$8];MATCH( [.AP15]; [$Reference.$A$5:.$A$8];0);0););[.BH1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Q15]));([.BI15]*5)+IFERROR(INDEX( [$Reference.$D$5:.$D$8];MATCH( [.AQ15]; [$Reference.$A$5:.$A$8];0);0););[.BI1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R15]));([.BJ15]*5)+IFERROR(INDEX( [$Reference.$D$5:.$D$8];MATCH( [.AR15]; [$Reference.$A$5:.$A$8];0);0););[.BJ1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S15]));([.BK15]*5)+IFERROR(INDEX( [$Reference.$D$5:.$D$8];MATCH( [.AS15]; [$Reference.$A$5:.$A$8];0);0););[.BK15])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40"/>
        </table:table-row>
        <table:table-row table:style-name="ro1">
          <table:table-cell table:style-name="ce1" office:value-type="string" calcext:value-type="string">
            <text:p>&lt;[{[[[{&lt;{[&lt;({[[]{}]{&lt;&gt;]}[[[]{}]&lt;[]&lt;&gt;&gt;])&gt;]}{{{({&lt;&lt;&gt;{}&gt;(&lt;&gt;&lt;&gt;)}[&lt;{}[]&gt;]){([[][]](&lt;&gt;{}))}}{&lt;[(()())(&lt;&gt;(</text:p>
          </table:table-cell>
          <table:table-cell table:style-name="ce2" table:formula="of:=SUBSTITUTE(SUBSTITUTE(SUBSTITUTE(SUBSTITUTE([.A16];&quot;()&quot;;&quot;&quot;);&quot;[]&quot;;&quot;&quot;);&quot;{}&quot;;&quot;&quot;);&quot;&lt;&gt;&quot;;&quot;&quot;)" office:value-type="string" office:string-value="&lt;[{[[[{&lt;{[&lt;({[]{]}[[]&lt;&gt;])&gt;]}{{{({&lt;&gt;()}[]){([]())}}{&lt;[()((" calcext:value-type="string">
            <text:p>&lt;[{[[[{&lt;{[&lt;({[]{]}[[]&lt;&gt;])&gt;]}{{{({&lt;&gt;()}[]){([]())}}{&lt;[()((</text:p>
          </table:table-cell>
          <table:table-cell table:style-name="ce2" table:formula="of:=SUBSTITUTE(SUBSTITUTE(SUBSTITUTE(SUBSTITUTE([.B16];&quot;()&quot;;&quot;&quot;);&quot;[]&quot;;&quot;&quot;);&quot;{}&quot;;&quot;&quot;);&quot;&lt;&gt;&quot;;&quot;&quot;)" office:value-type="string" office:string-value="&lt;[{[[[{&lt;{[&lt;({{]}[])&gt;]}{{{({}){()}}{&lt;[((" calcext:value-type="string">
            <text:p>&lt;[{[[[{&lt;{[&lt;({{]}[])&gt;]}{{{({}){()}}{&lt;[((</text:p>
          </table:table-cell>
          <table:table-cell table:style-name="ce2" table:formula="of:=SUBSTITUTE(SUBSTITUTE(SUBSTITUTE(SUBSTITUTE([.C16];&quot;()&quot;;&quot;&quot;);&quot;[]&quot;;&quot;&quot;);&quot;{}&quot;;&quot;&quot;);&quot;&lt;&gt;&quot;;&quot;&quot;)" office:value-type="string" office:string-value="&lt;[{[[[{&lt;{[&lt;({{]})&gt;]}{{{()}{&lt;[((" calcext:value-type="string">
            <text:p>&lt;[{[[[{&lt;{[&lt;({{]})&gt;]}{{{()}{&lt;[((</text:p>
          </table:table-cell>
          <table:table-cell table:style-name="ce2" table:formula="of:=SUBSTITUTE(SUBSTITUTE(SUBSTITUTE(SUBSTITUTE([.D16];&quot;()&quot;;&quot;&quot;);&quot;[]&quot;;&quot;&quot;);&quot;{}&quot;;&quot;&quot;);&quot;&lt;&gt;&quot;;&quot;&quot;)" office:value-type="string" office:string-value="&lt;[{[[[{&lt;{[&lt;({{]})&gt;]}{{{&lt;[((" calcext:value-type="string">
            <text:p>&lt;[{[[[{&lt;{[&lt;({{]})&gt;]}{{{&lt;[((</text:p>
          </table:table-cell>
          <table:table-cell table:style-name="ce2" table:formula="of:=SUBSTITUTE(SUBSTITUTE(SUBSTITUTE(SUBSTITUTE([.E16];&quot;()&quot;;&quot;&quot;);&quot;[]&quot;;&quot;&quot;);&quot;{}&quot;;&quot;&quot;);&quot;&lt;&gt;&quot;;&quot;&quot;)" office:value-type="string" office:string-value="&lt;[{[[[{&lt;{[&lt;({{]})&gt;]}{{{&lt;[((" calcext:value-type="string">
            <text:p>&lt;[{[[[{&lt;{[&lt;({{]})&gt;]}{{{&lt;[((</text:p>
          </table:table-cell>
          <table:table-cell table:style-name="ce2" table:formula="of:=SUBSTITUTE(SUBSTITUTE(SUBSTITUTE(SUBSTITUTE([.F16];&quot;()&quot;;&quot;&quot;);&quot;[]&quot;;&quot;&quot;);&quot;{}&quot;;&quot;&quot;);&quot;&lt;&gt;&quot;;&quot;&quot;)" office:value-type="string" office:string-value="&lt;[{[[[{&lt;{[&lt;({{]})&gt;]}{{{&lt;[((" calcext:value-type="string">
            <text:p>&lt;[{[[[{&lt;{[&lt;({{]})&gt;]}{{{&lt;[((</text:p>
          </table:table-cell>
          <table:table-cell table:style-name="ce2" table:formula="of:=SUBSTITUTE(SUBSTITUTE(SUBSTITUTE(SUBSTITUTE([.G16];&quot;()&quot;;&quot;&quot;);&quot;[]&quot;;&quot;&quot;);&quot;{}&quot;;&quot;&quot;);&quot;&lt;&gt;&quot;;&quot;&quot;)" office:value-type="string" office:string-value="&lt;[{[[[{&lt;{[&lt;({{]})&gt;]}{{{&lt;[((" calcext:value-type="string">
            <text:p>&lt;[{[[[{&lt;{[&lt;({{]})&gt;]}{{{&lt;[((</text:p>
          </table:table-cell>
          <table:table-cell table:style-name="ce2" table:formula="of:=SUBSTITUTE(SUBSTITUTE(SUBSTITUTE(SUBSTITUTE([.H16];&quot;()&quot;;&quot;&quot;);&quot;[]&quot;;&quot;&quot;);&quot;{}&quot;;&quot;&quot;);&quot;&lt;&gt;&quot;;&quot;&quot;)" office:value-type="string" office:string-value="&lt;[{[[[{&lt;{[&lt;({{]})&gt;]}{{{&lt;[((" calcext:value-type="string">
            <text:p>&lt;[{[[[{&lt;{[&lt;({{]})&gt;]}{{{&lt;[((</text:p>
          </table:table-cell>
          <table:table-cell table:style-name="ce2" table:formula="of:=SUBSTITUTE(SUBSTITUTE(SUBSTITUTE(SUBSTITUTE([.I16];&quot;()&quot;;&quot;&quot;);&quot;[]&quot;;&quot;&quot;);&quot;{}&quot;;&quot;&quot;);&quot;&lt;&gt;&quot;;&quot;&quot;)" office:value-type="string" office:string-value="&lt;[{[[[{&lt;{[&lt;({{]})&gt;]}{{{&lt;[((" calcext:value-type="string">
            <text:p>&lt;[{[[[{&lt;{[&lt;({{]})&gt;]}{{{&lt;[((</text:p>
          </table:table-cell>
          <table:table-cell table:style-name="ce2" table:formula="of:=SUBSTITUTE(SUBSTITUTE(SUBSTITUTE(SUBSTITUTE([.J16];&quot;()&quot;;&quot;&quot;);&quot;[]&quot;;&quot;&quot;);&quot;{}&quot;;&quot;&quot;);&quot;&lt;&gt;&quot;;&quot;&quot;)" office:value-type="string" office:string-value="&lt;[{[[[{&lt;{[&lt;({{]})&gt;]}{{{&lt;[((" calcext:value-type="string">
            <text:p>&lt;[{[[[{&lt;{[&lt;({{]})&gt;]}{{{&lt;[((</text:p>
          </table:table-cell>
          <table:table-cell table:style-name="ce2" table:formula="of:=SUBSTITUTE(SUBSTITUTE(SUBSTITUTE(SUBSTITUTE([.K16];&quot;()&quot;;&quot;&quot;);&quot;[]&quot;;&quot;&quot;);&quot;{}&quot;;&quot;&quot;);&quot;&lt;&gt;&quot;;&quot;&quot;)" office:value-type="string" office:string-value="&lt;[{[[[{&lt;{[&lt;({{]})&gt;]}{{{&lt;[((" calcext:value-type="string">
            <text:p>&lt;[{[[[{&lt;{[&lt;({{]})&gt;]}{{{&lt;[((</text:p>
          </table:table-cell>
          <table:table-cell table:style-name="ce2" table:formula="of:=SUBSTITUTE(SUBSTITUTE(SUBSTITUTE(SUBSTITUTE([.L16];&quot;()&quot;;&quot;&quot;);&quot;[]&quot;;&quot;&quot;);&quot;{}&quot;;&quot;&quot;);&quot;&lt;&gt;&quot;;&quot;&quot;)" office:value-type="string" office:string-value="&lt;[{[[[{&lt;{[&lt;({{]})&gt;]}{{{&lt;[((" calcext:value-type="string">
            <text:p>&lt;[{[[[{&lt;{[&lt;({{]})&gt;]}{{{&lt;[((</text:p>
          </table:table-cell>
          <table:table-cell table:style-name="ce2" table:formula="of:=SUBSTITUTE(SUBSTITUTE(SUBSTITUTE(SUBSTITUTE([.M16];&quot;()&quot;;&quot;&quot;);&quot;[]&quot;;&quot;&quot;);&quot;{}&quot;;&quot;&quot;);&quot;&lt;&gt;&quot;;&quot;&quot;)" office:value-type="string" office:string-value="&lt;[{[[[{&lt;{[&lt;({{]})&gt;]}{{{&lt;[((" calcext:value-type="string">
            <text:p>&lt;[{[[[{&lt;{[&lt;({{]})&gt;]}{{{&lt;[((</text:p>
          </table:table-cell>
          <table:table-cell table:style-name="ce2" table:formula="of:=SUBSTITUTE(SUBSTITUTE(SUBSTITUTE(SUBSTITUTE([.N16];&quot;()&quot;;&quot;&quot;);&quot;[]&quot;;&quot;&quot;);&quot;{}&quot;;&quot;&quot;);&quot;&lt;&gt;&quot;;&quot;&quot;)" office:value-type="string" office:string-value="&lt;[{[[[{&lt;{[&lt;({{]})&gt;]}{{{&lt;[((" calcext:value-type="string">
            <text:p>&lt;[{[[[{&lt;{[&lt;({{]})&gt;]}{{{&lt;[((</text:p>
          </table:table-cell>
          <table:table-cell table:style-name="ce2" table:formula="of:=SUBSTITUTE(SUBSTITUTE(SUBSTITUTE(SUBSTITUTE([.O16];&quot;()&quot;;&quot;&quot;);&quot;[]&quot;;&quot;&quot;);&quot;{}&quot;;&quot;&quot;);&quot;&lt;&gt;&quot;;&quot;&quot;)" office:value-type="string" office:string-value="&lt;[{[[[{&lt;{[&lt;({{]})&gt;]}{{{&lt;[((" calcext:value-type="string">
            <text:p>&lt;[{[[[{&lt;{[&lt;({{]})&gt;]}{{{&lt;[((</text:p>
          </table:table-cell>
          <table:table-cell table:style-name="ce2" table:formula="of:=SUBSTITUTE(SUBSTITUTE(SUBSTITUTE(SUBSTITUTE([.P16];&quot;()&quot;;&quot;&quot;);&quot;[]&quot;;&quot;&quot;);&quot;{}&quot;;&quot;&quot;);&quot;&lt;&gt;&quot;;&quot;&quot;)" office:value-type="string" office:string-value="&lt;[{[[[{&lt;{[&lt;({{]})&gt;]}{{{&lt;[((" calcext:value-type="string">
            <text:p>&lt;[{[[[{&lt;{[&lt;({{]})&gt;]}{{{&lt;[((</text:p>
          </table:table-cell>
          <table:table-cell table:style-name="ce2" table:formula="of:=SUBSTITUTE(SUBSTITUTE(SUBSTITUTE(SUBSTITUTE([.Q16];&quot;()&quot;;&quot;&quot;);&quot;[]&quot;;&quot;&quot;);&quot;{}&quot;;&quot;&quot;);&quot;&lt;&gt;&quot;;&quot;&quot;)" office:value-type="string" office:string-value="&lt;[{[[[{&lt;{[&lt;({{]})&gt;]}{{{&lt;[((" calcext:value-type="string">
            <text:p>&lt;[{[[[{&lt;{[&lt;({{]})&gt;]}{{{&lt;[((</text:p>
          </table:table-cell>
          <table:table-cell table:style-name="ce2" table:formula="of:=SUBSTITUTE(SUBSTITUTE(SUBSTITUTE(SUBSTITUTE([.R16];&quot;()&quot;;&quot;&quot;);&quot;[]&quot;;&quot;&quot;);&quot;{}&quot;;&quot;&quot;);&quot;&lt;&gt;&quot;;&quot;&quot;)" office:value-type="string" office:string-value="&lt;[{[[[{&lt;{[&lt;({{]})&gt;]}{{{&lt;[((" calcext:value-type="string">
            <text:p>&lt;[{[[[{&lt;{[&lt;({{]})&gt;]}{{{&lt;[((</text:p>
          </table:table-cell>
          <table:table-cell table:style-name="ce2" table:formula="of:=SUBSTITUTE(SUBSTITUTE(SUBSTITUTE(SUBSTITUTE([.S16];&quot;()&quot;;&quot;&quot;);&quot;[]&quot;;&quot;&quot;);&quot;{}&quot;;&quot;&quot;);&quot;&lt;&gt;&quot;;&quot;&quot;)" office:value-type="string" office:string-value="&lt;[{[[[{&lt;{[&lt;({{]})&gt;]}{{{&lt;[((" calcext:value-type="string">
            <text:p>&lt;[{[[[{&lt;{[&lt;({{]})&gt;]}{{{&lt;[((</text:p>
          </table:table-cell>
          <table:table-cell table:style-name="ce2" table:formula="of:=SUBSTITUTE(SUBSTITUTE(SUBSTITUTE(SUBSTITUTE([.T16];&quot;()&quot;;&quot;&quot;);&quot;[]&quot;;&quot;&quot;);&quot;{}&quot;;&quot;&quot;);&quot;&lt;&gt;&quot;;&quot;&quot;)" office:value-type="string" office:string-value="&lt;[{[[[{&lt;{[&lt;({{]})&gt;]}{{{&lt;[((" calcext:value-type="string">
            <text:p>&lt;[{[[[{&lt;{[&lt;({{]})&gt;]}{{{&lt;[((</text:p>
          </table:table-cell>
          <table:table-cell table:style-name="ce2" table:formula="of:=SUBSTITUTE(SUBSTITUTE(SUBSTITUTE(SUBSTITUTE([.U16];&quot;()&quot;;&quot;&quot;);&quot;[]&quot;;&quot;&quot;);&quot;{}&quot;;&quot;&quot;);&quot;&lt;&gt;&quot;;&quot;&quot;)" office:value-type="string" office:string-value="&lt;[{[[[{&lt;{[&lt;({{]})&gt;]}{{{&lt;[((" calcext:value-type="string">
            <text:p>&lt;[{[[[{&lt;{[&lt;({{]})&gt;]}{{{&lt;[((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16]; MIN(IFERROR(TRANSPOSE(FIND([$Reference.$A$5:.$A$8];[.V16]));)))); [$Reference.$A$5:.$A$8];0);0);)" office:value-type="float" office:value="57" calcext:value-type="float">
            <text:p>57</text:p>
          </table:table-cell>
          <table:table-cell table:style-name="ce2"/>
          <table:table-cell table:style-name="ce6" table:number-matrix-columns-spanned="1" table:number-matrix-rows-spanned="1" table:formula="of:=IF(ISBLANK([.X16]);CONCATENATE(MID([.V16];LEN([.V16])-ROW(INDIRECT(&quot;1:&quot;&amp;LEN([.V16])))+1;1));)" office:value-type="float" office:value="0" calcext:value-type="float">
            <text:p>0</text:p>
          </table:table-cell>
          <table:table-cell table:style-name="ce8" table:formula="of:=SUBSTITUTE(SUBSTITUTE(SUBSTITUTE(SUBSTITUTE([.Z16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16&amp;&quot;&quot;&quot;&quot;,&quot;&quot;(?s)(.{1})&quot;&quot;,&quot;&quot;$1&quot;&quot;&amp;CHAR(127)),&quot;&quot;'&quot;&quot;,&quot;&quot;''&quot;&quot;),CHAR(127)),)&quot;);&quot;&quot;)">
            <text:p/>
          </table:table-cell>
          <table:table-cell table:style-name="ce9" table:number-columns-repeated="1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16]));([.AT16]*5)+IFERROR(INDEX( [$Reference.$D$5:.$D$8];MATCH( [.AB16]; [$Reference.$A$5:.$A$8];0);0););[.AT1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C16]));([.AU16]*5)+IFERROR(INDEX( [$Reference.$D$5:.$D$8];MATCH( [.AC16]; [$Reference.$A$5:.$A$8];0);0););[.AU1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D16]));([.AV16]*5)+IFERROR(INDEX( [$Reference.$D$5:.$D$8];MATCH( [.AD16]; [$Reference.$A$5:.$A$8];0);0););[.AV1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E16]));([.AW16]*5)+IFERROR(INDEX( [$Reference.$D$5:.$D$8];MATCH( [.AE16]; [$Reference.$A$5:.$A$8];0);0););[.AW1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F16]));([.AX16]*5)+IFERROR(INDEX( [$Reference.$D$5:.$D$8];MATCH( [.AF16]; [$Reference.$A$5:.$A$8];0);0););[.AX1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G16]));([.AY16]*5)+IFERROR(INDEX( [$Reference.$D$5:.$D$8];MATCH( [.AG16]; [$Reference.$A$5:.$A$8];0);0););[.AY1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H16]));([.AZ16]*5)+IFERROR(INDEX( [$Reference.$D$5:.$D$8];MATCH( [.AH16]; [$Reference.$A$5:.$A$8];0);0););[.AZ1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I16]));([.BA16]*5)+IFERROR(INDEX( [$Reference.$D$5:.$D$8];MATCH( [.AI16]; [$Reference.$A$5:.$A$8];0);0););[.BA1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J16]));([.BB16]*5)+IFERROR(INDEX( [$Reference.$D$5:.$D$8];MATCH( [.AJ16]; [$Reference.$A$5:.$A$8];0);0););[.BB1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K16]));([.BC16]*5)+IFERROR(INDEX( [$Reference.$D$5:.$D$8];MATCH( [.AK16]; [$Reference.$A$5:.$A$8];0);0););[.BC1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L16]));([.BD16]*5)+IFERROR(INDEX( [$Reference.$D$5:.$D$8];MATCH( [.AL16]; [$Reference.$A$5:.$A$8];0);0););[.BD1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M16]));([.BE16]*5)+IFERROR(INDEX( [$Reference.$D$5:.$D$8];MATCH( [.AM16]; [$Reference.$A$5:.$A$8];0);0););[.BE1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N16]));([.BF16]*5)+IFERROR(INDEX( [$Reference.$D$5:.$D$8];MATCH( [.AN16]; [$Reference.$A$5:.$A$8];0);0););[.BF1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O16]));([.BG16]*5)+IFERROR(INDEX( [$Reference.$D$5:.$D$8];MATCH( [.AO16]; [$Reference.$A$5:.$A$8];0);0););[.BG1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P16]));([.BH16]*5)+IFERROR(INDEX( [$Reference.$D$5:.$D$8];MATCH( [.AP16]; [$Reference.$A$5:.$A$8];0);0););[.BH1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Q16]));([.BI16]*5)+IFERROR(INDEX( [$Reference.$D$5:.$D$8];MATCH( [.AQ16]; [$Reference.$A$5:.$A$8];0);0););[.BI1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R16]));([.BJ16]*5)+IFERROR(INDEX( [$Reference.$D$5:.$D$8];MATCH( [.AR16]; [$Reference.$A$5:.$A$8];0);0););[.BJ1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S16]));([.BK16]*5)+IFERROR(INDEX( [$Reference.$D$5:.$D$8];MATCH( [.AS16]; [$Reference.$A$5:.$A$8];0);0););[.BK16])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40"/>
        </table:table-row>
        <table:table-row table:style-name="ro1">
          <table:table-cell table:style-name="ce1" office:value-type="string" calcext:value-type="string">
            <text:p>(&lt;{(&lt;[({&lt;(&lt;((&lt;(){}&gt;[{}&lt;&gt;])&lt;{(){}}({}[])&gt;)&lt;{&lt;{}[]&gt;{()[]}}([()&lt;&gt;]&lt;&lt;&gt;[]&gt;)&gt;){&lt;&lt;&lt;{}()&gt;&lt;{}[]&gt;&gt;{{[][]}}</text:p>
          </table:table-cell>
          <table:table-cell table:style-name="ce2" table:formula="of:=SUBSTITUTE(SUBSTITUTE(SUBSTITUTE(SUBSTITUTE([.A17];&quot;()&quot;;&quot;&quot;);&quot;[]&quot;;&quot;&quot;);&quot;{}&quot;;&quot;&quot;);&quot;&lt;&gt;&quot;;&quot;&quot;)" office:value-type="string" office:string-value="(&lt;{(&lt;[({&lt;(&lt;(([])&lt;{}()&gt;)&lt;{}([]&lt;&gt;)&gt;){&lt;&lt;&gt;{}" calcext:value-type="string">
            <text:p>(&lt;{(&lt;[({&lt;(&lt;(([])&lt;{}()&gt;)&lt;{}([]&lt;&gt;)&gt;){&lt;&lt;&gt;{}</text:p>
          </table:table-cell>
          <table:table-cell table:style-name="ce2" table:formula="of:=SUBSTITUTE(SUBSTITUTE(SUBSTITUTE(SUBSTITUTE([.B17];&quot;()&quot;;&quot;&quot;);&quot;[]&quot;;&quot;&quot;);&quot;{}&quot;;&quot;&quot;);&quot;&lt;&gt;&quot;;&quot;&quot;)" office:value-type="string" office:string-value="(&lt;{(&lt;[({&lt;(&lt;(())&lt;()&gt;){&lt;" calcext:value-type="string">
            <text:p>(&lt;{(&lt;[({&lt;(&lt;(())&lt;()&gt;){&lt;</text:p>
          </table:table-cell>
          <table:table-cell table:style-name="ce2" table:formula="of:=SUBSTITUTE(SUBSTITUTE(SUBSTITUTE(SUBSTITUTE([.C17];&quot;()&quot;;&quot;&quot;);&quot;[]&quot;;&quot;&quot;);&quot;{}&quot;;&quot;&quot;);&quot;&lt;&gt;&quot;;&quot;&quot;)" office:value-type="string" office:string-value="(&lt;{(&lt;[({&lt;(&lt;()){&lt;" calcext:value-type="string">
            <text:p>(&lt;{(&lt;[({&lt;(&lt;()){&lt;</text:p>
          </table:table-cell>
          <table:table-cell table:style-name="ce2" table:formula="of:=SUBSTITUTE(SUBSTITUTE(SUBSTITUTE(SUBSTITUTE([.D17];&quot;()&quot;;&quot;&quot;);&quot;[]&quot;;&quot;&quot;);&quot;{}&quot;;&quot;&quot;);&quot;&lt;&gt;&quot;;&quot;&quot;)" office:value-type="string" office:string-value="(&lt;{(&lt;[({&lt;(&lt;){&lt;" calcext:value-type="string">
            <text:p>(&lt;{(&lt;[({&lt;(&lt;){&lt;</text:p>
          </table:table-cell>
          <table:table-cell table:style-name="ce2" table:formula="of:=SUBSTITUTE(SUBSTITUTE(SUBSTITUTE(SUBSTITUTE([.E17];&quot;()&quot;;&quot;&quot;);&quot;[]&quot;;&quot;&quot;);&quot;{}&quot;;&quot;&quot;);&quot;&lt;&gt;&quot;;&quot;&quot;)" office:value-type="string" office:string-value="(&lt;{(&lt;[({&lt;(&lt;){&lt;" calcext:value-type="string">
            <text:p>(&lt;{(&lt;[({&lt;(&lt;){&lt;</text:p>
          </table:table-cell>
          <table:table-cell table:style-name="ce2" table:formula="of:=SUBSTITUTE(SUBSTITUTE(SUBSTITUTE(SUBSTITUTE([.F17];&quot;()&quot;;&quot;&quot;);&quot;[]&quot;;&quot;&quot;);&quot;{}&quot;;&quot;&quot;);&quot;&lt;&gt;&quot;;&quot;&quot;)" office:value-type="string" office:string-value="(&lt;{(&lt;[({&lt;(&lt;){&lt;" calcext:value-type="string">
            <text:p>(&lt;{(&lt;[({&lt;(&lt;){&lt;</text:p>
          </table:table-cell>
          <table:table-cell table:style-name="ce2" table:formula="of:=SUBSTITUTE(SUBSTITUTE(SUBSTITUTE(SUBSTITUTE([.G17];&quot;()&quot;;&quot;&quot;);&quot;[]&quot;;&quot;&quot;);&quot;{}&quot;;&quot;&quot;);&quot;&lt;&gt;&quot;;&quot;&quot;)" office:value-type="string" office:string-value="(&lt;{(&lt;[({&lt;(&lt;){&lt;" calcext:value-type="string">
            <text:p>(&lt;{(&lt;[({&lt;(&lt;){&lt;</text:p>
          </table:table-cell>
          <table:table-cell table:style-name="ce2" table:formula="of:=SUBSTITUTE(SUBSTITUTE(SUBSTITUTE(SUBSTITUTE([.H17];&quot;()&quot;;&quot;&quot;);&quot;[]&quot;;&quot;&quot;);&quot;{}&quot;;&quot;&quot;);&quot;&lt;&gt;&quot;;&quot;&quot;)" office:value-type="string" office:string-value="(&lt;{(&lt;[({&lt;(&lt;){&lt;" calcext:value-type="string">
            <text:p>(&lt;{(&lt;[({&lt;(&lt;){&lt;</text:p>
          </table:table-cell>
          <table:table-cell table:style-name="ce2" table:formula="of:=SUBSTITUTE(SUBSTITUTE(SUBSTITUTE(SUBSTITUTE([.I17];&quot;()&quot;;&quot;&quot;);&quot;[]&quot;;&quot;&quot;);&quot;{}&quot;;&quot;&quot;);&quot;&lt;&gt;&quot;;&quot;&quot;)" office:value-type="string" office:string-value="(&lt;{(&lt;[({&lt;(&lt;){&lt;" calcext:value-type="string">
            <text:p>(&lt;{(&lt;[({&lt;(&lt;){&lt;</text:p>
          </table:table-cell>
          <table:table-cell table:style-name="ce2" table:formula="of:=SUBSTITUTE(SUBSTITUTE(SUBSTITUTE(SUBSTITUTE([.J17];&quot;()&quot;;&quot;&quot;);&quot;[]&quot;;&quot;&quot;);&quot;{}&quot;;&quot;&quot;);&quot;&lt;&gt;&quot;;&quot;&quot;)" office:value-type="string" office:string-value="(&lt;{(&lt;[({&lt;(&lt;){&lt;" calcext:value-type="string">
            <text:p>(&lt;{(&lt;[({&lt;(&lt;){&lt;</text:p>
          </table:table-cell>
          <table:table-cell table:style-name="ce2" table:formula="of:=SUBSTITUTE(SUBSTITUTE(SUBSTITUTE(SUBSTITUTE([.K17];&quot;()&quot;;&quot;&quot;);&quot;[]&quot;;&quot;&quot;);&quot;{}&quot;;&quot;&quot;);&quot;&lt;&gt;&quot;;&quot;&quot;)" office:value-type="string" office:string-value="(&lt;{(&lt;[({&lt;(&lt;){&lt;" calcext:value-type="string">
            <text:p>(&lt;{(&lt;[({&lt;(&lt;){&lt;</text:p>
          </table:table-cell>
          <table:table-cell table:style-name="ce2" table:formula="of:=SUBSTITUTE(SUBSTITUTE(SUBSTITUTE(SUBSTITUTE([.L17];&quot;()&quot;;&quot;&quot;);&quot;[]&quot;;&quot;&quot;);&quot;{}&quot;;&quot;&quot;);&quot;&lt;&gt;&quot;;&quot;&quot;)" office:value-type="string" office:string-value="(&lt;{(&lt;[({&lt;(&lt;){&lt;" calcext:value-type="string">
            <text:p>(&lt;{(&lt;[({&lt;(&lt;){&lt;</text:p>
          </table:table-cell>
          <table:table-cell table:style-name="ce2" table:formula="of:=SUBSTITUTE(SUBSTITUTE(SUBSTITUTE(SUBSTITUTE([.M17];&quot;()&quot;;&quot;&quot;);&quot;[]&quot;;&quot;&quot;);&quot;{}&quot;;&quot;&quot;);&quot;&lt;&gt;&quot;;&quot;&quot;)" office:value-type="string" office:string-value="(&lt;{(&lt;[({&lt;(&lt;){&lt;" calcext:value-type="string">
            <text:p>(&lt;{(&lt;[({&lt;(&lt;){&lt;</text:p>
          </table:table-cell>
          <table:table-cell table:style-name="ce2" table:formula="of:=SUBSTITUTE(SUBSTITUTE(SUBSTITUTE(SUBSTITUTE([.N17];&quot;()&quot;;&quot;&quot;);&quot;[]&quot;;&quot;&quot;);&quot;{}&quot;;&quot;&quot;);&quot;&lt;&gt;&quot;;&quot;&quot;)" office:value-type="string" office:string-value="(&lt;{(&lt;[({&lt;(&lt;){&lt;" calcext:value-type="string">
            <text:p>(&lt;{(&lt;[({&lt;(&lt;){&lt;</text:p>
          </table:table-cell>
          <table:table-cell table:style-name="ce2" table:formula="of:=SUBSTITUTE(SUBSTITUTE(SUBSTITUTE(SUBSTITUTE([.O17];&quot;()&quot;;&quot;&quot;);&quot;[]&quot;;&quot;&quot;);&quot;{}&quot;;&quot;&quot;);&quot;&lt;&gt;&quot;;&quot;&quot;)" office:value-type="string" office:string-value="(&lt;{(&lt;[({&lt;(&lt;){&lt;" calcext:value-type="string">
            <text:p>(&lt;{(&lt;[({&lt;(&lt;){&lt;</text:p>
          </table:table-cell>
          <table:table-cell table:style-name="ce2" table:formula="of:=SUBSTITUTE(SUBSTITUTE(SUBSTITUTE(SUBSTITUTE([.P17];&quot;()&quot;;&quot;&quot;);&quot;[]&quot;;&quot;&quot;);&quot;{}&quot;;&quot;&quot;);&quot;&lt;&gt;&quot;;&quot;&quot;)" office:value-type="string" office:string-value="(&lt;{(&lt;[({&lt;(&lt;){&lt;" calcext:value-type="string">
            <text:p>(&lt;{(&lt;[({&lt;(&lt;){&lt;</text:p>
          </table:table-cell>
          <table:table-cell table:style-name="ce2" table:formula="of:=SUBSTITUTE(SUBSTITUTE(SUBSTITUTE(SUBSTITUTE([.Q17];&quot;()&quot;;&quot;&quot;);&quot;[]&quot;;&quot;&quot;);&quot;{}&quot;;&quot;&quot;);&quot;&lt;&gt;&quot;;&quot;&quot;)" office:value-type="string" office:string-value="(&lt;{(&lt;[({&lt;(&lt;){&lt;" calcext:value-type="string">
            <text:p>(&lt;{(&lt;[({&lt;(&lt;){&lt;</text:p>
          </table:table-cell>
          <table:table-cell table:style-name="ce2" table:formula="of:=SUBSTITUTE(SUBSTITUTE(SUBSTITUTE(SUBSTITUTE([.R17];&quot;()&quot;;&quot;&quot;);&quot;[]&quot;;&quot;&quot;);&quot;{}&quot;;&quot;&quot;);&quot;&lt;&gt;&quot;;&quot;&quot;)" office:value-type="string" office:string-value="(&lt;{(&lt;[({&lt;(&lt;){&lt;" calcext:value-type="string">
            <text:p>(&lt;{(&lt;[({&lt;(&lt;){&lt;</text:p>
          </table:table-cell>
          <table:table-cell table:style-name="ce2" table:formula="of:=SUBSTITUTE(SUBSTITUTE(SUBSTITUTE(SUBSTITUTE([.S17];&quot;()&quot;;&quot;&quot;);&quot;[]&quot;;&quot;&quot;);&quot;{}&quot;;&quot;&quot;);&quot;&lt;&gt;&quot;;&quot;&quot;)" office:value-type="string" office:string-value="(&lt;{(&lt;[({&lt;(&lt;){&lt;" calcext:value-type="string">
            <text:p>(&lt;{(&lt;[({&lt;(&lt;){&lt;</text:p>
          </table:table-cell>
          <table:table-cell table:style-name="ce2" table:formula="of:=SUBSTITUTE(SUBSTITUTE(SUBSTITUTE(SUBSTITUTE([.T17];&quot;()&quot;;&quot;&quot;);&quot;[]&quot;;&quot;&quot;);&quot;{}&quot;;&quot;&quot;);&quot;&lt;&gt;&quot;;&quot;&quot;)" office:value-type="string" office:string-value="(&lt;{(&lt;[({&lt;(&lt;){&lt;" calcext:value-type="string">
            <text:p>(&lt;{(&lt;[({&lt;(&lt;){&lt;</text:p>
          </table:table-cell>
          <table:table-cell table:style-name="ce2" table:formula="of:=SUBSTITUTE(SUBSTITUTE(SUBSTITUTE(SUBSTITUTE([.U17];&quot;()&quot;;&quot;&quot;);&quot;[]&quot;;&quot;&quot;);&quot;{}&quot;;&quot;&quot;);&quot;&lt;&gt;&quot;;&quot;&quot;)" office:value-type="string" office:string-value="(&lt;{(&lt;[({&lt;(&lt;){&lt;" calcext:value-type="string">
            <text:p>(&lt;{(&lt;[({&lt;(&lt;){&lt;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17]; MIN(IFERROR(TRANSPOSE(FIND([$Reference.$A$5:.$A$8];[.V17]));)))); [$Reference.$A$5:.$A$8];0);0);)" office:value-type="float" office:value="0" calcext:value-type="float">
            <text:p>0</text:p>
          </table:table-cell>
          <table:table-cell table:style-name="ce2"/>
          <table:table-cell table:style-name="ce6" table:number-matrix-columns-spanned="1" table:number-matrix-rows-spanned="1" table:formula="of:=IF(ISBLANK([.X17]);CONCATENATE(MID([.V17];LEN([.V17])-ROW(INDIRECT(&quot;1:&quot;&amp;LEN([.V17])))+1;1));)" office:value-type="float" office:value="0" calcext:value-type="float">
            <text:p>0</text:p>
          </table:table-cell>
          <table:table-cell table:style-name="ce8" table:formula="of:=SUBSTITUTE(SUBSTITUTE(SUBSTITUTE(SUBSTITUTE([.Z17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17&amp;&quot;&quot;&quot;&quot;,&quot;&quot;(?s)(.{1})&quot;&quot;,&quot;&quot;$1&quot;&quot;&amp;CHAR(127)),&quot;&quot;'&quot;&quot;,&quot;&quot;''&quot;&quot;),CHAR(127)),)&quot;);&quot;&quot;)">
            <text:p/>
          </table:table-cell>
          <table:table-cell table:style-name="ce9" table:number-columns-repeated="1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17]));([.AT17]*5)+IFERROR(INDEX( [$Reference.$D$5:.$D$8];MATCH( [.AB17]; [$Reference.$A$5:.$A$8];0);0););[.AT1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C17]));([.AU17]*5)+IFERROR(INDEX( [$Reference.$D$5:.$D$8];MATCH( [.AC17]; [$Reference.$A$5:.$A$8];0);0););[.AU1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D17]));([.AV17]*5)+IFERROR(INDEX( [$Reference.$D$5:.$D$8];MATCH( [.AD17]; [$Reference.$A$5:.$A$8];0);0););[.AV1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E17]));([.AW17]*5)+IFERROR(INDEX( [$Reference.$D$5:.$D$8];MATCH( [.AE17]; [$Reference.$A$5:.$A$8];0);0););[.AW1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F17]));([.AX17]*5)+IFERROR(INDEX( [$Reference.$D$5:.$D$8];MATCH( [.AF17]; [$Reference.$A$5:.$A$8];0);0););[.AX1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G17]));([.AY17]*5)+IFERROR(INDEX( [$Reference.$D$5:.$D$8];MATCH( [.AG17]; [$Reference.$A$5:.$A$8];0);0););[.AY1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H17]));([.AZ17]*5)+IFERROR(INDEX( [$Reference.$D$5:.$D$8];MATCH( [.AH17]; [$Reference.$A$5:.$A$8];0);0););[.AZ1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I17]));([.BA17]*5)+IFERROR(INDEX( [$Reference.$D$5:.$D$8];MATCH( [.AI17]; [$Reference.$A$5:.$A$8];0);0););[.BA1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J17]));([.BB17]*5)+IFERROR(INDEX( [$Reference.$D$5:.$D$8];MATCH( [.AJ17]; [$Reference.$A$5:.$A$8];0);0););[.BB1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K17]));([.BC17]*5)+IFERROR(INDEX( [$Reference.$D$5:.$D$8];MATCH( [.AK17]; [$Reference.$A$5:.$A$8];0);0););[.BC1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L17]));([.BD17]*5)+IFERROR(INDEX( [$Reference.$D$5:.$D$8];MATCH( [.AL17]; [$Reference.$A$5:.$A$8];0);0););[.BD1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M17]));([.BE17]*5)+IFERROR(INDEX( [$Reference.$D$5:.$D$8];MATCH( [.AM17]; [$Reference.$A$5:.$A$8];0);0););[.BE1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N17]));([.BF17]*5)+IFERROR(INDEX( [$Reference.$D$5:.$D$8];MATCH( [.AN17]; [$Reference.$A$5:.$A$8];0);0););[.BF1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O17]));([.BG17]*5)+IFERROR(INDEX( [$Reference.$D$5:.$D$8];MATCH( [.AO17]; [$Reference.$A$5:.$A$8];0);0););[.BG1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P17]));([.BH17]*5)+IFERROR(INDEX( [$Reference.$D$5:.$D$8];MATCH( [.AP17]; [$Reference.$A$5:.$A$8];0);0););[.BH1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Q17]));([.BI17]*5)+IFERROR(INDEX( [$Reference.$D$5:.$D$8];MATCH( [.AQ17]; [$Reference.$A$5:.$A$8];0);0););[.BI1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R17]));([.BJ17]*5)+IFERROR(INDEX( [$Reference.$D$5:.$D$8];MATCH( [.AR17]; [$Reference.$A$5:.$A$8];0);0););[.BJ1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S17]));([.BK17]*5)+IFERROR(INDEX( [$Reference.$D$5:.$D$8];MATCH( [.AS17]; [$Reference.$A$5:.$A$8];0);0););[.BK17])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40"/>
        </table:table-row>
        <table:table-row table:style-name="ro1">
          <table:table-cell table:style-name="ce1" office:value-type="string" calcext:value-type="string">
            <text:p>[((((&lt;[(([[&lt;{{()[]}{&lt;&gt;()}}{&lt;[]{}&gt;{&lt;&gt;[]}}&gt;[[{&lt;&gt;{}}([]{})]]][([&lt;()&lt;&gt;&gt;&lt;{}{}&gt;]&lt;&lt;[]()&gt;{{}()}&gt;)]](&lt;{[[</text:p>
          </table:table-cell>
          <table:table-cell table:style-name="ce2" table:formula="of:=SUBSTITUTE(SUBSTITUTE(SUBSTITUTE(SUBSTITUTE([.A18];&quot;()&quot;;&quot;&quot;);&quot;[]&quot;;&quot;&quot;);&quot;{}&quot;;&quot;&quot;);&quot;&lt;&gt;&quot;;&quot;&quot;)" office:value-type="string" office:string-value="[((((&lt;[(([[&lt;{{}}{{}}&gt;[[{}()]]][([&lt;&gt;]&lt;{}&gt;)]](&lt;{[[" calcext:value-type="string">
            <text:p>[((((&lt;[(([[&lt;{{}}{{}}&gt;[[{}()]]][([&lt;&gt;]&lt;{}&gt;)]](&lt;{[[</text:p>
          </table:table-cell>
          <table:table-cell table:style-name="ce2" table:formula="of:=SUBSTITUTE(SUBSTITUTE(SUBSTITUTE(SUBSTITUTE([.B18];&quot;()&quot;;&quot;&quot;);&quot;[]&quot;;&quot;&quot;);&quot;{}&quot;;&quot;&quot;);&quot;&lt;&gt;&quot;;&quot;&quot;)" office:value-type="string" office:string-value="[((((&lt;[(([[&lt;{}{}&gt;[[]]][([])]](&lt;{[[" calcext:value-type="string">
            <text:p>[((((&lt;[(([[&lt;{}{}&gt;[[]]][([])]](&lt;{[[</text:p>
          </table:table-cell>
          <table:table-cell table:style-name="ce2" table:formula="of:=SUBSTITUTE(SUBSTITUTE(SUBSTITUTE(SUBSTITUTE([.C18];&quot;()&quot;;&quot;&quot;);&quot;[]&quot;;&quot;&quot;);&quot;{}&quot;;&quot;&quot;);&quot;&lt;&gt;&quot;;&quot;&quot;)" office:value-type="string" office:string-value="[((((&lt;[(([[[]][()]](&lt;{[[" calcext:value-type="string">
            <text:p>[((((&lt;[(([[[]][()]](&lt;{[[</text:p>
          </table:table-cell>
          <table:table-cell table:style-name="ce2" table:formula="of:=SUBSTITUTE(SUBSTITUTE(SUBSTITUTE(SUBSTITUTE([.D18];&quot;()&quot;;&quot;&quot;);&quot;[]&quot;;&quot;&quot;);&quot;{}&quot;;&quot;&quot;);&quot;&lt;&gt;&quot;;&quot;&quot;)" office:value-type="string" office:string-value="[((((&lt;[(([[]](&lt;{[[" calcext:value-type="string">
            <text:p>[((((&lt;[(([[]](&lt;{[[</text:p>
          </table:table-cell>
          <table:table-cell table:style-name="ce2" table:formula="of:=SUBSTITUTE(SUBSTITUTE(SUBSTITUTE(SUBSTITUTE([.E18];&quot;()&quot;;&quot;&quot;);&quot;[]&quot;;&quot;&quot;);&quot;{}&quot;;&quot;&quot;);&quot;&lt;&gt;&quot;;&quot;&quot;)" office:value-type="string" office:string-value="[((((&lt;[(([](&lt;{[[" calcext:value-type="string">
            <text:p>[((((&lt;[(([](&lt;{[[</text:p>
          </table:table-cell>
          <table:table-cell table:style-name="ce2" table:formula="of:=SUBSTITUTE(SUBSTITUTE(SUBSTITUTE(SUBSTITUTE([.F18];&quot;()&quot;;&quot;&quot;);&quot;[]&quot;;&quot;&quot;);&quot;{}&quot;;&quot;&quot;);&quot;&lt;&gt;&quot;;&quot;&quot;)" office:value-type="string" office:string-value="[((((&lt;[(((&lt;{[[" calcext:value-type="string">
            <text:p>[((((&lt;[(((&lt;{[[</text:p>
          </table:table-cell>
          <table:table-cell table:style-name="ce2" table:formula="of:=SUBSTITUTE(SUBSTITUTE(SUBSTITUTE(SUBSTITUTE([.G18];&quot;()&quot;;&quot;&quot;);&quot;[]&quot;;&quot;&quot;);&quot;{}&quot;;&quot;&quot;);&quot;&lt;&gt;&quot;;&quot;&quot;)" office:value-type="string" office:string-value="[((((&lt;[(((&lt;{[[" calcext:value-type="string">
            <text:p>[((((&lt;[(((&lt;{[[</text:p>
          </table:table-cell>
          <table:table-cell table:style-name="ce2" table:formula="of:=SUBSTITUTE(SUBSTITUTE(SUBSTITUTE(SUBSTITUTE([.H18];&quot;()&quot;;&quot;&quot;);&quot;[]&quot;;&quot;&quot;);&quot;{}&quot;;&quot;&quot;);&quot;&lt;&gt;&quot;;&quot;&quot;)" office:value-type="string" office:string-value="[((((&lt;[(((&lt;{[[" calcext:value-type="string">
            <text:p>[((((&lt;[(((&lt;{[[</text:p>
          </table:table-cell>
          <table:table-cell table:style-name="ce2" table:formula="of:=SUBSTITUTE(SUBSTITUTE(SUBSTITUTE(SUBSTITUTE([.I18];&quot;()&quot;;&quot;&quot;);&quot;[]&quot;;&quot;&quot;);&quot;{}&quot;;&quot;&quot;);&quot;&lt;&gt;&quot;;&quot;&quot;)" office:value-type="string" office:string-value="[((((&lt;[(((&lt;{[[" calcext:value-type="string">
            <text:p>[((((&lt;[(((&lt;{[[</text:p>
          </table:table-cell>
          <table:table-cell table:style-name="ce2" table:formula="of:=SUBSTITUTE(SUBSTITUTE(SUBSTITUTE(SUBSTITUTE([.J18];&quot;()&quot;;&quot;&quot;);&quot;[]&quot;;&quot;&quot;);&quot;{}&quot;;&quot;&quot;);&quot;&lt;&gt;&quot;;&quot;&quot;)" office:value-type="string" office:string-value="[((((&lt;[(((&lt;{[[" calcext:value-type="string">
            <text:p>[((((&lt;[(((&lt;{[[</text:p>
          </table:table-cell>
          <table:table-cell table:style-name="ce2" table:formula="of:=SUBSTITUTE(SUBSTITUTE(SUBSTITUTE(SUBSTITUTE([.K18];&quot;()&quot;;&quot;&quot;);&quot;[]&quot;;&quot;&quot;);&quot;{}&quot;;&quot;&quot;);&quot;&lt;&gt;&quot;;&quot;&quot;)" office:value-type="string" office:string-value="[((((&lt;[(((&lt;{[[" calcext:value-type="string">
            <text:p>[((((&lt;[(((&lt;{[[</text:p>
          </table:table-cell>
          <table:table-cell table:style-name="ce2" table:formula="of:=SUBSTITUTE(SUBSTITUTE(SUBSTITUTE(SUBSTITUTE([.L18];&quot;()&quot;;&quot;&quot;);&quot;[]&quot;;&quot;&quot;);&quot;{}&quot;;&quot;&quot;);&quot;&lt;&gt;&quot;;&quot;&quot;)" office:value-type="string" office:string-value="[((((&lt;[(((&lt;{[[" calcext:value-type="string">
            <text:p>[((((&lt;[(((&lt;{[[</text:p>
          </table:table-cell>
          <table:table-cell table:style-name="ce2" table:formula="of:=SUBSTITUTE(SUBSTITUTE(SUBSTITUTE(SUBSTITUTE([.M18];&quot;()&quot;;&quot;&quot;);&quot;[]&quot;;&quot;&quot;);&quot;{}&quot;;&quot;&quot;);&quot;&lt;&gt;&quot;;&quot;&quot;)" office:value-type="string" office:string-value="[((((&lt;[(((&lt;{[[" calcext:value-type="string">
            <text:p>[((((&lt;[(((&lt;{[[</text:p>
          </table:table-cell>
          <table:table-cell table:style-name="ce2" table:formula="of:=SUBSTITUTE(SUBSTITUTE(SUBSTITUTE(SUBSTITUTE([.N18];&quot;()&quot;;&quot;&quot;);&quot;[]&quot;;&quot;&quot;);&quot;{}&quot;;&quot;&quot;);&quot;&lt;&gt;&quot;;&quot;&quot;)" office:value-type="string" office:string-value="[((((&lt;[(((&lt;{[[" calcext:value-type="string">
            <text:p>[((((&lt;[(((&lt;{[[</text:p>
          </table:table-cell>
          <table:table-cell table:style-name="ce2" table:formula="of:=SUBSTITUTE(SUBSTITUTE(SUBSTITUTE(SUBSTITUTE([.O18];&quot;()&quot;;&quot;&quot;);&quot;[]&quot;;&quot;&quot;);&quot;{}&quot;;&quot;&quot;);&quot;&lt;&gt;&quot;;&quot;&quot;)" office:value-type="string" office:string-value="[((((&lt;[(((&lt;{[[" calcext:value-type="string">
            <text:p>[((((&lt;[(((&lt;{[[</text:p>
          </table:table-cell>
          <table:table-cell table:style-name="ce2" table:formula="of:=SUBSTITUTE(SUBSTITUTE(SUBSTITUTE(SUBSTITUTE([.P18];&quot;()&quot;;&quot;&quot;);&quot;[]&quot;;&quot;&quot;);&quot;{}&quot;;&quot;&quot;);&quot;&lt;&gt;&quot;;&quot;&quot;)" office:value-type="string" office:string-value="[((((&lt;[(((&lt;{[[" calcext:value-type="string">
            <text:p>[((((&lt;[(((&lt;{[[</text:p>
          </table:table-cell>
          <table:table-cell table:style-name="ce2" table:formula="of:=SUBSTITUTE(SUBSTITUTE(SUBSTITUTE(SUBSTITUTE([.Q18];&quot;()&quot;;&quot;&quot;);&quot;[]&quot;;&quot;&quot;);&quot;{}&quot;;&quot;&quot;);&quot;&lt;&gt;&quot;;&quot;&quot;)" office:value-type="string" office:string-value="[((((&lt;[(((&lt;{[[" calcext:value-type="string">
            <text:p>[((((&lt;[(((&lt;{[[</text:p>
          </table:table-cell>
          <table:table-cell table:style-name="ce2" table:formula="of:=SUBSTITUTE(SUBSTITUTE(SUBSTITUTE(SUBSTITUTE([.R18];&quot;()&quot;;&quot;&quot;);&quot;[]&quot;;&quot;&quot;);&quot;{}&quot;;&quot;&quot;);&quot;&lt;&gt;&quot;;&quot;&quot;)" office:value-type="string" office:string-value="[((((&lt;[(((&lt;{[[" calcext:value-type="string">
            <text:p>[((((&lt;[(((&lt;{[[</text:p>
          </table:table-cell>
          <table:table-cell table:style-name="ce2" table:formula="of:=SUBSTITUTE(SUBSTITUTE(SUBSTITUTE(SUBSTITUTE([.S18];&quot;()&quot;;&quot;&quot;);&quot;[]&quot;;&quot;&quot;);&quot;{}&quot;;&quot;&quot;);&quot;&lt;&gt;&quot;;&quot;&quot;)" office:value-type="string" office:string-value="[((((&lt;[(((&lt;{[[" calcext:value-type="string">
            <text:p>[((((&lt;[(((&lt;{[[</text:p>
          </table:table-cell>
          <table:table-cell table:style-name="ce2" table:formula="of:=SUBSTITUTE(SUBSTITUTE(SUBSTITUTE(SUBSTITUTE([.T18];&quot;()&quot;;&quot;&quot;);&quot;[]&quot;;&quot;&quot;);&quot;{}&quot;;&quot;&quot;);&quot;&lt;&gt;&quot;;&quot;&quot;)" office:value-type="string" office:string-value="[((((&lt;[(((&lt;{[[" calcext:value-type="string">
            <text:p>[((((&lt;[(((&lt;{[[</text:p>
          </table:table-cell>
          <table:table-cell table:style-name="ce2" table:formula="of:=SUBSTITUTE(SUBSTITUTE(SUBSTITUTE(SUBSTITUTE([.U18];&quot;()&quot;;&quot;&quot;);&quot;[]&quot;;&quot;&quot;);&quot;{}&quot;;&quot;&quot;);&quot;&lt;&gt;&quot;;&quot;&quot;)" office:value-type="string" office:string-value="[((((&lt;[(((&lt;{[[" calcext:value-type="string">
            <text:p>[((((&lt;[(((&lt;{[[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18]; MIN(IFERROR(TRANSPOSE(FIND([$Reference.$A$5:.$A$8];[.V18]));)))); [$Reference.$A$5:.$A$8];0);0);)" office:value-type="float" office:value="0" calcext:value-type="float">
            <text:p>0</text:p>
          </table:table-cell>
          <table:table-cell table:style-name="ce2"/>
          <table:table-cell table:style-name="ce6" table:number-matrix-columns-spanned="1" table:number-matrix-rows-spanned="1" table:formula="of:=IF(ISBLANK([.X18]);CONCATENATE(MID([.V18];LEN([.V18])-ROW(INDIRECT(&quot;1:&quot;&amp;LEN([.V18])))+1;1));)" office:value-type="float" office:value="0" calcext:value-type="float">
            <text:p>0</text:p>
          </table:table-cell>
          <table:table-cell table:style-name="ce8" table:formula="of:=SUBSTITUTE(SUBSTITUTE(SUBSTITUTE(SUBSTITUTE([.Z18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18&amp;&quot;&quot;&quot;&quot;,&quot;&quot;(?s)(.{1})&quot;&quot;,&quot;&quot;$1&quot;&quot;&amp;CHAR(127)),&quot;&quot;'&quot;&quot;,&quot;&quot;''&quot;&quot;),CHAR(127)),)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number-columns-repeated="4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18]));([.AT18]*5)+IFERROR(INDEX( [$Reference.$D$5:.$D$8];MATCH( [.AB18]; [$Reference.$A$5:.$A$8];0);0););[.AT18])" office:value-type="float" office:value="2" calcext:value-type="float">
            <text:p>2</text:p>
          </table:table-cell>
          <table:table-cell table:style-name="ce9" table:number-matrix-columns-spanned="1" table:number-matrix-rows-spanned="1" table:formula="of:=IF(NOT(ISBLANK([.AC18]));([.AU18]*5)+IFERROR(INDEX( [$Reference.$D$5:.$D$8];MATCH( [.AC18]; [$Reference.$A$5:.$A$8];0);0););[.AU18])" office:value-type="float" office:value="12" calcext:value-type="float">
            <text:p>12</text:p>
          </table:table-cell>
          <table:table-cell table:style-name="ce9" table:number-matrix-columns-spanned="1" table:number-matrix-rows-spanned="1" table:formula="of:=IF(NOT(ISBLANK([.AD18]));([.AV18]*5)+IFERROR(INDEX( [$Reference.$D$5:.$D$8];MATCH( [.AD18]; [$Reference.$A$5:.$A$8];0);0););[.AV18])" office:value-type="float" office:value="63" calcext:value-type="float">
            <text:p>63</text:p>
          </table:table-cell>
          <table:table-cell table:style-name="ce9" table:number-matrix-columns-spanned="1" table:number-matrix-rows-spanned="1" table:formula="of:=IF(NOT(ISBLANK([.AE18]));([.AW18]*5)+IFERROR(INDEX( [$Reference.$D$5:.$D$8];MATCH( [.AE18]; [$Reference.$A$5:.$A$8];0);0););[.AW18])" office:value-type="float" office:value="319" calcext:value-type="float">
            <text:p>319</text:p>
          </table:table-cell>
          <table:table-cell table:style-name="ce9" table:number-matrix-columns-spanned="1" table:number-matrix-rows-spanned="1" table:formula="of:=IF(NOT(ISBLANK([.AF18]));([.AX18]*5)+IFERROR(INDEX( [$Reference.$D$5:.$D$8];MATCH( [.AF18]; [$Reference.$A$5:.$A$8];0);0););[.AX18])" office:value-type="float" office:value="1596" calcext:value-type="float">
            <text:p>1596</text:p>
          </table:table-cell>
          <table:table-cell table:style-name="ce9" table:number-matrix-columns-spanned="1" table:number-matrix-rows-spanned="1" table:formula="of:=IF(NOT(ISBLANK([.AG18]));([.AY18]*5)+IFERROR(INDEX( [$Reference.$D$5:.$D$8];MATCH( [.AG18]; [$Reference.$A$5:.$A$8];0);0););[.AY18])" office:value-type="float" office:value="7981" calcext:value-type="float">
            <text:p>7981</text:p>
          </table:table-cell>
          <table:table-cell table:style-name="ce9" table:number-matrix-columns-spanned="1" table:number-matrix-rows-spanned="1" table:formula="of:=IF(NOT(ISBLANK([.AH18]));([.AZ18]*5)+IFERROR(INDEX( [$Reference.$D$5:.$D$8];MATCH( [.AH18]; [$Reference.$A$5:.$A$8];0);0););[.AZ18])" office:value-type="float" office:value="39906" calcext:value-type="float">
            <text:p>39906</text:p>
          </table:table-cell>
          <table:table-cell table:style-name="ce9" table:number-matrix-columns-spanned="1" table:number-matrix-rows-spanned="1" table:formula="of:=IF(NOT(ISBLANK([.AI18]));([.BA18]*5)+IFERROR(INDEX( [$Reference.$D$5:.$D$8];MATCH( [.AI18]; [$Reference.$A$5:.$A$8];0);0););[.BA18])" office:value-type="float" office:value="199532" calcext:value-type="float">
            <text:p>199532</text:p>
          </table:table-cell>
          <table:table-cell table:style-name="ce9" table:number-matrix-columns-spanned="1" table:number-matrix-rows-spanned="1" table:formula="of:=IF(NOT(ISBLANK([.AJ18]));([.BB18]*5)+IFERROR(INDEX( [$Reference.$D$5:.$D$8];MATCH( [.AJ18]; [$Reference.$A$5:.$A$8];0);0););[.BB18])" office:value-type="float" office:value="997664" calcext:value-type="float">
            <text:p>997664</text:p>
          </table:table-cell>
          <table:table-cell table:style-name="ce9" table:number-matrix-columns-spanned="1" table:number-matrix-rows-spanned="1" table:formula="of:=IF(NOT(ISBLANK([.AK18]));([.BC18]*5)+IFERROR(INDEX( [$Reference.$D$5:.$D$8];MATCH( [.AK18]; [$Reference.$A$5:.$A$8];0);0););[.BC18])" office:value-type="float" office:value="4988321" calcext:value-type="float">
            <text:p>4988321</text:p>
          </table:table-cell>
          <table:table-cell table:style-name="ce9" table:number-matrix-columns-spanned="1" table:number-matrix-rows-spanned="1" table:formula="of:=IF(NOT(ISBLANK([.AL18]));([.BD18]*5)+IFERROR(INDEX( [$Reference.$D$5:.$D$8];MATCH( [.AL18]; [$Reference.$A$5:.$A$8];0);0););[.BD18])" office:value-type="float" office:value="24941606" calcext:value-type="float">
            <text:p>24941606</text:p>
          </table:table-cell>
          <table:table-cell table:style-name="ce9" table:number-matrix-columns-spanned="1" table:number-matrix-rows-spanned="1" table:formula="of:=IF(NOT(ISBLANK([.AM18]));([.BE18]*5)+IFERROR(INDEX( [$Reference.$D$5:.$D$8];MATCH( [.AM18]; [$Reference.$A$5:.$A$8];0);0););[.BE18])" office:value-type="float" office:value="124708031" calcext:value-type="float">
            <text:p>124708031</text:p>
          </table:table-cell>
          <table:table-cell table:style-name="ce9" table:number-matrix-columns-spanned="1" table:number-matrix-rows-spanned="1" table:formula="of:=IF(NOT(ISBLANK([.AN18]));([.BF18]*5)+IFERROR(INDEX( [$Reference.$D$5:.$D$8];MATCH( [.AN18]; [$Reference.$A$5:.$A$8];0);0););[.BF18])" office:value-type="float" office:value="623540156" calcext:value-type="float">
            <text:p>623540156</text:p>
          </table:table-cell>
          <table:table-cell table:style-name="ce9" table:number-matrix-columns-spanned="1" table:number-matrix-rows-spanned="1" table:formula="of:=IF(NOT(ISBLANK([.AO18]));([.BG18]*5)+IFERROR(INDEX( [$Reference.$D$5:.$D$8];MATCH( [.AO18]; [$Reference.$A$5:.$A$8];0);0););[.BG18])" office:value-type="float" office:value="3117700782" calcext:value-type="float">
            <text:p>3117700782</text:p>
          </table:table-cell>
          <table:table-cell table:style-name="ce9" table:number-matrix-columns-spanned="1" table:number-matrix-rows-spanned="1" table:formula="of:=IF(NOT(ISBLANK([.AP18]));([.BH18]*5)+IFERROR(INDEX( [$Reference.$D$5:.$D$8];MATCH( [.AP18]; [$Reference.$A$5:.$A$8];0);0););[.BH18])" office:value-type="float" office:value="3117700782" calcext:value-type="float">
            <text:p>3117700782</text:p>
          </table:table-cell>
          <table:table-cell table:style-name="ce9" table:number-matrix-columns-spanned="1" table:number-matrix-rows-spanned="1" table:formula="of:=IF(NOT(ISBLANK([.AQ18]));([.BI18]*5)+IFERROR(INDEX( [$Reference.$D$5:.$D$8];MATCH( [.AQ18]; [$Reference.$A$5:.$A$8];0);0););[.BI18])" office:value-type="float" office:value="3117700782" calcext:value-type="float">
            <text:p>3117700782</text:p>
          </table:table-cell>
          <table:table-cell table:style-name="ce9" table:number-matrix-columns-spanned="1" table:number-matrix-rows-spanned="1" table:formula="of:=IF(NOT(ISBLANK([.AR18]));([.BJ18]*5)+IFERROR(INDEX( [$Reference.$D$5:.$D$8];MATCH( [.AR18]; [$Reference.$A$5:.$A$8];0);0););[.BJ18])" office:value-type="float" office:value="3117700782" calcext:value-type="float">
            <text:p>3117700782</text:p>
          </table:table-cell>
          <table:table-cell table:style-name="ce9" table:number-matrix-columns-spanned="1" table:number-matrix-rows-spanned="1" table:formula="of:=IF(NOT(ISBLANK([.AS18]));([.BK18]*5)+IFERROR(INDEX( [$Reference.$D$5:.$D$8];MATCH( [.AS18]; [$Reference.$A$5:.$A$8];0);0););[.BK18])" office:value-type="float" office:value="3117700782" calcext:value-type="float">
            <text:p>3117700782</text:p>
          </table:table-cell>
          <table:table-cell table:style-name="ce2" table:number-columns-repeated="20"/>
          <table:table-cell table:number-columns-repeated="940"/>
        </table:table-row>
        <table:table-row table:style-name="ro1">
          <table:table-cell table:style-name="ce1" office:value-type="string" calcext:value-type="string">
            <text:p>&lt;(({&lt;{[(([&lt;[{(&lt;&gt;)&lt;&lt;&gt;{}&gt;}[(&lt;&gt;{}){{}&lt;&gt;}]]&gt;(((([][])(&lt;&gt;{}))))](([{{&lt;&gt;()}(()[])}{&lt;&lt;&gt;&gt;}][([{}{}]</text:p>
          </table:table-cell>
          <table:table-cell table:style-name="ce2" table:formula="of:=SUBSTITUTE(SUBSTITUTE(SUBSTITUTE(SUBSTITUTE([.A19];&quot;()&quot;;&quot;&quot;);&quot;[]&quot;;&quot;&quot;);&quot;{}&quot;;&quot;&quot;);&quot;&lt;&gt;&quot;;&quot;&quot;)" office:value-type="string" office:string-value="&lt;(({&lt;{[(([&lt;[{()&lt;&gt;}[(){}]]&gt;(((()())))](([{{}()}{&lt;&gt;}][([]" calcext:value-type="string">
            <text:p>&lt;(({&lt;{[(([&lt;[{()&lt;&gt;}[(){}]]&gt;(((()())))](([{{}()}{&lt;&gt;}][([]</text:p>
          </table:table-cell>
          <table:table-cell table:style-name="ce2" table:formula="of:=SUBSTITUTE(SUBSTITUTE(SUBSTITUTE(SUBSTITUTE([.B19];&quot;()&quot;;&quot;&quot;);&quot;[]&quot;;&quot;&quot;);&quot;{}&quot;;&quot;&quot;);&quot;&lt;&gt;&quot;;&quot;&quot;)" office:value-type="string" office:string-value="&lt;(({&lt;{[(([&lt;[{}[]]&gt;((()))](([{}{}][(" calcext:value-type="string">
            <text:p>&lt;(({&lt;{[(([&lt;[{}[]]&gt;((()))](([{}{}][(</text:p>
          </table:table-cell>
          <table:table-cell table:style-name="ce2" table:formula="of:=SUBSTITUTE(SUBSTITUTE(SUBSTITUTE(SUBSTITUTE([.C19];&quot;()&quot;;&quot;&quot;);&quot;[]&quot;;&quot;&quot;);&quot;{}&quot;;&quot;&quot;);&quot;&lt;&gt;&quot;;&quot;&quot;)" office:value-type="string" office:string-value="&lt;(({&lt;{[(([&lt;[]&gt;(())](([][(" calcext:value-type="string">
            <text:p>&lt;(({&lt;{[(([&lt;[]&gt;(())](([][(</text:p>
          </table:table-cell>
          <table:table-cell table:style-name="ce2" table:formula="of:=SUBSTITUTE(SUBSTITUTE(SUBSTITUTE(SUBSTITUTE([.D19];&quot;()&quot;;&quot;&quot;);&quot;[]&quot;;&quot;&quot;);&quot;{}&quot;;&quot;&quot;);&quot;&lt;&gt;&quot;;&quot;&quot;)" office:value-type="string" office:string-value="&lt;(({&lt;{[(([()](([(" calcext:value-type="string">
            <text:p>&lt;(({&lt;{[(([()](([(</text:p>
          </table:table-cell>
          <table:table-cell table:style-name="ce2" table:formula="of:=SUBSTITUTE(SUBSTITUTE(SUBSTITUTE(SUBSTITUTE([.E19];&quot;()&quot;;&quot;&quot;);&quot;[]&quot;;&quot;&quot;);&quot;{}&quot;;&quot;&quot;);&quot;&lt;&gt;&quot;;&quot;&quot;)" office:value-type="string" office:string-value="&lt;(({&lt;{[(((([(" calcext:value-type="string">
            <text:p>&lt;(({&lt;{[(((([(</text:p>
          </table:table-cell>
          <table:table-cell table:style-name="ce2" table:formula="of:=SUBSTITUTE(SUBSTITUTE(SUBSTITUTE(SUBSTITUTE([.F19];&quot;()&quot;;&quot;&quot;);&quot;[]&quot;;&quot;&quot;);&quot;{}&quot;;&quot;&quot;);&quot;&lt;&gt;&quot;;&quot;&quot;)" office:value-type="string" office:string-value="&lt;(({&lt;{[(((([(" calcext:value-type="string">
            <text:p>&lt;(({&lt;{[(((([(</text:p>
          </table:table-cell>
          <table:table-cell table:style-name="ce2" table:formula="of:=SUBSTITUTE(SUBSTITUTE(SUBSTITUTE(SUBSTITUTE([.G19];&quot;()&quot;;&quot;&quot;);&quot;[]&quot;;&quot;&quot;);&quot;{}&quot;;&quot;&quot;);&quot;&lt;&gt;&quot;;&quot;&quot;)" office:value-type="string" office:string-value="&lt;(({&lt;{[(((([(" calcext:value-type="string">
            <text:p>&lt;(({&lt;{[(((([(</text:p>
          </table:table-cell>
          <table:table-cell table:style-name="ce2" table:formula="of:=SUBSTITUTE(SUBSTITUTE(SUBSTITUTE(SUBSTITUTE([.H19];&quot;()&quot;;&quot;&quot;);&quot;[]&quot;;&quot;&quot;);&quot;{}&quot;;&quot;&quot;);&quot;&lt;&gt;&quot;;&quot;&quot;)" office:value-type="string" office:string-value="&lt;(({&lt;{[(((([(" calcext:value-type="string">
            <text:p>&lt;(({&lt;{[(((([(</text:p>
          </table:table-cell>
          <table:table-cell table:style-name="ce2" table:formula="of:=SUBSTITUTE(SUBSTITUTE(SUBSTITUTE(SUBSTITUTE([.I19];&quot;()&quot;;&quot;&quot;);&quot;[]&quot;;&quot;&quot;);&quot;{}&quot;;&quot;&quot;);&quot;&lt;&gt;&quot;;&quot;&quot;)" office:value-type="string" office:string-value="&lt;(({&lt;{[(((([(" calcext:value-type="string">
            <text:p>&lt;(({&lt;{[(((([(</text:p>
          </table:table-cell>
          <table:table-cell table:style-name="ce2" table:formula="of:=SUBSTITUTE(SUBSTITUTE(SUBSTITUTE(SUBSTITUTE([.J19];&quot;()&quot;;&quot;&quot;);&quot;[]&quot;;&quot;&quot;);&quot;{}&quot;;&quot;&quot;);&quot;&lt;&gt;&quot;;&quot;&quot;)" office:value-type="string" office:string-value="&lt;(({&lt;{[(((([(" calcext:value-type="string">
            <text:p>&lt;(({&lt;{[(((([(</text:p>
          </table:table-cell>
          <table:table-cell table:style-name="ce2" table:formula="of:=SUBSTITUTE(SUBSTITUTE(SUBSTITUTE(SUBSTITUTE([.K19];&quot;()&quot;;&quot;&quot;);&quot;[]&quot;;&quot;&quot;);&quot;{}&quot;;&quot;&quot;);&quot;&lt;&gt;&quot;;&quot;&quot;)" office:value-type="string" office:string-value="&lt;(({&lt;{[(((([(" calcext:value-type="string">
            <text:p>&lt;(({&lt;{[(((([(</text:p>
          </table:table-cell>
          <table:table-cell table:style-name="ce2" table:formula="of:=SUBSTITUTE(SUBSTITUTE(SUBSTITUTE(SUBSTITUTE([.L19];&quot;()&quot;;&quot;&quot;);&quot;[]&quot;;&quot;&quot;);&quot;{}&quot;;&quot;&quot;);&quot;&lt;&gt;&quot;;&quot;&quot;)" office:value-type="string" office:string-value="&lt;(({&lt;{[(((([(" calcext:value-type="string">
            <text:p>&lt;(({&lt;{[(((([(</text:p>
          </table:table-cell>
          <table:table-cell table:style-name="ce2" table:formula="of:=SUBSTITUTE(SUBSTITUTE(SUBSTITUTE(SUBSTITUTE([.M19];&quot;()&quot;;&quot;&quot;);&quot;[]&quot;;&quot;&quot;);&quot;{}&quot;;&quot;&quot;);&quot;&lt;&gt;&quot;;&quot;&quot;)" office:value-type="string" office:string-value="&lt;(({&lt;{[(((([(" calcext:value-type="string">
            <text:p>&lt;(({&lt;{[(((([(</text:p>
          </table:table-cell>
          <table:table-cell table:style-name="ce2" table:formula="of:=SUBSTITUTE(SUBSTITUTE(SUBSTITUTE(SUBSTITUTE([.N19];&quot;()&quot;;&quot;&quot;);&quot;[]&quot;;&quot;&quot;);&quot;{}&quot;;&quot;&quot;);&quot;&lt;&gt;&quot;;&quot;&quot;)" office:value-type="string" office:string-value="&lt;(({&lt;{[(((([(" calcext:value-type="string">
            <text:p>&lt;(({&lt;{[(((([(</text:p>
          </table:table-cell>
          <table:table-cell table:style-name="ce2" table:formula="of:=SUBSTITUTE(SUBSTITUTE(SUBSTITUTE(SUBSTITUTE([.O19];&quot;()&quot;;&quot;&quot;);&quot;[]&quot;;&quot;&quot;);&quot;{}&quot;;&quot;&quot;);&quot;&lt;&gt;&quot;;&quot;&quot;)" office:value-type="string" office:string-value="&lt;(({&lt;{[(((([(" calcext:value-type="string">
            <text:p>&lt;(({&lt;{[(((([(</text:p>
          </table:table-cell>
          <table:table-cell table:style-name="ce2" table:formula="of:=SUBSTITUTE(SUBSTITUTE(SUBSTITUTE(SUBSTITUTE([.P19];&quot;()&quot;;&quot;&quot;);&quot;[]&quot;;&quot;&quot;);&quot;{}&quot;;&quot;&quot;);&quot;&lt;&gt;&quot;;&quot;&quot;)" office:value-type="string" office:string-value="&lt;(({&lt;{[(((([(" calcext:value-type="string">
            <text:p>&lt;(({&lt;{[(((([(</text:p>
          </table:table-cell>
          <table:table-cell table:style-name="ce2" table:formula="of:=SUBSTITUTE(SUBSTITUTE(SUBSTITUTE(SUBSTITUTE([.Q19];&quot;()&quot;;&quot;&quot;);&quot;[]&quot;;&quot;&quot;);&quot;{}&quot;;&quot;&quot;);&quot;&lt;&gt;&quot;;&quot;&quot;)" office:value-type="string" office:string-value="&lt;(({&lt;{[(((([(" calcext:value-type="string">
            <text:p>&lt;(({&lt;{[(((([(</text:p>
          </table:table-cell>
          <table:table-cell table:style-name="ce2" table:formula="of:=SUBSTITUTE(SUBSTITUTE(SUBSTITUTE(SUBSTITUTE([.R19];&quot;()&quot;;&quot;&quot;);&quot;[]&quot;;&quot;&quot;);&quot;{}&quot;;&quot;&quot;);&quot;&lt;&gt;&quot;;&quot;&quot;)" office:value-type="string" office:string-value="&lt;(({&lt;{[(((([(" calcext:value-type="string">
            <text:p>&lt;(({&lt;{[(((([(</text:p>
          </table:table-cell>
          <table:table-cell table:style-name="ce2" table:formula="of:=SUBSTITUTE(SUBSTITUTE(SUBSTITUTE(SUBSTITUTE([.S19];&quot;()&quot;;&quot;&quot;);&quot;[]&quot;;&quot;&quot;);&quot;{}&quot;;&quot;&quot;);&quot;&lt;&gt;&quot;;&quot;&quot;)" office:value-type="string" office:string-value="&lt;(({&lt;{[(((([(" calcext:value-type="string">
            <text:p>&lt;(({&lt;{[(((([(</text:p>
          </table:table-cell>
          <table:table-cell table:style-name="ce2" table:formula="of:=SUBSTITUTE(SUBSTITUTE(SUBSTITUTE(SUBSTITUTE([.T19];&quot;()&quot;;&quot;&quot;);&quot;[]&quot;;&quot;&quot;);&quot;{}&quot;;&quot;&quot;);&quot;&lt;&gt;&quot;;&quot;&quot;)" office:value-type="string" office:string-value="&lt;(({&lt;{[(((([(" calcext:value-type="string">
            <text:p>&lt;(({&lt;{[(((([(</text:p>
          </table:table-cell>
          <table:table-cell table:style-name="ce2" table:formula="of:=SUBSTITUTE(SUBSTITUTE(SUBSTITUTE(SUBSTITUTE([.U19];&quot;()&quot;;&quot;&quot;);&quot;[]&quot;;&quot;&quot;);&quot;{}&quot;;&quot;&quot;);&quot;&lt;&gt;&quot;;&quot;&quot;)" office:value-type="string" office:string-value="&lt;(({&lt;{[(((([(" calcext:value-type="string">
            <text:p>&lt;(({&lt;{[(((([(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19]; MIN(IFERROR(TRANSPOSE(FIND([$Reference.$A$5:.$A$8];[.V19]));)))); [$Reference.$A$5:.$A$8];0);0);)" office:value-type="float" office:value="0" calcext:value-type="float">
            <text:p>0</text:p>
          </table:table-cell>
          <table:table-cell table:style-name="ce2"/>
          <table:table-cell table:style-name="ce6" table:number-matrix-columns-spanned="1" table:number-matrix-rows-spanned="1" table:formula="of:=IF(ISBLANK([.X19]);CONCATENATE(MID([.V19];LEN([.V19])-ROW(INDIRECT(&quot;1:&quot;&amp;LEN([.V19])))+1;1));)" office:value-type="float" office:value="0" calcext:value-type="float">
            <text:p>0</text:p>
          </table:table-cell>
          <table:table-cell table:style-name="ce8" table:formula="of:=SUBSTITUTE(SUBSTITUTE(SUBSTITUTE(SUBSTITUTE([.Z19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19&amp;&quot;&quot;&quot;&quot;,&quot;&quot;(?s)(.{1})&quot;&quot;,&quot;&quot;$1&quot;&quot;&amp;CHAR(127)),&quot;&quot;'&quot;&quot;,&quot;&quot;''&quot;&quot;),CHAR(127)),)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number-columns-repeated="5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19]));([.AT19]*5)+IFERROR(INDEX( [$Reference.$D$5:.$D$8];MATCH( [.AB19]; [$Reference.$A$5:.$A$8];0);0););[.AT19])" office:value-type="float" office:value="1" calcext:value-type="float">
            <text:p>1</text:p>
          </table:table-cell>
          <table:table-cell table:style-name="ce9" table:number-matrix-columns-spanned="1" table:number-matrix-rows-spanned="1" table:formula="of:=IF(NOT(ISBLANK([.AC19]));([.AU19]*5)+IFERROR(INDEX( [$Reference.$D$5:.$D$8];MATCH( [.AC19]; [$Reference.$A$5:.$A$8];0);0););[.AU19])" office:value-type="float" office:value="7" calcext:value-type="float">
            <text:p>7</text:p>
          </table:table-cell>
          <table:table-cell table:style-name="ce9" table:number-matrix-columns-spanned="1" table:number-matrix-rows-spanned="1" table:formula="of:=IF(NOT(ISBLANK([.AD19]));([.AV19]*5)+IFERROR(INDEX( [$Reference.$D$5:.$D$8];MATCH( [.AD19]; [$Reference.$A$5:.$A$8];0);0););[.AV19])" office:value-type="float" office:value="36" calcext:value-type="float">
            <text:p>36</text:p>
          </table:table-cell>
          <table:table-cell table:style-name="ce9" table:number-matrix-columns-spanned="1" table:number-matrix-rows-spanned="1" table:formula="of:=IF(NOT(ISBLANK([.AE19]));([.AW19]*5)+IFERROR(INDEX( [$Reference.$D$5:.$D$8];MATCH( [.AE19]; [$Reference.$A$5:.$A$8];0);0););[.AW19])" office:value-type="float" office:value="181" calcext:value-type="float">
            <text:p>181</text:p>
          </table:table-cell>
          <table:table-cell table:style-name="ce9" table:number-matrix-columns-spanned="1" table:number-matrix-rows-spanned="1" table:formula="of:=IF(NOT(ISBLANK([.AF19]));([.AX19]*5)+IFERROR(INDEX( [$Reference.$D$5:.$D$8];MATCH( [.AF19]; [$Reference.$A$5:.$A$8];0);0););[.AX19])" office:value-type="float" office:value="906" calcext:value-type="float">
            <text:p>906</text:p>
          </table:table-cell>
          <table:table-cell table:style-name="ce9" table:number-matrix-columns-spanned="1" table:number-matrix-rows-spanned="1" table:formula="of:=IF(NOT(ISBLANK([.AG19]));([.AY19]*5)+IFERROR(INDEX( [$Reference.$D$5:.$D$8];MATCH( [.AG19]; [$Reference.$A$5:.$A$8];0);0););[.AY19])" office:value-type="float" office:value="4531" calcext:value-type="float">
            <text:p>4531</text:p>
          </table:table-cell>
          <table:table-cell table:style-name="ce9" table:number-matrix-columns-spanned="1" table:number-matrix-rows-spanned="1" table:formula="of:=IF(NOT(ISBLANK([.AH19]));([.AZ19]*5)+IFERROR(INDEX( [$Reference.$D$5:.$D$8];MATCH( [.AH19]; [$Reference.$A$5:.$A$8];0);0););[.AZ19])" office:value-type="float" office:value="22657" calcext:value-type="float">
            <text:p>22657</text:p>
          </table:table-cell>
          <table:table-cell table:style-name="ce9" table:number-matrix-columns-spanned="1" table:number-matrix-rows-spanned="1" table:formula="of:=IF(NOT(ISBLANK([.AI19]));([.BA19]*5)+IFERROR(INDEX( [$Reference.$D$5:.$D$8];MATCH( [.AI19]; [$Reference.$A$5:.$A$8];0);0););[.BA19])" office:value-type="float" office:value="113288" calcext:value-type="float">
            <text:p>113288</text:p>
          </table:table-cell>
          <table:table-cell table:style-name="ce9" table:number-matrix-columns-spanned="1" table:number-matrix-rows-spanned="1" table:formula="of:=IF(NOT(ISBLANK([.AJ19]));([.BB19]*5)+IFERROR(INDEX( [$Reference.$D$5:.$D$8];MATCH( [.AJ19]; [$Reference.$A$5:.$A$8];0);0););[.BB19])" office:value-type="float" office:value="566444" calcext:value-type="float">
            <text:p>566444</text:p>
          </table:table-cell>
          <table:table-cell table:style-name="ce9" table:number-matrix-columns-spanned="1" table:number-matrix-rows-spanned="1" table:formula="of:=IF(NOT(ISBLANK([.AK19]));([.BC19]*5)+IFERROR(INDEX( [$Reference.$D$5:.$D$8];MATCH( [.AK19]; [$Reference.$A$5:.$A$8];0);0););[.BC19])" office:value-type="float" office:value="2832223" calcext:value-type="float">
            <text:p>2832223</text:p>
          </table:table-cell>
          <table:table-cell table:style-name="ce9" table:number-matrix-columns-spanned="1" table:number-matrix-rows-spanned="1" table:formula="of:=IF(NOT(ISBLANK([.AL19]));([.BD19]*5)+IFERROR(INDEX( [$Reference.$D$5:.$D$8];MATCH( [.AL19]; [$Reference.$A$5:.$A$8];0);0););[.BD19])" office:value-type="float" office:value="14161116" calcext:value-type="float">
            <text:p>14161116</text:p>
          </table:table-cell>
          <table:table-cell table:style-name="ce9" table:number-matrix-columns-spanned="1" table:number-matrix-rows-spanned="1" table:formula="of:=IF(NOT(ISBLANK([.AM19]));([.BE19]*5)+IFERROR(INDEX( [$Reference.$D$5:.$D$8];MATCH( [.AM19]; [$Reference.$A$5:.$A$8];0);0););[.BE19])" office:value-type="float" office:value="70805581" calcext:value-type="float">
            <text:p>70805581</text:p>
          </table:table-cell>
          <table:table-cell table:style-name="ce9" table:number-matrix-columns-spanned="1" table:number-matrix-rows-spanned="1" table:formula="of:=IF(NOT(ISBLANK([.AN19]));([.BF19]*5)+IFERROR(INDEX( [$Reference.$D$5:.$D$8];MATCH( [.AN19]; [$Reference.$A$5:.$A$8];0);0););[.BF19])" office:value-type="float" office:value="354027909" calcext:value-type="float">
            <text:p>354027909</text:p>
          </table:table-cell>
          <table:table-cell table:style-name="ce9" table:number-matrix-columns-spanned="1" table:number-matrix-rows-spanned="1" table:formula="of:=IF(NOT(ISBLANK([.AO19]));([.BG19]*5)+IFERROR(INDEX( [$Reference.$D$5:.$D$8];MATCH( [.AO19]; [$Reference.$A$5:.$A$8];0);0););[.BG19])" office:value-type="float" office:value="354027909" calcext:value-type="float">
            <text:p>354027909</text:p>
          </table:table-cell>
          <table:table-cell table:style-name="ce9" table:number-matrix-columns-spanned="1" table:number-matrix-rows-spanned="1" table:formula="of:=IF(NOT(ISBLANK([.AP19]));([.BH19]*5)+IFERROR(INDEX( [$Reference.$D$5:.$D$8];MATCH( [.AP19]; [$Reference.$A$5:.$A$8];0);0););[.BH19])" office:value-type="float" office:value="354027909" calcext:value-type="float">
            <text:p>354027909</text:p>
          </table:table-cell>
          <table:table-cell table:style-name="ce9" table:number-matrix-columns-spanned="1" table:number-matrix-rows-spanned="1" table:formula="of:=IF(NOT(ISBLANK([.AQ19]));([.BI19]*5)+IFERROR(INDEX( [$Reference.$D$5:.$D$8];MATCH( [.AQ19]; [$Reference.$A$5:.$A$8];0);0););[.BI19])" office:value-type="float" office:value="354027909" calcext:value-type="float">
            <text:p>354027909</text:p>
          </table:table-cell>
          <table:table-cell table:style-name="ce9" table:number-matrix-columns-spanned="1" table:number-matrix-rows-spanned="1" table:formula="of:=IF(NOT(ISBLANK([.AR19]));([.BJ19]*5)+IFERROR(INDEX( [$Reference.$D$5:.$D$8];MATCH( [.AR19]; [$Reference.$A$5:.$A$8];0);0););[.BJ19])" office:value-type="float" office:value="354027909" calcext:value-type="float">
            <text:p>354027909</text:p>
          </table:table-cell>
          <table:table-cell table:style-name="ce9" table:number-matrix-columns-spanned="1" table:number-matrix-rows-spanned="1" table:formula="of:=IF(NOT(ISBLANK([.AS19]));([.BK19]*5)+IFERROR(INDEX( [$Reference.$D$5:.$D$8];MATCH( [.AS19]; [$Reference.$A$5:.$A$8];0);0););[.BK19])" office:value-type="float" office:value="354027909" calcext:value-type="float">
            <text:p>354027909</text:p>
          </table:table-cell>
          <table:table-cell table:style-name="ce2" table:number-columns-repeated="20"/>
          <table:table-cell table:number-columns-repeated="940"/>
        </table:table-row>
        <table:table-row table:style-name="ro1">
          <table:table-cell table:style-name="ce1" office:value-type="string" calcext:value-type="string">
            <text:p>[{({[[[[&lt;{(&lt;[{()}&lt;[]&lt;&gt;&gt;]{([])}&gt;[(&lt;()&lt;&gt;&gt;({}&lt;&gt;))[({})]]){&lt;&lt;[[]]{&lt;&gt;{}}&gt;{({}{})[&lt;&gt;()]}&gt;&lt;{{()&lt;&gt;}({}[])</text:p>
          </table:table-cell>
          <table:table-cell table:style-name="ce2" table:formula="of:=SUBSTITUTE(SUBSTITUTE(SUBSTITUTE(SUBSTITUTE([.A20];&quot;()&quot;;&quot;&quot;);&quot;[]&quot;;&quot;&quot;);&quot;{}&quot;;&quot;&quot;);&quot;&lt;&gt;&quot;;&quot;&quot;)" office:value-type="string" office:string-value="[{({[[[[&lt;{(&lt;[&lt;&gt;]{()}&gt;[(&lt;&gt;())[()]]){&lt;&lt;[]{}&gt;{()[]}&gt;&lt;{{}()" calcext:value-type="string">
            <text:p>[{({[[[[&lt;{(&lt;[&lt;&gt;]{()}&gt;[(&lt;&gt;())[()]]){&lt;&lt;[]{}&gt;{()[]}&gt;&lt;{{}()</text:p>
          </table:table-cell>
          <table:table-cell table:style-name="ce2" table:formula="of:=SUBSTITUTE(SUBSTITUTE(SUBSTITUTE(SUBSTITUTE([.B20];&quot;()&quot;;&quot;&quot;);&quot;[]&quot;;&quot;&quot;);&quot;{}&quot;;&quot;&quot;);&quot;&lt;&gt;&quot;;&quot;&quot;)" office:value-type="string" office:string-value="[{({[[[[&lt;{(&lt;[]&gt;[()]){&lt;&gt;&lt;{" calcext:value-type="string">
            <text:p>[{({[[[[&lt;{(&lt;[]&gt;[()]){&lt;&gt;&lt;{</text:p>
          </table:table-cell>
          <table:table-cell table:style-name="ce2" table:formula="of:=SUBSTITUTE(SUBSTITUTE(SUBSTITUTE(SUBSTITUTE([.C20];&quot;()&quot;;&quot;&quot;);&quot;[]&quot;;&quot;&quot;);&quot;{}&quot;;&quot;&quot;);&quot;&lt;&gt;&quot;;&quot;&quot;)" office:value-type="string" office:string-value="[{({[[[[&lt;{(){&lt;{" calcext:value-type="string">
            <text:p>[{({[[[[&lt;{(){&lt;{</text:p>
          </table:table-cell>
          <table:table-cell table:style-name="ce2" table:formula="of:=SUBSTITUTE(SUBSTITUTE(SUBSTITUTE(SUBSTITUTE([.D20];&quot;()&quot;;&quot;&quot;);&quot;[]&quot;;&quot;&quot;);&quot;{}&quot;;&quot;&quot;);&quot;&lt;&gt;&quot;;&quot;&quot;)" office:value-type="string" office:string-value="[{({[[[[&lt;{{&lt;{" calcext:value-type="string">
            <text:p>[{({[[[[&lt;{{&lt;{</text:p>
          </table:table-cell>
          <table:table-cell table:style-name="ce2" table:formula="of:=SUBSTITUTE(SUBSTITUTE(SUBSTITUTE(SUBSTITUTE([.E20];&quot;()&quot;;&quot;&quot;);&quot;[]&quot;;&quot;&quot;);&quot;{}&quot;;&quot;&quot;);&quot;&lt;&gt;&quot;;&quot;&quot;)" office:value-type="string" office:string-value="[{({[[[[&lt;{{&lt;{" calcext:value-type="string">
            <text:p>[{({[[[[&lt;{{&lt;{</text:p>
          </table:table-cell>
          <table:table-cell table:style-name="ce2" table:formula="of:=SUBSTITUTE(SUBSTITUTE(SUBSTITUTE(SUBSTITUTE([.F20];&quot;()&quot;;&quot;&quot;);&quot;[]&quot;;&quot;&quot;);&quot;{}&quot;;&quot;&quot;);&quot;&lt;&gt;&quot;;&quot;&quot;)" office:value-type="string" office:string-value="[{({[[[[&lt;{{&lt;{" calcext:value-type="string">
            <text:p>[{({[[[[&lt;{{&lt;{</text:p>
          </table:table-cell>
          <table:table-cell table:style-name="ce2" table:formula="of:=SUBSTITUTE(SUBSTITUTE(SUBSTITUTE(SUBSTITUTE([.G20];&quot;()&quot;;&quot;&quot;);&quot;[]&quot;;&quot;&quot;);&quot;{}&quot;;&quot;&quot;);&quot;&lt;&gt;&quot;;&quot;&quot;)" office:value-type="string" office:string-value="[{({[[[[&lt;{{&lt;{" calcext:value-type="string">
            <text:p>[{({[[[[&lt;{{&lt;{</text:p>
          </table:table-cell>
          <table:table-cell table:style-name="ce2" table:formula="of:=SUBSTITUTE(SUBSTITUTE(SUBSTITUTE(SUBSTITUTE([.H20];&quot;()&quot;;&quot;&quot;);&quot;[]&quot;;&quot;&quot;);&quot;{}&quot;;&quot;&quot;);&quot;&lt;&gt;&quot;;&quot;&quot;)" office:value-type="string" office:string-value="[{({[[[[&lt;{{&lt;{" calcext:value-type="string">
            <text:p>[{({[[[[&lt;{{&lt;{</text:p>
          </table:table-cell>
          <table:table-cell table:style-name="ce2" table:formula="of:=SUBSTITUTE(SUBSTITUTE(SUBSTITUTE(SUBSTITUTE([.I20];&quot;()&quot;;&quot;&quot;);&quot;[]&quot;;&quot;&quot;);&quot;{}&quot;;&quot;&quot;);&quot;&lt;&gt;&quot;;&quot;&quot;)" office:value-type="string" office:string-value="[{({[[[[&lt;{{&lt;{" calcext:value-type="string">
            <text:p>[{({[[[[&lt;{{&lt;{</text:p>
          </table:table-cell>
          <table:table-cell table:style-name="ce2" table:formula="of:=SUBSTITUTE(SUBSTITUTE(SUBSTITUTE(SUBSTITUTE([.J20];&quot;()&quot;;&quot;&quot;);&quot;[]&quot;;&quot;&quot;);&quot;{}&quot;;&quot;&quot;);&quot;&lt;&gt;&quot;;&quot;&quot;)" office:value-type="string" office:string-value="[{({[[[[&lt;{{&lt;{" calcext:value-type="string">
            <text:p>[{({[[[[&lt;{{&lt;{</text:p>
          </table:table-cell>
          <table:table-cell table:style-name="ce2" table:formula="of:=SUBSTITUTE(SUBSTITUTE(SUBSTITUTE(SUBSTITUTE([.K20];&quot;()&quot;;&quot;&quot;);&quot;[]&quot;;&quot;&quot;);&quot;{}&quot;;&quot;&quot;);&quot;&lt;&gt;&quot;;&quot;&quot;)" office:value-type="string" office:string-value="[{({[[[[&lt;{{&lt;{" calcext:value-type="string">
            <text:p>[{({[[[[&lt;{{&lt;{</text:p>
          </table:table-cell>
          <table:table-cell table:style-name="ce2" table:formula="of:=SUBSTITUTE(SUBSTITUTE(SUBSTITUTE(SUBSTITUTE([.L20];&quot;()&quot;;&quot;&quot;);&quot;[]&quot;;&quot;&quot;);&quot;{}&quot;;&quot;&quot;);&quot;&lt;&gt;&quot;;&quot;&quot;)" office:value-type="string" office:string-value="[{({[[[[&lt;{{&lt;{" calcext:value-type="string">
            <text:p>[{({[[[[&lt;{{&lt;{</text:p>
          </table:table-cell>
          <table:table-cell table:style-name="ce2" table:formula="of:=SUBSTITUTE(SUBSTITUTE(SUBSTITUTE(SUBSTITUTE([.M20];&quot;()&quot;;&quot;&quot;);&quot;[]&quot;;&quot;&quot;);&quot;{}&quot;;&quot;&quot;);&quot;&lt;&gt;&quot;;&quot;&quot;)" office:value-type="string" office:string-value="[{({[[[[&lt;{{&lt;{" calcext:value-type="string">
            <text:p>[{({[[[[&lt;{{&lt;{</text:p>
          </table:table-cell>
          <table:table-cell table:style-name="ce2" table:formula="of:=SUBSTITUTE(SUBSTITUTE(SUBSTITUTE(SUBSTITUTE([.N20];&quot;()&quot;;&quot;&quot;);&quot;[]&quot;;&quot;&quot;);&quot;{}&quot;;&quot;&quot;);&quot;&lt;&gt;&quot;;&quot;&quot;)" office:value-type="string" office:string-value="[{({[[[[&lt;{{&lt;{" calcext:value-type="string">
            <text:p>[{({[[[[&lt;{{&lt;{</text:p>
          </table:table-cell>
          <table:table-cell table:style-name="ce2" table:formula="of:=SUBSTITUTE(SUBSTITUTE(SUBSTITUTE(SUBSTITUTE([.O20];&quot;()&quot;;&quot;&quot;);&quot;[]&quot;;&quot;&quot;);&quot;{}&quot;;&quot;&quot;);&quot;&lt;&gt;&quot;;&quot;&quot;)" office:value-type="string" office:string-value="[{({[[[[&lt;{{&lt;{" calcext:value-type="string">
            <text:p>[{({[[[[&lt;{{&lt;{</text:p>
          </table:table-cell>
          <table:table-cell table:style-name="ce2" table:formula="of:=SUBSTITUTE(SUBSTITUTE(SUBSTITUTE(SUBSTITUTE([.P20];&quot;()&quot;;&quot;&quot;);&quot;[]&quot;;&quot;&quot;);&quot;{}&quot;;&quot;&quot;);&quot;&lt;&gt;&quot;;&quot;&quot;)" office:value-type="string" office:string-value="[{({[[[[&lt;{{&lt;{" calcext:value-type="string">
            <text:p>[{({[[[[&lt;{{&lt;{</text:p>
          </table:table-cell>
          <table:table-cell table:style-name="ce2" table:formula="of:=SUBSTITUTE(SUBSTITUTE(SUBSTITUTE(SUBSTITUTE([.Q20];&quot;()&quot;;&quot;&quot;);&quot;[]&quot;;&quot;&quot;);&quot;{}&quot;;&quot;&quot;);&quot;&lt;&gt;&quot;;&quot;&quot;)" office:value-type="string" office:string-value="[{({[[[[&lt;{{&lt;{" calcext:value-type="string">
            <text:p>[{({[[[[&lt;{{&lt;{</text:p>
          </table:table-cell>
          <table:table-cell table:style-name="ce2" table:formula="of:=SUBSTITUTE(SUBSTITUTE(SUBSTITUTE(SUBSTITUTE([.R20];&quot;()&quot;;&quot;&quot;);&quot;[]&quot;;&quot;&quot;);&quot;{}&quot;;&quot;&quot;);&quot;&lt;&gt;&quot;;&quot;&quot;)" office:value-type="string" office:string-value="[{({[[[[&lt;{{&lt;{" calcext:value-type="string">
            <text:p>[{({[[[[&lt;{{&lt;{</text:p>
          </table:table-cell>
          <table:table-cell table:style-name="ce2" table:formula="of:=SUBSTITUTE(SUBSTITUTE(SUBSTITUTE(SUBSTITUTE([.S20];&quot;()&quot;;&quot;&quot;);&quot;[]&quot;;&quot;&quot;);&quot;{}&quot;;&quot;&quot;);&quot;&lt;&gt;&quot;;&quot;&quot;)" office:value-type="string" office:string-value="[{({[[[[&lt;{{&lt;{" calcext:value-type="string">
            <text:p>[{({[[[[&lt;{{&lt;{</text:p>
          </table:table-cell>
          <table:table-cell table:style-name="ce2" table:formula="of:=SUBSTITUTE(SUBSTITUTE(SUBSTITUTE(SUBSTITUTE([.T20];&quot;()&quot;;&quot;&quot;);&quot;[]&quot;;&quot;&quot;);&quot;{}&quot;;&quot;&quot;);&quot;&lt;&gt;&quot;;&quot;&quot;)" office:value-type="string" office:string-value="[{({[[[[&lt;{{&lt;{" calcext:value-type="string">
            <text:p>[{({[[[[&lt;{{&lt;{</text:p>
          </table:table-cell>
          <table:table-cell table:style-name="ce2" table:formula="of:=SUBSTITUTE(SUBSTITUTE(SUBSTITUTE(SUBSTITUTE([.U20];&quot;()&quot;;&quot;&quot;);&quot;[]&quot;;&quot;&quot;);&quot;{}&quot;;&quot;&quot;);&quot;&lt;&gt;&quot;;&quot;&quot;)" office:value-type="string" office:string-value="[{({[[[[&lt;{{&lt;{" calcext:value-type="string">
            <text:p>[{({[[[[&lt;{{&lt;{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20]; MIN(IFERROR(TRANSPOSE(FIND([$Reference.$A$5:.$A$8];[.V20]));)))); [$Reference.$A$5:.$A$8];0);0);)" office:value-type="float" office:value="0" calcext:value-type="float">
            <text:p>0</text:p>
          </table:table-cell>
          <table:table-cell table:style-name="ce2"/>
          <table:table-cell table:style-name="ce6" table:number-matrix-columns-spanned="1" table:number-matrix-rows-spanned="1" table:formula="of:=IF(ISBLANK([.X20]);CONCATENATE(MID([.V20];LEN([.V20])-ROW(INDIRECT(&quot;1:&quot;&amp;LEN([.V20])))+1;1));)" office:value-type="float" office:value="0" calcext:value-type="float">
            <text:p>0</text:p>
          </table:table-cell>
          <table:table-cell table:style-name="ce8" table:formula="of:=SUBSTITUTE(SUBSTITUTE(SUBSTITUTE(SUBSTITUTE([.Z20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20&amp;&quot;&quot;&quot;&quot;,&quot;&quot;(?s)(.{1})&quot;&quot;,&quot;&quot;$1&quot;&quot;&amp;CHAR(127)),&quot;&quot;'&quot;&quot;,&quot;&quot;''&quot;&quot;),CHAR(127)),)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number-columns-repeated="5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20]));([.AT20]*5)+IFERROR(INDEX( [$Reference.$D$5:.$D$8];MATCH( [.AB20]; [$Reference.$A$5:.$A$8];0);0););[.AT20])" office:value-type="float" office:value="3" calcext:value-type="float">
            <text:p>3</text:p>
          </table:table-cell>
          <table:table-cell table:style-name="ce9" table:number-matrix-columns-spanned="1" table:number-matrix-rows-spanned="1" table:formula="of:=IF(NOT(ISBLANK([.AC20]));([.AU20]*5)+IFERROR(INDEX( [$Reference.$D$5:.$D$8];MATCH( [.AC20]; [$Reference.$A$5:.$A$8];0);0););[.AU20])" office:value-type="float" office:value="19" calcext:value-type="float">
            <text:p>19</text:p>
          </table:table-cell>
          <table:table-cell table:style-name="ce9" table:number-matrix-columns-spanned="1" table:number-matrix-rows-spanned="1" table:formula="of:=IF(NOT(ISBLANK([.AD20]));([.AV20]*5)+IFERROR(INDEX( [$Reference.$D$5:.$D$8];MATCH( [.AD20]; [$Reference.$A$5:.$A$8];0);0););[.AV20])" office:value-type="float" office:value="98" calcext:value-type="float">
            <text:p>98</text:p>
          </table:table-cell>
          <table:table-cell table:style-name="ce9" table:number-matrix-columns-spanned="1" table:number-matrix-rows-spanned="1" table:formula="of:=IF(NOT(ISBLANK([.AE20]));([.AW20]*5)+IFERROR(INDEX( [$Reference.$D$5:.$D$8];MATCH( [.AE20]; [$Reference.$A$5:.$A$8];0);0););[.AW20])" office:value-type="float" office:value="493" calcext:value-type="float">
            <text:p>493</text:p>
          </table:table-cell>
          <table:table-cell table:style-name="ce9" table:number-matrix-columns-spanned="1" table:number-matrix-rows-spanned="1" table:formula="of:=IF(NOT(ISBLANK([.AF20]));([.AX20]*5)+IFERROR(INDEX( [$Reference.$D$5:.$D$8];MATCH( [.AF20]; [$Reference.$A$5:.$A$8];0);0););[.AX20])" office:value-type="float" office:value="2469" calcext:value-type="float">
            <text:p>2469</text:p>
          </table:table-cell>
          <table:table-cell table:style-name="ce9" table:number-matrix-columns-spanned="1" table:number-matrix-rows-spanned="1" table:formula="of:=IF(NOT(ISBLANK([.AG20]));([.AY20]*5)+IFERROR(INDEX( [$Reference.$D$5:.$D$8];MATCH( [.AG20]; [$Reference.$A$5:.$A$8];0);0););[.AY20])" office:value-type="float" office:value="12347" calcext:value-type="float">
            <text:p>12347</text:p>
          </table:table-cell>
          <table:table-cell table:style-name="ce9" table:number-matrix-columns-spanned="1" table:number-matrix-rows-spanned="1" table:formula="of:=IF(NOT(ISBLANK([.AH20]));([.AZ20]*5)+IFERROR(INDEX( [$Reference.$D$5:.$D$8];MATCH( [.AH20]; [$Reference.$A$5:.$A$8];0);0););[.AZ20])" office:value-type="float" office:value="61737" calcext:value-type="float">
            <text:p>61737</text:p>
          </table:table-cell>
          <table:table-cell table:style-name="ce9" table:number-matrix-columns-spanned="1" table:number-matrix-rows-spanned="1" table:formula="of:=IF(NOT(ISBLANK([.AI20]));([.BA20]*5)+IFERROR(INDEX( [$Reference.$D$5:.$D$8];MATCH( [.AI20]; [$Reference.$A$5:.$A$8];0);0););[.BA20])" office:value-type="float" office:value="308687" calcext:value-type="float">
            <text:p>308687</text:p>
          </table:table-cell>
          <table:table-cell table:style-name="ce9" table:number-matrix-columns-spanned="1" table:number-matrix-rows-spanned="1" table:formula="of:=IF(NOT(ISBLANK([.AJ20]));([.BB20]*5)+IFERROR(INDEX( [$Reference.$D$5:.$D$8];MATCH( [.AJ20]; [$Reference.$A$5:.$A$8];0);0););[.BB20])" office:value-type="float" office:value="1543437" calcext:value-type="float">
            <text:p>1543437</text:p>
          </table:table-cell>
          <table:table-cell table:style-name="ce9" table:number-matrix-columns-spanned="1" table:number-matrix-rows-spanned="1" table:formula="of:=IF(NOT(ISBLANK([.AK20]));([.BC20]*5)+IFERROR(INDEX( [$Reference.$D$5:.$D$8];MATCH( [.AK20]; [$Reference.$A$5:.$A$8];0);0););[.BC20])" office:value-type="float" office:value="7717188" calcext:value-type="float">
            <text:p>7717188</text:p>
          </table:table-cell>
          <table:table-cell table:style-name="ce9" table:number-matrix-columns-spanned="1" table:number-matrix-rows-spanned="1" table:formula="of:=IF(NOT(ISBLANK([.AL20]));([.BD20]*5)+IFERROR(INDEX( [$Reference.$D$5:.$D$8];MATCH( [.AL20]; [$Reference.$A$5:.$A$8];0);0););[.BD20])" office:value-type="float" office:value="38585941" calcext:value-type="float">
            <text:p>38585941</text:p>
          </table:table-cell>
          <table:table-cell table:style-name="ce9" table:number-matrix-columns-spanned="1" table:number-matrix-rows-spanned="1" table:formula="of:=IF(NOT(ISBLANK([.AM20]));([.BE20]*5)+IFERROR(INDEX( [$Reference.$D$5:.$D$8];MATCH( [.AM20]; [$Reference.$A$5:.$A$8];0);0););[.BE20])" office:value-type="float" office:value="192929708" calcext:value-type="float">
            <text:p>192929708</text:p>
          </table:table-cell>
          <table:table-cell table:style-name="ce9" table:number-matrix-columns-spanned="1" table:number-matrix-rows-spanned="1" table:formula="of:=IF(NOT(ISBLANK([.AN20]));([.BF20]*5)+IFERROR(INDEX( [$Reference.$D$5:.$D$8];MATCH( [.AN20]; [$Reference.$A$5:.$A$8];0);0););[.BF20])" office:value-type="float" office:value="964648542" calcext:value-type="float">
            <text:p>964648542</text:p>
          </table:table-cell>
          <table:table-cell table:style-name="ce9" table:number-matrix-columns-spanned="1" table:number-matrix-rows-spanned="1" table:formula="of:=IF(NOT(ISBLANK([.AO20]));([.BG20]*5)+IFERROR(INDEX( [$Reference.$D$5:.$D$8];MATCH( [.AO20]; [$Reference.$A$5:.$A$8];0);0););[.BG20])" office:value-type="float" office:value="964648542" calcext:value-type="float">
            <text:p>964648542</text:p>
          </table:table-cell>
          <table:table-cell table:style-name="ce9" table:number-matrix-columns-spanned="1" table:number-matrix-rows-spanned="1" table:formula="of:=IF(NOT(ISBLANK([.AP20]));([.BH20]*5)+IFERROR(INDEX( [$Reference.$D$5:.$D$8];MATCH( [.AP20]; [$Reference.$A$5:.$A$8];0);0););[.BH20])" office:value-type="float" office:value="964648542" calcext:value-type="float">
            <text:p>964648542</text:p>
          </table:table-cell>
          <table:table-cell table:style-name="ce9" table:number-matrix-columns-spanned="1" table:number-matrix-rows-spanned="1" table:formula="of:=IF(NOT(ISBLANK([.AQ20]));([.BI20]*5)+IFERROR(INDEX( [$Reference.$D$5:.$D$8];MATCH( [.AQ20]; [$Reference.$A$5:.$A$8];0);0););[.BI20])" office:value-type="float" office:value="964648542" calcext:value-type="float">
            <text:p>964648542</text:p>
          </table:table-cell>
          <table:table-cell table:style-name="ce9" table:number-matrix-columns-spanned="1" table:number-matrix-rows-spanned="1" table:formula="of:=IF(NOT(ISBLANK([.AR20]));([.BJ20]*5)+IFERROR(INDEX( [$Reference.$D$5:.$D$8];MATCH( [.AR20]; [$Reference.$A$5:.$A$8];0);0););[.BJ20])" office:value-type="float" office:value="964648542" calcext:value-type="float">
            <text:p>964648542</text:p>
          </table:table-cell>
          <table:table-cell table:style-name="ce9" table:number-matrix-columns-spanned="1" table:number-matrix-rows-spanned="1" table:formula="of:=IF(NOT(ISBLANK([.AS20]));([.BK20]*5)+IFERROR(INDEX( [$Reference.$D$5:.$D$8];MATCH( [.AS20]; [$Reference.$A$5:.$A$8];0);0););[.BK20])" office:value-type="float" office:value="964648542" calcext:value-type="float">
            <text:p>964648542</text:p>
          </table:table-cell>
          <table:table-cell table:style-name="ce2" table:number-columns-repeated="20"/>
          <table:table-cell table:number-columns-repeated="940"/>
        </table:table-row>
        <table:table-row table:style-name="ro1">
          <table:table-cell table:style-name="ce1" office:value-type="string" calcext:value-type="string">
            <text:p>[[([[{(((&lt;{(({(){}}[[]{}])[{{}()}[{}()]])[&lt;&lt;{}[]&gt;((){})&gt;]}&gt;{&lt;&lt;[&lt;(){}&gt;](&lt;[]&lt;&gt;&gt;{{}&lt;&gt;})&gt;&gt;}))[{{(({[&lt;&gt;&lt;&gt;][</text:p>
          </table:table-cell>
          <table:table-cell table:style-name="ce2" table:formula="of:=SUBSTITUTE(SUBSTITUTE(SUBSTITUTE(SUBSTITUTE([.A21];&quot;()&quot;;&quot;&quot;);&quot;[]&quot;;&quot;&quot;);&quot;{}&quot;;&quot;&quot;);&quot;&lt;&gt;&quot;;&quot;&quot;)" office:value-type="string" office:string-value="[[([[{(((&lt;{(({}[])[{}[]])[&lt;()&gt;]}&gt;{&lt;&lt;[](&lt;&gt;{})&gt;&gt;}))[{{(({[][" calcext:value-type="string">
            <text:p>[[([[{(((&lt;{(({}[])[{}[]])[&lt;()&gt;]}&gt;{&lt;&lt;[](&lt;&gt;{})&gt;&gt;}))[{{(({[][</text:p>
          </table:table-cell>
          <table:table-cell table:style-name="ce2" table:formula="of:=SUBSTITUTE(SUBSTITUTE(SUBSTITUTE(SUBSTITUTE([.B21];&quot;()&quot;;&quot;&quot;);&quot;[]&quot;;&quot;&quot;);&quot;{}&quot;;&quot;&quot;);&quot;&lt;&gt;&quot;;&quot;&quot;)" office:value-type="string" office:string-value="[[([[{(((&lt;{(()[])[]}&gt;{&lt;&lt;()&gt;&gt;}))[{{(({[" calcext:value-type="string">
            <text:p>[[([[{(((&lt;{(()[])[]}&gt;{&lt;&lt;()&gt;&gt;}))[{{(({[</text:p>
          </table:table-cell>
          <table:table-cell table:style-name="ce2" table:formula="of:=SUBSTITUTE(SUBSTITUTE(SUBSTITUTE(SUBSTITUTE([.C21];&quot;()&quot;;&quot;&quot;);&quot;[]&quot;;&quot;&quot;);&quot;{}&quot;;&quot;&quot;);&quot;&lt;&gt;&quot;;&quot;&quot;)" office:value-type="string" office:string-value="[[([[{(((&lt;{()}&gt;{&lt;&gt;}))[{{(({[" calcext:value-type="string">
            <text:p>[[([[{(((&lt;{()}&gt;{&lt;&gt;}))[{{(({[</text:p>
          </table:table-cell>
          <table:table-cell table:style-name="ce2" table:formula="of:=SUBSTITUTE(SUBSTITUTE(SUBSTITUTE(SUBSTITUTE([.D21];&quot;()&quot;;&quot;&quot;);&quot;[]&quot;;&quot;&quot;);&quot;{}&quot;;&quot;&quot;);&quot;&lt;&gt;&quot;;&quot;&quot;)" office:value-type="string" office:string-value="[[([[{((({}))[{{(({[" calcext:value-type="string">
            <text:p>[[([[{((({}))[{{(({[</text:p>
          </table:table-cell>
          <table:table-cell table:style-name="ce2" table:formula="of:=SUBSTITUTE(SUBSTITUTE(SUBSTITUTE(SUBSTITUTE([.E21];&quot;()&quot;;&quot;&quot;);&quot;[]&quot;;&quot;&quot;);&quot;{}&quot;;&quot;&quot;);&quot;&lt;&gt;&quot;;&quot;&quot;)" office:value-type="string" office:string-value="[[([[{((())[{{(({[" calcext:value-type="string">
            <text:p>[[([[{((())[{{(({[</text:p>
          </table:table-cell>
          <table:table-cell table:style-name="ce2" table:formula="of:=SUBSTITUTE(SUBSTITUTE(SUBSTITUTE(SUBSTITUTE([.F21];&quot;()&quot;;&quot;&quot;);&quot;[]&quot;;&quot;&quot;);&quot;{}&quot;;&quot;&quot;);&quot;&lt;&gt;&quot;;&quot;&quot;)" office:value-type="string" office:string-value="[[([[{(()[{{(({[" calcext:value-type="string">
            <text:p>[[([[{(()[{{(({[</text:p>
          </table:table-cell>
          <table:table-cell table:style-name="ce2" table:formula="of:=SUBSTITUTE(SUBSTITUTE(SUBSTITUTE(SUBSTITUTE([.G21];&quot;()&quot;;&quot;&quot;);&quot;[]&quot;;&quot;&quot;);&quot;{}&quot;;&quot;&quot;);&quot;&lt;&gt;&quot;;&quot;&quot;)" office:value-type="string" office:string-value="[[([[{([{{(({[" calcext:value-type="string">
            <text:p>[[([[{([{{(({[</text:p>
          </table:table-cell>
          <table:table-cell table:style-name="ce2" table:formula="of:=SUBSTITUTE(SUBSTITUTE(SUBSTITUTE(SUBSTITUTE([.H21];&quot;()&quot;;&quot;&quot;);&quot;[]&quot;;&quot;&quot;);&quot;{}&quot;;&quot;&quot;);&quot;&lt;&gt;&quot;;&quot;&quot;)" office:value-type="string" office:string-value="[[([[{([{{(({[" calcext:value-type="string">
            <text:p>[[([[{([{{(({[</text:p>
          </table:table-cell>
          <table:table-cell table:style-name="ce2" table:formula="of:=SUBSTITUTE(SUBSTITUTE(SUBSTITUTE(SUBSTITUTE([.I21];&quot;()&quot;;&quot;&quot;);&quot;[]&quot;;&quot;&quot;);&quot;{}&quot;;&quot;&quot;);&quot;&lt;&gt;&quot;;&quot;&quot;)" office:value-type="string" office:string-value="[[([[{([{{(({[" calcext:value-type="string">
            <text:p>[[([[{([{{(({[</text:p>
          </table:table-cell>
          <table:table-cell table:style-name="ce2" table:formula="of:=SUBSTITUTE(SUBSTITUTE(SUBSTITUTE(SUBSTITUTE([.J21];&quot;()&quot;;&quot;&quot;);&quot;[]&quot;;&quot;&quot;);&quot;{}&quot;;&quot;&quot;);&quot;&lt;&gt;&quot;;&quot;&quot;)" office:value-type="string" office:string-value="[[([[{([{{(({[" calcext:value-type="string">
            <text:p>[[([[{([{{(({[</text:p>
          </table:table-cell>
          <table:table-cell table:style-name="ce2" table:formula="of:=SUBSTITUTE(SUBSTITUTE(SUBSTITUTE(SUBSTITUTE([.K21];&quot;()&quot;;&quot;&quot;);&quot;[]&quot;;&quot;&quot;);&quot;{}&quot;;&quot;&quot;);&quot;&lt;&gt;&quot;;&quot;&quot;)" office:value-type="string" office:string-value="[[([[{([{{(({[" calcext:value-type="string">
            <text:p>[[([[{([{{(({[</text:p>
          </table:table-cell>
          <table:table-cell table:style-name="ce2" table:formula="of:=SUBSTITUTE(SUBSTITUTE(SUBSTITUTE(SUBSTITUTE([.L21];&quot;()&quot;;&quot;&quot;);&quot;[]&quot;;&quot;&quot;);&quot;{}&quot;;&quot;&quot;);&quot;&lt;&gt;&quot;;&quot;&quot;)" office:value-type="string" office:string-value="[[([[{([{{(({[" calcext:value-type="string">
            <text:p>[[([[{([{{(({[</text:p>
          </table:table-cell>
          <table:table-cell table:style-name="ce2" table:formula="of:=SUBSTITUTE(SUBSTITUTE(SUBSTITUTE(SUBSTITUTE([.M21];&quot;()&quot;;&quot;&quot;);&quot;[]&quot;;&quot;&quot;);&quot;{}&quot;;&quot;&quot;);&quot;&lt;&gt;&quot;;&quot;&quot;)" office:value-type="string" office:string-value="[[([[{([{{(({[" calcext:value-type="string">
            <text:p>[[([[{([{{(({[</text:p>
          </table:table-cell>
          <table:table-cell table:style-name="ce2" table:formula="of:=SUBSTITUTE(SUBSTITUTE(SUBSTITUTE(SUBSTITUTE([.N21];&quot;()&quot;;&quot;&quot;);&quot;[]&quot;;&quot;&quot;);&quot;{}&quot;;&quot;&quot;);&quot;&lt;&gt;&quot;;&quot;&quot;)" office:value-type="string" office:string-value="[[([[{([{{(({[" calcext:value-type="string">
            <text:p>[[([[{([{{(({[</text:p>
          </table:table-cell>
          <table:table-cell table:style-name="ce2" table:formula="of:=SUBSTITUTE(SUBSTITUTE(SUBSTITUTE(SUBSTITUTE([.O21];&quot;()&quot;;&quot;&quot;);&quot;[]&quot;;&quot;&quot;);&quot;{}&quot;;&quot;&quot;);&quot;&lt;&gt;&quot;;&quot;&quot;)" office:value-type="string" office:string-value="[[([[{([{{(({[" calcext:value-type="string">
            <text:p>[[([[{([{{(({[</text:p>
          </table:table-cell>
          <table:table-cell table:style-name="ce2" table:formula="of:=SUBSTITUTE(SUBSTITUTE(SUBSTITUTE(SUBSTITUTE([.P21];&quot;()&quot;;&quot;&quot;);&quot;[]&quot;;&quot;&quot;);&quot;{}&quot;;&quot;&quot;);&quot;&lt;&gt;&quot;;&quot;&quot;)" office:value-type="string" office:string-value="[[([[{([{{(({[" calcext:value-type="string">
            <text:p>[[([[{([{{(({[</text:p>
          </table:table-cell>
          <table:table-cell table:style-name="ce2" table:formula="of:=SUBSTITUTE(SUBSTITUTE(SUBSTITUTE(SUBSTITUTE([.Q21];&quot;()&quot;;&quot;&quot;);&quot;[]&quot;;&quot;&quot;);&quot;{}&quot;;&quot;&quot;);&quot;&lt;&gt;&quot;;&quot;&quot;)" office:value-type="string" office:string-value="[[([[{([{{(({[" calcext:value-type="string">
            <text:p>[[([[{([{{(({[</text:p>
          </table:table-cell>
          <table:table-cell table:style-name="ce2" table:formula="of:=SUBSTITUTE(SUBSTITUTE(SUBSTITUTE(SUBSTITUTE([.R21];&quot;()&quot;;&quot;&quot;);&quot;[]&quot;;&quot;&quot;);&quot;{}&quot;;&quot;&quot;);&quot;&lt;&gt;&quot;;&quot;&quot;)" office:value-type="string" office:string-value="[[([[{([{{(({[" calcext:value-type="string">
            <text:p>[[([[{([{{(({[</text:p>
          </table:table-cell>
          <table:table-cell table:style-name="ce2" table:formula="of:=SUBSTITUTE(SUBSTITUTE(SUBSTITUTE(SUBSTITUTE([.S21];&quot;()&quot;;&quot;&quot;);&quot;[]&quot;;&quot;&quot;);&quot;{}&quot;;&quot;&quot;);&quot;&lt;&gt;&quot;;&quot;&quot;)" office:value-type="string" office:string-value="[[([[{([{{(({[" calcext:value-type="string">
            <text:p>[[([[{([{{(({[</text:p>
          </table:table-cell>
          <table:table-cell table:style-name="ce2" table:formula="of:=SUBSTITUTE(SUBSTITUTE(SUBSTITUTE(SUBSTITUTE([.T21];&quot;()&quot;;&quot;&quot;);&quot;[]&quot;;&quot;&quot;);&quot;{}&quot;;&quot;&quot;);&quot;&lt;&gt;&quot;;&quot;&quot;)" office:value-type="string" office:string-value="[[([[{([{{(({[" calcext:value-type="string">
            <text:p>[[([[{([{{(({[</text:p>
          </table:table-cell>
          <table:table-cell table:style-name="ce2" table:formula="of:=SUBSTITUTE(SUBSTITUTE(SUBSTITUTE(SUBSTITUTE([.U21];&quot;()&quot;;&quot;&quot;);&quot;[]&quot;;&quot;&quot;);&quot;{}&quot;;&quot;&quot;);&quot;&lt;&gt;&quot;;&quot;&quot;)" office:value-type="string" office:string-value="[[([[{([{{(({[" calcext:value-type="string">
            <text:p>[[([[{([{{(({[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21]; MIN(IFERROR(TRANSPOSE(FIND([$Reference.$A$5:.$A$8];[.V21]));)))); [$Reference.$A$5:.$A$8];0);0);)" office:value-type="float" office:value="0" calcext:value-type="float">
            <text:p>0</text:p>
          </table:table-cell>
          <table:table-cell table:style-name="ce2"/>
          <table:table-cell table:style-name="ce6" table:number-matrix-columns-spanned="1" table:number-matrix-rows-spanned="1" table:formula="of:=IF(ISBLANK([.X21]);CONCATENATE(MID([.V21];LEN([.V21])-ROW(INDIRECT(&quot;1:&quot;&amp;LEN([.V21])))+1;1));)" office:value-type="float" office:value="0" calcext:value-type="float">
            <text:p>0</text:p>
          </table:table-cell>
          <table:table-cell table:style-name="ce8" table:formula="of:=SUBSTITUTE(SUBSTITUTE(SUBSTITUTE(SUBSTITUTE([.Z21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21&amp;&quot;&quot;&quot;&quot;,&quot;&quot;(?s)(.{1})&quot;&quot;,&quot;&quot;$1&quot;&quot;&amp;CHAR(127)),&quot;&quot;'&quot;&quot;,&quot;&quot;''&quot;&quot;),CHAR(127)),)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number-columns-repeated="4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21]));([.AT21]*5)+IFERROR(INDEX( [$Reference.$D$5:.$D$8];MATCH( [.AB21]; [$Reference.$A$5:.$A$8];0);0););[.AT21])" office:value-type="float" office:value="2" calcext:value-type="float">
            <text:p>2</text:p>
          </table:table-cell>
          <table:table-cell table:style-name="ce9" table:number-matrix-columns-spanned="1" table:number-matrix-rows-spanned="1" table:formula="of:=IF(NOT(ISBLANK([.AC21]));([.AU21]*5)+IFERROR(INDEX( [$Reference.$D$5:.$D$8];MATCH( [.AC21]; [$Reference.$A$5:.$A$8];0);0););[.AU21])" office:value-type="float" office:value="13" calcext:value-type="float">
            <text:p>13</text:p>
          </table:table-cell>
          <table:table-cell table:style-name="ce9" table:number-matrix-columns-spanned="1" table:number-matrix-rows-spanned="1" table:formula="of:=IF(NOT(ISBLANK([.AD21]));([.AV21]*5)+IFERROR(INDEX( [$Reference.$D$5:.$D$8];MATCH( [.AD21]; [$Reference.$A$5:.$A$8];0);0););[.AV21])" office:value-type="float" office:value="66" calcext:value-type="float">
            <text:p>66</text:p>
          </table:table-cell>
          <table:table-cell table:style-name="ce9" table:number-matrix-columns-spanned="1" table:number-matrix-rows-spanned="1" table:formula="of:=IF(NOT(ISBLANK([.AE21]));([.AW21]*5)+IFERROR(INDEX( [$Reference.$D$5:.$D$8];MATCH( [.AE21]; [$Reference.$A$5:.$A$8];0);0););[.AW21])" office:value-type="float" office:value="331" calcext:value-type="float">
            <text:p>331</text:p>
          </table:table-cell>
          <table:table-cell table:style-name="ce9" table:number-matrix-columns-spanned="1" table:number-matrix-rows-spanned="1" table:formula="of:=IF(NOT(ISBLANK([.AF21]));([.AX21]*5)+IFERROR(INDEX( [$Reference.$D$5:.$D$8];MATCH( [.AF21]; [$Reference.$A$5:.$A$8];0);0););[.AX21])" office:value-type="float" office:value="1658" calcext:value-type="float">
            <text:p>1658</text:p>
          </table:table-cell>
          <table:table-cell table:style-name="ce9" table:number-matrix-columns-spanned="1" table:number-matrix-rows-spanned="1" table:formula="of:=IF(NOT(ISBLANK([.AG21]));([.AY21]*5)+IFERROR(INDEX( [$Reference.$D$5:.$D$8];MATCH( [.AG21]; [$Reference.$A$5:.$A$8];0);0););[.AY21])" office:value-type="float" office:value="8293" calcext:value-type="float">
            <text:p>8293</text:p>
          </table:table-cell>
          <table:table-cell table:style-name="ce9" table:number-matrix-columns-spanned="1" table:number-matrix-rows-spanned="1" table:formula="of:=IF(NOT(ISBLANK([.AH21]));([.AZ21]*5)+IFERROR(INDEX( [$Reference.$D$5:.$D$8];MATCH( [.AH21]; [$Reference.$A$5:.$A$8];0);0););[.AZ21])" office:value-type="float" office:value="41467" calcext:value-type="float">
            <text:p>41467</text:p>
          </table:table-cell>
          <table:table-cell table:style-name="ce9" table:number-matrix-columns-spanned="1" table:number-matrix-rows-spanned="1" table:formula="of:=IF(NOT(ISBLANK([.AI21]));([.BA21]*5)+IFERROR(INDEX( [$Reference.$D$5:.$D$8];MATCH( [.AI21]; [$Reference.$A$5:.$A$8];0);0););[.BA21])" office:value-type="float" office:value="207336" calcext:value-type="float">
            <text:p>207336</text:p>
          </table:table-cell>
          <table:table-cell table:style-name="ce9" table:number-matrix-columns-spanned="1" table:number-matrix-rows-spanned="1" table:formula="of:=IF(NOT(ISBLANK([.AJ21]));([.BB21]*5)+IFERROR(INDEX( [$Reference.$D$5:.$D$8];MATCH( [.AJ21]; [$Reference.$A$5:.$A$8];0);0););[.BB21])" office:value-type="float" office:value="1036683" calcext:value-type="float">
            <text:p>1036683</text:p>
          </table:table-cell>
          <table:table-cell table:style-name="ce9" table:number-matrix-columns-spanned="1" table:number-matrix-rows-spanned="1" table:formula="of:=IF(NOT(ISBLANK([.AK21]));([.BC21]*5)+IFERROR(INDEX( [$Reference.$D$5:.$D$8];MATCH( [.AK21]; [$Reference.$A$5:.$A$8];0);0););[.BC21])" office:value-type="float" office:value="5183417" calcext:value-type="float">
            <text:p>5183417</text:p>
          </table:table-cell>
          <table:table-cell table:style-name="ce9" table:number-matrix-columns-spanned="1" table:number-matrix-rows-spanned="1" table:formula="of:=IF(NOT(ISBLANK([.AL21]));([.BD21]*5)+IFERROR(INDEX( [$Reference.$D$5:.$D$8];MATCH( [.AL21]; [$Reference.$A$5:.$A$8];0);0););[.BD21])" office:value-type="float" office:value="25917087" calcext:value-type="float">
            <text:p>25917087</text:p>
          </table:table-cell>
          <table:table-cell table:style-name="ce9" table:number-matrix-columns-spanned="1" table:number-matrix-rows-spanned="1" table:formula="of:=IF(NOT(ISBLANK([.AM21]));([.BE21]*5)+IFERROR(INDEX( [$Reference.$D$5:.$D$8];MATCH( [.AM21]; [$Reference.$A$5:.$A$8];0);0););[.BE21])" office:value-type="float" office:value="129585436" calcext:value-type="float">
            <text:p>129585436</text:p>
          </table:table-cell>
          <table:table-cell table:style-name="ce9" table:number-matrix-columns-spanned="1" table:number-matrix-rows-spanned="1" table:formula="of:=IF(NOT(ISBLANK([.AN21]));([.BF21]*5)+IFERROR(INDEX( [$Reference.$D$5:.$D$8];MATCH( [.AN21]; [$Reference.$A$5:.$A$8];0);0););[.BF21])" office:value-type="float" office:value="647927182" calcext:value-type="float">
            <text:p>647927182</text:p>
          </table:table-cell>
          <table:table-cell table:style-name="ce9" table:number-matrix-columns-spanned="1" table:number-matrix-rows-spanned="1" table:formula="of:=IF(NOT(ISBLANK([.AO21]));([.BG21]*5)+IFERROR(INDEX( [$Reference.$D$5:.$D$8];MATCH( [.AO21]; [$Reference.$A$5:.$A$8];0);0););[.BG21])" office:value-type="float" office:value="3239635912" calcext:value-type="float">
            <text:p>3239635912</text:p>
          </table:table-cell>
          <table:table-cell table:style-name="ce9" table:number-matrix-columns-spanned="1" table:number-matrix-rows-spanned="1" table:formula="of:=IF(NOT(ISBLANK([.AP21]));([.BH21]*5)+IFERROR(INDEX( [$Reference.$D$5:.$D$8];MATCH( [.AP21]; [$Reference.$A$5:.$A$8];0);0););[.BH21])" office:value-type="float" office:value="3239635912" calcext:value-type="float">
            <text:p>3239635912</text:p>
          </table:table-cell>
          <table:table-cell table:style-name="ce9" table:number-matrix-columns-spanned="1" table:number-matrix-rows-spanned="1" table:formula="of:=IF(NOT(ISBLANK([.AQ21]));([.BI21]*5)+IFERROR(INDEX( [$Reference.$D$5:.$D$8];MATCH( [.AQ21]; [$Reference.$A$5:.$A$8];0);0););[.BI21])" office:value-type="float" office:value="3239635912" calcext:value-type="float">
            <text:p>3239635912</text:p>
          </table:table-cell>
          <table:table-cell table:style-name="ce9" table:number-matrix-columns-spanned="1" table:number-matrix-rows-spanned="1" table:formula="of:=IF(NOT(ISBLANK([.AR21]));([.BJ21]*5)+IFERROR(INDEX( [$Reference.$D$5:.$D$8];MATCH( [.AR21]; [$Reference.$A$5:.$A$8];0);0););[.BJ21])" office:value-type="float" office:value="3239635912" calcext:value-type="float">
            <text:p>3239635912</text:p>
          </table:table-cell>
          <table:table-cell table:style-name="ce9" table:number-matrix-columns-spanned="1" table:number-matrix-rows-spanned="1" table:formula="of:=IF(NOT(ISBLANK([.AS21]));([.BK21]*5)+IFERROR(INDEX( [$Reference.$D$5:.$D$8];MATCH( [.AS21]; [$Reference.$A$5:.$A$8];0);0););[.BK21])" office:value-type="float" office:value="3239635912" calcext:value-type="float">
            <text:p>3239635912</text:p>
          </table:table-cell>
          <table:table-cell table:style-name="ce2" table:number-columns-repeated="20"/>
          <table:table-cell table:number-columns-repeated="940"/>
        </table:table-row>
        <table:table-row table:style-name="ro1">
          <table:table-cell table:style-name="ce1" office:value-type="string" calcext:value-type="string">
            <text:p>{({{[{{&lt;&lt;&lt;&lt;&lt;((&lt;&gt;())&lt;[]&lt;&gt;&gt;)&lt;&lt;()&lt;&gt;&gt;({}[])&gt;&gt;&gt;(&lt;{[[]{}]{&lt;&gt;[]}}(&lt;()&lt;&gt;&gt;{[]&lt;&gt;})&gt;({{[][]}([]())}{({}{})[[]</text:p>
          </table:table-cell>
          <table:table-cell table:style-name="ce2" table:formula="of:=SUBSTITUTE(SUBSTITUTE(SUBSTITUTE(SUBSTITUTE([.A22];&quot;()&quot;;&quot;&quot;);&quot;[]&quot;;&quot;&quot;);&quot;{}&quot;;&quot;&quot;);&quot;&lt;&gt;&quot;;&quot;&quot;)" office:value-type="string" office:string-value="{({{[{{&lt;&lt;&lt;&lt;&lt;(()&lt;&gt;)&lt;&lt;&gt;()&gt;&gt;&gt;(&lt;{[]{}}(&lt;&gt;{})&gt;({()}{()[" calcext:value-type="string">
            <text:p>{({{[{{&lt;&lt;&lt;&lt;&lt;(()&lt;&gt;)&lt;&lt;&gt;()&gt;&gt;&gt;(&lt;{[]{}}(&lt;&gt;{})&gt;({()}{()[</text:p>
          </table:table-cell>
          <table:table-cell table:style-name="ce2" table:formula="of:=SUBSTITUTE(SUBSTITUTE(SUBSTITUTE(SUBSTITUTE([.B22];&quot;()&quot;;&quot;&quot;);&quot;[]&quot;;&quot;&quot;);&quot;{}&quot;;&quot;&quot;);&quot;&lt;&gt;&quot;;&quot;&quot;)" office:value-type="string" office:string-value="{({{[{{&lt;&lt;&lt;&lt;&lt;()&lt;&gt;&gt;&gt;(&lt;{}()&gt;({[" calcext:value-type="string">
            <text:p>{({{[{{&lt;&lt;&lt;&lt;&lt;()&lt;&gt;&gt;&gt;(&lt;{}()&gt;({[</text:p>
          </table:table-cell>
          <table:table-cell table:style-name="ce2" table:formula="of:=SUBSTITUTE(SUBSTITUTE(SUBSTITUTE(SUBSTITUTE([.C22];&quot;()&quot;;&quot;&quot;);&quot;[]&quot;;&quot;&quot;);&quot;{}&quot;;&quot;&quot;);&quot;&lt;&gt;&quot;;&quot;&quot;)" office:value-type="string" office:string-value="{({{[{{&lt;&lt;&lt;&lt;&lt;&gt;&gt;(({[" calcext:value-type="string">
            <text:p>{({{[{{&lt;&lt;&lt;&lt;&lt;&gt;&gt;(({[</text:p>
          </table:table-cell>
          <table:table-cell table:style-name="ce2" table:formula="of:=SUBSTITUTE(SUBSTITUTE(SUBSTITUTE(SUBSTITUTE([.D22];&quot;()&quot;;&quot;&quot;);&quot;[]&quot;;&quot;&quot;);&quot;{}&quot;;&quot;&quot;);&quot;&lt;&gt;&quot;;&quot;&quot;)" office:value-type="string" office:string-value="{({{[{{&lt;&lt;&lt;&lt;&gt;(({[" calcext:value-type="string">
            <text:p>{({{[{{&lt;&lt;&lt;&lt;&gt;(({[</text:p>
          </table:table-cell>
          <table:table-cell table:style-name="ce2" table:formula="of:=SUBSTITUTE(SUBSTITUTE(SUBSTITUTE(SUBSTITUTE([.E22];&quot;()&quot;;&quot;&quot;);&quot;[]&quot;;&quot;&quot;);&quot;{}&quot;;&quot;&quot;);&quot;&lt;&gt;&quot;;&quot;&quot;)" office:value-type="string" office:string-value="{({{[{{&lt;&lt;&lt;(({[" calcext:value-type="string">
            <text:p>{({{[{{&lt;&lt;&lt;(({[</text:p>
          </table:table-cell>
          <table:table-cell table:style-name="ce2" table:formula="of:=SUBSTITUTE(SUBSTITUTE(SUBSTITUTE(SUBSTITUTE([.F22];&quot;()&quot;;&quot;&quot;);&quot;[]&quot;;&quot;&quot;);&quot;{}&quot;;&quot;&quot;);&quot;&lt;&gt;&quot;;&quot;&quot;)" office:value-type="string" office:string-value="{({{[{{&lt;&lt;&lt;(({[" calcext:value-type="string">
            <text:p>{({{[{{&lt;&lt;&lt;(({[</text:p>
          </table:table-cell>
          <table:table-cell table:style-name="ce2" table:formula="of:=SUBSTITUTE(SUBSTITUTE(SUBSTITUTE(SUBSTITUTE([.G22];&quot;()&quot;;&quot;&quot;);&quot;[]&quot;;&quot;&quot;);&quot;{}&quot;;&quot;&quot;);&quot;&lt;&gt;&quot;;&quot;&quot;)" office:value-type="string" office:string-value="{({{[{{&lt;&lt;&lt;(({[" calcext:value-type="string">
            <text:p>{({{[{{&lt;&lt;&lt;(({[</text:p>
          </table:table-cell>
          <table:table-cell table:style-name="ce2" table:formula="of:=SUBSTITUTE(SUBSTITUTE(SUBSTITUTE(SUBSTITUTE([.H22];&quot;()&quot;;&quot;&quot;);&quot;[]&quot;;&quot;&quot;);&quot;{}&quot;;&quot;&quot;);&quot;&lt;&gt;&quot;;&quot;&quot;)" office:value-type="string" office:string-value="{({{[{{&lt;&lt;&lt;(({[" calcext:value-type="string">
            <text:p>{({{[{{&lt;&lt;&lt;(({[</text:p>
          </table:table-cell>
          <table:table-cell table:style-name="ce2" table:formula="of:=SUBSTITUTE(SUBSTITUTE(SUBSTITUTE(SUBSTITUTE([.I22];&quot;()&quot;;&quot;&quot;);&quot;[]&quot;;&quot;&quot;);&quot;{}&quot;;&quot;&quot;);&quot;&lt;&gt;&quot;;&quot;&quot;)" office:value-type="string" office:string-value="{({{[{{&lt;&lt;&lt;(({[" calcext:value-type="string">
            <text:p>{({{[{{&lt;&lt;&lt;(({[</text:p>
          </table:table-cell>
          <table:table-cell table:style-name="ce2" table:formula="of:=SUBSTITUTE(SUBSTITUTE(SUBSTITUTE(SUBSTITUTE([.J22];&quot;()&quot;;&quot;&quot;);&quot;[]&quot;;&quot;&quot;);&quot;{}&quot;;&quot;&quot;);&quot;&lt;&gt;&quot;;&quot;&quot;)" office:value-type="string" office:string-value="{({{[{{&lt;&lt;&lt;(({[" calcext:value-type="string">
            <text:p>{({{[{{&lt;&lt;&lt;(({[</text:p>
          </table:table-cell>
          <table:table-cell table:style-name="ce2" table:formula="of:=SUBSTITUTE(SUBSTITUTE(SUBSTITUTE(SUBSTITUTE([.K22];&quot;()&quot;;&quot;&quot;);&quot;[]&quot;;&quot;&quot;);&quot;{}&quot;;&quot;&quot;);&quot;&lt;&gt;&quot;;&quot;&quot;)" office:value-type="string" office:string-value="{({{[{{&lt;&lt;&lt;(({[" calcext:value-type="string">
            <text:p>{({{[{{&lt;&lt;&lt;(({[</text:p>
          </table:table-cell>
          <table:table-cell table:style-name="ce2" table:formula="of:=SUBSTITUTE(SUBSTITUTE(SUBSTITUTE(SUBSTITUTE([.L22];&quot;()&quot;;&quot;&quot;);&quot;[]&quot;;&quot;&quot;);&quot;{}&quot;;&quot;&quot;);&quot;&lt;&gt;&quot;;&quot;&quot;)" office:value-type="string" office:string-value="{({{[{{&lt;&lt;&lt;(({[" calcext:value-type="string">
            <text:p>{({{[{{&lt;&lt;&lt;(({[</text:p>
          </table:table-cell>
          <table:table-cell table:style-name="ce2" table:formula="of:=SUBSTITUTE(SUBSTITUTE(SUBSTITUTE(SUBSTITUTE([.M22];&quot;()&quot;;&quot;&quot;);&quot;[]&quot;;&quot;&quot;);&quot;{}&quot;;&quot;&quot;);&quot;&lt;&gt;&quot;;&quot;&quot;)" office:value-type="string" office:string-value="{({{[{{&lt;&lt;&lt;(({[" calcext:value-type="string">
            <text:p>{({{[{{&lt;&lt;&lt;(({[</text:p>
          </table:table-cell>
          <table:table-cell table:style-name="ce2" table:formula="of:=SUBSTITUTE(SUBSTITUTE(SUBSTITUTE(SUBSTITUTE([.N22];&quot;()&quot;;&quot;&quot;);&quot;[]&quot;;&quot;&quot;);&quot;{}&quot;;&quot;&quot;);&quot;&lt;&gt;&quot;;&quot;&quot;)" office:value-type="string" office:string-value="{({{[{{&lt;&lt;&lt;(({[" calcext:value-type="string">
            <text:p>{({{[{{&lt;&lt;&lt;(({[</text:p>
          </table:table-cell>
          <table:table-cell table:style-name="ce2" table:formula="of:=SUBSTITUTE(SUBSTITUTE(SUBSTITUTE(SUBSTITUTE([.O22];&quot;()&quot;;&quot;&quot;);&quot;[]&quot;;&quot;&quot;);&quot;{}&quot;;&quot;&quot;);&quot;&lt;&gt;&quot;;&quot;&quot;)" office:value-type="string" office:string-value="{({{[{{&lt;&lt;&lt;(({[" calcext:value-type="string">
            <text:p>{({{[{{&lt;&lt;&lt;(({[</text:p>
          </table:table-cell>
          <table:table-cell table:style-name="ce2" table:formula="of:=SUBSTITUTE(SUBSTITUTE(SUBSTITUTE(SUBSTITUTE([.P22];&quot;()&quot;;&quot;&quot;);&quot;[]&quot;;&quot;&quot;);&quot;{}&quot;;&quot;&quot;);&quot;&lt;&gt;&quot;;&quot;&quot;)" office:value-type="string" office:string-value="{({{[{{&lt;&lt;&lt;(({[" calcext:value-type="string">
            <text:p>{({{[{{&lt;&lt;&lt;(({[</text:p>
          </table:table-cell>
          <table:table-cell table:style-name="ce2" table:formula="of:=SUBSTITUTE(SUBSTITUTE(SUBSTITUTE(SUBSTITUTE([.Q22];&quot;()&quot;;&quot;&quot;);&quot;[]&quot;;&quot;&quot;);&quot;{}&quot;;&quot;&quot;);&quot;&lt;&gt;&quot;;&quot;&quot;)" office:value-type="string" office:string-value="{({{[{{&lt;&lt;&lt;(({[" calcext:value-type="string">
            <text:p>{({{[{{&lt;&lt;&lt;(({[</text:p>
          </table:table-cell>
          <table:table-cell table:style-name="ce2" table:formula="of:=SUBSTITUTE(SUBSTITUTE(SUBSTITUTE(SUBSTITUTE([.R22];&quot;()&quot;;&quot;&quot;);&quot;[]&quot;;&quot;&quot;);&quot;{}&quot;;&quot;&quot;);&quot;&lt;&gt;&quot;;&quot;&quot;)" office:value-type="string" office:string-value="{({{[{{&lt;&lt;&lt;(({[" calcext:value-type="string">
            <text:p>{({{[{{&lt;&lt;&lt;(({[</text:p>
          </table:table-cell>
          <table:table-cell table:style-name="ce2" table:formula="of:=SUBSTITUTE(SUBSTITUTE(SUBSTITUTE(SUBSTITUTE([.S22];&quot;()&quot;;&quot;&quot;);&quot;[]&quot;;&quot;&quot;);&quot;{}&quot;;&quot;&quot;);&quot;&lt;&gt;&quot;;&quot;&quot;)" office:value-type="string" office:string-value="{({{[{{&lt;&lt;&lt;(({[" calcext:value-type="string">
            <text:p>{({{[{{&lt;&lt;&lt;(({[</text:p>
          </table:table-cell>
          <table:table-cell table:style-name="ce2" table:formula="of:=SUBSTITUTE(SUBSTITUTE(SUBSTITUTE(SUBSTITUTE([.T22];&quot;()&quot;;&quot;&quot;);&quot;[]&quot;;&quot;&quot;);&quot;{}&quot;;&quot;&quot;);&quot;&lt;&gt;&quot;;&quot;&quot;)" office:value-type="string" office:string-value="{({{[{{&lt;&lt;&lt;(({[" calcext:value-type="string">
            <text:p>{({{[{{&lt;&lt;&lt;(({[</text:p>
          </table:table-cell>
          <table:table-cell table:style-name="ce2" table:formula="of:=SUBSTITUTE(SUBSTITUTE(SUBSTITUTE(SUBSTITUTE([.U22];&quot;()&quot;;&quot;&quot;);&quot;[]&quot;;&quot;&quot;);&quot;{}&quot;;&quot;&quot;);&quot;&lt;&gt;&quot;;&quot;&quot;)" office:value-type="string" office:string-value="{({{[{{&lt;&lt;&lt;(({[" calcext:value-type="string">
            <text:p>{({{[{{&lt;&lt;&lt;(({[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22]; MIN(IFERROR(TRANSPOSE(FIND([$Reference.$A$5:.$A$8];[.V22]));)))); [$Reference.$A$5:.$A$8];0);0);)" office:value-type="float" office:value="0" calcext:value-type="float">
            <text:p>0</text:p>
          </table:table-cell>
          <table:table-cell table:style-name="ce2"/>
          <table:table-cell table:style-name="ce6" table:number-matrix-columns-spanned="1" table:number-matrix-rows-spanned="1" table:formula="of:=IF(ISBLANK([.X22]);CONCATENATE(MID([.V22];LEN([.V22])-ROW(INDIRECT(&quot;1:&quot;&amp;LEN([.V22])))+1;1));)" office:value-type="float" office:value="0" calcext:value-type="float">
            <text:p>0</text:p>
          </table:table-cell>
          <table:table-cell table:style-name="ce8" table:formula="of:=SUBSTITUTE(SUBSTITUTE(SUBSTITUTE(SUBSTITUTE([.Z22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22&amp;&quot;&quot;&quot;&quot;,&quot;&quot;(?s)(.{1})&quot;&quot;,&quot;&quot;$1&quot;&quot;&amp;CHAR(127)),&quot;&quot;'&quot;&quot;,&quot;&quot;''&quot;&quot;),CHAR(127)),)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number-columns-repeated="4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22]));([.AT22]*5)+IFERROR(INDEX( [$Reference.$D$5:.$D$8];MATCH( [.AB22]; [$Reference.$A$5:.$A$8];0);0););[.AT22])" office:value-type="float" office:value="2" calcext:value-type="float">
            <text:p>2</text:p>
          </table:table-cell>
          <table:table-cell table:style-name="ce9" table:number-matrix-columns-spanned="1" table:number-matrix-rows-spanned="1" table:formula="of:=IF(NOT(ISBLANK([.AC22]));([.AU22]*5)+IFERROR(INDEX( [$Reference.$D$5:.$D$8];MATCH( [.AC22]; [$Reference.$A$5:.$A$8];0);0););[.AU22])" office:value-type="float" office:value="13" calcext:value-type="float">
            <text:p>13</text:p>
          </table:table-cell>
          <table:table-cell table:style-name="ce9" table:number-matrix-columns-spanned="1" table:number-matrix-rows-spanned="1" table:formula="of:=IF(NOT(ISBLANK([.AD22]));([.AV22]*5)+IFERROR(INDEX( [$Reference.$D$5:.$D$8];MATCH( [.AD22]; [$Reference.$A$5:.$A$8];0);0););[.AV22])" office:value-type="float" office:value="66" calcext:value-type="float">
            <text:p>66</text:p>
          </table:table-cell>
          <table:table-cell table:style-name="ce9" table:number-matrix-columns-spanned="1" table:number-matrix-rows-spanned="1" table:formula="of:=IF(NOT(ISBLANK([.AE22]));([.AW22]*5)+IFERROR(INDEX( [$Reference.$D$5:.$D$8];MATCH( [.AE22]; [$Reference.$A$5:.$A$8];0);0););[.AW22])" office:value-type="float" office:value="331" calcext:value-type="float">
            <text:p>331</text:p>
          </table:table-cell>
          <table:table-cell table:style-name="ce9" table:number-matrix-columns-spanned="1" table:number-matrix-rows-spanned="1" table:formula="of:=IF(NOT(ISBLANK([.AF22]));([.AX22]*5)+IFERROR(INDEX( [$Reference.$D$5:.$D$8];MATCH( [.AF22]; [$Reference.$A$5:.$A$8];0);0););[.AX22])" office:value-type="float" office:value="1659" calcext:value-type="float">
            <text:p>1659</text:p>
          </table:table-cell>
          <table:table-cell table:style-name="ce9" table:number-matrix-columns-spanned="1" table:number-matrix-rows-spanned="1" table:formula="of:=IF(NOT(ISBLANK([.AG22]));([.AY22]*5)+IFERROR(INDEX( [$Reference.$D$5:.$D$8];MATCH( [.AG22]; [$Reference.$A$5:.$A$8];0);0););[.AY22])" office:value-type="float" office:value="8299" calcext:value-type="float">
            <text:p>8299</text:p>
          </table:table-cell>
          <table:table-cell table:style-name="ce9" table:number-matrix-columns-spanned="1" table:number-matrix-rows-spanned="1" table:formula="of:=IF(NOT(ISBLANK([.AH22]));([.AZ22]*5)+IFERROR(INDEX( [$Reference.$D$5:.$D$8];MATCH( [.AH22]; [$Reference.$A$5:.$A$8];0);0););[.AZ22])" office:value-type="float" office:value="41499" calcext:value-type="float">
            <text:p>41499</text:p>
          </table:table-cell>
          <table:table-cell table:style-name="ce9" table:number-matrix-columns-spanned="1" table:number-matrix-rows-spanned="1" table:formula="of:=IF(NOT(ISBLANK([.AI22]));([.BA22]*5)+IFERROR(INDEX( [$Reference.$D$5:.$D$8];MATCH( [.AI22]; [$Reference.$A$5:.$A$8];0);0););[.BA22])" office:value-type="float" office:value="207498" calcext:value-type="float">
            <text:p>207498</text:p>
          </table:table-cell>
          <table:table-cell table:style-name="ce9" table:number-matrix-columns-spanned="1" table:number-matrix-rows-spanned="1" table:formula="of:=IF(NOT(ISBLANK([.AJ22]));([.BB22]*5)+IFERROR(INDEX( [$Reference.$D$5:.$D$8];MATCH( [.AJ22]; [$Reference.$A$5:.$A$8];0);0););[.BB22])" office:value-type="float" office:value="1037493" calcext:value-type="float">
            <text:p>1037493</text:p>
          </table:table-cell>
          <table:table-cell table:style-name="ce9" table:number-matrix-columns-spanned="1" table:number-matrix-rows-spanned="1" table:formula="of:=IF(NOT(ISBLANK([.AK22]));([.BC22]*5)+IFERROR(INDEX( [$Reference.$D$5:.$D$8];MATCH( [.AK22]; [$Reference.$A$5:.$A$8];0);0););[.BC22])" office:value-type="float" office:value="5187467" calcext:value-type="float">
            <text:p>5187467</text:p>
          </table:table-cell>
          <table:table-cell table:style-name="ce9" table:number-matrix-columns-spanned="1" table:number-matrix-rows-spanned="1" table:formula="of:=IF(NOT(ISBLANK([.AL22]));([.BD22]*5)+IFERROR(INDEX( [$Reference.$D$5:.$D$8];MATCH( [.AL22]; [$Reference.$A$5:.$A$8];0);0););[.BD22])" office:value-type="float" office:value="25937338" calcext:value-type="float">
            <text:p>25937338</text:p>
          </table:table-cell>
          <table:table-cell table:style-name="ce9" table:number-matrix-columns-spanned="1" table:number-matrix-rows-spanned="1" table:formula="of:=IF(NOT(ISBLANK([.AM22]));([.BE22]*5)+IFERROR(INDEX( [$Reference.$D$5:.$D$8];MATCH( [.AM22]; [$Reference.$A$5:.$A$8];0);0););[.BE22])" office:value-type="float" office:value="129686693" calcext:value-type="float">
            <text:p>129686693</text:p>
          </table:table-cell>
          <table:table-cell table:style-name="ce9" table:number-matrix-columns-spanned="1" table:number-matrix-rows-spanned="1" table:formula="of:=IF(NOT(ISBLANK([.AN22]));([.BF22]*5)+IFERROR(INDEX( [$Reference.$D$5:.$D$8];MATCH( [.AN22]; [$Reference.$A$5:.$A$8];0);0););[.BF22])" office:value-type="float" office:value="648433466" calcext:value-type="float">
            <text:p>648433466</text:p>
          </table:table-cell>
          <table:table-cell table:style-name="ce9" table:number-matrix-columns-spanned="1" table:number-matrix-rows-spanned="1" table:formula="of:=IF(NOT(ISBLANK([.AO22]));([.BG22]*5)+IFERROR(INDEX( [$Reference.$D$5:.$D$8];MATCH( [.AO22]; [$Reference.$A$5:.$A$8];0);0););[.BG22])" office:value-type="float" office:value="3242167333" calcext:value-type="float">
            <text:p>3242167333</text:p>
          </table:table-cell>
          <table:table-cell table:style-name="ce9" table:number-matrix-columns-spanned="1" table:number-matrix-rows-spanned="1" table:formula="of:=IF(NOT(ISBLANK([.AP22]));([.BH22]*5)+IFERROR(INDEX( [$Reference.$D$5:.$D$8];MATCH( [.AP22]; [$Reference.$A$5:.$A$8];0);0););[.BH22])" office:value-type="float" office:value="3242167333" calcext:value-type="float">
            <text:p>3242167333</text:p>
          </table:table-cell>
          <table:table-cell table:style-name="ce9" table:number-matrix-columns-spanned="1" table:number-matrix-rows-spanned="1" table:formula="of:=IF(NOT(ISBLANK([.AQ22]));([.BI22]*5)+IFERROR(INDEX( [$Reference.$D$5:.$D$8];MATCH( [.AQ22]; [$Reference.$A$5:.$A$8];0);0););[.BI22])" office:value-type="float" office:value="3242167333" calcext:value-type="float">
            <text:p>3242167333</text:p>
          </table:table-cell>
          <table:table-cell table:style-name="ce9" table:number-matrix-columns-spanned="1" table:number-matrix-rows-spanned="1" table:formula="of:=IF(NOT(ISBLANK([.AR22]));([.BJ22]*5)+IFERROR(INDEX( [$Reference.$D$5:.$D$8];MATCH( [.AR22]; [$Reference.$A$5:.$A$8];0);0););[.BJ22])" office:value-type="float" office:value="3242167333" calcext:value-type="float">
            <text:p>3242167333</text:p>
          </table:table-cell>
          <table:table-cell table:style-name="ce9" table:number-matrix-columns-spanned="1" table:number-matrix-rows-spanned="1" table:formula="of:=IF(NOT(ISBLANK([.AS22]));([.BK22]*5)+IFERROR(INDEX( [$Reference.$D$5:.$D$8];MATCH( [.AS22]; [$Reference.$A$5:.$A$8];0);0););[.BK22])" office:value-type="float" office:value="3242167333" calcext:value-type="float">
            <text:p>3242167333</text:p>
          </table:table-cell>
          <table:table-cell table:style-name="ce2" table:number-columns-repeated="20"/>
          <table:table-cell table:number-columns-repeated="940"/>
        </table:table-row>
        <table:table-row table:style-name="ro1">
          <table:table-cell table:style-name="ce1" office:value-type="string" calcext:value-type="string">
            <text:p>(((&lt;(([&lt;[[{&lt;{[[]&lt;&gt;][[]&lt;&gt;]}&gt;{&lt;&lt;&lt;&gt;[]&gt;&gt;([[]()][{}()])}}]&lt;{&lt;{(()&lt;&gt;)[&lt;&gt;()&gt;}[[{}[]]]&gt;[&lt;[&lt;&gt;[]]([]</text:p>
          </table:table-cell>
          <table:table-cell table:style-name="ce2" table:formula="of:=SUBSTITUTE(SUBSTITUTE(SUBSTITUTE(SUBSTITUTE([.A23];&quot;()&quot;;&quot;&quot;);&quot;[]&quot;;&quot;&quot;);&quot;{}&quot;;&quot;&quot;);&quot;&lt;&gt;&quot;;&quot;&quot;)" office:value-type="string" office:string-value="(((&lt;(([&lt;[[{&lt;{[][]}&gt;{&lt;&lt;&gt;&gt;([][])}}]&lt;{&lt;{()[&gt;}[[]]&gt;[&lt;[](" calcext:value-type="string">
            <text:p>(((&lt;(([&lt;[[{&lt;{[][]}&gt;{&lt;&lt;&gt;&gt;([][])}}]&lt;{&lt;{()[&gt;}[[]]&gt;[&lt;[](</text:p>
          </table:table-cell>
          <table:table-cell table:style-name="ce2" table:formula="of:=SUBSTITUTE(SUBSTITUTE(SUBSTITUTE(SUBSTITUTE([.B23];&quot;()&quot;;&quot;&quot;);&quot;[]&quot;;&quot;&quot;);&quot;{}&quot;;&quot;&quot;);&quot;&lt;&gt;&quot;;&quot;&quot;)" office:value-type="string" office:string-value="(((&lt;(([&lt;[[{{&lt;&gt;()}}]&lt;{&lt;{[&gt;}[]&gt;[&lt;(" calcext:value-type="string">
            <text:p>(((&lt;(([&lt;[[{{&lt;&gt;()}}]&lt;{&lt;{[&gt;}[]&gt;[&lt;(</text:p>
          </table:table-cell>
          <table:table-cell table:style-name="ce2" table:formula="of:=SUBSTITUTE(SUBSTITUTE(SUBSTITUTE(SUBSTITUTE([.C23];&quot;()&quot;;&quot;&quot;);&quot;[]&quot;;&quot;&quot;);&quot;{}&quot;;&quot;&quot;);&quot;&lt;&gt;&quot;;&quot;&quot;)" office:value-type="string" office:string-value="(((&lt;(([&lt;[[{{}}]&lt;{&lt;{[&gt;}&gt;[&lt;(" calcext:value-type="string">
            <text:p>(((&lt;(([&lt;[[{{}}]&lt;{&lt;{[&gt;}&gt;[&lt;(</text:p>
          </table:table-cell>
          <table:table-cell table:style-name="ce2" table:formula="of:=SUBSTITUTE(SUBSTITUTE(SUBSTITUTE(SUBSTITUTE([.D23];&quot;()&quot;;&quot;&quot;);&quot;[]&quot;;&quot;&quot;);&quot;{}&quot;;&quot;&quot;);&quot;&lt;&gt;&quot;;&quot;&quot;)" office:value-type="string" office:string-value="(((&lt;(([&lt;[[{}]&lt;{&lt;{[&gt;}&gt;[&lt;(" calcext:value-type="string">
            <text:p>(((&lt;(([&lt;[[{}]&lt;{&lt;{[&gt;}&gt;[&lt;(</text:p>
          </table:table-cell>
          <table:table-cell table:style-name="ce2" table:formula="of:=SUBSTITUTE(SUBSTITUTE(SUBSTITUTE(SUBSTITUTE([.E23];&quot;()&quot;;&quot;&quot;);&quot;[]&quot;;&quot;&quot;);&quot;{}&quot;;&quot;&quot;);&quot;&lt;&gt;&quot;;&quot;&quot;)" office:value-type="string" office:string-value="(((&lt;(([&lt;[[]&lt;{&lt;{[&gt;}&gt;[&lt;(" calcext:value-type="string">
            <text:p>(((&lt;(([&lt;[[]&lt;{&lt;{[&gt;}&gt;[&lt;(</text:p>
          </table:table-cell>
          <table:table-cell table:style-name="ce2" table:formula="of:=SUBSTITUTE(SUBSTITUTE(SUBSTITUTE(SUBSTITUTE([.F23];&quot;()&quot;;&quot;&quot;);&quot;[]&quot;;&quot;&quot;);&quot;{}&quot;;&quot;&quot;);&quot;&lt;&gt;&quot;;&quot;&quot;)" office:value-type="string" office:string-value="(((&lt;(([&lt;[&lt;{&lt;{[&gt;}&gt;[&lt;(" calcext:value-type="string">
            <text:p>(((&lt;(([&lt;[&lt;{&lt;{[&gt;}&gt;[&lt;(</text:p>
          </table:table-cell>
          <table:table-cell table:style-name="ce2" table:formula="of:=SUBSTITUTE(SUBSTITUTE(SUBSTITUTE(SUBSTITUTE([.G23];&quot;()&quot;;&quot;&quot;);&quot;[]&quot;;&quot;&quot;);&quot;{}&quot;;&quot;&quot;);&quot;&lt;&gt;&quot;;&quot;&quot;)" office:value-type="string" office:string-value="(((&lt;(([&lt;[&lt;{&lt;{[&gt;}&gt;[&lt;(" calcext:value-type="string">
            <text:p>(((&lt;(([&lt;[&lt;{&lt;{[&gt;}&gt;[&lt;(</text:p>
          </table:table-cell>
          <table:table-cell table:style-name="ce2" table:formula="of:=SUBSTITUTE(SUBSTITUTE(SUBSTITUTE(SUBSTITUTE([.H23];&quot;()&quot;;&quot;&quot;);&quot;[]&quot;;&quot;&quot;);&quot;{}&quot;;&quot;&quot;);&quot;&lt;&gt;&quot;;&quot;&quot;)" office:value-type="string" office:string-value="(((&lt;(([&lt;[&lt;{&lt;{[&gt;}&gt;[&lt;(" calcext:value-type="string">
            <text:p>(((&lt;(([&lt;[&lt;{&lt;{[&gt;}&gt;[&lt;(</text:p>
          </table:table-cell>
          <table:table-cell table:style-name="ce2" table:formula="of:=SUBSTITUTE(SUBSTITUTE(SUBSTITUTE(SUBSTITUTE([.I23];&quot;()&quot;;&quot;&quot;);&quot;[]&quot;;&quot;&quot;);&quot;{}&quot;;&quot;&quot;);&quot;&lt;&gt;&quot;;&quot;&quot;)" office:value-type="string" office:string-value="(((&lt;(([&lt;[&lt;{&lt;{[&gt;}&gt;[&lt;(" calcext:value-type="string">
            <text:p>(((&lt;(([&lt;[&lt;{&lt;{[&gt;}&gt;[&lt;(</text:p>
          </table:table-cell>
          <table:table-cell table:style-name="ce2" table:formula="of:=SUBSTITUTE(SUBSTITUTE(SUBSTITUTE(SUBSTITUTE([.J23];&quot;()&quot;;&quot;&quot;);&quot;[]&quot;;&quot;&quot;);&quot;{}&quot;;&quot;&quot;);&quot;&lt;&gt;&quot;;&quot;&quot;)" office:value-type="string" office:string-value="(((&lt;(([&lt;[&lt;{&lt;{[&gt;}&gt;[&lt;(" calcext:value-type="string">
            <text:p>(((&lt;(([&lt;[&lt;{&lt;{[&gt;}&gt;[&lt;(</text:p>
          </table:table-cell>
          <table:table-cell table:style-name="ce2" table:formula="of:=SUBSTITUTE(SUBSTITUTE(SUBSTITUTE(SUBSTITUTE([.K23];&quot;()&quot;;&quot;&quot;);&quot;[]&quot;;&quot;&quot;);&quot;{}&quot;;&quot;&quot;);&quot;&lt;&gt;&quot;;&quot;&quot;)" office:value-type="string" office:string-value="(((&lt;(([&lt;[&lt;{&lt;{[&gt;}&gt;[&lt;(" calcext:value-type="string">
            <text:p>(((&lt;(([&lt;[&lt;{&lt;{[&gt;}&gt;[&lt;(</text:p>
          </table:table-cell>
          <table:table-cell table:style-name="ce2" table:formula="of:=SUBSTITUTE(SUBSTITUTE(SUBSTITUTE(SUBSTITUTE([.L23];&quot;()&quot;;&quot;&quot;);&quot;[]&quot;;&quot;&quot;);&quot;{}&quot;;&quot;&quot;);&quot;&lt;&gt;&quot;;&quot;&quot;)" office:value-type="string" office:string-value="(((&lt;(([&lt;[&lt;{&lt;{[&gt;}&gt;[&lt;(" calcext:value-type="string">
            <text:p>(((&lt;(([&lt;[&lt;{&lt;{[&gt;}&gt;[&lt;(</text:p>
          </table:table-cell>
          <table:table-cell table:style-name="ce2" table:formula="of:=SUBSTITUTE(SUBSTITUTE(SUBSTITUTE(SUBSTITUTE([.M23];&quot;()&quot;;&quot;&quot;);&quot;[]&quot;;&quot;&quot;);&quot;{}&quot;;&quot;&quot;);&quot;&lt;&gt;&quot;;&quot;&quot;)" office:value-type="string" office:string-value="(((&lt;(([&lt;[&lt;{&lt;{[&gt;}&gt;[&lt;(" calcext:value-type="string">
            <text:p>(((&lt;(([&lt;[&lt;{&lt;{[&gt;}&gt;[&lt;(</text:p>
          </table:table-cell>
          <table:table-cell table:style-name="ce2" table:formula="of:=SUBSTITUTE(SUBSTITUTE(SUBSTITUTE(SUBSTITUTE([.N23];&quot;()&quot;;&quot;&quot;);&quot;[]&quot;;&quot;&quot;);&quot;{}&quot;;&quot;&quot;);&quot;&lt;&gt;&quot;;&quot;&quot;)" office:value-type="string" office:string-value="(((&lt;(([&lt;[&lt;{&lt;{[&gt;}&gt;[&lt;(" calcext:value-type="string">
            <text:p>(((&lt;(([&lt;[&lt;{&lt;{[&gt;}&gt;[&lt;(</text:p>
          </table:table-cell>
          <table:table-cell table:style-name="ce2" table:formula="of:=SUBSTITUTE(SUBSTITUTE(SUBSTITUTE(SUBSTITUTE([.O23];&quot;()&quot;;&quot;&quot;);&quot;[]&quot;;&quot;&quot;);&quot;{}&quot;;&quot;&quot;);&quot;&lt;&gt;&quot;;&quot;&quot;)" office:value-type="string" office:string-value="(((&lt;(([&lt;[&lt;{&lt;{[&gt;}&gt;[&lt;(" calcext:value-type="string">
            <text:p>(((&lt;(([&lt;[&lt;{&lt;{[&gt;}&gt;[&lt;(</text:p>
          </table:table-cell>
          <table:table-cell table:style-name="ce2" table:formula="of:=SUBSTITUTE(SUBSTITUTE(SUBSTITUTE(SUBSTITUTE([.P23];&quot;()&quot;;&quot;&quot;);&quot;[]&quot;;&quot;&quot;);&quot;{}&quot;;&quot;&quot;);&quot;&lt;&gt;&quot;;&quot;&quot;)" office:value-type="string" office:string-value="(((&lt;(([&lt;[&lt;{&lt;{[&gt;}&gt;[&lt;(" calcext:value-type="string">
            <text:p>(((&lt;(([&lt;[&lt;{&lt;{[&gt;}&gt;[&lt;(</text:p>
          </table:table-cell>
          <table:table-cell table:style-name="ce2" table:formula="of:=SUBSTITUTE(SUBSTITUTE(SUBSTITUTE(SUBSTITUTE([.Q23];&quot;()&quot;;&quot;&quot;);&quot;[]&quot;;&quot;&quot;);&quot;{}&quot;;&quot;&quot;);&quot;&lt;&gt;&quot;;&quot;&quot;)" office:value-type="string" office:string-value="(((&lt;(([&lt;[&lt;{&lt;{[&gt;}&gt;[&lt;(" calcext:value-type="string">
            <text:p>(((&lt;(([&lt;[&lt;{&lt;{[&gt;}&gt;[&lt;(</text:p>
          </table:table-cell>
          <table:table-cell table:style-name="ce2" table:formula="of:=SUBSTITUTE(SUBSTITUTE(SUBSTITUTE(SUBSTITUTE([.R23];&quot;()&quot;;&quot;&quot;);&quot;[]&quot;;&quot;&quot;);&quot;{}&quot;;&quot;&quot;);&quot;&lt;&gt;&quot;;&quot;&quot;)" office:value-type="string" office:string-value="(((&lt;(([&lt;[&lt;{&lt;{[&gt;}&gt;[&lt;(" calcext:value-type="string">
            <text:p>(((&lt;(([&lt;[&lt;{&lt;{[&gt;}&gt;[&lt;(</text:p>
          </table:table-cell>
          <table:table-cell table:style-name="ce2" table:formula="of:=SUBSTITUTE(SUBSTITUTE(SUBSTITUTE(SUBSTITUTE([.S23];&quot;()&quot;;&quot;&quot;);&quot;[]&quot;;&quot;&quot;);&quot;{}&quot;;&quot;&quot;);&quot;&lt;&gt;&quot;;&quot;&quot;)" office:value-type="string" office:string-value="(((&lt;(([&lt;[&lt;{&lt;{[&gt;}&gt;[&lt;(" calcext:value-type="string">
            <text:p>(((&lt;(([&lt;[&lt;{&lt;{[&gt;}&gt;[&lt;(</text:p>
          </table:table-cell>
          <table:table-cell table:style-name="ce2" table:formula="of:=SUBSTITUTE(SUBSTITUTE(SUBSTITUTE(SUBSTITUTE([.T23];&quot;()&quot;;&quot;&quot;);&quot;[]&quot;;&quot;&quot;);&quot;{}&quot;;&quot;&quot;);&quot;&lt;&gt;&quot;;&quot;&quot;)" office:value-type="string" office:string-value="(((&lt;(([&lt;[&lt;{&lt;{[&gt;}&gt;[&lt;(" calcext:value-type="string">
            <text:p>(((&lt;(([&lt;[&lt;{&lt;{[&gt;}&gt;[&lt;(</text:p>
          </table:table-cell>
          <table:table-cell table:style-name="ce2" table:formula="of:=SUBSTITUTE(SUBSTITUTE(SUBSTITUTE(SUBSTITUTE([.U23];&quot;()&quot;;&quot;&quot;);&quot;[]&quot;;&quot;&quot;);&quot;{}&quot;;&quot;&quot;);&quot;&lt;&gt;&quot;;&quot;&quot;)" office:value-type="string" office:string-value="(((&lt;(([&lt;[&lt;{&lt;{[&gt;}&gt;[&lt;(" calcext:value-type="string">
            <text:p>(((&lt;(([&lt;[&lt;{&lt;{[&gt;}&gt;[&lt;(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23]; MIN(IFERROR(TRANSPOSE(FIND([$Reference.$A$5:.$A$8];[.V23]));)))); [$Reference.$A$5:.$A$8];0);0);)" office:value-type="float" office:value="0" calcext:value-type="float">
            <text:p>0</text:p>
          </table:table-cell>
          <table:table-cell table:style-name="ce2"/>
          <table:table-cell table:style-name="ce6" table:number-matrix-columns-spanned="1" table:number-matrix-rows-spanned="1" table:formula="of:=IF(ISBLANK([.X23]);CONCATENATE(MID([.V23];LEN([.V23])-ROW(INDIRECT(&quot;1:&quot;&amp;LEN([.V23])))+1;1));)" office:value-type="float" office:value="0" calcext:value-type="float">
            <text:p>0</text:p>
          </table:table-cell>
          <table:table-cell table:style-name="ce8" table:formula="of:=SUBSTITUTE(SUBSTITUTE(SUBSTITUTE(SUBSTITUTE([.Z23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23&amp;&quot;&quot;&quot;&quot;,&quot;&quot;(?s)(.{1})&quot;&quot;,&quot;&quot;$1&quot;&quot;&amp;CHAR(127)),&quot;&quot;'&quot;&quot;,&quot;&quot;''&quot;&quot;),CHAR(127)),)&quot;);&quot;&quot;)">
            <text:p/>
          </table:table-cell>
          <table:table-cell table:style-name="ce9" table:number-columns-repeated="1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23]));([.AT23]*5)+IFERROR(INDEX( [$Reference.$D$5:.$D$8];MATCH( [.AB23]; [$Reference.$A$5:.$A$8];0);0););[.AT2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C23]));([.AU23]*5)+IFERROR(INDEX( [$Reference.$D$5:.$D$8];MATCH( [.AC23]; [$Reference.$A$5:.$A$8];0);0););[.AU2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D23]));([.AV23]*5)+IFERROR(INDEX( [$Reference.$D$5:.$D$8];MATCH( [.AD23]; [$Reference.$A$5:.$A$8];0);0););[.AV2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E23]));([.AW23]*5)+IFERROR(INDEX( [$Reference.$D$5:.$D$8];MATCH( [.AE23]; [$Reference.$A$5:.$A$8];0);0););[.AW2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F23]));([.AX23]*5)+IFERROR(INDEX( [$Reference.$D$5:.$D$8];MATCH( [.AF23]; [$Reference.$A$5:.$A$8];0);0););[.AX2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G23]));([.AY23]*5)+IFERROR(INDEX( [$Reference.$D$5:.$D$8];MATCH( [.AG23]; [$Reference.$A$5:.$A$8];0);0););[.AY2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H23]));([.AZ23]*5)+IFERROR(INDEX( [$Reference.$D$5:.$D$8];MATCH( [.AH23]; [$Reference.$A$5:.$A$8];0);0););[.AZ2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I23]));([.BA23]*5)+IFERROR(INDEX( [$Reference.$D$5:.$D$8];MATCH( [.AI23]; [$Reference.$A$5:.$A$8];0);0););[.BA2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J23]));([.BB23]*5)+IFERROR(INDEX( [$Reference.$D$5:.$D$8];MATCH( [.AJ23]; [$Reference.$A$5:.$A$8];0);0););[.BB2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K23]));([.BC23]*5)+IFERROR(INDEX( [$Reference.$D$5:.$D$8];MATCH( [.AK23]; [$Reference.$A$5:.$A$8];0);0););[.BC2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L23]));([.BD23]*5)+IFERROR(INDEX( [$Reference.$D$5:.$D$8];MATCH( [.AL23]; [$Reference.$A$5:.$A$8];0);0););[.BD2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M23]));([.BE23]*5)+IFERROR(INDEX( [$Reference.$D$5:.$D$8];MATCH( [.AM23]; [$Reference.$A$5:.$A$8];0);0););[.BE2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N23]));([.BF23]*5)+IFERROR(INDEX( [$Reference.$D$5:.$D$8];MATCH( [.AN23]; [$Reference.$A$5:.$A$8];0);0););[.BF2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O23]));([.BG23]*5)+IFERROR(INDEX( [$Reference.$D$5:.$D$8];MATCH( [.AO23]; [$Reference.$A$5:.$A$8];0);0););[.BG2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P23]));([.BH23]*5)+IFERROR(INDEX( [$Reference.$D$5:.$D$8];MATCH( [.AP23]; [$Reference.$A$5:.$A$8];0);0););[.BH2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Q23]));([.BI23]*5)+IFERROR(INDEX( [$Reference.$D$5:.$D$8];MATCH( [.AQ23]; [$Reference.$A$5:.$A$8];0);0););[.BI2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R23]));([.BJ23]*5)+IFERROR(INDEX( [$Reference.$D$5:.$D$8];MATCH( [.AR23]; [$Reference.$A$5:.$A$8];0);0););[.BJ2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S23]));([.BK23]*5)+IFERROR(INDEX( [$Reference.$D$5:.$D$8];MATCH( [.AS23]; [$Reference.$A$5:.$A$8];0);0););[.BK23])" office:value-type="float" office:value="0" calcext:value-type="float">
            <text:p>0</text:p>
          </table:table-cell>
          <table:table-cell table:style-name="ce2" table:number-columns-repeated="20"/>
          <table:table-cell table:number-columns-repeated="940"/>
        </table:table-row>
        <table:table-row table:style-name="ro1">
          <table:table-cell table:style-name="ce1" office:value-type="string" calcext:value-type="string">
            <text:p>{[&lt;[&lt;[[&lt;[[&lt;([{{}{}}&lt;[]()&gt;](&lt;{}&lt;&gt;&gt;(()())))&lt;[([]&lt;&gt;){[]&lt;&gt;}]&lt;[&lt;&gt;{}]&lt;[]{}&gt;&gt;&gt;&gt;[([([])[[]{}]]{&lt;{}&lt;&gt;&gt;&lt;[]&lt;</text:p>
          </table:table-cell>
          <table:table-cell table:style-name="ce2" table:formula="of:=SUBSTITUTE(SUBSTITUTE(SUBSTITUTE(SUBSTITUTE([.A24];&quot;()&quot;;&quot;&quot;);&quot;[]&quot;;&quot;&quot;);&quot;{}&quot;;&quot;&quot;);&quot;&lt;&gt;&quot;;&quot;&quot;)" office:value-type="string" office:string-value="{[&lt;[&lt;[[&lt;[[&lt;([{}](&lt;&gt;()))&lt;[(){}]&lt;[]&gt;&gt;&gt;[([()[]]{&lt;&gt;&lt;&lt;" calcext:value-type="string">
            <text:p>{[&lt;[&lt;[[&lt;[[&lt;([{}](&lt;&gt;()))&lt;[(){}]&lt;[]&gt;&gt;&gt;[([()[]]{&lt;&gt;&lt;&lt;</text:p>
          </table:table-cell>
          <table:table-cell table:style-name="ce2" table:formula="of:=SUBSTITUTE(SUBSTITUTE(SUBSTITUTE(SUBSTITUTE([.B24];&quot;()&quot;;&quot;&quot;);&quot;[]&quot;;&quot;&quot;);&quot;{}&quot;;&quot;&quot;);&quot;&lt;&gt;&quot;;&quot;&quot;)" office:value-type="string" office:string-value="{[&lt;[&lt;[[&lt;[[&lt;([]())&lt;[]&gt;&gt;[([]{&lt;&lt;" calcext:value-type="string">
            <text:p>{[&lt;[&lt;[[&lt;[[&lt;([]())&lt;[]&gt;&gt;[([]{&lt;&lt;</text:p>
          </table:table-cell>
          <table:table-cell table:style-name="ce2" table:formula="of:=SUBSTITUTE(SUBSTITUTE(SUBSTITUTE(SUBSTITUTE([.C24];&quot;()&quot;;&quot;&quot;);&quot;[]&quot;;&quot;&quot;);&quot;{}&quot;;&quot;&quot;);&quot;&lt;&gt;&quot;;&quot;&quot;)" office:value-type="string" office:string-value="{[&lt;[&lt;[[&lt;[[&lt;()&gt;[({&lt;&lt;" calcext:value-type="string">
            <text:p>{[&lt;[&lt;[[&lt;[[&lt;()&gt;[({&lt;&lt;</text:p>
          </table:table-cell>
          <table:table-cell table:style-name="ce2" table:formula="of:=SUBSTITUTE(SUBSTITUTE(SUBSTITUTE(SUBSTITUTE([.D24];&quot;()&quot;;&quot;&quot;);&quot;[]&quot;;&quot;&quot;);&quot;{}&quot;;&quot;&quot;);&quot;&lt;&gt;&quot;;&quot;&quot;)" office:value-type="string" office:string-value="{[&lt;[&lt;[[&lt;[[[({&lt;&lt;" calcext:value-type="string">
            <text:p>{[&lt;[&lt;[[&lt;[[[({&lt;&lt;</text:p>
          </table:table-cell>
          <table:table-cell table:style-name="ce2" table:formula="of:=SUBSTITUTE(SUBSTITUTE(SUBSTITUTE(SUBSTITUTE([.E24];&quot;()&quot;;&quot;&quot;);&quot;[]&quot;;&quot;&quot;);&quot;{}&quot;;&quot;&quot;);&quot;&lt;&gt;&quot;;&quot;&quot;)" office:value-type="string" office:string-value="{[&lt;[&lt;[[&lt;[[[({&lt;&lt;" calcext:value-type="string">
            <text:p>{[&lt;[&lt;[[&lt;[[[({&lt;&lt;</text:p>
          </table:table-cell>
          <table:table-cell table:style-name="ce2" table:formula="of:=SUBSTITUTE(SUBSTITUTE(SUBSTITUTE(SUBSTITUTE([.F24];&quot;()&quot;;&quot;&quot;);&quot;[]&quot;;&quot;&quot;);&quot;{}&quot;;&quot;&quot;);&quot;&lt;&gt;&quot;;&quot;&quot;)" office:value-type="string" office:string-value="{[&lt;[&lt;[[&lt;[[[({&lt;&lt;" calcext:value-type="string">
            <text:p>{[&lt;[&lt;[[&lt;[[[({&lt;&lt;</text:p>
          </table:table-cell>
          <table:table-cell table:style-name="ce2" table:formula="of:=SUBSTITUTE(SUBSTITUTE(SUBSTITUTE(SUBSTITUTE([.G24];&quot;()&quot;;&quot;&quot;);&quot;[]&quot;;&quot;&quot;);&quot;{}&quot;;&quot;&quot;);&quot;&lt;&gt;&quot;;&quot;&quot;)" office:value-type="string" office:string-value="{[&lt;[&lt;[[&lt;[[[({&lt;&lt;" calcext:value-type="string">
            <text:p>{[&lt;[&lt;[[&lt;[[[({&lt;&lt;</text:p>
          </table:table-cell>
          <table:table-cell table:style-name="ce2" table:formula="of:=SUBSTITUTE(SUBSTITUTE(SUBSTITUTE(SUBSTITUTE([.H24];&quot;()&quot;;&quot;&quot;);&quot;[]&quot;;&quot;&quot;);&quot;{}&quot;;&quot;&quot;);&quot;&lt;&gt;&quot;;&quot;&quot;)" office:value-type="string" office:string-value="{[&lt;[&lt;[[&lt;[[[({&lt;&lt;" calcext:value-type="string">
            <text:p>{[&lt;[&lt;[[&lt;[[[({&lt;&lt;</text:p>
          </table:table-cell>
          <table:table-cell table:style-name="ce2" table:formula="of:=SUBSTITUTE(SUBSTITUTE(SUBSTITUTE(SUBSTITUTE([.I24];&quot;()&quot;;&quot;&quot;);&quot;[]&quot;;&quot;&quot;);&quot;{}&quot;;&quot;&quot;);&quot;&lt;&gt;&quot;;&quot;&quot;)" office:value-type="string" office:string-value="{[&lt;[&lt;[[&lt;[[[({&lt;&lt;" calcext:value-type="string">
            <text:p>{[&lt;[&lt;[[&lt;[[[({&lt;&lt;</text:p>
          </table:table-cell>
          <table:table-cell table:style-name="ce2" table:formula="of:=SUBSTITUTE(SUBSTITUTE(SUBSTITUTE(SUBSTITUTE([.J24];&quot;()&quot;;&quot;&quot;);&quot;[]&quot;;&quot;&quot;);&quot;{}&quot;;&quot;&quot;);&quot;&lt;&gt;&quot;;&quot;&quot;)" office:value-type="string" office:string-value="{[&lt;[&lt;[[&lt;[[[({&lt;&lt;" calcext:value-type="string">
            <text:p>{[&lt;[&lt;[[&lt;[[[({&lt;&lt;</text:p>
          </table:table-cell>
          <table:table-cell table:style-name="ce2" table:formula="of:=SUBSTITUTE(SUBSTITUTE(SUBSTITUTE(SUBSTITUTE([.K24];&quot;()&quot;;&quot;&quot;);&quot;[]&quot;;&quot;&quot;);&quot;{}&quot;;&quot;&quot;);&quot;&lt;&gt;&quot;;&quot;&quot;)" office:value-type="string" office:string-value="{[&lt;[&lt;[[&lt;[[[({&lt;&lt;" calcext:value-type="string">
            <text:p>{[&lt;[&lt;[[&lt;[[[({&lt;&lt;</text:p>
          </table:table-cell>
          <table:table-cell table:style-name="ce2" table:formula="of:=SUBSTITUTE(SUBSTITUTE(SUBSTITUTE(SUBSTITUTE([.L24];&quot;()&quot;;&quot;&quot;);&quot;[]&quot;;&quot;&quot;);&quot;{}&quot;;&quot;&quot;);&quot;&lt;&gt;&quot;;&quot;&quot;)" office:value-type="string" office:string-value="{[&lt;[&lt;[[&lt;[[[({&lt;&lt;" calcext:value-type="string">
            <text:p>{[&lt;[&lt;[[&lt;[[[({&lt;&lt;</text:p>
          </table:table-cell>
          <table:table-cell table:style-name="ce2" table:formula="of:=SUBSTITUTE(SUBSTITUTE(SUBSTITUTE(SUBSTITUTE([.M24];&quot;()&quot;;&quot;&quot;);&quot;[]&quot;;&quot;&quot;);&quot;{}&quot;;&quot;&quot;);&quot;&lt;&gt;&quot;;&quot;&quot;)" office:value-type="string" office:string-value="{[&lt;[&lt;[[&lt;[[[({&lt;&lt;" calcext:value-type="string">
            <text:p>{[&lt;[&lt;[[&lt;[[[({&lt;&lt;</text:p>
          </table:table-cell>
          <table:table-cell table:style-name="ce2" table:formula="of:=SUBSTITUTE(SUBSTITUTE(SUBSTITUTE(SUBSTITUTE([.N24];&quot;()&quot;;&quot;&quot;);&quot;[]&quot;;&quot;&quot;);&quot;{}&quot;;&quot;&quot;);&quot;&lt;&gt;&quot;;&quot;&quot;)" office:value-type="string" office:string-value="{[&lt;[&lt;[[&lt;[[[({&lt;&lt;" calcext:value-type="string">
            <text:p>{[&lt;[&lt;[[&lt;[[[({&lt;&lt;</text:p>
          </table:table-cell>
          <table:table-cell table:style-name="ce2" table:formula="of:=SUBSTITUTE(SUBSTITUTE(SUBSTITUTE(SUBSTITUTE([.O24];&quot;()&quot;;&quot;&quot;);&quot;[]&quot;;&quot;&quot;);&quot;{}&quot;;&quot;&quot;);&quot;&lt;&gt;&quot;;&quot;&quot;)" office:value-type="string" office:string-value="{[&lt;[&lt;[[&lt;[[[({&lt;&lt;" calcext:value-type="string">
            <text:p>{[&lt;[&lt;[[&lt;[[[({&lt;&lt;</text:p>
          </table:table-cell>
          <table:table-cell table:style-name="ce2" table:formula="of:=SUBSTITUTE(SUBSTITUTE(SUBSTITUTE(SUBSTITUTE([.P24];&quot;()&quot;;&quot;&quot;);&quot;[]&quot;;&quot;&quot;);&quot;{}&quot;;&quot;&quot;);&quot;&lt;&gt;&quot;;&quot;&quot;)" office:value-type="string" office:string-value="{[&lt;[&lt;[[&lt;[[[({&lt;&lt;" calcext:value-type="string">
            <text:p>{[&lt;[&lt;[[&lt;[[[({&lt;&lt;</text:p>
          </table:table-cell>
          <table:table-cell table:style-name="ce2" table:formula="of:=SUBSTITUTE(SUBSTITUTE(SUBSTITUTE(SUBSTITUTE([.Q24];&quot;()&quot;;&quot;&quot;);&quot;[]&quot;;&quot;&quot;);&quot;{}&quot;;&quot;&quot;);&quot;&lt;&gt;&quot;;&quot;&quot;)" office:value-type="string" office:string-value="{[&lt;[&lt;[[&lt;[[[({&lt;&lt;" calcext:value-type="string">
            <text:p>{[&lt;[&lt;[[&lt;[[[({&lt;&lt;</text:p>
          </table:table-cell>
          <table:table-cell table:style-name="ce2" table:formula="of:=SUBSTITUTE(SUBSTITUTE(SUBSTITUTE(SUBSTITUTE([.R24];&quot;()&quot;;&quot;&quot;);&quot;[]&quot;;&quot;&quot;);&quot;{}&quot;;&quot;&quot;);&quot;&lt;&gt;&quot;;&quot;&quot;)" office:value-type="string" office:string-value="{[&lt;[&lt;[[&lt;[[[({&lt;&lt;" calcext:value-type="string">
            <text:p>{[&lt;[&lt;[[&lt;[[[({&lt;&lt;</text:p>
          </table:table-cell>
          <table:table-cell table:style-name="ce2" table:formula="of:=SUBSTITUTE(SUBSTITUTE(SUBSTITUTE(SUBSTITUTE([.S24];&quot;()&quot;;&quot;&quot;);&quot;[]&quot;;&quot;&quot;);&quot;{}&quot;;&quot;&quot;);&quot;&lt;&gt;&quot;;&quot;&quot;)" office:value-type="string" office:string-value="{[&lt;[&lt;[[&lt;[[[({&lt;&lt;" calcext:value-type="string">
            <text:p>{[&lt;[&lt;[[&lt;[[[({&lt;&lt;</text:p>
          </table:table-cell>
          <table:table-cell table:style-name="ce2" table:formula="of:=SUBSTITUTE(SUBSTITUTE(SUBSTITUTE(SUBSTITUTE([.T24];&quot;()&quot;;&quot;&quot;);&quot;[]&quot;;&quot;&quot;);&quot;{}&quot;;&quot;&quot;);&quot;&lt;&gt;&quot;;&quot;&quot;)" office:value-type="string" office:string-value="{[&lt;[&lt;[[&lt;[[[({&lt;&lt;" calcext:value-type="string">
            <text:p>{[&lt;[&lt;[[&lt;[[[({&lt;&lt;</text:p>
          </table:table-cell>
          <table:table-cell table:style-name="ce2" table:formula="of:=SUBSTITUTE(SUBSTITUTE(SUBSTITUTE(SUBSTITUTE([.U24];&quot;()&quot;;&quot;&quot;);&quot;[]&quot;;&quot;&quot;);&quot;{}&quot;;&quot;&quot;);&quot;&lt;&gt;&quot;;&quot;&quot;)" office:value-type="string" office:string-value="{[&lt;[&lt;[[&lt;[[[({&lt;&lt;" calcext:value-type="string">
            <text:p>{[&lt;[&lt;[[&lt;[[[({&lt;&lt;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24]; MIN(IFERROR(TRANSPOSE(FIND([$Reference.$A$5:.$A$8];[.V24]));)))); [$Reference.$A$5:.$A$8];0);0);)" office:value-type="float" office:value="0" calcext:value-type="float">
            <text:p>0</text:p>
          </table:table-cell>
          <table:table-cell table:style-name="ce2"/>
          <table:table-cell table:style-name="ce6" table:number-matrix-columns-spanned="1" table:number-matrix-rows-spanned="1" table:formula="of:=IF(ISBLANK([.X24]);CONCATENATE(MID([.V24];LEN([.V24])-ROW(INDIRECT(&quot;1:&quot;&amp;LEN([.V24])))+1;1));)" office:value-type="float" office:value="0" calcext:value-type="float">
            <text:p>0</text:p>
          </table:table-cell>
          <table:table-cell table:style-name="ce8" table:formula="of:=SUBSTITUTE(SUBSTITUTE(SUBSTITUTE(SUBSTITUTE([.Z24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24&amp;&quot;&quot;&quot;&quot;,&quot;&quot;(?s)(.{1})&quot;&quot;,&quot;&quot;$1&quot;&quot;&amp;CHAR(127)),&quot;&quot;'&quot;&quot;,&quot;&quot;''&quot;&quot;),CHAR(127)),)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number-columns-repeated="3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24]));([.AT24]*5)+IFERROR(INDEX( [$Reference.$D$5:.$D$8];MATCH( [.AB24]; [$Reference.$A$5:.$A$8];0);0););[.AT24])" office:value-type="float" office:value="4" calcext:value-type="float">
            <text:p>4</text:p>
          </table:table-cell>
          <table:table-cell table:style-name="ce9" table:number-matrix-columns-spanned="1" table:number-matrix-rows-spanned="1" table:formula="of:=IF(NOT(ISBLANK([.AC24]));([.AU24]*5)+IFERROR(INDEX( [$Reference.$D$5:.$D$8];MATCH( [.AC24]; [$Reference.$A$5:.$A$8];0);0););[.AU24])" office:value-type="float" office:value="24" calcext:value-type="float">
            <text:p>24</text:p>
          </table:table-cell>
          <table:table-cell table:style-name="ce9" table:number-matrix-columns-spanned="1" table:number-matrix-rows-spanned="1" table:formula="of:=IF(NOT(ISBLANK([.AD24]));([.AV24]*5)+IFERROR(INDEX( [$Reference.$D$5:.$D$8];MATCH( [.AD24]; [$Reference.$A$5:.$A$8];0);0););[.AV24])" office:value-type="float" office:value="123" calcext:value-type="float">
            <text:p>123</text:p>
          </table:table-cell>
          <table:table-cell table:style-name="ce9" table:number-matrix-columns-spanned="1" table:number-matrix-rows-spanned="1" table:formula="of:=IF(NOT(ISBLANK([.AE24]));([.AW24]*5)+IFERROR(INDEX( [$Reference.$D$5:.$D$8];MATCH( [.AE24]; [$Reference.$A$5:.$A$8];0);0););[.AW24])" office:value-type="float" office:value="616" calcext:value-type="float">
            <text:p>616</text:p>
          </table:table-cell>
          <table:table-cell table:style-name="ce9" table:number-matrix-columns-spanned="1" table:number-matrix-rows-spanned="1" table:formula="of:=IF(NOT(ISBLANK([.AF24]));([.AX24]*5)+IFERROR(INDEX( [$Reference.$D$5:.$D$8];MATCH( [.AF24]; [$Reference.$A$5:.$A$8];0);0););[.AX24])" office:value-type="float" office:value="3082" calcext:value-type="float">
            <text:p>3082</text:p>
          </table:table-cell>
          <table:table-cell table:style-name="ce9" table:number-matrix-columns-spanned="1" table:number-matrix-rows-spanned="1" table:formula="of:=IF(NOT(ISBLANK([.AG24]));([.AY24]*5)+IFERROR(INDEX( [$Reference.$D$5:.$D$8];MATCH( [.AG24]; [$Reference.$A$5:.$A$8];0);0););[.AY24])" office:value-type="float" office:value="15412" calcext:value-type="float">
            <text:p>15412</text:p>
          </table:table-cell>
          <table:table-cell table:style-name="ce9" table:number-matrix-columns-spanned="1" table:number-matrix-rows-spanned="1" table:formula="of:=IF(NOT(ISBLANK([.AH24]));([.AZ24]*5)+IFERROR(INDEX( [$Reference.$D$5:.$D$8];MATCH( [.AH24]; [$Reference.$A$5:.$A$8];0);0););[.AZ24])" office:value-type="float" office:value="77062" calcext:value-type="float">
            <text:p>77062</text:p>
          </table:table-cell>
          <table:table-cell table:style-name="ce9" table:number-matrix-columns-spanned="1" table:number-matrix-rows-spanned="1" table:formula="of:=IF(NOT(ISBLANK([.AI24]));([.BA24]*5)+IFERROR(INDEX( [$Reference.$D$5:.$D$8];MATCH( [.AI24]; [$Reference.$A$5:.$A$8];0);0););[.BA24])" office:value-type="float" office:value="385314" calcext:value-type="float">
            <text:p>385314</text:p>
          </table:table-cell>
          <table:table-cell table:style-name="ce9" table:number-matrix-columns-spanned="1" table:number-matrix-rows-spanned="1" table:formula="of:=IF(NOT(ISBLANK([.AJ24]));([.BB24]*5)+IFERROR(INDEX( [$Reference.$D$5:.$D$8];MATCH( [.AJ24]; [$Reference.$A$5:.$A$8];0);0););[.BB24])" office:value-type="float" office:value="1926572" calcext:value-type="float">
            <text:p>1926572</text:p>
          </table:table-cell>
          <table:table-cell table:style-name="ce9" table:number-matrix-columns-spanned="1" table:number-matrix-rows-spanned="1" table:formula="of:=IF(NOT(ISBLANK([.AK24]));([.BC24]*5)+IFERROR(INDEX( [$Reference.$D$5:.$D$8];MATCH( [.AK24]; [$Reference.$A$5:.$A$8];0);0););[.BC24])" office:value-type="float" office:value="9632862" calcext:value-type="float">
            <text:p>9632862</text:p>
          </table:table-cell>
          <table:table-cell table:style-name="ce9" table:number-matrix-columns-spanned="1" table:number-matrix-rows-spanned="1" table:formula="of:=IF(NOT(ISBLANK([.AL24]));([.BD24]*5)+IFERROR(INDEX( [$Reference.$D$5:.$D$8];MATCH( [.AL24]; [$Reference.$A$5:.$A$8];0);0););[.BD24])" office:value-type="float" office:value="48164314" calcext:value-type="float">
            <text:p>48164314</text:p>
          </table:table-cell>
          <table:table-cell table:style-name="ce9" table:number-matrix-columns-spanned="1" table:number-matrix-rows-spanned="1" table:formula="of:=IF(NOT(ISBLANK([.AM24]));([.BE24]*5)+IFERROR(INDEX( [$Reference.$D$5:.$D$8];MATCH( [.AM24]; [$Reference.$A$5:.$A$8];0);0););[.BE24])" office:value-type="float" office:value="240821572" calcext:value-type="float">
            <text:p>240821572</text:p>
          </table:table-cell>
          <table:table-cell table:style-name="ce9" table:number-matrix-columns-spanned="1" table:number-matrix-rows-spanned="1" table:formula="of:=IF(NOT(ISBLANK([.AN24]));([.BF24]*5)+IFERROR(INDEX( [$Reference.$D$5:.$D$8];MATCH( [.AN24]; [$Reference.$A$5:.$A$8];0);0););[.BF24])" office:value-type="float" office:value="1204107864" calcext:value-type="float">
            <text:p>1204107864</text:p>
          </table:table-cell>
          <table:table-cell table:style-name="ce9" table:number-matrix-columns-spanned="1" table:number-matrix-rows-spanned="1" table:formula="of:=IF(NOT(ISBLANK([.AO24]));([.BG24]*5)+IFERROR(INDEX( [$Reference.$D$5:.$D$8];MATCH( [.AO24]; [$Reference.$A$5:.$A$8];0);0););[.BG24])" office:value-type="float" office:value="6020539322" calcext:value-type="float">
            <text:p>6020539322</text:p>
          </table:table-cell>
          <table:table-cell table:style-name="ce9" table:number-matrix-columns-spanned="1" table:number-matrix-rows-spanned="1" table:formula="of:=IF(NOT(ISBLANK([.AP24]));([.BH24]*5)+IFERROR(INDEX( [$Reference.$D$5:.$D$8];MATCH( [.AP24]; [$Reference.$A$5:.$A$8];0);0););[.BH24])" office:value-type="float" office:value="30102696613" calcext:value-type="float">
            <text:p>30102696613</text:p>
          </table:table-cell>
          <table:table-cell table:style-name="ce9" table:number-matrix-columns-spanned="1" table:number-matrix-rows-spanned="1" table:formula="of:=IF(NOT(ISBLANK([.AQ24]));([.BI24]*5)+IFERROR(INDEX( [$Reference.$D$5:.$D$8];MATCH( [.AQ24]; [$Reference.$A$5:.$A$8];0);0););[.BI24])" office:value-type="float" office:value="30102696613" calcext:value-type="float">
            <text:p>30102696613</text:p>
          </table:table-cell>
          <table:table-cell table:style-name="ce9" table:number-matrix-columns-spanned="1" table:number-matrix-rows-spanned="1" table:formula="of:=IF(NOT(ISBLANK([.AR24]));([.BJ24]*5)+IFERROR(INDEX( [$Reference.$D$5:.$D$8];MATCH( [.AR24]; [$Reference.$A$5:.$A$8];0);0););[.BJ24])" office:value-type="float" office:value="30102696613" calcext:value-type="float">
            <text:p>30102696613</text:p>
          </table:table-cell>
          <table:table-cell table:style-name="ce9" table:number-matrix-columns-spanned="1" table:number-matrix-rows-spanned="1" table:formula="of:=IF(NOT(ISBLANK([.AS24]));([.BK24]*5)+IFERROR(INDEX( [$Reference.$D$5:.$D$8];MATCH( [.AS24]; [$Reference.$A$5:.$A$8];0);0););[.BK24])" office:value-type="float" office:value="30102696613" calcext:value-type="float">
            <text:p>30102696613</text:p>
          </table:table-cell>
          <table:table-cell table:style-name="ce2" table:number-columns-repeated="20"/>
          <table:table-cell table:number-columns-repeated="940"/>
        </table:table-row>
        <table:table-row table:style-name="ro1">
          <table:table-cell table:style-name="ce1" office:value-type="string" calcext:value-type="string">
            <text:p>&lt;({&lt;[&lt;{&lt;[&lt;{[(&lt;{}()&gt;)[[[][]]&lt;&lt;&gt;{}&gt;]]{[[()()]&lt;[]&lt;&gt;&gt;][&lt;[]()&gt;{{}[]}]}}[({&lt;{}&lt;&gt;&gt;})&lt;[{{}()}{()&lt;&gt;}]{&lt;[]&lt;&gt;&gt;(</text:p>
          </table:table-cell>
          <table:table-cell table:style-name="ce2" table:formula="of:=SUBSTITUTE(SUBSTITUTE(SUBSTITUTE(SUBSTITUTE([.A25];&quot;()&quot;;&quot;&quot;);&quot;[]&quot;;&quot;&quot;);&quot;{}&quot;;&quot;&quot;);&quot;&lt;&gt;&quot;;&quot;&quot;)" office:value-type="string" office:string-value="&lt;({&lt;[&lt;{&lt;[&lt;{[()[[]&lt;&gt;]]{[&lt;&gt;][{}]}}[({&lt;&gt;})&lt;[{}{}]{&lt;&gt;(" calcext:value-type="string">
            <text:p>&lt;({&lt;[&lt;{&lt;[&lt;{[()[[]&lt;&gt;]]{[&lt;&gt;][{}]}}[({&lt;&gt;})&lt;[{}{}]{&lt;&gt;(</text:p>
          </table:table-cell>
          <table:table-cell table:style-name="ce2" table:formula="of:=SUBSTITUTE(SUBSTITUTE(SUBSTITUTE(SUBSTITUTE([.B25];&quot;()&quot;;&quot;&quot;);&quot;[]&quot;;&quot;&quot;);&quot;{}&quot;;&quot;&quot;);&quot;&lt;&gt;&quot;;&quot;&quot;)" office:value-type="string" office:string-value="&lt;({&lt;[&lt;{&lt;[&lt;{[[]]{[][]}}[({})&lt;[]{(" calcext:value-type="string">
            <text:p>&lt;({&lt;[&lt;{&lt;[&lt;{[[]]{[][]}}[({})&lt;[]{(</text:p>
          </table:table-cell>
          <table:table-cell table:style-name="ce2" table:formula="of:=SUBSTITUTE(SUBSTITUTE(SUBSTITUTE(SUBSTITUTE([.C25];&quot;()&quot;;&quot;&quot;);&quot;[]&quot;;&quot;&quot;);&quot;{}&quot;;&quot;&quot;);&quot;&lt;&gt;&quot;;&quot;&quot;)" office:value-type="string" office:string-value="&lt;({&lt;[&lt;{&lt;[&lt;{[]}[()&lt;{(" calcext:value-type="string">
            <text:p>&lt;({&lt;[&lt;{&lt;[&lt;{[]}[()&lt;{(</text:p>
          </table:table-cell>
          <table:table-cell table:style-name="ce2" table:formula="of:=SUBSTITUTE(SUBSTITUTE(SUBSTITUTE(SUBSTITUTE([.D25];&quot;()&quot;;&quot;&quot;);&quot;[]&quot;;&quot;&quot;);&quot;{}&quot;;&quot;&quot;);&quot;&lt;&gt;&quot;;&quot;&quot;)" office:value-type="string" office:string-value="&lt;({&lt;[&lt;{&lt;[&lt;[&lt;{(" calcext:value-type="string">
            <text:p>&lt;({&lt;[&lt;{&lt;[&lt;[&lt;{(</text:p>
          </table:table-cell>
          <table:table-cell table:style-name="ce2" table:formula="of:=SUBSTITUTE(SUBSTITUTE(SUBSTITUTE(SUBSTITUTE([.E25];&quot;()&quot;;&quot;&quot;);&quot;[]&quot;;&quot;&quot;);&quot;{}&quot;;&quot;&quot;);&quot;&lt;&gt;&quot;;&quot;&quot;)" office:value-type="string" office:string-value="&lt;({&lt;[&lt;{&lt;[&lt;[&lt;{(" calcext:value-type="string">
            <text:p>&lt;({&lt;[&lt;{&lt;[&lt;[&lt;{(</text:p>
          </table:table-cell>
          <table:table-cell table:style-name="ce2" table:formula="of:=SUBSTITUTE(SUBSTITUTE(SUBSTITUTE(SUBSTITUTE([.F25];&quot;()&quot;;&quot;&quot;);&quot;[]&quot;;&quot;&quot;);&quot;{}&quot;;&quot;&quot;);&quot;&lt;&gt;&quot;;&quot;&quot;)" office:value-type="string" office:string-value="&lt;({&lt;[&lt;{&lt;[&lt;[&lt;{(" calcext:value-type="string">
            <text:p>&lt;({&lt;[&lt;{&lt;[&lt;[&lt;{(</text:p>
          </table:table-cell>
          <table:table-cell table:style-name="ce2" table:formula="of:=SUBSTITUTE(SUBSTITUTE(SUBSTITUTE(SUBSTITUTE([.G25];&quot;()&quot;;&quot;&quot;);&quot;[]&quot;;&quot;&quot;);&quot;{}&quot;;&quot;&quot;);&quot;&lt;&gt;&quot;;&quot;&quot;)" office:value-type="string" office:string-value="&lt;({&lt;[&lt;{&lt;[&lt;[&lt;{(" calcext:value-type="string">
            <text:p>&lt;({&lt;[&lt;{&lt;[&lt;[&lt;{(</text:p>
          </table:table-cell>
          <table:table-cell table:style-name="ce2" table:formula="of:=SUBSTITUTE(SUBSTITUTE(SUBSTITUTE(SUBSTITUTE([.H25];&quot;()&quot;;&quot;&quot;);&quot;[]&quot;;&quot;&quot;);&quot;{}&quot;;&quot;&quot;);&quot;&lt;&gt;&quot;;&quot;&quot;)" office:value-type="string" office:string-value="&lt;({&lt;[&lt;{&lt;[&lt;[&lt;{(" calcext:value-type="string">
            <text:p>&lt;({&lt;[&lt;{&lt;[&lt;[&lt;{(</text:p>
          </table:table-cell>
          <table:table-cell table:style-name="ce2" table:formula="of:=SUBSTITUTE(SUBSTITUTE(SUBSTITUTE(SUBSTITUTE([.I25];&quot;()&quot;;&quot;&quot;);&quot;[]&quot;;&quot;&quot;);&quot;{}&quot;;&quot;&quot;);&quot;&lt;&gt;&quot;;&quot;&quot;)" office:value-type="string" office:string-value="&lt;({&lt;[&lt;{&lt;[&lt;[&lt;{(" calcext:value-type="string">
            <text:p>&lt;({&lt;[&lt;{&lt;[&lt;[&lt;{(</text:p>
          </table:table-cell>
          <table:table-cell table:style-name="ce2" table:formula="of:=SUBSTITUTE(SUBSTITUTE(SUBSTITUTE(SUBSTITUTE([.J25];&quot;()&quot;;&quot;&quot;);&quot;[]&quot;;&quot;&quot;);&quot;{}&quot;;&quot;&quot;);&quot;&lt;&gt;&quot;;&quot;&quot;)" office:value-type="string" office:string-value="&lt;({&lt;[&lt;{&lt;[&lt;[&lt;{(" calcext:value-type="string">
            <text:p>&lt;({&lt;[&lt;{&lt;[&lt;[&lt;{(</text:p>
          </table:table-cell>
          <table:table-cell table:style-name="ce2" table:formula="of:=SUBSTITUTE(SUBSTITUTE(SUBSTITUTE(SUBSTITUTE([.K25];&quot;()&quot;;&quot;&quot;);&quot;[]&quot;;&quot;&quot;);&quot;{}&quot;;&quot;&quot;);&quot;&lt;&gt;&quot;;&quot;&quot;)" office:value-type="string" office:string-value="&lt;({&lt;[&lt;{&lt;[&lt;[&lt;{(" calcext:value-type="string">
            <text:p>&lt;({&lt;[&lt;{&lt;[&lt;[&lt;{(</text:p>
          </table:table-cell>
          <table:table-cell table:style-name="ce2" table:formula="of:=SUBSTITUTE(SUBSTITUTE(SUBSTITUTE(SUBSTITUTE([.L25];&quot;()&quot;;&quot;&quot;);&quot;[]&quot;;&quot;&quot;);&quot;{}&quot;;&quot;&quot;);&quot;&lt;&gt;&quot;;&quot;&quot;)" office:value-type="string" office:string-value="&lt;({&lt;[&lt;{&lt;[&lt;[&lt;{(" calcext:value-type="string">
            <text:p>&lt;({&lt;[&lt;{&lt;[&lt;[&lt;{(</text:p>
          </table:table-cell>
          <table:table-cell table:style-name="ce2" table:formula="of:=SUBSTITUTE(SUBSTITUTE(SUBSTITUTE(SUBSTITUTE([.M25];&quot;()&quot;;&quot;&quot;);&quot;[]&quot;;&quot;&quot;);&quot;{}&quot;;&quot;&quot;);&quot;&lt;&gt;&quot;;&quot;&quot;)" office:value-type="string" office:string-value="&lt;({&lt;[&lt;{&lt;[&lt;[&lt;{(" calcext:value-type="string">
            <text:p>&lt;({&lt;[&lt;{&lt;[&lt;[&lt;{(</text:p>
          </table:table-cell>
          <table:table-cell table:style-name="ce2" table:formula="of:=SUBSTITUTE(SUBSTITUTE(SUBSTITUTE(SUBSTITUTE([.N25];&quot;()&quot;;&quot;&quot;);&quot;[]&quot;;&quot;&quot;);&quot;{}&quot;;&quot;&quot;);&quot;&lt;&gt;&quot;;&quot;&quot;)" office:value-type="string" office:string-value="&lt;({&lt;[&lt;{&lt;[&lt;[&lt;{(" calcext:value-type="string">
            <text:p>&lt;({&lt;[&lt;{&lt;[&lt;[&lt;{(</text:p>
          </table:table-cell>
          <table:table-cell table:style-name="ce2" table:formula="of:=SUBSTITUTE(SUBSTITUTE(SUBSTITUTE(SUBSTITUTE([.O25];&quot;()&quot;;&quot;&quot;);&quot;[]&quot;;&quot;&quot;);&quot;{}&quot;;&quot;&quot;);&quot;&lt;&gt;&quot;;&quot;&quot;)" office:value-type="string" office:string-value="&lt;({&lt;[&lt;{&lt;[&lt;[&lt;{(" calcext:value-type="string">
            <text:p>&lt;({&lt;[&lt;{&lt;[&lt;[&lt;{(</text:p>
          </table:table-cell>
          <table:table-cell table:style-name="ce2" table:formula="of:=SUBSTITUTE(SUBSTITUTE(SUBSTITUTE(SUBSTITUTE([.P25];&quot;()&quot;;&quot;&quot;);&quot;[]&quot;;&quot;&quot;);&quot;{}&quot;;&quot;&quot;);&quot;&lt;&gt;&quot;;&quot;&quot;)" office:value-type="string" office:string-value="&lt;({&lt;[&lt;{&lt;[&lt;[&lt;{(" calcext:value-type="string">
            <text:p>&lt;({&lt;[&lt;{&lt;[&lt;[&lt;{(</text:p>
          </table:table-cell>
          <table:table-cell table:style-name="ce2" table:formula="of:=SUBSTITUTE(SUBSTITUTE(SUBSTITUTE(SUBSTITUTE([.Q25];&quot;()&quot;;&quot;&quot;);&quot;[]&quot;;&quot;&quot;);&quot;{}&quot;;&quot;&quot;);&quot;&lt;&gt;&quot;;&quot;&quot;)" office:value-type="string" office:string-value="&lt;({&lt;[&lt;{&lt;[&lt;[&lt;{(" calcext:value-type="string">
            <text:p>&lt;({&lt;[&lt;{&lt;[&lt;[&lt;{(</text:p>
          </table:table-cell>
          <table:table-cell table:style-name="ce2" table:formula="of:=SUBSTITUTE(SUBSTITUTE(SUBSTITUTE(SUBSTITUTE([.R25];&quot;()&quot;;&quot;&quot;);&quot;[]&quot;;&quot;&quot;);&quot;{}&quot;;&quot;&quot;);&quot;&lt;&gt;&quot;;&quot;&quot;)" office:value-type="string" office:string-value="&lt;({&lt;[&lt;{&lt;[&lt;[&lt;{(" calcext:value-type="string">
            <text:p>&lt;({&lt;[&lt;{&lt;[&lt;[&lt;{(</text:p>
          </table:table-cell>
          <table:table-cell table:style-name="ce2" table:formula="of:=SUBSTITUTE(SUBSTITUTE(SUBSTITUTE(SUBSTITUTE([.S25];&quot;()&quot;;&quot;&quot;);&quot;[]&quot;;&quot;&quot;);&quot;{}&quot;;&quot;&quot;);&quot;&lt;&gt;&quot;;&quot;&quot;)" office:value-type="string" office:string-value="&lt;({&lt;[&lt;{&lt;[&lt;[&lt;{(" calcext:value-type="string">
            <text:p>&lt;({&lt;[&lt;{&lt;[&lt;[&lt;{(</text:p>
          </table:table-cell>
          <table:table-cell table:style-name="ce2" table:formula="of:=SUBSTITUTE(SUBSTITUTE(SUBSTITUTE(SUBSTITUTE([.T25];&quot;()&quot;;&quot;&quot;);&quot;[]&quot;;&quot;&quot;);&quot;{}&quot;;&quot;&quot;);&quot;&lt;&gt;&quot;;&quot;&quot;)" office:value-type="string" office:string-value="&lt;({&lt;[&lt;{&lt;[&lt;[&lt;{(" calcext:value-type="string">
            <text:p>&lt;({&lt;[&lt;{&lt;[&lt;[&lt;{(</text:p>
          </table:table-cell>
          <table:table-cell table:style-name="ce2" table:formula="of:=SUBSTITUTE(SUBSTITUTE(SUBSTITUTE(SUBSTITUTE([.U25];&quot;()&quot;;&quot;&quot;);&quot;[]&quot;;&quot;&quot;);&quot;{}&quot;;&quot;&quot;);&quot;&lt;&gt;&quot;;&quot;&quot;)" office:value-type="string" office:string-value="&lt;({&lt;[&lt;{&lt;[&lt;[&lt;{(" calcext:value-type="string">
            <text:p>&lt;({&lt;[&lt;{&lt;[&lt;[&lt;{(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25]; MIN(IFERROR(TRANSPOSE(FIND([$Reference.$A$5:.$A$8];[.V25]));)))); [$Reference.$A$5:.$A$8];0);0);)" office:value-type="float" office:value="0" calcext:value-type="float">
            <text:p>0</text:p>
          </table:table-cell>
          <table:table-cell table:style-name="ce2"/>
          <table:table-cell table:style-name="ce6" table:number-matrix-columns-spanned="1" table:number-matrix-rows-spanned="1" table:formula="of:=IF(ISBLANK([.X25]);CONCATENATE(MID([.V25];LEN([.V25])-ROW(INDIRECT(&quot;1:&quot;&amp;LEN([.V25])))+1;1));)" office:value-type="float" office:value="0" calcext:value-type="float">
            <text:p>0</text:p>
          </table:table-cell>
          <table:table-cell table:style-name="ce8" table:formula="of:=SUBSTITUTE(SUBSTITUTE(SUBSTITUTE(SUBSTITUTE([.Z25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25&amp;&quot;&quot;&quot;&quot;,&quot;&quot;(?s)(.{1})&quot;&quot;,&quot;&quot;$1&quot;&quot;&amp;CHAR(127)),&quot;&quot;'&quot;&quot;,&quot;&quot;''&quot;&quot;),CHAR(127)),)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number-columns-repeated="4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25]));([.AT25]*5)+IFERROR(INDEX( [$Reference.$D$5:.$D$8];MATCH( [.AB25]; [$Reference.$A$5:.$A$8];0);0););[.AT25])" office:value-type="float" office:value="1" calcext:value-type="float">
            <text:p>1</text:p>
          </table:table-cell>
          <table:table-cell table:style-name="ce9" table:number-matrix-columns-spanned="1" table:number-matrix-rows-spanned="1" table:formula="of:=IF(NOT(ISBLANK([.AC25]));([.AU25]*5)+IFERROR(INDEX( [$Reference.$D$5:.$D$8];MATCH( [.AC25]; [$Reference.$A$5:.$A$8];0);0););[.AU25])" office:value-type="float" office:value="8" calcext:value-type="float">
            <text:p>8</text:p>
          </table:table-cell>
          <table:table-cell table:style-name="ce9" table:number-matrix-columns-spanned="1" table:number-matrix-rows-spanned="1" table:formula="of:=IF(NOT(ISBLANK([.AD25]));([.AV25]*5)+IFERROR(INDEX( [$Reference.$D$5:.$D$8];MATCH( [.AD25]; [$Reference.$A$5:.$A$8];0);0););[.AV25])" office:value-type="float" office:value="44" calcext:value-type="float">
            <text:p>44</text:p>
          </table:table-cell>
          <table:table-cell table:style-name="ce9" table:number-matrix-columns-spanned="1" table:number-matrix-rows-spanned="1" table:formula="of:=IF(NOT(ISBLANK([.AE25]));([.AW25]*5)+IFERROR(INDEX( [$Reference.$D$5:.$D$8];MATCH( [.AE25]; [$Reference.$A$5:.$A$8];0);0););[.AW25])" office:value-type="float" office:value="222" calcext:value-type="float">
            <text:p>222</text:p>
          </table:table-cell>
          <table:table-cell table:style-name="ce9" table:number-matrix-columns-spanned="1" table:number-matrix-rows-spanned="1" table:formula="of:=IF(NOT(ISBLANK([.AF25]));([.AX25]*5)+IFERROR(INDEX( [$Reference.$D$5:.$D$8];MATCH( [.AF25]; [$Reference.$A$5:.$A$8];0);0););[.AX25])" office:value-type="float" office:value="1114" calcext:value-type="float">
            <text:p>1114</text:p>
          </table:table-cell>
          <table:table-cell table:style-name="ce9" table:number-matrix-columns-spanned="1" table:number-matrix-rows-spanned="1" table:formula="of:=IF(NOT(ISBLANK([.AG25]));([.AY25]*5)+IFERROR(INDEX( [$Reference.$D$5:.$D$8];MATCH( [.AG25]; [$Reference.$A$5:.$A$8];0);0););[.AY25])" office:value-type="float" office:value="5572" calcext:value-type="float">
            <text:p>5572</text:p>
          </table:table-cell>
          <table:table-cell table:style-name="ce9" table:number-matrix-columns-spanned="1" table:number-matrix-rows-spanned="1" table:formula="of:=IF(NOT(ISBLANK([.AH25]));([.AZ25]*5)+IFERROR(INDEX( [$Reference.$D$5:.$D$8];MATCH( [.AH25]; [$Reference.$A$5:.$A$8];0);0););[.AZ25])" office:value-type="float" office:value="27864" calcext:value-type="float">
            <text:p>27864</text:p>
          </table:table-cell>
          <table:table-cell table:style-name="ce9" table:number-matrix-columns-spanned="1" table:number-matrix-rows-spanned="1" table:formula="of:=IF(NOT(ISBLANK([.AI25]));([.BA25]*5)+IFERROR(INDEX( [$Reference.$D$5:.$D$8];MATCH( [.AI25]; [$Reference.$A$5:.$A$8];0);0););[.BA25])" office:value-type="float" office:value="139323" calcext:value-type="float">
            <text:p>139323</text:p>
          </table:table-cell>
          <table:table-cell table:style-name="ce9" table:number-matrix-columns-spanned="1" table:number-matrix-rows-spanned="1" table:formula="of:=IF(NOT(ISBLANK([.AJ25]));([.BB25]*5)+IFERROR(INDEX( [$Reference.$D$5:.$D$8];MATCH( [.AJ25]; [$Reference.$A$5:.$A$8];0);0););[.BB25])" office:value-type="float" office:value="696619" calcext:value-type="float">
            <text:p>696619</text:p>
          </table:table-cell>
          <table:table-cell table:style-name="ce9" table:number-matrix-columns-spanned="1" table:number-matrix-rows-spanned="1" table:formula="of:=IF(NOT(ISBLANK([.AK25]));([.BC25]*5)+IFERROR(INDEX( [$Reference.$D$5:.$D$8];MATCH( [.AK25]; [$Reference.$A$5:.$A$8];0);0););[.BC25])" office:value-type="float" office:value="3483097" calcext:value-type="float">
            <text:p>3483097</text:p>
          </table:table-cell>
          <table:table-cell table:style-name="ce9" table:number-matrix-columns-spanned="1" table:number-matrix-rows-spanned="1" table:formula="of:=IF(NOT(ISBLANK([.AL25]));([.BD25]*5)+IFERROR(INDEX( [$Reference.$D$5:.$D$8];MATCH( [.AL25]; [$Reference.$A$5:.$A$8];0);0););[.BD25])" office:value-type="float" office:value="17415489" calcext:value-type="float">
            <text:p>17415489</text:p>
          </table:table-cell>
          <table:table-cell table:style-name="ce9" table:number-matrix-columns-spanned="1" table:number-matrix-rows-spanned="1" table:formula="of:=IF(NOT(ISBLANK([.AM25]));([.BE25]*5)+IFERROR(INDEX( [$Reference.$D$5:.$D$8];MATCH( [.AM25]; [$Reference.$A$5:.$A$8];0);0););[.BE25])" office:value-type="float" office:value="87077448" calcext:value-type="float">
            <text:p>87077448</text:p>
          </table:table-cell>
          <table:table-cell table:style-name="ce9" table:number-matrix-columns-spanned="1" table:number-matrix-rows-spanned="1" table:formula="of:=IF(NOT(ISBLANK([.AN25]));([.BF25]*5)+IFERROR(INDEX( [$Reference.$D$5:.$D$8];MATCH( [.AN25]; [$Reference.$A$5:.$A$8];0);0););[.BF25])" office:value-type="float" office:value="435387241" calcext:value-type="float">
            <text:p>435387241</text:p>
          </table:table-cell>
          <table:table-cell table:style-name="ce9" table:number-matrix-columns-spanned="1" table:number-matrix-rows-spanned="1" table:formula="of:=IF(NOT(ISBLANK([.AO25]));([.BG25]*5)+IFERROR(INDEX( [$Reference.$D$5:.$D$8];MATCH( [.AO25]; [$Reference.$A$5:.$A$8];0);0););[.BG25])" office:value-type="float" office:value="2176936209" calcext:value-type="float">
            <text:p>2176936209</text:p>
          </table:table-cell>
          <table:table-cell table:style-name="ce9" table:number-matrix-columns-spanned="1" table:number-matrix-rows-spanned="1" table:formula="of:=IF(NOT(ISBLANK([.AP25]));([.BH25]*5)+IFERROR(INDEX( [$Reference.$D$5:.$D$8];MATCH( [.AP25]; [$Reference.$A$5:.$A$8];0);0););[.BH25])" office:value-type="float" office:value="2176936209" calcext:value-type="float">
            <text:p>2176936209</text:p>
          </table:table-cell>
          <table:table-cell table:style-name="ce9" table:number-matrix-columns-spanned="1" table:number-matrix-rows-spanned="1" table:formula="of:=IF(NOT(ISBLANK([.AQ25]));([.BI25]*5)+IFERROR(INDEX( [$Reference.$D$5:.$D$8];MATCH( [.AQ25]; [$Reference.$A$5:.$A$8];0);0););[.BI25])" office:value-type="float" office:value="2176936209" calcext:value-type="float">
            <text:p>2176936209</text:p>
          </table:table-cell>
          <table:table-cell table:style-name="ce9" table:number-matrix-columns-spanned="1" table:number-matrix-rows-spanned="1" table:formula="of:=IF(NOT(ISBLANK([.AR25]));([.BJ25]*5)+IFERROR(INDEX( [$Reference.$D$5:.$D$8];MATCH( [.AR25]; [$Reference.$A$5:.$A$8];0);0););[.BJ25])" office:value-type="float" office:value="2176936209" calcext:value-type="float">
            <text:p>2176936209</text:p>
          </table:table-cell>
          <table:table-cell table:style-name="ce9" table:number-matrix-columns-spanned="1" table:number-matrix-rows-spanned="1" table:formula="of:=IF(NOT(ISBLANK([.AS25]));([.BK25]*5)+IFERROR(INDEX( [$Reference.$D$5:.$D$8];MATCH( [.AS25]; [$Reference.$A$5:.$A$8];0);0););[.BK25])" office:value-type="float" office:value="2176936209" calcext:value-type="float">
            <text:p>2176936209</text:p>
          </table:table-cell>
          <table:table-cell table:style-name="ce2" table:number-columns-repeated="20"/>
          <table:table-cell table:number-columns-repeated="940"/>
        </table:table-row>
        <table:table-row table:style-name="ro1">
          <table:table-cell table:style-name="ce1" office:value-type="string" calcext:value-type="string">
            <text:p>({&lt;[&lt;&lt;{&lt;[[&lt;{(&lt;{}()&gt;&lt;(){}&gt;)&lt;&lt;[][]&gt;{{}{}}&gt;}[&lt;[{}&lt;&gt;][&lt;&gt;[]]&gt;({()()}&lt;[][]&gt;)]&gt;]}({(&lt;(&lt;&lt;&gt;[]&gt;[&lt;&gt;()])&gt;&lt;</text:p>
          </table:table-cell>
          <table:table-cell table:style-name="ce2" table:formula="of:=SUBSTITUTE(SUBSTITUTE(SUBSTITUTE(SUBSTITUTE([.A26];&quot;()&quot;;&quot;&quot;);&quot;[]&quot;;&quot;&quot;);&quot;{}&quot;;&quot;&quot;);&quot;&lt;&gt;&quot;;&quot;&quot;)" office:value-type="string" office:string-value="({&lt;[&lt;&lt;{&lt;[[&lt;{()&lt;{}&gt;}[&lt;[][]&gt;()]&gt;]}({(&lt;(&lt;&gt;[])&gt;&lt;" calcext:value-type="string">
            <text:p>({&lt;[&lt;&lt;{&lt;[[&lt;{()&lt;{}&gt;}[&lt;[][]&gt;()]&gt;]}({(&lt;(&lt;&gt;[])&gt;&lt;</text:p>
          </table:table-cell>
          <table:table-cell table:style-name="ce2" table:formula="of:=SUBSTITUTE(SUBSTITUTE(SUBSTITUTE(SUBSTITUTE([.B26];&quot;()&quot;;&quot;&quot;);&quot;[]&quot;;&quot;&quot;);&quot;{}&quot;;&quot;&quot;);&quot;&lt;&gt;&quot;;&quot;&quot;)" office:value-type="string" office:string-value="({&lt;[&lt;&lt;{&lt;[[&lt;{}[]&gt;]}({(&lt;()&gt;&lt;" calcext:value-type="string">
            <text:p>({&lt;[&lt;&lt;{&lt;[[&lt;{}[]&gt;]}({(&lt;()&gt;&lt;</text:p>
          </table:table-cell>
          <table:table-cell table:style-name="ce2" table:formula="of:=SUBSTITUTE(SUBSTITUTE(SUBSTITUTE(SUBSTITUTE([.C26];&quot;()&quot;;&quot;&quot;);&quot;[]&quot;;&quot;&quot;);&quot;{}&quot;;&quot;&quot;);&quot;&lt;&gt;&quot;;&quot;&quot;)" office:value-type="string" office:string-value="({&lt;[&lt;&lt;{&lt;[[]}({(&lt;" calcext:value-type="string">
            <text:p>({&lt;[&lt;&lt;{&lt;[[]}({(&lt;</text:p>
          </table:table-cell>
          <table:table-cell table:style-name="ce2" table:formula="of:=SUBSTITUTE(SUBSTITUTE(SUBSTITUTE(SUBSTITUTE([.D26];&quot;()&quot;;&quot;&quot;);&quot;[]&quot;;&quot;&quot;);&quot;{}&quot;;&quot;&quot;);&quot;&lt;&gt;&quot;;&quot;&quot;)" office:value-type="string" office:string-value="({&lt;[&lt;&lt;{&lt;[}({(&lt;" calcext:value-type="string">
            <text:p>({&lt;[&lt;&lt;{&lt;[}({(&lt;</text:p>
          </table:table-cell>
          <table:table-cell table:style-name="ce2" table:formula="of:=SUBSTITUTE(SUBSTITUTE(SUBSTITUTE(SUBSTITUTE([.E26];&quot;()&quot;;&quot;&quot;);&quot;[]&quot;;&quot;&quot;);&quot;{}&quot;;&quot;&quot;);&quot;&lt;&gt;&quot;;&quot;&quot;)" office:value-type="string" office:string-value="({&lt;[&lt;&lt;{&lt;[}({(&lt;" calcext:value-type="string">
            <text:p>({&lt;[&lt;&lt;{&lt;[}({(&lt;</text:p>
          </table:table-cell>
          <table:table-cell table:style-name="ce2" table:formula="of:=SUBSTITUTE(SUBSTITUTE(SUBSTITUTE(SUBSTITUTE([.F26];&quot;()&quot;;&quot;&quot;);&quot;[]&quot;;&quot;&quot;);&quot;{}&quot;;&quot;&quot;);&quot;&lt;&gt;&quot;;&quot;&quot;)" office:value-type="string" office:string-value="({&lt;[&lt;&lt;{&lt;[}({(&lt;" calcext:value-type="string">
            <text:p>({&lt;[&lt;&lt;{&lt;[}({(&lt;</text:p>
          </table:table-cell>
          <table:table-cell table:style-name="ce2" table:formula="of:=SUBSTITUTE(SUBSTITUTE(SUBSTITUTE(SUBSTITUTE([.G26];&quot;()&quot;;&quot;&quot;);&quot;[]&quot;;&quot;&quot;);&quot;{}&quot;;&quot;&quot;);&quot;&lt;&gt;&quot;;&quot;&quot;)" office:value-type="string" office:string-value="({&lt;[&lt;&lt;{&lt;[}({(&lt;" calcext:value-type="string">
            <text:p>({&lt;[&lt;&lt;{&lt;[}({(&lt;</text:p>
          </table:table-cell>
          <table:table-cell table:style-name="ce2" table:formula="of:=SUBSTITUTE(SUBSTITUTE(SUBSTITUTE(SUBSTITUTE([.H26];&quot;()&quot;;&quot;&quot;);&quot;[]&quot;;&quot;&quot;);&quot;{}&quot;;&quot;&quot;);&quot;&lt;&gt;&quot;;&quot;&quot;)" office:value-type="string" office:string-value="({&lt;[&lt;&lt;{&lt;[}({(&lt;" calcext:value-type="string">
            <text:p>({&lt;[&lt;&lt;{&lt;[}({(&lt;</text:p>
          </table:table-cell>
          <table:table-cell table:style-name="ce2" table:formula="of:=SUBSTITUTE(SUBSTITUTE(SUBSTITUTE(SUBSTITUTE([.I26];&quot;()&quot;;&quot;&quot;);&quot;[]&quot;;&quot;&quot;);&quot;{}&quot;;&quot;&quot;);&quot;&lt;&gt;&quot;;&quot;&quot;)" office:value-type="string" office:string-value="({&lt;[&lt;&lt;{&lt;[}({(&lt;" calcext:value-type="string">
            <text:p>({&lt;[&lt;&lt;{&lt;[}({(&lt;</text:p>
          </table:table-cell>
          <table:table-cell table:style-name="ce2" table:formula="of:=SUBSTITUTE(SUBSTITUTE(SUBSTITUTE(SUBSTITUTE([.J26];&quot;()&quot;;&quot;&quot;);&quot;[]&quot;;&quot;&quot;);&quot;{}&quot;;&quot;&quot;);&quot;&lt;&gt;&quot;;&quot;&quot;)" office:value-type="string" office:string-value="({&lt;[&lt;&lt;{&lt;[}({(&lt;" calcext:value-type="string">
            <text:p>({&lt;[&lt;&lt;{&lt;[}({(&lt;</text:p>
          </table:table-cell>
          <table:table-cell table:style-name="ce2" table:formula="of:=SUBSTITUTE(SUBSTITUTE(SUBSTITUTE(SUBSTITUTE([.K26];&quot;()&quot;;&quot;&quot;);&quot;[]&quot;;&quot;&quot;);&quot;{}&quot;;&quot;&quot;);&quot;&lt;&gt;&quot;;&quot;&quot;)" office:value-type="string" office:string-value="({&lt;[&lt;&lt;{&lt;[}({(&lt;" calcext:value-type="string">
            <text:p>({&lt;[&lt;&lt;{&lt;[}({(&lt;</text:p>
          </table:table-cell>
          <table:table-cell table:style-name="ce2" table:formula="of:=SUBSTITUTE(SUBSTITUTE(SUBSTITUTE(SUBSTITUTE([.L26];&quot;()&quot;;&quot;&quot;);&quot;[]&quot;;&quot;&quot;);&quot;{}&quot;;&quot;&quot;);&quot;&lt;&gt;&quot;;&quot;&quot;)" office:value-type="string" office:string-value="({&lt;[&lt;&lt;{&lt;[}({(&lt;" calcext:value-type="string">
            <text:p>({&lt;[&lt;&lt;{&lt;[}({(&lt;</text:p>
          </table:table-cell>
          <table:table-cell table:style-name="ce2" table:formula="of:=SUBSTITUTE(SUBSTITUTE(SUBSTITUTE(SUBSTITUTE([.M26];&quot;()&quot;;&quot;&quot;);&quot;[]&quot;;&quot;&quot;);&quot;{}&quot;;&quot;&quot;);&quot;&lt;&gt;&quot;;&quot;&quot;)" office:value-type="string" office:string-value="({&lt;[&lt;&lt;{&lt;[}({(&lt;" calcext:value-type="string">
            <text:p>({&lt;[&lt;&lt;{&lt;[}({(&lt;</text:p>
          </table:table-cell>
          <table:table-cell table:style-name="ce2" table:formula="of:=SUBSTITUTE(SUBSTITUTE(SUBSTITUTE(SUBSTITUTE([.N26];&quot;()&quot;;&quot;&quot;);&quot;[]&quot;;&quot;&quot;);&quot;{}&quot;;&quot;&quot;);&quot;&lt;&gt;&quot;;&quot;&quot;)" office:value-type="string" office:string-value="({&lt;[&lt;&lt;{&lt;[}({(&lt;" calcext:value-type="string">
            <text:p>({&lt;[&lt;&lt;{&lt;[}({(&lt;</text:p>
          </table:table-cell>
          <table:table-cell table:style-name="ce2" table:formula="of:=SUBSTITUTE(SUBSTITUTE(SUBSTITUTE(SUBSTITUTE([.O26];&quot;()&quot;;&quot;&quot;);&quot;[]&quot;;&quot;&quot;);&quot;{}&quot;;&quot;&quot;);&quot;&lt;&gt;&quot;;&quot;&quot;)" office:value-type="string" office:string-value="({&lt;[&lt;&lt;{&lt;[}({(&lt;" calcext:value-type="string">
            <text:p>({&lt;[&lt;&lt;{&lt;[}({(&lt;</text:p>
          </table:table-cell>
          <table:table-cell table:style-name="ce2" table:formula="of:=SUBSTITUTE(SUBSTITUTE(SUBSTITUTE(SUBSTITUTE([.P26];&quot;()&quot;;&quot;&quot;);&quot;[]&quot;;&quot;&quot;);&quot;{}&quot;;&quot;&quot;);&quot;&lt;&gt;&quot;;&quot;&quot;)" office:value-type="string" office:string-value="({&lt;[&lt;&lt;{&lt;[}({(&lt;" calcext:value-type="string">
            <text:p>({&lt;[&lt;&lt;{&lt;[}({(&lt;</text:p>
          </table:table-cell>
          <table:table-cell table:style-name="ce2" table:formula="of:=SUBSTITUTE(SUBSTITUTE(SUBSTITUTE(SUBSTITUTE([.Q26];&quot;()&quot;;&quot;&quot;);&quot;[]&quot;;&quot;&quot;);&quot;{}&quot;;&quot;&quot;);&quot;&lt;&gt;&quot;;&quot;&quot;)" office:value-type="string" office:string-value="({&lt;[&lt;&lt;{&lt;[}({(&lt;" calcext:value-type="string">
            <text:p>({&lt;[&lt;&lt;{&lt;[}({(&lt;</text:p>
          </table:table-cell>
          <table:table-cell table:style-name="ce2" table:formula="of:=SUBSTITUTE(SUBSTITUTE(SUBSTITUTE(SUBSTITUTE([.R26];&quot;()&quot;;&quot;&quot;);&quot;[]&quot;;&quot;&quot;);&quot;{}&quot;;&quot;&quot;);&quot;&lt;&gt;&quot;;&quot;&quot;)" office:value-type="string" office:string-value="({&lt;[&lt;&lt;{&lt;[}({(&lt;" calcext:value-type="string">
            <text:p>({&lt;[&lt;&lt;{&lt;[}({(&lt;</text:p>
          </table:table-cell>
          <table:table-cell table:style-name="ce2" table:formula="of:=SUBSTITUTE(SUBSTITUTE(SUBSTITUTE(SUBSTITUTE([.S26];&quot;()&quot;;&quot;&quot;);&quot;[]&quot;;&quot;&quot;);&quot;{}&quot;;&quot;&quot;);&quot;&lt;&gt;&quot;;&quot;&quot;)" office:value-type="string" office:string-value="({&lt;[&lt;&lt;{&lt;[}({(&lt;" calcext:value-type="string">
            <text:p>({&lt;[&lt;&lt;{&lt;[}({(&lt;</text:p>
          </table:table-cell>
          <table:table-cell table:style-name="ce2" table:formula="of:=SUBSTITUTE(SUBSTITUTE(SUBSTITUTE(SUBSTITUTE([.T26];&quot;()&quot;;&quot;&quot;);&quot;[]&quot;;&quot;&quot;);&quot;{}&quot;;&quot;&quot;);&quot;&lt;&gt;&quot;;&quot;&quot;)" office:value-type="string" office:string-value="({&lt;[&lt;&lt;{&lt;[}({(&lt;" calcext:value-type="string">
            <text:p>({&lt;[&lt;&lt;{&lt;[}({(&lt;</text:p>
          </table:table-cell>
          <table:table-cell table:style-name="ce2" table:formula="of:=SUBSTITUTE(SUBSTITUTE(SUBSTITUTE(SUBSTITUTE([.U26];&quot;()&quot;;&quot;&quot;);&quot;[]&quot;;&quot;&quot;);&quot;{}&quot;;&quot;&quot;);&quot;&lt;&gt;&quot;;&quot;&quot;)" office:value-type="string" office:string-value="({&lt;[&lt;&lt;{&lt;[}({(&lt;" calcext:value-type="string">
            <text:p>({&lt;[&lt;&lt;{&lt;[}({(&lt;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26]; MIN(IFERROR(TRANSPOSE(FIND([$Reference.$A$5:.$A$8];[.V26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26]);CONCATENATE(MID([.V26];LEN([.V26])-ROW(INDIRECT(&quot;1:&quot;&amp;LEN([.V26])))+1;1));)" office:value-type="float" office:value="0" calcext:value-type="float">
            <text:p>0</text:p>
          </table:table-cell>
          <table:table-cell table:style-name="ce8" table:formula="of:=SUBSTITUTE(SUBSTITUTE(SUBSTITUTE(SUBSTITUTE([.Z26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26&amp;&quot;&quot;&quot;&quot;,&quot;&quot;(?s)(.{1})&quot;&quot;,&quot;&quot;$1&quot;&quot;&amp;CHAR(127)),&quot;&quot;'&quot;&quot;,&quot;&quot;''&quot;&quot;),CHAR(127)),)&quot;);&quot;&quot;)">
            <text:p/>
          </table:table-cell>
          <table:table-cell table:style-name="ce9" table:number-columns-repeated="1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26]));([.AT26]*5)+IFERROR(INDEX( [$Reference.$D$5:.$D$8];MATCH( [.AB26]; [$Reference.$A$5:.$A$8];0);0););[.AT2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C26]));([.AU26]*5)+IFERROR(INDEX( [$Reference.$D$5:.$D$8];MATCH( [.AC26]; [$Reference.$A$5:.$A$8];0);0););[.AU2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D26]));([.AV26]*5)+IFERROR(INDEX( [$Reference.$D$5:.$D$8];MATCH( [.AD26]; [$Reference.$A$5:.$A$8];0);0););[.AV2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E26]));([.AW26]*5)+IFERROR(INDEX( [$Reference.$D$5:.$D$8];MATCH( [.AE26]; [$Reference.$A$5:.$A$8];0);0););[.AW2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F26]));([.AX26]*5)+IFERROR(INDEX( [$Reference.$D$5:.$D$8];MATCH( [.AF26]; [$Reference.$A$5:.$A$8];0);0););[.AX2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G26]));([.AY26]*5)+IFERROR(INDEX( [$Reference.$D$5:.$D$8];MATCH( [.AG26]; [$Reference.$A$5:.$A$8];0);0););[.AY2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H26]));([.AZ26]*5)+IFERROR(INDEX( [$Reference.$D$5:.$D$8];MATCH( [.AH26]; [$Reference.$A$5:.$A$8];0);0););[.AZ2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I26]));([.BA26]*5)+IFERROR(INDEX( [$Reference.$D$5:.$D$8];MATCH( [.AI26]; [$Reference.$A$5:.$A$8];0);0););[.BA2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J26]));([.BB26]*5)+IFERROR(INDEX( [$Reference.$D$5:.$D$8];MATCH( [.AJ26]; [$Reference.$A$5:.$A$8];0);0););[.BB2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K26]));([.BC26]*5)+IFERROR(INDEX( [$Reference.$D$5:.$D$8];MATCH( [.AK26]; [$Reference.$A$5:.$A$8];0);0););[.BC2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L26]));([.BD26]*5)+IFERROR(INDEX( [$Reference.$D$5:.$D$8];MATCH( [.AL26]; [$Reference.$A$5:.$A$8];0);0););[.BD2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M26]));([.BE26]*5)+IFERROR(INDEX( [$Reference.$D$5:.$D$8];MATCH( [.AM26]; [$Reference.$A$5:.$A$8];0);0););[.BE2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N26]));([.BF26]*5)+IFERROR(INDEX( [$Reference.$D$5:.$D$8];MATCH( [.AN26]; [$Reference.$A$5:.$A$8];0);0););[.BF2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O26]));([.BG26]*5)+IFERROR(INDEX( [$Reference.$D$5:.$D$8];MATCH( [.AO26]; [$Reference.$A$5:.$A$8];0);0););[.BG2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P26]));([.BH26]*5)+IFERROR(INDEX( [$Reference.$D$5:.$D$8];MATCH( [.AP26]; [$Reference.$A$5:.$A$8];0);0););[.BH2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Q26]));([.BI26]*5)+IFERROR(INDEX( [$Reference.$D$5:.$D$8];MATCH( [.AQ26]; [$Reference.$A$5:.$A$8];0);0););[.BI2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R26]));([.BJ26]*5)+IFERROR(INDEX( [$Reference.$D$5:.$D$8];MATCH( [.AR26]; [$Reference.$A$5:.$A$8];0);0););[.BJ2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S26]));([.BK26]*5)+IFERROR(INDEX( [$Reference.$D$5:.$D$8];MATCH( [.AS26]; [$Reference.$A$5:.$A$8];0);0););[.BK26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[({((({[&lt;{&lt;{{[&lt;&gt;{}]({}{})}}&gt;&lt;&lt;({()[]}{(){}})([[][]]&lt;&lt;&gt;[]&gt;)&gt;{&lt;{()}(&lt;&gt;)&gt;}&gt;}&gt;&lt;{&lt;(&lt;&lt;{}&gt;(()[])&gt;)</text:p>
          </table:table-cell>
          <table:table-cell table:style-name="ce2" table:formula="of:=SUBSTITUTE(SUBSTITUTE(SUBSTITUTE(SUBSTITUTE([.A27];&quot;()&quot;;&quot;&quot;);&quot;[]&quot;;&quot;&quot;);&quot;{}&quot;;&quot;&quot;);&quot;&lt;&gt;&quot;;&quot;&quot;)" office:value-type="string" office:string-value="[({((({[&lt;{&lt;{{[]()}}&gt;&lt;&lt;({})([]&lt;&gt;)&gt;{&lt;()&gt;}&gt;}&gt;&lt;{&lt;(&lt;()&gt;)" calcext:value-type="string">
            <text:p>[({((({[&lt;{&lt;{{[]()}}&gt;&lt;&lt;({})([]&lt;&gt;)&gt;{&lt;()&gt;}&gt;}&gt;&lt;{&lt;(&lt;()&gt;)</text:p>
          </table:table-cell>
          <table:table-cell table:style-name="ce2" table:formula="of:=SUBSTITUTE(SUBSTITUTE(SUBSTITUTE(SUBSTITUTE([.B27];&quot;()&quot;;&quot;&quot;);&quot;[]&quot;;&quot;&quot;);&quot;{}&quot;;&quot;&quot;);&quot;&lt;&gt;&quot;;&quot;&quot;)" office:value-type="string" office:string-value="[({((({[&lt;{&lt;{}&gt;&lt;&lt;()()&gt;{}&gt;}&gt;&lt;{&lt;()" calcext:value-type="string">
            <text:p>[({((({[&lt;{&lt;{}&gt;&lt;&lt;()()&gt;{}&gt;}&gt;&lt;{&lt;()</text:p>
          </table:table-cell>
          <table:table-cell table:style-name="ce2" table:formula="of:=SUBSTITUTE(SUBSTITUTE(SUBSTITUTE(SUBSTITUTE([.C27];&quot;()&quot;;&quot;&quot;);&quot;[]&quot;;&quot;&quot;);&quot;{}&quot;;&quot;&quot;);&quot;&lt;&gt;&quot;;&quot;&quot;)" office:value-type="string" office:string-value="[({((({[&lt;{&lt;&gt;}&gt;&lt;{&lt;" calcext:value-type="string">
            <text:p>[({((({[&lt;{&lt;&gt;}&gt;&lt;{&lt;</text:p>
          </table:table-cell>
          <table:table-cell table:style-name="ce2" table:formula="of:=SUBSTITUTE(SUBSTITUTE(SUBSTITUTE(SUBSTITUTE([.D27];&quot;()&quot;;&quot;&quot;);&quot;[]&quot;;&quot;&quot;);&quot;{}&quot;;&quot;&quot;);&quot;&lt;&gt;&quot;;&quot;&quot;)" office:value-type="string" office:string-value="[({((({[&lt;{}&gt;&lt;{&lt;" calcext:value-type="string">
            <text:p>[({((({[&lt;{}&gt;&lt;{&lt;</text:p>
          </table:table-cell>
          <table:table-cell table:style-name="ce2" table:formula="of:=SUBSTITUTE(SUBSTITUTE(SUBSTITUTE(SUBSTITUTE([.E27];&quot;()&quot;;&quot;&quot;);&quot;[]&quot;;&quot;&quot;);&quot;{}&quot;;&quot;&quot;);&quot;&lt;&gt;&quot;;&quot;&quot;)" office:value-type="string" office:string-value="[({((({[&lt;{&lt;" calcext:value-type="string">
            <text:p>[({((({[&lt;{&lt;</text:p>
          </table:table-cell>
          <table:table-cell table:style-name="ce2" table:formula="of:=SUBSTITUTE(SUBSTITUTE(SUBSTITUTE(SUBSTITUTE([.F27];&quot;()&quot;;&quot;&quot;);&quot;[]&quot;;&quot;&quot;);&quot;{}&quot;;&quot;&quot;);&quot;&lt;&gt;&quot;;&quot;&quot;)" office:value-type="string" office:string-value="[({((({[&lt;{&lt;" calcext:value-type="string">
            <text:p>[({((({[&lt;{&lt;</text:p>
          </table:table-cell>
          <table:table-cell table:style-name="ce2" table:formula="of:=SUBSTITUTE(SUBSTITUTE(SUBSTITUTE(SUBSTITUTE([.G27];&quot;()&quot;;&quot;&quot;);&quot;[]&quot;;&quot;&quot;);&quot;{}&quot;;&quot;&quot;);&quot;&lt;&gt;&quot;;&quot;&quot;)" office:value-type="string" office:string-value="[({((({[&lt;{&lt;" calcext:value-type="string">
            <text:p>[({((({[&lt;{&lt;</text:p>
          </table:table-cell>
          <table:table-cell table:style-name="ce2" table:formula="of:=SUBSTITUTE(SUBSTITUTE(SUBSTITUTE(SUBSTITUTE([.H27];&quot;()&quot;;&quot;&quot;);&quot;[]&quot;;&quot;&quot;);&quot;{}&quot;;&quot;&quot;);&quot;&lt;&gt;&quot;;&quot;&quot;)" office:value-type="string" office:string-value="[({((({[&lt;{&lt;" calcext:value-type="string">
            <text:p>[({((({[&lt;{&lt;</text:p>
          </table:table-cell>
          <table:table-cell table:style-name="ce2" table:formula="of:=SUBSTITUTE(SUBSTITUTE(SUBSTITUTE(SUBSTITUTE([.I27];&quot;()&quot;;&quot;&quot;);&quot;[]&quot;;&quot;&quot;);&quot;{}&quot;;&quot;&quot;);&quot;&lt;&gt;&quot;;&quot;&quot;)" office:value-type="string" office:string-value="[({((({[&lt;{&lt;" calcext:value-type="string">
            <text:p>[({((({[&lt;{&lt;</text:p>
          </table:table-cell>
          <table:table-cell table:style-name="ce2" table:formula="of:=SUBSTITUTE(SUBSTITUTE(SUBSTITUTE(SUBSTITUTE([.J27];&quot;()&quot;;&quot;&quot;);&quot;[]&quot;;&quot;&quot;);&quot;{}&quot;;&quot;&quot;);&quot;&lt;&gt;&quot;;&quot;&quot;)" office:value-type="string" office:string-value="[({((({[&lt;{&lt;" calcext:value-type="string">
            <text:p>[({((({[&lt;{&lt;</text:p>
          </table:table-cell>
          <table:table-cell table:style-name="ce2" table:formula="of:=SUBSTITUTE(SUBSTITUTE(SUBSTITUTE(SUBSTITUTE([.K27];&quot;()&quot;;&quot;&quot;);&quot;[]&quot;;&quot;&quot;);&quot;{}&quot;;&quot;&quot;);&quot;&lt;&gt;&quot;;&quot;&quot;)" office:value-type="string" office:string-value="[({((({[&lt;{&lt;" calcext:value-type="string">
            <text:p>[({((({[&lt;{&lt;</text:p>
          </table:table-cell>
          <table:table-cell table:style-name="ce2" table:formula="of:=SUBSTITUTE(SUBSTITUTE(SUBSTITUTE(SUBSTITUTE([.L27];&quot;()&quot;;&quot;&quot;);&quot;[]&quot;;&quot;&quot;);&quot;{}&quot;;&quot;&quot;);&quot;&lt;&gt;&quot;;&quot;&quot;)" office:value-type="string" office:string-value="[({((({[&lt;{&lt;" calcext:value-type="string">
            <text:p>[({((({[&lt;{&lt;</text:p>
          </table:table-cell>
          <table:table-cell table:style-name="ce2" table:formula="of:=SUBSTITUTE(SUBSTITUTE(SUBSTITUTE(SUBSTITUTE([.M27];&quot;()&quot;;&quot;&quot;);&quot;[]&quot;;&quot;&quot;);&quot;{}&quot;;&quot;&quot;);&quot;&lt;&gt;&quot;;&quot;&quot;)" office:value-type="string" office:string-value="[({((({[&lt;{&lt;" calcext:value-type="string">
            <text:p>[({((({[&lt;{&lt;</text:p>
          </table:table-cell>
          <table:table-cell table:style-name="ce2" table:formula="of:=SUBSTITUTE(SUBSTITUTE(SUBSTITUTE(SUBSTITUTE([.N27];&quot;()&quot;;&quot;&quot;);&quot;[]&quot;;&quot;&quot;);&quot;{}&quot;;&quot;&quot;);&quot;&lt;&gt;&quot;;&quot;&quot;)" office:value-type="string" office:string-value="[({((({[&lt;{&lt;" calcext:value-type="string">
            <text:p>[({((({[&lt;{&lt;</text:p>
          </table:table-cell>
          <table:table-cell table:style-name="ce2" table:formula="of:=SUBSTITUTE(SUBSTITUTE(SUBSTITUTE(SUBSTITUTE([.O27];&quot;()&quot;;&quot;&quot;);&quot;[]&quot;;&quot;&quot;);&quot;{}&quot;;&quot;&quot;);&quot;&lt;&gt;&quot;;&quot;&quot;)" office:value-type="string" office:string-value="[({((({[&lt;{&lt;" calcext:value-type="string">
            <text:p>[({((({[&lt;{&lt;</text:p>
          </table:table-cell>
          <table:table-cell table:style-name="ce2" table:formula="of:=SUBSTITUTE(SUBSTITUTE(SUBSTITUTE(SUBSTITUTE([.P27];&quot;()&quot;;&quot;&quot;);&quot;[]&quot;;&quot;&quot;);&quot;{}&quot;;&quot;&quot;);&quot;&lt;&gt;&quot;;&quot;&quot;)" office:value-type="string" office:string-value="[({((({[&lt;{&lt;" calcext:value-type="string">
            <text:p>[({((({[&lt;{&lt;</text:p>
          </table:table-cell>
          <table:table-cell table:style-name="ce2" table:formula="of:=SUBSTITUTE(SUBSTITUTE(SUBSTITUTE(SUBSTITUTE([.Q27];&quot;()&quot;;&quot;&quot;);&quot;[]&quot;;&quot;&quot;);&quot;{}&quot;;&quot;&quot;);&quot;&lt;&gt;&quot;;&quot;&quot;)" office:value-type="string" office:string-value="[({((({[&lt;{&lt;" calcext:value-type="string">
            <text:p>[({((({[&lt;{&lt;</text:p>
          </table:table-cell>
          <table:table-cell table:style-name="ce2" table:formula="of:=SUBSTITUTE(SUBSTITUTE(SUBSTITUTE(SUBSTITUTE([.R27];&quot;()&quot;;&quot;&quot;);&quot;[]&quot;;&quot;&quot;);&quot;{}&quot;;&quot;&quot;);&quot;&lt;&gt;&quot;;&quot;&quot;)" office:value-type="string" office:string-value="[({((({[&lt;{&lt;" calcext:value-type="string">
            <text:p>[({((({[&lt;{&lt;</text:p>
          </table:table-cell>
          <table:table-cell table:style-name="ce2" table:formula="of:=SUBSTITUTE(SUBSTITUTE(SUBSTITUTE(SUBSTITUTE([.S27];&quot;()&quot;;&quot;&quot;);&quot;[]&quot;;&quot;&quot;);&quot;{}&quot;;&quot;&quot;);&quot;&lt;&gt;&quot;;&quot;&quot;)" office:value-type="string" office:string-value="[({((({[&lt;{&lt;" calcext:value-type="string">
            <text:p>[({((({[&lt;{&lt;</text:p>
          </table:table-cell>
          <table:table-cell table:style-name="ce2" table:formula="of:=SUBSTITUTE(SUBSTITUTE(SUBSTITUTE(SUBSTITUTE([.T27];&quot;()&quot;;&quot;&quot;);&quot;[]&quot;;&quot;&quot;);&quot;{}&quot;;&quot;&quot;);&quot;&lt;&gt;&quot;;&quot;&quot;)" office:value-type="string" office:string-value="[({((({[&lt;{&lt;" calcext:value-type="string">
            <text:p>[({((({[&lt;{&lt;</text:p>
          </table:table-cell>
          <table:table-cell table:style-name="ce2" table:formula="of:=SUBSTITUTE(SUBSTITUTE(SUBSTITUTE(SUBSTITUTE([.U27];&quot;()&quot;;&quot;&quot;);&quot;[]&quot;;&quot;&quot;);&quot;{}&quot;;&quot;&quot;);&quot;&lt;&gt;&quot;;&quot;&quot;)" office:value-type="string" office:string-value="[({((({[&lt;{&lt;" calcext:value-type="string">
            <text:p>[({((({[&lt;{&lt;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27]; MIN(IFERROR(TRANSPOSE(FIND([$Reference.$A$5:.$A$8];[.V27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27]);CONCATENATE(MID([.V27];LEN([.V27])-ROW(INDIRECT(&quot;1:&quot;&amp;LEN([.V27])))+1;1));)" office:value-type="float" office:value="0" calcext:value-type="float">
            <text:p>0</text:p>
          </table:table-cell>
          <table:table-cell table:style-name="ce8" table:formula="of:=SUBSTITUTE(SUBSTITUTE(SUBSTITUTE(SUBSTITUTE([.Z27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27&amp;&quot;&quot;&quot;&quot;,&quot;&quot;(?s)(.{1})&quot;&quot;,&quot;&quot;$1&quot;&quot;&amp;CHAR(127)),&quot;&quot;'&quot;&quot;,&quot;&quot;''&quot;&quot;),CHAR(127)),)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number-columns-repeated="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27]));([.AT27]*5)+IFERROR(INDEX( [$Reference.$D$5:.$D$8];MATCH( [.AB27]; [$Reference.$A$5:.$A$8];0);0););[.AT27])" office:value-type="float" office:value="4" calcext:value-type="float">
            <text:p>4</text:p>
          </table:table-cell>
          <table:table-cell table:style-name="ce9" table:number-matrix-columns-spanned="1" table:number-matrix-rows-spanned="1" table:formula="of:=IF(NOT(ISBLANK([.AC27]));([.AU27]*5)+IFERROR(INDEX( [$Reference.$D$5:.$D$8];MATCH( [.AC27]; [$Reference.$A$5:.$A$8];0);0););[.AU27])" office:value-type="float" office:value="23" calcext:value-type="float">
            <text:p>23</text:p>
          </table:table-cell>
          <table:table-cell table:style-name="ce9" table:number-matrix-columns-spanned="1" table:number-matrix-rows-spanned="1" table:formula="of:=IF(NOT(ISBLANK([.AD27]));([.AV27]*5)+IFERROR(INDEX( [$Reference.$D$5:.$D$8];MATCH( [.AD27]; [$Reference.$A$5:.$A$8];0);0););[.AV27])" office:value-type="float" office:value="119" calcext:value-type="float">
            <text:p>119</text:p>
          </table:table-cell>
          <table:table-cell table:style-name="ce9" table:number-matrix-columns-spanned="1" table:number-matrix-rows-spanned="1" table:formula="of:=IF(NOT(ISBLANK([.AE27]));([.AW27]*5)+IFERROR(INDEX( [$Reference.$D$5:.$D$8];MATCH( [.AE27]; [$Reference.$A$5:.$A$8];0);0););[.AW27])" office:value-type="float" office:value="597" calcext:value-type="float">
            <text:p>597</text:p>
          </table:table-cell>
          <table:table-cell table:style-name="ce9" table:number-matrix-columns-spanned="1" table:number-matrix-rows-spanned="1" table:formula="of:=IF(NOT(ISBLANK([.AF27]));([.AX27]*5)+IFERROR(INDEX( [$Reference.$D$5:.$D$8];MATCH( [.AF27]; [$Reference.$A$5:.$A$8];0);0););[.AX27])" office:value-type="float" office:value="2988" calcext:value-type="float">
            <text:p>2988</text:p>
          </table:table-cell>
          <table:table-cell table:style-name="ce9" table:number-matrix-columns-spanned="1" table:number-matrix-rows-spanned="1" table:formula="of:=IF(NOT(ISBLANK([.AG27]));([.AY27]*5)+IFERROR(INDEX( [$Reference.$D$5:.$D$8];MATCH( [.AG27]; [$Reference.$A$5:.$A$8];0);0););[.AY27])" office:value-type="float" office:value="14941" calcext:value-type="float">
            <text:p>14941</text:p>
          </table:table-cell>
          <table:table-cell table:style-name="ce9" table:number-matrix-columns-spanned="1" table:number-matrix-rows-spanned="1" table:formula="of:=IF(NOT(ISBLANK([.AH27]));([.AZ27]*5)+IFERROR(INDEX( [$Reference.$D$5:.$D$8];MATCH( [.AH27]; [$Reference.$A$5:.$A$8];0);0););[.AZ27])" office:value-type="float" office:value="74706" calcext:value-type="float">
            <text:p>74706</text:p>
          </table:table-cell>
          <table:table-cell table:style-name="ce9" table:number-matrix-columns-spanned="1" table:number-matrix-rows-spanned="1" table:formula="of:=IF(NOT(ISBLANK([.AI27]));([.BA27]*5)+IFERROR(INDEX( [$Reference.$D$5:.$D$8];MATCH( [.AI27]; [$Reference.$A$5:.$A$8];0);0););[.BA27])" office:value-type="float" office:value="373531" calcext:value-type="float">
            <text:p>373531</text:p>
          </table:table-cell>
          <table:table-cell table:style-name="ce9" table:number-matrix-columns-spanned="1" table:number-matrix-rows-spanned="1" table:formula="of:=IF(NOT(ISBLANK([.AJ27]));([.BB27]*5)+IFERROR(INDEX( [$Reference.$D$5:.$D$8];MATCH( [.AJ27]; [$Reference.$A$5:.$A$8];0);0););[.BB27])" office:value-type="float" office:value="1867658" calcext:value-type="float">
            <text:p>1867658</text:p>
          </table:table-cell>
          <table:table-cell table:style-name="ce9" table:number-matrix-columns-spanned="1" table:number-matrix-rows-spanned="1" table:formula="of:=IF(NOT(ISBLANK([.AK27]));([.BC27]*5)+IFERROR(INDEX( [$Reference.$D$5:.$D$8];MATCH( [.AK27]; [$Reference.$A$5:.$A$8];0);0););[.BC27])" office:value-type="float" office:value="9338291" calcext:value-type="float">
            <text:p>9338291</text:p>
          </table:table-cell>
          <table:table-cell table:style-name="ce9" table:number-matrix-columns-spanned="1" table:number-matrix-rows-spanned="1" table:formula="of:=IF(NOT(ISBLANK([.AL27]));([.BD27]*5)+IFERROR(INDEX( [$Reference.$D$5:.$D$8];MATCH( [.AL27]; [$Reference.$A$5:.$A$8];0);0););[.BD27])" office:value-type="float" office:value="46691457" calcext:value-type="float">
            <text:p>46691457</text:p>
          </table:table-cell>
          <table:table-cell table:style-name="ce9" table:number-matrix-columns-spanned="1" table:number-matrix-rows-spanned="1" table:formula="of:=IF(NOT(ISBLANK([.AM27]));([.BE27]*5)+IFERROR(INDEX( [$Reference.$D$5:.$D$8];MATCH( [.AM27]; [$Reference.$A$5:.$A$8];0);0););[.BE27])" office:value-type="float" office:value="46691457" calcext:value-type="float">
            <text:p>46691457</text:p>
          </table:table-cell>
          <table:table-cell table:style-name="ce9" table:number-matrix-columns-spanned="1" table:number-matrix-rows-spanned="1" table:formula="of:=IF(NOT(ISBLANK([.AN27]));([.BF27]*5)+IFERROR(INDEX( [$Reference.$D$5:.$D$8];MATCH( [.AN27]; [$Reference.$A$5:.$A$8];0);0););[.BF27])" office:value-type="float" office:value="46691457" calcext:value-type="float">
            <text:p>46691457</text:p>
          </table:table-cell>
          <table:table-cell table:style-name="ce9" table:number-matrix-columns-spanned="1" table:number-matrix-rows-spanned="1" table:formula="of:=IF(NOT(ISBLANK([.AO27]));([.BG27]*5)+IFERROR(INDEX( [$Reference.$D$5:.$D$8];MATCH( [.AO27]; [$Reference.$A$5:.$A$8];0);0););[.BG27])" office:value-type="float" office:value="46691457" calcext:value-type="float">
            <text:p>46691457</text:p>
          </table:table-cell>
          <table:table-cell table:style-name="ce9" table:number-matrix-columns-spanned="1" table:number-matrix-rows-spanned="1" table:formula="of:=IF(NOT(ISBLANK([.AP27]));([.BH27]*5)+IFERROR(INDEX( [$Reference.$D$5:.$D$8];MATCH( [.AP27]; [$Reference.$A$5:.$A$8];0);0););[.BH27])" office:value-type="float" office:value="46691457" calcext:value-type="float">
            <text:p>46691457</text:p>
          </table:table-cell>
          <table:table-cell table:style-name="ce9" table:number-matrix-columns-spanned="1" table:number-matrix-rows-spanned="1" table:formula="of:=IF(NOT(ISBLANK([.AQ27]));([.BI27]*5)+IFERROR(INDEX( [$Reference.$D$5:.$D$8];MATCH( [.AQ27]; [$Reference.$A$5:.$A$8];0);0););[.BI27])" office:value-type="float" office:value="46691457" calcext:value-type="float">
            <text:p>46691457</text:p>
          </table:table-cell>
          <table:table-cell table:style-name="ce9" table:number-matrix-columns-spanned="1" table:number-matrix-rows-spanned="1" table:formula="of:=IF(NOT(ISBLANK([.AR27]));([.BJ27]*5)+IFERROR(INDEX( [$Reference.$D$5:.$D$8];MATCH( [.AR27]; [$Reference.$A$5:.$A$8];0);0););[.BJ27])" office:value-type="float" office:value="46691457" calcext:value-type="float">
            <text:p>46691457</text:p>
          </table:table-cell>
          <table:table-cell table:style-name="ce9" table:number-matrix-columns-spanned="1" table:number-matrix-rows-spanned="1" table:formula="of:=IF(NOT(ISBLANK([.AS27]));([.BK27]*5)+IFERROR(INDEX( [$Reference.$D$5:.$D$8];MATCH( [.AS27]; [$Reference.$A$5:.$A$8];0);0););[.BK27])" office:value-type="float" office:value="46691457" calcext:value-type="float">
            <text:p>46691457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&lt;{&lt;([&lt;{{[(&lt;({&lt;{}[]&gt;&lt;[][]&gt;}&lt;{(){}}&lt;[]&gt;&gt;)&lt;&lt;({}{})&gt;[{(){}}&lt;[]()&gt;]&gt;&gt;{&lt;{{[]&lt;&gt;)[[]()]}{(&lt;&gt;[])[()&lt;&gt;]}&gt;[</text:p>
          </table:table-cell>
          <table:table-cell table:style-name="ce2" table:formula="of:=SUBSTITUTE(SUBSTITUTE(SUBSTITUTE(SUBSTITUTE([.A28];&quot;()&quot;;&quot;&quot;);&quot;[]&quot;;&quot;&quot;);&quot;{}&quot;;&quot;&quot;);&quot;&lt;&gt;&quot;;&quot;&quot;)" office:value-type="string" office:string-value="&lt;{&lt;([&lt;{{[(&lt;({}&lt;{}&gt;)&lt;&lt;()&gt;[{}]&gt;&gt;{&lt;{{)[]}{()[]}&gt;[" calcext:value-type="string">
            <text:p>&lt;{&lt;([&lt;{{[(&lt;({}&lt;{}&gt;)&lt;&lt;()&gt;[{}]&gt;&gt;{&lt;{{)[]}{()[]}&gt;[</text:p>
          </table:table-cell>
          <table:table-cell table:style-name="ce2" table:formula="of:=SUBSTITUTE(SUBSTITUTE(SUBSTITUTE(SUBSTITUTE([.B28];&quot;()&quot;;&quot;&quot;);&quot;[]&quot;;&quot;&quot;);&quot;{}&quot;;&quot;&quot;);&quot;&lt;&gt;&quot;;&quot;&quot;)" office:value-type="string" office:string-value="&lt;{&lt;([&lt;{{[(&lt;()&lt;[]&gt;&gt;{&lt;{{)}&gt;[" calcext:value-type="string">
            <text:p>&lt;{&lt;([&lt;{{[(&lt;()&lt;[]&gt;&gt;{&lt;{{)}&gt;[</text:p>
          </table:table-cell>
          <table:table-cell table:style-name="ce2" table:formula="of:=SUBSTITUTE(SUBSTITUTE(SUBSTITUTE(SUBSTITUTE([.C28];&quot;()&quot;;&quot;&quot;);&quot;[]&quot;;&quot;&quot;);&quot;{}&quot;;&quot;&quot;);&quot;&lt;&gt;&quot;;&quot;&quot;)" office:value-type="string" office:string-value="&lt;{&lt;([&lt;{{[(&lt;&gt;{&lt;{{)}&gt;[" calcext:value-type="string">
            <text:p>&lt;{&lt;([&lt;{{[(&lt;&gt;{&lt;{{)}&gt;[</text:p>
          </table:table-cell>
          <table:table-cell table:style-name="ce2" table:formula="of:=SUBSTITUTE(SUBSTITUTE(SUBSTITUTE(SUBSTITUTE([.D28];&quot;()&quot;;&quot;&quot;);&quot;[]&quot;;&quot;&quot;);&quot;{}&quot;;&quot;&quot;);&quot;&lt;&gt;&quot;;&quot;&quot;)" office:value-type="string" office:string-value="&lt;{&lt;([&lt;{{[({&lt;{{)}&gt;[" calcext:value-type="string">
            <text:p>&lt;{&lt;([&lt;{{[({&lt;{{)}&gt;[</text:p>
          </table:table-cell>
          <table:table-cell table:style-name="ce2" table:formula="of:=SUBSTITUTE(SUBSTITUTE(SUBSTITUTE(SUBSTITUTE([.E28];&quot;()&quot;;&quot;&quot;);&quot;[]&quot;;&quot;&quot;);&quot;{}&quot;;&quot;&quot;);&quot;&lt;&gt;&quot;;&quot;&quot;)" office:value-type="string" office:string-value="&lt;{&lt;([&lt;{{[({&lt;{{)}&gt;[" calcext:value-type="string">
            <text:p>&lt;{&lt;([&lt;{{[({&lt;{{)}&gt;[</text:p>
          </table:table-cell>
          <table:table-cell table:style-name="ce2" table:formula="of:=SUBSTITUTE(SUBSTITUTE(SUBSTITUTE(SUBSTITUTE([.F28];&quot;()&quot;;&quot;&quot;);&quot;[]&quot;;&quot;&quot;);&quot;{}&quot;;&quot;&quot;);&quot;&lt;&gt;&quot;;&quot;&quot;)" office:value-type="string" office:string-value="&lt;{&lt;([&lt;{{[({&lt;{{)}&gt;[" calcext:value-type="string">
            <text:p>&lt;{&lt;([&lt;{{[({&lt;{{)}&gt;[</text:p>
          </table:table-cell>
          <table:table-cell table:style-name="ce2" table:formula="of:=SUBSTITUTE(SUBSTITUTE(SUBSTITUTE(SUBSTITUTE([.G28];&quot;()&quot;;&quot;&quot;);&quot;[]&quot;;&quot;&quot;);&quot;{}&quot;;&quot;&quot;);&quot;&lt;&gt;&quot;;&quot;&quot;)" office:value-type="string" office:string-value="&lt;{&lt;([&lt;{{[({&lt;{{)}&gt;[" calcext:value-type="string">
            <text:p>&lt;{&lt;([&lt;{{[({&lt;{{)}&gt;[</text:p>
          </table:table-cell>
          <table:table-cell table:style-name="ce2" table:formula="of:=SUBSTITUTE(SUBSTITUTE(SUBSTITUTE(SUBSTITUTE([.H28];&quot;()&quot;;&quot;&quot;);&quot;[]&quot;;&quot;&quot;);&quot;{}&quot;;&quot;&quot;);&quot;&lt;&gt;&quot;;&quot;&quot;)" office:value-type="string" office:string-value="&lt;{&lt;([&lt;{{[({&lt;{{)}&gt;[" calcext:value-type="string">
            <text:p>&lt;{&lt;([&lt;{{[({&lt;{{)}&gt;[</text:p>
          </table:table-cell>
          <table:table-cell table:style-name="ce2" table:formula="of:=SUBSTITUTE(SUBSTITUTE(SUBSTITUTE(SUBSTITUTE([.I28];&quot;()&quot;;&quot;&quot;);&quot;[]&quot;;&quot;&quot;);&quot;{}&quot;;&quot;&quot;);&quot;&lt;&gt;&quot;;&quot;&quot;)" office:value-type="string" office:string-value="&lt;{&lt;([&lt;{{[({&lt;{{)}&gt;[" calcext:value-type="string">
            <text:p>&lt;{&lt;([&lt;{{[({&lt;{{)}&gt;[</text:p>
          </table:table-cell>
          <table:table-cell table:style-name="ce2" table:formula="of:=SUBSTITUTE(SUBSTITUTE(SUBSTITUTE(SUBSTITUTE([.J28];&quot;()&quot;;&quot;&quot;);&quot;[]&quot;;&quot;&quot;);&quot;{}&quot;;&quot;&quot;);&quot;&lt;&gt;&quot;;&quot;&quot;)" office:value-type="string" office:string-value="&lt;{&lt;([&lt;{{[({&lt;{{)}&gt;[" calcext:value-type="string">
            <text:p>&lt;{&lt;([&lt;{{[({&lt;{{)}&gt;[</text:p>
          </table:table-cell>
          <table:table-cell table:style-name="ce2" table:formula="of:=SUBSTITUTE(SUBSTITUTE(SUBSTITUTE(SUBSTITUTE([.K28];&quot;()&quot;;&quot;&quot;);&quot;[]&quot;;&quot;&quot;);&quot;{}&quot;;&quot;&quot;);&quot;&lt;&gt;&quot;;&quot;&quot;)" office:value-type="string" office:string-value="&lt;{&lt;([&lt;{{[({&lt;{{)}&gt;[" calcext:value-type="string">
            <text:p>&lt;{&lt;([&lt;{{[({&lt;{{)}&gt;[</text:p>
          </table:table-cell>
          <table:table-cell table:style-name="ce2" table:formula="of:=SUBSTITUTE(SUBSTITUTE(SUBSTITUTE(SUBSTITUTE([.L28];&quot;()&quot;;&quot;&quot;);&quot;[]&quot;;&quot;&quot;);&quot;{}&quot;;&quot;&quot;);&quot;&lt;&gt;&quot;;&quot;&quot;)" office:value-type="string" office:string-value="&lt;{&lt;([&lt;{{[({&lt;{{)}&gt;[" calcext:value-type="string">
            <text:p>&lt;{&lt;([&lt;{{[({&lt;{{)}&gt;[</text:p>
          </table:table-cell>
          <table:table-cell table:style-name="ce2" table:formula="of:=SUBSTITUTE(SUBSTITUTE(SUBSTITUTE(SUBSTITUTE([.M28];&quot;()&quot;;&quot;&quot;);&quot;[]&quot;;&quot;&quot;);&quot;{}&quot;;&quot;&quot;);&quot;&lt;&gt;&quot;;&quot;&quot;)" office:value-type="string" office:string-value="&lt;{&lt;([&lt;{{[({&lt;{{)}&gt;[" calcext:value-type="string">
            <text:p>&lt;{&lt;([&lt;{{[({&lt;{{)}&gt;[</text:p>
          </table:table-cell>
          <table:table-cell table:style-name="ce2" table:formula="of:=SUBSTITUTE(SUBSTITUTE(SUBSTITUTE(SUBSTITUTE([.N28];&quot;()&quot;;&quot;&quot;);&quot;[]&quot;;&quot;&quot;);&quot;{}&quot;;&quot;&quot;);&quot;&lt;&gt;&quot;;&quot;&quot;)" office:value-type="string" office:string-value="&lt;{&lt;([&lt;{{[({&lt;{{)}&gt;[" calcext:value-type="string">
            <text:p>&lt;{&lt;([&lt;{{[({&lt;{{)}&gt;[</text:p>
          </table:table-cell>
          <table:table-cell table:style-name="ce2" table:formula="of:=SUBSTITUTE(SUBSTITUTE(SUBSTITUTE(SUBSTITUTE([.O28];&quot;()&quot;;&quot;&quot;);&quot;[]&quot;;&quot;&quot;);&quot;{}&quot;;&quot;&quot;);&quot;&lt;&gt;&quot;;&quot;&quot;)" office:value-type="string" office:string-value="&lt;{&lt;([&lt;{{[({&lt;{{)}&gt;[" calcext:value-type="string">
            <text:p>&lt;{&lt;([&lt;{{[({&lt;{{)}&gt;[</text:p>
          </table:table-cell>
          <table:table-cell table:style-name="ce2" table:formula="of:=SUBSTITUTE(SUBSTITUTE(SUBSTITUTE(SUBSTITUTE([.P28];&quot;()&quot;;&quot;&quot;);&quot;[]&quot;;&quot;&quot;);&quot;{}&quot;;&quot;&quot;);&quot;&lt;&gt;&quot;;&quot;&quot;)" office:value-type="string" office:string-value="&lt;{&lt;([&lt;{{[({&lt;{{)}&gt;[" calcext:value-type="string">
            <text:p>&lt;{&lt;([&lt;{{[({&lt;{{)}&gt;[</text:p>
          </table:table-cell>
          <table:table-cell table:style-name="ce2" table:formula="of:=SUBSTITUTE(SUBSTITUTE(SUBSTITUTE(SUBSTITUTE([.Q28];&quot;()&quot;;&quot;&quot;);&quot;[]&quot;;&quot;&quot;);&quot;{}&quot;;&quot;&quot;);&quot;&lt;&gt;&quot;;&quot;&quot;)" office:value-type="string" office:string-value="&lt;{&lt;([&lt;{{[({&lt;{{)}&gt;[" calcext:value-type="string">
            <text:p>&lt;{&lt;([&lt;{{[({&lt;{{)}&gt;[</text:p>
          </table:table-cell>
          <table:table-cell table:style-name="ce2" table:formula="of:=SUBSTITUTE(SUBSTITUTE(SUBSTITUTE(SUBSTITUTE([.R28];&quot;()&quot;;&quot;&quot;);&quot;[]&quot;;&quot;&quot;);&quot;{}&quot;;&quot;&quot;);&quot;&lt;&gt;&quot;;&quot;&quot;)" office:value-type="string" office:string-value="&lt;{&lt;([&lt;{{[({&lt;{{)}&gt;[" calcext:value-type="string">
            <text:p>&lt;{&lt;([&lt;{{[({&lt;{{)}&gt;[</text:p>
          </table:table-cell>
          <table:table-cell table:style-name="ce2" table:formula="of:=SUBSTITUTE(SUBSTITUTE(SUBSTITUTE(SUBSTITUTE([.S28];&quot;()&quot;;&quot;&quot;);&quot;[]&quot;;&quot;&quot;);&quot;{}&quot;;&quot;&quot;);&quot;&lt;&gt;&quot;;&quot;&quot;)" office:value-type="string" office:string-value="&lt;{&lt;([&lt;{{[({&lt;{{)}&gt;[" calcext:value-type="string">
            <text:p>&lt;{&lt;([&lt;{{[({&lt;{{)}&gt;[</text:p>
          </table:table-cell>
          <table:table-cell table:style-name="ce2" table:formula="of:=SUBSTITUTE(SUBSTITUTE(SUBSTITUTE(SUBSTITUTE([.T28];&quot;()&quot;;&quot;&quot;);&quot;[]&quot;;&quot;&quot;);&quot;{}&quot;;&quot;&quot;);&quot;&lt;&gt;&quot;;&quot;&quot;)" office:value-type="string" office:string-value="&lt;{&lt;([&lt;{{[({&lt;{{)}&gt;[" calcext:value-type="string">
            <text:p>&lt;{&lt;([&lt;{{[({&lt;{{)}&gt;[</text:p>
          </table:table-cell>
          <table:table-cell table:style-name="ce2" table:formula="of:=SUBSTITUTE(SUBSTITUTE(SUBSTITUTE(SUBSTITUTE([.U28];&quot;()&quot;;&quot;&quot;);&quot;[]&quot;;&quot;&quot;);&quot;{}&quot;;&quot;&quot;);&quot;&lt;&gt;&quot;;&quot;&quot;)" office:value-type="string" office:string-value="&lt;{&lt;([&lt;{{[({&lt;{{)}&gt;[" calcext:value-type="string">
            <text:p>&lt;{&lt;([&lt;{{[({&lt;{{)}&gt;[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28]; MIN(IFERROR(TRANSPOSE(FIND([$Reference.$A$5:.$A$8];[.V28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28]);CONCATENATE(MID([.V28];LEN([.V28])-ROW(INDIRECT(&quot;1:&quot;&amp;LEN([.V28])))+1;1));)" office:value-type="float" office:value="0" calcext:value-type="float">
            <text:p>0</text:p>
          </table:table-cell>
          <table:table-cell table:style-name="ce8" table:formula="of:=SUBSTITUTE(SUBSTITUTE(SUBSTITUTE(SUBSTITUTE([.Z28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28&amp;&quot;&quot;&quot;&quot;,&quot;&quot;(?s)(.{1})&quot;&quot;,&quot;&quot;$1&quot;&quot;&amp;CHAR(127)),&quot;&quot;'&quot;&quot;,&quot;&quot;''&quot;&quot;),CHAR(127)),)&quot;);&quot;&quot;)">
            <text:p/>
          </table:table-cell>
          <table:table-cell table:style-name="ce9" table:number-columns-repeated="1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28]));([.AT28]*5)+IFERROR(INDEX( [$Reference.$D$5:.$D$8];MATCH( [.AB28]; [$Reference.$A$5:.$A$8];0);0););[.AT2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C28]));([.AU28]*5)+IFERROR(INDEX( [$Reference.$D$5:.$D$8];MATCH( [.AC28]; [$Reference.$A$5:.$A$8];0);0););[.AU2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D28]));([.AV28]*5)+IFERROR(INDEX( [$Reference.$D$5:.$D$8];MATCH( [.AD28]; [$Reference.$A$5:.$A$8];0);0););[.AV2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E28]));([.AW28]*5)+IFERROR(INDEX( [$Reference.$D$5:.$D$8];MATCH( [.AE28]; [$Reference.$A$5:.$A$8];0);0););[.AW2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F28]));([.AX28]*5)+IFERROR(INDEX( [$Reference.$D$5:.$D$8];MATCH( [.AF28]; [$Reference.$A$5:.$A$8];0);0););[.AX2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G28]));([.AY28]*5)+IFERROR(INDEX( [$Reference.$D$5:.$D$8];MATCH( [.AG28]; [$Reference.$A$5:.$A$8];0);0););[.AY2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H28]));([.AZ28]*5)+IFERROR(INDEX( [$Reference.$D$5:.$D$8];MATCH( [.AH28]; [$Reference.$A$5:.$A$8];0);0););[.AZ2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I28]));([.BA28]*5)+IFERROR(INDEX( [$Reference.$D$5:.$D$8];MATCH( [.AI28]; [$Reference.$A$5:.$A$8];0);0););[.BA2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J28]));([.BB28]*5)+IFERROR(INDEX( [$Reference.$D$5:.$D$8];MATCH( [.AJ28]; [$Reference.$A$5:.$A$8];0);0););[.BB2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K28]));([.BC28]*5)+IFERROR(INDEX( [$Reference.$D$5:.$D$8];MATCH( [.AK28]; [$Reference.$A$5:.$A$8];0);0););[.BC2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L28]));([.BD28]*5)+IFERROR(INDEX( [$Reference.$D$5:.$D$8];MATCH( [.AL28]; [$Reference.$A$5:.$A$8];0);0););[.BD2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M28]));([.BE28]*5)+IFERROR(INDEX( [$Reference.$D$5:.$D$8];MATCH( [.AM28]; [$Reference.$A$5:.$A$8];0);0););[.BE2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N28]));([.BF28]*5)+IFERROR(INDEX( [$Reference.$D$5:.$D$8];MATCH( [.AN28]; [$Reference.$A$5:.$A$8];0);0););[.BF2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O28]));([.BG28]*5)+IFERROR(INDEX( [$Reference.$D$5:.$D$8];MATCH( [.AO28]; [$Reference.$A$5:.$A$8];0);0););[.BG2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P28]));([.BH28]*5)+IFERROR(INDEX( [$Reference.$D$5:.$D$8];MATCH( [.AP28]; [$Reference.$A$5:.$A$8];0);0););[.BH2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Q28]));([.BI28]*5)+IFERROR(INDEX( [$Reference.$D$5:.$D$8];MATCH( [.AQ28]; [$Reference.$A$5:.$A$8];0);0););[.BI2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R28]));([.BJ28]*5)+IFERROR(INDEX( [$Reference.$D$5:.$D$8];MATCH( [.AR28]; [$Reference.$A$5:.$A$8];0);0););[.BJ2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S28]));([.BK28]*5)+IFERROR(INDEX( [$Reference.$D$5:.$D$8];MATCH( [.AS28]; [$Reference.$A$5:.$A$8];0);0););[.BK28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[&lt;&lt;{(&lt;[{[{&lt;{&lt;[(){}]&gt;&lt;{&lt;&gt;}&lt;[]()&gt;&gt;}{&lt;[&lt;&gt;{}](&lt;&gt;&gt;&gt;}&gt;[[&lt;{()()}[()[]]&gt;{[{}()]&lt;{}[]&gt;}]]}]}]&gt;{{&lt;[&lt;[&lt;&lt;{()[]}[[]()]&gt;</text:p>
          </table:table-cell>
          <table:table-cell table:style-name="ce2" table:formula="of:=SUBSTITUTE(SUBSTITUTE(SUBSTITUTE(SUBSTITUTE([.A29];&quot;()&quot;;&quot;&quot;);&quot;[]&quot;;&quot;&quot;);&quot;{}&quot;;&quot;&quot;);&quot;&lt;&gt;&quot;;&quot;&quot;)" office:value-type="string" office:string-value="[&lt;&lt;{(&lt;[{[{&lt;{&lt;[]&gt;&lt;{}&gt;}{&lt;[](&gt;&gt;}&gt;[[&lt;[]&gt;{[]}]]}]}]&gt;{{&lt;[&lt;[&lt;&lt;[]&gt;" calcext:value-type="string">
            <text:p>[&lt;&lt;{(&lt;[{[{&lt;{&lt;[]&gt;&lt;{}&gt;}{&lt;[](&gt;&gt;}&gt;[[&lt;[]&gt;{[]}]]}]}]&gt;{{&lt;[&lt;[&lt;&lt;[]&gt;</text:p>
          </table:table-cell>
          <table:table-cell table:style-name="ce2" table:formula="of:=SUBSTITUTE(SUBSTITUTE(SUBSTITUTE(SUBSTITUTE([.B29];&quot;()&quot;;&quot;&quot;);&quot;[]&quot;;&quot;&quot;);&quot;{}&quot;;&quot;&quot;);&quot;&lt;&gt;&quot;;&quot;&quot;)" office:value-type="string" office:string-value="[&lt;&lt;{(&lt;[{[{&lt;{}{&lt;(&gt;&gt;}&gt;[[]]}]}]&gt;{{&lt;[&lt;[&lt;" calcext:value-type="string">
            <text:p>[&lt;&lt;{(&lt;[{[{&lt;{}{&lt;(&gt;&gt;}&gt;[[]]}]}]&gt;{{&lt;[&lt;[&lt;</text:p>
          </table:table-cell>
          <table:table-cell table:style-name="ce2" table:formula="of:=SUBSTITUTE(SUBSTITUTE(SUBSTITUTE(SUBSTITUTE([.C29];&quot;()&quot;;&quot;&quot;);&quot;[]&quot;;&quot;&quot;);&quot;{}&quot;;&quot;&quot;);&quot;&lt;&gt;&quot;;&quot;&quot;)" office:value-type="string" office:string-value="[&lt;&lt;{(&lt;[{[{&lt;{&lt;(&gt;&gt;}&gt;[]}]}]&gt;{{&lt;[&lt;[&lt;" calcext:value-type="string">
            <text:p>[&lt;&lt;{(&lt;[{[{&lt;{&lt;(&gt;&gt;}&gt;[]}]}]&gt;{{&lt;[&lt;[&lt;</text:p>
          </table:table-cell>
          <table:table-cell table:style-name="ce2" table:formula="of:=SUBSTITUTE(SUBSTITUTE(SUBSTITUTE(SUBSTITUTE([.D29];&quot;()&quot;;&quot;&quot;);&quot;[]&quot;;&quot;&quot;);&quot;{}&quot;;&quot;&quot;);&quot;&lt;&gt;&quot;;&quot;&quot;)" office:value-type="string" office:string-value="[&lt;&lt;{(&lt;[{[{&lt;{&lt;(&gt;&gt;}&gt;}]}]&gt;{{&lt;[&lt;[&lt;" calcext:value-type="string">
            <text:p>[&lt;&lt;{(&lt;[{[{&lt;{&lt;(&gt;&gt;}&gt;}]}]&gt;{{&lt;[&lt;[&lt;</text:p>
          </table:table-cell>
          <table:table-cell table:style-name="ce2" table:formula="of:=SUBSTITUTE(SUBSTITUTE(SUBSTITUTE(SUBSTITUTE([.E29];&quot;()&quot;;&quot;&quot;);&quot;[]&quot;;&quot;&quot;);&quot;{}&quot;;&quot;&quot;);&quot;&lt;&gt;&quot;;&quot;&quot;)" office:value-type="string" office:string-value="[&lt;&lt;{(&lt;[{[{&lt;{&lt;(&gt;&gt;}&gt;}]}]&gt;{{&lt;[&lt;[&lt;" calcext:value-type="string">
            <text:p>[&lt;&lt;{(&lt;[{[{&lt;{&lt;(&gt;&gt;}&gt;}]}]&gt;{{&lt;[&lt;[&lt;</text:p>
          </table:table-cell>
          <table:table-cell table:style-name="ce2" table:formula="of:=SUBSTITUTE(SUBSTITUTE(SUBSTITUTE(SUBSTITUTE([.F29];&quot;()&quot;;&quot;&quot;);&quot;[]&quot;;&quot;&quot;);&quot;{}&quot;;&quot;&quot;);&quot;&lt;&gt;&quot;;&quot;&quot;)" office:value-type="string" office:string-value="[&lt;&lt;{(&lt;[{[{&lt;{&lt;(&gt;&gt;}&gt;}]}]&gt;{{&lt;[&lt;[&lt;" calcext:value-type="string">
            <text:p>[&lt;&lt;{(&lt;[{[{&lt;{&lt;(&gt;&gt;}&gt;}]}]&gt;{{&lt;[&lt;[&lt;</text:p>
          </table:table-cell>
          <table:table-cell table:style-name="ce2" table:formula="of:=SUBSTITUTE(SUBSTITUTE(SUBSTITUTE(SUBSTITUTE([.G29];&quot;()&quot;;&quot;&quot;);&quot;[]&quot;;&quot;&quot;);&quot;{}&quot;;&quot;&quot;);&quot;&lt;&gt;&quot;;&quot;&quot;)" office:value-type="string" office:string-value="[&lt;&lt;{(&lt;[{[{&lt;{&lt;(&gt;&gt;}&gt;}]}]&gt;{{&lt;[&lt;[&lt;" calcext:value-type="string">
            <text:p>[&lt;&lt;{(&lt;[{[{&lt;{&lt;(&gt;&gt;}&gt;}]}]&gt;{{&lt;[&lt;[&lt;</text:p>
          </table:table-cell>
          <table:table-cell table:style-name="ce2" table:formula="of:=SUBSTITUTE(SUBSTITUTE(SUBSTITUTE(SUBSTITUTE([.H29];&quot;()&quot;;&quot;&quot;);&quot;[]&quot;;&quot;&quot;);&quot;{}&quot;;&quot;&quot;);&quot;&lt;&gt;&quot;;&quot;&quot;)" office:value-type="string" office:string-value="[&lt;&lt;{(&lt;[{[{&lt;{&lt;(&gt;&gt;}&gt;}]}]&gt;{{&lt;[&lt;[&lt;" calcext:value-type="string">
            <text:p>[&lt;&lt;{(&lt;[{[{&lt;{&lt;(&gt;&gt;}&gt;}]}]&gt;{{&lt;[&lt;[&lt;</text:p>
          </table:table-cell>
          <table:table-cell table:style-name="ce2" table:formula="of:=SUBSTITUTE(SUBSTITUTE(SUBSTITUTE(SUBSTITUTE([.I29];&quot;()&quot;;&quot;&quot;);&quot;[]&quot;;&quot;&quot;);&quot;{}&quot;;&quot;&quot;);&quot;&lt;&gt;&quot;;&quot;&quot;)" office:value-type="string" office:string-value="[&lt;&lt;{(&lt;[{[{&lt;{&lt;(&gt;&gt;}&gt;}]}]&gt;{{&lt;[&lt;[&lt;" calcext:value-type="string">
            <text:p>[&lt;&lt;{(&lt;[{[{&lt;{&lt;(&gt;&gt;}&gt;}]}]&gt;{{&lt;[&lt;[&lt;</text:p>
          </table:table-cell>
          <table:table-cell table:style-name="ce2" table:formula="of:=SUBSTITUTE(SUBSTITUTE(SUBSTITUTE(SUBSTITUTE([.J29];&quot;()&quot;;&quot;&quot;);&quot;[]&quot;;&quot;&quot;);&quot;{}&quot;;&quot;&quot;);&quot;&lt;&gt;&quot;;&quot;&quot;)" office:value-type="string" office:string-value="[&lt;&lt;{(&lt;[{[{&lt;{&lt;(&gt;&gt;}&gt;}]}]&gt;{{&lt;[&lt;[&lt;" calcext:value-type="string">
            <text:p>[&lt;&lt;{(&lt;[{[{&lt;{&lt;(&gt;&gt;}&gt;}]}]&gt;{{&lt;[&lt;[&lt;</text:p>
          </table:table-cell>
          <table:table-cell table:style-name="ce2" table:formula="of:=SUBSTITUTE(SUBSTITUTE(SUBSTITUTE(SUBSTITUTE([.K29];&quot;()&quot;;&quot;&quot;);&quot;[]&quot;;&quot;&quot;);&quot;{}&quot;;&quot;&quot;);&quot;&lt;&gt;&quot;;&quot;&quot;)" office:value-type="string" office:string-value="[&lt;&lt;{(&lt;[{[{&lt;{&lt;(&gt;&gt;}&gt;}]}]&gt;{{&lt;[&lt;[&lt;" calcext:value-type="string">
            <text:p>[&lt;&lt;{(&lt;[{[{&lt;{&lt;(&gt;&gt;}&gt;}]}]&gt;{{&lt;[&lt;[&lt;</text:p>
          </table:table-cell>
          <table:table-cell table:style-name="ce2" table:formula="of:=SUBSTITUTE(SUBSTITUTE(SUBSTITUTE(SUBSTITUTE([.L29];&quot;()&quot;;&quot;&quot;);&quot;[]&quot;;&quot;&quot;);&quot;{}&quot;;&quot;&quot;);&quot;&lt;&gt;&quot;;&quot;&quot;)" office:value-type="string" office:string-value="[&lt;&lt;{(&lt;[{[{&lt;{&lt;(&gt;&gt;}&gt;}]}]&gt;{{&lt;[&lt;[&lt;" calcext:value-type="string">
            <text:p>[&lt;&lt;{(&lt;[{[{&lt;{&lt;(&gt;&gt;}&gt;}]}]&gt;{{&lt;[&lt;[&lt;</text:p>
          </table:table-cell>
          <table:table-cell table:style-name="ce2" table:formula="of:=SUBSTITUTE(SUBSTITUTE(SUBSTITUTE(SUBSTITUTE([.M29];&quot;()&quot;;&quot;&quot;);&quot;[]&quot;;&quot;&quot;);&quot;{}&quot;;&quot;&quot;);&quot;&lt;&gt;&quot;;&quot;&quot;)" office:value-type="string" office:string-value="[&lt;&lt;{(&lt;[{[{&lt;{&lt;(&gt;&gt;}&gt;}]}]&gt;{{&lt;[&lt;[&lt;" calcext:value-type="string">
            <text:p>[&lt;&lt;{(&lt;[{[{&lt;{&lt;(&gt;&gt;}&gt;}]}]&gt;{{&lt;[&lt;[&lt;</text:p>
          </table:table-cell>
          <table:table-cell table:style-name="ce2" table:formula="of:=SUBSTITUTE(SUBSTITUTE(SUBSTITUTE(SUBSTITUTE([.N29];&quot;()&quot;;&quot;&quot;);&quot;[]&quot;;&quot;&quot;);&quot;{}&quot;;&quot;&quot;);&quot;&lt;&gt;&quot;;&quot;&quot;)" office:value-type="string" office:string-value="[&lt;&lt;{(&lt;[{[{&lt;{&lt;(&gt;&gt;}&gt;}]}]&gt;{{&lt;[&lt;[&lt;" calcext:value-type="string">
            <text:p>[&lt;&lt;{(&lt;[{[{&lt;{&lt;(&gt;&gt;}&gt;}]}]&gt;{{&lt;[&lt;[&lt;</text:p>
          </table:table-cell>
          <table:table-cell table:style-name="ce2" table:formula="of:=SUBSTITUTE(SUBSTITUTE(SUBSTITUTE(SUBSTITUTE([.O29];&quot;()&quot;;&quot;&quot;);&quot;[]&quot;;&quot;&quot;);&quot;{}&quot;;&quot;&quot;);&quot;&lt;&gt;&quot;;&quot;&quot;)" office:value-type="string" office:string-value="[&lt;&lt;{(&lt;[{[{&lt;{&lt;(&gt;&gt;}&gt;}]}]&gt;{{&lt;[&lt;[&lt;" calcext:value-type="string">
            <text:p>[&lt;&lt;{(&lt;[{[{&lt;{&lt;(&gt;&gt;}&gt;}]}]&gt;{{&lt;[&lt;[&lt;</text:p>
          </table:table-cell>
          <table:table-cell table:style-name="ce2" table:formula="of:=SUBSTITUTE(SUBSTITUTE(SUBSTITUTE(SUBSTITUTE([.P29];&quot;()&quot;;&quot;&quot;);&quot;[]&quot;;&quot;&quot;);&quot;{}&quot;;&quot;&quot;);&quot;&lt;&gt;&quot;;&quot;&quot;)" office:value-type="string" office:string-value="[&lt;&lt;{(&lt;[{[{&lt;{&lt;(&gt;&gt;}&gt;}]}]&gt;{{&lt;[&lt;[&lt;" calcext:value-type="string">
            <text:p>[&lt;&lt;{(&lt;[{[{&lt;{&lt;(&gt;&gt;}&gt;}]}]&gt;{{&lt;[&lt;[&lt;</text:p>
          </table:table-cell>
          <table:table-cell table:style-name="ce2" table:formula="of:=SUBSTITUTE(SUBSTITUTE(SUBSTITUTE(SUBSTITUTE([.Q29];&quot;()&quot;;&quot;&quot;);&quot;[]&quot;;&quot;&quot;);&quot;{}&quot;;&quot;&quot;);&quot;&lt;&gt;&quot;;&quot;&quot;)" office:value-type="string" office:string-value="[&lt;&lt;{(&lt;[{[{&lt;{&lt;(&gt;&gt;}&gt;}]}]&gt;{{&lt;[&lt;[&lt;" calcext:value-type="string">
            <text:p>[&lt;&lt;{(&lt;[{[{&lt;{&lt;(&gt;&gt;}&gt;}]}]&gt;{{&lt;[&lt;[&lt;</text:p>
          </table:table-cell>
          <table:table-cell table:style-name="ce2" table:formula="of:=SUBSTITUTE(SUBSTITUTE(SUBSTITUTE(SUBSTITUTE([.R29];&quot;()&quot;;&quot;&quot;);&quot;[]&quot;;&quot;&quot;);&quot;{}&quot;;&quot;&quot;);&quot;&lt;&gt;&quot;;&quot;&quot;)" office:value-type="string" office:string-value="[&lt;&lt;{(&lt;[{[{&lt;{&lt;(&gt;&gt;}&gt;}]}]&gt;{{&lt;[&lt;[&lt;" calcext:value-type="string">
            <text:p>[&lt;&lt;{(&lt;[{[{&lt;{&lt;(&gt;&gt;}&gt;}]}]&gt;{{&lt;[&lt;[&lt;</text:p>
          </table:table-cell>
          <table:table-cell table:style-name="ce2" table:formula="of:=SUBSTITUTE(SUBSTITUTE(SUBSTITUTE(SUBSTITUTE([.S29];&quot;()&quot;;&quot;&quot;);&quot;[]&quot;;&quot;&quot;);&quot;{}&quot;;&quot;&quot;);&quot;&lt;&gt;&quot;;&quot;&quot;)" office:value-type="string" office:string-value="[&lt;&lt;{(&lt;[{[{&lt;{&lt;(&gt;&gt;}&gt;}]}]&gt;{{&lt;[&lt;[&lt;" calcext:value-type="string">
            <text:p>[&lt;&lt;{(&lt;[{[{&lt;{&lt;(&gt;&gt;}&gt;}]}]&gt;{{&lt;[&lt;[&lt;</text:p>
          </table:table-cell>
          <table:table-cell table:style-name="ce2" table:formula="of:=SUBSTITUTE(SUBSTITUTE(SUBSTITUTE(SUBSTITUTE([.T29];&quot;()&quot;;&quot;&quot;);&quot;[]&quot;;&quot;&quot;);&quot;{}&quot;;&quot;&quot;);&quot;&lt;&gt;&quot;;&quot;&quot;)" office:value-type="string" office:string-value="[&lt;&lt;{(&lt;[{[{&lt;{&lt;(&gt;&gt;}&gt;}]}]&gt;{{&lt;[&lt;[&lt;" calcext:value-type="string">
            <text:p>[&lt;&lt;{(&lt;[{[{&lt;{&lt;(&gt;&gt;}&gt;}]}]&gt;{{&lt;[&lt;[&lt;</text:p>
          </table:table-cell>
          <table:table-cell table:style-name="ce2" table:formula="of:=SUBSTITUTE(SUBSTITUTE(SUBSTITUTE(SUBSTITUTE([.U29];&quot;()&quot;;&quot;&quot;);&quot;[]&quot;;&quot;&quot;);&quot;{}&quot;;&quot;&quot;);&quot;&lt;&gt;&quot;;&quot;&quot;)" office:value-type="string" office:string-value="[&lt;&lt;{(&lt;[{[{&lt;{&lt;(&gt;&gt;}&gt;}]}]&gt;{{&lt;[&lt;[&lt;" calcext:value-type="string">
            <text:p>[&lt;&lt;{(&lt;[{[{&lt;{&lt;(&gt;&gt;}&gt;}]}]&gt;{{&lt;[&lt;[&lt;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29]; MIN(IFERROR(TRANSPOSE(FIND([$Reference.$A$5:.$A$8];[.V29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29]);CONCATENATE(MID([.V29];LEN([.V29])-ROW(INDIRECT(&quot;1:&quot;&amp;LEN([.V29])))+1;1));)" office:value-type="float" office:value="0" calcext:value-type="float">
            <text:p>0</text:p>
          </table:table-cell>
          <table:table-cell table:style-name="ce8" table:formula="of:=SUBSTITUTE(SUBSTITUTE(SUBSTITUTE(SUBSTITUTE([.Z29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29&amp;&quot;&quot;&quot;&quot;,&quot;&quot;(?s)(.{1})&quot;&quot;,&quot;&quot;$1&quot;&quot;&amp;CHAR(127)),&quot;&quot;'&quot;&quot;,&quot;&quot;''&quot;&quot;),CHAR(127)),)&quot;);&quot;&quot;)">
            <text:p/>
          </table:table-cell>
          <table:table-cell table:style-name="ce9" table:number-columns-repeated="1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29]));([.AT29]*5)+IFERROR(INDEX( [$Reference.$D$5:.$D$8];MATCH( [.AB29]; [$Reference.$A$5:.$A$8];0);0););[.AT2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C29]));([.AU29]*5)+IFERROR(INDEX( [$Reference.$D$5:.$D$8];MATCH( [.AC29]; [$Reference.$A$5:.$A$8];0);0););[.AU2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D29]));([.AV29]*5)+IFERROR(INDEX( [$Reference.$D$5:.$D$8];MATCH( [.AD29]; [$Reference.$A$5:.$A$8];0);0););[.AV2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E29]));([.AW29]*5)+IFERROR(INDEX( [$Reference.$D$5:.$D$8];MATCH( [.AE29]; [$Reference.$A$5:.$A$8];0);0););[.AW2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F29]));([.AX29]*5)+IFERROR(INDEX( [$Reference.$D$5:.$D$8];MATCH( [.AF29]; [$Reference.$A$5:.$A$8];0);0););[.AX2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G29]));([.AY29]*5)+IFERROR(INDEX( [$Reference.$D$5:.$D$8];MATCH( [.AG29]; [$Reference.$A$5:.$A$8];0);0););[.AY2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H29]));([.AZ29]*5)+IFERROR(INDEX( [$Reference.$D$5:.$D$8];MATCH( [.AH29]; [$Reference.$A$5:.$A$8];0);0););[.AZ2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I29]));([.BA29]*5)+IFERROR(INDEX( [$Reference.$D$5:.$D$8];MATCH( [.AI29]; [$Reference.$A$5:.$A$8];0);0););[.BA2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J29]));([.BB29]*5)+IFERROR(INDEX( [$Reference.$D$5:.$D$8];MATCH( [.AJ29]; [$Reference.$A$5:.$A$8];0);0););[.BB2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K29]));([.BC29]*5)+IFERROR(INDEX( [$Reference.$D$5:.$D$8];MATCH( [.AK29]; [$Reference.$A$5:.$A$8];0);0););[.BC2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L29]));([.BD29]*5)+IFERROR(INDEX( [$Reference.$D$5:.$D$8];MATCH( [.AL29]; [$Reference.$A$5:.$A$8];0);0););[.BD2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M29]));([.BE29]*5)+IFERROR(INDEX( [$Reference.$D$5:.$D$8];MATCH( [.AM29]; [$Reference.$A$5:.$A$8];0);0););[.BE2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N29]));([.BF29]*5)+IFERROR(INDEX( [$Reference.$D$5:.$D$8];MATCH( [.AN29]; [$Reference.$A$5:.$A$8];0);0););[.BF2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O29]));([.BG29]*5)+IFERROR(INDEX( [$Reference.$D$5:.$D$8];MATCH( [.AO29]; [$Reference.$A$5:.$A$8];0);0););[.BG2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P29]));([.BH29]*5)+IFERROR(INDEX( [$Reference.$D$5:.$D$8];MATCH( [.AP29]; [$Reference.$A$5:.$A$8];0);0););[.BH2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Q29]));([.BI29]*5)+IFERROR(INDEX( [$Reference.$D$5:.$D$8];MATCH( [.AQ29]; [$Reference.$A$5:.$A$8];0);0););[.BI2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R29]));([.BJ29]*5)+IFERROR(INDEX( [$Reference.$D$5:.$D$8];MATCH( [.AR29]; [$Reference.$A$5:.$A$8];0);0););[.BJ2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S29]));([.BK29]*5)+IFERROR(INDEX( [$Reference.$D$5:.$D$8];MATCH( [.AS29]; [$Reference.$A$5:.$A$8];0);0););[.BK29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&lt;(&lt;{&lt;[[{&lt;&lt;((&lt;(&lt;&gt;[])(&lt;&gt;{})&gt;&lt;[[][]]({}[])&gt;))&gt;(&lt;{&lt;&lt;&lt;&gt;[]&gt;{{}[]}&gt;[({}&lt;&gt;)[()&lt;&gt;]]}&gt;)&gt;}]]&gt;}{{(&lt;&lt;&lt;[</text:p>
          </table:table-cell>
          <table:table-cell table:style-name="ce2" table:formula="of:=SUBSTITUTE(SUBSTITUTE(SUBSTITUTE(SUBSTITUTE([.A30];&quot;()&quot;;&quot;&quot;);&quot;[]&quot;;&quot;&quot;);&quot;{}&quot;;&quot;&quot;);&quot;&lt;&gt;&quot;;&quot;&quot;)" office:value-type="string" office:string-value="&lt;(&lt;{&lt;[[{&lt;&lt;((&lt;()()&gt;&lt;[]()&gt;))&gt;(&lt;{&lt;&lt;&gt;{}&gt;[()[]]}&gt;)&gt;}]]&gt;}{{(&lt;&lt;&lt;[" calcext:value-type="string">
            <text:p>&lt;(&lt;{&lt;[[{&lt;&lt;((&lt;()()&gt;&lt;[]()&gt;))&gt;(&lt;{&lt;&lt;&gt;{}&gt;[()[]]}&gt;)&gt;}]]&gt;}{{(&lt;&lt;&lt;[</text:p>
          </table:table-cell>
          <table:table-cell table:style-name="ce2" table:formula="of:=SUBSTITUTE(SUBSTITUTE(SUBSTITUTE(SUBSTITUTE([.B30];&quot;()&quot;;&quot;&quot;);&quot;[]&quot;;&quot;&quot;);&quot;{}&quot;;&quot;&quot;);&quot;&lt;&gt;&quot;;&quot;&quot;)" office:value-type="string" office:string-value="&lt;(&lt;{&lt;[[{&lt;&lt;(())&gt;(&lt;{&lt;&gt;[]}&gt;)&gt;}]]&gt;}{{(&lt;&lt;&lt;[" calcext:value-type="string">
            <text:p>&lt;(&lt;{&lt;[[{&lt;&lt;(())&gt;(&lt;{&lt;&gt;[]}&gt;)&gt;}]]&gt;}{{(&lt;&lt;&lt;[</text:p>
          </table:table-cell>
          <table:table-cell table:style-name="ce2" table:formula="of:=SUBSTITUTE(SUBSTITUTE(SUBSTITUTE(SUBSTITUTE([.C30];&quot;()&quot;;&quot;&quot;);&quot;[]&quot;;&quot;&quot;);&quot;{}&quot;;&quot;&quot;);&quot;&lt;&gt;&quot;;&quot;&quot;)" office:value-type="string" office:string-value="&lt;(&lt;{&lt;[[{&lt;&lt;()&gt;(&lt;{}&gt;)&gt;}]]&gt;}{{(&lt;&lt;&lt;[" calcext:value-type="string">
            <text:p>&lt;(&lt;{&lt;[[{&lt;&lt;()&gt;(&lt;{}&gt;)&gt;}]]&gt;}{{(&lt;&lt;&lt;[</text:p>
          </table:table-cell>
          <table:table-cell table:style-name="ce2" table:formula="of:=SUBSTITUTE(SUBSTITUTE(SUBSTITUTE(SUBSTITUTE([.D30];&quot;()&quot;;&quot;&quot;);&quot;[]&quot;;&quot;&quot;);&quot;{}&quot;;&quot;&quot;);&quot;&lt;&gt;&quot;;&quot;&quot;)" office:value-type="string" office:string-value="&lt;(&lt;{&lt;[[{&lt;()&gt;}]]&gt;}{{(&lt;&lt;&lt;[" calcext:value-type="string">
            <text:p>&lt;(&lt;{&lt;[[{&lt;()&gt;}]]&gt;}{{(&lt;&lt;&lt;[</text:p>
          </table:table-cell>
          <table:table-cell table:style-name="ce2" table:formula="of:=SUBSTITUTE(SUBSTITUTE(SUBSTITUTE(SUBSTITUTE([.E30];&quot;()&quot;;&quot;&quot;);&quot;[]&quot;;&quot;&quot;);&quot;{}&quot;;&quot;&quot;);&quot;&lt;&gt;&quot;;&quot;&quot;)" office:value-type="string" office:string-value="&lt;(&lt;{&lt;[[{}]]&gt;}{{(&lt;&lt;&lt;[" calcext:value-type="string">
            <text:p>&lt;(&lt;{&lt;[[{}]]&gt;}{{(&lt;&lt;&lt;[</text:p>
          </table:table-cell>
          <table:table-cell table:style-name="ce2" table:formula="of:=SUBSTITUTE(SUBSTITUTE(SUBSTITUTE(SUBSTITUTE([.F30];&quot;()&quot;;&quot;&quot;);&quot;[]&quot;;&quot;&quot;);&quot;{}&quot;;&quot;&quot;);&quot;&lt;&gt;&quot;;&quot;&quot;)" office:value-type="string" office:string-value="&lt;(&lt;{&lt;[[]]&gt;}{{(&lt;&lt;&lt;[" calcext:value-type="string">
            <text:p>&lt;(&lt;{&lt;[[]]&gt;}{{(&lt;&lt;&lt;[</text:p>
          </table:table-cell>
          <table:table-cell table:style-name="ce2" table:formula="of:=SUBSTITUTE(SUBSTITUTE(SUBSTITUTE(SUBSTITUTE([.G30];&quot;()&quot;;&quot;&quot;);&quot;[]&quot;;&quot;&quot;);&quot;{}&quot;;&quot;&quot;);&quot;&lt;&gt;&quot;;&quot;&quot;)" office:value-type="string" office:string-value="&lt;(&lt;{&lt;[]&gt;}{{(&lt;&lt;&lt;[" calcext:value-type="string">
            <text:p>&lt;(&lt;{&lt;[]&gt;}{{(&lt;&lt;&lt;[</text:p>
          </table:table-cell>
          <table:table-cell table:style-name="ce2" table:formula="of:=SUBSTITUTE(SUBSTITUTE(SUBSTITUTE(SUBSTITUTE([.H30];&quot;()&quot;;&quot;&quot;);&quot;[]&quot;;&quot;&quot;);&quot;{}&quot;;&quot;&quot;);&quot;&lt;&gt;&quot;;&quot;&quot;)" office:value-type="string" office:string-value="&lt;(&lt;{}{{(&lt;&lt;&lt;[" calcext:value-type="string">
            <text:p>&lt;(&lt;{}{{(&lt;&lt;&lt;[</text:p>
          </table:table-cell>
          <table:table-cell table:style-name="ce2" table:formula="of:=SUBSTITUTE(SUBSTITUTE(SUBSTITUTE(SUBSTITUTE([.I30];&quot;()&quot;;&quot;&quot;);&quot;[]&quot;;&quot;&quot;);&quot;{}&quot;;&quot;&quot;);&quot;&lt;&gt;&quot;;&quot;&quot;)" office:value-type="string" office:string-value="&lt;(&lt;{{(&lt;&lt;&lt;[" calcext:value-type="string">
            <text:p>&lt;(&lt;{{(&lt;&lt;&lt;[</text:p>
          </table:table-cell>
          <table:table-cell table:style-name="ce2" table:formula="of:=SUBSTITUTE(SUBSTITUTE(SUBSTITUTE(SUBSTITUTE([.J30];&quot;()&quot;;&quot;&quot;);&quot;[]&quot;;&quot;&quot;);&quot;{}&quot;;&quot;&quot;);&quot;&lt;&gt;&quot;;&quot;&quot;)" office:value-type="string" office:string-value="&lt;(&lt;{{(&lt;&lt;&lt;[" calcext:value-type="string">
            <text:p>&lt;(&lt;{{(&lt;&lt;&lt;[</text:p>
          </table:table-cell>
          <table:table-cell table:style-name="ce2" table:formula="of:=SUBSTITUTE(SUBSTITUTE(SUBSTITUTE(SUBSTITUTE([.K30];&quot;()&quot;;&quot;&quot;);&quot;[]&quot;;&quot;&quot;);&quot;{}&quot;;&quot;&quot;);&quot;&lt;&gt;&quot;;&quot;&quot;)" office:value-type="string" office:string-value="&lt;(&lt;{{(&lt;&lt;&lt;[" calcext:value-type="string">
            <text:p>&lt;(&lt;{{(&lt;&lt;&lt;[</text:p>
          </table:table-cell>
          <table:table-cell table:style-name="ce2" table:formula="of:=SUBSTITUTE(SUBSTITUTE(SUBSTITUTE(SUBSTITUTE([.L30];&quot;()&quot;;&quot;&quot;);&quot;[]&quot;;&quot;&quot;);&quot;{}&quot;;&quot;&quot;);&quot;&lt;&gt;&quot;;&quot;&quot;)" office:value-type="string" office:string-value="&lt;(&lt;{{(&lt;&lt;&lt;[" calcext:value-type="string">
            <text:p>&lt;(&lt;{{(&lt;&lt;&lt;[</text:p>
          </table:table-cell>
          <table:table-cell table:style-name="ce2" table:formula="of:=SUBSTITUTE(SUBSTITUTE(SUBSTITUTE(SUBSTITUTE([.M30];&quot;()&quot;;&quot;&quot;);&quot;[]&quot;;&quot;&quot;);&quot;{}&quot;;&quot;&quot;);&quot;&lt;&gt;&quot;;&quot;&quot;)" office:value-type="string" office:string-value="&lt;(&lt;{{(&lt;&lt;&lt;[" calcext:value-type="string">
            <text:p>&lt;(&lt;{{(&lt;&lt;&lt;[</text:p>
          </table:table-cell>
          <table:table-cell table:style-name="ce2" table:formula="of:=SUBSTITUTE(SUBSTITUTE(SUBSTITUTE(SUBSTITUTE([.N30];&quot;()&quot;;&quot;&quot;);&quot;[]&quot;;&quot;&quot;);&quot;{}&quot;;&quot;&quot;);&quot;&lt;&gt;&quot;;&quot;&quot;)" office:value-type="string" office:string-value="&lt;(&lt;{{(&lt;&lt;&lt;[" calcext:value-type="string">
            <text:p>&lt;(&lt;{{(&lt;&lt;&lt;[</text:p>
          </table:table-cell>
          <table:table-cell table:style-name="ce2" table:formula="of:=SUBSTITUTE(SUBSTITUTE(SUBSTITUTE(SUBSTITUTE([.O30];&quot;()&quot;;&quot;&quot;);&quot;[]&quot;;&quot;&quot;);&quot;{}&quot;;&quot;&quot;);&quot;&lt;&gt;&quot;;&quot;&quot;)" office:value-type="string" office:string-value="&lt;(&lt;{{(&lt;&lt;&lt;[" calcext:value-type="string">
            <text:p>&lt;(&lt;{{(&lt;&lt;&lt;[</text:p>
          </table:table-cell>
          <table:table-cell table:style-name="ce2" table:formula="of:=SUBSTITUTE(SUBSTITUTE(SUBSTITUTE(SUBSTITUTE([.P30];&quot;()&quot;;&quot;&quot;);&quot;[]&quot;;&quot;&quot;);&quot;{}&quot;;&quot;&quot;);&quot;&lt;&gt;&quot;;&quot;&quot;)" office:value-type="string" office:string-value="&lt;(&lt;{{(&lt;&lt;&lt;[" calcext:value-type="string">
            <text:p>&lt;(&lt;{{(&lt;&lt;&lt;[</text:p>
          </table:table-cell>
          <table:table-cell table:style-name="ce2" table:formula="of:=SUBSTITUTE(SUBSTITUTE(SUBSTITUTE(SUBSTITUTE([.Q30];&quot;()&quot;;&quot;&quot;);&quot;[]&quot;;&quot;&quot;);&quot;{}&quot;;&quot;&quot;);&quot;&lt;&gt;&quot;;&quot;&quot;)" office:value-type="string" office:string-value="&lt;(&lt;{{(&lt;&lt;&lt;[" calcext:value-type="string">
            <text:p>&lt;(&lt;{{(&lt;&lt;&lt;[</text:p>
          </table:table-cell>
          <table:table-cell table:style-name="ce2" table:formula="of:=SUBSTITUTE(SUBSTITUTE(SUBSTITUTE(SUBSTITUTE([.R30];&quot;()&quot;;&quot;&quot;);&quot;[]&quot;;&quot;&quot;);&quot;{}&quot;;&quot;&quot;);&quot;&lt;&gt;&quot;;&quot;&quot;)" office:value-type="string" office:string-value="&lt;(&lt;{{(&lt;&lt;&lt;[" calcext:value-type="string">
            <text:p>&lt;(&lt;{{(&lt;&lt;&lt;[</text:p>
          </table:table-cell>
          <table:table-cell table:style-name="ce2" table:formula="of:=SUBSTITUTE(SUBSTITUTE(SUBSTITUTE(SUBSTITUTE([.S30];&quot;()&quot;;&quot;&quot;);&quot;[]&quot;;&quot;&quot;);&quot;{}&quot;;&quot;&quot;);&quot;&lt;&gt;&quot;;&quot;&quot;)" office:value-type="string" office:string-value="&lt;(&lt;{{(&lt;&lt;&lt;[" calcext:value-type="string">
            <text:p>&lt;(&lt;{{(&lt;&lt;&lt;[</text:p>
          </table:table-cell>
          <table:table-cell table:style-name="ce2" table:formula="of:=SUBSTITUTE(SUBSTITUTE(SUBSTITUTE(SUBSTITUTE([.T30];&quot;()&quot;;&quot;&quot;);&quot;[]&quot;;&quot;&quot;);&quot;{}&quot;;&quot;&quot;);&quot;&lt;&gt;&quot;;&quot;&quot;)" office:value-type="string" office:string-value="&lt;(&lt;{{(&lt;&lt;&lt;[" calcext:value-type="string">
            <text:p>&lt;(&lt;{{(&lt;&lt;&lt;[</text:p>
          </table:table-cell>
          <table:table-cell table:style-name="ce2" table:formula="of:=SUBSTITUTE(SUBSTITUTE(SUBSTITUTE(SUBSTITUTE([.U30];&quot;()&quot;;&quot;&quot;);&quot;[]&quot;;&quot;&quot;);&quot;{}&quot;;&quot;&quot;);&quot;&lt;&gt;&quot;;&quot;&quot;)" office:value-type="string" office:string-value="&lt;(&lt;{{(&lt;&lt;&lt;[" calcext:value-type="string">
            <text:p>&lt;(&lt;{{(&lt;&lt;&lt;[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30]; MIN(IFERROR(TRANSPOSE(FIND([$Reference.$A$5:.$A$8];[.V30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30]);CONCATENATE(MID([.V30];LEN([.V30])-ROW(INDIRECT(&quot;1:&quot;&amp;LEN([.V30])))+1;1));)" office:value-type="float" office:value="0" calcext:value-type="float">
            <text:p>0</text:p>
          </table:table-cell>
          <table:table-cell table:style-name="ce8" table:formula="of:=SUBSTITUTE(SUBSTITUTE(SUBSTITUTE(SUBSTITUTE([.Z30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30&amp;&quot;&quot;&quot;&quot;,&quot;&quot;(?s)(.{1})&quot;&quot;,&quot;&quot;$1&quot;&quot;&amp;CHAR(127)),&quot;&quot;'&quot;&quot;,&quot;&quot;''&quot;&quot;),CHAR(127)),)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number-columns-repeated="8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30]));([.AT30]*5)+IFERROR(INDEX( [$Reference.$D$5:.$D$8];MATCH( [.AB30]; [$Reference.$A$5:.$A$8];0);0););[.AT30])" office:value-type="float" office:value="2" calcext:value-type="float">
            <text:p>2</text:p>
          </table:table-cell>
          <table:table-cell table:style-name="ce9" table:number-matrix-columns-spanned="1" table:number-matrix-rows-spanned="1" table:formula="of:=IF(NOT(ISBLANK([.AC30]));([.AU30]*5)+IFERROR(INDEX( [$Reference.$D$5:.$D$8];MATCH( [.AC30]; [$Reference.$A$5:.$A$8];0);0););[.AU30])" office:value-type="float" office:value="14" calcext:value-type="float">
            <text:p>14</text:p>
          </table:table-cell>
          <table:table-cell table:style-name="ce9" table:number-matrix-columns-spanned="1" table:number-matrix-rows-spanned="1" table:formula="of:=IF(NOT(ISBLANK([.AD30]));([.AV30]*5)+IFERROR(INDEX( [$Reference.$D$5:.$D$8];MATCH( [.AD30]; [$Reference.$A$5:.$A$8];0);0););[.AV30])" office:value-type="float" office:value="74" calcext:value-type="float">
            <text:p>74</text:p>
          </table:table-cell>
          <table:table-cell table:style-name="ce9" table:number-matrix-columns-spanned="1" table:number-matrix-rows-spanned="1" table:formula="of:=IF(NOT(ISBLANK([.AE30]));([.AW30]*5)+IFERROR(INDEX( [$Reference.$D$5:.$D$8];MATCH( [.AE30]; [$Reference.$A$5:.$A$8];0);0););[.AW30])" office:value-type="float" office:value="374" calcext:value-type="float">
            <text:p>374</text:p>
          </table:table-cell>
          <table:table-cell table:style-name="ce9" table:number-matrix-columns-spanned="1" table:number-matrix-rows-spanned="1" table:formula="of:=IF(NOT(ISBLANK([.AF30]));([.AX30]*5)+IFERROR(INDEX( [$Reference.$D$5:.$D$8];MATCH( [.AF30]; [$Reference.$A$5:.$A$8];0);0););[.AX30])" office:value-type="float" office:value="1871" calcext:value-type="float">
            <text:p>1871</text:p>
          </table:table-cell>
          <table:table-cell table:style-name="ce9" table:number-matrix-columns-spanned="1" table:number-matrix-rows-spanned="1" table:formula="of:=IF(NOT(ISBLANK([.AG30]));([.AY30]*5)+IFERROR(INDEX( [$Reference.$D$5:.$D$8];MATCH( [.AG30]; [$Reference.$A$5:.$A$8];0);0););[.AY30])" office:value-type="float" office:value="9358" calcext:value-type="float">
            <text:p>9358</text:p>
          </table:table-cell>
          <table:table-cell table:style-name="ce9" table:number-matrix-columns-spanned="1" table:number-matrix-rows-spanned="1" table:formula="of:=IF(NOT(ISBLANK([.AH30]));([.AZ30]*5)+IFERROR(INDEX( [$Reference.$D$5:.$D$8];MATCH( [.AH30]; [$Reference.$A$5:.$A$8];0);0););[.AZ30])" office:value-type="float" office:value="46793" calcext:value-type="float">
            <text:p>46793</text:p>
          </table:table-cell>
          <table:table-cell table:style-name="ce9" table:number-matrix-columns-spanned="1" table:number-matrix-rows-spanned="1" table:formula="of:=IF(NOT(ISBLANK([.AI30]));([.BA30]*5)+IFERROR(INDEX( [$Reference.$D$5:.$D$8];MATCH( [.AI30]; [$Reference.$A$5:.$A$8];0);0););[.BA30])" office:value-type="float" office:value="233969" calcext:value-type="float">
            <text:p>233969</text:p>
          </table:table-cell>
          <table:table-cell table:style-name="ce9" table:number-matrix-columns-spanned="1" table:number-matrix-rows-spanned="1" table:formula="of:=IF(NOT(ISBLANK([.AJ30]));([.BB30]*5)+IFERROR(INDEX( [$Reference.$D$5:.$D$8];MATCH( [.AJ30]; [$Reference.$A$5:.$A$8];0);0););[.BB30])" office:value-type="float" office:value="1169846" calcext:value-type="float">
            <text:p>1169846</text:p>
          </table:table-cell>
          <table:table-cell table:style-name="ce9" table:number-matrix-columns-spanned="1" table:number-matrix-rows-spanned="1" table:formula="of:=IF(NOT(ISBLANK([.AK30]));([.BC30]*5)+IFERROR(INDEX( [$Reference.$D$5:.$D$8];MATCH( [.AK30]; [$Reference.$A$5:.$A$8];0);0););[.BC30])" office:value-type="float" office:value="5849234" calcext:value-type="float">
            <text:p>5849234</text:p>
          </table:table-cell>
          <table:table-cell table:style-name="ce9" table:number-matrix-columns-spanned="1" table:number-matrix-rows-spanned="1" table:formula="of:=IF(NOT(ISBLANK([.AL30]));([.BD30]*5)+IFERROR(INDEX( [$Reference.$D$5:.$D$8];MATCH( [.AL30]; [$Reference.$A$5:.$A$8];0);0););[.BD30])" office:value-type="float" office:value="5849234" calcext:value-type="float">
            <text:p>5849234</text:p>
          </table:table-cell>
          <table:table-cell table:style-name="ce9" table:number-matrix-columns-spanned="1" table:number-matrix-rows-spanned="1" table:formula="of:=IF(NOT(ISBLANK([.AM30]));([.BE30]*5)+IFERROR(INDEX( [$Reference.$D$5:.$D$8];MATCH( [.AM30]; [$Reference.$A$5:.$A$8];0);0););[.BE30])" office:value-type="float" office:value="5849234" calcext:value-type="float">
            <text:p>5849234</text:p>
          </table:table-cell>
          <table:table-cell table:style-name="ce9" table:number-matrix-columns-spanned="1" table:number-matrix-rows-spanned="1" table:formula="of:=IF(NOT(ISBLANK([.AN30]));([.BF30]*5)+IFERROR(INDEX( [$Reference.$D$5:.$D$8];MATCH( [.AN30]; [$Reference.$A$5:.$A$8];0);0););[.BF30])" office:value-type="float" office:value="5849234" calcext:value-type="float">
            <text:p>5849234</text:p>
          </table:table-cell>
          <table:table-cell table:style-name="ce9" table:number-matrix-columns-spanned="1" table:number-matrix-rows-spanned="1" table:formula="of:=IF(NOT(ISBLANK([.AO30]));([.BG30]*5)+IFERROR(INDEX( [$Reference.$D$5:.$D$8];MATCH( [.AO30]; [$Reference.$A$5:.$A$8];0);0););[.BG30])" office:value-type="float" office:value="5849234" calcext:value-type="float">
            <text:p>5849234</text:p>
          </table:table-cell>
          <table:table-cell table:style-name="ce9" table:number-matrix-columns-spanned="1" table:number-matrix-rows-spanned="1" table:formula="of:=IF(NOT(ISBLANK([.AP30]));([.BH30]*5)+IFERROR(INDEX( [$Reference.$D$5:.$D$8];MATCH( [.AP30]; [$Reference.$A$5:.$A$8];0);0););[.BH30])" office:value-type="float" office:value="5849234" calcext:value-type="float">
            <text:p>5849234</text:p>
          </table:table-cell>
          <table:table-cell table:style-name="ce9" table:number-matrix-columns-spanned="1" table:number-matrix-rows-spanned="1" table:formula="of:=IF(NOT(ISBLANK([.AQ30]));([.BI30]*5)+IFERROR(INDEX( [$Reference.$D$5:.$D$8];MATCH( [.AQ30]; [$Reference.$A$5:.$A$8];0);0););[.BI30])" office:value-type="float" office:value="5849234" calcext:value-type="float">
            <text:p>5849234</text:p>
          </table:table-cell>
          <table:table-cell table:style-name="ce9" table:number-matrix-columns-spanned="1" table:number-matrix-rows-spanned="1" table:formula="of:=IF(NOT(ISBLANK([.AR30]));([.BJ30]*5)+IFERROR(INDEX( [$Reference.$D$5:.$D$8];MATCH( [.AR30]; [$Reference.$A$5:.$A$8];0);0););[.BJ30])" office:value-type="float" office:value="5849234" calcext:value-type="float">
            <text:p>5849234</text:p>
          </table:table-cell>
          <table:table-cell table:style-name="ce9" table:number-matrix-columns-spanned="1" table:number-matrix-rows-spanned="1" table:formula="of:=IF(NOT(ISBLANK([.AS30]));([.BK30]*5)+IFERROR(INDEX( [$Reference.$D$5:.$D$8];MATCH( [.AS30]; [$Reference.$A$5:.$A$8];0);0););[.BK30])" office:value-type="float" office:value="5849234" calcext:value-type="float">
            <text:p>5849234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&lt;[((([&lt;{({({[({}&lt;&gt;}({}{})]&lt;(()())[&lt;&gt;()]&gt;}{{&lt;()[]&gt;}{&lt;&lt;&gt;()&gt;(&lt;&gt;{})}})[&lt;[({}())(&lt;&gt;[])]&lt;{{}()}&gt;&gt;</text:p>
          </table:table-cell>
          <table:table-cell table:style-name="ce2" table:formula="of:=SUBSTITUTE(SUBSTITUTE(SUBSTITUTE(SUBSTITUTE([.A31];&quot;()&quot;;&quot;&quot;);&quot;[]&quot;;&quot;&quot;);&quot;{}&quot;;&quot;&quot;);&quot;&lt;&gt;&quot;;&quot;&quot;)" office:value-type="string" office:string-value="&lt;[((([&lt;{({({[(}()]&lt;()[]&gt;}{{}{&lt;&gt;()}})[&lt;[()()]&lt;{}&gt;&gt;" calcext:value-type="string">
            <text:p>&lt;[((([&lt;{({({[(}()]&lt;()[]&gt;}{{}{&lt;&gt;()}})[&lt;[()()]&lt;{}&gt;&gt;</text:p>
          </table:table-cell>
          <table:table-cell table:style-name="ce2" table:formula="of:=SUBSTITUTE(SUBSTITUTE(SUBSTITUTE(SUBSTITUTE([.B31];&quot;()&quot;;&quot;&quot;);&quot;[]&quot;;&quot;&quot;);&quot;{}&quot;;&quot;&quot;);&quot;&lt;&gt;&quot;;&quot;&quot;)" office:value-type="string" office:string-value="&lt;[((([&lt;{({({[(}]}{{}})[&lt;&gt;" calcext:value-type="string">
            <text:p>&lt;[((([&lt;{({({[(}]}{{}})[&lt;&gt;</text:p>
          </table:table-cell>
          <table:table-cell table:style-name="ce2" table:formula="of:=SUBSTITUTE(SUBSTITUTE(SUBSTITUTE(SUBSTITUTE([.C31];&quot;()&quot;;&quot;&quot;);&quot;[]&quot;;&quot;&quot;);&quot;{}&quot;;&quot;&quot;);&quot;&lt;&gt;&quot;;&quot;&quot;)" office:value-type="string" office:string-value="&lt;[((([&lt;{({({[(}]}{})[" calcext:value-type="string">
            <text:p>&lt;[((([&lt;{({({[(}]}{})[</text:p>
          </table:table-cell>
          <table:table-cell table:style-name="ce2" table:formula="of:=SUBSTITUTE(SUBSTITUTE(SUBSTITUTE(SUBSTITUTE([.D31];&quot;()&quot;;&quot;&quot;);&quot;[]&quot;;&quot;&quot;);&quot;{}&quot;;&quot;&quot;);&quot;&lt;&gt;&quot;;&quot;&quot;)" office:value-type="string" office:string-value="&lt;[((([&lt;{({({[(}]})[" calcext:value-type="string">
            <text:p>&lt;[((([&lt;{({({[(}]})[</text:p>
          </table:table-cell>
          <table:table-cell table:style-name="ce2" table:formula="of:=SUBSTITUTE(SUBSTITUTE(SUBSTITUTE(SUBSTITUTE([.E31];&quot;()&quot;;&quot;&quot;);&quot;[]&quot;;&quot;&quot;);&quot;{}&quot;;&quot;&quot;);&quot;&lt;&gt;&quot;;&quot;&quot;)" office:value-type="string" office:string-value="&lt;[((([&lt;{({({[(}]})[" calcext:value-type="string">
            <text:p>&lt;[((([&lt;{({({[(}]})[</text:p>
          </table:table-cell>
          <table:table-cell table:style-name="ce2" table:formula="of:=SUBSTITUTE(SUBSTITUTE(SUBSTITUTE(SUBSTITUTE([.F31];&quot;()&quot;;&quot;&quot;);&quot;[]&quot;;&quot;&quot;);&quot;{}&quot;;&quot;&quot;);&quot;&lt;&gt;&quot;;&quot;&quot;)" office:value-type="string" office:string-value="&lt;[((([&lt;{({({[(}]})[" calcext:value-type="string">
            <text:p>&lt;[((([&lt;{({({[(}]})[</text:p>
          </table:table-cell>
          <table:table-cell table:style-name="ce2" table:formula="of:=SUBSTITUTE(SUBSTITUTE(SUBSTITUTE(SUBSTITUTE([.G31];&quot;()&quot;;&quot;&quot;);&quot;[]&quot;;&quot;&quot;);&quot;{}&quot;;&quot;&quot;);&quot;&lt;&gt;&quot;;&quot;&quot;)" office:value-type="string" office:string-value="&lt;[((([&lt;{({({[(}]})[" calcext:value-type="string">
            <text:p>&lt;[((([&lt;{({({[(}]})[</text:p>
          </table:table-cell>
          <table:table-cell table:style-name="ce2" table:formula="of:=SUBSTITUTE(SUBSTITUTE(SUBSTITUTE(SUBSTITUTE([.H31];&quot;()&quot;;&quot;&quot;);&quot;[]&quot;;&quot;&quot;);&quot;{}&quot;;&quot;&quot;);&quot;&lt;&gt;&quot;;&quot;&quot;)" office:value-type="string" office:string-value="&lt;[((([&lt;{({({[(}]})[" calcext:value-type="string">
            <text:p>&lt;[((([&lt;{({({[(}]})[</text:p>
          </table:table-cell>
          <table:table-cell table:style-name="ce2" table:formula="of:=SUBSTITUTE(SUBSTITUTE(SUBSTITUTE(SUBSTITUTE([.I31];&quot;()&quot;;&quot;&quot;);&quot;[]&quot;;&quot;&quot;);&quot;{}&quot;;&quot;&quot;);&quot;&lt;&gt;&quot;;&quot;&quot;)" office:value-type="string" office:string-value="&lt;[((([&lt;{({({[(}]})[" calcext:value-type="string">
            <text:p>&lt;[((([&lt;{({({[(}]})[</text:p>
          </table:table-cell>
          <table:table-cell table:style-name="ce2" table:formula="of:=SUBSTITUTE(SUBSTITUTE(SUBSTITUTE(SUBSTITUTE([.J31];&quot;()&quot;;&quot;&quot;);&quot;[]&quot;;&quot;&quot;);&quot;{}&quot;;&quot;&quot;);&quot;&lt;&gt;&quot;;&quot;&quot;)" office:value-type="string" office:string-value="&lt;[((([&lt;{({({[(}]})[" calcext:value-type="string">
            <text:p>&lt;[((([&lt;{({({[(}]})[</text:p>
          </table:table-cell>
          <table:table-cell table:style-name="ce2" table:formula="of:=SUBSTITUTE(SUBSTITUTE(SUBSTITUTE(SUBSTITUTE([.K31];&quot;()&quot;;&quot;&quot;);&quot;[]&quot;;&quot;&quot;);&quot;{}&quot;;&quot;&quot;);&quot;&lt;&gt;&quot;;&quot;&quot;)" office:value-type="string" office:string-value="&lt;[((([&lt;{({({[(}]})[" calcext:value-type="string">
            <text:p>&lt;[((([&lt;{({({[(}]})[</text:p>
          </table:table-cell>
          <table:table-cell table:style-name="ce2" table:formula="of:=SUBSTITUTE(SUBSTITUTE(SUBSTITUTE(SUBSTITUTE([.L31];&quot;()&quot;;&quot;&quot;);&quot;[]&quot;;&quot;&quot;);&quot;{}&quot;;&quot;&quot;);&quot;&lt;&gt;&quot;;&quot;&quot;)" office:value-type="string" office:string-value="&lt;[((([&lt;{({({[(}]})[" calcext:value-type="string">
            <text:p>&lt;[((([&lt;{({({[(}]})[</text:p>
          </table:table-cell>
          <table:table-cell table:style-name="ce2" table:formula="of:=SUBSTITUTE(SUBSTITUTE(SUBSTITUTE(SUBSTITUTE([.M31];&quot;()&quot;;&quot;&quot;);&quot;[]&quot;;&quot;&quot;);&quot;{}&quot;;&quot;&quot;);&quot;&lt;&gt;&quot;;&quot;&quot;)" office:value-type="string" office:string-value="&lt;[((([&lt;{({({[(}]})[" calcext:value-type="string">
            <text:p>&lt;[((([&lt;{({({[(}]})[</text:p>
          </table:table-cell>
          <table:table-cell table:style-name="ce2" table:formula="of:=SUBSTITUTE(SUBSTITUTE(SUBSTITUTE(SUBSTITUTE([.N31];&quot;()&quot;;&quot;&quot;);&quot;[]&quot;;&quot;&quot;);&quot;{}&quot;;&quot;&quot;);&quot;&lt;&gt;&quot;;&quot;&quot;)" office:value-type="string" office:string-value="&lt;[((([&lt;{({({[(}]})[" calcext:value-type="string">
            <text:p>&lt;[((([&lt;{({({[(}]})[</text:p>
          </table:table-cell>
          <table:table-cell table:style-name="ce2" table:formula="of:=SUBSTITUTE(SUBSTITUTE(SUBSTITUTE(SUBSTITUTE([.O31];&quot;()&quot;;&quot;&quot;);&quot;[]&quot;;&quot;&quot;);&quot;{}&quot;;&quot;&quot;);&quot;&lt;&gt;&quot;;&quot;&quot;)" office:value-type="string" office:string-value="&lt;[((([&lt;{({({[(}]})[" calcext:value-type="string">
            <text:p>&lt;[((([&lt;{({({[(}]})[</text:p>
          </table:table-cell>
          <table:table-cell table:style-name="ce2" table:formula="of:=SUBSTITUTE(SUBSTITUTE(SUBSTITUTE(SUBSTITUTE([.P31];&quot;()&quot;;&quot;&quot;);&quot;[]&quot;;&quot;&quot;);&quot;{}&quot;;&quot;&quot;);&quot;&lt;&gt;&quot;;&quot;&quot;)" office:value-type="string" office:string-value="&lt;[((([&lt;{({({[(}]})[" calcext:value-type="string">
            <text:p>&lt;[((([&lt;{({({[(}]})[</text:p>
          </table:table-cell>
          <table:table-cell table:style-name="ce2" table:formula="of:=SUBSTITUTE(SUBSTITUTE(SUBSTITUTE(SUBSTITUTE([.Q31];&quot;()&quot;;&quot;&quot;);&quot;[]&quot;;&quot;&quot;);&quot;{}&quot;;&quot;&quot;);&quot;&lt;&gt;&quot;;&quot;&quot;)" office:value-type="string" office:string-value="&lt;[((([&lt;{({({[(}]})[" calcext:value-type="string">
            <text:p>&lt;[((([&lt;{({({[(}]})[</text:p>
          </table:table-cell>
          <table:table-cell table:style-name="ce2" table:formula="of:=SUBSTITUTE(SUBSTITUTE(SUBSTITUTE(SUBSTITUTE([.R31];&quot;()&quot;;&quot;&quot;);&quot;[]&quot;;&quot;&quot;);&quot;{}&quot;;&quot;&quot;);&quot;&lt;&gt;&quot;;&quot;&quot;)" office:value-type="string" office:string-value="&lt;[((([&lt;{({({[(}]})[" calcext:value-type="string">
            <text:p>&lt;[((([&lt;{({({[(}]})[</text:p>
          </table:table-cell>
          <table:table-cell table:style-name="ce2" table:formula="of:=SUBSTITUTE(SUBSTITUTE(SUBSTITUTE(SUBSTITUTE([.S31];&quot;()&quot;;&quot;&quot;);&quot;[]&quot;;&quot;&quot;);&quot;{}&quot;;&quot;&quot;);&quot;&lt;&gt;&quot;;&quot;&quot;)" office:value-type="string" office:string-value="&lt;[((([&lt;{({({[(}]})[" calcext:value-type="string">
            <text:p>&lt;[((([&lt;{({({[(}]})[</text:p>
          </table:table-cell>
          <table:table-cell table:style-name="ce2" table:formula="of:=SUBSTITUTE(SUBSTITUTE(SUBSTITUTE(SUBSTITUTE([.T31];&quot;()&quot;;&quot;&quot;);&quot;[]&quot;;&quot;&quot;);&quot;{}&quot;;&quot;&quot;);&quot;&lt;&gt;&quot;;&quot;&quot;)" office:value-type="string" office:string-value="&lt;[((([&lt;{({({[(}]})[" calcext:value-type="string">
            <text:p>&lt;[((([&lt;{({({[(}]})[</text:p>
          </table:table-cell>
          <table:table-cell table:style-name="ce2" table:formula="of:=SUBSTITUTE(SUBSTITUTE(SUBSTITUTE(SUBSTITUTE([.U31];&quot;()&quot;;&quot;&quot;);&quot;[]&quot;;&quot;&quot;);&quot;{}&quot;;&quot;&quot;);&quot;&lt;&gt;&quot;;&quot;&quot;)" office:value-type="string" office:string-value="&lt;[((([&lt;{({({[(}]})[" calcext:value-type="string">
            <text:p>&lt;[((([&lt;{({({[(}]})[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31]; MIN(IFERROR(TRANSPOSE(FIND([$Reference.$A$5:.$A$8];[.V31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31]);CONCATENATE(MID([.V31];LEN([.V31])-ROW(INDIRECT(&quot;1:&quot;&amp;LEN([.V31])))+1;1));)" office:value-type="float" office:value="0" calcext:value-type="float">
            <text:p>0</text:p>
          </table:table-cell>
          <table:table-cell table:style-name="ce8" table:formula="of:=SUBSTITUTE(SUBSTITUTE(SUBSTITUTE(SUBSTITUTE([.Z31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31&amp;&quot;&quot;&quot;&quot;,&quot;&quot;(?s)(.{1})&quot;&quot;,&quot;&quot;$1&quot;&quot;&amp;CHAR(127)),&quot;&quot;'&quot;&quot;,&quot;&quot;''&quot;&quot;),CHAR(127)),)&quot;);&quot;&quot;)">
            <text:p/>
          </table:table-cell>
          <table:table-cell table:style-name="ce9" table:number-columns-repeated="1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31]));([.AT31]*5)+IFERROR(INDEX( [$Reference.$D$5:.$D$8];MATCH( [.AB31]; [$Reference.$A$5:.$A$8];0);0););[.AT31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C31]));([.AU31]*5)+IFERROR(INDEX( [$Reference.$D$5:.$D$8];MATCH( [.AC31]; [$Reference.$A$5:.$A$8];0);0););[.AU31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D31]));([.AV31]*5)+IFERROR(INDEX( [$Reference.$D$5:.$D$8];MATCH( [.AD31]; [$Reference.$A$5:.$A$8];0);0););[.AV31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E31]));([.AW31]*5)+IFERROR(INDEX( [$Reference.$D$5:.$D$8];MATCH( [.AE31]; [$Reference.$A$5:.$A$8];0);0););[.AW31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F31]));([.AX31]*5)+IFERROR(INDEX( [$Reference.$D$5:.$D$8];MATCH( [.AF31]; [$Reference.$A$5:.$A$8];0);0););[.AX31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G31]));([.AY31]*5)+IFERROR(INDEX( [$Reference.$D$5:.$D$8];MATCH( [.AG31]; [$Reference.$A$5:.$A$8];0);0););[.AY31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H31]));([.AZ31]*5)+IFERROR(INDEX( [$Reference.$D$5:.$D$8];MATCH( [.AH31]; [$Reference.$A$5:.$A$8];0);0););[.AZ31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I31]));([.BA31]*5)+IFERROR(INDEX( [$Reference.$D$5:.$D$8];MATCH( [.AI31]; [$Reference.$A$5:.$A$8];0);0););[.BA31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J31]));([.BB31]*5)+IFERROR(INDEX( [$Reference.$D$5:.$D$8];MATCH( [.AJ31]; [$Reference.$A$5:.$A$8];0);0););[.BB31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K31]));([.BC31]*5)+IFERROR(INDEX( [$Reference.$D$5:.$D$8];MATCH( [.AK31]; [$Reference.$A$5:.$A$8];0);0););[.BC31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L31]));([.BD31]*5)+IFERROR(INDEX( [$Reference.$D$5:.$D$8];MATCH( [.AL31]; [$Reference.$A$5:.$A$8];0);0););[.BD31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M31]));([.BE31]*5)+IFERROR(INDEX( [$Reference.$D$5:.$D$8];MATCH( [.AM31]; [$Reference.$A$5:.$A$8];0);0););[.BE31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N31]));([.BF31]*5)+IFERROR(INDEX( [$Reference.$D$5:.$D$8];MATCH( [.AN31]; [$Reference.$A$5:.$A$8];0);0););[.BF31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O31]));([.BG31]*5)+IFERROR(INDEX( [$Reference.$D$5:.$D$8];MATCH( [.AO31]; [$Reference.$A$5:.$A$8];0);0););[.BG31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P31]));([.BH31]*5)+IFERROR(INDEX( [$Reference.$D$5:.$D$8];MATCH( [.AP31]; [$Reference.$A$5:.$A$8];0);0););[.BH31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Q31]));([.BI31]*5)+IFERROR(INDEX( [$Reference.$D$5:.$D$8];MATCH( [.AQ31]; [$Reference.$A$5:.$A$8];0);0););[.BI31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R31]));([.BJ31]*5)+IFERROR(INDEX( [$Reference.$D$5:.$D$8];MATCH( [.AR31]; [$Reference.$A$5:.$A$8];0);0););[.BJ31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S31]));([.BK31]*5)+IFERROR(INDEX( [$Reference.$D$5:.$D$8];MATCH( [.AS31]; [$Reference.$A$5:.$A$8];0);0););[.BK31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[{(&lt;[&lt;((&lt;(({&lt;([]())({}[])&gt;([&lt;&gt;()]{[][]})}){&lt;[([]())({}[])]&lt;&lt;&lt;&gt;()&gt;&gt;&gt;})&gt;{&lt;{&lt;([[]{}][[]()])&lt;(()&lt;&gt;)(&lt;&gt;{})&gt;&gt;}{&lt;{{</text:p>
          </table:table-cell>
          <table:table-cell table:style-name="ce2" table:formula="of:=SUBSTITUTE(SUBSTITUTE(SUBSTITUTE(SUBSTITUTE([.A32];&quot;()&quot;;&quot;&quot;);&quot;[]&quot;;&quot;&quot;);&quot;{}&quot;;&quot;&quot;);&quot;&lt;&gt;&quot;;&quot;&quot;)" office:value-type="string" office:string-value="[{(&lt;[&lt;((&lt;(({&lt;()()&gt;([])}){&lt;[()()]&lt;&lt;&gt;&gt;&gt;})&gt;{&lt;{&lt;([][])&lt;()()&gt;&gt;}{&lt;{{" calcext:value-type="string">
            <text:p>[{(&lt;[&lt;((&lt;(({&lt;()()&gt;([])}){&lt;[()()]&lt;&lt;&gt;&gt;&gt;})&gt;{&lt;{&lt;([][])&lt;()()&gt;&gt;}{&lt;{{</text:p>
          </table:table-cell>
          <table:table-cell table:style-name="ce2" table:formula="of:=SUBSTITUTE(SUBSTITUTE(SUBSTITUTE(SUBSTITUTE([.B32];&quot;()&quot;;&quot;&quot;);&quot;[]&quot;;&quot;&quot;);&quot;{}&quot;;&quot;&quot;);&quot;&lt;&gt;&quot;;&quot;&quot;)" office:value-type="string" office:string-value="[{(&lt;[&lt;((&lt;(({()}){&lt;&lt;&gt;&gt;})&gt;{&lt;{&lt;()&gt;}{&lt;{{" calcext:value-type="string">
            <text:p>[{(&lt;[&lt;((&lt;(({()}){&lt;&lt;&gt;&gt;})&gt;{&lt;{&lt;()&gt;}{&lt;{{</text:p>
          </table:table-cell>
          <table:table-cell table:style-name="ce2" table:formula="of:=SUBSTITUTE(SUBSTITUTE(SUBSTITUTE(SUBSTITUTE([.C32];&quot;()&quot;;&quot;&quot;);&quot;[]&quot;;&quot;&quot;);&quot;{}&quot;;&quot;&quot;);&quot;&lt;&gt;&quot;;&quot;&quot;)" office:value-type="string" office:string-value="[{(&lt;[&lt;((&lt;((){&lt;&gt;})&gt;{&lt;{}{&lt;{{" calcext:value-type="string">
            <text:p>[{(&lt;[&lt;((&lt;((){&lt;&gt;})&gt;{&lt;{}{&lt;{{</text:p>
          </table:table-cell>
          <table:table-cell table:style-name="ce2" table:formula="of:=SUBSTITUTE(SUBSTITUTE(SUBSTITUTE(SUBSTITUTE([.D32];&quot;()&quot;;&quot;&quot;);&quot;[]&quot;;&quot;&quot;);&quot;{}&quot;;&quot;&quot;);&quot;&lt;&gt;&quot;;&quot;&quot;)" office:value-type="string" office:string-value="[{(&lt;[&lt;((&lt;({})&gt;{&lt;{&lt;{{" calcext:value-type="string">
            <text:p>[{(&lt;[&lt;((&lt;({})&gt;{&lt;{&lt;{{</text:p>
          </table:table-cell>
          <table:table-cell table:style-name="ce2" table:formula="of:=SUBSTITUTE(SUBSTITUTE(SUBSTITUTE(SUBSTITUTE([.E32];&quot;()&quot;;&quot;&quot;);&quot;[]&quot;;&quot;&quot;);&quot;{}&quot;;&quot;&quot;);&quot;&lt;&gt;&quot;;&quot;&quot;)" office:value-type="string" office:string-value="[{(&lt;[&lt;((&lt;()&gt;{&lt;{&lt;{{" calcext:value-type="string">
            <text:p>[{(&lt;[&lt;((&lt;()&gt;{&lt;{&lt;{{</text:p>
          </table:table-cell>
          <table:table-cell table:style-name="ce2" table:formula="of:=SUBSTITUTE(SUBSTITUTE(SUBSTITUTE(SUBSTITUTE([.F32];&quot;()&quot;;&quot;&quot;);&quot;[]&quot;;&quot;&quot;);&quot;{}&quot;;&quot;&quot;);&quot;&lt;&gt;&quot;;&quot;&quot;)" office:value-type="string" office:string-value="[{(&lt;[&lt;(({&lt;{&lt;{{" calcext:value-type="string">
            <text:p>[{(&lt;[&lt;(({&lt;{&lt;{{</text:p>
          </table:table-cell>
          <table:table-cell table:style-name="ce2" table:formula="of:=SUBSTITUTE(SUBSTITUTE(SUBSTITUTE(SUBSTITUTE([.G32];&quot;()&quot;;&quot;&quot;);&quot;[]&quot;;&quot;&quot;);&quot;{}&quot;;&quot;&quot;);&quot;&lt;&gt;&quot;;&quot;&quot;)" office:value-type="string" office:string-value="[{(&lt;[&lt;(({&lt;{&lt;{{" calcext:value-type="string">
            <text:p>[{(&lt;[&lt;(({&lt;{&lt;{{</text:p>
          </table:table-cell>
          <table:table-cell table:style-name="ce2" table:formula="of:=SUBSTITUTE(SUBSTITUTE(SUBSTITUTE(SUBSTITUTE([.H32];&quot;()&quot;;&quot;&quot;);&quot;[]&quot;;&quot;&quot;);&quot;{}&quot;;&quot;&quot;);&quot;&lt;&gt;&quot;;&quot;&quot;)" office:value-type="string" office:string-value="[{(&lt;[&lt;(({&lt;{&lt;{{" calcext:value-type="string">
            <text:p>[{(&lt;[&lt;(({&lt;{&lt;{{</text:p>
          </table:table-cell>
          <table:table-cell table:style-name="ce2" table:formula="of:=SUBSTITUTE(SUBSTITUTE(SUBSTITUTE(SUBSTITUTE([.I32];&quot;()&quot;;&quot;&quot;);&quot;[]&quot;;&quot;&quot;);&quot;{}&quot;;&quot;&quot;);&quot;&lt;&gt;&quot;;&quot;&quot;)" office:value-type="string" office:string-value="[{(&lt;[&lt;(({&lt;{&lt;{{" calcext:value-type="string">
            <text:p>[{(&lt;[&lt;(({&lt;{&lt;{{</text:p>
          </table:table-cell>
          <table:table-cell table:style-name="ce2" table:formula="of:=SUBSTITUTE(SUBSTITUTE(SUBSTITUTE(SUBSTITUTE([.J32];&quot;()&quot;;&quot;&quot;);&quot;[]&quot;;&quot;&quot;);&quot;{}&quot;;&quot;&quot;);&quot;&lt;&gt;&quot;;&quot;&quot;)" office:value-type="string" office:string-value="[{(&lt;[&lt;(({&lt;{&lt;{{" calcext:value-type="string">
            <text:p>[{(&lt;[&lt;(({&lt;{&lt;{{</text:p>
          </table:table-cell>
          <table:table-cell table:style-name="ce2" table:formula="of:=SUBSTITUTE(SUBSTITUTE(SUBSTITUTE(SUBSTITUTE([.K32];&quot;()&quot;;&quot;&quot;);&quot;[]&quot;;&quot;&quot;);&quot;{}&quot;;&quot;&quot;);&quot;&lt;&gt;&quot;;&quot;&quot;)" office:value-type="string" office:string-value="[{(&lt;[&lt;(({&lt;{&lt;{{" calcext:value-type="string">
            <text:p>[{(&lt;[&lt;(({&lt;{&lt;{{</text:p>
          </table:table-cell>
          <table:table-cell table:style-name="ce2" table:formula="of:=SUBSTITUTE(SUBSTITUTE(SUBSTITUTE(SUBSTITUTE([.L32];&quot;()&quot;;&quot;&quot;);&quot;[]&quot;;&quot;&quot;);&quot;{}&quot;;&quot;&quot;);&quot;&lt;&gt;&quot;;&quot;&quot;)" office:value-type="string" office:string-value="[{(&lt;[&lt;(({&lt;{&lt;{{" calcext:value-type="string">
            <text:p>[{(&lt;[&lt;(({&lt;{&lt;{{</text:p>
          </table:table-cell>
          <table:table-cell table:style-name="ce2" table:formula="of:=SUBSTITUTE(SUBSTITUTE(SUBSTITUTE(SUBSTITUTE([.M32];&quot;()&quot;;&quot;&quot;);&quot;[]&quot;;&quot;&quot;);&quot;{}&quot;;&quot;&quot;);&quot;&lt;&gt;&quot;;&quot;&quot;)" office:value-type="string" office:string-value="[{(&lt;[&lt;(({&lt;{&lt;{{" calcext:value-type="string">
            <text:p>[{(&lt;[&lt;(({&lt;{&lt;{{</text:p>
          </table:table-cell>
          <table:table-cell table:style-name="ce2" table:formula="of:=SUBSTITUTE(SUBSTITUTE(SUBSTITUTE(SUBSTITUTE([.N32];&quot;()&quot;;&quot;&quot;);&quot;[]&quot;;&quot;&quot;);&quot;{}&quot;;&quot;&quot;);&quot;&lt;&gt;&quot;;&quot;&quot;)" office:value-type="string" office:string-value="[{(&lt;[&lt;(({&lt;{&lt;{{" calcext:value-type="string">
            <text:p>[{(&lt;[&lt;(({&lt;{&lt;{{</text:p>
          </table:table-cell>
          <table:table-cell table:style-name="ce2" table:formula="of:=SUBSTITUTE(SUBSTITUTE(SUBSTITUTE(SUBSTITUTE([.O32];&quot;()&quot;;&quot;&quot;);&quot;[]&quot;;&quot;&quot;);&quot;{}&quot;;&quot;&quot;);&quot;&lt;&gt;&quot;;&quot;&quot;)" office:value-type="string" office:string-value="[{(&lt;[&lt;(({&lt;{&lt;{{" calcext:value-type="string">
            <text:p>[{(&lt;[&lt;(({&lt;{&lt;{{</text:p>
          </table:table-cell>
          <table:table-cell table:style-name="ce2" table:formula="of:=SUBSTITUTE(SUBSTITUTE(SUBSTITUTE(SUBSTITUTE([.P32];&quot;()&quot;;&quot;&quot;);&quot;[]&quot;;&quot;&quot;);&quot;{}&quot;;&quot;&quot;);&quot;&lt;&gt;&quot;;&quot;&quot;)" office:value-type="string" office:string-value="[{(&lt;[&lt;(({&lt;{&lt;{{" calcext:value-type="string">
            <text:p>[{(&lt;[&lt;(({&lt;{&lt;{{</text:p>
          </table:table-cell>
          <table:table-cell table:style-name="ce2" table:formula="of:=SUBSTITUTE(SUBSTITUTE(SUBSTITUTE(SUBSTITUTE([.Q32];&quot;()&quot;;&quot;&quot;);&quot;[]&quot;;&quot;&quot;);&quot;{}&quot;;&quot;&quot;);&quot;&lt;&gt;&quot;;&quot;&quot;)" office:value-type="string" office:string-value="[{(&lt;[&lt;(({&lt;{&lt;{{" calcext:value-type="string">
            <text:p>[{(&lt;[&lt;(({&lt;{&lt;{{</text:p>
          </table:table-cell>
          <table:table-cell table:style-name="ce2" table:formula="of:=SUBSTITUTE(SUBSTITUTE(SUBSTITUTE(SUBSTITUTE([.R32];&quot;()&quot;;&quot;&quot;);&quot;[]&quot;;&quot;&quot;);&quot;{}&quot;;&quot;&quot;);&quot;&lt;&gt;&quot;;&quot;&quot;)" office:value-type="string" office:string-value="[{(&lt;[&lt;(({&lt;{&lt;{{" calcext:value-type="string">
            <text:p>[{(&lt;[&lt;(({&lt;{&lt;{{</text:p>
          </table:table-cell>
          <table:table-cell table:style-name="ce2" table:formula="of:=SUBSTITUTE(SUBSTITUTE(SUBSTITUTE(SUBSTITUTE([.S32];&quot;()&quot;;&quot;&quot;);&quot;[]&quot;;&quot;&quot;);&quot;{}&quot;;&quot;&quot;);&quot;&lt;&gt;&quot;;&quot;&quot;)" office:value-type="string" office:string-value="[{(&lt;[&lt;(({&lt;{&lt;{{" calcext:value-type="string">
            <text:p>[{(&lt;[&lt;(({&lt;{&lt;{{</text:p>
          </table:table-cell>
          <table:table-cell table:style-name="ce2" table:formula="of:=SUBSTITUTE(SUBSTITUTE(SUBSTITUTE(SUBSTITUTE([.T32];&quot;()&quot;;&quot;&quot;);&quot;[]&quot;;&quot;&quot;);&quot;{}&quot;;&quot;&quot;);&quot;&lt;&gt;&quot;;&quot;&quot;)" office:value-type="string" office:string-value="[{(&lt;[&lt;(({&lt;{&lt;{{" calcext:value-type="string">
            <text:p>[{(&lt;[&lt;(({&lt;{&lt;{{</text:p>
          </table:table-cell>
          <table:table-cell table:style-name="ce2" table:formula="of:=SUBSTITUTE(SUBSTITUTE(SUBSTITUTE(SUBSTITUTE([.U32];&quot;()&quot;;&quot;&quot;);&quot;[]&quot;;&quot;&quot;);&quot;{}&quot;;&quot;&quot;);&quot;&lt;&gt;&quot;;&quot;&quot;)" office:value-type="string" office:string-value="[{(&lt;[&lt;(({&lt;{&lt;{{" calcext:value-type="string">
            <text:p>[{(&lt;[&lt;(({&lt;{&lt;{{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32]; MIN(IFERROR(TRANSPOSE(FIND([$Reference.$A$5:.$A$8];[.V32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32]);CONCATENATE(MID([.V32];LEN([.V32])-ROW(INDIRECT(&quot;1:&quot;&amp;LEN([.V32])))+1;1));)" office:value-type="float" office:value="0" calcext:value-type="float">
            <text:p>0</text:p>
          </table:table-cell>
          <table:table-cell table:style-name="ce8" table:formula="of:=SUBSTITUTE(SUBSTITUTE(SUBSTITUTE(SUBSTITUTE([.Z32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32&amp;&quot;&quot;&quot;&quot;,&quot;&quot;(?s)(.{1})&quot;&quot;,&quot;&quot;$1&quot;&quot;&amp;CHAR(127)),&quot;&quot;'&quot;&quot;,&quot;&quot;''&quot;&quot;),CHAR(127)),)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number-columns-repeated="4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32]));([.AT32]*5)+IFERROR(INDEX( [$Reference.$D$5:.$D$8];MATCH( [.AB32]; [$Reference.$A$5:.$A$8];0);0););[.AT32])" office:value-type="float" office:value="3" calcext:value-type="float">
            <text:p>3</text:p>
          </table:table-cell>
          <table:table-cell table:style-name="ce9" table:number-matrix-columns-spanned="1" table:number-matrix-rows-spanned="1" table:formula="of:=IF(NOT(ISBLANK([.AC32]));([.AU32]*5)+IFERROR(INDEX( [$Reference.$D$5:.$D$8];MATCH( [.AC32]; [$Reference.$A$5:.$A$8];0);0););[.AU32])" office:value-type="float" office:value="18" calcext:value-type="float">
            <text:p>18</text:p>
          </table:table-cell>
          <table:table-cell table:style-name="ce9" table:number-matrix-columns-spanned="1" table:number-matrix-rows-spanned="1" table:formula="of:=IF(NOT(ISBLANK([.AD32]));([.AV32]*5)+IFERROR(INDEX( [$Reference.$D$5:.$D$8];MATCH( [.AD32]; [$Reference.$A$5:.$A$8];0);0););[.AV32])" office:value-type="float" office:value="94" calcext:value-type="float">
            <text:p>94</text:p>
          </table:table-cell>
          <table:table-cell table:style-name="ce9" table:number-matrix-columns-spanned="1" table:number-matrix-rows-spanned="1" table:formula="of:=IF(NOT(ISBLANK([.AE32]));([.AW32]*5)+IFERROR(INDEX( [$Reference.$D$5:.$D$8];MATCH( [.AE32]; [$Reference.$A$5:.$A$8];0);0););[.AW32])" office:value-type="float" office:value="473" calcext:value-type="float">
            <text:p>473</text:p>
          </table:table-cell>
          <table:table-cell table:style-name="ce9" table:number-matrix-columns-spanned="1" table:number-matrix-rows-spanned="1" table:formula="of:=IF(NOT(ISBLANK([.AF32]));([.AX32]*5)+IFERROR(INDEX( [$Reference.$D$5:.$D$8];MATCH( [.AF32]; [$Reference.$A$5:.$A$8];0);0););[.AX32])" office:value-type="float" office:value="2369" calcext:value-type="float">
            <text:p>2369</text:p>
          </table:table-cell>
          <table:table-cell table:style-name="ce9" table:number-matrix-columns-spanned="1" table:number-matrix-rows-spanned="1" table:formula="of:=IF(NOT(ISBLANK([.AG32]));([.AY32]*5)+IFERROR(INDEX( [$Reference.$D$5:.$D$8];MATCH( [.AG32]; [$Reference.$A$5:.$A$8];0);0););[.AY32])" office:value-type="float" office:value="11848" calcext:value-type="float">
            <text:p>11848</text:p>
          </table:table-cell>
          <table:table-cell table:style-name="ce9" table:number-matrix-columns-spanned="1" table:number-matrix-rows-spanned="1" table:formula="of:=IF(NOT(ISBLANK([.AH32]));([.AZ32]*5)+IFERROR(INDEX( [$Reference.$D$5:.$D$8];MATCH( [.AH32]; [$Reference.$A$5:.$A$8];0);0););[.AZ32])" office:value-type="float" office:value="59241" calcext:value-type="float">
            <text:p>59241</text:p>
          </table:table-cell>
          <table:table-cell table:style-name="ce9" table:number-matrix-columns-spanned="1" table:number-matrix-rows-spanned="1" table:formula="of:=IF(NOT(ISBLANK([.AI32]));([.BA32]*5)+IFERROR(INDEX( [$Reference.$D$5:.$D$8];MATCH( [.AI32]; [$Reference.$A$5:.$A$8];0);0););[.BA32])" office:value-type="float" office:value="296206" calcext:value-type="float">
            <text:p>296206</text:p>
          </table:table-cell>
          <table:table-cell table:style-name="ce9" table:number-matrix-columns-spanned="1" table:number-matrix-rows-spanned="1" table:formula="of:=IF(NOT(ISBLANK([.AJ32]));([.BB32]*5)+IFERROR(INDEX( [$Reference.$D$5:.$D$8];MATCH( [.AJ32]; [$Reference.$A$5:.$A$8];0);0););[.BB32])" office:value-type="float" office:value="1481034" calcext:value-type="float">
            <text:p>1481034</text:p>
          </table:table-cell>
          <table:table-cell table:style-name="ce9" table:number-matrix-columns-spanned="1" table:number-matrix-rows-spanned="1" table:formula="of:=IF(NOT(ISBLANK([.AK32]));([.BC32]*5)+IFERROR(INDEX( [$Reference.$D$5:.$D$8];MATCH( [.AK32]; [$Reference.$A$5:.$A$8];0);0););[.BC32])" office:value-type="float" office:value="7405172" calcext:value-type="float">
            <text:p>7405172</text:p>
          </table:table-cell>
          <table:table-cell table:style-name="ce9" table:number-matrix-columns-spanned="1" table:number-matrix-rows-spanned="1" table:formula="of:=IF(NOT(ISBLANK([.AL32]));([.BD32]*5)+IFERROR(INDEX( [$Reference.$D$5:.$D$8];MATCH( [.AL32]; [$Reference.$A$5:.$A$8];0);0););[.BD32])" office:value-type="float" office:value="37025864" calcext:value-type="float">
            <text:p>37025864</text:p>
          </table:table-cell>
          <table:table-cell table:style-name="ce9" table:number-matrix-columns-spanned="1" table:number-matrix-rows-spanned="1" table:formula="of:=IF(NOT(ISBLANK([.AM32]));([.BE32]*5)+IFERROR(INDEX( [$Reference.$D$5:.$D$8];MATCH( [.AM32]; [$Reference.$A$5:.$A$8];0);0););[.BE32])" office:value-type="float" office:value="185129321" calcext:value-type="float">
            <text:p>185129321</text:p>
          </table:table-cell>
          <table:table-cell table:style-name="ce9" table:number-matrix-columns-spanned="1" table:number-matrix-rows-spanned="1" table:formula="of:=IF(NOT(ISBLANK([.AN32]));([.BF32]*5)+IFERROR(INDEX( [$Reference.$D$5:.$D$8];MATCH( [.AN32]; [$Reference.$A$5:.$A$8];0);0););[.BF32])" office:value-type="float" office:value="925646608" calcext:value-type="float">
            <text:p>925646608</text:p>
          </table:table-cell>
          <table:table-cell table:style-name="ce9" table:number-matrix-columns-spanned="1" table:number-matrix-rows-spanned="1" table:formula="of:=IF(NOT(ISBLANK([.AO32]));([.BG32]*5)+IFERROR(INDEX( [$Reference.$D$5:.$D$8];MATCH( [.AO32]; [$Reference.$A$5:.$A$8];0);0););[.BG32])" office:value-type="float" office:value="4628233042" calcext:value-type="float">
            <text:p>4628233042</text:p>
          </table:table-cell>
          <table:table-cell table:style-name="ce9" table:number-matrix-columns-spanned="1" table:number-matrix-rows-spanned="1" table:formula="of:=IF(NOT(ISBLANK([.AP32]));([.BH32]*5)+IFERROR(INDEX( [$Reference.$D$5:.$D$8];MATCH( [.AP32]; [$Reference.$A$5:.$A$8];0);0););[.BH32])" office:value-type="float" office:value="4628233042" calcext:value-type="float">
            <text:p>4628233042</text:p>
          </table:table-cell>
          <table:table-cell table:style-name="ce9" table:number-matrix-columns-spanned="1" table:number-matrix-rows-spanned="1" table:formula="of:=IF(NOT(ISBLANK([.AQ32]));([.BI32]*5)+IFERROR(INDEX( [$Reference.$D$5:.$D$8];MATCH( [.AQ32]; [$Reference.$A$5:.$A$8];0);0););[.BI32])" office:value-type="float" office:value="4628233042" calcext:value-type="float">
            <text:p>4628233042</text:p>
          </table:table-cell>
          <table:table-cell table:style-name="ce9" table:number-matrix-columns-spanned="1" table:number-matrix-rows-spanned="1" table:formula="of:=IF(NOT(ISBLANK([.AR32]));([.BJ32]*5)+IFERROR(INDEX( [$Reference.$D$5:.$D$8];MATCH( [.AR32]; [$Reference.$A$5:.$A$8];0);0););[.BJ32])" office:value-type="float" office:value="4628233042" calcext:value-type="float">
            <text:p>4628233042</text:p>
          </table:table-cell>
          <table:table-cell table:style-name="ce9" table:number-matrix-columns-spanned="1" table:number-matrix-rows-spanned="1" table:formula="of:=IF(NOT(ISBLANK([.AS32]));([.BK32]*5)+IFERROR(INDEX( [$Reference.$D$5:.$D$8];MATCH( [.AS32]; [$Reference.$A$5:.$A$8];0);0););[.BK32])" office:value-type="float" office:value="4628233042" calcext:value-type="float">
            <text:p>4628233042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&lt;{[[{({[{[&lt;{(([]&lt;&gt;)&lt;(){}&gt;)&lt;&lt;&lt;&gt;&lt;&gt;&gt;[[]&lt;&gt;]&gt;}&gt;{({{()[]}(()[])}&lt;[[]()]&gt;){[([]&lt;&gt;)&lt;[]{}&gt;]}}](&lt;&lt;{[(){}]{&lt;&gt;}}{([]&lt;&gt;)(</text:p>
          </table:table-cell>
          <table:table-cell table:style-name="ce2" table:formula="of:=SUBSTITUTE(SUBSTITUTE(SUBSTITUTE(SUBSTITUTE([.A33];&quot;()&quot;;&quot;&quot;);&quot;[]&quot;;&quot;&quot;);&quot;{}&quot;;&quot;&quot;);&quot;&lt;&gt;&quot;;&quot;&quot;)" office:value-type="string" office:string-value="&lt;{[[{({[{[&lt;{(())&lt;&lt;&gt;[]&gt;}&gt;{({()}&lt;[]&gt;){[()]}}](&lt;&lt;{[]{}}{()(" calcext:value-type="string">
            <text:p>&lt;{[[{({[{[&lt;{(())&lt;&lt;&gt;[]&gt;}&gt;{({()}&lt;[]&gt;){[()]}}](&lt;&lt;{[]{}}{()(</text:p>
          </table:table-cell>
          <table:table-cell table:style-name="ce2" table:formula="of:=SUBSTITUTE(SUBSTITUTE(SUBSTITUTE(SUBSTITUTE([.B33];&quot;()&quot;;&quot;&quot;);&quot;[]&quot;;&quot;&quot;);&quot;{}&quot;;&quot;&quot;);&quot;&lt;&gt;&quot;;&quot;&quot;)" office:value-type="string" office:string-value="&lt;{[[{({[{[&lt;{()&lt;&gt;}&gt;{()}](&lt;&lt;{}{(" calcext:value-type="string">
            <text:p>&lt;{[[{({[{[&lt;{()&lt;&gt;}&gt;{()}](&lt;&lt;{}{(</text:p>
          </table:table-cell>
          <table:table-cell table:style-name="ce2" table:formula="of:=SUBSTITUTE(SUBSTITUTE(SUBSTITUTE(SUBSTITUTE([.C33];&quot;()&quot;;&quot;&quot;);&quot;[]&quot;;&quot;&quot;);&quot;{}&quot;;&quot;&quot;);&quot;&lt;&gt;&quot;;&quot;&quot;)" office:value-type="string" office:string-value="&lt;{[[{({[{[&lt;{}&gt;](&lt;&lt;{(" calcext:value-type="string">
            <text:p>&lt;{[[{({[{[&lt;{}&gt;](&lt;&lt;{(</text:p>
          </table:table-cell>
          <table:table-cell table:style-name="ce2" table:formula="of:=SUBSTITUTE(SUBSTITUTE(SUBSTITUTE(SUBSTITUTE([.D33];&quot;()&quot;;&quot;&quot;);&quot;[]&quot;;&quot;&quot;);&quot;{}&quot;;&quot;&quot;);&quot;&lt;&gt;&quot;;&quot;&quot;)" office:value-type="string" office:string-value="&lt;{[[{({[{[](&lt;&lt;{(" calcext:value-type="string">
            <text:p>&lt;{[[{({[{[](&lt;&lt;{(</text:p>
          </table:table-cell>
          <table:table-cell table:style-name="ce2" table:formula="of:=SUBSTITUTE(SUBSTITUTE(SUBSTITUTE(SUBSTITUTE([.E33];&quot;()&quot;;&quot;&quot;);&quot;[]&quot;;&quot;&quot;);&quot;{}&quot;;&quot;&quot;);&quot;&lt;&gt;&quot;;&quot;&quot;)" office:value-type="string" office:string-value="&lt;{[[{({[{(&lt;&lt;{(" calcext:value-type="string">
            <text:p>&lt;{[[{({[{(&lt;&lt;{(</text:p>
          </table:table-cell>
          <table:table-cell table:style-name="ce2" table:formula="of:=SUBSTITUTE(SUBSTITUTE(SUBSTITUTE(SUBSTITUTE([.F33];&quot;()&quot;;&quot;&quot;);&quot;[]&quot;;&quot;&quot;);&quot;{}&quot;;&quot;&quot;);&quot;&lt;&gt;&quot;;&quot;&quot;)" office:value-type="string" office:string-value="&lt;{[[{({[{(&lt;&lt;{(" calcext:value-type="string">
            <text:p>&lt;{[[{({[{(&lt;&lt;{(</text:p>
          </table:table-cell>
          <table:table-cell table:style-name="ce2" table:formula="of:=SUBSTITUTE(SUBSTITUTE(SUBSTITUTE(SUBSTITUTE([.G33];&quot;()&quot;;&quot;&quot;);&quot;[]&quot;;&quot;&quot;);&quot;{}&quot;;&quot;&quot;);&quot;&lt;&gt;&quot;;&quot;&quot;)" office:value-type="string" office:string-value="&lt;{[[{({[{(&lt;&lt;{(" calcext:value-type="string">
            <text:p>&lt;{[[{({[{(&lt;&lt;{(</text:p>
          </table:table-cell>
          <table:table-cell table:style-name="ce2" table:formula="of:=SUBSTITUTE(SUBSTITUTE(SUBSTITUTE(SUBSTITUTE([.H33];&quot;()&quot;;&quot;&quot;);&quot;[]&quot;;&quot;&quot;);&quot;{}&quot;;&quot;&quot;);&quot;&lt;&gt;&quot;;&quot;&quot;)" office:value-type="string" office:string-value="&lt;{[[{({[{(&lt;&lt;{(" calcext:value-type="string">
            <text:p>&lt;{[[{({[{(&lt;&lt;{(</text:p>
          </table:table-cell>
          <table:table-cell table:style-name="ce2" table:formula="of:=SUBSTITUTE(SUBSTITUTE(SUBSTITUTE(SUBSTITUTE([.I33];&quot;()&quot;;&quot;&quot;);&quot;[]&quot;;&quot;&quot;);&quot;{}&quot;;&quot;&quot;);&quot;&lt;&gt;&quot;;&quot;&quot;)" office:value-type="string" office:string-value="&lt;{[[{({[{(&lt;&lt;{(" calcext:value-type="string">
            <text:p>&lt;{[[{({[{(&lt;&lt;{(</text:p>
          </table:table-cell>
          <table:table-cell table:style-name="ce2" table:formula="of:=SUBSTITUTE(SUBSTITUTE(SUBSTITUTE(SUBSTITUTE([.J33];&quot;()&quot;;&quot;&quot;);&quot;[]&quot;;&quot;&quot;);&quot;{}&quot;;&quot;&quot;);&quot;&lt;&gt;&quot;;&quot;&quot;)" office:value-type="string" office:string-value="&lt;{[[{({[{(&lt;&lt;{(" calcext:value-type="string">
            <text:p>&lt;{[[{({[{(&lt;&lt;{(</text:p>
          </table:table-cell>
          <table:table-cell table:style-name="ce2" table:formula="of:=SUBSTITUTE(SUBSTITUTE(SUBSTITUTE(SUBSTITUTE([.K33];&quot;()&quot;;&quot;&quot;);&quot;[]&quot;;&quot;&quot;);&quot;{}&quot;;&quot;&quot;);&quot;&lt;&gt;&quot;;&quot;&quot;)" office:value-type="string" office:string-value="&lt;{[[{({[{(&lt;&lt;{(" calcext:value-type="string">
            <text:p>&lt;{[[{({[{(&lt;&lt;{(</text:p>
          </table:table-cell>
          <table:table-cell table:style-name="ce2" table:formula="of:=SUBSTITUTE(SUBSTITUTE(SUBSTITUTE(SUBSTITUTE([.L33];&quot;()&quot;;&quot;&quot;);&quot;[]&quot;;&quot;&quot;);&quot;{}&quot;;&quot;&quot;);&quot;&lt;&gt;&quot;;&quot;&quot;)" office:value-type="string" office:string-value="&lt;{[[{({[{(&lt;&lt;{(" calcext:value-type="string">
            <text:p>&lt;{[[{({[{(&lt;&lt;{(</text:p>
          </table:table-cell>
          <table:table-cell table:style-name="ce2" table:formula="of:=SUBSTITUTE(SUBSTITUTE(SUBSTITUTE(SUBSTITUTE([.M33];&quot;()&quot;;&quot;&quot;);&quot;[]&quot;;&quot;&quot;);&quot;{}&quot;;&quot;&quot;);&quot;&lt;&gt;&quot;;&quot;&quot;)" office:value-type="string" office:string-value="&lt;{[[{({[{(&lt;&lt;{(" calcext:value-type="string">
            <text:p>&lt;{[[{({[{(&lt;&lt;{(</text:p>
          </table:table-cell>
          <table:table-cell table:style-name="ce2" table:formula="of:=SUBSTITUTE(SUBSTITUTE(SUBSTITUTE(SUBSTITUTE([.N33];&quot;()&quot;;&quot;&quot;);&quot;[]&quot;;&quot;&quot;);&quot;{}&quot;;&quot;&quot;);&quot;&lt;&gt;&quot;;&quot;&quot;)" office:value-type="string" office:string-value="&lt;{[[{({[{(&lt;&lt;{(" calcext:value-type="string">
            <text:p>&lt;{[[{({[{(&lt;&lt;{(</text:p>
          </table:table-cell>
          <table:table-cell table:style-name="ce2" table:formula="of:=SUBSTITUTE(SUBSTITUTE(SUBSTITUTE(SUBSTITUTE([.O33];&quot;()&quot;;&quot;&quot;);&quot;[]&quot;;&quot;&quot;);&quot;{}&quot;;&quot;&quot;);&quot;&lt;&gt;&quot;;&quot;&quot;)" office:value-type="string" office:string-value="&lt;{[[{({[{(&lt;&lt;{(" calcext:value-type="string">
            <text:p>&lt;{[[{({[{(&lt;&lt;{(</text:p>
          </table:table-cell>
          <table:table-cell table:style-name="ce2" table:formula="of:=SUBSTITUTE(SUBSTITUTE(SUBSTITUTE(SUBSTITUTE([.P33];&quot;()&quot;;&quot;&quot;);&quot;[]&quot;;&quot;&quot;);&quot;{}&quot;;&quot;&quot;);&quot;&lt;&gt;&quot;;&quot;&quot;)" office:value-type="string" office:string-value="&lt;{[[{({[{(&lt;&lt;{(" calcext:value-type="string">
            <text:p>&lt;{[[{({[{(&lt;&lt;{(</text:p>
          </table:table-cell>
          <table:table-cell table:style-name="ce2" table:formula="of:=SUBSTITUTE(SUBSTITUTE(SUBSTITUTE(SUBSTITUTE([.Q33];&quot;()&quot;;&quot;&quot;);&quot;[]&quot;;&quot;&quot;);&quot;{}&quot;;&quot;&quot;);&quot;&lt;&gt;&quot;;&quot;&quot;)" office:value-type="string" office:string-value="&lt;{[[{({[{(&lt;&lt;{(" calcext:value-type="string">
            <text:p>&lt;{[[{({[{(&lt;&lt;{(</text:p>
          </table:table-cell>
          <table:table-cell table:style-name="ce2" table:formula="of:=SUBSTITUTE(SUBSTITUTE(SUBSTITUTE(SUBSTITUTE([.R33];&quot;()&quot;;&quot;&quot;);&quot;[]&quot;;&quot;&quot;);&quot;{}&quot;;&quot;&quot;);&quot;&lt;&gt;&quot;;&quot;&quot;)" office:value-type="string" office:string-value="&lt;{[[{({[{(&lt;&lt;{(" calcext:value-type="string">
            <text:p>&lt;{[[{({[{(&lt;&lt;{(</text:p>
          </table:table-cell>
          <table:table-cell table:style-name="ce2" table:formula="of:=SUBSTITUTE(SUBSTITUTE(SUBSTITUTE(SUBSTITUTE([.S33];&quot;()&quot;;&quot;&quot;);&quot;[]&quot;;&quot;&quot;);&quot;{}&quot;;&quot;&quot;);&quot;&lt;&gt;&quot;;&quot;&quot;)" office:value-type="string" office:string-value="&lt;{[[{({[{(&lt;&lt;{(" calcext:value-type="string">
            <text:p>&lt;{[[{({[{(&lt;&lt;{(</text:p>
          </table:table-cell>
          <table:table-cell table:style-name="ce2" table:formula="of:=SUBSTITUTE(SUBSTITUTE(SUBSTITUTE(SUBSTITUTE([.T33];&quot;()&quot;;&quot;&quot;);&quot;[]&quot;;&quot;&quot;);&quot;{}&quot;;&quot;&quot;);&quot;&lt;&gt;&quot;;&quot;&quot;)" office:value-type="string" office:string-value="&lt;{[[{({[{(&lt;&lt;{(" calcext:value-type="string">
            <text:p>&lt;{[[{({[{(&lt;&lt;{(</text:p>
          </table:table-cell>
          <table:table-cell table:style-name="ce2" table:formula="of:=SUBSTITUTE(SUBSTITUTE(SUBSTITUTE(SUBSTITUTE([.U33];&quot;()&quot;;&quot;&quot;);&quot;[]&quot;;&quot;&quot;);&quot;{}&quot;;&quot;&quot;);&quot;&lt;&gt;&quot;;&quot;&quot;)" office:value-type="string" office:string-value="&lt;{[[{({[{(&lt;&lt;{(" calcext:value-type="string">
            <text:p>&lt;{[[{({[{(&lt;&lt;{(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33]; MIN(IFERROR(TRANSPOSE(FIND([$Reference.$A$5:.$A$8];[.V33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33]);CONCATENATE(MID([.V33];LEN([.V33])-ROW(INDIRECT(&quot;1:&quot;&amp;LEN([.V33])))+1;1));)" office:value-type="float" office:value="0" calcext:value-type="float">
            <text:p>0</text:p>
          </table:table-cell>
          <table:table-cell table:style-name="ce8" table:formula="of:=SUBSTITUTE(SUBSTITUTE(SUBSTITUTE(SUBSTITUTE([.Z33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33&amp;&quot;&quot;&quot;&quot;,&quot;&quot;(?s)(.{1})&quot;&quot;,&quot;&quot;$1&quot;&quot;&amp;CHAR(127)),&quot;&quot;'&quot;&quot;,&quot;&quot;''&quot;&quot;),CHAR(127)),)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number-columns-repeated="4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33]));([.AT33]*5)+IFERROR(INDEX( [$Reference.$D$5:.$D$8];MATCH( [.AB33]; [$Reference.$A$5:.$A$8];0);0););[.AT33])" office:value-type="float" office:value="1" calcext:value-type="float">
            <text:p>1</text:p>
          </table:table-cell>
          <table:table-cell table:style-name="ce9" table:number-matrix-columns-spanned="1" table:number-matrix-rows-spanned="1" table:formula="of:=IF(NOT(ISBLANK([.AC33]));([.AU33]*5)+IFERROR(INDEX( [$Reference.$D$5:.$D$8];MATCH( [.AC33]; [$Reference.$A$5:.$A$8];0);0););[.AU33])" office:value-type="float" office:value="8" calcext:value-type="float">
            <text:p>8</text:p>
          </table:table-cell>
          <table:table-cell table:style-name="ce9" table:number-matrix-columns-spanned="1" table:number-matrix-rows-spanned="1" table:formula="of:=IF(NOT(ISBLANK([.AD33]));([.AV33]*5)+IFERROR(INDEX( [$Reference.$D$5:.$D$8];MATCH( [.AD33]; [$Reference.$A$5:.$A$8];0);0););[.AV33])" office:value-type="float" office:value="44" calcext:value-type="float">
            <text:p>44</text:p>
          </table:table-cell>
          <table:table-cell table:style-name="ce9" table:number-matrix-columns-spanned="1" table:number-matrix-rows-spanned="1" table:formula="of:=IF(NOT(ISBLANK([.AE33]));([.AW33]*5)+IFERROR(INDEX( [$Reference.$D$5:.$D$8];MATCH( [.AE33]; [$Reference.$A$5:.$A$8];0);0););[.AW33])" office:value-type="float" office:value="224" calcext:value-type="float">
            <text:p>224</text:p>
          </table:table-cell>
          <table:table-cell table:style-name="ce9" table:number-matrix-columns-spanned="1" table:number-matrix-rows-spanned="1" table:formula="of:=IF(NOT(ISBLANK([.AF33]));([.AX33]*5)+IFERROR(INDEX( [$Reference.$D$5:.$D$8];MATCH( [.AF33]; [$Reference.$A$5:.$A$8];0);0););[.AX33])" office:value-type="float" office:value="1121" calcext:value-type="float">
            <text:p>1121</text:p>
          </table:table-cell>
          <table:table-cell table:style-name="ce9" table:number-matrix-columns-spanned="1" table:number-matrix-rows-spanned="1" table:formula="of:=IF(NOT(ISBLANK([.AG33]));([.AY33]*5)+IFERROR(INDEX( [$Reference.$D$5:.$D$8];MATCH( [.AG33]; [$Reference.$A$5:.$A$8];0);0););[.AY33])" office:value-type="float" office:value="5608" calcext:value-type="float">
            <text:p>5608</text:p>
          </table:table-cell>
          <table:table-cell table:style-name="ce9" table:number-matrix-columns-spanned="1" table:number-matrix-rows-spanned="1" table:formula="of:=IF(NOT(ISBLANK([.AH33]));([.AZ33]*5)+IFERROR(INDEX( [$Reference.$D$5:.$D$8];MATCH( [.AH33]; [$Reference.$A$5:.$A$8];0);0););[.AZ33])" office:value-type="float" office:value="28042" calcext:value-type="float">
            <text:p>28042</text:p>
          </table:table-cell>
          <table:table-cell table:style-name="ce9" table:number-matrix-columns-spanned="1" table:number-matrix-rows-spanned="1" table:formula="of:=IF(NOT(ISBLANK([.AI33]));([.BA33]*5)+IFERROR(INDEX( [$Reference.$D$5:.$D$8];MATCH( [.AI33]; [$Reference.$A$5:.$A$8];0);0););[.BA33])" office:value-type="float" office:value="140213" calcext:value-type="float">
            <text:p>140213</text:p>
          </table:table-cell>
          <table:table-cell table:style-name="ce9" table:number-matrix-columns-spanned="1" table:number-matrix-rows-spanned="1" table:formula="of:=IF(NOT(ISBLANK([.AJ33]));([.BB33]*5)+IFERROR(INDEX( [$Reference.$D$5:.$D$8];MATCH( [.AJ33]; [$Reference.$A$5:.$A$8];0);0););[.BB33])" office:value-type="float" office:value="701066" calcext:value-type="float">
            <text:p>701066</text:p>
          </table:table-cell>
          <table:table-cell table:style-name="ce9" table:number-matrix-columns-spanned="1" table:number-matrix-rows-spanned="1" table:formula="of:=IF(NOT(ISBLANK([.AK33]));([.BC33]*5)+IFERROR(INDEX( [$Reference.$D$5:.$D$8];MATCH( [.AK33]; [$Reference.$A$5:.$A$8];0);0););[.BC33])" office:value-type="float" office:value="3505333" calcext:value-type="float">
            <text:p>3505333</text:p>
          </table:table-cell>
          <table:table-cell table:style-name="ce9" table:number-matrix-columns-spanned="1" table:number-matrix-rows-spanned="1" table:formula="of:=IF(NOT(ISBLANK([.AL33]));([.BD33]*5)+IFERROR(INDEX( [$Reference.$D$5:.$D$8];MATCH( [.AL33]; [$Reference.$A$5:.$A$8];0);0););[.BD33])" office:value-type="float" office:value="17526667" calcext:value-type="float">
            <text:p>17526667</text:p>
          </table:table-cell>
          <table:table-cell table:style-name="ce9" table:number-matrix-columns-spanned="1" table:number-matrix-rows-spanned="1" table:formula="of:=IF(NOT(ISBLANK([.AM33]));([.BE33]*5)+IFERROR(INDEX( [$Reference.$D$5:.$D$8];MATCH( [.AM33]; [$Reference.$A$5:.$A$8];0);0););[.BE33])" office:value-type="float" office:value="87633337" calcext:value-type="float">
            <text:p>87633337</text:p>
          </table:table-cell>
          <table:table-cell table:style-name="ce9" table:number-matrix-columns-spanned="1" table:number-matrix-rows-spanned="1" table:formula="of:=IF(NOT(ISBLANK([.AN33]));([.BF33]*5)+IFERROR(INDEX( [$Reference.$D$5:.$D$8];MATCH( [.AN33]; [$Reference.$A$5:.$A$8];0);0););[.BF33])" office:value-type="float" office:value="438166688" calcext:value-type="float">
            <text:p>438166688</text:p>
          </table:table-cell>
          <table:table-cell table:style-name="ce9" table:number-matrix-columns-spanned="1" table:number-matrix-rows-spanned="1" table:formula="of:=IF(NOT(ISBLANK([.AO33]));([.BG33]*5)+IFERROR(INDEX( [$Reference.$D$5:.$D$8];MATCH( [.AO33]; [$Reference.$A$5:.$A$8];0);0););[.BG33])" office:value-type="float" office:value="2190833444" calcext:value-type="float">
            <text:p>2190833444</text:p>
          </table:table-cell>
          <table:table-cell table:style-name="ce9" table:number-matrix-columns-spanned="1" table:number-matrix-rows-spanned="1" table:formula="of:=IF(NOT(ISBLANK([.AP33]));([.BH33]*5)+IFERROR(INDEX( [$Reference.$D$5:.$D$8];MATCH( [.AP33]; [$Reference.$A$5:.$A$8];0);0););[.BH33])" office:value-type="float" office:value="2190833444" calcext:value-type="float">
            <text:p>2190833444</text:p>
          </table:table-cell>
          <table:table-cell table:style-name="ce9" table:number-matrix-columns-spanned="1" table:number-matrix-rows-spanned="1" table:formula="of:=IF(NOT(ISBLANK([.AQ33]));([.BI33]*5)+IFERROR(INDEX( [$Reference.$D$5:.$D$8];MATCH( [.AQ33]; [$Reference.$A$5:.$A$8];0);0););[.BI33])" office:value-type="float" office:value="2190833444" calcext:value-type="float">
            <text:p>2190833444</text:p>
          </table:table-cell>
          <table:table-cell table:style-name="ce9" table:number-matrix-columns-spanned="1" table:number-matrix-rows-spanned="1" table:formula="of:=IF(NOT(ISBLANK([.AR33]));([.BJ33]*5)+IFERROR(INDEX( [$Reference.$D$5:.$D$8];MATCH( [.AR33]; [$Reference.$A$5:.$A$8];0);0););[.BJ33])" office:value-type="float" office:value="2190833444" calcext:value-type="float">
            <text:p>2190833444</text:p>
          </table:table-cell>
          <table:table-cell table:style-name="ce9" table:number-matrix-columns-spanned="1" table:number-matrix-rows-spanned="1" table:formula="of:=IF(NOT(ISBLANK([.AS33]));([.BK33]*5)+IFERROR(INDEX( [$Reference.$D$5:.$D$8];MATCH( [.AS33]; [$Reference.$A$5:.$A$8];0);0););[.BK33])" office:value-type="float" office:value="2190833444" calcext:value-type="float">
            <text:p>2190833444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&lt;{(&lt;&lt;[&lt;[[&lt;[[[{()[]}[&lt;&gt;{}]](&lt;&lt;&gt;{}&gt;&lt;[][]&gt;)]{(([]){[][]})&lt;&lt;()&lt;&gt;&gt;&gt;}]&gt;[&lt;[({(){}]){&lt;{}{}&gt;([][])}]&gt;(({[&lt;&gt;[]</text:p>
          </table:table-cell>
          <table:table-cell table:style-name="ce2" table:formula="of:=SUBSTITUTE(SUBSTITUTE(SUBSTITUTE(SUBSTITUTE([.A34];&quot;()&quot;;&quot;&quot;);&quot;[]&quot;;&quot;&quot;);&quot;{}&quot;;&quot;&quot;);&quot;&lt;&gt;&quot;;&quot;&quot;)" office:value-type="string" office:string-value="&lt;{(&lt;&lt;[&lt;[[&lt;[[[[]](&lt;&gt;)]{(())&lt;&lt;&gt;&gt;}]&gt;[&lt;[({]){()}]&gt;(({[" calcext:value-type="string">
            <text:p>&lt;{(&lt;&lt;[&lt;[[&lt;[[[[]](&lt;&gt;)]{(())&lt;&lt;&gt;&gt;}]&gt;[&lt;[({]){()}]&gt;(({[</text:p>
          </table:table-cell>
          <table:table-cell table:style-name="ce2" table:formula="of:=SUBSTITUTE(SUBSTITUTE(SUBSTITUTE(SUBSTITUTE([.B34];&quot;()&quot;;&quot;&quot;);&quot;[]&quot;;&quot;&quot;);&quot;{}&quot;;&quot;&quot;);&quot;&lt;&gt;&quot;;&quot;&quot;)" office:value-type="string" office:string-value="&lt;{(&lt;&lt;[&lt;[[&lt;[[[]()]{()&lt;&gt;}]&gt;[&lt;[({])]&gt;(({[" calcext:value-type="string">
            <text:p>&lt;{(&lt;&lt;[&lt;[[&lt;[[[]()]{()&lt;&gt;}]&gt;[&lt;[({])]&gt;(({[</text:p>
          </table:table-cell>
          <table:table-cell table:style-name="ce2" table:formula="of:=SUBSTITUTE(SUBSTITUTE(SUBSTITUTE(SUBSTITUTE([.C34];&quot;()&quot;;&quot;&quot;);&quot;[]&quot;;&quot;&quot;);&quot;{}&quot;;&quot;&quot;);&quot;&lt;&gt;&quot;;&quot;&quot;)" office:value-type="string" office:string-value="&lt;{(&lt;&lt;[&lt;[[&lt;[[]{}]&gt;[&lt;[({])]&gt;(({[" calcext:value-type="string">
            <text:p>&lt;{(&lt;&lt;[&lt;[[&lt;[[]{}]&gt;[&lt;[({])]&gt;(({[</text:p>
          </table:table-cell>
          <table:table-cell table:style-name="ce2" table:formula="of:=SUBSTITUTE(SUBSTITUTE(SUBSTITUTE(SUBSTITUTE([.D34];&quot;()&quot;;&quot;&quot;);&quot;[]&quot;;&quot;&quot;);&quot;{}&quot;;&quot;&quot;);&quot;&lt;&gt;&quot;;&quot;&quot;)" office:value-type="string" office:string-value="&lt;{(&lt;&lt;[&lt;[[&lt;[]&gt;[&lt;[({])]&gt;(({[" calcext:value-type="string">
            <text:p>&lt;{(&lt;&lt;[&lt;[[&lt;[]&gt;[&lt;[({])]&gt;(({[</text:p>
          </table:table-cell>
          <table:table-cell table:style-name="ce2" table:formula="of:=SUBSTITUTE(SUBSTITUTE(SUBSTITUTE(SUBSTITUTE([.E34];&quot;()&quot;;&quot;&quot;);&quot;[]&quot;;&quot;&quot;);&quot;{}&quot;;&quot;&quot;);&quot;&lt;&gt;&quot;;&quot;&quot;)" office:value-type="string" office:string-value="&lt;{(&lt;&lt;[&lt;[[[&lt;[({])]&gt;(({[" calcext:value-type="string">
            <text:p>&lt;{(&lt;&lt;[&lt;[[[&lt;[({])]&gt;(({[</text:p>
          </table:table-cell>
          <table:table-cell table:style-name="ce2" table:formula="of:=SUBSTITUTE(SUBSTITUTE(SUBSTITUTE(SUBSTITUTE([.F34];&quot;()&quot;;&quot;&quot;);&quot;[]&quot;;&quot;&quot;);&quot;{}&quot;;&quot;&quot;);&quot;&lt;&gt;&quot;;&quot;&quot;)" office:value-type="string" office:string-value="&lt;{(&lt;&lt;[&lt;[[[&lt;[({])]&gt;(({[" calcext:value-type="string">
            <text:p>&lt;{(&lt;&lt;[&lt;[[[&lt;[({])]&gt;(({[</text:p>
          </table:table-cell>
          <table:table-cell table:style-name="ce2" table:formula="of:=SUBSTITUTE(SUBSTITUTE(SUBSTITUTE(SUBSTITUTE([.G34];&quot;()&quot;;&quot;&quot;);&quot;[]&quot;;&quot;&quot;);&quot;{}&quot;;&quot;&quot;);&quot;&lt;&gt;&quot;;&quot;&quot;)" office:value-type="string" office:string-value="&lt;{(&lt;&lt;[&lt;[[[&lt;[({])]&gt;(({[" calcext:value-type="string">
            <text:p>&lt;{(&lt;&lt;[&lt;[[[&lt;[({])]&gt;(({[</text:p>
          </table:table-cell>
          <table:table-cell table:style-name="ce2" table:formula="of:=SUBSTITUTE(SUBSTITUTE(SUBSTITUTE(SUBSTITUTE([.H34];&quot;()&quot;;&quot;&quot;);&quot;[]&quot;;&quot;&quot;);&quot;{}&quot;;&quot;&quot;);&quot;&lt;&gt;&quot;;&quot;&quot;)" office:value-type="string" office:string-value="&lt;{(&lt;&lt;[&lt;[[[&lt;[({])]&gt;(({[" calcext:value-type="string">
            <text:p>&lt;{(&lt;&lt;[&lt;[[[&lt;[({])]&gt;(({[</text:p>
          </table:table-cell>
          <table:table-cell table:style-name="ce2" table:formula="of:=SUBSTITUTE(SUBSTITUTE(SUBSTITUTE(SUBSTITUTE([.I34];&quot;()&quot;;&quot;&quot;);&quot;[]&quot;;&quot;&quot;);&quot;{}&quot;;&quot;&quot;);&quot;&lt;&gt;&quot;;&quot;&quot;)" office:value-type="string" office:string-value="&lt;{(&lt;&lt;[&lt;[[[&lt;[({])]&gt;(({[" calcext:value-type="string">
            <text:p>&lt;{(&lt;&lt;[&lt;[[[&lt;[({])]&gt;(({[</text:p>
          </table:table-cell>
          <table:table-cell table:style-name="ce2" table:formula="of:=SUBSTITUTE(SUBSTITUTE(SUBSTITUTE(SUBSTITUTE([.J34];&quot;()&quot;;&quot;&quot;);&quot;[]&quot;;&quot;&quot;);&quot;{}&quot;;&quot;&quot;);&quot;&lt;&gt;&quot;;&quot;&quot;)" office:value-type="string" office:string-value="&lt;{(&lt;&lt;[&lt;[[[&lt;[({])]&gt;(({[" calcext:value-type="string">
            <text:p>&lt;{(&lt;&lt;[&lt;[[[&lt;[({])]&gt;(({[</text:p>
          </table:table-cell>
          <table:table-cell table:style-name="ce2" table:formula="of:=SUBSTITUTE(SUBSTITUTE(SUBSTITUTE(SUBSTITUTE([.K34];&quot;()&quot;;&quot;&quot;);&quot;[]&quot;;&quot;&quot;);&quot;{}&quot;;&quot;&quot;);&quot;&lt;&gt;&quot;;&quot;&quot;)" office:value-type="string" office:string-value="&lt;{(&lt;&lt;[&lt;[[[&lt;[({])]&gt;(({[" calcext:value-type="string">
            <text:p>&lt;{(&lt;&lt;[&lt;[[[&lt;[({])]&gt;(({[</text:p>
          </table:table-cell>
          <table:table-cell table:style-name="ce2" table:formula="of:=SUBSTITUTE(SUBSTITUTE(SUBSTITUTE(SUBSTITUTE([.L34];&quot;()&quot;;&quot;&quot;);&quot;[]&quot;;&quot;&quot;);&quot;{}&quot;;&quot;&quot;);&quot;&lt;&gt;&quot;;&quot;&quot;)" office:value-type="string" office:string-value="&lt;{(&lt;&lt;[&lt;[[[&lt;[({])]&gt;(({[" calcext:value-type="string">
            <text:p>&lt;{(&lt;&lt;[&lt;[[[&lt;[({])]&gt;(({[</text:p>
          </table:table-cell>
          <table:table-cell table:style-name="ce2" table:formula="of:=SUBSTITUTE(SUBSTITUTE(SUBSTITUTE(SUBSTITUTE([.M34];&quot;()&quot;;&quot;&quot;);&quot;[]&quot;;&quot;&quot;);&quot;{}&quot;;&quot;&quot;);&quot;&lt;&gt;&quot;;&quot;&quot;)" office:value-type="string" office:string-value="&lt;{(&lt;&lt;[&lt;[[[&lt;[({])]&gt;(({[" calcext:value-type="string">
            <text:p>&lt;{(&lt;&lt;[&lt;[[[&lt;[({])]&gt;(({[</text:p>
          </table:table-cell>
          <table:table-cell table:style-name="ce2" table:formula="of:=SUBSTITUTE(SUBSTITUTE(SUBSTITUTE(SUBSTITUTE([.N34];&quot;()&quot;;&quot;&quot;);&quot;[]&quot;;&quot;&quot;);&quot;{}&quot;;&quot;&quot;);&quot;&lt;&gt;&quot;;&quot;&quot;)" office:value-type="string" office:string-value="&lt;{(&lt;&lt;[&lt;[[[&lt;[({])]&gt;(({[" calcext:value-type="string">
            <text:p>&lt;{(&lt;&lt;[&lt;[[[&lt;[({])]&gt;(({[</text:p>
          </table:table-cell>
          <table:table-cell table:style-name="ce2" table:formula="of:=SUBSTITUTE(SUBSTITUTE(SUBSTITUTE(SUBSTITUTE([.O34];&quot;()&quot;;&quot;&quot;);&quot;[]&quot;;&quot;&quot;);&quot;{}&quot;;&quot;&quot;);&quot;&lt;&gt;&quot;;&quot;&quot;)" office:value-type="string" office:string-value="&lt;{(&lt;&lt;[&lt;[[[&lt;[({])]&gt;(({[" calcext:value-type="string">
            <text:p>&lt;{(&lt;&lt;[&lt;[[[&lt;[({])]&gt;(({[</text:p>
          </table:table-cell>
          <table:table-cell table:style-name="ce2" table:formula="of:=SUBSTITUTE(SUBSTITUTE(SUBSTITUTE(SUBSTITUTE([.P34];&quot;()&quot;;&quot;&quot;);&quot;[]&quot;;&quot;&quot;);&quot;{}&quot;;&quot;&quot;);&quot;&lt;&gt;&quot;;&quot;&quot;)" office:value-type="string" office:string-value="&lt;{(&lt;&lt;[&lt;[[[&lt;[({])]&gt;(({[" calcext:value-type="string">
            <text:p>&lt;{(&lt;&lt;[&lt;[[[&lt;[({])]&gt;(({[</text:p>
          </table:table-cell>
          <table:table-cell table:style-name="ce2" table:formula="of:=SUBSTITUTE(SUBSTITUTE(SUBSTITUTE(SUBSTITUTE([.Q34];&quot;()&quot;;&quot;&quot;);&quot;[]&quot;;&quot;&quot;);&quot;{}&quot;;&quot;&quot;);&quot;&lt;&gt;&quot;;&quot;&quot;)" office:value-type="string" office:string-value="&lt;{(&lt;&lt;[&lt;[[[&lt;[({])]&gt;(({[" calcext:value-type="string">
            <text:p>&lt;{(&lt;&lt;[&lt;[[[&lt;[({])]&gt;(({[</text:p>
          </table:table-cell>
          <table:table-cell table:style-name="ce2" table:formula="of:=SUBSTITUTE(SUBSTITUTE(SUBSTITUTE(SUBSTITUTE([.R34];&quot;()&quot;;&quot;&quot;);&quot;[]&quot;;&quot;&quot;);&quot;{}&quot;;&quot;&quot;);&quot;&lt;&gt;&quot;;&quot;&quot;)" office:value-type="string" office:string-value="&lt;{(&lt;&lt;[&lt;[[[&lt;[({])]&gt;(({[" calcext:value-type="string">
            <text:p>&lt;{(&lt;&lt;[&lt;[[[&lt;[({])]&gt;(({[</text:p>
          </table:table-cell>
          <table:table-cell table:style-name="ce2" table:formula="of:=SUBSTITUTE(SUBSTITUTE(SUBSTITUTE(SUBSTITUTE([.S34];&quot;()&quot;;&quot;&quot;);&quot;[]&quot;;&quot;&quot;);&quot;{}&quot;;&quot;&quot;);&quot;&lt;&gt;&quot;;&quot;&quot;)" office:value-type="string" office:string-value="&lt;{(&lt;&lt;[&lt;[[[&lt;[({])]&gt;(({[" calcext:value-type="string">
            <text:p>&lt;{(&lt;&lt;[&lt;[[[&lt;[({])]&gt;(({[</text:p>
          </table:table-cell>
          <table:table-cell table:style-name="ce2" table:formula="of:=SUBSTITUTE(SUBSTITUTE(SUBSTITUTE(SUBSTITUTE([.T34];&quot;()&quot;;&quot;&quot;);&quot;[]&quot;;&quot;&quot;);&quot;{}&quot;;&quot;&quot;);&quot;&lt;&gt;&quot;;&quot;&quot;)" office:value-type="string" office:string-value="&lt;{(&lt;&lt;[&lt;[[[&lt;[({])]&gt;(({[" calcext:value-type="string">
            <text:p>&lt;{(&lt;&lt;[&lt;[[[&lt;[({])]&gt;(({[</text:p>
          </table:table-cell>
          <table:table-cell table:style-name="ce2" table:formula="of:=SUBSTITUTE(SUBSTITUTE(SUBSTITUTE(SUBSTITUTE([.U34];&quot;()&quot;;&quot;&quot;);&quot;[]&quot;;&quot;&quot;);&quot;{}&quot;;&quot;&quot;);&quot;&lt;&gt;&quot;;&quot;&quot;)" office:value-type="string" office:string-value="&lt;{(&lt;&lt;[&lt;[[[&lt;[({])]&gt;(({[" calcext:value-type="string">
            <text:p>&lt;{(&lt;&lt;[&lt;[[[&lt;[({])]&gt;(({[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34]; MIN(IFERROR(TRANSPOSE(FIND([$Reference.$A$5:.$A$8];[.V34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34]);CONCATENATE(MID([.V34];LEN([.V34])-ROW(INDIRECT(&quot;1:&quot;&amp;LEN([.V34])))+1;1));)" office:value-type="float" office:value="0" calcext:value-type="float">
            <text:p>0</text:p>
          </table:table-cell>
          <table:table-cell table:style-name="ce8" table:formula="of:=SUBSTITUTE(SUBSTITUTE(SUBSTITUTE(SUBSTITUTE([.Z34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34&amp;&quot;&quot;&quot;&quot;,&quot;&quot;(?s)(.{1})&quot;&quot;,&quot;&quot;$1&quot;&quot;&amp;CHAR(127)),&quot;&quot;'&quot;&quot;,&quot;&quot;''&quot;&quot;),CHAR(127)),)&quot;);&quot;&quot;)">
            <text:p/>
          </table:table-cell>
          <table:table-cell table:style-name="ce9" table:number-columns-repeated="1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34]));([.AT34]*5)+IFERROR(INDEX( [$Reference.$D$5:.$D$8];MATCH( [.AB34]; [$Reference.$A$5:.$A$8];0);0););[.AT3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C34]));([.AU34]*5)+IFERROR(INDEX( [$Reference.$D$5:.$D$8];MATCH( [.AC34]; [$Reference.$A$5:.$A$8];0);0););[.AU3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D34]));([.AV34]*5)+IFERROR(INDEX( [$Reference.$D$5:.$D$8];MATCH( [.AD34]; [$Reference.$A$5:.$A$8];0);0););[.AV3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E34]));([.AW34]*5)+IFERROR(INDEX( [$Reference.$D$5:.$D$8];MATCH( [.AE34]; [$Reference.$A$5:.$A$8];0);0););[.AW3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F34]));([.AX34]*5)+IFERROR(INDEX( [$Reference.$D$5:.$D$8];MATCH( [.AF34]; [$Reference.$A$5:.$A$8];0);0););[.AX3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G34]));([.AY34]*5)+IFERROR(INDEX( [$Reference.$D$5:.$D$8];MATCH( [.AG34]; [$Reference.$A$5:.$A$8];0);0););[.AY3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H34]));([.AZ34]*5)+IFERROR(INDEX( [$Reference.$D$5:.$D$8];MATCH( [.AH34]; [$Reference.$A$5:.$A$8];0);0););[.AZ3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I34]));([.BA34]*5)+IFERROR(INDEX( [$Reference.$D$5:.$D$8];MATCH( [.AI34]; [$Reference.$A$5:.$A$8];0);0););[.BA3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J34]));([.BB34]*5)+IFERROR(INDEX( [$Reference.$D$5:.$D$8];MATCH( [.AJ34]; [$Reference.$A$5:.$A$8];0);0););[.BB3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K34]));([.BC34]*5)+IFERROR(INDEX( [$Reference.$D$5:.$D$8];MATCH( [.AK34]; [$Reference.$A$5:.$A$8];0);0););[.BC3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L34]));([.BD34]*5)+IFERROR(INDEX( [$Reference.$D$5:.$D$8];MATCH( [.AL34]; [$Reference.$A$5:.$A$8];0);0););[.BD3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M34]));([.BE34]*5)+IFERROR(INDEX( [$Reference.$D$5:.$D$8];MATCH( [.AM34]; [$Reference.$A$5:.$A$8];0);0););[.BE3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N34]));([.BF34]*5)+IFERROR(INDEX( [$Reference.$D$5:.$D$8];MATCH( [.AN34]; [$Reference.$A$5:.$A$8];0);0););[.BF3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O34]));([.BG34]*5)+IFERROR(INDEX( [$Reference.$D$5:.$D$8];MATCH( [.AO34]; [$Reference.$A$5:.$A$8];0);0););[.BG3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P34]));([.BH34]*5)+IFERROR(INDEX( [$Reference.$D$5:.$D$8];MATCH( [.AP34]; [$Reference.$A$5:.$A$8];0);0););[.BH3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Q34]));([.BI34]*5)+IFERROR(INDEX( [$Reference.$D$5:.$D$8];MATCH( [.AQ34]; [$Reference.$A$5:.$A$8];0);0););[.BI3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R34]));([.BJ34]*5)+IFERROR(INDEX( [$Reference.$D$5:.$D$8];MATCH( [.AR34]; [$Reference.$A$5:.$A$8];0);0););[.BJ3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S34]));([.BK34]*5)+IFERROR(INDEX( [$Reference.$D$5:.$D$8];MATCH( [.AS34]; [$Reference.$A$5:.$A$8];0);0););[.BK34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&lt;{[&lt;&lt;({[(&lt;({([()][{}()])}([{{}{}}([]&lt;&gt;)]{{{}}&lt;{}()&gt;})){&lt;{{{}}(()[])}([[]&lt;&gt;]{()[]})&gt;&lt;&lt;(&lt;&gt;[]</text:p>
          </table:table-cell>
          <table:table-cell table:style-name="ce2" table:formula="of:=SUBSTITUTE(SUBSTITUTE(SUBSTITUTE(SUBSTITUTE([.A35];&quot;()&quot;;&quot;&quot;);&quot;[]&quot;;&quot;&quot;);&quot;{}&quot;;&quot;&quot;);&quot;&lt;&gt;&quot;;&quot;&quot;)" office:value-type="string" office:string-value="&lt;{[&lt;&lt;({[(&lt;({([])}([{}()]{{}})){&lt;{{}()}([])&gt;&lt;&lt;(" calcext:value-type="string">
            <text:p>&lt;{[&lt;&lt;({[(&lt;({([])}([{}()]{{}})){&lt;{{}()}([])&gt;&lt;&lt;(</text:p>
          </table:table-cell>
          <table:table-cell table:style-name="ce2" table:formula="of:=SUBSTITUTE(SUBSTITUTE(SUBSTITUTE(SUBSTITUTE([.B35];&quot;()&quot;;&quot;&quot;);&quot;[]&quot;;&quot;&quot;);&quot;{}&quot;;&quot;&quot;);&quot;&lt;&gt;&quot;;&quot;&quot;)" office:value-type="string" office:string-value="&lt;{[&lt;&lt;({[(&lt;({()}([]{})){&lt;{}()&gt;&lt;&lt;(" calcext:value-type="string">
            <text:p>&lt;{[&lt;&lt;({[(&lt;({()}([]{})){&lt;{}()&gt;&lt;&lt;(</text:p>
          </table:table-cell>
          <table:table-cell table:style-name="ce2" table:formula="of:=SUBSTITUTE(SUBSTITUTE(SUBSTITUTE(SUBSTITUTE([.C35];&quot;()&quot;;&quot;&quot;);&quot;[]&quot;;&quot;&quot;);&quot;{}&quot;;&quot;&quot;);&quot;&lt;&gt;&quot;;&quot;&quot;)" office:value-type="string" office:string-value="&lt;{[&lt;&lt;({[(&lt;(()){&lt;&lt;(" calcext:value-type="string">
            <text:p>&lt;{[&lt;&lt;({[(&lt;(()){&lt;&lt;(</text:p>
          </table:table-cell>
          <table:table-cell table:style-name="ce2" table:formula="of:=SUBSTITUTE(SUBSTITUTE(SUBSTITUTE(SUBSTITUTE([.D35];&quot;()&quot;;&quot;&quot;);&quot;[]&quot;;&quot;&quot;);&quot;{}&quot;;&quot;&quot;);&quot;&lt;&gt;&quot;;&quot;&quot;)" office:value-type="string" office:string-value="&lt;{[&lt;&lt;({[(&lt;(){&lt;&lt;(" calcext:value-type="string">
            <text:p>&lt;{[&lt;&lt;({[(&lt;(){&lt;&lt;(</text:p>
          </table:table-cell>
          <table:table-cell table:style-name="ce2" table:formula="of:=SUBSTITUTE(SUBSTITUTE(SUBSTITUTE(SUBSTITUTE([.E35];&quot;()&quot;;&quot;&quot;);&quot;[]&quot;;&quot;&quot;);&quot;{}&quot;;&quot;&quot;);&quot;&lt;&gt;&quot;;&quot;&quot;)" office:value-type="string" office:string-value="&lt;{[&lt;&lt;({[(&lt;{&lt;&lt;(" calcext:value-type="string">
            <text:p>&lt;{[&lt;&lt;({[(&lt;{&lt;&lt;(</text:p>
          </table:table-cell>
          <table:table-cell table:style-name="ce2" table:formula="of:=SUBSTITUTE(SUBSTITUTE(SUBSTITUTE(SUBSTITUTE([.F35];&quot;()&quot;;&quot;&quot;);&quot;[]&quot;;&quot;&quot;);&quot;{}&quot;;&quot;&quot;);&quot;&lt;&gt;&quot;;&quot;&quot;)" office:value-type="string" office:string-value="&lt;{[&lt;&lt;({[(&lt;{&lt;&lt;(" calcext:value-type="string">
            <text:p>&lt;{[&lt;&lt;({[(&lt;{&lt;&lt;(</text:p>
          </table:table-cell>
          <table:table-cell table:style-name="ce2" table:formula="of:=SUBSTITUTE(SUBSTITUTE(SUBSTITUTE(SUBSTITUTE([.G35];&quot;()&quot;;&quot;&quot;);&quot;[]&quot;;&quot;&quot;);&quot;{}&quot;;&quot;&quot;);&quot;&lt;&gt;&quot;;&quot;&quot;)" office:value-type="string" office:string-value="&lt;{[&lt;&lt;({[(&lt;{&lt;&lt;(" calcext:value-type="string">
            <text:p>&lt;{[&lt;&lt;({[(&lt;{&lt;&lt;(</text:p>
          </table:table-cell>
          <table:table-cell table:style-name="ce2" table:formula="of:=SUBSTITUTE(SUBSTITUTE(SUBSTITUTE(SUBSTITUTE([.H35];&quot;()&quot;;&quot;&quot;);&quot;[]&quot;;&quot;&quot;);&quot;{}&quot;;&quot;&quot;);&quot;&lt;&gt;&quot;;&quot;&quot;)" office:value-type="string" office:string-value="&lt;{[&lt;&lt;({[(&lt;{&lt;&lt;(" calcext:value-type="string">
            <text:p>&lt;{[&lt;&lt;({[(&lt;{&lt;&lt;(</text:p>
          </table:table-cell>
          <table:table-cell table:style-name="ce2" table:formula="of:=SUBSTITUTE(SUBSTITUTE(SUBSTITUTE(SUBSTITUTE([.I35];&quot;()&quot;;&quot;&quot;);&quot;[]&quot;;&quot;&quot;);&quot;{}&quot;;&quot;&quot;);&quot;&lt;&gt;&quot;;&quot;&quot;)" office:value-type="string" office:string-value="&lt;{[&lt;&lt;({[(&lt;{&lt;&lt;(" calcext:value-type="string">
            <text:p>&lt;{[&lt;&lt;({[(&lt;{&lt;&lt;(</text:p>
          </table:table-cell>
          <table:table-cell table:style-name="ce2" table:formula="of:=SUBSTITUTE(SUBSTITUTE(SUBSTITUTE(SUBSTITUTE([.J35];&quot;()&quot;;&quot;&quot;);&quot;[]&quot;;&quot;&quot;);&quot;{}&quot;;&quot;&quot;);&quot;&lt;&gt;&quot;;&quot;&quot;)" office:value-type="string" office:string-value="&lt;{[&lt;&lt;({[(&lt;{&lt;&lt;(" calcext:value-type="string">
            <text:p>&lt;{[&lt;&lt;({[(&lt;{&lt;&lt;(</text:p>
          </table:table-cell>
          <table:table-cell table:style-name="ce2" table:formula="of:=SUBSTITUTE(SUBSTITUTE(SUBSTITUTE(SUBSTITUTE([.K35];&quot;()&quot;;&quot;&quot;);&quot;[]&quot;;&quot;&quot;);&quot;{}&quot;;&quot;&quot;);&quot;&lt;&gt;&quot;;&quot;&quot;)" office:value-type="string" office:string-value="&lt;{[&lt;&lt;({[(&lt;{&lt;&lt;(" calcext:value-type="string">
            <text:p>&lt;{[&lt;&lt;({[(&lt;{&lt;&lt;(</text:p>
          </table:table-cell>
          <table:table-cell table:style-name="ce2" table:formula="of:=SUBSTITUTE(SUBSTITUTE(SUBSTITUTE(SUBSTITUTE([.L35];&quot;()&quot;;&quot;&quot;);&quot;[]&quot;;&quot;&quot;);&quot;{}&quot;;&quot;&quot;);&quot;&lt;&gt;&quot;;&quot;&quot;)" office:value-type="string" office:string-value="&lt;{[&lt;&lt;({[(&lt;{&lt;&lt;(" calcext:value-type="string">
            <text:p>&lt;{[&lt;&lt;({[(&lt;{&lt;&lt;(</text:p>
          </table:table-cell>
          <table:table-cell table:style-name="ce2" table:formula="of:=SUBSTITUTE(SUBSTITUTE(SUBSTITUTE(SUBSTITUTE([.M35];&quot;()&quot;;&quot;&quot;);&quot;[]&quot;;&quot;&quot;);&quot;{}&quot;;&quot;&quot;);&quot;&lt;&gt;&quot;;&quot;&quot;)" office:value-type="string" office:string-value="&lt;{[&lt;&lt;({[(&lt;{&lt;&lt;(" calcext:value-type="string">
            <text:p>&lt;{[&lt;&lt;({[(&lt;{&lt;&lt;(</text:p>
          </table:table-cell>
          <table:table-cell table:style-name="ce2" table:formula="of:=SUBSTITUTE(SUBSTITUTE(SUBSTITUTE(SUBSTITUTE([.N35];&quot;()&quot;;&quot;&quot;);&quot;[]&quot;;&quot;&quot;);&quot;{}&quot;;&quot;&quot;);&quot;&lt;&gt;&quot;;&quot;&quot;)" office:value-type="string" office:string-value="&lt;{[&lt;&lt;({[(&lt;{&lt;&lt;(" calcext:value-type="string">
            <text:p>&lt;{[&lt;&lt;({[(&lt;{&lt;&lt;(</text:p>
          </table:table-cell>
          <table:table-cell table:style-name="ce2" table:formula="of:=SUBSTITUTE(SUBSTITUTE(SUBSTITUTE(SUBSTITUTE([.O35];&quot;()&quot;;&quot;&quot;);&quot;[]&quot;;&quot;&quot;);&quot;{}&quot;;&quot;&quot;);&quot;&lt;&gt;&quot;;&quot;&quot;)" office:value-type="string" office:string-value="&lt;{[&lt;&lt;({[(&lt;{&lt;&lt;(" calcext:value-type="string">
            <text:p>&lt;{[&lt;&lt;({[(&lt;{&lt;&lt;(</text:p>
          </table:table-cell>
          <table:table-cell table:style-name="ce2" table:formula="of:=SUBSTITUTE(SUBSTITUTE(SUBSTITUTE(SUBSTITUTE([.P35];&quot;()&quot;;&quot;&quot;);&quot;[]&quot;;&quot;&quot;);&quot;{}&quot;;&quot;&quot;);&quot;&lt;&gt;&quot;;&quot;&quot;)" office:value-type="string" office:string-value="&lt;{[&lt;&lt;({[(&lt;{&lt;&lt;(" calcext:value-type="string">
            <text:p>&lt;{[&lt;&lt;({[(&lt;{&lt;&lt;(</text:p>
          </table:table-cell>
          <table:table-cell table:style-name="ce2" table:formula="of:=SUBSTITUTE(SUBSTITUTE(SUBSTITUTE(SUBSTITUTE([.Q35];&quot;()&quot;;&quot;&quot;);&quot;[]&quot;;&quot;&quot;);&quot;{}&quot;;&quot;&quot;);&quot;&lt;&gt;&quot;;&quot;&quot;)" office:value-type="string" office:string-value="&lt;{[&lt;&lt;({[(&lt;{&lt;&lt;(" calcext:value-type="string">
            <text:p>&lt;{[&lt;&lt;({[(&lt;{&lt;&lt;(</text:p>
          </table:table-cell>
          <table:table-cell table:style-name="ce2" table:formula="of:=SUBSTITUTE(SUBSTITUTE(SUBSTITUTE(SUBSTITUTE([.R35];&quot;()&quot;;&quot;&quot;);&quot;[]&quot;;&quot;&quot;);&quot;{}&quot;;&quot;&quot;);&quot;&lt;&gt;&quot;;&quot;&quot;)" office:value-type="string" office:string-value="&lt;{[&lt;&lt;({[(&lt;{&lt;&lt;(" calcext:value-type="string">
            <text:p>&lt;{[&lt;&lt;({[(&lt;{&lt;&lt;(</text:p>
          </table:table-cell>
          <table:table-cell table:style-name="ce2" table:formula="of:=SUBSTITUTE(SUBSTITUTE(SUBSTITUTE(SUBSTITUTE([.S35];&quot;()&quot;;&quot;&quot;);&quot;[]&quot;;&quot;&quot;);&quot;{}&quot;;&quot;&quot;);&quot;&lt;&gt;&quot;;&quot;&quot;)" office:value-type="string" office:string-value="&lt;{[&lt;&lt;({[(&lt;{&lt;&lt;(" calcext:value-type="string">
            <text:p>&lt;{[&lt;&lt;({[(&lt;{&lt;&lt;(</text:p>
          </table:table-cell>
          <table:table-cell table:style-name="ce2" table:formula="of:=SUBSTITUTE(SUBSTITUTE(SUBSTITUTE(SUBSTITUTE([.T35];&quot;()&quot;;&quot;&quot;);&quot;[]&quot;;&quot;&quot;);&quot;{}&quot;;&quot;&quot;);&quot;&lt;&gt;&quot;;&quot;&quot;)" office:value-type="string" office:string-value="&lt;{[&lt;&lt;({[(&lt;{&lt;&lt;(" calcext:value-type="string">
            <text:p>&lt;{[&lt;&lt;({[(&lt;{&lt;&lt;(</text:p>
          </table:table-cell>
          <table:table-cell table:style-name="ce2" table:formula="of:=SUBSTITUTE(SUBSTITUTE(SUBSTITUTE(SUBSTITUTE([.U35];&quot;()&quot;;&quot;&quot;);&quot;[]&quot;;&quot;&quot;);&quot;{}&quot;;&quot;&quot;);&quot;&lt;&gt;&quot;;&quot;&quot;)" office:value-type="string" office:string-value="&lt;{[&lt;&lt;({[(&lt;{&lt;&lt;(" calcext:value-type="string">
            <text:p>&lt;{[&lt;&lt;({[(&lt;{&lt;&lt;(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35]; MIN(IFERROR(TRANSPOSE(FIND([$Reference.$A$5:.$A$8];[.V35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35]);CONCATENATE(MID([.V35];LEN([.V35])-ROW(INDIRECT(&quot;1:&quot;&amp;LEN([.V35])))+1;1));)" office:value-type="float" office:value="0" calcext:value-type="float">
            <text:p>0</text:p>
          </table:table-cell>
          <table:table-cell table:style-name="ce8" table:formula="of:=SUBSTITUTE(SUBSTITUTE(SUBSTITUTE(SUBSTITUTE([.Z35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35&amp;&quot;&quot;&quot;&quot;,&quot;&quot;(?s)(.{1})&quot;&quot;,&quot;&quot;$1&quot;&quot;&amp;CHAR(127)),&quot;&quot;'&quot;&quot;,&quot;&quot;''&quot;&quot;),CHAR(127)),)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number-columns-repeated="4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35]));([.AT35]*5)+IFERROR(INDEX( [$Reference.$D$5:.$D$8];MATCH( [.AB35]; [$Reference.$A$5:.$A$8];0);0););[.AT35])" office:value-type="float" office:value="1" calcext:value-type="float">
            <text:p>1</text:p>
          </table:table-cell>
          <table:table-cell table:style-name="ce9" table:number-matrix-columns-spanned="1" table:number-matrix-rows-spanned="1" table:formula="of:=IF(NOT(ISBLANK([.AC35]));([.AU35]*5)+IFERROR(INDEX( [$Reference.$D$5:.$D$8];MATCH( [.AC35]; [$Reference.$A$5:.$A$8];0);0););[.AU35])" office:value-type="float" office:value="9" calcext:value-type="float">
            <text:p>9</text:p>
          </table:table-cell>
          <table:table-cell table:style-name="ce9" table:number-matrix-columns-spanned="1" table:number-matrix-rows-spanned="1" table:formula="of:=IF(NOT(ISBLANK([.AD35]));([.AV35]*5)+IFERROR(INDEX( [$Reference.$D$5:.$D$8];MATCH( [.AD35]; [$Reference.$A$5:.$A$8];0);0););[.AV35])" office:value-type="float" office:value="49" calcext:value-type="float">
            <text:p>49</text:p>
          </table:table-cell>
          <table:table-cell table:style-name="ce9" table:number-matrix-columns-spanned="1" table:number-matrix-rows-spanned="1" table:formula="of:=IF(NOT(ISBLANK([.AE35]));([.AW35]*5)+IFERROR(INDEX( [$Reference.$D$5:.$D$8];MATCH( [.AE35]; [$Reference.$A$5:.$A$8];0);0););[.AW35])" office:value-type="float" office:value="248" calcext:value-type="float">
            <text:p>248</text:p>
          </table:table-cell>
          <table:table-cell table:style-name="ce9" table:number-matrix-columns-spanned="1" table:number-matrix-rows-spanned="1" table:formula="of:=IF(NOT(ISBLANK([.AF35]));([.AX35]*5)+IFERROR(INDEX( [$Reference.$D$5:.$D$8];MATCH( [.AF35]; [$Reference.$A$5:.$A$8];0);0););[.AX35])" office:value-type="float" office:value="1244" calcext:value-type="float">
            <text:p>1244</text:p>
          </table:table-cell>
          <table:table-cell table:style-name="ce9" table:number-matrix-columns-spanned="1" table:number-matrix-rows-spanned="1" table:formula="of:=IF(NOT(ISBLANK([.AG35]));([.AY35]*5)+IFERROR(INDEX( [$Reference.$D$5:.$D$8];MATCH( [.AG35]; [$Reference.$A$5:.$A$8];0);0););[.AY35])" office:value-type="float" office:value="6221" calcext:value-type="float">
            <text:p>6221</text:p>
          </table:table-cell>
          <table:table-cell table:style-name="ce9" table:number-matrix-columns-spanned="1" table:number-matrix-rows-spanned="1" table:formula="of:=IF(NOT(ISBLANK([.AH35]));([.AZ35]*5)+IFERROR(INDEX( [$Reference.$D$5:.$D$8];MATCH( [.AH35]; [$Reference.$A$5:.$A$8];0);0););[.AZ35])" office:value-type="float" office:value="31107" calcext:value-type="float">
            <text:p>31107</text:p>
          </table:table-cell>
          <table:table-cell table:style-name="ce9" table:number-matrix-columns-spanned="1" table:number-matrix-rows-spanned="1" table:formula="of:=IF(NOT(ISBLANK([.AI35]));([.BA35]*5)+IFERROR(INDEX( [$Reference.$D$5:.$D$8];MATCH( [.AI35]; [$Reference.$A$5:.$A$8];0);0););[.BA35])" office:value-type="float" office:value="155538" calcext:value-type="float">
            <text:p>155538</text:p>
          </table:table-cell>
          <table:table-cell table:style-name="ce9" table:number-matrix-columns-spanned="1" table:number-matrix-rows-spanned="1" table:formula="of:=IF(NOT(ISBLANK([.AJ35]));([.BB35]*5)+IFERROR(INDEX( [$Reference.$D$5:.$D$8];MATCH( [.AJ35]; [$Reference.$A$5:.$A$8];0);0););[.BB35])" office:value-type="float" office:value="777691" calcext:value-type="float">
            <text:p>777691</text:p>
          </table:table-cell>
          <table:table-cell table:style-name="ce9" table:number-matrix-columns-spanned="1" table:number-matrix-rows-spanned="1" table:formula="of:=IF(NOT(ISBLANK([.AK35]));([.BC35]*5)+IFERROR(INDEX( [$Reference.$D$5:.$D$8];MATCH( [.AK35]; [$Reference.$A$5:.$A$8];0);0););[.BC35])" office:value-type="float" office:value="3888459" calcext:value-type="float">
            <text:p>3888459</text:p>
          </table:table-cell>
          <table:table-cell table:style-name="ce9" table:number-matrix-columns-spanned="1" table:number-matrix-rows-spanned="1" table:formula="of:=IF(NOT(ISBLANK([.AL35]));([.BD35]*5)+IFERROR(INDEX( [$Reference.$D$5:.$D$8];MATCH( [.AL35]; [$Reference.$A$5:.$A$8];0);0););[.BD35])" office:value-type="float" office:value="19442299" calcext:value-type="float">
            <text:p>19442299</text:p>
          </table:table-cell>
          <table:table-cell table:style-name="ce9" table:number-matrix-columns-spanned="1" table:number-matrix-rows-spanned="1" table:formula="of:=IF(NOT(ISBLANK([.AM35]));([.BE35]*5)+IFERROR(INDEX( [$Reference.$D$5:.$D$8];MATCH( [.AM35]; [$Reference.$A$5:.$A$8];0);0););[.BE35])" office:value-type="float" office:value="97211497" calcext:value-type="float">
            <text:p>97211497</text:p>
          </table:table-cell>
          <table:table-cell table:style-name="ce9" table:number-matrix-columns-spanned="1" table:number-matrix-rows-spanned="1" table:formula="of:=IF(NOT(ISBLANK([.AN35]));([.BF35]*5)+IFERROR(INDEX( [$Reference.$D$5:.$D$8];MATCH( [.AN35]; [$Reference.$A$5:.$A$8];0);0););[.BF35])" office:value-type="float" office:value="486057488" calcext:value-type="float">
            <text:p>486057488</text:p>
          </table:table-cell>
          <table:table-cell table:style-name="ce9" table:number-matrix-columns-spanned="1" table:number-matrix-rows-spanned="1" table:formula="of:=IF(NOT(ISBLANK([.AO35]));([.BG35]*5)+IFERROR(INDEX( [$Reference.$D$5:.$D$8];MATCH( [.AO35]; [$Reference.$A$5:.$A$8];0);0););[.BG35])" office:value-type="float" office:value="2430287444" calcext:value-type="float">
            <text:p>2430287444</text:p>
          </table:table-cell>
          <table:table-cell table:style-name="ce9" table:number-matrix-columns-spanned="1" table:number-matrix-rows-spanned="1" table:formula="of:=IF(NOT(ISBLANK([.AP35]));([.BH35]*5)+IFERROR(INDEX( [$Reference.$D$5:.$D$8];MATCH( [.AP35]; [$Reference.$A$5:.$A$8];0);0););[.BH35])" office:value-type="float" office:value="2430287444" calcext:value-type="float">
            <text:p>2430287444</text:p>
          </table:table-cell>
          <table:table-cell table:style-name="ce9" table:number-matrix-columns-spanned="1" table:number-matrix-rows-spanned="1" table:formula="of:=IF(NOT(ISBLANK([.AQ35]));([.BI35]*5)+IFERROR(INDEX( [$Reference.$D$5:.$D$8];MATCH( [.AQ35]; [$Reference.$A$5:.$A$8];0);0););[.BI35])" office:value-type="float" office:value="2430287444" calcext:value-type="float">
            <text:p>2430287444</text:p>
          </table:table-cell>
          <table:table-cell table:style-name="ce9" table:number-matrix-columns-spanned="1" table:number-matrix-rows-spanned="1" table:formula="of:=IF(NOT(ISBLANK([.AR35]));([.BJ35]*5)+IFERROR(INDEX( [$Reference.$D$5:.$D$8];MATCH( [.AR35]; [$Reference.$A$5:.$A$8];0);0););[.BJ35])" office:value-type="float" office:value="2430287444" calcext:value-type="float">
            <text:p>2430287444</text:p>
          </table:table-cell>
          <table:table-cell table:style-name="ce9" table:number-matrix-columns-spanned="1" table:number-matrix-rows-spanned="1" table:formula="of:=IF(NOT(ISBLANK([.AS35]));([.BK35]*5)+IFERROR(INDEX( [$Reference.$D$5:.$D$8];MATCH( [.AS35]; [$Reference.$A$5:.$A$8];0);0););[.BK35])" office:value-type="float" office:value="2430287444" calcext:value-type="float">
            <text:p>2430287444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{({[{[(&lt;&lt;[&lt;{[&lt;&lt;&gt;()&gt;[[]&lt;&gt;&gt;](&lt;&lt;&gt;()&gt;[&lt;&gt;()])}&lt;&lt;[()[]]&lt;&lt;&gt;{}&gt;&gt;{{(){}}[[][]]}&gt;&gt;]&gt;&gt;[(({({([]{})&lt;&lt;&gt;{}&gt;}&lt;{()[]}{[]{}}</text:p>
          </table:table-cell>
          <table:table-cell table:style-name="ce2" table:formula="of:=SUBSTITUTE(SUBSTITUTE(SUBSTITUTE(SUBSTITUTE([.A36];&quot;()&quot;;&quot;&quot;);&quot;[]&quot;;&quot;&quot;);&quot;{}&quot;;&quot;&quot;);&quot;&lt;&gt;&quot;;&quot;&quot;)" office:value-type="string" office:string-value="{({[{[(&lt;&lt;[&lt;{[&lt;&gt;[&gt;](&lt;&gt;[])}&lt;&lt;[]&lt;&gt;&gt;{{}[]}&gt;&gt;]&gt;&gt;[(({({()&lt;&gt;}&lt;{}" calcext:value-type="string">
            <text:p>{({[{[(&lt;&lt;[&lt;{[&lt;&gt;[&gt;](&lt;&gt;[])}&lt;&lt;[]&lt;&gt;&gt;{{}[]}&gt;&gt;]&gt;&gt;[(({({()&lt;&gt;}&lt;{}</text:p>
          </table:table-cell>
          <table:table-cell table:style-name="ce2" table:formula="of:=SUBSTITUTE(SUBSTITUTE(SUBSTITUTE(SUBSTITUTE([.B36];&quot;()&quot;;&quot;&quot;);&quot;[]&quot;;&quot;&quot;);&quot;{}&quot;;&quot;&quot;);&quot;&lt;&gt;&quot;;&quot;&quot;)" office:value-type="string" office:string-value="{({[{[(&lt;&lt;[&lt;{[[&gt;]()}&lt;&lt;&gt;{}&gt;&gt;]&gt;&gt;[(({({}&lt;" calcext:value-type="string">
            <text:p>{({[{[(&lt;&lt;[&lt;{[[&gt;]()}&lt;&lt;&gt;{}&gt;&gt;]&gt;&gt;[(({({}&lt;</text:p>
          </table:table-cell>
          <table:table-cell table:style-name="ce2" table:formula="of:=SUBSTITUTE(SUBSTITUTE(SUBSTITUTE(SUBSTITUTE([.C36];&quot;()&quot;;&quot;&quot;);&quot;[]&quot;;&quot;&quot;);&quot;{}&quot;;&quot;&quot;);&quot;&lt;&gt;&quot;;&quot;&quot;)" office:value-type="string" office:string-value="{({[{[(&lt;&lt;[&lt;{[[&gt;]}&lt;&gt;&gt;]&gt;&gt;[(({(&lt;" calcext:value-type="string">
            <text:p>{({[{[(&lt;&lt;[&lt;{[[&gt;]}&lt;&gt;&gt;]&gt;&gt;[(({(&lt;</text:p>
          </table:table-cell>
          <table:table-cell table:style-name="ce2" table:formula="of:=SUBSTITUTE(SUBSTITUTE(SUBSTITUTE(SUBSTITUTE([.D36];&quot;()&quot;;&quot;&quot;);&quot;[]&quot;;&quot;&quot;);&quot;{}&quot;;&quot;&quot;);&quot;&lt;&gt;&quot;;&quot;&quot;)" office:value-type="string" office:string-value="{({[{[(&lt;&lt;[&lt;{[[&gt;]}&gt;]&gt;&gt;[(({(&lt;" calcext:value-type="string">
            <text:p>{({[{[(&lt;&lt;[&lt;{[[&gt;]}&gt;]&gt;&gt;[(({(&lt;</text:p>
          </table:table-cell>
          <table:table-cell table:style-name="ce2" table:formula="of:=SUBSTITUTE(SUBSTITUTE(SUBSTITUTE(SUBSTITUTE([.E36];&quot;()&quot;;&quot;&quot;);&quot;[]&quot;;&quot;&quot;);&quot;{}&quot;;&quot;&quot;);&quot;&lt;&gt;&quot;;&quot;&quot;)" office:value-type="string" office:string-value="{({[{[(&lt;&lt;[&lt;{[[&gt;]}&gt;]&gt;&gt;[(({(&lt;" calcext:value-type="string">
            <text:p>{({[{[(&lt;&lt;[&lt;{[[&gt;]}&gt;]&gt;&gt;[(({(&lt;</text:p>
          </table:table-cell>
          <table:table-cell table:style-name="ce2" table:formula="of:=SUBSTITUTE(SUBSTITUTE(SUBSTITUTE(SUBSTITUTE([.F36];&quot;()&quot;;&quot;&quot;);&quot;[]&quot;;&quot;&quot;);&quot;{}&quot;;&quot;&quot;);&quot;&lt;&gt;&quot;;&quot;&quot;)" office:value-type="string" office:string-value="{({[{[(&lt;&lt;[&lt;{[[&gt;]}&gt;]&gt;&gt;[(({(&lt;" calcext:value-type="string">
            <text:p>{({[{[(&lt;&lt;[&lt;{[[&gt;]}&gt;]&gt;&gt;[(({(&lt;</text:p>
          </table:table-cell>
          <table:table-cell table:style-name="ce2" table:formula="of:=SUBSTITUTE(SUBSTITUTE(SUBSTITUTE(SUBSTITUTE([.G36];&quot;()&quot;;&quot;&quot;);&quot;[]&quot;;&quot;&quot;);&quot;{}&quot;;&quot;&quot;);&quot;&lt;&gt;&quot;;&quot;&quot;)" office:value-type="string" office:string-value="{({[{[(&lt;&lt;[&lt;{[[&gt;]}&gt;]&gt;&gt;[(({(&lt;" calcext:value-type="string">
            <text:p>{({[{[(&lt;&lt;[&lt;{[[&gt;]}&gt;]&gt;&gt;[(({(&lt;</text:p>
          </table:table-cell>
          <table:table-cell table:style-name="ce2" table:formula="of:=SUBSTITUTE(SUBSTITUTE(SUBSTITUTE(SUBSTITUTE([.H36];&quot;()&quot;;&quot;&quot;);&quot;[]&quot;;&quot;&quot;);&quot;{}&quot;;&quot;&quot;);&quot;&lt;&gt;&quot;;&quot;&quot;)" office:value-type="string" office:string-value="{({[{[(&lt;&lt;[&lt;{[[&gt;]}&gt;]&gt;&gt;[(({(&lt;" calcext:value-type="string">
            <text:p>{({[{[(&lt;&lt;[&lt;{[[&gt;]}&gt;]&gt;&gt;[(({(&lt;</text:p>
          </table:table-cell>
          <table:table-cell table:style-name="ce2" table:formula="of:=SUBSTITUTE(SUBSTITUTE(SUBSTITUTE(SUBSTITUTE([.I36];&quot;()&quot;;&quot;&quot;);&quot;[]&quot;;&quot;&quot;);&quot;{}&quot;;&quot;&quot;);&quot;&lt;&gt;&quot;;&quot;&quot;)" office:value-type="string" office:string-value="{({[{[(&lt;&lt;[&lt;{[[&gt;]}&gt;]&gt;&gt;[(({(&lt;" calcext:value-type="string">
            <text:p>{({[{[(&lt;&lt;[&lt;{[[&gt;]}&gt;]&gt;&gt;[(({(&lt;</text:p>
          </table:table-cell>
          <table:table-cell table:style-name="ce2" table:formula="of:=SUBSTITUTE(SUBSTITUTE(SUBSTITUTE(SUBSTITUTE([.J36];&quot;()&quot;;&quot;&quot;);&quot;[]&quot;;&quot;&quot;);&quot;{}&quot;;&quot;&quot;);&quot;&lt;&gt;&quot;;&quot;&quot;)" office:value-type="string" office:string-value="{({[{[(&lt;&lt;[&lt;{[[&gt;]}&gt;]&gt;&gt;[(({(&lt;" calcext:value-type="string">
            <text:p>{({[{[(&lt;&lt;[&lt;{[[&gt;]}&gt;]&gt;&gt;[(({(&lt;</text:p>
          </table:table-cell>
          <table:table-cell table:style-name="ce2" table:formula="of:=SUBSTITUTE(SUBSTITUTE(SUBSTITUTE(SUBSTITUTE([.K36];&quot;()&quot;;&quot;&quot;);&quot;[]&quot;;&quot;&quot;);&quot;{}&quot;;&quot;&quot;);&quot;&lt;&gt;&quot;;&quot;&quot;)" office:value-type="string" office:string-value="{({[{[(&lt;&lt;[&lt;{[[&gt;]}&gt;]&gt;&gt;[(({(&lt;" calcext:value-type="string">
            <text:p>{({[{[(&lt;&lt;[&lt;{[[&gt;]}&gt;]&gt;&gt;[(({(&lt;</text:p>
          </table:table-cell>
          <table:table-cell table:style-name="ce2" table:formula="of:=SUBSTITUTE(SUBSTITUTE(SUBSTITUTE(SUBSTITUTE([.L36];&quot;()&quot;;&quot;&quot;);&quot;[]&quot;;&quot;&quot;);&quot;{}&quot;;&quot;&quot;);&quot;&lt;&gt;&quot;;&quot;&quot;)" office:value-type="string" office:string-value="{({[{[(&lt;&lt;[&lt;{[[&gt;]}&gt;]&gt;&gt;[(({(&lt;" calcext:value-type="string">
            <text:p>{({[{[(&lt;&lt;[&lt;{[[&gt;]}&gt;]&gt;&gt;[(({(&lt;</text:p>
          </table:table-cell>
          <table:table-cell table:style-name="ce2" table:formula="of:=SUBSTITUTE(SUBSTITUTE(SUBSTITUTE(SUBSTITUTE([.M36];&quot;()&quot;;&quot;&quot;);&quot;[]&quot;;&quot;&quot;);&quot;{}&quot;;&quot;&quot;);&quot;&lt;&gt;&quot;;&quot;&quot;)" office:value-type="string" office:string-value="{({[{[(&lt;&lt;[&lt;{[[&gt;]}&gt;]&gt;&gt;[(({(&lt;" calcext:value-type="string">
            <text:p>{({[{[(&lt;&lt;[&lt;{[[&gt;]}&gt;]&gt;&gt;[(({(&lt;</text:p>
          </table:table-cell>
          <table:table-cell table:style-name="ce2" table:formula="of:=SUBSTITUTE(SUBSTITUTE(SUBSTITUTE(SUBSTITUTE([.N36];&quot;()&quot;;&quot;&quot;);&quot;[]&quot;;&quot;&quot;);&quot;{}&quot;;&quot;&quot;);&quot;&lt;&gt;&quot;;&quot;&quot;)" office:value-type="string" office:string-value="{({[{[(&lt;&lt;[&lt;{[[&gt;]}&gt;]&gt;&gt;[(({(&lt;" calcext:value-type="string">
            <text:p>{({[{[(&lt;&lt;[&lt;{[[&gt;]}&gt;]&gt;&gt;[(({(&lt;</text:p>
          </table:table-cell>
          <table:table-cell table:style-name="ce2" table:formula="of:=SUBSTITUTE(SUBSTITUTE(SUBSTITUTE(SUBSTITUTE([.O36];&quot;()&quot;;&quot;&quot;);&quot;[]&quot;;&quot;&quot;);&quot;{}&quot;;&quot;&quot;);&quot;&lt;&gt;&quot;;&quot;&quot;)" office:value-type="string" office:string-value="{({[{[(&lt;&lt;[&lt;{[[&gt;]}&gt;]&gt;&gt;[(({(&lt;" calcext:value-type="string">
            <text:p>{({[{[(&lt;&lt;[&lt;{[[&gt;]}&gt;]&gt;&gt;[(({(&lt;</text:p>
          </table:table-cell>
          <table:table-cell table:style-name="ce2" table:formula="of:=SUBSTITUTE(SUBSTITUTE(SUBSTITUTE(SUBSTITUTE([.P36];&quot;()&quot;;&quot;&quot;);&quot;[]&quot;;&quot;&quot;);&quot;{}&quot;;&quot;&quot;);&quot;&lt;&gt;&quot;;&quot;&quot;)" office:value-type="string" office:string-value="{({[{[(&lt;&lt;[&lt;{[[&gt;]}&gt;]&gt;&gt;[(({(&lt;" calcext:value-type="string">
            <text:p>{({[{[(&lt;&lt;[&lt;{[[&gt;]}&gt;]&gt;&gt;[(({(&lt;</text:p>
          </table:table-cell>
          <table:table-cell table:style-name="ce2" table:formula="of:=SUBSTITUTE(SUBSTITUTE(SUBSTITUTE(SUBSTITUTE([.Q36];&quot;()&quot;;&quot;&quot;);&quot;[]&quot;;&quot;&quot;);&quot;{}&quot;;&quot;&quot;);&quot;&lt;&gt;&quot;;&quot;&quot;)" office:value-type="string" office:string-value="{({[{[(&lt;&lt;[&lt;{[[&gt;]}&gt;]&gt;&gt;[(({(&lt;" calcext:value-type="string">
            <text:p>{({[{[(&lt;&lt;[&lt;{[[&gt;]}&gt;]&gt;&gt;[(({(&lt;</text:p>
          </table:table-cell>
          <table:table-cell table:style-name="ce2" table:formula="of:=SUBSTITUTE(SUBSTITUTE(SUBSTITUTE(SUBSTITUTE([.R36];&quot;()&quot;;&quot;&quot;);&quot;[]&quot;;&quot;&quot;);&quot;{}&quot;;&quot;&quot;);&quot;&lt;&gt;&quot;;&quot;&quot;)" office:value-type="string" office:string-value="{({[{[(&lt;&lt;[&lt;{[[&gt;]}&gt;]&gt;&gt;[(({(&lt;" calcext:value-type="string">
            <text:p>{({[{[(&lt;&lt;[&lt;{[[&gt;]}&gt;]&gt;&gt;[(({(&lt;</text:p>
          </table:table-cell>
          <table:table-cell table:style-name="ce2" table:formula="of:=SUBSTITUTE(SUBSTITUTE(SUBSTITUTE(SUBSTITUTE([.S36];&quot;()&quot;;&quot;&quot;);&quot;[]&quot;;&quot;&quot;);&quot;{}&quot;;&quot;&quot;);&quot;&lt;&gt;&quot;;&quot;&quot;)" office:value-type="string" office:string-value="{({[{[(&lt;&lt;[&lt;{[[&gt;]}&gt;]&gt;&gt;[(({(&lt;" calcext:value-type="string">
            <text:p>{({[{[(&lt;&lt;[&lt;{[[&gt;]}&gt;]&gt;&gt;[(({(&lt;</text:p>
          </table:table-cell>
          <table:table-cell table:style-name="ce2" table:formula="of:=SUBSTITUTE(SUBSTITUTE(SUBSTITUTE(SUBSTITUTE([.T36];&quot;()&quot;;&quot;&quot;);&quot;[]&quot;;&quot;&quot;);&quot;{}&quot;;&quot;&quot;);&quot;&lt;&gt;&quot;;&quot;&quot;)" office:value-type="string" office:string-value="{({[{[(&lt;&lt;[&lt;{[[&gt;]}&gt;]&gt;&gt;[(({(&lt;" calcext:value-type="string">
            <text:p>{({[{[(&lt;&lt;[&lt;{[[&gt;]}&gt;]&gt;&gt;[(({(&lt;</text:p>
          </table:table-cell>
          <table:table-cell table:style-name="ce2" table:formula="of:=SUBSTITUTE(SUBSTITUTE(SUBSTITUTE(SUBSTITUTE([.U36];&quot;()&quot;;&quot;&quot;);&quot;[]&quot;;&quot;&quot;);&quot;{}&quot;;&quot;&quot;);&quot;&lt;&gt;&quot;;&quot;&quot;)" office:value-type="string" office:string-value="{({[{[(&lt;&lt;[&lt;{[[&gt;]}&gt;]&gt;&gt;[(({(&lt;" calcext:value-type="string">
            <text:p>{({[{[(&lt;&lt;[&lt;{[[&gt;]}&gt;]&gt;&gt;[(({(&lt;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36]; MIN(IFERROR(TRANSPOSE(FIND([$Reference.$A$5:.$A$8];[.V36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36]);CONCATENATE(MID([.V36];LEN([.V36])-ROW(INDIRECT(&quot;1:&quot;&amp;LEN([.V36])))+1;1));)" office:value-type="float" office:value="0" calcext:value-type="float">
            <text:p>0</text:p>
          </table:table-cell>
          <table:table-cell table:style-name="ce8" table:formula="of:=SUBSTITUTE(SUBSTITUTE(SUBSTITUTE(SUBSTITUTE([.Z36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36&amp;&quot;&quot;&quot;&quot;,&quot;&quot;(?s)(.{1})&quot;&quot;,&quot;&quot;$1&quot;&quot;&amp;CHAR(127)),&quot;&quot;'&quot;&quot;,&quot;&quot;''&quot;&quot;),CHAR(127)),)&quot;);&quot;&quot;)">
            <text:p/>
          </table:table-cell>
          <table:table-cell table:style-name="ce9" table:number-columns-repeated="1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36]));([.AT36]*5)+IFERROR(INDEX( [$Reference.$D$5:.$D$8];MATCH( [.AB36]; [$Reference.$A$5:.$A$8];0);0););[.AT3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C36]));([.AU36]*5)+IFERROR(INDEX( [$Reference.$D$5:.$D$8];MATCH( [.AC36]; [$Reference.$A$5:.$A$8];0);0););[.AU3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D36]));([.AV36]*5)+IFERROR(INDEX( [$Reference.$D$5:.$D$8];MATCH( [.AD36]; [$Reference.$A$5:.$A$8];0);0););[.AV3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E36]));([.AW36]*5)+IFERROR(INDEX( [$Reference.$D$5:.$D$8];MATCH( [.AE36]; [$Reference.$A$5:.$A$8];0);0););[.AW3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F36]));([.AX36]*5)+IFERROR(INDEX( [$Reference.$D$5:.$D$8];MATCH( [.AF36]; [$Reference.$A$5:.$A$8];0);0););[.AX3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G36]));([.AY36]*5)+IFERROR(INDEX( [$Reference.$D$5:.$D$8];MATCH( [.AG36]; [$Reference.$A$5:.$A$8];0);0););[.AY3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H36]));([.AZ36]*5)+IFERROR(INDEX( [$Reference.$D$5:.$D$8];MATCH( [.AH36]; [$Reference.$A$5:.$A$8];0);0););[.AZ3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I36]));([.BA36]*5)+IFERROR(INDEX( [$Reference.$D$5:.$D$8];MATCH( [.AI36]; [$Reference.$A$5:.$A$8];0);0););[.BA3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J36]));([.BB36]*5)+IFERROR(INDEX( [$Reference.$D$5:.$D$8];MATCH( [.AJ36]; [$Reference.$A$5:.$A$8];0);0););[.BB3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K36]));([.BC36]*5)+IFERROR(INDEX( [$Reference.$D$5:.$D$8];MATCH( [.AK36]; [$Reference.$A$5:.$A$8];0);0););[.BC3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L36]));([.BD36]*5)+IFERROR(INDEX( [$Reference.$D$5:.$D$8];MATCH( [.AL36]; [$Reference.$A$5:.$A$8];0);0););[.BD3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M36]));([.BE36]*5)+IFERROR(INDEX( [$Reference.$D$5:.$D$8];MATCH( [.AM36]; [$Reference.$A$5:.$A$8];0);0););[.BE3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N36]));([.BF36]*5)+IFERROR(INDEX( [$Reference.$D$5:.$D$8];MATCH( [.AN36]; [$Reference.$A$5:.$A$8];0);0););[.BF3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O36]));([.BG36]*5)+IFERROR(INDEX( [$Reference.$D$5:.$D$8];MATCH( [.AO36]; [$Reference.$A$5:.$A$8];0);0););[.BG3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P36]));([.BH36]*5)+IFERROR(INDEX( [$Reference.$D$5:.$D$8];MATCH( [.AP36]; [$Reference.$A$5:.$A$8];0);0););[.BH3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Q36]));([.BI36]*5)+IFERROR(INDEX( [$Reference.$D$5:.$D$8];MATCH( [.AQ36]; [$Reference.$A$5:.$A$8];0);0););[.BI3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R36]));([.BJ36]*5)+IFERROR(INDEX( [$Reference.$D$5:.$D$8];MATCH( [.AR36]; [$Reference.$A$5:.$A$8];0);0););[.BJ3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S36]));([.BK36]*5)+IFERROR(INDEX( [$Reference.$D$5:.$D$8];MATCH( [.AS36]; [$Reference.$A$5:.$A$8];0);0););[.BK36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([(({[{&lt;{{[&lt;{&lt;{}{}&gt;(&lt;&gt;{})}&gt;([&lt;{}[]&gt;&lt;&lt;&gt;&lt;&gt;&gt;]{(()&lt;&gt;){&lt;&gt;&lt;&gt;}})]}[([&lt;[()[]]{&lt;&gt;&lt;&gt;}&gt;&lt;{[]}{{}[])&gt;]([({}&lt;&gt;)&lt;()&lt;&gt;&gt;]))</text:p>
          </table:table-cell>
          <table:table-cell table:style-name="ce2" table:formula="of:=SUBSTITUTE(SUBSTITUTE(SUBSTITUTE(SUBSTITUTE([.A37];&quot;()&quot;;&quot;&quot;);&quot;[]&quot;;&quot;&quot;);&quot;{}&quot;;&quot;&quot;);&quot;&lt;&gt;&quot;;&quot;&quot;)" office:value-type="string" office:string-value="([(({[{&lt;{{[&lt;{()}&gt;([&lt;&gt;]{(){}})]}[([&lt;[]{}&gt;&lt;{)&gt;]([()&lt;&gt;]))" calcext:value-type="string">
            <text:p>([(({[{&lt;{{[&lt;{()}&gt;([&lt;&gt;]{(){}})]}[([&lt;[]{}&gt;&lt;{)&gt;]([()&lt;&gt;]))</text:p>
          </table:table-cell>
          <table:table-cell table:style-name="ce2" table:formula="of:=SUBSTITUTE(SUBSTITUTE(SUBSTITUTE(SUBSTITUTE([.B37];&quot;()&quot;;&quot;&quot;);&quot;[]&quot;;&quot;&quot;);&quot;{}&quot;;&quot;&quot;);&quot;&lt;&gt;&quot;;&quot;&quot;)" office:value-type="string" office:string-value="([(({[{&lt;{{[([]{})]}[([&lt;{)&gt;]([]))" calcext:value-type="string">
            <text:p>([(({[{&lt;{{[([]{})]}[([&lt;{)&gt;]([]))</text:p>
          </table:table-cell>
          <table:table-cell table:style-name="ce2" table:formula="of:=SUBSTITUTE(SUBSTITUTE(SUBSTITUTE(SUBSTITUTE([.C37];&quot;()&quot;;&quot;&quot;);&quot;[]&quot;;&quot;&quot;);&quot;{}&quot;;&quot;&quot;);&quot;&lt;&gt;&quot;;&quot;&quot;)" office:value-type="string" office:string-value="([(({[{&lt;{{[()]}[([&lt;{)&gt;]())" calcext:value-type="string">
            <text:p>([(({[{&lt;{{[()]}[([&lt;{)&gt;]())</text:p>
          </table:table-cell>
          <table:table-cell table:style-name="ce2" table:formula="of:=SUBSTITUTE(SUBSTITUTE(SUBSTITUTE(SUBSTITUTE([.D37];&quot;()&quot;;&quot;&quot;);&quot;[]&quot;;&quot;&quot;);&quot;{}&quot;;&quot;&quot;);&quot;&lt;&gt;&quot;;&quot;&quot;)" office:value-type="string" office:string-value="([(({[{&lt;{[([&lt;{)&gt;])" calcext:value-type="string">
            <text:p>([(({[{&lt;{[([&lt;{)&gt;])</text:p>
          </table:table-cell>
          <table:table-cell table:style-name="ce2" table:formula="of:=SUBSTITUTE(SUBSTITUTE(SUBSTITUTE(SUBSTITUTE([.E37];&quot;()&quot;;&quot;&quot;);&quot;[]&quot;;&quot;&quot;);&quot;{}&quot;;&quot;&quot;);&quot;&lt;&gt;&quot;;&quot;&quot;)" office:value-type="string" office:string-value="([(({[{&lt;{[([&lt;{)&gt;])" calcext:value-type="string">
            <text:p>([(({[{&lt;{[([&lt;{)&gt;])</text:p>
          </table:table-cell>
          <table:table-cell table:style-name="ce2" table:formula="of:=SUBSTITUTE(SUBSTITUTE(SUBSTITUTE(SUBSTITUTE([.F37];&quot;()&quot;;&quot;&quot;);&quot;[]&quot;;&quot;&quot;);&quot;{}&quot;;&quot;&quot;);&quot;&lt;&gt;&quot;;&quot;&quot;)" office:value-type="string" office:string-value="([(({[{&lt;{[([&lt;{)&gt;])" calcext:value-type="string">
            <text:p>([(({[{&lt;{[([&lt;{)&gt;])</text:p>
          </table:table-cell>
          <table:table-cell table:style-name="ce2" table:formula="of:=SUBSTITUTE(SUBSTITUTE(SUBSTITUTE(SUBSTITUTE([.G37];&quot;()&quot;;&quot;&quot;);&quot;[]&quot;;&quot;&quot;);&quot;{}&quot;;&quot;&quot;);&quot;&lt;&gt;&quot;;&quot;&quot;)" office:value-type="string" office:string-value="([(({[{&lt;{[([&lt;{)&gt;])" calcext:value-type="string">
            <text:p>([(({[{&lt;{[([&lt;{)&gt;])</text:p>
          </table:table-cell>
          <table:table-cell table:style-name="ce2" table:formula="of:=SUBSTITUTE(SUBSTITUTE(SUBSTITUTE(SUBSTITUTE([.H37];&quot;()&quot;;&quot;&quot;);&quot;[]&quot;;&quot;&quot;);&quot;{}&quot;;&quot;&quot;);&quot;&lt;&gt;&quot;;&quot;&quot;)" office:value-type="string" office:string-value="([(({[{&lt;{[([&lt;{)&gt;])" calcext:value-type="string">
            <text:p>([(({[{&lt;{[([&lt;{)&gt;])</text:p>
          </table:table-cell>
          <table:table-cell table:style-name="ce2" table:formula="of:=SUBSTITUTE(SUBSTITUTE(SUBSTITUTE(SUBSTITUTE([.I37];&quot;()&quot;;&quot;&quot;);&quot;[]&quot;;&quot;&quot;);&quot;{}&quot;;&quot;&quot;);&quot;&lt;&gt;&quot;;&quot;&quot;)" office:value-type="string" office:string-value="([(({[{&lt;{[([&lt;{)&gt;])" calcext:value-type="string">
            <text:p>([(({[{&lt;{[([&lt;{)&gt;])</text:p>
          </table:table-cell>
          <table:table-cell table:style-name="ce2" table:formula="of:=SUBSTITUTE(SUBSTITUTE(SUBSTITUTE(SUBSTITUTE([.J37];&quot;()&quot;;&quot;&quot;);&quot;[]&quot;;&quot;&quot;);&quot;{}&quot;;&quot;&quot;);&quot;&lt;&gt;&quot;;&quot;&quot;)" office:value-type="string" office:string-value="([(({[{&lt;{[([&lt;{)&gt;])" calcext:value-type="string">
            <text:p>([(({[{&lt;{[([&lt;{)&gt;])</text:p>
          </table:table-cell>
          <table:table-cell table:style-name="ce2" table:formula="of:=SUBSTITUTE(SUBSTITUTE(SUBSTITUTE(SUBSTITUTE([.K37];&quot;()&quot;;&quot;&quot;);&quot;[]&quot;;&quot;&quot;);&quot;{}&quot;;&quot;&quot;);&quot;&lt;&gt;&quot;;&quot;&quot;)" office:value-type="string" office:string-value="([(({[{&lt;{[([&lt;{)&gt;])" calcext:value-type="string">
            <text:p>([(({[{&lt;{[([&lt;{)&gt;])</text:p>
          </table:table-cell>
          <table:table-cell table:style-name="ce2" table:formula="of:=SUBSTITUTE(SUBSTITUTE(SUBSTITUTE(SUBSTITUTE([.L37];&quot;()&quot;;&quot;&quot;);&quot;[]&quot;;&quot;&quot;);&quot;{}&quot;;&quot;&quot;);&quot;&lt;&gt;&quot;;&quot;&quot;)" office:value-type="string" office:string-value="([(({[{&lt;{[([&lt;{)&gt;])" calcext:value-type="string">
            <text:p>([(({[{&lt;{[([&lt;{)&gt;])</text:p>
          </table:table-cell>
          <table:table-cell table:style-name="ce2" table:formula="of:=SUBSTITUTE(SUBSTITUTE(SUBSTITUTE(SUBSTITUTE([.M37];&quot;()&quot;;&quot;&quot;);&quot;[]&quot;;&quot;&quot;);&quot;{}&quot;;&quot;&quot;);&quot;&lt;&gt;&quot;;&quot;&quot;)" office:value-type="string" office:string-value="([(({[{&lt;{[([&lt;{)&gt;])" calcext:value-type="string">
            <text:p>([(({[{&lt;{[([&lt;{)&gt;])</text:p>
          </table:table-cell>
          <table:table-cell table:style-name="ce2" table:formula="of:=SUBSTITUTE(SUBSTITUTE(SUBSTITUTE(SUBSTITUTE([.N37];&quot;()&quot;;&quot;&quot;);&quot;[]&quot;;&quot;&quot;);&quot;{}&quot;;&quot;&quot;);&quot;&lt;&gt;&quot;;&quot;&quot;)" office:value-type="string" office:string-value="([(({[{&lt;{[([&lt;{)&gt;])" calcext:value-type="string">
            <text:p>([(({[{&lt;{[([&lt;{)&gt;])</text:p>
          </table:table-cell>
          <table:table-cell table:style-name="ce2" table:formula="of:=SUBSTITUTE(SUBSTITUTE(SUBSTITUTE(SUBSTITUTE([.O37];&quot;()&quot;;&quot;&quot;);&quot;[]&quot;;&quot;&quot;);&quot;{}&quot;;&quot;&quot;);&quot;&lt;&gt;&quot;;&quot;&quot;)" office:value-type="string" office:string-value="([(({[{&lt;{[([&lt;{)&gt;])" calcext:value-type="string">
            <text:p>([(({[{&lt;{[([&lt;{)&gt;])</text:p>
          </table:table-cell>
          <table:table-cell table:style-name="ce2" table:formula="of:=SUBSTITUTE(SUBSTITUTE(SUBSTITUTE(SUBSTITUTE([.P37];&quot;()&quot;;&quot;&quot;);&quot;[]&quot;;&quot;&quot;);&quot;{}&quot;;&quot;&quot;);&quot;&lt;&gt;&quot;;&quot;&quot;)" office:value-type="string" office:string-value="([(({[{&lt;{[([&lt;{)&gt;])" calcext:value-type="string">
            <text:p>([(({[{&lt;{[([&lt;{)&gt;])</text:p>
          </table:table-cell>
          <table:table-cell table:style-name="ce2" table:formula="of:=SUBSTITUTE(SUBSTITUTE(SUBSTITUTE(SUBSTITUTE([.Q37];&quot;()&quot;;&quot;&quot;);&quot;[]&quot;;&quot;&quot;);&quot;{}&quot;;&quot;&quot;);&quot;&lt;&gt;&quot;;&quot;&quot;)" office:value-type="string" office:string-value="([(({[{&lt;{[([&lt;{)&gt;])" calcext:value-type="string">
            <text:p>([(({[{&lt;{[([&lt;{)&gt;])</text:p>
          </table:table-cell>
          <table:table-cell table:style-name="ce2" table:formula="of:=SUBSTITUTE(SUBSTITUTE(SUBSTITUTE(SUBSTITUTE([.R37];&quot;()&quot;;&quot;&quot;);&quot;[]&quot;;&quot;&quot;);&quot;{}&quot;;&quot;&quot;);&quot;&lt;&gt;&quot;;&quot;&quot;)" office:value-type="string" office:string-value="([(({[{&lt;{[([&lt;{)&gt;])" calcext:value-type="string">
            <text:p>([(({[{&lt;{[([&lt;{)&gt;])</text:p>
          </table:table-cell>
          <table:table-cell table:style-name="ce2" table:formula="of:=SUBSTITUTE(SUBSTITUTE(SUBSTITUTE(SUBSTITUTE([.S37];&quot;()&quot;;&quot;&quot;);&quot;[]&quot;;&quot;&quot;);&quot;{}&quot;;&quot;&quot;);&quot;&lt;&gt;&quot;;&quot;&quot;)" office:value-type="string" office:string-value="([(({[{&lt;{[([&lt;{)&gt;])" calcext:value-type="string">
            <text:p>([(({[{&lt;{[([&lt;{)&gt;])</text:p>
          </table:table-cell>
          <table:table-cell table:style-name="ce2" table:formula="of:=SUBSTITUTE(SUBSTITUTE(SUBSTITUTE(SUBSTITUTE([.T37];&quot;()&quot;;&quot;&quot;);&quot;[]&quot;;&quot;&quot;);&quot;{}&quot;;&quot;&quot;);&quot;&lt;&gt;&quot;;&quot;&quot;)" office:value-type="string" office:string-value="([(({[{&lt;{[([&lt;{)&gt;])" calcext:value-type="string">
            <text:p>([(({[{&lt;{[([&lt;{)&gt;])</text:p>
          </table:table-cell>
          <table:table-cell table:style-name="ce2" table:formula="of:=SUBSTITUTE(SUBSTITUTE(SUBSTITUTE(SUBSTITUTE([.U37];&quot;()&quot;;&quot;&quot;);&quot;[]&quot;;&quot;&quot;);&quot;{}&quot;;&quot;&quot;);&quot;&lt;&gt;&quot;;&quot;&quot;)" office:value-type="string" office:string-value="([(({[{&lt;{[([&lt;{)&gt;])" calcext:value-type="string">
            <text:p>([(({[{&lt;{[([&lt;{)&gt;])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37]; MIN(IFERROR(TRANSPOSE(FIND([$Reference.$A$5:.$A$8];[.V37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37]);CONCATENATE(MID([.V37];LEN([.V37])-ROW(INDIRECT(&quot;1:&quot;&amp;LEN([.V37])))+1;1));)" office:value-type="float" office:value="0" calcext:value-type="float">
            <text:p>0</text:p>
          </table:table-cell>
          <table:table-cell table:style-name="ce8" table:formula="of:=SUBSTITUTE(SUBSTITUTE(SUBSTITUTE(SUBSTITUTE([.Z37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37&amp;&quot;&quot;&quot;&quot;,&quot;&quot;(?s)(.{1})&quot;&quot;,&quot;&quot;$1&quot;&quot;&amp;CHAR(127)),&quot;&quot;'&quot;&quot;,&quot;&quot;''&quot;&quot;),CHAR(127)),)&quot;);&quot;&quot;)">
            <text:p/>
          </table:table-cell>
          <table:table-cell table:style-name="ce9" table:number-columns-repeated="1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37]));([.AT37]*5)+IFERROR(INDEX( [$Reference.$D$5:.$D$8];MATCH( [.AB37]; [$Reference.$A$5:.$A$8];0);0););[.AT3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C37]));([.AU37]*5)+IFERROR(INDEX( [$Reference.$D$5:.$D$8];MATCH( [.AC37]; [$Reference.$A$5:.$A$8];0);0););[.AU3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D37]));([.AV37]*5)+IFERROR(INDEX( [$Reference.$D$5:.$D$8];MATCH( [.AD37]; [$Reference.$A$5:.$A$8];0);0););[.AV3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E37]));([.AW37]*5)+IFERROR(INDEX( [$Reference.$D$5:.$D$8];MATCH( [.AE37]; [$Reference.$A$5:.$A$8];0);0););[.AW3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F37]));([.AX37]*5)+IFERROR(INDEX( [$Reference.$D$5:.$D$8];MATCH( [.AF37]; [$Reference.$A$5:.$A$8];0);0););[.AX3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G37]));([.AY37]*5)+IFERROR(INDEX( [$Reference.$D$5:.$D$8];MATCH( [.AG37]; [$Reference.$A$5:.$A$8];0);0););[.AY3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H37]));([.AZ37]*5)+IFERROR(INDEX( [$Reference.$D$5:.$D$8];MATCH( [.AH37]; [$Reference.$A$5:.$A$8];0);0););[.AZ3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I37]));([.BA37]*5)+IFERROR(INDEX( [$Reference.$D$5:.$D$8];MATCH( [.AI37]; [$Reference.$A$5:.$A$8];0);0););[.BA3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J37]));([.BB37]*5)+IFERROR(INDEX( [$Reference.$D$5:.$D$8];MATCH( [.AJ37]; [$Reference.$A$5:.$A$8];0);0););[.BB3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K37]));([.BC37]*5)+IFERROR(INDEX( [$Reference.$D$5:.$D$8];MATCH( [.AK37]; [$Reference.$A$5:.$A$8];0);0););[.BC3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L37]));([.BD37]*5)+IFERROR(INDEX( [$Reference.$D$5:.$D$8];MATCH( [.AL37]; [$Reference.$A$5:.$A$8];0);0););[.BD3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M37]));([.BE37]*5)+IFERROR(INDEX( [$Reference.$D$5:.$D$8];MATCH( [.AM37]; [$Reference.$A$5:.$A$8];0);0););[.BE3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N37]));([.BF37]*5)+IFERROR(INDEX( [$Reference.$D$5:.$D$8];MATCH( [.AN37]; [$Reference.$A$5:.$A$8];0);0););[.BF3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O37]));([.BG37]*5)+IFERROR(INDEX( [$Reference.$D$5:.$D$8];MATCH( [.AO37]; [$Reference.$A$5:.$A$8];0);0););[.BG3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P37]));([.BH37]*5)+IFERROR(INDEX( [$Reference.$D$5:.$D$8];MATCH( [.AP37]; [$Reference.$A$5:.$A$8];0);0););[.BH3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Q37]));([.BI37]*5)+IFERROR(INDEX( [$Reference.$D$5:.$D$8];MATCH( [.AQ37]; [$Reference.$A$5:.$A$8];0);0););[.BI3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R37]));([.BJ37]*5)+IFERROR(INDEX( [$Reference.$D$5:.$D$8];MATCH( [.AR37]; [$Reference.$A$5:.$A$8];0);0););[.BJ3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S37]));([.BK37]*5)+IFERROR(INDEX( [$Reference.$D$5:.$D$8];MATCH( [.AS37]; [$Reference.$A$5:.$A$8];0);0););[.BK37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{&lt;&lt;&lt;[([(&lt;&lt;&lt;{&lt;{{}[]}{&lt;&gt;()}&gt;&lt;&lt;{}()&gt;&lt;(){}&gt;&gt;}&gt;[&lt;&lt;[&lt;&gt;&lt;&gt;]&lt;()()&gt;&gt;&lt;&lt;(){}&gt;{[]&lt;&gt;}&gt;)(&lt;{(){}}({}{})&gt;{[</text:p>
          </table:table-cell>
          <table:table-cell table:style-name="ce2" table:formula="of:=SUBSTITUTE(SUBSTITUTE(SUBSTITUTE(SUBSTITUTE([.A38];&quot;()&quot;;&quot;&quot;);&quot;[]&quot;;&quot;&quot;);&quot;{}&quot;;&quot;&quot;);&quot;&lt;&gt;&quot;;&quot;&quot;)" office:value-type="string" office:string-value="{&lt;&lt;&lt;[([(&lt;&lt;&lt;{&lt;{}{}&gt;&lt;&gt;}&gt;[&lt;&lt;[]&gt;&lt;{}&gt;)(&lt;{}()&gt;{[" calcext:value-type="string">
            <text:p>{&lt;&lt;&lt;[([(&lt;&lt;&lt;{&lt;{}{}&gt;&lt;&gt;}&gt;[&lt;&lt;[]&gt;&lt;{}&gt;)(&lt;{}()&gt;{[</text:p>
          </table:table-cell>
          <table:table-cell table:style-name="ce2" table:formula="of:=SUBSTITUTE(SUBSTITUTE(SUBSTITUTE(SUBSTITUTE([.B38];&quot;()&quot;;&quot;&quot;);&quot;[]&quot;;&quot;&quot;);&quot;{}&quot;;&quot;&quot;);&quot;&lt;&gt;&quot;;&quot;&quot;)" office:value-type="string" office:string-value="{&lt;&lt;&lt;[([(&lt;&lt;&lt;{}&gt;[&lt;)({[" calcext:value-type="string">
            <text:p>{&lt;&lt;&lt;[([(&lt;&lt;&lt;{}&gt;[&lt;)({[</text:p>
          </table:table-cell>
          <table:table-cell table:style-name="ce2" table:formula="of:=SUBSTITUTE(SUBSTITUTE(SUBSTITUTE(SUBSTITUTE([.C38];&quot;()&quot;;&quot;&quot;);&quot;[]&quot;;&quot;&quot;);&quot;{}&quot;;&quot;&quot;);&quot;&lt;&gt;&quot;;&quot;&quot;)" office:value-type="string" office:string-value="{&lt;&lt;&lt;[([(&lt;&lt;[&lt;)({[" calcext:value-type="string">
            <text:p>{&lt;&lt;&lt;[([(&lt;&lt;[&lt;)({[</text:p>
          </table:table-cell>
          <table:table-cell table:style-name="ce2" table:formula="of:=SUBSTITUTE(SUBSTITUTE(SUBSTITUTE(SUBSTITUTE([.D38];&quot;()&quot;;&quot;&quot;);&quot;[]&quot;;&quot;&quot;);&quot;{}&quot;;&quot;&quot;);&quot;&lt;&gt;&quot;;&quot;&quot;)" office:value-type="string" office:string-value="{&lt;&lt;&lt;[([(&lt;&lt;[&lt;)({[" calcext:value-type="string">
            <text:p>{&lt;&lt;&lt;[([(&lt;&lt;[&lt;)({[</text:p>
          </table:table-cell>
          <table:table-cell table:style-name="ce2" table:formula="of:=SUBSTITUTE(SUBSTITUTE(SUBSTITUTE(SUBSTITUTE([.E38];&quot;()&quot;;&quot;&quot;);&quot;[]&quot;;&quot;&quot;);&quot;{}&quot;;&quot;&quot;);&quot;&lt;&gt;&quot;;&quot;&quot;)" office:value-type="string" office:string-value="{&lt;&lt;&lt;[([(&lt;&lt;[&lt;)({[" calcext:value-type="string">
            <text:p>{&lt;&lt;&lt;[([(&lt;&lt;[&lt;)({[</text:p>
          </table:table-cell>
          <table:table-cell table:style-name="ce2" table:formula="of:=SUBSTITUTE(SUBSTITUTE(SUBSTITUTE(SUBSTITUTE([.F38];&quot;()&quot;;&quot;&quot;);&quot;[]&quot;;&quot;&quot;);&quot;{}&quot;;&quot;&quot;);&quot;&lt;&gt;&quot;;&quot;&quot;)" office:value-type="string" office:string-value="{&lt;&lt;&lt;[([(&lt;&lt;[&lt;)({[" calcext:value-type="string">
            <text:p>{&lt;&lt;&lt;[([(&lt;&lt;[&lt;)({[</text:p>
          </table:table-cell>
          <table:table-cell table:style-name="ce2" table:formula="of:=SUBSTITUTE(SUBSTITUTE(SUBSTITUTE(SUBSTITUTE([.G38];&quot;()&quot;;&quot;&quot;);&quot;[]&quot;;&quot;&quot;);&quot;{}&quot;;&quot;&quot;);&quot;&lt;&gt;&quot;;&quot;&quot;)" office:value-type="string" office:string-value="{&lt;&lt;&lt;[([(&lt;&lt;[&lt;)({[" calcext:value-type="string">
            <text:p>{&lt;&lt;&lt;[([(&lt;&lt;[&lt;)({[</text:p>
          </table:table-cell>
          <table:table-cell table:style-name="ce2" table:formula="of:=SUBSTITUTE(SUBSTITUTE(SUBSTITUTE(SUBSTITUTE([.H38];&quot;()&quot;;&quot;&quot;);&quot;[]&quot;;&quot;&quot;);&quot;{}&quot;;&quot;&quot;);&quot;&lt;&gt;&quot;;&quot;&quot;)" office:value-type="string" office:string-value="{&lt;&lt;&lt;[([(&lt;&lt;[&lt;)({[" calcext:value-type="string">
            <text:p>{&lt;&lt;&lt;[([(&lt;&lt;[&lt;)({[</text:p>
          </table:table-cell>
          <table:table-cell table:style-name="ce2" table:formula="of:=SUBSTITUTE(SUBSTITUTE(SUBSTITUTE(SUBSTITUTE([.I38];&quot;()&quot;;&quot;&quot;);&quot;[]&quot;;&quot;&quot;);&quot;{}&quot;;&quot;&quot;);&quot;&lt;&gt;&quot;;&quot;&quot;)" office:value-type="string" office:string-value="{&lt;&lt;&lt;[([(&lt;&lt;[&lt;)({[" calcext:value-type="string">
            <text:p>{&lt;&lt;&lt;[([(&lt;&lt;[&lt;)({[</text:p>
          </table:table-cell>
          <table:table-cell table:style-name="ce2" table:formula="of:=SUBSTITUTE(SUBSTITUTE(SUBSTITUTE(SUBSTITUTE([.J38];&quot;()&quot;;&quot;&quot;);&quot;[]&quot;;&quot;&quot;);&quot;{}&quot;;&quot;&quot;);&quot;&lt;&gt;&quot;;&quot;&quot;)" office:value-type="string" office:string-value="{&lt;&lt;&lt;[([(&lt;&lt;[&lt;)({[" calcext:value-type="string">
            <text:p>{&lt;&lt;&lt;[([(&lt;&lt;[&lt;)({[</text:p>
          </table:table-cell>
          <table:table-cell table:style-name="ce2" table:formula="of:=SUBSTITUTE(SUBSTITUTE(SUBSTITUTE(SUBSTITUTE([.K38];&quot;()&quot;;&quot;&quot;);&quot;[]&quot;;&quot;&quot;);&quot;{}&quot;;&quot;&quot;);&quot;&lt;&gt;&quot;;&quot;&quot;)" office:value-type="string" office:string-value="{&lt;&lt;&lt;[([(&lt;&lt;[&lt;)({[" calcext:value-type="string">
            <text:p>{&lt;&lt;&lt;[([(&lt;&lt;[&lt;)({[</text:p>
          </table:table-cell>
          <table:table-cell table:style-name="ce2" table:formula="of:=SUBSTITUTE(SUBSTITUTE(SUBSTITUTE(SUBSTITUTE([.L38];&quot;()&quot;;&quot;&quot;);&quot;[]&quot;;&quot;&quot;);&quot;{}&quot;;&quot;&quot;);&quot;&lt;&gt;&quot;;&quot;&quot;)" office:value-type="string" office:string-value="{&lt;&lt;&lt;[([(&lt;&lt;[&lt;)({[" calcext:value-type="string">
            <text:p>{&lt;&lt;&lt;[([(&lt;&lt;[&lt;)({[</text:p>
          </table:table-cell>
          <table:table-cell table:style-name="ce2" table:formula="of:=SUBSTITUTE(SUBSTITUTE(SUBSTITUTE(SUBSTITUTE([.M38];&quot;()&quot;;&quot;&quot;);&quot;[]&quot;;&quot;&quot;);&quot;{}&quot;;&quot;&quot;);&quot;&lt;&gt;&quot;;&quot;&quot;)" office:value-type="string" office:string-value="{&lt;&lt;&lt;[([(&lt;&lt;[&lt;)({[" calcext:value-type="string">
            <text:p>{&lt;&lt;&lt;[([(&lt;&lt;[&lt;)({[</text:p>
          </table:table-cell>
          <table:table-cell table:style-name="ce2" table:formula="of:=SUBSTITUTE(SUBSTITUTE(SUBSTITUTE(SUBSTITUTE([.N38];&quot;()&quot;;&quot;&quot;);&quot;[]&quot;;&quot;&quot;);&quot;{}&quot;;&quot;&quot;);&quot;&lt;&gt;&quot;;&quot;&quot;)" office:value-type="string" office:string-value="{&lt;&lt;&lt;[([(&lt;&lt;[&lt;)({[" calcext:value-type="string">
            <text:p>{&lt;&lt;&lt;[([(&lt;&lt;[&lt;)({[</text:p>
          </table:table-cell>
          <table:table-cell table:style-name="ce2" table:formula="of:=SUBSTITUTE(SUBSTITUTE(SUBSTITUTE(SUBSTITUTE([.O38];&quot;()&quot;;&quot;&quot;);&quot;[]&quot;;&quot;&quot;);&quot;{}&quot;;&quot;&quot;);&quot;&lt;&gt;&quot;;&quot;&quot;)" office:value-type="string" office:string-value="{&lt;&lt;&lt;[([(&lt;&lt;[&lt;)({[" calcext:value-type="string">
            <text:p>{&lt;&lt;&lt;[([(&lt;&lt;[&lt;)({[</text:p>
          </table:table-cell>
          <table:table-cell table:style-name="ce2" table:formula="of:=SUBSTITUTE(SUBSTITUTE(SUBSTITUTE(SUBSTITUTE([.P38];&quot;()&quot;;&quot;&quot;);&quot;[]&quot;;&quot;&quot;);&quot;{}&quot;;&quot;&quot;);&quot;&lt;&gt;&quot;;&quot;&quot;)" office:value-type="string" office:string-value="{&lt;&lt;&lt;[([(&lt;&lt;[&lt;)({[" calcext:value-type="string">
            <text:p>{&lt;&lt;&lt;[([(&lt;&lt;[&lt;)({[</text:p>
          </table:table-cell>
          <table:table-cell table:style-name="ce2" table:formula="of:=SUBSTITUTE(SUBSTITUTE(SUBSTITUTE(SUBSTITUTE([.Q38];&quot;()&quot;;&quot;&quot;);&quot;[]&quot;;&quot;&quot;);&quot;{}&quot;;&quot;&quot;);&quot;&lt;&gt;&quot;;&quot;&quot;)" office:value-type="string" office:string-value="{&lt;&lt;&lt;[([(&lt;&lt;[&lt;)({[" calcext:value-type="string">
            <text:p>{&lt;&lt;&lt;[([(&lt;&lt;[&lt;)({[</text:p>
          </table:table-cell>
          <table:table-cell table:style-name="ce2" table:formula="of:=SUBSTITUTE(SUBSTITUTE(SUBSTITUTE(SUBSTITUTE([.R38];&quot;()&quot;;&quot;&quot;);&quot;[]&quot;;&quot;&quot;);&quot;{}&quot;;&quot;&quot;);&quot;&lt;&gt;&quot;;&quot;&quot;)" office:value-type="string" office:string-value="{&lt;&lt;&lt;[([(&lt;&lt;[&lt;)({[" calcext:value-type="string">
            <text:p>{&lt;&lt;&lt;[([(&lt;&lt;[&lt;)({[</text:p>
          </table:table-cell>
          <table:table-cell table:style-name="ce2" table:formula="of:=SUBSTITUTE(SUBSTITUTE(SUBSTITUTE(SUBSTITUTE([.S38];&quot;()&quot;;&quot;&quot;);&quot;[]&quot;;&quot;&quot;);&quot;{}&quot;;&quot;&quot;);&quot;&lt;&gt;&quot;;&quot;&quot;)" office:value-type="string" office:string-value="{&lt;&lt;&lt;[([(&lt;&lt;[&lt;)({[" calcext:value-type="string">
            <text:p>{&lt;&lt;&lt;[([(&lt;&lt;[&lt;)({[</text:p>
          </table:table-cell>
          <table:table-cell table:style-name="ce2" table:formula="of:=SUBSTITUTE(SUBSTITUTE(SUBSTITUTE(SUBSTITUTE([.T38];&quot;()&quot;;&quot;&quot;);&quot;[]&quot;;&quot;&quot;);&quot;{}&quot;;&quot;&quot;);&quot;&lt;&gt;&quot;;&quot;&quot;)" office:value-type="string" office:string-value="{&lt;&lt;&lt;[([(&lt;&lt;[&lt;)({[" calcext:value-type="string">
            <text:p>{&lt;&lt;&lt;[([(&lt;&lt;[&lt;)({[</text:p>
          </table:table-cell>
          <table:table-cell table:style-name="ce2" table:formula="of:=SUBSTITUTE(SUBSTITUTE(SUBSTITUTE(SUBSTITUTE([.U38];&quot;()&quot;;&quot;&quot;);&quot;[]&quot;;&quot;&quot;);&quot;{}&quot;;&quot;&quot;);&quot;&lt;&gt;&quot;;&quot;&quot;)" office:value-type="string" office:string-value="{&lt;&lt;&lt;[([(&lt;&lt;[&lt;)({[" calcext:value-type="string">
            <text:p>{&lt;&lt;&lt;[([(&lt;&lt;[&lt;)({[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38]; MIN(IFERROR(TRANSPOSE(FIND([$Reference.$A$5:.$A$8];[.V38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38]);CONCATENATE(MID([.V38];LEN([.V38])-ROW(INDIRECT(&quot;1:&quot;&amp;LEN([.V38])))+1;1));)" office:value-type="float" office:value="0" calcext:value-type="float">
            <text:p>0</text:p>
          </table:table-cell>
          <table:table-cell table:style-name="ce8" table:formula="of:=SUBSTITUTE(SUBSTITUTE(SUBSTITUTE(SUBSTITUTE([.Z38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38&amp;&quot;&quot;&quot;&quot;,&quot;&quot;(?s)(.{1})&quot;&quot;,&quot;&quot;$1&quot;&quot;&amp;CHAR(127)),&quot;&quot;'&quot;&quot;,&quot;&quot;''&quot;&quot;),CHAR(127)),)&quot;);&quot;&quot;)">
            <text:p/>
          </table:table-cell>
          <table:table-cell table:style-name="ce9" table:number-columns-repeated="1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38]));([.AT38]*5)+IFERROR(INDEX( [$Reference.$D$5:.$D$8];MATCH( [.AB38]; [$Reference.$A$5:.$A$8];0);0););[.AT3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C38]));([.AU38]*5)+IFERROR(INDEX( [$Reference.$D$5:.$D$8];MATCH( [.AC38]; [$Reference.$A$5:.$A$8];0);0););[.AU3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D38]));([.AV38]*5)+IFERROR(INDEX( [$Reference.$D$5:.$D$8];MATCH( [.AD38]; [$Reference.$A$5:.$A$8];0);0););[.AV3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E38]));([.AW38]*5)+IFERROR(INDEX( [$Reference.$D$5:.$D$8];MATCH( [.AE38]; [$Reference.$A$5:.$A$8];0);0););[.AW3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F38]));([.AX38]*5)+IFERROR(INDEX( [$Reference.$D$5:.$D$8];MATCH( [.AF38]; [$Reference.$A$5:.$A$8];0);0););[.AX3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G38]));([.AY38]*5)+IFERROR(INDEX( [$Reference.$D$5:.$D$8];MATCH( [.AG38]; [$Reference.$A$5:.$A$8];0);0););[.AY3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H38]));([.AZ38]*5)+IFERROR(INDEX( [$Reference.$D$5:.$D$8];MATCH( [.AH38]; [$Reference.$A$5:.$A$8];0);0););[.AZ3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I38]));([.BA38]*5)+IFERROR(INDEX( [$Reference.$D$5:.$D$8];MATCH( [.AI38]; [$Reference.$A$5:.$A$8];0);0););[.BA3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J38]));([.BB38]*5)+IFERROR(INDEX( [$Reference.$D$5:.$D$8];MATCH( [.AJ38]; [$Reference.$A$5:.$A$8];0);0););[.BB3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K38]));([.BC38]*5)+IFERROR(INDEX( [$Reference.$D$5:.$D$8];MATCH( [.AK38]; [$Reference.$A$5:.$A$8];0);0););[.BC3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L38]));([.BD38]*5)+IFERROR(INDEX( [$Reference.$D$5:.$D$8];MATCH( [.AL38]; [$Reference.$A$5:.$A$8];0);0););[.BD3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M38]));([.BE38]*5)+IFERROR(INDEX( [$Reference.$D$5:.$D$8];MATCH( [.AM38]; [$Reference.$A$5:.$A$8];0);0););[.BE3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N38]));([.BF38]*5)+IFERROR(INDEX( [$Reference.$D$5:.$D$8];MATCH( [.AN38]; [$Reference.$A$5:.$A$8];0);0););[.BF3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O38]));([.BG38]*5)+IFERROR(INDEX( [$Reference.$D$5:.$D$8];MATCH( [.AO38]; [$Reference.$A$5:.$A$8];0);0););[.BG3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P38]));([.BH38]*5)+IFERROR(INDEX( [$Reference.$D$5:.$D$8];MATCH( [.AP38]; [$Reference.$A$5:.$A$8];0);0););[.BH3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Q38]));([.BI38]*5)+IFERROR(INDEX( [$Reference.$D$5:.$D$8];MATCH( [.AQ38]; [$Reference.$A$5:.$A$8];0);0););[.BI3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R38]));([.BJ38]*5)+IFERROR(INDEX( [$Reference.$D$5:.$D$8];MATCH( [.AR38]; [$Reference.$A$5:.$A$8];0);0););[.BJ3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S38]));([.BK38]*5)+IFERROR(INDEX( [$Reference.$D$5:.$D$8];MATCH( [.AS38]; [$Reference.$A$5:.$A$8];0);0););[.BK38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(({({[&lt;[(([[(({}[]){&lt;&gt;()})]]&lt;([([]())&lt;{}[]&gt;]){{{{}[]}{&lt;&gt;()}}([[][]](&lt;&gt;{}))}&gt;)[&lt;[{&lt;{}()&gt;{{}&lt;&gt;}}]&lt;&lt;</text:p>
          </table:table-cell>
          <table:table-cell table:style-name="ce2" table:formula="of:=SUBSTITUTE(SUBSTITUTE(SUBSTITUTE(SUBSTITUTE([.A39];&quot;()&quot;;&quot;&quot;);&quot;[]&quot;;&quot;&quot;);&quot;{}&quot;;&quot;&quot;);&quot;&lt;&gt;&quot;;&quot;&quot;)" office:value-type="string" office:string-value="(({({[&lt;[(([[((){})]]&lt;([()]){{{}{}}([]())}&gt;)[&lt;[{{}}]&lt;&lt;" calcext:value-type="string">
            <text:p>(({({[&lt;[(([[((){})]]&lt;([()]){{{}{}}([]())}&gt;)[&lt;[{{}}]&lt;&lt;</text:p>
          </table:table-cell>
          <table:table-cell table:style-name="ce2" table:formula="of:=SUBSTITUTE(SUBSTITUTE(SUBSTITUTE(SUBSTITUTE([.B39];&quot;()&quot;;&quot;&quot;);&quot;[]&quot;;&quot;&quot;);&quot;{}&quot;;&quot;&quot;);&quot;&lt;&gt;&quot;;&quot;&quot;)" office:value-type="string" office:string-value="(({({[&lt;[(([[()]]&lt;(){{}()}&gt;)[&lt;[{}]&lt;&lt;" calcext:value-type="string">
            <text:p>(({({[&lt;[(([[()]]&lt;(){{}()}&gt;)[&lt;[{}]&lt;&lt;</text:p>
          </table:table-cell>
          <table:table-cell table:style-name="ce2" table:formula="of:=SUBSTITUTE(SUBSTITUTE(SUBSTITUTE(SUBSTITUTE([.C39];&quot;()&quot;;&quot;&quot;);&quot;[]&quot;;&quot;&quot;);&quot;{}&quot;;&quot;&quot;);&quot;&lt;&gt;&quot;;&quot;&quot;)" office:value-type="string" office:string-value="(({({[&lt;[(([]&lt;{}&gt;)[&lt;[]&lt;&lt;" calcext:value-type="string">
            <text:p>(({({[&lt;[(([]&lt;{}&gt;)[&lt;[]&lt;&lt;</text:p>
          </table:table-cell>
          <table:table-cell table:style-name="ce2" table:formula="of:=SUBSTITUTE(SUBSTITUTE(SUBSTITUTE(SUBSTITUTE([.D39];&quot;()&quot;;&quot;&quot;);&quot;[]&quot;;&quot;&quot;);&quot;{}&quot;;&quot;&quot;);&quot;&lt;&gt;&quot;;&quot;&quot;)" office:value-type="string" office:string-value="(({({[&lt;[(()[&lt;&lt;&lt;" calcext:value-type="string">
            <text:p>(({({[&lt;[(()[&lt;&lt;&lt;</text:p>
          </table:table-cell>
          <table:table-cell table:style-name="ce2" table:formula="of:=SUBSTITUTE(SUBSTITUTE(SUBSTITUTE(SUBSTITUTE([.E39];&quot;()&quot;;&quot;&quot;);&quot;[]&quot;;&quot;&quot;);&quot;{}&quot;;&quot;&quot;);&quot;&lt;&gt;&quot;;&quot;&quot;)" office:value-type="string" office:string-value="(({({[&lt;[([&lt;&lt;&lt;" calcext:value-type="string">
            <text:p>(({({[&lt;[([&lt;&lt;&lt;</text:p>
          </table:table-cell>
          <table:table-cell table:style-name="ce2" table:formula="of:=SUBSTITUTE(SUBSTITUTE(SUBSTITUTE(SUBSTITUTE([.F39];&quot;()&quot;;&quot;&quot;);&quot;[]&quot;;&quot;&quot;);&quot;{}&quot;;&quot;&quot;);&quot;&lt;&gt;&quot;;&quot;&quot;)" office:value-type="string" office:string-value="(({({[&lt;[([&lt;&lt;&lt;" calcext:value-type="string">
            <text:p>(({({[&lt;[([&lt;&lt;&lt;</text:p>
          </table:table-cell>
          <table:table-cell table:style-name="ce2" table:formula="of:=SUBSTITUTE(SUBSTITUTE(SUBSTITUTE(SUBSTITUTE([.G39];&quot;()&quot;;&quot;&quot;);&quot;[]&quot;;&quot;&quot;);&quot;{}&quot;;&quot;&quot;);&quot;&lt;&gt;&quot;;&quot;&quot;)" office:value-type="string" office:string-value="(({({[&lt;[([&lt;&lt;&lt;" calcext:value-type="string">
            <text:p>(({({[&lt;[([&lt;&lt;&lt;</text:p>
          </table:table-cell>
          <table:table-cell table:style-name="ce2" table:formula="of:=SUBSTITUTE(SUBSTITUTE(SUBSTITUTE(SUBSTITUTE([.H39];&quot;()&quot;;&quot;&quot;);&quot;[]&quot;;&quot;&quot;);&quot;{}&quot;;&quot;&quot;);&quot;&lt;&gt;&quot;;&quot;&quot;)" office:value-type="string" office:string-value="(({({[&lt;[([&lt;&lt;&lt;" calcext:value-type="string">
            <text:p>(({({[&lt;[([&lt;&lt;&lt;</text:p>
          </table:table-cell>
          <table:table-cell table:style-name="ce2" table:formula="of:=SUBSTITUTE(SUBSTITUTE(SUBSTITUTE(SUBSTITUTE([.I39];&quot;()&quot;;&quot;&quot;);&quot;[]&quot;;&quot;&quot;);&quot;{}&quot;;&quot;&quot;);&quot;&lt;&gt;&quot;;&quot;&quot;)" office:value-type="string" office:string-value="(({({[&lt;[([&lt;&lt;&lt;" calcext:value-type="string">
            <text:p>(({({[&lt;[([&lt;&lt;&lt;</text:p>
          </table:table-cell>
          <table:table-cell table:style-name="ce2" table:formula="of:=SUBSTITUTE(SUBSTITUTE(SUBSTITUTE(SUBSTITUTE([.J39];&quot;()&quot;;&quot;&quot;);&quot;[]&quot;;&quot;&quot;);&quot;{}&quot;;&quot;&quot;);&quot;&lt;&gt;&quot;;&quot;&quot;)" office:value-type="string" office:string-value="(({({[&lt;[([&lt;&lt;&lt;" calcext:value-type="string">
            <text:p>(({({[&lt;[([&lt;&lt;&lt;</text:p>
          </table:table-cell>
          <table:table-cell table:style-name="ce2" table:formula="of:=SUBSTITUTE(SUBSTITUTE(SUBSTITUTE(SUBSTITUTE([.K39];&quot;()&quot;;&quot;&quot;);&quot;[]&quot;;&quot;&quot;);&quot;{}&quot;;&quot;&quot;);&quot;&lt;&gt;&quot;;&quot;&quot;)" office:value-type="string" office:string-value="(({({[&lt;[([&lt;&lt;&lt;" calcext:value-type="string">
            <text:p>(({({[&lt;[([&lt;&lt;&lt;</text:p>
          </table:table-cell>
          <table:table-cell table:style-name="ce2" table:formula="of:=SUBSTITUTE(SUBSTITUTE(SUBSTITUTE(SUBSTITUTE([.L39];&quot;()&quot;;&quot;&quot;);&quot;[]&quot;;&quot;&quot;);&quot;{}&quot;;&quot;&quot;);&quot;&lt;&gt;&quot;;&quot;&quot;)" office:value-type="string" office:string-value="(({({[&lt;[([&lt;&lt;&lt;" calcext:value-type="string">
            <text:p>(({({[&lt;[([&lt;&lt;&lt;</text:p>
          </table:table-cell>
          <table:table-cell table:style-name="ce2" table:formula="of:=SUBSTITUTE(SUBSTITUTE(SUBSTITUTE(SUBSTITUTE([.M39];&quot;()&quot;;&quot;&quot;);&quot;[]&quot;;&quot;&quot;);&quot;{}&quot;;&quot;&quot;);&quot;&lt;&gt;&quot;;&quot;&quot;)" office:value-type="string" office:string-value="(({({[&lt;[([&lt;&lt;&lt;" calcext:value-type="string">
            <text:p>(({({[&lt;[([&lt;&lt;&lt;</text:p>
          </table:table-cell>
          <table:table-cell table:style-name="ce2" table:formula="of:=SUBSTITUTE(SUBSTITUTE(SUBSTITUTE(SUBSTITUTE([.N39];&quot;()&quot;;&quot;&quot;);&quot;[]&quot;;&quot;&quot;);&quot;{}&quot;;&quot;&quot;);&quot;&lt;&gt;&quot;;&quot;&quot;)" office:value-type="string" office:string-value="(({({[&lt;[([&lt;&lt;&lt;" calcext:value-type="string">
            <text:p>(({({[&lt;[([&lt;&lt;&lt;</text:p>
          </table:table-cell>
          <table:table-cell table:style-name="ce2" table:formula="of:=SUBSTITUTE(SUBSTITUTE(SUBSTITUTE(SUBSTITUTE([.O39];&quot;()&quot;;&quot;&quot;);&quot;[]&quot;;&quot;&quot;);&quot;{}&quot;;&quot;&quot;);&quot;&lt;&gt;&quot;;&quot;&quot;)" office:value-type="string" office:string-value="(({({[&lt;[([&lt;&lt;&lt;" calcext:value-type="string">
            <text:p>(({({[&lt;[([&lt;&lt;&lt;</text:p>
          </table:table-cell>
          <table:table-cell table:style-name="ce2" table:formula="of:=SUBSTITUTE(SUBSTITUTE(SUBSTITUTE(SUBSTITUTE([.P39];&quot;()&quot;;&quot;&quot;);&quot;[]&quot;;&quot;&quot;);&quot;{}&quot;;&quot;&quot;);&quot;&lt;&gt;&quot;;&quot;&quot;)" office:value-type="string" office:string-value="(({({[&lt;[([&lt;&lt;&lt;" calcext:value-type="string">
            <text:p>(({({[&lt;[([&lt;&lt;&lt;</text:p>
          </table:table-cell>
          <table:table-cell table:style-name="ce2" table:formula="of:=SUBSTITUTE(SUBSTITUTE(SUBSTITUTE(SUBSTITUTE([.Q39];&quot;()&quot;;&quot;&quot;);&quot;[]&quot;;&quot;&quot;);&quot;{}&quot;;&quot;&quot;);&quot;&lt;&gt;&quot;;&quot;&quot;)" office:value-type="string" office:string-value="(({({[&lt;[([&lt;&lt;&lt;" calcext:value-type="string">
            <text:p>(({({[&lt;[([&lt;&lt;&lt;</text:p>
          </table:table-cell>
          <table:table-cell table:style-name="ce2" table:formula="of:=SUBSTITUTE(SUBSTITUTE(SUBSTITUTE(SUBSTITUTE([.R39];&quot;()&quot;;&quot;&quot;);&quot;[]&quot;;&quot;&quot;);&quot;{}&quot;;&quot;&quot;);&quot;&lt;&gt;&quot;;&quot;&quot;)" office:value-type="string" office:string-value="(({({[&lt;[([&lt;&lt;&lt;" calcext:value-type="string">
            <text:p>(({({[&lt;[([&lt;&lt;&lt;</text:p>
          </table:table-cell>
          <table:table-cell table:style-name="ce2" table:formula="of:=SUBSTITUTE(SUBSTITUTE(SUBSTITUTE(SUBSTITUTE([.S39];&quot;()&quot;;&quot;&quot;);&quot;[]&quot;;&quot;&quot;);&quot;{}&quot;;&quot;&quot;);&quot;&lt;&gt;&quot;;&quot;&quot;)" office:value-type="string" office:string-value="(({({[&lt;[([&lt;&lt;&lt;" calcext:value-type="string">
            <text:p>(({({[&lt;[([&lt;&lt;&lt;</text:p>
          </table:table-cell>
          <table:table-cell table:style-name="ce2" table:formula="of:=SUBSTITUTE(SUBSTITUTE(SUBSTITUTE(SUBSTITUTE([.T39];&quot;()&quot;;&quot;&quot;);&quot;[]&quot;;&quot;&quot;);&quot;{}&quot;;&quot;&quot;);&quot;&lt;&gt;&quot;;&quot;&quot;)" office:value-type="string" office:string-value="(({({[&lt;[([&lt;&lt;&lt;" calcext:value-type="string">
            <text:p>(({({[&lt;[([&lt;&lt;&lt;</text:p>
          </table:table-cell>
          <table:table-cell table:style-name="ce2" table:formula="of:=SUBSTITUTE(SUBSTITUTE(SUBSTITUTE(SUBSTITUTE([.U39];&quot;()&quot;;&quot;&quot;);&quot;[]&quot;;&quot;&quot;);&quot;{}&quot;;&quot;&quot;);&quot;&lt;&gt;&quot;;&quot;&quot;)" office:value-type="string" office:string-value="(({({[&lt;[([&lt;&lt;&lt;" calcext:value-type="string">
            <text:p>(({({[&lt;[([&lt;&lt;&lt;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39]; MIN(IFERROR(TRANSPOSE(FIND([$Reference.$A$5:.$A$8];[.V39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39]);CONCATENATE(MID([.V39];LEN([.V39])-ROW(INDIRECT(&quot;1:&quot;&amp;LEN([.V39])))+1;1));)" office:value-type="float" office:value="0" calcext:value-type="float">
            <text:p>0</text:p>
          </table:table-cell>
          <table:table-cell table:style-name="ce8" table:formula="of:=SUBSTITUTE(SUBSTITUTE(SUBSTITUTE(SUBSTITUTE([.Z39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39&amp;&quot;&quot;&quot;&quot;,&quot;&quot;(?s)(.{1})&quot;&quot;,&quot;&quot;$1&quot;&quot;&amp;CHAR(127)),&quot;&quot;'&quot;&quot;,&quot;&quot;''&quot;&quot;),CHAR(127)),)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number-columns-repeated="5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39]));([.AT39]*5)+IFERROR(INDEX( [$Reference.$D$5:.$D$8];MATCH( [.AB39]; [$Reference.$A$5:.$A$8];0);0););[.AT39])" office:value-type="float" office:value="4" calcext:value-type="float">
            <text:p>4</text:p>
          </table:table-cell>
          <table:table-cell table:style-name="ce9" table:number-matrix-columns-spanned="1" table:number-matrix-rows-spanned="1" table:formula="of:=IF(NOT(ISBLANK([.AC39]));([.AU39]*5)+IFERROR(INDEX( [$Reference.$D$5:.$D$8];MATCH( [.AC39]; [$Reference.$A$5:.$A$8];0);0););[.AU39])" office:value-type="float" office:value="24" calcext:value-type="float">
            <text:p>24</text:p>
          </table:table-cell>
          <table:table-cell table:style-name="ce9" table:number-matrix-columns-spanned="1" table:number-matrix-rows-spanned="1" table:formula="of:=IF(NOT(ISBLANK([.AD39]));([.AV39]*5)+IFERROR(INDEX( [$Reference.$D$5:.$D$8];MATCH( [.AD39]; [$Reference.$A$5:.$A$8];0);0););[.AV39])" office:value-type="float" office:value="124" calcext:value-type="float">
            <text:p>124</text:p>
          </table:table-cell>
          <table:table-cell table:style-name="ce9" table:number-matrix-columns-spanned="1" table:number-matrix-rows-spanned="1" table:formula="of:=IF(NOT(ISBLANK([.AE39]));([.AW39]*5)+IFERROR(INDEX( [$Reference.$D$5:.$D$8];MATCH( [.AE39]; [$Reference.$A$5:.$A$8];0);0););[.AW39])" office:value-type="float" office:value="622" calcext:value-type="float">
            <text:p>622</text:p>
          </table:table-cell>
          <table:table-cell table:style-name="ce9" table:number-matrix-columns-spanned="1" table:number-matrix-rows-spanned="1" table:formula="of:=IF(NOT(ISBLANK([.AF39]));([.AX39]*5)+IFERROR(INDEX( [$Reference.$D$5:.$D$8];MATCH( [.AF39]; [$Reference.$A$5:.$A$8];0);0););[.AX39])" office:value-type="float" office:value="3111" calcext:value-type="float">
            <text:p>3111</text:p>
          </table:table-cell>
          <table:table-cell table:style-name="ce9" table:number-matrix-columns-spanned="1" table:number-matrix-rows-spanned="1" table:formula="of:=IF(NOT(ISBLANK([.AG39]));([.AY39]*5)+IFERROR(INDEX( [$Reference.$D$5:.$D$8];MATCH( [.AG39]; [$Reference.$A$5:.$A$8];0);0););[.AY39])" office:value-type="float" office:value="15557" calcext:value-type="float">
            <text:p>15557</text:p>
          </table:table-cell>
          <table:table-cell table:style-name="ce9" table:number-matrix-columns-spanned="1" table:number-matrix-rows-spanned="1" table:formula="of:=IF(NOT(ISBLANK([.AH39]));([.AZ39]*5)+IFERROR(INDEX( [$Reference.$D$5:.$D$8];MATCH( [.AH39]; [$Reference.$A$5:.$A$8];0);0););[.AZ39])" office:value-type="float" office:value="77789" calcext:value-type="float">
            <text:p>77789</text:p>
          </table:table-cell>
          <table:table-cell table:style-name="ce9" table:number-matrix-columns-spanned="1" table:number-matrix-rows-spanned="1" table:formula="of:=IF(NOT(ISBLANK([.AI39]));([.BA39]*5)+IFERROR(INDEX( [$Reference.$D$5:.$D$8];MATCH( [.AI39]; [$Reference.$A$5:.$A$8];0);0););[.BA39])" office:value-type="float" office:value="388947" calcext:value-type="float">
            <text:p>388947</text:p>
          </table:table-cell>
          <table:table-cell table:style-name="ce9" table:number-matrix-columns-spanned="1" table:number-matrix-rows-spanned="1" table:formula="of:=IF(NOT(ISBLANK([.AJ39]));([.BB39]*5)+IFERROR(INDEX( [$Reference.$D$5:.$D$8];MATCH( [.AJ39]; [$Reference.$A$5:.$A$8];0);0););[.BB39])" office:value-type="float" office:value="1944738" calcext:value-type="float">
            <text:p>1944738</text:p>
          </table:table-cell>
          <table:table-cell table:style-name="ce9" table:number-matrix-columns-spanned="1" table:number-matrix-rows-spanned="1" table:formula="of:=IF(NOT(ISBLANK([.AK39]));([.BC39]*5)+IFERROR(INDEX( [$Reference.$D$5:.$D$8];MATCH( [.AK39]; [$Reference.$A$5:.$A$8];0);0););[.BC39])" office:value-type="float" office:value="9723691" calcext:value-type="float">
            <text:p>9723691</text:p>
          </table:table-cell>
          <table:table-cell table:style-name="ce9" table:number-matrix-columns-spanned="1" table:number-matrix-rows-spanned="1" table:formula="of:=IF(NOT(ISBLANK([.AL39]));([.BD39]*5)+IFERROR(INDEX( [$Reference.$D$5:.$D$8];MATCH( [.AL39]; [$Reference.$A$5:.$A$8];0);0););[.BD39])" office:value-type="float" office:value="48618458" calcext:value-type="float">
            <text:p>48618458</text:p>
          </table:table-cell>
          <table:table-cell table:style-name="ce9" table:number-matrix-columns-spanned="1" table:number-matrix-rows-spanned="1" table:formula="of:=IF(NOT(ISBLANK([.AM39]));([.BE39]*5)+IFERROR(INDEX( [$Reference.$D$5:.$D$8];MATCH( [.AM39]; [$Reference.$A$5:.$A$8];0);0););[.BE39])" office:value-type="float" office:value="243092291" calcext:value-type="float">
            <text:p>243092291</text:p>
          </table:table-cell>
          <table:table-cell table:style-name="ce9" table:number-matrix-columns-spanned="1" table:number-matrix-rows-spanned="1" table:formula="of:=IF(NOT(ISBLANK([.AN39]));([.BF39]*5)+IFERROR(INDEX( [$Reference.$D$5:.$D$8];MATCH( [.AN39]; [$Reference.$A$5:.$A$8];0);0););[.BF39])" office:value-type="float" office:value="1215461456" calcext:value-type="float">
            <text:p>1215461456</text:p>
          </table:table-cell>
          <table:table-cell table:style-name="ce9" table:number-matrix-columns-spanned="1" table:number-matrix-rows-spanned="1" table:formula="of:=IF(NOT(ISBLANK([.AO39]));([.BG39]*5)+IFERROR(INDEX( [$Reference.$D$5:.$D$8];MATCH( [.AO39]; [$Reference.$A$5:.$A$8];0);0););[.BG39])" office:value-type="float" office:value="1215461456" calcext:value-type="float">
            <text:p>1215461456</text:p>
          </table:table-cell>
          <table:table-cell table:style-name="ce9" table:number-matrix-columns-spanned="1" table:number-matrix-rows-spanned="1" table:formula="of:=IF(NOT(ISBLANK([.AP39]));([.BH39]*5)+IFERROR(INDEX( [$Reference.$D$5:.$D$8];MATCH( [.AP39]; [$Reference.$A$5:.$A$8];0);0););[.BH39])" office:value-type="float" office:value="1215461456" calcext:value-type="float">
            <text:p>1215461456</text:p>
          </table:table-cell>
          <table:table-cell table:style-name="ce9" table:number-matrix-columns-spanned="1" table:number-matrix-rows-spanned="1" table:formula="of:=IF(NOT(ISBLANK([.AQ39]));([.BI39]*5)+IFERROR(INDEX( [$Reference.$D$5:.$D$8];MATCH( [.AQ39]; [$Reference.$A$5:.$A$8];0);0););[.BI39])" office:value-type="float" office:value="1215461456" calcext:value-type="float">
            <text:p>1215461456</text:p>
          </table:table-cell>
          <table:table-cell table:style-name="ce9" table:number-matrix-columns-spanned="1" table:number-matrix-rows-spanned="1" table:formula="of:=IF(NOT(ISBLANK([.AR39]));([.BJ39]*5)+IFERROR(INDEX( [$Reference.$D$5:.$D$8];MATCH( [.AR39]; [$Reference.$A$5:.$A$8];0);0););[.BJ39])" office:value-type="float" office:value="1215461456" calcext:value-type="float">
            <text:p>1215461456</text:p>
          </table:table-cell>
          <table:table-cell table:style-name="ce9" table:number-matrix-columns-spanned="1" table:number-matrix-rows-spanned="1" table:formula="of:=IF(NOT(ISBLANK([.AS39]));([.BK39]*5)+IFERROR(INDEX( [$Reference.$D$5:.$D$8];MATCH( [.AS39]; [$Reference.$A$5:.$A$8];0);0););[.BK39])" office:value-type="float" office:value="1215461456" calcext:value-type="float">
            <text:p>1215461456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{{(({{&lt;((&lt;&lt;({[(){}]&lt;[]()&gt;}(&lt;{}()&gt;[&lt;&gt;()]))[{{{}&lt;&gt;}[&lt;&gt;()]}[{[]}{()()}]]&gt;][(&lt;&lt;&lt;[]&lt;&gt;&gt;{{}()}&gt;(&lt;{}{}&gt;{&lt;&gt;{</text:p>
          </table:table-cell>
          <table:table-cell table:style-name="ce2" table:formula="of:=SUBSTITUTE(SUBSTITUTE(SUBSTITUTE(SUBSTITUTE([.A40];&quot;()&quot;;&quot;&quot;);&quot;[]&quot;;&quot;&quot;);&quot;{}&quot;;&quot;&quot;);&quot;&lt;&gt;&quot;;&quot;&quot;)" office:value-type="string" office:string-value="{{(({{&lt;((&lt;&lt;({[]}([]))[{{}[]}[]]&gt;][(&lt;&lt;&lt;&gt;{}&gt;({{" calcext:value-type="string">
            <text:p>{{(({{&lt;((&lt;&lt;({[]}([]))[{{}[]}[]]&gt;][(&lt;&lt;&lt;&gt;{}&gt;({{</text:p>
          </table:table-cell>
          <table:table-cell table:style-name="ce2" table:formula="of:=SUBSTITUTE(SUBSTITUTE(SUBSTITUTE(SUBSTITUTE([.B40];&quot;()&quot;;&quot;&quot;);&quot;[]&quot;;&quot;&quot;);&quot;{}&quot;;&quot;&quot;);&quot;&lt;&gt;&quot;;&quot;&quot;)" office:value-type="string" office:string-value="{{(({{&lt;((&lt;&lt;(())[{}]&gt;][(&lt;&lt;&gt;({{" calcext:value-type="string">
            <text:p>{{(({{&lt;((&lt;&lt;(())[{}]&gt;][(&lt;&lt;&gt;({{</text:p>
          </table:table-cell>
          <table:table-cell table:style-name="ce2" table:formula="of:=SUBSTITUTE(SUBSTITUTE(SUBSTITUTE(SUBSTITUTE([.C40];&quot;()&quot;;&quot;&quot;);&quot;[]&quot;;&quot;&quot;);&quot;{}&quot;;&quot;&quot;);&quot;&lt;&gt;&quot;;&quot;&quot;)" office:value-type="string" office:string-value="{{(({{&lt;((&lt;&lt;()[]&gt;][(&lt;({{" calcext:value-type="string">
            <text:p>{{(({{&lt;((&lt;&lt;()[]&gt;][(&lt;({{</text:p>
          </table:table-cell>
          <table:table-cell table:style-name="ce2" table:formula="of:=SUBSTITUTE(SUBSTITUTE(SUBSTITUTE(SUBSTITUTE([.D40];&quot;()&quot;;&quot;&quot;);&quot;[]&quot;;&quot;&quot;);&quot;{}&quot;;&quot;&quot;);&quot;&lt;&gt;&quot;;&quot;&quot;)" office:value-type="string" office:string-value="{{(({{&lt;((&lt;][(&lt;({{" calcext:value-type="string">
            <text:p>{{(({{&lt;((&lt;][(&lt;({{</text:p>
          </table:table-cell>
          <table:table-cell table:style-name="ce2" table:formula="of:=SUBSTITUTE(SUBSTITUTE(SUBSTITUTE(SUBSTITUTE([.E40];&quot;()&quot;;&quot;&quot;);&quot;[]&quot;;&quot;&quot;);&quot;{}&quot;;&quot;&quot;);&quot;&lt;&gt;&quot;;&quot;&quot;)" office:value-type="string" office:string-value="{{(({{&lt;((&lt;][(&lt;({{" calcext:value-type="string">
            <text:p>{{(({{&lt;((&lt;][(&lt;({{</text:p>
          </table:table-cell>
          <table:table-cell table:style-name="ce2" table:formula="of:=SUBSTITUTE(SUBSTITUTE(SUBSTITUTE(SUBSTITUTE([.F40];&quot;()&quot;;&quot;&quot;);&quot;[]&quot;;&quot;&quot;);&quot;{}&quot;;&quot;&quot;);&quot;&lt;&gt;&quot;;&quot;&quot;)" office:value-type="string" office:string-value="{{(({{&lt;((&lt;][(&lt;({{" calcext:value-type="string">
            <text:p>{{(({{&lt;((&lt;][(&lt;({{</text:p>
          </table:table-cell>
          <table:table-cell table:style-name="ce2" table:formula="of:=SUBSTITUTE(SUBSTITUTE(SUBSTITUTE(SUBSTITUTE([.G40];&quot;()&quot;;&quot;&quot;);&quot;[]&quot;;&quot;&quot;);&quot;{}&quot;;&quot;&quot;);&quot;&lt;&gt;&quot;;&quot;&quot;)" office:value-type="string" office:string-value="{{(({{&lt;((&lt;][(&lt;({{" calcext:value-type="string">
            <text:p>{{(({{&lt;((&lt;][(&lt;({{</text:p>
          </table:table-cell>
          <table:table-cell table:style-name="ce2" table:formula="of:=SUBSTITUTE(SUBSTITUTE(SUBSTITUTE(SUBSTITUTE([.H40];&quot;()&quot;;&quot;&quot;);&quot;[]&quot;;&quot;&quot;);&quot;{}&quot;;&quot;&quot;);&quot;&lt;&gt;&quot;;&quot;&quot;)" office:value-type="string" office:string-value="{{(({{&lt;((&lt;][(&lt;({{" calcext:value-type="string">
            <text:p>{{(({{&lt;((&lt;][(&lt;({{</text:p>
          </table:table-cell>
          <table:table-cell table:style-name="ce2" table:formula="of:=SUBSTITUTE(SUBSTITUTE(SUBSTITUTE(SUBSTITUTE([.I40];&quot;()&quot;;&quot;&quot;);&quot;[]&quot;;&quot;&quot;);&quot;{}&quot;;&quot;&quot;);&quot;&lt;&gt;&quot;;&quot;&quot;)" office:value-type="string" office:string-value="{{(({{&lt;((&lt;][(&lt;({{" calcext:value-type="string">
            <text:p>{{(({{&lt;((&lt;][(&lt;({{</text:p>
          </table:table-cell>
          <table:table-cell table:style-name="ce2" table:formula="of:=SUBSTITUTE(SUBSTITUTE(SUBSTITUTE(SUBSTITUTE([.J40];&quot;()&quot;;&quot;&quot;);&quot;[]&quot;;&quot;&quot;);&quot;{}&quot;;&quot;&quot;);&quot;&lt;&gt;&quot;;&quot;&quot;)" office:value-type="string" office:string-value="{{(({{&lt;((&lt;][(&lt;({{" calcext:value-type="string">
            <text:p>{{(({{&lt;((&lt;][(&lt;({{</text:p>
          </table:table-cell>
          <table:table-cell table:style-name="ce2" table:formula="of:=SUBSTITUTE(SUBSTITUTE(SUBSTITUTE(SUBSTITUTE([.K40];&quot;()&quot;;&quot;&quot;);&quot;[]&quot;;&quot;&quot;);&quot;{}&quot;;&quot;&quot;);&quot;&lt;&gt;&quot;;&quot;&quot;)" office:value-type="string" office:string-value="{{(({{&lt;((&lt;][(&lt;({{" calcext:value-type="string">
            <text:p>{{(({{&lt;((&lt;][(&lt;({{</text:p>
          </table:table-cell>
          <table:table-cell table:style-name="ce2" table:formula="of:=SUBSTITUTE(SUBSTITUTE(SUBSTITUTE(SUBSTITUTE([.L40];&quot;()&quot;;&quot;&quot;);&quot;[]&quot;;&quot;&quot;);&quot;{}&quot;;&quot;&quot;);&quot;&lt;&gt;&quot;;&quot;&quot;)" office:value-type="string" office:string-value="{{(({{&lt;((&lt;][(&lt;({{" calcext:value-type="string">
            <text:p>{{(({{&lt;((&lt;][(&lt;({{</text:p>
          </table:table-cell>
          <table:table-cell table:style-name="ce2" table:formula="of:=SUBSTITUTE(SUBSTITUTE(SUBSTITUTE(SUBSTITUTE([.M40];&quot;()&quot;;&quot;&quot;);&quot;[]&quot;;&quot;&quot;);&quot;{}&quot;;&quot;&quot;);&quot;&lt;&gt;&quot;;&quot;&quot;)" office:value-type="string" office:string-value="{{(({{&lt;((&lt;][(&lt;({{" calcext:value-type="string">
            <text:p>{{(({{&lt;((&lt;][(&lt;({{</text:p>
          </table:table-cell>
          <table:table-cell table:style-name="ce2" table:formula="of:=SUBSTITUTE(SUBSTITUTE(SUBSTITUTE(SUBSTITUTE([.N40];&quot;()&quot;;&quot;&quot;);&quot;[]&quot;;&quot;&quot;);&quot;{}&quot;;&quot;&quot;);&quot;&lt;&gt;&quot;;&quot;&quot;)" office:value-type="string" office:string-value="{{(({{&lt;((&lt;][(&lt;({{" calcext:value-type="string">
            <text:p>{{(({{&lt;((&lt;][(&lt;({{</text:p>
          </table:table-cell>
          <table:table-cell table:style-name="ce2" table:formula="of:=SUBSTITUTE(SUBSTITUTE(SUBSTITUTE(SUBSTITUTE([.O40];&quot;()&quot;;&quot;&quot;);&quot;[]&quot;;&quot;&quot;);&quot;{}&quot;;&quot;&quot;);&quot;&lt;&gt;&quot;;&quot;&quot;)" office:value-type="string" office:string-value="{{(({{&lt;((&lt;][(&lt;({{" calcext:value-type="string">
            <text:p>{{(({{&lt;((&lt;][(&lt;({{</text:p>
          </table:table-cell>
          <table:table-cell table:style-name="ce2" table:formula="of:=SUBSTITUTE(SUBSTITUTE(SUBSTITUTE(SUBSTITUTE([.P40];&quot;()&quot;;&quot;&quot;);&quot;[]&quot;;&quot;&quot;);&quot;{}&quot;;&quot;&quot;);&quot;&lt;&gt;&quot;;&quot;&quot;)" office:value-type="string" office:string-value="{{(({{&lt;((&lt;][(&lt;({{" calcext:value-type="string">
            <text:p>{{(({{&lt;((&lt;][(&lt;({{</text:p>
          </table:table-cell>
          <table:table-cell table:style-name="ce2" table:formula="of:=SUBSTITUTE(SUBSTITUTE(SUBSTITUTE(SUBSTITUTE([.Q40];&quot;()&quot;;&quot;&quot;);&quot;[]&quot;;&quot;&quot;);&quot;{}&quot;;&quot;&quot;);&quot;&lt;&gt;&quot;;&quot;&quot;)" office:value-type="string" office:string-value="{{(({{&lt;((&lt;][(&lt;({{" calcext:value-type="string">
            <text:p>{{(({{&lt;((&lt;][(&lt;({{</text:p>
          </table:table-cell>
          <table:table-cell table:style-name="ce2" table:formula="of:=SUBSTITUTE(SUBSTITUTE(SUBSTITUTE(SUBSTITUTE([.R40];&quot;()&quot;;&quot;&quot;);&quot;[]&quot;;&quot;&quot;);&quot;{}&quot;;&quot;&quot;);&quot;&lt;&gt;&quot;;&quot;&quot;)" office:value-type="string" office:string-value="{{(({{&lt;((&lt;][(&lt;({{" calcext:value-type="string">
            <text:p>{{(({{&lt;((&lt;][(&lt;({{</text:p>
          </table:table-cell>
          <table:table-cell table:style-name="ce2" table:formula="of:=SUBSTITUTE(SUBSTITUTE(SUBSTITUTE(SUBSTITUTE([.S40];&quot;()&quot;;&quot;&quot;);&quot;[]&quot;;&quot;&quot;);&quot;{}&quot;;&quot;&quot;);&quot;&lt;&gt;&quot;;&quot;&quot;)" office:value-type="string" office:string-value="{{(({{&lt;((&lt;][(&lt;({{" calcext:value-type="string">
            <text:p>{{(({{&lt;((&lt;][(&lt;({{</text:p>
          </table:table-cell>
          <table:table-cell table:style-name="ce2" table:formula="of:=SUBSTITUTE(SUBSTITUTE(SUBSTITUTE(SUBSTITUTE([.T40];&quot;()&quot;;&quot;&quot;);&quot;[]&quot;;&quot;&quot;);&quot;{}&quot;;&quot;&quot;);&quot;&lt;&gt;&quot;;&quot;&quot;)" office:value-type="string" office:string-value="{{(({{&lt;((&lt;][(&lt;({{" calcext:value-type="string">
            <text:p>{{(({{&lt;((&lt;][(&lt;({{</text:p>
          </table:table-cell>
          <table:table-cell table:style-name="ce2" table:formula="of:=SUBSTITUTE(SUBSTITUTE(SUBSTITUTE(SUBSTITUTE([.U40];&quot;()&quot;;&quot;&quot;);&quot;[]&quot;;&quot;&quot;);&quot;{}&quot;;&quot;&quot;);&quot;&lt;&gt;&quot;;&quot;&quot;)" office:value-type="string" office:string-value="{{(({{&lt;((&lt;][(&lt;({{" calcext:value-type="string">
            <text:p>{{(({{&lt;((&lt;][(&lt;({{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40]; MIN(IFERROR(TRANSPOSE(FIND([$Reference.$A$5:.$A$8];[.V40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40]);CONCATENATE(MID([.V40];LEN([.V40])-ROW(INDIRECT(&quot;1:&quot;&amp;LEN([.V40])))+1;1));)" office:value-type="float" office:value="0" calcext:value-type="float">
            <text:p>0</text:p>
          </table:table-cell>
          <table:table-cell table:style-name="ce8" table:formula="of:=SUBSTITUTE(SUBSTITUTE(SUBSTITUTE(SUBSTITUTE([.Z40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40&amp;&quot;&quot;&quot;&quot;,&quot;&quot;(?s)(.{1})&quot;&quot;,&quot;&quot;$1&quot;&quot;&amp;CHAR(127)),&quot;&quot;'&quot;&quot;,&quot;&quot;''&quot;&quot;),CHAR(127)),)&quot;);&quot;&quot;)">
            <text:p/>
          </table:table-cell>
          <table:table-cell table:style-name="ce9" table:number-columns-repeated="1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40]));([.AT40]*5)+IFERROR(INDEX( [$Reference.$D$5:.$D$8];MATCH( [.AB40]; [$Reference.$A$5:.$A$8];0);0););[.AT4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C40]));([.AU40]*5)+IFERROR(INDEX( [$Reference.$D$5:.$D$8];MATCH( [.AC40]; [$Reference.$A$5:.$A$8];0);0););[.AU4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D40]));([.AV40]*5)+IFERROR(INDEX( [$Reference.$D$5:.$D$8];MATCH( [.AD40]; [$Reference.$A$5:.$A$8];0);0););[.AV4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E40]));([.AW40]*5)+IFERROR(INDEX( [$Reference.$D$5:.$D$8];MATCH( [.AE40]; [$Reference.$A$5:.$A$8];0);0););[.AW4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F40]));([.AX40]*5)+IFERROR(INDEX( [$Reference.$D$5:.$D$8];MATCH( [.AF40]; [$Reference.$A$5:.$A$8];0);0););[.AX4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G40]));([.AY40]*5)+IFERROR(INDEX( [$Reference.$D$5:.$D$8];MATCH( [.AG40]; [$Reference.$A$5:.$A$8];0);0););[.AY4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H40]));([.AZ40]*5)+IFERROR(INDEX( [$Reference.$D$5:.$D$8];MATCH( [.AH40]; [$Reference.$A$5:.$A$8];0);0););[.AZ4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I40]));([.BA40]*5)+IFERROR(INDEX( [$Reference.$D$5:.$D$8];MATCH( [.AI40]; [$Reference.$A$5:.$A$8];0);0););[.BA4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J40]));([.BB40]*5)+IFERROR(INDEX( [$Reference.$D$5:.$D$8];MATCH( [.AJ40]; [$Reference.$A$5:.$A$8];0);0););[.BB4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K40]));([.BC40]*5)+IFERROR(INDEX( [$Reference.$D$5:.$D$8];MATCH( [.AK40]; [$Reference.$A$5:.$A$8];0);0););[.BC4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L40]));([.BD40]*5)+IFERROR(INDEX( [$Reference.$D$5:.$D$8];MATCH( [.AL40]; [$Reference.$A$5:.$A$8];0);0););[.BD4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M40]));([.BE40]*5)+IFERROR(INDEX( [$Reference.$D$5:.$D$8];MATCH( [.AM40]; [$Reference.$A$5:.$A$8];0);0););[.BE4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N40]));([.BF40]*5)+IFERROR(INDEX( [$Reference.$D$5:.$D$8];MATCH( [.AN40]; [$Reference.$A$5:.$A$8];0);0););[.BF4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O40]));([.BG40]*5)+IFERROR(INDEX( [$Reference.$D$5:.$D$8];MATCH( [.AO40]; [$Reference.$A$5:.$A$8];0);0););[.BG4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P40]));([.BH40]*5)+IFERROR(INDEX( [$Reference.$D$5:.$D$8];MATCH( [.AP40]; [$Reference.$A$5:.$A$8];0);0););[.BH4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Q40]));([.BI40]*5)+IFERROR(INDEX( [$Reference.$D$5:.$D$8];MATCH( [.AQ40]; [$Reference.$A$5:.$A$8];0);0););[.BI4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R40]));([.BJ40]*5)+IFERROR(INDEX( [$Reference.$D$5:.$D$8];MATCH( [.AR40]; [$Reference.$A$5:.$A$8];0);0););[.BJ4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S40]));([.BK40]*5)+IFERROR(INDEX( [$Reference.$D$5:.$D$8];MATCH( [.AS40]; [$Reference.$A$5:.$A$8];0);0););[.BK40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({([{&lt;{{{[{({{[]()}&lt;[]{}&gt;})[{&lt;&lt;&gt;()&gt;{[]}}&lt;({}{})({}&lt;&gt;)&gt;]}&lt;{[[[]&lt;&gt;][{}()]][[()&lt;&gt;]([]&lt;&gt;)]}({[&lt;&gt;[]]&lt;{}&lt;&gt;&gt;}&lt;</text:p>
          </table:table-cell>
          <table:table-cell table:style-name="ce2" table:formula="of:=SUBSTITUTE(SUBSTITUTE(SUBSTITUTE(SUBSTITUTE([.A41];&quot;()&quot;;&quot;&quot;);&quot;[]&quot;;&quot;&quot;);&quot;{}&quot;;&quot;&quot;);&quot;&lt;&gt;&quot;;&quot;&quot;)" office:value-type="string" office:string-value="({([{&lt;{{{[{({})[{&lt;&gt;}&lt;()()&gt;]}&lt;{[[][]][[]()]}({[]&lt;&gt;}&lt;" calcext:value-type="string">
            <text:p>({([{&lt;{{{[{({})[{&lt;&gt;}&lt;()()&gt;]}&lt;{[[][]][[]()]}({[]&lt;&gt;}&lt;</text:p>
          </table:table-cell>
          <table:table-cell table:style-name="ce2" table:formula="of:=SUBSTITUTE(SUBSTITUTE(SUBSTITUTE(SUBSTITUTE([.B41];&quot;()&quot;;&quot;&quot;);&quot;[]&quot;;&quot;&quot;);&quot;{}&quot;;&quot;&quot;);&quot;&lt;&gt;&quot;;&quot;&quot;)" office:value-type="string" office:string-value="({([{&lt;{{{[{()[{}]}&lt;{[][]}({}&lt;" calcext:value-type="string">
            <text:p>({([{&lt;{{{[{()[{}]}&lt;{[][]}({}&lt;</text:p>
          </table:table-cell>
          <table:table-cell table:style-name="ce2" table:formula="of:=SUBSTITUTE(SUBSTITUTE(SUBSTITUTE(SUBSTITUTE([.C41];&quot;()&quot;;&quot;&quot;);&quot;[]&quot;;&quot;&quot;);&quot;{}&quot;;&quot;&quot;);&quot;&lt;&gt;&quot;;&quot;&quot;)" office:value-type="string" office:string-value="({([{&lt;{{{[{[]}&lt;(&lt;" calcext:value-type="string">
            <text:p>({([{&lt;{{{[{[]}&lt;(&lt;</text:p>
          </table:table-cell>
          <table:table-cell table:style-name="ce2" table:formula="of:=SUBSTITUTE(SUBSTITUTE(SUBSTITUTE(SUBSTITUTE([.D41];&quot;()&quot;;&quot;&quot;);&quot;[]&quot;;&quot;&quot;);&quot;{}&quot;;&quot;&quot;);&quot;&lt;&gt;&quot;;&quot;&quot;)" office:value-type="string" office:string-value="({([{&lt;{{{[&lt;(&lt;" calcext:value-type="string">
            <text:p>({([{&lt;{{{[&lt;(&lt;</text:p>
          </table:table-cell>
          <table:table-cell table:style-name="ce2" table:formula="of:=SUBSTITUTE(SUBSTITUTE(SUBSTITUTE(SUBSTITUTE([.E41];&quot;()&quot;;&quot;&quot;);&quot;[]&quot;;&quot;&quot;);&quot;{}&quot;;&quot;&quot;);&quot;&lt;&gt;&quot;;&quot;&quot;)" office:value-type="string" office:string-value="({([{&lt;{{{[&lt;(&lt;" calcext:value-type="string">
            <text:p>({([{&lt;{{{[&lt;(&lt;</text:p>
          </table:table-cell>
          <table:table-cell table:style-name="ce2" table:formula="of:=SUBSTITUTE(SUBSTITUTE(SUBSTITUTE(SUBSTITUTE([.F41];&quot;()&quot;;&quot;&quot;);&quot;[]&quot;;&quot;&quot;);&quot;{}&quot;;&quot;&quot;);&quot;&lt;&gt;&quot;;&quot;&quot;)" office:value-type="string" office:string-value="({([{&lt;{{{[&lt;(&lt;" calcext:value-type="string">
            <text:p>({([{&lt;{{{[&lt;(&lt;</text:p>
          </table:table-cell>
          <table:table-cell table:style-name="ce2" table:formula="of:=SUBSTITUTE(SUBSTITUTE(SUBSTITUTE(SUBSTITUTE([.G41];&quot;()&quot;;&quot;&quot;);&quot;[]&quot;;&quot;&quot;);&quot;{}&quot;;&quot;&quot;);&quot;&lt;&gt;&quot;;&quot;&quot;)" office:value-type="string" office:string-value="({([{&lt;{{{[&lt;(&lt;" calcext:value-type="string">
            <text:p>({([{&lt;{{{[&lt;(&lt;</text:p>
          </table:table-cell>
          <table:table-cell table:style-name="ce2" table:formula="of:=SUBSTITUTE(SUBSTITUTE(SUBSTITUTE(SUBSTITUTE([.H41];&quot;()&quot;;&quot;&quot;);&quot;[]&quot;;&quot;&quot;);&quot;{}&quot;;&quot;&quot;);&quot;&lt;&gt;&quot;;&quot;&quot;)" office:value-type="string" office:string-value="({([{&lt;{{{[&lt;(&lt;" calcext:value-type="string">
            <text:p>({([{&lt;{{{[&lt;(&lt;</text:p>
          </table:table-cell>
          <table:table-cell table:style-name="ce2" table:formula="of:=SUBSTITUTE(SUBSTITUTE(SUBSTITUTE(SUBSTITUTE([.I41];&quot;()&quot;;&quot;&quot;);&quot;[]&quot;;&quot;&quot;);&quot;{}&quot;;&quot;&quot;);&quot;&lt;&gt;&quot;;&quot;&quot;)" office:value-type="string" office:string-value="({([{&lt;{{{[&lt;(&lt;" calcext:value-type="string">
            <text:p>({([{&lt;{{{[&lt;(&lt;</text:p>
          </table:table-cell>
          <table:table-cell table:style-name="ce2" table:formula="of:=SUBSTITUTE(SUBSTITUTE(SUBSTITUTE(SUBSTITUTE([.J41];&quot;()&quot;;&quot;&quot;);&quot;[]&quot;;&quot;&quot;);&quot;{}&quot;;&quot;&quot;);&quot;&lt;&gt;&quot;;&quot;&quot;)" office:value-type="string" office:string-value="({([{&lt;{{{[&lt;(&lt;" calcext:value-type="string">
            <text:p>({([{&lt;{{{[&lt;(&lt;</text:p>
          </table:table-cell>
          <table:table-cell table:style-name="ce2" table:formula="of:=SUBSTITUTE(SUBSTITUTE(SUBSTITUTE(SUBSTITUTE([.K41];&quot;()&quot;;&quot;&quot;);&quot;[]&quot;;&quot;&quot;);&quot;{}&quot;;&quot;&quot;);&quot;&lt;&gt;&quot;;&quot;&quot;)" office:value-type="string" office:string-value="({([{&lt;{{{[&lt;(&lt;" calcext:value-type="string">
            <text:p>({([{&lt;{{{[&lt;(&lt;</text:p>
          </table:table-cell>
          <table:table-cell table:style-name="ce2" table:formula="of:=SUBSTITUTE(SUBSTITUTE(SUBSTITUTE(SUBSTITUTE([.L41];&quot;()&quot;;&quot;&quot;);&quot;[]&quot;;&quot;&quot;);&quot;{}&quot;;&quot;&quot;);&quot;&lt;&gt;&quot;;&quot;&quot;)" office:value-type="string" office:string-value="({([{&lt;{{{[&lt;(&lt;" calcext:value-type="string">
            <text:p>({([{&lt;{{{[&lt;(&lt;</text:p>
          </table:table-cell>
          <table:table-cell table:style-name="ce2" table:formula="of:=SUBSTITUTE(SUBSTITUTE(SUBSTITUTE(SUBSTITUTE([.M41];&quot;()&quot;;&quot;&quot;);&quot;[]&quot;;&quot;&quot;);&quot;{}&quot;;&quot;&quot;);&quot;&lt;&gt;&quot;;&quot;&quot;)" office:value-type="string" office:string-value="({([{&lt;{{{[&lt;(&lt;" calcext:value-type="string">
            <text:p>({([{&lt;{{{[&lt;(&lt;</text:p>
          </table:table-cell>
          <table:table-cell table:style-name="ce2" table:formula="of:=SUBSTITUTE(SUBSTITUTE(SUBSTITUTE(SUBSTITUTE([.N41];&quot;()&quot;;&quot;&quot;);&quot;[]&quot;;&quot;&quot;);&quot;{}&quot;;&quot;&quot;);&quot;&lt;&gt;&quot;;&quot;&quot;)" office:value-type="string" office:string-value="({([{&lt;{{{[&lt;(&lt;" calcext:value-type="string">
            <text:p>({([{&lt;{{{[&lt;(&lt;</text:p>
          </table:table-cell>
          <table:table-cell table:style-name="ce2" table:formula="of:=SUBSTITUTE(SUBSTITUTE(SUBSTITUTE(SUBSTITUTE([.O41];&quot;()&quot;;&quot;&quot;);&quot;[]&quot;;&quot;&quot;);&quot;{}&quot;;&quot;&quot;);&quot;&lt;&gt;&quot;;&quot;&quot;)" office:value-type="string" office:string-value="({([{&lt;{{{[&lt;(&lt;" calcext:value-type="string">
            <text:p>({([{&lt;{{{[&lt;(&lt;</text:p>
          </table:table-cell>
          <table:table-cell table:style-name="ce2" table:formula="of:=SUBSTITUTE(SUBSTITUTE(SUBSTITUTE(SUBSTITUTE([.P41];&quot;()&quot;;&quot;&quot;);&quot;[]&quot;;&quot;&quot;);&quot;{}&quot;;&quot;&quot;);&quot;&lt;&gt;&quot;;&quot;&quot;)" office:value-type="string" office:string-value="({([{&lt;{{{[&lt;(&lt;" calcext:value-type="string">
            <text:p>({([{&lt;{{{[&lt;(&lt;</text:p>
          </table:table-cell>
          <table:table-cell table:style-name="ce2" table:formula="of:=SUBSTITUTE(SUBSTITUTE(SUBSTITUTE(SUBSTITUTE([.Q41];&quot;()&quot;;&quot;&quot;);&quot;[]&quot;;&quot;&quot;);&quot;{}&quot;;&quot;&quot;);&quot;&lt;&gt;&quot;;&quot;&quot;)" office:value-type="string" office:string-value="({([{&lt;{{{[&lt;(&lt;" calcext:value-type="string">
            <text:p>({([{&lt;{{{[&lt;(&lt;</text:p>
          </table:table-cell>
          <table:table-cell table:style-name="ce2" table:formula="of:=SUBSTITUTE(SUBSTITUTE(SUBSTITUTE(SUBSTITUTE([.R41];&quot;()&quot;;&quot;&quot;);&quot;[]&quot;;&quot;&quot;);&quot;{}&quot;;&quot;&quot;);&quot;&lt;&gt;&quot;;&quot;&quot;)" office:value-type="string" office:string-value="({([{&lt;{{{[&lt;(&lt;" calcext:value-type="string">
            <text:p>({([{&lt;{{{[&lt;(&lt;</text:p>
          </table:table-cell>
          <table:table-cell table:style-name="ce2" table:formula="of:=SUBSTITUTE(SUBSTITUTE(SUBSTITUTE(SUBSTITUTE([.S41];&quot;()&quot;;&quot;&quot;);&quot;[]&quot;;&quot;&quot;);&quot;{}&quot;;&quot;&quot;);&quot;&lt;&gt;&quot;;&quot;&quot;)" office:value-type="string" office:string-value="({([{&lt;{{{[&lt;(&lt;" calcext:value-type="string">
            <text:p>({([{&lt;{{{[&lt;(&lt;</text:p>
          </table:table-cell>
          <table:table-cell table:style-name="ce2" table:formula="of:=SUBSTITUTE(SUBSTITUTE(SUBSTITUTE(SUBSTITUTE([.T41];&quot;()&quot;;&quot;&quot;);&quot;[]&quot;;&quot;&quot;);&quot;{}&quot;;&quot;&quot;);&quot;&lt;&gt;&quot;;&quot;&quot;)" office:value-type="string" office:string-value="({([{&lt;{{{[&lt;(&lt;" calcext:value-type="string">
            <text:p>({([{&lt;{{{[&lt;(&lt;</text:p>
          </table:table-cell>
          <table:table-cell table:style-name="ce2" table:formula="of:=SUBSTITUTE(SUBSTITUTE(SUBSTITUTE(SUBSTITUTE([.U41];&quot;()&quot;;&quot;&quot;);&quot;[]&quot;;&quot;&quot;);&quot;{}&quot;;&quot;&quot;);&quot;&lt;&gt;&quot;;&quot;&quot;)" office:value-type="string" office:string-value="({([{&lt;{{{[&lt;(&lt;" calcext:value-type="string">
            <text:p>({([{&lt;{{{[&lt;(&lt;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41]; MIN(IFERROR(TRANSPOSE(FIND([$Reference.$A$5:.$A$8];[.V41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41]);CONCATENATE(MID([.V41];LEN([.V41])-ROW(INDIRECT(&quot;1:&quot;&amp;LEN([.V41])))+1;1));)" office:value-type="float" office:value="0" calcext:value-type="float">
            <text:p>0</text:p>
          </table:table-cell>
          <table:table-cell table:style-name="ce8" table:formula="of:=SUBSTITUTE(SUBSTITUTE(SUBSTITUTE(SUBSTITUTE([.Z41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41&amp;&quot;&quot;&quot;&quot;,&quot;&quot;(?s)(.{1})&quot;&quot;,&quot;&quot;$1&quot;&quot;&amp;CHAR(127)),&quot;&quot;'&quot;&quot;,&quot;&quot;''&quot;&quot;),CHAR(127)),)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number-columns-repeated="5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41]));([.AT41]*5)+IFERROR(INDEX( [$Reference.$D$5:.$D$8];MATCH( [.AB41]; [$Reference.$A$5:.$A$8];0);0););[.AT41])" office:value-type="float" office:value="4" calcext:value-type="float">
            <text:p>4</text:p>
          </table:table-cell>
          <table:table-cell table:style-name="ce9" table:number-matrix-columns-spanned="1" table:number-matrix-rows-spanned="1" table:formula="of:=IF(NOT(ISBLANK([.AC41]));([.AU41]*5)+IFERROR(INDEX( [$Reference.$D$5:.$D$8];MATCH( [.AC41]; [$Reference.$A$5:.$A$8];0);0););[.AU41])" office:value-type="float" office:value="21" calcext:value-type="float">
            <text:p>21</text:p>
          </table:table-cell>
          <table:table-cell table:style-name="ce9" table:number-matrix-columns-spanned="1" table:number-matrix-rows-spanned="1" table:formula="of:=IF(NOT(ISBLANK([.AD41]));([.AV41]*5)+IFERROR(INDEX( [$Reference.$D$5:.$D$8];MATCH( [.AD41]; [$Reference.$A$5:.$A$8];0);0););[.AV41])" office:value-type="float" office:value="109" calcext:value-type="float">
            <text:p>109</text:p>
          </table:table-cell>
          <table:table-cell table:style-name="ce9" table:number-matrix-columns-spanned="1" table:number-matrix-rows-spanned="1" table:formula="of:=IF(NOT(ISBLANK([.AE41]));([.AW41]*5)+IFERROR(INDEX( [$Reference.$D$5:.$D$8];MATCH( [.AE41]; [$Reference.$A$5:.$A$8];0);0););[.AW41])" office:value-type="float" office:value="547" calcext:value-type="float">
            <text:p>547</text:p>
          </table:table-cell>
          <table:table-cell table:style-name="ce9" table:number-matrix-columns-spanned="1" table:number-matrix-rows-spanned="1" table:formula="of:=IF(NOT(ISBLANK([.AF41]));([.AX41]*5)+IFERROR(INDEX( [$Reference.$D$5:.$D$8];MATCH( [.AF41]; [$Reference.$A$5:.$A$8];0);0););[.AX41])" office:value-type="float" office:value="2738" calcext:value-type="float">
            <text:p>2738</text:p>
          </table:table-cell>
          <table:table-cell table:style-name="ce9" table:number-matrix-columns-spanned="1" table:number-matrix-rows-spanned="1" table:formula="of:=IF(NOT(ISBLANK([.AG41]));([.AY41]*5)+IFERROR(INDEX( [$Reference.$D$5:.$D$8];MATCH( [.AG41]; [$Reference.$A$5:.$A$8];0);0););[.AY41])" office:value-type="float" office:value="13693" calcext:value-type="float">
            <text:p>13693</text:p>
          </table:table-cell>
          <table:table-cell table:style-name="ce9" table:number-matrix-columns-spanned="1" table:number-matrix-rows-spanned="1" table:formula="of:=IF(NOT(ISBLANK([.AH41]));([.AZ41]*5)+IFERROR(INDEX( [$Reference.$D$5:.$D$8];MATCH( [.AH41]; [$Reference.$A$5:.$A$8];0);0););[.AZ41])" office:value-type="float" office:value="68468" calcext:value-type="float">
            <text:p>68468</text:p>
          </table:table-cell>
          <table:table-cell table:style-name="ce9" table:number-matrix-columns-spanned="1" table:number-matrix-rows-spanned="1" table:formula="of:=IF(NOT(ISBLANK([.AI41]));([.BA41]*5)+IFERROR(INDEX( [$Reference.$D$5:.$D$8];MATCH( [.AI41]; [$Reference.$A$5:.$A$8];0);0););[.BA41])" office:value-type="float" office:value="342344" calcext:value-type="float">
            <text:p>342344</text:p>
          </table:table-cell>
          <table:table-cell table:style-name="ce9" table:number-matrix-columns-spanned="1" table:number-matrix-rows-spanned="1" table:formula="of:=IF(NOT(ISBLANK([.AJ41]));([.BB41]*5)+IFERROR(INDEX( [$Reference.$D$5:.$D$8];MATCH( [.AJ41]; [$Reference.$A$5:.$A$8];0);0););[.BB41])" office:value-type="float" office:value="1711723" calcext:value-type="float">
            <text:p>1711723</text:p>
          </table:table-cell>
          <table:table-cell table:style-name="ce9" table:number-matrix-columns-spanned="1" table:number-matrix-rows-spanned="1" table:formula="of:=IF(NOT(ISBLANK([.AK41]));([.BC41]*5)+IFERROR(INDEX( [$Reference.$D$5:.$D$8];MATCH( [.AK41]; [$Reference.$A$5:.$A$8];0);0););[.BC41])" office:value-type="float" office:value="8558617" calcext:value-type="float">
            <text:p>8558617</text:p>
          </table:table-cell>
          <table:table-cell table:style-name="ce9" table:number-matrix-columns-spanned="1" table:number-matrix-rows-spanned="1" table:formula="of:=IF(NOT(ISBLANK([.AL41]));([.BD41]*5)+IFERROR(INDEX( [$Reference.$D$5:.$D$8];MATCH( [.AL41]; [$Reference.$A$5:.$A$8];0);0););[.BD41])" office:value-type="float" office:value="42793086" calcext:value-type="float">
            <text:p>42793086</text:p>
          </table:table-cell>
          <table:table-cell table:style-name="ce9" table:number-matrix-columns-spanned="1" table:number-matrix-rows-spanned="1" table:formula="of:=IF(NOT(ISBLANK([.AM41]));([.BE41]*5)+IFERROR(INDEX( [$Reference.$D$5:.$D$8];MATCH( [.AM41]; [$Reference.$A$5:.$A$8];0);0););[.BE41])" office:value-type="float" office:value="213965433" calcext:value-type="float">
            <text:p>213965433</text:p>
          </table:table-cell>
          <table:table-cell table:style-name="ce9" table:number-matrix-columns-spanned="1" table:number-matrix-rows-spanned="1" table:formula="of:=IF(NOT(ISBLANK([.AN41]));([.BF41]*5)+IFERROR(INDEX( [$Reference.$D$5:.$D$8];MATCH( [.AN41]; [$Reference.$A$5:.$A$8];0);0););[.BF41])" office:value-type="float" office:value="1069827166" calcext:value-type="float">
            <text:p>1069827166</text:p>
          </table:table-cell>
          <table:table-cell table:style-name="ce9" table:number-matrix-columns-spanned="1" table:number-matrix-rows-spanned="1" table:formula="of:=IF(NOT(ISBLANK([.AO41]));([.BG41]*5)+IFERROR(INDEX( [$Reference.$D$5:.$D$8];MATCH( [.AO41]; [$Reference.$A$5:.$A$8];0);0););[.BG41])" office:value-type="float" office:value="1069827166" calcext:value-type="float">
            <text:p>1069827166</text:p>
          </table:table-cell>
          <table:table-cell table:style-name="ce9" table:number-matrix-columns-spanned="1" table:number-matrix-rows-spanned="1" table:formula="of:=IF(NOT(ISBLANK([.AP41]));([.BH41]*5)+IFERROR(INDEX( [$Reference.$D$5:.$D$8];MATCH( [.AP41]; [$Reference.$A$5:.$A$8];0);0););[.BH41])" office:value-type="float" office:value="1069827166" calcext:value-type="float">
            <text:p>1069827166</text:p>
          </table:table-cell>
          <table:table-cell table:style-name="ce9" table:number-matrix-columns-spanned="1" table:number-matrix-rows-spanned="1" table:formula="of:=IF(NOT(ISBLANK([.AQ41]));([.BI41]*5)+IFERROR(INDEX( [$Reference.$D$5:.$D$8];MATCH( [.AQ41]; [$Reference.$A$5:.$A$8];0);0););[.BI41])" office:value-type="float" office:value="1069827166" calcext:value-type="float">
            <text:p>1069827166</text:p>
          </table:table-cell>
          <table:table-cell table:style-name="ce9" table:number-matrix-columns-spanned="1" table:number-matrix-rows-spanned="1" table:formula="of:=IF(NOT(ISBLANK([.AR41]));([.BJ41]*5)+IFERROR(INDEX( [$Reference.$D$5:.$D$8];MATCH( [.AR41]; [$Reference.$A$5:.$A$8];0);0););[.BJ41])" office:value-type="float" office:value="1069827166" calcext:value-type="float">
            <text:p>1069827166</text:p>
          </table:table-cell>
          <table:table-cell table:style-name="ce9" table:number-matrix-columns-spanned="1" table:number-matrix-rows-spanned="1" table:formula="of:=IF(NOT(ISBLANK([.AS41]));([.BK41]*5)+IFERROR(INDEX( [$Reference.$D$5:.$D$8];MATCH( [.AS41]; [$Reference.$A$5:.$A$8];0);0););[.BK41])" office:value-type="float" office:value="1069827166" calcext:value-type="float">
            <text:p>1069827166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[[(&lt;[[({&lt;[{({&lt;{}()&gt;[()[]]}{{[]()}{[][]}})[(({}&lt;&gt;)&lt;&lt;&gt;&lt;&gt;&gt;)[([]&lt;&gt;)&lt;{}[]&gt;]]}]&gt;&gt;[{&lt;&lt;(&lt;[[]&lt;&gt;](()[])&gt;[&lt;{}&gt;&lt;[]()&gt;</text:p>
          </table:table-cell>
          <table:table-cell table:style-name="ce2" table:formula="of:=SUBSTITUTE(SUBSTITUTE(SUBSTITUTE(SUBSTITUTE([.A42];&quot;()&quot;;&quot;&quot;);&quot;[]&quot;;&quot;&quot;);&quot;{}&quot;;&quot;&quot;);&quot;&lt;&gt;&quot;;&quot;&quot;)" office:value-type="string" office:string-value="[[(&lt;[[({&lt;[{({[]}{})[(()&lt;&gt;)[()]]}]&gt;&gt;[{&lt;&lt;(&lt;[]()&gt;[" calcext:value-type="string">
            <text:p>[[(&lt;[[({&lt;[{({[]}{})[(()&lt;&gt;)[()]]}]&gt;&gt;[{&lt;&lt;(&lt;[]()&gt;[</text:p>
          </table:table-cell>
          <table:table-cell table:style-name="ce2" table:formula="of:=SUBSTITUTE(SUBSTITUTE(SUBSTITUTE(SUBSTITUTE([.B42];&quot;()&quot;;&quot;&quot;);&quot;[]&quot;;&quot;&quot;);&quot;{}&quot;;&quot;&quot;);&quot;&lt;&gt;&quot;;&quot;&quot;)" office:value-type="string" office:string-value="[[(&lt;[[({&lt;[{()[()]}]&gt;&gt;[{&lt;&lt;([" calcext:value-type="string">
            <text:p>[[(&lt;[[({&lt;[{()[()]}]&gt;&gt;[{&lt;&lt;([</text:p>
          </table:table-cell>
          <table:table-cell table:style-name="ce2" table:formula="of:=SUBSTITUTE(SUBSTITUTE(SUBSTITUTE(SUBSTITUTE([.C42];&quot;()&quot;;&quot;&quot;);&quot;[]&quot;;&quot;&quot;);&quot;{}&quot;;&quot;&quot;);&quot;&lt;&gt;&quot;;&quot;&quot;)" office:value-type="string" office:string-value="[[(&lt;[[({&lt;[]&gt;&gt;[{&lt;&lt;([" calcext:value-type="string">
            <text:p>[[(&lt;[[({&lt;[]&gt;&gt;[{&lt;&lt;([</text:p>
          </table:table-cell>
          <table:table-cell table:style-name="ce2" table:formula="of:=SUBSTITUTE(SUBSTITUTE(SUBSTITUTE(SUBSTITUTE([.D42];&quot;()&quot;;&quot;&quot;);&quot;[]&quot;;&quot;&quot;);&quot;{}&quot;;&quot;&quot;);&quot;&lt;&gt;&quot;;&quot;&quot;)" office:value-type="string" office:string-value="[[(&lt;[[({&gt;[{&lt;&lt;([" calcext:value-type="string">
            <text:p>[[(&lt;[[({&gt;[{&lt;&lt;([</text:p>
          </table:table-cell>
          <table:table-cell table:style-name="ce2" table:formula="of:=SUBSTITUTE(SUBSTITUTE(SUBSTITUTE(SUBSTITUTE([.E42];&quot;()&quot;;&quot;&quot;);&quot;[]&quot;;&quot;&quot;);&quot;{}&quot;;&quot;&quot;);&quot;&lt;&gt;&quot;;&quot;&quot;)" office:value-type="string" office:string-value="[[(&lt;[[({&gt;[{&lt;&lt;([" calcext:value-type="string">
            <text:p>[[(&lt;[[({&gt;[{&lt;&lt;([</text:p>
          </table:table-cell>
          <table:table-cell table:style-name="ce2" table:formula="of:=SUBSTITUTE(SUBSTITUTE(SUBSTITUTE(SUBSTITUTE([.F42];&quot;()&quot;;&quot;&quot;);&quot;[]&quot;;&quot;&quot;);&quot;{}&quot;;&quot;&quot;);&quot;&lt;&gt;&quot;;&quot;&quot;)" office:value-type="string" office:string-value="[[(&lt;[[({&gt;[{&lt;&lt;([" calcext:value-type="string">
            <text:p>[[(&lt;[[({&gt;[{&lt;&lt;([</text:p>
          </table:table-cell>
          <table:table-cell table:style-name="ce2" table:formula="of:=SUBSTITUTE(SUBSTITUTE(SUBSTITUTE(SUBSTITUTE([.G42];&quot;()&quot;;&quot;&quot;);&quot;[]&quot;;&quot;&quot;);&quot;{}&quot;;&quot;&quot;);&quot;&lt;&gt;&quot;;&quot;&quot;)" office:value-type="string" office:string-value="[[(&lt;[[({&gt;[{&lt;&lt;([" calcext:value-type="string">
            <text:p>[[(&lt;[[({&gt;[{&lt;&lt;([</text:p>
          </table:table-cell>
          <table:table-cell table:style-name="ce2" table:formula="of:=SUBSTITUTE(SUBSTITUTE(SUBSTITUTE(SUBSTITUTE([.H42];&quot;()&quot;;&quot;&quot;);&quot;[]&quot;;&quot;&quot;);&quot;{}&quot;;&quot;&quot;);&quot;&lt;&gt;&quot;;&quot;&quot;)" office:value-type="string" office:string-value="[[(&lt;[[({&gt;[{&lt;&lt;([" calcext:value-type="string">
            <text:p>[[(&lt;[[({&gt;[{&lt;&lt;([</text:p>
          </table:table-cell>
          <table:table-cell table:style-name="ce2" table:formula="of:=SUBSTITUTE(SUBSTITUTE(SUBSTITUTE(SUBSTITUTE([.I42];&quot;()&quot;;&quot;&quot;);&quot;[]&quot;;&quot;&quot;);&quot;{}&quot;;&quot;&quot;);&quot;&lt;&gt;&quot;;&quot;&quot;)" office:value-type="string" office:string-value="[[(&lt;[[({&gt;[{&lt;&lt;([" calcext:value-type="string">
            <text:p>[[(&lt;[[({&gt;[{&lt;&lt;([</text:p>
          </table:table-cell>
          <table:table-cell table:style-name="ce2" table:formula="of:=SUBSTITUTE(SUBSTITUTE(SUBSTITUTE(SUBSTITUTE([.J42];&quot;()&quot;;&quot;&quot;);&quot;[]&quot;;&quot;&quot;);&quot;{}&quot;;&quot;&quot;);&quot;&lt;&gt;&quot;;&quot;&quot;)" office:value-type="string" office:string-value="[[(&lt;[[({&gt;[{&lt;&lt;([" calcext:value-type="string">
            <text:p>[[(&lt;[[({&gt;[{&lt;&lt;([</text:p>
          </table:table-cell>
          <table:table-cell table:style-name="ce2" table:formula="of:=SUBSTITUTE(SUBSTITUTE(SUBSTITUTE(SUBSTITUTE([.K42];&quot;()&quot;;&quot;&quot;);&quot;[]&quot;;&quot;&quot;);&quot;{}&quot;;&quot;&quot;);&quot;&lt;&gt;&quot;;&quot;&quot;)" office:value-type="string" office:string-value="[[(&lt;[[({&gt;[{&lt;&lt;([" calcext:value-type="string">
            <text:p>[[(&lt;[[({&gt;[{&lt;&lt;([</text:p>
          </table:table-cell>
          <table:table-cell table:style-name="ce2" table:formula="of:=SUBSTITUTE(SUBSTITUTE(SUBSTITUTE(SUBSTITUTE([.L42];&quot;()&quot;;&quot;&quot;);&quot;[]&quot;;&quot;&quot;);&quot;{}&quot;;&quot;&quot;);&quot;&lt;&gt;&quot;;&quot;&quot;)" office:value-type="string" office:string-value="[[(&lt;[[({&gt;[{&lt;&lt;([" calcext:value-type="string">
            <text:p>[[(&lt;[[({&gt;[{&lt;&lt;([</text:p>
          </table:table-cell>
          <table:table-cell table:style-name="ce2" table:formula="of:=SUBSTITUTE(SUBSTITUTE(SUBSTITUTE(SUBSTITUTE([.M42];&quot;()&quot;;&quot;&quot;);&quot;[]&quot;;&quot;&quot;);&quot;{}&quot;;&quot;&quot;);&quot;&lt;&gt;&quot;;&quot;&quot;)" office:value-type="string" office:string-value="[[(&lt;[[({&gt;[{&lt;&lt;([" calcext:value-type="string">
            <text:p>[[(&lt;[[({&gt;[{&lt;&lt;([</text:p>
          </table:table-cell>
          <table:table-cell table:style-name="ce2" table:formula="of:=SUBSTITUTE(SUBSTITUTE(SUBSTITUTE(SUBSTITUTE([.N42];&quot;()&quot;;&quot;&quot;);&quot;[]&quot;;&quot;&quot;);&quot;{}&quot;;&quot;&quot;);&quot;&lt;&gt;&quot;;&quot;&quot;)" office:value-type="string" office:string-value="[[(&lt;[[({&gt;[{&lt;&lt;([" calcext:value-type="string">
            <text:p>[[(&lt;[[({&gt;[{&lt;&lt;([</text:p>
          </table:table-cell>
          <table:table-cell table:style-name="ce2" table:formula="of:=SUBSTITUTE(SUBSTITUTE(SUBSTITUTE(SUBSTITUTE([.O42];&quot;()&quot;;&quot;&quot;);&quot;[]&quot;;&quot;&quot;);&quot;{}&quot;;&quot;&quot;);&quot;&lt;&gt;&quot;;&quot;&quot;)" office:value-type="string" office:string-value="[[(&lt;[[({&gt;[{&lt;&lt;([" calcext:value-type="string">
            <text:p>[[(&lt;[[({&gt;[{&lt;&lt;([</text:p>
          </table:table-cell>
          <table:table-cell table:style-name="ce2" table:formula="of:=SUBSTITUTE(SUBSTITUTE(SUBSTITUTE(SUBSTITUTE([.P42];&quot;()&quot;;&quot;&quot;);&quot;[]&quot;;&quot;&quot;);&quot;{}&quot;;&quot;&quot;);&quot;&lt;&gt;&quot;;&quot;&quot;)" office:value-type="string" office:string-value="[[(&lt;[[({&gt;[{&lt;&lt;([" calcext:value-type="string">
            <text:p>[[(&lt;[[({&gt;[{&lt;&lt;([</text:p>
          </table:table-cell>
          <table:table-cell table:style-name="ce2" table:formula="of:=SUBSTITUTE(SUBSTITUTE(SUBSTITUTE(SUBSTITUTE([.Q42];&quot;()&quot;;&quot;&quot;);&quot;[]&quot;;&quot;&quot;);&quot;{}&quot;;&quot;&quot;);&quot;&lt;&gt;&quot;;&quot;&quot;)" office:value-type="string" office:string-value="[[(&lt;[[({&gt;[{&lt;&lt;([" calcext:value-type="string">
            <text:p>[[(&lt;[[({&gt;[{&lt;&lt;([</text:p>
          </table:table-cell>
          <table:table-cell table:style-name="ce2" table:formula="of:=SUBSTITUTE(SUBSTITUTE(SUBSTITUTE(SUBSTITUTE([.R42];&quot;()&quot;;&quot;&quot;);&quot;[]&quot;;&quot;&quot;);&quot;{}&quot;;&quot;&quot;);&quot;&lt;&gt;&quot;;&quot;&quot;)" office:value-type="string" office:string-value="[[(&lt;[[({&gt;[{&lt;&lt;([" calcext:value-type="string">
            <text:p>[[(&lt;[[({&gt;[{&lt;&lt;([</text:p>
          </table:table-cell>
          <table:table-cell table:style-name="ce2" table:formula="of:=SUBSTITUTE(SUBSTITUTE(SUBSTITUTE(SUBSTITUTE([.S42];&quot;()&quot;;&quot;&quot;);&quot;[]&quot;;&quot;&quot;);&quot;{}&quot;;&quot;&quot;);&quot;&lt;&gt;&quot;;&quot;&quot;)" office:value-type="string" office:string-value="[[(&lt;[[({&gt;[{&lt;&lt;([" calcext:value-type="string">
            <text:p>[[(&lt;[[({&gt;[{&lt;&lt;([</text:p>
          </table:table-cell>
          <table:table-cell table:style-name="ce2" table:formula="of:=SUBSTITUTE(SUBSTITUTE(SUBSTITUTE(SUBSTITUTE([.T42];&quot;()&quot;;&quot;&quot;);&quot;[]&quot;;&quot;&quot;);&quot;{}&quot;;&quot;&quot;);&quot;&lt;&gt;&quot;;&quot;&quot;)" office:value-type="string" office:string-value="[[(&lt;[[({&gt;[{&lt;&lt;([" calcext:value-type="string">
            <text:p>[[(&lt;[[({&gt;[{&lt;&lt;([</text:p>
          </table:table-cell>
          <table:table-cell table:style-name="ce2" table:formula="of:=SUBSTITUTE(SUBSTITUTE(SUBSTITUTE(SUBSTITUTE([.U42];&quot;()&quot;;&quot;&quot;);&quot;[]&quot;;&quot;&quot;);&quot;{}&quot;;&quot;&quot;);&quot;&lt;&gt;&quot;;&quot;&quot;)" office:value-type="string" office:string-value="[[(&lt;[[({&gt;[{&lt;&lt;([" calcext:value-type="string">
            <text:p>[[(&lt;[[({&gt;[{&lt;&lt;([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42]; MIN(IFERROR(TRANSPOSE(FIND([$Reference.$A$5:.$A$8];[.V42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42]);CONCATENATE(MID([.V42];LEN([.V42])-ROW(INDIRECT(&quot;1:&quot;&amp;LEN([.V42])))+1;1));)" office:value-type="float" office:value="0" calcext:value-type="float">
            <text:p>0</text:p>
          </table:table-cell>
          <table:table-cell table:style-name="ce8" table:formula="of:=SUBSTITUTE(SUBSTITUTE(SUBSTITUTE(SUBSTITUTE([.Z42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42&amp;&quot;&quot;&quot;&quot;,&quot;&quot;(?s)(.{1})&quot;&quot;,&quot;&quot;$1&quot;&quot;&amp;CHAR(127)),&quot;&quot;'&quot;&quot;,&quot;&quot;''&quot;&quot;),CHAR(127)),)&quot;);&quot;&quot;)">
            <text:p/>
          </table:table-cell>
          <table:table-cell table:style-name="ce9" table:number-columns-repeated="1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42]));([.AT42]*5)+IFERROR(INDEX( [$Reference.$D$5:.$D$8];MATCH( [.AB42]; [$Reference.$A$5:.$A$8];0);0););[.AT4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C42]));([.AU42]*5)+IFERROR(INDEX( [$Reference.$D$5:.$D$8];MATCH( [.AC42]; [$Reference.$A$5:.$A$8];0);0););[.AU4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D42]));([.AV42]*5)+IFERROR(INDEX( [$Reference.$D$5:.$D$8];MATCH( [.AD42]; [$Reference.$A$5:.$A$8];0);0););[.AV4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E42]));([.AW42]*5)+IFERROR(INDEX( [$Reference.$D$5:.$D$8];MATCH( [.AE42]; [$Reference.$A$5:.$A$8];0);0););[.AW4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F42]));([.AX42]*5)+IFERROR(INDEX( [$Reference.$D$5:.$D$8];MATCH( [.AF42]; [$Reference.$A$5:.$A$8];0);0););[.AX4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G42]));([.AY42]*5)+IFERROR(INDEX( [$Reference.$D$5:.$D$8];MATCH( [.AG42]; [$Reference.$A$5:.$A$8];0);0););[.AY4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H42]));([.AZ42]*5)+IFERROR(INDEX( [$Reference.$D$5:.$D$8];MATCH( [.AH42]; [$Reference.$A$5:.$A$8];0);0););[.AZ4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I42]));([.BA42]*5)+IFERROR(INDEX( [$Reference.$D$5:.$D$8];MATCH( [.AI42]; [$Reference.$A$5:.$A$8];0);0););[.BA4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J42]));([.BB42]*5)+IFERROR(INDEX( [$Reference.$D$5:.$D$8];MATCH( [.AJ42]; [$Reference.$A$5:.$A$8];0);0););[.BB4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K42]));([.BC42]*5)+IFERROR(INDEX( [$Reference.$D$5:.$D$8];MATCH( [.AK42]; [$Reference.$A$5:.$A$8];0);0););[.BC4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L42]));([.BD42]*5)+IFERROR(INDEX( [$Reference.$D$5:.$D$8];MATCH( [.AL42]; [$Reference.$A$5:.$A$8];0);0););[.BD4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M42]));([.BE42]*5)+IFERROR(INDEX( [$Reference.$D$5:.$D$8];MATCH( [.AM42]; [$Reference.$A$5:.$A$8];0);0););[.BE4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N42]));([.BF42]*5)+IFERROR(INDEX( [$Reference.$D$5:.$D$8];MATCH( [.AN42]; [$Reference.$A$5:.$A$8];0);0););[.BF4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O42]));([.BG42]*5)+IFERROR(INDEX( [$Reference.$D$5:.$D$8];MATCH( [.AO42]; [$Reference.$A$5:.$A$8];0);0););[.BG4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P42]));([.BH42]*5)+IFERROR(INDEX( [$Reference.$D$5:.$D$8];MATCH( [.AP42]; [$Reference.$A$5:.$A$8];0);0););[.BH4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Q42]));([.BI42]*5)+IFERROR(INDEX( [$Reference.$D$5:.$D$8];MATCH( [.AQ42]; [$Reference.$A$5:.$A$8];0);0););[.BI4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R42]));([.BJ42]*5)+IFERROR(INDEX( [$Reference.$D$5:.$D$8];MATCH( [.AR42]; [$Reference.$A$5:.$A$8];0);0););[.BJ4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S42]));([.BK42]*5)+IFERROR(INDEX( [$Reference.$D$5:.$D$8];MATCH( [.AS42]; [$Reference.$A$5:.$A$8];0);0););[.BK42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(&lt;&lt;&lt;&lt;[{&lt;{({&lt;(&lt;{}&lt;&gt;&gt;)&gt;{({[]{}}&lt;&lt;&gt;{}&gt;)&lt;[{}&lt;&gt;]&lt;[]()&gt;&gt;}}){{{{([]&lt;&gt;){(){}}}[{[]&lt;&gt;}[[]{})]}[({(){}</text:p>
          </table:table-cell>
          <table:table-cell table:style-name="ce2" table:formula="of:=SUBSTITUTE(SUBSTITUTE(SUBSTITUTE(SUBSTITUTE([.A43];&quot;()&quot;;&quot;&quot;);&quot;[]&quot;;&quot;&quot;);&quot;{}&quot;;&quot;&quot;);&quot;&lt;&gt;&quot;;&quot;&quot;)" office:value-type="string" office:string-value="(&lt;&lt;&lt;&lt;[{&lt;{({&lt;(&lt;&gt;)&gt;{({}&lt;&gt;)&lt;[]&gt;}}){{{{(){}}[{}[)]}[({" calcext:value-type="string">
            <text:p>(&lt;&lt;&lt;&lt;[{&lt;{({&lt;(&lt;&gt;)&gt;{({}&lt;&gt;)&lt;[]&gt;}}){{{{(){}}[{}[)]}[({</text:p>
          </table:table-cell>
          <table:table-cell table:style-name="ce2" table:formula="of:=SUBSTITUTE(SUBSTITUTE(SUBSTITUTE(SUBSTITUTE([.B43];&quot;()&quot;;&quot;&quot;);&quot;[]&quot;;&quot;&quot;);&quot;{}&quot;;&quot;&quot;);&quot;&lt;&gt;&quot;;&quot;&quot;)" office:value-type="string" office:string-value="(&lt;&lt;&lt;&lt;[{&lt;{({&lt;()&gt;{()}}){{{{}[[)]}[({" calcext:value-type="string">
            <text:p>(&lt;&lt;&lt;&lt;[{&lt;{({&lt;()&gt;{()}}){{{{}[[)]}[({</text:p>
          </table:table-cell>
          <table:table-cell table:style-name="ce2" table:formula="of:=SUBSTITUTE(SUBSTITUTE(SUBSTITUTE(SUBSTITUTE([.C43];&quot;()&quot;;&quot;&quot;);&quot;[]&quot;;&quot;&quot;);&quot;{}&quot;;&quot;&quot;);&quot;&lt;&gt;&quot;;&quot;&quot;)" office:value-type="string" office:string-value="(&lt;&lt;&lt;&lt;[{&lt;{({}){{{[[)]}[({" calcext:value-type="string">
            <text:p>(&lt;&lt;&lt;&lt;[{&lt;{({}){{{[[)]}[({</text:p>
          </table:table-cell>
          <table:table-cell table:style-name="ce2" table:formula="of:=SUBSTITUTE(SUBSTITUTE(SUBSTITUTE(SUBSTITUTE([.D43];&quot;()&quot;;&quot;&quot;);&quot;[]&quot;;&quot;&quot;);&quot;{}&quot;;&quot;&quot;);&quot;&lt;&gt;&quot;;&quot;&quot;)" office:value-type="string" office:string-value="(&lt;&lt;&lt;&lt;[{&lt;{(){{{[[)]}[({" calcext:value-type="string">
            <text:p>(&lt;&lt;&lt;&lt;[{&lt;{(){{{[[)]}[({</text:p>
          </table:table-cell>
          <table:table-cell table:style-name="ce2" table:formula="of:=SUBSTITUTE(SUBSTITUTE(SUBSTITUTE(SUBSTITUTE([.E43];&quot;()&quot;;&quot;&quot;);&quot;[]&quot;;&quot;&quot;);&quot;{}&quot;;&quot;&quot;);&quot;&lt;&gt;&quot;;&quot;&quot;)" office:value-type="string" office:string-value="(&lt;&lt;&lt;&lt;[{&lt;{{{{[[)]}[({" calcext:value-type="string">
            <text:p>(&lt;&lt;&lt;&lt;[{&lt;{{{{[[)]}[({</text:p>
          </table:table-cell>
          <table:table-cell table:style-name="ce2" table:formula="of:=SUBSTITUTE(SUBSTITUTE(SUBSTITUTE(SUBSTITUTE([.F43];&quot;()&quot;;&quot;&quot;);&quot;[]&quot;;&quot;&quot;);&quot;{}&quot;;&quot;&quot;);&quot;&lt;&gt;&quot;;&quot;&quot;)" office:value-type="string" office:string-value="(&lt;&lt;&lt;&lt;[{&lt;{{{{[[)]}[({" calcext:value-type="string">
            <text:p>(&lt;&lt;&lt;&lt;[{&lt;{{{{[[)]}[({</text:p>
          </table:table-cell>
          <table:table-cell table:style-name="ce2" table:formula="of:=SUBSTITUTE(SUBSTITUTE(SUBSTITUTE(SUBSTITUTE([.G43];&quot;()&quot;;&quot;&quot;);&quot;[]&quot;;&quot;&quot;);&quot;{}&quot;;&quot;&quot;);&quot;&lt;&gt;&quot;;&quot;&quot;)" office:value-type="string" office:string-value="(&lt;&lt;&lt;&lt;[{&lt;{{{{[[)]}[({" calcext:value-type="string">
            <text:p>(&lt;&lt;&lt;&lt;[{&lt;{{{{[[)]}[({</text:p>
          </table:table-cell>
          <table:table-cell table:style-name="ce2" table:formula="of:=SUBSTITUTE(SUBSTITUTE(SUBSTITUTE(SUBSTITUTE([.H43];&quot;()&quot;;&quot;&quot;);&quot;[]&quot;;&quot;&quot;);&quot;{}&quot;;&quot;&quot;);&quot;&lt;&gt;&quot;;&quot;&quot;)" office:value-type="string" office:string-value="(&lt;&lt;&lt;&lt;[{&lt;{{{{[[)]}[({" calcext:value-type="string">
            <text:p>(&lt;&lt;&lt;&lt;[{&lt;{{{{[[)]}[({</text:p>
          </table:table-cell>
          <table:table-cell table:style-name="ce2" table:formula="of:=SUBSTITUTE(SUBSTITUTE(SUBSTITUTE(SUBSTITUTE([.I43];&quot;()&quot;;&quot;&quot;);&quot;[]&quot;;&quot;&quot;);&quot;{}&quot;;&quot;&quot;);&quot;&lt;&gt;&quot;;&quot;&quot;)" office:value-type="string" office:string-value="(&lt;&lt;&lt;&lt;[{&lt;{{{{[[)]}[({" calcext:value-type="string">
            <text:p>(&lt;&lt;&lt;&lt;[{&lt;{{{{[[)]}[({</text:p>
          </table:table-cell>
          <table:table-cell table:style-name="ce2" table:formula="of:=SUBSTITUTE(SUBSTITUTE(SUBSTITUTE(SUBSTITUTE([.J43];&quot;()&quot;;&quot;&quot;);&quot;[]&quot;;&quot;&quot;);&quot;{}&quot;;&quot;&quot;);&quot;&lt;&gt;&quot;;&quot;&quot;)" office:value-type="string" office:string-value="(&lt;&lt;&lt;&lt;[{&lt;{{{{[[)]}[({" calcext:value-type="string">
            <text:p>(&lt;&lt;&lt;&lt;[{&lt;{{{{[[)]}[({</text:p>
          </table:table-cell>
          <table:table-cell table:style-name="ce2" table:formula="of:=SUBSTITUTE(SUBSTITUTE(SUBSTITUTE(SUBSTITUTE([.K43];&quot;()&quot;;&quot;&quot;);&quot;[]&quot;;&quot;&quot;);&quot;{}&quot;;&quot;&quot;);&quot;&lt;&gt;&quot;;&quot;&quot;)" office:value-type="string" office:string-value="(&lt;&lt;&lt;&lt;[{&lt;{{{{[[)]}[({" calcext:value-type="string">
            <text:p>(&lt;&lt;&lt;&lt;[{&lt;{{{{[[)]}[({</text:p>
          </table:table-cell>
          <table:table-cell table:style-name="ce2" table:formula="of:=SUBSTITUTE(SUBSTITUTE(SUBSTITUTE(SUBSTITUTE([.L43];&quot;()&quot;;&quot;&quot;);&quot;[]&quot;;&quot;&quot;);&quot;{}&quot;;&quot;&quot;);&quot;&lt;&gt;&quot;;&quot;&quot;)" office:value-type="string" office:string-value="(&lt;&lt;&lt;&lt;[{&lt;{{{{[[)]}[({" calcext:value-type="string">
            <text:p>(&lt;&lt;&lt;&lt;[{&lt;{{{{[[)]}[({</text:p>
          </table:table-cell>
          <table:table-cell table:style-name="ce2" table:formula="of:=SUBSTITUTE(SUBSTITUTE(SUBSTITUTE(SUBSTITUTE([.M43];&quot;()&quot;;&quot;&quot;);&quot;[]&quot;;&quot;&quot;);&quot;{}&quot;;&quot;&quot;);&quot;&lt;&gt;&quot;;&quot;&quot;)" office:value-type="string" office:string-value="(&lt;&lt;&lt;&lt;[{&lt;{{{{[[)]}[({" calcext:value-type="string">
            <text:p>(&lt;&lt;&lt;&lt;[{&lt;{{{{[[)]}[({</text:p>
          </table:table-cell>
          <table:table-cell table:style-name="ce2" table:formula="of:=SUBSTITUTE(SUBSTITUTE(SUBSTITUTE(SUBSTITUTE([.N43];&quot;()&quot;;&quot;&quot;);&quot;[]&quot;;&quot;&quot;);&quot;{}&quot;;&quot;&quot;);&quot;&lt;&gt;&quot;;&quot;&quot;)" office:value-type="string" office:string-value="(&lt;&lt;&lt;&lt;[{&lt;{{{{[[)]}[({" calcext:value-type="string">
            <text:p>(&lt;&lt;&lt;&lt;[{&lt;{{{{[[)]}[({</text:p>
          </table:table-cell>
          <table:table-cell table:style-name="ce2" table:formula="of:=SUBSTITUTE(SUBSTITUTE(SUBSTITUTE(SUBSTITUTE([.O43];&quot;()&quot;;&quot;&quot;);&quot;[]&quot;;&quot;&quot;);&quot;{}&quot;;&quot;&quot;);&quot;&lt;&gt;&quot;;&quot;&quot;)" office:value-type="string" office:string-value="(&lt;&lt;&lt;&lt;[{&lt;{{{{[[)]}[({" calcext:value-type="string">
            <text:p>(&lt;&lt;&lt;&lt;[{&lt;{{{{[[)]}[({</text:p>
          </table:table-cell>
          <table:table-cell table:style-name="ce2" table:formula="of:=SUBSTITUTE(SUBSTITUTE(SUBSTITUTE(SUBSTITUTE([.P43];&quot;()&quot;;&quot;&quot;);&quot;[]&quot;;&quot;&quot;);&quot;{}&quot;;&quot;&quot;);&quot;&lt;&gt;&quot;;&quot;&quot;)" office:value-type="string" office:string-value="(&lt;&lt;&lt;&lt;[{&lt;{{{{[[)]}[({" calcext:value-type="string">
            <text:p>(&lt;&lt;&lt;&lt;[{&lt;{{{{[[)]}[({</text:p>
          </table:table-cell>
          <table:table-cell table:style-name="ce2" table:formula="of:=SUBSTITUTE(SUBSTITUTE(SUBSTITUTE(SUBSTITUTE([.Q43];&quot;()&quot;;&quot;&quot;);&quot;[]&quot;;&quot;&quot;);&quot;{}&quot;;&quot;&quot;);&quot;&lt;&gt;&quot;;&quot;&quot;)" office:value-type="string" office:string-value="(&lt;&lt;&lt;&lt;[{&lt;{{{{[[)]}[({" calcext:value-type="string">
            <text:p>(&lt;&lt;&lt;&lt;[{&lt;{{{{[[)]}[({</text:p>
          </table:table-cell>
          <table:table-cell table:style-name="ce2" table:formula="of:=SUBSTITUTE(SUBSTITUTE(SUBSTITUTE(SUBSTITUTE([.R43];&quot;()&quot;;&quot;&quot;);&quot;[]&quot;;&quot;&quot;);&quot;{}&quot;;&quot;&quot;);&quot;&lt;&gt;&quot;;&quot;&quot;)" office:value-type="string" office:string-value="(&lt;&lt;&lt;&lt;[{&lt;{{{{[[)]}[({" calcext:value-type="string">
            <text:p>(&lt;&lt;&lt;&lt;[{&lt;{{{{[[)]}[({</text:p>
          </table:table-cell>
          <table:table-cell table:style-name="ce2" table:formula="of:=SUBSTITUTE(SUBSTITUTE(SUBSTITUTE(SUBSTITUTE([.S43];&quot;()&quot;;&quot;&quot;);&quot;[]&quot;;&quot;&quot;);&quot;{}&quot;;&quot;&quot;);&quot;&lt;&gt;&quot;;&quot;&quot;)" office:value-type="string" office:string-value="(&lt;&lt;&lt;&lt;[{&lt;{{{{[[)]}[({" calcext:value-type="string">
            <text:p>(&lt;&lt;&lt;&lt;[{&lt;{{{{[[)]}[({</text:p>
          </table:table-cell>
          <table:table-cell table:style-name="ce2" table:formula="of:=SUBSTITUTE(SUBSTITUTE(SUBSTITUTE(SUBSTITUTE([.T43];&quot;()&quot;;&quot;&quot;);&quot;[]&quot;;&quot;&quot;);&quot;{}&quot;;&quot;&quot;);&quot;&lt;&gt;&quot;;&quot;&quot;)" office:value-type="string" office:string-value="(&lt;&lt;&lt;&lt;[{&lt;{{{{[[)]}[({" calcext:value-type="string">
            <text:p>(&lt;&lt;&lt;&lt;[{&lt;{{{{[[)]}[({</text:p>
          </table:table-cell>
          <table:table-cell table:style-name="ce2" table:formula="of:=SUBSTITUTE(SUBSTITUTE(SUBSTITUTE(SUBSTITUTE([.U43];&quot;()&quot;;&quot;&quot;);&quot;[]&quot;;&quot;&quot;);&quot;{}&quot;;&quot;&quot;);&quot;&lt;&gt;&quot;;&quot;&quot;)" office:value-type="string" office:string-value="(&lt;&lt;&lt;&lt;[{&lt;{{{{[[)]}[({" calcext:value-type="string">
            <text:p>(&lt;&lt;&lt;&lt;[{&lt;{{{{[[)]}[({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43]; MIN(IFERROR(TRANSPOSE(FIND([$Reference.$A$5:.$A$8];[.V43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43]);CONCATENATE(MID([.V43];LEN([.V43])-ROW(INDIRECT(&quot;1:&quot;&amp;LEN([.V43])))+1;1));)" office:value-type="float" office:value="0" calcext:value-type="float">
            <text:p>0</text:p>
          </table:table-cell>
          <table:table-cell table:style-name="ce8" table:formula="of:=SUBSTITUTE(SUBSTITUTE(SUBSTITUTE(SUBSTITUTE([.Z43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43&amp;&quot;&quot;&quot;&quot;,&quot;&quot;(?s)(.{1})&quot;&quot;,&quot;&quot;$1&quot;&quot;&amp;CHAR(127)),&quot;&quot;'&quot;&quot;,&quot;&quot;''&quot;&quot;),CHAR(127)),)&quot;);&quot;&quot;)">
            <text:p/>
          </table:table-cell>
          <table:table-cell table:style-name="ce9" table:number-columns-repeated="1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43]));([.AT43]*5)+IFERROR(INDEX( [$Reference.$D$5:.$D$8];MATCH( [.AB43]; [$Reference.$A$5:.$A$8];0);0););[.AT4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C43]));([.AU43]*5)+IFERROR(INDEX( [$Reference.$D$5:.$D$8];MATCH( [.AC43]; [$Reference.$A$5:.$A$8];0);0););[.AU4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D43]));([.AV43]*5)+IFERROR(INDEX( [$Reference.$D$5:.$D$8];MATCH( [.AD43]; [$Reference.$A$5:.$A$8];0);0););[.AV4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E43]));([.AW43]*5)+IFERROR(INDEX( [$Reference.$D$5:.$D$8];MATCH( [.AE43]; [$Reference.$A$5:.$A$8];0);0););[.AW4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F43]));([.AX43]*5)+IFERROR(INDEX( [$Reference.$D$5:.$D$8];MATCH( [.AF43]; [$Reference.$A$5:.$A$8];0);0););[.AX4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G43]));([.AY43]*5)+IFERROR(INDEX( [$Reference.$D$5:.$D$8];MATCH( [.AG43]; [$Reference.$A$5:.$A$8];0);0););[.AY4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H43]));([.AZ43]*5)+IFERROR(INDEX( [$Reference.$D$5:.$D$8];MATCH( [.AH43]; [$Reference.$A$5:.$A$8];0);0););[.AZ4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I43]));([.BA43]*5)+IFERROR(INDEX( [$Reference.$D$5:.$D$8];MATCH( [.AI43]; [$Reference.$A$5:.$A$8];0);0););[.BA4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J43]));([.BB43]*5)+IFERROR(INDEX( [$Reference.$D$5:.$D$8];MATCH( [.AJ43]; [$Reference.$A$5:.$A$8];0);0););[.BB4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K43]));([.BC43]*5)+IFERROR(INDEX( [$Reference.$D$5:.$D$8];MATCH( [.AK43]; [$Reference.$A$5:.$A$8];0);0););[.BC4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L43]));([.BD43]*5)+IFERROR(INDEX( [$Reference.$D$5:.$D$8];MATCH( [.AL43]; [$Reference.$A$5:.$A$8];0);0););[.BD4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M43]));([.BE43]*5)+IFERROR(INDEX( [$Reference.$D$5:.$D$8];MATCH( [.AM43]; [$Reference.$A$5:.$A$8];0);0););[.BE4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N43]));([.BF43]*5)+IFERROR(INDEX( [$Reference.$D$5:.$D$8];MATCH( [.AN43]; [$Reference.$A$5:.$A$8];0);0););[.BF4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O43]));([.BG43]*5)+IFERROR(INDEX( [$Reference.$D$5:.$D$8];MATCH( [.AO43]; [$Reference.$A$5:.$A$8];0);0););[.BG4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P43]));([.BH43]*5)+IFERROR(INDEX( [$Reference.$D$5:.$D$8];MATCH( [.AP43]; [$Reference.$A$5:.$A$8];0);0););[.BH4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Q43]));([.BI43]*5)+IFERROR(INDEX( [$Reference.$D$5:.$D$8];MATCH( [.AQ43]; [$Reference.$A$5:.$A$8];0);0););[.BI4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R43]));([.BJ43]*5)+IFERROR(INDEX( [$Reference.$D$5:.$D$8];MATCH( [.AR43]; [$Reference.$A$5:.$A$8];0);0););[.BJ4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S43]));([.BK43]*5)+IFERROR(INDEX( [$Reference.$D$5:.$D$8];MATCH( [.AS43]; [$Reference.$A$5:.$A$8];0);0););[.BK43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({[{{[{[[&lt;([[&lt;{}()&gt;[[][]]]{((){}){()&lt;&gt;}}](([{}[]][[][]])[([]())]))&gt;]]{&lt;&lt;&lt;&lt;([{}[]])&lt;([])[{}{}</text:p>
          </table:table-cell>
          <table:table-cell table:style-name="ce2" table:formula="of:=SUBSTITUTE(SUBSTITUTE(SUBSTITUTE(SUBSTITUTE([.A44];&quot;()&quot;;&quot;&quot;);&quot;[]&quot;;&quot;&quot;);&quot;{}&quot;;&quot;&quot;);&quot;&lt;&gt;&quot;;&quot;&quot;)" office:value-type="string" office:string-value="({[{{[{[[&lt;([[[]]{(){}}](([][])[()]))&gt;]]{&lt;&lt;&lt;&lt;([])&lt;()[" calcext:value-type="string">
            <text:p>({[{{[{[[&lt;([[[]]{(){}}](([][])[()]))&gt;]]{&lt;&lt;&lt;&lt;([])&lt;()[</text:p>
          </table:table-cell>
          <table:table-cell table:style-name="ce2" table:formula="of:=SUBSTITUTE(SUBSTITUTE(SUBSTITUTE(SUBSTITUTE([.B44];&quot;()&quot;;&quot;&quot;);&quot;[]&quot;;&quot;&quot;);&quot;{}&quot;;&quot;&quot;);&quot;&lt;&gt;&quot;;&quot;&quot;)" office:value-type="string" office:string-value="({[{{[{[[&lt;([[]{}](()))&gt;]]{&lt;&lt;&lt;&lt;()&lt;[" calcext:value-type="string">
            <text:p>({[{{[{[[&lt;([[]{}](()))&gt;]]{&lt;&lt;&lt;&lt;()&lt;[</text:p>
          </table:table-cell>
          <table:table-cell table:style-name="ce2" table:formula="of:=SUBSTITUTE(SUBSTITUTE(SUBSTITUTE(SUBSTITUTE([.C44];&quot;()&quot;;&quot;&quot;);&quot;[]&quot;;&quot;&quot;);&quot;{}&quot;;&quot;&quot;);&quot;&lt;&gt;&quot;;&quot;&quot;)" office:value-type="string" office:string-value="({[{{[{[[&lt;([]())&gt;]]{&lt;&lt;&lt;&lt;&lt;[" calcext:value-type="string">
            <text:p>({[{{[{[[&lt;([]())&gt;]]{&lt;&lt;&lt;&lt;&lt;[</text:p>
          </table:table-cell>
          <table:table-cell table:style-name="ce2" table:formula="of:=SUBSTITUTE(SUBSTITUTE(SUBSTITUTE(SUBSTITUTE([.D44];&quot;()&quot;;&quot;&quot;);&quot;[]&quot;;&quot;&quot;);&quot;{}&quot;;&quot;&quot;);&quot;&lt;&gt;&quot;;&quot;&quot;)" office:value-type="string" office:string-value="({[{{[{[[&lt;()&gt;]]{&lt;&lt;&lt;&lt;&lt;[" calcext:value-type="string">
            <text:p>({[{{[{[[&lt;()&gt;]]{&lt;&lt;&lt;&lt;&lt;[</text:p>
          </table:table-cell>
          <table:table-cell table:style-name="ce2" table:formula="of:=SUBSTITUTE(SUBSTITUTE(SUBSTITUTE(SUBSTITUTE([.E44];&quot;()&quot;;&quot;&quot;);&quot;[]&quot;;&quot;&quot;);&quot;{}&quot;;&quot;&quot;);&quot;&lt;&gt;&quot;;&quot;&quot;)" office:value-type="string" office:string-value="({[{{[{[[]]{&lt;&lt;&lt;&lt;&lt;[" calcext:value-type="string">
            <text:p>({[{{[{[[]]{&lt;&lt;&lt;&lt;&lt;[</text:p>
          </table:table-cell>
          <table:table-cell table:style-name="ce2" table:formula="of:=SUBSTITUTE(SUBSTITUTE(SUBSTITUTE(SUBSTITUTE([.F44];&quot;()&quot;;&quot;&quot;);&quot;[]&quot;;&quot;&quot;);&quot;{}&quot;;&quot;&quot;);&quot;&lt;&gt;&quot;;&quot;&quot;)" office:value-type="string" office:string-value="({[{{[{[]{&lt;&lt;&lt;&lt;&lt;[" calcext:value-type="string">
            <text:p>({[{{[{[]{&lt;&lt;&lt;&lt;&lt;[</text:p>
          </table:table-cell>
          <table:table-cell table:style-name="ce2" table:formula="of:=SUBSTITUTE(SUBSTITUTE(SUBSTITUTE(SUBSTITUTE([.G44];&quot;()&quot;;&quot;&quot;);&quot;[]&quot;;&quot;&quot;);&quot;{}&quot;;&quot;&quot;);&quot;&lt;&gt;&quot;;&quot;&quot;)" office:value-type="string" office:string-value="({[{{[{{&lt;&lt;&lt;&lt;&lt;[" calcext:value-type="string">
            <text:p>({[{{[{{&lt;&lt;&lt;&lt;&lt;[</text:p>
          </table:table-cell>
          <table:table-cell table:style-name="ce2" table:formula="of:=SUBSTITUTE(SUBSTITUTE(SUBSTITUTE(SUBSTITUTE([.H44];&quot;()&quot;;&quot;&quot;);&quot;[]&quot;;&quot;&quot;);&quot;{}&quot;;&quot;&quot;);&quot;&lt;&gt;&quot;;&quot;&quot;)" office:value-type="string" office:string-value="({[{{[{{&lt;&lt;&lt;&lt;&lt;[" calcext:value-type="string">
            <text:p>({[{{[{{&lt;&lt;&lt;&lt;&lt;[</text:p>
          </table:table-cell>
          <table:table-cell table:style-name="ce2" table:formula="of:=SUBSTITUTE(SUBSTITUTE(SUBSTITUTE(SUBSTITUTE([.I44];&quot;()&quot;;&quot;&quot;);&quot;[]&quot;;&quot;&quot;);&quot;{}&quot;;&quot;&quot;);&quot;&lt;&gt;&quot;;&quot;&quot;)" office:value-type="string" office:string-value="({[{{[{{&lt;&lt;&lt;&lt;&lt;[" calcext:value-type="string">
            <text:p>({[{{[{{&lt;&lt;&lt;&lt;&lt;[</text:p>
          </table:table-cell>
          <table:table-cell table:style-name="ce2" table:formula="of:=SUBSTITUTE(SUBSTITUTE(SUBSTITUTE(SUBSTITUTE([.J44];&quot;()&quot;;&quot;&quot;);&quot;[]&quot;;&quot;&quot;);&quot;{}&quot;;&quot;&quot;);&quot;&lt;&gt;&quot;;&quot;&quot;)" office:value-type="string" office:string-value="({[{{[{{&lt;&lt;&lt;&lt;&lt;[" calcext:value-type="string">
            <text:p>({[{{[{{&lt;&lt;&lt;&lt;&lt;[</text:p>
          </table:table-cell>
          <table:table-cell table:style-name="ce2" table:formula="of:=SUBSTITUTE(SUBSTITUTE(SUBSTITUTE(SUBSTITUTE([.K44];&quot;()&quot;;&quot;&quot;);&quot;[]&quot;;&quot;&quot;);&quot;{}&quot;;&quot;&quot;);&quot;&lt;&gt;&quot;;&quot;&quot;)" office:value-type="string" office:string-value="({[{{[{{&lt;&lt;&lt;&lt;&lt;[" calcext:value-type="string">
            <text:p>({[{{[{{&lt;&lt;&lt;&lt;&lt;[</text:p>
          </table:table-cell>
          <table:table-cell table:style-name="ce2" table:formula="of:=SUBSTITUTE(SUBSTITUTE(SUBSTITUTE(SUBSTITUTE([.L44];&quot;()&quot;;&quot;&quot;);&quot;[]&quot;;&quot;&quot;);&quot;{}&quot;;&quot;&quot;);&quot;&lt;&gt;&quot;;&quot;&quot;)" office:value-type="string" office:string-value="({[{{[{{&lt;&lt;&lt;&lt;&lt;[" calcext:value-type="string">
            <text:p>({[{{[{{&lt;&lt;&lt;&lt;&lt;[</text:p>
          </table:table-cell>
          <table:table-cell table:style-name="ce2" table:formula="of:=SUBSTITUTE(SUBSTITUTE(SUBSTITUTE(SUBSTITUTE([.M44];&quot;()&quot;;&quot;&quot;);&quot;[]&quot;;&quot;&quot;);&quot;{}&quot;;&quot;&quot;);&quot;&lt;&gt;&quot;;&quot;&quot;)" office:value-type="string" office:string-value="({[{{[{{&lt;&lt;&lt;&lt;&lt;[" calcext:value-type="string">
            <text:p>({[{{[{{&lt;&lt;&lt;&lt;&lt;[</text:p>
          </table:table-cell>
          <table:table-cell table:style-name="ce2" table:formula="of:=SUBSTITUTE(SUBSTITUTE(SUBSTITUTE(SUBSTITUTE([.N44];&quot;()&quot;;&quot;&quot;);&quot;[]&quot;;&quot;&quot;);&quot;{}&quot;;&quot;&quot;);&quot;&lt;&gt;&quot;;&quot;&quot;)" office:value-type="string" office:string-value="({[{{[{{&lt;&lt;&lt;&lt;&lt;[" calcext:value-type="string">
            <text:p>({[{{[{{&lt;&lt;&lt;&lt;&lt;[</text:p>
          </table:table-cell>
          <table:table-cell table:style-name="ce2" table:formula="of:=SUBSTITUTE(SUBSTITUTE(SUBSTITUTE(SUBSTITUTE([.O44];&quot;()&quot;;&quot;&quot;);&quot;[]&quot;;&quot;&quot;);&quot;{}&quot;;&quot;&quot;);&quot;&lt;&gt;&quot;;&quot;&quot;)" office:value-type="string" office:string-value="({[{{[{{&lt;&lt;&lt;&lt;&lt;[" calcext:value-type="string">
            <text:p>({[{{[{{&lt;&lt;&lt;&lt;&lt;[</text:p>
          </table:table-cell>
          <table:table-cell table:style-name="ce2" table:formula="of:=SUBSTITUTE(SUBSTITUTE(SUBSTITUTE(SUBSTITUTE([.P44];&quot;()&quot;;&quot;&quot;);&quot;[]&quot;;&quot;&quot;);&quot;{}&quot;;&quot;&quot;);&quot;&lt;&gt;&quot;;&quot;&quot;)" office:value-type="string" office:string-value="({[{{[{{&lt;&lt;&lt;&lt;&lt;[" calcext:value-type="string">
            <text:p>({[{{[{{&lt;&lt;&lt;&lt;&lt;[</text:p>
          </table:table-cell>
          <table:table-cell table:style-name="ce2" table:formula="of:=SUBSTITUTE(SUBSTITUTE(SUBSTITUTE(SUBSTITUTE([.Q44];&quot;()&quot;;&quot;&quot;);&quot;[]&quot;;&quot;&quot;);&quot;{}&quot;;&quot;&quot;);&quot;&lt;&gt;&quot;;&quot;&quot;)" office:value-type="string" office:string-value="({[{{[{{&lt;&lt;&lt;&lt;&lt;[" calcext:value-type="string">
            <text:p>({[{{[{{&lt;&lt;&lt;&lt;&lt;[</text:p>
          </table:table-cell>
          <table:table-cell table:style-name="ce2" table:formula="of:=SUBSTITUTE(SUBSTITUTE(SUBSTITUTE(SUBSTITUTE([.R44];&quot;()&quot;;&quot;&quot;);&quot;[]&quot;;&quot;&quot;);&quot;{}&quot;;&quot;&quot;);&quot;&lt;&gt;&quot;;&quot;&quot;)" office:value-type="string" office:string-value="({[{{[{{&lt;&lt;&lt;&lt;&lt;[" calcext:value-type="string">
            <text:p>({[{{[{{&lt;&lt;&lt;&lt;&lt;[</text:p>
          </table:table-cell>
          <table:table-cell table:style-name="ce2" table:formula="of:=SUBSTITUTE(SUBSTITUTE(SUBSTITUTE(SUBSTITUTE([.S44];&quot;()&quot;;&quot;&quot;);&quot;[]&quot;;&quot;&quot;);&quot;{}&quot;;&quot;&quot;);&quot;&lt;&gt;&quot;;&quot;&quot;)" office:value-type="string" office:string-value="({[{{[{{&lt;&lt;&lt;&lt;&lt;[" calcext:value-type="string">
            <text:p>({[{{[{{&lt;&lt;&lt;&lt;&lt;[</text:p>
          </table:table-cell>
          <table:table-cell table:style-name="ce2" table:formula="of:=SUBSTITUTE(SUBSTITUTE(SUBSTITUTE(SUBSTITUTE([.T44];&quot;()&quot;;&quot;&quot;);&quot;[]&quot;;&quot;&quot;);&quot;{}&quot;;&quot;&quot;);&quot;&lt;&gt;&quot;;&quot;&quot;)" office:value-type="string" office:string-value="({[{{[{{&lt;&lt;&lt;&lt;&lt;[" calcext:value-type="string">
            <text:p>({[{{[{{&lt;&lt;&lt;&lt;&lt;[</text:p>
          </table:table-cell>
          <table:table-cell table:style-name="ce2" table:formula="of:=SUBSTITUTE(SUBSTITUTE(SUBSTITUTE(SUBSTITUTE([.U44];&quot;()&quot;;&quot;&quot;);&quot;[]&quot;;&quot;&quot;);&quot;{}&quot;;&quot;&quot;);&quot;&lt;&gt;&quot;;&quot;&quot;)" office:value-type="string" office:string-value="({[{{[{{&lt;&lt;&lt;&lt;&lt;[" calcext:value-type="string">
            <text:p>({[{{[{{&lt;&lt;&lt;&lt;&lt;[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44]; MIN(IFERROR(TRANSPOSE(FIND([$Reference.$A$5:.$A$8];[.V44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44]);CONCATENATE(MID([.V44];LEN([.V44])-ROW(INDIRECT(&quot;1:&quot;&amp;LEN([.V44])))+1;1));)" office:value-type="float" office:value="0" calcext:value-type="float">
            <text:p>0</text:p>
          </table:table-cell>
          <table:table-cell table:style-name="ce8" table:formula="of:=SUBSTITUTE(SUBSTITUTE(SUBSTITUTE(SUBSTITUTE([.Z44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44&amp;&quot;&quot;&quot;&quot;,&quot;&quot;(?s)(.{1})&quot;&quot;,&quot;&quot;$1&quot;&quot;&amp;CHAR(127)),&quot;&quot;'&quot;&quot;,&quot;&quot;''&quot;&quot;),CHAR(127)),)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number-columns-repeated="4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44]));([.AT44]*5)+IFERROR(INDEX( [$Reference.$D$5:.$D$8];MATCH( [.AB44]; [$Reference.$A$5:.$A$8];0);0););[.AT44])" office:value-type="float" office:value="2" calcext:value-type="float">
            <text:p>2</text:p>
          </table:table-cell>
          <table:table-cell table:style-name="ce9" table:number-matrix-columns-spanned="1" table:number-matrix-rows-spanned="1" table:formula="of:=IF(NOT(ISBLANK([.AC44]));([.AU44]*5)+IFERROR(INDEX( [$Reference.$D$5:.$D$8];MATCH( [.AC44]; [$Reference.$A$5:.$A$8];0);0););[.AU44])" office:value-type="float" office:value="14" calcext:value-type="float">
            <text:p>14</text:p>
          </table:table-cell>
          <table:table-cell table:style-name="ce9" table:number-matrix-columns-spanned="1" table:number-matrix-rows-spanned="1" table:formula="of:=IF(NOT(ISBLANK([.AD44]));([.AV44]*5)+IFERROR(INDEX( [$Reference.$D$5:.$D$8];MATCH( [.AD44]; [$Reference.$A$5:.$A$8];0);0););[.AV44])" office:value-type="float" office:value="74" calcext:value-type="float">
            <text:p>74</text:p>
          </table:table-cell>
          <table:table-cell table:style-name="ce9" table:number-matrix-columns-spanned="1" table:number-matrix-rows-spanned="1" table:formula="of:=IF(NOT(ISBLANK([.AE44]));([.AW44]*5)+IFERROR(INDEX( [$Reference.$D$5:.$D$8];MATCH( [.AE44]; [$Reference.$A$5:.$A$8];0);0););[.AW44])" office:value-type="float" office:value="374" calcext:value-type="float">
            <text:p>374</text:p>
          </table:table-cell>
          <table:table-cell table:style-name="ce9" table:number-matrix-columns-spanned="1" table:number-matrix-rows-spanned="1" table:formula="of:=IF(NOT(ISBLANK([.AF44]));([.AX44]*5)+IFERROR(INDEX( [$Reference.$D$5:.$D$8];MATCH( [.AF44]; [$Reference.$A$5:.$A$8];0);0););[.AX44])" office:value-type="float" office:value="1874" calcext:value-type="float">
            <text:p>1874</text:p>
          </table:table-cell>
          <table:table-cell table:style-name="ce9" table:number-matrix-columns-spanned="1" table:number-matrix-rows-spanned="1" table:formula="of:=IF(NOT(ISBLANK([.AG44]));([.AY44]*5)+IFERROR(INDEX( [$Reference.$D$5:.$D$8];MATCH( [.AG44]; [$Reference.$A$5:.$A$8];0);0););[.AY44])" office:value-type="float" office:value="9374" calcext:value-type="float">
            <text:p>9374</text:p>
          </table:table-cell>
          <table:table-cell table:style-name="ce9" table:number-matrix-columns-spanned="1" table:number-matrix-rows-spanned="1" table:formula="of:=IF(NOT(ISBLANK([.AH44]));([.AZ44]*5)+IFERROR(INDEX( [$Reference.$D$5:.$D$8];MATCH( [.AH44]; [$Reference.$A$5:.$A$8];0);0););[.AZ44])" office:value-type="float" office:value="46873" calcext:value-type="float">
            <text:p>46873</text:p>
          </table:table-cell>
          <table:table-cell table:style-name="ce9" table:number-matrix-columns-spanned="1" table:number-matrix-rows-spanned="1" table:formula="of:=IF(NOT(ISBLANK([.AI44]));([.BA44]*5)+IFERROR(INDEX( [$Reference.$D$5:.$D$8];MATCH( [.AI44]; [$Reference.$A$5:.$A$8];0);0););[.BA44])" office:value-type="float" office:value="234368" calcext:value-type="float">
            <text:p>234368</text:p>
          </table:table-cell>
          <table:table-cell table:style-name="ce9" table:number-matrix-columns-spanned="1" table:number-matrix-rows-spanned="1" table:formula="of:=IF(NOT(ISBLANK([.AJ44]));([.BB44]*5)+IFERROR(INDEX( [$Reference.$D$5:.$D$8];MATCH( [.AJ44]; [$Reference.$A$5:.$A$8];0);0););[.BB44])" office:value-type="float" office:value="1171842" calcext:value-type="float">
            <text:p>1171842</text:p>
          </table:table-cell>
          <table:table-cell table:style-name="ce9" table:number-matrix-columns-spanned="1" table:number-matrix-rows-spanned="1" table:formula="of:=IF(NOT(ISBLANK([.AK44]));([.BC44]*5)+IFERROR(INDEX( [$Reference.$D$5:.$D$8];MATCH( [.AK44]; [$Reference.$A$5:.$A$8];0);0););[.BC44])" office:value-type="float" office:value="5859213" calcext:value-type="float">
            <text:p>5859213</text:p>
          </table:table-cell>
          <table:table-cell table:style-name="ce9" table:number-matrix-columns-spanned="1" table:number-matrix-rows-spanned="1" table:formula="of:=IF(NOT(ISBLANK([.AL44]));([.BD44]*5)+IFERROR(INDEX( [$Reference.$D$5:.$D$8];MATCH( [.AL44]; [$Reference.$A$5:.$A$8];0);0););[.BD44])" office:value-type="float" office:value="29296068" calcext:value-type="float">
            <text:p>29296068</text:p>
          </table:table-cell>
          <table:table-cell table:style-name="ce9" table:number-matrix-columns-spanned="1" table:number-matrix-rows-spanned="1" table:formula="of:=IF(NOT(ISBLANK([.AM44]));([.BE44]*5)+IFERROR(INDEX( [$Reference.$D$5:.$D$8];MATCH( [.AM44]; [$Reference.$A$5:.$A$8];0);0););[.BE44])" office:value-type="float" office:value="146480342" calcext:value-type="float">
            <text:p>146480342</text:p>
          </table:table-cell>
          <table:table-cell table:style-name="ce9" table:number-matrix-columns-spanned="1" table:number-matrix-rows-spanned="1" table:formula="of:=IF(NOT(ISBLANK([.AN44]));([.BF44]*5)+IFERROR(INDEX( [$Reference.$D$5:.$D$8];MATCH( [.AN44]; [$Reference.$A$5:.$A$8];0);0););[.BF44])" office:value-type="float" office:value="732401713" calcext:value-type="float">
            <text:p>732401713</text:p>
          </table:table-cell>
          <table:table-cell table:style-name="ce9" table:number-matrix-columns-spanned="1" table:number-matrix-rows-spanned="1" table:formula="of:=IF(NOT(ISBLANK([.AO44]));([.BG44]*5)+IFERROR(INDEX( [$Reference.$D$5:.$D$8];MATCH( [.AO44]; [$Reference.$A$5:.$A$8];0);0););[.BG44])" office:value-type="float" office:value="3662008566" calcext:value-type="float">
            <text:p>3662008566</text:p>
          </table:table-cell>
          <table:table-cell table:style-name="ce9" table:number-matrix-columns-spanned="1" table:number-matrix-rows-spanned="1" table:formula="of:=IF(NOT(ISBLANK([.AP44]));([.BH44]*5)+IFERROR(INDEX( [$Reference.$D$5:.$D$8];MATCH( [.AP44]; [$Reference.$A$5:.$A$8];0);0););[.BH44])" office:value-type="float" office:value="3662008566" calcext:value-type="float">
            <text:p>3662008566</text:p>
          </table:table-cell>
          <table:table-cell table:style-name="ce9" table:number-matrix-columns-spanned="1" table:number-matrix-rows-spanned="1" table:formula="of:=IF(NOT(ISBLANK([.AQ44]));([.BI44]*5)+IFERROR(INDEX( [$Reference.$D$5:.$D$8];MATCH( [.AQ44]; [$Reference.$A$5:.$A$8];0);0););[.BI44])" office:value-type="float" office:value="3662008566" calcext:value-type="float">
            <text:p>3662008566</text:p>
          </table:table-cell>
          <table:table-cell table:style-name="ce9" table:number-matrix-columns-spanned="1" table:number-matrix-rows-spanned="1" table:formula="of:=IF(NOT(ISBLANK([.AR44]));([.BJ44]*5)+IFERROR(INDEX( [$Reference.$D$5:.$D$8];MATCH( [.AR44]; [$Reference.$A$5:.$A$8];0);0););[.BJ44])" office:value-type="float" office:value="3662008566" calcext:value-type="float">
            <text:p>3662008566</text:p>
          </table:table-cell>
          <table:table-cell table:style-name="ce9" table:number-matrix-columns-spanned="1" table:number-matrix-rows-spanned="1" table:formula="of:=IF(NOT(ISBLANK([.AS44]));([.BK44]*5)+IFERROR(INDEX( [$Reference.$D$5:.$D$8];MATCH( [.AS44]; [$Reference.$A$5:.$A$8];0);0););[.BK44])" office:value-type="float" office:value="3662008566" calcext:value-type="float">
            <text:p>3662008566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({(((({{{[[[[{&lt;&gt;&lt;&gt;}]&lt;[&lt;&gt;&lt;&gt;][(){}]&gt;]{{(&lt;&gt;()){&lt;&gt;[]}}{&lt;()&lt;&gt;&gt;{&lt;&gt;}}}]]}}&lt;[&lt;&lt;((&lt;{}&lt;&gt;&gt;&lt;&lt;&gt;[]&gt;){&lt;&lt;&gt;&lt;&gt;&gt;{()</text:p>
          </table:table-cell>
          <table:table-cell table:style-name="ce2" table:formula="of:=SUBSTITUTE(SUBSTITUTE(SUBSTITUTE(SUBSTITUTE([.A45];&quot;()&quot;;&quot;&quot;);&quot;[]&quot;;&quot;&quot;);&quot;{}&quot;;&quot;&quot;);&quot;&lt;&gt;&quot;;&quot;&quot;)" office:value-type="string" office:string-value="({(((({{{[[[[{}]&lt;[][]&gt;]{{(){}}{&lt;&gt;{}}}]]}}&lt;[&lt;&lt;((&lt;&gt;&lt;&gt;){&lt;&gt;{" calcext:value-type="string">
            <text:p>({(((({{{[[[[{}]&lt;[][]&gt;]{{(){}}{&lt;&gt;{}}}]]}}&lt;[&lt;&lt;((&lt;&gt;&lt;&gt;){&lt;&gt;{</text:p>
          </table:table-cell>
          <table:table-cell table:style-name="ce2" table:formula="of:=SUBSTITUTE(SUBSTITUTE(SUBSTITUTE(SUBSTITUTE([.B45];&quot;()&quot;;&quot;&quot;);&quot;[]&quot;;&quot;&quot;);&quot;{}&quot;;&quot;&quot;);&quot;&lt;&gt;&quot;;&quot;&quot;)" office:value-type="string" office:string-value="({(((({{{[[[[]]{{}{}}]]}}&lt;[&lt;&lt;((){{" calcext:value-type="string">
            <text:p>({(((({{{[[[[]]{{}{}}]]}}&lt;[&lt;&lt;((){{</text:p>
          </table:table-cell>
          <table:table-cell table:style-name="ce2" table:formula="of:=SUBSTITUTE(SUBSTITUTE(SUBSTITUTE(SUBSTITUTE([.C45];&quot;()&quot;;&quot;&quot;);&quot;[]&quot;;&quot;&quot;);&quot;{}&quot;;&quot;&quot;);&quot;&lt;&gt;&quot;;&quot;&quot;)" office:value-type="string" office:string-value="({(((({{{[[[]{}]]}}&lt;[&lt;&lt;({{" calcext:value-type="string">
            <text:p>({(((({{{[[[]{}]]}}&lt;[&lt;&lt;({{</text:p>
          </table:table-cell>
          <table:table-cell table:style-name="ce2" table:formula="of:=SUBSTITUTE(SUBSTITUTE(SUBSTITUTE(SUBSTITUTE([.D45];&quot;()&quot;;&quot;&quot;);&quot;[]&quot;;&quot;&quot;);&quot;{}&quot;;&quot;&quot;);&quot;&lt;&gt;&quot;;&quot;&quot;)" office:value-type="string" office:string-value="({(((({{{[[]]}}&lt;[&lt;&lt;({{" calcext:value-type="string">
            <text:p>({(((({{{[[]]}}&lt;[&lt;&lt;({{</text:p>
          </table:table-cell>
          <table:table-cell table:style-name="ce2" table:formula="of:=SUBSTITUTE(SUBSTITUTE(SUBSTITUTE(SUBSTITUTE([.E45];&quot;()&quot;;&quot;&quot;);&quot;[]&quot;;&quot;&quot;);&quot;{}&quot;;&quot;&quot;);&quot;&lt;&gt;&quot;;&quot;&quot;)" office:value-type="string" office:string-value="({(((({{{[]}}&lt;[&lt;&lt;({{" calcext:value-type="string">
            <text:p>({(((({{{[]}}&lt;[&lt;&lt;({{</text:p>
          </table:table-cell>
          <table:table-cell table:style-name="ce2" table:formula="of:=SUBSTITUTE(SUBSTITUTE(SUBSTITUTE(SUBSTITUTE([.F45];&quot;()&quot;;&quot;&quot;);&quot;[]&quot;;&quot;&quot;);&quot;{}&quot;;&quot;&quot;);&quot;&lt;&gt;&quot;;&quot;&quot;)" office:value-type="string" office:string-value="({(((({{}&lt;[&lt;&lt;({{" calcext:value-type="string">
            <text:p>({(((({{}&lt;[&lt;&lt;({{</text:p>
          </table:table-cell>
          <table:table-cell table:style-name="ce2" table:formula="of:=SUBSTITUTE(SUBSTITUTE(SUBSTITUTE(SUBSTITUTE([.G45];&quot;()&quot;;&quot;&quot;);&quot;[]&quot;;&quot;&quot;);&quot;{}&quot;;&quot;&quot;);&quot;&lt;&gt;&quot;;&quot;&quot;)" office:value-type="string" office:string-value="({(((({&lt;[&lt;&lt;({{" calcext:value-type="string">
            <text:p>({(((({&lt;[&lt;&lt;({{</text:p>
          </table:table-cell>
          <table:table-cell table:style-name="ce2" table:formula="of:=SUBSTITUTE(SUBSTITUTE(SUBSTITUTE(SUBSTITUTE([.H45];&quot;()&quot;;&quot;&quot;);&quot;[]&quot;;&quot;&quot;);&quot;{}&quot;;&quot;&quot;);&quot;&lt;&gt;&quot;;&quot;&quot;)" office:value-type="string" office:string-value="({(((({&lt;[&lt;&lt;({{" calcext:value-type="string">
            <text:p>({(((({&lt;[&lt;&lt;({{</text:p>
          </table:table-cell>
          <table:table-cell table:style-name="ce2" table:formula="of:=SUBSTITUTE(SUBSTITUTE(SUBSTITUTE(SUBSTITUTE([.I45];&quot;()&quot;;&quot;&quot;);&quot;[]&quot;;&quot;&quot;);&quot;{}&quot;;&quot;&quot;);&quot;&lt;&gt;&quot;;&quot;&quot;)" office:value-type="string" office:string-value="({(((({&lt;[&lt;&lt;({{" calcext:value-type="string">
            <text:p>({(((({&lt;[&lt;&lt;({{</text:p>
          </table:table-cell>
          <table:table-cell table:style-name="ce2" table:formula="of:=SUBSTITUTE(SUBSTITUTE(SUBSTITUTE(SUBSTITUTE([.J45];&quot;()&quot;;&quot;&quot;);&quot;[]&quot;;&quot;&quot;);&quot;{}&quot;;&quot;&quot;);&quot;&lt;&gt;&quot;;&quot;&quot;)" office:value-type="string" office:string-value="({(((({&lt;[&lt;&lt;({{" calcext:value-type="string">
            <text:p>({(((({&lt;[&lt;&lt;({{</text:p>
          </table:table-cell>
          <table:table-cell table:style-name="ce2" table:formula="of:=SUBSTITUTE(SUBSTITUTE(SUBSTITUTE(SUBSTITUTE([.K45];&quot;()&quot;;&quot;&quot;);&quot;[]&quot;;&quot;&quot;);&quot;{}&quot;;&quot;&quot;);&quot;&lt;&gt;&quot;;&quot;&quot;)" office:value-type="string" office:string-value="({(((({&lt;[&lt;&lt;({{" calcext:value-type="string">
            <text:p>({(((({&lt;[&lt;&lt;({{</text:p>
          </table:table-cell>
          <table:table-cell table:style-name="ce2" table:formula="of:=SUBSTITUTE(SUBSTITUTE(SUBSTITUTE(SUBSTITUTE([.L45];&quot;()&quot;;&quot;&quot;);&quot;[]&quot;;&quot;&quot;);&quot;{}&quot;;&quot;&quot;);&quot;&lt;&gt;&quot;;&quot;&quot;)" office:value-type="string" office:string-value="({(((({&lt;[&lt;&lt;({{" calcext:value-type="string">
            <text:p>({(((({&lt;[&lt;&lt;({{</text:p>
          </table:table-cell>
          <table:table-cell table:style-name="ce2" table:formula="of:=SUBSTITUTE(SUBSTITUTE(SUBSTITUTE(SUBSTITUTE([.M45];&quot;()&quot;;&quot;&quot;);&quot;[]&quot;;&quot;&quot;);&quot;{}&quot;;&quot;&quot;);&quot;&lt;&gt;&quot;;&quot;&quot;)" office:value-type="string" office:string-value="({(((({&lt;[&lt;&lt;({{" calcext:value-type="string">
            <text:p>({(((({&lt;[&lt;&lt;({{</text:p>
          </table:table-cell>
          <table:table-cell table:style-name="ce2" table:formula="of:=SUBSTITUTE(SUBSTITUTE(SUBSTITUTE(SUBSTITUTE([.N45];&quot;()&quot;;&quot;&quot;);&quot;[]&quot;;&quot;&quot;);&quot;{}&quot;;&quot;&quot;);&quot;&lt;&gt;&quot;;&quot;&quot;)" office:value-type="string" office:string-value="({(((({&lt;[&lt;&lt;({{" calcext:value-type="string">
            <text:p>({(((({&lt;[&lt;&lt;({{</text:p>
          </table:table-cell>
          <table:table-cell table:style-name="ce2" table:formula="of:=SUBSTITUTE(SUBSTITUTE(SUBSTITUTE(SUBSTITUTE([.O45];&quot;()&quot;;&quot;&quot;);&quot;[]&quot;;&quot;&quot;);&quot;{}&quot;;&quot;&quot;);&quot;&lt;&gt;&quot;;&quot;&quot;)" office:value-type="string" office:string-value="({(((({&lt;[&lt;&lt;({{" calcext:value-type="string">
            <text:p>({(((({&lt;[&lt;&lt;({{</text:p>
          </table:table-cell>
          <table:table-cell table:style-name="ce2" table:formula="of:=SUBSTITUTE(SUBSTITUTE(SUBSTITUTE(SUBSTITUTE([.P45];&quot;()&quot;;&quot;&quot;);&quot;[]&quot;;&quot;&quot;);&quot;{}&quot;;&quot;&quot;);&quot;&lt;&gt;&quot;;&quot;&quot;)" office:value-type="string" office:string-value="({(((({&lt;[&lt;&lt;({{" calcext:value-type="string">
            <text:p>({(((({&lt;[&lt;&lt;({{</text:p>
          </table:table-cell>
          <table:table-cell table:style-name="ce2" table:formula="of:=SUBSTITUTE(SUBSTITUTE(SUBSTITUTE(SUBSTITUTE([.Q45];&quot;()&quot;;&quot;&quot;);&quot;[]&quot;;&quot;&quot;);&quot;{}&quot;;&quot;&quot;);&quot;&lt;&gt;&quot;;&quot;&quot;)" office:value-type="string" office:string-value="({(((({&lt;[&lt;&lt;({{" calcext:value-type="string">
            <text:p>({(((({&lt;[&lt;&lt;({{</text:p>
          </table:table-cell>
          <table:table-cell table:style-name="ce2" table:formula="of:=SUBSTITUTE(SUBSTITUTE(SUBSTITUTE(SUBSTITUTE([.R45];&quot;()&quot;;&quot;&quot;);&quot;[]&quot;;&quot;&quot;);&quot;{}&quot;;&quot;&quot;);&quot;&lt;&gt;&quot;;&quot;&quot;)" office:value-type="string" office:string-value="({(((({&lt;[&lt;&lt;({{" calcext:value-type="string">
            <text:p>({(((({&lt;[&lt;&lt;({{</text:p>
          </table:table-cell>
          <table:table-cell table:style-name="ce2" table:formula="of:=SUBSTITUTE(SUBSTITUTE(SUBSTITUTE(SUBSTITUTE([.S45];&quot;()&quot;;&quot;&quot;);&quot;[]&quot;;&quot;&quot;);&quot;{}&quot;;&quot;&quot;);&quot;&lt;&gt;&quot;;&quot;&quot;)" office:value-type="string" office:string-value="({(((({&lt;[&lt;&lt;({{" calcext:value-type="string">
            <text:p>({(((({&lt;[&lt;&lt;({{</text:p>
          </table:table-cell>
          <table:table-cell table:style-name="ce2" table:formula="of:=SUBSTITUTE(SUBSTITUTE(SUBSTITUTE(SUBSTITUTE([.T45];&quot;()&quot;;&quot;&quot;);&quot;[]&quot;;&quot;&quot;);&quot;{}&quot;;&quot;&quot;);&quot;&lt;&gt;&quot;;&quot;&quot;)" office:value-type="string" office:string-value="({(((({&lt;[&lt;&lt;({{" calcext:value-type="string">
            <text:p>({(((({&lt;[&lt;&lt;({{</text:p>
          </table:table-cell>
          <table:table-cell table:style-name="ce2" table:formula="of:=SUBSTITUTE(SUBSTITUTE(SUBSTITUTE(SUBSTITUTE([.U45];&quot;()&quot;;&quot;&quot;);&quot;[]&quot;;&quot;&quot;);&quot;{}&quot;;&quot;&quot;);&quot;&lt;&gt;&quot;;&quot;&quot;)" office:value-type="string" office:string-value="({(((({&lt;[&lt;&lt;({{" calcext:value-type="string">
            <text:p>({(((({&lt;[&lt;&lt;({{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45]; MIN(IFERROR(TRANSPOSE(FIND([$Reference.$A$5:.$A$8];[.V45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45]);CONCATENATE(MID([.V45];LEN([.V45])-ROW(INDIRECT(&quot;1:&quot;&amp;LEN([.V45])))+1;1));)" office:value-type="float" office:value="0" calcext:value-type="float">
            <text:p>0</text:p>
          </table:table-cell>
          <table:table-cell table:style-name="ce8" table:formula="of:=SUBSTITUTE(SUBSTITUTE(SUBSTITUTE(SUBSTITUTE([.Z45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45&amp;&quot;&quot;&quot;&quot;,&quot;&quot;(?s)(.{1})&quot;&quot;,&quot;&quot;$1&quot;&quot;&amp;CHAR(127)),&quot;&quot;'&quot;&quot;,&quot;&quot;''&quot;&quot;),CHAR(127)),)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number-columns-repeated="4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45]));([.AT45]*5)+IFERROR(INDEX( [$Reference.$D$5:.$D$8];MATCH( [.AB45]; [$Reference.$A$5:.$A$8];0);0););[.AT45])" office:value-type="float" office:value="3" calcext:value-type="float">
            <text:p>3</text:p>
          </table:table-cell>
          <table:table-cell table:style-name="ce9" table:number-matrix-columns-spanned="1" table:number-matrix-rows-spanned="1" table:formula="of:=IF(NOT(ISBLANK([.AC45]));([.AU45]*5)+IFERROR(INDEX( [$Reference.$D$5:.$D$8];MATCH( [.AC45]; [$Reference.$A$5:.$A$8];0);0););[.AU45])" office:value-type="float" office:value="18" calcext:value-type="float">
            <text:p>18</text:p>
          </table:table-cell>
          <table:table-cell table:style-name="ce9" table:number-matrix-columns-spanned="1" table:number-matrix-rows-spanned="1" table:formula="of:=IF(NOT(ISBLANK([.AD45]));([.AV45]*5)+IFERROR(INDEX( [$Reference.$D$5:.$D$8];MATCH( [.AD45]; [$Reference.$A$5:.$A$8];0);0););[.AV45])" office:value-type="float" office:value="91" calcext:value-type="float">
            <text:p>91</text:p>
          </table:table-cell>
          <table:table-cell table:style-name="ce9" table:number-matrix-columns-spanned="1" table:number-matrix-rows-spanned="1" table:formula="of:=IF(NOT(ISBLANK([.AE45]));([.AW45]*5)+IFERROR(INDEX( [$Reference.$D$5:.$D$8];MATCH( [.AE45]; [$Reference.$A$5:.$A$8];0);0););[.AW45])" office:value-type="float" office:value="459" calcext:value-type="float">
            <text:p>459</text:p>
          </table:table-cell>
          <table:table-cell table:style-name="ce9" table:number-matrix-columns-spanned="1" table:number-matrix-rows-spanned="1" table:formula="of:=IF(NOT(ISBLANK([.AF45]));([.AX45]*5)+IFERROR(INDEX( [$Reference.$D$5:.$D$8];MATCH( [.AF45]; [$Reference.$A$5:.$A$8];0);0););[.AX45])" office:value-type="float" office:value="2299" calcext:value-type="float">
            <text:p>2299</text:p>
          </table:table-cell>
          <table:table-cell table:style-name="ce9" table:number-matrix-columns-spanned="1" table:number-matrix-rows-spanned="1" table:formula="of:=IF(NOT(ISBLANK([.AG45]));([.AY45]*5)+IFERROR(INDEX( [$Reference.$D$5:.$D$8];MATCH( [.AG45]; [$Reference.$A$5:.$A$8];0);0););[.AY45])" office:value-type="float" office:value="11497" calcext:value-type="float">
            <text:p>11497</text:p>
          </table:table-cell>
          <table:table-cell table:style-name="ce9" table:number-matrix-columns-spanned="1" table:number-matrix-rows-spanned="1" table:formula="of:=IF(NOT(ISBLANK([.AH45]));([.AZ45]*5)+IFERROR(INDEX( [$Reference.$D$5:.$D$8];MATCH( [.AH45]; [$Reference.$A$5:.$A$8];0);0););[.AZ45])" office:value-type="float" office:value="57489" calcext:value-type="float">
            <text:p>57489</text:p>
          </table:table-cell>
          <table:table-cell table:style-name="ce9" table:number-matrix-columns-spanned="1" table:number-matrix-rows-spanned="1" table:formula="of:=IF(NOT(ISBLANK([.AI45]));([.BA45]*5)+IFERROR(INDEX( [$Reference.$D$5:.$D$8];MATCH( [.AI45]; [$Reference.$A$5:.$A$8];0);0););[.BA45])" office:value-type="float" office:value="287448" calcext:value-type="float">
            <text:p>287448</text:p>
          </table:table-cell>
          <table:table-cell table:style-name="ce9" table:number-matrix-columns-spanned="1" table:number-matrix-rows-spanned="1" table:formula="of:=IF(NOT(ISBLANK([.AJ45]));([.BB45]*5)+IFERROR(INDEX( [$Reference.$D$5:.$D$8];MATCH( [.AJ45]; [$Reference.$A$5:.$A$8];0);0););[.BB45])" office:value-type="float" office:value="1437241" calcext:value-type="float">
            <text:p>1437241</text:p>
          </table:table-cell>
          <table:table-cell table:style-name="ce9" table:number-matrix-columns-spanned="1" table:number-matrix-rows-spanned="1" table:formula="of:=IF(NOT(ISBLANK([.AK45]));([.BC45]*5)+IFERROR(INDEX( [$Reference.$D$5:.$D$8];MATCH( [.AK45]; [$Reference.$A$5:.$A$8];0);0););[.BC45])" office:value-type="float" office:value="7186206" calcext:value-type="float">
            <text:p>7186206</text:p>
          </table:table-cell>
          <table:table-cell table:style-name="ce9" table:number-matrix-columns-spanned="1" table:number-matrix-rows-spanned="1" table:formula="of:=IF(NOT(ISBLANK([.AL45]));([.BD45]*5)+IFERROR(INDEX( [$Reference.$D$5:.$D$8];MATCH( [.AL45]; [$Reference.$A$5:.$A$8];0);0););[.BD45])" office:value-type="float" office:value="35931031" calcext:value-type="float">
            <text:p>35931031</text:p>
          </table:table-cell>
          <table:table-cell table:style-name="ce9" table:number-matrix-columns-spanned="1" table:number-matrix-rows-spanned="1" table:formula="of:=IF(NOT(ISBLANK([.AM45]));([.BE45]*5)+IFERROR(INDEX( [$Reference.$D$5:.$D$8];MATCH( [.AM45]; [$Reference.$A$5:.$A$8];0);0););[.BE45])" office:value-type="float" office:value="179655156" calcext:value-type="float">
            <text:p>179655156</text:p>
          </table:table-cell>
          <table:table-cell table:style-name="ce9" table:number-matrix-columns-spanned="1" table:number-matrix-rows-spanned="1" table:formula="of:=IF(NOT(ISBLANK([.AN45]));([.BF45]*5)+IFERROR(INDEX( [$Reference.$D$5:.$D$8];MATCH( [.AN45]; [$Reference.$A$5:.$A$8];0);0););[.BF45])" office:value-type="float" office:value="898275783" calcext:value-type="float">
            <text:p>898275783</text:p>
          </table:table-cell>
          <table:table-cell table:style-name="ce9" table:number-matrix-columns-spanned="1" table:number-matrix-rows-spanned="1" table:formula="of:=IF(NOT(ISBLANK([.AO45]));([.BG45]*5)+IFERROR(INDEX( [$Reference.$D$5:.$D$8];MATCH( [.AO45]; [$Reference.$A$5:.$A$8];0);0););[.BG45])" office:value-type="float" office:value="4491378916" calcext:value-type="float">
            <text:p>4491378916</text:p>
          </table:table-cell>
          <table:table-cell table:style-name="ce9" table:number-matrix-columns-spanned="1" table:number-matrix-rows-spanned="1" table:formula="of:=IF(NOT(ISBLANK([.AP45]));([.BH45]*5)+IFERROR(INDEX( [$Reference.$D$5:.$D$8];MATCH( [.AP45]; [$Reference.$A$5:.$A$8];0);0););[.BH45])" office:value-type="float" office:value="4491378916" calcext:value-type="float">
            <text:p>4491378916</text:p>
          </table:table-cell>
          <table:table-cell table:style-name="ce9" table:number-matrix-columns-spanned="1" table:number-matrix-rows-spanned="1" table:formula="of:=IF(NOT(ISBLANK([.AQ45]));([.BI45]*5)+IFERROR(INDEX( [$Reference.$D$5:.$D$8];MATCH( [.AQ45]; [$Reference.$A$5:.$A$8];0);0););[.BI45])" office:value-type="float" office:value="4491378916" calcext:value-type="float">
            <text:p>4491378916</text:p>
          </table:table-cell>
          <table:table-cell table:style-name="ce9" table:number-matrix-columns-spanned="1" table:number-matrix-rows-spanned="1" table:formula="of:=IF(NOT(ISBLANK([.AR45]));([.BJ45]*5)+IFERROR(INDEX( [$Reference.$D$5:.$D$8];MATCH( [.AR45]; [$Reference.$A$5:.$A$8];0);0););[.BJ45])" office:value-type="float" office:value="4491378916" calcext:value-type="float">
            <text:p>4491378916</text:p>
          </table:table-cell>
          <table:table-cell table:style-name="ce9" table:number-matrix-columns-spanned="1" table:number-matrix-rows-spanned="1" table:formula="of:=IF(NOT(ISBLANK([.AS45]));([.BK45]*5)+IFERROR(INDEX( [$Reference.$D$5:.$D$8];MATCH( [.AS45]; [$Reference.$A$5:.$A$8];0);0););[.BK45])" office:value-type="float" office:value="4491378916" calcext:value-type="float">
            <text:p>4491378916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{{&lt;&lt;{{[&lt;&lt;[[&lt;[&lt;{}&gt;[{}&lt;&gt;]]&lt;&lt;&lt;&gt;&lt;&gt;&gt;([]())&gt;&gt;(&lt;(&lt;&gt;())(&lt;&gt;{})&gt;(({}{})(&lt;&gt;&lt;&gt;)))]&lt;{{{[]{}}[&lt;&gt;{}]}(&lt;(){}&gt;[()()]</text:p>
          </table:table-cell>
          <table:table-cell table:style-name="ce2" table:formula="of:=SUBSTITUTE(SUBSTITUTE(SUBSTITUTE(SUBSTITUTE([.A46];&quot;()&quot;;&quot;&quot;);&quot;[]&quot;;&quot;&quot;);&quot;{}&quot;;&quot;&quot;);&quot;&lt;&gt;&quot;;&quot;&quot;)" office:value-type="string" office:string-value="{{&lt;&lt;{{[&lt;&lt;[[&lt;[[]]&lt;&lt;&gt;()&gt;&gt;(&lt;()()&gt;(()()))]&lt;{{{}[]}(" calcext:value-type="string">
            <text:p>{{&lt;&lt;{{[&lt;&lt;[[&lt;[[]]&lt;&lt;&gt;()&gt;&gt;(&lt;()()&gt;(()()))]&lt;{{{}[]}(</text:p>
          </table:table-cell>
          <table:table-cell table:style-name="ce2" table:formula="of:=SUBSTITUTE(SUBSTITUTE(SUBSTITUTE(SUBSTITUTE([.B46];&quot;()&quot;;&quot;&quot;);&quot;[]&quot;;&quot;&quot;);&quot;{}&quot;;&quot;&quot;);&quot;&lt;&gt;&quot;;&quot;&quot;)" office:value-type="string" office:string-value="{{&lt;&lt;{{[&lt;&lt;[[&lt;[]&lt;&gt;&gt;(())]&lt;{{}(" calcext:value-type="string">
            <text:p>{{&lt;&lt;{{[&lt;&lt;[[&lt;[]&lt;&gt;&gt;(())]&lt;{{}(</text:p>
          </table:table-cell>
          <table:table-cell table:style-name="ce2" table:formula="of:=SUBSTITUTE(SUBSTITUTE(SUBSTITUTE(SUBSTITUTE([.C46];&quot;()&quot;;&quot;&quot;);&quot;[]&quot;;&quot;&quot;);&quot;{}&quot;;&quot;&quot;);&quot;&lt;&gt;&quot;;&quot;&quot;)" office:value-type="string" office:string-value="{{&lt;&lt;{{[&lt;&lt;[[&lt;&gt;()]&lt;{(" calcext:value-type="string">
            <text:p>{{&lt;&lt;{{[&lt;&lt;[[&lt;&gt;()]&lt;{(</text:p>
          </table:table-cell>
          <table:table-cell table:style-name="ce2" table:formula="of:=SUBSTITUTE(SUBSTITUTE(SUBSTITUTE(SUBSTITUTE([.D46];&quot;()&quot;;&quot;&quot;);&quot;[]&quot;;&quot;&quot;);&quot;{}&quot;;&quot;&quot;);&quot;&lt;&gt;&quot;;&quot;&quot;)" office:value-type="string" office:string-value="{{&lt;&lt;{{[&lt;&lt;[[]&lt;{(" calcext:value-type="string">
            <text:p>{{&lt;&lt;{{[&lt;&lt;[[]&lt;{(</text:p>
          </table:table-cell>
          <table:table-cell table:style-name="ce2" table:formula="of:=SUBSTITUTE(SUBSTITUTE(SUBSTITUTE(SUBSTITUTE([.E46];&quot;()&quot;;&quot;&quot;);&quot;[]&quot;;&quot;&quot;);&quot;{}&quot;;&quot;&quot;);&quot;&lt;&gt;&quot;;&quot;&quot;)" office:value-type="string" office:string-value="{{&lt;&lt;{{[&lt;&lt;[&lt;{(" calcext:value-type="string">
            <text:p>{{&lt;&lt;{{[&lt;&lt;[&lt;{(</text:p>
          </table:table-cell>
          <table:table-cell table:style-name="ce2" table:formula="of:=SUBSTITUTE(SUBSTITUTE(SUBSTITUTE(SUBSTITUTE([.F46];&quot;()&quot;;&quot;&quot;);&quot;[]&quot;;&quot;&quot;);&quot;{}&quot;;&quot;&quot;);&quot;&lt;&gt;&quot;;&quot;&quot;)" office:value-type="string" office:string-value="{{&lt;&lt;{{[&lt;&lt;[&lt;{(" calcext:value-type="string">
            <text:p>{{&lt;&lt;{{[&lt;&lt;[&lt;{(</text:p>
          </table:table-cell>
          <table:table-cell table:style-name="ce2" table:formula="of:=SUBSTITUTE(SUBSTITUTE(SUBSTITUTE(SUBSTITUTE([.G46];&quot;()&quot;;&quot;&quot;);&quot;[]&quot;;&quot;&quot;);&quot;{}&quot;;&quot;&quot;);&quot;&lt;&gt;&quot;;&quot;&quot;)" office:value-type="string" office:string-value="{{&lt;&lt;{{[&lt;&lt;[&lt;{(" calcext:value-type="string">
            <text:p>{{&lt;&lt;{{[&lt;&lt;[&lt;{(</text:p>
          </table:table-cell>
          <table:table-cell table:style-name="ce2" table:formula="of:=SUBSTITUTE(SUBSTITUTE(SUBSTITUTE(SUBSTITUTE([.H46];&quot;()&quot;;&quot;&quot;);&quot;[]&quot;;&quot;&quot;);&quot;{}&quot;;&quot;&quot;);&quot;&lt;&gt;&quot;;&quot;&quot;)" office:value-type="string" office:string-value="{{&lt;&lt;{{[&lt;&lt;[&lt;{(" calcext:value-type="string">
            <text:p>{{&lt;&lt;{{[&lt;&lt;[&lt;{(</text:p>
          </table:table-cell>
          <table:table-cell table:style-name="ce2" table:formula="of:=SUBSTITUTE(SUBSTITUTE(SUBSTITUTE(SUBSTITUTE([.I46];&quot;()&quot;;&quot;&quot;);&quot;[]&quot;;&quot;&quot;);&quot;{}&quot;;&quot;&quot;);&quot;&lt;&gt;&quot;;&quot;&quot;)" office:value-type="string" office:string-value="{{&lt;&lt;{{[&lt;&lt;[&lt;{(" calcext:value-type="string">
            <text:p>{{&lt;&lt;{{[&lt;&lt;[&lt;{(</text:p>
          </table:table-cell>
          <table:table-cell table:style-name="ce2" table:formula="of:=SUBSTITUTE(SUBSTITUTE(SUBSTITUTE(SUBSTITUTE([.J46];&quot;()&quot;;&quot;&quot;);&quot;[]&quot;;&quot;&quot;);&quot;{}&quot;;&quot;&quot;);&quot;&lt;&gt;&quot;;&quot;&quot;)" office:value-type="string" office:string-value="{{&lt;&lt;{{[&lt;&lt;[&lt;{(" calcext:value-type="string">
            <text:p>{{&lt;&lt;{{[&lt;&lt;[&lt;{(</text:p>
          </table:table-cell>
          <table:table-cell table:style-name="ce2" table:formula="of:=SUBSTITUTE(SUBSTITUTE(SUBSTITUTE(SUBSTITUTE([.K46];&quot;()&quot;;&quot;&quot;);&quot;[]&quot;;&quot;&quot;);&quot;{}&quot;;&quot;&quot;);&quot;&lt;&gt;&quot;;&quot;&quot;)" office:value-type="string" office:string-value="{{&lt;&lt;{{[&lt;&lt;[&lt;{(" calcext:value-type="string">
            <text:p>{{&lt;&lt;{{[&lt;&lt;[&lt;{(</text:p>
          </table:table-cell>
          <table:table-cell table:style-name="ce2" table:formula="of:=SUBSTITUTE(SUBSTITUTE(SUBSTITUTE(SUBSTITUTE([.L46];&quot;()&quot;;&quot;&quot;);&quot;[]&quot;;&quot;&quot;);&quot;{}&quot;;&quot;&quot;);&quot;&lt;&gt;&quot;;&quot;&quot;)" office:value-type="string" office:string-value="{{&lt;&lt;{{[&lt;&lt;[&lt;{(" calcext:value-type="string">
            <text:p>{{&lt;&lt;{{[&lt;&lt;[&lt;{(</text:p>
          </table:table-cell>
          <table:table-cell table:style-name="ce2" table:formula="of:=SUBSTITUTE(SUBSTITUTE(SUBSTITUTE(SUBSTITUTE([.M46];&quot;()&quot;;&quot;&quot;);&quot;[]&quot;;&quot;&quot;);&quot;{}&quot;;&quot;&quot;);&quot;&lt;&gt;&quot;;&quot;&quot;)" office:value-type="string" office:string-value="{{&lt;&lt;{{[&lt;&lt;[&lt;{(" calcext:value-type="string">
            <text:p>{{&lt;&lt;{{[&lt;&lt;[&lt;{(</text:p>
          </table:table-cell>
          <table:table-cell table:style-name="ce2" table:formula="of:=SUBSTITUTE(SUBSTITUTE(SUBSTITUTE(SUBSTITUTE([.N46];&quot;()&quot;;&quot;&quot;);&quot;[]&quot;;&quot;&quot;);&quot;{}&quot;;&quot;&quot;);&quot;&lt;&gt;&quot;;&quot;&quot;)" office:value-type="string" office:string-value="{{&lt;&lt;{{[&lt;&lt;[&lt;{(" calcext:value-type="string">
            <text:p>{{&lt;&lt;{{[&lt;&lt;[&lt;{(</text:p>
          </table:table-cell>
          <table:table-cell table:style-name="ce2" table:formula="of:=SUBSTITUTE(SUBSTITUTE(SUBSTITUTE(SUBSTITUTE([.O46];&quot;()&quot;;&quot;&quot;);&quot;[]&quot;;&quot;&quot;);&quot;{}&quot;;&quot;&quot;);&quot;&lt;&gt;&quot;;&quot;&quot;)" office:value-type="string" office:string-value="{{&lt;&lt;{{[&lt;&lt;[&lt;{(" calcext:value-type="string">
            <text:p>{{&lt;&lt;{{[&lt;&lt;[&lt;{(</text:p>
          </table:table-cell>
          <table:table-cell table:style-name="ce2" table:formula="of:=SUBSTITUTE(SUBSTITUTE(SUBSTITUTE(SUBSTITUTE([.P46];&quot;()&quot;;&quot;&quot;);&quot;[]&quot;;&quot;&quot;);&quot;{}&quot;;&quot;&quot;);&quot;&lt;&gt;&quot;;&quot;&quot;)" office:value-type="string" office:string-value="{{&lt;&lt;{{[&lt;&lt;[&lt;{(" calcext:value-type="string">
            <text:p>{{&lt;&lt;{{[&lt;&lt;[&lt;{(</text:p>
          </table:table-cell>
          <table:table-cell table:style-name="ce2" table:formula="of:=SUBSTITUTE(SUBSTITUTE(SUBSTITUTE(SUBSTITUTE([.Q46];&quot;()&quot;;&quot;&quot;);&quot;[]&quot;;&quot;&quot;);&quot;{}&quot;;&quot;&quot;);&quot;&lt;&gt;&quot;;&quot;&quot;)" office:value-type="string" office:string-value="{{&lt;&lt;{{[&lt;&lt;[&lt;{(" calcext:value-type="string">
            <text:p>{{&lt;&lt;{{[&lt;&lt;[&lt;{(</text:p>
          </table:table-cell>
          <table:table-cell table:style-name="ce2" table:formula="of:=SUBSTITUTE(SUBSTITUTE(SUBSTITUTE(SUBSTITUTE([.R46];&quot;()&quot;;&quot;&quot;);&quot;[]&quot;;&quot;&quot;);&quot;{}&quot;;&quot;&quot;);&quot;&lt;&gt;&quot;;&quot;&quot;)" office:value-type="string" office:string-value="{{&lt;&lt;{{[&lt;&lt;[&lt;{(" calcext:value-type="string">
            <text:p>{{&lt;&lt;{{[&lt;&lt;[&lt;{(</text:p>
          </table:table-cell>
          <table:table-cell table:style-name="ce2" table:formula="of:=SUBSTITUTE(SUBSTITUTE(SUBSTITUTE(SUBSTITUTE([.S46];&quot;()&quot;;&quot;&quot;);&quot;[]&quot;;&quot;&quot;);&quot;{}&quot;;&quot;&quot;);&quot;&lt;&gt;&quot;;&quot;&quot;)" office:value-type="string" office:string-value="{{&lt;&lt;{{[&lt;&lt;[&lt;{(" calcext:value-type="string">
            <text:p>{{&lt;&lt;{{[&lt;&lt;[&lt;{(</text:p>
          </table:table-cell>
          <table:table-cell table:style-name="ce2" table:formula="of:=SUBSTITUTE(SUBSTITUTE(SUBSTITUTE(SUBSTITUTE([.T46];&quot;()&quot;;&quot;&quot;);&quot;[]&quot;;&quot;&quot;);&quot;{}&quot;;&quot;&quot;);&quot;&lt;&gt;&quot;;&quot;&quot;)" office:value-type="string" office:string-value="{{&lt;&lt;{{[&lt;&lt;[&lt;{(" calcext:value-type="string">
            <text:p>{{&lt;&lt;{{[&lt;&lt;[&lt;{(</text:p>
          </table:table-cell>
          <table:table-cell table:style-name="ce2" table:formula="of:=SUBSTITUTE(SUBSTITUTE(SUBSTITUTE(SUBSTITUTE([.U46];&quot;()&quot;;&quot;&quot;);&quot;[]&quot;;&quot;&quot;);&quot;{}&quot;;&quot;&quot;);&quot;&lt;&gt;&quot;;&quot;&quot;)" office:value-type="string" office:string-value="{{&lt;&lt;{{[&lt;&lt;[&lt;{(" calcext:value-type="string">
            <text:p>{{&lt;&lt;{{[&lt;&lt;[&lt;{(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46]; MIN(IFERROR(TRANSPOSE(FIND([$Reference.$A$5:.$A$8];[.V46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46]);CONCATENATE(MID([.V46];LEN([.V46])-ROW(INDIRECT(&quot;1:&quot;&amp;LEN([.V46])))+1;1));)" office:value-type="float" office:value="0" calcext:value-type="float">
            <text:p>0</text:p>
          </table:table-cell>
          <table:table-cell table:style-name="ce8" table:formula="of:=SUBSTITUTE(SUBSTITUTE(SUBSTITUTE(SUBSTITUTE([.Z46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46&amp;&quot;&quot;&quot;&quot;,&quot;&quot;(?s)(.{1})&quot;&quot;,&quot;&quot;$1&quot;&quot;&amp;CHAR(127)),&quot;&quot;'&quot;&quot;,&quot;&quot;''&quot;&quot;),CHAR(127)),)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number-columns-repeated="5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46]));([.AT46]*5)+IFERROR(INDEX( [$Reference.$D$5:.$D$8];MATCH( [.AB46]; [$Reference.$A$5:.$A$8];0);0););[.AT46])" office:value-type="float" office:value="1" calcext:value-type="float">
            <text:p>1</text:p>
          </table:table-cell>
          <table:table-cell table:style-name="ce9" table:number-matrix-columns-spanned="1" table:number-matrix-rows-spanned="1" table:formula="of:=IF(NOT(ISBLANK([.AC46]));([.AU46]*5)+IFERROR(INDEX( [$Reference.$D$5:.$D$8];MATCH( [.AC46]; [$Reference.$A$5:.$A$8];0);0););[.AU46])" office:value-type="float" office:value="8" calcext:value-type="float">
            <text:p>8</text:p>
          </table:table-cell>
          <table:table-cell table:style-name="ce9" table:number-matrix-columns-spanned="1" table:number-matrix-rows-spanned="1" table:formula="of:=IF(NOT(ISBLANK([.AD46]));([.AV46]*5)+IFERROR(INDEX( [$Reference.$D$5:.$D$8];MATCH( [.AD46]; [$Reference.$A$5:.$A$8];0);0););[.AV46])" office:value-type="float" office:value="44" calcext:value-type="float">
            <text:p>44</text:p>
          </table:table-cell>
          <table:table-cell table:style-name="ce9" table:number-matrix-columns-spanned="1" table:number-matrix-rows-spanned="1" table:formula="of:=IF(NOT(ISBLANK([.AE46]));([.AW46]*5)+IFERROR(INDEX( [$Reference.$D$5:.$D$8];MATCH( [.AE46]; [$Reference.$A$5:.$A$8];0);0););[.AW46])" office:value-type="float" office:value="222" calcext:value-type="float">
            <text:p>222</text:p>
          </table:table-cell>
          <table:table-cell table:style-name="ce9" table:number-matrix-columns-spanned="1" table:number-matrix-rows-spanned="1" table:formula="of:=IF(NOT(ISBLANK([.AF46]));([.AX46]*5)+IFERROR(INDEX( [$Reference.$D$5:.$D$8];MATCH( [.AF46]; [$Reference.$A$5:.$A$8];0);0););[.AX46])" office:value-type="float" office:value="1114" calcext:value-type="float">
            <text:p>1114</text:p>
          </table:table-cell>
          <table:table-cell table:style-name="ce9" table:number-matrix-columns-spanned="1" table:number-matrix-rows-spanned="1" table:formula="of:=IF(NOT(ISBLANK([.AG46]));([.AY46]*5)+IFERROR(INDEX( [$Reference.$D$5:.$D$8];MATCH( [.AG46]; [$Reference.$A$5:.$A$8];0);0););[.AY46])" office:value-type="float" office:value="5574" calcext:value-type="float">
            <text:p>5574</text:p>
          </table:table-cell>
          <table:table-cell table:style-name="ce9" table:number-matrix-columns-spanned="1" table:number-matrix-rows-spanned="1" table:formula="of:=IF(NOT(ISBLANK([.AH46]));([.AZ46]*5)+IFERROR(INDEX( [$Reference.$D$5:.$D$8];MATCH( [.AH46]; [$Reference.$A$5:.$A$8];0);0););[.AZ46])" office:value-type="float" office:value="27872" calcext:value-type="float">
            <text:p>27872</text:p>
          </table:table-cell>
          <table:table-cell table:style-name="ce9" table:number-matrix-columns-spanned="1" table:number-matrix-rows-spanned="1" table:formula="of:=IF(NOT(ISBLANK([.AI46]));([.BA46]*5)+IFERROR(INDEX( [$Reference.$D$5:.$D$8];MATCH( [.AI46]; [$Reference.$A$5:.$A$8];0);0););[.BA46])" office:value-type="float" office:value="139363" calcext:value-type="float">
            <text:p>139363</text:p>
          </table:table-cell>
          <table:table-cell table:style-name="ce9" table:number-matrix-columns-spanned="1" table:number-matrix-rows-spanned="1" table:formula="of:=IF(NOT(ISBLANK([.AJ46]));([.BB46]*5)+IFERROR(INDEX( [$Reference.$D$5:.$D$8];MATCH( [.AJ46]; [$Reference.$A$5:.$A$8];0);0););[.BB46])" office:value-type="float" office:value="696818" calcext:value-type="float">
            <text:p>696818</text:p>
          </table:table-cell>
          <table:table-cell table:style-name="ce9" table:number-matrix-columns-spanned="1" table:number-matrix-rows-spanned="1" table:formula="of:=IF(NOT(ISBLANK([.AK46]));([.BC46]*5)+IFERROR(INDEX( [$Reference.$D$5:.$D$8];MATCH( [.AK46]; [$Reference.$A$5:.$A$8];0);0););[.BC46])" office:value-type="float" office:value="3484094" calcext:value-type="float">
            <text:p>3484094</text:p>
          </table:table-cell>
          <table:table-cell table:style-name="ce9" table:number-matrix-columns-spanned="1" table:number-matrix-rows-spanned="1" table:formula="of:=IF(NOT(ISBLANK([.AL46]));([.BD46]*5)+IFERROR(INDEX( [$Reference.$D$5:.$D$8];MATCH( [.AL46]; [$Reference.$A$5:.$A$8];0);0););[.BD46])" office:value-type="float" office:value="17420474" calcext:value-type="float">
            <text:p>17420474</text:p>
          </table:table-cell>
          <table:table-cell table:style-name="ce9" table:number-matrix-columns-spanned="1" table:number-matrix-rows-spanned="1" table:formula="of:=IF(NOT(ISBLANK([.AM46]));([.BE46]*5)+IFERROR(INDEX( [$Reference.$D$5:.$D$8];MATCH( [.AM46]; [$Reference.$A$5:.$A$8];0);0););[.BE46])" office:value-type="float" office:value="87102373" calcext:value-type="float">
            <text:p>87102373</text:p>
          </table:table-cell>
          <table:table-cell table:style-name="ce9" table:number-matrix-columns-spanned="1" table:number-matrix-rows-spanned="1" table:formula="of:=IF(NOT(ISBLANK([.AN46]));([.BF46]*5)+IFERROR(INDEX( [$Reference.$D$5:.$D$8];MATCH( [.AN46]; [$Reference.$A$5:.$A$8];0);0););[.BF46])" office:value-type="float" office:value="435511868" calcext:value-type="float">
            <text:p>435511868</text:p>
          </table:table-cell>
          <table:table-cell table:style-name="ce9" table:number-matrix-columns-spanned="1" table:number-matrix-rows-spanned="1" table:formula="of:=IF(NOT(ISBLANK([.AO46]));([.BG46]*5)+IFERROR(INDEX( [$Reference.$D$5:.$D$8];MATCH( [.AO46]; [$Reference.$A$5:.$A$8];0);0););[.BG46])" office:value-type="float" office:value="435511868" calcext:value-type="float">
            <text:p>435511868</text:p>
          </table:table-cell>
          <table:table-cell table:style-name="ce9" table:number-matrix-columns-spanned="1" table:number-matrix-rows-spanned="1" table:formula="of:=IF(NOT(ISBLANK([.AP46]));([.BH46]*5)+IFERROR(INDEX( [$Reference.$D$5:.$D$8];MATCH( [.AP46]; [$Reference.$A$5:.$A$8];0);0););[.BH46])" office:value-type="float" office:value="435511868" calcext:value-type="float">
            <text:p>435511868</text:p>
          </table:table-cell>
          <table:table-cell table:style-name="ce9" table:number-matrix-columns-spanned="1" table:number-matrix-rows-spanned="1" table:formula="of:=IF(NOT(ISBLANK([.AQ46]));([.BI46]*5)+IFERROR(INDEX( [$Reference.$D$5:.$D$8];MATCH( [.AQ46]; [$Reference.$A$5:.$A$8];0);0););[.BI46])" office:value-type="float" office:value="435511868" calcext:value-type="float">
            <text:p>435511868</text:p>
          </table:table-cell>
          <table:table-cell table:style-name="ce9" table:number-matrix-columns-spanned="1" table:number-matrix-rows-spanned="1" table:formula="of:=IF(NOT(ISBLANK([.AR46]));([.BJ46]*5)+IFERROR(INDEX( [$Reference.$D$5:.$D$8];MATCH( [.AR46]; [$Reference.$A$5:.$A$8];0);0););[.BJ46])" office:value-type="float" office:value="435511868" calcext:value-type="float">
            <text:p>435511868</text:p>
          </table:table-cell>
          <table:table-cell table:style-name="ce9" table:number-matrix-columns-spanned="1" table:number-matrix-rows-spanned="1" table:formula="of:=IF(NOT(ISBLANK([.AS46]));([.BK46]*5)+IFERROR(INDEX( [$Reference.$D$5:.$D$8];MATCH( [.AS46]; [$Reference.$A$5:.$A$8];0);0););[.BK46])" office:value-type="float" office:value="435511868" calcext:value-type="float">
            <text:p>435511868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[&lt;(&lt;&lt;{(([{{(((()()){&lt;&gt;()}){[[]()]})((&lt;{}()&gt;[&lt;&gt;&lt;&gt;])[({}[])([]&lt;&gt;)])}{([(&lt;&gt;[])&lt;{}&lt;&gt;&gt;]{[()()][{}()]}){[{&lt;&gt;()}&lt;&lt;&gt;</text:p>
          </table:table-cell>
          <table:table-cell table:style-name="ce2" table:formula="of:=SUBSTITUTE(SUBSTITUTE(SUBSTITUTE(SUBSTITUTE([.A47];&quot;()&quot;;&quot;&quot;);&quot;[]&quot;;&quot;&quot;);&quot;{}&quot;;&quot;&quot;);&quot;&lt;&gt;&quot;;&quot;&quot;)" office:value-type="string" office:string-value="[&lt;(&lt;&lt;{(([{{(((){}){[]})(([])[()()])}{([()&lt;&gt;]{[]}){[{}&lt;" calcext:value-type="string">
            <text:p>[&lt;(&lt;&lt;{(([{{(((){}){[]})(([])[()()])}{([()&lt;&gt;]{[]}){[{}&lt;</text:p>
          </table:table-cell>
          <table:table-cell table:style-name="ce2" table:formula="of:=SUBSTITUTE(SUBSTITUTE(SUBSTITUTE(SUBSTITUTE([.B47];&quot;()&quot;;&quot;&quot;);&quot;[]&quot;;&quot;&quot;);&quot;{}&quot;;&quot;&quot;);&quot;&lt;&gt;&quot;;&quot;&quot;)" office:value-type="string" office:string-value="[&lt;(&lt;&lt;{(([{{(())(())}{([]){[&lt;" calcext:value-type="string">
            <text:p>[&lt;(&lt;&lt;{(([{{(())(())}{([]){[&lt;</text:p>
          </table:table-cell>
          <table:table-cell table:style-name="ce2" table:formula="of:=SUBSTITUTE(SUBSTITUTE(SUBSTITUTE(SUBSTITUTE([.C47];&quot;()&quot;;&quot;&quot;);&quot;[]&quot;;&quot;&quot;);&quot;{}&quot;;&quot;&quot;);&quot;&lt;&gt;&quot;;&quot;&quot;)" office:value-type="string" office:string-value="[&lt;(&lt;&lt;{(([{{()()}{(){[&lt;" calcext:value-type="string">
            <text:p>[&lt;(&lt;&lt;{(([{{()()}{(){[&lt;</text:p>
          </table:table-cell>
          <table:table-cell table:style-name="ce2" table:formula="of:=SUBSTITUTE(SUBSTITUTE(SUBSTITUTE(SUBSTITUTE([.D47];&quot;()&quot;;&quot;&quot;);&quot;[]&quot;;&quot;&quot;);&quot;{}&quot;;&quot;&quot;);&quot;&lt;&gt;&quot;;&quot;&quot;)" office:value-type="string" office:string-value="[&lt;(&lt;&lt;{(([{{{[&lt;" calcext:value-type="string">
            <text:p>[&lt;(&lt;&lt;{(([{{{[&lt;</text:p>
          </table:table-cell>
          <table:table-cell table:style-name="ce2" table:formula="of:=SUBSTITUTE(SUBSTITUTE(SUBSTITUTE(SUBSTITUTE([.E47];&quot;()&quot;;&quot;&quot;);&quot;[]&quot;;&quot;&quot;);&quot;{}&quot;;&quot;&quot;);&quot;&lt;&gt;&quot;;&quot;&quot;)" office:value-type="string" office:string-value="[&lt;(&lt;&lt;{(([{{{[&lt;" calcext:value-type="string">
            <text:p>[&lt;(&lt;&lt;{(([{{{[&lt;</text:p>
          </table:table-cell>
          <table:table-cell table:style-name="ce2" table:formula="of:=SUBSTITUTE(SUBSTITUTE(SUBSTITUTE(SUBSTITUTE([.F47];&quot;()&quot;;&quot;&quot;);&quot;[]&quot;;&quot;&quot;);&quot;{}&quot;;&quot;&quot;);&quot;&lt;&gt;&quot;;&quot;&quot;)" office:value-type="string" office:string-value="[&lt;(&lt;&lt;{(([{{{[&lt;" calcext:value-type="string">
            <text:p>[&lt;(&lt;&lt;{(([{{{[&lt;</text:p>
          </table:table-cell>
          <table:table-cell table:style-name="ce2" table:formula="of:=SUBSTITUTE(SUBSTITUTE(SUBSTITUTE(SUBSTITUTE([.G47];&quot;()&quot;;&quot;&quot;);&quot;[]&quot;;&quot;&quot;);&quot;{}&quot;;&quot;&quot;);&quot;&lt;&gt;&quot;;&quot;&quot;)" office:value-type="string" office:string-value="[&lt;(&lt;&lt;{(([{{{[&lt;" calcext:value-type="string">
            <text:p>[&lt;(&lt;&lt;{(([{{{[&lt;</text:p>
          </table:table-cell>
          <table:table-cell table:style-name="ce2" table:formula="of:=SUBSTITUTE(SUBSTITUTE(SUBSTITUTE(SUBSTITUTE([.H47];&quot;()&quot;;&quot;&quot;);&quot;[]&quot;;&quot;&quot;);&quot;{}&quot;;&quot;&quot;);&quot;&lt;&gt;&quot;;&quot;&quot;)" office:value-type="string" office:string-value="[&lt;(&lt;&lt;{(([{{{[&lt;" calcext:value-type="string">
            <text:p>[&lt;(&lt;&lt;{(([{{{[&lt;</text:p>
          </table:table-cell>
          <table:table-cell table:style-name="ce2" table:formula="of:=SUBSTITUTE(SUBSTITUTE(SUBSTITUTE(SUBSTITUTE([.I47];&quot;()&quot;;&quot;&quot;);&quot;[]&quot;;&quot;&quot;);&quot;{}&quot;;&quot;&quot;);&quot;&lt;&gt;&quot;;&quot;&quot;)" office:value-type="string" office:string-value="[&lt;(&lt;&lt;{(([{{{[&lt;" calcext:value-type="string">
            <text:p>[&lt;(&lt;&lt;{(([{{{[&lt;</text:p>
          </table:table-cell>
          <table:table-cell table:style-name="ce2" table:formula="of:=SUBSTITUTE(SUBSTITUTE(SUBSTITUTE(SUBSTITUTE([.J47];&quot;()&quot;;&quot;&quot;);&quot;[]&quot;;&quot;&quot;);&quot;{}&quot;;&quot;&quot;);&quot;&lt;&gt;&quot;;&quot;&quot;)" office:value-type="string" office:string-value="[&lt;(&lt;&lt;{(([{{{[&lt;" calcext:value-type="string">
            <text:p>[&lt;(&lt;&lt;{(([{{{[&lt;</text:p>
          </table:table-cell>
          <table:table-cell table:style-name="ce2" table:formula="of:=SUBSTITUTE(SUBSTITUTE(SUBSTITUTE(SUBSTITUTE([.K47];&quot;()&quot;;&quot;&quot;);&quot;[]&quot;;&quot;&quot;);&quot;{}&quot;;&quot;&quot;);&quot;&lt;&gt;&quot;;&quot;&quot;)" office:value-type="string" office:string-value="[&lt;(&lt;&lt;{(([{{{[&lt;" calcext:value-type="string">
            <text:p>[&lt;(&lt;&lt;{(([{{{[&lt;</text:p>
          </table:table-cell>
          <table:table-cell table:style-name="ce2" table:formula="of:=SUBSTITUTE(SUBSTITUTE(SUBSTITUTE(SUBSTITUTE([.L47];&quot;()&quot;;&quot;&quot;);&quot;[]&quot;;&quot;&quot;);&quot;{}&quot;;&quot;&quot;);&quot;&lt;&gt;&quot;;&quot;&quot;)" office:value-type="string" office:string-value="[&lt;(&lt;&lt;{(([{{{[&lt;" calcext:value-type="string">
            <text:p>[&lt;(&lt;&lt;{(([{{{[&lt;</text:p>
          </table:table-cell>
          <table:table-cell table:style-name="ce2" table:formula="of:=SUBSTITUTE(SUBSTITUTE(SUBSTITUTE(SUBSTITUTE([.M47];&quot;()&quot;;&quot;&quot;);&quot;[]&quot;;&quot;&quot;);&quot;{}&quot;;&quot;&quot;);&quot;&lt;&gt;&quot;;&quot;&quot;)" office:value-type="string" office:string-value="[&lt;(&lt;&lt;{(([{{{[&lt;" calcext:value-type="string">
            <text:p>[&lt;(&lt;&lt;{(([{{{[&lt;</text:p>
          </table:table-cell>
          <table:table-cell table:style-name="ce2" table:formula="of:=SUBSTITUTE(SUBSTITUTE(SUBSTITUTE(SUBSTITUTE([.N47];&quot;()&quot;;&quot;&quot;);&quot;[]&quot;;&quot;&quot;);&quot;{}&quot;;&quot;&quot;);&quot;&lt;&gt;&quot;;&quot;&quot;)" office:value-type="string" office:string-value="[&lt;(&lt;&lt;{(([{{{[&lt;" calcext:value-type="string">
            <text:p>[&lt;(&lt;&lt;{(([{{{[&lt;</text:p>
          </table:table-cell>
          <table:table-cell table:style-name="ce2" table:formula="of:=SUBSTITUTE(SUBSTITUTE(SUBSTITUTE(SUBSTITUTE([.O47];&quot;()&quot;;&quot;&quot;);&quot;[]&quot;;&quot;&quot;);&quot;{}&quot;;&quot;&quot;);&quot;&lt;&gt;&quot;;&quot;&quot;)" office:value-type="string" office:string-value="[&lt;(&lt;&lt;{(([{{{[&lt;" calcext:value-type="string">
            <text:p>[&lt;(&lt;&lt;{(([{{{[&lt;</text:p>
          </table:table-cell>
          <table:table-cell table:style-name="ce2" table:formula="of:=SUBSTITUTE(SUBSTITUTE(SUBSTITUTE(SUBSTITUTE([.P47];&quot;()&quot;;&quot;&quot;);&quot;[]&quot;;&quot;&quot;);&quot;{}&quot;;&quot;&quot;);&quot;&lt;&gt;&quot;;&quot;&quot;)" office:value-type="string" office:string-value="[&lt;(&lt;&lt;{(([{{{[&lt;" calcext:value-type="string">
            <text:p>[&lt;(&lt;&lt;{(([{{{[&lt;</text:p>
          </table:table-cell>
          <table:table-cell table:style-name="ce2" table:formula="of:=SUBSTITUTE(SUBSTITUTE(SUBSTITUTE(SUBSTITUTE([.Q47];&quot;()&quot;;&quot;&quot;);&quot;[]&quot;;&quot;&quot;);&quot;{}&quot;;&quot;&quot;);&quot;&lt;&gt;&quot;;&quot;&quot;)" office:value-type="string" office:string-value="[&lt;(&lt;&lt;{(([{{{[&lt;" calcext:value-type="string">
            <text:p>[&lt;(&lt;&lt;{(([{{{[&lt;</text:p>
          </table:table-cell>
          <table:table-cell table:style-name="ce2" table:formula="of:=SUBSTITUTE(SUBSTITUTE(SUBSTITUTE(SUBSTITUTE([.R47];&quot;()&quot;;&quot;&quot;);&quot;[]&quot;;&quot;&quot;);&quot;{}&quot;;&quot;&quot;);&quot;&lt;&gt;&quot;;&quot;&quot;)" office:value-type="string" office:string-value="[&lt;(&lt;&lt;{(([{{{[&lt;" calcext:value-type="string">
            <text:p>[&lt;(&lt;&lt;{(([{{{[&lt;</text:p>
          </table:table-cell>
          <table:table-cell table:style-name="ce2" table:formula="of:=SUBSTITUTE(SUBSTITUTE(SUBSTITUTE(SUBSTITUTE([.S47];&quot;()&quot;;&quot;&quot;);&quot;[]&quot;;&quot;&quot;);&quot;{}&quot;;&quot;&quot;);&quot;&lt;&gt;&quot;;&quot;&quot;)" office:value-type="string" office:string-value="[&lt;(&lt;&lt;{(([{{{[&lt;" calcext:value-type="string">
            <text:p>[&lt;(&lt;&lt;{(([{{{[&lt;</text:p>
          </table:table-cell>
          <table:table-cell table:style-name="ce2" table:formula="of:=SUBSTITUTE(SUBSTITUTE(SUBSTITUTE(SUBSTITUTE([.T47];&quot;()&quot;;&quot;&quot;);&quot;[]&quot;;&quot;&quot;);&quot;{}&quot;;&quot;&quot;);&quot;&lt;&gt;&quot;;&quot;&quot;)" office:value-type="string" office:string-value="[&lt;(&lt;&lt;{(([{{{[&lt;" calcext:value-type="string">
            <text:p>[&lt;(&lt;&lt;{(([{{{[&lt;</text:p>
          </table:table-cell>
          <table:table-cell table:style-name="ce2" table:formula="of:=SUBSTITUTE(SUBSTITUTE(SUBSTITUTE(SUBSTITUTE([.U47];&quot;()&quot;;&quot;&quot;);&quot;[]&quot;;&quot;&quot;);&quot;{}&quot;;&quot;&quot;);&quot;&lt;&gt;&quot;;&quot;&quot;)" office:value-type="string" office:string-value="[&lt;(&lt;&lt;{(([{{{[&lt;" calcext:value-type="string">
            <text:p>[&lt;(&lt;&lt;{(([{{{[&lt;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47]; MIN(IFERROR(TRANSPOSE(FIND([$Reference.$A$5:.$A$8];[.V47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47]);CONCATENATE(MID([.V47];LEN([.V47])-ROW(INDIRECT(&quot;1:&quot;&amp;LEN([.V47])))+1;1));)" office:value-type="float" office:value="0" calcext:value-type="float">
            <text:p>0</text:p>
          </table:table-cell>
          <table:table-cell table:style-name="ce8" table:formula="of:=SUBSTITUTE(SUBSTITUTE(SUBSTITUTE(SUBSTITUTE([.Z47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47&amp;&quot;&quot;&quot;&quot;,&quot;&quot;(?s)(.{1})&quot;&quot;,&quot;&quot;$1&quot;&quot;&amp;CHAR(127)),&quot;&quot;'&quot;&quot;,&quot;&quot;''&quot;&quot;),CHAR(127)),)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number-columns-repeated="4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47]));([.AT47]*5)+IFERROR(INDEX( [$Reference.$D$5:.$D$8];MATCH( [.AB47]; [$Reference.$A$5:.$A$8];0);0););[.AT47])" office:value-type="float" office:value="4" calcext:value-type="float">
            <text:p>4</text:p>
          </table:table-cell>
          <table:table-cell table:style-name="ce9" table:number-matrix-columns-spanned="1" table:number-matrix-rows-spanned="1" table:formula="of:=IF(NOT(ISBLANK([.AC47]));([.AU47]*5)+IFERROR(INDEX( [$Reference.$D$5:.$D$8];MATCH( [.AC47]; [$Reference.$A$5:.$A$8];0);0););[.AU47])" office:value-type="float" office:value="22" calcext:value-type="float">
            <text:p>22</text:p>
          </table:table-cell>
          <table:table-cell table:style-name="ce9" table:number-matrix-columns-spanned="1" table:number-matrix-rows-spanned="1" table:formula="of:=IF(NOT(ISBLANK([.AD47]));([.AV47]*5)+IFERROR(INDEX( [$Reference.$D$5:.$D$8];MATCH( [.AD47]; [$Reference.$A$5:.$A$8];0);0););[.AV47])" office:value-type="float" office:value="113" calcext:value-type="float">
            <text:p>113</text:p>
          </table:table-cell>
          <table:table-cell table:style-name="ce9" table:number-matrix-columns-spanned="1" table:number-matrix-rows-spanned="1" table:formula="of:=IF(NOT(ISBLANK([.AE47]));([.AW47]*5)+IFERROR(INDEX( [$Reference.$D$5:.$D$8];MATCH( [.AE47]; [$Reference.$A$5:.$A$8];0);0););[.AW47])" office:value-type="float" office:value="568" calcext:value-type="float">
            <text:p>568</text:p>
          </table:table-cell>
          <table:table-cell table:style-name="ce9" table:number-matrix-columns-spanned="1" table:number-matrix-rows-spanned="1" table:formula="of:=IF(NOT(ISBLANK([.AF47]));([.AX47]*5)+IFERROR(INDEX( [$Reference.$D$5:.$D$8];MATCH( [.AF47]; [$Reference.$A$5:.$A$8];0);0););[.AX47])" office:value-type="float" office:value="2843" calcext:value-type="float">
            <text:p>2843</text:p>
          </table:table-cell>
          <table:table-cell table:style-name="ce9" table:number-matrix-columns-spanned="1" table:number-matrix-rows-spanned="1" table:formula="of:=IF(NOT(ISBLANK([.AG47]));([.AY47]*5)+IFERROR(INDEX( [$Reference.$D$5:.$D$8];MATCH( [.AG47]; [$Reference.$A$5:.$A$8];0);0););[.AY47])" office:value-type="float" office:value="14217" calcext:value-type="float">
            <text:p>14217</text:p>
          </table:table-cell>
          <table:table-cell table:style-name="ce9" table:number-matrix-columns-spanned="1" table:number-matrix-rows-spanned="1" table:formula="of:=IF(NOT(ISBLANK([.AH47]));([.AZ47]*5)+IFERROR(INDEX( [$Reference.$D$5:.$D$8];MATCH( [.AH47]; [$Reference.$A$5:.$A$8];0);0););[.AZ47])" office:value-type="float" office:value="71086" calcext:value-type="float">
            <text:p>71086</text:p>
          </table:table-cell>
          <table:table-cell table:style-name="ce9" table:number-matrix-columns-spanned="1" table:number-matrix-rows-spanned="1" table:formula="of:=IF(NOT(ISBLANK([.AI47]));([.BA47]*5)+IFERROR(INDEX( [$Reference.$D$5:.$D$8];MATCH( [.AI47]; [$Reference.$A$5:.$A$8];0);0););[.BA47])" office:value-type="float" office:value="355431" calcext:value-type="float">
            <text:p>355431</text:p>
          </table:table-cell>
          <table:table-cell table:style-name="ce9" table:number-matrix-columns-spanned="1" table:number-matrix-rows-spanned="1" table:formula="of:=IF(NOT(ISBLANK([.AJ47]));([.BB47]*5)+IFERROR(INDEX( [$Reference.$D$5:.$D$8];MATCH( [.AJ47]; [$Reference.$A$5:.$A$8];0);0););[.BB47])" office:value-type="float" office:value="1777158" calcext:value-type="float">
            <text:p>1777158</text:p>
          </table:table-cell>
          <table:table-cell table:style-name="ce9" table:number-matrix-columns-spanned="1" table:number-matrix-rows-spanned="1" table:formula="of:=IF(NOT(ISBLANK([.AK47]));([.BC47]*5)+IFERROR(INDEX( [$Reference.$D$5:.$D$8];MATCH( [.AK47]; [$Reference.$A$5:.$A$8];0);0););[.BC47])" office:value-type="float" office:value="8885794" calcext:value-type="float">
            <text:p>8885794</text:p>
          </table:table-cell>
          <table:table-cell table:style-name="ce9" table:number-matrix-columns-spanned="1" table:number-matrix-rows-spanned="1" table:formula="of:=IF(NOT(ISBLANK([.AL47]));([.BD47]*5)+IFERROR(INDEX( [$Reference.$D$5:.$D$8];MATCH( [.AL47]; [$Reference.$A$5:.$A$8];0);0););[.BD47])" office:value-type="float" office:value="44428974" calcext:value-type="float">
            <text:p>44428974</text:p>
          </table:table-cell>
          <table:table-cell table:style-name="ce9" table:number-matrix-columns-spanned="1" table:number-matrix-rows-spanned="1" table:formula="of:=IF(NOT(ISBLANK([.AM47]));([.BE47]*5)+IFERROR(INDEX( [$Reference.$D$5:.$D$8];MATCH( [.AM47]; [$Reference.$A$5:.$A$8];0);0););[.BE47])" office:value-type="float" office:value="222144871" calcext:value-type="float">
            <text:p>222144871</text:p>
          </table:table-cell>
          <table:table-cell table:style-name="ce9" table:number-matrix-columns-spanned="1" table:number-matrix-rows-spanned="1" table:formula="of:=IF(NOT(ISBLANK([.AN47]));([.BF47]*5)+IFERROR(INDEX( [$Reference.$D$5:.$D$8];MATCH( [.AN47]; [$Reference.$A$5:.$A$8];0);0););[.BF47])" office:value-type="float" office:value="1110724359" calcext:value-type="float">
            <text:p>1110724359</text:p>
          </table:table-cell>
          <table:table-cell table:style-name="ce9" table:number-matrix-columns-spanned="1" table:number-matrix-rows-spanned="1" table:formula="of:=IF(NOT(ISBLANK([.AO47]));([.BG47]*5)+IFERROR(INDEX( [$Reference.$D$5:.$D$8];MATCH( [.AO47]; [$Reference.$A$5:.$A$8];0);0););[.BG47])" office:value-type="float" office:value="5553621797" calcext:value-type="float">
            <text:p>5553621797</text:p>
          </table:table-cell>
          <table:table-cell table:style-name="ce9" table:number-matrix-columns-spanned="1" table:number-matrix-rows-spanned="1" table:formula="of:=IF(NOT(ISBLANK([.AP47]));([.BH47]*5)+IFERROR(INDEX( [$Reference.$D$5:.$D$8];MATCH( [.AP47]; [$Reference.$A$5:.$A$8];0);0););[.BH47])" office:value-type="float" office:value="5553621797" calcext:value-type="float">
            <text:p>5553621797</text:p>
          </table:table-cell>
          <table:table-cell table:style-name="ce9" table:number-matrix-columns-spanned="1" table:number-matrix-rows-spanned="1" table:formula="of:=IF(NOT(ISBLANK([.AQ47]));([.BI47]*5)+IFERROR(INDEX( [$Reference.$D$5:.$D$8];MATCH( [.AQ47]; [$Reference.$A$5:.$A$8];0);0););[.BI47])" office:value-type="float" office:value="5553621797" calcext:value-type="float">
            <text:p>5553621797</text:p>
          </table:table-cell>
          <table:table-cell table:style-name="ce9" table:number-matrix-columns-spanned="1" table:number-matrix-rows-spanned="1" table:formula="of:=IF(NOT(ISBLANK([.AR47]));([.BJ47]*5)+IFERROR(INDEX( [$Reference.$D$5:.$D$8];MATCH( [.AR47]; [$Reference.$A$5:.$A$8];0);0););[.BJ47])" office:value-type="float" office:value="5553621797" calcext:value-type="float">
            <text:p>5553621797</text:p>
          </table:table-cell>
          <table:table-cell table:style-name="ce9" table:number-matrix-columns-spanned="1" table:number-matrix-rows-spanned="1" table:formula="of:=IF(NOT(ISBLANK([.AS47]));([.BK47]*5)+IFERROR(INDEX( [$Reference.$D$5:.$D$8];MATCH( [.AS47]; [$Reference.$A$5:.$A$8];0);0););[.BK47])" office:value-type="float" office:value="5553621797" calcext:value-type="float">
            <text:p>5553621797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(&lt;{(&lt;&lt;{[({{([[[]&lt;&gt;][[][]]][&lt;&lt;&gt;()&gt;[[][]]])}[&lt;&lt;([]())&lt;()()&gt;&gt;{[{}()]&lt;[]()&gt;}&gt;&lt;({{}[]}{&lt;&gt;()})&gt;]})[{[[([{}]&lt;{</text:p>
          </table:table-cell>
          <table:table-cell table:style-name="ce2" table:formula="of:=SUBSTITUTE(SUBSTITUTE(SUBSTITUTE(SUBSTITUTE([.A48];&quot;()&quot;;&quot;&quot;);&quot;[]&quot;;&quot;&quot;);&quot;{}&quot;;&quot;&quot;);&quot;&lt;&gt;&quot;;&quot;&quot;)" office:value-type="string" office:string-value="(&lt;{(&lt;&lt;{[({{([[][]][&lt;&gt;[]])}[&lt;&lt;()&gt;{[]}&gt;&lt;({}{})&gt;]})[{[[([]&lt;{" calcext:value-type="string">
            <text:p>(&lt;{(&lt;&lt;{[({{([[][]][&lt;&gt;[]])}[&lt;&lt;()&gt;{[]}&gt;&lt;({}{})&gt;]})[{[[([]&lt;{</text:p>
          </table:table-cell>
          <table:table-cell table:style-name="ce2" table:formula="of:=SUBSTITUTE(SUBSTITUTE(SUBSTITUTE(SUBSTITUTE([.B48];&quot;()&quot;;&quot;&quot;);&quot;[]&quot;;&quot;&quot;);&quot;{}&quot;;&quot;&quot;);&quot;&lt;&gt;&quot;;&quot;&quot;)" office:value-type="string" office:string-value="(&lt;{(&lt;&lt;{[({{([][])}[&lt;&gt;&lt;()&gt;]})[{[[(&lt;{" calcext:value-type="string">
            <text:p>(&lt;{(&lt;&lt;{[({{([][])}[&lt;&gt;&lt;()&gt;]})[{[[(&lt;{</text:p>
          </table:table-cell>
          <table:table-cell table:style-name="ce2" table:formula="of:=SUBSTITUTE(SUBSTITUTE(SUBSTITUTE(SUBSTITUTE([.C48];&quot;()&quot;;&quot;&quot;);&quot;[]&quot;;&quot;&quot;);&quot;{}&quot;;&quot;&quot;);&quot;&lt;&gt;&quot;;&quot;&quot;)" office:value-type="string" office:string-value="(&lt;{(&lt;&lt;{[({{()}[]})[{[[(&lt;{" calcext:value-type="string">
            <text:p>(&lt;{(&lt;&lt;{[({{()}[]})[{[[(&lt;{</text:p>
          </table:table-cell>
          <table:table-cell table:style-name="ce2" table:formula="of:=SUBSTITUTE(SUBSTITUTE(SUBSTITUTE(SUBSTITUTE([.D48];&quot;()&quot;;&quot;&quot;);&quot;[]&quot;;&quot;&quot;);&quot;{}&quot;;&quot;&quot;);&quot;&lt;&gt;&quot;;&quot;&quot;)" office:value-type="string" office:string-value="(&lt;{(&lt;&lt;{[({})[{[[(&lt;{" calcext:value-type="string">
            <text:p>(&lt;{(&lt;&lt;{[({})[{[[(&lt;{</text:p>
          </table:table-cell>
          <table:table-cell table:style-name="ce2" table:formula="of:=SUBSTITUTE(SUBSTITUTE(SUBSTITUTE(SUBSTITUTE([.E48];&quot;()&quot;;&quot;&quot;);&quot;[]&quot;;&quot;&quot;);&quot;{}&quot;;&quot;&quot;);&quot;&lt;&gt;&quot;;&quot;&quot;)" office:value-type="string" office:string-value="(&lt;{(&lt;&lt;{[()[{[[(&lt;{" calcext:value-type="string">
            <text:p>(&lt;{(&lt;&lt;{[()[{[[(&lt;{</text:p>
          </table:table-cell>
          <table:table-cell table:style-name="ce2" table:formula="of:=SUBSTITUTE(SUBSTITUTE(SUBSTITUTE(SUBSTITUTE([.F48];&quot;()&quot;;&quot;&quot;);&quot;[]&quot;;&quot;&quot;);&quot;{}&quot;;&quot;&quot;);&quot;&lt;&gt;&quot;;&quot;&quot;)" office:value-type="string" office:string-value="(&lt;{(&lt;&lt;{[[{[[(&lt;{" calcext:value-type="string">
            <text:p>(&lt;{(&lt;&lt;{[[{[[(&lt;{</text:p>
          </table:table-cell>
          <table:table-cell table:style-name="ce2" table:formula="of:=SUBSTITUTE(SUBSTITUTE(SUBSTITUTE(SUBSTITUTE([.G48];&quot;()&quot;;&quot;&quot;);&quot;[]&quot;;&quot;&quot;);&quot;{}&quot;;&quot;&quot;);&quot;&lt;&gt;&quot;;&quot;&quot;)" office:value-type="string" office:string-value="(&lt;{(&lt;&lt;{[[{[[(&lt;{" calcext:value-type="string">
            <text:p>(&lt;{(&lt;&lt;{[[{[[(&lt;{</text:p>
          </table:table-cell>
          <table:table-cell table:style-name="ce2" table:formula="of:=SUBSTITUTE(SUBSTITUTE(SUBSTITUTE(SUBSTITUTE([.H48];&quot;()&quot;;&quot;&quot;);&quot;[]&quot;;&quot;&quot;);&quot;{}&quot;;&quot;&quot;);&quot;&lt;&gt;&quot;;&quot;&quot;)" office:value-type="string" office:string-value="(&lt;{(&lt;&lt;{[[{[[(&lt;{" calcext:value-type="string">
            <text:p>(&lt;{(&lt;&lt;{[[{[[(&lt;{</text:p>
          </table:table-cell>
          <table:table-cell table:style-name="ce2" table:formula="of:=SUBSTITUTE(SUBSTITUTE(SUBSTITUTE(SUBSTITUTE([.I48];&quot;()&quot;;&quot;&quot;);&quot;[]&quot;;&quot;&quot;);&quot;{}&quot;;&quot;&quot;);&quot;&lt;&gt;&quot;;&quot;&quot;)" office:value-type="string" office:string-value="(&lt;{(&lt;&lt;{[[{[[(&lt;{" calcext:value-type="string">
            <text:p>(&lt;{(&lt;&lt;{[[{[[(&lt;{</text:p>
          </table:table-cell>
          <table:table-cell table:style-name="ce2" table:formula="of:=SUBSTITUTE(SUBSTITUTE(SUBSTITUTE(SUBSTITUTE([.J48];&quot;()&quot;;&quot;&quot;);&quot;[]&quot;;&quot;&quot;);&quot;{}&quot;;&quot;&quot;);&quot;&lt;&gt;&quot;;&quot;&quot;)" office:value-type="string" office:string-value="(&lt;{(&lt;&lt;{[[{[[(&lt;{" calcext:value-type="string">
            <text:p>(&lt;{(&lt;&lt;{[[{[[(&lt;{</text:p>
          </table:table-cell>
          <table:table-cell table:style-name="ce2" table:formula="of:=SUBSTITUTE(SUBSTITUTE(SUBSTITUTE(SUBSTITUTE([.K48];&quot;()&quot;;&quot;&quot;);&quot;[]&quot;;&quot;&quot;);&quot;{}&quot;;&quot;&quot;);&quot;&lt;&gt;&quot;;&quot;&quot;)" office:value-type="string" office:string-value="(&lt;{(&lt;&lt;{[[{[[(&lt;{" calcext:value-type="string">
            <text:p>(&lt;{(&lt;&lt;{[[{[[(&lt;{</text:p>
          </table:table-cell>
          <table:table-cell table:style-name="ce2" table:formula="of:=SUBSTITUTE(SUBSTITUTE(SUBSTITUTE(SUBSTITUTE([.L48];&quot;()&quot;;&quot;&quot;);&quot;[]&quot;;&quot;&quot;);&quot;{}&quot;;&quot;&quot;);&quot;&lt;&gt;&quot;;&quot;&quot;)" office:value-type="string" office:string-value="(&lt;{(&lt;&lt;{[[{[[(&lt;{" calcext:value-type="string">
            <text:p>(&lt;{(&lt;&lt;{[[{[[(&lt;{</text:p>
          </table:table-cell>
          <table:table-cell table:style-name="ce2" table:formula="of:=SUBSTITUTE(SUBSTITUTE(SUBSTITUTE(SUBSTITUTE([.M48];&quot;()&quot;;&quot;&quot;);&quot;[]&quot;;&quot;&quot;);&quot;{}&quot;;&quot;&quot;);&quot;&lt;&gt;&quot;;&quot;&quot;)" office:value-type="string" office:string-value="(&lt;{(&lt;&lt;{[[{[[(&lt;{" calcext:value-type="string">
            <text:p>(&lt;{(&lt;&lt;{[[{[[(&lt;{</text:p>
          </table:table-cell>
          <table:table-cell table:style-name="ce2" table:formula="of:=SUBSTITUTE(SUBSTITUTE(SUBSTITUTE(SUBSTITUTE([.N48];&quot;()&quot;;&quot;&quot;);&quot;[]&quot;;&quot;&quot;);&quot;{}&quot;;&quot;&quot;);&quot;&lt;&gt;&quot;;&quot;&quot;)" office:value-type="string" office:string-value="(&lt;{(&lt;&lt;{[[{[[(&lt;{" calcext:value-type="string">
            <text:p>(&lt;{(&lt;&lt;{[[{[[(&lt;{</text:p>
          </table:table-cell>
          <table:table-cell table:style-name="ce2" table:formula="of:=SUBSTITUTE(SUBSTITUTE(SUBSTITUTE(SUBSTITUTE([.O48];&quot;()&quot;;&quot;&quot;);&quot;[]&quot;;&quot;&quot;);&quot;{}&quot;;&quot;&quot;);&quot;&lt;&gt;&quot;;&quot;&quot;)" office:value-type="string" office:string-value="(&lt;{(&lt;&lt;{[[{[[(&lt;{" calcext:value-type="string">
            <text:p>(&lt;{(&lt;&lt;{[[{[[(&lt;{</text:p>
          </table:table-cell>
          <table:table-cell table:style-name="ce2" table:formula="of:=SUBSTITUTE(SUBSTITUTE(SUBSTITUTE(SUBSTITUTE([.P48];&quot;()&quot;;&quot;&quot;);&quot;[]&quot;;&quot;&quot;);&quot;{}&quot;;&quot;&quot;);&quot;&lt;&gt;&quot;;&quot;&quot;)" office:value-type="string" office:string-value="(&lt;{(&lt;&lt;{[[{[[(&lt;{" calcext:value-type="string">
            <text:p>(&lt;{(&lt;&lt;{[[{[[(&lt;{</text:p>
          </table:table-cell>
          <table:table-cell table:style-name="ce2" table:formula="of:=SUBSTITUTE(SUBSTITUTE(SUBSTITUTE(SUBSTITUTE([.Q48];&quot;()&quot;;&quot;&quot;);&quot;[]&quot;;&quot;&quot;);&quot;{}&quot;;&quot;&quot;);&quot;&lt;&gt;&quot;;&quot;&quot;)" office:value-type="string" office:string-value="(&lt;{(&lt;&lt;{[[{[[(&lt;{" calcext:value-type="string">
            <text:p>(&lt;{(&lt;&lt;{[[{[[(&lt;{</text:p>
          </table:table-cell>
          <table:table-cell table:style-name="ce2" table:formula="of:=SUBSTITUTE(SUBSTITUTE(SUBSTITUTE(SUBSTITUTE([.R48];&quot;()&quot;;&quot;&quot;);&quot;[]&quot;;&quot;&quot;);&quot;{}&quot;;&quot;&quot;);&quot;&lt;&gt;&quot;;&quot;&quot;)" office:value-type="string" office:string-value="(&lt;{(&lt;&lt;{[[{[[(&lt;{" calcext:value-type="string">
            <text:p>(&lt;{(&lt;&lt;{[[{[[(&lt;{</text:p>
          </table:table-cell>
          <table:table-cell table:style-name="ce2" table:formula="of:=SUBSTITUTE(SUBSTITUTE(SUBSTITUTE(SUBSTITUTE([.S48];&quot;()&quot;;&quot;&quot;);&quot;[]&quot;;&quot;&quot;);&quot;{}&quot;;&quot;&quot;);&quot;&lt;&gt;&quot;;&quot;&quot;)" office:value-type="string" office:string-value="(&lt;{(&lt;&lt;{[[{[[(&lt;{" calcext:value-type="string">
            <text:p>(&lt;{(&lt;&lt;{[[{[[(&lt;{</text:p>
          </table:table-cell>
          <table:table-cell table:style-name="ce2" table:formula="of:=SUBSTITUTE(SUBSTITUTE(SUBSTITUTE(SUBSTITUTE([.T48];&quot;()&quot;;&quot;&quot;);&quot;[]&quot;;&quot;&quot;);&quot;{}&quot;;&quot;&quot;);&quot;&lt;&gt;&quot;;&quot;&quot;)" office:value-type="string" office:string-value="(&lt;{(&lt;&lt;{[[{[[(&lt;{" calcext:value-type="string">
            <text:p>(&lt;{(&lt;&lt;{[[{[[(&lt;{</text:p>
          </table:table-cell>
          <table:table-cell table:style-name="ce2" table:formula="of:=SUBSTITUTE(SUBSTITUTE(SUBSTITUTE(SUBSTITUTE([.U48];&quot;()&quot;;&quot;&quot;);&quot;[]&quot;;&quot;&quot;);&quot;{}&quot;;&quot;&quot;);&quot;&lt;&gt;&quot;;&quot;&quot;)" office:value-type="string" office:string-value="(&lt;{(&lt;&lt;{[[{[[(&lt;{" calcext:value-type="string">
            <text:p>(&lt;{(&lt;&lt;{[[{[[(&lt;{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48]; MIN(IFERROR(TRANSPOSE(FIND([$Reference.$A$5:.$A$8];[.V48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48]);CONCATENATE(MID([.V48];LEN([.V48])-ROW(INDIRECT(&quot;1:&quot;&amp;LEN([.V48])))+1;1));)" office:value-type="float" office:value="0" calcext:value-type="float">
            <text:p>0</text:p>
          </table:table-cell>
          <table:table-cell table:style-name="ce8" table:formula="of:=SUBSTITUTE(SUBSTITUTE(SUBSTITUTE(SUBSTITUTE([.Z48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48&amp;&quot;&quot;&quot;&quot;,&quot;&quot;(?s)(.{1})&quot;&quot;,&quot;&quot;$1&quot;&quot;&amp;CHAR(127)),&quot;&quot;'&quot;&quot;,&quot;&quot;''&quot;&quot;),CHAR(127)),)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number-columns-repeated="3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48]));([.AT48]*5)+IFERROR(INDEX( [$Reference.$D$5:.$D$8];MATCH( [.AB48]; [$Reference.$A$5:.$A$8];0);0););[.AT48])" office:value-type="float" office:value="3" calcext:value-type="float">
            <text:p>3</text:p>
          </table:table-cell>
          <table:table-cell table:style-name="ce9" table:number-matrix-columns-spanned="1" table:number-matrix-rows-spanned="1" table:formula="of:=IF(NOT(ISBLANK([.AC48]));([.AU48]*5)+IFERROR(INDEX( [$Reference.$D$5:.$D$8];MATCH( [.AC48]; [$Reference.$A$5:.$A$8];0);0););[.AU48])" office:value-type="float" office:value="19" calcext:value-type="float">
            <text:p>19</text:p>
          </table:table-cell>
          <table:table-cell table:style-name="ce9" table:number-matrix-columns-spanned="1" table:number-matrix-rows-spanned="1" table:formula="of:=IF(NOT(ISBLANK([.AD48]));([.AV48]*5)+IFERROR(INDEX( [$Reference.$D$5:.$D$8];MATCH( [.AD48]; [$Reference.$A$5:.$A$8];0);0););[.AV48])" office:value-type="float" office:value="96" calcext:value-type="float">
            <text:p>96</text:p>
          </table:table-cell>
          <table:table-cell table:style-name="ce9" table:number-matrix-columns-spanned="1" table:number-matrix-rows-spanned="1" table:formula="of:=IF(NOT(ISBLANK([.AE48]));([.AW48]*5)+IFERROR(INDEX( [$Reference.$D$5:.$D$8];MATCH( [.AE48]; [$Reference.$A$5:.$A$8];0);0););[.AW48])" office:value-type="float" office:value="482" calcext:value-type="float">
            <text:p>482</text:p>
          </table:table-cell>
          <table:table-cell table:style-name="ce9" table:number-matrix-columns-spanned="1" table:number-matrix-rows-spanned="1" table:formula="of:=IF(NOT(ISBLANK([.AF48]));([.AX48]*5)+IFERROR(INDEX( [$Reference.$D$5:.$D$8];MATCH( [.AF48]; [$Reference.$A$5:.$A$8];0);0););[.AX48])" office:value-type="float" office:value="2412" calcext:value-type="float">
            <text:p>2412</text:p>
          </table:table-cell>
          <table:table-cell table:style-name="ce9" table:number-matrix-columns-spanned="1" table:number-matrix-rows-spanned="1" table:formula="of:=IF(NOT(ISBLANK([.AG48]));([.AY48]*5)+IFERROR(INDEX( [$Reference.$D$5:.$D$8];MATCH( [.AG48]; [$Reference.$A$5:.$A$8];0);0););[.AY48])" office:value-type="float" office:value="12063" calcext:value-type="float">
            <text:p>12063</text:p>
          </table:table-cell>
          <table:table-cell table:style-name="ce9" table:number-matrix-columns-spanned="1" table:number-matrix-rows-spanned="1" table:formula="of:=IF(NOT(ISBLANK([.AH48]));([.AZ48]*5)+IFERROR(INDEX( [$Reference.$D$5:.$D$8];MATCH( [.AH48]; [$Reference.$A$5:.$A$8];0);0););[.AZ48])" office:value-type="float" office:value="60317" calcext:value-type="float">
            <text:p>60317</text:p>
          </table:table-cell>
          <table:table-cell table:style-name="ce9" table:number-matrix-columns-spanned="1" table:number-matrix-rows-spanned="1" table:formula="of:=IF(NOT(ISBLANK([.AI48]));([.BA48]*5)+IFERROR(INDEX( [$Reference.$D$5:.$D$8];MATCH( [.AI48]; [$Reference.$A$5:.$A$8];0);0););[.BA48])" office:value-type="float" office:value="301587" calcext:value-type="float">
            <text:p>301587</text:p>
          </table:table-cell>
          <table:table-cell table:style-name="ce9" table:number-matrix-columns-spanned="1" table:number-matrix-rows-spanned="1" table:formula="of:=IF(NOT(ISBLANK([.AJ48]));([.BB48]*5)+IFERROR(INDEX( [$Reference.$D$5:.$D$8];MATCH( [.AJ48]; [$Reference.$A$5:.$A$8];0);0););[.BB48])" office:value-type="float" office:value="1507938" calcext:value-type="float">
            <text:p>1507938</text:p>
          </table:table-cell>
          <table:table-cell table:style-name="ce9" table:number-matrix-columns-spanned="1" table:number-matrix-rows-spanned="1" table:formula="of:=IF(NOT(ISBLANK([.AK48]));([.BC48]*5)+IFERROR(INDEX( [$Reference.$D$5:.$D$8];MATCH( [.AK48]; [$Reference.$A$5:.$A$8];0);0););[.BC48])" office:value-type="float" office:value="7539694" calcext:value-type="float">
            <text:p>7539694</text:p>
          </table:table-cell>
          <table:table-cell table:style-name="ce9" table:number-matrix-columns-spanned="1" table:number-matrix-rows-spanned="1" table:formula="of:=IF(NOT(ISBLANK([.AL48]));([.BD48]*5)+IFERROR(INDEX( [$Reference.$D$5:.$D$8];MATCH( [.AL48]; [$Reference.$A$5:.$A$8];0);0););[.BD48])" office:value-type="float" office:value="37698474" calcext:value-type="float">
            <text:p>37698474</text:p>
          </table:table-cell>
          <table:table-cell table:style-name="ce9" table:number-matrix-columns-spanned="1" table:number-matrix-rows-spanned="1" table:formula="of:=IF(NOT(ISBLANK([.AM48]));([.BE48]*5)+IFERROR(INDEX( [$Reference.$D$5:.$D$8];MATCH( [.AM48]; [$Reference.$A$5:.$A$8];0);0););[.BE48])" office:value-type="float" office:value="188492371" calcext:value-type="float">
            <text:p>188492371</text:p>
          </table:table-cell>
          <table:table-cell table:style-name="ce9" table:number-matrix-columns-spanned="1" table:number-matrix-rows-spanned="1" table:formula="of:=IF(NOT(ISBLANK([.AN48]));([.BF48]*5)+IFERROR(INDEX( [$Reference.$D$5:.$D$8];MATCH( [.AN48]; [$Reference.$A$5:.$A$8];0);0););[.BF48])" office:value-type="float" office:value="942461858" calcext:value-type="float">
            <text:p>942461858</text:p>
          </table:table-cell>
          <table:table-cell table:style-name="ce9" table:number-matrix-columns-spanned="1" table:number-matrix-rows-spanned="1" table:formula="of:=IF(NOT(ISBLANK([.AO48]));([.BG48]*5)+IFERROR(INDEX( [$Reference.$D$5:.$D$8];MATCH( [.AO48]; [$Reference.$A$5:.$A$8];0);0););[.BG48])" office:value-type="float" office:value="4712309294" calcext:value-type="float">
            <text:p>4712309294</text:p>
          </table:table-cell>
          <table:table-cell table:style-name="ce9" table:number-matrix-columns-spanned="1" table:number-matrix-rows-spanned="1" table:formula="of:=IF(NOT(ISBLANK([.AP48]));([.BH48]*5)+IFERROR(INDEX( [$Reference.$D$5:.$D$8];MATCH( [.AP48]; [$Reference.$A$5:.$A$8];0);0););[.BH48])" office:value-type="float" office:value="23561546471" calcext:value-type="float">
            <text:p>23561546471</text:p>
          </table:table-cell>
          <table:table-cell table:style-name="ce9" table:number-matrix-columns-spanned="1" table:number-matrix-rows-spanned="1" table:formula="of:=IF(NOT(ISBLANK([.AQ48]));([.BI48]*5)+IFERROR(INDEX( [$Reference.$D$5:.$D$8];MATCH( [.AQ48]; [$Reference.$A$5:.$A$8];0);0););[.BI48])" office:value-type="float" office:value="23561546471" calcext:value-type="float">
            <text:p>23561546471</text:p>
          </table:table-cell>
          <table:table-cell table:style-name="ce9" table:number-matrix-columns-spanned="1" table:number-matrix-rows-spanned="1" table:formula="of:=IF(NOT(ISBLANK([.AR48]));([.BJ48]*5)+IFERROR(INDEX( [$Reference.$D$5:.$D$8];MATCH( [.AR48]; [$Reference.$A$5:.$A$8];0);0););[.BJ48])" office:value-type="float" office:value="23561546471" calcext:value-type="float">
            <text:p>23561546471</text:p>
          </table:table-cell>
          <table:table-cell table:style-name="ce9" table:number-matrix-columns-spanned="1" table:number-matrix-rows-spanned="1" table:formula="of:=IF(NOT(ISBLANK([.AS48]));([.BK48]*5)+IFERROR(INDEX( [$Reference.$D$5:.$D$8];MATCH( [.AS48]; [$Reference.$A$5:.$A$8];0);0););[.BK48])" office:value-type="float" office:value="23561546471" calcext:value-type="float">
            <text:p>23561546471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&lt;&lt;[[(((({&lt;({{([][]){&lt;&gt;()}}}&lt;{(()())&lt;{}()&gt;}{[[][]]&lt;&lt;&gt;()&gt;}&gt;)&gt;})[{{&lt;{[{&lt;&gt;&lt;&gt;}[(){}]]((()[])(&lt;&gt;&lt;&gt;))}&gt;([&lt;</text:p>
          </table:table-cell>
          <table:table-cell table:style-name="ce2" table:formula="of:=SUBSTITUTE(SUBSTITUTE(SUBSTITUTE(SUBSTITUTE([.A49];&quot;()&quot;;&quot;&quot;);&quot;[]&quot;;&quot;&quot;);&quot;{}&quot;;&quot;&quot;);&quot;&lt;&gt;&quot;;&quot;&quot;)" office:value-type="string" office:string-value="&lt;&lt;[[(((({&lt;({{(){}}}&lt;{()}{[]&lt;&gt;}&gt;)&gt;})[{{&lt;{[{}[]](()())}&gt;([&lt;" calcext:value-type="string">
            <text:p>&lt;&lt;[[(((({&lt;({{(){}}}&lt;{()}{[]&lt;&gt;}&gt;)&gt;})[{{&lt;{[{}[]](()())}&gt;([&lt;</text:p>
          </table:table-cell>
          <table:table-cell table:style-name="ce2" table:formula="of:=SUBSTITUTE(SUBSTITUTE(SUBSTITUTE(SUBSTITUTE([.B49];&quot;()&quot;;&quot;&quot;);&quot;[]&quot;;&quot;&quot;);&quot;{}&quot;;&quot;&quot;);&quot;&lt;&gt;&quot;;&quot;&quot;)" office:value-type="string" office:string-value="&lt;&lt;[[(((({&lt;({{}}&lt;{}&gt;)&gt;})[{{&lt;{[]()}&gt;([&lt;" calcext:value-type="string">
            <text:p>&lt;&lt;[[(((({&lt;({{}}&lt;{}&gt;)&gt;})[{{&lt;{[]()}&gt;([&lt;</text:p>
          </table:table-cell>
          <table:table-cell table:style-name="ce2" table:formula="of:=SUBSTITUTE(SUBSTITUTE(SUBSTITUTE(SUBSTITUTE([.C49];&quot;()&quot;;&quot;&quot;);&quot;[]&quot;;&quot;&quot;);&quot;{}&quot;;&quot;&quot;);&quot;&lt;&gt;&quot;;&quot;&quot;)" office:value-type="string" office:string-value="&lt;&lt;[[(((({&lt;({})&gt;})[{{([&lt;" calcext:value-type="string">
            <text:p>&lt;&lt;[[(((({&lt;({})&gt;})[{{([&lt;</text:p>
          </table:table-cell>
          <table:table-cell table:style-name="ce2" table:formula="of:=SUBSTITUTE(SUBSTITUTE(SUBSTITUTE(SUBSTITUTE([.D49];&quot;()&quot;;&quot;&quot;);&quot;[]&quot;;&quot;&quot;);&quot;{}&quot;;&quot;&quot;);&quot;&lt;&gt;&quot;;&quot;&quot;)" office:value-type="string" office:string-value="&lt;&lt;[[(((({&lt;()&gt;})[{{([&lt;" calcext:value-type="string">
            <text:p>&lt;&lt;[[(((({&lt;()&gt;})[{{([&lt;</text:p>
          </table:table-cell>
          <table:table-cell table:style-name="ce2" table:formula="of:=SUBSTITUTE(SUBSTITUTE(SUBSTITUTE(SUBSTITUTE([.E49];&quot;()&quot;;&quot;&quot;);&quot;[]&quot;;&quot;&quot;);&quot;{}&quot;;&quot;&quot;);&quot;&lt;&gt;&quot;;&quot;&quot;)" office:value-type="string" office:string-value="&lt;&lt;[[(((({})[{{([&lt;" calcext:value-type="string">
            <text:p>&lt;&lt;[[(((({})[{{([&lt;</text:p>
          </table:table-cell>
          <table:table-cell table:style-name="ce2" table:formula="of:=SUBSTITUTE(SUBSTITUTE(SUBSTITUTE(SUBSTITUTE([.F49];&quot;()&quot;;&quot;&quot;);&quot;[]&quot;;&quot;&quot;);&quot;{}&quot;;&quot;&quot;);&quot;&lt;&gt;&quot;;&quot;&quot;)" office:value-type="string" office:string-value="&lt;&lt;[[(((()[{{([&lt;" calcext:value-type="string">
            <text:p>&lt;&lt;[[(((()[{{([&lt;</text:p>
          </table:table-cell>
          <table:table-cell table:style-name="ce2" table:formula="of:=SUBSTITUTE(SUBSTITUTE(SUBSTITUTE(SUBSTITUTE([.G49];&quot;()&quot;;&quot;&quot;);&quot;[]&quot;;&quot;&quot;);&quot;{}&quot;;&quot;&quot;);&quot;&lt;&gt;&quot;;&quot;&quot;)" office:value-type="string" office:string-value="&lt;&lt;[[((([{{([&lt;" calcext:value-type="string">
            <text:p>&lt;&lt;[[((([{{([&lt;</text:p>
          </table:table-cell>
          <table:table-cell table:style-name="ce2" table:formula="of:=SUBSTITUTE(SUBSTITUTE(SUBSTITUTE(SUBSTITUTE([.H49];&quot;()&quot;;&quot;&quot;);&quot;[]&quot;;&quot;&quot;);&quot;{}&quot;;&quot;&quot;);&quot;&lt;&gt;&quot;;&quot;&quot;)" office:value-type="string" office:string-value="&lt;&lt;[[((([{{([&lt;" calcext:value-type="string">
            <text:p>&lt;&lt;[[((([{{([&lt;</text:p>
          </table:table-cell>
          <table:table-cell table:style-name="ce2" table:formula="of:=SUBSTITUTE(SUBSTITUTE(SUBSTITUTE(SUBSTITUTE([.I49];&quot;()&quot;;&quot;&quot;);&quot;[]&quot;;&quot;&quot;);&quot;{}&quot;;&quot;&quot;);&quot;&lt;&gt;&quot;;&quot;&quot;)" office:value-type="string" office:string-value="&lt;&lt;[[((([{{([&lt;" calcext:value-type="string">
            <text:p>&lt;&lt;[[((([{{([&lt;</text:p>
          </table:table-cell>
          <table:table-cell table:style-name="ce2" table:formula="of:=SUBSTITUTE(SUBSTITUTE(SUBSTITUTE(SUBSTITUTE([.J49];&quot;()&quot;;&quot;&quot;);&quot;[]&quot;;&quot;&quot;);&quot;{}&quot;;&quot;&quot;);&quot;&lt;&gt;&quot;;&quot;&quot;)" office:value-type="string" office:string-value="&lt;&lt;[[((([{{([&lt;" calcext:value-type="string">
            <text:p>&lt;&lt;[[((([{{([&lt;</text:p>
          </table:table-cell>
          <table:table-cell table:style-name="ce2" table:formula="of:=SUBSTITUTE(SUBSTITUTE(SUBSTITUTE(SUBSTITUTE([.K49];&quot;()&quot;;&quot;&quot;);&quot;[]&quot;;&quot;&quot;);&quot;{}&quot;;&quot;&quot;);&quot;&lt;&gt;&quot;;&quot;&quot;)" office:value-type="string" office:string-value="&lt;&lt;[[((([{{([&lt;" calcext:value-type="string">
            <text:p>&lt;&lt;[[((([{{([&lt;</text:p>
          </table:table-cell>
          <table:table-cell table:style-name="ce2" table:formula="of:=SUBSTITUTE(SUBSTITUTE(SUBSTITUTE(SUBSTITUTE([.L49];&quot;()&quot;;&quot;&quot;);&quot;[]&quot;;&quot;&quot;);&quot;{}&quot;;&quot;&quot;);&quot;&lt;&gt;&quot;;&quot;&quot;)" office:value-type="string" office:string-value="&lt;&lt;[[((([{{([&lt;" calcext:value-type="string">
            <text:p>&lt;&lt;[[((([{{([&lt;</text:p>
          </table:table-cell>
          <table:table-cell table:style-name="ce2" table:formula="of:=SUBSTITUTE(SUBSTITUTE(SUBSTITUTE(SUBSTITUTE([.M49];&quot;()&quot;;&quot;&quot;);&quot;[]&quot;;&quot;&quot;);&quot;{}&quot;;&quot;&quot;);&quot;&lt;&gt;&quot;;&quot;&quot;)" office:value-type="string" office:string-value="&lt;&lt;[[((([{{([&lt;" calcext:value-type="string">
            <text:p>&lt;&lt;[[((([{{([&lt;</text:p>
          </table:table-cell>
          <table:table-cell table:style-name="ce2" table:formula="of:=SUBSTITUTE(SUBSTITUTE(SUBSTITUTE(SUBSTITUTE([.N49];&quot;()&quot;;&quot;&quot;);&quot;[]&quot;;&quot;&quot;);&quot;{}&quot;;&quot;&quot;);&quot;&lt;&gt;&quot;;&quot;&quot;)" office:value-type="string" office:string-value="&lt;&lt;[[((([{{([&lt;" calcext:value-type="string">
            <text:p>&lt;&lt;[[((([{{([&lt;</text:p>
          </table:table-cell>
          <table:table-cell table:style-name="ce2" table:formula="of:=SUBSTITUTE(SUBSTITUTE(SUBSTITUTE(SUBSTITUTE([.O49];&quot;()&quot;;&quot;&quot;);&quot;[]&quot;;&quot;&quot;);&quot;{}&quot;;&quot;&quot;);&quot;&lt;&gt;&quot;;&quot;&quot;)" office:value-type="string" office:string-value="&lt;&lt;[[((([{{([&lt;" calcext:value-type="string">
            <text:p>&lt;&lt;[[((([{{([&lt;</text:p>
          </table:table-cell>
          <table:table-cell table:style-name="ce2" table:formula="of:=SUBSTITUTE(SUBSTITUTE(SUBSTITUTE(SUBSTITUTE([.P49];&quot;()&quot;;&quot;&quot;);&quot;[]&quot;;&quot;&quot;);&quot;{}&quot;;&quot;&quot;);&quot;&lt;&gt;&quot;;&quot;&quot;)" office:value-type="string" office:string-value="&lt;&lt;[[((([{{([&lt;" calcext:value-type="string">
            <text:p>&lt;&lt;[[((([{{([&lt;</text:p>
          </table:table-cell>
          <table:table-cell table:style-name="ce2" table:formula="of:=SUBSTITUTE(SUBSTITUTE(SUBSTITUTE(SUBSTITUTE([.Q49];&quot;()&quot;;&quot;&quot;);&quot;[]&quot;;&quot;&quot;);&quot;{}&quot;;&quot;&quot;);&quot;&lt;&gt;&quot;;&quot;&quot;)" office:value-type="string" office:string-value="&lt;&lt;[[((([{{([&lt;" calcext:value-type="string">
            <text:p>&lt;&lt;[[((([{{([&lt;</text:p>
          </table:table-cell>
          <table:table-cell table:style-name="ce2" table:formula="of:=SUBSTITUTE(SUBSTITUTE(SUBSTITUTE(SUBSTITUTE([.R49];&quot;()&quot;;&quot;&quot;);&quot;[]&quot;;&quot;&quot;);&quot;{}&quot;;&quot;&quot;);&quot;&lt;&gt;&quot;;&quot;&quot;)" office:value-type="string" office:string-value="&lt;&lt;[[((([{{([&lt;" calcext:value-type="string">
            <text:p>&lt;&lt;[[((([{{([&lt;</text:p>
          </table:table-cell>
          <table:table-cell table:style-name="ce2" table:formula="of:=SUBSTITUTE(SUBSTITUTE(SUBSTITUTE(SUBSTITUTE([.S49];&quot;()&quot;;&quot;&quot;);&quot;[]&quot;;&quot;&quot;);&quot;{}&quot;;&quot;&quot;);&quot;&lt;&gt;&quot;;&quot;&quot;)" office:value-type="string" office:string-value="&lt;&lt;[[((([{{([&lt;" calcext:value-type="string">
            <text:p>&lt;&lt;[[((([{{([&lt;</text:p>
          </table:table-cell>
          <table:table-cell table:style-name="ce2" table:formula="of:=SUBSTITUTE(SUBSTITUTE(SUBSTITUTE(SUBSTITUTE([.T49];&quot;()&quot;;&quot;&quot;);&quot;[]&quot;;&quot;&quot;);&quot;{}&quot;;&quot;&quot;);&quot;&lt;&gt;&quot;;&quot;&quot;)" office:value-type="string" office:string-value="&lt;&lt;[[((([{{([&lt;" calcext:value-type="string">
            <text:p>&lt;&lt;[[((([{{([&lt;</text:p>
          </table:table-cell>
          <table:table-cell table:style-name="ce2" table:formula="of:=SUBSTITUTE(SUBSTITUTE(SUBSTITUTE(SUBSTITUTE([.U49];&quot;()&quot;;&quot;&quot;);&quot;[]&quot;;&quot;&quot;);&quot;{}&quot;;&quot;&quot;);&quot;&lt;&gt;&quot;;&quot;&quot;)" office:value-type="string" office:string-value="&lt;&lt;[[((([{{([&lt;" calcext:value-type="string">
            <text:p>&lt;&lt;[[((([{{([&lt;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49]; MIN(IFERROR(TRANSPOSE(FIND([$Reference.$A$5:.$A$8];[.V49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49]);CONCATENATE(MID([.V49];LEN([.V49])-ROW(INDIRECT(&quot;1:&quot;&amp;LEN([.V49])))+1;1));)" office:value-type="float" office:value="0" calcext:value-type="float">
            <text:p>0</text:p>
          </table:table-cell>
          <table:table-cell table:style-name="ce8" table:formula="of:=SUBSTITUTE(SUBSTITUTE(SUBSTITUTE(SUBSTITUTE([.Z49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49&amp;&quot;&quot;&quot;&quot;,&quot;&quot;(?s)(.{1})&quot;&quot;,&quot;&quot;$1&quot;&quot;&amp;CHAR(127)),&quot;&quot;'&quot;&quot;,&quot;&quot;''&quot;&quot;),CHAR(127)),)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number-columns-repeated="5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49]));([.AT49]*5)+IFERROR(INDEX( [$Reference.$D$5:.$D$8];MATCH( [.AB49]; [$Reference.$A$5:.$A$8];0);0););[.AT49])" office:value-type="float" office:value="4" calcext:value-type="float">
            <text:p>4</text:p>
          </table:table-cell>
          <table:table-cell table:style-name="ce9" table:number-matrix-columns-spanned="1" table:number-matrix-rows-spanned="1" table:formula="of:=IF(NOT(ISBLANK([.AC49]));([.AU49]*5)+IFERROR(INDEX( [$Reference.$D$5:.$D$8];MATCH( [.AC49]; [$Reference.$A$5:.$A$8];0);0););[.AU49])" office:value-type="float" office:value="22" calcext:value-type="float">
            <text:p>22</text:p>
          </table:table-cell>
          <table:table-cell table:style-name="ce9" table:number-matrix-columns-spanned="1" table:number-matrix-rows-spanned="1" table:formula="of:=IF(NOT(ISBLANK([.AD49]));([.AV49]*5)+IFERROR(INDEX( [$Reference.$D$5:.$D$8];MATCH( [.AD49]; [$Reference.$A$5:.$A$8];0);0););[.AV49])" office:value-type="float" office:value="111" calcext:value-type="float">
            <text:p>111</text:p>
          </table:table-cell>
          <table:table-cell table:style-name="ce9" table:number-matrix-columns-spanned="1" table:number-matrix-rows-spanned="1" table:formula="of:=IF(NOT(ISBLANK([.AE49]));([.AW49]*5)+IFERROR(INDEX( [$Reference.$D$5:.$D$8];MATCH( [.AE49]; [$Reference.$A$5:.$A$8];0);0););[.AW49])" office:value-type="float" office:value="558" calcext:value-type="float">
            <text:p>558</text:p>
          </table:table-cell>
          <table:table-cell table:style-name="ce9" table:number-matrix-columns-spanned="1" table:number-matrix-rows-spanned="1" table:formula="of:=IF(NOT(ISBLANK([.AF49]));([.AX49]*5)+IFERROR(INDEX( [$Reference.$D$5:.$D$8];MATCH( [.AF49]; [$Reference.$A$5:.$A$8];0);0););[.AX49])" office:value-type="float" office:value="2793" calcext:value-type="float">
            <text:p>2793</text:p>
          </table:table-cell>
          <table:table-cell table:style-name="ce9" table:number-matrix-columns-spanned="1" table:number-matrix-rows-spanned="1" table:formula="of:=IF(NOT(ISBLANK([.AG49]));([.AY49]*5)+IFERROR(INDEX( [$Reference.$D$5:.$D$8];MATCH( [.AG49]; [$Reference.$A$5:.$A$8];0);0););[.AY49])" office:value-type="float" office:value="13967" calcext:value-type="float">
            <text:p>13967</text:p>
          </table:table-cell>
          <table:table-cell table:style-name="ce9" table:number-matrix-columns-spanned="1" table:number-matrix-rows-spanned="1" table:formula="of:=IF(NOT(ISBLANK([.AH49]));([.AZ49]*5)+IFERROR(INDEX( [$Reference.$D$5:.$D$8];MATCH( [.AH49]; [$Reference.$A$5:.$A$8];0);0););[.AZ49])" office:value-type="float" office:value="69836" calcext:value-type="float">
            <text:p>69836</text:p>
          </table:table-cell>
          <table:table-cell table:style-name="ce9" table:number-matrix-columns-spanned="1" table:number-matrix-rows-spanned="1" table:formula="of:=IF(NOT(ISBLANK([.AI49]));([.BA49]*5)+IFERROR(INDEX( [$Reference.$D$5:.$D$8];MATCH( [.AI49]; [$Reference.$A$5:.$A$8];0);0););[.BA49])" office:value-type="float" office:value="349181" calcext:value-type="float">
            <text:p>349181</text:p>
          </table:table-cell>
          <table:table-cell table:style-name="ce9" table:number-matrix-columns-spanned="1" table:number-matrix-rows-spanned="1" table:formula="of:=IF(NOT(ISBLANK([.AJ49]));([.BB49]*5)+IFERROR(INDEX( [$Reference.$D$5:.$D$8];MATCH( [.AJ49]; [$Reference.$A$5:.$A$8];0);0););[.BB49])" office:value-type="float" office:value="1745906" calcext:value-type="float">
            <text:p>1745906</text:p>
          </table:table-cell>
          <table:table-cell table:style-name="ce9" table:number-matrix-columns-spanned="1" table:number-matrix-rows-spanned="1" table:formula="of:=IF(NOT(ISBLANK([.AK49]));([.BC49]*5)+IFERROR(INDEX( [$Reference.$D$5:.$D$8];MATCH( [.AK49]; [$Reference.$A$5:.$A$8];0);0););[.BC49])" office:value-type="float" office:value="8729532" calcext:value-type="float">
            <text:p>8729532</text:p>
          </table:table-cell>
          <table:table-cell table:style-name="ce9" table:number-matrix-columns-spanned="1" table:number-matrix-rows-spanned="1" table:formula="of:=IF(NOT(ISBLANK([.AL49]));([.BD49]*5)+IFERROR(INDEX( [$Reference.$D$5:.$D$8];MATCH( [.AL49]; [$Reference.$A$5:.$A$8];0);0););[.BD49])" office:value-type="float" office:value="43647662" calcext:value-type="float">
            <text:p>43647662</text:p>
          </table:table-cell>
          <table:table-cell table:style-name="ce9" table:number-matrix-columns-spanned="1" table:number-matrix-rows-spanned="1" table:formula="of:=IF(NOT(ISBLANK([.AM49]));([.BE49]*5)+IFERROR(INDEX( [$Reference.$D$5:.$D$8];MATCH( [.AM49]; [$Reference.$A$5:.$A$8];0);0););[.BE49])" office:value-type="float" office:value="218238314" calcext:value-type="float">
            <text:p>218238314</text:p>
          </table:table-cell>
          <table:table-cell table:style-name="ce9" table:number-matrix-columns-spanned="1" table:number-matrix-rows-spanned="1" table:formula="of:=IF(NOT(ISBLANK([.AN49]));([.BF49]*5)+IFERROR(INDEX( [$Reference.$D$5:.$D$8];MATCH( [.AN49]; [$Reference.$A$5:.$A$8];0);0););[.BF49])" office:value-type="float" office:value="1091191574" calcext:value-type="float">
            <text:p>1091191574</text:p>
          </table:table-cell>
          <table:table-cell table:style-name="ce9" table:number-matrix-columns-spanned="1" table:number-matrix-rows-spanned="1" table:formula="of:=IF(NOT(ISBLANK([.AO49]));([.BG49]*5)+IFERROR(INDEX( [$Reference.$D$5:.$D$8];MATCH( [.AO49]; [$Reference.$A$5:.$A$8];0);0););[.BG49])" office:value-type="float" office:value="1091191574" calcext:value-type="float">
            <text:p>1091191574</text:p>
          </table:table-cell>
          <table:table-cell table:style-name="ce9" table:number-matrix-columns-spanned="1" table:number-matrix-rows-spanned="1" table:formula="of:=IF(NOT(ISBLANK([.AP49]));([.BH49]*5)+IFERROR(INDEX( [$Reference.$D$5:.$D$8];MATCH( [.AP49]; [$Reference.$A$5:.$A$8];0);0););[.BH49])" office:value-type="float" office:value="1091191574" calcext:value-type="float">
            <text:p>1091191574</text:p>
          </table:table-cell>
          <table:table-cell table:style-name="ce9" table:number-matrix-columns-spanned="1" table:number-matrix-rows-spanned="1" table:formula="of:=IF(NOT(ISBLANK([.AQ49]));([.BI49]*5)+IFERROR(INDEX( [$Reference.$D$5:.$D$8];MATCH( [.AQ49]; [$Reference.$A$5:.$A$8];0);0););[.BI49])" office:value-type="float" office:value="1091191574" calcext:value-type="float">
            <text:p>1091191574</text:p>
          </table:table-cell>
          <table:table-cell table:style-name="ce9" table:number-matrix-columns-spanned="1" table:number-matrix-rows-spanned="1" table:formula="of:=IF(NOT(ISBLANK([.AR49]));([.BJ49]*5)+IFERROR(INDEX( [$Reference.$D$5:.$D$8];MATCH( [.AR49]; [$Reference.$A$5:.$A$8];0);0););[.BJ49])" office:value-type="float" office:value="1091191574" calcext:value-type="float">
            <text:p>1091191574</text:p>
          </table:table-cell>
          <table:table-cell table:style-name="ce9" table:number-matrix-columns-spanned="1" table:number-matrix-rows-spanned="1" table:formula="of:=IF(NOT(ISBLANK([.AS49]));([.BK49]*5)+IFERROR(INDEX( [$Reference.$D$5:.$D$8];MATCH( [.AS49]; [$Reference.$A$5:.$A$8];0);0););[.BK49])" office:value-type="float" office:value="1091191574" calcext:value-type="float">
            <text:p>1091191574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&lt;([&lt;{&lt;{{[[[{&lt;{{}&lt;&gt;}&lt;{}]&gt;({&lt;&gt;{}}[{}&lt;&gt;])}(((&lt;&gt;())&lt;[]()&gt;)((()&lt;&gt;){{}[]}))]&lt;{[[&lt;&gt;][&lt;&gt;{}]][([]())]}([[()&lt;&gt;]{(</text:p>
          </table:table-cell>
          <table:table-cell table:style-name="ce2" table:formula="of:=SUBSTITUTE(SUBSTITUTE(SUBSTITUTE(SUBSTITUTE([.A50];&quot;()&quot;;&quot;&quot;);&quot;[]&quot;;&quot;&quot;);&quot;{}&quot;;&quot;&quot;);&quot;&lt;&gt;&quot;;&quot;&quot;)" office:value-type="string" office:string-value="&lt;([&lt;{&lt;{{[[[{&lt;{}&lt;]&gt;({}[])}((())((){}))]&lt;{[[][]][()]}([[]{(" calcext:value-type="string">
            <text:p>&lt;([&lt;{&lt;{{[[[{&lt;{}&lt;]&gt;({}[])}((())((){}))]&lt;{[[][]][()]}([[]{(</text:p>
          </table:table-cell>
          <table:table-cell table:style-name="ce2" table:formula="of:=SUBSTITUTE(SUBSTITUTE(SUBSTITUTE(SUBSTITUTE([.B50];&quot;()&quot;;&quot;&quot;);&quot;[]&quot;;&quot;&quot;);&quot;{}&quot;;&quot;&quot;);&quot;&lt;&gt;&quot;;&quot;&quot;)" office:value-type="string" office:string-value="&lt;([&lt;{&lt;{{[[[{&lt;&lt;]&gt;()}(()())]&lt;{[]}([{(" calcext:value-type="string">
            <text:p>&lt;([&lt;{&lt;{{[[[{&lt;&lt;]&gt;()}(()())]&lt;{[]}([{(</text:p>
          </table:table-cell>
          <table:table-cell table:style-name="ce2" table:formula="of:=SUBSTITUTE(SUBSTITUTE(SUBSTITUTE(SUBSTITUTE([.C50];&quot;()&quot;;&quot;&quot;);&quot;[]&quot;;&quot;&quot;);&quot;{}&quot;;&quot;&quot;);&quot;&lt;&gt;&quot;;&quot;&quot;)" office:value-type="string" office:string-value="&lt;([&lt;{&lt;{{[[[{&lt;&lt;]&gt;}()]&lt;([{(" calcext:value-type="string">
            <text:p>&lt;([&lt;{&lt;{{[[[{&lt;&lt;]&gt;}()]&lt;([{(</text:p>
          </table:table-cell>
          <table:table-cell table:style-name="ce2" table:formula="of:=SUBSTITUTE(SUBSTITUTE(SUBSTITUTE(SUBSTITUTE([.D50];&quot;()&quot;;&quot;&quot;);&quot;[]&quot;;&quot;&quot;);&quot;{}&quot;;&quot;&quot;);&quot;&lt;&gt;&quot;;&quot;&quot;)" office:value-type="string" office:string-value="&lt;([&lt;{&lt;{{[[[{&lt;&lt;]&gt;}]&lt;([{(" calcext:value-type="string">
            <text:p>&lt;([&lt;{&lt;{{[[[{&lt;&lt;]&gt;}]&lt;([{(</text:p>
          </table:table-cell>
          <table:table-cell table:style-name="ce2" table:formula="of:=SUBSTITUTE(SUBSTITUTE(SUBSTITUTE(SUBSTITUTE([.E50];&quot;()&quot;;&quot;&quot;);&quot;[]&quot;;&quot;&quot;);&quot;{}&quot;;&quot;&quot;);&quot;&lt;&gt;&quot;;&quot;&quot;)" office:value-type="string" office:string-value="&lt;([&lt;{&lt;{{[[[{&lt;&lt;]&gt;}]&lt;([{(" calcext:value-type="string">
            <text:p>&lt;([&lt;{&lt;{{[[[{&lt;&lt;]&gt;}]&lt;([{(</text:p>
          </table:table-cell>
          <table:table-cell table:style-name="ce2" table:formula="of:=SUBSTITUTE(SUBSTITUTE(SUBSTITUTE(SUBSTITUTE([.F50];&quot;()&quot;;&quot;&quot;);&quot;[]&quot;;&quot;&quot;);&quot;{}&quot;;&quot;&quot;);&quot;&lt;&gt;&quot;;&quot;&quot;)" office:value-type="string" office:string-value="&lt;([&lt;{&lt;{{[[[{&lt;&lt;]&gt;}]&lt;([{(" calcext:value-type="string">
            <text:p>&lt;([&lt;{&lt;{{[[[{&lt;&lt;]&gt;}]&lt;([{(</text:p>
          </table:table-cell>
          <table:table-cell table:style-name="ce2" table:formula="of:=SUBSTITUTE(SUBSTITUTE(SUBSTITUTE(SUBSTITUTE([.G50];&quot;()&quot;;&quot;&quot;);&quot;[]&quot;;&quot;&quot;);&quot;{}&quot;;&quot;&quot;);&quot;&lt;&gt;&quot;;&quot;&quot;)" office:value-type="string" office:string-value="&lt;([&lt;{&lt;{{[[[{&lt;&lt;]&gt;}]&lt;([{(" calcext:value-type="string">
            <text:p>&lt;([&lt;{&lt;{{[[[{&lt;&lt;]&gt;}]&lt;([{(</text:p>
          </table:table-cell>
          <table:table-cell table:style-name="ce2" table:formula="of:=SUBSTITUTE(SUBSTITUTE(SUBSTITUTE(SUBSTITUTE([.H50];&quot;()&quot;;&quot;&quot;);&quot;[]&quot;;&quot;&quot;);&quot;{}&quot;;&quot;&quot;);&quot;&lt;&gt;&quot;;&quot;&quot;)" office:value-type="string" office:string-value="&lt;([&lt;{&lt;{{[[[{&lt;&lt;]&gt;}]&lt;([{(" calcext:value-type="string">
            <text:p>&lt;([&lt;{&lt;{{[[[{&lt;&lt;]&gt;}]&lt;([{(</text:p>
          </table:table-cell>
          <table:table-cell table:style-name="ce2" table:formula="of:=SUBSTITUTE(SUBSTITUTE(SUBSTITUTE(SUBSTITUTE([.I50];&quot;()&quot;;&quot;&quot;);&quot;[]&quot;;&quot;&quot;);&quot;{}&quot;;&quot;&quot;);&quot;&lt;&gt;&quot;;&quot;&quot;)" office:value-type="string" office:string-value="&lt;([&lt;{&lt;{{[[[{&lt;&lt;]&gt;}]&lt;([{(" calcext:value-type="string">
            <text:p>&lt;([&lt;{&lt;{{[[[{&lt;&lt;]&gt;}]&lt;([{(</text:p>
          </table:table-cell>
          <table:table-cell table:style-name="ce2" table:formula="of:=SUBSTITUTE(SUBSTITUTE(SUBSTITUTE(SUBSTITUTE([.J50];&quot;()&quot;;&quot;&quot;);&quot;[]&quot;;&quot;&quot;);&quot;{}&quot;;&quot;&quot;);&quot;&lt;&gt;&quot;;&quot;&quot;)" office:value-type="string" office:string-value="&lt;([&lt;{&lt;{{[[[{&lt;&lt;]&gt;}]&lt;([{(" calcext:value-type="string">
            <text:p>&lt;([&lt;{&lt;{{[[[{&lt;&lt;]&gt;}]&lt;([{(</text:p>
          </table:table-cell>
          <table:table-cell table:style-name="ce2" table:formula="of:=SUBSTITUTE(SUBSTITUTE(SUBSTITUTE(SUBSTITUTE([.K50];&quot;()&quot;;&quot;&quot;);&quot;[]&quot;;&quot;&quot;);&quot;{}&quot;;&quot;&quot;);&quot;&lt;&gt;&quot;;&quot;&quot;)" office:value-type="string" office:string-value="&lt;([&lt;{&lt;{{[[[{&lt;&lt;]&gt;}]&lt;([{(" calcext:value-type="string">
            <text:p>&lt;([&lt;{&lt;{{[[[{&lt;&lt;]&gt;}]&lt;([{(</text:p>
          </table:table-cell>
          <table:table-cell table:style-name="ce2" table:formula="of:=SUBSTITUTE(SUBSTITUTE(SUBSTITUTE(SUBSTITUTE([.L50];&quot;()&quot;;&quot;&quot;);&quot;[]&quot;;&quot;&quot;);&quot;{}&quot;;&quot;&quot;);&quot;&lt;&gt;&quot;;&quot;&quot;)" office:value-type="string" office:string-value="&lt;([&lt;{&lt;{{[[[{&lt;&lt;]&gt;}]&lt;([{(" calcext:value-type="string">
            <text:p>&lt;([&lt;{&lt;{{[[[{&lt;&lt;]&gt;}]&lt;([{(</text:p>
          </table:table-cell>
          <table:table-cell table:style-name="ce2" table:formula="of:=SUBSTITUTE(SUBSTITUTE(SUBSTITUTE(SUBSTITUTE([.M50];&quot;()&quot;;&quot;&quot;);&quot;[]&quot;;&quot;&quot;);&quot;{}&quot;;&quot;&quot;);&quot;&lt;&gt;&quot;;&quot;&quot;)" office:value-type="string" office:string-value="&lt;([&lt;{&lt;{{[[[{&lt;&lt;]&gt;}]&lt;([{(" calcext:value-type="string">
            <text:p>&lt;([&lt;{&lt;{{[[[{&lt;&lt;]&gt;}]&lt;([{(</text:p>
          </table:table-cell>
          <table:table-cell table:style-name="ce2" table:formula="of:=SUBSTITUTE(SUBSTITUTE(SUBSTITUTE(SUBSTITUTE([.N50];&quot;()&quot;;&quot;&quot;);&quot;[]&quot;;&quot;&quot;);&quot;{}&quot;;&quot;&quot;);&quot;&lt;&gt;&quot;;&quot;&quot;)" office:value-type="string" office:string-value="&lt;([&lt;{&lt;{{[[[{&lt;&lt;]&gt;}]&lt;([{(" calcext:value-type="string">
            <text:p>&lt;([&lt;{&lt;{{[[[{&lt;&lt;]&gt;}]&lt;([{(</text:p>
          </table:table-cell>
          <table:table-cell table:style-name="ce2" table:formula="of:=SUBSTITUTE(SUBSTITUTE(SUBSTITUTE(SUBSTITUTE([.O50];&quot;()&quot;;&quot;&quot;);&quot;[]&quot;;&quot;&quot;);&quot;{}&quot;;&quot;&quot;);&quot;&lt;&gt;&quot;;&quot;&quot;)" office:value-type="string" office:string-value="&lt;([&lt;{&lt;{{[[[{&lt;&lt;]&gt;}]&lt;([{(" calcext:value-type="string">
            <text:p>&lt;([&lt;{&lt;{{[[[{&lt;&lt;]&gt;}]&lt;([{(</text:p>
          </table:table-cell>
          <table:table-cell table:style-name="ce2" table:formula="of:=SUBSTITUTE(SUBSTITUTE(SUBSTITUTE(SUBSTITUTE([.P50];&quot;()&quot;;&quot;&quot;);&quot;[]&quot;;&quot;&quot;);&quot;{}&quot;;&quot;&quot;);&quot;&lt;&gt;&quot;;&quot;&quot;)" office:value-type="string" office:string-value="&lt;([&lt;{&lt;{{[[[{&lt;&lt;]&gt;}]&lt;([{(" calcext:value-type="string">
            <text:p>&lt;([&lt;{&lt;{{[[[{&lt;&lt;]&gt;}]&lt;([{(</text:p>
          </table:table-cell>
          <table:table-cell table:style-name="ce2" table:formula="of:=SUBSTITUTE(SUBSTITUTE(SUBSTITUTE(SUBSTITUTE([.Q50];&quot;()&quot;;&quot;&quot;);&quot;[]&quot;;&quot;&quot;);&quot;{}&quot;;&quot;&quot;);&quot;&lt;&gt;&quot;;&quot;&quot;)" office:value-type="string" office:string-value="&lt;([&lt;{&lt;{{[[[{&lt;&lt;]&gt;}]&lt;([{(" calcext:value-type="string">
            <text:p>&lt;([&lt;{&lt;{{[[[{&lt;&lt;]&gt;}]&lt;([{(</text:p>
          </table:table-cell>
          <table:table-cell table:style-name="ce2" table:formula="of:=SUBSTITUTE(SUBSTITUTE(SUBSTITUTE(SUBSTITUTE([.R50];&quot;()&quot;;&quot;&quot;);&quot;[]&quot;;&quot;&quot;);&quot;{}&quot;;&quot;&quot;);&quot;&lt;&gt;&quot;;&quot;&quot;)" office:value-type="string" office:string-value="&lt;([&lt;{&lt;{{[[[{&lt;&lt;]&gt;}]&lt;([{(" calcext:value-type="string">
            <text:p>&lt;([&lt;{&lt;{{[[[{&lt;&lt;]&gt;}]&lt;([{(</text:p>
          </table:table-cell>
          <table:table-cell table:style-name="ce2" table:formula="of:=SUBSTITUTE(SUBSTITUTE(SUBSTITUTE(SUBSTITUTE([.S50];&quot;()&quot;;&quot;&quot;);&quot;[]&quot;;&quot;&quot;);&quot;{}&quot;;&quot;&quot;);&quot;&lt;&gt;&quot;;&quot;&quot;)" office:value-type="string" office:string-value="&lt;([&lt;{&lt;{{[[[{&lt;&lt;]&gt;}]&lt;([{(" calcext:value-type="string">
            <text:p>&lt;([&lt;{&lt;{{[[[{&lt;&lt;]&gt;}]&lt;([{(</text:p>
          </table:table-cell>
          <table:table-cell table:style-name="ce2" table:formula="of:=SUBSTITUTE(SUBSTITUTE(SUBSTITUTE(SUBSTITUTE([.T50];&quot;()&quot;;&quot;&quot;);&quot;[]&quot;;&quot;&quot;);&quot;{}&quot;;&quot;&quot;);&quot;&lt;&gt;&quot;;&quot;&quot;)" office:value-type="string" office:string-value="&lt;([&lt;{&lt;{{[[[{&lt;&lt;]&gt;}]&lt;([{(" calcext:value-type="string">
            <text:p>&lt;([&lt;{&lt;{{[[[{&lt;&lt;]&gt;}]&lt;([{(</text:p>
          </table:table-cell>
          <table:table-cell table:style-name="ce2" table:formula="of:=SUBSTITUTE(SUBSTITUTE(SUBSTITUTE(SUBSTITUTE([.U50];&quot;()&quot;;&quot;&quot;);&quot;[]&quot;;&quot;&quot;);&quot;{}&quot;;&quot;&quot;);&quot;&lt;&gt;&quot;;&quot;&quot;)" office:value-type="string" office:string-value="&lt;([&lt;{&lt;{{[[[{&lt;&lt;]&gt;}]&lt;([{(" calcext:value-type="string">
            <text:p>&lt;([&lt;{&lt;{{[[[{&lt;&lt;]&gt;}]&lt;([{(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50]; MIN(IFERROR(TRANSPOSE(FIND([$Reference.$A$5:.$A$8];[.V50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50]);CONCATENATE(MID([.V50];LEN([.V50])-ROW(INDIRECT(&quot;1:&quot;&amp;LEN([.V50])))+1;1));)" office:value-type="float" office:value="0" calcext:value-type="float">
            <text:p>0</text:p>
          </table:table-cell>
          <table:table-cell table:style-name="ce8" table:formula="of:=SUBSTITUTE(SUBSTITUTE(SUBSTITUTE(SUBSTITUTE([.Z50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50&amp;&quot;&quot;&quot;&quot;,&quot;&quot;(?s)(.{1})&quot;&quot;,&quot;&quot;$1&quot;&quot;&amp;CHAR(127)),&quot;&quot;'&quot;&quot;,&quot;&quot;''&quot;&quot;),CHAR(127)),)&quot;);&quot;&quot;)">
            <text:p/>
          </table:table-cell>
          <table:table-cell table:style-name="ce9" table:number-columns-repeated="1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50]));([.AT50]*5)+IFERROR(INDEX( [$Reference.$D$5:.$D$8];MATCH( [.AB50]; [$Reference.$A$5:.$A$8];0);0););[.AT5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C50]));([.AU50]*5)+IFERROR(INDEX( [$Reference.$D$5:.$D$8];MATCH( [.AC50]; [$Reference.$A$5:.$A$8];0);0););[.AU5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D50]));([.AV50]*5)+IFERROR(INDEX( [$Reference.$D$5:.$D$8];MATCH( [.AD50]; [$Reference.$A$5:.$A$8];0);0););[.AV5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E50]));([.AW50]*5)+IFERROR(INDEX( [$Reference.$D$5:.$D$8];MATCH( [.AE50]; [$Reference.$A$5:.$A$8];0);0););[.AW5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F50]));([.AX50]*5)+IFERROR(INDEX( [$Reference.$D$5:.$D$8];MATCH( [.AF50]; [$Reference.$A$5:.$A$8];0);0););[.AX5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G50]));([.AY50]*5)+IFERROR(INDEX( [$Reference.$D$5:.$D$8];MATCH( [.AG50]; [$Reference.$A$5:.$A$8];0);0););[.AY5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H50]));([.AZ50]*5)+IFERROR(INDEX( [$Reference.$D$5:.$D$8];MATCH( [.AH50]; [$Reference.$A$5:.$A$8];0);0););[.AZ5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I50]));([.BA50]*5)+IFERROR(INDEX( [$Reference.$D$5:.$D$8];MATCH( [.AI50]; [$Reference.$A$5:.$A$8];0);0););[.BA5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J50]));([.BB50]*5)+IFERROR(INDEX( [$Reference.$D$5:.$D$8];MATCH( [.AJ50]; [$Reference.$A$5:.$A$8];0);0););[.BB5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K50]));([.BC50]*5)+IFERROR(INDEX( [$Reference.$D$5:.$D$8];MATCH( [.AK50]; [$Reference.$A$5:.$A$8];0);0););[.BC5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L50]));([.BD50]*5)+IFERROR(INDEX( [$Reference.$D$5:.$D$8];MATCH( [.AL50]; [$Reference.$A$5:.$A$8];0);0););[.BD5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M50]));([.BE50]*5)+IFERROR(INDEX( [$Reference.$D$5:.$D$8];MATCH( [.AM50]; [$Reference.$A$5:.$A$8];0);0););[.BE5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N50]));([.BF50]*5)+IFERROR(INDEX( [$Reference.$D$5:.$D$8];MATCH( [.AN50]; [$Reference.$A$5:.$A$8];0);0););[.BF5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O50]));([.BG50]*5)+IFERROR(INDEX( [$Reference.$D$5:.$D$8];MATCH( [.AO50]; [$Reference.$A$5:.$A$8];0);0););[.BG5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P50]));([.BH50]*5)+IFERROR(INDEX( [$Reference.$D$5:.$D$8];MATCH( [.AP50]; [$Reference.$A$5:.$A$8];0);0););[.BH5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Q50]));([.BI50]*5)+IFERROR(INDEX( [$Reference.$D$5:.$D$8];MATCH( [.AQ50]; [$Reference.$A$5:.$A$8];0);0););[.BI5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R50]));([.BJ50]*5)+IFERROR(INDEX( [$Reference.$D$5:.$D$8];MATCH( [.AR50]; [$Reference.$A$5:.$A$8];0);0););[.BJ5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S50]));([.BK50]*5)+IFERROR(INDEX( [$Reference.$D$5:.$D$8];MATCH( [.AS50]; [$Reference.$A$5:.$A$8];0);0););[.BK50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{&lt;((&lt;[[{{([&lt;[[()[]]]&lt;{[]{}}{{}}&gt;&gt;(&lt;(()&lt;&gt;)&lt;[]&lt;&gt;&gt;&gt;[&lt;&lt;&gt;()&gt;[{}&lt;&gt;]])]){([[&lt;[]{}&gt;([]())][{()&lt;&gt;}]]&lt;{&lt;</text:p>
          </table:table-cell>
          <table:table-cell table:style-name="ce2" table:formula="of:=SUBSTITUTE(SUBSTITUTE(SUBSTITUTE(SUBSTITUTE([.A51];&quot;()&quot;;&quot;&quot;);&quot;[]&quot;;&quot;&quot;);&quot;{}&quot;;&quot;&quot;);&quot;&lt;&gt;&quot;;&quot;&quot;)" office:value-type="string" office:string-value="{&lt;((&lt;[[{{([&lt;[[]]&lt;{}{}&gt;&gt;(&lt;()&lt;&gt;&gt;[&lt;&gt;[]])]){([[()][{}]]&lt;{&lt;" calcext:value-type="string">
            <text:p>{&lt;((&lt;[[{{([&lt;[[]]&lt;{}{}&gt;&gt;(&lt;()&lt;&gt;&gt;[&lt;&gt;[]])]){([[()][{}]]&lt;{&lt;</text:p>
          </table:table-cell>
          <table:table-cell table:style-name="ce2" table:formula="of:=SUBSTITUTE(SUBSTITUTE(SUBSTITUTE(SUBSTITUTE([.B51];&quot;()&quot;;&quot;&quot;);&quot;[]&quot;;&quot;&quot;);&quot;{}&quot;;&quot;&quot;);&quot;&lt;&gt;&quot;;&quot;&quot;)" office:value-type="string" office:string-value="{&lt;((&lt;[[{{([&lt;[]&gt;(&lt;&gt;[])]){([[]]&lt;{&lt;" calcext:value-type="string">
            <text:p>{&lt;((&lt;[[{{([&lt;[]&gt;(&lt;&gt;[])]){([[]]&lt;{&lt;</text:p>
          </table:table-cell>
          <table:table-cell table:style-name="ce2" table:formula="of:=SUBSTITUTE(SUBSTITUTE(SUBSTITUTE(SUBSTITUTE([.C51];&quot;()&quot;;&quot;&quot;);&quot;[]&quot;;&quot;&quot;);&quot;{}&quot;;&quot;&quot;);&quot;&lt;&gt;&quot;;&quot;&quot;)" office:value-type="string" office:string-value="{&lt;((&lt;[[{{([()]){([]&lt;{&lt;" calcext:value-type="string">
            <text:p>{&lt;((&lt;[[{{([()]){([]&lt;{&lt;</text:p>
          </table:table-cell>
          <table:table-cell table:style-name="ce2" table:formula="of:=SUBSTITUTE(SUBSTITUTE(SUBSTITUTE(SUBSTITUTE([.D51];&quot;()&quot;;&quot;&quot;);&quot;[]&quot;;&quot;&quot;);&quot;{}&quot;;&quot;&quot;);&quot;&lt;&gt;&quot;;&quot;&quot;)" office:value-type="string" office:string-value="{&lt;((&lt;[[{{(){(&lt;{&lt;" calcext:value-type="string">
            <text:p>{&lt;((&lt;[[{{(){(&lt;{&lt;</text:p>
          </table:table-cell>
          <table:table-cell table:style-name="ce2" table:formula="of:=SUBSTITUTE(SUBSTITUTE(SUBSTITUTE(SUBSTITUTE([.E51];&quot;()&quot;;&quot;&quot;);&quot;[]&quot;;&quot;&quot;);&quot;{}&quot;;&quot;&quot;);&quot;&lt;&gt;&quot;;&quot;&quot;)" office:value-type="string" office:string-value="{&lt;((&lt;[[{{{(&lt;{&lt;" calcext:value-type="string">
            <text:p>{&lt;((&lt;[[{{{(&lt;{&lt;</text:p>
          </table:table-cell>
          <table:table-cell table:style-name="ce2" table:formula="of:=SUBSTITUTE(SUBSTITUTE(SUBSTITUTE(SUBSTITUTE([.F51];&quot;()&quot;;&quot;&quot;);&quot;[]&quot;;&quot;&quot;);&quot;{}&quot;;&quot;&quot;);&quot;&lt;&gt;&quot;;&quot;&quot;)" office:value-type="string" office:string-value="{&lt;((&lt;[[{{{(&lt;{&lt;" calcext:value-type="string">
            <text:p>{&lt;((&lt;[[{{{(&lt;{&lt;</text:p>
          </table:table-cell>
          <table:table-cell table:style-name="ce2" table:formula="of:=SUBSTITUTE(SUBSTITUTE(SUBSTITUTE(SUBSTITUTE([.G51];&quot;()&quot;;&quot;&quot;);&quot;[]&quot;;&quot;&quot;);&quot;{}&quot;;&quot;&quot;);&quot;&lt;&gt;&quot;;&quot;&quot;)" office:value-type="string" office:string-value="{&lt;((&lt;[[{{{(&lt;{&lt;" calcext:value-type="string">
            <text:p>{&lt;((&lt;[[{{{(&lt;{&lt;</text:p>
          </table:table-cell>
          <table:table-cell table:style-name="ce2" table:formula="of:=SUBSTITUTE(SUBSTITUTE(SUBSTITUTE(SUBSTITUTE([.H51];&quot;()&quot;;&quot;&quot;);&quot;[]&quot;;&quot;&quot;);&quot;{}&quot;;&quot;&quot;);&quot;&lt;&gt;&quot;;&quot;&quot;)" office:value-type="string" office:string-value="{&lt;((&lt;[[{{{(&lt;{&lt;" calcext:value-type="string">
            <text:p>{&lt;((&lt;[[{{{(&lt;{&lt;</text:p>
          </table:table-cell>
          <table:table-cell table:style-name="ce2" table:formula="of:=SUBSTITUTE(SUBSTITUTE(SUBSTITUTE(SUBSTITUTE([.I51];&quot;()&quot;;&quot;&quot;);&quot;[]&quot;;&quot;&quot;);&quot;{}&quot;;&quot;&quot;);&quot;&lt;&gt;&quot;;&quot;&quot;)" office:value-type="string" office:string-value="{&lt;((&lt;[[{{{(&lt;{&lt;" calcext:value-type="string">
            <text:p>{&lt;((&lt;[[{{{(&lt;{&lt;</text:p>
          </table:table-cell>
          <table:table-cell table:style-name="ce2" table:formula="of:=SUBSTITUTE(SUBSTITUTE(SUBSTITUTE(SUBSTITUTE([.J51];&quot;()&quot;;&quot;&quot;);&quot;[]&quot;;&quot;&quot;);&quot;{}&quot;;&quot;&quot;);&quot;&lt;&gt;&quot;;&quot;&quot;)" office:value-type="string" office:string-value="{&lt;((&lt;[[{{{(&lt;{&lt;" calcext:value-type="string">
            <text:p>{&lt;((&lt;[[{{{(&lt;{&lt;</text:p>
          </table:table-cell>
          <table:table-cell table:style-name="ce2" table:formula="of:=SUBSTITUTE(SUBSTITUTE(SUBSTITUTE(SUBSTITUTE([.K51];&quot;()&quot;;&quot;&quot;);&quot;[]&quot;;&quot;&quot;);&quot;{}&quot;;&quot;&quot;);&quot;&lt;&gt;&quot;;&quot;&quot;)" office:value-type="string" office:string-value="{&lt;((&lt;[[{{{(&lt;{&lt;" calcext:value-type="string">
            <text:p>{&lt;((&lt;[[{{{(&lt;{&lt;</text:p>
          </table:table-cell>
          <table:table-cell table:style-name="ce2" table:formula="of:=SUBSTITUTE(SUBSTITUTE(SUBSTITUTE(SUBSTITUTE([.L51];&quot;()&quot;;&quot;&quot;);&quot;[]&quot;;&quot;&quot;);&quot;{}&quot;;&quot;&quot;);&quot;&lt;&gt;&quot;;&quot;&quot;)" office:value-type="string" office:string-value="{&lt;((&lt;[[{{{(&lt;{&lt;" calcext:value-type="string">
            <text:p>{&lt;((&lt;[[{{{(&lt;{&lt;</text:p>
          </table:table-cell>
          <table:table-cell table:style-name="ce2" table:formula="of:=SUBSTITUTE(SUBSTITUTE(SUBSTITUTE(SUBSTITUTE([.M51];&quot;()&quot;;&quot;&quot;);&quot;[]&quot;;&quot;&quot;);&quot;{}&quot;;&quot;&quot;);&quot;&lt;&gt;&quot;;&quot;&quot;)" office:value-type="string" office:string-value="{&lt;((&lt;[[{{{(&lt;{&lt;" calcext:value-type="string">
            <text:p>{&lt;((&lt;[[{{{(&lt;{&lt;</text:p>
          </table:table-cell>
          <table:table-cell table:style-name="ce2" table:formula="of:=SUBSTITUTE(SUBSTITUTE(SUBSTITUTE(SUBSTITUTE([.N51];&quot;()&quot;;&quot;&quot;);&quot;[]&quot;;&quot;&quot;);&quot;{}&quot;;&quot;&quot;);&quot;&lt;&gt;&quot;;&quot;&quot;)" office:value-type="string" office:string-value="{&lt;((&lt;[[{{{(&lt;{&lt;" calcext:value-type="string">
            <text:p>{&lt;((&lt;[[{{{(&lt;{&lt;</text:p>
          </table:table-cell>
          <table:table-cell table:style-name="ce2" table:formula="of:=SUBSTITUTE(SUBSTITUTE(SUBSTITUTE(SUBSTITUTE([.O51];&quot;()&quot;;&quot;&quot;);&quot;[]&quot;;&quot;&quot;);&quot;{}&quot;;&quot;&quot;);&quot;&lt;&gt;&quot;;&quot;&quot;)" office:value-type="string" office:string-value="{&lt;((&lt;[[{{{(&lt;{&lt;" calcext:value-type="string">
            <text:p>{&lt;((&lt;[[{{{(&lt;{&lt;</text:p>
          </table:table-cell>
          <table:table-cell table:style-name="ce2" table:formula="of:=SUBSTITUTE(SUBSTITUTE(SUBSTITUTE(SUBSTITUTE([.P51];&quot;()&quot;;&quot;&quot;);&quot;[]&quot;;&quot;&quot;);&quot;{}&quot;;&quot;&quot;);&quot;&lt;&gt;&quot;;&quot;&quot;)" office:value-type="string" office:string-value="{&lt;((&lt;[[{{{(&lt;{&lt;" calcext:value-type="string">
            <text:p>{&lt;((&lt;[[{{{(&lt;{&lt;</text:p>
          </table:table-cell>
          <table:table-cell table:style-name="ce2" table:formula="of:=SUBSTITUTE(SUBSTITUTE(SUBSTITUTE(SUBSTITUTE([.Q51];&quot;()&quot;;&quot;&quot;);&quot;[]&quot;;&quot;&quot;);&quot;{}&quot;;&quot;&quot;);&quot;&lt;&gt;&quot;;&quot;&quot;)" office:value-type="string" office:string-value="{&lt;((&lt;[[{{{(&lt;{&lt;" calcext:value-type="string">
            <text:p>{&lt;((&lt;[[{{{(&lt;{&lt;</text:p>
          </table:table-cell>
          <table:table-cell table:style-name="ce2" table:formula="of:=SUBSTITUTE(SUBSTITUTE(SUBSTITUTE(SUBSTITUTE([.R51];&quot;()&quot;;&quot;&quot;);&quot;[]&quot;;&quot;&quot;);&quot;{}&quot;;&quot;&quot;);&quot;&lt;&gt;&quot;;&quot;&quot;)" office:value-type="string" office:string-value="{&lt;((&lt;[[{{{(&lt;{&lt;" calcext:value-type="string">
            <text:p>{&lt;((&lt;[[{{{(&lt;{&lt;</text:p>
          </table:table-cell>
          <table:table-cell table:style-name="ce2" table:formula="of:=SUBSTITUTE(SUBSTITUTE(SUBSTITUTE(SUBSTITUTE([.S51];&quot;()&quot;;&quot;&quot;);&quot;[]&quot;;&quot;&quot;);&quot;{}&quot;;&quot;&quot;);&quot;&lt;&gt;&quot;;&quot;&quot;)" office:value-type="string" office:string-value="{&lt;((&lt;[[{{{(&lt;{&lt;" calcext:value-type="string">
            <text:p>{&lt;((&lt;[[{{{(&lt;{&lt;</text:p>
          </table:table-cell>
          <table:table-cell table:style-name="ce2" table:formula="of:=SUBSTITUTE(SUBSTITUTE(SUBSTITUTE(SUBSTITUTE([.T51];&quot;()&quot;;&quot;&quot;);&quot;[]&quot;;&quot;&quot;);&quot;{}&quot;;&quot;&quot;);&quot;&lt;&gt;&quot;;&quot;&quot;)" office:value-type="string" office:string-value="{&lt;((&lt;[[{{{(&lt;{&lt;" calcext:value-type="string">
            <text:p>{&lt;((&lt;[[{{{(&lt;{&lt;</text:p>
          </table:table-cell>
          <table:table-cell table:style-name="ce2" table:formula="of:=SUBSTITUTE(SUBSTITUTE(SUBSTITUTE(SUBSTITUTE([.U51];&quot;()&quot;;&quot;&quot;);&quot;[]&quot;;&quot;&quot;);&quot;{}&quot;;&quot;&quot;);&quot;&lt;&gt;&quot;;&quot;&quot;)" office:value-type="string" office:string-value="{&lt;((&lt;[[{{{(&lt;{&lt;" calcext:value-type="string">
            <text:p>{&lt;((&lt;[[{{{(&lt;{&lt;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51]; MIN(IFERROR(TRANSPOSE(FIND([$Reference.$A$5:.$A$8];[.V51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51]);CONCATENATE(MID([.V51];LEN([.V51])-ROW(INDIRECT(&quot;1:&quot;&amp;LEN([.V51])))+1;1));)" office:value-type="float" office:value="0" calcext:value-type="float">
            <text:p>0</text:p>
          </table:table-cell>
          <table:table-cell table:style-name="ce8" table:formula="of:=SUBSTITUTE(SUBSTITUTE(SUBSTITUTE(SUBSTITUTE([.Z51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51&amp;&quot;&quot;&quot;&quot;,&quot;&quot;(?s)(.{1})&quot;&quot;,&quot;&quot;$1&quot;&quot;&amp;CHAR(127)),&quot;&quot;'&quot;&quot;,&quot;&quot;''&quot;&quot;),CHAR(127)),)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number-columns-repeated="4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51]));([.AT51]*5)+IFERROR(INDEX( [$Reference.$D$5:.$D$8];MATCH( [.AB51]; [$Reference.$A$5:.$A$8];0);0););[.AT51])" office:value-type="float" office:value="4" calcext:value-type="float">
            <text:p>4</text:p>
          </table:table-cell>
          <table:table-cell table:style-name="ce9" table:number-matrix-columns-spanned="1" table:number-matrix-rows-spanned="1" table:formula="of:=IF(NOT(ISBLANK([.AC51]));([.AU51]*5)+IFERROR(INDEX( [$Reference.$D$5:.$D$8];MATCH( [.AC51]; [$Reference.$A$5:.$A$8];0);0););[.AU51])" office:value-type="float" office:value="23" calcext:value-type="float">
            <text:p>23</text:p>
          </table:table-cell>
          <table:table-cell table:style-name="ce9" table:number-matrix-columns-spanned="1" table:number-matrix-rows-spanned="1" table:formula="of:=IF(NOT(ISBLANK([.AD51]));([.AV51]*5)+IFERROR(INDEX( [$Reference.$D$5:.$D$8];MATCH( [.AD51]; [$Reference.$A$5:.$A$8];0);0););[.AV51])" office:value-type="float" office:value="119" calcext:value-type="float">
            <text:p>119</text:p>
          </table:table-cell>
          <table:table-cell table:style-name="ce9" table:number-matrix-columns-spanned="1" table:number-matrix-rows-spanned="1" table:formula="of:=IF(NOT(ISBLANK([.AE51]));([.AW51]*5)+IFERROR(INDEX( [$Reference.$D$5:.$D$8];MATCH( [.AE51]; [$Reference.$A$5:.$A$8];0);0););[.AW51])" office:value-type="float" office:value="596" calcext:value-type="float">
            <text:p>596</text:p>
          </table:table-cell>
          <table:table-cell table:style-name="ce9" table:number-matrix-columns-spanned="1" table:number-matrix-rows-spanned="1" table:formula="of:=IF(NOT(ISBLANK([.AF51]));([.AX51]*5)+IFERROR(INDEX( [$Reference.$D$5:.$D$8];MATCH( [.AF51]; [$Reference.$A$5:.$A$8];0);0););[.AX51])" office:value-type="float" office:value="2983" calcext:value-type="float">
            <text:p>2983</text:p>
          </table:table-cell>
          <table:table-cell table:style-name="ce9" table:number-matrix-columns-spanned="1" table:number-matrix-rows-spanned="1" table:formula="of:=IF(NOT(ISBLANK([.AG51]));([.AY51]*5)+IFERROR(INDEX( [$Reference.$D$5:.$D$8];MATCH( [.AG51]; [$Reference.$A$5:.$A$8];0);0););[.AY51])" office:value-type="float" office:value="14918" calcext:value-type="float">
            <text:p>14918</text:p>
          </table:table-cell>
          <table:table-cell table:style-name="ce9" table:number-matrix-columns-spanned="1" table:number-matrix-rows-spanned="1" table:formula="of:=IF(NOT(ISBLANK([.AH51]));([.AZ51]*5)+IFERROR(INDEX( [$Reference.$D$5:.$D$8];MATCH( [.AH51]; [$Reference.$A$5:.$A$8];0);0););[.AZ51])" office:value-type="float" office:value="74593" calcext:value-type="float">
            <text:p>74593</text:p>
          </table:table-cell>
          <table:table-cell table:style-name="ce9" table:number-matrix-columns-spanned="1" table:number-matrix-rows-spanned="1" table:formula="of:=IF(NOT(ISBLANK([.AI51]));([.BA51]*5)+IFERROR(INDEX( [$Reference.$D$5:.$D$8];MATCH( [.AI51]; [$Reference.$A$5:.$A$8];0);0););[.BA51])" office:value-type="float" office:value="372967" calcext:value-type="float">
            <text:p>372967</text:p>
          </table:table-cell>
          <table:table-cell table:style-name="ce9" table:number-matrix-columns-spanned="1" table:number-matrix-rows-spanned="1" table:formula="of:=IF(NOT(ISBLANK([.AJ51]));([.BB51]*5)+IFERROR(INDEX( [$Reference.$D$5:.$D$8];MATCH( [.AJ51]; [$Reference.$A$5:.$A$8];0);0););[.BB51])" office:value-type="float" office:value="1864837" calcext:value-type="float">
            <text:p>1864837</text:p>
          </table:table-cell>
          <table:table-cell table:style-name="ce9" table:number-matrix-columns-spanned="1" table:number-matrix-rows-spanned="1" table:formula="of:=IF(NOT(ISBLANK([.AK51]));([.BC51]*5)+IFERROR(INDEX( [$Reference.$D$5:.$D$8];MATCH( [.AK51]; [$Reference.$A$5:.$A$8];0);0););[.BC51])" office:value-type="float" office:value="9324189" calcext:value-type="float">
            <text:p>9324189</text:p>
          </table:table-cell>
          <table:table-cell table:style-name="ce9" table:number-matrix-columns-spanned="1" table:number-matrix-rows-spanned="1" table:formula="of:=IF(NOT(ISBLANK([.AL51]));([.BD51]*5)+IFERROR(INDEX( [$Reference.$D$5:.$D$8];MATCH( [.AL51]; [$Reference.$A$5:.$A$8];0);0););[.BD51])" office:value-type="float" office:value="46620946" calcext:value-type="float">
            <text:p>46620946</text:p>
          </table:table-cell>
          <table:table-cell table:style-name="ce9" table:number-matrix-columns-spanned="1" table:number-matrix-rows-spanned="1" table:formula="of:=IF(NOT(ISBLANK([.AM51]));([.BE51]*5)+IFERROR(INDEX( [$Reference.$D$5:.$D$8];MATCH( [.AM51]; [$Reference.$A$5:.$A$8];0);0););[.BE51])" office:value-type="float" office:value="233104731" calcext:value-type="float">
            <text:p>233104731</text:p>
          </table:table-cell>
          <table:table-cell table:style-name="ce9" table:number-matrix-columns-spanned="1" table:number-matrix-rows-spanned="1" table:formula="of:=IF(NOT(ISBLANK([.AN51]));([.BF51]*5)+IFERROR(INDEX( [$Reference.$D$5:.$D$8];MATCH( [.AN51]; [$Reference.$A$5:.$A$8];0);0););[.BF51])" office:value-type="float" office:value="1165523659" calcext:value-type="float">
            <text:p>1165523659</text:p>
          </table:table-cell>
          <table:table-cell table:style-name="ce9" table:number-matrix-columns-spanned="1" table:number-matrix-rows-spanned="1" table:formula="of:=IF(NOT(ISBLANK([.AO51]));([.BG51]*5)+IFERROR(INDEX( [$Reference.$D$5:.$D$8];MATCH( [.AO51]; [$Reference.$A$5:.$A$8];0);0););[.BG51])" office:value-type="float" office:value="5827618298" calcext:value-type="float">
            <text:p>5827618298</text:p>
          </table:table-cell>
          <table:table-cell table:style-name="ce9" table:number-matrix-columns-spanned="1" table:number-matrix-rows-spanned="1" table:formula="of:=IF(NOT(ISBLANK([.AP51]));([.BH51]*5)+IFERROR(INDEX( [$Reference.$D$5:.$D$8];MATCH( [.AP51]; [$Reference.$A$5:.$A$8];0);0););[.BH51])" office:value-type="float" office:value="5827618298" calcext:value-type="float">
            <text:p>5827618298</text:p>
          </table:table-cell>
          <table:table-cell table:style-name="ce9" table:number-matrix-columns-spanned="1" table:number-matrix-rows-spanned="1" table:formula="of:=IF(NOT(ISBLANK([.AQ51]));([.BI51]*5)+IFERROR(INDEX( [$Reference.$D$5:.$D$8];MATCH( [.AQ51]; [$Reference.$A$5:.$A$8];0);0););[.BI51])" office:value-type="float" office:value="5827618298" calcext:value-type="float">
            <text:p>5827618298</text:p>
          </table:table-cell>
          <table:table-cell table:style-name="ce9" table:number-matrix-columns-spanned="1" table:number-matrix-rows-spanned="1" table:formula="of:=IF(NOT(ISBLANK([.AR51]));([.BJ51]*5)+IFERROR(INDEX( [$Reference.$D$5:.$D$8];MATCH( [.AR51]; [$Reference.$A$5:.$A$8];0);0););[.BJ51])" office:value-type="float" office:value="5827618298" calcext:value-type="float">
            <text:p>5827618298</text:p>
          </table:table-cell>
          <table:table-cell table:style-name="ce9" table:number-matrix-columns-spanned="1" table:number-matrix-rows-spanned="1" table:formula="of:=IF(NOT(ISBLANK([.AS51]));([.BK51]*5)+IFERROR(INDEX( [$Reference.$D$5:.$D$8];MATCH( [.AS51]; [$Reference.$A$5:.$A$8];0);0););[.BK51])" office:value-type="float" office:value="5827618298" calcext:value-type="float">
            <text:p>5827618298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((([[&lt;(&lt;&lt;(&lt;({{()[]}{[][]}}{&lt;[]()&gt;[{}()]})[(&lt;&lt;&gt;()&gt;([]&lt;&gt;))&lt;[&lt;&gt;{}]&gt;]&gt;)&lt;&lt;[&lt;[[]&lt;&gt;]&gt;{(()[]){()&lt;&gt;}}]{(</text:p>
          </table:table-cell>
          <table:table-cell table:style-name="ce2" table:formula="of:=SUBSTITUTE(SUBSTITUTE(SUBSTITUTE(SUBSTITUTE([.A52];&quot;()&quot;;&quot;&quot;);&quot;[]&quot;;&quot;&quot;);&quot;{}&quot;;&quot;&quot;);&quot;&lt;&gt;&quot;;&quot;&quot;)" office:value-type="string" office:string-value="((([[&lt;(&lt;&lt;(&lt;({}{[]})[(&lt;&gt;())&lt;[]&gt;]&gt;)&lt;&lt;[&lt;[]&gt;{(){}}]{(" calcext:value-type="string">
            <text:p>((([[&lt;(&lt;&lt;(&lt;({}{[]})[(&lt;&gt;())&lt;[]&gt;]&gt;)&lt;&lt;[&lt;[]&gt;{(){}}]{(</text:p>
          </table:table-cell>
          <table:table-cell table:style-name="ce2" table:formula="of:=SUBSTITUTE(SUBSTITUTE(SUBSTITUTE(SUBSTITUTE([.B52];&quot;()&quot;;&quot;&quot;);&quot;[]&quot;;&quot;&quot;);&quot;{}&quot;;&quot;&quot;);&quot;&lt;&gt;&quot;;&quot;&quot;)" office:value-type="string" office:string-value="((([[&lt;(&lt;&lt;(&lt;()[()]&gt;)&lt;&lt;[{}]{(" calcext:value-type="string">
            <text:p>((([[&lt;(&lt;&lt;(&lt;()[()]&gt;)&lt;&lt;[{}]{(</text:p>
          </table:table-cell>
          <table:table-cell table:style-name="ce2" table:formula="of:=SUBSTITUTE(SUBSTITUTE(SUBSTITUTE(SUBSTITUTE([.C52];&quot;()&quot;;&quot;&quot;);&quot;[]&quot;;&quot;&quot;);&quot;{}&quot;;&quot;&quot;);&quot;&lt;&gt;&quot;;&quot;&quot;)" office:value-type="string" office:string-value="((([[&lt;(&lt;&lt;()&lt;&lt;[]{(" calcext:value-type="string">
            <text:p>((([[&lt;(&lt;&lt;()&lt;&lt;[]{(</text:p>
          </table:table-cell>
          <table:table-cell table:style-name="ce2" table:formula="of:=SUBSTITUTE(SUBSTITUTE(SUBSTITUTE(SUBSTITUTE([.D52];&quot;()&quot;;&quot;&quot;);&quot;[]&quot;;&quot;&quot;);&quot;{}&quot;;&quot;&quot;);&quot;&lt;&gt;&quot;;&quot;&quot;)" office:value-type="string" office:string-value="((([[&lt;(&lt;&lt;&lt;&lt;{(" calcext:value-type="string">
            <text:p>((([[&lt;(&lt;&lt;&lt;&lt;{(</text:p>
          </table:table-cell>
          <table:table-cell table:style-name="ce2" table:formula="of:=SUBSTITUTE(SUBSTITUTE(SUBSTITUTE(SUBSTITUTE([.E52];&quot;()&quot;;&quot;&quot;);&quot;[]&quot;;&quot;&quot;);&quot;{}&quot;;&quot;&quot;);&quot;&lt;&gt;&quot;;&quot;&quot;)" office:value-type="string" office:string-value="((([[&lt;(&lt;&lt;&lt;&lt;{(" calcext:value-type="string">
            <text:p>((([[&lt;(&lt;&lt;&lt;&lt;{(</text:p>
          </table:table-cell>
          <table:table-cell table:style-name="ce2" table:formula="of:=SUBSTITUTE(SUBSTITUTE(SUBSTITUTE(SUBSTITUTE([.F52];&quot;()&quot;;&quot;&quot;);&quot;[]&quot;;&quot;&quot;);&quot;{}&quot;;&quot;&quot;);&quot;&lt;&gt;&quot;;&quot;&quot;)" office:value-type="string" office:string-value="((([[&lt;(&lt;&lt;&lt;&lt;{(" calcext:value-type="string">
            <text:p>((([[&lt;(&lt;&lt;&lt;&lt;{(</text:p>
          </table:table-cell>
          <table:table-cell table:style-name="ce2" table:formula="of:=SUBSTITUTE(SUBSTITUTE(SUBSTITUTE(SUBSTITUTE([.G52];&quot;()&quot;;&quot;&quot;);&quot;[]&quot;;&quot;&quot;);&quot;{}&quot;;&quot;&quot;);&quot;&lt;&gt;&quot;;&quot;&quot;)" office:value-type="string" office:string-value="((([[&lt;(&lt;&lt;&lt;&lt;{(" calcext:value-type="string">
            <text:p>((([[&lt;(&lt;&lt;&lt;&lt;{(</text:p>
          </table:table-cell>
          <table:table-cell table:style-name="ce2" table:formula="of:=SUBSTITUTE(SUBSTITUTE(SUBSTITUTE(SUBSTITUTE([.H52];&quot;()&quot;;&quot;&quot;);&quot;[]&quot;;&quot;&quot;);&quot;{}&quot;;&quot;&quot;);&quot;&lt;&gt;&quot;;&quot;&quot;)" office:value-type="string" office:string-value="((([[&lt;(&lt;&lt;&lt;&lt;{(" calcext:value-type="string">
            <text:p>((([[&lt;(&lt;&lt;&lt;&lt;{(</text:p>
          </table:table-cell>
          <table:table-cell table:style-name="ce2" table:formula="of:=SUBSTITUTE(SUBSTITUTE(SUBSTITUTE(SUBSTITUTE([.I52];&quot;()&quot;;&quot;&quot;);&quot;[]&quot;;&quot;&quot;);&quot;{}&quot;;&quot;&quot;);&quot;&lt;&gt;&quot;;&quot;&quot;)" office:value-type="string" office:string-value="((([[&lt;(&lt;&lt;&lt;&lt;{(" calcext:value-type="string">
            <text:p>((([[&lt;(&lt;&lt;&lt;&lt;{(</text:p>
          </table:table-cell>
          <table:table-cell table:style-name="ce2" table:formula="of:=SUBSTITUTE(SUBSTITUTE(SUBSTITUTE(SUBSTITUTE([.J52];&quot;()&quot;;&quot;&quot;);&quot;[]&quot;;&quot;&quot;);&quot;{}&quot;;&quot;&quot;);&quot;&lt;&gt;&quot;;&quot;&quot;)" office:value-type="string" office:string-value="((([[&lt;(&lt;&lt;&lt;&lt;{(" calcext:value-type="string">
            <text:p>((([[&lt;(&lt;&lt;&lt;&lt;{(</text:p>
          </table:table-cell>
          <table:table-cell table:style-name="ce2" table:formula="of:=SUBSTITUTE(SUBSTITUTE(SUBSTITUTE(SUBSTITUTE([.K52];&quot;()&quot;;&quot;&quot;);&quot;[]&quot;;&quot;&quot;);&quot;{}&quot;;&quot;&quot;);&quot;&lt;&gt;&quot;;&quot;&quot;)" office:value-type="string" office:string-value="((([[&lt;(&lt;&lt;&lt;&lt;{(" calcext:value-type="string">
            <text:p>((([[&lt;(&lt;&lt;&lt;&lt;{(</text:p>
          </table:table-cell>
          <table:table-cell table:style-name="ce2" table:formula="of:=SUBSTITUTE(SUBSTITUTE(SUBSTITUTE(SUBSTITUTE([.L52];&quot;()&quot;;&quot;&quot;);&quot;[]&quot;;&quot;&quot;);&quot;{}&quot;;&quot;&quot;);&quot;&lt;&gt;&quot;;&quot;&quot;)" office:value-type="string" office:string-value="((([[&lt;(&lt;&lt;&lt;&lt;{(" calcext:value-type="string">
            <text:p>((([[&lt;(&lt;&lt;&lt;&lt;{(</text:p>
          </table:table-cell>
          <table:table-cell table:style-name="ce2" table:formula="of:=SUBSTITUTE(SUBSTITUTE(SUBSTITUTE(SUBSTITUTE([.M52];&quot;()&quot;;&quot;&quot;);&quot;[]&quot;;&quot;&quot;);&quot;{}&quot;;&quot;&quot;);&quot;&lt;&gt;&quot;;&quot;&quot;)" office:value-type="string" office:string-value="((([[&lt;(&lt;&lt;&lt;&lt;{(" calcext:value-type="string">
            <text:p>((([[&lt;(&lt;&lt;&lt;&lt;{(</text:p>
          </table:table-cell>
          <table:table-cell table:style-name="ce2" table:formula="of:=SUBSTITUTE(SUBSTITUTE(SUBSTITUTE(SUBSTITUTE([.N52];&quot;()&quot;;&quot;&quot;);&quot;[]&quot;;&quot;&quot;);&quot;{}&quot;;&quot;&quot;);&quot;&lt;&gt;&quot;;&quot;&quot;)" office:value-type="string" office:string-value="((([[&lt;(&lt;&lt;&lt;&lt;{(" calcext:value-type="string">
            <text:p>((([[&lt;(&lt;&lt;&lt;&lt;{(</text:p>
          </table:table-cell>
          <table:table-cell table:style-name="ce2" table:formula="of:=SUBSTITUTE(SUBSTITUTE(SUBSTITUTE(SUBSTITUTE([.O52];&quot;()&quot;;&quot;&quot;);&quot;[]&quot;;&quot;&quot;);&quot;{}&quot;;&quot;&quot;);&quot;&lt;&gt;&quot;;&quot;&quot;)" office:value-type="string" office:string-value="((([[&lt;(&lt;&lt;&lt;&lt;{(" calcext:value-type="string">
            <text:p>((([[&lt;(&lt;&lt;&lt;&lt;{(</text:p>
          </table:table-cell>
          <table:table-cell table:style-name="ce2" table:formula="of:=SUBSTITUTE(SUBSTITUTE(SUBSTITUTE(SUBSTITUTE([.P52];&quot;()&quot;;&quot;&quot;);&quot;[]&quot;;&quot;&quot;);&quot;{}&quot;;&quot;&quot;);&quot;&lt;&gt;&quot;;&quot;&quot;)" office:value-type="string" office:string-value="((([[&lt;(&lt;&lt;&lt;&lt;{(" calcext:value-type="string">
            <text:p>((([[&lt;(&lt;&lt;&lt;&lt;{(</text:p>
          </table:table-cell>
          <table:table-cell table:style-name="ce2" table:formula="of:=SUBSTITUTE(SUBSTITUTE(SUBSTITUTE(SUBSTITUTE([.Q52];&quot;()&quot;;&quot;&quot;);&quot;[]&quot;;&quot;&quot;);&quot;{}&quot;;&quot;&quot;);&quot;&lt;&gt;&quot;;&quot;&quot;)" office:value-type="string" office:string-value="((([[&lt;(&lt;&lt;&lt;&lt;{(" calcext:value-type="string">
            <text:p>((([[&lt;(&lt;&lt;&lt;&lt;{(</text:p>
          </table:table-cell>
          <table:table-cell table:style-name="ce2" table:formula="of:=SUBSTITUTE(SUBSTITUTE(SUBSTITUTE(SUBSTITUTE([.R52];&quot;()&quot;;&quot;&quot;);&quot;[]&quot;;&quot;&quot;);&quot;{}&quot;;&quot;&quot;);&quot;&lt;&gt;&quot;;&quot;&quot;)" office:value-type="string" office:string-value="((([[&lt;(&lt;&lt;&lt;&lt;{(" calcext:value-type="string">
            <text:p>((([[&lt;(&lt;&lt;&lt;&lt;{(</text:p>
          </table:table-cell>
          <table:table-cell table:style-name="ce2" table:formula="of:=SUBSTITUTE(SUBSTITUTE(SUBSTITUTE(SUBSTITUTE([.S52];&quot;()&quot;;&quot;&quot;);&quot;[]&quot;;&quot;&quot;);&quot;{}&quot;;&quot;&quot;);&quot;&lt;&gt;&quot;;&quot;&quot;)" office:value-type="string" office:string-value="((([[&lt;(&lt;&lt;&lt;&lt;{(" calcext:value-type="string">
            <text:p>((([[&lt;(&lt;&lt;&lt;&lt;{(</text:p>
          </table:table-cell>
          <table:table-cell table:style-name="ce2" table:formula="of:=SUBSTITUTE(SUBSTITUTE(SUBSTITUTE(SUBSTITUTE([.T52];&quot;()&quot;;&quot;&quot;);&quot;[]&quot;;&quot;&quot;);&quot;{}&quot;;&quot;&quot;);&quot;&lt;&gt;&quot;;&quot;&quot;)" office:value-type="string" office:string-value="((([[&lt;(&lt;&lt;&lt;&lt;{(" calcext:value-type="string">
            <text:p>((([[&lt;(&lt;&lt;&lt;&lt;{(</text:p>
          </table:table-cell>
          <table:table-cell table:style-name="ce2" table:formula="of:=SUBSTITUTE(SUBSTITUTE(SUBSTITUTE(SUBSTITUTE([.U52];&quot;()&quot;;&quot;&quot;);&quot;[]&quot;;&quot;&quot;);&quot;{}&quot;;&quot;&quot;);&quot;&lt;&gt;&quot;;&quot;&quot;)" office:value-type="string" office:string-value="((([[&lt;(&lt;&lt;&lt;&lt;{(" calcext:value-type="string">
            <text:p>((([[&lt;(&lt;&lt;&lt;&lt;{(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52]; MIN(IFERROR(TRANSPOSE(FIND([$Reference.$A$5:.$A$8];[.V52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52]);CONCATENATE(MID([.V52];LEN([.V52])-ROW(INDIRECT(&quot;1:&quot;&amp;LEN([.V52])))+1;1));)" office:value-type="float" office:value="0" calcext:value-type="float">
            <text:p>0</text:p>
          </table:table-cell>
          <table:table-cell table:style-name="ce8" table:formula="of:=SUBSTITUTE(SUBSTITUTE(SUBSTITUTE(SUBSTITUTE([.Z52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52&amp;&quot;&quot;&quot;&quot;,&quot;&quot;(?s)(.{1})&quot;&quot;,&quot;&quot;$1&quot;&quot;&amp;CHAR(127)),&quot;&quot;'&quot;&quot;,&quot;&quot;''&quot;&quot;),CHAR(127)),)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number-columns-repeated="5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52]));([.AT52]*5)+IFERROR(INDEX( [$Reference.$D$5:.$D$8];MATCH( [.AB52]; [$Reference.$A$5:.$A$8];0);0););[.AT52])" office:value-type="float" office:value="1" calcext:value-type="float">
            <text:p>1</text:p>
          </table:table-cell>
          <table:table-cell table:style-name="ce9" table:number-matrix-columns-spanned="1" table:number-matrix-rows-spanned="1" table:formula="of:=IF(NOT(ISBLANK([.AC52]));([.AU52]*5)+IFERROR(INDEX( [$Reference.$D$5:.$D$8];MATCH( [.AC52]; [$Reference.$A$5:.$A$8];0);0););[.AU52])" office:value-type="float" office:value="8" calcext:value-type="float">
            <text:p>8</text:p>
          </table:table-cell>
          <table:table-cell table:style-name="ce9" table:number-matrix-columns-spanned="1" table:number-matrix-rows-spanned="1" table:formula="of:=IF(NOT(ISBLANK([.AD52]));([.AV52]*5)+IFERROR(INDEX( [$Reference.$D$5:.$D$8];MATCH( [.AD52]; [$Reference.$A$5:.$A$8];0);0););[.AV52])" office:value-type="float" office:value="44" calcext:value-type="float">
            <text:p>44</text:p>
          </table:table-cell>
          <table:table-cell table:style-name="ce9" table:number-matrix-columns-spanned="1" table:number-matrix-rows-spanned="1" table:formula="of:=IF(NOT(ISBLANK([.AE52]));([.AW52]*5)+IFERROR(INDEX( [$Reference.$D$5:.$D$8];MATCH( [.AE52]; [$Reference.$A$5:.$A$8];0);0););[.AW52])" office:value-type="float" office:value="224" calcext:value-type="float">
            <text:p>224</text:p>
          </table:table-cell>
          <table:table-cell table:style-name="ce9" table:number-matrix-columns-spanned="1" table:number-matrix-rows-spanned="1" table:formula="of:=IF(NOT(ISBLANK([.AF52]));([.AX52]*5)+IFERROR(INDEX( [$Reference.$D$5:.$D$8];MATCH( [.AF52]; [$Reference.$A$5:.$A$8];0);0););[.AX52])" office:value-type="float" office:value="1124" calcext:value-type="float">
            <text:p>1124</text:p>
          </table:table-cell>
          <table:table-cell table:style-name="ce9" table:number-matrix-columns-spanned="1" table:number-matrix-rows-spanned="1" table:formula="of:=IF(NOT(ISBLANK([.AG52]));([.AY52]*5)+IFERROR(INDEX( [$Reference.$D$5:.$D$8];MATCH( [.AG52]; [$Reference.$A$5:.$A$8];0);0););[.AY52])" office:value-type="float" office:value="5624" calcext:value-type="float">
            <text:p>5624</text:p>
          </table:table-cell>
          <table:table-cell table:style-name="ce9" table:number-matrix-columns-spanned="1" table:number-matrix-rows-spanned="1" table:formula="of:=IF(NOT(ISBLANK([.AH52]));([.AZ52]*5)+IFERROR(INDEX( [$Reference.$D$5:.$D$8];MATCH( [.AH52]; [$Reference.$A$5:.$A$8];0);0););[.AZ52])" office:value-type="float" office:value="28121" calcext:value-type="float">
            <text:p>28121</text:p>
          </table:table-cell>
          <table:table-cell table:style-name="ce9" table:number-matrix-columns-spanned="1" table:number-matrix-rows-spanned="1" table:formula="of:=IF(NOT(ISBLANK([.AI52]));([.BA52]*5)+IFERROR(INDEX( [$Reference.$D$5:.$D$8];MATCH( [.AI52]; [$Reference.$A$5:.$A$8];0);0););[.BA52])" office:value-type="float" office:value="140609" calcext:value-type="float">
            <text:p>140609</text:p>
          </table:table-cell>
          <table:table-cell table:style-name="ce9" table:number-matrix-columns-spanned="1" table:number-matrix-rows-spanned="1" table:formula="of:=IF(NOT(ISBLANK([.AJ52]));([.BB52]*5)+IFERROR(INDEX( [$Reference.$D$5:.$D$8];MATCH( [.AJ52]; [$Reference.$A$5:.$A$8];0);0););[.BB52])" office:value-type="float" office:value="703047" calcext:value-type="float">
            <text:p>703047</text:p>
          </table:table-cell>
          <table:table-cell table:style-name="ce9" table:number-matrix-columns-spanned="1" table:number-matrix-rows-spanned="1" table:formula="of:=IF(NOT(ISBLANK([.AK52]));([.BC52]*5)+IFERROR(INDEX( [$Reference.$D$5:.$D$8];MATCH( [.AK52]; [$Reference.$A$5:.$A$8];0);0););[.BC52])" office:value-type="float" office:value="3515237" calcext:value-type="float">
            <text:p>3515237</text:p>
          </table:table-cell>
          <table:table-cell table:style-name="ce9" table:number-matrix-columns-spanned="1" table:number-matrix-rows-spanned="1" table:formula="of:=IF(NOT(ISBLANK([.AL52]));([.BD52]*5)+IFERROR(INDEX( [$Reference.$D$5:.$D$8];MATCH( [.AL52]; [$Reference.$A$5:.$A$8];0);0););[.BD52])" office:value-type="float" office:value="17576186" calcext:value-type="float">
            <text:p>17576186</text:p>
          </table:table-cell>
          <table:table-cell table:style-name="ce9" table:number-matrix-columns-spanned="1" table:number-matrix-rows-spanned="1" table:formula="of:=IF(NOT(ISBLANK([.AM52]));([.BE52]*5)+IFERROR(INDEX( [$Reference.$D$5:.$D$8];MATCH( [.AM52]; [$Reference.$A$5:.$A$8];0);0););[.BE52])" office:value-type="float" office:value="87880931" calcext:value-type="float">
            <text:p>87880931</text:p>
          </table:table-cell>
          <table:table-cell table:style-name="ce9" table:number-matrix-columns-spanned="1" table:number-matrix-rows-spanned="1" table:formula="of:=IF(NOT(ISBLANK([.AN52]));([.BF52]*5)+IFERROR(INDEX( [$Reference.$D$5:.$D$8];MATCH( [.AN52]; [$Reference.$A$5:.$A$8];0);0););[.BF52])" office:value-type="float" office:value="439404656" calcext:value-type="float">
            <text:p>439404656</text:p>
          </table:table-cell>
          <table:table-cell table:style-name="ce9" table:number-matrix-columns-spanned="1" table:number-matrix-rows-spanned="1" table:formula="of:=IF(NOT(ISBLANK([.AO52]));([.BG52]*5)+IFERROR(INDEX( [$Reference.$D$5:.$D$8];MATCH( [.AO52]; [$Reference.$A$5:.$A$8];0);0););[.BG52])" office:value-type="float" office:value="439404656" calcext:value-type="float">
            <text:p>439404656</text:p>
          </table:table-cell>
          <table:table-cell table:style-name="ce9" table:number-matrix-columns-spanned="1" table:number-matrix-rows-spanned="1" table:formula="of:=IF(NOT(ISBLANK([.AP52]));([.BH52]*5)+IFERROR(INDEX( [$Reference.$D$5:.$D$8];MATCH( [.AP52]; [$Reference.$A$5:.$A$8];0);0););[.BH52])" office:value-type="float" office:value="439404656" calcext:value-type="float">
            <text:p>439404656</text:p>
          </table:table-cell>
          <table:table-cell table:style-name="ce9" table:number-matrix-columns-spanned="1" table:number-matrix-rows-spanned="1" table:formula="of:=IF(NOT(ISBLANK([.AQ52]));([.BI52]*5)+IFERROR(INDEX( [$Reference.$D$5:.$D$8];MATCH( [.AQ52]; [$Reference.$A$5:.$A$8];0);0););[.BI52])" office:value-type="float" office:value="439404656" calcext:value-type="float">
            <text:p>439404656</text:p>
          </table:table-cell>
          <table:table-cell table:style-name="ce9" table:number-matrix-columns-spanned="1" table:number-matrix-rows-spanned="1" table:formula="of:=IF(NOT(ISBLANK([.AR52]));([.BJ52]*5)+IFERROR(INDEX( [$Reference.$D$5:.$D$8];MATCH( [.AR52]; [$Reference.$A$5:.$A$8];0);0););[.BJ52])" office:value-type="float" office:value="439404656" calcext:value-type="float">
            <text:p>439404656</text:p>
          </table:table-cell>
          <table:table-cell table:style-name="ce9" table:number-matrix-columns-spanned="1" table:number-matrix-rows-spanned="1" table:formula="of:=IF(NOT(ISBLANK([.AS52]));([.BK52]*5)+IFERROR(INDEX( [$Reference.$D$5:.$D$8];MATCH( [.AS52]; [$Reference.$A$5:.$A$8];0);0););[.BK52])" office:value-type="float" office:value="439404656" calcext:value-type="float">
            <text:p>439404656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(&lt;({&lt;{&lt;{[([{{&lt;&lt;&gt;{}&gt;(()[])}}[(({}())([][]))[{{}{}}([]&lt;&gt;)]]](&lt;([[]{}]([]{}))([&lt;&gt;&lt;&gt;](()&lt;&gt;))&gt;{[({}{})[()()]][</text:p>
          </table:table-cell>
          <table:table-cell table:style-name="ce2" table:formula="of:=SUBSTITUTE(SUBSTITUTE(SUBSTITUTE(SUBSTITUTE([.A53];&quot;()&quot;;&quot;&quot;);&quot;[]&quot;;&quot;&quot;);&quot;{}&quot;;&quot;&quot;);&quot;&lt;&gt;&quot;;&quot;&quot;)" office:value-type="string" office:string-value="(&lt;({&lt;{&lt;{[([{{&lt;&gt;()}}[(()())[{}()]]](&lt;([]())([]())&gt;{[()][" calcext:value-type="string">
            <text:p>(&lt;({&lt;{&lt;{[([{{&lt;&gt;()}}[(()())[{}()]]](&lt;([]())([]())&gt;{[()][</text:p>
          </table:table-cell>
          <table:table-cell table:style-name="ce2" table:formula="of:=SUBSTITUTE(SUBSTITUTE(SUBSTITUTE(SUBSTITUTE([.B53];&quot;()&quot;;&quot;&quot;);&quot;[]&quot;;&quot;&quot;);&quot;{}&quot;;&quot;&quot;);&quot;&lt;&gt;&quot;;&quot;&quot;)" office:value-type="string" office:string-value="(&lt;({&lt;{&lt;{[([{{}}[()[]]](&lt;()()&gt;{[" calcext:value-type="string">
            <text:p>(&lt;({&lt;{&lt;{[([{{}}[()[]]](&lt;()()&gt;{[</text:p>
          </table:table-cell>
          <table:table-cell table:style-name="ce2" table:formula="of:=SUBSTITUTE(SUBSTITUTE(SUBSTITUTE(SUBSTITUTE([.C53];&quot;()&quot;;&quot;&quot;);&quot;[]&quot;;&quot;&quot;);&quot;{}&quot;;&quot;&quot;);&quot;&lt;&gt;&quot;;&quot;&quot;)" office:value-type="string" office:string-value="(&lt;({&lt;{&lt;{[([{}[]]({[" calcext:value-type="string">
            <text:p>(&lt;({&lt;{&lt;{[([{}[]]({[</text:p>
          </table:table-cell>
          <table:table-cell table:style-name="ce2" table:formula="of:=SUBSTITUTE(SUBSTITUTE(SUBSTITUTE(SUBSTITUTE([.D53];&quot;()&quot;;&quot;&quot;);&quot;[]&quot;;&quot;&quot;);&quot;{}&quot;;&quot;&quot;);&quot;&lt;&gt;&quot;;&quot;&quot;)" office:value-type="string" office:string-value="(&lt;({&lt;{&lt;{[([]({[" calcext:value-type="string">
            <text:p>(&lt;({&lt;{&lt;{[([]({[</text:p>
          </table:table-cell>
          <table:table-cell table:style-name="ce2" table:formula="of:=SUBSTITUTE(SUBSTITUTE(SUBSTITUTE(SUBSTITUTE([.E53];&quot;()&quot;;&quot;&quot;);&quot;[]&quot;;&quot;&quot;);&quot;{}&quot;;&quot;&quot;);&quot;&lt;&gt;&quot;;&quot;&quot;)" office:value-type="string" office:string-value="(&lt;({&lt;{&lt;{[(({[" calcext:value-type="string">
            <text:p>(&lt;({&lt;{&lt;{[(({[</text:p>
          </table:table-cell>
          <table:table-cell table:style-name="ce2" table:formula="of:=SUBSTITUTE(SUBSTITUTE(SUBSTITUTE(SUBSTITUTE([.F53];&quot;()&quot;;&quot;&quot;);&quot;[]&quot;;&quot;&quot;);&quot;{}&quot;;&quot;&quot;);&quot;&lt;&gt;&quot;;&quot;&quot;)" office:value-type="string" office:string-value="(&lt;({&lt;{&lt;{[(({[" calcext:value-type="string">
            <text:p>(&lt;({&lt;{&lt;{[(({[</text:p>
          </table:table-cell>
          <table:table-cell table:style-name="ce2" table:formula="of:=SUBSTITUTE(SUBSTITUTE(SUBSTITUTE(SUBSTITUTE([.G53];&quot;()&quot;;&quot;&quot;);&quot;[]&quot;;&quot;&quot;);&quot;{}&quot;;&quot;&quot;);&quot;&lt;&gt;&quot;;&quot;&quot;)" office:value-type="string" office:string-value="(&lt;({&lt;{&lt;{[(({[" calcext:value-type="string">
            <text:p>(&lt;({&lt;{&lt;{[(({[</text:p>
          </table:table-cell>
          <table:table-cell table:style-name="ce2" table:formula="of:=SUBSTITUTE(SUBSTITUTE(SUBSTITUTE(SUBSTITUTE([.H53];&quot;()&quot;;&quot;&quot;);&quot;[]&quot;;&quot;&quot;);&quot;{}&quot;;&quot;&quot;);&quot;&lt;&gt;&quot;;&quot;&quot;)" office:value-type="string" office:string-value="(&lt;({&lt;{&lt;{[(({[" calcext:value-type="string">
            <text:p>(&lt;({&lt;{&lt;{[(({[</text:p>
          </table:table-cell>
          <table:table-cell table:style-name="ce2" table:formula="of:=SUBSTITUTE(SUBSTITUTE(SUBSTITUTE(SUBSTITUTE([.I53];&quot;()&quot;;&quot;&quot;);&quot;[]&quot;;&quot;&quot;);&quot;{}&quot;;&quot;&quot;);&quot;&lt;&gt;&quot;;&quot;&quot;)" office:value-type="string" office:string-value="(&lt;({&lt;{&lt;{[(({[" calcext:value-type="string">
            <text:p>(&lt;({&lt;{&lt;{[(({[</text:p>
          </table:table-cell>
          <table:table-cell table:style-name="ce2" table:formula="of:=SUBSTITUTE(SUBSTITUTE(SUBSTITUTE(SUBSTITUTE([.J53];&quot;()&quot;;&quot;&quot;);&quot;[]&quot;;&quot;&quot;);&quot;{}&quot;;&quot;&quot;);&quot;&lt;&gt;&quot;;&quot;&quot;)" office:value-type="string" office:string-value="(&lt;({&lt;{&lt;{[(({[" calcext:value-type="string">
            <text:p>(&lt;({&lt;{&lt;{[(({[</text:p>
          </table:table-cell>
          <table:table-cell table:style-name="ce2" table:formula="of:=SUBSTITUTE(SUBSTITUTE(SUBSTITUTE(SUBSTITUTE([.K53];&quot;()&quot;;&quot;&quot;);&quot;[]&quot;;&quot;&quot;);&quot;{}&quot;;&quot;&quot;);&quot;&lt;&gt;&quot;;&quot;&quot;)" office:value-type="string" office:string-value="(&lt;({&lt;{&lt;{[(({[" calcext:value-type="string">
            <text:p>(&lt;({&lt;{&lt;{[(({[</text:p>
          </table:table-cell>
          <table:table-cell table:style-name="ce2" table:formula="of:=SUBSTITUTE(SUBSTITUTE(SUBSTITUTE(SUBSTITUTE([.L53];&quot;()&quot;;&quot;&quot;);&quot;[]&quot;;&quot;&quot;);&quot;{}&quot;;&quot;&quot;);&quot;&lt;&gt;&quot;;&quot;&quot;)" office:value-type="string" office:string-value="(&lt;({&lt;{&lt;{[(({[" calcext:value-type="string">
            <text:p>(&lt;({&lt;{&lt;{[(({[</text:p>
          </table:table-cell>
          <table:table-cell table:style-name="ce2" table:formula="of:=SUBSTITUTE(SUBSTITUTE(SUBSTITUTE(SUBSTITUTE([.M53];&quot;()&quot;;&quot;&quot;);&quot;[]&quot;;&quot;&quot;);&quot;{}&quot;;&quot;&quot;);&quot;&lt;&gt;&quot;;&quot;&quot;)" office:value-type="string" office:string-value="(&lt;({&lt;{&lt;{[(({[" calcext:value-type="string">
            <text:p>(&lt;({&lt;{&lt;{[(({[</text:p>
          </table:table-cell>
          <table:table-cell table:style-name="ce2" table:formula="of:=SUBSTITUTE(SUBSTITUTE(SUBSTITUTE(SUBSTITUTE([.N53];&quot;()&quot;;&quot;&quot;);&quot;[]&quot;;&quot;&quot;);&quot;{}&quot;;&quot;&quot;);&quot;&lt;&gt;&quot;;&quot;&quot;)" office:value-type="string" office:string-value="(&lt;({&lt;{&lt;{[(({[" calcext:value-type="string">
            <text:p>(&lt;({&lt;{&lt;{[(({[</text:p>
          </table:table-cell>
          <table:table-cell table:style-name="ce2" table:formula="of:=SUBSTITUTE(SUBSTITUTE(SUBSTITUTE(SUBSTITUTE([.O53];&quot;()&quot;;&quot;&quot;);&quot;[]&quot;;&quot;&quot;);&quot;{}&quot;;&quot;&quot;);&quot;&lt;&gt;&quot;;&quot;&quot;)" office:value-type="string" office:string-value="(&lt;({&lt;{&lt;{[(({[" calcext:value-type="string">
            <text:p>(&lt;({&lt;{&lt;{[(({[</text:p>
          </table:table-cell>
          <table:table-cell table:style-name="ce2" table:formula="of:=SUBSTITUTE(SUBSTITUTE(SUBSTITUTE(SUBSTITUTE([.P53];&quot;()&quot;;&quot;&quot;);&quot;[]&quot;;&quot;&quot;);&quot;{}&quot;;&quot;&quot;);&quot;&lt;&gt;&quot;;&quot;&quot;)" office:value-type="string" office:string-value="(&lt;({&lt;{&lt;{[(({[" calcext:value-type="string">
            <text:p>(&lt;({&lt;{&lt;{[(({[</text:p>
          </table:table-cell>
          <table:table-cell table:style-name="ce2" table:formula="of:=SUBSTITUTE(SUBSTITUTE(SUBSTITUTE(SUBSTITUTE([.Q53];&quot;()&quot;;&quot;&quot;);&quot;[]&quot;;&quot;&quot;);&quot;{}&quot;;&quot;&quot;);&quot;&lt;&gt;&quot;;&quot;&quot;)" office:value-type="string" office:string-value="(&lt;({&lt;{&lt;{[(({[" calcext:value-type="string">
            <text:p>(&lt;({&lt;{&lt;{[(({[</text:p>
          </table:table-cell>
          <table:table-cell table:style-name="ce2" table:formula="of:=SUBSTITUTE(SUBSTITUTE(SUBSTITUTE(SUBSTITUTE([.R53];&quot;()&quot;;&quot;&quot;);&quot;[]&quot;;&quot;&quot;);&quot;{}&quot;;&quot;&quot;);&quot;&lt;&gt;&quot;;&quot;&quot;)" office:value-type="string" office:string-value="(&lt;({&lt;{&lt;{[(({[" calcext:value-type="string">
            <text:p>(&lt;({&lt;{&lt;{[(({[</text:p>
          </table:table-cell>
          <table:table-cell table:style-name="ce2" table:formula="of:=SUBSTITUTE(SUBSTITUTE(SUBSTITUTE(SUBSTITUTE([.S53];&quot;()&quot;;&quot;&quot;);&quot;[]&quot;;&quot;&quot;);&quot;{}&quot;;&quot;&quot;);&quot;&lt;&gt;&quot;;&quot;&quot;)" office:value-type="string" office:string-value="(&lt;({&lt;{&lt;{[(({[" calcext:value-type="string">
            <text:p>(&lt;({&lt;{&lt;{[(({[</text:p>
          </table:table-cell>
          <table:table-cell table:style-name="ce2" table:formula="of:=SUBSTITUTE(SUBSTITUTE(SUBSTITUTE(SUBSTITUTE([.T53];&quot;()&quot;;&quot;&quot;);&quot;[]&quot;;&quot;&quot;);&quot;{}&quot;;&quot;&quot;);&quot;&lt;&gt;&quot;;&quot;&quot;)" office:value-type="string" office:string-value="(&lt;({&lt;{&lt;{[(({[" calcext:value-type="string">
            <text:p>(&lt;({&lt;{&lt;{[(({[</text:p>
          </table:table-cell>
          <table:table-cell table:style-name="ce2" table:formula="of:=SUBSTITUTE(SUBSTITUTE(SUBSTITUTE(SUBSTITUTE([.U53];&quot;()&quot;;&quot;&quot;);&quot;[]&quot;;&quot;&quot;);&quot;{}&quot;;&quot;&quot;);&quot;&lt;&gt;&quot;;&quot;&quot;)" office:value-type="string" office:string-value="(&lt;({&lt;{&lt;{[(({[" calcext:value-type="string">
            <text:p>(&lt;({&lt;{&lt;{[(({[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53]; MIN(IFERROR(TRANSPOSE(FIND([$Reference.$A$5:.$A$8];[.V53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53]);CONCATENATE(MID([.V53];LEN([.V53])-ROW(INDIRECT(&quot;1:&quot;&amp;LEN([.V53])))+1;1));)" office:value-type="float" office:value="0" calcext:value-type="float">
            <text:p>0</text:p>
          </table:table-cell>
          <table:table-cell table:style-name="ce8" table:formula="of:=SUBSTITUTE(SUBSTITUTE(SUBSTITUTE(SUBSTITUTE([.Z53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53&amp;&quot;&quot;&quot;&quot;,&quot;&quot;(?s)(.{1})&quot;&quot;,&quot;&quot;$1&quot;&quot;&amp;CHAR(127)),&quot;&quot;'&quot;&quot;,&quot;&quot;''&quot;&quot;),CHAR(127)),)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number-columns-repeated="5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53]));([.AT53]*5)+IFERROR(INDEX( [$Reference.$D$5:.$D$8];MATCH( [.AB53]; [$Reference.$A$5:.$A$8];0);0););[.AT53])" office:value-type="float" office:value="2" calcext:value-type="float">
            <text:p>2</text:p>
          </table:table-cell>
          <table:table-cell table:style-name="ce9" table:number-matrix-columns-spanned="1" table:number-matrix-rows-spanned="1" table:formula="of:=IF(NOT(ISBLANK([.AC53]));([.AU53]*5)+IFERROR(INDEX( [$Reference.$D$5:.$D$8];MATCH( [.AC53]; [$Reference.$A$5:.$A$8];0);0););[.AU53])" office:value-type="float" office:value="13" calcext:value-type="float">
            <text:p>13</text:p>
          </table:table-cell>
          <table:table-cell table:style-name="ce9" table:number-matrix-columns-spanned="1" table:number-matrix-rows-spanned="1" table:formula="of:=IF(NOT(ISBLANK([.AD53]));([.AV53]*5)+IFERROR(INDEX( [$Reference.$D$5:.$D$8];MATCH( [.AD53]; [$Reference.$A$5:.$A$8];0);0););[.AV53])" office:value-type="float" office:value="66" calcext:value-type="float">
            <text:p>66</text:p>
          </table:table-cell>
          <table:table-cell table:style-name="ce9" table:number-matrix-columns-spanned="1" table:number-matrix-rows-spanned="1" table:formula="of:=IF(NOT(ISBLANK([.AE53]));([.AW53]*5)+IFERROR(INDEX( [$Reference.$D$5:.$D$8];MATCH( [.AE53]; [$Reference.$A$5:.$A$8];0);0););[.AW53])" office:value-type="float" office:value="331" calcext:value-type="float">
            <text:p>331</text:p>
          </table:table-cell>
          <table:table-cell table:style-name="ce9" table:number-matrix-columns-spanned="1" table:number-matrix-rows-spanned="1" table:formula="of:=IF(NOT(ISBLANK([.AF53]));([.AX53]*5)+IFERROR(INDEX( [$Reference.$D$5:.$D$8];MATCH( [.AF53]; [$Reference.$A$5:.$A$8];0);0););[.AX53])" office:value-type="float" office:value="1657" calcext:value-type="float">
            <text:p>1657</text:p>
          </table:table-cell>
          <table:table-cell table:style-name="ce9" table:number-matrix-columns-spanned="1" table:number-matrix-rows-spanned="1" table:formula="of:=IF(NOT(ISBLANK([.AG53]));([.AY53]*5)+IFERROR(INDEX( [$Reference.$D$5:.$D$8];MATCH( [.AG53]; [$Reference.$A$5:.$A$8];0);0););[.AY53])" office:value-type="float" office:value="8288" calcext:value-type="float">
            <text:p>8288</text:p>
          </table:table-cell>
          <table:table-cell table:style-name="ce9" table:number-matrix-columns-spanned="1" table:number-matrix-rows-spanned="1" table:formula="of:=IF(NOT(ISBLANK([.AH53]));([.AZ53]*5)+IFERROR(INDEX( [$Reference.$D$5:.$D$8];MATCH( [.AH53]; [$Reference.$A$5:.$A$8];0);0););[.AZ53])" office:value-type="float" office:value="41444" calcext:value-type="float">
            <text:p>41444</text:p>
          </table:table-cell>
          <table:table-cell table:style-name="ce9" table:number-matrix-columns-spanned="1" table:number-matrix-rows-spanned="1" table:formula="of:=IF(NOT(ISBLANK([.AI53]));([.BA53]*5)+IFERROR(INDEX( [$Reference.$D$5:.$D$8];MATCH( [.AI53]; [$Reference.$A$5:.$A$8];0);0););[.BA53])" office:value-type="float" office:value="207223" calcext:value-type="float">
            <text:p>207223</text:p>
          </table:table-cell>
          <table:table-cell table:style-name="ce9" table:number-matrix-columns-spanned="1" table:number-matrix-rows-spanned="1" table:formula="of:=IF(NOT(ISBLANK([.AJ53]));([.BB53]*5)+IFERROR(INDEX( [$Reference.$D$5:.$D$8];MATCH( [.AJ53]; [$Reference.$A$5:.$A$8];0);0););[.BB53])" office:value-type="float" office:value="1036119" calcext:value-type="float">
            <text:p>1036119</text:p>
          </table:table-cell>
          <table:table-cell table:style-name="ce9" table:number-matrix-columns-spanned="1" table:number-matrix-rows-spanned="1" table:formula="of:=IF(NOT(ISBLANK([.AK53]));([.BC53]*5)+IFERROR(INDEX( [$Reference.$D$5:.$D$8];MATCH( [.AK53]; [$Reference.$A$5:.$A$8];0);0););[.BC53])" office:value-type="float" office:value="5180598" calcext:value-type="float">
            <text:p>5180598</text:p>
          </table:table-cell>
          <table:table-cell table:style-name="ce9" table:number-matrix-columns-spanned="1" table:number-matrix-rows-spanned="1" table:formula="of:=IF(NOT(ISBLANK([.AL53]));([.BD53]*5)+IFERROR(INDEX( [$Reference.$D$5:.$D$8];MATCH( [.AL53]; [$Reference.$A$5:.$A$8];0);0););[.BD53])" office:value-type="float" office:value="25902991" calcext:value-type="float">
            <text:p>25902991</text:p>
          </table:table-cell>
          <table:table-cell table:style-name="ce9" table:number-matrix-columns-spanned="1" table:number-matrix-rows-spanned="1" table:formula="of:=IF(NOT(ISBLANK([.AM53]));([.BE53]*5)+IFERROR(INDEX( [$Reference.$D$5:.$D$8];MATCH( [.AM53]; [$Reference.$A$5:.$A$8];0);0););[.BE53])" office:value-type="float" office:value="129514959" calcext:value-type="float">
            <text:p>129514959</text:p>
          </table:table-cell>
          <table:table-cell table:style-name="ce9" table:number-matrix-columns-spanned="1" table:number-matrix-rows-spanned="1" table:formula="of:=IF(NOT(ISBLANK([.AN53]));([.BF53]*5)+IFERROR(INDEX( [$Reference.$D$5:.$D$8];MATCH( [.AN53]; [$Reference.$A$5:.$A$8];0);0););[.BF53])" office:value-type="float" office:value="647574796" calcext:value-type="float">
            <text:p>647574796</text:p>
          </table:table-cell>
          <table:table-cell table:style-name="ce9" table:number-matrix-columns-spanned="1" table:number-matrix-rows-spanned="1" table:formula="of:=IF(NOT(ISBLANK([.AO53]));([.BG53]*5)+IFERROR(INDEX( [$Reference.$D$5:.$D$8];MATCH( [.AO53]; [$Reference.$A$5:.$A$8];0);0););[.BG53])" office:value-type="float" office:value="647574796" calcext:value-type="float">
            <text:p>647574796</text:p>
          </table:table-cell>
          <table:table-cell table:style-name="ce9" table:number-matrix-columns-spanned="1" table:number-matrix-rows-spanned="1" table:formula="of:=IF(NOT(ISBLANK([.AP53]));([.BH53]*5)+IFERROR(INDEX( [$Reference.$D$5:.$D$8];MATCH( [.AP53]; [$Reference.$A$5:.$A$8];0);0););[.BH53])" office:value-type="float" office:value="647574796" calcext:value-type="float">
            <text:p>647574796</text:p>
          </table:table-cell>
          <table:table-cell table:style-name="ce9" table:number-matrix-columns-spanned="1" table:number-matrix-rows-spanned="1" table:formula="of:=IF(NOT(ISBLANK([.AQ53]));([.BI53]*5)+IFERROR(INDEX( [$Reference.$D$5:.$D$8];MATCH( [.AQ53]; [$Reference.$A$5:.$A$8];0);0););[.BI53])" office:value-type="float" office:value="647574796" calcext:value-type="float">
            <text:p>647574796</text:p>
          </table:table-cell>
          <table:table-cell table:style-name="ce9" table:number-matrix-columns-spanned="1" table:number-matrix-rows-spanned="1" table:formula="of:=IF(NOT(ISBLANK([.AR53]));([.BJ53]*5)+IFERROR(INDEX( [$Reference.$D$5:.$D$8];MATCH( [.AR53]; [$Reference.$A$5:.$A$8];0);0););[.BJ53])" office:value-type="float" office:value="647574796" calcext:value-type="float">
            <text:p>647574796</text:p>
          </table:table-cell>
          <table:table-cell table:style-name="ce9" table:number-matrix-columns-spanned="1" table:number-matrix-rows-spanned="1" table:formula="of:=IF(NOT(ISBLANK([.AS53]));([.BK53]*5)+IFERROR(INDEX( [$Reference.$D$5:.$D$8];MATCH( [.AS53]; [$Reference.$A$5:.$A$8];0);0););[.BK53])" office:value-type="float" office:value="647574796" calcext:value-type="float">
            <text:p>647574796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{&lt;{{{{{(&lt;{((({{}}[[][]]){([]{}&gt;})&lt;{{()()}[{}&lt;&gt;]}([(){}])&gt;)&lt;&lt;([&lt;&gt;[]]&lt;&lt;&gt;&gt;)[(()&lt;&gt;)([])]&gt;&lt;{&lt;()&lt;&gt;&gt;}(&lt;&lt;&gt;&lt;</text:p>
          </table:table-cell>
          <table:table-cell table:style-name="ce2" table:formula="of:=SUBSTITUTE(SUBSTITUTE(SUBSTITUTE(SUBSTITUTE([.A54];&quot;()&quot;;&quot;&quot;);&quot;[]&quot;;&quot;&quot;);&quot;{}&quot;;&quot;&quot;);&quot;&lt;&gt;&quot;;&quot;&quot;)" office:value-type="string" office:string-value="{&lt;{{{{{(&lt;{((({}[]){(&gt;})&lt;{[]}([])&gt;)&lt;&lt;([]&lt;&gt;)[()()]&gt;&lt;{&lt;&gt;}(&lt;&lt;" calcext:value-type="string">
            <text:p>{&lt;{{{{{(&lt;{((({}[]){(&gt;})&lt;{[]}([])&gt;)&lt;&lt;([]&lt;&gt;)[()()]&gt;&lt;{&lt;&gt;}(&lt;&lt;</text:p>
          </table:table-cell>
          <table:table-cell table:style-name="ce2" table:formula="of:=SUBSTITUTE(SUBSTITUTE(SUBSTITUTE(SUBSTITUTE([.B54];&quot;()&quot;;&quot;&quot;);&quot;[]&quot;;&quot;&quot;);&quot;{}&quot;;&quot;&quot;);&quot;&lt;&gt;&quot;;&quot;&quot;)" office:value-type="string" office:string-value="{&lt;{{{{{(&lt;{(((){(&gt;})&lt;()&gt;)&lt;&lt;()&gt;&lt;{}(&lt;&lt;" calcext:value-type="string">
            <text:p>{&lt;{{{{{(&lt;{(((){(&gt;})&lt;()&gt;)&lt;&lt;()&gt;&lt;{}(&lt;&lt;</text:p>
          </table:table-cell>
          <table:table-cell table:style-name="ce2" table:formula="of:=SUBSTITUTE(SUBSTITUTE(SUBSTITUTE(SUBSTITUTE([.C54];&quot;()&quot;;&quot;&quot;);&quot;[]&quot;;&quot;&quot;);&quot;{}&quot;;&quot;&quot;);&quot;&lt;&gt;&quot;;&quot;&quot;)" office:value-type="string" office:string-value="{&lt;{{{{{(&lt;{(({(&gt;}))&lt;&lt;(&lt;&lt;" calcext:value-type="string">
            <text:p>{&lt;{{{{{(&lt;{(({(&gt;}))&lt;&lt;(&lt;&lt;</text:p>
          </table:table-cell>
          <table:table-cell table:style-name="ce2" table:formula="of:=SUBSTITUTE(SUBSTITUTE(SUBSTITUTE(SUBSTITUTE([.D54];&quot;()&quot;;&quot;&quot;);&quot;[]&quot;;&quot;&quot;);&quot;{}&quot;;&quot;&quot;);&quot;&lt;&gt;&quot;;&quot;&quot;)" office:value-type="string" office:string-value="{&lt;{{{{{(&lt;{(({(&gt;}))&lt;&lt;(&lt;&lt;" calcext:value-type="string">
            <text:p>{&lt;{{{{{(&lt;{(({(&gt;}))&lt;&lt;(&lt;&lt;</text:p>
          </table:table-cell>
          <table:table-cell table:style-name="ce2" table:formula="of:=SUBSTITUTE(SUBSTITUTE(SUBSTITUTE(SUBSTITUTE([.E54];&quot;()&quot;;&quot;&quot;);&quot;[]&quot;;&quot;&quot;);&quot;{}&quot;;&quot;&quot;);&quot;&lt;&gt;&quot;;&quot;&quot;)" office:value-type="string" office:string-value="{&lt;{{{{{(&lt;{(({(&gt;}))&lt;&lt;(&lt;&lt;" calcext:value-type="string">
            <text:p>{&lt;{{{{{(&lt;{(({(&gt;}))&lt;&lt;(&lt;&lt;</text:p>
          </table:table-cell>
          <table:table-cell table:style-name="ce2" table:formula="of:=SUBSTITUTE(SUBSTITUTE(SUBSTITUTE(SUBSTITUTE([.F54];&quot;()&quot;;&quot;&quot;);&quot;[]&quot;;&quot;&quot;);&quot;{}&quot;;&quot;&quot;);&quot;&lt;&gt;&quot;;&quot;&quot;)" office:value-type="string" office:string-value="{&lt;{{{{{(&lt;{(({(&gt;}))&lt;&lt;(&lt;&lt;" calcext:value-type="string">
            <text:p>{&lt;{{{{{(&lt;{(({(&gt;}))&lt;&lt;(&lt;&lt;</text:p>
          </table:table-cell>
          <table:table-cell table:style-name="ce2" table:formula="of:=SUBSTITUTE(SUBSTITUTE(SUBSTITUTE(SUBSTITUTE([.G54];&quot;()&quot;;&quot;&quot;);&quot;[]&quot;;&quot;&quot;);&quot;{}&quot;;&quot;&quot;);&quot;&lt;&gt;&quot;;&quot;&quot;)" office:value-type="string" office:string-value="{&lt;{{{{{(&lt;{(({(&gt;}))&lt;&lt;(&lt;&lt;" calcext:value-type="string">
            <text:p>{&lt;{{{{{(&lt;{(({(&gt;}))&lt;&lt;(&lt;&lt;</text:p>
          </table:table-cell>
          <table:table-cell table:style-name="ce2" table:formula="of:=SUBSTITUTE(SUBSTITUTE(SUBSTITUTE(SUBSTITUTE([.H54];&quot;()&quot;;&quot;&quot;);&quot;[]&quot;;&quot;&quot;);&quot;{}&quot;;&quot;&quot;);&quot;&lt;&gt;&quot;;&quot;&quot;)" office:value-type="string" office:string-value="{&lt;{{{{{(&lt;{(({(&gt;}))&lt;&lt;(&lt;&lt;" calcext:value-type="string">
            <text:p>{&lt;{{{{{(&lt;{(({(&gt;}))&lt;&lt;(&lt;&lt;</text:p>
          </table:table-cell>
          <table:table-cell table:style-name="ce2" table:formula="of:=SUBSTITUTE(SUBSTITUTE(SUBSTITUTE(SUBSTITUTE([.I54];&quot;()&quot;;&quot;&quot;);&quot;[]&quot;;&quot;&quot;);&quot;{}&quot;;&quot;&quot;);&quot;&lt;&gt;&quot;;&quot;&quot;)" office:value-type="string" office:string-value="{&lt;{{{{{(&lt;{(({(&gt;}))&lt;&lt;(&lt;&lt;" calcext:value-type="string">
            <text:p>{&lt;{{{{{(&lt;{(({(&gt;}))&lt;&lt;(&lt;&lt;</text:p>
          </table:table-cell>
          <table:table-cell table:style-name="ce2" table:formula="of:=SUBSTITUTE(SUBSTITUTE(SUBSTITUTE(SUBSTITUTE([.J54];&quot;()&quot;;&quot;&quot;);&quot;[]&quot;;&quot;&quot;);&quot;{}&quot;;&quot;&quot;);&quot;&lt;&gt;&quot;;&quot;&quot;)" office:value-type="string" office:string-value="{&lt;{{{{{(&lt;{(({(&gt;}))&lt;&lt;(&lt;&lt;" calcext:value-type="string">
            <text:p>{&lt;{{{{{(&lt;{(({(&gt;}))&lt;&lt;(&lt;&lt;</text:p>
          </table:table-cell>
          <table:table-cell table:style-name="ce2" table:formula="of:=SUBSTITUTE(SUBSTITUTE(SUBSTITUTE(SUBSTITUTE([.K54];&quot;()&quot;;&quot;&quot;);&quot;[]&quot;;&quot;&quot;);&quot;{}&quot;;&quot;&quot;);&quot;&lt;&gt;&quot;;&quot;&quot;)" office:value-type="string" office:string-value="{&lt;{{{{{(&lt;{(({(&gt;}))&lt;&lt;(&lt;&lt;" calcext:value-type="string">
            <text:p>{&lt;{{{{{(&lt;{(({(&gt;}))&lt;&lt;(&lt;&lt;</text:p>
          </table:table-cell>
          <table:table-cell table:style-name="ce2" table:formula="of:=SUBSTITUTE(SUBSTITUTE(SUBSTITUTE(SUBSTITUTE([.L54];&quot;()&quot;;&quot;&quot;);&quot;[]&quot;;&quot;&quot;);&quot;{}&quot;;&quot;&quot;);&quot;&lt;&gt;&quot;;&quot;&quot;)" office:value-type="string" office:string-value="{&lt;{{{{{(&lt;{(({(&gt;}))&lt;&lt;(&lt;&lt;" calcext:value-type="string">
            <text:p>{&lt;{{{{{(&lt;{(({(&gt;}))&lt;&lt;(&lt;&lt;</text:p>
          </table:table-cell>
          <table:table-cell table:style-name="ce2" table:formula="of:=SUBSTITUTE(SUBSTITUTE(SUBSTITUTE(SUBSTITUTE([.M54];&quot;()&quot;;&quot;&quot;);&quot;[]&quot;;&quot;&quot;);&quot;{}&quot;;&quot;&quot;);&quot;&lt;&gt;&quot;;&quot;&quot;)" office:value-type="string" office:string-value="{&lt;{{{{{(&lt;{(({(&gt;}))&lt;&lt;(&lt;&lt;" calcext:value-type="string">
            <text:p>{&lt;{{{{{(&lt;{(({(&gt;}))&lt;&lt;(&lt;&lt;</text:p>
          </table:table-cell>
          <table:table-cell table:style-name="ce2" table:formula="of:=SUBSTITUTE(SUBSTITUTE(SUBSTITUTE(SUBSTITUTE([.N54];&quot;()&quot;;&quot;&quot;);&quot;[]&quot;;&quot;&quot;);&quot;{}&quot;;&quot;&quot;);&quot;&lt;&gt;&quot;;&quot;&quot;)" office:value-type="string" office:string-value="{&lt;{{{{{(&lt;{(({(&gt;}))&lt;&lt;(&lt;&lt;" calcext:value-type="string">
            <text:p>{&lt;{{{{{(&lt;{(({(&gt;}))&lt;&lt;(&lt;&lt;</text:p>
          </table:table-cell>
          <table:table-cell table:style-name="ce2" table:formula="of:=SUBSTITUTE(SUBSTITUTE(SUBSTITUTE(SUBSTITUTE([.O54];&quot;()&quot;;&quot;&quot;);&quot;[]&quot;;&quot;&quot;);&quot;{}&quot;;&quot;&quot;);&quot;&lt;&gt;&quot;;&quot;&quot;)" office:value-type="string" office:string-value="{&lt;{{{{{(&lt;{(({(&gt;}))&lt;&lt;(&lt;&lt;" calcext:value-type="string">
            <text:p>{&lt;{{{{{(&lt;{(({(&gt;}))&lt;&lt;(&lt;&lt;</text:p>
          </table:table-cell>
          <table:table-cell table:style-name="ce2" table:formula="of:=SUBSTITUTE(SUBSTITUTE(SUBSTITUTE(SUBSTITUTE([.P54];&quot;()&quot;;&quot;&quot;);&quot;[]&quot;;&quot;&quot;);&quot;{}&quot;;&quot;&quot;);&quot;&lt;&gt;&quot;;&quot;&quot;)" office:value-type="string" office:string-value="{&lt;{{{{{(&lt;{(({(&gt;}))&lt;&lt;(&lt;&lt;" calcext:value-type="string">
            <text:p>{&lt;{{{{{(&lt;{(({(&gt;}))&lt;&lt;(&lt;&lt;</text:p>
          </table:table-cell>
          <table:table-cell table:style-name="ce2" table:formula="of:=SUBSTITUTE(SUBSTITUTE(SUBSTITUTE(SUBSTITUTE([.Q54];&quot;()&quot;;&quot;&quot;);&quot;[]&quot;;&quot;&quot;);&quot;{}&quot;;&quot;&quot;);&quot;&lt;&gt;&quot;;&quot;&quot;)" office:value-type="string" office:string-value="{&lt;{{{{{(&lt;{(({(&gt;}))&lt;&lt;(&lt;&lt;" calcext:value-type="string">
            <text:p>{&lt;{{{{{(&lt;{(({(&gt;}))&lt;&lt;(&lt;&lt;</text:p>
          </table:table-cell>
          <table:table-cell table:style-name="ce2" table:formula="of:=SUBSTITUTE(SUBSTITUTE(SUBSTITUTE(SUBSTITUTE([.R54];&quot;()&quot;;&quot;&quot;);&quot;[]&quot;;&quot;&quot;);&quot;{}&quot;;&quot;&quot;);&quot;&lt;&gt;&quot;;&quot;&quot;)" office:value-type="string" office:string-value="{&lt;{{{{{(&lt;{(({(&gt;}))&lt;&lt;(&lt;&lt;" calcext:value-type="string">
            <text:p>{&lt;{{{{{(&lt;{(({(&gt;}))&lt;&lt;(&lt;&lt;</text:p>
          </table:table-cell>
          <table:table-cell table:style-name="ce2" table:formula="of:=SUBSTITUTE(SUBSTITUTE(SUBSTITUTE(SUBSTITUTE([.S54];&quot;()&quot;;&quot;&quot;);&quot;[]&quot;;&quot;&quot;);&quot;{}&quot;;&quot;&quot;);&quot;&lt;&gt;&quot;;&quot;&quot;)" office:value-type="string" office:string-value="{&lt;{{{{{(&lt;{(({(&gt;}))&lt;&lt;(&lt;&lt;" calcext:value-type="string">
            <text:p>{&lt;{{{{{(&lt;{(({(&gt;}))&lt;&lt;(&lt;&lt;</text:p>
          </table:table-cell>
          <table:table-cell table:style-name="ce2" table:formula="of:=SUBSTITUTE(SUBSTITUTE(SUBSTITUTE(SUBSTITUTE([.T54];&quot;()&quot;;&quot;&quot;);&quot;[]&quot;;&quot;&quot;);&quot;{}&quot;;&quot;&quot;);&quot;&lt;&gt;&quot;;&quot;&quot;)" office:value-type="string" office:string-value="{&lt;{{{{{(&lt;{(({(&gt;}))&lt;&lt;(&lt;&lt;" calcext:value-type="string">
            <text:p>{&lt;{{{{{(&lt;{(({(&gt;}))&lt;&lt;(&lt;&lt;</text:p>
          </table:table-cell>
          <table:table-cell table:style-name="ce2" table:formula="of:=SUBSTITUTE(SUBSTITUTE(SUBSTITUTE(SUBSTITUTE([.U54];&quot;()&quot;;&quot;&quot;);&quot;[]&quot;;&quot;&quot;);&quot;{}&quot;;&quot;&quot;);&quot;&lt;&gt;&quot;;&quot;&quot;)" office:value-type="string" office:string-value="{&lt;{{{{{(&lt;{(({(&gt;}))&lt;&lt;(&lt;&lt;" calcext:value-type="string">
            <text:p>{&lt;{{{{{(&lt;{(({(&gt;}))&lt;&lt;(&lt;&lt;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54]; MIN(IFERROR(TRANSPOSE(FIND([$Reference.$A$5:.$A$8];[.V54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54]);CONCATENATE(MID([.V54];LEN([.V54])-ROW(INDIRECT(&quot;1:&quot;&amp;LEN([.V54])))+1;1));)" office:value-type="float" office:value="0" calcext:value-type="float">
            <text:p>0</text:p>
          </table:table-cell>
          <table:table-cell table:style-name="ce8" table:formula="of:=SUBSTITUTE(SUBSTITUTE(SUBSTITUTE(SUBSTITUTE([.Z54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54&amp;&quot;&quot;&quot;&quot;,&quot;&quot;(?s)(.{1})&quot;&quot;,&quot;&quot;$1&quot;&quot;&amp;CHAR(127)),&quot;&quot;'&quot;&quot;,&quot;&quot;''&quot;&quot;),CHAR(127)),)&quot;);&quot;&quot;)">
            <text:p/>
          </table:table-cell>
          <table:table-cell table:style-name="ce9" table:number-columns-repeated="1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54]));([.AT54]*5)+IFERROR(INDEX( [$Reference.$D$5:.$D$8];MATCH( [.AB54]; [$Reference.$A$5:.$A$8];0);0););[.AT5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C54]));([.AU54]*5)+IFERROR(INDEX( [$Reference.$D$5:.$D$8];MATCH( [.AC54]; [$Reference.$A$5:.$A$8];0);0););[.AU5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D54]));([.AV54]*5)+IFERROR(INDEX( [$Reference.$D$5:.$D$8];MATCH( [.AD54]; [$Reference.$A$5:.$A$8];0);0););[.AV5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E54]));([.AW54]*5)+IFERROR(INDEX( [$Reference.$D$5:.$D$8];MATCH( [.AE54]; [$Reference.$A$5:.$A$8];0);0););[.AW5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F54]));([.AX54]*5)+IFERROR(INDEX( [$Reference.$D$5:.$D$8];MATCH( [.AF54]; [$Reference.$A$5:.$A$8];0);0););[.AX5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G54]));([.AY54]*5)+IFERROR(INDEX( [$Reference.$D$5:.$D$8];MATCH( [.AG54]; [$Reference.$A$5:.$A$8];0);0););[.AY5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H54]));([.AZ54]*5)+IFERROR(INDEX( [$Reference.$D$5:.$D$8];MATCH( [.AH54]; [$Reference.$A$5:.$A$8];0);0););[.AZ5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I54]));([.BA54]*5)+IFERROR(INDEX( [$Reference.$D$5:.$D$8];MATCH( [.AI54]; [$Reference.$A$5:.$A$8];0);0););[.BA5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J54]));([.BB54]*5)+IFERROR(INDEX( [$Reference.$D$5:.$D$8];MATCH( [.AJ54]; [$Reference.$A$5:.$A$8];0);0););[.BB5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K54]));([.BC54]*5)+IFERROR(INDEX( [$Reference.$D$5:.$D$8];MATCH( [.AK54]; [$Reference.$A$5:.$A$8];0);0););[.BC5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L54]));([.BD54]*5)+IFERROR(INDEX( [$Reference.$D$5:.$D$8];MATCH( [.AL54]; [$Reference.$A$5:.$A$8];0);0););[.BD5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M54]));([.BE54]*5)+IFERROR(INDEX( [$Reference.$D$5:.$D$8];MATCH( [.AM54]; [$Reference.$A$5:.$A$8];0);0););[.BE5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N54]));([.BF54]*5)+IFERROR(INDEX( [$Reference.$D$5:.$D$8];MATCH( [.AN54]; [$Reference.$A$5:.$A$8];0);0););[.BF5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O54]));([.BG54]*5)+IFERROR(INDEX( [$Reference.$D$5:.$D$8];MATCH( [.AO54]; [$Reference.$A$5:.$A$8];0);0););[.BG5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P54]));([.BH54]*5)+IFERROR(INDEX( [$Reference.$D$5:.$D$8];MATCH( [.AP54]; [$Reference.$A$5:.$A$8];0);0););[.BH5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Q54]));([.BI54]*5)+IFERROR(INDEX( [$Reference.$D$5:.$D$8];MATCH( [.AQ54]; [$Reference.$A$5:.$A$8];0);0););[.BI5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R54]));([.BJ54]*5)+IFERROR(INDEX( [$Reference.$D$5:.$D$8];MATCH( [.AR54]; [$Reference.$A$5:.$A$8];0);0););[.BJ5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S54]));([.BK54]*5)+IFERROR(INDEX( [$Reference.$D$5:.$D$8];MATCH( [.AS54]; [$Reference.$A$5:.$A$8];0);0););[.BK54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{{&lt;[{([{{&lt;{([&lt;[]&lt;&gt;&gt;[&lt;&gt;{}]][({}()&gt;&lt;&lt;&gt;()&gt;])[&lt;[()[]](()())&gt;&lt;[[]]&lt;[]()&gt;&gt;]}{[([&lt;&gt;[]])[&lt;[]{}&gt;]]{{(&lt;&gt;&lt;&gt;){{}&lt;&gt;}}(</text:p>
          </table:table-cell>
          <table:table-cell table:style-name="ce2" table:formula="of:=SUBSTITUTE(SUBSTITUTE(SUBSTITUTE(SUBSTITUTE([.A55];&quot;()&quot;;&quot;&quot;);&quot;[]&quot;;&quot;&quot;);&quot;{}&quot;;&quot;&quot;);&quot;&lt;&gt;&quot;;&quot;&quot;)" office:value-type="string" office:string-value="{{&lt;[{([{{&lt;{([&lt;&gt;[]][(&gt;&lt;&gt;])[&lt;[]()&gt;&lt;[]&gt;]}{[([])[]]{{(){}}(" calcext:value-type="string">
            <text:p>{{&lt;[{([{{&lt;{([&lt;&gt;[]][(&gt;&lt;&gt;])[&lt;[]()&gt;&lt;[]&gt;]}{[([])[]]{{(){}}(</text:p>
          </table:table-cell>
          <table:table-cell table:style-name="ce2" table:formula="of:=SUBSTITUTE(SUBSTITUTE(SUBSTITUTE(SUBSTITUTE([.B55];&quot;()&quot;;&quot;&quot;);&quot;[]&quot;;&quot;&quot;);&quot;{}&quot;;&quot;&quot;);&quot;&lt;&gt;&quot;;&quot;&quot;)" office:value-type="string" office:string-value="{{&lt;[{([{{&lt;{([][(&gt;])[]}{[()]{{}(" calcext:value-type="string">
            <text:p>{{&lt;[{([{{&lt;{([][(&gt;])[]}{[()]{{}(</text:p>
          </table:table-cell>
          <table:table-cell table:style-name="ce2" table:formula="of:=SUBSTITUTE(SUBSTITUTE(SUBSTITUTE(SUBSTITUTE([.C55];&quot;()&quot;;&quot;&quot;);&quot;[]&quot;;&quot;&quot;);&quot;{}&quot;;&quot;&quot;);&quot;&lt;&gt;&quot;;&quot;&quot;)" office:value-type="string" office:string-value="{{&lt;[{([{{&lt;{([(&gt;])}{{(" calcext:value-type="string">
            <text:p>{{&lt;[{([{{&lt;{([(&gt;])}{{(</text:p>
          </table:table-cell>
          <table:table-cell table:style-name="ce2" table:formula="of:=SUBSTITUTE(SUBSTITUTE(SUBSTITUTE(SUBSTITUTE([.D55];&quot;()&quot;;&quot;&quot;);&quot;[]&quot;;&quot;&quot;);&quot;{}&quot;;&quot;&quot;);&quot;&lt;&gt;&quot;;&quot;&quot;)" office:value-type="string" office:string-value="{{&lt;[{([{{&lt;{([(&gt;])}{{(" calcext:value-type="string">
            <text:p>{{&lt;[{([{{&lt;{([(&gt;])}{{(</text:p>
          </table:table-cell>
          <table:table-cell table:style-name="ce2" table:formula="of:=SUBSTITUTE(SUBSTITUTE(SUBSTITUTE(SUBSTITUTE([.E55];&quot;()&quot;;&quot;&quot;);&quot;[]&quot;;&quot;&quot;);&quot;{}&quot;;&quot;&quot;);&quot;&lt;&gt;&quot;;&quot;&quot;)" office:value-type="string" office:string-value="{{&lt;[{([{{&lt;{([(&gt;])}{{(" calcext:value-type="string">
            <text:p>{{&lt;[{([{{&lt;{([(&gt;])}{{(</text:p>
          </table:table-cell>
          <table:table-cell table:style-name="ce2" table:formula="of:=SUBSTITUTE(SUBSTITUTE(SUBSTITUTE(SUBSTITUTE([.F55];&quot;()&quot;;&quot;&quot;);&quot;[]&quot;;&quot;&quot;);&quot;{}&quot;;&quot;&quot;);&quot;&lt;&gt;&quot;;&quot;&quot;)" office:value-type="string" office:string-value="{{&lt;[{([{{&lt;{([(&gt;])}{{(" calcext:value-type="string">
            <text:p>{{&lt;[{([{{&lt;{([(&gt;])}{{(</text:p>
          </table:table-cell>
          <table:table-cell table:style-name="ce2" table:formula="of:=SUBSTITUTE(SUBSTITUTE(SUBSTITUTE(SUBSTITUTE([.G55];&quot;()&quot;;&quot;&quot;);&quot;[]&quot;;&quot;&quot;);&quot;{}&quot;;&quot;&quot;);&quot;&lt;&gt;&quot;;&quot;&quot;)" office:value-type="string" office:string-value="{{&lt;[{([{{&lt;{([(&gt;])}{{(" calcext:value-type="string">
            <text:p>{{&lt;[{([{{&lt;{([(&gt;])}{{(</text:p>
          </table:table-cell>
          <table:table-cell table:style-name="ce2" table:formula="of:=SUBSTITUTE(SUBSTITUTE(SUBSTITUTE(SUBSTITUTE([.H55];&quot;()&quot;;&quot;&quot;);&quot;[]&quot;;&quot;&quot;);&quot;{}&quot;;&quot;&quot;);&quot;&lt;&gt;&quot;;&quot;&quot;)" office:value-type="string" office:string-value="{{&lt;[{([{{&lt;{([(&gt;])}{{(" calcext:value-type="string">
            <text:p>{{&lt;[{([{{&lt;{([(&gt;])}{{(</text:p>
          </table:table-cell>
          <table:table-cell table:style-name="ce2" table:formula="of:=SUBSTITUTE(SUBSTITUTE(SUBSTITUTE(SUBSTITUTE([.I55];&quot;()&quot;;&quot;&quot;);&quot;[]&quot;;&quot;&quot;);&quot;{}&quot;;&quot;&quot;);&quot;&lt;&gt;&quot;;&quot;&quot;)" office:value-type="string" office:string-value="{{&lt;[{([{{&lt;{([(&gt;])}{{(" calcext:value-type="string">
            <text:p>{{&lt;[{([{{&lt;{([(&gt;])}{{(</text:p>
          </table:table-cell>
          <table:table-cell table:style-name="ce2" table:formula="of:=SUBSTITUTE(SUBSTITUTE(SUBSTITUTE(SUBSTITUTE([.J55];&quot;()&quot;;&quot;&quot;);&quot;[]&quot;;&quot;&quot;);&quot;{}&quot;;&quot;&quot;);&quot;&lt;&gt;&quot;;&quot;&quot;)" office:value-type="string" office:string-value="{{&lt;[{([{{&lt;{([(&gt;])}{{(" calcext:value-type="string">
            <text:p>{{&lt;[{([{{&lt;{([(&gt;])}{{(</text:p>
          </table:table-cell>
          <table:table-cell table:style-name="ce2" table:formula="of:=SUBSTITUTE(SUBSTITUTE(SUBSTITUTE(SUBSTITUTE([.K55];&quot;()&quot;;&quot;&quot;);&quot;[]&quot;;&quot;&quot;);&quot;{}&quot;;&quot;&quot;);&quot;&lt;&gt;&quot;;&quot;&quot;)" office:value-type="string" office:string-value="{{&lt;[{([{{&lt;{([(&gt;])}{{(" calcext:value-type="string">
            <text:p>{{&lt;[{([{{&lt;{([(&gt;])}{{(</text:p>
          </table:table-cell>
          <table:table-cell table:style-name="ce2" table:formula="of:=SUBSTITUTE(SUBSTITUTE(SUBSTITUTE(SUBSTITUTE([.L55];&quot;()&quot;;&quot;&quot;);&quot;[]&quot;;&quot;&quot;);&quot;{}&quot;;&quot;&quot;);&quot;&lt;&gt;&quot;;&quot;&quot;)" office:value-type="string" office:string-value="{{&lt;[{([{{&lt;{([(&gt;])}{{(" calcext:value-type="string">
            <text:p>{{&lt;[{([{{&lt;{([(&gt;])}{{(</text:p>
          </table:table-cell>
          <table:table-cell table:style-name="ce2" table:formula="of:=SUBSTITUTE(SUBSTITUTE(SUBSTITUTE(SUBSTITUTE([.M55];&quot;()&quot;;&quot;&quot;);&quot;[]&quot;;&quot;&quot;);&quot;{}&quot;;&quot;&quot;);&quot;&lt;&gt;&quot;;&quot;&quot;)" office:value-type="string" office:string-value="{{&lt;[{([{{&lt;{([(&gt;])}{{(" calcext:value-type="string">
            <text:p>{{&lt;[{([{{&lt;{([(&gt;])}{{(</text:p>
          </table:table-cell>
          <table:table-cell table:style-name="ce2" table:formula="of:=SUBSTITUTE(SUBSTITUTE(SUBSTITUTE(SUBSTITUTE([.N55];&quot;()&quot;;&quot;&quot;);&quot;[]&quot;;&quot;&quot;);&quot;{}&quot;;&quot;&quot;);&quot;&lt;&gt;&quot;;&quot;&quot;)" office:value-type="string" office:string-value="{{&lt;[{([{{&lt;{([(&gt;])}{{(" calcext:value-type="string">
            <text:p>{{&lt;[{([{{&lt;{([(&gt;])}{{(</text:p>
          </table:table-cell>
          <table:table-cell table:style-name="ce2" table:formula="of:=SUBSTITUTE(SUBSTITUTE(SUBSTITUTE(SUBSTITUTE([.O55];&quot;()&quot;;&quot;&quot;);&quot;[]&quot;;&quot;&quot;);&quot;{}&quot;;&quot;&quot;);&quot;&lt;&gt;&quot;;&quot;&quot;)" office:value-type="string" office:string-value="{{&lt;[{([{{&lt;{([(&gt;])}{{(" calcext:value-type="string">
            <text:p>{{&lt;[{([{{&lt;{([(&gt;])}{{(</text:p>
          </table:table-cell>
          <table:table-cell table:style-name="ce2" table:formula="of:=SUBSTITUTE(SUBSTITUTE(SUBSTITUTE(SUBSTITUTE([.P55];&quot;()&quot;;&quot;&quot;);&quot;[]&quot;;&quot;&quot;);&quot;{}&quot;;&quot;&quot;);&quot;&lt;&gt;&quot;;&quot;&quot;)" office:value-type="string" office:string-value="{{&lt;[{([{{&lt;{([(&gt;])}{{(" calcext:value-type="string">
            <text:p>{{&lt;[{([{{&lt;{([(&gt;])}{{(</text:p>
          </table:table-cell>
          <table:table-cell table:style-name="ce2" table:formula="of:=SUBSTITUTE(SUBSTITUTE(SUBSTITUTE(SUBSTITUTE([.Q55];&quot;()&quot;;&quot;&quot;);&quot;[]&quot;;&quot;&quot;);&quot;{}&quot;;&quot;&quot;);&quot;&lt;&gt;&quot;;&quot;&quot;)" office:value-type="string" office:string-value="{{&lt;[{([{{&lt;{([(&gt;])}{{(" calcext:value-type="string">
            <text:p>{{&lt;[{([{{&lt;{([(&gt;])}{{(</text:p>
          </table:table-cell>
          <table:table-cell table:style-name="ce2" table:formula="of:=SUBSTITUTE(SUBSTITUTE(SUBSTITUTE(SUBSTITUTE([.R55];&quot;()&quot;;&quot;&quot;);&quot;[]&quot;;&quot;&quot;);&quot;{}&quot;;&quot;&quot;);&quot;&lt;&gt;&quot;;&quot;&quot;)" office:value-type="string" office:string-value="{{&lt;[{([{{&lt;{([(&gt;])}{{(" calcext:value-type="string">
            <text:p>{{&lt;[{([{{&lt;{([(&gt;])}{{(</text:p>
          </table:table-cell>
          <table:table-cell table:style-name="ce2" table:formula="of:=SUBSTITUTE(SUBSTITUTE(SUBSTITUTE(SUBSTITUTE([.S55];&quot;()&quot;;&quot;&quot;);&quot;[]&quot;;&quot;&quot;);&quot;{}&quot;;&quot;&quot;);&quot;&lt;&gt;&quot;;&quot;&quot;)" office:value-type="string" office:string-value="{{&lt;[{([{{&lt;{([(&gt;])}{{(" calcext:value-type="string">
            <text:p>{{&lt;[{([{{&lt;{([(&gt;])}{{(</text:p>
          </table:table-cell>
          <table:table-cell table:style-name="ce2" table:formula="of:=SUBSTITUTE(SUBSTITUTE(SUBSTITUTE(SUBSTITUTE([.T55];&quot;()&quot;;&quot;&quot;);&quot;[]&quot;;&quot;&quot;);&quot;{}&quot;;&quot;&quot;);&quot;&lt;&gt;&quot;;&quot;&quot;)" office:value-type="string" office:string-value="{{&lt;[{([{{&lt;{([(&gt;])}{{(" calcext:value-type="string">
            <text:p>{{&lt;[{([{{&lt;{([(&gt;])}{{(</text:p>
          </table:table-cell>
          <table:table-cell table:style-name="ce2" table:formula="of:=SUBSTITUTE(SUBSTITUTE(SUBSTITUTE(SUBSTITUTE([.U55];&quot;()&quot;;&quot;&quot;);&quot;[]&quot;;&quot;&quot;);&quot;{}&quot;;&quot;&quot;);&quot;&lt;&gt;&quot;;&quot;&quot;)" office:value-type="string" office:string-value="{{&lt;[{([{{&lt;{([(&gt;])}{{(" calcext:value-type="string">
            <text:p>{{&lt;[{([{{&lt;{([(&gt;])}{{(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55]; MIN(IFERROR(TRANSPOSE(FIND([$Reference.$A$5:.$A$8];[.V55]));)))); [$Reference.$A$5:.$A$8];0);0);)" office:value-type="float" office:value="25137" calcext:value-type="float">
            <text:p>25137</text:p>
          </table:table-cell>
          <table:table-cell/>
          <table:table-cell table:style-name="ce6" table:number-matrix-columns-spanned="1" table:number-matrix-rows-spanned="1" table:formula="of:=IF(ISBLANK([.X55]);CONCATENATE(MID([.V55];LEN([.V55])-ROW(INDIRECT(&quot;1:&quot;&amp;LEN([.V55])))+1;1));)" office:value-type="float" office:value="0" calcext:value-type="float">
            <text:p>0</text:p>
          </table:table-cell>
          <table:table-cell table:style-name="ce8" table:formula="of:=SUBSTITUTE(SUBSTITUTE(SUBSTITUTE(SUBSTITUTE([.Z55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55&amp;&quot;&quot;&quot;&quot;,&quot;&quot;(?s)(.{1})&quot;&quot;,&quot;&quot;$1&quot;&quot;&amp;CHAR(127)),&quot;&quot;'&quot;&quot;,&quot;&quot;''&quot;&quot;),CHAR(127)),)&quot;);&quot;&quot;)">
            <text:p/>
          </table:table-cell>
          <table:table-cell table:style-name="ce9" table:number-columns-repeated="1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55]));([.AT55]*5)+IFERROR(INDEX( [$Reference.$D$5:.$D$8];MATCH( [.AB55]; [$Reference.$A$5:.$A$8];0);0););[.AT5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C55]));([.AU55]*5)+IFERROR(INDEX( [$Reference.$D$5:.$D$8];MATCH( [.AC55]; [$Reference.$A$5:.$A$8];0);0););[.AU5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D55]));([.AV55]*5)+IFERROR(INDEX( [$Reference.$D$5:.$D$8];MATCH( [.AD55]; [$Reference.$A$5:.$A$8];0);0););[.AV5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E55]));([.AW55]*5)+IFERROR(INDEX( [$Reference.$D$5:.$D$8];MATCH( [.AE55]; [$Reference.$A$5:.$A$8];0);0););[.AW5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F55]));([.AX55]*5)+IFERROR(INDEX( [$Reference.$D$5:.$D$8];MATCH( [.AF55]; [$Reference.$A$5:.$A$8];0);0););[.AX5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G55]));([.AY55]*5)+IFERROR(INDEX( [$Reference.$D$5:.$D$8];MATCH( [.AG55]; [$Reference.$A$5:.$A$8];0);0););[.AY5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H55]));([.AZ55]*5)+IFERROR(INDEX( [$Reference.$D$5:.$D$8];MATCH( [.AH55]; [$Reference.$A$5:.$A$8];0);0););[.AZ5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I55]));([.BA55]*5)+IFERROR(INDEX( [$Reference.$D$5:.$D$8];MATCH( [.AI55]; [$Reference.$A$5:.$A$8];0);0););[.BA5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J55]));([.BB55]*5)+IFERROR(INDEX( [$Reference.$D$5:.$D$8];MATCH( [.AJ55]; [$Reference.$A$5:.$A$8];0);0););[.BB5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K55]));([.BC55]*5)+IFERROR(INDEX( [$Reference.$D$5:.$D$8];MATCH( [.AK55]; [$Reference.$A$5:.$A$8];0);0););[.BC5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L55]));([.BD55]*5)+IFERROR(INDEX( [$Reference.$D$5:.$D$8];MATCH( [.AL55]; [$Reference.$A$5:.$A$8];0);0););[.BD5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M55]));([.BE55]*5)+IFERROR(INDEX( [$Reference.$D$5:.$D$8];MATCH( [.AM55]; [$Reference.$A$5:.$A$8];0);0););[.BE5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N55]));([.BF55]*5)+IFERROR(INDEX( [$Reference.$D$5:.$D$8];MATCH( [.AN55]; [$Reference.$A$5:.$A$8];0);0););[.BF5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O55]));([.BG55]*5)+IFERROR(INDEX( [$Reference.$D$5:.$D$8];MATCH( [.AO55]; [$Reference.$A$5:.$A$8];0);0););[.BG5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P55]));([.BH55]*5)+IFERROR(INDEX( [$Reference.$D$5:.$D$8];MATCH( [.AP55]; [$Reference.$A$5:.$A$8];0);0););[.BH5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Q55]));([.BI55]*5)+IFERROR(INDEX( [$Reference.$D$5:.$D$8];MATCH( [.AQ55]; [$Reference.$A$5:.$A$8];0);0););[.BI5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R55]));([.BJ55]*5)+IFERROR(INDEX( [$Reference.$D$5:.$D$8];MATCH( [.AR55]; [$Reference.$A$5:.$A$8];0);0););[.BJ5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S55]));([.BK55]*5)+IFERROR(INDEX( [$Reference.$D$5:.$D$8];MATCH( [.AS55]; [$Reference.$A$5:.$A$8];0);0););[.BK55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[(&lt;({&lt;[{&lt;({[[{[]&lt;&gt;}[[][]]]&lt;{[]()}&lt;[]()&gt;&gt;]&lt;[[[][]]{[]&lt;&gt;}][&lt;[]&lt;&gt;&gt;{[]()}]&gt;}[&lt;&lt;(&lt;&gt;{})[{}{}]&gt;[{{}()}[()()]]&gt;&lt;[(</text:p>
          </table:table-cell>
          <table:table-cell table:style-name="ce2" table:formula="of:=SUBSTITUTE(SUBSTITUTE(SUBSTITUTE(SUBSTITUTE([.A56];&quot;()&quot;;&quot;&quot;);&quot;[]&quot;;&quot;&quot;);&quot;{}&quot;;&quot;&quot;);&quot;&lt;&gt;&quot;;&quot;&quot;)" office:value-type="string" office:string-value="[(&lt;({&lt;[{&lt;({[[{}[]]&lt;&gt;]&lt;[[]{}][&lt;&gt;]&gt;}[&lt;&lt;()[]&gt;[{}]&gt;&lt;[(" calcext:value-type="string">
            <text:p>[(&lt;({&lt;[{&lt;({[[{}[]]&lt;&gt;]&lt;[[]{}][&lt;&gt;]&gt;}[&lt;&lt;()[]&gt;[{}]&gt;&lt;[(</text:p>
          </table:table-cell>
          <table:table-cell table:style-name="ce2" table:formula="of:=SUBSTITUTE(SUBSTITUTE(SUBSTITUTE(SUBSTITUTE([.B56];&quot;()&quot;;&quot;&quot;);&quot;[]&quot;;&quot;&quot;);&quot;{}&quot;;&quot;&quot;);&quot;&lt;&gt;&quot;;&quot;&quot;)" office:value-type="string" office:string-value="[(&lt;({&lt;[{&lt;({[[]]&lt;[][]&gt;}[&lt;[]&gt;&lt;[(" calcext:value-type="string">
            <text:p>[(&lt;({&lt;[{&lt;({[[]]&lt;[][]&gt;}[&lt;[]&gt;&lt;[(</text:p>
          </table:table-cell>
          <table:table-cell table:style-name="ce2" table:formula="of:=SUBSTITUTE(SUBSTITUTE(SUBSTITUTE(SUBSTITUTE([.C56];&quot;()&quot;;&quot;&quot;);&quot;[]&quot;;&quot;&quot;);&quot;{}&quot;;&quot;&quot;);&quot;&lt;&gt;&quot;;&quot;&quot;)" office:value-type="string" office:string-value="[(&lt;({&lt;[{&lt;({[]}[&lt;[(" calcext:value-type="string">
            <text:p>[(&lt;({&lt;[{&lt;({[]}[&lt;[(</text:p>
          </table:table-cell>
          <table:table-cell table:style-name="ce2" table:formula="of:=SUBSTITUTE(SUBSTITUTE(SUBSTITUTE(SUBSTITUTE([.D56];&quot;()&quot;;&quot;&quot;);&quot;[]&quot;;&quot;&quot;);&quot;{}&quot;;&quot;&quot;);&quot;&lt;&gt;&quot;;&quot;&quot;)" office:value-type="string" office:string-value="[(&lt;({&lt;[{&lt;([&lt;[(" calcext:value-type="string">
            <text:p>[(&lt;({&lt;[{&lt;([&lt;[(</text:p>
          </table:table-cell>
          <table:table-cell table:style-name="ce2" table:formula="of:=SUBSTITUTE(SUBSTITUTE(SUBSTITUTE(SUBSTITUTE([.E56];&quot;()&quot;;&quot;&quot;);&quot;[]&quot;;&quot;&quot;);&quot;{}&quot;;&quot;&quot;);&quot;&lt;&gt;&quot;;&quot;&quot;)" office:value-type="string" office:string-value="[(&lt;({&lt;[{&lt;([&lt;[(" calcext:value-type="string">
            <text:p>[(&lt;({&lt;[{&lt;([&lt;[(</text:p>
          </table:table-cell>
          <table:table-cell table:style-name="ce2" table:formula="of:=SUBSTITUTE(SUBSTITUTE(SUBSTITUTE(SUBSTITUTE([.F56];&quot;()&quot;;&quot;&quot;);&quot;[]&quot;;&quot;&quot;);&quot;{}&quot;;&quot;&quot;);&quot;&lt;&gt;&quot;;&quot;&quot;)" office:value-type="string" office:string-value="[(&lt;({&lt;[{&lt;([&lt;[(" calcext:value-type="string">
            <text:p>[(&lt;({&lt;[{&lt;([&lt;[(</text:p>
          </table:table-cell>
          <table:table-cell table:style-name="ce2" table:formula="of:=SUBSTITUTE(SUBSTITUTE(SUBSTITUTE(SUBSTITUTE([.G56];&quot;()&quot;;&quot;&quot;);&quot;[]&quot;;&quot;&quot;);&quot;{}&quot;;&quot;&quot;);&quot;&lt;&gt;&quot;;&quot;&quot;)" office:value-type="string" office:string-value="[(&lt;({&lt;[{&lt;([&lt;[(" calcext:value-type="string">
            <text:p>[(&lt;({&lt;[{&lt;([&lt;[(</text:p>
          </table:table-cell>
          <table:table-cell table:style-name="ce2" table:formula="of:=SUBSTITUTE(SUBSTITUTE(SUBSTITUTE(SUBSTITUTE([.H56];&quot;()&quot;;&quot;&quot;);&quot;[]&quot;;&quot;&quot;);&quot;{}&quot;;&quot;&quot;);&quot;&lt;&gt;&quot;;&quot;&quot;)" office:value-type="string" office:string-value="[(&lt;({&lt;[{&lt;([&lt;[(" calcext:value-type="string">
            <text:p>[(&lt;({&lt;[{&lt;([&lt;[(</text:p>
          </table:table-cell>
          <table:table-cell table:style-name="ce2" table:formula="of:=SUBSTITUTE(SUBSTITUTE(SUBSTITUTE(SUBSTITUTE([.I56];&quot;()&quot;;&quot;&quot;);&quot;[]&quot;;&quot;&quot;);&quot;{}&quot;;&quot;&quot;);&quot;&lt;&gt;&quot;;&quot;&quot;)" office:value-type="string" office:string-value="[(&lt;({&lt;[{&lt;([&lt;[(" calcext:value-type="string">
            <text:p>[(&lt;({&lt;[{&lt;([&lt;[(</text:p>
          </table:table-cell>
          <table:table-cell table:style-name="ce2" table:formula="of:=SUBSTITUTE(SUBSTITUTE(SUBSTITUTE(SUBSTITUTE([.J56];&quot;()&quot;;&quot;&quot;);&quot;[]&quot;;&quot;&quot;);&quot;{}&quot;;&quot;&quot;);&quot;&lt;&gt;&quot;;&quot;&quot;)" office:value-type="string" office:string-value="[(&lt;({&lt;[{&lt;([&lt;[(" calcext:value-type="string">
            <text:p>[(&lt;({&lt;[{&lt;([&lt;[(</text:p>
          </table:table-cell>
          <table:table-cell table:style-name="ce2" table:formula="of:=SUBSTITUTE(SUBSTITUTE(SUBSTITUTE(SUBSTITUTE([.K56];&quot;()&quot;;&quot;&quot;);&quot;[]&quot;;&quot;&quot;);&quot;{}&quot;;&quot;&quot;);&quot;&lt;&gt;&quot;;&quot;&quot;)" office:value-type="string" office:string-value="[(&lt;({&lt;[{&lt;([&lt;[(" calcext:value-type="string">
            <text:p>[(&lt;({&lt;[{&lt;([&lt;[(</text:p>
          </table:table-cell>
          <table:table-cell table:style-name="ce2" table:formula="of:=SUBSTITUTE(SUBSTITUTE(SUBSTITUTE(SUBSTITUTE([.L56];&quot;()&quot;;&quot;&quot;);&quot;[]&quot;;&quot;&quot;);&quot;{}&quot;;&quot;&quot;);&quot;&lt;&gt;&quot;;&quot;&quot;)" office:value-type="string" office:string-value="[(&lt;({&lt;[{&lt;([&lt;[(" calcext:value-type="string">
            <text:p>[(&lt;({&lt;[{&lt;([&lt;[(</text:p>
          </table:table-cell>
          <table:table-cell table:style-name="ce2" table:formula="of:=SUBSTITUTE(SUBSTITUTE(SUBSTITUTE(SUBSTITUTE([.M56];&quot;()&quot;;&quot;&quot;);&quot;[]&quot;;&quot;&quot;);&quot;{}&quot;;&quot;&quot;);&quot;&lt;&gt;&quot;;&quot;&quot;)" office:value-type="string" office:string-value="[(&lt;({&lt;[{&lt;([&lt;[(" calcext:value-type="string">
            <text:p>[(&lt;({&lt;[{&lt;([&lt;[(</text:p>
          </table:table-cell>
          <table:table-cell table:style-name="ce2" table:formula="of:=SUBSTITUTE(SUBSTITUTE(SUBSTITUTE(SUBSTITUTE([.N56];&quot;()&quot;;&quot;&quot;);&quot;[]&quot;;&quot;&quot;);&quot;{}&quot;;&quot;&quot;);&quot;&lt;&gt;&quot;;&quot;&quot;)" office:value-type="string" office:string-value="[(&lt;({&lt;[{&lt;([&lt;[(" calcext:value-type="string">
            <text:p>[(&lt;({&lt;[{&lt;([&lt;[(</text:p>
          </table:table-cell>
          <table:table-cell table:style-name="ce2" table:formula="of:=SUBSTITUTE(SUBSTITUTE(SUBSTITUTE(SUBSTITUTE([.O56];&quot;()&quot;;&quot;&quot;);&quot;[]&quot;;&quot;&quot;);&quot;{}&quot;;&quot;&quot;);&quot;&lt;&gt;&quot;;&quot;&quot;)" office:value-type="string" office:string-value="[(&lt;({&lt;[{&lt;([&lt;[(" calcext:value-type="string">
            <text:p>[(&lt;({&lt;[{&lt;([&lt;[(</text:p>
          </table:table-cell>
          <table:table-cell table:style-name="ce2" table:formula="of:=SUBSTITUTE(SUBSTITUTE(SUBSTITUTE(SUBSTITUTE([.P56];&quot;()&quot;;&quot;&quot;);&quot;[]&quot;;&quot;&quot;);&quot;{}&quot;;&quot;&quot;);&quot;&lt;&gt;&quot;;&quot;&quot;)" office:value-type="string" office:string-value="[(&lt;({&lt;[{&lt;([&lt;[(" calcext:value-type="string">
            <text:p>[(&lt;({&lt;[{&lt;([&lt;[(</text:p>
          </table:table-cell>
          <table:table-cell table:style-name="ce2" table:formula="of:=SUBSTITUTE(SUBSTITUTE(SUBSTITUTE(SUBSTITUTE([.Q56];&quot;()&quot;;&quot;&quot;);&quot;[]&quot;;&quot;&quot;);&quot;{}&quot;;&quot;&quot;);&quot;&lt;&gt;&quot;;&quot;&quot;)" office:value-type="string" office:string-value="[(&lt;({&lt;[{&lt;([&lt;[(" calcext:value-type="string">
            <text:p>[(&lt;({&lt;[{&lt;([&lt;[(</text:p>
          </table:table-cell>
          <table:table-cell table:style-name="ce2" table:formula="of:=SUBSTITUTE(SUBSTITUTE(SUBSTITUTE(SUBSTITUTE([.R56];&quot;()&quot;;&quot;&quot;);&quot;[]&quot;;&quot;&quot;);&quot;{}&quot;;&quot;&quot;);&quot;&lt;&gt;&quot;;&quot;&quot;)" office:value-type="string" office:string-value="[(&lt;({&lt;[{&lt;([&lt;[(" calcext:value-type="string">
            <text:p>[(&lt;({&lt;[{&lt;([&lt;[(</text:p>
          </table:table-cell>
          <table:table-cell table:style-name="ce2" table:formula="of:=SUBSTITUTE(SUBSTITUTE(SUBSTITUTE(SUBSTITUTE([.S56];&quot;()&quot;;&quot;&quot;);&quot;[]&quot;;&quot;&quot;);&quot;{}&quot;;&quot;&quot;);&quot;&lt;&gt;&quot;;&quot;&quot;)" office:value-type="string" office:string-value="[(&lt;({&lt;[{&lt;([&lt;[(" calcext:value-type="string">
            <text:p>[(&lt;({&lt;[{&lt;([&lt;[(</text:p>
          </table:table-cell>
          <table:table-cell table:style-name="ce2" table:formula="of:=SUBSTITUTE(SUBSTITUTE(SUBSTITUTE(SUBSTITUTE([.T56];&quot;()&quot;;&quot;&quot;);&quot;[]&quot;;&quot;&quot;);&quot;{}&quot;;&quot;&quot;);&quot;&lt;&gt;&quot;;&quot;&quot;)" office:value-type="string" office:string-value="[(&lt;({&lt;[{&lt;([&lt;[(" calcext:value-type="string">
            <text:p>[(&lt;({&lt;[{&lt;([&lt;[(</text:p>
          </table:table-cell>
          <table:table-cell table:style-name="ce2" table:formula="of:=SUBSTITUTE(SUBSTITUTE(SUBSTITUTE(SUBSTITUTE([.U56];&quot;()&quot;;&quot;&quot;);&quot;[]&quot;;&quot;&quot;);&quot;{}&quot;;&quot;&quot;);&quot;&lt;&gt;&quot;;&quot;&quot;)" office:value-type="string" office:string-value="[(&lt;({&lt;[{&lt;([&lt;[(" calcext:value-type="string">
            <text:p>[(&lt;({&lt;[{&lt;([&lt;[(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56]; MIN(IFERROR(TRANSPOSE(FIND([$Reference.$A$5:.$A$8];[.V56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56]);CONCATENATE(MID([.V56];LEN([.V56])-ROW(INDIRECT(&quot;1:&quot;&amp;LEN([.V56])))+1;1));)" office:value-type="float" office:value="0" calcext:value-type="float">
            <text:p>0</text:p>
          </table:table-cell>
          <table:table-cell table:style-name="ce8" table:formula="of:=SUBSTITUTE(SUBSTITUTE(SUBSTITUTE(SUBSTITUTE([.Z56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56&amp;&quot;&quot;&quot;&quot;,&quot;&quot;(?s)(.{1})&quot;&quot;,&quot;&quot;$1&quot;&quot;&amp;CHAR(127)),&quot;&quot;'&quot;&quot;,&quot;&quot;''&quot;&quot;),CHAR(127)),)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number-columns-repeated="4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56]));([.AT56]*5)+IFERROR(INDEX( [$Reference.$D$5:.$D$8];MATCH( [.AB56]; [$Reference.$A$5:.$A$8];0);0););[.AT56])" office:value-type="float" office:value="1" calcext:value-type="float">
            <text:p>1</text:p>
          </table:table-cell>
          <table:table-cell table:style-name="ce9" table:number-matrix-columns-spanned="1" table:number-matrix-rows-spanned="1" table:formula="of:=IF(NOT(ISBLANK([.AC56]));([.AU56]*5)+IFERROR(INDEX( [$Reference.$D$5:.$D$8];MATCH( [.AC56]; [$Reference.$A$5:.$A$8];0);0););[.AU56])" office:value-type="float" office:value="7" calcext:value-type="float">
            <text:p>7</text:p>
          </table:table-cell>
          <table:table-cell table:style-name="ce9" table:number-matrix-columns-spanned="1" table:number-matrix-rows-spanned="1" table:formula="of:=IF(NOT(ISBLANK([.AD56]));([.AV56]*5)+IFERROR(INDEX( [$Reference.$D$5:.$D$8];MATCH( [.AD56]; [$Reference.$A$5:.$A$8];0);0););[.AV56])" office:value-type="float" office:value="39" calcext:value-type="float">
            <text:p>39</text:p>
          </table:table-cell>
          <table:table-cell table:style-name="ce9" table:number-matrix-columns-spanned="1" table:number-matrix-rows-spanned="1" table:formula="of:=IF(NOT(ISBLANK([.AE56]));([.AW56]*5)+IFERROR(INDEX( [$Reference.$D$5:.$D$8];MATCH( [.AE56]; [$Reference.$A$5:.$A$8];0);0););[.AW56])" office:value-type="float" office:value="197" calcext:value-type="float">
            <text:p>197</text:p>
          </table:table-cell>
          <table:table-cell table:style-name="ce9" table:number-matrix-columns-spanned="1" table:number-matrix-rows-spanned="1" table:formula="of:=IF(NOT(ISBLANK([.AF56]));([.AX56]*5)+IFERROR(INDEX( [$Reference.$D$5:.$D$8];MATCH( [.AF56]; [$Reference.$A$5:.$A$8];0);0););[.AX56])" office:value-type="float" office:value="986" calcext:value-type="float">
            <text:p>986</text:p>
          </table:table-cell>
          <table:table-cell table:style-name="ce9" table:number-matrix-columns-spanned="1" table:number-matrix-rows-spanned="1" table:formula="of:=IF(NOT(ISBLANK([.AG56]));([.AY56]*5)+IFERROR(INDEX( [$Reference.$D$5:.$D$8];MATCH( [.AG56]; [$Reference.$A$5:.$A$8];0);0););[.AY56])" office:value-type="float" office:value="4934" calcext:value-type="float">
            <text:p>4934</text:p>
          </table:table-cell>
          <table:table-cell table:style-name="ce9" table:number-matrix-columns-spanned="1" table:number-matrix-rows-spanned="1" table:formula="of:=IF(NOT(ISBLANK([.AH56]));([.AZ56]*5)+IFERROR(INDEX( [$Reference.$D$5:.$D$8];MATCH( [.AH56]; [$Reference.$A$5:.$A$8];0);0););[.AZ56])" office:value-type="float" office:value="24673" calcext:value-type="float">
            <text:p>24673</text:p>
          </table:table-cell>
          <table:table-cell table:style-name="ce9" table:number-matrix-columns-spanned="1" table:number-matrix-rows-spanned="1" table:formula="of:=IF(NOT(ISBLANK([.AI56]));([.BA56]*5)+IFERROR(INDEX( [$Reference.$D$5:.$D$8];MATCH( [.AI56]; [$Reference.$A$5:.$A$8];0);0););[.BA56])" office:value-type="float" office:value="123367" calcext:value-type="float">
            <text:p>123367</text:p>
          </table:table-cell>
          <table:table-cell table:style-name="ce9" table:number-matrix-columns-spanned="1" table:number-matrix-rows-spanned="1" table:formula="of:=IF(NOT(ISBLANK([.AJ56]));([.BB56]*5)+IFERROR(INDEX( [$Reference.$D$5:.$D$8];MATCH( [.AJ56]; [$Reference.$A$5:.$A$8];0);0););[.BB56])" office:value-type="float" office:value="616839" calcext:value-type="float">
            <text:p>616839</text:p>
          </table:table-cell>
          <table:table-cell table:style-name="ce9" table:number-matrix-columns-spanned="1" table:number-matrix-rows-spanned="1" table:formula="of:=IF(NOT(ISBLANK([.AK56]));([.BC56]*5)+IFERROR(INDEX( [$Reference.$D$5:.$D$8];MATCH( [.AK56]; [$Reference.$A$5:.$A$8];0);0););[.BC56])" office:value-type="float" office:value="3084198" calcext:value-type="float">
            <text:p>3084198</text:p>
          </table:table-cell>
          <table:table-cell table:style-name="ce9" table:number-matrix-columns-spanned="1" table:number-matrix-rows-spanned="1" table:formula="of:=IF(NOT(ISBLANK([.AL56]));([.BD56]*5)+IFERROR(INDEX( [$Reference.$D$5:.$D$8];MATCH( [.AL56]; [$Reference.$A$5:.$A$8];0);0););[.BD56])" office:value-type="float" office:value="15420991" calcext:value-type="float">
            <text:p>15420991</text:p>
          </table:table-cell>
          <table:table-cell table:style-name="ce9" table:number-matrix-columns-spanned="1" table:number-matrix-rows-spanned="1" table:formula="of:=IF(NOT(ISBLANK([.AM56]));([.BE56]*5)+IFERROR(INDEX( [$Reference.$D$5:.$D$8];MATCH( [.AM56]; [$Reference.$A$5:.$A$8];0);0););[.BE56])" office:value-type="float" office:value="77104959" calcext:value-type="float">
            <text:p>77104959</text:p>
          </table:table-cell>
          <table:table-cell table:style-name="ce9" table:number-matrix-columns-spanned="1" table:number-matrix-rows-spanned="1" table:formula="of:=IF(NOT(ISBLANK([.AN56]));([.BF56]*5)+IFERROR(INDEX( [$Reference.$D$5:.$D$8];MATCH( [.AN56]; [$Reference.$A$5:.$A$8];0);0););[.BF56])" office:value-type="float" office:value="385524796" calcext:value-type="float">
            <text:p>385524796</text:p>
          </table:table-cell>
          <table:table-cell table:style-name="ce9" table:number-matrix-columns-spanned="1" table:number-matrix-rows-spanned="1" table:formula="of:=IF(NOT(ISBLANK([.AO56]));([.BG56]*5)+IFERROR(INDEX( [$Reference.$D$5:.$D$8];MATCH( [.AO56]; [$Reference.$A$5:.$A$8];0);0););[.BG56])" office:value-type="float" office:value="1927623982" calcext:value-type="float">
            <text:p>1927623982</text:p>
          </table:table-cell>
          <table:table-cell table:style-name="ce9" table:number-matrix-columns-spanned="1" table:number-matrix-rows-spanned="1" table:formula="of:=IF(NOT(ISBLANK([.AP56]));([.BH56]*5)+IFERROR(INDEX( [$Reference.$D$5:.$D$8];MATCH( [.AP56]; [$Reference.$A$5:.$A$8];0);0););[.BH56])" office:value-type="float" office:value="1927623982" calcext:value-type="float">
            <text:p>1927623982</text:p>
          </table:table-cell>
          <table:table-cell table:style-name="ce9" table:number-matrix-columns-spanned="1" table:number-matrix-rows-spanned="1" table:formula="of:=IF(NOT(ISBLANK([.AQ56]));([.BI56]*5)+IFERROR(INDEX( [$Reference.$D$5:.$D$8];MATCH( [.AQ56]; [$Reference.$A$5:.$A$8];0);0););[.BI56])" office:value-type="float" office:value="1927623982" calcext:value-type="float">
            <text:p>1927623982</text:p>
          </table:table-cell>
          <table:table-cell table:style-name="ce9" table:number-matrix-columns-spanned="1" table:number-matrix-rows-spanned="1" table:formula="of:=IF(NOT(ISBLANK([.AR56]));([.BJ56]*5)+IFERROR(INDEX( [$Reference.$D$5:.$D$8];MATCH( [.AR56]; [$Reference.$A$5:.$A$8];0);0););[.BJ56])" office:value-type="float" office:value="1927623982" calcext:value-type="float">
            <text:p>1927623982</text:p>
          </table:table-cell>
          <table:table-cell table:style-name="ce9" table:number-matrix-columns-spanned="1" table:number-matrix-rows-spanned="1" table:formula="of:=IF(NOT(ISBLANK([.AS56]));([.BK56]*5)+IFERROR(INDEX( [$Reference.$D$5:.$D$8];MATCH( [.AS56]; [$Reference.$A$5:.$A$8];0);0););[.BK56])" office:value-type="float" office:value="1927623982" calcext:value-type="float">
            <text:p>1927623982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&lt;([[&lt;(({&lt;{[{{&lt;()[]&gt;&lt;{}()&gt;}{{{}&lt;&gt;}}}([{{}[]}&lt;{}&lt;&gt;&gt;]{&lt;[]&lt;&gt;&gt;({}[])})]}&gt;((([{&lt;[]&lt;&gt;&gt;{&lt;&gt;[])}(&lt;&lt;&gt;[]</text:p>
          </table:table-cell>
          <table:table-cell table:style-name="ce2" table:formula="of:=SUBSTITUTE(SUBSTITUTE(SUBSTITUTE(SUBSTITUTE([.A57];&quot;()&quot;;&quot;&quot;);&quot;[]&quot;;&quot;&quot;);&quot;{}&quot;;&quot;&quot;);&quot;&lt;&gt;&quot;;&quot;&quot;)" office:value-type="string" office:string-value="&lt;([[&lt;(({&lt;{[{{}{{}}}([{}&lt;&gt;]{&lt;&gt;()})]}&gt;((([{&lt;&gt;{)}(&lt;" calcext:value-type="string">
            <text:p>&lt;([[&lt;(({&lt;{[{{}{{}}}([{}&lt;&gt;]{&lt;&gt;()})]}&gt;((([{&lt;&gt;{)}(&lt;</text:p>
          </table:table-cell>
          <table:table-cell table:style-name="ce2" table:formula="of:=SUBSTITUTE(SUBSTITUTE(SUBSTITUTE(SUBSTITUTE([.B57];&quot;()&quot;;&quot;&quot;);&quot;[]&quot;;&quot;&quot;);&quot;{}&quot;;&quot;&quot;);&quot;&lt;&gt;&quot;;&quot;&quot;)" office:value-type="string" office:string-value="&lt;([[&lt;(({&lt;{[{{}}([]{})]}&gt;((([{{)}(&lt;" calcext:value-type="string">
            <text:p>&lt;([[&lt;(({&lt;{[{{}}([]{})]}&gt;((([{{)}(&lt;</text:p>
          </table:table-cell>
          <table:table-cell table:style-name="ce2" table:formula="of:=SUBSTITUTE(SUBSTITUTE(SUBSTITUTE(SUBSTITUTE([.C57];&quot;()&quot;;&quot;&quot;);&quot;[]&quot;;&quot;&quot;);&quot;{}&quot;;&quot;&quot;);&quot;&lt;&gt;&quot;;&quot;&quot;)" office:value-type="string" office:string-value="&lt;([[&lt;(({&lt;{[{}()]}&gt;((([{{)}(&lt;" calcext:value-type="string">
            <text:p>&lt;([[&lt;(({&lt;{[{}()]}&gt;((([{{)}(&lt;</text:p>
          </table:table-cell>
          <table:table-cell table:style-name="ce2" table:formula="of:=SUBSTITUTE(SUBSTITUTE(SUBSTITUTE(SUBSTITUTE([.D57];&quot;()&quot;;&quot;&quot;);&quot;[]&quot;;&quot;&quot;);&quot;{}&quot;;&quot;&quot;);&quot;&lt;&gt;&quot;;&quot;&quot;)" office:value-type="string" office:string-value="&lt;([[&lt;(({&lt;{[]}&gt;((([{{)}(&lt;" calcext:value-type="string">
            <text:p>&lt;([[&lt;(({&lt;{[]}&gt;((([{{)}(&lt;</text:p>
          </table:table-cell>
          <table:table-cell table:style-name="ce2" table:formula="of:=SUBSTITUTE(SUBSTITUTE(SUBSTITUTE(SUBSTITUTE([.E57];&quot;()&quot;;&quot;&quot;);&quot;[]&quot;;&quot;&quot;);&quot;{}&quot;;&quot;&quot;);&quot;&lt;&gt;&quot;;&quot;&quot;)" office:value-type="string" office:string-value="&lt;([[&lt;(({((([{{)}(&lt;" calcext:value-type="string">
            <text:p>&lt;([[&lt;(({((([{{)}(&lt;</text:p>
          </table:table-cell>
          <table:table-cell table:style-name="ce2" table:formula="of:=SUBSTITUTE(SUBSTITUTE(SUBSTITUTE(SUBSTITUTE([.F57];&quot;()&quot;;&quot;&quot;);&quot;[]&quot;;&quot;&quot;);&quot;{}&quot;;&quot;&quot;);&quot;&lt;&gt;&quot;;&quot;&quot;)" office:value-type="string" office:string-value="&lt;([[&lt;(({((([{{)}(&lt;" calcext:value-type="string">
            <text:p>&lt;([[&lt;(({((([{{)}(&lt;</text:p>
          </table:table-cell>
          <table:table-cell table:style-name="ce2" table:formula="of:=SUBSTITUTE(SUBSTITUTE(SUBSTITUTE(SUBSTITUTE([.G57];&quot;()&quot;;&quot;&quot;);&quot;[]&quot;;&quot;&quot;);&quot;{}&quot;;&quot;&quot;);&quot;&lt;&gt;&quot;;&quot;&quot;)" office:value-type="string" office:string-value="&lt;([[&lt;(({((([{{)}(&lt;" calcext:value-type="string">
            <text:p>&lt;([[&lt;(({((([{{)}(&lt;</text:p>
          </table:table-cell>
          <table:table-cell table:style-name="ce2" table:formula="of:=SUBSTITUTE(SUBSTITUTE(SUBSTITUTE(SUBSTITUTE([.H57];&quot;()&quot;;&quot;&quot;);&quot;[]&quot;;&quot;&quot;);&quot;{}&quot;;&quot;&quot;);&quot;&lt;&gt;&quot;;&quot;&quot;)" office:value-type="string" office:string-value="&lt;([[&lt;(({((([{{)}(&lt;" calcext:value-type="string">
            <text:p>&lt;([[&lt;(({((([{{)}(&lt;</text:p>
          </table:table-cell>
          <table:table-cell table:style-name="ce2" table:formula="of:=SUBSTITUTE(SUBSTITUTE(SUBSTITUTE(SUBSTITUTE([.I57];&quot;()&quot;;&quot;&quot;);&quot;[]&quot;;&quot;&quot;);&quot;{}&quot;;&quot;&quot;);&quot;&lt;&gt;&quot;;&quot;&quot;)" office:value-type="string" office:string-value="&lt;([[&lt;(({((([{{)}(&lt;" calcext:value-type="string">
            <text:p>&lt;([[&lt;(({((([{{)}(&lt;</text:p>
          </table:table-cell>
          <table:table-cell table:style-name="ce2" table:formula="of:=SUBSTITUTE(SUBSTITUTE(SUBSTITUTE(SUBSTITUTE([.J57];&quot;()&quot;;&quot;&quot;);&quot;[]&quot;;&quot;&quot;);&quot;{}&quot;;&quot;&quot;);&quot;&lt;&gt;&quot;;&quot;&quot;)" office:value-type="string" office:string-value="&lt;([[&lt;(({((([{{)}(&lt;" calcext:value-type="string">
            <text:p>&lt;([[&lt;(({((([{{)}(&lt;</text:p>
          </table:table-cell>
          <table:table-cell table:style-name="ce2" table:formula="of:=SUBSTITUTE(SUBSTITUTE(SUBSTITUTE(SUBSTITUTE([.K57];&quot;()&quot;;&quot;&quot;);&quot;[]&quot;;&quot;&quot;);&quot;{}&quot;;&quot;&quot;);&quot;&lt;&gt;&quot;;&quot;&quot;)" office:value-type="string" office:string-value="&lt;([[&lt;(({((([{{)}(&lt;" calcext:value-type="string">
            <text:p>&lt;([[&lt;(({((([{{)}(&lt;</text:p>
          </table:table-cell>
          <table:table-cell table:style-name="ce2" table:formula="of:=SUBSTITUTE(SUBSTITUTE(SUBSTITUTE(SUBSTITUTE([.L57];&quot;()&quot;;&quot;&quot;);&quot;[]&quot;;&quot;&quot;);&quot;{}&quot;;&quot;&quot;);&quot;&lt;&gt;&quot;;&quot;&quot;)" office:value-type="string" office:string-value="&lt;([[&lt;(({((([{{)}(&lt;" calcext:value-type="string">
            <text:p>&lt;([[&lt;(({((([{{)}(&lt;</text:p>
          </table:table-cell>
          <table:table-cell table:style-name="ce2" table:formula="of:=SUBSTITUTE(SUBSTITUTE(SUBSTITUTE(SUBSTITUTE([.M57];&quot;()&quot;;&quot;&quot;);&quot;[]&quot;;&quot;&quot;);&quot;{}&quot;;&quot;&quot;);&quot;&lt;&gt;&quot;;&quot;&quot;)" office:value-type="string" office:string-value="&lt;([[&lt;(({((([{{)}(&lt;" calcext:value-type="string">
            <text:p>&lt;([[&lt;(({((([{{)}(&lt;</text:p>
          </table:table-cell>
          <table:table-cell table:style-name="ce2" table:formula="of:=SUBSTITUTE(SUBSTITUTE(SUBSTITUTE(SUBSTITUTE([.N57];&quot;()&quot;;&quot;&quot;);&quot;[]&quot;;&quot;&quot;);&quot;{}&quot;;&quot;&quot;);&quot;&lt;&gt;&quot;;&quot;&quot;)" office:value-type="string" office:string-value="&lt;([[&lt;(({((([{{)}(&lt;" calcext:value-type="string">
            <text:p>&lt;([[&lt;(({((([{{)}(&lt;</text:p>
          </table:table-cell>
          <table:table-cell table:style-name="ce2" table:formula="of:=SUBSTITUTE(SUBSTITUTE(SUBSTITUTE(SUBSTITUTE([.O57];&quot;()&quot;;&quot;&quot;);&quot;[]&quot;;&quot;&quot;);&quot;{}&quot;;&quot;&quot;);&quot;&lt;&gt;&quot;;&quot;&quot;)" office:value-type="string" office:string-value="&lt;([[&lt;(({((([{{)}(&lt;" calcext:value-type="string">
            <text:p>&lt;([[&lt;(({((([{{)}(&lt;</text:p>
          </table:table-cell>
          <table:table-cell table:style-name="ce2" table:formula="of:=SUBSTITUTE(SUBSTITUTE(SUBSTITUTE(SUBSTITUTE([.P57];&quot;()&quot;;&quot;&quot;);&quot;[]&quot;;&quot;&quot;);&quot;{}&quot;;&quot;&quot;);&quot;&lt;&gt;&quot;;&quot;&quot;)" office:value-type="string" office:string-value="&lt;([[&lt;(({((([{{)}(&lt;" calcext:value-type="string">
            <text:p>&lt;([[&lt;(({((([{{)}(&lt;</text:p>
          </table:table-cell>
          <table:table-cell table:style-name="ce2" table:formula="of:=SUBSTITUTE(SUBSTITUTE(SUBSTITUTE(SUBSTITUTE([.Q57];&quot;()&quot;;&quot;&quot;);&quot;[]&quot;;&quot;&quot;);&quot;{}&quot;;&quot;&quot;);&quot;&lt;&gt;&quot;;&quot;&quot;)" office:value-type="string" office:string-value="&lt;([[&lt;(({((([{{)}(&lt;" calcext:value-type="string">
            <text:p>&lt;([[&lt;(({((([{{)}(&lt;</text:p>
          </table:table-cell>
          <table:table-cell table:style-name="ce2" table:formula="of:=SUBSTITUTE(SUBSTITUTE(SUBSTITUTE(SUBSTITUTE([.R57];&quot;()&quot;;&quot;&quot;);&quot;[]&quot;;&quot;&quot;);&quot;{}&quot;;&quot;&quot;);&quot;&lt;&gt;&quot;;&quot;&quot;)" office:value-type="string" office:string-value="&lt;([[&lt;(({((([{{)}(&lt;" calcext:value-type="string">
            <text:p>&lt;([[&lt;(({((([{{)}(&lt;</text:p>
          </table:table-cell>
          <table:table-cell table:style-name="ce2" table:formula="of:=SUBSTITUTE(SUBSTITUTE(SUBSTITUTE(SUBSTITUTE([.S57];&quot;()&quot;;&quot;&quot;);&quot;[]&quot;;&quot;&quot;);&quot;{}&quot;;&quot;&quot;);&quot;&lt;&gt;&quot;;&quot;&quot;)" office:value-type="string" office:string-value="&lt;([[&lt;(({((([{{)}(&lt;" calcext:value-type="string">
            <text:p>&lt;([[&lt;(({((([{{)}(&lt;</text:p>
          </table:table-cell>
          <table:table-cell table:style-name="ce2" table:formula="of:=SUBSTITUTE(SUBSTITUTE(SUBSTITUTE(SUBSTITUTE([.T57];&quot;()&quot;;&quot;&quot;);&quot;[]&quot;;&quot;&quot;);&quot;{}&quot;;&quot;&quot;);&quot;&lt;&gt;&quot;;&quot;&quot;)" office:value-type="string" office:string-value="&lt;([[&lt;(({((([{{)}(&lt;" calcext:value-type="string">
            <text:p>&lt;([[&lt;(({((([{{)}(&lt;</text:p>
          </table:table-cell>
          <table:table-cell table:style-name="ce2" table:formula="of:=SUBSTITUTE(SUBSTITUTE(SUBSTITUTE(SUBSTITUTE([.U57];&quot;()&quot;;&quot;&quot;);&quot;[]&quot;;&quot;&quot;);&quot;{}&quot;;&quot;&quot;);&quot;&lt;&gt;&quot;;&quot;&quot;)" office:value-type="string" office:string-value="&lt;([[&lt;(({((([{{)}(&lt;" calcext:value-type="string">
            <text:p>&lt;([[&lt;(({((([{{)}(&lt;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57]; MIN(IFERROR(TRANSPOSE(FIND([$Reference.$A$5:.$A$8];[.V57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57]);CONCATENATE(MID([.V57];LEN([.V57])-ROW(INDIRECT(&quot;1:&quot;&amp;LEN([.V57])))+1;1));)" office:value-type="float" office:value="0" calcext:value-type="float">
            <text:p>0</text:p>
          </table:table-cell>
          <table:table-cell table:style-name="ce8" table:formula="of:=SUBSTITUTE(SUBSTITUTE(SUBSTITUTE(SUBSTITUTE([.Z57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57&amp;&quot;&quot;&quot;&quot;,&quot;&quot;(?s)(.{1})&quot;&quot;,&quot;&quot;$1&quot;&quot;&amp;CHAR(127)),&quot;&quot;'&quot;&quot;,&quot;&quot;''&quot;&quot;),CHAR(127)),)&quot;);&quot;&quot;)">
            <text:p/>
          </table:table-cell>
          <table:table-cell table:style-name="ce9" table:number-columns-repeated="1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57]));([.AT57]*5)+IFERROR(INDEX( [$Reference.$D$5:.$D$8];MATCH( [.AB57]; [$Reference.$A$5:.$A$8];0);0););[.AT5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C57]));([.AU57]*5)+IFERROR(INDEX( [$Reference.$D$5:.$D$8];MATCH( [.AC57]; [$Reference.$A$5:.$A$8];0);0););[.AU5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D57]));([.AV57]*5)+IFERROR(INDEX( [$Reference.$D$5:.$D$8];MATCH( [.AD57]; [$Reference.$A$5:.$A$8];0);0););[.AV5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E57]));([.AW57]*5)+IFERROR(INDEX( [$Reference.$D$5:.$D$8];MATCH( [.AE57]; [$Reference.$A$5:.$A$8];0);0););[.AW5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F57]));([.AX57]*5)+IFERROR(INDEX( [$Reference.$D$5:.$D$8];MATCH( [.AF57]; [$Reference.$A$5:.$A$8];0);0););[.AX5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G57]));([.AY57]*5)+IFERROR(INDEX( [$Reference.$D$5:.$D$8];MATCH( [.AG57]; [$Reference.$A$5:.$A$8];0);0););[.AY5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H57]));([.AZ57]*5)+IFERROR(INDEX( [$Reference.$D$5:.$D$8];MATCH( [.AH57]; [$Reference.$A$5:.$A$8];0);0););[.AZ5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I57]));([.BA57]*5)+IFERROR(INDEX( [$Reference.$D$5:.$D$8];MATCH( [.AI57]; [$Reference.$A$5:.$A$8];0);0););[.BA5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J57]));([.BB57]*5)+IFERROR(INDEX( [$Reference.$D$5:.$D$8];MATCH( [.AJ57]; [$Reference.$A$5:.$A$8];0);0););[.BB5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K57]));([.BC57]*5)+IFERROR(INDEX( [$Reference.$D$5:.$D$8];MATCH( [.AK57]; [$Reference.$A$5:.$A$8];0);0););[.BC5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L57]));([.BD57]*5)+IFERROR(INDEX( [$Reference.$D$5:.$D$8];MATCH( [.AL57]; [$Reference.$A$5:.$A$8];0);0););[.BD5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M57]));([.BE57]*5)+IFERROR(INDEX( [$Reference.$D$5:.$D$8];MATCH( [.AM57]; [$Reference.$A$5:.$A$8];0);0););[.BE5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N57]));([.BF57]*5)+IFERROR(INDEX( [$Reference.$D$5:.$D$8];MATCH( [.AN57]; [$Reference.$A$5:.$A$8];0);0););[.BF5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O57]));([.BG57]*5)+IFERROR(INDEX( [$Reference.$D$5:.$D$8];MATCH( [.AO57]; [$Reference.$A$5:.$A$8];0);0););[.BG5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P57]));([.BH57]*5)+IFERROR(INDEX( [$Reference.$D$5:.$D$8];MATCH( [.AP57]; [$Reference.$A$5:.$A$8];0);0););[.BH5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Q57]));([.BI57]*5)+IFERROR(INDEX( [$Reference.$D$5:.$D$8];MATCH( [.AQ57]; [$Reference.$A$5:.$A$8];0);0););[.BI5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R57]));([.BJ57]*5)+IFERROR(INDEX( [$Reference.$D$5:.$D$8];MATCH( [.AR57]; [$Reference.$A$5:.$A$8];0);0););[.BJ5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S57]));([.BK57]*5)+IFERROR(INDEX( [$Reference.$D$5:.$D$8];MATCH( [.AS57]; [$Reference.$A$5:.$A$8];0);0););[.BK57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({{&lt;[[([{&lt;{{&lt;[&lt;&gt;{}](()&lt;&gt;)&gt;&lt;(()())&gt;}[[&lt;{}[]&gt;&lt;&lt;&gt;()}]&lt;{()&lt;&gt;}[()()]&gt;]}&gt;{&lt;&lt;([&lt;&gt;()]([]{}))((&lt;&gt;())[[][]])&gt;</text:p>
          </table:table-cell>
          <table:table-cell table:style-name="ce2" table:formula="of:=SUBSTITUTE(SUBSTITUTE(SUBSTITUTE(SUBSTITUTE([.A58];&quot;()&quot;;&quot;&quot;);&quot;[]&quot;;&quot;&quot;);&quot;{}&quot;;&quot;&quot;);&quot;&lt;&gt;&quot;;&quot;&quot;)" office:value-type="string" office:string-value="({{&lt;[[([{&lt;{{&lt;[]()&gt;&lt;()&gt;}[[&lt;}]&lt;{}&gt;]}&gt;{&lt;&lt;([]())(()[])&gt;" calcext:value-type="string">
            <text:p>({{&lt;[[([{&lt;{{&lt;[]()&gt;&lt;()&gt;}[[&lt;}]&lt;{}&gt;]}&gt;{&lt;&lt;([]())(()[])&gt;</text:p>
          </table:table-cell>
          <table:table-cell table:style-name="ce2" table:formula="of:=SUBSTITUTE(SUBSTITUTE(SUBSTITUTE(SUBSTITUTE([.B58];&quot;()&quot;;&quot;&quot;);&quot;[]&quot;;&quot;&quot;);&quot;{}&quot;;&quot;&quot;);&quot;&lt;&gt;&quot;;&quot;&quot;)" office:value-type="string" office:string-value="({{&lt;[[([{&lt;{{}[[&lt;}]]}&gt;{&lt;&lt;()()&gt;" calcext:value-type="string">
            <text:p>({{&lt;[[([{&lt;{{}[[&lt;}]]}&gt;{&lt;&lt;()()&gt;</text:p>
          </table:table-cell>
          <table:table-cell table:style-name="ce2" table:formula="of:=SUBSTITUTE(SUBSTITUTE(SUBSTITUTE(SUBSTITUTE([.C58];&quot;()&quot;;&quot;&quot;);&quot;[]&quot;;&quot;&quot;);&quot;{}&quot;;&quot;&quot;);&quot;&lt;&gt;&quot;;&quot;&quot;)" office:value-type="string" office:string-value="({{&lt;[[([{&lt;{[[&lt;}]]}&gt;{&lt;" calcext:value-type="string">
            <text:p>({{&lt;[[([{&lt;{[[&lt;}]]}&gt;{&lt;</text:p>
          </table:table-cell>
          <table:table-cell table:style-name="ce2" table:formula="of:=SUBSTITUTE(SUBSTITUTE(SUBSTITUTE(SUBSTITUTE([.D58];&quot;()&quot;;&quot;&quot;);&quot;[]&quot;;&quot;&quot;);&quot;{}&quot;;&quot;&quot;);&quot;&lt;&gt;&quot;;&quot;&quot;)" office:value-type="string" office:string-value="({{&lt;[[([{&lt;{[[&lt;}]]}&gt;{&lt;" calcext:value-type="string">
            <text:p>({{&lt;[[([{&lt;{[[&lt;}]]}&gt;{&lt;</text:p>
          </table:table-cell>
          <table:table-cell table:style-name="ce2" table:formula="of:=SUBSTITUTE(SUBSTITUTE(SUBSTITUTE(SUBSTITUTE([.E58];&quot;()&quot;;&quot;&quot;);&quot;[]&quot;;&quot;&quot;);&quot;{}&quot;;&quot;&quot;);&quot;&lt;&gt;&quot;;&quot;&quot;)" office:value-type="string" office:string-value="({{&lt;[[([{&lt;{[[&lt;}]]}&gt;{&lt;" calcext:value-type="string">
            <text:p>({{&lt;[[([{&lt;{[[&lt;}]]}&gt;{&lt;</text:p>
          </table:table-cell>
          <table:table-cell table:style-name="ce2" table:formula="of:=SUBSTITUTE(SUBSTITUTE(SUBSTITUTE(SUBSTITUTE([.F58];&quot;()&quot;;&quot;&quot;);&quot;[]&quot;;&quot;&quot;);&quot;{}&quot;;&quot;&quot;);&quot;&lt;&gt;&quot;;&quot;&quot;)" office:value-type="string" office:string-value="({{&lt;[[([{&lt;{[[&lt;}]]}&gt;{&lt;" calcext:value-type="string">
            <text:p>({{&lt;[[([{&lt;{[[&lt;}]]}&gt;{&lt;</text:p>
          </table:table-cell>
          <table:table-cell table:style-name="ce2" table:formula="of:=SUBSTITUTE(SUBSTITUTE(SUBSTITUTE(SUBSTITUTE([.G58];&quot;()&quot;;&quot;&quot;);&quot;[]&quot;;&quot;&quot;);&quot;{}&quot;;&quot;&quot;);&quot;&lt;&gt;&quot;;&quot;&quot;)" office:value-type="string" office:string-value="({{&lt;[[([{&lt;{[[&lt;}]]}&gt;{&lt;" calcext:value-type="string">
            <text:p>({{&lt;[[([{&lt;{[[&lt;}]]}&gt;{&lt;</text:p>
          </table:table-cell>
          <table:table-cell table:style-name="ce2" table:formula="of:=SUBSTITUTE(SUBSTITUTE(SUBSTITUTE(SUBSTITUTE([.H58];&quot;()&quot;;&quot;&quot;);&quot;[]&quot;;&quot;&quot;);&quot;{}&quot;;&quot;&quot;);&quot;&lt;&gt;&quot;;&quot;&quot;)" office:value-type="string" office:string-value="({{&lt;[[([{&lt;{[[&lt;}]]}&gt;{&lt;" calcext:value-type="string">
            <text:p>({{&lt;[[([{&lt;{[[&lt;}]]}&gt;{&lt;</text:p>
          </table:table-cell>
          <table:table-cell table:style-name="ce2" table:formula="of:=SUBSTITUTE(SUBSTITUTE(SUBSTITUTE(SUBSTITUTE([.I58];&quot;()&quot;;&quot;&quot;);&quot;[]&quot;;&quot;&quot;);&quot;{}&quot;;&quot;&quot;);&quot;&lt;&gt;&quot;;&quot;&quot;)" office:value-type="string" office:string-value="({{&lt;[[([{&lt;{[[&lt;}]]}&gt;{&lt;" calcext:value-type="string">
            <text:p>({{&lt;[[([{&lt;{[[&lt;}]]}&gt;{&lt;</text:p>
          </table:table-cell>
          <table:table-cell table:style-name="ce2" table:formula="of:=SUBSTITUTE(SUBSTITUTE(SUBSTITUTE(SUBSTITUTE([.J58];&quot;()&quot;;&quot;&quot;);&quot;[]&quot;;&quot;&quot;);&quot;{}&quot;;&quot;&quot;);&quot;&lt;&gt;&quot;;&quot;&quot;)" office:value-type="string" office:string-value="({{&lt;[[([{&lt;{[[&lt;}]]}&gt;{&lt;" calcext:value-type="string">
            <text:p>({{&lt;[[([{&lt;{[[&lt;}]]}&gt;{&lt;</text:p>
          </table:table-cell>
          <table:table-cell table:style-name="ce2" table:formula="of:=SUBSTITUTE(SUBSTITUTE(SUBSTITUTE(SUBSTITUTE([.K58];&quot;()&quot;;&quot;&quot;);&quot;[]&quot;;&quot;&quot;);&quot;{}&quot;;&quot;&quot;);&quot;&lt;&gt;&quot;;&quot;&quot;)" office:value-type="string" office:string-value="({{&lt;[[([{&lt;{[[&lt;}]]}&gt;{&lt;" calcext:value-type="string">
            <text:p>({{&lt;[[([{&lt;{[[&lt;}]]}&gt;{&lt;</text:p>
          </table:table-cell>
          <table:table-cell table:style-name="ce2" table:formula="of:=SUBSTITUTE(SUBSTITUTE(SUBSTITUTE(SUBSTITUTE([.L58];&quot;()&quot;;&quot;&quot;);&quot;[]&quot;;&quot;&quot;);&quot;{}&quot;;&quot;&quot;);&quot;&lt;&gt;&quot;;&quot;&quot;)" office:value-type="string" office:string-value="({{&lt;[[([{&lt;{[[&lt;}]]}&gt;{&lt;" calcext:value-type="string">
            <text:p>({{&lt;[[([{&lt;{[[&lt;}]]}&gt;{&lt;</text:p>
          </table:table-cell>
          <table:table-cell table:style-name="ce2" table:formula="of:=SUBSTITUTE(SUBSTITUTE(SUBSTITUTE(SUBSTITUTE([.M58];&quot;()&quot;;&quot;&quot;);&quot;[]&quot;;&quot;&quot;);&quot;{}&quot;;&quot;&quot;);&quot;&lt;&gt;&quot;;&quot;&quot;)" office:value-type="string" office:string-value="({{&lt;[[([{&lt;{[[&lt;}]]}&gt;{&lt;" calcext:value-type="string">
            <text:p>({{&lt;[[([{&lt;{[[&lt;}]]}&gt;{&lt;</text:p>
          </table:table-cell>
          <table:table-cell table:style-name="ce2" table:formula="of:=SUBSTITUTE(SUBSTITUTE(SUBSTITUTE(SUBSTITUTE([.N58];&quot;()&quot;;&quot;&quot;);&quot;[]&quot;;&quot;&quot;);&quot;{}&quot;;&quot;&quot;);&quot;&lt;&gt;&quot;;&quot;&quot;)" office:value-type="string" office:string-value="({{&lt;[[([{&lt;{[[&lt;}]]}&gt;{&lt;" calcext:value-type="string">
            <text:p>({{&lt;[[([{&lt;{[[&lt;}]]}&gt;{&lt;</text:p>
          </table:table-cell>
          <table:table-cell table:style-name="ce2" table:formula="of:=SUBSTITUTE(SUBSTITUTE(SUBSTITUTE(SUBSTITUTE([.O58];&quot;()&quot;;&quot;&quot;);&quot;[]&quot;;&quot;&quot;);&quot;{}&quot;;&quot;&quot;);&quot;&lt;&gt;&quot;;&quot;&quot;)" office:value-type="string" office:string-value="({{&lt;[[([{&lt;{[[&lt;}]]}&gt;{&lt;" calcext:value-type="string">
            <text:p>({{&lt;[[([{&lt;{[[&lt;}]]}&gt;{&lt;</text:p>
          </table:table-cell>
          <table:table-cell table:style-name="ce2" table:formula="of:=SUBSTITUTE(SUBSTITUTE(SUBSTITUTE(SUBSTITUTE([.P58];&quot;()&quot;;&quot;&quot;);&quot;[]&quot;;&quot;&quot;);&quot;{}&quot;;&quot;&quot;);&quot;&lt;&gt;&quot;;&quot;&quot;)" office:value-type="string" office:string-value="({{&lt;[[([{&lt;{[[&lt;}]]}&gt;{&lt;" calcext:value-type="string">
            <text:p>({{&lt;[[([{&lt;{[[&lt;}]]}&gt;{&lt;</text:p>
          </table:table-cell>
          <table:table-cell table:style-name="ce2" table:formula="of:=SUBSTITUTE(SUBSTITUTE(SUBSTITUTE(SUBSTITUTE([.Q58];&quot;()&quot;;&quot;&quot;);&quot;[]&quot;;&quot;&quot;);&quot;{}&quot;;&quot;&quot;);&quot;&lt;&gt;&quot;;&quot;&quot;)" office:value-type="string" office:string-value="({{&lt;[[([{&lt;{[[&lt;}]]}&gt;{&lt;" calcext:value-type="string">
            <text:p>({{&lt;[[([{&lt;{[[&lt;}]]}&gt;{&lt;</text:p>
          </table:table-cell>
          <table:table-cell table:style-name="ce2" table:formula="of:=SUBSTITUTE(SUBSTITUTE(SUBSTITUTE(SUBSTITUTE([.R58];&quot;()&quot;;&quot;&quot;);&quot;[]&quot;;&quot;&quot;);&quot;{}&quot;;&quot;&quot;);&quot;&lt;&gt;&quot;;&quot;&quot;)" office:value-type="string" office:string-value="({{&lt;[[([{&lt;{[[&lt;}]]}&gt;{&lt;" calcext:value-type="string">
            <text:p>({{&lt;[[([{&lt;{[[&lt;}]]}&gt;{&lt;</text:p>
          </table:table-cell>
          <table:table-cell table:style-name="ce2" table:formula="of:=SUBSTITUTE(SUBSTITUTE(SUBSTITUTE(SUBSTITUTE([.S58];&quot;()&quot;;&quot;&quot;);&quot;[]&quot;;&quot;&quot;);&quot;{}&quot;;&quot;&quot;);&quot;&lt;&gt;&quot;;&quot;&quot;)" office:value-type="string" office:string-value="({{&lt;[[([{&lt;{[[&lt;}]]}&gt;{&lt;" calcext:value-type="string">
            <text:p>({{&lt;[[([{&lt;{[[&lt;}]]}&gt;{&lt;</text:p>
          </table:table-cell>
          <table:table-cell table:style-name="ce2" table:formula="of:=SUBSTITUTE(SUBSTITUTE(SUBSTITUTE(SUBSTITUTE([.T58];&quot;()&quot;;&quot;&quot;);&quot;[]&quot;;&quot;&quot;);&quot;{}&quot;;&quot;&quot;);&quot;&lt;&gt;&quot;;&quot;&quot;)" office:value-type="string" office:string-value="({{&lt;[[([{&lt;{[[&lt;}]]}&gt;{&lt;" calcext:value-type="string">
            <text:p>({{&lt;[[([{&lt;{[[&lt;}]]}&gt;{&lt;</text:p>
          </table:table-cell>
          <table:table-cell table:style-name="ce2" table:formula="of:=SUBSTITUTE(SUBSTITUTE(SUBSTITUTE(SUBSTITUTE([.U58];&quot;()&quot;;&quot;&quot;);&quot;[]&quot;;&quot;&quot;);&quot;{}&quot;;&quot;&quot;);&quot;&lt;&gt;&quot;;&quot;&quot;)" office:value-type="string" office:string-value="({{&lt;[[([{&lt;{[[&lt;}]]}&gt;{&lt;" calcext:value-type="string">
            <text:p>({{&lt;[[([{&lt;{[[&lt;}]]}&gt;{&lt;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58]; MIN(IFERROR(TRANSPOSE(FIND([$Reference.$A$5:.$A$8];[.V58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58]);CONCATENATE(MID([.V58];LEN([.V58])-ROW(INDIRECT(&quot;1:&quot;&amp;LEN([.V58])))+1;1));)" office:value-type="float" office:value="0" calcext:value-type="float">
            <text:p>0</text:p>
          </table:table-cell>
          <table:table-cell table:style-name="ce8" table:formula="of:=SUBSTITUTE(SUBSTITUTE(SUBSTITUTE(SUBSTITUTE([.Z58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58&amp;&quot;&quot;&quot;&quot;,&quot;&quot;(?s)(.{1})&quot;&quot;,&quot;&quot;$1&quot;&quot;&amp;CHAR(127)),&quot;&quot;'&quot;&quot;,&quot;&quot;''&quot;&quot;),CHAR(127)),)&quot;);&quot;&quot;)">
            <text:p/>
          </table:table-cell>
          <table:table-cell table:style-name="ce9" table:number-columns-repeated="1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58]));([.AT58]*5)+IFERROR(INDEX( [$Reference.$D$5:.$D$8];MATCH( [.AB58]; [$Reference.$A$5:.$A$8];0);0););[.AT5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C58]));([.AU58]*5)+IFERROR(INDEX( [$Reference.$D$5:.$D$8];MATCH( [.AC58]; [$Reference.$A$5:.$A$8];0);0););[.AU5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D58]));([.AV58]*5)+IFERROR(INDEX( [$Reference.$D$5:.$D$8];MATCH( [.AD58]; [$Reference.$A$5:.$A$8];0);0););[.AV5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E58]));([.AW58]*5)+IFERROR(INDEX( [$Reference.$D$5:.$D$8];MATCH( [.AE58]; [$Reference.$A$5:.$A$8];0);0););[.AW5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F58]));([.AX58]*5)+IFERROR(INDEX( [$Reference.$D$5:.$D$8];MATCH( [.AF58]; [$Reference.$A$5:.$A$8];0);0););[.AX5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G58]));([.AY58]*5)+IFERROR(INDEX( [$Reference.$D$5:.$D$8];MATCH( [.AG58]; [$Reference.$A$5:.$A$8];0);0););[.AY5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H58]));([.AZ58]*5)+IFERROR(INDEX( [$Reference.$D$5:.$D$8];MATCH( [.AH58]; [$Reference.$A$5:.$A$8];0);0););[.AZ5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I58]));([.BA58]*5)+IFERROR(INDEX( [$Reference.$D$5:.$D$8];MATCH( [.AI58]; [$Reference.$A$5:.$A$8];0);0););[.BA5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J58]));([.BB58]*5)+IFERROR(INDEX( [$Reference.$D$5:.$D$8];MATCH( [.AJ58]; [$Reference.$A$5:.$A$8];0);0););[.BB5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K58]));([.BC58]*5)+IFERROR(INDEX( [$Reference.$D$5:.$D$8];MATCH( [.AK58]; [$Reference.$A$5:.$A$8];0);0););[.BC5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L58]));([.BD58]*5)+IFERROR(INDEX( [$Reference.$D$5:.$D$8];MATCH( [.AL58]; [$Reference.$A$5:.$A$8];0);0););[.BD5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M58]));([.BE58]*5)+IFERROR(INDEX( [$Reference.$D$5:.$D$8];MATCH( [.AM58]; [$Reference.$A$5:.$A$8];0);0););[.BE5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N58]));([.BF58]*5)+IFERROR(INDEX( [$Reference.$D$5:.$D$8];MATCH( [.AN58]; [$Reference.$A$5:.$A$8];0);0););[.BF5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O58]));([.BG58]*5)+IFERROR(INDEX( [$Reference.$D$5:.$D$8];MATCH( [.AO58]; [$Reference.$A$5:.$A$8];0);0););[.BG5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P58]));([.BH58]*5)+IFERROR(INDEX( [$Reference.$D$5:.$D$8];MATCH( [.AP58]; [$Reference.$A$5:.$A$8];0);0););[.BH5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Q58]));([.BI58]*5)+IFERROR(INDEX( [$Reference.$D$5:.$D$8];MATCH( [.AQ58]; [$Reference.$A$5:.$A$8];0);0););[.BI5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R58]));([.BJ58]*5)+IFERROR(INDEX( [$Reference.$D$5:.$D$8];MATCH( [.AR58]; [$Reference.$A$5:.$A$8];0);0););[.BJ5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S58]));([.BK58]*5)+IFERROR(INDEX( [$Reference.$D$5:.$D$8];MATCH( [.AS58]; [$Reference.$A$5:.$A$8];0);0););[.BK58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([((([[[{{&lt;((&lt;&lt;&gt;&lt;&gt;&gt;{[]})&lt;(&lt;&gt;&lt;&gt;)&lt;()&lt;&gt;&gt;&gt;){([[]{}][[][]])&lt;&lt;{}&lt;&gt;&gt;{{}&lt;&gt;}&gt;}&gt;{&lt;&lt;[(){}][()()]&gt;[&lt;[]()&gt;&lt;</text:p>
          </table:table-cell>
          <table:table-cell table:style-name="ce2" table:formula="of:=SUBSTITUTE(SUBSTITUTE(SUBSTITUTE(SUBSTITUTE([.A59];&quot;()&quot;;&quot;&quot;);&quot;[]&quot;;&quot;&quot;);&quot;{}&quot;;&quot;&quot;);&quot;&lt;&gt;&quot;;&quot;&quot;)" office:value-type="string" office:string-value="([((([[[{{&lt;((&lt;&gt;)&lt;()&lt;&gt;&gt;){([][])&lt;&lt;&gt;{}&gt;}&gt;{&lt;&lt;[]&gt;[&lt;" calcext:value-type="string">
            <text:p>([((([[[{{&lt;((&lt;&gt;)&lt;()&lt;&gt;&gt;){([][])&lt;&lt;&gt;{}&gt;}&gt;{&lt;&lt;[]&gt;[&lt;</text:p>
          </table:table-cell>
          <table:table-cell table:style-name="ce2" table:formula="of:=SUBSTITUTE(SUBSTITUTE(SUBSTITUTE(SUBSTITUTE([.B59];&quot;()&quot;;&quot;&quot;);&quot;[]&quot;;&quot;&quot;);&quot;{}&quot;;&quot;&quot;);&quot;&lt;&gt;&quot;;&quot;&quot;)" office:value-type="string" office:string-value="([((([[[{{&lt;(()&lt;&gt;){()&lt;&gt;}&gt;{&lt;[&lt;" calcext:value-type="string">
            <text:p>([((([[[{{&lt;(()&lt;&gt;){()&lt;&gt;}&gt;{&lt;[&lt;</text:p>
          </table:table-cell>
          <table:table-cell table:style-name="ce2" table:formula="of:=SUBSTITUTE(SUBSTITUTE(SUBSTITUTE(SUBSTITUTE([.C59];&quot;()&quot;;&quot;&quot;);&quot;[]&quot;;&quot;&quot;);&quot;{}&quot;;&quot;&quot;);&quot;&lt;&gt;&quot;;&quot;&quot;)" office:value-type="string" office:string-value="([((([[[{{&lt;(){}&gt;{&lt;[&lt;" calcext:value-type="string">
            <text:p>([((([[[{{&lt;(){}&gt;{&lt;[&lt;</text:p>
          </table:table-cell>
          <table:table-cell table:style-name="ce2" table:formula="of:=SUBSTITUTE(SUBSTITUTE(SUBSTITUTE(SUBSTITUTE([.D59];&quot;()&quot;;&quot;&quot;);&quot;[]&quot;;&quot;&quot;);&quot;{}&quot;;&quot;&quot;);&quot;&lt;&gt;&quot;;&quot;&quot;)" office:value-type="string" office:string-value="([((([[[{{{&lt;[&lt;" calcext:value-type="string">
            <text:p>([((([[[{{{&lt;[&lt;</text:p>
          </table:table-cell>
          <table:table-cell table:style-name="ce2" table:formula="of:=SUBSTITUTE(SUBSTITUTE(SUBSTITUTE(SUBSTITUTE([.E59];&quot;()&quot;;&quot;&quot;);&quot;[]&quot;;&quot;&quot;);&quot;{}&quot;;&quot;&quot;);&quot;&lt;&gt;&quot;;&quot;&quot;)" office:value-type="string" office:string-value="([((([[[{{{&lt;[&lt;" calcext:value-type="string">
            <text:p>([((([[[{{{&lt;[&lt;</text:p>
          </table:table-cell>
          <table:table-cell table:style-name="ce2" table:formula="of:=SUBSTITUTE(SUBSTITUTE(SUBSTITUTE(SUBSTITUTE([.F59];&quot;()&quot;;&quot;&quot;);&quot;[]&quot;;&quot;&quot;);&quot;{}&quot;;&quot;&quot;);&quot;&lt;&gt;&quot;;&quot;&quot;)" office:value-type="string" office:string-value="([((([[[{{{&lt;[&lt;" calcext:value-type="string">
            <text:p>([((([[[{{{&lt;[&lt;</text:p>
          </table:table-cell>
          <table:table-cell table:style-name="ce2" table:formula="of:=SUBSTITUTE(SUBSTITUTE(SUBSTITUTE(SUBSTITUTE([.G59];&quot;()&quot;;&quot;&quot;);&quot;[]&quot;;&quot;&quot;);&quot;{}&quot;;&quot;&quot;);&quot;&lt;&gt;&quot;;&quot;&quot;)" office:value-type="string" office:string-value="([((([[[{{{&lt;[&lt;" calcext:value-type="string">
            <text:p>([((([[[{{{&lt;[&lt;</text:p>
          </table:table-cell>
          <table:table-cell table:style-name="ce2" table:formula="of:=SUBSTITUTE(SUBSTITUTE(SUBSTITUTE(SUBSTITUTE([.H59];&quot;()&quot;;&quot;&quot;);&quot;[]&quot;;&quot;&quot;);&quot;{}&quot;;&quot;&quot;);&quot;&lt;&gt;&quot;;&quot;&quot;)" office:value-type="string" office:string-value="([((([[[{{{&lt;[&lt;" calcext:value-type="string">
            <text:p>([((([[[{{{&lt;[&lt;</text:p>
          </table:table-cell>
          <table:table-cell table:style-name="ce2" table:formula="of:=SUBSTITUTE(SUBSTITUTE(SUBSTITUTE(SUBSTITUTE([.I59];&quot;()&quot;;&quot;&quot;);&quot;[]&quot;;&quot;&quot;);&quot;{}&quot;;&quot;&quot;);&quot;&lt;&gt;&quot;;&quot;&quot;)" office:value-type="string" office:string-value="([((([[[{{{&lt;[&lt;" calcext:value-type="string">
            <text:p>([((([[[{{{&lt;[&lt;</text:p>
          </table:table-cell>
          <table:table-cell table:style-name="ce2" table:formula="of:=SUBSTITUTE(SUBSTITUTE(SUBSTITUTE(SUBSTITUTE([.J59];&quot;()&quot;;&quot;&quot;);&quot;[]&quot;;&quot;&quot;);&quot;{}&quot;;&quot;&quot;);&quot;&lt;&gt;&quot;;&quot;&quot;)" office:value-type="string" office:string-value="([((([[[{{{&lt;[&lt;" calcext:value-type="string">
            <text:p>([((([[[{{{&lt;[&lt;</text:p>
          </table:table-cell>
          <table:table-cell table:style-name="ce2" table:formula="of:=SUBSTITUTE(SUBSTITUTE(SUBSTITUTE(SUBSTITUTE([.K59];&quot;()&quot;;&quot;&quot;);&quot;[]&quot;;&quot;&quot;);&quot;{}&quot;;&quot;&quot;);&quot;&lt;&gt;&quot;;&quot;&quot;)" office:value-type="string" office:string-value="([((([[[{{{&lt;[&lt;" calcext:value-type="string">
            <text:p>([((([[[{{{&lt;[&lt;</text:p>
          </table:table-cell>
          <table:table-cell table:style-name="ce2" table:formula="of:=SUBSTITUTE(SUBSTITUTE(SUBSTITUTE(SUBSTITUTE([.L59];&quot;()&quot;;&quot;&quot;);&quot;[]&quot;;&quot;&quot;);&quot;{}&quot;;&quot;&quot;);&quot;&lt;&gt;&quot;;&quot;&quot;)" office:value-type="string" office:string-value="([((([[[{{{&lt;[&lt;" calcext:value-type="string">
            <text:p>([((([[[{{{&lt;[&lt;</text:p>
          </table:table-cell>
          <table:table-cell table:style-name="ce2" table:formula="of:=SUBSTITUTE(SUBSTITUTE(SUBSTITUTE(SUBSTITUTE([.M59];&quot;()&quot;;&quot;&quot;);&quot;[]&quot;;&quot;&quot;);&quot;{}&quot;;&quot;&quot;);&quot;&lt;&gt;&quot;;&quot;&quot;)" office:value-type="string" office:string-value="([((([[[{{{&lt;[&lt;" calcext:value-type="string">
            <text:p>([((([[[{{{&lt;[&lt;</text:p>
          </table:table-cell>
          <table:table-cell table:style-name="ce2" table:formula="of:=SUBSTITUTE(SUBSTITUTE(SUBSTITUTE(SUBSTITUTE([.N59];&quot;()&quot;;&quot;&quot;);&quot;[]&quot;;&quot;&quot;);&quot;{}&quot;;&quot;&quot;);&quot;&lt;&gt;&quot;;&quot;&quot;)" office:value-type="string" office:string-value="([((([[[{{{&lt;[&lt;" calcext:value-type="string">
            <text:p>([((([[[{{{&lt;[&lt;</text:p>
          </table:table-cell>
          <table:table-cell table:style-name="ce2" table:formula="of:=SUBSTITUTE(SUBSTITUTE(SUBSTITUTE(SUBSTITUTE([.O59];&quot;()&quot;;&quot;&quot;);&quot;[]&quot;;&quot;&quot;);&quot;{}&quot;;&quot;&quot;);&quot;&lt;&gt;&quot;;&quot;&quot;)" office:value-type="string" office:string-value="([((([[[{{{&lt;[&lt;" calcext:value-type="string">
            <text:p>([((([[[{{{&lt;[&lt;</text:p>
          </table:table-cell>
          <table:table-cell table:style-name="ce2" table:formula="of:=SUBSTITUTE(SUBSTITUTE(SUBSTITUTE(SUBSTITUTE([.P59];&quot;()&quot;;&quot;&quot;);&quot;[]&quot;;&quot;&quot;);&quot;{}&quot;;&quot;&quot;);&quot;&lt;&gt;&quot;;&quot;&quot;)" office:value-type="string" office:string-value="([((([[[{{{&lt;[&lt;" calcext:value-type="string">
            <text:p>([((([[[{{{&lt;[&lt;</text:p>
          </table:table-cell>
          <table:table-cell table:style-name="ce2" table:formula="of:=SUBSTITUTE(SUBSTITUTE(SUBSTITUTE(SUBSTITUTE([.Q59];&quot;()&quot;;&quot;&quot;);&quot;[]&quot;;&quot;&quot;);&quot;{}&quot;;&quot;&quot;);&quot;&lt;&gt;&quot;;&quot;&quot;)" office:value-type="string" office:string-value="([((([[[{{{&lt;[&lt;" calcext:value-type="string">
            <text:p>([((([[[{{{&lt;[&lt;</text:p>
          </table:table-cell>
          <table:table-cell table:style-name="ce2" table:formula="of:=SUBSTITUTE(SUBSTITUTE(SUBSTITUTE(SUBSTITUTE([.R59];&quot;()&quot;;&quot;&quot;);&quot;[]&quot;;&quot;&quot;);&quot;{}&quot;;&quot;&quot;);&quot;&lt;&gt;&quot;;&quot;&quot;)" office:value-type="string" office:string-value="([((([[[{{{&lt;[&lt;" calcext:value-type="string">
            <text:p>([((([[[{{{&lt;[&lt;</text:p>
          </table:table-cell>
          <table:table-cell table:style-name="ce2" table:formula="of:=SUBSTITUTE(SUBSTITUTE(SUBSTITUTE(SUBSTITUTE([.S59];&quot;()&quot;;&quot;&quot;);&quot;[]&quot;;&quot;&quot;);&quot;{}&quot;;&quot;&quot;);&quot;&lt;&gt;&quot;;&quot;&quot;)" office:value-type="string" office:string-value="([((([[[{{{&lt;[&lt;" calcext:value-type="string">
            <text:p>([((([[[{{{&lt;[&lt;</text:p>
          </table:table-cell>
          <table:table-cell table:style-name="ce2" table:formula="of:=SUBSTITUTE(SUBSTITUTE(SUBSTITUTE(SUBSTITUTE([.T59];&quot;()&quot;;&quot;&quot;);&quot;[]&quot;;&quot;&quot;);&quot;{}&quot;;&quot;&quot;);&quot;&lt;&gt;&quot;;&quot;&quot;)" office:value-type="string" office:string-value="([((([[[{{{&lt;[&lt;" calcext:value-type="string">
            <text:p>([((([[[{{{&lt;[&lt;</text:p>
          </table:table-cell>
          <table:table-cell table:style-name="ce2" table:formula="of:=SUBSTITUTE(SUBSTITUTE(SUBSTITUTE(SUBSTITUTE([.U59];&quot;()&quot;;&quot;&quot;);&quot;[]&quot;;&quot;&quot;);&quot;{}&quot;;&quot;&quot;);&quot;&lt;&gt;&quot;;&quot;&quot;)" office:value-type="string" office:string-value="([((([[[{{{&lt;[&lt;" calcext:value-type="string">
            <text:p>([((([[[{{{&lt;[&lt;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59]; MIN(IFERROR(TRANSPOSE(FIND([$Reference.$A$5:.$A$8];[.V59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59]);CONCATENATE(MID([.V59];LEN([.V59])-ROW(INDIRECT(&quot;1:&quot;&amp;LEN([.V59])))+1;1));)" office:value-type="float" office:value="0" calcext:value-type="float">
            <text:p>0</text:p>
          </table:table-cell>
          <table:table-cell table:style-name="ce8" table:formula="of:=SUBSTITUTE(SUBSTITUTE(SUBSTITUTE(SUBSTITUTE([.Z59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59&amp;&quot;&quot;&quot;&quot;,&quot;&quot;(?s)(.{1})&quot;&quot;,&quot;&quot;$1&quot;&quot;&amp;CHAR(127)),&quot;&quot;'&quot;&quot;,&quot;&quot;''&quot;&quot;),CHAR(127)),)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number-columns-repeated="4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59]));([.AT59]*5)+IFERROR(INDEX( [$Reference.$D$5:.$D$8];MATCH( [.AB59]; [$Reference.$A$5:.$A$8];0);0););[.AT59])" office:value-type="float" office:value="4" calcext:value-type="float">
            <text:p>4</text:p>
          </table:table-cell>
          <table:table-cell table:style-name="ce9" table:number-matrix-columns-spanned="1" table:number-matrix-rows-spanned="1" table:formula="of:=IF(NOT(ISBLANK([.AC59]));([.AU59]*5)+IFERROR(INDEX( [$Reference.$D$5:.$D$8];MATCH( [.AC59]; [$Reference.$A$5:.$A$8];0);0););[.AU59])" office:value-type="float" office:value="22" calcext:value-type="float">
            <text:p>22</text:p>
          </table:table-cell>
          <table:table-cell table:style-name="ce9" table:number-matrix-columns-spanned="1" table:number-matrix-rows-spanned="1" table:formula="of:=IF(NOT(ISBLANK([.AD59]));([.AV59]*5)+IFERROR(INDEX( [$Reference.$D$5:.$D$8];MATCH( [.AD59]; [$Reference.$A$5:.$A$8];0);0););[.AV59])" office:value-type="float" office:value="114" calcext:value-type="float">
            <text:p>114</text:p>
          </table:table-cell>
          <table:table-cell table:style-name="ce9" table:number-matrix-columns-spanned="1" table:number-matrix-rows-spanned="1" table:formula="of:=IF(NOT(ISBLANK([.AE59]));([.AW59]*5)+IFERROR(INDEX( [$Reference.$D$5:.$D$8];MATCH( [.AE59]; [$Reference.$A$5:.$A$8];0);0););[.AW59])" office:value-type="float" office:value="573" calcext:value-type="float">
            <text:p>573</text:p>
          </table:table-cell>
          <table:table-cell table:style-name="ce9" table:number-matrix-columns-spanned="1" table:number-matrix-rows-spanned="1" table:formula="of:=IF(NOT(ISBLANK([.AF59]));([.AX59]*5)+IFERROR(INDEX( [$Reference.$D$5:.$D$8];MATCH( [.AF59]; [$Reference.$A$5:.$A$8];0);0););[.AX59])" office:value-type="float" office:value="2868" calcext:value-type="float">
            <text:p>2868</text:p>
          </table:table-cell>
          <table:table-cell table:style-name="ce9" table:number-matrix-columns-spanned="1" table:number-matrix-rows-spanned="1" table:formula="of:=IF(NOT(ISBLANK([.AG59]));([.AY59]*5)+IFERROR(INDEX( [$Reference.$D$5:.$D$8];MATCH( [.AG59]; [$Reference.$A$5:.$A$8];0);0););[.AY59])" office:value-type="float" office:value="14343" calcext:value-type="float">
            <text:p>14343</text:p>
          </table:table-cell>
          <table:table-cell table:style-name="ce9" table:number-matrix-columns-spanned="1" table:number-matrix-rows-spanned="1" table:formula="of:=IF(NOT(ISBLANK([.AH59]));([.AZ59]*5)+IFERROR(INDEX( [$Reference.$D$5:.$D$8];MATCH( [.AH59]; [$Reference.$A$5:.$A$8];0);0););[.AZ59])" office:value-type="float" office:value="71717" calcext:value-type="float">
            <text:p>71717</text:p>
          </table:table-cell>
          <table:table-cell table:style-name="ce9" table:number-matrix-columns-spanned="1" table:number-matrix-rows-spanned="1" table:formula="of:=IF(NOT(ISBLANK([.AI59]));([.BA59]*5)+IFERROR(INDEX( [$Reference.$D$5:.$D$8];MATCH( [.AI59]; [$Reference.$A$5:.$A$8];0);0););[.BA59])" office:value-type="float" office:value="358587" calcext:value-type="float">
            <text:p>358587</text:p>
          </table:table-cell>
          <table:table-cell table:style-name="ce9" table:number-matrix-columns-spanned="1" table:number-matrix-rows-spanned="1" table:formula="of:=IF(NOT(ISBLANK([.AJ59]));([.BB59]*5)+IFERROR(INDEX( [$Reference.$D$5:.$D$8];MATCH( [.AJ59]; [$Reference.$A$5:.$A$8];0);0););[.BB59])" office:value-type="float" office:value="1792937" calcext:value-type="float">
            <text:p>1792937</text:p>
          </table:table-cell>
          <table:table-cell table:style-name="ce9" table:number-matrix-columns-spanned="1" table:number-matrix-rows-spanned="1" table:formula="of:=IF(NOT(ISBLANK([.AK59]));([.BC59]*5)+IFERROR(INDEX( [$Reference.$D$5:.$D$8];MATCH( [.AK59]; [$Reference.$A$5:.$A$8];0);0););[.BC59])" office:value-type="float" office:value="8964686" calcext:value-type="float">
            <text:p>8964686</text:p>
          </table:table-cell>
          <table:table-cell table:style-name="ce9" table:number-matrix-columns-spanned="1" table:number-matrix-rows-spanned="1" table:formula="of:=IF(NOT(ISBLANK([.AL59]));([.BD59]*5)+IFERROR(INDEX( [$Reference.$D$5:.$D$8];MATCH( [.AL59]; [$Reference.$A$5:.$A$8];0);0););[.BD59])" office:value-type="float" office:value="44823431" calcext:value-type="float">
            <text:p>44823431</text:p>
          </table:table-cell>
          <table:table-cell table:style-name="ce9" table:number-matrix-columns-spanned="1" table:number-matrix-rows-spanned="1" table:formula="of:=IF(NOT(ISBLANK([.AM59]));([.BE59]*5)+IFERROR(INDEX( [$Reference.$D$5:.$D$8];MATCH( [.AM59]; [$Reference.$A$5:.$A$8];0);0););[.BE59])" office:value-type="float" office:value="224117156" calcext:value-type="float">
            <text:p>224117156</text:p>
          </table:table-cell>
          <table:table-cell table:style-name="ce9" table:number-matrix-columns-spanned="1" table:number-matrix-rows-spanned="1" table:formula="of:=IF(NOT(ISBLANK([.AN59]));([.BF59]*5)+IFERROR(INDEX( [$Reference.$D$5:.$D$8];MATCH( [.AN59]; [$Reference.$A$5:.$A$8];0);0););[.BF59])" office:value-type="float" office:value="1120585782" calcext:value-type="float">
            <text:p>1120585782</text:p>
          </table:table-cell>
          <table:table-cell table:style-name="ce9" table:number-matrix-columns-spanned="1" table:number-matrix-rows-spanned="1" table:formula="of:=IF(NOT(ISBLANK([.AO59]));([.BG59]*5)+IFERROR(INDEX( [$Reference.$D$5:.$D$8];MATCH( [.AO59]; [$Reference.$A$5:.$A$8];0);0););[.BG59])" office:value-type="float" office:value="5602928911" calcext:value-type="float">
            <text:p>5602928911</text:p>
          </table:table-cell>
          <table:table-cell table:style-name="ce9" table:number-matrix-columns-spanned="1" table:number-matrix-rows-spanned="1" table:formula="of:=IF(NOT(ISBLANK([.AP59]));([.BH59]*5)+IFERROR(INDEX( [$Reference.$D$5:.$D$8];MATCH( [.AP59]; [$Reference.$A$5:.$A$8];0);0););[.BH59])" office:value-type="float" office:value="5602928911" calcext:value-type="float">
            <text:p>5602928911</text:p>
          </table:table-cell>
          <table:table-cell table:style-name="ce9" table:number-matrix-columns-spanned="1" table:number-matrix-rows-spanned="1" table:formula="of:=IF(NOT(ISBLANK([.AQ59]));([.BI59]*5)+IFERROR(INDEX( [$Reference.$D$5:.$D$8];MATCH( [.AQ59]; [$Reference.$A$5:.$A$8];0);0););[.BI59])" office:value-type="float" office:value="5602928911" calcext:value-type="float">
            <text:p>5602928911</text:p>
          </table:table-cell>
          <table:table-cell table:style-name="ce9" table:number-matrix-columns-spanned="1" table:number-matrix-rows-spanned="1" table:formula="of:=IF(NOT(ISBLANK([.AR59]));([.BJ59]*5)+IFERROR(INDEX( [$Reference.$D$5:.$D$8];MATCH( [.AR59]; [$Reference.$A$5:.$A$8];0);0););[.BJ59])" office:value-type="float" office:value="5602928911" calcext:value-type="float">
            <text:p>5602928911</text:p>
          </table:table-cell>
          <table:table-cell table:style-name="ce9" table:number-matrix-columns-spanned="1" table:number-matrix-rows-spanned="1" table:formula="of:=IF(NOT(ISBLANK([.AS59]));([.BK59]*5)+IFERROR(INDEX( [$Reference.$D$5:.$D$8];MATCH( [.AS59]; [$Reference.$A$5:.$A$8];0);0););[.BK59])" office:value-type="float" office:value="5602928911" calcext:value-type="float">
            <text:p>5602928911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[&lt;&lt;[[({&lt;&lt;[[&lt;&lt;&lt;()&lt;&gt;&gt;[()[]]&gt;&lt;(()())&gt;&gt;(((()[])[(){}])((&lt;&gt;[]){{}[]&gt;))]&lt;&lt;{[[]()][()]}&gt;{(&lt;{}&lt;&gt;&gt;(&lt;&gt;&lt;&gt;))&lt;[&lt;&gt;()][</text:p>
          </table:table-cell>
          <table:table-cell table:style-name="ce2" table:formula="of:=SUBSTITUTE(SUBSTITUTE(SUBSTITUTE(SUBSTITUTE([.A60];&quot;()&quot;;&quot;&quot;);&quot;[]&quot;;&quot;&quot;);&quot;{}&quot;;&quot;&quot;);&quot;&lt;&gt;&quot;;&quot;&quot;)" office:value-type="string" office:string-value="[&lt;&lt;[[({&lt;&lt;[[&lt;&lt;&lt;&gt;[]&gt;&lt;()&gt;&gt;((()[])((){&gt;))]&lt;&lt;{[]}&gt;{(&lt;&gt;())&lt;[][" calcext:value-type="string">
            <text:p>[&lt;&lt;[[({&lt;&lt;[[&lt;&lt;&lt;&gt;[]&gt;&lt;()&gt;&gt;((()[])((){&gt;))]&lt;&lt;{[]}&gt;{(&lt;&gt;())&lt;[][</text:p>
          </table:table-cell>
          <table:table-cell table:style-name="ce2" table:formula="of:=SUBSTITUTE(SUBSTITUTE(SUBSTITUTE(SUBSTITUTE([.B60];&quot;()&quot;;&quot;&quot;);&quot;[]&quot;;&quot;&quot;);&quot;{}&quot;;&quot;&quot;);&quot;&lt;&gt;&quot;;&quot;&quot;)" office:value-type="string" office:string-value="[&lt;&lt;[[({&lt;&lt;[[&lt;&lt;&gt;&gt;(()({&gt;))]&lt;{()&lt;[" calcext:value-type="string">
            <text:p>[&lt;&lt;[[({&lt;&lt;[[&lt;&lt;&gt;&gt;(()({&gt;))]&lt;{()&lt;[</text:p>
          </table:table-cell>
          <table:table-cell table:style-name="ce2" table:formula="of:=SUBSTITUTE(SUBSTITUTE(SUBSTITUTE(SUBSTITUTE([.C60];&quot;()&quot;;&quot;&quot;);&quot;[]&quot;;&quot;&quot;);&quot;{}&quot;;&quot;&quot;);&quot;&lt;&gt;&quot;;&quot;&quot;)" office:value-type="string" office:string-value="[&lt;&lt;[[({&lt;&lt;[[&lt;&gt;(({&gt;))]&lt;{&lt;[" calcext:value-type="string">
            <text:p>[&lt;&lt;[[({&lt;&lt;[[&lt;&gt;(({&gt;))]&lt;{&lt;[</text:p>
          </table:table-cell>
          <table:table-cell table:style-name="ce2" table:formula="of:=SUBSTITUTE(SUBSTITUTE(SUBSTITUTE(SUBSTITUTE([.D60];&quot;()&quot;;&quot;&quot;);&quot;[]&quot;;&quot;&quot;);&quot;{}&quot;;&quot;&quot;);&quot;&lt;&gt;&quot;;&quot;&quot;)" office:value-type="string" office:string-value="[&lt;&lt;[[({&lt;&lt;[[(({&gt;))]&lt;{&lt;[" calcext:value-type="string">
            <text:p>[&lt;&lt;[[({&lt;&lt;[[(({&gt;))]&lt;{&lt;[</text:p>
          </table:table-cell>
          <table:table-cell table:style-name="ce2" table:formula="of:=SUBSTITUTE(SUBSTITUTE(SUBSTITUTE(SUBSTITUTE([.E60];&quot;()&quot;;&quot;&quot;);&quot;[]&quot;;&quot;&quot;);&quot;{}&quot;;&quot;&quot;);&quot;&lt;&gt;&quot;;&quot;&quot;)" office:value-type="string" office:string-value="[&lt;&lt;[[({&lt;&lt;[[(({&gt;))]&lt;{&lt;[" calcext:value-type="string">
            <text:p>[&lt;&lt;[[({&lt;&lt;[[(({&gt;))]&lt;{&lt;[</text:p>
          </table:table-cell>
          <table:table-cell table:style-name="ce2" table:formula="of:=SUBSTITUTE(SUBSTITUTE(SUBSTITUTE(SUBSTITUTE([.F60];&quot;()&quot;;&quot;&quot;);&quot;[]&quot;;&quot;&quot;);&quot;{}&quot;;&quot;&quot;);&quot;&lt;&gt;&quot;;&quot;&quot;)" office:value-type="string" office:string-value="[&lt;&lt;[[({&lt;&lt;[[(({&gt;))]&lt;{&lt;[" calcext:value-type="string">
            <text:p>[&lt;&lt;[[({&lt;&lt;[[(({&gt;))]&lt;{&lt;[</text:p>
          </table:table-cell>
          <table:table-cell table:style-name="ce2" table:formula="of:=SUBSTITUTE(SUBSTITUTE(SUBSTITUTE(SUBSTITUTE([.G60];&quot;()&quot;;&quot;&quot;);&quot;[]&quot;;&quot;&quot;);&quot;{}&quot;;&quot;&quot;);&quot;&lt;&gt;&quot;;&quot;&quot;)" office:value-type="string" office:string-value="[&lt;&lt;[[({&lt;&lt;[[(({&gt;))]&lt;{&lt;[" calcext:value-type="string">
            <text:p>[&lt;&lt;[[({&lt;&lt;[[(({&gt;))]&lt;{&lt;[</text:p>
          </table:table-cell>
          <table:table-cell table:style-name="ce2" table:formula="of:=SUBSTITUTE(SUBSTITUTE(SUBSTITUTE(SUBSTITUTE([.H60];&quot;()&quot;;&quot;&quot;);&quot;[]&quot;;&quot;&quot;);&quot;{}&quot;;&quot;&quot;);&quot;&lt;&gt;&quot;;&quot;&quot;)" office:value-type="string" office:string-value="[&lt;&lt;[[({&lt;&lt;[[(({&gt;))]&lt;{&lt;[" calcext:value-type="string">
            <text:p>[&lt;&lt;[[({&lt;&lt;[[(({&gt;))]&lt;{&lt;[</text:p>
          </table:table-cell>
          <table:table-cell table:style-name="ce2" table:formula="of:=SUBSTITUTE(SUBSTITUTE(SUBSTITUTE(SUBSTITUTE([.I60];&quot;()&quot;;&quot;&quot;);&quot;[]&quot;;&quot;&quot;);&quot;{}&quot;;&quot;&quot;);&quot;&lt;&gt;&quot;;&quot;&quot;)" office:value-type="string" office:string-value="[&lt;&lt;[[({&lt;&lt;[[(({&gt;))]&lt;{&lt;[" calcext:value-type="string">
            <text:p>[&lt;&lt;[[({&lt;&lt;[[(({&gt;))]&lt;{&lt;[</text:p>
          </table:table-cell>
          <table:table-cell table:style-name="ce2" table:formula="of:=SUBSTITUTE(SUBSTITUTE(SUBSTITUTE(SUBSTITUTE([.J60];&quot;()&quot;;&quot;&quot;);&quot;[]&quot;;&quot;&quot;);&quot;{}&quot;;&quot;&quot;);&quot;&lt;&gt;&quot;;&quot;&quot;)" office:value-type="string" office:string-value="[&lt;&lt;[[({&lt;&lt;[[(({&gt;))]&lt;{&lt;[" calcext:value-type="string">
            <text:p>[&lt;&lt;[[({&lt;&lt;[[(({&gt;))]&lt;{&lt;[</text:p>
          </table:table-cell>
          <table:table-cell table:style-name="ce2" table:formula="of:=SUBSTITUTE(SUBSTITUTE(SUBSTITUTE(SUBSTITUTE([.K60];&quot;()&quot;;&quot;&quot;);&quot;[]&quot;;&quot;&quot;);&quot;{}&quot;;&quot;&quot;);&quot;&lt;&gt;&quot;;&quot;&quot;)" office:value-type="string" office:string-value="[&lt;&lt;[[({&lt;&lt;[[(({&gt;))]&lt;{&lt;[" calcext:value-type="string">
            <text:p>[&lt;&lt;[[({&lt;&lt;[[(({&gt;))]&lt;{&lt;[</text:p>
          </table:table-cell>
          <table:table-cell table:style-name="ce2" table:formula="of:=SUBSTITUTE(SUBSTITUTE(SUBSTITUTE(SUBSTITUTE([.L60];&quot;()&quot;;&quot;&quot;);&quot;[]&quot;;&quot;&quot;);&quot;{}&quot;;&quot;&quot;);&quot;&lt;&gt;&quot;;&quot;&quot;)" office:value-type="string" office:string-value="[&lt;&lt;[[({&lt;&lt;[[(({&gt;))]&lt;{&lt;[" calcext:value-type="string">
            <text:p>[&lt;&lt;[[({&lt;&lt;[[(({&gt;))]&lt;{&lt;[</text:p>
          </table:table-cell>
          <table:table-cell table:style-name="ce2" table:formula="of:=SUBSTITUTE(SUBSTITUTE(SUBSTITUTE(SUBSTITUTE([.M60];&quot;()&quot;;&quot;&quot;);&quot;[]&quot;;&quot;&quot;);&quot;{}&quot;;&quot;&quot;);&quot;&lt;&gt;&quot;;&quot;&quot;)" office:value-type="string" office:string-value="[&lt;&lt;[[({&lt;&lt;[[(({&gt;))]&lt;{&lt;[" calcext:value-type="string">
            <text:p>[&lt;&lt;[[({&lt;&lt;[[(({&gt;))]&lt;{&lt;[</text:p>
          </table:table-cell>
          <table:table-cell table:style-name="ce2" table:formula="of:=SUBSTITUTE(SUBSTITUTE(SUBSTITUTE(SUBSTITUTE([.N60];&quot;()&quot;;&quot;&quot;);&quot;[]&quot;;&quot;&quot;);&quot;{}&quot;;&quot;&quot;);&quot;&lt;&gt;&quot;;&quot;&quot;)" office:value-type="string" office:string-value="[&lt;&lt;[[({&lt;&lt;[[(({&gt;))]&lt;{&lt;[" calcext:value-type="string">
            <text:p>[&lt;&lt;[[({&lt;&lt;[[(({&gt;))]&lt;{&lt;[</text:p>
          </table:table-cell>
          <table:table-cell table:style-name="ce2" table:formula="of:=SUBSTITUTE(SUBSTITUTE(SUBSTITUTE(SUBSTITUTE([.O60];&quot;()&quot;;&quot;&quot;);&quot;[]&quot;;&quot;&quot;);&quot;{}&quot;;&quot;&quot;);&quot;&lt;&gt;&quot;;&quot;&quot;)" office:value-type="string" office:string-value="[&lt;&lt;[[({&lt;&lt;[[(({&gt;))]&lt;{&lt;[" calcext:value-type="string">
            <text:p>[&lt;&lt;[[({&lt;&lt;[[(({&gt;))]&lt;{&lt;[</text:p>
          </table:table-cell>
          <table:table-cell table:style-name="ce2" table:formula="of:=SUBSTITUTE(SUBSTITUTE(SUBSTITUTE(SUBSTITUTE([.P60];&quot;()&quot;;&quot;&quot;);&quot;[]&quot;;&quot;&quot;);&quot;{}&quot;;&quot;&quot;);&quot;&lt;&gt;&quot;;&quot;&quot;)" office:value-type="string" office:string-value="[&lt;&lt;[[({&lt;&lt;[[(({&gt;))]&lt;{&lt;[" calcext:value-type="string">
            <text:p>[&lt;&lt;[[({&lt;&lt;[[(({&gt;))]&lt;{&lt;[</text:p>
          </table:table-cell>
          <table:table-cell table:style-name="ce2" table:formula="of:=SUBSTITUTE(SUBSTITUTE(SUBSTITUTE(SUBSTITUTE([.Q60];&quot;()&quot;;&quot;&quot;);&quot;[]&quot;;&quot;&quot;);&quot;{}&quot;;&quot;&quot;);&quot;&lt;&gt;&quot;;&quot;&quot;)" office:value-type="string" office:string-value="[&lt;&lt;[[({&lt;&lt;[[(({&gt;))]&lt;{&lt;[" calcext:value-type="string">
            <text:p>[&lt;&lt;[[({&lt;&lt;[[(({&gt;))]&lt;{&lt;[</text:p>
          </table:table-cell>
          <table:table-cell table:style-name="ce2" table:formula="of:=SUBSTITUTE(SUBSTITUTE(SUBSTITUTE(SUBSTITUTE([.R60];&quot;()&quot;;&quot;&quot;);&quot;[]&quot;;&quot;&quot;);&quot;{}&quot;;&quot;&quot;);&quot;&lt;&gt;&quot;;&quot;&quot;)" office:value-type="string" office:string-value="[&lt;&lt;[[({&lt;&lt;[[(({&gt;))]&lt;{&lt;[" calcext:value-type="string">
            <text:p>[&lt;&lt;[[({&lt;&lt;[[(({&gt;))]&lt;{&lt;[</text:p>
          </table:table-cell>
          <table:table-cell table:style-name="ce2" table:formula="of:=SUBSTITUTE(SUBSTITUTE(SUBSTITUTE(SUBSTITUTE([.S60];&quot;()&quot;;&quot;&quot;);&quot;[]&quot;;&quot;&quot;);&quot;{}&quot;;&quot;&quot;);&quot;&lt;&gt;&quot;;&quot;&quot;)" office:value-type="string" office:string-value="[&lt;&lt;[[({&lt;&lt;[[(({&gt;))]&lt;{&lt;[" calcext:value-type="string">
            <text:p>[&lt;&lt;[[({&lt;&lt;[[(({&gt;))]&lt;{&lt;[</text:p>
          </table:table-cell>
          <table:table-cell table:style-name="ce2" table:formula="of:=SUBSTITUTE(SUBSTITUTE(SUBSTITUTE(SUBSTITUTE([.T60];&quot;()&quot;;&quot;&quot;);&quot;[]&quot;;&quot;&quot;);&quot;{}&quot;;&quot;&quot;);&quot;&lt;&gt;&quot;;&quot;&quot;)" office:value-type="string" office:string-value="[&lt;&lt;[[({&lt;&lt;[[(({&gt;))]&lt;{&lt;[" calcext:value-type="string">
            <text:p>[&lt;&lt;[[({&lt;&lt;[[(({&gt;))]&lt;{&lt;[</text:p>
          </table:table-cell>
          <table:table-cell table:style-name="ce2" table:formula="of:=SUBSTITUTE(SUBSTITUTE(SUBSTITUTE(SUBSTITUTE([.U60];&quot;()&quot;;&quot;&quot;);&quot;[]&quot;;&quot;&quot;);&quot;{}&quot;;&quot;&quot;);&quot;&lt;&gt;&quot;;&quot;&quot;)" office:value-type="string" office:string-value="[&lt;&lt;[[({&lt;&lt;[[(({&gt;))]&lt;{&lt;[" calcext:value-type="string">
            <text:p>[&lt;&lt;[[({&lt;&lt;[[(({&gt;))]&lt;{&lt;[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60]; MIN(IFERROR(TRANSPOSE(FIND([$Reference.$A$5:.$A$8];[.V60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60]);CONCATENATE(MID([.V60];LEN([.V60])-ROW(INDIRECT(&quot;1:&quot;&amp;LEN([.V60])))+1;1));)" office:value-type="float" office:value="0" calcext:value-type="float">
            <text:p>0</text:p>
          </table:table-cell>
          <table:table-cell table:style-name="ce8" table:formula="of:=SUBSTITUTE(SUBSTITUTE(SUBSTITUTE(SUBSTITUTE([.Z60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60&amp;&quot;&quot;&quot;&quot;,&quot;&quot;(?s)(.{1})&quot;&quot;,&quot;&quot;$1&quot;&quot;&amp;CHAR(127)),&quot;&quot;'&quot;&quot;,&quot;&quot;''&quot;&quot;),CHAR(127)),)&quot;);&quot;&quot;)">
            <text:p/>
          </table:table-cell>
          <table:table-cell table:style-name="ce9" table:number-columns-repeated="1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60]));([.AT60]*5)+IFERROR(INDEX( [$Reference.$D$5:.$D$8];MATCH( [.AB60]; [$Reference.$A$5:.$A$8];0);0););[.AT6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C60]));([.AU60]*5)+IFERROR(INDEX( [$Reference.$D$5:.$D$8];MATCH( [.AC60]; [$Reference.$A$5:.$A$8];0);0););[.AU6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D60]));([.AV60]*5)+IFERROR(INDEX( [$Reference.$D$5:.$D$8];MATCH( [.AD60]; [$Reference.$A$5:.$A$8];0);0););[.AV6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E60]));([.AW60]*5)+IFERROR(INDEX( [$Reference.$D$5:.$D$8];MATCH( [.AE60]; [$Reference.$A$5:.$A$8];0);0););[.AW6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F60]));([.AX60]*5)+IFERROR(INDEX( [$Reference.$D$5:.$D$8];MATCH( [.AF60]; [$Reference.$A$5:.$A$8];0);0););[.AX6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G60]));([.AY60]*5)+IFERROR(INDEX( [$Reference.$D$5:.$D$8];MATCH( [.AG60]; [$Reference.$A$5:.$A$8];0);0););[.AY6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H60]));([.AZ60]*5)+IFERROR(INDEX( [$Reference.$D$5:.$D$8];MATCH( [.AH60]; [$Reference.$A$5:.$A$8];0);0););[.AZ6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I60]));([.BA60]*5)+IFERROR(INDEX( [$Reference.$D$5:.$D$8];MATCH( [.AI60]; [$Reference.$A$5:.$A$8];0);0););[.BA6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J60]));([.BB60]*5)+IFERROR(INDEX( [$Reference.$D$5:.$D$8];MATCH( [.AJ60]; [$Reference.$A$5:.$A$8];0);0););[.BB6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K60]));([.BC60]*5)+IFERROR(INDEX( [$Reference.$D$5:.$D$8];MATCH( [.AK60]; [$Reference.$A$5:.$A$8];0);0););[.BC6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L60]));([.BD60]*5)+IFERROR(INDEX( [$Reference.$D$5:.$D$8];MATCH( [.AL60]; [$Reference.$A$5:.$A$8];0);0););[.BD6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M60]));([.BE60]*5)+IFERROR(INDEX( [$Reference.$D$5:.$D$8];MATCH( [.AM60]; [$Reference.$A$5:.$A$8];0);0););[.BE6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N60]));([.BF60]*5)+IFERROR(INDEX( [$Reference.$D$5:.$D$8];MATCH( [.AN60]; [$Reference.$A$5:.$A$8];0);0););[.BF6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O60]));([.BG60]*5)+IFERROR(INDEX( [$Reference.$D$5:.$D$8];MATCH( [.AO60]; [$Reference.$A$5:.$A$8];0);0););[.BG6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P60]));([.BH60]*5)+IFERROR(INDEX( [$Reference.$D$5:.$D$8];MATCH( [.AP60]; [$Reference.$A$5:.$A$8];0);0););[.BH6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Q60]));([.BI60]*5)+IFERROR(INDEX( [$Reference.$D$5:.$D$8];MATCH( [.AQ60]; [$Reference.$A$5:.$A$8];0);0););[.BI6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R60]));([.BJ60]*5)+IFERROR(INDEX( [$Reference.$D$5:.$D$8];MATCH( [.AR60]; [$Reference.$A$5:.$A$8];0);0););[.BJ6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S60]));([.BK60]*5)+IFERROR(INDEX( [$Reference.$D$5:.$D$8];MATCH( [.AS60]; [$Reference.$A$5:.$A$8];0);0););[.BK60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{{{[([(({{{(([{}[]](()&lt;&gt;))({{}{}})){[({}())(&lt;&gt;[])]}}{&lt;(([][])[&lt;&gt;()])([(){}][{}[]])&gt;[[[[]()]]({&lt;&gt;()}&lt;&lt;&gt;&gt;)]}</text:p>
          </table:table-cell>
          <table:table-cell table:style-name="ce2" table:formula="of:=SUBSTITUTE(SUBSTITUTE(SUBSTITUTE(SUBSTITUTE([.A61];&quot;()&quot;;&quot;&quot;);&quot;[]&quot;;&quot;&quot;);&quot;{}&quot;;&quot;&quot;);&quot;&lt;&gt;&quot;;&quot;&quot;)" office:value-type="string" office:string-value="{{{[([(({{{(([]())({})){[()()]}}{&lt;(()[])([][])&gt;[[[]]({}&lt;&gt;)]}" calcext:value-type="string">
            <text:p>{{{[([(({{{(([]())({})){[()()]}}{&lt;(()[])([][])&gt;[[[]]({}&lt;&gt;)]}</text:p>
          </table:table-cell>
          <table:table-cell table:style-name="ce2" table:formula="of:=SUBSTITUTE(SUBSTITUTE(SUBSTITUTE(SUBSTITUTE([.B61];&quot;()&quot;;&quot;&quot;);&quot;[]&quot;;&quot;&quot;);&quot;{}&quot;;&quot;&quot;);&quot;&lt;&gt;&quot;;&quot;&quot;)" office:value-type="string" office:string-value="{{{[([(({{{(()())}{&lt;()()&gt;[[]()]}" calcext:value-type="string">
            <text:p>{{{[([(({{{(()())}{&lt;()()&gt;[[]()]}</text:p>
          </table:table-cell>
          <table:table-cell table:style-name="ce2" table:formula="of:=SUBSTITUTE(SUBSTITUTE(SUBSTITUTE(SUBSTITUTE([.C61];&quot;()&quot;;&quot;&quot;);&quot;[]&quot;;&quot;&quot;);&quot;{}&quot;;&quot;&quot;);&quot;&lt;&gt;&quot;;&quot;&quot;)" office:value-type="string" office:string-value="{{{[([(({{{()}{[]}" calcext:value-type="string">
            <text:p>{{{[([(({{{()}{[]}</text:p>
          </table:table-cell>
          <table:table-cell table:style-name="ce2" table:formula="of:=SUBSTITUTE(SUBSTITUTE(SUBSTITUTE(SUBSTITUTE([.D61];&quot;()&quot;;&quot;&quot;);&quot;[]&quot;;&quot;&quot;);&quot;{}&quot;;&quot;&quot;);&quot;&lt;&gt;&quot;;&quot;&quot;)" office:value-type="string" office:string-value="{{{[([(({{" calcext:value-type="string">
            <text:p>{{{[([(({{</text:p>
          </table:table-cell>
          <table:table-cell table:style-name="ce2" table:formula="of:=SUBSTITUTE(SUBSTITUTE(SUBSTITUTE(SUBSTITUTE([.E61];&quot;()&quot;;&quot;&quot;);&quot;[]&quot;;&quot;&quot;);&quot;{}&quot;;&quot;&quot;);&quot;&lt;&gt;&quot;;&quot;&quot;)" office:value-type="string" office:string-value="{{{[([(({{" calcext:value-type="string">
            <text:p>{{{[([(({{</text:p>
          </table:table-cell>
          <table:table-cell table:style-name="ce2" table:formula="of:=SUBSTITUTE(SUBSTITUTE(SUBSTITUTE(SUBSTITUTE([.F61];&quot;()&quot;;&quot;&quot;);&quot;[]&quot;;&quot;&quot;);&quot;{}&quot;;&quot;&quot;);&quot;&lt;&gt;&quot;;&quot;&quot;)" office:value-type="string" office:string-value="{{{[([(({{" calcext:value-type="string">
            <text:p>{{{[([(({{</text:p>
          </table:table-cell>
          <table:table-cell table:style-name="ce2" table:formula="of:=SUBSTITUTE(SUBSTITUTE(SUBSTITUTE(SUBSTITUTE([.G61];&quot;()&quot;;&quot;&quot;);&quot;[]&quot;;&quot;&quot;);&quot;{}&quot;;&quot;&quot;);&quot;&lt;&gt;&quot;;&quot;&quot;)" office:value-type="string" office:string-value="{{{[([(({{" calcext:value-type="string">
            <text:p>{{{[([(({{</text:p>
          </table:table-cell>
          <table:table-cell table:style-name="ce2" table:formula="of:=SUBSTITUTE(SUBSTITUTE(SUBSTITUTE(SUBSTITUTE([.H61];&quot;()&quot;;&quot;&quot;);&quot;[]&quot;;&quot;&quot;);&quot;{}&quot;;&quot;&quot;);&quot;&lt;&gt;&quot;;&quot;&quot;)" office:value-type="string" office:string-value="{{{[([(({{" calcext:value-type="string">
            <text:p>{{{[([(({{</text:p>
          </table:table-cell>
          <table:table-cell table:style-name="ce2" table:formula="of:=SUBSTITUTE(SUBSTITUTE(SUBSTITUTE(SUBSTITUTE([.I61];&quot;()&quot;;&quot;&quot;);&quot;[]&quot;;&quot;&quot;);&quot;{}&quot;;&quot;&quot;);&quot;&lt;&gt;&quot;;&quot;&quot;)" office:value-type="string" office:string-value="{{{[([(({{" calcext:value-type="string">
            <text:p>{{{[([(({{</text:p>
          </table:table-cell>
          <table:table-cell table:style-name="ce2" table:formula="of:=SUBSTITUTE(SUBSTITUTE(SUBSTITUTE(SUBSTITUTE([.J61];&quot;()&quot;;&quot;&quot;);&quot;[]&quot;;&quot;&quot;);&quot;{}&quot;;&quot;&quot;);&quot;&lt;&gt;&quot;;&quot;&quot;)" office:value-type="string" office:string-value="{{{[([(({{" calcext:value-type="string">
            <text:p>{{{[([(({{</text:p>
          </table:table-cell>
          <table:table-cell table:style-name="ce2" table:formula="of:=SUBSTITUTE(SUBSTITUTE(SUBSTITUTE(SUBSTITUTE([.K61];&quot;()&quot;;&quot;&quot;);&quot;[]&quot;;&quot;&quot;);&quot;{}&quot;;&quot;&quot;);&quot;&lt;&gt;&quot;;&quot;&quot;)" office:value-type="string" office:string-value="{{{[([(({{" calcext:value-type="string">
            <text:p>{{{[([(({{</text:p>
          </table:table-cell>
          <table:table-cell table:style-name="ce2" table:formula="of:=SUBSTITUTE(SUBSTITUTE(SUBSTITUTE(SUBSTITUTE([.L61];&quot;()&quot;;&quot;&quot;);&quot;[]&quot;;&quot;&quot;);&quot;{}&quot;;&quot;&quot;);&quot;&lt;&gt;&quot;;&quot;&quot;)" office:value-type="string" office:string-value="{{{[([(({{" calcext:value-type="string">
            <text:p>{{{[([(({{</text:p>
          </table:table-cell>
          <table:table-cell table:style-name="ce2" table:formula="of:=SUBSTITUTE(SUBSTITUTE(SUBSTITUTE(SUBSTITUTE([.M61];&quot;()&quot;;&quot;&quot;);&quot;[]&quot;;&quot;&quot;);&quot;{}&quot;;&quot;&quot;);&quot;&lt;&gt;&quot;;&quot;&quot;)" office:value-type="string" office:string-value="{{{[([(({{" calcext:value-type="string">
            <text:p>{{{[([(({{</text:p>
          </table:table-cell>
          <table:table-cell table:style-name="ce2" table:formula="of:=SUBSTITUTE(SUBSTITUTE(SUBSTITUTE(SUBSTITUTE([.N61];&quot;()&quot;;&quot;&quot;);&quot;[]&quot;;&quot;&quot;);&quot;{}&quot;;&quot;&quot;);&quot;&lt;&gt;&quot;;&quot;&quot;)" office:value-type="string" office:string-value="{{{[([(({{" calcext:value-type="string">
            <text:p>{{{[([(({{</text:p>
          </table:table-cell>
          <table:table-cell table:style-name="ce2" table:formula="of:=SUBSTITUTE(SUBSTITUTE(SUBSTITUTE(SUBSTITUTE([.O61];&quot;()&quot;;&quot;&quot;);&quot;[]&quot;;&quot;&quot;);&quot;{}&quot;;&quot;&quot;);&quot;&lt;&gt;&quot;;&quot;&quot;)" office:value-type="string" office:string-value="{{{[([(({{" calcext:value-type="string">
            <text:p>{{{[([(({{</text:p>
          </table:table-cell>
          <table:table-cell table:style-name="ce2" table:formula="of:=SUBSTITUTE(SUBSTITUTE(SUBSTITUTE(SUBSTITUTE([.P61];&quot;()&quot;;&quot;&quot;);&quot;[]&quot;;&quot;&quot;);&quot;{}&quot;;&quot;&quot;);&quot;&lt;&gt;&quot;;&quot;&quot;)" office:value-type="string" office:string-value="{{{[([(({{" calcext:value-type="string">
            <text:p>{{{[([(({{</text:p>
          </table:table-cell>
          <table:table-cell table:style-name="ce2" table:formula="of:=SUBSTITUTE(SUBSTITUTE(SUBSTITUTE(SUBSTITUTE([.Q61];&quot;()&quot;;&quot;&quot;);&quot;[]&quot;;&quot;&quot;);&quot;{}&quot;;&quot;&quot;);&quot;&lt;&gt;&quot;;&quot;&quot;)" office:value-type="string" office:string-value="{{{[([(({{" calcext:value-type="string">
            <text:p>{{{[([(({{</text:p>
          </table:table-cell>
          <table:table-cell table:style-name="ce2" table:formula="of:=SUBSTITUTE(SUBSTITUTE(SUBSTITUTE(SUBSTITUTE([.R61];&quot;()&quot;;&quot;&quot;);&quot;[]&quot;;&quot;&quot;);&quot;{}&quot;;&quot;&quot;);&quot;&lt;&gt;&quot;;&quot;&quot;)" office:value-type="string" office:string-value="{{{[([(({{" calcext:value-type="string">
            <text:p>{{{[([(({{</text:p>
          </table:table-cell>
          <table:table-cell table:style-name="ce2" table:formula="of:=SUBSTITUTE(SUBSTITUTE(SUBSTITUTE(SUBSTITUTE([.S61];&quot;()&quot;;&quot;&quot;);&quot;[]&quot;;&quot;&quot;);&quot;{}&quot;;&quot;&quot;);&quot;&lt;&gt;&quot;;&quot;&quot;)" office:value-type="string" office:string-value="{{{[([(({{" calcext:value-type="string">
            <text:p>{{{[([(({{</text:p>
          </table:table-cell>
          <table:table-cell table:style-name="ce2" table:formula="of:=SUBSTITUTE(SUBSTITUTE(SUBSTITUTE(SUBSTITUTE([.T61];&quot;()&quot;;&quot;&quot;);&quot;[]&quot;;&quot;&quot;);&quot;{}&quot;;&quot;&quot;);&quot;&lt;&gt;&quot;;&quot;&quot;)" office:value-type="string" office:string-value="{{{[([(({{" calcext:value-type="string">
            <text:p>{{{[([(({{</text:p>
          </table:table-cell>
          <table:table-cell table:style-name="ce2" table:formula="of:=SUBSTITUTE(SUBSTITUTE(SUBSTITUTE(SUBSTITUTE([.U61];&quot;()&quot;;&quot;&quot;);&quot;[]&quot;;&quot;&quot;);&quot;{}&quot;;&quot;&quot;);&quot;&lt;&gt;&quot;;&quot;&quot;)" office:value-type="string" office:string-value="{{{[([(({{" calcext:value-type="string">
            <text:p>{{{[([(({{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61]; MIN(IFERROR(TRANSPOSE(FIND([$Reference.$A$5:.$A$8];[.V61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61]);CONCATENATE(MID([.V61];LEN([.V61])-ROW(INDIRECT(&quot;1:&quot;&amp;LEN([.V61])))+1;1));)" office:value-type="float" office:value="0" calcext:value-type="float">
            <text:p>0</text:p>
          </table:table-cell>
          <table:table-cell table:style-name="ce8" table:formula="of:=SUBSTITUTE(SUBSTITUTE(SUBSTITUTE(SUBSTITUTE([.Z61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61&amp;&quot;&quot;&quot;&quot;,&quot;&quot;(?s)(.{1})&quot;&quot;,&quot;&quot;$1&quot;&quot;&amp;CHAR(127)),&quot;&quot;'&quot;&quot;,&quot;&quot;''&quot;&quot;),CHAR(127)),)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number-columns-repeated="8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61]));([.AT61]*5)+IFERROR(INDEX( [$Reference.$D$5:.$D$8];MATCH( [.AB61]; [$Reference.$A$5:.$A$8];0);0););[.AT61])" office:value-type="float" office:value="3" calcext:value-type="float">
            <text:p>3</text:p>
          </table:table-cell>
          <table:table-cell table:style-name="ce9" table:number-matrix-columns-spanned="1" table:number-matrix-rows-spanned="1" table:formula="of:=IF(NOT(ISBLANK([.AC61]));([.AU61]*5)+IFERROR(INDEX( [$Reference.$D$5:.$D$8];MATCH( [.AC61]; [$Reference.$A$5:.$A$8];0);0););[.AU61])" office:value-type="float" office:value="18" calcext:value-type="float">
            <text:p>18</text:p>
          </table:table-cell>
          <table:table-cell table:style-name="ce9" table:number-matrix-columns-spanned="1" table:number-matrix-rows-spanned="1" table:formula="of:=IF(NOT(ISBLANK([.AD61]));([.AV61]*5)+IFERROR(INDEX( [$Reference.$D$5:.$D$8];MATCH( [.AD61]; [$Reference.$A$5:.$A$8];0);0););[.AV61])" office:value-type="float" office:value="91" calcext:value-type="float">
            <text:p>91</text:p>
          </table:table-cell>
          <table:table-cell table:style-name="ce9" table:number-matrix-columns-spanned="1" table:number-matrix-rows-spanned="1" table:formula="of:=IF(NOT(ISBLANK([.AE61]));([.AW61]*5)+IFERROR(INDEX( [$Reference.$D$5:.$D$8];MATCH( [.AE61]; [$Reference.$A$5:.$A$8];0);0););[.AW61])" office:value-type="float" office:value="456" calcext:value-type="float">
            <text:p>456</text:p>
          </table:table-cell>
          <table:table-cell table:style-name="ce9" table:number-matrix-columns-spanned="1" table:number-matrix-rows-spanned="1" table:formula="of:=IF(NOT(ISBLANK([.AF61]));([.AX61]*5)+IFERROR(INDEX( [$Reference.$D$5:.$D$8];MATCH( [.AF61]; [$Reference.$A$5:.$A$8];0);0););[.AX61])" office:value-type="float" office:value="2282" calcext:value-type="float">
            <text:p>2282</text:p>
          </table:table-cell>
          <table:table-cell table:style-name="ce9" table:number-matrix-columns-spanned="1" table:number-matrix-rows-spanned="1" table:formula="of:=IF(NOT(ISBLANK([.AG61]));([.AY61]*5)+IFERROR(INDEX( [$Reference.$D$5:.$D$8];MATCH( [.AG61]; [$Reference.$A$5:.$A$8];0);0););[.AY61])" office:value-type="float" office:value="11411" calcext:value-type="float">
            <text:p>11411</text:p>
          </table:table-cell>
          <table:table-cell table:style-name="ce9" table:number-matrix-columns-spanned="1" table:number-matrix-rows-spanned="1" table:formula="of:=IF(NOT(ISBLANK([.AH61]));([.AZ61]*5)+IFERROR(INDEX( [$Reference.$D$5:.$D$8];MATCH( [.AH61]; [$Reference.$A$5:.$A$8];0);0););[.AZ61])" office:value-type="float" office:value="57057" calcext:value-type="float">
            <text:p>57057</text:p>
          </table:table-cell>
          <table:table-cell table:style-name="ce9" table:number-matrix-columns-spanned="1" table:number-matrix-rows-spanned="1" table:formula="of:=IF(NOT(ISBLANK([.AI61]));([.BA61]*5)+IFERROR(INDEX( [$Reference.$D$5:.$D$8];MATCH( [.AI61]; [$Reference.$A$5:.$A$8];0);0););[.BA61])" office:value-type="float" office:value="285288" calcext:value-type="float">
            <text:p>285288</text:p>
          </table:table-cell>
          <table:table-cell table:style-name="ce9" table:number-matrix-columns-spanned="1" table:number-matrix-rows-spanned="1" table:formula="of:=IF(NOT(ISBLANK([.AJ61]));([.BB61]*5)+IFERROR(INDEX( [$Reference.$D$5:.$D$8];MATCH( [.AJ61]; [$Reference.$A$5:.$A$8];0);0););[.BB61])" office:value-type="float" office:value="1426443" calcext:value-type="float">
            <text:p>1426443</text:p>
          </table:table-cell>
          <table:table-cell table:style-name="ce9" table:number-matrix-columns-spanned="1" table:number-matrix-rows-spanned="1" table:formula="of:=IF(NOT(ISBLANK([.AK61]));([.BC61]*5)+IFERROR(INDEX( [$Reference.$D$5:.$D$8];MATCH( [.AK61]; [$Reference.$A$5:.$A$8];0);0););[.BC61])" office:value-type="float" office:value="7132218" calcext:value-type="float">
            <text:p>7132218</text:p>
          </table:table-cell>
          <table:table-cell table:style-name="ce9" table:number-matrix-columns-spanned="1" table:number-matrix-rows-spanned="1" table:formula="of:=IF(NOT(ISBLANK([.AL61]));([.BD61]*5)+IFERROR(INDEX( [$Reference.$D$5:.$D$8];MATCH( [.AL61]; [$Reference.$A$5:.$A$8];0);0););[.BD61])" office:value-type="float" office:value="7132218" calcext:value-type="float">
            <text:p>7132218</text:p>
          </table:table-cell>
          <table:table-cell table:style-name="ce9" table:number-matrix-columns-spanned="1" table:number-matrix-rows-spanned="1" table:formula="of:=IF(NOT(ISBLANK([.AM61]));([.BE61]*5)+IFERROR(INDEX( [$Reference.$D$5:.$D$8];MATCH( [.AM61]; [$Reference.$A$5:.$A$8];0);0););[.BE61])" office:value-type="float" office:value="7132218" calcext:value-type="float">
            <text:p>7132218</text:p>
          </table:table-cell>
          <table:table-cell table:style-name="ce9" table:number-matrix-columns-spanned="1" table:number-matrix-rows-spanned="1" table:formula="of:=IF(NOT(ISBLANK([.AN61]));([.BF61]*5)+IFERROR(INDEX( [$Reference.$D$5:.$D$8];MATCH( [.AN61]; [$Reference.$A$5:.$A$8];0);0););[.BF61])" office:value-type="float" office:value="7132218" calcext:value-type="float">
            <text:p>7132218</text:p>
          </table:table-cell>
          <table:table-cell table:style-name="ce9" table:number-matrix-columns-spanned="1" table:number-matrix-rows-spanned="1" table:formula="of:=IF(NOT(ISBLANK([.AO61]));([.BG61]*5)+IFERROR(INDEX( [$Reference.$D$5:.$D$8];MATCH( [.AO61]; [$Reference.$A$5:.$A$8];0);0););[.BG61])" office:value-type="float" office:value="7132218" calcext:value-type="float">
            <text:p>7132218</text:p>
          </table:table-cell>
          <table:table-cell table:style-name="ce9" table:number-matrix-columns-spanned="1" table:number-matrix-rows-spanned="1" table:formula="of:=IF(NOT(ISBLANK([.AP61]));([.BH61]*5)+IFERROR(INDEX( [$Reference.$D$5:.$D$8];MATCH( [.AP61]; [$Reference.$A$5:.$A$8];0);0););[.BH61])" office:value-type="float" office:value="7132218" calcext:value-type="float">
            <text:p>7132218</text:p>
          </table:table-cell>
          <table:table-cell table:style-name="ce9" table:number-matrix-columns-spanned="1" table:number-matrix-rows-spanned="1" table:formula="of:=IF(NOT(ISBLANK([.AQ61]));([.BI61]*5)+IFERROR(INDEX( [$Reference.$D$5:.$D$8];MATCH( [.AQ61]; [$Reference.$A$5:.$A$8];0);0););[.BI61])" office:value-type="float" office:value="7132218" calcext:value-type="float">
            <text:p>7132218</text:p>
          </table:table-cell>
          <table:table-cell table:style-name="ce9" table:number-matrix-columns-spanned="1" table:number-matrix-rows-spanned="1" table:formula="of:=IF(NOT(ISBLANK([.AR61]));([.BJ61]*5)+IFERROR(INDEX( [$Reference.$D$5:.$D$8];MATCH( [.AR61]; [$Reference.$A$5:.$A$8];0);0););[.BJ61])" office:value-type="float" office:value="7132218" calcext:value-type="float">
            <text:p>7132218</text:p>
          </table:table-cell>
          <table:table-cell table:style-name="ce9" table:number-matrix-columns-spanned="1" table:number-matrix-rows-spanned="1" table:formula="of:=IF(NOT(ISBLANK([.AS61]));([.BK61]*5)+IFERROR(INDEX( [$Reference.$D$5:.$D$8];MATCH( [.AS61]; [$Reference.$A$5:.$A$8];0);0););[.BK61])" office:value-type="float" office:value="7132218" calcext:value-type="float">
            <text:p>7132218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{&lt;(&lt;(([&lt;[&lt;&lt;[[({}[])&lt;&lt;&gt;&lt;&gt;&gt;]]({&lt;[]()&gt;}({[]()}&lt;[]()&gt;))&gt;&lt;&lt;(((){})(&lt;&gt;[]))&gt;({{&lt;&gt;[]}({}&lt;&gt;)}{&lt;{}()&gt;(()())})&gt;&gt;([&lt;{{</text:p>
          </table:table-cell>
          <table:table-cell table:style-name="ce2" table:formula="of:=SUBSTITUTE(SUBSTITUTE(SUBSTITUTE(SUBSTITUTE([.A62];&quot;()&quot;;&quot;&quot;);&quot;[]&quot;;&quot;&quot;);&quot;{}&quot;;&quot;&quot;);&quot;&lt;&gt;&quot;;&quot;&quot;)" office:value-type="string" office:string-value="{&lt;(&lt;(([&lt;[&lt;&lt;[[()&lt;&gt;]]({}())&gt;&lt;&lt;(()())&gt;({{}()}{()})&gt;&gt;([&lt;{{" calcext:value-type="string">
            <text:p>{&lt;(&lt;(([&lt;[&lt;&lt;[[()&lt;&gt;]]({}())&gt;&lt;&lt;(()())&gt;({{}()}{()})&gt;&gt;([&lt;{{</text:p>
          </table:table-cell>
          <table:table-cell table:style-name="ce2" table:formula="of:=SUBSTITUTE(SUBSTITUTE(SUBSTITUTE(SUBSTITUTE([.B62];&quot;()&quot;;&quot;&quot;);&quot;[]&quot;;&quot;&quot;);&quot;{}&quot;;&quot;&quot;);&quot;&lt;&gt;&quot;;&quot;&quot;)" office:value-type="string" office:string-value="{&lt;(&lt;(([&lt;[&lt;&lt;[[]]()&gt;&lt;&lt;()&gt;({})&gt;&gt;([&lt;{{" calcext:value-type="string">
            <text:p>{&lt;(&lt;(([&lt;[&lt;&lt;[[]]()&gt;&lt;&lt;()&gt;({})&gt;&gt;([&lt;{{</text:p>
          </table:table-cell>
          <table:table-cell table:style-name="ce2" table:formula="of:=SUBSTITUTE(SUBSTITUTE(SUBSTITUTE(SUBSTITUTE([.C62];&quot;()&quot;;&quot;&quot;);&quot;[]&quot;;&quot;&quot;);&quot;{}&quot;;&quot;&quot;);&quot;&lt;&gt;&quot;;&quot;&quot;)" office:value-type="string" office:string-value="{&lt;(&lt;(([&lt;[&lt;&lt;[]&gt;&lt;()&gt;&gt;([&lt;{{" calcext:value-type="string">
            <text:p>{&lt;(&lt;(([&lt;[&lt;&lt;[]&gt;&lt;()&gt;&gt;([&lt;{{</text:p>
          </table:table-cell>
          <table:table-cell table:style-name="ce2" table:formula="of:=SUBSTITUTE(SUBSTITUTE(SUBSTITUTE(SUBSTITUTE([.D62];&quot;()&quot;;&quot;&quot;);&quot;[]&quot;;&quot;&quot;);&quot;{}&quot;;&quot;&quot;);&quot;&lt;&gt;&quot;;&quot;&quot;)" office:value-type="string" office:string-value="{&lt;(&lt;(([&lt;[&lt;&gt;([&lt;{{" calcext:value-type="string">
            <text:p>{&lt;(&lt;(([&lt;[&lt;&gt;([&lt;{{</text:p>
          </table:table-cell>
          <table:table-cell table:style-name="ce2" table:formula="of:=SUBSTITUTE(SUBSTITUTE(SUBSTITUTE(SUBSTITUTE([.E62];&quot;()&quot;;&quot;&quot;);&quot;[]&quot;;&quot;&quot;);&quot;{}&quot;;&quot;&quot;);&quot;&lt;&gt;&quot;;&quot;&quot;)" office:value-type="string" office:string-value="{&lt;(&lt;(([&lt;[([&lt;{{" calcext:value-type="string">
            <text:p>{&lt;(&lt;(([&lt;[([&lt;{{</text:p>
          </table:table-cell>
          <table:table-cell table:style-name="ce2" table:formula="of:=SUBSTITUTE(SUBSTITUTE(SUBSTITUTE(SUBSTITUTE([.F62];&quot;()&quot;;&quot;&quot;);&quot;[]&quot;;&quot;&quot;);&quot;{}&quot;;&quot;&quot;);&quot;&lt;&gt;&quot;;&quot;&quot;)" office:value-type="string" office:string-value="{&lt;(&lt;(([&lt;[([&lt;{{" calcext:value-type="string">
            <text:p>{&lt;(&lt;(([&lt;[([&lt;{{</text:p>
          </table:table-cell>
          <table:table-cell table:style-name="ce2" table:formula="of:=SUBSTITUTE(SUBSTITUTE(SUBSTITUTE(SUBSTITUTE([.G62];&quot;()&quot;;&quot;&quot;);&quot;[]&quot;;&quot;&quot;);&quot;{}&quot;;&quot;&quot;);&quot;&lt;&gt;&quot;;&quot;&quot;)" office:value-type="string" office:string-value="{&lt;(&lt;(([&lt;[([&lt;{{" calcext:value-type="string">
            <text:p>{&lt;(&lt;(([&lt;[([&lt;{{</text:p>
          </table:table-cell>
          <table:table-cell table:style-name="ce2" table:formula="of:=SUBSTITUTE(SUBSTITUTE(SUBSTITUTE(SUBSTITUTE([.H62];&quot;()&quot;;&quot;&quot;);&quot;[]&quot;;&quot;&quot;);&quot;{}&quot;;&quot;&quot;);&quot;&lt;&gt;&quot;;&quot;&quot;)" office:value-type="string" office:string-value="{&lt;(&lt;(([&lt;[([&lt;{{" calcext:value-type="string">
            <text:p>{&lt;(&lt;(([&lt;[([&lt;{{</text:p>
          </table:table-cell>
          <table:table-cell table:style-name="ce2" table:formula="of:=SUBSTITUTE(SUBSTITUTE(SUBSTITUTE(SUBSTITUTE([.I62];&quot;()&quot;;&quot;&quot;);&quot;[]&quot;;&quot;&quot;);&quot;{}&quot;;&quot;&quot;);&quot;&lt;&gt;&quot;;&quot;&quot;)" office:value-type="string" office:string-value="{&lt;(&lt;(([&lt;[([&lt;{{" calcext:value-type="string">
            <text:p>{&lt;(&lt;(([&lt;[([&lt;{{</text:p>
          </table:table-cell>
          <table:table-cell table:style-name="ce2" table:formula="of:=SUBSTITUTE(SUBSTITUTE(SUBSTITUTE(SUBSTITUTE([.J62];&quot;()&quot;;&quot;&quot;);&quot;[]&quot;;&quot;&quot;);&quot;{}&quot;;&quot;&quot;);&quot;&lt;&gt;&quot;;&quot;&quot;)" office:value-type="string" office:string-value="{&lt;(&lt;(([&lt;[([&lt;{{" calcext:value-type="string">
            <text:p>{&lt;(&lt;(([&lt;[([&lt;{{</text:p>
          </table:table-cell>
          <table:table-cell table:style-name="ce2" table:formula="of:=SUBSTITUTE(SUBSTITUTE(SUBSTITUTE(SUBSTITUTE([.K62];&quot;()&quot;;&quot;&quot;);&quot;[]&quot;;&quot;&quot;);&quot;{}&quot;;&quot;&quot;);&quot;&lt;&gt;&quot;;&quot;&quot;)" office:value-type="string" office:string-value="{&lt;(&lt;(([&lt;[([&lt;{{" calcext:value-type="string">
            <text:p>{&lt;(&lt;(([&lt;[([&lt;{{</text:p>
          </table:table-cell>
          <table:table-cell table:style-name="ce2" table:formula="of:=SUBSTITUTE(SUBSTITUTE(SUBSTITUTE(SUBSTITUTE([.L62];&quot;()&quot;;&quot;&quot;);&quot;[]&quot;;&quot;&quot;);&quot;{}&quot;;&quot;&quot;);&quot;&lt;&gt;&quot;;&quot;&quot;)" office:value-type="string" office:string-value="{&lt;(&lt;(([&lt;[([&lt;{{" calcext:value-type="string">
            <text:p>{&lt;(&lt;(([&lt;[([&lt;{{</text:p>
          </table:table-cell>
          <table:table-cell table:style-name="ce2" table:formula="of:=SUBSTITUTE(SUBSTITUTE(SUBSTITUTE(SUBSTITUTE([.M62];&quot;()&quot;;&quot;&quot;);&quot;[]&quot;;&quot;&quot;);&quot;{}&quot;;&quot;&quot;);&quot;&lt;&gt;&quot;;&quot;&quot;)" office:value-type="string" office:string-value="{&lt;(&lt;(([&lt;[([&lt;{{" calcext:value-type="string">
            <text:p>{&lt;(&lt;(([&lt;[([&lt;{{</text:p>
          </table:table-cell>
          <table:table-cell table:style-name="ce2" table:formula="of:=SUBSTITUTE(SUBSTITUTE(SUBSTITUTE(SUBSTITUTE([.N62];&quot;()&quot;;&quot;&quot;);&quot;[]&quot;;&quot;&quot;);&quot;{}&quot;;&quot;&quot;);&quot;&lt;&gt;&quot;;&quot;&quot;)" office:value-type="string" office:string-value="{&lt;(&lt;(([&lt;[([&lt;{{" calcext:value-type="string">
            <text:p>{&lt;(&lt;(([&lt;[([&lt;{{</text:p>
          </table:table-cell>
          <table:table-cell table:style-name="ce2" table:formula="of:=SUBSTITUTE(SUBSTITUTE(SUBSTITUTE(SUBSTITUTE([.O62];&quot;()&quot;;&quot;&quot;);&quot;[]&quot;;&quot;&quot;);&quot;{}&quot;;&quot;&quot;);&quot;&lt;&gt;&quot;;&quot;&quot;)" office:value-type="string" office:string-value="{&lt;(&lt;(([&lt;[([&lt;{{" calcext:value-type="string">
            <text:p>{&lt;(&lt;(([&lt;[([&lt;{{</text:p>
          </table:table-cell>
          <table:table-cell table:style-name="ce2" table:formula="of:=SUBSTITUTE(SUBSTITUTE(SUBSTITUTE(SUBSTITUTE([.P62];&quot;()&quot;;&quot;&quot;);&quot;[]&quot;;&quot;&quot;);&quot;{}&quot;;&quot;&quot;);&quot;&lt;&gt;&quot;;&quot;&quot;)" office:value-type="string" office:string-value="{&lt;(&lt;(([&lt;[([&lt;{{" calcext:value-type="string">
            <text:p>{&lt;(&lt;(([&lt;[([&lt;{{</text:p>
          </table:table-cell>
          <table:table-cell table:style-name="ce2" table:formula="of:=SUBSTITUTE(SUBSTITUTE(SUBSTITUTE(SUBSTITUTE([.Q62];&quot;()&quot;;&quot;&quot;);&quot;[]&quot;;&quot;&quot;);&quot;{}&quot;;&quot;&quot;);&quot;&lt;&gt;&quot;;&quot;&quot;)" office:value-type="string" office:string-value="{&lt;(&lt;(([&lt;[([&lt;{{" calcext:value-type="string">
            <text:p>{&lt;(&lt;(([&lt;[([&lt;{{</text:p>
          </table:table-cell>
          <table:table-cell table:style-name="ce2" table:formula="of:=SUBSTITUTE(SUBSTITUTE(SUBSTITUTE(SUBSTITUTE([.R62];&quot;()&quot;;&quot;&quot;);&quot;[]&quot;;&quot;&quot;);&quot;{}&quot;;&quot;&quot;);&quot;&lt;&gt;&quot;;&quot;&quot;)" office:value-type="string" office:string-value="{&lt;(&lt;(([&lt;[([&lt;{{" calcext:value-type="string">
            <text:p>{&lt;(&lt;(([&lt;[([&lt;{{</text:p>
          </table:table-cell>
          <table:table-cell table:style-name="ce2" table:formula="of:=SUBSTITUTE(SUBSTITUTE(SUBSTITUTE(SUBSTITUTE([.S62];&quot;()&quot;;&quot;&quot;);&quot;[]&quot;;&quot;&quot;);&quot;{}&quot;;&quot;&quot;);&quot;&lt;&gt;&quot;;&quot;&quot;)" office:value-type="string" office:string-value="{&lt;(&lt;(([&lt;[([&lt;{{" calcext:value-type="string">
            <text:p>{&lt;(&lt;(([&lt;[([&lt;{{</text:p>
          </table:table-cell>
          <table:table-cell table:style-name="ce2" table:formula="of:=SUBSTITUTE(SUBSTITUTE(SUBSTITUTE(SUBSTITUTE([.T62];&quot;()&quot;;&quot;&quot;);&quot;[]&quot;;&quot;&quot;);&quot;{}&quot;;&quot;&quot;);&quot;&lt;&gt;&quot;;&quot;&quot;)" office:value-type="string" office:string-value="{&lt;(&lt;(([&lt;[([&lt;{{" calcext:value-type="string">
            <text:p>{&lt;(&lt;(([&lt;[([&lt;{{</text:p>
          </table:table-cell>
          <table:table-cell table:style-name="ce2" table:formula="of:=SUBSTITUTE(SUBSTITUTE(SUBSTITUTE(SUBSTITUTE([.U62];&quot;()&quot;;&quot;&quot;);&quot;[]&quot;;&quot;&quot;);&quot;{}&quot;;&quot;&quot;);&quot;&lt;&gt;&quot;;&quot;&quot;)" office:value-type="string" office:string-value="{&lt;(&lt;(([&lt;[([&lt;{{" calcext:value-type="string">
            <text:p>{&lt;(&lt;(([&lt;[([&lt;{{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62]; MIN(IFERROR(TRANSPOSE(FIND([$Reference.$A$5:.$A$8];[.V62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62]);CONCATENATE(MID([.V62];LEN([.V62])-ROW(INDIRECT(&quot;1:&quot;&amp;LEN([.V62])))+1;1));)" office:value-type="float" office:value="0" calcext:value-type="float">
            <text:p>0</text:p>
          </table:table-cell>
          <table:table-cell table:style-name="ce8" table:formula="of:=SUBSTITUTE(SUBSTITUTE(SUBSTITUTE(SUBSTITUTE([.Z62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62&amp;&quot;&quot;&quot;&quot;,&quot;&quot;(?s)(.{1})&quot;&quot;,&quot;&quot;$1&quot;&quot;&amp;CHAR(127)),&quot;&quot;'&quot;&quot;,&quot;&quot;''&quot;&quot;),CHAR(127)),)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number-columns-repeated="4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62]));([.AT62]*5)+IFERROR(INDEX( [$Reference.$D$5:.$D$8];MATCH( [.AB62]; [$Reference.$A$5:.$A$8];0);0););[.AT62])" office:value-type="float" office:value="3" calcext:value-type="float">
            <text:p>3</text:p>
          </table:table-cell>
          <table:table-cell table:style-name="ce9" table:number-matrix-columns-spanned="1" table:number-matrix-rows-spanned="1" table:formula="of:=IF(NOT(ISBLANK([.AC62]));([.AU62]*5)+IFERROR(INDEX( [$Reference.$D$5:.$D$8];MATCH( [.AC62]; [$Reference.$A$5:.$A$8];0);0););[.AU62])" office:value-type="float" office:value="18" calcext:value-type="float">
            <text:p>18</text:p>
          </table:table-cell>
          <table:table-cell table:style-name="ce9" table:number-matrix-columns-spanned="1" table:number-matrix-rows-spanned="1" table:formula="of:=IF(NOT(ISBLANK([.AD62]));([.AV62]*5)+IFERROR(INDEX( [$Reference.$D$5:.$D$8];MATCH( [.AD62]; [$Reference.$A$5:.$A$8];0);0););[.AV62])" office:value-type="float" office:value="94" calcext:value-type="float">
            <text:p>94</text:p>
          </table:table-cell>
          <table:table-cell table:style-name="ce9" table:number-matrix-columns-spanned="1" table:number-matrix-rows-spanned="1" table:formula="of:=IF(NOT(ISBLANK([.AE62]));([.AW62]*5)+IFERROR(INDEX( [$Reference.$D$5:.$D$8];MATCH( [.AE62]; [$Reference.$A$5:.$A$8];0);0););[.AW62])" office:value-type="float" office:value="472" calcext:value-type="float">
            <text:p>472</text:p>
          </table:table-cell>
          <table:table-cell table:style-name="ce9" table:number-matrix-columns-spanned="1" table:number-matrix-rows-spanned="1" table:formula="of:=IF(NOT(ISBLANK([.AF62]));([.AX62]*5)+IFERROR(INDEX( [$Reference.$D$5:.$D$8];MATCH( [.AF62]; [$Reference.$A$5:.$A$8];0);0););[.AX62])" office:value-type="float" office:value="2361" calcext:value-type="float">
            <text:p>2361</text:p>
          </table:table-cell>
          <table:table-cell table:style-name="ce9" table:number-matrix-columns-spanned="1" table:number-matrix-rows-spanned="1" table:formula="of:=IF(NOT(ISBLANK([.AG62]));([.AY62]*5)+IFERROR(INDEX( [$Reference.$D$5:.$D$8];MATCH( [.AG62]; [$Reference.$A$5:.$A$8];0);0););[.AY62])" office:value-type="float" office:value="11807" calcext:value-type="float">
            <text:p>11807</text:p>
          </table:table-cell>
          <table:table-cell table:style-name="ce9" table:number-matrix-columns-spanned="1" table:number-matrix-rows-spanned="1" table:formula="of:=IF(NOT(ISBLANK([.AH62]));([.AZ62]*5)+IFERROR(INDEX( [$Reference.$D$5:.$D$8];MATCH( [.AH62]; [$Reference.$A$5:.$A$8];0);0););[.AZ62])" office:value-type="float" office:value="59039" calcext:value-type="float">
            <text:p>59039</text:p>
          </table:table-cell>
          <table:table-cell table:style-name="ce9" table:number-matrix-columns-spanned="1" table:number-matrix-rows-spanned="1" table:formula="of:=IF(NOT(ISBLANK([.AI62]));([.BA62]*5)+IFERROR(INDEX( [$Reference.$D$5:.$D$8];MATCH( [.AI62]; [$Reference.$A$5:.$A$8];0);0););[.BA62])" office:value-type="float" office:value="295197" calcext:value-type="float">
            <text:p>295197</text:p>
          </table:table-cell>
          <table:table-cell table:style-name="ce9" table:number-matrix-columns-spanned="1" table:number-matrix-rows-spanned="1" table:formula="of:=IF(NOT(ISBLANK([.AJ62]));([.BB62]*5)+IFERROR(INDEX( [$Reference.$D$5:.$D$8];MATCH( [.AJ62]; [$Reference.$A$5:.$A$8];0);0););[.BB62])" office:value-type="float" office:value="1475986" calcext:value-type="float">
            <text:p>1475986</text:p>
          </table:table-cell>
          <table:table-cell table:style-name="ce9" table:number-matrix-columns-spanned="1" table:number-matrix-rows-spanned="1" table:formula="of:=IF(NOT(ISBLANK([.AK62]));([.BC62]*5)+IFERROR(INDEX( [$Reference.$D$5:.$D$8];MATCH( [.AK62]; [$Reference.$A$5:.$A$8];0);0););[.BC62])" office:value-type="float" office:value="7379931" calcext:value-type="float">
            <text:p>7379931</text:p>
          </table:table-cell>
          <table:table-cell table:style-name="ce9" table:number-matrix-columns-spanned="1" table:number-matrix-rows-spanned="1" table:formula="of:=IF(NOT(ISBLANK([.AL62]));([.BD62]*5)+IFERROR(INDEX( [$Reference.$D$5:.$D$8];MATCH( [.AL62]; [$Reference.$A$5:.$A$8];0);0););[.BD62])" office:value-type="float" office:value="36899659" calcext:value-type="float">
            <text:p>36899659</text:p>
          </table:table-cell>
          <table:table-cell table:style-name="ce9" table:number-matrix-columns-spanned="1" table:number-matrix-rows-spanned="1" table:formula="of:=IF(NOT(ISBLANK([.AM62]));([.BE62]*5)+IFERROR(INDEX( [$Reference.$D$5:.$D$8];MATCH( [.AM62]; [$Reference.$A$5:.$A$8];0);0););[.BE62])" office:value-type="float" office:value="184498296" calcext:value-type="float">
            <text:p>184498296</text:p>
          </table:table-cell>
          <table:table-cell table:style-name="ce9" table:number-matrix-columns-spanned="1" table:number-matrix-rows-spanned="1" table:formula="of:=IF(NOT(ISBLANK([.AN62]));([.BF62]*5)+IFERROR(INDEX( [$Reference.$D$5:.$D$8];MATCH( [.AN62]; [$Reference.$A$5:.$A$8];0);0););[.BF62])" office:value-type="float" office:value="922491484" calcext:value-type="float">
            <text:p>922491484</text:p>
          </table:table-cell>
          <table:table-cell table:style-name="ce9" table:number-matrix-columns-spanned="1" table:number-matrix-rows-spanned="1" table:formula="of:=IF(NOT(ISBLANK([.AO62]));([.BG62]*5)+IFERROR(INDEX( [$Reference.$D$5:.$D$8];MATCH( [.AO62]; [$Reference.$A$5:.$A$8];0);0););[.BG62])" office:value-type="float" office:value="4612457423" calcext:value-type="float">
            <text:p>4612457423</text:p>
          </table:table-cell>
          <table:table-cell table:style-name="ce9" table:number-matrix-columns-spanned="1" table:number-matrix-rows-spanned="1" table:formula="of:=IF(NOT(ISBLANK([.AP62]));([.BH62]*5)+IFERROR(INDEX( [$Reference.$D$5:.$D$8];MATCH( [.AP62]; [$Reference.$A$5:.$A$8];0);0););[.BH62])" office:value-type="float" office:value="4612457423" calcext:value-type="float">
            <text:p>4612457423</text:p>
          </table:table-cell>
          <table:table-cell table:style-name="ce9" table:number-matrix-columns-spanned="1" table:number-matrix-rows-spanned="1" table:formula="of:=IF(NOT(ISBLANK([.AQ62]));([.BI62]*5)+IFERROR(INDEX( [$Reference.$D$5:.$D$8];MATCH( [.AQ62]; [$Reference.$A$5:.$A$8];0);0););[.BI62])" office:value-type="float" office:value="4612457423" calcext:value-type="float">
            <text:p>4612457423</text:p>
          </table:table-cell>
          <table:table-cell table:style-name="ce9" table:number-matrix-columns-spanned="1" table:number-matrix-rows-spanned="1" table:formula="of:=IF(NOT(ISBLANK([.AR62]));([.BJ62]*5)+IFERROR(INDEX( [$Reference.$D$5:.$D$8];MATCH( [.AR62]; [$Reference.$A$5:.$A$8];0);0););[.BJ62])" office:value-type="float" office:value="4612457423" calcext:value-type="float">
            <text:p>4612457423</text:p>
          </table:table-cell>
          <table:table-cell table:style-name="ce9" table:number-matrix-columns-spanned="1" table:number-matrix-rows-spanned="1" table:formula="of:=IF(NOT(ISBLANK([.AS62]));([.BK62]*5)+IFERROR(INDEX( [$Reference.$D$5:.$D$8];MATCH( [.AS62]; [$Reference.$A$5:.$A$8];0);0););[.BK62])" office:value-type="float" office:value="4612457423" calcext:value-type="float">
            <text:p>4612457423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[&lt;{[[&lt;[({{{&lt;{{[]{}}&lt;[]{}&gt;}{&lt;&lt;&gt;&lt;&gt;&gt;}&gt;}[{[([][])&lt;{}()&gt;]({[]&lt;&gt;}[()()])}[([{}[]][[]&lt;&gt;])]]}}&lt;&lt;{[([{}(</text:p>
          </table:table-cell>
          <table:table-cell table:style-name="ce2" table:formula="of:=SUBSTITUTE(SUBSTITUTE(SUBSTITUTE(SUBSTITUTE([.A63];&quot;()&quot;;&quot;&quot;);&quot;[]&quot;;&quot;&quot;);&quot;{}&quot;;&quot;&quot;);&quot;&lt;&gt;&quot;;&quot;&quot;)" office:value-type="string" office:string-value="[&lt;{[[&lt;[({{{&lt;{{}}{&lt;&gt;}&gt;}[{[()]({})}[([][])]]}}&lt;&lt;{[([(" calcext:value-type="string">
            <text:p>[&lt;{[[&lt;[({{{&lt;{{}}{&lt;&gt;}&gt;}[{[()]({})}[([][])]]}}&lt;&lt;{[([(</text:p>
          </table:table-cell>
          <table:table-cell table:style-name="ce2" table:formula="of:=SUBSTITUTE(SUBSTITUTE(SUBSTITUTE(SUBSTITUTE([.B63];&quot;()&quot;;&quot;&quot;);&quot;[]&quot;;&quot;&quot;);&quot;{}&quot;;&quot;&quot;);&quot;&lt;&gt;&quot;;&quot;&quot;)" office:value-type="string" office:string-value="[&lt;{[[&lt;[({{{&lt;{}{}&gt;}[{()}[()]]}}&lt;&lt;{[([(" calcext:value-type="string">
            <text:p>[&lt;{[[&lt;[({{{&lt;{}{}&gt;}[{()}[()]]}}&lt;&lt;{[([(</text:p>
          </table:table-cell>
          <table:table-cell table:style-name="ce2" table:formula="of:=SUBSTITUTE(SUBSTITUTE(SUBSTITUTE(SUBSTITUTE([.C63];&quot;()&quot;;&quot;&quot;);&quot;[]&quot;;&quot;&quot;);&quot;{}&quot;;&quot;&quot;);&quot;&lt;&gt;&quot;;&quot;&quot;)" office:value-type="string" office:string-value="[&lt;{[[&lt;[({{{}[]}}&lt;&lt;{[([(" calcext:value-type="string">
            <text:p>[&lt;{[[&lt;[({{{}[]}}&lt;&lt;{[([(</text:p>
          </table:table-cell>
          <table:table-cell table:style-name="ce2" table:formula="of:=SUBSTITUTE(SUBSTITUTE(SUBSTITUTE(SUBSTITUTE([.D63];&quot;()&quot;;&quot;&quot;);&quot;[]&quot;;&quot;&quot;);&quot;{}&quot;;&quot;&quot;);&quot;&lt;&gt;&quot;;&quot;&quot;)" office:value-type="string" office:string-value="[&lt;{[[&lt;[({{}}&lt;&lt;{[([(" calcext:value-type="string">
            <text:p>[&lt;{[[&lt;[({{}}&lt;&lt;{[([(</text:p>
          </table:table-cell>
          <table:table-cell table:style-name="ce2" table:formula="of:=SUBSTITUTE(SUBSTITUTE(SUBSTITUTE(SUBSTITUTE([.E63];&quot;()&quot;;&quot;&quot;);&quot;[]&quot;;&quot;&quot;);&quot;{}&quot;;&quot;&quot;);&quot;&lt;&gt;&quot;;&quot;&quot;)" office:value-type="string" office:string-value="[&lt;{[[&lt;[({}&lt;&lt;{[([(" calcext:value-type="string">
            <text:p>[&lt;{[[&lt;[({}&lt;&lt;{[([(</text:p>
          </table:table-cell>
          <table:table-cell table:style-name="ce2" table:formula="of:=SUBSTITUTE(SUBSTITUTE(SUBSTITUTE(SUBSTITUTE([.F63];&quot;()&quot;;&quot;&quot;);&quot;[]&quot;;&quot;&quot;);&quot;{}&quot;;&quot;&quot;);&quot;&lt;&gt;&quot;;&quot;&quot;)" office:value-type="string" office:string-value="[&lt;{[[&lt;[(&lt;&lt;{[([(" calcext:value-type="string">
            <text:p>[&lt;{[[&lt;[(&lt;&lt;{[([(</text:p>
          </table:table-cell>
          <table:table-cell table:style-name="ce2" table:formula="of:=SUBSTITUTE(SUBSTITUTE(SUBSTITUTE(SUBSTITUTE([.G63];&quot;()&quot;;&quot;&quot;);&quot;[]&quot;;&quot;&quot;);&quot;{}&quot;;&quot;&quot;);&quot;&lt;&gt;&quot;;&quot;&quot;)" office:value-type="string" office:string-value="[&lt;{[[&lt;[(&lt;&lt;{[([(" calcext:value-type="string">
            <text:p>[&lt;{[[&lt;[(&lt;&lt;{[([(</text:p>
          </table:table-cell>
          <table:table-cell table:style-name="ce2" table:formula="of:=SUBSTITUTE(SUBSTITUTE(SUBSTITUTE(SUBSTITUTE([.H63];&quot;()&quot;;&quot;&quot;);&quot;[]&quot;;&quot;&quot;);&quot;{}&quot;;&quot;&quot;);&quot;&lt;&gt;&quot;;&quot;&quot;)" office:value-type="string" office:string-value="[&lt;{[[&lt;[(&lt;&lt;{[([(" calcext:value-type="string">
            <text:p>[&lt;{[[&lt;[(&lt;&lt;{[([(</text:p>
          </table:table-cell>
          <table:table-cell table:style-name="ce2" table:formula="of:=SUBSTITUTE(SUBSTITUTE(SUBSTITUTE(SUBSTITUTE([.I63];&quot;()&quot;;&quot;&quot;);&quot;[]&quot;;&quot;&quot;);&quot;{}&quot;;&quot;&quot;);&quot;&lt;&gt;&quot;;&quot;&quot;)" office:value-type="string" office:string-value="[&lt;{[[&lt;[(&lt;&lt;{[([(" calcext:value-type="string">
            <text:p>[&lt;{[[&lt;[(&lt;&lt;{[([(</text:p>
          </table:table-cell>
          <table:table-cell table:style-name="ce2" table:formula="of:=SUBSTITUTE(SUBSTITUTE(SUBSTITUTE(SUBSTITUTE([.J63];&quot;()&quot;;&quot;&quot;);&quot;[]&quot;;&quot;&quot;);&quot;{}&quot;;&quot;&quot;);&quot;&lt;&gt;&quot;;&quot;&quot;)" office:value-type="string" office:string-value="[&lt;{[[&lt;[(&lt;&lt;{[([(" calcext:value-type="string">
            <text:p>[&lt;{[[&lt;[(&lt;&lt;{[([(</text:p>
          </table:table-cell>
          <table:table-cell table:style-name="ce2" table:formula="of:=SUBSTITUTE(SUBSTITUTE(SUBSTITUTE(SUBSTITUTE([.K63];&quot;()&quot;;&quot;&quot;);&quot;[]&quot;;&quot;&quot;);&quot;{}&quot;;&quot;&quot;);&quot;&lt;&gt;&quot;;&quot;&quot;)" office:value-type="string" office:string-value="[&lt;{[[&lt;[(&lt;&lt;{[([(" calcext:value-type="string">
            <text:p>[&lt;{[[&lt;[(&lt;&lt;{[([(</text:p>
          </table:table-cell>
          <table:table-cell table:style-name="ce2" table:formula="of:=SUBSTITUTE(SUBSTITUTE(SUBSTITUTE(SUBSTITUTE([.L63];&quot;()&quot;;&quot;&quot;);&quot;[]&quot;;&quot;&quot;);&quot;{}&quot;;&quot;&quot;);&quot;&lt;&gt;&quot;;&quot;&quot;)" office:value-type="string" office:string-value="[&lt;{[[&lt;[(&lt;&lt;{[([(" calcext:value-type="string">
            <text:p>[&lt;{[[&lt;[(&lt;&lt;{[([(</text:p>
          </table:table-cell>
          <table:table-cell table:style-name="ce2" table:formula="of:=SUBSTITUTE(SUBSTITUTE(SUBSTITUTE(SUBSTITUTE([.M63];&quot;()&quot;;&quot;&quot;);&quot;[]&quot;;&quot;&quot;);&quot;{}&quot;;&quot;&quot;);&quot;&lt;&gt;&quot;;&quot;&quot;)" office:value-type="string" office:string-value="[&lt;{[[&lt;[(&lt;&lt;{[([(" calcext:value-type="string">
            <text:p>[&lt;{[[&lt;[(&lt;&lt;{[([(</text:p>
          </table:table-cell>
          <table:table-cell table:style-name="ce2" table:formula="of:=SUBSTITUTE(SUBSTITUTE(SUBSTITUTE(SUBSTITUTE([.N63];&quot;()&quot;;&quot;&quot;);&quot;[]&quot;;&quot;&quot;);&quot;{}&quot;;&quot;&quot;);&quot;&lt;&gt;&quot;;&quot;&quot;)" office:value-type="string" office:string-value="[&lt;{[[&lt;[(&lt;&lt;{[([(" calcext:value-type="string">
            <text:p>[&lt;{[[&lt;[(&lt;&lt;{[([(</text:p>
          </table:table-cell>
          <table:table-cell table:style-name="ce2" table:formula="of:=SUBSTITUTE(SUBSTITUTE(SUBSTITUTE(SUBSTITUTE([.O63];&quot;()&quot;;&quot;&quot;);&quot;[]&quot;;&quot;&quot;);&quot;{}&quot;;&quot;&quot;);&quot;&lt;&gt;&quot;;&quot;&quot;)" office:value-type="string" office:string-value="[&lt;{[[&lt;[(&lt;&lt;{[([(" calcext:value-type="string">
            <text:p>[&lt;{[[&lt;[(&lt;&lt;{[([(</text:p>
          </table:table-cell>
          <table:table-cell table:style-name="ce2" table:formula="of:=SUBSTITUTE(SUBSTITUTE(SUBSTITUTE(SUBSTITUTE([.P63];&quot;()&quot;;&quot;&quot;);&quot;[]&quot;;&quot;&quot;);&quot;{}&quot;;&quot;&quot;);&quot;&lt;&gt;&quot;;&quot;&quot;)" office:value-type="string" office:string-value="[&lt;{[[&lt;[(&lt;&lt;{[([(" calcext:value-type="string">
            <text:p>[&lt;{[[&lt;[(&lt;&lt;{[([(</text:p>
          </table:table-cell>
          <table:table-cell table:style-name="ce2" table:formula="of:=SUBSTITUTE(SUBSTITUTE(SUBSTITUTE(SUBSTITUTE([.Q63];&quot;()&quot;;&quot;&quot;);&quot;[]&quot;;&quot;&quot;);&quot;{}&quot;;&quot;&quot;);&quot;&lt;&gt;&quot;;&quot;&quot;)" office:value-type="string" office:string-value="[&lt;{[[&lt;[(&lt;&lt;{[([(" calcext:value-type="string">
            <text:p>[&lt;{[[&lt;[(&lt;&lt;{[([(</text:p>
          </table:table-cell>
          <table:table-cell table:style-name="ce2" table:formula="of:=SUBSTITUTE(SUBSTITUTE(SUBSTITUTE(SUBSTITUTE([.R63];&quot;()&quot;;&quot;&quot;);&quot;[]&quot;;&quot;&quot;);&quot;{}&quot;;&quot;&quot;);&quot;&lt;&gt;&quot;;&quot;&quot;)" office:value-type="string" office:string-value="[&lt;{[[&lt;[(&lt;&lt;{[([(" calcext:value-type="string">
            <text:p>[&lt;{[[&lt;[(&lt;&lt;{[([(</text:p>
          </table:table-cell>
          <table:table-cell table:style-name="ce2" table:formula="of:=SUBSTITUTE(SUBSTITUTE(SUBSTITUTE(SUBSTITUTE([.S63];&quot;()&quot;;&quot;&quot;);&quot;[]&quot;;&quot;&quot;);&quot;{}&quot;;&quot;&quot;);&quot;&lt;&gt;&quot;;&quot;&quot;)" office:value-type="string" office:string-value="[&lt;{[[&lt;[(&lt;&lt;{[([(" calcext:value-type="string">
            <text:p>[&lt;{[[&lt;[(&lt;&lt;{[([(</text:p>
          </table:table-cell>
          <table:table-cell table:style-name="ce2" table:formula="of:=SUBSTITUTE(SUBSTITUTE(SUBSTITUTE(SUBSTITUTE([.T63];&quot;()&quot;;&quot;&quot;);&quot;[]&quot;;&quot;&quot;);&quot;{}&quot;;&quot;&quot;);&quot;&lt;&gt;&quot;;&quot;&quot;)" office:value-type="string" office:string-value="[&lt;{[[&lt;[(&lt;&lt;{[([(" calcext:value-type="string">
            <text:p>[&lt;{[[&lt;[(&lt;&lt;{[([(</text:p>
          </table:table-cell>
          <table:table-cell table:style-name="ce2" table:formula="of:=SUBSTITUTE(SUBSTITUTE(SUBSTITUTE(SUBSTITUTE([.U63];&quot;()&quot;;&quot;&quot;);&quot;[]&quot;;&quot;&quot;);&quot;{}&quot;;&quot;&quot;);&quot;&lt;&gt;&quot;;&quot;&quot;)" office:value-type="string" office:string-value="[&lt;{[[&lt;[(&lt;&lt;{[([(" calcext:value-type="string">
            <text:p>[&lt;{[[&lt;[(&lt;&lt;{[([(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63]; MIN(IFERROR(TRANSPOSE(FIND([$Reference.$A$5:.$A$8];[.V63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63]);CONCATENATE(MID([.V63];LEN([.V63])-ROW(INDIRECT(&quot;1:&quot;&amp;LEN([.V63])))+1;1));)" office:value-type="float" office:value="0" calcext:value-type="float">
            <text:p>0</text:p>
          </table:table-cell>
          <table:table-cell table:style-name="ce8" table:formula="of:=SUBSTITUTE(SUBSTITUTE(SUBSTITUTE(SUBSTITUTE([.Z63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63&amp;&quot;&quot;&quot;&quot;,&quot;&quot;(?s)(.{1})&quot;&quot;,&quot;&quot;$1&quot;&quot;&amp;CHAR(127)),&quot;&quot;'&quot;&quot;,&quot;&quot;''&quot;&quot;),CHAR(127)),)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number-columns-repeated="3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63]));([.AT63]*5)+IFERROR(INDEX( [$Reference.$D$5:.$D$8];MATCH( [.AB63]; [$Reference.$A$5:.$A$8];0);0););[.AT63])" office:value-type="float" office:value="1" calcext:value-type="float">
            <text:p>1</text:p>
          </table:table-cell>
          <table:table-cell table:style-name="ce9" table:number-matrix-columns-spanned="1" table:number-matrix-rows-spanned="1" table:formula="of:=IF(NOT(ISBLANK([.AC63]));([.AU63]*5)+IFERROR(INDEX( [$Reference.$D$5:.$D$8];MATCH( [.AC63]; [$Reference.$A$5:.$A$8];0);0););[.AU63])" office:value-type="float" office:value="7" calcext:value-type="float">
            <text:p>7</text:p>
          </table:table-cell>
          <table:table-cell table:style-name="ce9" table:number-matrix-columns-spanned="1" table:number-matrix-rows-spanned="1" table:formula="of:=IF(NOT(ISBLANK([.AD63]));([.AV63]*5)+IFERROR(INDEX( [$Reference.$D$5:.$D$8];MATCH( [.AD63]; [$Reference.$A$5:.$A$8];0);0););[.AV63])" office:value-type="float" office:value="36" calcext:value-type="float">
            <text:p>36</text:p>
          </table:table-cell>
          <table:table-cell table:style-name="ce9" table:number-matrix-columns-spanned="1" table:number-matrix-rows-spanned="1" table:formula="of:=IF(NOT(ISBLANK([.AE63]));([.AW63]*5)+IFERROR(INDEX( [$Reference.$D$5:.$D$8];MATCH( [.AE63]; [$Reference.$A$5:.$A$8];0);0););[.AW63])" office:value-type="float" office:value="182" calcext:value-type="float">
            <text:p>182</text:p>
          </table:table-cell>
          <table:table-cell table:style-name="ce9" table:number-matrix-columns-spanned="1" table:number-matrix-rows-spanned="1" table:formula="of:=IF(NOT(ISBLANK([.AF63]));([.AX63]*5)+IFERROR(INDEX( [$Reference.$D$5:.$D$8];MATCH( [.AF63]; [$Reference.$A$5:.$A$8];0);0););[.AX63])" office:value-type="float" office:value="913" calcext:value-type="float">
            <text:p>913</text:p>
          </table:table-cell>
          <table:table-cell table:style-name="ce9" table:number-matrix-columns-spanned="1" table:number-matrix-rows-spanned="1" table:formula="of:=IF(NOT(ISBLANK([.AG63]));([.AY63]*5)+IFERROR(INDEX( [$Reference.$D$5:.$D$8];MATCH( [.AG63]; [$Reference.$A$5:.$A$8];0);0););[.AY63])" office:value-type="float" office:value="4569" calcext:value-type="float">
            <text:p>4569</text:p>
          </table:table-cell>
          <table:table-cell table:style-name="ce9" table:number-matrix-columns-spanned="1" table:number-matrix-rows-spanned="1" table:formula="of:=IF(NOT(ISBLANK([.AH63]));([.AZ63]*5)+IFERROR(INDEX( [$Reference.$D$5:.$D$8];MATCH( [.AH63]; [$Reference.$A$5:.$A$8];0);0););[.AZ63])" office:value-type="float" office:value="22849" calcext:value-type="float">
            <text:p>22849</text:p>
          </table:table-cell>
          <table:table-cell table:style-name="ce9" table:number-matrix-columns-spanned="1" table:number-matrix-rows-spanned="1" table:formula="of:=IF(NOT(ISBLANK([.AI63]));([.BA63]*5)+IFERROR(INDEX( [$Reference.$D$5:.$D$8];MATCH( [.AI63]; [$Reference.$A$5:.$A$8];0);0););[.BA63])" office:value-type="float" office:value="114246" calcext:value-type="float">
            <text:p>114246</text:p>
          </table:table-cell>
          <table:table-cell table:style-name="ce9" table:number-matrix-columns-spanned="1" table:number-matrix-rows-spanned="1" table:formula="of:=IF(NOT(ISBLANK([.AJ63]));([.BB63]*5)+IFERROR(INDEX( [$Reference.$D$5:.$D$8];MATCH( [.AJ63]; [$Reference.$A$5:.$A$8];0);0););[.BB63])" office:value-type="float" office:value="571232" calcext:value-type="float">
            <text:p>571232</text:p>
          </table:table-cell>
          <table:table-cell table:style-name="ce9" table:number-matrix-columns-spanned="1" table:number-matrix-rows-spanned="1" table:formula="of:=IF(NOT(ISBLANK([.AK63]));([.BC63]*5)+IFERROR(INDEX( [$Reference.$D$5:.$D$8];MATCH( [.AK63]; [$Reference.$A$5:.$A$8];0);0););[.BC63])" office:value-type="float" office:value="2856164" calcext:value-type="float">
            <text:p>2856164</text:p>
          </table:table-cell>
          <table:table-cell table:style-name="ce9" table:number-matrix-columns-spanned="1" table:number-matrix-rows-spanned="1" table:formula="of:=IF(NOT(ISBLANK([.AL63]));([.BD63]*5)+IFERROR(INDEX( [$Reference.$D$5:.$D$8];MATCH( [.AL63]; [$Reference.$A$5:.$A$8];0);0););[.BD63])" office:value-type="float" office:value="14280822" calcext:value-type="float">
            <text:p>14280822</text:p>
          </table:table-cell>
          <table:table-cell table:style-name="ce9" table:number-matrix-columns-spanned="1" table:number-matrix-rows-spanned="1" table:formula="of:=IF(NOT(ISBLANK([.AM63]));([.BE63]*5)+IFERROR(INDEX( [$Reference.$D$5:.$D$8];MATCH( [.AM63]; [$Reference.$A$5:.$A$8];0);0););[.BE63])" office:value-type="float" office:value="71404112" calcext:value-type="float">
            <text:p>71404112</text:p>
          </table:table-cell>
          <table:table-cell table:style-name="ce9" table:number-matrix-columns-spanned="1" table:number-matrix-rows-spanned="1" table:formula="of:=IF(NOT(ISBLANK([.AN63]));([.BF63]*5)+IFERROR(INDEX( [$Reference.$D$5:.$D$8];MATCH( [.AN63]; [$Reference.$A$5:.$A$8];0);0););[.BF63])" office:value-type="float" office:value="357020563" calcext:value-type="float">
            <text:p>357020563</text:p>
          </table:table-cell>
          <table:table-cell table:style-name="ce9" table:number-matrix-columns-spanned="1" table:number-matrix-rows-spanned="1" table:formula="of:=IF(NOT(ISBLANK([.AO63]));([.BG63]*5)+IFERROR(INDEX( [$Reference.$D$5:.$D$8];MATCH( [.AO63]; [$Reference.$A$5:.$A$8];0);0););[.BG63])" office:value-type="float" office:value="1785102819" calcext:value-type="float">
            <text:p>1785102819</text:p>
          </table:table-cell>
          <table:table-cell table:style-name="ce9" table:number-matrix-columns-spanned="1" table:number-matrix-rows-spanned="1" table:formula="of:=IF(NOT(ISBLANK([.AP63]));([.BH63]*5)+IFERROR(INDEX( [$Reference.$D$5:.$D$8];MATCH( [.AP63]; [$Reference.$A$5:.$A$8];0);0););[.BH63])" office:value-type="float" office:value="8925514097" calcext:value-type="float">
            <text:p>8925514097</text:p>
          </table:table-cell>
          <table:table-cell table:style-name="ce9" table:number-matrix-columns-spanned="1" table:number-matrix-rows-spanned="1" table:formula="of:=IF(NOT(ISBLANK([.AQ63]));([.BI63]*5)+IFERROR(INDEX( [$Reference.$D$5:.$D$8];MATCH( [.AQ63]; [$Reference.$A$5:.$A$8];0);0););[.BI63])" office:value-type="float" office:value="8925514097" calcext:value-type="float">
            <text:p>8925514097</text:p>
          </table:table-cell>
          <table:table-cell table:style-name="ce9" table:number-matrix-columns-spanned="1" table:number-matrix-rows-spanned="1" table:formula="of:=IF(NOT(ISBLANK([.AR63]));([.BJ63]*5)+IFERROR(INDEX( [$Reference.$D$5:.$D$8];MATCH( [.AR63]; [$Reference.$A$5:.$A$8];0);0););[.BJ63])" office:value-type="float" office:value="8925514097" calcext:value-type="float">
            <text:p>8925514097</text:p>
          </table:table-cell>
          <table:table-cell table:style-name="ce9" table:number-matrix-columns-spanned="1" table:number-matrix-rows-spanned="1" table:formula="of:=IF(NOT(ISBLANK([.AS63]));([.BK63]*5)+IFERROR(INDEX( [$Reference.$D$5:.$D$8];MATCH( [.AS63]; [$Reference.$A$5:.$A$8];0);0););[.BK63])" office:value-type="float" office:value="8925514097" calcext:value-type="float">
            <text:p>8925514097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{[([(&lt;{{{([{&lt;[&lt;&gt;&lt;&gt;]&lt;&lt;&gt;{}&gt;&gt;[&lt;{}[]&gt;[[]&lt;&gt;]]}])&lt;({[&lt;[][]&gt;&lt;[]&lt;&gt;&gt;][&lt;&lt;&gt;&lt;&gt;&gt;&lt;{}()&gt;]})&gt;}(&lt;{&lt;[(()[])&lt;()</text:p>
          </table:table-cell>
          <table:table-cell table:style-name="ce2" table:formula="of:=SUBSTITUTE(SUBSTITUTE(SUBSTITUTE(SUBSTITUTE([.A64];&quot;()&quot;;&quot;&quot;);&quot;[]&quot;;&quot;&quot;);&quot;{}&quot;;&quot;&quot;);&quot;&lt;&gt;&quot;;&quot;&quot;)" office:value-type="string" office:string-value="{[([(&lt;{{{([{&lt;[]&lt;&gt;&gt;[[]]}])&lt;({[&lt;&gt;][&lt;&gt;]})&gt;}(&lt;{&lt;[()&lt;" calcext:value-type="string">
            <text:p>{[([(&lt;{{{([{&lt;[]&lt;&gt;&gt;[[]]}])&lt;({[&lt;&gt;][&lt;&gt;]})&gt;}(&lt;{&lt;[()&lt;</text:p>
          </table:table-cell>
          <table:table-cell table:style-name="ce2" table:formula="of:=SUBSTITUTE(SUBSTITUTE(SUBSTITUTE(SUBSTITUTE([.B64];&quot;()&quot;;&quot;&quot;);&quot;[]&quot;;&quot;&quot;);&quot;{}&quot;;&quot;&quot;);&quot;&lt;&gt;&quot;;&quot;&quot;)" office:value-type="string" office:string-value="{[([(&lt;{{{([{&lt;&gt;[]}])&lt;({[][]})&gt;}(&lt;{&lt;[&lt;" calcext:value-type="string">
            <text:p>{[([(&lt;{{{([{&lt;&gt;[]}])&lt;({[][]})&gt;}(&lt;{&lt;[&lt;</text:p>
          </table:table-cell>
          <table:table-cell table:style-name="ce2" table:formula="of:=SUBSTITUTE(SUBSTITUTE(SUBSTITUTE(SUBSTITUTE([.C64];&quot;()&quot;;&quot;&quot;);&quot;[]&quot;;&quot;&quot;);&quot;{}&quot;;&quot;&quot;);&quot;&lt;&gt;&quot;;&quot;&quot;)" office:value-type="string" office:string-value="{[([(&lt;{{{([{}])&lt;()&gt;}(&lt;{&lt;[&lt;" calcext:value-type="string">
            <text:p>{[([(&lt;{{{([{}])&lt;()&gt;}(&lt;{&lt;[&lt;</text:p>
          </table:table-cell>
          <table:table-cell table:style-name="ce2" table:formula="of:=SUBSTITUTE(SUBSTITUTE(SUBSTITUTE(SUBSTITUTE([.D64];&quot;()&quot;;&quot;&quot;);&quot;[]&quot;;&quot;&quot;);&quot;{}&quot;;&quot;&quot;);&quot;&lt;&gt;&quot;;&quot;&quot;)" office:value-type="string" office:string-value="{[([(&lt;{{{([])}(&lt;{&lt;[&lt;" calcext:value-type="string">
            <text:p>{[([(&lt;{{{([])}(&lt;{&lt;[&lt;</text:p>
          </table:table-cell>
          <table:table-cell table:style-name="ce2" table:formula="of:=SUBSTITUTE(SUBSTITUTE(SUBSTITUTE(SUBSTITUTE([.E64];&quot;()&quot;;&quot;&quot;);&quot;[]&quot;;&quot;&quot;);&quot;{}&quot;;&quot;&quot;);&quot;&lt;&gt;&quot;;&quot;&quot;)" office:value-type="string" office:string-value="{[([(&lt;{{{()}(&lt;{&lt;[&lt;" calcext:value-type="string">
            <text:p>{[([(&lt;{{{()}(&lt;{&lt;[&lt;</text:p>
          </table:table-cell>
          <table:table-cell table:style-name="ce2" table:formula="of:=SUBSTITUTE(SUBSTITUTE(SUBSTITUTE(SUBSTITUTE([.F64];&quot;()&quot;;&quot;&quot;);&quot;[]&quot;;&quot;&quot;);&quot;{}&quot;;&quot;&quot;);&quot;&lt;&gt;&quot;;&quot;&quot;)" office:value-type="string" office:string-value="{[([(&lt;{{(&lt;{&lt;[&lt;" calcext:value-type="string">
            <text:p>{[([(&lt;{{(&lt;{&lt;[&lt;</text:p>
          </table:table-cell>
          <table:table-cell table:style-name="ce2" table:formula="of:=SUBSTITUTE(SUBSTITUTE(SUBSTITUTE(SUBSTITUTE([.G64];&quot;()&quot;;&quot;&quot;);&quot;[]&quot;;&quot;&quot;);&quot;{}&quot;;&quot;&quot;);&quot;&lt;&gt;&quot;;&quot;&quot;)" office:value-type="string" office:string-value="{[([(&lt;{{(&lt;{&lt;[&lt;" calcext:value-type="string">
            <text:p>{[([(&lt;{{(&lt;{&lt;[&lt;</text:p>
          </table:table-cell>
          <table:table-cell table:style-name="ce2" table:formula="of:=SUBSTITUTE(SUBSTITUTE(SUBSTITUTE(SUBSTITUTE([.H64];&quot;()&quot;;&quot;&quot;);&quot;[]&quot;;&quot;&quot;);&quot;{}&quot;;&quot;&quot;);&quot;&lt;&gt;&quot;;&quot;&quot;)" office:value-type="string" office:string-value="{[([(&lt;{{(&lt;{&lt;[&lt;" calcext:value-type="string">
            <text:p>{[([(&lt;{{(&lt;{&lt;[&lt;</text:p>
          </table:table-cell>
          <table:table-cell table:style-name="ce2" table:formula="of:=SUBSTITUTE(SUBSTITUTE(SUBSTITUTE(SUBSTITUTE([.I64];&quot;()&quot;;&quot;&quot;);&quot;[]&quot;;&quot;&quot;);&quot;{}&quot;;&quot;&quot;);&quot;&lt;&gt;&quot;;&quot;&quot;)" office:value-type="string" office:string-value="{[([(&lt;{{(&lt;{&lt;[&lt;" calcext:value-type="string">
            <text:p>{[([(&lt;{{(&lt;{&lt;[&lt;</text:p>
          </table:table-cell>
          <table:table-cell table:style-name="ce2" table:formula="of:=SUBSTITUTE(SUBSTITUTE(SUBSTITUTE(SUBSTITUTE([.J64];&quot;()&quot;;&quot;&quot;);&quot;[]&quot;;&quot;&quot;);&quot;{}&quot;;&quot;&quot;);&quot;&lt;&gt;&quot;;&quot;&quot;)" office:value-type="string" office:string-value="{[([(&lt;{{(&lt;{&lt;[&lt;" calcext:value-type="string">
            <text:p>{[([(&lt;{{(&lt;{&lt;[&lt;</text:p>
          </table:table-cell>
          <table:table-cell table:style-name="ce2" table:formula="of:=SUBSTITUTE(SUBSTITUTE(SUBSTITUTE(SUBSTITUTE([.K64];&quot;()&quot;;&quot;&quot;);&quot;[]&quot;;&quot;&quot;);&quot;{}&quot;;&quot;&quot;);&quot;&lt;&gt;&quot;;&quot;&quot;)" office:value-type="string" office:string-value="{[([(&lt;{{(&lt;{&lt;[&lt;" calcext:value-type="string">
            <text:p>{[([(&lt;{{(&lt;{&lt;[&lt;</text:p>
          </table:table-cell>
          <table:table-cell table:style-name="ce2" table:formula="of:=SUBSTITUTE(SUBSTITUTE(SUBSTITUTE(SUBSTITUTE([.L64];&quot;()&quot;;&quot;&quot;);&quot;[]&quot;;&quot;&quot;);&quot;{}&quot;;&quot;&quot;);&quot;&lt;&gt;&quot;;&quot;&quot;)" office:value-type="string" office:string-value="{[([(&lt;{{(&lt;{&lt;[&lt;" calcext:value-type="string">
            <text:p>{[([(&lt;{{(&lt;{&lt;[&lt;</text:p>
          </table:table-cell>
          <table:table-cell table:style-name="ce2" table:formula="of:=SUBSTITUTE(SUBSTITUTE(SUBSTITUTE(SUBSTITUTE([.M64];&quot;()&quot;;&quot;&quot;);&quot;[]&quot;;&quot;&quot;);&quot;{}&quot;;&quot;&quot;);&quot;&lt;&gt;&quot;;&quot;&quot;)" office:value-type="string" office:string-value="{[([(&lt;{{(&lt;{&lt;[&lt;" calcext:value-type="string">
            <text:p>{[([(&lt;{{(&lt;{&lt;[&lt;</text:p>
          </table:table-cell>
          <table:table-cell table:style-name="ce2" table:formula="of:=SUBSTITUTE(SUBSTITUTE(SUBSTITUTE(SUBSTITUTE([.N64];&quot;()&quot;;&quot;&quot;);&quot;[]&quot;;&quot;&quot;);&quot;{}&quot;;&quot;&quot;);&quot;&lt;&gt;&quot;;&quot;&quot;)" office:value-type="string" office:string-value="{[([(&lt;{{(&lt;{&lt;[&lt;" calcext:value-type="string">
            <text:p>{[([(&lt;{{(&lt;{&lt;[&lt;</text:p>
          </table:table-cell>
          <table:table-cell table:style-name="ce2" table:formula="of:=SUBSTITUTE(SUBSTITUTE(SUBSTITUTE(SUBSTITUTE([.O64];&quot;()&quot;;&quot;&quot;);&quot;[]&quot;;&quot;&quot;);&quot;{}&quot;;&quot;&quot;);&quot;&lt;&gt;&quot;;&quot;&quot;)" office:value-type="string" office:string-value="{[([(&lt;{{(&lt;{&lt;[&lt;" calcext:value-type="string">
            <text:p>{[([(&lt;{{(&lt;{&lt;[&lt;</text:p>
          </table:table-cell>
          <table:table-cell table:style-name="ce2" table:formula="of:=SUBSTITUTE(SUBSTITUTE(SUBSTITUTE(SUBSTITUTE([.P64];&quot;()&quot;;&quot;&quot;);&quot;[]&quot;;&quot;&quot;);&quot;{}&quot;;&quot;&quot;);&quot;&lt;&gt;&quot;;&quot;&quot;)" office:value-type="string" office:string-value="{[([(&lt;{{(&lt;{&lt;[&lt;" calcext:value-type="string">
            <text:p>{[([(&lt;{{(&lt;{&lt;[&lt;</text:p>
          </table:table-cell>
          <table:table-cell table:style-name="ce2" table:formula="of:=SUBSTITUTE(SUBSTITUTE(SUBSTITUTE(SUBSTITUTE([.Q64];&quot;()&quot;;&quot;&quot;);&quot;[]&quot;;&quot;&quot;);&quot;{}&quot;;&quot;&quot;);&quot;&lt;&gt;&quot;;&quot;&quot;)" office:value-type="string" office:string-value="{[([(&lt;{{(&lt;{&lt;[&lt;" calcext:value-type="string">
            <text:p>{[([(&lt;{{(&lt;{&lt;[&lt;</text:p>
          </table:table-cell>
          <table:table-cell table:style-name="ce2" table:formula="of:=SUBSTITUTE(SUBSTITUTE(SUBSTITUTE(SUBSTITUTE([.R64];&quot;()&quot;;&quot;&quot;);&quot;[]&quot;;&quot;&quot;);&quot;{}&quot;;&quot;&quot;);&quot;&lt;&gt;&quot;;&quot;&quot;)" office:value-type="string" office:string-value="{[([(&lt;{{(&lt;{&lt;[&lt;" calcext:value-type="string">
            <text:p>{[([(&lt;{{(&lt;{&lt;[&lt;</text:p>
          </table:table-cell>
          <table:table-cell table:style-name="ce2" table:formula="of:=SUBSTITUTE(SUBSTITUTE(SUBSTITUTE(SUBSTITUTE([.S64];&quot;()&quot;;&quot;&quot;);&quot;[]&quot;;&quot;&quot;);&quot;{}&quot;;&quot;&quot;);&quot;&lt;&gt;&quot;;&quot;&quot;)" office:value-type="string" office:string-value="{[([(&lt;{{(&lt;{&lt;[&lt;" calcext:value-type="string">
            <text:p>{[([(&lt;{{(&lt;{&lt;[&lt;</text:p>
          </table:table-cell>
          <table:table-cell table:style-name="ce2" table:formula="of:=SUBSTITUTE(SUBSTITUTE(SUBSTITUTE(SUBSTITUTE([.T64];&quot;()&quot;;&quot;&quot;);&quot;[]&quot;;&quot;&quot;);&quot;{}&quot;;&quot;&quot;);&quot;&lt;&gt;&quot;;&quot;&quot;)" office:value-type="string" office:string-value="{[([(&lt;{{(&lt;{&lt;[&lt;" calcext:value-type="string">
            <text:p>{[([(&lt;{{(&lt;{&lt;[&lt;</text:p>
          </table:table-cell>
          <table:table-cell table:style-name="ce2" table:formula="of:=SUBSTITUTE(SUBSTITUTE(SUBSTITUTE(SUBSTITUTE([.U64];&quot;()&quot;;&quot;&quot;);&quot;[]&quot;;&quot;&quot;);&quot;{}&quot;;&quot;&quot;);&quot;&lt;&gt;&quot;;&quot;&quot;)" office:value-type="string" office:string-value="{[([(&lt;{{(&lt;{&lt;[&lt;" calcext:value-type="string">
            <text:p>{[([(&lt;{{(&lt;{&lt;[&lt;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64]; MIN(IFERROR(TRANSPOSE(FIND([$Reference.$A$5:.$A$8];[.V64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64]);CONCATENATE(MID([.V64];LEN([.V64])-ROW(INDIRECT(&quot;1:&quot;&amp;LEN([.V64])))+1;1));)" office:value-type="float" office:value="0" calcext:value-type="float">
            <text:p>0</text:p>
          </table:table-cell>
          <table:table-cell table:style-name="ce8" table:formula="of:=SUBSTITUTE(SUBSTITUTE(SUBSTITUTE(SUBSTITUTE([.Z64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64&amp;&quot;&quot;&quot;&quot;,&quot;&quot;(?s)(.{1})&quot;&quot;,&quot;&quot;$1&quot;&quot;&amp;CHAR(127)),&quot;&quot;'&quot;&quot;,&quot;&quot;''&quot;&quot;),CHAR(127)),)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number-columns-repeated="4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64]));([.AT64]*5)+IFERROR(INDEX( [$Reference.$D$5:.$D$8];MATCH( [.AB64]; [$Reference.$A$5:.$A$8];0);0););[.AT64])" office:value-type="float" office:value="4" calcext:value-type="float">
            <text:p>4</text:p>
          </table:table-cell>
          <table:table-cell table:style-name="ce9" table:number-matrix-columns-spanned="1" table:number-matrix-rows-spanned="1" table:formula="of:=IF(NOT(ISBLANK([.AC64]));([.AU64]*5)+IFERROR(INDEX( [$Reference.$D$5:.$D$8];MATCH( [.AC64]; [$Reference.$A$5:.$A$8];0);0););[.AU64])" office:value-type="float" office:value="22" calcext:value-type="float">
            <text:p>22</text:p>
          </table:table-cell>
          <table:table-cell table:style-name="ce9" table:number-matrix-columns-spanned="1" table:number-matrix-rows-spanned="1" table:formula="of:=IF(NOT(ISBLANK([.AD64]));([.AV64]*5)+IFERROR(INDEX( [$Reference.$D$5:.$D$8];MATCH( [.AD64]; [$Reference.$A$5:.$A$8];0);0););[.AV64])" office:value-type="float" office:value="114" calcext:value-type="float">
            <text:p>114</text:p>
          </table:table-cell>
          <table:table-cell table:style-name="ce9" table:number-matrix-columns-spanned="1" table:number-matrix-rows-spanned="1" table:formula="of:=IF(NOT(ISBLANK([.AE64]));([.AW64]*5)+IFERROR(INDEX( [$Reference.$D$5:.$D$8];MATCH( [.AE64]; [$Reference.$A$5:.$A$8];0);0););[.AW64])" office:value-type="float" office:value="573" calcext:value-type="float">
            <text:p>573</text:p>
          </table:table-cell>
          <table:table-cell table:style-name="ce9" table:number-matrix-columns-spanned="1" table:number-matrix-rows-spanned="1" table:formula="of:=IF(NOT(ISBLANK([.AF64]));([.AX64]*5)+IFERROR(INDEX( [$Reference.$D$5:.$D$8];MATCH( [.AF64]; [$Reference.$A$5:.$A$8];0);0););[.AX64])" office:value-type="float" office:value="2869" calcext:value-type="float">
            <text:p>2869</text:p>
          </table:table-cell>
          <table:table-cell table:style-name="ce9" table:number-matrix-columns-spanned="1" table:number-matrix-rows-spanned="1" table:formula="of:=IF(NOT(ISBLANK([.AG64]));([.AY64]*5)+IFERROR(INDEX( [$Reference.$D$5:.$D$8];MATCH( [.AG64]; [$Reference.$A$5:.$A$8];0);0););[.AY64])" office:value-type="float" office:value="14346" calcext:value-type="float">
            <text:p>14346</text:p>
          </table:table-cell>
          <table:table-cell table:style-name="ce9" table:number-matrix-columns-spanned="1" table:number-matrix-rows-spanned="1" table:formula="of:=IF(NOT(ISBLANK([.AH64]));([.AZ64]*5)+IFERROR(INDEX( [$Reference.$D$5:.$D$8];MATCH( [.AH64]; [$Reference.$A$5:.$A$8];0);0););[.AZ64])" office:value-type="float" office:value="71733" calcext:value-type="float">
            <text:p>71733</text:p>
          </table:table-cell>
          <table:table-cell table:style-name="ce9" table:number-matrix-columns-spanned="1" table:number-matrix-rows-spanned="1" table:formula="of:=IF(NOT(ISBLANK([.AI64]));([.BA64]*5)+IFERROR(INDEX( [$Reference.$D$5:.$D$8];MATCH( [.AI64]; [$Reference.$A$5:.$A$8];0);0););[.BA64])" office:value-type="float" office:value="358668" calcext:value-type="float">
            <text:p>358668</text:p>
          </table:table-cell>
          <table:table-cell table:style-name="ce9" table:number-matrix-columns-spanned="1" table:number-matrix-rows-spanned="1" table:formula="of:=IF(NOT(ISBLANK([.AJ64]));([.BB64]*5)+IFERROR(INDEX( [$Reference.$D$5:.$D$8];MATCH( [.AJ64]; [$Reference.$A$5:.$A$8];0);0););[.BB64])" office:value-type="float" office:value="1793344" calcext:value-type="float">
            <text:p>1793344</text:p>
          </table:table-cell>
          <table:table-cell table:style-name="ce9" table:number-matrix-columns-spanned="1" table:number-matrix-rows-spanned="1" table:formula="of:=IF(NOT(ISBLANK([.AK64]));([.BC64]*5)+IFERROR(INDEX( [$Reference.$D$5:.$D$8];MATCH( [.AK64]; [$Reference.$A$5:.$A$8];0);0););[.BC64])" office:value-type="float" office:value="8966721" calcext:value-type="float">
            <text:p>8966721</text:p>
          </table:table-cell>
          <table:table-cell table:style-name="ce9" table:number-matrix-columns-spanned="1" table:number-matrix-rows-spanned="1" table:formula="of:=IF(NOT(ISBLANK([.AL64]));([.BD64]*5)+IFERROR(INDEX( [$Reference.$D$5:.$D$8];MATCH( [.AL64]; [$Reference.$A$5:.$A$8];0);0););[.BD64])" office:value-type="float" office:value="44833607" calcext:value-type="float">
            <text:p>44833607</text:p>
          </table:table-cell>
          <table:table-cell table:style-name="ce9" table:number-matrix-columns-spanned="1" table:number-matrix-rows-spanned="1" table:formula="of:=IF(NOT(ISBLANK([.AM64]));([.BE64]*5)+IFERROR(INDEX( [$Reference.$D$5:.$D$8];MATCH( [.AM64]; [$Reference.$A$5:.$A$8];0);0););[.BE64])" office:value-type="float" office:value="224168036" calcext:value-type="float">
            <text:p>224168036</text:p>
          </table:table-cell>
          <table:table-cell table:style-name="ce9" table:number-matrix-columns-spanned="1" table:number-matrix-rows-spanned="1" table:formula="of:=IF(NOT(ISBLANK([.AN64]));([.BF64]*5)+IFERROR(INDEX( [$Reference.$D$5:.$D$8];MATCH( [.AN64]; [$Reference.$A$5:.$A$8];0);0););[.BF64])" office:value-type="float" office:value="1120840182" calcext:value-type="float">
            <text:p>1120840182</text:p>
          </table:table-cell>
          <table:table-cell table:style-name="ce9" table:number-matrix-columns-spanned="1" table:number-matrix-rows-spanned="1" table:formula="of:=IF(NOT(ISBLANK([.AO64]));([.BG64]*5)+IFERROR(INDEX( [$Reference.$D$5:.$D$8];MATCH( [.AO64]; [$Reference.$A$5:.$A$8];0);0););[.BG64])" office:value-type="float" office:value="5604200913" calcext:value-type="float">
            <text:p>5604200913</text:p>
          </table:table-cell>
          <table:table-cell table:style-name="ce9" table:number-matrix-columns-spanned="1" table:number-matrix-rows-spanned="1" table:formula="of:=IF(NOT(ISBLANK([.AP64]));([.BH64]*5)+IFERROR(INDEX( [$Reference.$D$5:.$D$8];MATCH( [.AP64]; [$Reference.$A$5:.$A$8];0);0););[.BH64])" office:value-type="float" office:value="5604200913" calcext:value-type="float">
            <text:p>5604200913</text:p>
          </table:table-cell>
          <table:table-cell table:style-name="ce9" table:number-matrix-columns-spanned="1" table:number-matrix-rows-spanned="1" table:formula="of:=IF(NOT(ISBLANK([.AQ64]));([.BI64]*5)+IFERROR(INDEX( [$Reference.$D$5:.$D$8];MATCH( [.AQ64]; [$Reference.$A$5:.$A$8];0);0););[.BI64])" office:value-type="float" office:value="5604200913" calcext:value-type="float">
            <text:p>5604200913</text:p>
          </table:table-cell>
          <table:table-cell table:style-name="ce9" table:number-matrix-columns-spanned="1" table:number-matrix-rows-spanned="1" table:formula="of:=IF(NOT(ISBLANK([.AR64]));([.BJ64]*5)+IFERROR(INDEX( [$Reference.$D$5:.$D$8];MATCH( [.AR64]; [$Reference.$A$5:.$A$8];0);0););[.BJ64])" office:value-type="float" office:value="5604200913" calcext:value-type="float">
            <text:p>5604200913</text:p>
          </table:table-cell>
          <table:table-cell table:style-name="ce9" table:number-matrix-columns-spanned="1" table:number-matrix-rows-spanned="1" table:formula="of:=IF(NOT(ISBLANK([.AS64]));([.BK64]*5)+IFERROR(INDEX( [$Reference.$D$5:.$D$8];MATCH( [.AS64]; [$Reference.$A$5:.$A$8];0);0););[.BK64])" office:value-type="float" office:value="5604200913" calcext:value-type="float">
            <text:p>5604200913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{((((&lt;{[[[{([(()[])[&lt;&gt;()]]){[{{}()}]}}{{{({}[]){[][]}}[&lt;[]()&gt;]}}]]{[[&lt;({&lt;&gt;&lt;&gt;}(&lt;&gt;[]))[({}{})&lt;()()&gt;]&gt;]{{[</text:p>
          </table:table-cell>
          <table:table-cell table:style-name="ce2" table:formula="of:=SUBSTITUTE(SUBSTITUTE(SUBSTITUTE(SUBSTITUTE([.A65];&quot;()&quot;;&quot;&quot;);&quot;[]&quot;;&quot;&quot;);&quot;{}&quot;;&quot;&quot;);&quot;&lt;&gt;&quot;;&quot;&quot;)" office:value-type="string" office:string-value="{((((&lt;{[[[{([()[]]){[{}]}}{{{()}[]}}]]{[[&lt;({}())[()]&gt;]{{[" calcext:value-type="string">
            <text:p>{((((&lt;{[[[{([()[]]){[{}]}}{{{()}[]}}]]{[[&lt;({}())[()]&gt;]{{[</text:p>
          </table:table-cell>
          <table:table-cell table:style-name="ce2" table:formula="of:=SUBSTITUTE(SUBSTITUTE(SUBSTITUTE(SUBSTITUTE([.B65];&quot;()&quot;;&quot;&quot;);&quot;[]&quot;;&quot;&quot;);&quot;{}&quot;;&quot;&quot;);&quot;&lt;&gt;&quot;;&quot;&quot;)" office:value-type="string" office:string-value="{((((&lt;{[[[{([]){[]}}{{}}]]{[[&lt;()&gt;]{{[" calcext:value-type="string">
            <text:p>{((((&lt;{[[[{([]){[]}}{{}}]]{[[&lt;()&gt;]{{[</text:p>
          </table:table-cell>
          <table:table-cell table:style-name="ce2" table:formula="of:=SUBSTITUTE(SUBSTITUTE(SUBSTITUTE(SUBSTITUTE([.C65];&quot;()&quot;;&quot;&quot;);&quot;[]&quot;;&quot;&quot;);&quot;{}&quot;;&quot;&quot;);&quot;&lt;&gt;&quot;;&quot;&quot;)" office:value-type="string" office:string-value="{((((&lt;{[[[{()}{}]]{[[]{{[" calcext:value-type="string">
            <text:p>{((((&lt;{[[[{()}{}]]{[[]{{[</text:p>
          </table:table-cell>
          <table:table-cell table:style-name="ce2" table:formula="of:=SUBSTITUTE(SUBSTITUTE(SUBSTITUTE(SUBSTITUTE([.D65];&quot;()&quot;;&quot;&quot;);&quot;[]&quot;;&quot;&quot;);&quot;{}&quot;;&quot;&quot;);&quot;&lt;&gt;&quot;;&quot;&quot;)" office:value-type="string" office:string-value="{((((&lt;{[[[]]{[{{[" calcext:value-type="string">
            <text:p>{((((&lt;{[[[]]{[{{[</text:p>
          </table:table-cell>
          <table:table-cell table:style-name="ce2" table:formula="of:=SUBSTITUTE(SUBSTITUTE(SUBSTITUTE(SUBSTITUTE([.E65];&quot;()&quot;;&quot;&quot;);&quot;[]&quot;;&quot;&quot;);&quot;{}&quot;;&quot;&quot;);&quot;&lt;&gt;&quot;;&quot;&quot;)" office:value-type="string" office:string-value="{((((&lt;{[[]{[{{[" calcext:value-type="string">
            <text:p>{((((&lt;{[[]{[{{[</text:p>
          </table:table-cell>
          <table:table-cell table:style-name="ce2" table:formula="of:=SUBSTITUTE(SUBSTITUTE(SUBSTITUTE(SUBSTITUTE([.F65];&quot;()&quot;;&quot;&quot;);&quot;[]&quot;;&quot;&quot;);&quot;{}&quot;;&quot;&quot;);&quot;&lt;&gt;&quot;;&quot;&quot;)" office:value-type="string" office:string-value="{((((&lt;{[{[{{[" calcext:value-type="string">
            <text:p>{((((&lt;{[{[{{[</text:p>
          </table:table-cell>
          <table:table-cell table:style-name="ce2" table:formula="of:=SUBSTITUTE(SUBSTITUTE(SUBSTITUTE(SUBSTITUTE([.G65];&quot;()&quot;;&quot;&quot;);&quot;[]&quot;;&quot;&quot;);&quot;{}&quot;;&quot;&quot;);&quot;&lt;&gt;&quot;;&quot;&quot;)" office:value-type="string" office:string-value="{((((&lt;{[{[{{[" calcext:value-type="string">
            <text:p>{((((&lt;{[{[{{[</text:p>
          </table:table-cell>
          <table:table-cell table:style-name="ce2" table:formula="of:=SUBSTITUTE(SUBSTITUTE(SUBSTITUTE(SUBSTITUTE([.H65];&quot;()&quot;;&quot;&quot;);&quot;[]&quot;;&quot;&quot;);&quot;{}&quot;;&quot;&quot;);&quot;&lt;&gt;&quot;;&quot;&quot;)" office:value-type="string" office:string-value="{((((&lt;{[{[{{[" calcext:value-type="string">
            <text:p>{((((&lt;{[{[{{[</text:p>
          </table:table-cell>
          <table:table-cell table:style-name="ce2" table:formula="of:=SUBSTITUTE(SUBSTITUTE(SUBSTITUTE(SUBSTITUTE([.I65];&quot;()&quot;;&quot;&quot;);&quot;[]&quot;;&quot;&quot;);&quot;{}&quot;;&quot;&quot;);&quot;&lt;&gt;&quot;;&quot;&quot;)" office:value-type="string" office:string-value="{((((&lt;{[{[{{[" calcext:value-type="string">
            <text:p>{((((&lt;{[{[{{[</text:p>
          </table:table-cell>
          <table:table-cell table:style-name="ce2" table:formula="of:=SUBSTITUTE(SUBSTITUTE(SUBSTITUTE(SUBSTITUTE([.J65];&quot;()&quot;;&quot;&quot;);&quot;[]&quot;;&quot;&quot;);&quot;{}&quot;;&quot;&quot;);&quot;&lt;&gt;&quot;;&quot;&quot;)" office:value-type="string" office:string-value="{((((&lt;{[{[{{[" calcext:value-type="string">
            <text:p>{((((&lt;{[{[{{[</text:p>
          </table:table-cell>
          <table:table-cell table:style-name="ce2" table:formula="of:=SUBSTITUTE(SUBSTITUTE(SUBSTITUTE(SUBSTITUTE([.K65];&quot;()&quot;;&quot;&quot;);&quot;[]&quot;;&quot;&quot;);&quot;{}&quot;;&quot;&quot;);&quot;&lt;&gt;&quot;;&quot;&quot;)" office:value-type="string" office:string-value="{((((&lt;{[{[{{[" calcext:value-type="string">
            <text:p>{((((&lt;{[{[{{[</text:p>
          </table:table-cell>
          <table:table-cell table:style-name="ce2" table:formula="of:=SUBSTITUTE(SUBSTITUTE(SUBSTITUTE(SUBSTITUTE([.L65];&quot;()&quot;;&quot;&quot;);&quot;[]&quot;;&quot;&quot;);&quot;{}&quot;;&quot;&quot;);&quot;&lt;&gt;&quot;;&quot;&quot;)" office:value-type="string" office:string-value="{((((&lt;{[{[{{[" calcext:value-type="string">
            <text:p>{((((&lt;{[{[{{[</text:p>
          </table:table-cell>
          <table:table-cell table:style-name="ce2" table:formula="of:=SUBSTITUTE(SUBSTITUTE(SUBSTITUTE(SUBSTITUTE([.M65];&quot;()&quot;;&quot;&quot;);&quot;[]&quot;;&quot;&quot;);&quot;{}&quot;;&quot;&quot;);&quot;&lt;&gt;&quot;;&quot;&quot;)" office:value-type="string" office:string-value="{((((&lt;{[{[{{[" calcext:value-type="string">
            <text:p>{((((&lt;{[{[{{[</text:p>
          </table:table-cell>
          <table:table-cell table:style-name="ce2" table:formula="of:=SUBSTITUTE(SUBSTITUTE(SUBSTITUTE(SUBSTITUTE([.N65];&quot;()&quot;;&quot;&quot;);&quot;[]&quot;;&quot;&quot;);&quot;{}&quot;;&quot;&quot;);&quot;&lt;&gt;&quot;;&quot;&quot;)" office:value-type="string" office:string-value="{((((&lt;{[{[{{[" calcext:value-type="string">
            <text:p>{((((&lt;{[{[{{[</text:p>
          </table:table-cell>
          <table:table-cell table:style-name="ce2" table:formula="of:=SUBSTITUTE(SUBSTITUTE(SUBSTITUTE(SUBSTITUTE([.O65];&quot;()&quot;;&quot;&quot;);&quot;[]&quot;;&quot;&quot;);&quot;{}&quot;;&quot;&quot;);&quot;&lt;&gt;&quot;;&quot;&quot;)" office:value-type="string" office:string-value="{((((&lt;{[{[{{[" calcext:value-type="string">
            <text:p>{((((&lt;{[{[{{[</text:p>
          </table:table-cell>
          <table:table-cell table:style-name="ce2" table:formula="of:=SUBSTITUTE(SUBSTITUTE(SUBSTITUTE(SUBSTITUTE([.P65];&quot;()&quot;;&quot;&quot;);&quot;[]&quot;;&quot;&quot;);&quot;{}&quot;;&quot;&quot;);&quot;&lt;&gt;&quot;;&quot;&quot;)" office:value-type="string" office:string-value="{((((&lt;{[{[{{[" calcext:value-type="string">
            <text:p>{((((&lt;{[{[{{[</text:p>
          </table:table-cell>
          <table:table-cell table:style-name="ce2" table:formula="of:=SUBSTITUTE(SUBSTITUTE(SUBSTITUTE(SUBSTITUTE([.Q65];&quot;()&quot;;&quot;&quot;);&quot;[]&quot;;&quot;&quot;);&quot;{}&quot;;&quot;&quot;);&quot;&lt;&gt;&quot;;&quot;&quot;)" office:value-type="string" office:string-value="{((((&lt;{[{[{{[" calcext:value-type="string">
            <text:p>{((((&lt;{[{[{{[</text:p>
          </table:table-cell>
          <table:table-cell table:style-name="ce2" table:formula="of:=SUBSTITUTE(SUBSTITUTE(SUBSTITUTE(SUBSTITUTE([.R65];&quot;()&quot;;&quot;&quot;);&quot;[]&quot;;&quot;&quot;);&quot;{}&quot;;&quot;&quot;);&quot;&lt;&gt;&quot;;&quot;&quot;)" office:value-type="string" office:string-value="{((((&lt;{[{[{{[" calcext:value-type="string">
            <text:p>{((((&lt;{[{[{{[</text:p>
          </table:table-cell>
          <table:table-cell table:style-name="ce2" table:formula="of:=SUBSTITUTE(SUBSTITUTE(SUBSTITUTE(SUBSTITUTE([.S65];&quot;()&quot;;&quot;&quot;);&quot;[]&quot;;&quot;&quot;);&quot;{}&quot;;&quot;&quot;);&quot;&lt;&gt;&quot;;&quot;&quot;)" office:value-type="string" office:string-value="{((((&lt;{[{[{{[" calcext:value-type="string">
            <text:p>{((((&lt;{[{[{{[</text:p>
          </table:table-cell>
          <table:table-cell table:style-name="ce2" table:formula="of:=SUBSTITUTE(SUBSTITUTE(SUBSTITUTE(SUBSTITUTE([.T65];&quot;()&quot;;&quot;&quot;);&quot;[]&quot;;&quot;&quot;);&quot;{}&quot;;&quot;&quot;);&quot;&lt;&gt;&quot;;&quot;&quot;)" office:value-type="string" office:string-value="{((((&lt;{[{[{{[" calcext:value-type="string">
            <text:p>{((((&lt;{[{[{{[</text:p>
          </table:table-cell>
          <table:table-cell table:style-name="ce2" table:formula="of:=SUBSTITUTE(SUBSTITUTE(SUBSTITUTE(SUBSTITUTE([.U65];&quot;()&quot;;&quot;&quot;);&quot;[]&quot;;&quot;&quot;);&quot;{}&quot;;&quot;&quot;);&quot;&lt;&gt;&quot;;&quot;&quot;)" office:value-type="string" office:string-value="{((((&lt;{[{[{{[" calcext:value-type="string">
            <text:p>{((((&lt;{[{[{{[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65]; MIN(IFERROR(TRANSPOSE(FIND([$Reference.$A$5:.$A$8];[.V65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65]);CONCATENATE(MID([.V65];LEN([.V65])-ROW(INDIRECT(&quot;1:&quot;&amp;LEN([.V65])))+1;1));)" office:value-type="float" office:value="0" calcext:value-type="float">
            <text:p>0</text:p>
          </table:table-cell>
          <table:table-cell table:style-name="ce8" table:formula="of:=SUBSTITUTE(SUBSTITUTE(SUBSTITUTE(SUBSTITUTE([.Z65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65&amp;&quot;&quot;&quot;&quot;,&quot;&quot;(?s)(.{1})&quot;&quot;,&quot;&quot;$1&quot;&quot;&amp;CHAR(127)),&quot;&quot;'&quot;&quot;,&quot;&quot;''&quot;&quot;),CHAR(127)),)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number-columns-repeated="5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65]));([.AT65]*5)+IFERROR(INDEX( [$Reference.$D$5:.$D$8];MATCH( [.AB65]; [$Reference.$A$5:.$A$8];0);0););[.AT65])" office:value-type="float" office:value="2" calcext:value-type="float">
            <text:p>2</text:p>
          </table:table-cell>
          <table:table-cell table:style-name="ce9" table:number-matrix-columns-spanned="1" table:number-matrix-rows-spanned="1" table:formula="of:=IF(NOT(ISBLANK([.AC65]));([.AU65]*5)+IFERROR(INDEX( [$Reference.$D$5:.$D$8];MATCH( [.AC65]; [$Reference.$A$5:.$A$8];0);0););[.AU65])" office:value-type="float" office:value="13" calcext:value-type="float">
            <text:p>13</text:p>
          </table:table-cell>
          <table:table-cell table:style-name="ce9" table:number-matrix-columns-spanned="1" table:number-matrix-rows-spanned="1" table:formula="of:=IF(NOT(ISBLANK([.AD65]));([.AV65]*5)+IFERROR(INDEX( [$Reference.$D$5:.$D$8];MATCH( [.AD65]; [$Reference.$A$5:.$A$8];0);0););[.AV65])" office:value-type="float" office:value="68" calcext:value-type="float">
            <text:p>68</text:p>
          </table:table-cell>
          <table:table-cell table:style-name="ce9" table:number-matrix-columns-spanned="1" table:number-matrix-rows-spanned="1" table:formula="of:=IF(NOT(ISBLANK([.AE65]));([.AW65]*5)+IFERROR(INDEX( [$Reference.$D$5:.$D$8];MATCH( [.AE65]; [$Reference.$A$5:.$A$8];0);0););[.AW65])" office:value-type="float" office:value="342" calcext:value-type="float">
            <text:p>342</text:p>
          </table:table-cell>
          <table:table-cell table:style-name="ce9" table:number-matrix-columns-spanned="1" table:number-matrix-rows-spanned="1" table:formula="of:=IF(NOT(ISBLANK([.AF65]));([.AX65]*5)+IFERROR(INDEX( [$Reference.$D$5:.$D$8];MATCH( [.AF65]; [$Reference.$A$5:.$A$8];0);0););[.AX65])" office:value-type="float" office:value="1713" calcext:value-type="float">
            <text:p>1713</text:p>
          </table:table-cell>
          <table:table-cell table:style-name="ce9" table:number-matrix-columns-spanned="1" table:number-matrix-rows-spanned="1" table:formula="of:=IF(NOT(ISBLANK([.AG65]));([.AY65]*5)+IFERROR(INDEX( [$Reference.$D$5:.$D$8];MATCH( [.AG65]; [$Reference.$A$5:.$A$8];0);0););[.AY65])" office:value-type="float" office:value="8567" calcext:value-type="float">
            <text:p>8567</text:p>
          </table:table-cell>
          <table:table-cell table:style-name="ce9" table:number-matrix-columns-spanned="1" table:number-matrix-rows-spanned="1" table:formula="of:=IF(NOT(ISBLANK([.AH65]));([.AZ65]*5)+IFERROR(INDEX( [$Reference.$D$5:.$D$8];MATCH( [.AH65]; [$Reference.$A$5:.$A$8];0);0););[.AZ65])" office:value-type="float" office:value="42838" calcext:value-type="float">
            <text:p>42838</text:p>
          </table:table-cell>
          <table:table-cell table:style-name="ce9" table:number-matrix-columns-spanned="1" table:number-matrix-rows-spanned="1" table:formula="of:=IF(NOT(ISBLANK([.AI65]));([.BA65]*5)+IFERROR(INDEX( [$Reference.$D$5:.$D$8];MATCH( [.AI65]; [$Reference.$A$5:.$A$8];0);0););[.BA65])" office:value-type="float" office:value="214194" calcext:value-type="float">
            <text:p>214194</text:p>
          </table:table-cell>
          <table:table-cell table:style-name="ce9" table:number-matrix-columns-spanned="1" table:number-matrix-rows-spanned="1" table:formula="of:=IF(NOT(ISBLANK([.AJ65]));([.BB65]*5)+IFERROR(INDEX( [$Reference.$D$5:.$D$8];MATCH( [.AJ65]; [$Reference.$A$5:.$A$8];0);0););[.BB65])" office:value-type="float" office:value="1070971" calcext:value-type="float">
            <text:p>1070971</text:p>
          </table:table-cell>
          <table:table-cell table:style-name="ce9" table:number-matrix-columns-spanned="1" table:number-matrix-rows-spanned="1" table:formula="of:=IF(NOT(ISBLANK([.AK65]));([.BC65]*5)+IFERROR(INDEX( [$Reference.$D$5:.$D$8];MATCH( [.AK65]; [$Reference.$A$5:.$A$8];0);0););[.BC65])" office:value-type="float" office:value="5354856" calcext:value-type="float">
            <text:p>5354856</text:p>
          </table:table-cell>
          <table:table-cell table:style-name="ce9" table:number-matrix-columns-spanned="1" table:number-matrix-rows-spanned="1" table:formula="of:=IF(NOT(ISBLANK([.AL65]));([.BD65]*5)+IFERROR(INDEX( [$Reference.$D$5:.$D$8];MATCH( [.AL65]; [$Reference.$A$5:.$A$8];0);0););[.BD65])" office:value-type="float" office:value="26774281" calcext:value-type="float">
            <text:p>26774281</text:p>
          </table:table-cell>
          <table:table-cell table:style-name="ce9" table:number-matrix-columns-spanned="1" table:number-matrix-rows-spanned="1" table:formula="of:=IF(NOT(ISBLANK([.AM65]));([.BE65]*5)+IFERROR(INDEX( [$Reference.$D$5:.$D$8];MATCH( [.AM65]; [$Reference.$A$5:.$A$8];0);0););[.BE65])" office:value-type="float" office:value="133871406" calcext:value-type="float">
            <text:p>133871406</text:p>
          </table:table-cell>
          <table:table-cell table:style-name="ce9" table:number-matrix-columns-spanned="1" table:number-matrix-rows-spanned="1" table:formula="of:=IF(NOT(ISBLANK([.AN65]));([.BF65]*5)+IFERROR(INDEX( [$Reference.$D$5:.$D$8];MATCH( [.AN65]; [$Reference.$A$5:.$A$8];0);0););[.BF65])" office:value-type="float" office:value="669357033" calcext:value-type="float">
            <text:p>669357033</text:p>
          </table:table-cell>
          <table:table-cell table:style-name="ce9" table:number-matrix-columns-spanned="1" table:number-matrix-rows-spanned="1" table:formula="of:=IF(NOT(ISBLANK([.AO65]));([.BG65]*5)+IFERROR(INDEX( [$Reference.$D$5:.$D$8];MATCH( [.AO65]; [$Reference.$A$5:.$A$8];0);0););[.BG65])" office:value-type="float" office:value="669357033" calcext:value-type="float">
            <text:p>669357033</text:p>
          </table:table-cell>
          <table:table-cell table:style-name="ce9" table:number-matrix-columns-spanned="1" table:number-matrix-rows-spanned="1" table:formula="of:=IF(NOT(ISBLANK([.AP65]));([.BH65]*5)+IFERROR(INDEX( [$Reference.$D$5:.$D$8];MATCH( [.AP65]; [$Reference.$A$5:.$A$8];0);0););[.BH65])" office:value-type="float" office:value="669357033" calcext:value-type="float">
            <text:p>669357033</text:p>
          </table:table-cell>
          <table:table-cell table:style-name="ce9" table:number-matrix-columns-spanned="1" table:number-matrix-rows-spanned="1" table:formula="of:=IF(NOT(ISBLANK([.AQ65]));([.BI65]*5)+IFERROR(INDEX( [$Reference.$D$5:.$D$8];MATCH( [.AQ65]; [$Reference.$A$5:.$A$8];0);0););[.BI65])" office:value-type="float" office:value="669357033" calcext:value-type="float">
            <text:p>669357033</text:p>
          </table:table-cell>
          <table:table-cell table:style-name="ce9" table:number-matrix-columns-spanned="1" table:number-matrix-rows-spanned="1" table:formula="of:=IF(NOT(ISBLANK([.AR65]));([.BJ65]*5)+IFERROR(INDEX( [$Reference.$D$5:.$D$8];MATCH( [.AR65]; [$Reference.$A$5:.$A$8];0);0););[.BJ65])" office:value-type="float" office:value="669357033" calcext:value-type="float">
            <text:p>669357033</text:p>
          </table:table-cell>
          <table:table-cell table:style-name="ce9" table:number-matrix-columns-spanned="1" table:number-matrix-rows-spanned="1" table:formula="of:=IF(NOT(ISBLANK([.AS65]));([.BK65]*5)+IFERROR(INDEX( [$Reference.$D$5:.$D$8];MATCH( [.AS65]; [$Reference.$A$5:.$A$8];0);0););[.BK65])" office:value-type="float" office:value="669357033" calcext:value-type="float">
            <text:p>669357033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[(({[[&lt;&lt;{&lt;[[(({}{}){{}{}}&gt;[[[][]]&lt;{}&lt;&gt;&gt;]][{{&lt;&gt;()}{[][]}}]]&gt;[[[&lt;&lt;{}[]&gt;&gt;[[&lt;&gt;[]][&lt;&gt;{}]]]{{{{}(</text:p>
          </table:table-cell>
          <table:table-cell table:style-name="ce2" table:formula="of:=SUBSTITUTE(SUBSTITUTE(SUBSTITUTE(SUBSTITUTE([.A66];&quot;()&quot;;&quot;&quot;);&quot;[]&quot;;&quot;&quot;);&quot;{}&quot;;&quot;&quot;);&quot;&lt;&gt;&quot;;&quot;&quot;)" office:value-type="string" office:string-value="[(({[[&lt;&lt;{&lt;[[((){}&gt;[[]&lt;&gt;]][{{}}]]&gt;[[[&lt;&gt;[[][]]]{{{(" calcext:value-type="string">
            <text:p>[(({[[&lt;&lt;{&lt;[[((){}&gt;[[]&lt;&gt;]][{{}}]]&gt;[[[&lt;&gt;[[][]]]{{{(</text:p>
          </table:table-cell>
          <table:table-cell table:style-name="ce2" table:formula="of:=SUBSTITUTE(SUBSTITUTE(SUBSTITUTE(SUBSTITUTE([.B66];&quot;()&quot;;&quot;&quot;);&quot;[]&quot;;&quot;&quot;);&quot;{}&quot;;&quot;&quot;);&quot;&lt;&gt;&quot;;&quot;&quot;)" office:value-type="string" office:string-value="[(({[[&lt;&lt;{&lt;[[(&gt;[]][{}]]&gt;[[[[]]{{{(" calcext:value-type="string">
            <text:p>[(({[[&lt;&lt;{&lt;[[(&gt;[]][{}]]&gt;[[[[]]{{{(</text:p>
          </table:table-cell>
          <table:table-cell table:style-name="ce2" table:formula="of:=SUBSTITUTE(SUBSTITUTE(SUBSTITUTE(SUBSTITUTE([.C66];&quot;()&quot;;&quot;&quot;);&quot;[]&quot;;&quot;&quot;);&quot;{}&quot;;&quot;&quot;);&quot;&lt;&gt;&quot;;&quot;&quot;)" office:value-type="string" office:string-value="[(({[[&lt;&lt;{&lt;[[(&gt;][]]&gt;[[[]{{{(" calcext:value-type="string">
            <text:p>[(({[[&lt;&lt;{&lt;[[(&gt;][]]&gt;[[[]{{{(</text:p>
          </table:table-cell>
          <table:table-cell table:style-name="ce2" table:formula="of:=SUBSTITUTE(SUBSTITUTE(SUBSTITUTE(SUBSTITUTE([.D66];&quot;()&quot;;&quot;&quot;);&quot;[]&quot;;&quot;&quot;);&quot;{}&quot;;&quot;&quot;);&quot;&lt;&gt;&quot;;&quot;&quot;)" office:value-type="string" office:string-value="[(({[[&lt;&lt;{&lt;[[(&gt;]]&gt;[[{{{(" calcext:value-type="string">
            <text:p>[(({[[&lt;&lt;{&lt;[[(&gt;]]&gt;[[{{{(</text:p>
          </table:table-cell>
          <table:table-cell table:style-name="ce2" table:formula="of:=SUBSTITUTE(SUBSTITUTE(SUBSTITUTE(SUBSTITUTE([.E66];&quot;()&quot;;&quot;&quot;);&quot;[]&quot;;&quot;&quot;);&quot;{}&quot;;&quot;&quot;);&quot;&lt;&gt;&quot;;&quot;&quot;)" office:value-type="string" office:string-value="[(({[[&lt;&lt;{&lt;[[(&gt;]]&gt;[[{{{(" calcext:value-type="string">
            <text:p>[(({[[&lt;&lt;{&lt;[[(&gt;]]&gt;[[{{{(</text:p>
          </table:table-cell>
          <table:table-cell table:style-name="ce2" table:formula="of:=SUBSTITUTE(SUBSTITUTE(SUBSTITUTE(SUBSTITUTE([.F66];&quot;()&quot;;&quot;&quot;);&quot;[]&quot;;&quot;&quot;);&quot;{}&quot;;&quot;&quot;);&quot;&lt;&gt;&quot;;&quot;&quot;)" office:value-type="string" office:string-value="[(({[[&lt;&lt;{&lt;[[(&gt;]]&gt;[[{{{(" calcext:value-type="string">
            <text:p>[(({[[&lt;&lt;{&lt;[[(&gt;]]&gt;[[{{{(</text:p>
          </table:table-cell>
          <table:table-cell table:style-name="ce2" table:formula="of:=SUBSTITUTE(SUBSTITUTE(SUBSTITUTE(SUBSTITUTE([.G66];&quot;()&quot;;&quot;&quot;);&quot;[]&quot;;&quot;&quot;);&quot;{}&quot;;&quot;&quot;);&quot;&lt;&gt;&quot;;&quot;&quot;)" office:value-type="string" office:string-value="[(({[[&lt;&lt;{&lt;[[(&gt;]]&gt;[[{{{(" calcext:value-type="string">
            <text:p>[(({[[&lt;&lt;{&lt;[[(&gt;]]&gt;[[{{{(</text:p>
          </table:table-cell>
          <table:table-cell table:style-name="ce2" table:formula="of:=SUBSTITUTE(SUBSTITUTE(SUBSTITUTE(SUBSTITUTE([.H66];&quot;()&quot;;&quot;&quot;);&quot;[]&quot;;&quot;&quot;);&quot;{}&quot;;&quot;&quot;);&quot;&lt;&gt;&quot;;&quot;&quot;)" office:value-type="string" office:string-value="[(({[[&lt;&lt;{&lt;[[(&gt;]]&gt;[[{{{(" calcext:value-type="string">
            <text:p>[(({[[&lt;&lt;{&lt;[[(&gt;]]&gt;[[{{{(</text:p>
          </table:table-cell>
          <table:table-cell table:style-name="ce2" table:formula="of:=SUBSTITUTE(SUBSTITUTE(SUBSTITUTE(SUBSTITUTE([.I66];&quot;()&quot;;&quot;&quot;);&quot;[]&quot;;&quot;&quot;);&quot;{}&quot;;&quot;&quot;);&quot;&lt;&gt;&quot;;&quot;&quot;)" office:value-type="string" office:string-value="[(({[[&lt;&lt;{&lt;[[(&gt;]]&gt;[[{{{(" calcext:value-type="string">
            <text:p>[(({[[&lt;&lt;{&lt;[[(&gt;]]&gt;[[{{{(</text:p>
          </table:table-cell>
          <table:table-cell table:style-name="ce2" table:formula="of:=SUBSTITUTE(SUBSTITUTE(SUBSTITUTE(SUBSTITUTE([.J66];&quot;()&quot;;&quot;&quot;);&quot;[]&quot;;&quot;&quot;);&quot;{}&quot;;&quot;&quot;);&quot;&lt;&gt;&quot;;&quot;&quot;)" office:value-type="string" office:string-value="[(({[[&lt;&lt;{&lt;[[(&gt;]]&gt;[[{{{(" calcext:value-type="string">
            <text:p>[(({[[&lt;&lt;{&lt;[[(&gt;]]&gt;[[{{{(</text:p>
          </table:table-cell>
          <table:table-cell table:style-name="ce2" table:formula="of:=SUBSTITUTE(SUBSTITUTE(SUBSTITUTE(SUBSTITUTE([.K66];&quot;()&quot;;&quot;&quot;);&quot;[]&quot;;&quot;&quot;);&quot;{}&quot;;&quot;&quot;);&quot;&lt;&gt;&quot;;&quot;&quot;)" office:value-type="string" office:string-value="[(({[[&lt;&lt;{&lt;[[(&gt;]]&gt;[[{{{(" calcext:value-type="string">
            <text:p>[(({[[&lt;&lt;{&lt;[[(&gt;]]&gt;[[{{{(</text:p>
          </table:table-cell>
          <table:table-cell table:style-name="ce2" table:formula="of:=SUBSTITUTE(SUBSTITUTE(SUBSTITUTE(SUBSTITUTE([.L66];&quot;()&quot;;&quot;&quot;);&quot;[]&quot;;&quot;&quot;);&quot;{}&quot;;&quot;&quot;);&quot;&lt;&gt;&quot;;&quot;&quot;)" office:value-type="string" office:string-value="[(({[[&lt;&lt;{&lt;[[(&gt;]]&gt;[[{{{(" calcext:value-type="string">
            <text:p>[(({[[&lt;&lt;{&lt;[[(&gt;]]&gt;[[{{{(</text:p>
          </table:table-cell>
          <table:table-cell table:style-name="ce2" table:formula="of:=SUBSTITUTE(SUBSTITUTE(SUBSTITUTE(SUBSTITUTE([.M66];&quot;()&quot;;&quot;&quot;);&quot;[]&quot;;&quot;&quot;);&quot;{}&quot;;&quot;&quot;);&quot;&lt;&gt;&quot;;&quot;&quot;)" office:value-type="string" office:string-value="[(({[[&lt;&lt;{&lt;[[(&gt;]]&gt;[[{{{(" calcext:value-type="string">
            <text:p>[(({[[&lt;&lt;{&lt;[[(&gt;]]&gt;[[{{{(</text:p>
          </table:table-cell>
          <table:table-cell table:style-name="ce2" table:formula="of:=SUBSTITUTE(SUBSTITUTE(SUBSTITUTE(SUBSTITUTE([.N66];&quot;()&quot;;&quot;&quot;);&quot;[]&quot;;&quot;&quot;);&quot;{}&quot;;&quot;&quot;);&quot;&lt;&gt;&quot;;&quot;&quot;)" office:value-type="string" office:string-value="[(({[[&lt;&lt;{&lt;[[(&gt;]]&gt;[[{{{(" calcext:value-type="string">
            <text:p>[(({[[&lt;&lt;{&lt;[[(&gt;]]&gt;[[{{{(</text:p>
          </table:table-cell>
          <table:table-cell table:style-name="ce2" table:formula="of:=SUBSTITUTE(SUBSTITUTE(SUBSTITUTE(SUBSTITUTE([.O66];&quot;()&quot;;&quot;&quot;);&quot;[]&quot;;&quot;&quot;);&quot;{}&quot;;&quot;&quot;);&quot;&lt;&gt;&quot;;&quot;&quot;)" office:value-type="string" office:string-value="[(({[[&lt;&lt;{&lt;[[(&gt;]]&gt;[[{{{(" calcext:value-type="string">
            <text:p>[(({[[&lt;&lt;{&lt;[[(&gt;]]&gt;[[{{{(</text:p>
          </table:table-cell>
          <table:table-cell table:style-name="ce2" table:formula="of:=SUBSTITUTE(SUBSTITUTE(SUBSTITUTE(SUBSTITUTE([.P66];&quot;()&quot;;&quot;&quot;);&quot;[]&quot;;&quot;&quot;);&quot;{}&quot;;&quot;&quot;);&quot;&lt;&gt;&quot;;&quot;&quot;)" office:value-type="string" office:string-value="[(({[[&lt;&lt;{&lt;[[(&gt;]]&gt;[[{{{(" calcext:value-type="string">
            <text:p>[(({[[&lt;&lt;{&lt;[[(&gt;]]&gt;[[{{{(</text:p>
          </table:table-cell>
          <table:table-cell table:style-name="ce2" table:formula="of:=SUBSTITUTE(SUBSTITUTE(SUBSTITUTE(SUBSTITUTE([.Q66];&quot;()&quot;;&quot;&quot;);&quot;[]&quot;;&quot;&quot;);&quot;{}&quot;;&quot;&quot;);&quot;&lt;&gt;&quot;;&quot;&quot;)" office:value-type="string" office:string-value="[(({[[&lt;&lt;{&lt;[[(&gt;]]&gt;[[{{{(" calcext:value-type="string">
            <text:p>[(({[[&lt;&lt;{&lt;[[(&gt;]]&gt;[[{{{(</text:p>
          </table:table-cell>
          <table:table-cell table:style-name="ce2" table:formula="of:=SUBSTITUTE(SUBSTITUTE(SUBSTITUTE(SUBSTITUTE([.R66];&quot;()&quot;;&quot;&quot;);&quot;[]&quot;;&quot;&quot;);&quot;{}&quot;;&quot;&quot;);&quot;&lt;&gt;&quot;;&quot;&quot;)" office:value-type="string" office:string-value="[(({[[&lt;&lt;{&lt;[[(&gt;]]&gt;[[{{{(" calcext:value-type="string">
            <text:p>[(({[[&lt;&lt;{&lt;[[(&gt;]]&gt;[[{{{(</text:p>
          </table:table-cell>
          <table:table-cell table:style-name="ce2" table:formula="of:=SUBSTITUTE(SUBSTITUTE(SUBSTITUTE(SUBSTITUTE([.S66];&quot;()&quot;;&quot;&quot;);&quot;[]&quot;;&quot;&quot;);&quot;{}&quot;;&quot;&quot;);&quot;&lt;&gt;&quot;;&quot;&quot;)" office:value-type="string" office:string-value="[(({[[&lt;&lt;{&lt;[[(&gt;]]&gt;[[{{{(" calcext:value-type="string">
            <text:p>[(({[[&lt;&lt;{&lt;[[(&gt;]]&gt;[[{{{(</text:p>
          </table:table-cell>
          <table:table-cell table:style-name="ce2" table:formula="of:=SUBSTITUTE(SUBSTITUTE(SUBSTITUTE(SUBSTITUTE([.T66];&quot;()&quot;;&quot;&quot;);&quot;[]&quot;;&quot;&quot;);&quot;{}&quot;;&quot;&quot;);&quot;&lt;&gt;&quot;;&quot;&quot;)" office:value-type="string" office:string-value="[(({[[&lt;&lt;{&lt;[[(&gt;]]&gt;[[{{{(" calcext:value-type="string">
            <text:p>[(({[[&lt;&lt;{&lt;[[(&gt;]]&gt;[[{{{(</text:p>
          </table:table-cell>
          <table:table-cell table:style-name="ce2" table:formula="of:=SUBSTITUTE(SUBSTITUTE(SUBSTITUTE(SUBSTITUTE([.U66];&quot;()&quot;;&quot;&quot;);&quot;[]&quot;;&quot;&quot;);&quot;{}&quot;;&quot;&quot;);&quot;&lt;&gt;&quot;;&quot;&quot;)" office:value-type="string" office:string-value="[(({[[&lt;&lt;{&lt;[[(&gt;]]&gt;[[{{{(" calcext:value-type="string">
            <text:p>[(({[[&lt;&lt;{&lt;[[(&gt;]]&gt;[[{{{(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66]; MIN(IFERROR(TRANSPOSE(FIND([$Reference.$A$5:.$A$8];[.V66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66]);CONCATENATE(MID([.V66];LEN([.V66])-ROW(INDIRECT(&quot;1:&quot;&amp;LEN([.V66])))+1;1));)" office:value-type="float" office:value="0" calcext:value-type="float">
            <text:p>0</text:p>
          </table:table-cell>
          <table:table-cell table:style-name="ce8" table:formula="of:=SUBSTITUTE(SUBSTITUTE(SUBSTITUTE(SUBSTITUTE([.Z66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66&amp;&quot;&quot;&quot;&quot;,&quot;&quot;(?s)(.{1})&quot;&quot;,&quot;&quot;$1&quot;&quot;&amp;CHAR(127)),&quot;&quot;'&quot;&quot;,&quot;&quot;''&quot;&quot;),CHAR(127)),)&quot;);&quot;&quot;)">
            <text:p/>
          </table:table-cell>
          <table:table-cell table:style-name="ce9" table:number-columns-repeated="1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66]));([.AT66]*5)+IFERROR(INDEX( [$Reference.$D$5:.$D$8];MATCH( [.AB66]; [$Reference.$A$5:.$A$8];0);0););[.AT6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C66]));([.AU66]*5)+IFERROR(INDEX( [$Reference.$D$5:.$D$8];MATCH( [.AC66]; [$Reference.$A$5:.$A$8];0);0););[.AU6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D66]));([.AV66]*5)+IFERROR(INDEX( [$Reference.$D$5:.$D$8];MATCH( [.AD66]; [$Reference.$A$5:.$A$8];0);0););[.AV6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E66]));([.AW66]*5)+IFERROR(INDEX( [$Reference.$D$5:.$D$8];MATCH( [.AE66]; [$Reference.$A$5:.$A$8];0);0););[.AW6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F66]));([.AX66]*5)+IFERROR(INDEX( [$Reference.$D$5:.$D$8];MATCH( [.AF66]; [$Reference.$A$5:.$A$8];0);0););[.AX6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G66]));([.AY66]*5)+IFERROR(INDEX( [$Reference.$D$5:.$D$8];MATCH( [.AG66]; [$Reference.$A$5:.$A$8];0);0););[.AY6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H66]));([.AZ66]*5)+IFERROR(INDEX( [$Reference.$D$5:.$D$8];MATCH( [.AH66]; [$Reference.$A$5:.$A$8];0);0););[.AZ6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I66]));([.BA66]*5)+IFERROR(INDEX( [$Reference.$D$5:.$D$8];MATCH( [.AI66]; [$Reference.$A$5:.$A$8];0);0););[.BA6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J66]));([.BB66]*5)+IFERROR(INDEX( [$Reference.$D$5:.$D$8];MATCH( [.AJ66]; [$Reference.$A$5:.$A$8];0);0););[.BB6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K66]));([.BC66]*5)+IFERROR(INDEX( [$Reference.$D$5:.$D$8];MATCH( [.AK66]; [$Reference.$A$5:.$A$8];0);0););[.BC6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L66]));([.BD66]*5)+IFERROR(INDEX( [$Reference.$D$5:.$D$8];MATCH( [.AL66]; [$Reference.$A$5:.$A$8];0);0););[.BD6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M66]));([.BE66]*5)+IFERROR(INDEX( [$Reference.$D$5:.$D$8];MATCH( [.AM66]; [$Reference.$A$5:.$A$8];0);0););[.BE6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N66]));([.BF66]*5)+IFERROR(INDEX( [$Reference.$D$5:.$D$8];MATCH( [.AN66]; [$Reference.$A$5:.$A$8];0);0););[.BF6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O66]));([.BG66]*5)+IFERROR(INDEX( [$Reference.$D$5:.$D$8];MATCH( [.AO66]; [$Reference.$A$5:.$A$8];0);0););[.BG6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P66]));([.BH66]*5)+IFERROR(INDEX( [$Reference.$D$5:.$D$8];MATCH( [.AP66]; [$Reference.$A$5:.$A$8];0);0););[.BH6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Q66]));([.BI66]*5)+IFERROR(INDEX( [$Reference.$D$5:.$D$8];MATCH( [.AQ66]; [$Reference.$A$5:.$A$8];0);0););[.BI6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R66]));([.BJ66]*5)+IFERROR(INDEX( [$Reference.$D$5:.$D$8];MATCH( [.AR66]; [$Reference.$A$5:.$A$8];0);0););[.BJ6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S66]));([.BK66]*5)+IFERROR(INDEX( [$Reference.$D$5:.$D$8];MATCH( [.AS66]; [$Reference.$A$5:.$A$8];0);0););[.BK66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[([[[[{((&lt;([{[{}{}]([]())}{[()()][{}&lt;&gt;]}])&lt;({{{}{}}&lt;()()&gt;}&lt;([]{})[(){}]&gt;)&lt;({{}{}}&lt;&lt;&gt;[]&gt;)&lt;[&lt;&gt;&lt;&gt;][(){}]&gt;&gt;&gt;&gt;[[</text:p>
          </table:table-cell>
          <table:table-cell table:style-name="ce2" table:formula="of:=SUBSTITUTE(SUBSTITUTE(SUBSTITUTE(SUBSTITUTE([.A67];&quot;()&quot;;&quot;&quot;);&quot;[]&quot;;&quot;&quot;);&quot;{}&quot;;&quot;&quot;);&quot;&lt;&gt;&quot;;&quot;&quot;)" office:value-type="string" office:string-value="[([[[[{((&lt;([{[]()}{[]}])&lt;({{}}&lt;()[]&gt;)&lt;({}&lt;&gt;)&lt;[][]&gt;&gt;&gt;&gt;[[" calcext:value-type="string">
            <text:p>[([[[[{((&lt;([{[]()}{[]}])&lt;({{}}&lt;()[]&gt;)&lt;({}&lt;&gt;)&lt;[][]&gt;&gt;&gt;&gt;[[</text:p>
          </table:table-cell>
          <table:table-cell table:style-name="ce2" table:formula="of:=SUBSTITUTE(SUBSTITUTE(SUBSTITUTE(SUBSTITUTE([.B67];&quot;()&quot;;&quot;&quot;);&quot;[]&quot;;&quot;&quot;);&quot;{}&quot;;&quot;&quot;);&quot;&lt;&gt;&quot;;&quot;&quot;)" office:value-type="string" office:string-value="[([[[[{((&lt;([])&lt;({})&lt;()&gt;&gt;&gt;[[" calcext:value-type="string">
            <text:p>[([[[[{((&lt;([])&lt;({})&lt;()&gt;&gt;&gt;[[</text:p>
          </table:table-cell>
          <table:table-cell table:style-name="ce2" table:formula="of:=SUBSTITUTE(SUBSTITUTE(SUBSTITUTE(SUBSTITUTE([.C67];&quot;()&quot;;&quot;&quot;);&quot;[]&quot;;&quot;&quot;);&quot;{}&quot;;&quot;&quot;);&quot;&lt;&gt;&quot;;&quot;&quot;)" office:value-type="string" office:string-value="[([[[[{((&lt;()&lt;()&gt;&gt;[[" calcext:value-type="string">
            <text:p>[([[[[{((&lt;()&lt;()&gt;&gt;[[</text:p>
          </table:table-cell>
          <table:table-cell table:style-name="ce2" table:formula="of:=SUBSTITUTE(SUBSTITUTE(SUBSTITUTE(SUBSTITUTE([.D67];&quot;()&quot;;&quot;&quot;);&quot;[]&quot;;&quot;&quot;);&quot;{}&quot;;&quot;&quot;);&quot;&lt;&gt;&quot;;&quot;&quot;)" office:value-type="string" office:string-value="[([[[[{((&lt;&gt;[[" calcext:value-type="string">
            <text:p>[([[[[{((&lt;&gt;[[</text:p>
          </table:table-cell>
          <table:table-cell table:style-name="ce2" table:formula="of:=SUBSTITUTE(SUBSTITUTE(SUBSTITUTE(SUBSTITUTE([.E67];&quot;()&quot;;&quot;&quot;);&quot;[]&quot;;&quot;&quot;);&quot;{}&quot;;&quot;&quot;);&quot;&lt;&gt;&quot;;&quot;&quot;)" office:value-type="string" office:string-value="[([[[[{(([[" calcext:value-type="string">
            <text:p>[([[[[{(([[</text:p>
          </table:table-cell>
          <table:table-cell table:style-name="ce2" table:formula="of:=SUBSTITUTE(SUBSTITUTE(SUBSTITUTE(SUBSTITUTE([.F67];&quot;()&quot;;&quot;&quot;);&quot;[]&quot;;&quot;&quot;);&quot;{}&quot;;&quot;&quot;);&quot;&lt;&gt;&quot;;&quot;&quot;)" office:value-type="string" office:string-value="[([[[[{(([[" calcext:value-type="string">
            <text:p>[([[[[{(([[</text:p>
          </table:table-cell>
          <table:table-cell table:style-name="ce2" table:formula="of:=SUBSTITUTE(SUBSTITUTE(SUBSTITUTE(SUBSTITUTE([.G67];&quot;()&quot;;&quot;&quot;);&quot;[]&quot;;&quot;&quot;);&quot;{}&quot;;&quot;&quot;);&quot;&lt;&gt;&quot;;&quot;&quot;)" office:value-type="string" office:string-value="[([[[[{(([[" calcext:value-type="string">
            <text:p>[([[[[{(([[</text:p>
          </table:table-cell>
          <table:table-cell table:style-name="ce2" table:formula="of:=SUBSTITUTE(SUBSTITUTE(SUBSTITUTE(SUBSTITUTE([.H67];&quot;()&quot;;&quot;&quot;);&quot;[]&quot;;&quot;&quot;);&quot;{}&quot;;&quot;&quot;);&quot;&lt;&gt;&quot;;&quot;&quot;)" office:value-type="string" office:string-value="[([[[[{(([[" calcext:value-type="string">
            <text:p>[([[[[{(([[</text:p>
          </table:table-cell>
          <table:table-cell table:style-name="ce2" table:formula="of:=SUBSTITUTE(SUBSTITUTE(SUBSTITUTE(SUBSTITUTE([.I67];&quot;()&quot;;&quot;&quot;);&quot;[]&quot;;&quot;&quot;);&quot;{}&quot;;&quot;&quot;);&quot;&lt;&gt;&quot;;&quot;&quot;)" office:value-type="string" office:string-value="[([[[[{(([[" calcext:value-type="string">
            <text:p>[([[[[{(([[</text:p>
          </table:table-cell>
          <table:table-cell table:style-name="ce2" table:formula="of:=SUBSTITUTE(SUBSTITUTE(SUBSTITUTE(SUBSTITUTE([.J67];&quot;()&quot;;&quot;&quot;);&quot;[]&quot;;&quot;&quot;);&quot;{}&quot;;&quot;&quot;);&quot;&lt;&gt;&quot;;&quot;&quot;)" office:value-type="string" office:string-value="[([[[[{(([[" calcext:value-type="string">
            <text:p>[([[[[{(([[</text:p>
          </table:table-cell>
          <table:table-cell table:style-name="ce2" table:formula="of:=SUBSTITUTE(SUBSTITUTE(SUBSTITUTE(SUBSTITUTE([.K67];&quot;()&quot;;&quot;&quot;);&quot;[]&quot;;&quot;&quot;);&quot;{}&quot;;&quot;&quot;);&quot;&lt;&gt;&quot;;&quot;&quot;)" office:value-type="string" office:string-value="[([[[[{(([[" calcext:value-type="string">
            <text:p>[([[[[{(([[</text:p>
          </table:table-cell>
          <table:table-cell table:style-name="ce2" table:formula="of:=SUBSTITUTE(SUBSTITUTE(SUBSTITUTE(SUBSTITUTE([.L67];&quot;()&quot;;&quot;&quot;);&quot;[]&quot;;&quot;&quot;);&quot;{}&quot;;&quot;&quot;);&quot;&lt;&gt;&quot;;&quot;&quot;)" office:value-type="string" office:string-value="[([[[[{(([[" calcext:value-type="string">
            <text:p>[([[[[{(([[</text:p>
          </table:table-cell>
          <table:table-cell table:style-name="ce2" table:formula="of:=SUBSTITUTE(SUBSTITUTE(SUBSTITUTE(SUBSTITUTE([.M67];&quot;()&quot;;&quot;&quot;);&quot;[]&quot;;&quot;&quot;);&quot;{}&quot;;&quot;&quot;);&quot;&lt;&gt;&quot;;&quot;&quot;)" office:value-type="string" office:string-value="[([[[[{(([[" calcext:value-type="string">
            <text:p>[([[[[{(([[</text:p>
          </table:table-cell>
          <table:table-cell table:style-name="ce2" table:formula="of:=SUBSTITUTE(SUBSTITUTE(SUBSTITUTE(SUBSTITUTE([.N67];&quot;()&quot;;&quot;&quot;);&quot;[]&quot;;&quot;&quot;);&quot;{}&quot;;&quot;&quot;);&quot;&lt;&gt;&quot;;&quot;&quot;)" office:value-type="string" office:string-value="[([[[[{(([[" calcext:value-type="string">
            <text:p>[([[[[{(([[</text:p>
          </table:table-cell>
          <table:table-cell table:style-name="ce2" table:formula="of:=SUBSTITUTE(SUBSTITUTE(SUBSTITUTE(SUBSTITUTE([.O67];&quot;()&quot;;&quot;&quot;);&quot;[]&quot;;&quot;&quot;);&quot;{}&quot;;&quot;&quot;);&quot;&lt;&gt;&quot;;&quot;&quot;)" office:value-type="string" office:string-value="[([[[[{(([[" calcext:value-type="string">
            <text:p>[([[[[{(([[</text:p>
          </table:table-cell>
          <table:table-cell table:style-name="ce2" table:formula="of:=SUBSTITUTE(SUBSTITUTE(SUBSTITUTE(SUBSTITUTE([.P67];&quot;()&quot;;&quot;&quot;);&quot;[]&quot;;&quot;&quot;);&quot;{}&quot;;&quot;&quot;);&quot;&lt;&gt;&quot;;&quot;&quot;)" office:value-type="string" office:string-value="[([[[[{(([[" calcext:value-type="string">
            <text:p>[([[[[{(([[</text:p>
          </table:table-cell>
          <table:table-cell table:style-name="ce2" table:formula="of:=SUBSTITUTE(SUBSTITUTE(SUBSTITUTE(SUBSTITUTE([.Q67];&quot;()&quot;;&quot;&quot;);&quot;[]&quot;;&quot;&quot;);&quot;{}&quot;;&quot;&quot;);&quot;&lt;&gt;&quot;;&quot;&quot;)" office:value-type="string" office:string-value="[([[[[{(([[" calcext:value-type="string">
            <text:p>[([[[[{(([[</text:p>
          </table:table-cell>
          <table:table-cell table:style-name="ce2" table:formula="of:=SUBSTITUTE(SUBSTITUTE(SUBSTITUTE(SUBSTITUTE([.R67];&quot;()&quot;;&quot;&quot;);&quot;[]&quot;;&quot;&quot;);&quot;{}&quot;;&quot;&quot;);&quot;&lt;&gt;&quot;;&quot;&quot;)" office:value-type="string" office:string-value="[([[[[{(([[" calcext:value-type="string">
            <text:p>[([[[[{(([[</text:p>
          </table:table-cell>
          <table:table-cell table:style-name="ce2" table:formula="of:=SUBSTITUTE(SUBSTITUTE(SUBSTITUTE(SUBSTITUTE([.S67];&quot;()&quot;;&quot;&quot;);&quot;[]&quot;;&quot;&quot;);&quot;{}&quot;;&quot;&quot;);&quot;&lt;&gt;&quot;;&quot;&quot;)" office:value-type="string" office:string-value="[([[[[{(([[" calcext:value-type="string">
            <text:p>[([[[[{(([[</text:p>
          </table:table-cell>
          <table:table-cell table:style-name="ce2" table:formula="of:=SUBSTITUTE(SUBSTITUTE(SUBSTITUTE(SUBSTITUTE([.T67];&quot;()&quot;;&quot;&quot;);&quot;[]&quot;;&quot;&quot;);&quot;{}&quot;;&quot;&quot;);&quot;&lt;&gt;&quot;;&quot;&quot;)" office:value-type="string" office:string-value="[([[[[{(([[" calcext:value-type="string">
            <text:p>[([[[[{(([[</text:p>
          </table:table-cell>
          <table:table-cell table:style-name="ce2" table:formula="of:=SUBSTITUTE(SUBSTITUTE(SUBSTITUTE(SUBSTITUTE([.U67];&quot;()&quot;;&quot;&quot;);&quot;[]&quot;;&quot;&quot;);&quot;{}&quot;;&quot;&quot;);&quot;&lt;&gt;&quot;;&quot;&quot;)" office:value-type="string" office:string-value="[([[[[{(([[" calcext:value-type="string">
            <text:p>[([[[[{(([[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67]; MIN(IFERROR(TRANSPOSE(FIND([$Reference.$A$5:.$A$8];[.V67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67]);CONCATENATE(MID([.V67];LEN([.V67])-ROW(INDIRECT(&quot;1:&quot;&amp;LEN([.V67])))+1;1));)" office:value-type="float" office:value="0" calcext:value-type="float">
            <text:p>0</text:p>
          </table:table-cell>
          <table:table-cell table:style-name="ce8" table:formula="of:=SUBSTITUTE(SUBSTITUTE(SUBSTITUTE(SUBSTITUTE([.Z67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67&amp;&quot;&quot;&quot;&quot;,&quot;&quot;(?s)(.{1})&quot;&quot;,&quot;&quot;$1&quot;&quot;&amp;CHAR(127)),&quot;&quot;'&quot;&quot;,&quot;&quot;''&quot;&quot;),CHAR(127)),)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number-columns-repeated="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67]));([.AT67]*5)+IFERROR(INDEX( [$Reference.$D$5:.$D$8];MATCH( [.AB67]; [$Reference.$A$5:.$A$8];0);0););[.AT67])" office:value-type="float" office:value="2" calcext:value-type="float">
            <text:p>2</text:p>
          </table:table-cell>
          <table:table-cell table:style-name="ce9" table:number-matrix-columns-spanned="1" table:number-matrix-rows-spanned="1" table:formula="of:=IF(NOT(ISBLANK([.AC67]));([.AU67]*5)+IFERROR(INDEX( [$Reference.$D$5:.$D$8];MATCH( [.AC67]; [$Reference.$A$5:.$A$8];0);0););[.AU67])" office:value-type="float" office:value="12" calcext:value-type="float">
            <text:p>12</text:p>
          </table:table-cell>
          <table:table-cell table:style-name="ce9" table:number-matrix-columns-spanned="1" table:number-matrix-rows-spanned="1" table:formula="of:=IF(NOT(ISBLANK([.AD67]));([.AV67]*5)+IFERROR(INDEX( [$Reference.$D$5:.$D$8];MATCH( [.AD67]; [$Reference.$A$5:.$A$8];0);0););[.AV67])" office:value-type="float" office:value="61" calcext:value-type="float">
            <text:p>61</text:p>
          </table:table-cell>
          <table:table-cell table:style-name="ce9" table:number-matrix-columns-spanned="1" table:number-matrix-rows-spanned="1" table:formula="of:=IF(NOT(ISBLANK([.AE67]));([.AW67]*5)+IFERROR(INDEX( [$Reference.$D$5:.$D$8];MATCH( [.AE67]; [$Reference.$A$5:.$A$8];0);0););[.AW67])" office:value-type="float" office:value="306" calcext:value-type="float">
            <text:p>306</text:p>
          </table:table-cell>
          <table:table-cell table:style-name="ce9" table:number-matrix-columns-spanned="1" table:number-matrix-rows-spanned="1" table:formula="of:=IF(NOT(ISBLANK([.AF67]));([.AX67]*5)+IFERROR(INDEX( [$Reference.$D$5:.$D$8];MATCH( [.AF67]; [$Reference.$A$5:.$A$8];0);0););[.AX67])" office:value-type="float" office:value="1533" calcext:value-type="float">
            <text:p>1533</text:p>
          </table:table-cell>
          <table:table-cell table:style-name="ce9" table:number-matrix-columns-spanned="1" table:number-matrix-rows-spanned="1" table:formula="of:=IF(NOT(ISBLANK([.AG67]));([.AY67]*5)+IFERROR(INDEX( [$Reference.$D$5:.$D$8];MATCH( [.AG67]; [$Reference.$A$5:.$A$8];0);0););[.AY67])" office:value-type="float" office:value="7667" calcext:value-type="float">
            <text:p>7667</text:p>
          </table:table-cell>
          <table:table-cell table:style-name="ce9" table:number-matrix-columns-spanned="1" table:number-matrix-rows-spanned="1" table:formula="of:=IF(NOT(ISBLANK([.AH67]));([.AZ67]*5)+IFERROR(INDEX( [$Reference.$D$5:.$D$8];MATCH( [.AH67]; [$Reference.$A$5:.$A$8];0);0););[.AZ67])" office:value-type="float" office:value="38337" calcext:value-type="float">
            <text:p>38337</text:p>
          </table:table-cell>
          <table:table-cell table:style-name="ce9" table:number-matrix-columns-spanned="1" table:number-matrix-rows-spanned="1" table:formula="of:=IF(NOT(ISBLANK([.AI67]));([.BA67]*5)+IFERROR(INDEX( [$Reference.$D$5:.$D$8];MATCH( [.AI67]; [$Reference.$A$5:.$A$8];0);0););[.BA67])" office:value-type="float" office:value="191687" calcext:value-type="float">
            <text:p>191687</text:p>
          </table:table-cell>
          <table:table-cell table:style-name="ce9" table:number-matrix-columns-spanned="1" table:number-matrix-rows-spanned="1" table:formula="of:=IF(NOT(ISBLANK([.AJ67]));([.BB67]*5)+IFERROR(INDEX( [$Reference.$D$5:.$D$8];MATCH( [.AJ67]; [$Reference.$A$5:.$A$8];0);0););[.BB67])" office:value-type="float" office:value="958437" calcext:value-type="float">
            <text:p>958437</text:p>
          </table:table-cell>
          <table:table-cell table:style-name="ce9" table:number-matrix-columns-spanned="1" table:number-matrix-rows-spanned="1" table:formula="of:=IF(NOT(ISBLANK([.AK67]));([.BC67]*5)+IFERROR(INDEX( [$Reference.$D$5:.$D$8];MATCH( [.AK67]; [$Reference.$A$5:.$A$8];0);0););[.BC67])" office:value-type="float" office:value="4792186" calcext:value-type="float">
            <text:p>4792186</text:p>
          </table:table-cell>
          <table:table-cell table:style-name="ce9" table:number-matrix-columns-spanned="1" table:number-matrix-rows-spanned="1" table:formula="of:=IF(NOT(ISBLANK([.AL67]));([.BD67]*5)+IFERROR(INDEX( [$Reference.$D$5:.$D$8];MATCH( [.AL67]; [$Reference.$A$5:.$A$8];0);0););[.BD67])" office:value-type="float" office:value="23960932" calcext:value-type="float">
            <text:p>23960932</text:p>
          </table:table-cell>
          <table:table-cell table:style-name="ce9" table:number-matrix-columns-spanned="1" table:number-matrix-rows-spanned="1" table:formula="of:=IF(NOT(ISBLANK([.AM67]));([.BE67]*5)+IFERROR(INDEX( [$Reference.$D$5:.$D$8];MATCH( [.AM67]; [$Reference.$A$5:.$A$8];0);0););[.BE67])" office:value-type="float" office:value="23960932" calcext:value-type="float">
            <text:p>23960932</text:p>
          </table:table-cell>
          <table:table-cell table:style-name="ce9" table:number-matrix-columns-spanned="1" table:number-matrix-rows-spanned="1" table:formula="of:=IF(NOT(ISBLANK([.AN67]));([.BF67]*5)+IFERROR(INDEX( [$Reference.$D$5:.$D$8];MATCH( [.AN67]; [$Reference.$A$5:.$A$8];0);0););[.BF67])" office:value-type="float" office:value="23960932" calcext:value-type="float">
            <text:p>23960932</text:p>
          </table:table-cell>
          <table:table-cell table:style-name="ce9" table:number-matrix-columns-spanned="1" table:number-matrix-rows-spanned="1" table:formula="of:=IF(NOT(ISBLANK([.AO67]));([.BG67]*5)+IFERROR(INDEX( [$Reference.$D$5:.$D$8];MATCH( [.AO67]; [$Reference.$A$5:.$A$8];0);0););[.BG67])" office:value-type="float" office:value="23960932" calcext:value-type="float">
            <text:p>23960932</text:p>
          </table:table-cell>
          <table:table-cell table:style-name="ce9" table:number-matrix-columns-spanned="1" table:number-matrix-rows-spanned="1" table:formula="of:=IF(NOT(ISBLANK([.AP67]));([.BH67]*5)+IFERROR(INDEX( [$Reference.$D$5:.$D$8];MATCH( [.AP67]; [$Reference.$A$5:.$A$8];0);0););[.BH67])" office:value-type="float" office:value="23960932" calcext:value-type="float">
            <text:p>23960932</text:p>
          </table:table-cell>
          <table:table-cell table:style-name="ce9" table:number-matrix-columns-spanned="1" table:number-matrix-rows-spanned="1" table:formula="of:=IF(NOT(ISBLANK([.AQ67]));([.BI67]*5)+IFERROR(INDEX( [$Reference.$D$5:.$D$8];MATCH( [.AQ67]; [$Reference.$A$5:.$A$8];0);0););[.BI67])" office:value-type="float" office:value="23960932" calcext:value-type="float">
            <text:p>23960932</text:p>
          </table:table-cell>
          <table:table-cell table:style-name="ce9" table:number-matrix-columns-spanned="1" table:number-matrix-rows-spanned="1" table:formula="of:=IF(NOT(ISBLANK([.AR67]));([.BJ67]*5)+IFERROR(INDEX( [$Reference.$D$5:.$D$8];MATCH( [.AR67]; [$Reference.$A$5:.$A$8];0);0););[.BJ67])" office:value-type="float" office:value="23960932" calcext:value-type="float">
            <text:p>23960932</text:p>
          </table:table-cell>
          <table:table-cell table:style-name="ce9" table:number-matrix-columns-spanned="1" table:number-matrix-rows-spanned="1" table:formula="of:=IF(NOT(ISBLANK([.AS67]));([.BK67]*5)+IFERROR(INDEX( [$Reference.$D$5:.$D$8];MATCH( [.AS67]; [$Reference.$A$5:.$A$8];0);0););[.BK67])" office:value-type="float" office:value="23960932" calcext:value-type="float">
            <text:p>23960932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[{{&lt;[{&lt;((([{{&lt;[][]&gt;{&lt;&gt;[]}}({&lt;&gt;&lt;&gt;}&lt;&lt;&gt;&lt;&gt;&gt;)}&lt;&lt;&lt;{}{}&gt;{[]{}}&gt;{[[]&lt;&gt;]({})}&gt;][&lt;&lt;{{}}(&lt;&gt;())&gt;{{[][]}&lt;[]&gt;}&gt;</text:p>
          </table:table-cell>
          <table:table-cell table:style-name="ce2" table:formula="of:=SUBSTITUTE(SUBSTITUTE(SUBSTITUTE(SUBSTITUTE([.A68];&quot;()&quot;;&quot;&quot;);&quot;[]&quot;;&quot;&quot;);&quot;{}&quot;;&quot;&quot;);&quot;&lt;&gt;&quot;;&quot;&quot;)" office:value-type="string" office:string-value="[{{&lt;[{&lt;((([{{{}}({}&lt;&gt;)}&lt;&lt;{}&gt;{[]()}&gt;][&lt;&lt;{}()&gt;{}&gt;" calcext:value-type="string">
            <text:p>[{{&lt;[{&lt;((([{{{}}({}&lt;&gt;)}&lt;&lt;{}&gt;{[]()}&gt;][&lt;&lt;{}()&gt;{}&gt;</text:p>
          </table:table-cell>
          <table:table-cell table:style-name="ce2" table:formula="of:=SUBSTITUTE(SUBSTITUTE(SUBSTITUTE(SUBSTITUTE([.B68];&quot;()&quot;;&quot;&quot;);&quot;[]&quot;;&quot;&quot;);&quot;{}&quot;;&quot;&quot;);&quot;&lt;&gt;&quot;;&quot;&quot;)" office:value-type="string" office:string-value="[{{&lt;[{&lt;((([{{}()}&lt;&gt;][&lt;&gt;" calcext:value-type="string">
            <text:p>[{{&lt;[{&lt;((([{{}()}&lt;&gt;][&lt;&gt;</text:p>
          </table:table-cell>
          <table:table-cell table:style-name="ce2" table:formula="of:=SUBSTITUTE(SUBSTITUTE(SUBSTITUTE(SUBSTITUTE([.C68];&quot;()&quot;;&quot;&quot;);&quot;[]&quot;;&quot;&quot;);&quot;{}&quot;;&quot;&quot;);&quot;&lt;&gt;&quot;;&quot;&quot;)" office:value-type="string" office:string-value="[{{&lt;[{&lt;((([{}][" calcext:value-type="string">
            <text:p>[{{&lt;[{&lt;((([{}][</text:p>
          </table:table-cell>
          <table:table-cell table:style-name="ce2" table:formula="of:=SUBSTITUTE(SUBSTITUTE(SUBSTITUTE(SUBSTITUTE([.D68];&quot;()&quot;;&quot;&quot;);&quot;[]&quot;;&quot;&quot;);&quot;{}&quot;;&quot;&quot;);&quot;&lt;&gt;&quot;;&quot;&quot;)" office:value-type="string" office:string-value="[{{&lt;[{&lt;((([][" calcext:value-type="string">
            <text:p>[{{&lt;[{&lt;((([][</text:p>
          </table:table-cell>
          <table:table-cell table:style-name="ce2" table:formula="of:=SUBSTITUTE(SUBSTITUTE(SUBSTITUTE(SUBSTITUTE([.E68];&quot;()&quot;;&quot;&quot;);&quot;[]&quot;;&quot;&quot;);&quot;{}&quot;;&quot;&quot;);&quot;&lt;&gt;&quot;;&quot;&quot;)" office:value-type="string" office:string-value="[{{&lt;[{&lt;((([" calcext:value-type="string">
            <text:p>[{{&lt;[{&lt;((([</text:p>
          </table:table-cell>
          <table:table-cell table:style-name="ce2" table:formula="of:=SUBSTITUTE(SUBSTITUTE(SUBSTITUTE(SUBSTITUTE([.F68];&quot;()&quot;;&quot;&quot;);&quot;[]&quot;;&quot;&quot;);&quot;{}&quot;;&quot;&quot;);&quot;&lt;&gt;&quot;;&quot;&quot;)" office:value-type="string" office:string-value="[{{&lt;[{&lt;((([" calcext:value-type="string">
            <text:p>[{{&lt;[{&lt;((([</text:p>
          </table:table-cell>
          <table:table-cell table:style-name="ce2" table:formula="of:=SUBSTITUTE(SUBSTITUTE(SUBSTITUTE(SUBSTITUTE([.G68];&quot;()&quot;;&quot;&quot;);&quot;[]&quot;;&quot;&quot;);&quot;{}&quot;;&quot;&quot;);&quot;&lt;&gt;&quot;;&quot;&quot;)" office:value-type="string" office:string-value="[{{&lt;[{&lt;((([" calcext:value-type="string">
            <text:p>[{{&lt;[{&lt;((([</text:p>
          </table:table-cell>
          <table:table-cell table:style-name="ce2" table:formula="of:=SUBSTITUTE(SUBSTITUTE(SUBSTITUTE(SUBSTITUTE([.H68];&quot;()&quot;;&quot;&quot;);&quot;[]&quot;;&quot;&quot;);&quot;{}&quot;;&quot;&quot;);&quot;&lt;&gt;&quot;;&quot;&quot;)" office:value-type="string" office:string-value="[{{&lt;[{&lt;((([" calcext:value-type="string">
            <text:p>[{{&lt;[{&lt;((([</text:p>
          </table:table-cell>
          <table:table-cell table:style-name="ce2" table:formula="of:=SUBSTITUTE(SUBSTITUTE(SUBSTITUTE(SUBSTITUTE([.I68];&quot;()&quot;;&quot;&quot;);&quot;[]&quot;;&quot;&quot;);&quot;{}&quot;;&quot;&quot;);&quot;&lt;&gt;&quot;;&quot;&quot;)" office:value-type="string" office:string-value="[{{&lt;[{&lt;((([" calcext:value-type="string">
            <text:p>[{{&lt;[{&lt;((([</text:p>
          </table:table-cell>
          <table:table-cell table:style-name="ce2" table:formula="of:=SUBSTITUTE(SUBSTITUTE(SUBSTITUTE(SUBSTITUTE([.J68];&quot;()&quot;;&quot;&quot;);&quot;[]&quot;;&quot;&quot;);&quot;{}&quot;;&quot;&quot;);&quot;&lt;&gt;&quot;;&quot;&quot;)" office:value-type="string" office:string-value="[{{&lt;[{&lt;((([" calcext:value-type="string">
            <text:p>[{{&lt;[{&lt;((([</text:p>
          </table:table-cell>
          <table:table-cell table:style-name="ce2" table:formula="of:=SUBSTITUTE(SUBSTITUTE(SUBSTITUTE(SUBSTITUTE([.K68];&quot;()&quot;;&quot;&quot;);&quot;[]&quot;;&quot;&quot;);&quot;{}&quot;;&quot;&quot;);&quot;&lt;&gt;&quot;;&quot;&quot;)" office:value-type="string" office:string-value="[{{&lt;[{&lt;((([" calcext:value-type="string">
            <text:p>[{{&lt;[{&lt;((([</text:p>
          </table:table-cell>
          <table:table-cell table:style-name="ce2" table:formula="of:=SUBSTITUTE(SUBSTITUTE(SUBSTITUTE(SUBSTITUTE([.L68];&quot;()&quot;;&quot;&quot;);&quot;[]&quot;;&quot;&quot;);&quot;{}&quot;;&quot;&quot;);&quot;&lt;&gt;&quot;;&quot;&quot;)" office:value-type="string" office:string-value="[{{&lt;[{&lt;((([" calcext:value-type="string">
            <text:p>[{{&lt;[{&lt;((([</text:p>
          </table:table-cell>
          <table:table-cell table:style-name="ce2" table:formula="of:=SUBSTITUTE(SUBSTITUTE(SUBSTITUTE(SUBSTITUTE([.M68];&quot;()&quot;;&quot;&quot;);&quot;[]&quot;;&quot;&quot;);&quot;{}&quot;;&quot;&quot;);&quot;&lt;&gt;&quot;;&quot;&quot;)" office:value-type="string" office:string-value="[{{&lt;[{&lt;((([" calcext:value-type="string">
            <text:p>[{{&lt;[{&lt;((([</text:p>
          </table:table-cell>
          <table:table-cell table:style-name="ce2" table:formula="of:=SUBSTITUTE(SUBSTITUTE(SUBSTITUTE(SUBSTITUTE([.N68];&quot;()&quot;;&quot;&quot;);&quot;[]&quot;;&quot;&quot;);&quot;{}&quot;;&quot;&quot;);&quot;&lt;&gt;&quot;;&quot;&quot;)" office:value-type="string" office:string-value="[{{&lt;[{&lt;((([" calcext:value-type="string">
            <text:p>[{{&lt;[{&lt;((([</text:p>
          </table:table-cell>
          <table:table-cell table:style-name="ce2" table:formula="of:=SUBSTITUTE(SUBSTITUTE(SUBSTITUTE(SUBSTITUTE([.O68];&quot;()&quot;;&quot;&quot;);&quot;[]&quot;;&quot;&quot;);&quot;{}&quot;;&quot;&quot;);&quot;&lt;&gt;&quot;;&quot;&quot;)" office:value-type="string" office:string-value="[{{&lt;[{&lt;((([" calcext:value-type="string">
            <text:p>[{{&lt;[{&lt;((([</text:p>
          </table:table-cell>
          <table:table-cell table:style-name="ce2" table:formula="of:=SUBSTITUTE(SUBSTITUTE(SUBSTITUTE(SUBSTITUTE([.P68];&quot;()&quot;;&quot;&quot;);&quot;[]&quot;;&quot;&quot;);&quot;{}&quot;;&quot;&quot;);&quot;&lt;&gt;&quot;;&quot;&quot;)" office:value-type="string" office:string-value="[{{&lt;[{&lt;((([" calcext:value-type="string">
            <text:p>[{{&lt;[{&lt;((([</text:p>
          </table:table-cell>
          <table:table-cell table:style-name="ce2" table:formula="of:=SUBSTITUTE(SUBSTITUTE(SUBSTITUTE(SUBSTITUTE([.Q68];&quot;()&quot;;&quot;&quot;);&quot;[]&quot;;&quot;&quot;);&quot;{}&quot;;&quot;&quot;);&quot;&lt;&gt;&quot;;&quot;&quot;)" office:value-type="string" office:string-value="[{{&lt;[{&lt;((([" calcext:value-type="string">
            <text:p>[{{&lt;[{&lt;((([</text:p>
          </table:table-cell>
          <table:table-cell table:style-name="ce2" table:formula="of:=SUBSTITUTE(SUBSTITUTE(SUBSTITUTE(SUBSTITUTE([.R68];&quot;()&quot;;&quot;&quot;);&quot;[]&quot;;&quot;&quot;);&quot;{}&quot;;&quot;&quot;);&quot;&lt;&gt;&quot;;&quot;&quot;)" office:value-type="string" office:string-value="[{{&lt;[{&lt;((([" calcext:value-type="string">
            <text:p>[{{&lt;[{&lt;((([</text:p>
          </table:table-cell>
          <table:table-cell table:style-name="ce2" table:formula="of:=SUBSTITUTE(SUBSTITUTE(SUBSTITUTE(SUBSTITUTE([.S68];&quot;()&quot;;&quot;&quot;);&quot;[]&quot;;&quot;&quot;);&quot;{}&quot;;&quot;&quot;);&quot;&lt;&gt;&quot;;&quot;&quot;)" office:value-type="string" office:string-value="[{{&lt;[{&lt;((([" calcext:value-type="string">
            <text:p>[{{&lt;[{&lt;((([</text:p>
          </table:table-cell>
          <table:table-cell table:style-name="ce2" table:formula="of:=SUBSTITUTE(SUBSTITUTE(SUBSTITUTE(SUBSTITUTE([.T68];&quot;()&quot;;&quot;&quot;);&quot;[]&quot;;&quot;&quot;);&quot;{}&quot;;&quot;&quot;);&quot;&lt;&gt;&quot;;&quot;&quot;)" office:value-type="string" office:string-value="[{{&lt;[{&lt;((([" calcext:value-type="string">
            <text:p>[{{&lt;[{&lt;((([</text:p>
          </table:table-cell>
          <table:table-cell table:style-name="ce2" table:formula="of:=SUBSTITUTE(SUBSTITUTE(SUBSTITUTE(SUBSTITUTE([.U68];&quot;()&quot;;&quot;&quot;);&quot;[]&quot;;&quot;&quot;);&quot;{}&quot;;&quot;&quot;);&quot;&lt;&gt;&quot;;&quot;&quot;)" office:value-type="string" office:string-value="[{{&lt;[{&lt;((([" calcext:value-type="string">
            <text:p>[{{&lt;[{&lt;((([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68]; MIN(IFERROR(TRANSPOSE(FIND([$Reference.$A$5:.$A$8];[.V68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68]);CONCATENATE(MID([.V68];LEN([.V68])-ROW(INDIRECT(&quot;1:&quot;&amp;LEN([.V68])))+1;1));)" office:value-type="float" office:value="0" calcext:value-type="float">
            <text:p>0</text:p>
          </table:table-cell>
          <table:table-cell table:style-name="ce8" table:formula="of:=SUBSTITUTE(SUBSTITUTE(SUBSTITUTE(SUBSTITUTE([.Z68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68&amp;&quot;&quot;&quot;&quot;,&quot;&quot;(?s)(.{1})&quot;&quot;,&quot;&quot;$1&quot;&quot;&amp;CHAR(127)),&quot;&quot;'&quot;&quot;,&quot;&quot;''&quot;&quot;),CHAR(127)),)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number-columns-repeated="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68]));([.AT68]*5)+IFERROR(INDEX( [$Reference.$D$5:.$D$8];MATCH( [.AB68]; [$Reference.$A$5:.$A$8];0);0););[.AT68])" office:value-type="float" office:value="2" calcext:value-type="float">
            <text:p>2</text:p>
          </table:table-cell>
          <table:table-cell table:style-name="ce9" table:number-matrix-columns-spanned="1" table:number-matrix-rows-spanned="1" table:formula="of:=IF(NOT(ISBLANK([.AC68]));([.AU68]*5)+IFERROR(INDEX( [$Reference.$D$5:.$D$8];MATCH( [.AC68]; [$Reference.$A$5:.$A$8];0);0););[.AU68])" office:value-type="float" office:value="11" calcext:value-type="float">
            <text:p>11</text:p>
          </table:table-cell>
          <table:table-cell table:style-name="ce9" table:number-matrix-columns-spanned="1" table:number-matrix-rows-spanned="1" table:formula="of:=IF(NOT(ISBLANK([.AD68]));([.AV68]*5)+IFERROR(INDEX( [$Reference.$D$5:.$D$8];MATCH( [.AD68]; [$Reference.$A$5:.$A$8];0);0););[.AV68])" office:value-type="float" office:value="56" calcext:value-type="float">
            <text:p>56</text:p>
          </table:table-cell>
          <table:table-cell table:style-name="ce9" table:number-matrix-columns-spanned="1" table:number-matrix-rows-spanned="1" table:formula="of:=IF(NOT(ISBLANK([.AE68]));([.AW68]*5)+IFERROR(INDEX( [$Reference.$D$5:.$D$8];MATCH( [.AE68]; [$Reference.$A$5:.$A$8];0);0););[.AW68])" office:value-type="float" office:value="281" calcext:value-type="float">
            <text:p>281</text:p>
          </table:table-cell>
          <table:table-cell table:style-name="ce9" table:number-matrix-columns-spanned="1" table:number-matrix-rows-spanned="1" table:formula="of:=IF(NOT(ISBLANK([.AF68]));([.AX68]*5)+IFERROR(INDEX( [$Reference.$D$5:.$D$8];MATCH( [.AF68]; [$Reference.$A$5:.$A$8];0);0););[.AX68])" office:value-type="float" office:value="1409" calcext:value-type="float">
            <text:p>1409</text:p>
          </table:table-cell>
          <table:table-cell table:style-name="ce9" table:number-matrix-columns-spanned="1" table:number-matrix-rows-spanned="1" table:formula="of:=IF(NOT(ISBLANK([.AG68]));([.AY68]*5)+IFERROR(INDEX( [$Reference.$D$5:.$D$8];MATCH( [.AG68]; [$Reference.$A$5:.$A$8];0);0););[.AY68])" office:value-type="float" office:value="7048" calcext:value-type="float">
            <text:p>7048</text:p>
          </table:table-cell>
          <table:table-cell table:style-name="ce9" table:number-matrix-columns-spanned="1" table:number-matrix-rows-spanned="1" table:formula="of:=IF(NOT(ISBLANK([.AH68]));([.AZ68]*5)+IFERROR(INDEX( [$Reference.$D$5:.$D$8];MATCH( [.AH68]; [$Reference.$A$5:.$A$8];0);0););[.AZ68])" office:value-type="float" office:value="35242" calcext:value-type="float">
            <text:p>35242</text:p>
          </table:table-cell>
          <table:table-cell table:style-name="ce9" table:number-matrix-columns-spanned="1" table:number-matrix-rows-spanned="1" table:formula="of:=IF(NOT(ISBLANK([.AI68]));([.BA68]*5)+IFERROR(INDEX( [$Reference.$D$5:.$D$8];MATCH( [.AI68]; [$Reference.$A$5:.$A$8];0);0););[.BA68])" office:value-type="float" office:value="176214" calcext:value-type="float">
            <text:p>176214</text:p>
          </table:table-cell>
          <table:table-cell table:style-name="ce9" table:number-matrix-columns-spanned="1" table:number-matrix-rows-spanned="1" table:formula="of:=IF(NOT(ISBLANK([.AJ68]));([.BB68]*5)+IFERROR(INDEX( [$Reference.$D$5:.$D$8];MATCH( [.AJ68]; [$Reference.$A$5:.$A$8];0);0););[.BB68])" office:value-type="float" office:value="881073" calcext:value-type="float">
            <text:p>881073</text:p>
          </table:table-cell>
          <table:table-cell table:style-name="ce9" table:number-matrix-columns-spanned="1" table:number-matrix-rows-spanned="1" table:formula="of:=IF(NOT(ISBLANK([.AK68]));([.BC68]*5)+IFERROR(INDEX( [$Reference.$D$5:.$D$8];MATCH( [.AK68]; [$Reference.$A$5:.$A$8];0);0););[.BC68])" office:value-type="float" office:value="4405368" calcext:value-type="float">
            <text:p>4405368</text:p>
          </table:table-cell>
          <table:table-cell table:style-name="ce9" table:number-matrix-columns-spanned="1" table:number-matrix-rows-spanned="1" table:formula="of:=IF(NOT(ISBLANK([.AL68]));([.BD68]*5)+IFERROR(INDEX( [$Reference.$D$5:.$D$8];MATCH( [.AL68]; [$Reference.$A$5:.$A$8];0);0););[.BD68])" office:value-type="float" office:value="22026842" calcext:value-type="float">
            <text:p>22026842</text:p>
          </table:table-cell>
          <table:table-cell table:style-name="ce9" table:number-matrix-columns-spanned="1" table:number-matrix-rows-spanned="1" table:formula="of:=IF(NOT(ISBLANK([.AM68]));([.BE68]*5)+IFERROR(INDEX( [$Reference.$D$5:.$D$8];MATCH( [.AM68]; [$Reference.$A$5:.$A$8];0);0););[.BE68])" office:value-type="float" office:value="22026842" calcext:value-type="float">
            <text:p>22026842</text:p>
          </table:table-cell>
          <table:table-cell table:style-name="ce9" table:number-matrix-columns-spanned="1" table:number-matrix-rows-spanned="1" table:formula="of:=IF(NOT(ISBLANK([.AN68]));([.BF68]*5)+IFERROR(INDEX( [$Reference.$D$5:.$D$8];MATCH( [.AN68]; [$Reference.$A$5:.$A$8];0);0););[.BF68])" office:value-type="float" office:value="22026842" calcext:value-type="float">
            <text:p>22026842</text:p>
          </table:table-cell>
          <table:table-cell table:style-name="ce9" table:number-matrix-columns-spanned="1" table:number-matrix-rows-spanned="1" table:formula="of:=IF(NOT(ISBLANK([.AO68]));([.BG68]*5)+IFERROR(INDEX( [$Reference.$D$5:.$D$8];MATCH( [.AO68]; [$Reference.$A$5:.$A$8];0);0););[.BG68])" office:value-type="float" office:value="22026842" calcext:value-type="float">
            <text:p>22026842</text:p>
          </table:table-cell>
          <table:table-cell table:style-name="ce9" table:number-matrix-columns-spanned="1" table:number-matrix-rows-spanned="1" table:formula="of:=IF(NOT(ISBLANK([.AP68]));([.BH68]*5)+IFERROR(INDEX( [$Reference.$D$5:.$D$8];MATCH( [.AP68]; [$Reference.$A$5:.$A$8];0);0););[.BH68])" office:value-type="float" office:value="22026842" calcext:value-type="float">
            <text:p>22026842</text:p>
          </table:table-cell>
          <table:table-cell table:style-name="ce9" table:number-matrix-columns-spanned="1" table:number-matrix-rows-spanned="1" table:formula="of:=IF(NOT(ISBLANK([.AQ68]));([.BI68]*5)+IFERROR(INDEX( [$Reference.$D$5:.$D$8];MATCH( [.AQ68]; [$Reference.$A$5:.$A$8];0);0););[.BI68])" office:value-type="float" office:value="22026842" calcext:value-type="float">
            <text:p>22026842</text:p>
          </table:table-cell>
          <table:table-cell table:style-name="ce9" table:number-matrix-columns-spanned="1" table:number-matrix-rows-spanned="1" table:formula="of:=IF(NOT(ISBLANK([.AR68]));([.BJ68]*5)+IFERROR(INDEX( [$Reference.$D$5:.$D$8];MATCH( [.AR68]; [$Reference.$A$5:.$A$8];0);0););[.BJ68])" office:value-type="float" office:value="22026842" calcext:value-type="float">
            <text:p>22026842</text:p>
          </table:table-cell>
          <table:table-cell table:style-name="ce9" table:number-matrix-columns-spanned="1" table:number-matrix-rows-spanned="1" table:formula="of:=IF(NOT(ISBLANK([.AS68]));([.BK68]*5)+IFERROR(INDEX( [$Reference.$D$5:.$D$8];MATCH( [.AS68]; [$Reference.$A$5:.$A$8];0);0););[.BK68])" office:value-type="float" office:value="22026842" calcext:value-type="float">
            <text:p>22026842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[(([({&lt;(&lt;{[{&lt;{&lt;&gt;{}}&gt;&lt;[()()]&lt;()[]&gt;&gt;}{((()())&lt;&lt;&gt;&lt;&gt;&gt;)[&lt;{}&lt;&gt;&gt;[&lt;&gt;()]]}]}{{{(&lt;{}{}&gt;&lt;&lt;&gt;[]&gt;){{{}}[(){}]}}}{[&lt;{[]{}}&gt;{</text:p>
          </table:table-cell>
          <table:table-cell table:style-name="ce2" table:formula="of:=SUBSTITUTE(SUBSTITUTE(SUBSTITUTE(SUBSTITUTE([.A69];&quot;()&quot;;&quot;&quot;);&quot;[]&quot;;&quot;&quot;);&quot;{}&quot;;&quot;&quot;);&quot;&lt;&gt;&quot;;&quot;&quot;)" office:value-type="string" office:string-value="[(([({&lt;(&lt;{[{&lt;{}&gt;&lt;&gt;}{(()&lt;&gt;)[&lt;&gt;[]]}]}{{{(&lt;&gt;){{}[]}}}{[&lt;{}&gt;{" calcext:value-type="string">
            <text:p>[(([({&lt;(&lt;{[{&lt;{}&gt;&lt;&gt;}{(()&lt;&gt;)[&lt;&gt;[]]}]}{{{(&lt;&gt;){{}[]}}}{[&lt;{}&gt;{</text:p>
          </table:table-cell>
          <table:table-cell table:style-name="ce2" table:formula="of:=SUBSTITUTE(SUBSTITUTE(SUBSTITUTE(SUBSTITUTE([.B69];&quot;()&quot;;&quot;&quot;);&quot;[]&quot;;&quot;&quot;);&quot;{}&quot;;&quot;&quot;);&quot;&lt;&gt;&quot;;&quot;&quot;)" office:value-type="string" office:string-value="[(([({&lt;(&lt;{[{}{()[]}]}{{{(){}}}{[{" calcext:value-type="string">
            <text:p>[(([({&lt;(&lt;{[{}{()[]}]}{{{(){}}}{[{</text:p>
          </table:table-cell>
          <table:table-cell table:style-name="ce2" table:formula="of:=SUBSTITUTE(SUBSTITUTE(SUBSTITUTE(SUBSTITUTE([.C69];&quot;()&quot;;&quot;&quot;);&quot;[]&quot;;&quot;&quot;);&quot;{}&quot;;&quot;&quot;);&quot;&lt;&gt;&quot;;&quot;&quot;)" office:value-type="string" office:string-value="[(([({&lt;(&lt;{[]}{{{}}{[{" calcext:value-type="string">
            <text:p>[(([({&lt;(&lt;{[]}{{{}}{[{</text:p>
          </table:table-cell>
          <table:table-cell table:style-name="ce2" table:formula="of:=SUBSTITUTE(SUBSTITUTE(SUBSTITUTE(SUBSTITUTE([.D69];&quot;()&quot;;&quot;&quot;);&quot;[]&quot;;&quot;&quot;);&quot;{}&quot;;&quot;&quot;);&quot;&lt;&gt;&quot;;&quot;&quot;)" office:value-type="string" office:string-value="[(([({&lt;(&lt;{{}{[{" calcext:value-type="string">
            <text:p>[(([({&lt;(&lt;{{}{[{</text:p>
          </table:table-cell>
          <table:table-cell table:style-name="ce2" table:formula="of:=SUBSTITUTE(SUBSTITUTE(SUBSTITUTE(SUBSTITUTE([.E69];&quot;()&quot;;&quot;&quot;);&quot;[]&quot;;&quot;&quot;);&quot;{}&quot;;&quot;&quot;);&quot;&lt;&gt;&quot;;&quot;&quot;)" office:value-type="string" office:string-value="[(([({&lt;(&lt;{{[{" calcext:value-type="string">
            <text:p>[(([({&lt;(&lt;{{[{</text:p>
          </table:table-cell>
          <table:table-cell table:style-name="ce2" table:formula="of:=SUBSTITUTE(SUBSTITUTE(SUBSTITUTE(SUBSTITUTE([.F69];&quot;()&quot;;&quot;&quot;);&quot;[]&quot;;&quot;&quot;);&quot;{}&quot;;&quot;&quot;);&quot;&lt;&gt;&quot;;&quot;&quot;)" office:value-type="string" office:string-value="[(([({&lt;(&lt;{{[{" calcext:value-type="string">
            <text:p>[(([({&lt;(&lt;{{[{</text:p>
          </table:table-cell>
          <table:table-cell table:style-name="ce2" table:formula="of:=SUBSTITUTE(SUBSTITUTE(SUBSTITUTE(SUBSTITUTE([.G69];&quot;()&quot;;&quot;&quot;);&quot;[]&quot;;&quot;&quot;);&quot;{}&quot;;&quot;&quot;);&quot;&lt;&gt;&quot;;&quot;&quot;)" office:value-type="string" office:string-value="[(([({&lt;(&lt;{{[{" calcext:value-type="string">
            <text:p>[(([({&lt;(&lt;{{[{</text:p>
          </table:table-cell>
          <table:table-cell table:style-name="ce2" table:formula="of:=SUBSTITUTE(SUBSTITUTE(SUBSTITUTE(SUBSTITUTE([.H69];&quot;()&quot;;&quot;&quot;);&quot;[]&quot;;&quot;&quot;);&quot;{}&quot;;&quot;&quot;);&quot;&lt;&gt;&quot;;&quot;&quot;)" office:value-type="string" office:string-value="[(([({&lt;(&lt;{{[{" calcext:value-type="string">
            <text:p>[(([({&lt;(&lt;{{[{</text:p>
          </table:table-cell>
          <table:table-cell table:style-name="ce2" table:formula="of:=SUBSTITUTE(SUBSTITUTE(SUBSTITUTE(SUBSTITUTE([.I69];&quot;()&quot;;&quot;&quot;);&quot;[]&quot;;&quot;&quot;);&quot;{}&quot;;&quot;&quot;);&quot;&lt;&gt;&quot;;&quot;&quot;)" office:value-type="string" office:string-value="[(([({&lt;(&lt;{{[{" calcext:value-type="string">
            <text:p>[(([({&lt;(&lt;{{[{</text:p>
          </table:table-cell>
          <table:table-cell table:style-name="ce2" table:formula="of:=SUBSTITUTE(SUBSTITUTE(SUBSTITUTE(SUBSTITUTE([.J69];&quot;()&quot;;&quot;&quot;);&quot;[]&quot;;&quot;&quot;);&quot;{}&quot;;&quot;&quot;);&quot;&lt;&gt;&quot;;&quot;&quot;)" office:value-type="string" office:string-value="[(([({&lt;(&lt;{{[{" calcext:value-type="string">
            <text:p>[(([({&lt;(&lt;{{[{</text:p>
          </table:table-cell>
          <table:table-cell table:style-name="ce2" table:formula="of:=SUBSTITUTE(SUBSTITUTE(SUBSTITUTE(SUBSTITUTE([.K69];&quot;()&quot;;&quot;&quot;);&quot;[]&quot;;&quot;&quot;);&quot;{}&quot;;&quot;&quot;);&quot;&lt;&gt;&quot;;&quot;&quot;)" office:value-type="string" office:string-value="[(([({&lt;(&lt;{{[{" calcext:value-type="string">
            <text:p>[(([({&lt;(&lt;{{[{</text:p>
          </table:table-cell>
          <table:table-cell table:style-name="ce2" table:formula="of:=SUBSTITUTE(SUBSTITUTE(SUBSTITUTE(SUBSTITUTE([.L69];&quot;()&quot;;&quot;&quot;);&quot;[]&quot;;&quot;&quot;);&quot;{}&quot;;&quot;&quot;);&quot;&lt;&gt;&quot;;&quot;&quot;)" office:value-type="string" office:string-value="[(([({&lt;(&lt;{{[{" calcext:value-type="string">
            <text:p>[(([({&lt;(&lt;{{[{</text:p>
          </table:table-cell>
          <table:table-cell table:style-name="ce2" table:formula="of:=SUBSTITUTE(SUBSTITUTE(SUBSTITUTE(SUBSTITUTE([.M69];&quot;()&quot;;&quot;&quot;);&quot;[]&quot;;&quot;&quot;);&quot;{}&quot;;&quot;&quot;);&quot;&lt;&gt;&quot;;&quot;&quot;)" office:value-type="string" office:string-value="[(([({&lt;(&lt;{{[{" calcext:value-type="string">
            <text:p>[(([({&lt;(&lt;{{[{</text:p>
          </table:table-cell>
          <table:table-cell table:style-name="ce2" table:formula="of:=SUBSTITUTE(SUBSTITUTE(SUBSTITUTE(SUBSTITUTE([.N69];&quot;()&quot;;&quot;&quot;);&quot;[]&quot;;&quot;&quot;);&quot;{}&quot;;&quot;&quot;);&quot;&lt;&gt;&quot;;&quot;&quot;)" office:value-type="string" office:string-value="[(([({&lt;(&lt;{{[{" calcext:value-type="string">
            <text:p>[(([({&lt;(&lt;{{[{</text:p>
          </table:table-cell>
          <table:table-cell table:style-name="ce2" table:formula="of:=SUBSTITUTE(SUBSTITUTE(SUBSTITUTE(SUBSTITUTE([.O69];&quot;()&quot;;&quot;&quot;);&quot;[]&quot;;&quot;&quot;);&quot;{}&quot;;&quot;&quot;);&quot;&lt;&gt;&quot;;&quot;&quot;)" office:value-type="string" office:string-value="[(([({&lt;(&lt;{{[{" calcext:value-type="string">
            <text:p>[(([({&lt;(&lt;{{[{</text:p>
          </table:table-cell>
          <table:table-cell table:style-name="ce2" table:formula="of:=SUBSTITUTE(SUBSTITUTE(SUBSTITUTE(SUBSTITUTE([.P69];&quot;()&quot;;&quot;&quot;);&quot;[]&quot;;&quot;&quot;);&quot;{}&quot;;&quot;&quot;);&quot;&lt;&gt;&quot;;&quot;&quot;)" office:value-type="string" office:string-value="[(([({&lt;(&lt;{{[{" calcext:value-type="string">
            <text:p>[(([({&lt;(&lt;{{[{</text:p>
          </table:table-cell>
          <table:table-cell table:style-name="ce2" table:formula="of:=SUBSTITUTE(SUBSTITUTE(SUBSTITUTE(SUBSTITUTE([.Q69];&quot;()&quot;;&quot;&quot;);&quot;[]&quot;;&quot;&quot;);&quot;{}&quot;;&quot;&quot;);&quot;&lt;&gt;&quot;;&quot;&quot;)" office:value-type="string" office:string-value="[(([({&lt;(&lt;{{[{" calcext:value-type="string">
            <text:p>[(([({&lt;(&lt;{{[{</text:p>
          </table:table-cell>
          <table:table-cell table:style-name="ce2" table:formula="of:=SUBSTITUTE(SUBSTITUTE(SUBSTITUTE(SUBSTITUTE([.R69];&quot;()&quot;;&quot;&quot;);&quot;[]&quot;;&quot;&quot;);&quot;{}&quot;;&quot;&quot;);&quot;&lt;&gt;&quot;;&quot;&quot;)" office:value-type="string" office:string-value="[(([({&lt;(&lt;{{[{" calcext:value-type="string">
            <text:p>[(([({&lt;(&lt;{{[{</text:p>
          </table:table-cell>
          <table:table-cell table:style-name="ce2" table:formula="of:=SUBSTITUTE(SUBSTITUTE(SUBSTITUTE(SUBSTITUTE([.S69];&quot;()&quot;;&quot;&quot;);&quot;[]&quot;;&quot;&quot;);&quot;{}&quot;;&quot;&quot;);&quot;&lt;&gt;&quot;;&quot;&quot;)" office:value-type="string" office:string-value="[(([({&lt;(&lt;{{[{" calcext:value-type="string">
            <text:p>[(([({&lt;(&lt;{{[{</text:p>
          </table:table-cell>
          <table:table-cell table:style-name="ce2" table:formula="of:=SUBSTITUTE(SUBSTITUTE(SUBSTITUTE(SUBSTITUTE([.T69];&quot;()&quot;;&quot;&quot;);&quot;[]&quot;;&quot;&quot;);&quot;{}&quot;;&quot;&quot;);&quot;&lt;&gt;&quot;;&quot;&quot;)" office:value-type="string" office:string-value="[(([({&lt;(&lt;{{[{" calcext:value-type="string">
            <text:p>[(([({&lt;(&lt;{{[{</text:p>
          </table:table-cell>
          <table:table-cell table:style-name="ce2" table:formula="of:=SUBSTITUTE(SUBSTITUTE(SUBSTITUTE(SUBSTITUTE([.U69];&quot;()&quot;;&quot;&quot;);&quot;[]&quot;;&quot;&quot;);&quot;{}&quot;;&quot;&quot;);&quot;&lt;&gt;&quot;;&quot;&quot;)" office:value-type="string" office:string-value="[(([({&lt;(&lt;{{[{" calcext:value-type="string">
            <text:p>[(([({&lt;(&lt;{{[{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69]; MIN(IFERROR(TRANSPOSE(FIND([$Reference.$A$5:.$A$8];[.V69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69]);CONCATENATE(MID([.V69];LEN([.V69])-ROW(INDIRECT(&quot;1:&quot;&amp;LEN([.V69])))+1;1));)" office:value-type="float" office:value="0" calcext:value-type="float">
            <text:p>0</text:p>
          </table:table-cell>
          <table:table-cell table:style-name="ce8" table:formula="of:=SUBSTITUTE(SUBSTITUTE(SUBSTITUTE(SUBSTITUTE([.Z69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69&amp;&quot;&quot;&quot;&quot;,&quot;&quot;(?s)(.{1})&quot;&quot;,&quot;&quot;$1&quot;&quot;&amp;CHAR(127)),&quot;&quot;'&quot;&quot;,&quot;&quot;''&quot;&quot;),CHAR(127)),)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number-columns-repeated="5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69]));([.AT69]*5)+IFERROR(INDEX( [$Reference.$D$5:.$D$8];MATCH( [.AB69]; [$Reference.$A$5:.$A$8];0);0););[.AT69])" office:value-type="float" office:value="3" calcext:value-type="float">
            <text:p>3</text:p>
          </table:table-cell>
          <table:table-cell table:style-name="ce9" table:number-matrix-columns-spanned="1" table:number-matrix-rows-spanned="1" table:formula="of:=IF(NOT(ISBLANK([.AC69]));([.AU69]*5)+IFERROR(INDEX( [$Reference.$D$5:.$D$8];MATCH( [.AC69]; [$Reference.$A$5:.$A$8];0);0););[.AU69])" office:value-type="float" office:value="17" calcext:value-type="float">
            <text:p>17</text:p>
          </table:table-cell>
          <table:table-cell table:style-name="ce9" table:number-matrix-columns-spanned="1" table:number-matrix-rows-spanned="1" table:formula="of:=IF(NOT(ISBLANK([.AD69]));([.AV69]*5)+IFERROR(INDEX( [$Reference.$D$5:.$D$8];MATCH( [.AD69]; [$Reference.$A$5:.$A$8];0);0););[.AV69])" office:value-type="float" office:value="88" calcext:value-type="float">
            <text:p>88</text:p>
          </table:table-cell>
          <table:table-cell table:style-name="ce9" table:number-matrix-columns-spanned="1" table:number-matrix-rows-spanned="1" table:formula="of:=IF(NOT(ISBLANK([.AE69]));([.AW69]*5)+IFERROR(INDEX( [$Reference.$D$5:.$D$8];MATCH( [.AE69]; [$Reference.$A$5:.$A$8];0);0););[.AW69])" office:value-type="float" office:value="443" calcext:value-type="float">
            <text:p>443</text:p>
          </table:table-cell>
          <table:table-cell table:style-name="ce9" table:number-matrix-columns-spanned="1" table:number-matrix-rows-spanned="1" table:formula="of:=IF(NOT(ISBLANK([.AF69]));([.AX69]*5)+IFERROR(INDEX( [$Reference.$D$5:.$D$8];MATCH( [.AF69]; [$Reference.$A$5:.$A$8];0);0););[.AX69])" office:value-type="float" office:value="2219" calcext:value-type="float">
            <text:p>2219</text:p>
          </table:table-cell>
          <table:table-cell table:style-name="ce9" table:number-matrix-columns-spanned="1" table:number-matrix-rows-spanned="1" table:formula="of:=IF(NOT(ISBLANK([.AG69]));([.AY69]*5)+IFERROR(INDEX( [$Reference.$D$5:.$D$8];MATCH( [.AG69]; [$Reference.$A$5:.$A$8];0);0););[.AY69])" office:value-type="float" office:value="11096" calcext:value-type="float">
            <text:p>11096</text:p>
          </table:table-cell>
          <table:table-cell table:style-name="ce9" table:number-matrix-columns-spanned="1" table:number-matrix-rows-spanned="1" table:formula="of:=IF(NOT(ISBLANK([.AH69]));([.AZ69]*5)+IFERROR(INDEX( [$Reference.$D$5:.$D$8];MATCH( [.AH69]; [$Reference.$A$5:.$A$8];0);0););[.AZ69])" office:value-type="float" office:value="55484" calcext:value-type="float">
            <text:p>55484</text:p>
          </table:table-cell>
          <table:table-cell table:style-name="ce9" table:number-matrix-columns-spanned="1" table:number-matrix-rows-spanned="1" table:formula="of:=IF(NOT(ISBLANK([.AI69]));([.BA69]*5)+IFERROR(INDEX( [$Reference.$D$5:.$D$8];MATCH( [.AI69]; [$Reference.$A$5:.$A$8];0);0););[.BA69])" office:value-type="float" office:value="277423" calcext:value-type="float">
            <text:p>277423</text:p>
          </table:table-cell>
          <table:table-cell table:style-name="ce9" table:number-matrix-columns-spanned="1" table:number-matrix-rows-spanned="1" table:formula="of:=IF(NOT(ISBLANK([.AJ69]));([.BB69]*5)+IFERROR(INDEX( [$Reference.$D$5:.$D$8];MATCH( [.AJ69]; [$Reference.$A$5:.$A$8];0);0););[.BB69])" office:value-type="float" office:value="1387116" calcext:value-type="float">
            <text:p>1387116</text:p>
          </table:table-cell>
          <table:table-cell table:style-name="ce9" table:number-matrix-columns-spanned="1" table:number-matrix-rows-spanned="1" table:formula="of:=IF(NOT(ISBLANK([.AK69]));([.BC69]*5)+IFERROR(INDEX( [$Reference.$D$5:.$D$8];MATCH( [.AK69]; [$Reference.$A$5:.$A$8];0);0););[.BC69])" office:value-type="float" office:value="6935582" calcext:value-type="float">
            <text:p>6935582</text:p>
          </table:table-cell>
          <table:table-cell table:style-name="ce9" table:number-matrix-columns-spanned="1" table:number-matrix-rows-spanned="1" table:formula="of:=IF(NOT(ISBLANK([.AL69]));([.BD69]*5)+IFERROR(INDEX( [$Reference.$D$5:.$D$8];MATCH( [.AL69]; [$Reference.$A$5:.$A$8];0);0););[.BD69])" office:value-type="float" office:value="34677911" calcext:value-type="float">
            <text:p>34677911</text:p>
          </table:table-cell>
          <table:table-cell table:style-name="ce9" table:number-matrix-columns-spanned="1" table:number-matrix-rows-spanned="1" table:formula="of:=IF(NOT(ISBLANK([.AM69]));([.BE69]*5)+IFERROR(INDEX( [$Reference.$D$5:.$D$8];MATCH( [.AM69]; [$Reference.$A$5:.$A$8];0);0););[.BE69])" office:value-type="float" office:value="173389556" calcext:value-type="float">
            <text:p>173389556</text:p>
          </table:table-cell>
          <table:table-cell table:style-name="ce9" table:number-matrix-columns-spanned="1" table:number-matrix-rows-spanned="1" table:formula="of:=IF(NOT(ISBLANK([.AN69]));([.BF69]*5)+IFERROR(INDEX( [$Reference.$D$5:.$D$8];MATCH( [.AN69]; [$Reference.$A$5:.$A$8];0);0););[.BF69])" office:value-type="float" office:value="866947782" calcext:value-type="float">
            <text:p>866947782</text:p>
          </table:table-cell>
          <table:table-cell table:style-name="ce9" table:number-matrix-columns-spanned="1" table:number-matrix-rows-spanned="1" table:formula="of:=IF(NOT(ISBLANK([.AO69]));([.BG69]*5)+IFERROR(INDEX( [$Reference.$D$5:.$D$8];MATCH( [.AO69]; [$Reference.$A$5:.$A$8];0);0););[.BG69])" office:value-type="float" office:value="866947782" calcext:value-type="float">
            <text:p>866947782</text:p>
          </table:table-cell>
          <table:table-cell table:style-name="ce9" table:number-matrix-columns-spanned="1" table:number-matrix-rows-spanned="1" table:formula="of:=IF(NOT(ISBLANK([.AP69]));([.BH69]*5)+IFERROR(INDEX( [$Reference.$D$5:.$D$8];MATCH( [.AP69]; [$Reference.$A$5:.$A$8];0);0););[.BH69])" office:value-type="float" office:value="866947782" calcext:value-type="float">
            <text:p>866947782</text:p>
          </table:table-cell>
          <table:table-cell table:style-name="ce9" table:number-matrix-columns-spanned="1" table:number-matrix-rows-spanned="1" table:formula="of:=IF(NOT(ISBLANK([.AQ69]));([.BI69]*5)+IFERROR(INDEX( [$Reference.$D$5:.$D$8];MATCH( [.AQ69]; [$Reference.$A$5:.$A$8];0);0););[.BI69])" office:value-type="float" office:value="866947782" calcext:value-type="float">
            <text:p>866947782</text:p>
          </table:table-cell>
          <table:table-cell table:style-name="ce9" table:number-matrix-columns-spanned="1" table:number-matrix-rows-spanned="1" table:formula="of:=IF(NOT(ISBLANK([.AR69]));([.BJ69]*5)+IFERROR(INDEX( [$Reference.$D$5:.$D$8];MATCH( [.AR69]; [$Reference.$A$5:.$A$8];0);0););[.BJ69])" office:value-type="float" office:value="866947782" calcext:value-type="float">
            <text:p>866947782</text:p>
          </table:table-cell>
          <table:table-cell table:style-name="ce9" table:number-matrix-columns-spanned="1" table:number-matrix-rows-spanned="1" table:formula="of:=IF(NOT(ISBLANK([.AS69]));([.BK69]*5)+IFERROR(INDEX( [$Reference.$D$5:.$D$8];MATCH( [.AS69]; [$Reference.$A$5:.$A$8];0);0););[.BK69])" office:value-type="float" office:value="866947782" calcext:value-type="float">
            <text:p>866947782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{[[{&lt;[(&lt;&lt;[({({{}{}}[{}&lt;&gt;])[(&lt;&gt;{})&lt;&lt;&gt;&lt;&gt;&gt;]}(([{}{}](()()))(&lt;[]&gt;[&lt;&gt;[]])))&lt;({&lt;[]()&gt;}[[&lt;&gt;&lt;&gt;]&lt;()</text:p>
          </table:table-cell>
          <table:table-cell table:style-name="ce2" table:formula="of:=SUBSTITUTE(SUBSTITUTE(SUBSTITUTE(SUBSTITUTE([.A70];&quot;()&quot;;&quot;&quot;);&quot;[]&quot;;&quot;&quot;);&quot;{}&quot;;&quot;&quot;);&quot;&lt;&gt;&quot;;&quot;&quot;)" office:value-type="string" office:string-value="{[[{&lt;[(&lt;&lt;[({({}[])[()&lt;&gt;]}(([]())([])))&lt;({}[[]&lt;" calcext:value-type="string">
            <text:p>{[[{&lt;[(&lt;&lt;[({({}[])[()&lt;&gt;]}(([]())([])))&lt;({}[[]&lt;</text:p>
          </table:table-cell>
          <table:table-cell table:style-name="ce2" table:formula="of:=SUBSTITUTE(SUBSTITUTE(SUBSTITUTE(SUBSTITUTE([.B70];&quot;()&quot;;&quot;&quot;);&quot;[]&quot;;&quot;&quot;);&quot;{}&quot;;&quot;&quot;);&quot;&lt;&gt;&quot;;&quot;&quot;)" office:value-type="string" office:string-value="{[[{&lt;[(&lt;&lt;[({()[]}(()()))&lt;([&lt;" calcext:value-type="string">
            <text:p>{[[{&lt;[(&lt;&lt;[({()[]}(()()))&lt;([&lt;</text:p>
          </table:table-cell>
          <table:table-cell table:style-name="ce2" table:formula="of:=SUBSTITUTE(SUBSTITUTE(SUBSTITUTE(SUBSTITUTE([.C70];&quot;()&quot;;&quot;&quot;);&quot;[]&quot;;&quot;&quot;);&quot;{}&quot;;&quot;&quot;);&quot;&lt;&gt;&quot;;&quot;&quot;)" office:value-type="string" office:string-value="{[[{&lt;[(&lt;&lt;[(())&lt;([&lt;" calcext:value-type="string">
            <text:p>{[[{&lt;[(&lt;&lt;[(())&lt;([&lt;</text:p>
          </table:table-cell>
          <table:table-cell table:style-name="ce2" table:formula="of:=SUBSTITUTE(SUBSTITUTE(SUBSTITUTE(SUBSTITUTE([.D70];&quot;()&quot;;&quot;&quot;);&quot;[]&quot;;&quot;&quot;);&quot;{}&quot;;&quot;&quot;);&quot;&lt;&gt;&quot;;&quot;&quot;)" office:value-type="string" office:string-value="{[[{&lt;[(&lt;&lt;[()&lt;([&lt;" calcext:value-type="string">
            <text:p>{[[{&lt;[(&lt;&lt;[()&lt;([&lt;</text:p>
          </table:table-cell>
          <table:table-cell table:style-name="ce2" table:formula="of:=SUBSTITUTE(SUBSTITUTE(SUBSTITUTE(SUBSTITUTE([.E70];&quot;()&quot;;&quot;&quot;);&quot;[]&quot;;&quot;&quot;);&quot;{}&quot;;&quot;&quot;);&quot;&lt;&gt;&quot;;&quot;&quot;)" office:value-type="string" office:string-value="{[[{&lt;[(&lt;&lt;[&lt;([&lt;" calcext:value-type="string">
            <text:p>{[[{&lt;[(&lt;&lt;[&lt;([&lt;</text:p>
          </table:table-cell>
          <table:table-cell table:style-name="ce2" table:formula="of:=SUBSTITUTE(SUBSTITUTE(SUBSTITUTE(SUBSTITUTE([.F70];&quot;()&quot;;&quot;&quot;);&quot;[]&quot;;&quot;&quot;);&quot;{}&quot;;&quot;&quot;);&quot;&lt;&gt;&quot;;&quot;&quot;)" office:value-type="string" office:string-value="{[[{&lt;[(&lt;&lt;[&lt;([&lt;" calcext:value-type="string">
            <text:p>{[[{&lt;[(&lt;&lt;[&lt;([&lt;</text:p>
          </table:table-cell>
          <table:table-cell table:style-name="ce2" table:formula="of:=SUBSTITUTE(SUBSTITUTE(SUBSTITUTE(SUBSTITUTE([.G70];&quot;()&quot;;&quot;&quot;);&quot;[]&quot;;&quot;&quot;);&quot;{}&quot;;&quot;&quot;);&quot;&lt;&gt;&quot;;&quot;&quot;)" office:value-type="string" office:string-value="{[[{&lt;[(&lt;&lt;[&lt;([&lt;" calcext:value-type="string">
            <text:p>{[[{&lt;[(&lt;&lt;[&lt;([&lt;</text:p>
          </table:table-cell>
          <table:table-cell table:style-name="ce2" table:formula="of:=SUBSTITUTE(SUBSTITUTE(SUBSTITUTE(SUBSTITUTE([.H70];&quot;()&quot;;&quot;&quot;);&quot;[]&quot;;&quot;&quot;);&quot;{}&quot;;&quot;&quot;);&quot;&lt;&gt;&quot;;&quot;&quot;)" office:value-type="string" office:string-value="{[[{&lt;[(&lt;&lt;[&lt;([&lt;" calcext:value-type="string">
            <text:p>{[[{&lt;[(&lt;&lt;[&lt;([&lt;</text:p>
          </table:table-cell>
          <table:table-cell table:style-name="ce2" table:formula="of:=SUBSTITUTE(SUBSTITUTE(SUBSTITUTE(SUBSTITUTE([.I70];&quot;()&quot;;&quot;&quot;);&quot;[]&quot;;&quot;&quot;);&quot;{}&quot;;&quot;&quot;);&quot;&lt;&gt;&quot;;&quot;&quot;)" office:value-type="string" office:string-value="{[[{&lt;[(&lt;&lt;[&lt;([&lt;" calcext:value-type="string">
            <text:p>{[[{&lt;[(&lt;&lt;[&lt;([&lt;</text:p>
          </table:table-cell>
          <table:table-cell table:style-name="ce2" table:formula="of:=SUBSTITUTE(SUBSTITUTE(SUBSTITUTE(SUBSTITUTE([.J70];&quot;()&quot;;&quot;&quot;);&quot;[]&quot;;&quot;&quot;);&quot;{}&quot;;&quot;&quot;);&quot;&lt;&gt;&quot;;&quot;&quot;)" office:value-type="string" office:string-value="{[[{&lt;[(&lt;&lt;[&lt;([&lt;" calcext:value-type="string">
            <text:p>{[[{&lt;[(&lt;&lt;[&lt;([&lt;</text:p>
          </table:table-cell>
          <table:table-cell table:style-name="ce2" table:formula="of:=SUBSTITUTE(SUBSTITUTE(SUBSTITUTE(SUBSTITUTE([.K70];&quot;()&quot;;&quot;&quot;);&quot;[]&quot;;&quot;&quot;);&quot;{}&quot;;&quot;&quot;);&quot;&lt;&gt;&quot;;&quot;&quot;)" office:value-type="string" office:string-value="{[[{&lt;[(&lt;&lt;[&lt;([&lt;" calcext:value-type="string">
            <text:p>{[[{&lt;[(&lt;&lt;[&lt;([&lt;</text:p>
          </table:table-cell>
          <table:table-cell table:style-name="ce2" table:formula="of:=SUBSTITUTE(SUBSTITUTE(SUBSTITUTE(SUBSTITUTE([.L70];&quot;()&quot;;&quot;&quot;);&quot;[]&quot;;&quot;&quot;);&quot;{}&quot;;&quot;&quot;);&quot;&lt;&gt;&quot;;&quot;&quot;)" office:value-type="string" office:string-value="{[[{&lt;[(&lt;&lt;[&lt;([&lt;" calcext:value-type="string">
            <text:p>{[[{&lt;[(&lt;&lt;[&lt;([&lt;</text:p>
          </table:table-cell>
          <table:table-cell table:style-name="ce2" table:formula="of:=SUBSTITUTE(SUBSTITUTE(SUBSTITUTE(SUBSTITUTE([.M70];&quot;()&quot;;&quot;&quot;);&quot;[]&quot;;&quot;&quot;);&quot;{}&quot;;&quot;&quot;);&quot;&lt;&gt;&quot;;&quot;&quot;)" office:value-type="string" office:string-value="{[[{&lt;[(&lt;&lt;[&lt;([&lt;" calcext:value-type="string">
            <text:p>{[[{&lt;[(&lt;&lt;[&lt;([&lt;</text:p>
          </table:table-cell>
          <table:table-cell table:style-name="ce2" table:formula="of:=SUBSTITUTE(SUBSTITUTE(SUBSTITUTE(SUBSTITUTE([.N70];&quot;()&quot;;&quot;&quot;);&quot;[]&quot;;&quot;&quot;);&quot;{}&quot;;&quot;&quot;);&quot;&lt;&gt;&quot;;&quot;&quot;)" office:value-type="string" office:string-value="{[[{&lt;[(&lt;&lt;[&lt;([&lt;" calcext:value-type="string">
            <text:p>{[[{&lt;[(&lt;&lt;[&lt;([&lt;</text:p>
          </table:table-cell>
          <table:table-cell table:style-name="ce2" table:formula="of:=SUBSTITUTE(SUBSTITUTE(SUBSTITUTE(SUBSTITUTE([.O70];&quot;()&quot;;&quot;&quot;);&quot;[]&quot;;&quot;&quot;);&quot;{}&quot;;&quot;&quot;);&quot;&lt;&gt;&quot;;&quot;&quot;)" office:value-type="string" office:string-value="{[[{&lt;[(&lt;&lt;[&lt;([&lt;" calcext:value-type="string">
            <text:p>{[[{&lt;[(&lt;&lt;[&lt;([&lt;</text:p>
          </table:table-cell>
          <table:table-cell table:style-name="ce2" table:formula="of:=SUBSTITUTE(SUBSTITUTE(SUBSTITUTE(SUBSTITUTE([.P70];&quot;()&quot;;&quot;&quot;);&quot;[]&quot;;&quot;&quot;);&quot;{}&quot;;&quot;&quot;);&quot;&lt;&gt;&quot;;&quot;&quot;)" office:value-type="string" office:string-value="{[[{&lt;[(&lt;&lt;[&lt;([&lt;" calcext:value-type="string">
            <text:p>{[[{&lt;[(&lt;&lt;[&lt;([&lt;</text:p>
          </table:table-cell>
          <table:table-cell table:style-name="ce2" table:formula="of:=SUBSTITUTE(SUBSTITUTE(SUBSTITUTE(SUBSTITUTE([.Q70];&quot;()&quot;;&quot;&quot;);&quot;[]&quot;;&quot;&quot;);&quot;{}&quot;;&quot;&quot;);&quot;&lt;&gt;&quot;;&quot;&quot;)" office:value-type="string" office:string-value="{[[{&lt;[(&lt;&lt;[&lt;([&lt;" calcext:value-type="string">
            <text:p>{[[{&lt;[(&lt;&lt;[&lt;([&lt;</text:p>
          </table:table-cell>
          <table:table-cell table:style-name="ce2" table:formula="of:=SUBSTITUTE(SUBSTITUTE(SUBSTITUTE(SUBSTITUTE([.R70];&quot;()&quot;;&quot;&quot;);&quot;[]&quot;;&quot;&quot;);&quot;{}&quot;;&quot;&quot;);&quot;&lt;&gt;&quot;;&quot;&quot;)" office:value-type="string" office:string-value="{[[{&lt;[(&lt;&lt;[&lt;([&lt;" calcext:value-type="string">
            <text:p>{[[{&lt;[(&lt;&lt;[&lt;([&lt;</text:p>
          </table:table-cell>
          <table:table-cell table:style-name="ce2" table:formula="of:=SUBSTITUTE(SUBSTITUTE(SUBSTITUTE(SUBSTITUTE([.S70];&quot;()&quot;;&quot;&quot;);&quot;[]&quot;;&quot;&quot;);&quot;{}&quot;;&quot;&quot;);&quot;&lt;&gt;&quot;;&quot;&quot;)" office:value-type="string" office:string-value="{[[{&lt;[(&lt;&lt;[&lt;([&lt;" calcext:value-type="string">
            <text:p>{[[{&lt;[(&lt;&lt;[&lt;([&lt;</text:p>
          </table:table-cell>
          <table:table-cell table:style-name="ce2" table:formula="of:=SUBSTITUTE(SUBSTITUTE(SUBSTITUTE(SUBSTITUTE([.T70];&quot;()&quot;;&quot;&quot;);&quot;[]&quot;;&quot;&quot;);&quot;{}&quot;;&quot;&quot;);&quot;&lt;&gt;&quot;;&quot;&quot;)" office:value-type="string" office:string-value="{[[{&lt;[(&lt;&lt;[&lt;([&lt;" calcext:value-type="string">
            <text:p>{[[{&lt;[(&lt;&lt;[&lt;([&lt;</text:p>
          </table:table-cell>
          <table:table-cell table:style-name="ce2" table:formula="of:=SUBSTITUTE(SUBSTITUTE(SUBSTITUTE(SUBSTITUTE([.U70];&quot;()&quot;;&quot;&quot;);&quot;[]&quot;;&quot;&quot;);&quot;{}&quot;;&quot;&quot;);&quot;&lt;&gt;&quot;;&quot;&quot;)" office:value-type="string" office:string-value="{[[{&lt;[(&lt;&lt;[&lt;([&lt;" calcext:value-type="string">
            <text:p>{[[{&lt;[(&lt;&lt;[&lt;([&lt;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70]; MIN(IFERROR(TRANSPOSE(FIND([$Reference.$A$5:.$A$8];[.V70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70]);CONCATENATE(MID([.V70];LEN([.V70])-ROW(INDIRECT(&quot;1:&quot;&amp;LEN([.V70])))+1;1));)" office:value-type="float" office:value="0" calcext:value-type="float">
            <text:p>0</text:p>
          </table:table-cell>
          <table:table-cell table:style-name="ce8" table:formula="of:=SUBSTITUTE(SUBSTITUTE(SUBSTITUTE(SUBSTITUTE([.Z70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70&amp;&quot;&quot;&quot;&quot;,&quot;&quot;(?s)(.{1})&quot;&quot;,&quot;&quot;$1&quot;&quot;&amp;CHAR(127)),&quot;&quot;'&quot;&quot;,&quot;&quot;''&quot;&quot;),CHAR(127)),)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number-columns-repeated="4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70]));([.AT70]*5)+IFERROR(INDEX( [$Reference.$D$5:.$D$8];MATCH( [.AB70]; [$Reference.$A$5:.$A$8];0);0););[.AT70])" office:value-type="float" office:value="4" calcext:value-type="float">
            <text:p>4</text:p>
          </table:table-cell>
          <table:table-cell table:style-name="ce9" table:number-matrix-columns-spanned="1" table:number-matrix-rows-spanned="1" table:formula="of:=IF(NOT(ISBLANK([.AC70]));([.AU70]*5)+IFERROR(INDEX( [$Reference.$D$5:.$D$8];MATCH( [.AC70]; [$Reference.$A$5:.$A$8];0);0););[.AU70])" office:value-type="float" office:value="22" calcext:value-type="float">
            <text:p>22</text:p>
          </table:table-cell>
          <table:table-cell table:style-name="ce9" table:number-matrix-columns-spanned="1" table:number-matrix-rows-spanned="1" table:formula="of:=IF(NOT(ISBLANK([.AD70]));([.AV70]*5)+IFERROR(INDEX( [$Reference.$D$5:.$D$8];MATCH( [.AD70]; [$Reference.$A$5:.$A$8];0);0););[.AV70])" office:value-type="float" office:value="111" calcext:value-type="float">
            <text:p>111</text:p>
          </table:table-cell>
          <table:table-cell table:style-name="ce9" table:number-matrix-columns-spanned="1" table:number-matrix-rows-spanned="1" table:formula="of:=IF(NOT(ISBLANK([.AE70]));([.AW70]*5)+IFERROR(INDEX( [$Reference.$D$5:.$D$8];MATCH( [.AE70]; [$Reference.$A$5:.$A$8];0);0););[.AW70])" office:value-type="float" office:value="559" calcext:value-type="float">
            <text:p>559</text:p>
          </table:table-cell>
          <table:table-cell table:style-name="ce9" table:number-matrix-columns-spanned="1" table:number-matrix-rows-spanned="1" table:formula="of:=IF(NOT(ISBLANK([.AF70]));([.AX70]*5)+IFERROR(INDEX( [$Reference.$D$5:.$D$8];MATCH( [.AF70]; [$Reference.$A$5:.$A$8];0);0););[.AX70])" office:value-type="float" office:value="2797" calcext:value-type="float">
            <text:p>2797</text:p>
          </table:table-cell>
          <table:table-cell table:style-name="ce9" table:number-matrix-columns-spanned="1" table:number-matrix-rows-spanned="1" table:formula="of:=IF(NOT(ISBLANK([.AG70]));([.AY70]*5)+IFERROR(INDEX( [$Reference.$D$5:.$D$8];MATCH( [.AG70]; [$Reference.$A$5:.$A$8];0);0););[.AY70])" office:value-type="float" office:value="13989" calcext:value-type="float">
            <text:p>13989</text:p>
          </table:table-cell>
          <table:table-cell table:style-name="ce9" table:number-matrix-columns-spanned="1" table:number-matrix-rows-spanned="1" table:formula="of:=IF(NOT(ISBLANK([.AH70]));([.AZ70]*5)+IFERROR(INDEX( [$Reference.$D$5:.$D$8];MATCH( [.AH70]; [$Reference.$A$5:.$A$8];0);0););[.AZ70])" office:value-type="float" office:value="69949" calcext:value-type="float">
            <text:p>69949</text:p>
          </table:table-cell>
          <table:table-cell table:style-name="ce9" table:number-matrix-columns-spanned="1" table:number-matrix-rows-spanned="1" table:formula="of:=IF(NOT(ISBLANK([.AI70]));([.BA70]*5)+IFERROR(INDEX( [$Reference.$D$5:.$D$8];MATCH( [.AI70]; [$Reference.$A$5:.$A$8];0);0););[.BA70])" office:value-type="float" office:value="349746" calcext:value-type="float">
            <text:p>349746</text:p>
          </table:table-cell>
          <table:table-cell table:style-name="ce9" table:number-matrix-columns-spanned="1" table:number-matrix-rows-spanned="1" table:formula="of:=IF(NOT(ISBLANK([.AJ70]));([.BB70]*5)+IFERROR(INDEX( [$Reference.$D$5:.$D$8];MATCH( [.AJ70]; [$Reference.$A$5:.$A$8];0);0););[.BB70])" office:value-type="float" office:value="1748732" calcext:value-type="float">
            <text:p>1748732</text:p>
          </table:table-cell>
          <table:table-cell table:style-name="ce9" table:number-matrix-columns-spanned="1" table:number-matrix-rows-spanned="1" table:formula="of:=IF(NOT(ISBLANK([.AK70]));([.BC70]*5)+IFERROR(INDEX( [$Reference.$D$5:.$D$8];MATCH( [.AK70]; [$Reference.$A$5:.$A$8];0);0););[.BC70])" office:value-type="float" office:value="8743664" calcext:value-type="float">
            <text:p>8743664</text:p>
          </table:table-cell>
          <table:table-cell table:style-name="ce9" table:number-matrix-columns-spanned="1" table:number-matrix-rows-spanned="1" table:formula="of:=IF(NOT(ISBLANK([.AL70]));([.BD70]*5)+IFERROR(INDEX( [$Reference.$D$5:.$D$8];MATCH( [.AL70]; [$Reference.$A$5:.$A$8];0);0););[.BD70])" office:value-type="float" office:value="43718323" calcext:value-type="float">
            <text:p>43718323</text:p>
          </table:table-cell>
          <table:table-cell table:style-name="ce9" table:number-matrix-columns-spanned="1" table:number-matrix-rows-spanned="1" table:formula="of:=IF(NOT(ISBLANK([.AM70]));([.BE70]*5)+IFERROR(INDEX( [$Reference.$D$5:.$D$8];MATCH( [.AM70]; [$Reference.$A$5:.$A$8];0);0););[.BE70])" office:value-type="float" office:value="218591617" calcext:value-type="float">
            <text:p>218591617</text:p>
          </table:table-cell>
          <table:table-cell table:style-name="ce9" table:number-matrix-columns-spanned="1" table:number-matrix-rows-spanned="1" table:formula="of:=IF(NOT(ISBLANK([.AN70]));([.BF70]*5)+IFERROR(INDEX( [$Reference.$D$5:.$D$8];MATCH( [.AN70]; [$Reference.$A$5:.$A$8];0);0););[.BF70])" office:value-type="float" office:value="1092958087" calcext:value-type="float">
            <text:p>1092958087</text:p>
          </table:table-cell>
          <table:table-cell table:style-name="ce9" table:number-matrix-columns-spanned="1" table:number-matrix-rows-spanned="1" table:formula="of:=IF(NOT(ISBLANK([.AO70]));([.BG70]*5)+IFERROR(INDEX( [$Reference.$D$5:.$D$8];MATCH( [.AO70]; [$Reference.$A$5:.$A$8];0);0););[.BG70])" office:value-type="float" office:value="5464790438" calcext:value-type="float">
            <text:p>5464790438</text:p>
          </table:table-cell>
          <table:table-cell table:style-name="ce9" table:number-matrix-columns-spanned="1" table:number-matrix-rows-spanned="1" table:formula="of:=IF(NOT(ISBLANK([.AP70]));([.BH70]*5)+IFERROR(INDEX( [$Reference.$D$5:.$D$8];MATCH( [.AP70]; [$Reference.$A$5:.$A$8];0);0););[.BH70])" office:value-type="float" office:value="5464790438" calcext:value-type="float">
            <text:p>5464790438</text:p>
          </table:table-cell>
          <table:table-cell table:style-name="ce9" table:number-matrix-columns-spanned="1" table:number-matrix-rows-spanned="1" table:formula="of:=IF(NOT(ISBLANK([.AQ70]));([.BI70]*5)+IFERROR(INDEX( [$Reference.$D$5:.$D$8];MATCH( [.AQ70]; [$Reference.$A$5:.$A$8];0);0););[.BI70])" office:value-type="float" office:value="5464790438" calcext:value-type="float">
            <text:p>5464790438</text:p>
          </table:table-cell>
          <table:table-cell table:style-name="ce9" table:number-matrix-columns-spanned="1" table:number-matrix-rows-spanned="1" table:formula="of:=IF(NOT(ISBLANK([.AR70]));([.BJ70]*5)+IFERROR(INDEX( [$Reference.$D$5:.$D$8];MATCH( [.AR70]; [$Reference.$A$5:.$A$8];0);0););[.BJ70])" office:value-type="float" office:value="5464790438" calcext:value-type="float">
            <text:p>5464790438</text:p>
          </table:table-cell>
          <table:table-cell table:style-name="ce9" table:number-matrix-columns-spanned="1" table:number-matrix-rows-spanned="1" table:formula="of:=IF(NOT(ISBLANK([.AS70]));([.BK70]*5)+IFERROR(INDEX( [$Reference.$D$5:.$D$8];MATCH( [.AS70]; [$Reference.$A$5:.$A$8];0);0););[.BK70])" office:value-type="float" office:value="5464790438" calcext:value-type="float">
            <text:p>5464790438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&lt;[({({&lt;[((&lt;[&lt;({}&lt;&gt;)({}())&gt;]&gt;[({{[]}&lt;{}()&gt;})((&lt;[][]&gt;((){}))[&lt;(){}&gt;&lt;()()&gt;])])([[([{}{}]&lt;(){}&gt;)](&lt;&lt;{}[]&gt;{{}&lt;&gt;}&gt;)</text:p>
          </table:table-cell>
          <table:table-cell table:style-name="ce2" table:formula="of:=SUBSTITUTE(SUBSTITUTE(SUBSTITUTE(SUBSTITUTE([.A71];&quot;()&quot;;&quot;&quot;);&quot;[]&quot;;&quot;&quot;);&quot;{}&quot;;&quot;&quot;);&quot;&lt;&gt;&quot;;&quot;&quot;)" office:value-type="string" office:string-value="&lt;[({({&lt;[((&lt;[&lt;()()&gt;]&gt;[({})((())[])])([[([])](&lt;{}&gt;)" calcext:value-type="string">
            <text:p>&lt;[({({&lt;[((&lt;[&lt;()()&gt;]&gt;[({})((())[])])([[([])](&lt;{}&gt;)</text:p>
          </table:table-cell>
          <table:table-cell table:style-name="ce2" table:formula="of:=SUBSTITUTE(SUBSTITUTE(SUBSTITUTE(SUBSTITUTE([.B71];&quot;()&quot;;&quot;&quot;);&quot;[]&quot;;&quot;&quot;);&quot;{}&quot;;&quot;&quot;);&quot;&lt;&gt;&quot;;&quot;&quot;)" office:value-type="string" office:string-value="&lt;[({({&lt;[((&lt;[]&gt;[()(())])([[()]()" calcext:value-type="string">
            <text:p>&lt;[({({&lt;[((&lt;[]&gt;[()(())])([[()]()</text:p>
          </table:table-cell>
          <table:table-cell table:style-name="ce2" table:formula="of:=SUBSTITUTE(SUBSTITUTE(SUBSTITUTE(SUBSTITUTE([.C71];&quot;()&quot;;&quot;&quot;);&quot;[]&quot;;&quot;&quot;);&quot;{}&quot;;&quot;&quot;);&quot;&lt;&gt;&quot;;&quot;&quot;)" office:value-type="string" office:string-value="&lt;[({({&lt;[(([()])([" calcext:value-type="string">
            <text:p>&lt;[({({&lt;[(([()])([</text:p>
          </table:table-cell>
          <table:table-cell table:style-name="ce2" table:formula="of:=SUBSTITUTE(SUBSTITUTE(SUBSTITUTE(SUBSTITUTE([.D71];&quot;()&quot;;&quot;&quot;);&quot;[]&quot;;&quot;&quot;);&quot;{}&quot;;&quot;&quot;);&quot;&lt;&gt;&quot;;&quot;&quot;)" office:value-type="string" office:string-value="&lt;[({({&lt;[(()([" calcext:value-type="string">
            <text:p>&lt;[({({&lt;[(()([</text:p>
          </table:table-cell>
          <table:table-cell table:style-name="ce2" table:formula="of:=SUBSTITUTE(SUBSTITUTE(SUBSTITUTE(SUBSTITUTE([.E71];&quot;()&quot;;&quot;&quot;);&quot;[]&quot;;&quot;&quot;);&quot;{}&quot;;&quot;&quot;);&quot;&lt;&gt;&quot;;&quot;&quot;)" office:value-type="string" office:string-value="&lt;[({({&lt;[(([" calcext:value-type="string">
            <text:p>&lt;[({({&lt;[(([</text:p>
          </table:table-cell>
          <table:table-cell table:style-name="ce2" table:formula="of:=SUBSTITUTE(SUBSTITUTE(SUBSTITUTE(SUBSTITUTE([.F71];&quot;()&quot;;&quot;&quot;);&quot;[]&quot;;&quot;&quot;);&quot;{}&quot;;&quot;&quot;);&quot;&lt;&gt;&quot;;&quot;&quot;)" office:value-type="string" office:string-value="&lt;[({({&lt;[(([" calcext:value-type="string">
            <text:p>&lt;[({({&lt;[(([</text:p>
          </table:table-cell>
          <table:table-cell table:style-name="ce2" table:formula="of:=SUBSTITUTE(SUBSTITUTE(SUBSTITUTE(SUBSTITUTE([.G71];&quot;()&quot;;&quot;&quot;);&quot;[]&quot;;&quot;&quot;);&quot;{}&quot;;&quot;&quot;);&quot;&lt;&gt;&quot;;&quot;&quot;)" office:value-type="string" office:string-value="&lt;[({({&lt;[(([" calcext:value-type="string">
            <text:p>&lt;[({({&lt;[(([</text:p>
          </table:table-cell>
          <table:table-cell table:style-name="ce2" table:formula="of:=SUBSTITUTE(SUBSTITUTE(SUBSTITUTE(SUBSTITUTE([.H71];&quot;()&quot;;&quot;&quot;);&quot;[]&quot;;&quot;&quot;);&quot;{}&quot;;&quot;&quot;);&quot;&lt;&gt;&quot;;&quot;&quot;)" office:value-type="string" office:string-value="&lt;[({({&lt;[(([" calcext:value-type="string">
            <text:p>&lt;[({({&lt;[(([</text:p>
          </table:table-cell>
          <table:table-cell table:style-name="ce2" table:formula="of:=SUBSTITUTE(SUBSTITUTE(SUBSTITUTE(SUBSTITUTE([.I71];&quot;()&quot;;&quot;&quot;);&quot;[]&quot;;&quot;&quot;);&quot;{}&quot;;&quot;&quot;);&quot;&lt;&gt;&quot;;&quot;&quot;)" office:value-type="string" office:string-value="&lt;[({({&lt;[(([" calcext:value-type="string">
            <text:p>&lt;[({({&lt;[(([</text:p>
          </table:table-cell>
          <table:table-cell table:style-name="ce2" table:formula="of:=SUBSTITUTE(SUBSTITUTE(SUBSTITUTE(SUBSTITUTE([.J71];&quot;()&quot;;&quot;&quot;);&quot;[]&quot;;&quot;&quot;);&quot;{}&quot;;&quot;&quot;);&quot;&lt;&gt;&quot;;&quot;&quot;)" office:value-type="string" office:string-value="&lt;[({({&lt;[(([" calcext:value-type="string">
            <text:p>&lt;[({({&lt;[(([</text:p>
          </table:table-cell>
          <table:table-cell table:style-name="ce2" table:formula="of:=SUBSTITUTE(SUBSTITUTE(SUBSTITUTE(SUBSTITUTE([.K71];&quot;()&quot;;&quot;&quot;);&quot;[]&quot;;&quot;&quot;);&quot;{}&quot;;&quot;&quot;);&quot;&lt;&gt;&quot;;&quot;&quot;)" office:value-type="string" office:string-value="&lt;[({({&lt;[(([" calcext:value-type="string">
            <text:p>&lt;[({({&lt;[(([</text:p>
          </table:table-cell>
          <table:table-cell table:style-name="ce2" table:formula="of:=SUBSTITUTE(SUBSTITUTE(SUBSTITUTE(SUBSTITUTE([.L71];&quot;()&quot;;&quot;&quot;);&quot;[]&quot;;&quot;&quot;);&quot;{}&quot;;&quot;&quot;);&quot;&lt;&gt;&quot;;&quot;&quot;)" office:value-type="string" office:string-value="&lt;[({({&lt;[(([" calcext:value-type="string">
            <text:p>&lt;[({({&lt;[(([</text:p>
          </table:table-cell>
          <table:table-cell table:style-name="ce2" table:formula="of:=SUBSTITUTE(SUBSTITUTE(SUBSTITUTE(SUBSTITUTE([.M71];&quot;()&quot;;&quot;&quot;);&quot;[]&quot;;&quot;&quot;);&quot;{}&quot;;&quot;&quot;);&quot;&lt;&gt;&quot;;&quot;&quot;)" office:value-type="string" office:string-value="&lt;[({({&lt;[(([" calcext:value-type="string">
            <text:p>&lt;[({({&lt;[(([</text:p>
          </table:table-cell>
          <table:table-cell table:style-name="ce2" table:formula="of:=SUBSTITUTE(SUBSTITUTE(SUBSTITUTE(SUBSTITUTE([.N71];&quot;()&quot;;&quot;&quot;);&quot;[]&quot;;&quot;&quot;);&quot;{}&quot;;&quot;&quot;);&quot;&lt;&gt;&quot;;&quot;&quot;)" office:value-type="string" office:string-value="&lt;[({({&lt;[(([" calcext:value-type="string">
            <text:p>&lt;[({({&lt;[(([</text:p>
          </table:table-cell>
          <table:table-cell table:style-name="ce2" table:formula="of:=SUBSTITUTE(SUBSTITUTE(SUBSTITUTE(SUBSTITUTE([.O71];&quot;()&quot;;&quot;&quot;);&quot;[]&quot;;&quot;&quot;);&quot;{}&quot;;&quot;&quot;);&quot;&lt;&gt;&quot;;&quot;&quot;)" office:value-type="string" office:string-value="&lt;[({({&lt;[(([" calcext:value-type="string">
            <text:p>&lt;[({({&lt;[(([</text:p>
          </table:table-cell>
          <table:table-cell table:style-name="ce2" table:formula="of:=SUBSTITUTE(SUBSTITUTE(SUBSTITUTE(SUBSTITUTE([.P71];&quot;()&quot;;&quot;&quot;);&quot;[]&quot;;&quot;&quot;);&quot;{}&quot;;&quot;&quot;);&quot;&lt;&gt;&quot;;&quot;&quot;)" office:value-type="string" office:string-value="&lt;[({({&lt;[(([" calcext:value-type="string">
            <text:p>&lt;[({({&lt;[(([</text:p>
          </table:table-cell>
          <table:table-cell table:style-name="ce2" table:formula="of:=SUBSTITUTE(SUBSTITUTE(SUBSTITUTE(SUBSTITUTE([.Q71];&quot;()&quot;;&quot;&quot;);&quot;[]&quot;;&quot;&quot;);&quot;{}&quot;;&quot;&quot;);&quot;&lt;&gt;&quot;;&quot;&quot;)" office:value-type="string" office:string-value="&lt;[({({&lt;[(([" calcext:value-type="string">
            <text:p>&lt;[({({&lt;[(([</text:p>
          </table:table-cell>
          <table:table-cell table:style-name="ce2" table:formula="of:=SUBSTITUTE(SUBSTITUTE(SUBSTITUTE(SUBSTITUTE([.R71];&quot;()&quot;;&quot;&quot;);&quot;[]&quot;;&quot;&quot;);&quot;{}&quot;;&quot;&quot;);&quot;&lt;&gt;&quot;;&quot;&quot;)" office:value-type="string" office:string-value="&lt;[({({&lt;[(([" calcext:value-type="string">
            <text:p>&lt;[({({&lt;[(([</text:p>
          </table:table-cell>
          <table:table-cell table:style-name="ce2" table:formula="of:=SUBSTITUTE(SUBSTITUTE(SUBSTITUTE(SUBSTITUTE([.S71];&quot;()&quot;;&quot;&quot;);&quot;[]&quot;;&quot;&quot;);&quot;{}&quot;;&quot;&quot;);&quot;&lt;&gt;&quot;;&quot;&quot;)" office:value-type="string" office:string-value="&lt;[({({&lt;[(([" calcext:value-type="string">
            <text:p>&lt;[({({&lt;[(([</text:p>
          </table:table-cell>
          <table:table-cell table:style-name="ce2" table:formula="of:=SUBSTITUTE(SUBSTITUTE(SUBSTITUTE(SUBSTITUTE([.T71];&quot;()&quot;;&quot;&quot;);&quot;[]&quot;;&quot;&quot;);&quot;{}&quot;;&quot;&quot;);&quot;&lt;&gt;&quot;;&quot;&quot;)" office:value-type="string" office:string-value="&lt;[({({&lt;[(([" calcext:value-type="string">
            <text:p>&lt;[({({&lt;[(([</text:p>
          </table:table-cell>
          <table:table-cell table:style-name="ce2" table:formula="of:=SUBSTITUTE(SUBSTITUTE(SUBSTITUTE(SUBSTITUTE([.U71];&quot;()&quot;;&quot;&quot;);&quot;[]&quot;;&quot;&quot;);&quot;{}&quot;;&quot;&quot;);&quot;&lt;&gt;&quot;;&quot;&quot;)" office:value-type="string" office:string-value="&lt;[({({&lt;[(([" calcext:value-type="string">
            <text:p>&lt;[({({&lt;[(([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71]; MIN(IFERROR(TRANSPOSE(FIND([$Reference.$A$5:.$A$8];[.V71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71]);CONCATENATE(MID([.V71];LEN([.V71])-ROW(INDIRECT(&quot;1:&quot;&amp;LEN([.V71])))+1;1));)" office:value-type="float" office:value="0" calcext:value-type="float">
            <text:p>0</text:p>
          </table:table-cell>
          <table:table-cell table:style-name="ce8" table:formula="of:=SUBSTITUTE(SUBSTITUTE(SUBSTITUTE(SUBSTITUTE([.Z71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71&amp;&quot;&quot;&quot;&quot;,&quot;&quot;(?s)(.{1})&quot;&quot;,&quot;&quot;$1&quot;&quot;&amp;CHAR(127)),&quot;&quot;'&quot;&quot;,&quot;&quot;''&quot;&quot;),CHAR(127)),)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number-columns-repeated="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71]));([.AT71]*5)+IFERROR(INDEX( [$Reference.$D$5:.$D$8];MATCH( [.AB71]; [$Reference.$A$5:.$A$8];0);0););[.AT71])" office:value-type="float" office:value="2" calcext:value-type="float">
            <text:p>2</text:p>
          </table:table-cell>
          <table:table-cell table:style-name="ce9" table:number-matrix-columns-spanned="1" table:number-matrix-rows-spanned="1" table:formula="of:=IF(NOT(ISBLANK([.AC71]));([.AU71]*5)+IFERROR(INDEX( [$Reference.$D$5:.$D$8];MATCH( [.AC71]; [$Reference.$A$5:.$A$8];0);0););[.AU71])" office:value-type="float" office:value="11" calcext:value-type="float">
            <text:p>11</text:p>
          </table:table-cell>
          <table:table-cell table:style-name="ce9" table:number-matrix-columns-spanned="1" table:number-matrix-rows-spanned="1" table:formula="of:=IF(NOT(ISBLANK([.AD71]));([.AV71]*5)+IFERROR(INDEX( [$Reference.$D$5:.$D$8];MATCH( [.AD71]; [$Reference.$A$5:.$A$8];0);0););[.AV71])" office:value-type="float" office:value="56" calcext:value-type="float">
            <text:p>56</text:p>
          </table:table-cell>
          <table:table-cell table:style-name="ce9" table:number-matrix-columns-spanned="1" table:number-matrix-rows-spanned="1" table:formula="of:=IF(NOT(ISBLANK([.AE71]));([.AW71]*5)+IFERROR(INDEX( [$Reference.$D$5:.$D$8];MATCH( [.AE71]; [$Reference.$A$5:.$A$8];0);0););[.AW71])" office:value-type="float" office:value="282" calcext:value-type="float">
            <text:p>282</text:p>
          </table:table-cell>
          <table:table-cell table:style-name="ce9" table:number-matrix-columns-spanned="1" table:number-matrix-rows-spanned="1" table:formula="of:=IF(NOT(ISBLANK([.AF71]));([.AX71]*5)+IFERROR(INDEX( [$Reference.$D$5:.$D$8];MATCH( [.AF71]; [$Reference.$A$5:.$A$8];0);0););[.AX71])" office:value-type="float" office:value="1414" calcext:value-type="float">
            <text:p>1414</text:p>
          </table:table-cell>
          <table:table-cell table:style-name="ce9" table:number-matrix-columns-spanned="1" table:number-matrix-rows-spanned="1" table:formula="of:=IF(NOT(ISBLANK([.AG71]));([.AY71]*5)+IFERROR(INDEX( [$Reference.$D$5:.$D$8];MATCH( [.AG71]; [$Reference.$A$5:.$A$8];0);0););[.AY71])" office:value-type="float" office:value="7073" calcext:value-type="float">
            <text:p>7073</text:p>
          </table:table-cell>
          <table:table-cell table:style-name="ce9" table:number-matrix-columns-spanned="1" table:number-matrix-rows-spanned="1" table:formula="of:=IF(NOT(ISBLANK([.AH71]));([.AZ71]*5)+IFERROR(INDEX( [$Reference.$D$5:.$D$8];MATCH( [.AH71]; [$Reference.$A$5:.$A$8];0);0););[.AZ71])" office:value-type="float" office:value="35366" calcext:value-type="float">
            <text:p>35366</text:p>
          </table:table-cell>
          <table:table-cell table:style-name="ce9" table:number-matrix-columns-spanned="1" table:number-matrix-rows-spanned="1" table:formula="of:=IF(NOT(ISBLANK([.AI71]));([.BA71]*5)+IFERROR(INDEX( [$Reference.$D$5:.$D$8];MATCH( [.AI71]; [$Reference.$A$5:.$A$8];0);0););[.BA71])" office:value-type="float" office:value="176833" calcext:value-type="float">
            <text:p>176833</text:p>
          </table:table-cell>
          <table:table-cell table:style-name="ce9" table:number-matrix-columns-spanned="1" table:number-matrix-rows-spanned="1" table:formula="of:=IF(NOT(ISBLANK([.AJ71]));([.BB71]*5)+IFERROR(INDEX( [$Reference.$D$5:.$D$8];MATCH( [.AJ71]; [$Reference.$A$5:.$A$8];0);0););[.BB71])" office:value-type="float" office:value="884166" calcext:value-type="float">
            <text:p>884166</text:p>
          </table:table-cell>
          <table:table-cell table:style-name="ce9" table:number-matrix-columns-spanned="1" table:number-matrix-rows-spanned="1" table:formula="of:=IF(NOT(ISBLANK([.AK71]));([.BC71]*5)+IFERROR(INDEX( [$Reference.$D$5:.$D$8];MATCH( [.AK71]; [$Reference.$A$5:.$A$8];0);0););[.BC71])" office:value-type="float" office:value="4420832" calcext:value-type="float">
            <text:p>4420832</text:p>
          </table:table-cell>
          <table:table-cell table:style-name="ce9" table:number-matrix-columns-spanned="1" table:number-matrix-rows-spanned="1" table:formula="of:=IF(NOT(ISBLANK([.AL71]));([.BD71]*5)+IFERROR(INDEX( [$Reference.$D$5:.$D$8];MATCH( [.AL71]; [$Reference.$A$5:.$A$8];0);0););[.BD71])" office:value-type="float" office:value="22104164" calcext:value-type="float">
            <text:p>22104164</text:p>
          </table:table-cell>
          <table:table-cell table:style-name="ce9" table:number-matrix-columns-spanned="1" table:number-matrix-rows-spanned="1" table:formula="of:=IF(NOT(ISBLANK([.AM71]));([.BE71]*5)+IFERROR(INDEX( [$Reference.$D$5:.$D$8];MATCH( [.AM71]; [$Reference.$A$5:.$A$8];0);0););[.BE71])" office:value-type="float" office:value="22104164" calcext:value-type="float">
            <text:p>22104164</text:p>
          </table:table-cell>
          <table:table-cell table:style-name="ce9" table:number-matrix-columns-spanned="1" table:number-matrix-rows-spanned="1" table:formula="of:=IF(NOT(ISBLANK([.AN71]));([.BF71]*5)+IFERROR(INDEX( [$Reference.$D$5:.$D$8];MATCH( [.AN71]; [$Reference.$A$5:.$A$8];0);0););[.BF71])" office:value-type="float" office:value="22104164" calcext:value-type="float">
            <text:p>22104164</text:p>
          </table:table-cell>
          <table:table-cell table:style-name="ce9" table:number-matrix-columns-spanned="1" table:number-matrix-rows-spanned="1" table:formula="of:=IF(NOT(ISBLANK([.AO71]));([.BG71]*5)+IFERROR(INDEX( [$Reference.$D$5:.$D$8];MATCH( [.AO71]; [$Reference.$A$5:.$A$8];0);0););[.BG71])" office:value-type="float" office:value="22104164" calcext:value-type="float">
            <text:p>22104164</text:p>
          </table:table-cell>
          <table:table-cell table:style-name="ce9" table:number-matrix-columns-spanned="1" table:number-matrix-rows-spanned="1" table:formula="of:=IF(NOT(ISBLANK([.AP71]));([.BH71]*5)+IFERROR(INDEX( [$Reference.$D$5:.$D$8];MATCH( [.AP71]; [$Reference.$A$5:.$A$8];0);0););[.BH71])" office:value-type="float" office:value="22104164" calcext:value-type="float">
            <text:p>22104164</text:p>
          </table:table-cell>
          <table:table-cell table:style-name="ce9" table:number-matrix-columns-spanned="1" table:number-matrix-rows-spanned="1" table:formula="of:=IF(NOT(ISBLANK([.AQ71]));([.BI71]*5)+IFERROR(INDEX( [$Reference.$D$5:.$D$8];MATCH( [.AQ71]; [$Reference.$A$5:.$A$8];0);0););[.BI71])" office:value-type="float" office:value="22104164" calcext:value-type="float">
            <text:p>22104164</text:p>
          </table:table-cell>
          <table:table-cell table:style-name="ce9" table:number-matrix-columns-spanned="1" table:number-matrix-rows-spanned="1" table:formula="of:=IF(NOT(ISBLANK([.AR71]));([.BJ71]*5)+IFERROR(INDEX( [$Reference.$D$5:.$D$8];MATCH( [.AR71]; [$Reference.$A$5:.$A$8];0);0););[.BJ71])" office:value-type="float" office:value="22104164" calcext:value-type="float">
            <text:p>22104164</text:p>
          </table:table-cell>
          <table:table-cell table:style-name="ce9" table:number-matrix-columns-spanned="1" table:number-matrix-rows-spanned="1" table:formula="of:=IF(NOT(ISBLANK([.AS71]));([.BK71]*5)+IFERROR(INDEX( [$Reference.$D$5:.$D$8];MATCH( [.AS71]; [$Reference.$A$5:.$A$8];0);0););[.BK71])" office:value-type="float" office:value="22104164" calcext:value-type="float">
            <text:p>22104164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&lt;&lt;&lt;[&lt;{[[&lt;{[&lt;&lt;([]&lt;&gt;}[{}{}]&gt;&gt;{[(()()){()&lt;&gt;}][&lt;&lt;&gt;{}&gt;{{}{}}]}][[&lt;[[]&lt;&gt;]{&lt;&gt;}&gt;&lt;{[]&lt;&gt;}{{}{}}&gt;]&lt;[{()</text:p>
          </table:table-cell>
          <table:table-cell table:style-name="ce2" table:formula="of:=SUBSTITUTE(SUBSTITUTE(SUBSTITUTE(SUBSTITUTE([.A72];&quot;()&quot;;&quot;&quot;);&quot;[]&quot;;&quot;&quot;);&quot;{}&quot;;&quot;&quot;);&quot;&lt;&gt;&quot;;&quot;&quot;)" office:value-type="string" office:string-value="&lt;&lt;&lt;[&lt;{[[&lt;{[&lt;&lt;(}[]&gt;&gt;{[(){}][&lt;&gt;{}]}][[&lt;[]{}&gt;&lt;{}{}&gt;]&lt;[{" calcext:value-type="string">
            <text:p>&lt;&lt;&lt;[&lt;{[[&lt;{[&lt;&lt;(}[]&gt;&gt;{[(){}][&lt;&gt;{}]}][[&lt;[]{}&gt;&lt;{}{}&gt;]&lt;[{</text:p>
          </table:table-cell>
          <table:table-cell table:style-name="ce2" table:formula="of:=SUBSTITUTE(SUBSTITUTE(SUBSTITUTE(SUBSTITUTE([.B72];&quot;()&quot;;&quot;&quot;);&quot;[]&quot;;&quot;&quot;);&quot;{}&quot;;&quot;&quot;);&quot;&lt;&gt;&quot;;&quot;&quot;)" office:value-type="string" office:string-value="&lt;&lt;&lt;[&lt;{[[&lt;{[&lt;&lt;(}&gt;&gt;{[][]}][[]&lt;[{" calcext:value-type="string">
            <text:p>&lt;&lt;&lt;[&lt;{[[&lt;{[&lt;&lt;(}&gt;&gt;{[][]}][[]&lt;[{</text:p>
          </table:table-cell>
          <table:table-cell table:style-name="ce2" table:formula="of:=SUBSTITUTE(SUBSTITUTE(SUBSTITUTE(SUBSTITUTE([.C72];&quot;()&quot;;&quot;&quot;);&quot;[]&quot;;&quot;&quot;);&quot;{}&quot;;&quot;&quot;);&quot;&lt;&gt;&quot;;&quot;&quot;)" office:value-type="string" office:string-value="&lt;&lt;&lt;[&lt;{[[&lt;{[&lt;&lt;(}&gt;&gt;][&lt;[{" calcext:value-type="string">
            <text:p>&lt;&lt;&lt;[&lt;{[[&lt;{[&lt;&lt;(}&gt;&gt;][&lt;[{</text:p>
          </table:table-cell>
          <table:table-cell table:style-name="ce2" table:formula="of:=SUBSTITUTE(SUBSTITUTE(SUBSTITUTE(SUBSTITUTE([.D72];&quot;()&quot;;&quot;&quot;);&quot;[]&quot;;&quot;&quot;);&quot;{}&quot;;&quot;&quot;);&quot;&lt;&gt;&quot;;&quot;&quot;)" office:value-type="string" office:string-value="&lt;&lt;&lt;[&lt;{[[&lt;{[&lt;&lt;(}&gt;&gt;][&lt;[{" calcext:value-type="string">
            <text:p>&lt;&lt;&lt;[&lt;{[[&lt;{[&lt;&lt;(}&gt;&gt;][&lt;[{</text:p>
          </table:table-cell>
          <table:table-cell table:style-name="ce2" table:formula="of:=SUBSTITUTE(SUBSTITUTE(SUBSTITUTE(SUBSTITUTE([.E72];&quot;()&quot;;&quot;&quot;);&quot;[]&quot;;&quot;&quot;);&quot;{}&quot;;&quot;&quot;);&quot;&lt;&gt;&quot;;&quot;&quot;)" office:value-type="string" office:string-value="&lt;&lt;&lt;[&lt;{[[&lt;{[&lt;&lt;(}&gt;&gt;][&lt;[{" calcext:value-type="string">
            <text:p>&lt;&lt;&lt;[&lt;{[[&lt;{[&lt;&lt;(}&gt;&gt;][&lt;[{</text:p>
          </table:table-cell>
          <table:table-cell table:style-name="ce2" table:formula="of:=SUBSTITUTE(SUBSTITUTE(SUBSTITUTE(SUBSTITUTE([.F72];&quot;()&quot;;&quot;&quot;);&quot;[]&quot;;&quot;&quot;);&quot;{}&quot;;&quot;&quot;);&quot;&lt;&gt;&quot;;&quot;&quot;)" office:value-type="string" office:string-value="&lt;&lt;&lt;[&lt;{[[&lt;{[&lt;&lt;(}&gt;&gt;][&lt;[{" calcext:value-type="string">
            <text:p>&lt;&lt;&lt;[&lt;{[[&lt;{[&lt;&lt;(}&gt;&gt;][&lt;[{</text:p>
          </table:table-cell>
          <table:table-cell table:style-name="ce2" table:formula="of:=SUBSTITUTE(SUBSTITUTE(SUBSTITUTE(SUBSTITUTE([.G72];&quot;()&quot;;&quot;&quot;);&quot;[]&quot;;&quot;&quot;);&quot;{}&quot;;&quot;&quot;);&quot;&lt;&gt;&quot;;&quot;&quot;)" office:value-type="string" office:string-value="&lt;&lt;&lt;[&lt;{[[&lt;{[&lt;&lt;(}&gt;&gt;][&lt;[{" calcext:value-type="string">
            <text:p>&lt;&lt;&lt;[&lt;{[[&lt;{[&lt;&lt;(}&gt;&gt;][&lt;[{</text:p>
          </table:table-cell>
          <table:table-cell table:style-name="ce2" table:formula="of:=SUBSTITUTE(SUBSTITUTE(SUBSTITUTE(SUBSTITUTE([.H72];&quot;()&quot;;&quot;&quot;);&quot;[]&quot;;&quot;&quot;);&quot;{}&quot;;&quot;&quot;);&quot;&lt;&gt;&quot;;&quot;&quot;)" office:value-type="string" office:string-value="&lt;&lt;&lt;[&lt;{[[&lt;{[&lt;&lt;(}&gt;&gt;][&lt;[{" calcext:value-type="string">
            <text:p>&lt;&lt;&lt;[&lt;{[[&lt;{[&lt;&lt;(}&gt;&gt;][&lt;[{</text:p>
          </table:table-cell>
          <table:table-cell table:style-name="ce2" table:formula="of:=SUBSTITUTE(SUBSTITUTE(SUBSTITUTE(SUBSTITUTE([.I72];&quot;()&quot;;&quot;&quot;);&quot;[]&quot;;&quot;&quot;);&quot;{}&quot;;&quot;&quot;);&quot;&lt;&gt;&quot;;&quot;&quot;)" office:value-type="string" office:string-value="&lt;&lt;&lt;[&lt;{[[&lt;{[&lt;&lt;(}&gt;&gt;][&lt;[{" calcext:value-type="string">
            <text:p>&lt;&lt;&lt;[&lt;{[[&lt;{[&lt;&lt;(}&gt;&gt;][&lt;[{</text:p>
          </table:table-cell>
          <table:table-cell table:style-name="ce2" table:formula="of:=SUBSTITUTE(SUBSTITUTE(SUBSTITUTE(SUBSTITUTE([.J72];&quot;()&quot;;&quot;&quot;);&quot;[]&quot;;&quot;&quot;);&quot;{}&quot;;&quot;&quot;);&quot;&lt;&gt;&quot;;&quot;&quot;)" office:value-type="string" office:string-value="&lt;&lt;&lt;[&lt;{[[&lt;{[&lt;&lt;(}&gt;&gt;][&lt;[{" calcext:value-type="string">
            <text:p>&lt;&lt;&lt;[&lt;{[[&lt;{[&lt;&lt;(}&gt;&gt;][&lt;[{</text:p>
          </table:table-cell>
          <table:table-cell table:style-name="ce2" table:formula="of:=SUBSTITUTE(SUBSTITUTE(SUBSTITUTE(SUBSTITUTE([.K72];&quot;()&quot;;&quot;&quot;);&quot;[]&quot;;&quot;&quot;);&quot;{}&quot;;&quot;&quot;);&quot;&lt;&gt;&quot;;&quot;&quot;)" office:value-type="string" office:string-value="&lt;&lt;&lt;[&lt;{[[&lt;{[&lt;&lt;(}&gt;&gt;][&lt;[{" calcext:value-type="string">
            <text:p>&lt;&lt;&lt;[&lt;{[[&lt;{[&lt;&lt;(}&gt;&gt;][&lt;[{</text:p>
          </table:table-cell>
          <table:table-cell table:style-name="ce2" table:formula="of:=SUBSTITUTE(SUBSTITUTE(SUBSTITUTE(SUBSTITUTE([.L72];&quot;()&quot;;&quot;&quot;);&quot;[]&quot;;&quot;&quot;);&quot;{}&quot;;&quot;&quot;);&quot;&lt;&gt;&quot;;&quot;&quot;)" office:value-type="string" office:string-value="&lt;&lt;&lt;[&lt;{[[&lt;{[&lt;&lt;(}&gt;&gt;][&lt;[{" calcext:value-type="string">
            <text:p>&lt;&lt;&lt;[&lt;{[[&lt;{[&lt;&lt;(}&gt;&gt;][&lt;[{</text:p>
          </table:table-cell>
          <table:table-cell table:style-name="ce2" table:formula="of:=SUBSTITUTE(SUBSTITUTE(SUBSTITUTE(SUBSTITUTE([.M72];&quot;()&quot;;&quot;&quot;);&quot;[]&quot;;&quot;&quot;);&quot;{}&quot;;&quot;&quot;);&quot;&lt;&gt;&quot;;&quot;&quot;)" office:value-type="string" office:string-value="&lt;&lt;&lt;[&lt;{[[&lt;{[&lt;&lt;(}&gt;&gt;][&lt;[{" calcext:value-type="string">
            <text:p>&lt;&lt;&lt;[&lt;{[[&lt;{[&lt;&lt;(}&gt;&gt;][&lt;[{</text:p>
          </table:table-cell>
          <table:table-cell table:style-name="ce2" table:formula="of:=SUBSTITUTE(SUBSTITUTE(SUBSTITUTE(SUBSTITUTE([.N72];&quot;()&quot;;&quot;&quot;);&quot;[]&quot;;&quot;&quot;);&quot;{}&quot;;&quot;&quot;);&quot;&lt;&gt;&quot;;&quot;&quot;)" office:value-type="string" office:string-value="&lt;&lt;&lt;[&lt;{[[&lt;{[&lt;&lt;(}&gt;&gt;][&lt;[{" calcext:value-type="string">
            <text:p>&lt;&lt;&lt;[&lt;{[[&lt;{[&lt;&lt;(}&gt;&gt;][&lt;[{</text:p>
          </table:table-cell>
          <table:table-cell table:style-name="ce2" table:formula="of:=SUBSTITUTE(SUBSTITUTE(SUBSTITUTE(SUBSTITUTE([.O72];&quot;()&quot;;&quot;&quot;);&quot;[]&quot;;&quot;&quot;);&quot;{}&quot;;&quot;&quot;);&quot;&lt;&gt;&quot;;&quot;&quot;)" office:value-type="string" office:string-value="&lt;&lt;&lt;[&lt;{[[&lt;{[&lt;&lt;(}&gt;&gt;][&lt;[{" calcext:value-type="string">
            <text:p>&lt;&lt;&lt;[&lt;{[[&lt;{[&lt;&lt;(}&gt;&gt;][&lt;[{</text:p>
          </table:table-cell>
          <table:table-cell table:style-name="ce2" table:formula="of:=SUBSTITUTE(SUBSTITUTE(SUBSTITUTE(SUBSTITUTE([.P72];&quot;()&quot;;&quot;&quot;);&quot;[]&quot;;&quot;&quot;);&quot;{}&quot;;&quot;&quot;);&quot;&lt;&gt;&quot;;&quot;&quot;)" office:value-type="string" office:string-value="&lt;&lt;&lt;[&lt;{[[&lt;{[&lt;&lt;(}&gt;&gt;][&lt;[{" calcext:value-type="string">
            <text:p>&lt;&lt;&lt;[&lt;{[[&lt;{[&lt;&lt;(}&gt;&gt;][&lt;[{</text:p>
          </table:table-cell>
          <table:table-cell table:style-name="ce2" table:formula="of:=SUBSTITUTE(SUBSTITUTE(SUBSTITUTE(SUBSTITUTE([.Q72];&quot;()&quot;;&quot;&quot;);&quot;[]&quot;;&quot;&quot;);&quot;{}&quot;;&quot;&quot;);&quot;&lt;&gt;&quot;;&quot;&quot;)" office:value-type="string" office:string-value="&lt;&lt;&lt;[&lt;{[[&lt;{[&lt;&lt;(}&gt;&gt;][&lt;[{" calcext:value-type="string">
            <text:p>&lt;&lt;&lt;[&lt;{[[&lt;{[&lt;&lt;(}&gt;&gt;][&lt;[{</text:p>
          </table:table-cell>
          <table:table-cell table:style-name="ce2" table:formula="of:=SUBSTITUTE(SUBSTITUTE(SUBSTITUTE(SUBSTITUTE([.R72];&quot;()&quot;;&quot;&quot;);&quot;[]&quot;;&quot;&quot;);&quot;{}&quot;;&quot;&quot;);&quot;&lt;&gt;&quot;;&quot;&quot;)" office:value-type="string" office:string-value="&lt;&lt;&lt;[&lt;{[[&lt;{[&lt;&lt;(}&gt;&gt;][&lt;[{" calcext:value-type="string">
            <text:p>&lt;&lt;&lt;[&lt;{[[&lt;{[&lt;&lt;(}&gt;&gt;][&lt;[{</text:p>
          </table:table-cell>
          <table:table-cell table:style-name="ce2" table:formula="of:=SUBSTITUTE(SUBSTITUTE(SUBSTITUTE(SUBSTITUTE([.S72];&quot;()&quot;;&quot;&quot;);&quot;[]&quot;;&quot;&quot;);&quot;{}&quot;;&quot;&quot;);&quot;&lt;&gt;&quot;;&quot;&quot;)" office:value-type="string" office:string-value="&lt;&lt;&lt;[&lt;{[[&lt;{[&lt;&lt;(}&gt;&gt;][&lt;[{" calcext:value-type="string">
            <text:p>&lt;&lt;&lt;[&lt;{[[&lt;{[&lt;&lt;(}&gt;&gt;][&lt;[{</text:p>
          </table:table-cell>
          <table:table-cell table:style-name="ce2" table:formula="of:=SUBSTITUTE(SUBSTITUTE(SUBSTITUTE(SUBSTITUTE([.T72];&quot;()&quot;;&quot;&quot;);&quot;[]&quot;;&quot;&quot;);&quot;{}&quot;;&quot;&quot;);&quot;&lt;&gt;&quot;;&quot;&quot;)" office:value-type="string" office:string-value="&lt;&lt;&lt;[&lt;{[[&lt;{[&lt;&lt;(}&gt;&gt;][&lt;[{" calcext:value-type="string">
            <text:p>&lt;&lt;&lt;[&lt;{[[&lt;{[&lt;&lt;(}&gt;&gt;][&lt;[{</text:p>
          </table:table-cell>
          <table:table-cell table:style-name="ce2" table:formula="of:=SUBSTITUTE(SUBSTITUTE(SUBSTITUTE(SUBSTITUTE([.U72];&quot;()&quot;;&quot;&quot;);&quot;[]&quot;;&quot;&quot;);&quot;{}&quot;;&quot;&quot;);&quot;&lt;&gt;&quot;;&quot;&quot;)" office:value-type="string" office:string-value="&lt;&lt;&lt;[&lt;{[[&lt;{[&lt;&lt;(}&gt;&gt;][&lt;[{" calcext:value-type="string">
            <text:p>&lt;&lt;&lt;[&lt;{[[&lt;{[&lt;&lt;(}&gt;&gt;][&lt;[{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72]; MIN(IFERROR(TRANSPOSE(FIND([$Reference.$A$5:.$A$8];[.V72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72]);CONCATENATE(MID([.V72];LEN([.V72])-ROW(INDIRECT(&quot;1:&quot;&amp;LEN([.V72])))+1;1));)" office:value-type="float" office:value="0" calcext:value-type="float">
            <text:p>0</text:p>
          </table:table-cell>
          <table:table-cell table:style-name="ce8" table:formula="of:=SUBSTITUTE(SUBSTITUTE(SUBSTITUTE(SUBSTITUTE([.Z72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72&amp;&quot;&quot;&quot;&quot;,&quot;&quot;(?s)(.{1})&quot;&quot;,&quot;&quot;$1&quot;&quot;&amp;CHAR(127)),&quot;&quot;'&quot;&quot;,&quot;&quot;''&quot;&quot;),CHAR(127)),)&quot;);&quot;&quot;)">
            <text:p/>
          </table:table-cell>
          <table:table-cell table:style-name="ce9" table:number-columns-repeated="1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72]));([.AT72]*5)+IFERROR(INDEX( [$Reference.$D$5:.$D$8];MATCH( [.AB72]; [$Reference.$A$5:.$A$8];0);0););[.AT7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C72]));([.AU72]*5)+IFERROR(INDEX( [$Reference.$D$5:.$D$8];MATCH( [.AC72]; [$Reference.$A$5:.$A$8];0);0););[.AU7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D72]));([.AV72]*5)+IFERROR(INDEX( [$Reference.$D$5:.$D$8];MATCH( [.AD72]; [$Reference.$A$5:.$A$8];0);0););[.AV7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E72]));([.AW72]*5)+IFERROR(INDEX( [$Reference.$D$5:.$D$8];MATCH( [.AE72]; [$Reference.$A$5:.$A$8];0);0););[.AW7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F72]));([.AX72]*5)+IFERROR(INDEX( [$Reference.$D$5:.$D$8];MATCH( [.AF72]; [$Reference.$A$5:.$A$8];0);0););[.AX7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G72]));([.AY72]*5)+IFERROR(INDEX( [$Reference.$D$5:.$D$8];MATCH( [.AG72]; [$Reference.$A$5:.$A$8];0);0););[.AY7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H72]));([.AZ72]*5)+IFERROR(INDEX( [$Reference.$D$5:.$D$8];MATCH( [.AH72]; [$Reference.$A$5:.$A$8];0);0););[.AZ7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I72]));([.BA72]*5)+IFERROR(INDEX( [$Reference.$D$5:.$D$8];MATCH( [.AI72]; [$Reference.$A$5:.$A$8];0);0););[.BA7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J72]));([.BB72]*5)+IFERROR(INDEX( [$Reference.$D$5:.$D$8];MATCH( [.AJ72]; [$Reference.$A$5:.$A$8];0);0););[.BB7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K72]));([.BC72]*5)+IFERROR(INDEX( [$Reference.$D$5:.$D$8];MATCH( [.AK72]; [$Reference.$A$5:.$A$8];0);0););[.BC7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L72]));([.BD72]*5)+IFERROR(INDEX( [$Reference.$D$5:.$D$8];MATCH( [.AL72]; [$Reference.$A$5:.$A$8];0);0););[.BD7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M72]));([.BE72]*5)+IFERROR(INDEX( [$Reference.$D$5:.$D$8];MATCH( [.AM72]; [$Reference.$A$5:.$A$8];0);0););[.BE7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N72]));([.BF72]*5)+IFERROR(INDEX( [$Reference.$D$5:.$D$8];MATCH( [.AN72]; [$Reference.$A$5:.$A$8];0);0););[.BF7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O72]));([.BG72]*5)+IFERROR(INDEX( [$Reference.$D$5:.$D$8];MATCH( [.AO72]; [$Reference.$A$5:.$A$8];0);0););[.BG7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P72]));([.BH72]*5)+IFERROR(INDEX( [$Reference.$D$5:.$D$8];MATCH( [.AP72]; [$Reference.$A$5:.$A$8];0);0););[.BH7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Q72]));([.BI72]*5)+IFERROR(INDEX( [$Reference.$D$5:.$D$8];MATCH( [.AQ72]; [$Reference.$A$5:.$A$8];0);0););[.BI7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R72]));([.BJ72]*5)+IFERROR(INDEX( [$Reference.$D$5:.$D$8];MATCH( [.AR72]; [$Reference.$A$5:.$A$8];0);0););[.BJ7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S72]));([.BK72]*5)+IFERROR(INDEX( [$Reference.$D$5:.$D$8];MATCH( [.AS72]; [$Reference.$A$5:.$A$8];0);0););[.BK72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([({{[({{{({&lt;[[]]&lt;{}[]&gt;&gt;}{{&lt;[]()]&lt;&lt;&gt;&lt;&gt;&gt;}{[()&lt;&gt;]([]())}}){{[&lt;&lt;&gt;&lt;&gt;&gt;&lt;&lt;&gt;{}&gt;]&lt;(&lt;&gt;&lt;&gt;)([]{})&gt;}}}(</text:p>
          </table:table-cell>
          <table:table-cell table:style-name="ce2" table:formula="of:=SUBSTITUTE(SUBSTITUTE(SUBSTITUTE(SUBSTITUTE([.A73];&quot;()&quot;;&quot;&quot;);&quot;[]&quot;;&quot;&quot;);&quot;{}&quot;;&quot;&quot;);&quot;&lt;&gt;&quot;;&quot;&quot;)" office:value-type="string" office:string-value="([({{[({{{({&lt;[]&gt;}{{&lt;]&lt;&gt;}{[]()}}){{[&lt;&gt;&lt;&gt;]&lt;()()&gt;}}}(" calcext:value-type="string">
            <text:p>([({{[({{{({&lt;[]&gt;}{{&lt;]&lt;&gt;}{[]()}}){{[&lt;&gt;&lt;&gt;]&lt;()()&gt;}}}(</text:p>
          </table:table-cell>
          <table:table-cell table:style-name="ce2" table:formula="of:=SUBSTITUTE(SUBSTITUTE(SUBSTITUTE(SUBSTITUTE([.B73];&quot;()&quot;;&quot;&quot;);&quot;[]&quot;;&quot;&quot;);&quot;{}&quot;;&quot;&quot;);&quot;&lt;&gt;&quot;;&quot;&quot;)" office:value-type="string" office:string-value="([({{[({{{({}{{&lt;]}}){{[]}}}(" calcext:value-type="string">
            <text:p>([({{[({{{({}{{&lt;]}}){{[]}}}(</text:p>
          </table:table-cell>
          <table:table-cell table:style-name="ce2" table:formula="of:=SUBSTITUTE(SUBSTITUTE(SUBSTITUTE(SUBSTITUTE([.C73];&quot;()&quot;;&quot;&quot;);&quot;[]&quot;;&quot;&quot;);&quot;{}&quot;;&quot;&quot;);&quot;&lt;&gt;&quot;;&quot;&quot;)" office:value-type="string" office:string-value="([({{[({{{({{&lt;]}}){}}(" calcext:value-type="string">
            <text:p>([({{[({{{({{&lt;]}}){}}(</text:p>
          </table:table-cell>
          <table:table-cell table:style-name="ce2" table:formula="of:=SUBSTITUTE(SUBSTITUTE(SUBSTITUTE(SUBSTITUTE([.D73];&quot;()&quot;;&quot;&quot;);&quot;[]&quot;;&quot;&quot;);&quot;{}&quot;;&quot;&quot;);&quot;&lt;&gt;&quot;;&quot;&quot;)" office:value-type="string" office:string-value="([({{[({{{({{&lt;]}})}(" calcext:value-type="string">
            <text:p>([({{[({{{({{&lt;]}})}(</text:p>
          </table:table-cell>
          <table:table-cell table:style-name="ce2" table:formula="of:=SUBSTITUTE(SUBSTITUTE(SUBSTITUTE(SUBSTITUTE([.E73];&quot;()&quot;;&quot;&quot;);&quot;[]&quot;;&quot;&quot;);&quot;{}&quot;;&quot;&quot;);&quot;&lt;&gt;&quot;;&quot;&quot;)" office:value-type="string" office:string-value="([({{[({{{({{&lt;]}})}(" calcext:value-type="string">
            <text:p>([({{[({{{({{&lt;]}})}(</text:p>
          </table:table-cell>
          <table:table-cell table:style-name="ce2" table:formula="of:=SUBSTITUTE(SUBSTITUTE(SUBSTITUTE(SUBSTITUTE([.F73];&quot;()&quot;;&quot;&quot;);&quot;[]&quot;;&quot;&quot;);&quot;{}&quot;;&quot;&quot;);&quot;&lt;&gt;&quot;;&quot;&quot;)" office:value-type="string" office:string-value="([({{[({{{({{&lt;]}})}(" calcext:value-type="string">
            <text:p>([({{[({{{({{&lt;]}})}(</text:p>
          </table:table-cell>
          <table:table-cell table:style-name="ce2" table:formula="of:=SUBSTITUTE(SUBSTITUTE(SUBSTITUTE(SUBSTITUTE([.G73];&quot;()&quot;;&quot;&quot;);&quot;[]&quot;;&quot;&quot;);&quot;{}&quot;;&quot;&quot;);&quot;&lt;&gt;&quot;;&quot;&quot;)" office:value-type="string" office:string-value="([({{[({{{({{&lt;]}})}(" calcext:value-type="string">
            <text:p>([({{[({{{({{&lt;]}})}(</text:p>
          </table:table-cell>
          <table:table-cell table:style-name="ce2" table:formula="of:=SUBSTITUTE(SUBSTITUTE(SUBSTITUTE(SUBSTITUTE([.H73];&quot;()&quot;;&quot;&quot;);&quot;[]&quot;;&quot;&quot;);&quot;{}&quot;;&quot;&quot;);&quot;&lt;&gt;&quot;;&quot;&quot;)" office:value-type="string" office:string-value="([({{[({{{({{&lt;]}})}(" calcext:value-type="string">
            <text:p>([({{[({{{({{&lt;]}})}(</text:p>
          </table:table-cell>
          <table:table-cell table:style-name="ce2" table:formula="of:=SUBSTITUTE(SUBSTITUTE(SUBSTITUTE(SUBSTITUTE([.I73];&quot;()&quot;;&quot;&quot;);&quot;[]&quot;;&quot;&quot;);&quot;{}&quot;;&quot;&quot;);&quot;&lt;&gt;&quot;;&quot;&quot;)" office:value-type="string" office:string-value="([({{[({{{({{&lt;]}})}(" calcext:value-type="string">
            <text:p>([({{[({{{({{&lt;]}})}(</text:p>
          </table:table-cell>
          <table:table-cell table:style-name="ce2" table:formula="of:=SUBSTITUTE(SUBSTITUTE(SUBSTITUTE(SUBSTITUTE([.J73];&quot;()&quot;;&quot;&quot;);&quot;[]&quot;;&quot;&quot;);&quot;{}&quot;;&quot;&quot;);&quot;&lt;&gt;&quot;;&quot;&quot;)" office:value-type="string" office:string-value="([({{[({{{({{&lt;]}})}(" calcext:value-type="string">
            <text:p>([({{[({{{({{&lt;]}})}(</text:p>
          </table:table-cell>
          <table:table-cell table:style-name="ce2" table:formula="of:=SUBSTITUTE(SUBSTITUTE(SUBSTITUTE(SUBSTITUTE([.K73];&quot;()&quot;;&quot;&quot;);&quot;[]&quot;;&quot;&quot;);&quot;{}&quot;;&quot;&quot;);&quot;&lt;&gt;&quot;;&quot;&quot;)" office:value-type="string" office:string-value="([({{[({{{({{&lt;]}})}(" calcext:value-type="string">
            <text:p>([({{[({{{({{&lt;]}})}(</text:p>
          </table:table-cell>
          <table:table-cell table:style-name="ce2" table:formula="of:=SUBSTITUTE(SUBSTITUTE(SUBSTITUTE(SUBSTITUTE([.L73];&quot;()&quot;;&quot;&quot;);&quot;[]&quot;;&quot;&quot;);&quot;{}&quot;;&quot;&quot;);&quot;&lt;&gt;&quot;;&quot;&quot;)" office:value-type="string" office:string-value="([({{[({{{({{&lt;]}})}(" calcext:value-type="string">
            <text:p>([({{[({{{({{&lt;]}})}(</text:p>
          </table:table-cell>
          <table:table-cell table:style-name="ce2" table:formula="of:=SUBSTITUTE(SUBSTITUTE(SUBSTITUTE(SUBSTITUTE([.M73];&quot;()&quot;;&quot;&quot;);&quot;[]&quot;;&quot;&quot;);&quot;{}&quot;;&quot;&quot;);&quot;&lt;&gt;&quot;;&quot;&quot;)" office:value-type="string" office:string-value="([({{[({{{({{&lt;]}})}(" calcext:value-type="string">
            <text:p>([({{[({{{({{&lt;]}})}(</text:p>
          </table:table-cell>
          <table:table-cell table:style-name="ce2" table:formula="of:=SUBSTITUTE(SUBSTITUTE(SUBSTITUTE(SUBSTITUTE([.N73];&quot;()&quot;;&quot;&quot;);&quot;[]&quot;;&quot;&quot;);&quot;{}&quot;;&quot;&quot;);&quot;&lt;&gt;&quot;;&quot;&quot;)" office:value-type="string" office:string-value="([({{[({{{({{&lt;]}})}(" calcext:value-type="string">
            <text:p>([({{[({{{({{&lt;]}})}(</text:p>
          </table:table-cell>
          <table:table-cell table:style-name="ce2" table:formula="of:=SUBSTITUTE(SUBSTITUTE(SUBSTITUTE(SUBSTITUTE([.O73];&quot;()&quot;;&quot;&quot;);&quot;[]&quot;;&quot;&quot;);&quot;{}&quot;;&quot;&quot;);&quot;&lt;&gt;&quot;;&quot;&quot;)" office:value-type="string" office:string-value="([({{[({{{({{&lt;]}})}(" calcext:value-type="string">
            <text:p>([({{[({{{({{&lt;]}})}(</text:p>
          </table:table-cell>
          <table:table-cell table:style-name="ce2" table:formula="of:=SUBSTITUTE(SUBSTITUTE(SUBSTITUTE(SUBSTITUTE([.P73];&quot;()&quot;;&quot;&quot;);&quot;[]&quot;;&quot;&quot;);&quot;{}&quot;;&quot;&quot;);&quot;&lt;&gt;&quot;;&quot;&quot;)" office:value-type="string" office:string-value="([({{[({{{({{&lt;]}})}(" calcext:value-type="string">
            <text:p>([({{[({{{({{&lt;]}})}(</text:p>
          </table:table-cell>
          <table:table-cell table:style-name="ce2" table:formula="of:=SUBSTITUTE(SUBSTITUTE(SUBSTITUTE(SUBSTITUTE([.Q73];&quot;()&quot;;&quot;&quot;);&quot;[]&quot;;&quot;&quot;);&quot;{}&quot;;&quot;&quot;);&quot;&lt;&gt;&quot;;&quot;&quot;)" office:value-type="string" office:string-value="([({{[({{{({{&lt;]}})}(" calcext:value-type="string">
            <text:p>([({{[({{{({{&lt;]}})}(</text:p>
          </table:table-cell>
          <table:table-cell table:style-name="ce2" table:formula="of:=SUBSTITUTE(SUBSTITUTE(SUBSTITUTE(SUBSTITUTE([.R73];&quot;()&quot;;&quot;&quot;);&quot;[]&quot;;&quot;&quot;);&quot;{}&quot;;&quot;&quot;);&quot;&lt;&gt;&quot;;&quot;&quot;)" office:value-type="string" office:string-value="([({{[({{{({{&lt;]}})}(" calcext:value-type="string">
            <text:p>([({{[({{{({{&lt;]}})}(</text:p>
          </table:table-cell>
          <table:table-cell table:style-name="ce2" table:formula="of:=SUBSTITUTE(SUBSTITUTE(SUBSTITUTE(SUBSTITUTE([.S73];&quot;()&quot;;&quot;&quot;);&quot;[]&quot;;&quot;&quot;);&quot;{}&quot;;&quot;&quot;);&quot;&lt;&gt;&quot;;&quot;&quot;)" office:value-type="string" office:string-value="([({{[({{{({{&lt;]}})}(" calcext:value-type="string">
            <text:p>([({{[({{{({{&lt;]}})}(</text:p>
          </table:table-cell>
          <table:table-cell table:style-name="ce2" table:formula="of:=SUBSTITUTE(SUBSTITUTE(SUBSTITUTE(SUBSTITUTE([.T73];&quot;()&quot;;&quot;&quot;);&quot;[]&quot;;&quot;&quot;);&quot;{}&quot;;&quot;&quot;);&quot;&lt;&gt;&quot;;&quot;&quot;)" office:value-type="string" office:string-value="([({{[({{{({{&lt;]}})}(" calcext:value-type="string">
            <text:p>([({{[({{{({{&lt;]}})}(</text:p>
          </table:table-cell>
          <table:table-cell table:style-name="ce2" table:formula="of:=SUBSTITUTE(SUBSTITUTE(SUBSTITUTE(SUBSTITUTE([.U73];&quot;()&quot;;&quot;&quot;);&quot;[]&quot;;&quot;&quot;);&quot;{}&quot;;&quot;&quot;);&quot;&lt;&gt;&quot;;&quot;&quot;)" office:value-type="string" office:string-value="([({{[({{{({{&lt;]}})}(" calcext:value-type="string">
            <text:p>([({{[({{{({{&lt;]}})}(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73]; MIN(IFERROR(TRANSPOSE(FIND([$Reference.$A$5:.$A$8];[.V73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73]);CONCATENATE(MID([.V73];LEN([.V73])-ROW(INDIRECT(&quot;1:&quot;&amp;LEN([.V73])))+1;1));)" office:value-type="float" office:value="0" calcext:value-type="float">
            <text:p>0</text:p>
          </table:table-cell>
          <table:table-cell table:style-name="ce8" table:formula="of:=SUBSTITUTE(SUBSTITUTE(SUBSTITUTE(SUBSTITUTE([.Z73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73&amp;&quot;&quot;&quot;&quot;,&quot;&quot;(?s)(.{1})&quot;&quot;,&quot;&quot;$1&quot;&quot;&amp;CHAR(127)),&quot;&quot;'&quot;&quot;,&quot;&quot;''&quot;&quot;),CHAR(127)),)&quot;);&quot;&quot;)">
            <text:p/>
          </table:table-cell>
          <table:table-cell table:style-name="ce9" table:number-columns-repeated="1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73]));([.AT73]*5)+IFERROR(INDEX( [$Reference.$D$5:.$D$8];MATCH( [.AB73]; [$Reference.$A$5:.$A$8];0);0););[.AT7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C73]));([.AU73]*5)+IFERROR(INDEX( [$Reference.$D$5:.$D$8];MATCH( [.AC73]; [$Reference.$A$5:.$A$8];0);0););[.AU7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D73]));([.AV73]*5)+IFERROR(INDEX( [$Reference.$D$5:.$D$8];MATCH( [.AD73]; [$Reference.$A$5:.$A$8];0);0););[.AV7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E73]));([.AW73]*5)+IFERROR(INDEX( [$Reference.$D$5:.$D$8];MATCH( [.AE73]; [$Reference.$A$5:.$A$8];0);0););[.AW7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F73]));([.AX73]*5)+IFERROR(INDEX( [$Reference.$D$5:.$D$8];MATCH( [.AF73]; [$Reference.$A$5:.$A$8];0);0););[.AX7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G73]));([.AY73]*5)+IFERROR(INDEX( [$Reference.$D$5:.$D$8];MATCH( [.AG73]; [$Reference.$A$5:.$A$8];0);0););[.AY7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H73]));([.AZ73]*5)+IFERROR(INDEX( [$Reference.$D$5:.$D$8];MATCH( [.AH73]; [$Reference.$A$5:.$A$8];0);0););[.AZ7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I73]));([.BA73]*5)+IFERROR(INDEX( [$Reference.$D$5:.$D$8];MATCH( [.AI73]; [$Reference.$A$5:.$A$8];0);0););[.BA7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J73]));([.BB73]*5)+IFERROR(INDEX( [$Reference.$D$5:.$D$8];MATCH( [.AJ73]; [$Reference.$A$5:.$A$8];0);0););[.BB7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K73]));([.BC73]*5)+IFERROR(INDEX( [$Reference.$D$5:.$D$8];MATCH( [.AK73]; [$Reference.$A$5:.$A$8];0);0););[.BC7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L73]));([.BD73]*5)+IFERROR(INDEX( [$Reference.$D$5:.$D$8];MATCH( [.AL73]; [$Reference.$A$5:.$A$8];0);0););[.BD7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M73]));([.BE73]*5)+IFERROR(INDEX( [$Reference.$D$5:.$D$8];MATCH( [.AM73]; [$Reference.$A$5:.$A$8];0);0););[.BE7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N73]));([.BF73]*5)+IFERROR(INDEX( [$Reference.$D$5:.$D$8];MATCH( [.AN73]; [$Reference.$A$5:.$A$8];0);0););[.BF7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O73]));([.BG73]*5)+IFERROR(INDEX( [$Reference.$D$5:.$D$8];MATCH( [.AO73]; [$Reference.$A$5:.$A$8];0);0););[.BG7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P73]));([.BH73]*5)+IFERROR(INDEX( [$Reference.$D$5:.$D$8];MATCH( [.AP73]; [$Reference.$A$5:.$A$8];0);0););[.BH7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Q73]));([.BI73]*5)+IFERROR(INDEX( [$Reference.$D$5:.$D$8];MATCH( [.AQ73]; [$Reference.$A$5:.$A$8];0);0););[.BI7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R73]));([.BJ73]*5)+IFERROR(INDEX( [$Reference.$D$5:.$D$8];MATCH( [.AR73]; [$Reference.$A$5:.$A$8];0);0););[.BJ7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S73]));([.BK73]*5)+IFERROR(INDEX( [$Reference.$D$5:.$D$8];MATCH( [.AS73]; [$Reference.$A$5:.$A$8];0);0););[.BK73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{[[[({{({[((&lt;[[])(&lt;&gt;{})&gt;{[[]&lt;&gt;]&lt;()&gt;})[[&lt;[]&lt;&gt;&gt;[()()]][{[]&lt;&gt;}&lt;&lt;&gt;[]&gt;]])[&lt;{&lt;{}{}&gt;([]())}{[&lt;&gt;{}]}&gt;]]}[((&lt;</text:p>
          </table:table-cell>
          <table:table-cell table:style-name="ce2" table:formula="of:=SUBSTITUTE(SUBSTITUTE(SUBSTITUTE(SUBSTITUTE([.A74];&quot;()&quot;;&quot;&quot;);&quot;[]&quot;;&quot;&quot;);&quot;{}&quot;;&quot;&quot;);&quot;&lt;&gt;&quot;;&quot;&quot;)" office:value-type="string" office:string-value="{[[[({{({[((&lt;[)()&gt;{[]})[[&lt;&gt;][{}&lt;&gt;]])[&lt;{()}{[]}&gt;]]}[((&lt;" calcext:value-type="string">
            <text:p>{[[[({{({[((&lt;[)()&gt;{[]})[[&lt;&gt;][{}&lt;&gt;]])[&lt;{()}{[]}&gt;]]}[((&lt;</text:p>
          </table:table-cell>
          <table:table-cell table:style-name="ce2" table:formula="of:=SUBSTITUTE(SUBSTITUTE(SUBSTITUTE(SUBSTITUTE([.B74];&quot;()&quot;;&quot;&quot;);&quot;[]&quot;;&quot;&quot;);&quot;{}&quot;;&quot;&quot;);&quot;&lt;&gt;&quot;;&quot;&quot;)" office:value-type="string" office:string-value="{[[[({{({[((&lt;[)&gt;)[[][]])[]]}[((&lt;" calcext:value-type="string">
            <text:p>{[[[({{({[((&lt;[)&gt;)[[][]])[]]}[((&lt;</text:p>
          </table:table-cell>
          <table:table-cell table:style-name="ce2" table:formula="of:=SUBSTITUTE(SUBSTITUTE(SUBSTITUTE(SUBSTITUTE([.C74];&quot;()&quot;;&quot;&quot;);&quot;[]&quot;;&quot;&quot;);&quot;{}&quot;;&quot;&quot;);&quot;&lt;&gt;&quot;;&quot;&quot;)" office:value-type="string" office:string-value="{[[[({{({[((&lt;[)&gt;)[])]}[((&lt;" calcext:value-type="string">
            <text:p>{[[[({{({[((&lt;[)&gt;)[])]}[((&lt;</text:p>
          </table:table-cell>
          <table:table-cell table:style-name="ce2" table:formula="of:=SUBSTITUTE(SUBSTITUTE(SUBSTITUTE(SUBSTITUTE([.D74];&quot;()&quot;;&quot;&quot;);&quot;[]&quot;;&quot;&quot;);&quot;{}&quot;;&quot;&quot;);&quot;&lt;&gt;&quot;;&quot;&quot;)" office:value-type="string" office:string-value="{[[[({{({[((&lt;[)&gt;))]}[((&lt;" calcext:value-type="string">
            <text:p>{[[[({{({[((&lt;[)&gt;))]}[((&lt;</text:p>
          </table:table-cell>
          <table:table-cell table:style-name="ce2" table:formula="of:=SUBSTITUTE(SUBSTITUTE(SUBSTITUTE(SUBSTITUTE([.E74];&quot;()&quot;;&quot;&quot;);&quot;[]&quot;;&quot;&quot;);&quot;{}&quot;;&quot;&quot;);&quot;&lt;&gt;&quot;;&quot;&quot;)" office:value-type="string" office:string-value="{[[[({{({[((&lt;[)&gt;))]}[((&lt;" calcext:value-type="string">
            <text:p>{[[[({{({[((&lt;[)&gt;))]}[((&lt;</text:p>
          </table:table-cell>
          <table:table-cell table:style-name="ce2" table:formula="of:=SUBSTITUTE(SUBSTITUTE(SUBSTITUTE(SUBSTITUTE([.F74];&quot;()&quot;;&quot;&quot;);&quot;[]&quot;;&quot;&quot;);&quot;{}&quot;;&quot;&quot;);&quot;&lt;&gt;&quot;;&quot;&quot;)" office:value-type="string" office:string-value="{[[[({{({[((&lt;[)&gt;))]}[((&lt;" calcext:value-type="string">
            <text:p>{[[[({{({[((&lt;[)&gt;))]}[((&lt;</text:p>
          </table:table-cell>
          <table:table-cell table:style-name="ce2" table:formula="of:=SUBSTITUTE(SUBSTITUTE(SUBSTITUTE(SUBSTITUTE([.G74];&quot;()&quot;;&quot;&quot;);&quot;[]&quot;;&quot;&quot;);&quot;{}&quot;;&quot;&quot;);&quot;&lt;&gt;&quot;;&quot;&quot;)" office:value-type="string" office:string-value="{[[[({{({[((&lt;[)&gt;))]}[((&lt;" calcext:value-type="string">
            <text:p>{[[[({{({[((&lt;[)&gt;))]}[((&lt;</text:p>
          </table:table-cell>
          <table:table-cell table:style-name="ce2" table:formula="of:=SUBSTITUTE(SUBSTITUTE(SUBSTITUTE(SUBSTITUTE([.H74];&quot;()&quot;;&quot;&quot;);&quot;[]&quot;;&quot;&quot;);&quot;{}&quot;;&quot;&quot;);&quot;&lt;&gt;&quot;;&quot;&quot;)" office:value-type="string" office:string-value="{[[[({{({[((&lt;[)&gt;))]}[((&lt;" calcext:value-type="string">
            <text:p>{[[[({{({[((&lt;[)&gt;))]}[((&lt;</text:p>
          </table:table-cell>
          <table:table-cell table:style-name="ce2" table:formula="of:=SUBSTITUTE(SUBSTITUTE(SUBSTITUTE(SUBSTITUTE([.I74];&quot;()&quot;;&quot;&quot;);&quot;[]&quot;;&quot;&quot;);&quot;{}&quot;;&quot;&quot;);&quot;&lt;&gt;&quot;;&quot;&quot;)" office:value-type="string" office:string-value="{[[[({{({[((&lt;[)&gt;))]}[((&lt;" calcext:value-type="string">
            <text:p>{[[[({{({[((&lt;[)&gt;))]}[((&lt;</text:p>
          </table:table-cell>
          <table:table-cell table:style-name="ce2" table:formula="of:=SUBSTITUTE(SUBSTITUTE(SUBSTITUTE(SUBSTITUTE([.J74];&quot;()&quot;;&quot;&quot;);&quot;[]&quot;;&quot;&quot;);&quot;{}&quot;;&quot;&quot;);&quot;&lt;&gt;&quot;;&quot;&quot;)" office:value-type="string" office:string-value="{[[[({{({[((&lt;[)&gt;))]}[((&lt;" calcext:value-type="string">
            <text:p>{[[[({{({[((&lt;[)&gt;))]}[((&lt;</text:p>
          </table:table-cell>
          <table:table-cell table:style-name="ce2" table:formula="of:=SUBSTITUTE(SUBSTITUTE(SUBSTITUTE(SUBSTITUTE([.K74];&quot;()&quot;;&quot;&quot;);&quot;[]&quot;;&quot;&quot;);&quot;{}&quot;;&quot;&quot;);&quot;&lt;&gt;&quot;;&quot;&quot;)" office:value-type="string" office:string-value="{[[[({{({[((&lt;[)&gt;))]}[((&lt;" calcext:value-type="string">
            <text:p>{[[[({{({[((&lt;[)&gt;))]}[((&lt;</text:p>
          </table:table-cell>
          <table:table-cell table:style-name="ce2" table:formula="of:=SUBSTITUTE(SUBSTITUTE(SUBSTITUTE(SUBSTITUTE([.L74];&quot;()&quot;;&quot;&quot;);&quot;[]&quot;;&quot;&quot;);&quot;{}&quot;;&quot;&quot;);&quot;&lt;&gt;&quot;;&quot;&quot;)" office:value-type="string" office:string-value="{[[[({{({[((&lt;[)&gt;))]}[((&lt;" calcext:value-type="string">
            <text:p>{[[[({{({[((&lt;[)&gt;))]}[((&lt;</text:p>
          </table:table-cell>
          <table:table-cell table:style-name="ce2" table:formula="of:=SUBSTITUTE(SUBSTITUTE(SUBSTITUTE(SUBSTITUTE([.M74];&quot;()&quot;;&quot;&quot;);&quot;[]&quot;;&quot;&quot;);&quot;{}&quot;;&quot;&quot;);&quot;&lt;&gt;&quot;;&quot;&quot;)" office:value-type="string" office:string-value="{[[[({{({[((&lt;[)&gt;))]}[((&lt;" calcext:value-type="string">
            <text:p>{[[[({{({[((&lt;[)&gt;))]}[((&lt;</text:p>
          </table:table-cell>
          <table:table-cell table:style-name="ce2" table:formula="of:=SUBSTITUTE(SUBSTITUTE(SUBSTITUTE(SUBSTITUTE([.N74];&quot;()&quot;;&quot;&quot;);&quot;[]&quot;;&quot;&quot;);&quot;{}&quot;;&quot;&quot;);&quot;&lt;&gt;&quot;;&quot;&quot;)" office:value-type="string" office:string-value="{[[[({{({[((&lt;[)&gt;))]}[((&lt;" calcext:value-type="string">
            <text:p>{[[[({{({[((&lt;[)&gt;))]}[((&lt;</text:p>
          </table:table-cell>
          <table:table-cell table:style-name="ce2" table:formula="of:=SUBSTITUTE(SUBSTITUTE(SUBSTITUTE(SUBSTITUTE([.O74];&quot;()&quot;;&quot;&quot;);&quot;[]&quot;;&quot;&quot;);&quot;{}&quot;;&quot;&quot;);&quot;&lt;&gt;&quot;;&quot;&quot;)" office:value-type="string" office:string-value="{[[[({{({[((&lt;[)&gt;))]}[((&lt;" calcext:value-type="string">
            <text:p>{[[[({{({[((&lt;[)&gt;))]}[((&lt;</text:p>
          </table:table-cell>
          <table:table-cell table:style-name="ce2" table:formula="of:=SUBSTITUTE(SUBSTITUTE(SUBSTITUTE(SUBSTITUTE([.P74];&quot;()&quot;;&quot;&quot;);&quot;[]&quot;;&quot;&quot;);&quot;{}&quot;;&quot;&quot;);&quot;&lt;&gt;&quot;;&quot;&quot;)" office:value-type="string" office:string-value="{[[[({{({[((&lt;[)&gt;))]}[((&lt;" calcext:value-type="string">
            <text:p>{[[[({{({[((&lt;[)&gt;))]}[((&lt;</text:p>
          </table:table-cell>
          <table:table-cell table:style-name="ce2" table:formula="of:=SUBSTITUTE(SUBSTITUTE(SUBSTITUTE(SUBSTITUTE([.Q74];&quot;()&quot;;&quot;&quot;);&quot;[]&quot;;&quot;&quot;);&quot;{}&quot;;&quot;&quot;);&quot;&lt;&gt;&quot;;&quot;&quot;)" office:value-type="string" office:string-value="{[[[({{({[((&lt;[)&gt;))]}[((&lt;" calcext:value-type="string">
            <text:p>{[[[({{({[((&lt;[)&gt;))]}[((&lt;</text:p>
          </table:table-cell>
          <table:table-cell table:style-name="ce2" table:formula="of:=SUBSTITUTE(SUBSTITUTE(SUBSTITUTE(SUBSTITUTE([.R74];&quot;()&quot;;&quot;&quot;);&quot;[]&quot;;&quot;&quot;);&quot;{}&quot;;&quot;&quot;);&quot;&lt;&gt;&quot;;&quot;&quot;)" office:value-type="string" office:string-value="{[[[({{({[((&lt;[)&gt;))]}[((&lt;" calcext:value-type="string">
            <text:p>{[[[({{({[((&lt;[)&gt;))]}[((&lt;</text:p>
          </table:table-cell>
          <table:table-cell table:style-name="ce2" table:formula="of:=SUBSTITUTE(SUBSTITUTE(SUBSTITUTE(SUBSTITUTE([.S74];&quot;()&quot;;&quot;&quot;);&quot;[]&quot;;&quot;&quot;);&quot;{}&quot;;&quot;&quot;);&quot;&lt;&gt;&quot;;&quot;&quot;)" office:value-type="string" office:string-value="{[[[({{({[((&lt;[)&gt;))]}[((&lt;" calcext:value-type="string">
            <text:p>{[[[({{({[((&lt;[)&gt;))]}[((&lt;</text:p>
          </table:table-cell>
          <table:table-cell table:style-name="ce2" table:formula="of:=SUBSTITUTE(SUBSTITUTE(SUBSTITUTE(SUBSTITUTE([.T74];&quot;()&quot;;&quot;&quot;);&quot;[]&quot;;&quot;&quot;);&quot;{}&quot;;&quot;&quot;);&quot;&lt;&gt;&quot;;&quot;&quot;)" office:value-type="string" office:string-value="{[[[({{({[((&lt;[)&gt;))]}[((&lt;" calcext:value-type="string">
            <text:p>{[[[({{({[((&lt;[)&gt;))]}[((&lt;</text:p>
          </table:table-cell>
          <table:table-cell table:style-name="ce2" table:formula="of:=SUBSTITUTE(SUBSTITUTE(SUBSTITUTE(SUBSTITUTE([.U74];&quot;()&quot;;&quot;&quot;);&quot;[]&quot;;&quot;&quot;);&quot;{}&quot;;&quot;&quot;);&quot;&lt;&gt;&quot;;&quot;&quot;)" office:value-type="string" office:string-value="{[[[({{({[((&lt;[)&gt;))]}[((&lt;" calcext:value-type="string">
            <text:p>{[[[({{({[((&lt;[)&gt;))]}[((&lt;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74]; MIN(IFERROR(TRANSPOSE(FIND([$Reference.$A$5:.$A$8];[.V74]));)))); [$Reference.$A$5:.$A$8];0);0);)" office:value-type="float" office:value="3" calcext:value-type="float">
            <text:p>3</text:p>
          </table:table-cell>
          <table:table-cell/>
          <table:table-cell table:style-name="ce6" table:number-matrix-columns-spanned="1" table:number-matrix-rows-spanned="1" table:formula="of:=IF(ISBLANK([.X74]);CONCATENATE(MID([.V74];LEN([.V74])-ROW(INDIRECT(&quot;1:&quot;&amp;LEN([.V74])))+1;1));)" office:value-type="float" office:value="0" calcext:value-type="float">
            <text:p>0</text:p>
          </table:table-cell>
          <table:table-cell table:style-name="ce8" table:formula="of:=SUBSTITUTE(SUBSTITUTE(SUBSTITUTE(SUBSTITUTE([.Z74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74&amp;&quot;&quot;&quot;&quot;,&quot;&quot;(?s)(.{1})&quot;&quot;,&quot;&quot;$1&quot;&quot;&amp;CHAR(127)),&quot;&quot;'&quot;&quot;,&quot;&quot;''&quot;&quot;),CHAR(127)),)&quot;);&quot;&quot;)">
            <text:p/>
          </table:table-cell>
          <table:table-cell table:style-name="ce9" table:number-columns-repeated="1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74]));([.AT74]*5)+IFERROR(INDEX( [$Reference.$D$5:.$D$8];MATCH( [.AB74]; [$Reference.$A$5:.$A$8];0);0););[.AT7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C74]));([.AU74]*5)+IFERROR(INDEX( [$Reference.$D$5:.$D$8];MATCH( [.AC74]; [$Reference.$A$5:.$A$8];0);0););[.AU7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D74]));([.AV74]*5)+IFERROR(INDEX( [$Reference.$D$5:.$D$8];MATCH( [.AD74]; [$Reference.$A$5:.$A$8];0);0););[.AV7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E74]));([.AW74]*5)+IFERROR(INDEX( [$Reference.$D$5:.$D$8];MATCH( [.AE74]; [$Reference.$A$5:.$A$8];0);0););[.AW7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F74]));([.AX74]*5)+IFERROR(INDEX( [$Reference.$D$5:.$D$8];MATCH( [.AF74]; [$Reference.$A$5:.$A$8];0);0););[.AX7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G74]));([.AY74]*5)+IFERROR(INDEX( [$Reference.$D$5:.$D$8];MATCH( [.AG74]; [$Reference.$A$5:.$A$8];0);0););[.AY7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H74]));([.AZ74]*5)+IFERROR(INDEX( [$Reference.$D$5:.$D$8];MATCH( [.AH74]; [$Reference.$A$5:.$A$8];0);0););[.AZ7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I74]));([.BA74]*5)+IFERROR(INDEX( [$Reference.$D$5:.$D$8];MATCH( [.AI74]; [$Reference.$A$5:.$A$8];0);0););[.BA7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J74]));([.BB74]*5)+IFERROR(INDEX( [$Reference.$D$5:.$D$8];MATCH( [.AJ74]; [$Reference.$A$5:.$A$8];0);0););[.BB7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K74]));([.BC74]*5)+IFERROR(INDEX( [$Reference.$D$5:.$D$8];MATCH( [.AK74]; [$Reference.$A$5:.$A$8];0);0););[.BC7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L74]));([.BD74]*5)+IFERROR(INDEX( [$Reference.$D$5:.$D$8];MATCH( [.AL74]; [$Reference.$A$5:.$A$8];0);0););[.BD7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M74]));([.BE74]*5)+IFERROR(INDEX( [$Reference.$D$5:.$D$8];MATCH( [.AM74]; [$Reference.$A$5:.$A$8];0);0););[.BE7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N74]));([.BF74]*5)+IFERROR(INDEX( [$Reference.$D$5:.$D$8];MATCH( [.AN74]; [$Reference.$A$5:.$A$8];0);0););[.BF7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O74]));([.BG74]*5)+IFERROR(INDEX( [$Reference.$D$5:.$D$8];MATCH( [.AO74]; [$Reference.$A$5:.$A$8];0);0););[.BG7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P74]));([.BH74]*5)+IFERROR(INDEX( [$Reference.$D$5:.$D$8];MATCH( [.AP74]; [$Reference.$A$5:.$A$8];0);0););[.BH7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Q74]));([.BI74]*5)+IFERROR(INDEX( [$Reference.$D$5:.$D$8];MATCH( [.AQ74]; [$Reference.$A$5:.$A$8];0);0););[.BI7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R74]));([.BJ74]*5)+IFERROR(INDEX( [$Reference.$D$5:.$D$8];MATCH( [.AR74]; [$Reference.$A$5:.$A$8];0);0););[.BJ7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S74]));([.BK74]*5)+IFERROR(INDEX( [$Reference.$D$5:.$D$8];MATCH( [.AS74]; [$Reference.$A$5:.$A$8];0);0););[.BK74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[&lt;(&lt;&lt;&lt;{{((&lt;&lt;({[]{}}([]{})&gt;&lt;({}{})&gt;&gt;&lt;({&lt;&gt;{}}&lt;()[]&gt;)({[]()}[{}()])&gt;&gt;(([[()[]]&lt;&lt;&gt;[]&gt;](&lt;&lt;&gt;()&gt;({}&lt;&gt;)))&lt;&lt;([</text:p>
          </table:table-cell>
          <table:table-cell table:style-name="ce2" table:formula="of:=SUBSTITUTE(SUBSTITUTE(SUBSTITUTE(SUBSTITUTE([.A75];&quot;()&quot;;&quot;&quot;);&quot;[]&quot;;&quot;&quot;);&quot;{}&quot;;&quot;&quot;);&quot;&lt;&gt;&quot;;&quot;&quot;)" office:value-type="string" office:string-value="[&lt;(&lt;&lt;&lt;{{((&lt;&lt;({}()&gt;&lt;()&gt;&gt;&lt;({})([])&gt;&gt;(([[]&lt;&gt;](&lt;&gt;()))&lt;&lt;([" calcext:value-type="string">
            <text:p>[&lt;(&lt;&lt;&lt;{{((&lt;&lt;({}()&gt;&lt;()&gt;&gt;&lt;({})([])&gt;&gt;(([[]&lt;&gt;](&lt;&gt;()))&lt;&lt;([</text:p>
          </table:table-cell>
          <table:table-cell table:style-name="ce2" table:formula="of:=SUBSTITUTE(SUBSTITUTE(SUBSTITUTE(SUBSTITUTE([.B75];&quot;()&quot;;&quot;&quot;);&quot;[]&quot;;&quot;&quot;);&quot;{}&quot;;&quot;&quot;);&quot;&lt;&gt;&quot;;&quot;&quot;)" office:value-type="string" office:string-value="[&lt;(&lt;&lt;&lt;{{((&lt;&lt;(&gt;&gt;&lt;()()&gt;&gt;(([]())&lt;&lt;([" calcext:value-type="string">
            <text:p>[&lt;(&lt;&lt;&lt;{{((&lt;&lt;(&gt;&gt;&lt;()()&gt;&gt;(([]())&lt;&lt;([</text:p>
          </table:table-cell>
          <table:table-cell table:style-name="ce2" table:formula="of:=SUBSTITUTE(SUBSTITUTE(SUBSTITUTE(SUBSTITUTE([.C75];&quot;()&quot;;&quot;&quot;);&quot;[]&quot;;&quot;&quot;);&quot;{}&quot;;&quot;&quot;);&quot;&lt;&gt;&quot;;&quot;&quot;)" office:value-type="string" office:string-value="[&lt;(&lt;&lt;&lt;{{((&lt;&lt;(&gt;&gt;&gt;(()&lt;&lt;([" calcext:value-type="string">
            <text:p>[&lt;(&lt;&lt;&lt;{{((&lt;&lt;(&gt;&gt;&gt;(()&lt;&lt;([</text:p>
          </table:table-cell>
          <table:table-cell table:style-name="ce2" table:formula="of:=SUBSTITUTE(SUBSTITUTE(SUBSTITUTE(SUBSTITUTE([.D75];&quot;()&quot;;&quot;&quot;);&quot;[]&quot;;&quot;&quot;);&quot;{}&quot;;&quot;&quot;);&quot;&lt;&gt;&quot;;&quot;&quot;)" office:value-type="string" office:string-value="[&lt;(&lt;&lt;&lt;{{((&lt;&lt;(&gt;&gt;&gt;(&lt;&lt;([" calcext:value-type="string">
            <text:p>[&lt;(&lt;&lt;&lt;{{((&lt;&lt;(&gt;&gt;&gt;(&lt;&lt;([</text:p>
          </table:table-cell>
          <table:table-cell table:style-name="ce2" table:formula="of:=SUBSTITUTE(SUBSTITUTE(SUBSTITUTE(SUBSTITUTE([.E75];&quot;()&quot;;&quot;&quot;);&quot;[]&quot;;&quot;&quot;);&quot;{}&quot;;&quot;&quot;);&quot;&lt;&gt;&quot;;&quot;&quot;)" office:value-type="string" office:string-value="[&lt;(&lt;&lt;&lt;{{((&lt;&lt;(&gt;&gt;&gt;(&lt;&lt;([" calcext:value-type="string">
            <text:p>[&lt;(&lt;&lt;&lt;{{((&lt;&lt;(&gt;&gt;&gt;(&lt;&lt;([</text:p>
          </table:table-cell>
          <table:table-cell table:style-name="ce2" table:formula="of:=SUBSTITUTE(SUBSTITUTE(SUBSTITUTE(SUBSTITUTE([.F75];&quot;()&quot;;&quot;&quot;);&quot;[]&quot;;&quot;&quot;);&quot;{}&quot;;&quot;&quot;);&quot;&lt;&gt;&quot;;&quot;&quot;)" office:value-type="string" office:string-value="[&lt;(&lt;&lt;&lt;{{((&lt;&lt;(&gt;&gt;&gt;(&lt;&lt;([" calcext:value-type="string">
            <text:p>[&lt;(&lt;&lt;&lt;{{((&lt;&lt;(&gt;&gt;&gt;(&lt;&lt;([</text:p>
          </table:table-cell>
          <table:table-cell table:style-name="ce2" table:formula="of:=SUBSTITUTE(SUBSTITUTE(SUBSTITUTE(SUBSTITUTE([.G75];&quot;()&quot;;&quot;&quot;);&quot;[]&quot;;&quot;&quot;);&quot;{}&quot;;&quot;&quot;);&quot;&lt;&gt;&quot;;&quot;&quot;)" office:value-type="string" office:string-value="[&lt;(&lt;&lt;&lt;{{((&lt;&lt;(&gt;&gt;&gt;(&lt;&lt;([" calcext:value-type="string">
            <text:p>[&lt;(&lt;&lt;&lt;{{((&lt;&lt;(&gt;&gt;&gt;(&lt;&lt;([</text:p>
          </table:table-cell>
          <table:table-cell table:style-name="ce2" table:formula="of:=SUBSTITUTE(SUBSTITUTE(SUBSTITUTE(SUBSTITUTE([.H75];&quot;()&quot;;&quot;&quot;);&quot;[]&quot;;&quot;&quot;);&quot;{}&quot;;&quot;&quot;);&quot;&lt;&gt;&quot;;&quot;&quot;)" office:value-type="string" office:string-value="[&lt;(&lt;&lt;&lt;{{((&lt;&lt;(&gt;&gt;&gt;(&lt;&lt;([" calcext:value-type="string">
            <text:p>[&lt;(&lt;&lt;&lt;{{((&lt;&lt;(&gt;&gt;&gt;(&lt;&lt;([</text:p>
          </table:table-cell>
          <table:table-cell table:style-name="ce2" table:formula="of:=SUBSTITUTE(SUBSTITUTE(SUBSTITUTE(SUBSTITUTE([.I75];&quot;()&quot;;&quot;&quot;);&quot;[]&quot;;&quot;&quot;);&quot;{}&quot;;&quot;&quot;);&quot;&lt;&gt;&quot;;&quot;&quot;)" office:value-type="string" office:string-value="[&lt;(&lt;&lt;&lt;{{((&lt;&lt;(&gt;&gt;&gt;(&lt;&lt;([" calcext:value-type="string">
            <text:p>[&lt;(&lt;&lt;&lt;{{((&lt;&lt;(&gt;&gt;&gt;(&lt;&lt;([</text:p>
          </table:table-cell>
          <table:table-cell table:style-name="ce2" table:formula="of:=SUBSTITUTE(SUBSTITUTE(SUBSTITUTE(SUBSTITUTE([.J75];&quot;()&quot;;&quot;&quot;);&quot;[]&quot;;&quot;&quot;);&quot;{}&quot;;&quot;&quot;);&quot;&lt;&gt;&quot;;&quot;&quot;)" office:value-type="string" office:string-value="[&lt;(&lt;&lt;&lt;{{((&lt;&lt;(&gt;&gt;&gt;(&lt;&lt;([" calcext:value-type="string">
            <text:p>[&lt;(&lt;&lt;&lt;{{((&lt;&lt;(&gt;&gt;&gt;(&lt;&lt;([</text:p>
          </table:table-cell>
          <table:table-cell table:style-name="ce2" table:formula="of:=SUBSTITUTE(SUBSTITUTE(SUBSTITUTE(SUBSTITUTE([.K75];&quot;()&quot;;&quot;&quot;);&quot;[]&quot;;&quot;&quot;);&quot;{}&quot;;&quot;&quot;);&quot;&lt;&gt;&quot;;&quot;&quot;)" office:value-type="string" office:string-value="[&lt;(&lt;&lt;&lt;{{((&lt;&lt;(&gt;&gt;&gt;(&lt;&lt;([" calcext:value-type="string">
            <text:p>[&lt;(&lt;&lt;&lt;{{((&lt;&lt;(&gt;&gt;&gt;(&lt;&lt;([</text:p>
          </table:table-cell>
          <table:table-cell table:style-name="ce2" table:formula="of:=SUBSTITUTE(SUBSTITUTE(SUBSTITUTE(SUBSTITUTE([.L75];&quot;()&quot;;&quot;&quot;);&quot;[]&quot;;&quot;&quot;);&quot;{}&quot;;&quot;&quot;);&quot;&lt;&gt;&quot;;&quot;&quot;)" office:value-type="string" office:string-value="[&lt;(&lt;&lt;&lt;{{((&lt;&lt;(&gt;&gt;&gt;(&lt;&lt;([" calcext:value-type="string">
            <text:p>[&lt;(&lt;&lt;&lt;{{((&lt;&lt;(&gt;&gt;&gt;(&lt;&lt;([</text:p>
          </table:table-cell>
          <table:table-cell table:style-name="ce2" table:formula="of:=SUBSTITUTE(SUBSTITUTE(SUBSTITUTE(SUBSTITUTE([.M75];&quot;()&quot;;&quot;&quot;);&quot;[]&quot;;&quot;&quot;);&quot;{}&quot;;&quot;&quot;);&quot;&lt;&gt;&quot;;&quot;&quot;)" office:value-type="string" office:string-value="[&lt;(&lt;&lt;&lt;{{((&lt;&lt;(&gt;&gt;&gt;(&lt;&lt;([" calcext:value-type="string">
            <text:p>[&lt;(&lt;&lt;&lt;{{((&lt;&lt;(&gt;&gt;&gt;(&lt;&lt;([</text:p>
          </table:table-cell>
          <table:table-cell table:style-name="ce2" table:formula="of:=SUBSTITUTE(SUBSTITUTE(SUBSTITUTE(SUBSTITUTE([.N75];&quot;()&quot;;&quot;&quot;);&quot;[]&quot;;&quot;&quot;);&quot;{}&quot;;&quot;&quot;);&quot;&lt;&gt;&quot;;&quot;&quot;)" office:value-type="string" office:string-value="[&lt;(&lt;&lt;&lt;{{((&lt;&lt;(&gt;&gt;&gt;(&lt;&lt;([" calcext:value-type="string">
            <text:p>[&lt;(&lt;&lt;&lt;{{((&lt;&lt;(&gt;&gt;&gt;(&lt;&lt;([</text:p>
          </table:table-cell>
          <table:table-cell table:style-name="ce2" table:formula="of:=SUBSTITUTE(SUBSTITUTE(SUBSTITUTE(SUBSTITUTE([.O75];&quot;()&quot;;&quot;&quot;);&quot;[]&quot;;&quot;&quot;);&quot;{}&quot;;&quot;&quot;);&quot;&lt;&gt;&quot;;&quot;&quot;)" office:value-type="string" office:string-value="[&lt;(&lt;&lt;&lt;{{((&lt;&lt;(&gt;&gt;&gt;(&lt;&lt;([" calcext:value-type="string">
            <text:p>[&lt;(&lt;&lt;&lt;{{((&lt;&lt;(&gt;&gt;&gt;(&lt;&lt;([</text:p>
          </table:table-cell>
          <table:table-cell table:style-name="ce2" table:formula="of:=SUBSTITUTE(SUBSTITUTE(SUBSTITUTE(SUBSTITUTE([.P75];&quot;()&quot;;&quot;&quot;);&quot;[]&quot;;&quot;&quot;);&quot;{}&quot;;&quot;&quot;);&quot;&lt;&gt;&quot;;&quot;&quot;)" office:value-type="string" office:string-value="[&lt;(&lt;&lt;&lt;{{((&lt;&lt;(&gt;&gt;&gt;(&lt;&lt;([" calcext:value-type="string">
            <text:p>[&lt;(&lt;&lt;&lt;{{((&lt;&lt;(&gt;&gt;&gt;(&lt;&lt;([</text:p>
          </table:table-cell>
          <table:table-cell table:style-name="ce2" table:formula="of:=SUBSTITUTE(SUBSTITUTE(SUBSTITUTE(SUBSTITUTE([.Q75];&quot;()&quot;;&quot;&quot;);&quot;[]&quot;;&quot;&quot;);&quot;{}&quot;;&quot;&quot;);&quot;&lt;&gt;&quot;;&quot;&quot;)" office:value-type="string" office:string-value="[&lt;(&lt;&lt;&lt;{{((&lt;&lt;(&gt;&gt;&gt;(&lt;&lt;([" calcext:value-type="string">
            <text:p>[&lt;(&lt;&lt;&lt;{{((&lt;&lt;(&gt;&gt;&gt;(&lt;&lt;([</text:p>
          </table:table-cell>
          <table:table-cell table:style-name="ce2" table:formula="of:=SUBSTITUTE(SUBSTITUTE(SUBSTITUTE(SUBSTITUTE([.R75];&quot;()&quot;;&quot;&quot;);&quot;[]&quot;;&quot;&quot;);&quot;{}&quot;;&quot;&quot;);&quot;&lt;&gt;&quot;;&quot;&quot;)" office:value-type="string" office:string-value="[&lt;(&lt;&lt;&lt;{{((&lt;&lt;(&gt;&gt;&gt;(&lt;&lt;([" calcext:value-type="string">
            <text:p>[&lt;(&lt;&lt;&lt;{{((&lt;&lt;(&gt;&gt;&gt;(&lt;&lt;([</text:p>
          </table:table-cell>
          <table:table-cell table:style-name="ce2" table:formula="of:=SUBSTITUTE(SUBSTITUTE(SUBSTITUTE(SUBSTITUTE([.S75];&quot;()&quot;;&quot;&quot;);&quot;[]&quot;;&quot;&quot;);&quot;{}&quot;;&quot;&quot;);&quot;&lt;&gt;&quot;;&quot;&quot;)" office:value-type="string" office:string-value="[&lt;(&lt;&lt;&lt;{{((&lt;&lt;(&gt;&gt;&gt;(&lt;&lt;([" calcext:value-type="string">
            <text:p>[&lt;(&lt;&lt;&lt;{{((&lt;&lt;(&gt;&gt;&gt;(&lt;&lt;([</text:p>
          </table:table-cell>
          <table:table-cell table:style-name="ce2" table:formula="of:=SUBSTITUTE(SUBSTITUTE(SUBSTITUTE(SUBSTITUTE([.T75];&quot;()&quot;;&quot;&quot;);&quot;[]&quot;;&quot;&quot;);&quot;{}&quot;;&quot;&quot;);&quot;&lt;&gt;&quot;;&quot;&quot;)" office:value-type="string" office:string-value="[&lt;(&lt;&lt;&lt;{{((&lt;&lt;(&gt;&gt;&gt;(&lt;&lt;([" calcext:value-type="string">
            <text:p>[&lt;(&lt;&lt;&lt;{{((&lt;&lt;(&gt;&gt;&gt;(&lt;&lt;([</text:p>
          </table:table-cell>
          <table:table-cell table:style-name="ce2" table:formula="of:=SUBSTITUTE(SUBSTITUTE(SUBSTITUTE(SUBSTITUTE([.U75];&quot;()&quot;;&quot;&quot;);&quot;[]&quot;;&quot;&quot;);&quot;{}&quot;;&quot;&quot;);&quot;&lt;&gt;&quot;;&quot;&quot;)" office:value-type="string" office:string-value="[&lt;(&lt;&lt;&lt;{{((&lt;&lt;(&gt;&gt;&gt;(&lt;&lt;([" calcext:value-type="string">
            <text:p>[&lt;(&lt;&lt;&lt;{{((&lt;&lt;(&gt;&gt;&gt;(&lt;&lt;([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75]; MIN(IFERROR(TRANSPOSE(FIND([$Reference.$A$5:.$A$8];[.V75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75]);CONCATENATE(MID([.V75];LEN([.V75])-ROW(INDIRECT(&quot;1:&quot;&amp;LEN([.V75])))+1;1));)" office:value-type="float" office:value="0" calcext:value-type="float">
            <text:p>0</text:p>
          </table:table-cell>
          <table:table-cell table:style-name="ce8" table:formula="of:=SUBSTITUTE(SUBSTITUTE(SUBSTITUTE(SUBSTITUTE([.Z75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75&amp;&quot;&quot;&quot;&quot;,&quot;&quot;(?s)(.{1})&quot;&quot;,&quot;&quot;$1&quot;&quot;&amp;CHAR(127)),&quot;&quot;'&quot;&quot;,&quot;&quot;''&quot;&quot;),CHAR(127)),)&quot;);&quot;&quot;)">
            <text:p/>
          </table:table-cell>
          <table:table-cell table:style-name="ce9" table:number-columns-repeated="1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75]));([.AT75]*5)+IFERROR(INDEX( [$Reference.$D$5:.$D$8];MATCH( [.AB75]; [$Reference.$A$5:.$A$8];0);0););[.AT7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C75]));([.AU75]*5)+IFERROR(INDEX( [$Reference.$D$5:.$D$8];MATCH( [.AC75]; [$Reference.$A$5:.$A$8];0);0););[.AU7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D75]));([.AV75]*5)+IFERROR(INDEX( [$Reference.$D$5:.$D$8];MATCH( [.AD75]; [$Reference.$A$5:.$A$8];0);0););[.AV7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E75]));([.AW75]*5)+IFERROR(INDEX( [$Reference.$D$5:.$D$8];MATCH( [.AE75]; [$Reference.$A$5:.$A$8];0);0););[.AW7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F75]));([.AX75]*5)+IFERROR(INDEX( [$Reference.$D$5:.$D$8];MATCH( [.AF75]; [$Reference.$A$5:.$A$8];0);0););[.AX7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G75]));([.AY75]*5)+IFERROR(INDEX( [$Reference.$D$5:.$D$8];MATCH( [.AG75]; [$Reference.$A$5:.$A$8];0);0););[.AY7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H75]));([.AZ75]*5)+IFERROR(INDEX( [$Reference.$D$5:.$D$8];MATCH( [.AH75]; [$Reference.$A$5:.$A$8];0);0););[.AZ7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I75]));([.BA75]*5)+IFERROR(INDEX( [$Reference.$D$5:.$D$8];MATCH( [.AI75]; [$Reference.$A$5:.$A$8];0);0););[.BA7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J75]));([.BB75]*5)+IFERROR(INDEX( [$Reference.$D$5:.$D$8];MATCH( [.AJ75]; [$Reference.$A$5:.$A$8];0);0););[.BB7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K75]));([.BC75]*5)+IFERROR(INDEX( [$Reference.$D$5:.$D$8];MATCH( [.AK75]; [$Reference.$A$5:.$A$8];0);0););[.BC7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L75]));([.BD75]*5)+IFERROR(INDEX( [$Reference.$D$5:.$D$8];MATCH( [.AL75]; [$Reference.$A$5:.$A$8];0);0););[.BD7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M75]));([.BE75]*5)+IFERROR(INDEX( [$Reference.$D$5:.$D$8];MATCH( [.AM75]; [$Reference.$A$5:.$A$8];0);0););[.BE7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N75]));([.BF75]*5)+IFERROR(INDEX( [$Reference.$D$5:.$D$8];MATCH( [.AN75]; [$Reference.$A$5:.$A$8];0);0););[.BF7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O75]));([.BG75]*5)+IFERROR(INDEX( [$Reference.$D$5:.$D$8];MATCH( [.AO75]; [$Reference.$A$5:.$A$8];0);0););[.BG7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P75]));([.BH75]*5)+IFERROR(INDEX( [$Reference.$D$5:.$D$8];MATCH( [.AP75]; [$Reference.$A$5:.$A$8];0);0););[.BH7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Q75]));([.BI75]*5)+IFERROR(INDEX( [$Reference.$D$5:.$D$8];MATCH( [.AQ75]; [$Reference.$A$5:.$A$8];0);0););[.BI7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R75]));([.BJ75]*5)+IFERROR(INDEX( [$Reference.$D$5:.$D$8];MATCH( [.AR75]; [$Reference.$A$5:.$A$8];0);0););[.BJ75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S75]));([.BK75]*5)+IFERROR(INDEX( [$Reference.$D$5:.$D$8];MATCH( [.AS75]; [$Reference.$A$5:.$A$8];0);0););[.BK75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{[[{{&lt;&lt;[[[[[([()()}(&lt;&gt;[]))]((&lt;&lt;&gt;&lt;&gt;&gt;[[]{}])(&lt;{}[]&gt;[{}()]))]{&lt;{{{}&lt;&gt;}}({&lt;&gt;()}{()()})&gt;{{&lt;{}()&gt;&lt;{}&lt;&gt;&gt;}}}]]&lt;({&lt;</text:p>
          </table:table-cell>
          <table:table-cell table:style-name="ce2" table:formula="of:=SUBSTITUTE(SUBSTITUTE(SUBSTITUTE(SUBSTITUTE([.A76];&quot;()&quot;;&quot;&quot;);&quot;[]&quot;;&quot;&quot;);&quot;{}&quot;;&quot;&quot;);&quot;&lt;&gt;&quot;;&quot;&quot;)" office:value-type="string" office:string-value="{[[{{&lt;&lt;[[[[[([}())]((&lt;&gt;[])([]))]{&lt;{{}}({})&gt;{{&lt;&gt;}}}]]&lt;({&lt;" calcext:value-type="string">
            <text:p>{[[{{&lt;&lt;[[[[[([}())]((&lt;&gt;[])([]))]{&lt;{{}}({})&gt;{{&lt;&gt;}}}]]&lt;({&lt;</text:p>
          </table:table-cell>
          <table:table-cell table:style-name="ce2" table:formula="of:=SUBSTITUTE(SUBSTITUTE(SUBSTITUTE(SUBSTITUTE([.B76];&quot;()&quot;;&quot;&quot;);&quot;[]&quot;;&quot;&quot;);&quot;{}&quot;;&quot;&quot;);&quot;&lt;&gt;&quot;;&quot;&quot;)" office:value-type="string" office:string-value="{[[{{&lt;&lt;[[[[[([})](()())]{&lt;{}()&gt;{{}}}]]&lt;({&lt;" calcext:value-type="string">
            <text:p>{[[{{&lt;&lt;[[[[[([})](()())]{&lt;{}()&gt;{{}}}]]&lt;({&lt;</text:p>
          </table:table-cell>
          <table:table-cell table:style-name="ce2" table:formula="of:=SUBSTITUTE(SUBSTITUTE(SUBSTITUTE(SUBSTITUTE([.C76];&quot;()&quot;;&quot;&quot;);&quot;[]&quot;;&quot;&quot;);&quot;{}&quot;;&quot;&quot;);&quot;&lt;&gt;&quot;;&quot;&quot;)" office:value-type="string" office:string-value="{[[{{&lt;&lt;[[[[[([})]()]{{}}]]&lt;({&lt;" calcext:value-type="string">
            <text:p>{[[{{&lt;&lt;[[[[[([})]()]{{}}]]&lt;({&lt;</text:p>
          </table:table-cell>
          <table:table-cell table:style-name="ce2" table:formula="of:=SUBSTITUTE(SUBSTITUTE(SUBSTITUTE(SUBSTITUTE([.D76];&quot;()&quot;;&quot;&quot;);&quot;[]&quot;;&quot;&quot;);&quot;{}&quot;;&quot;&quot;);&quot;&lt;&gt;&quot;;&quot;&quot;)" office:value-type="string" office:string-value="{[[{{&lt;&lt;[[[[[([})]]{}]]&lt;({&lt;" calcext:value-type="string">
            <text:p>{[[{{&lt;&lt;[[[[[([})]]{}]]&lt;({&lt;</text:p>
          </table:table-cell>
          <table:table-cell table:style-name="ce2" table:formula="of:=SUBSTITUTE(SUBSTITUTE(SUBSTITUTE(SUBSTITUTE([.E76];&quot;()&quot;;&quot;&quot;);&quot;[]&quot;;&quot;&quot;);&quot;{}&quot;;&quot;&quot;);&quot;&lt;&gt;&quot;;&quot;&quot;)" office:value-type="string" office:string-value="{[[{{&lt;&lt;[[[[[([})]]]]&lt;({&lt;" calcext:value-type="string">
            <text:p>{[[{{&lt;&lt;[[[[[([})]]]]&lt;({&lt;</text:p>
          </table:table-cell>
          <table:table-cell table:style-name="ce2" table:formula="of:=SUBSTITUTE(SUBSTITUTE(SUBSTITUTE(SUBSTITUTE([.F76];&quot;()&quot;;&quot;&quot;);&quot;[]&quot;;&quot;&quot;);&quot;{}&quot;;&quot;&quot;);&quot;&lt;&gt;&quot;;&quot;&quot;)" office:value-type="string" office:string-value="{[[{{&lt;&lt;[[[[[([})]]]]&lt;({&lt;" calcext:value-type="string">
            <text:p>{[[{{&lt;&lt;[[[[[([})]]]]&lt;({&lt;</text:p>
          </table:table-cell>
          <table:table-cell table:style-name="ce2" table:formula="of:=SUBSTITUTE(SUBSTITUTE(SUBSTITUTE(SUBSTITUTE([.G76];&quot;()&quot;;&quot;&quot;);&quot;[]&quot;;&quot;&quot;);&quot;{}&quot;;&quot;&quot;);&quot;&lt;&gt;&quot;;&quot;&quot;)" office:value-type="string" office:string-value="{[[{{&lt;&lt;[[[[[([})]]]]&lt;({&lt;" calcext:value-type="string">
            <text:p>{[[{{&lt;&lt;[[[[[([})]]]]&lt;({&lt;</text:p>
          </table:table-cell>
          <table:table-cell table:style-name="ce2" table:formula="of:=SUBSTITUTE(SUBSTITUTE(SUBSTITUTE(SUBSTITUTE([.H76];&quot;()&quot;;&quot;&quot;);&quot;[]&quot;;&quot;&quot;);&quot;{}&quot;;&quot;&quot;);&quot;&lt;&gt;&quot;;&quot;&quot;)" office:value-type="string" office:string-value="{[[{{&lt;&lt;[[[[[([})]]]]&lt;({&lt;" calcext:value-type="string">
            <text:p>{[[{{&lt;&lt;[[[[[([})]]]]&lt;({&lt;</text:p>
          </table:table-cell>
          <table:table-cell table:style-name="ce2" table:formula="of:=SUBSTITUTE(SUBSTITUTE(SUBSTITUTE(SUBSTITUTE([.I76];&quot;()&quot;;&quot;&quot;);&quot;[]&quot;;&quot;&quot;);&quot;{}&quot;;&quot;&quot;);&quot;&lt;&gt;&quot;;&quot;&quot;)" office:value-type="string" office:string-value="{[[{{&lt;&lt;[[[[[([})]]]]&lt;({&lt;" calcext:value-type="string">
            <text:p>{[[{{&lt;&lt;[[[[[([})]]]]&lt;({&lt;</text:p>
          </table:table-cell>
          <table:table-cell table:style-name="ce2" table:formula="of:=SUBSTITUTE(SUBSTITUTE(SUBSTITUTE(SUBSTITUTE([.J76];&quot;()&quot;;&quot;&quot;);&quot;[]&quot;;&quot;&quot;);&quot;{}&quot;;&quot;&quot;);&quot;&lt;&gt;&quot;;&quot;&quot;)" office:value-type="string" office:string-value="{[[{{&lt;&lt;[[[[[([})]]]]&lt;({&lt;" calcext:value-type="string">
            <text:p>{[[{{&lt;&lt;[[[[[([})]]]]&lt;({&lt;</text:p>
          </table:table-cell>
          <table:table-cell table:style-name="ce2" table:formula="of:=SUBSTITUTE(SUBSTITUTE(SUBSTITUTE(SUBSTITUTE([.K76];&quot;()&quot;;&quot;&quot;);&quot;[]&quot;;&quot;&quot;);&quot;{}&quot;;&quot;&quot;);&quot;&lt;&gt;&quot;;&quot;&quot;)" office:value-type="string" office:string-value="{[[{{&lt;&lt;[[[[[([})]]]]&lt;({&lt;" calcext:value-type="string">
            <text:p>{[[{{&lt;&lt;[[[[[([})]]]]&lt;({&lt;</text:p>
          </table:table-cell>
          <table:table-cell table:style-name="ce2" table:formula="of:=SUBSTITUTE(SUBSTITUTE(SUBSTITUTE(SUBSTITUTE([.L76];&quot;()&quot;;&quot;&quot;);&quot;[]&quot;;&quot;&quot;);&quot;{}&quot;;&quot;&quot;);&quot;&lt;&gt;&quot;;&quot;&quot;)" office:value-type="string" office:string-value="{[[{{&lt;&lt;[[[[[([})]]]]&lt;({&lt;" calcext:value-type="string">
            <text:p>{[[{{&lt;&lt;[[[[[([})]]]]&lt;({&lt;</text:p>
          </table:table-cell>
          <table:table-cell table:style-name="ce2" table:formula="of:=SUBSTITUTE(SUBSTITUTE(SUBSTITUTE(SUBSTITUTE([.M76];&quot;()&quot;;&quot;&quot;);&quot;[]&quot;;&quot;&quot;);&quot;{}&quot;;&quot;&quot;);&quot;&lt;&gt;&quot;;&quot;&quot;)" office:value-type="string" office:string-value="{[[{{&lt;&lt;[[[[[([})]]]]&lt;({&lt;" calcext:value-type="string">
            <text:p>{[[{{&lt;&lt;[[[[[([})]]]]&lt;({&lt;</text:p>
          </table:table-cell>
          <table:table-cell table:style-name="ce2" table:formula="of:=SUBSTITUTE(SUBSTITUTE(SUBSTITUTE(SUBSTITUTE([.N76];&quot;()&quot;;&quot;&quot;);&quot;[]&quot;;&quot;&quot;);&quot;{}&quot;;&quot;&quot;);&quot;&lt;&gt;&quot;;&quot;&quot;)" office:value-type="string" office:string-value="{[[{{&lt;&lt;[[[[[([})]]]]&lt;({&lt;" calcext:value-type="string">
            <text:p>{[[{{&lt;&lt;[[[[[([})]]]]&lt;({&lt;</text:p>
          </table:table-cell>
          <table:table-cell table:style-name="ce2" table:formula="of:=SUBSTITUTE(SUBSTITUTE(SUBSTITUTE(SUBSTITUTE([.O76];&quot;()&quot;;&quot;&quot;);&quot;[]&quot;;&quot;&quot;);&quot;{}&quot;;&quot;&quot;);&quot;&lt;&gt;&quot;;&quot;&quot;)" office:value-type="string" office:string-value="{[[{{&lt;&lt;[[[[[([})]]]]&lt;({&lt;" calcext:value-type="string">
            <text:p>{[[{{&lt;&lt;[[[[[([})]]]]&lt;({&lt;</text:p>
          </table:table-cell>
          <table:table-cell table:style-name="ce2" table:formula="of:=SUBSTITUTE(SUBSTITUTE(SUBSTITUTE(SUBSTITUTE([.P76];&quot;()&quot;;&quot;&quot;);&quot;[]&quot;;&quot;&quot;);&quot;{}&quot;;&quot;&quot;);&quot;&lt;&gt;&quot;;&quot;&quot;)" office:value-type="string" office:string-value="{[[{{&lt;&lt;[[[[[([})]]]]&lt;({&lt;" calcext:value-type="string">
            <text:p>{[[{{&lt;&lt;[[[[[([})]]]]&lt;({&lt;</text:p>
          </table:table-cell>
          <table:table-cell table:style-name="ce2" table:formula="of:=SUBSTITUTE(SUBSTITUTE(SUBSTITUTE(SUBSTITUTE([.Q76];&quot;()&quot;;&quot;&quot;);&quot;[]&quot;;&quot;&quot;);&quot;{}&quot;;&quot;&quot;);&quot;&lt;&gt;&quot;;&quot;&quot;)" office:value-type="string" office:string-value="{[[{{&lt;&lt;[[[[[([})]]]]&lt;({&lt;" calcext:value-type="string">
            <text:p>{[[{{&lt;&lt;[[[[[([})]]]]&lt;({&lt;</text:p>
          </table:table-cell>
          <table:table-cell table:style-name="ce2" table:formula="of:=SUBSTITUTE(SUBSTITUTE(SUBSTITUTE(SUBSTITUTE([.R76];&quot;()&quot;;&quot;&quot;);&quot;[]&quot;;&quot;&quot;);&quot;{}&quot;;&quot;&quot;);&quot;&lt;&gt;&quot;;&quot;&quot;)" office:value-type="string" office:string-value="{[[{{&lt;&lt;[[[[[([})]]]]&lt;({&lt;" calcext:value-type="string">
            <text:p>{[[{{&lt;&lt;[[[[[([})]]]]&lt;({&lt;</text:p>
          </table:table-cell>
          <table:table-cell table:style-name="ce2" table:formula="of:=SUBSTITUTE(SUBSTITUTE(SUBSTITUTE(SUBSTITUTE([.S76];&quot;()&quot;;&quot;&quot;);&quot;[]&quot;;&quot;&quot;);&quot;{}&quot;;&quot;&quot;);&quot;&lt;&gt;&quot;;&quot;&quot;)" office:value-type="string" office:string-value="{[[{{&lt;&lt;[[[[[([})]]]]&lt;({&lt;" calcext:value-type="string">
            <text:p>{[[{{&lt;&lt;[[[[[([})]]]]&lt;({&lt;</text:p>
          </table:table-cell>
          <table:table-cell table:style-name="ce2" table:formula="of:=SUBSTITUTE(SUBSTITUTE(SUBSTITUTE(SUBSTITUTE([.T76];&quot;()&quot;;&quot;&quot;);&quot;[]&quot;;&quot;&quot;);&quot;{}&quot;;&quot;&quot;);&quot;&lt;&gt;&quot;;&quot;&quot;)" office:value-type="string" office:string-value="{[[{{&lt;&lt;[[[[[([})]]]]&lt;({&lt;" calcext:value-type="string">
            <text:p>{[[{{&lt;&lt;[[[[[([})]]]]&lt;({&lt;</text:p>
          </table:table-cell>
          <table:table-cell table:style-name="ce2" table:formula="of:=SUBSTITUTE(SUBSTITUTE(SUBSTITUTE(SUBSTITUTE([.U76];&quot;()&quot;;&quot;&quot;);&quot;[]&quot;;&quot;&quot;);&quot;{}&quot;;&quot;&quot;);&quot;&lt;&gt;&quot;;&quot;&quot;)" office:value-type="string" office:string-value="{[[{{&lt;&lt;[[[[[([})]]]]&lt;({&lt;" calcext:value-type="string">
            <text:p>{[[{{&lt;&lt;[[[[[([})]]]]&lt;({&lt;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76]; MIN(IFERROR(TRANSPOSE(FIND([$Reference.$A$5:.$A$8];[.V76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76]);CONCATENATE(MID([.V76];LEN([.V76])-ROW(INDIRECT(&quot;1:&quot;&amp;LEN([.V76])))+1;1));)" office:value-type="float" office:value="0" calcext:value-type="float">
            <text:p>0</text:p>
          </table:table-cell>
          <table:table-cell table:style-name="ce8" table:formula="of:=SUBSTITUTE(SUBSTITUTE(SUBSTITUTE(SUBSTITUTE([.Z76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76&amp;&quot;&quot;&quot;&quot;,&quot;&quot;(?s)(.{1})&quot;&quot;,&quot;&quot;$1&quot;&quot;&amp;CHAR(127)),&quot;&quot;'&quot;&quot;,&quot;&quot;''&quot;&quot;),CHAR(127)),)&quot;);&quot;&quot;)">
            <text:p/>
          </table:table-cell>
          <table:table-cell table:style-name="ce9" table:number-columns-repeated="1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76]));([.AT76]*5)+IFERROR(INDEX( [$Reference.$D$5:.$D$8];MATCH( [.AB76]; [$Reference.$A$5:.$A$8];0);0););[.AT7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C76]));([.AU76]*5)+IFERROR(INDEX( [$Reference.$D$5:.$D$8];MATCH( [.AC76]; [$Reference.$A$5:.$A$8];0);0););[.AU7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D76]));([.AV76]*5)+IFERROR(INDEX( [$Reference.$D$5:.$D$8];MATCH( [.AD76]; [$Reference.$A$5:.$A$8];0);0););[.AV7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E76]));([.AW76]*5)+IFERROR(INDEX( [$Reference.$D$5:.$D$8];MATCH( [.AE76]; [$Reference.$A$5:.$A$8];0);0););[.AW7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F76]));([.AX76]*5)+IFERROR(INDEX( [$Reference.$D$5:.$D$8];MATCH( [.AF76]; [$Reference.$A$5:.$A$8];0);0););[.AX7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G76]));([.AY76]*5)+IFERROR(INDEX( [$Reference.$D$5:.$D$8];MATCH( [.AG76]; [$Reference.$A$5:.$A$8];0);0););[.AY7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H76]));([.AZ76]*5)+IFERROR(INDEX( [$Reference.$D$5:.$D$8];MATCH( [.AH76]; [$Reference.$A$5:.$A$8];0);0););[.AZ7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I76]));([.BA76]*5)+IFERROR(INDEX( [$Reference.$D$5:.$D$8];MATCH( [.AI76]; [$Reference.$A$5:.$A$8];0);0););[.BA7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J76]));([.BB76]*5)+IFERROR(INDEX( [$Reference.$D$5:.$D$8];MATCH( [.AJ76]; [$Reference.$A$5:.$A$8];0);0););[.BB7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K76]));([.BC76]*5)+IFERROR(INDEX( [$Reference.$D$5:.$D$8];MATCH( [.AK76]; [$Reference.$A$5:.$A$8];0);0););[.BC7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L76]));([.BD76]*5)+IFERROR(INDEX( [$Reference.$D$5:.$D$8];MATCH( [.AL76]; [$Reference.$A$5:.$A$8];0);0););[.BD7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M76]));([.BE76]*5)+IFERROR(INDEX( [$Reference.$D$5:.$D$8];MATCH( [.AM76]; [$Reference.$A$5:.$A$8];0);0););[.BE7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N76]));([.BF76]*5)+IFERROR(INDEX( [$Reference.$D$5:.$D$8];MATCH( [.AN76]; [$Reference.$A$5:.$A$8];0);0););[.BF7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O76]));([.BG76]*5)+IFERROR(INDEX( [$Reference.$D$5:.$D$8];MATCH( [.AO76]; [$Reference.$A$5:.$A$8];0);0););[.BG7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P76]));([.BH76]*5)+IFERROR(INDEX( [$Reference.$D$5:.$D$8];MATCH( [.AP76]; [$Reference.$A$5:.$A$8];0);0););[.BH7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Q76]));([.BI76]*5)+IFERROR(INDEX( [$Reference.$D$5:.$D$8];MATCH( [.AQ76]; [$Reference.$A$5:.$A$8];0);0););[.BI7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R76]));([.BJ76]*5)+IFERROR(INDEX( [$Reference.$D$5:.$D$8];MATCH( [.AR76]; [$Reference.$A$5:.$A$8];0);0););[.BJ7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S76]));([.BK76]*5)+IFERROR(INDEX( [$Reference.$D$5:.$D$8];MATCH( [.AS76]; [$Reference.$A$5:.$A$8];0);0););[.BK76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&lt;&lt;&lt;[[{(&lt;{({([{&lt;&gt;&lt;&gt;}&lt;[][]&gt;]&lt;([]())[{}]&gt;)})&lt;&lt;[&lt;{[]()}({}{})&gt;](&lt;{{}[]}[()[]]&gt;(&lt;[]&lt;&gt;&gt;&lt;&lt;&gt;()&gt;)))&gt;}</text:p>
          </table:table-cell>
          <table:table-cell table:style-name="ce2" table:formula="of:=SUBSTITUTE(SUBSTITUTE(SUBSTITUTE(SUBSTITUTE([.A77];&quot;()&quot;;&quot;&quot;);&quot;[]&quot;;&quot;&quot;);&quot;{}&quot;;&quot;&quot;);&quot;&lt;&gt;&quot;;&quot;&quot;)" office:value-type="string" office:string-value="&lt;&lt;&lt;[[{(&lt;{({([{}]&lt;()[]&gt;)})&lt;&lt;[&lt;()&gt;](&lt;{}[]&gt;(&lt;&gt;&lt;&gt;)))&gt;}" calcext:value-type="string">
            <text:p>&lt;&lt;&lt;[[{(&lt;{({([{}]&lt;()[]&gt;)})&lt;&lt;[&lt;()&gt;](&lt;{}[]&gt;(&lt;&gt;&lt;&gt;)))&gt;}</text:p>
          </table:table-cell>
          <table:table-cell table:style-name="ce2" table:formula="of:=SUBSTITUTE(SUBSTITUTE(SUBSTITUTE(SUBSTITUTE([.B77];&quot;()&quot;;&quot;&quot;);&quot;[]&quot;;&quot;&quot;);&quot;{}&quot;;&quot;&quot;);&quot;&lt;&gt;&quot;;&quot;&quot;)" office:value-type="string" office:string-value="&lt;&lt;&lt;[[{(&lt;{({([])})&lt;&lt;[](()))&gt;}" calcext:value-type="string">
            <text:p>&lt;&lt;&lt;[[{(&lt;{({([])})&lt;&lt;[](()))&gt;}</text:p>
          </table:table-cell>
          <table:table-cell table:style-name="ce2" table:formula="of:=SUBSTITUTE(SUBSTITUTE(SUBSTITUTE(SUBSTITUTE([.C77];&quot;()&quot;;&quot;&quot;);&quot;[]&quot;;&quot;&quot;);&quot;{}&quot;;&quot;&quot;);&quot;&lt;&gt;&quot;;&quot;&quot;)" office:value-type="string" office:string-value="&lt;&lt;&lt;[[{(&lt;{({()})&lt;&lt;())&gt;}" calcext:value-type="string">
            <text:p>&lt;&lt;&lt;[[{(&lt;{({()})&lt;&lt;())&gt;}</text:p>
          </table:table-cell>
          <table:table-cell table:style-name="ce2" table:formula="of:=SUBSTITUTE(SUBSTITUTE(SUBSTITUTE(SUBSTITUTE([.D77];&quot;()&quot;;&quot;&quot;);&quot;[]&quot;;&quot;&quot;);&quot;{}&quot;;&quot;&quot;);&quot;&lt;&gt;&quot;;&quot;&quot;)" office:value-type="string" office:string-value="&lt;&lt;&lt;[[{(&lt;{()&lt;&lt;)&gt;}" calcext:value-type="string">
            <text:p>&lt;&lt;&lt;[[{(&lt;{()&lt;&lt;)&gt;}</text:p>
          </table:table-cell>
          <table:table-cell table:style-name="ce2" table:formula="of:=SUBSTITUTE(SUBSTITUTE(SUBSTITUTE(SUBSTITUTE([.E77];&quot;()&quot;;&quot;&quot;);&quot;[]&quot;;&quot;&quot;);&quot;{}&quot;;&quot;&quot;);&quot;&lt;&gt;&quot;;&quot;&quot;)" office:value-type="string" office:string-value="&lt;&lt;&lt;[[{(&lt;{&lt;&lt;)&gt;}" calcext:value-type="string">
            <text:p>&lt;&lt;&lt;[[{(&lt;{&lt;&lt;)&gt;}</text:p>
          </table:table-cell>
          <table:table-cell table:style-name="ce2" table:formula="of:=SUBSTITUTE(SUBSTITUTE(SUBSTITUTE(SUBSTITUTE([.F77];&quot;()&quot;;&quot;&quot;);&quot;[]&quot;;&quot;&quot;);&quot;{}&quot;;&quot;&quot;);&quot;&lt;&gt;&quot;;&quot;&quot;)" office:value-type="string" office:string-value="&lt;&lt;&lt;[[{(&lt;{&lt;&lt;)&gt;}" calcext:value-type="string">
            <text:p>&lt;&lt;&lt;[[{(&lt;{&lt;&lt;)&gt;}</text:p>
          </table:table-cell>
          <table:table-cell table:style-name="ce2" table:formula="of:=SUBSTITUTE(SUBSTITUTE(SUBSTITUTE(SUBSTITUTE([.G77];&quot;()&quot;;&quot;&quot;);&quot;[]&quot;;&quot;&quot;);&quot;{}&quot;;&quot;&quot;);&quot;&lt;&gt;&quot;;&quot;&quot;)" office:value-type="string" office:string-value="&lt;&lt;&lt;[[{(&lt;{&lt;&lt;)&gt;}" calcext:value-type="string">
            <text:p>&lt;&lt;&lt;[[{(&lt;{&lt;&lt;)&gt;}</text:p>
          </table:table-cell>
          <table:table-cell table:style-name="ce2" table:formula="of:=SUBSTITUTE(SUBSTITUTE(SUBSTITUTE(SUBSTITUTE([.H77];&quot;()&quot;;&quot;&quot;);&quot;[]&quot;;&quot;&quot;);&quot;{}&quot;;&quot;&quot;);&quot;&lt;&gt;&quot;;&quot;&quot;)" office:value-type="string" office:string-value="&lt;&lt;&lt;[[{(&lt;{&lt;&lt;)&gt;}" calcext:value-type="string">
            <text:p>&lt;&lt;&lt;[[{(&lt;{&lt;&lt;)&gt;}</text:p>
          </table:table-cell>
          <table:table-cell table:style-name="ce2" table:formula="of:=SUBSTITUTE(SUBSTITUTE(SUBSTITUTE(SUBSTITUTE([.I77];&quot;()&quot;;&quot;&quot;);&quot;[]&quot;;&quot;&quot;);&quot;{}&quot;;&quot;&quot;);&quot;&lt;&gt;&quot;;&quot;&quot;)" office:value-type="string" office:string-value="&lt;&lt;&lt;[[{(&lt;{&lt;&lt;)&gt;}" calcext:value-type="string">
            <text:p>&lt;&lt;&lt;[[{(&lt;{&lt;&lt;)&gt;}</text:p>
          </table:table-cell>
          <table:table-cell table:style-name="ce2" table:formula="of:=SUBSTITUTE(SUBSTITUTE(SUBSTITUTE(SUBSTITUTE([.J77];&quot;()&quot;;&quot;&quot;);&quot;[]&quot;;&quot;&quot;);&quot;{}&quot;;&quot;&quot;);&quot;&lt;&gt;&quot;;&quot;&quot;)" office:value-type="string" office:string-value="&lt;&lt;&lt;[[{(&lt;{&lt;&lt;)&gt;}" calcext:value-type="string">
            <text:p>&lt;&lt;&lt;[[{(&lt;{&lt;&lt;)&gt;}</text:p>
          </table:table-cell>
          <table:table-cell table:style-name="ce2" table:formula="of:=SUBSTITUTE(SUBSTITUTE(SUBSTITUTE(SUBSTITUTE([.K77];&quot;()&quot;;&quot;&quot;);&quot;[]&quot;;&quot;&quot;);&quot;{}&quot;;&quot;&quot;);&quot;&lt;&gt;&quot;;&quot;&quot;)" office:value-type="string" office:string-value="&lt;&lt;&lt;[[{(&lt;{&lt;&lt;)&gt;}" calcext:value-type="string">
            <text:p>&lt;&lt;&lt;[[{(&lt;{&lt;&lt;)&gt;}</text:p>
          </table:table-cell>
          <table:table-cell table:style-name="ce2" table:formula="of:=SUBSTITUTE(SUBSTITUTE(SUBSTITUTE(SUBSTITUTE([.L77];&quot;()&quot;;&quot;&quot;);&quot;[]&quot;;&quot;&quot;);&quot;{}&quot;;&quot;&quot;);&quot;&lt;&gt;&quot;;&quot;&quot;)" office:value-type="string" office:string-value="&lt;&lt;&lt;[[{(&lt;{&lt;&lt;)&gt;}" calcext:value-type="string">
            <text:p>&lt;&lt;&lt;[[{(&lt;{&lt;&lt;)&gt;}</text:p>
          </table:table-cell>
          <table:table-cell table:style-name="ce2" table:formula="of:=SUBSTITUTE(SUBSTITUTE(SUBSTITUTE(SUBSTITUTE([.M77];&quot;()&quot;;&quot;&quot;);&quot;[]&quot;;&quot;&quot;);&quot;{}&quot;;&quot;&quot;);&quot;&lt;&gt;&quot;;&quot;&quot;)" office:value-type="string" office:string-value="&lt;&lt;&lt;[[{(&lt;{&lt;&lt;)&gt;}" calcext:value-type="string">
            <text:p>&lt;&lt;&lt;[[{(&lt;{&lt;&lt;)&gt;}</text:p>
          </table:table-cell>
          <table:table-cell table:style-name="ce2" table:formula="of:=SUBSTITUTE(SUBSTITUTE(SUBSTITUTE(SUBSTITUTE([.N77];&quot;()&quot;;&quot;&quot;);&quot;[]&quot;;&quot;&quot;);&quot;{}&quot;;&quot;&quot;);&quot;&lt;&gt;&quot;;&quot;&quot;)" office:value-type="string" office:string-value="&lt;&lt;&lt;[[{(&lt;{&lt;&lt;)&gt;}" calcext:value-type="string">
            <text:p>&lt;&lt;&lt;[[{(&lt;{&lt;&lt;)&gt;}</text:p>
          </table:table-cell>
          <table:table-cell table:style-name="ce2" table:formula="of:=SUBSTITUTE(SUBSTITUTE(SUBSTITUTE(SUBSTITUTE([.O77];&quot;()&quot;;&quot;&quot;);&quot;[]&quot;;&quot;&quot;);&quot;{}&quot;;&quot;&quot;);&quot;&lt;&gt;&quot;;&quot;&quot;)" office:value-type="string" office:string-value="&lt;&lt;&lt;[[{(&lt;{&lt;&lt;)&gt;}" calcext:value-type="string">
            <text:p>&lt;&lt;&lt;[[{(&lt;{&lt;&lt;)&gt;}</text:p>
          </table:table-cell>
          <table:table-cell table:style-name="ce2" table:formula="of:=SUBSTITUTE(SUBSTITUTE(SUBSTITUTE(SUBSTITUTE([.P77];&quot;()&quot;;&quot;&quot;);&quot;[]&quot;;&quot;&quot;);&quot;{}&quot;;&quot;&quot;);&quot;&lt;&gt;&quot;;&quot;&quot;)" office:value-type="string" office:string-value="&lt;&lt;&lt;[[{(&lt;{&lt;&lt;)&gt;}" calcext:value-type="string">
            <text:p>&lt;&lt;&lt;[[{(&lt;{&lt;&lt;)&gt;}</text:p>
          </table:table-cell>
          <table:table-cell table:style-name="ce2" table:formula="of:=SUBSTITUTE(SUBSTITUTE(SUBSTITUTE(SUBSTITUTE([.Q77];&quot;()&quot;;&quot;&quot;);&quot;[]&quot;;&quot;&quot;);&quot;{}&quot;;&quot;&quot;);&quot;&lt;&gt;&quot;;&quot;&quot;)" office:value-type="string" office:string-value="&lt;&lt;&lt;[[{(&lt;{&lt;&lt;)&gt;}" calcext:value-type="string">
            <text:p>&lt;&lt;&lt;[[{(&lt;{&lt;&lt;)&gt;}</text:p>
          </table:table-cell>
          <table:table-cell table:style-name="ce2" table:formula="of:=SUBSTITUTE(SUBSTITUTE(SUBSTITUTE(SUBSTITUTE([.R77];&quot;()&quot;;&quot;&quot;);&quot;[]&quot;;&quot;&quot;);&quot;{}&quot;;&quot;&quot;);&quot;&lt;&gt;&quot;;&quot;&quot;)" office:value-type="string" office:string-value="&lt;&lt;&lt;[[{(&lt;{&lt;&lt;)&gt;}" calcext:value-type="string">
            <text:p>&lt;&lt;&lt;[[{(&lt;{&lt;&lt;)&gt;}</text:p>
          </table:table-cell>
          <table:table-cell table:style-name="ce2" table:formula="of:=SUBSTITUTE(SUBSTITUTE(SUBSTITUTE(SUBSTITUTE([.S77];&quot;()&quot;;&quot;&quot;);&quot;[]&quot;;&quot;&quot;);&quot;{}&quot;;&quot;&quot;);&quot;&lt;&gt;&quot;;&quot;&quot;)" office:value-type="string" office:string-value="&lt;&lt;&lt;[[{(&lt;{&lt;&lt;)&gt;}" calcext:value-type="string">
            <text:p>&lt;&lt;&lt;[[{(&lt;{&lt;&lt;)&gt;}</text:p>
          </table:table-cell>
          <table:table-cell table:style-name="ce2" table:formula="of:=SUBSTITUTE(SUBSTITUTE(SUBSTITUTE(SUBSTITUTE([.T77];&quot;()&quot;;&quot;&quot;);&quot;[]&quot;;&quot;&quot;);&quot;{}&quot;;&quot;&quot;);&quot;&lt;&gt;&quot;;&quot;&quot;)" office:value-type="string" office:string-value="&lt;&lt;&lt;[[{(&lt;{&lt;&lt;)&gt;}" calcext:value-type="string">
            <text:p>&lt;&lt;&lt;[[{(&lt;{&lt;&lt;)&gt;}</text:p>
          </table:table-cell>
          <table:table-cell table:style-name="ce2" table:formula="of:=SUBSTITUTE(SUBSTITUTE(SUBSTITUTE(SUBSTITUTE([.U77];&quot;()&quot;;&quot;&quot;);&quot;[]&quot;;&quot;&quot;);&quot;{}&quot;;&quot;&quot;);&quot;&lt;&gt;&quot;;&quot;&quot;)" office:value-type="string" office:string-value="&lt;&lt;&lt;[[{(&lt;{&lt;&lt;)&gt;}" calcext:value-type="string">
            <text:p>&lt;&lt;&lt;[[{(&lt;{&lt;&lt;)&gt;}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77]; MIN(IFERROR(TRANSPOSE(FIND([$Reference.$A$5:.$A$8];[.V77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77]);CONCATENATE(MID([.V77];LEN([.V77])-ROW(INDIRECT(&quot;1:&quot;&amp;LEN([.V77])))+1;1));)" office:value-type="float" office:value="0" calcext:value-type="float">
            <text:p>0</text:p>
          </table:table-cell>
          <table:table-cell table:style-name="ce8" table:formula="of:=SUBSTITUTE(SUBSTITUTE(SUBSTITUTE(SUBSTITUTE([.Z77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77&amp;&quot;&quot;&quot;&quot;,&quot;&quot;(?s)(.{1})&quot;&quot;,&quot;&quot;$1&quot;&quot;&amp;CHAR(127)),&quot;&quot;'&quot;&quot;,&quot;&quot;''&quot;&quot;),CHAR(127)),)&quot;);&quot;&quot;)">
            <text:p/>
          </table:table-cell>
          <table:table-cell table:style-name="ce9" table:number-columns-repeated="1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77]));([.AT77]*5)+IFERROR(INDEX( [$Reference.$D$5:.$D$8];MATCH( [.AB77]; [$Reference.$A$5:.$A$8];0);0););[.AT7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C77]));([.AU77]*5)+IFERROR(INDEX( [$Reference.$D$5:.$D$8];MATCH( [.AC77]; [$Reference.$A$5:.$A$8];0);0););[.AU7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D77]));([.AV77]*5)+IFERROR(INDEX( [$Reference.$D$5:.$D$8];MATCH( [.AD77]; [$Reference.$A$5:.$A$8];0);0););[.AV7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E77]));([.AW77]*5)+IFERROR(INDEX( [$Reference.$D$5:.$D$8];MATCH( [.AE77]; [$Reference.$A$5:.$A$8];0);0););[.AW7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F77]));([.AX77]*5)+IFERROR(INDEX( [$Reference.$D$5:.$D$8];MATCH( [.AF77]; [$Reference.$A$5:.$A$8];0);0););[.AX7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G77]));([.AY77]*5)+IFERROR(INDEX( [$Reference.$D$5:.$D$8];MATCH( [.AG77]; [$Reference.$A$5:.$A$8];0);0););[.AY7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H77]));([.AZ77]*5)+IFERROR(INDEX( [$Reference.$D$5:.$D$8];MATCH( [.AH77]; [$Reference.$A$5:.$A$8];0);0););[.AZ7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I77]));([.BA77]*5)+IFERROR(INDEX( [$Reference.$D$5:.$D$8];MATCH( [.AI77]; [$Reference.$A$5:.$A$8];0);0););[.BA7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J77]));([.BB77]*5)+IFERROR(INDEX( [$Reference.$D$5:.$D$8];MATCH( [.AJ77]; [$Reference.$A$5:.$A$8];0);0););[.BB7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K77]));([.BC77]*5)+IFERROR(INDEX( [$Reference.$D$5:.$D$8];MATCH( [.AK77]; [$Reference.$A$5:.$A$8];0);0););[.BC7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L77]));([.BD77]*5)+IFERROR(INDEX( [$Reference.$D$5:.$D$8];MATCH( [.AL77]; [$Reference.$A$5:.$A$8];0);0););[.BD7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M77]));([.BE77]*5)+IFERROR(INDEX( [$Reference.$D$5:.$D$8];MATCH( [.AM77]; [$Reference.$A$5:.$A$8];0);0););[.BE7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N77]));([.BF77]*5)+IFERROR(INDEX( [$Reference.$D$5:.$D$8];MATCH( [.AN77]; [$Reference.$A$5:.$A$8];0);0););[.BF7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O77]));([.BG77]*5)+IFERROR(INDEX( [$Reference.$D$5:.$D$8];MATCH( [.AO77]; [$Reference.$A$5:.$A$8];0);0););[.BG7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P77]));([.BH77]*5)+IFERROR(INDEX( [$Reference.$D$5:.$D$8];MATCH( [.AP77]; [$Reference.$A$5:.$A$8];0);0););[.BH7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Q77]));([.BI77]*5)+IFERROR(INDEX( [$Reference.$D$5:.$D$8];MATCH( [.AQ77]; [$Reference.$A$5:.$A$8];0);0););[.BI7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R77]));([.BJ77]*5)+IFERROR(INDEX( [$Reference.$D$5:.$D$8];MATCH( [.AR77]; [$Reference.$A$5:.$A$8];0);0););[.BJ7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S77]));([.BK77]*5)+IFERROR(INDEX( [$Reference.$D$5:.$D$8];MATCH( [.AS77]; [$Reference.$A$5:.$A$8];0);0););[.BK77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([([((([(&lt;({&lt;[[]&lt;&gt;][()()]&gt;})[[&lt;&lt;&lt;&gt;&gt;&lt;&lt;&gt;[]&gt;&gt;({()()}([][]))][&lt;({}[])&lt;&lt;&gt;[]&gt;&gt;{{{}()}{[]{}}}]]&gt;&lt;&lt;[&lt;{(){</text:p>
          </table:table-cell>
          <table:table-cell table:style-name="ce2" table:formula="of:=SUBSTITUTE(SUBSTITUTE(SUBSTITUTE(SUBSTITUTE([.A78];&quot;()&quot;;&quot;&quot;);&quot;[]&quot;;&quot;&quot;);&quot;{}&quot;;&quot;&quot;);&quot;&lt;&gt;&quot;;&quot;&quot;)" office:value-type="string" office:string-value="([([((([(&lt;({&lt;[]&gt;})[[&lt;&lt;&gt;&lt;&gt;&gt;(())][&lt;()&lt;&gt;&gt;{{}{}}]]&gt;&lt;&lt;[&lt;{{" calcext:value-type="string">
            <text:p>([([((([(&lt;({&lt;[]&gt;})[[&lt;&lt;&gt;&lt;&gt;&gt;(())][&lt;()&lt;&gt;&gt;{{}{}}]]&gt;&lt;&lt;[&lt;{{</text:p>
          </table:table-cell>
          <table:table-cell table:style-name="ce2" table:formula="of:=SUBSTITUTE(SUBSTITUTE(SUBSTITUTE(SUBSTITUTE([.B78];&quot;()&quot;;&quot;&quot;);&quot;[]&quot;;&quot;&quot;);&quot;{}&quot;;&quot;&quot;);&quot;&lt;&gt;&quot;;&quot;&quot;)" office:value-type="string" office:string-value="([([((([(&lt;({})[[&lt;&gt;()][&lt;&gt;{}]]&gt;&lt;&lt;[&lt;{{" calcext:value-type="string">
            <text:p>([([((([(&lt;({})[[&lt;&gt;()][&lt;&gt;{}]]&gt;&lt;&lt;[&lt;{{</text:p>
          </table:table-cell>
          <table:table-cell table:style-name="ce2" table:formula="of:=SUBSTITUTE(SUBSTITUTE(SUBSTITUTE(SUBSTITUTE([.C78];&quot;()&quot;;&quot;&quot;);&quot;[]&quot;;&quot;&quot;);&quot;{}&quot;;&quot;&quot;);&quot;&lt;&gt;&quot;;&quot;&quot;)" office:value-type="string" office:string-value="([([((([(&lt;()[[][]]&gt;&lt;&lt;[&lt;{{" calcext:value-type="string">
            <text:p>([([((([(&lt;()[[][]]&gt;&lt;&lt;[&lt;{{</text:p>
          </table:table-cell>
          <table:table-cell table:style-name="ce2" table:formula="of:=SUBSTITUTE(SUBSTITUTE(SUBSTITUTE(SUBSTITUTE([.D78];&quot;()&quot;;&quot;&quot;);&quot;[]&quot;;&quot;&quot;);&quot;{}&quot;;&quot;&quot;);&quot;&lt;&gt;&quot;;&quot;&quot;)" office:value-type="string" office:string-value="([([((([(&lt;[]&gt;&lt;&lt;[&lt;{{" calcext:value-type="string">
            <text:p>([([((([(&lt;[]&gt;&lt;&lt;[&lt;{{</text:p>
          </table:table-cell>
          <table:table-cell table:style-name="ce2" table:formula="of:=SUBSTITUTE(SUBSTITUTE(SUBSTITUTE(SUBSTITUTE([.E78];&quot;()&quot;;&quot;&quot;);&quot;[]&quot;;&quot;&quot;);&quot;{}&quot;;&quot;&quot;);&quot;&lt;&gt;&quot;;&quot;&quot;)" office:value-type="string" office:string-value="([([((([(&lt;&lt;[&lt;{{" calcext:value-type="string">
            <text:p>([([((([(&lt;&lt;[&lt;{{</text:p>
          </table:table-cell>
          <table:table-cell table:style-name="ce2" table:formula="of:=SUBSTITUTE(SUBSTITUTE(SUBSTITUTE(SUBSTITUTE([.F78];&quot;()&quot;;&quot;&quot;);&quot;[]&quot;;&quot;&quot;);&quot;{}&quot;;&quot;&quot;);&quot;&lt;&gt;&quot;;&quot;&quot;)" office:value-type="string" office:string-value="([([((([(&lt;&lt;[&lt;{{" calcext:value-type="string">
            <text:p>([([((([(&lt;&lt;[&lt;{{</text:p>
          </table:table-cell>
          <table:table-cell table:style-name="ce2" table:formula="of:=SUBSTITUTE(SUBSTITUTE(SUBSTITUTE(SUBSTITUTE([.G78];&quot;()&quot;;&quot;&quot;);&quot;[]&quot;;&quot;&quot;);&quot;{}&quot;;&quot;&quot;);&quot;&lt;&gt;&quot;;&quot;&quot;)" office:value-type="string" office:string-value="([([((([(&lt;&lt;[&lt;{{" calcext:value-type="string">
            <text:p>([([((([(&lt;&lt;[&lt;{{</text:p>
          </table:table-cell>
          <table:table-cell table:style-name="ce2" table:formula="of:=SUBSTITUTE(SUBSTITUTE(SUBSTITUTE(SUBSTITUTE([.H78];&quot;()&quot;;&quot;&quot;);&quot;[]&quot;;&quot;&quot;);&quot;{}&quot;;&quot;&quot;);&quot;&lt;&gt;&quot;;&quot;&quot;)" office:value-type="string" office:string-value="([([((([(&lt;&lt;[&lt;{{" calcext:value-type="string">
            <text:p>([([((([(&lt;&lt;[&lt;{{</text:p>
          </table:table-cell>
          <table:table-cell table:style-name="ce2" table:formula="of:=SUBSTITUTE(SUBSTITUTE(SUBSTITUTE(SUBSTITUTE([.I78];&quot;()&quot;;&quot;&quot;);&quot;[]&quot;;&quot;&quot;);&quot;{}&quot;;&quot;&quot;);&quot;&lt;&gt;&quot;;&quot;&quot;)" office:value-type="string" office:string-value="([([((([(&lt;&lt;[&lt;{{" calcext:value-type="string">
            <text:p>([([((([(&lt;&lt;[&lt;{{</text:p>
          </table:table-cell>
          <table:table-cell table:style-name="ce2" table:formula="of:=SUBSTITUTE(SUBSTITUTE(SUBSTITUTE(SUBSTITUTE([.J78];&quot;()&quot;;&quot;&quot;);&quot;[]&quot;;&quot;&quot;);&quot;{}&quot;;&quot;&quot;);&quot;&lt;&gt;&quot;;&quot;&quot;)" office:value-type="string" office:string-value="([([((([(&lt;&lt;[&lt;{{" calcext:value-type="string">
            <text:p>([([((([(&lt;&lt;[&lt;{{</text:p>
          </table:table-cell>
          <table:table-cell table:style-name="ce2" table:formula="of:=SUBSTITUTE(SUBSTITUTE(SUBSTITUTE(SUBSTITUTE([.K78];&quot;()&quot;;&quot;&quot;);&quot;[]&quot;;&quot;&quot;);&quot;{}&quot;;&quot;&quot;);&quot;&lt;&gt;&quot;;&quot;&quot;)" office:value-type="string" office:string-value="([([((([(&lt;&lt;[&lt;{{" calcext:value-type="string">
            <text:p>([([((([(&lt;&lt;[&lt;{{</text:p>
          </table:table-cell>
          <table:table-cell table:style-name="ce2" table:formula="of:=SUBSTITUTE(SUBSTITUTE(SUBSTITUTE(SUBSTITUTE([.L78];&quot;()&quot;;&quot;&quot;);&quot;[]&quot;;&quot;&quot;);&quot;{}&quot;;&quot;&quot;);&quot;&lt;&gt;&quot;;&quot;&quot;)" office:value-type="string" office:string-value="([([((([(&lt;&lt;[&lt;{{" calcext:value-type="string">
            <text:p>([([((([(&lt;&lt;[&lt;{{</text:p>
          </table:table-cell>
          <table:table-cell table:style-name="ce2" table:formula="of:=SUBSTITUTE(SUBSTITUTE(SUBSTITUTE(SUBSTITUTE([.M78];&quot;()&quot;;&quot;&quot;);&quot;[]&quot;;&quot;&quot;);&quot;{}&quot;;&quot;&quot;);&quot;&lt;&gt;&quot;;&quot;&quot;)" office:value-type="string" office:string-value="([([((([(&lt;&lt;[&lt;{{" calcext:value-type="string">
            <text:p>([([((([(&lt;&lt;[&lt;{{</text:p>
          </table:table-cell>
          <table:table-cell table:style-name="ce2" table:formula="of:=SUBSTITUTE(SUBSTITUTE(SUBSTITUTE(SUBSTITUTE([.N78];&quot;()&quot;;&quot;&quot;);&quot;[]&quot;;&quot;&quot;);&quot;{}&quot;;&quot;&quot;);&quot;&lt;&gt;&quot;;&quot;&quot;)" office:value-type="string" office:string-value="([([((([(&lt;&lt;[&lt;{{" calcext:value-type="string">
            <text:p>([([((([(&lt;&lt;[&lt;{{</text:p>
          </table:table-cell>
          <table:table-cell table:style-name="ce2" table:formula="of:=SUBSTITUTE(SUBSTITUTE(SUBSTITUTE(SUBSTITUTE([.O78];&quot;()&quot;;&quot;&quot;);&quot;[]&quot;;&quot;&quot;);&quot;{}&quot;;&quot;&quot;);&quot;&lt;&gt;&quot;;&quot;&quot;)" office:value-type="string" office:string-value="([([((([(&lt;&lt;[&lt;{{" calcext:value-type="string">
            <text:p>([([((([(&lt;&lt;[&lt;{{</text:p>
          </table:table-cell>
          <table:table-cell table:style-name="ce2" table:formula="of:=SUBSTITUTE(SUBSTITUTE(SUBSTITUTE(SUBSTITUTE([.P78];&quot;()&quot;;&quot;&quot;);&quot;[]&quot;;&quot;&quot;);&quot;{}&quot;;&quot;&quot;);&quot;&lt;&gt;&quot;;&quot;&quot;)" office:value-type="string" office:string-value="([([((([(&lt;&lt;[&lt;{{" calcext:value-type="string">
            <text:p>([([((([(&lt;&lt;[&lt;{{</text:p>
          </table:table-cell>
          <table:table-cell table:style-name="ce2" table:formula="of:=SUBSTITUTE(SUBSTITUTE(SUBSTITUTE(SUBSTITUTE([.Q78];&quot;()&quot;;&quot;&quot;);&quot;[]&quot;;&quot;&quot;);&quot;{}&quot;;&quot;&quot;);&quot;&lt;&gt;&quot;;&quot;&quot;)" office:value-type="string" office:string-value="([([((([(&lt;&lt;[&lt;{{" calcext:value-type="string">
            <text:p>([([((([(&lt;&lt;[&lt;{{</text:p>
          </table:table-cell>
          <table:table-cell table:style-name="ce2" table:formula="of:=SUBSTITUTE(SUBSTITUTE(SUBSTITUTE(SUBSTITUTE([.R78];&quot;()&quot;;&quot;&quot;);&quot;[]&quot;;&quot;&quot;);&quot;{}&quot;;&quot;&quot;);&quot;&lt;&gt;&quot;;&quot;&quot;)" office:value-type="string" office:string-value="([([((([(&lt;&lt;[&lt;{{" calcext:value-type="string">
            <text:p>([([((([(&lt;&lt;[&lt;{{</text:p>
          </table:table-cell>
          <table:table-cell table:style-name="ce2" table:formula="of:=SUBSTITUTE(SUBSTITUTE(SUBSTITUTE(SUBSTITUTE([.S78];&quot;()&quot;;&quot;&quot;);&quot;[]&quot;;&quot;&quot;);&quot;{}&quot;;&quot;&quot;);&quot;&lt;&gt;&quot;;&quot;&quot;)" office:value-type="string" office:string-value="([([((([(&lt;&lt;[&lt;{{" calcext:value-type="string">
            <text:p>([([((([(&lt;&lt;[&lt;{{</text:p>
          </table:table-cell>
          <table:table-cell table:style-name="ce2" table:formula="of:=SUBSTITUTE(SUBSTITUTE(SUBSTITUTE(SUBSTITUTE([.T78];&quot;()&quot;;&quot;&quot;);&quot;[]&quot;;&quot;&quot;);&quot;{}&quot;;&quot;&quot;);&quot;&lt;&gt;&quot;;&quot;&quot;)" office:value-type="string" office:string-value="([([((([(&lt;&lt;[&lt;{{" calcext:value-type="string">
            <text:p>([([((([(&lt;&lt;[&lt;{{</text:p>
          </table:table-cell>
          <table:table-cell table:style-name="ce2" table:formula="of:=SUBSTITUTE(SUBSTITUTE(SUBSTITUTE(SUBSTITUTE([.U78];&quot;()&quot;;&quot;&quot;);&quot;[]&quot;;&quot;&quot;);&quot;{}&quot;;&quot;&quot;);&quot;&lt;&gt;&quot;;&quot;&quot;)" office:value-type="string" office:string-value="([([((([(&lt;&lt;[&lt;{{" calcext:value-type="string">
            <text:p>([([((([(&lt;&lt;[&lt;{{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78]; MIN(IFERROR(TRANSPOSE(FIND([$Reference.$A$5:.$A$8];[.V78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78]);CONCATENATE(MID([.V78];LEN([.V78])-ROW(INDIRECT(&quot;1:&quot;&amp;LEN([.V78])))+1;1));)" office:value-type="float" office:value="0" calcext:value-type="float">
            <text:p>0</text:p>
          </table:table-cell>
          <table:table-cell table:style-name="ce8" table:formula="of:=SUBSTITUTE(SUBSTITUTE(SUBSTITUTE(SUBSTITUTE([.Z78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78&amp;&quot;&quot;&quot;&quot;,&quot;&quot;(?s)(.{1})&quot;&quot;,&quot;&quot;$1&quot;&quot;&amp;CHAR(127)),&quot;&quot;'&quot;&quot;,&quot;&quot;''&quot;&quot;),CHAR(127)),)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number-columns-repeated="3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78]));([.AT78]*5)+IFERROR(INDEX( [$Reference.$D$5:.$D$8];MATCH( [.AB78]; [$Reference.$A$5:.$A$8];0);0););[.AT78])" office:value-type="float" office:value="3" calcext:value-type="float">
            <text:p>3</text:p>
          </table:table-cell>
          <table:table-cell table:style-name="ce9" table:number-matrix-columns-spanned="1" table:number-matrix-rows-spanned="1" table:formula="of:=IF(NOT(ISBLANK([.AC78]));([.AU78]*5)+IFERROR(INDEX( [$Reference.$D$5:.$D$8];MATCH( [.AC78]; [$Reference.$A$5:.$A$8];0);0););[.AU78])" office:value-type="float" office:value="18" calcext:value-type="float">
            <text:p>18</text:p>
          </table:table-cell>
          <table:table-cell table:style-name="ce9" table:number-matrix-columns-spanned="1" table:number-matrix-rows-spanned="1" table:formula="of:=IF(NOT(ISBLANK([.AD78]));([.AV78]*5)+IFERROR(INDEX( [$Reference.$D$5:.$D$8];MATCH( [.AD78]; [$Reference.$A$5:.$A$8];0);0););[.AV78])" office:value-type="float" office:value="94" calcext:value-type="float">
            <text:p>94</text:p>
          </table:table-cell>
          <table:table-cell table:style-name="ce9" table:number-matrix-columns-spanned="1" table:number-matrix-rows-spanned="1" table:formula="of:=IF(NOT(ISBLANK([.AE78]));([.AW78]*5)+IFERROR(INDEX( [$Reference.$D$5:.$D$8];MATCH( [.AE78]; [$Reference.$A$5:.$A$8];0);0););[.AW78])" office:value-type="float" office:value="472" calcext:value-type="float">
            <text:p>472</text:p>
          </table:table-cell>
          <table:table-cell table:style-name="ce9" table:number-matrix-columns-spanned="1" table:number-matrix-rows-spanned="1" table:formula="of:=IF(NOT(ISBLANK([.AF78]));([.AX78]*5)+IFERROR(INDEX( [$Reference.$D$5:.$D$8];MATCH( [.AF78]; [$Reference.$A$5:.$A$8];0);0););[.AX78])" office:value-type="float" office:value="2364" calcext:value-type="float">
            <text:p>2364</text:p>
          </table:table-cell>
          <table:table-cell table:style-name="ce9" table:number-matrix-columns-spanned="1" table:number-matrix-rows-spanned="1" table:formula="of:=IF(NOT(ISBLANK([.AG78]));([.AY78]*5)+IFERROR(INDEX( [$Reference.$D$5:.$D$8];MATCH( [.AG78]; [$Reference.$A$5:.$A$8];0);0););[.AY78])" office:value-type="float" office:value="11824" calcext:value-type="float">
            <text:p>11824</text:p>
          </table:table-cell>
          <table:table-cell table:style-name="ce9" table:number-matrix-columns-spanned="1" table:number-matrix-rows-spanned="1" table:formula="of:=IF(NOT(ISBLANK([.AH78]));([.AZ78]*5)+IFERROR(INDEX( [$Reference.$D$5:.$D$8];MATCH( [.AH78]; [$Reference.$A$5:.$A$8];0);0););[.AZ78])" office:value-type="float" office:value="59121" calcext:value-type="float">
            <text:p>59121</text:p>
          </table:table-cell>
          <table:table-cell table:style-name="ce9" table:number-matrix-columns-spanned="1" table:number-matrix-rows-spanned="1" table:formula="of:=IF(NOT(ISBLANK([.AI78]));([.BA78]*5)+IFERROR(INDEX( [$Reference.$D$5:.$D$8];MATCH( [.AI78]; [$Reference.$A$5:.$A$8];0);0););[.BA78])" office:value-type="float" office:value="295607" calcext:value-type="float">
            <text:p>295607</text:p>
          </table:table-cell>
          <table:table-cell table:style-name="ce9" table:number-matrix-columns-spanned="1" table:number-matrix-rows-spanned="1" table:formula="of:=IF(NOT(ISBLANK([.AJ78]));([.BB78]*5)+IFERROR(INDEX( [$Reference.$D$5:.$D$8];MATCH( [.AJ78]; [$Reference.$A$5:.$A$8];0);0););[.BB78])" office:value-type="float" office:value="1478036" calcext:value-type="float">
            <text:p>1478036</text:p>
          </table:table-cell>
          <table:table-cell table:style-name="ce9" table:number-matrix-columns-spanned="1" table:number-matrix-rows-spanned="1" table:formula="of:=IF(NOT(ISBLANK([.AK78]));([.BC78]*5)+IFERROR(INDEX( [$Reference.$D$5:.$D$8];MATCH( [.AK78]; [$Reference.$A$5:.$A$8];0);0););[.BC78])" office:value-type="float" office:value="7390181" calcext:value-type="float">
            <text:p>7390181</text:p>
          </table:table-cell>
          <table:table-cell table:style-name="ce9" table:number-matrix-columns-spanned="1" table:number-matrix-rows-spanned="1" table:formula="of:=IF(NOT(ISBLANK([.AL78]));([.BD78]*5)+IFERROR(INDEX( [$Reference.$D$5:.$D$8];MATCH( [.AL78]; [$Reference.$A$5:.$A$8];0);0););[.BD78])" office:value-type="float" office:value="36950906" calcext:value-type="float">
            <text:p>36950906</text:p>
          </table:table-cell>
          <table:table-cell table:style-name="ce9" table:number-matrix-columns-spanned="1" table:number-matrix-rows-spanned="1" table:formula="of:=IF(NOT(ISBLANK([.AM78]));([.BE78]*5)+IFERROR(INDEX( [$Reference.$D$5:.$D$8];MATCH( [.AM78]; [$Reference.$A$5:.$A$8];0);0););[.BE78])" office:value-type="float" office:value="184754532" calcext:value-type="float">
            <text:p>184754532</text:p>
          </table:table-cell>
          <table:table-cell table:style-name="ce9" table:number-matrix-columns-spanned="1" table:number-matrix-rows-spanned="1" table:formula="of:=IF(NOT(ISBLANK([.AN78]));([.BF78]*5)+IFERROR(INDEX( [$Reference.$D$5:.$D$8];MATCH( [.AN78]; [$Reference.$A$5:.$A$8];0);0););[.BF78])" office:value-type="float" office:value="923772661" calcext:value-type="float">
            <text:p>923772661</text:p>
          </table:table-cell>
          <table:table-cell table:style-name="ce9" table:number-matrix-columns-spanned="1" table:number-matrix-rows-spanned="1" table:formula="of:=IF(NOT(ISBLANK([.AO78]));([.BG78]*5)+IFERROR(INDEX( [$Reference.$D$5:.$D$8];MATCH( [.AO78]; [$Reference.$A$5:.$A$8];0);0););[.BG78])" office:value-type="float" office:value="4618863307" calcext:value-type="float">
            <text:p>4618863307</text:p>
          </table:table-cell>
          <table:table-cell table:style-name="ce9" table:number-matrix-columns-spanned="1" table:number-matrix-rows-spanned="1" table:formula="of:=IF(NOT(ISBLANK([.AP78]));([.BH78]*5)+IFERROR(INDEX( [$Reference.$D$5:.$D$8];MATCH( [.AP78]; [$Reference.$A$5:.$A$8];0);0););[.BH78])" office:value-type="float" office:value="23094316536" calcext:value-type="float">
            <text:p>23094316536</text:p>
          </table:table-cell>
          <table:table-cell table:style-name="ce9" table:number-matrix-columns-spanned="1" table:number-matrix-rows-spanned="1" table:formula="of:=IF(NOT(ISBLANK([.AQ78]));([.BI78]*5)+IFERROR(INDEX( [$Reference.$D$5:.$D$8];MATCH( [.AQ78]; [$Reference.$A$5:.$A$8];0);0););[.BI78])" office:value-type="float" office:value="23094316536" calcext:value-type="float">
            <text:p>23094316536</text:p>
          </table:table-cell>
          <table:table-cell table:style-name="ce9" table:number-matrix-columns-spanned="1" table:number-matrix-rows-spanned="1" table:formula="of:=IF(NOT(ISBLANK([.AR78]));([.BJ78]*5)+IFERROR(INDEX( [$Reference.$D$5:.$D$8];MATCH( [.AR78]; [$Reference.$A$5:.$A$8];0);0););[.BJ78])" office:value-type="float" office:value="23094316536" calcext:value-type="float">
            <text:p>23094316536</text:p>
          </table:table-cell>
          <table:table-cell table:style-name="ce9" table:number-matrix-columns-spanned="1" table:number-matrix-rows-spanned="1" table:formula="of:=IF(NOT(ISBLANK([.AS78]));([.BK78]*5)+IFERROR(INDEX( [$Reference.$D$5:.$D$8];MATCH( [.AS78]; [$Reference.$A$5:.$A$8];0);0););[.BK78])" office:value-type="float" office:value="23094316536" calcext:value-type="float">
            <text:p>23094316536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{[([{{&lt;{{[{{{&lt;&lt;&gt;{}&gt;}}&lt;[(())(&lt;&gt;{})]{({}&lt;&gt;)[{}[]&gt;}&gt;}{&lt;([[]()]([][]))[[&lt;&gt;[]]&lt;()[]&gt;]&gt;}]({{{[[]{}]{{}()}}}}([[</text:p>
          </table:table-cell>
          <table:table-cell table:style-name="ce2" table:formula="of:=SUBSTITUTE(SUBSTITUTE(SUBSTITUTE(SUBSTITUTE([.A79];&quot;()&quot;;&quot;&quot;);&quot;[]&quot;;&quot;&quot;);&quot;{}&quot;;&quot;&quot;);&quot;&lt;&gt;&quot;;&quot;&quot;)" office:value-type="string" office:string-value="{[([{{&lt;{{[{{{&lt;&gt;}}&lt;[()()]{()[&gt;}&gt;}{&lt;([]())[[]]&gt;}]({{{[]{}}}}([[" calcext:value-type="string">
            <text:p>{[([{{&lt;{{[{{{&lt;&gt;}}&lt;[()()]{()[&gt;}&gt;}{&lt;([]())[[]]&gt;}]({{{[]{}}}}([[</text:p>
          </table:table-cell>
          <table:table-cell table:style-name="ce2" table:formula="of:=SUBSTITUTE(SUBSTITUTE(SUBSTITUTE(SUBSTITUTE([.B79];&quot;()&quot;;&quot;&quot;);&quot;[]&quot;;&quot;&quot;);&quot;{}&quot;;&quot;&quot;);&quot;&lt;&gt;&quot;;&quot;&quot;)" office:value-type="string" office:string-value="{[([{{&lt;{{[{{{}}&lt;{[&gt;}&gt;}{&lt;()[]&gt;}]({{{}}}([[" calcext:value-type="string">
            <text:p>{[([{{&lt;{{[{{{}}&lt;{[&gt;}&gt;}{&lt;()[]&gt;}]({{{}}}([[</text:p>
          </table:table-cell>
          <table:table-cell table:style-name="ce2" table:formula="of:=SUBSTITUTE(SUBSTITUTE(SUBSTITUTE(SUBSTITUTE([.C79];&quot;()&quot;;&quot;&quot;);&quot;[]&quot;;&quot;&quot;);&quot;{}&quot;;&quot;&quot;);&quot;&lt;&gt;&quot;;&quot;&quot;)" office:value-type="string" office:string-value="{[([{{&lt;{{[{{}&lt;{[&gt;}&gt;}{}]({{}}([[" calcext:value-type="string">
            <text:p>{[([{{&lt;{{[{{}&lt;{[&gt;}&gt;}{}]({{}}([[</text:p>
          </table:table-cell>
          <table:table-cell table:style-name="ce2" table:formula="of:=SUBSTITUTE(SUBSTITUTE(SUBSTITUTE(SUBSTITUTE([.D79];&quot;()&quot;;&quot;&quot;);&quot;[]&quot;;&quot;&quot;);&quot;{}&quot;;&quot;&quot;);&quot;&lt;&gt;&quot;;&quot;&quot;)" office:value-type="string" office:string-value="{[([{{&lt;{{[{&lt;{[&gt;}&gt;}]({}([[" calcext:value-type="string">
            <text:p>{[([{{&lt;{{[{&lt;{[&gt;}&gt;}]({}([[</text:p>
          </table:table-cell>
          <table:table-cell table:style-name="ce2" table:formula="of:=SUBSTITUTE(SUBSTITUTE(SUBSTITUTE(SUBSTITUTE([.E79];&quot;()&quot;;&quot;&quot;);&quot;[]&quot;;&quot;&quot;);&quot;{}&quot;;&quot;&quot;);&quot;&lt;&gt;&quot;;&quot;&quot;)" office:value-type="string" office:string-value="{[([{{&lt;{{[{&lt;{[&gt;}&gt;}](([[" calcext:value-type="string">
            <text:p>{[([{{&lt;{{[{&lt;{[&gt;}&gt;}](([[</text:p>
          </table:table-cell>
          <table:table-cell table:style-name="ce2" table:formula="of:=SUBSTITUTE(SUBSTITUTE(SUBSTITUTE(SUBSTITUTE([.F79];&quot;()&quot;;&quot;&quot;);&quot;[]&quot;;&quot;&quot;);&quot;{}&quot;;&quot;&quot;);&quot;&lt;&gt;&quot;;&quot;&quot;)" office:value-type="string" office:string-value="{[([{{&lt;{{[{&lt;{[&gt;}&gt;}](([[" calcext:value-type="string">
            <text:p>{[([{{&lt;{{[{&lt;{[&gt;}&gt;}](([[</text:p>
          </table:table-cell>
          <table:table-cell table:style-name="ce2" table:formula="of:=SUBSTITUTE(SUBSTITUTE(SUBSTITUTE(SUBSTITUTE([.G79];&quot;()&quot;;&quot;&quot;);&quot;[]&quot;;&quot;&quot;);&quot;{}&quot;;&quot;&quot;);&quot;&lt;&gt;&quot;;&quot;&quot;)" office:value-type="string" office:string-value="{[([{{&lt;{{[{&lt;{[&gt;}&gt;}](([[" calcext:value-type="string">
            <text:p>{[([{{&lt;{{[{&lt;{[&gt;}&gt;}](([[</text:p>
          </table:table-cell>
          <table:table-cell table:style-name="ce2" table:formula="of:=SUBSTITUTE(SUBSTITUTE(SUBSTITUTE(SUBSTITUTE([.H79];&quot;()&quot;;&quot;&quot;);&quot;[]&quot;;&quot;&quot;);&quot;{}&quot;;&quot;&quot;);&quot;&lt;&gt;&quot;;&quot;&quot;)" office:value-type="string" office:string-value="{[([{{&lt;{{[{&lt;{[&gt;}&gt;}](([[" calcext:value-type="string">
            <text:p>{[([{{&lt;{{[{&lt;{[&gt;}&gt;}](([[</text:p>
          </table:table-cell>
          <table:table-cell table:style-name="ce2" table:formula="of:=SUBSTITUTE(SUBSTITUTE(SUBSTITUTE(SUBSTITUTE([.I79];&quot;()&quot;;&quot;&quot;);&quot;[]&quot;;&quot;&quot;);&quot;{}&quot;;&quot;&quot;);&quot;&lt;&gt;&quot;;&quot;&quot;)" office:value-type="string" office:string-value="{[([{{&lt;{{[{&lt;{[&gt;}&gt;}](([[" calcext:value-type="string">
            <text:p>{[([{{&lt;{{[{&lt;{[&gt;}&gt;}](([[</text:p>
          </table:table-cell>
          <table:table-cell table:style-name="ce2" table:formula="of:=SUBSTITUTE(SUBSTITUTE(SUBSTITUTE(SUBSTITUTE([.J79];&quot;()&quot;;&quot;&quot;);&quot;[]&quot;;&quot;&quot;);&quot;{}&quot;;&quot;&quot;);&quot;&lt;&gt;&quot;;&quot;&quot;)" office:value-type="string" office:string-value="{[([{{&lt;{{[{&lt;{[&gt;}&gt;}](([[" calcext:value-type="string">
            <text:p>{[([{{&lt;{{[{&lt;{[&gt;}&gt;}](([[</text:p>
          </table:table-cell>
          <table:table-cell table:style-name="ce2" table:formula="of:=SUBSTITUTE(SUBSTITUTE(SUBSTITUTE(SUBSTITUTE([.K79];&quot;()&quot;;&quot;&quot;);&quot;[]&quot;;&quot;&quot;);&quot;{}&quot;;&quot;&quot;);&quot;&lt;&gt;&quot;;&quot;&quot;)" office:value-type="string" office:string-value="{[([{{&lt;{{[{&lt;{[&gt;}&gt;}](([[" calcext:value-type="string">
            <text:p>{[([{{&lt;{{[{&lt;{[&gt;}&gt;}](([[</text:p>
          </table:table-cell>
          <table:table-cell table:style-name="ce2" table:formula="of:=SUBSTITUTE(SUBSTITUTE(SUBSTITUTE(SUBSTITUTE([.L79];&quot;()&quot;;&quot;&quot;);&quot;[]&quot;;&quot;&quot;);&quot;{}&quot;;&quot;&quot;);&quot;&lt;&gt;&quot;;&quot;&quot;)" office:value-type="string" office:string-value="{[([{{&lt;{{[{&lt;{[&gt;}&gt;}](([[" calcext:value-type="string">
            <text:p>{[([{{&lt;{{[{&lt;{[&gt;}&gt;}](([[</text:p>
          </table:table-cell>
          <table:table-cell table:style-name="ce2" table:formula="of:=SUBSTITUTE(SUBSTITUTE(SUBSTITUTE(SUBSTITUTE([.M79];&quot;()&quot;;&quot;&quot;);&quot;[]&quot;;&quot;&quot;);&quot;{}&quot;;&quot;&quot;);&quot;&lt;&gt;&quot;;&quot;&quot;)" office:value-type="string" office:string-value="{[([{{&lt;{{[{&lt;{[&gt;}&gt;}](([[" calcext:value-type="string">
            <text:p>{[([{{&lt;{{[{&lt;{[&gt;}&gt;}](([[</text:p>
          </table:table-cell>
          <table:table-cell table:style-name="ce2" table:formula="of:=SUBSTITUTE(SUBSTITUTE(SUBSTITUTE(SUBSTITUTE([.N79];&quot;()&quot;;&quot;&quot;);&quot;[]&quot;;&quot;&quot;);&quot;{}&quot;;&quot;&quot;);&quot;&lt;&gt;&quot;;&quot;&quot;)" office:value-type="string" office:string-value="{[([{{&lt;{{[{&lt;{[&gt;}&gt;}](([[" calcext:value-type="string">
            <text:p>{[([{{&lt;{{[{&lt;{[&gt;}&gt;}](([[</text:p>
          </table:table-cell>
          <table:table-cell table:style-name="ce2" table:formula="of:=SUBSTITUTE(SUBSTITUTE(SUBSTITUTE(SUBSTITUTE([.O79];&quot;()&quot;;&quot;&quot;);&quot;[]&quot;;&quot;&quot;);&quot;{}&quot;;&quot;&quot;);&quot;&lt;&gt;&quot;;&quot;&quot;)" office:value-type="string" office:string-value="{[([{{&lt;{{[{&lt;{[&gt;}&gt;}](([[" calcext:value-type="string">
            <text:p>{[([{{&lt;{{[{&lt;{[&gt;}&gt;}](([[</text:p>
          </table:table-cell>
          <table:table-cell table:style-name="ce2" table:formula="of:=SUBSTITUTE(SUBSTITUTE(SUBSTITUTE(SUBSTITUTE([.P79];&quot;()&quot;;&quot;&quot;);&quot;[]&quot;;&quot;&quot;);&quot;{}&quot;;&quot;&quot;);&quot;&lt;&gt;&quot;;&quot;&quot;)" office:value-type="string" office:string-value="{[([{{&lt;{{[{&lt;{[&gt;}&gt;}](([[" calcext:value-type="string">
            <text:p>{[([{{&lt;{{[{&lt;{[&gt;}&gt;}](([[</text:p>
          </table:table-cell>
          <table:table-cell table:style-name="ce2" table:formula="of:=SUBSTITUTE(SUBSTITUTE(SUBSTITUTE(SUBSTITUTE([.Q79];&quot;()&quot;;&quot;&quot;);&quot;[]&quot;;&quot;&quot;);&quot;{}&quot;;&quot;&quot;);&quot;&lt;&gt;&quot;;&quot;&quot;)" office:value-type="string" office:string-value="{[([{{&lt;{{[{&lt;{[&gt;}&gt;}](([[" calcext:value-type="string">
            <text:p>{[([{{&lt;{{[{&lt;{[&gt;}&gt;}](([[</text:p>
          </table:table-cell>
          <table:table-cell table:style-name="ce2" table:formula="of:=SUBSTITUTE(SUBSTITUTE(SUBSTITUTE(SUBSTITUTE([.R79];&quot;()&quot;;&quot;&quot;);&quot;[]&quot;;&quot;&quot;);&quot;{}&quot;;&quot;&quot;);&quot;&lt;&gt;&quot;;&quot;&quot;)" office:value-type="string" office:string-value="{[([{{&lt;{{[{&lt;{[&gt;}&gt;}](([[" calcext:value-type="string">
            <text:p>{[([{{&lt;{{[{&lt;{[&gt;}&gt;}](([[</text:p>
          </table:table-cell>
          <table:table-cell table:style-name="ce2" table:formula="of:=SUBSTITUTE(SUBSTITUTE(SUBSTITUTE(SUBSTITUTE([.S79];&quot;()&quot;;&quot;&quot;);&quot;[]&quot;;&quot;&quot;);&quot;{}&quot;;&quot;&quot;);&quot;&lt;&gt;&quot;;&quot;&quot;)" office:value-type="string" office:string-value="{[([{{&lt;{{[{&lt;{[&gt;}&gt;}](([[" calcext:value-type="string">
            <text:p>{[([{{&lt;{{[{&lt;{[&gt;}&gt;}](([[</text:p>
          </table:table-cell>
          <table:table-cell table:style-name="ce2" table:formula="of:=SUBSTITUTE(SUBSTITUTE(SUBSTITUTE(SUBSTITUTE([.T79];&quot;()&quot;;&quot;&quot;);&quot;[]&quot;;&quot;&quot;);&quot;{}&quot;;&quot;&quot;);&quot;&lt;&gt;&quot;;&quot;&quot;)" office:value-type="string" office:string-value="{[([{{&lt;{{[{&lt;{[&gt;}&gt;}](([[" calcext:value-type="string">
            <text:p>{[([{{&lt;{{[{&lt;{[&gt;}&gt;}](([[</text:p>
          </table:table-cell>
          <table:table-cell table:style-name="ce2" table:formula="of:=SUBSTITUTE(SUBSTITUTE(SUBSTITUTE(SUBSTITUTE([.U79];&quot;()&quot;;&quot;&quot;);&quot;[]&quot;;&quot;&quot;);&quot;{}&quot;;&quot;&quot;);&quot;&lt;&gt;&quot;;&quot;&quot;)" office:value-type="string" office:string-value="{[([{{&lt;{{[{&lt;{[&gt;}&gt;}](([[" calcext:value-type="string">
            <text:p>{[([{{&lt;{{[{&lt;{[&gt;}&gt;}](([[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79]; MIN(IFERROR(TRANSPOSE(FIND([$Reference.$A$5:.$A$8];[.V79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79]);CONCATENATE(MID([.V79];LEN([.V79])-ROW(INDIRECT(&quot;1:&quot;&amp;LEN([.V79])))+1;1));)" office:value-type="float" office:value="0" calcext:value-type="float">
            <text:p>0</text:p>
          </table:table-cell>
          <table:table-cell table:style-name="ce8" table:formula="of:=SUBSTITUTE(SUBSTITUTE(SUBSTITUTE(SUBSTITUTE([.Z79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79&amp;&quot;&quot;&quot;&quot;,&quot;&quot;(?s)(.{1})&quot;&quot;,&quot;&quot;$1&quot;&quot;&amp;CHAR(127)),&quot;&quot;'&quot;&quot;,&quot;&quot;''&quot;&quot;),CHAR(127)),)&quot;);&quot;&quot;)">
            <text:p/>
          </table:table-cell>
          <table:table-cell table:style-name="ce9" table:number-columns-repeated="1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79]));([.AT79]*5)+IFERROR(INDEX( [$Reference.$D$5:.$D$8];MATCH( [.AB79]; [$Reference.$A$5:.$A$8];0);0););[.AT7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C79]));([.AU79]*5)+IFERROR(INDEX( [$Reference.$D$5:.$D$8];MATCH( [.AC79]; [$Reference.$A$5:.$A$8];0);0););[.AU7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D79]));([.AV79]*5)+IFERROR(INDEX( [$Reference.$D$5:.$D$8];MATCH( [.AD79]; [$Reference.$A$5:.$A$8];0);0););[.AV7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E79]));([.AW79]*5)+IFERROR(INDEX( [$Reference.$D$5:.$D$8];MATCH( [.AE79]; [$Reference.$A$5:.$A$8];0);0););[.AW7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F79]));([.AX79]*5)+IFERROR(INDEX( [$Reference.$D$5:.$D$8];MATCH( [.AF79]; [$Reference.$A$5:.$A$8];0);0););[.AX7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G79]));([.AY79]*5)+IFERROR(INDEX( [$Reference.$D$5:.$D$8];MATCH( [.AG79]; [$Reference.$A$5:.$A$8];0);0););[.AY7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H79]));([.AZ79]*5)+IFERROR(INDEX( [$Reference.$D$5:.$D$8];MATCH( [.AH79]; [$Reference.$A$5:.$A$8];0);0););[.AZ7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I79]));([.BA79]*5)+IFERROR(INDEX( [$Reference.$D$5:.$D$8];MATCH( [.AI79]; [$Reference.$A$5:.$A$8];0);0););[.BA7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J79]));([.BB79]*5)+IFERROR(INDEX( [$Reference.$D$5:.$D$8];MATCH( [.AJ79]; [$Reference.$A$5:.$A$8];0);0););[.BB7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K79]));([.BC79]*5)+IFERROR(INDEX( [$Reference.$D$5:.$D$8];MATCH( [.AK79]; [$Reference.$A$5:.$A$8];0);0););[.BC7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L79]));([.BD79]*5)+IFERROR(INDEX( [$Reference.$D$5:.$D$8];MATCH( [.AL79]; [$Reference.$A$5:.$A$8];0);0););[.BD7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M79]));([.BE79]*5)+IFERROR(INDEX( [$Reference.$D$5:.$D$8];MATCH( [.AM79]; [$Reference.$A$5:.$A$8];0);0););[.BE7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N79]));([.BF79]*5)+IFERROR(INDEX( [$Reference.$D$5:.$D$8];MATCH( [.AN79]; [$Reference.$A$5:.$A$8];0);0););[.BF7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O79]));([.BG79]*5)+IFERROR(INDEX( [$Reference.$D$5:.$D$8];MATCH( [.AO79]; [$Reference.$A$5:.$A$8];0);0););[.BG7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P79]));([.BH79]*5)+IFERROR(INDEX( [$Reference.$D$5:.$D$8];MATCH( [.AP79]; [$Reference.$A$5:.$A$8];0);0););[.BH7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Q79]));([.BI79]*5)+IFERROR(INDEX( [$Reference.$D$5:.$D$8];MATCH( [.AQ79]; [$Reference.$A$5:.$A$8];0);0););[.BI7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R79]));([.BJ79]*5)+IFERROR(INDEX( [$Reference.$D$5:.$D$8];MATCH( [.AR79]; [$Reference.$A$5:.$A$8];0);0););[.BJ7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S79]));([.BK79]*5)+IFERROR(INDEX( [$Reference.$D$5:.$D$8];MATCH( [.AS79]; [$Reference.$A$5:.$A$8];0);0););[.BK79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{[&lt;[(&lt;&lt;&lt;[&lt;{([(&lt;&gt;[])&lt;{}()&gt;]{[[]{}]&lt;[]&lt;&gt;&gt;})}&gt;]{{[(&lt;{&lt;&gt;&lt;&gt;}[{}()]&gt;{[[]{}][{}{}]}){[([]&lt;&gt;)({}())]{{(){}}({</text:p>
          </table:table-cell>
          <table:table-cell table:style-name="ce2" table:formula="of:=SUBSTITUTE(SUBSTITUTE(SUBSTITUTE(SUBSTITUTE([.A80];&quot;()&quot;;&quot;&quot;);&quot;[]&quot;;&quot;&quot;);&quot;{}&quot;;&quot;&quot;);&quot;&lt;&gt;&quot;;&quot;&quot;)" office:value-type="string" office:string-value="{[&lt;[(&lt;&lt;&lt;[&lt;{([()]{[]&lt;&gt;})}&gt;]{{[(&lt;{}[]&gt;{[][]}){[()()]{{}({" calcext:value-type="string">
            <text:p>{[&lt;[(&lt;&lt;&lt;[&lt;{([()]{[]&lt;&gt;})}&gt;]{{[(&lt;{}[]&gt;{[][]}){[()()]{{}({</text:p>
          </table:table-cell>
          <table:table-cell table:style-name="ce2" table:formula="of:=SUBSTITUTE(SUBSTITUTE(SUBSTITUTE(SUBSTITUTE([.B80];&quot;()&quot;;&quot;&quot;);&quot;[]&quot;;&quot;&quot;);&quot;{}&quot;;&quot;&quot;);&quot;&lt;&gt;&quot;;&quot;&quot;)" office:value-type="string" office:string-value="{[&lt;[(&lt;&lt;&lt;[&lt;{({})}&gt;]{{[(){{({" calcext:value-type="string">
            <text:p>{[&lt;[(&lt;&lt;&lt;[&lt;{({})}&gt;]{{[(){{({</text:p>
          </table:table-cell>
          <table:table-cell table:style-name="ce2" table:formula="of:=SUBSTITUTE(SUBSTITUTE(SUBSTITUTE(SUBSTITUTE([.C80];&quot;()&quot;;&quot;&quot;);&quot;[]&quot;;&quot;&quot;);&quot;{}&quot;;&quot;&quot;);&quot;&lt;&gt;&quot;;&quot;&quot;)" office:value-type="string" office:string-value="{[&lt;[(&lt;&lt;&lt;[&lt;{()}&gt;]{{[{{({" calcext:value-type="string">
            <text:p>{[&lt;[(&lt;&lt;&lt;[&lt;{()}&gt;]{{[{{({</text:p>
          </table:table-cell>
          <table:table-cell table:style-name="ce2" table:formula="of:=SUBSTITUTE(SUBSTITUTE(SUBSTITUTE(SUBSTITUTE([.D80];&quot;()&quot;;&quot;&quot;);&quot;[]&quot;;&quot;&quot;);&quot;{}&quot;;&quot;&quot;);&quot;&lt;&gt;&quot;;&quot;&quot;)" office:value-type="string" office:string-value="{[&lt;[(&lt;&lt;&lt;[]{{[{{({" calcext:value-type="string">
            <text:p>{[&lt;[(&lt;&lt;&lt;[]{{[{{({</text:p>
          </table:table-cell>
          <table:table-cell table:style-name="ce2" table:formula="of:=SUBSTITUTE(SUBSTITUTE(SUBSTITUTE(SUBSTITUTE([.E80];&quot;()&quot;;&quot;&quot;);&quot;[]&quot;;&quot;&quot;);&quot;{}&quot;;&quot;&quot;);&quot;&lt;&gt;&quot;;&quot;&quot;)" office:value-type="string" office:string-value="{[&lt;[(&lt;&lt;&lt;{{[{{({" calcext:value-type="string">
            <text:p>{[&lt;[(&lt;&lt;&lt;{{[{{({</text:p>
          </table:table-cell>
          <table:table-cell table:style-name="ce2" table:formula="of:=SUBSTITUTE(SUBSTITUTE(SUBSTITUTE(SUBSTITUTE([.F80];&quot;()&quot;;&quot;&quot;);&quot;[]&quot;;&quot;&quot;);&quot;{}&quot;;&quot;&quot;);&quot;&lt;&gt;&quot;;&quot;&quot;)" office:value-type="string" office:string-value="{[&lt;[(&lt;&lt;&lt;{{[{{({" calcext:value-type="string">
            <text:p>{[&lt;[(&lt;&lt;&lt;{{[{{({</text:p>
          </table:table-cell>
          <table:table-cell table:style-name="ce2" table:formula="of:=SUBSTITUTE(SUBSTITUTE(SUBSTITUTE(SUBSTITUTE([.G80];&quot;()&quot;;&quot;&quot;);&quot;[]&quot;;&quot;&quot;);&quot;{}&quot;;&quot;&quot;);&quot;&lt;&gt;&quot;;&quot;&quot;)" office:value-type="string" office:string-value="{[&lt;[(&lt;&lt;&lt;{{[{{({" calcext:value-type="string">
            <text:p>{[&lt;[(&lt;&lt;&lt;{{[{{({</text:p>
          </table:table-cell>
          <table:table-cell table:style-name="ce2" table:formula="of:=SUBSTITUTE(SUBSTITUTE(SUBSTITUTE(SUBSTITUTE([.H80];&quot;()&quot;;&quot;&quot;);&quot;[]&quot;;&quot;&quot;);&quot;{}&quot;;&quot;&quot;);&quot;&lt;&gt;&quot;;&quot;&quot;)" office:value-type="string" office:string-value="{[&lt;[(&lt;&lt;&lt;{{[{{({" calcext:value-type="string">
            <text:p>{[&lt;[(&lt;&lt;&lt;{{[{{({</text:p>
          </table:table-cell>
          <table:table-cell table:style-name="ce2" table:formula="of:=SUBSTITUTE(SUBSTITUTE(SUBSTITUTE(SUBSTITUTE([.I80];&quot;()&quot;;&quot;&quot;);&quot;[]&quot;;&quot;&quot;);&quot;{}&quot;;&quot;&quot;);&quot;&lt;&gt;&quot;;&quot;&quot;)" office:value-type="string" office:string-value="{[&lt;[(&lt;&lt;&lt;{{[{{({" calcext:value-type="string">
            <text:p>{[&lt;[(&lt;&lt;&lt;{{[{{({</text:p>
          </table:table-cell>
          <table:table-cell table:style-name="ce2" table:formula="of:=SUBSTITUTE(SUBSTITUTE(SUBSTITUTE(SUBSTITUTE([.J80];&quot;()&quot;;&quot;&quot;);&quot;[]&quot;;&quot;&quot;);&quot;{}&quot;;&quot;&quot;);&quot;&lt;&gt;&quot;;&quot;&quot;)" office:value-type="string" office:string-value="{[&lt;[(&lt;&lt;&lt;{{[{{({" calcext:value-type="string">
            <text:p>{[&lt;[(&lt;&lt;&lt;{{[{{({</text:p>
          </table:table-cell>
          <table:table-cell table:style-name="ce2" table:formula="of:=SUBSTITUTE(SUBSTITUTE(SUBSTITUTE(SUBSTITUTE([.K80];&quot;()&quot;;&quot;&quot;);&quot;[]&quot;;&quot;&quot;);&quot;{}&quot;;&quot;&quot;);&quot;&lt;&gt;&quot;;&quot;&quot;)" office:value-type="string" office:string-value="{[&lt;[(&lt;&lt;&lt;{{[{{({" calcext:value-type="string">
            <text:p>{[&lt;[(&lt;&lt;&lt;{{[{{({</text:p>
          </table:table-cell>
          <table:table-cell table:style-name="ce2" table:formula="of:=SUBSTITUTE(SUBSTITUTE(SUBSTITUTE(SUBSTITUTE([.L80];&quot;()&quot;;&quot;&quot;);&quot;[]&quot;;&quot;&quot;);&quot;{}&quot;;&quot;&quot;);&quot;&lt;&gt;&quot;;&quot;&quot;)" office:value-type="string" office:string-value="{[&lt;[(&lt;&lt;&lt;{{[{{({" calcext:value-type="string">
            <text:p>{[&lt;[(&lt;&lt;&lt;{{[{{({</text:p>
          </table:table-cell>
          <table:table-cell table:style-name="ce2" table:formula="of:=SUBSTITUTE(SUBSTITUTE(SUBSTITUTE(SUBSTITUTE([.M80];&quot;()&quot;;&quot;&quot;);&quot;[]&quot;;&quot;&quot;);&quot;{}&quot;;&quot;&quot;);&quot;&lt;&gt;&quot;;&quot;&quot;)" office:value-type="string" office:string-value="{[&lt;[(&lt;&lt;&lt;{{[{{({" calcext:value-type="string">
            <text:p>{[&lt;[(&lt;&lt;&lt;{{[{{({</text:p>
          </table:table-cell>
          <table:table-cell table:style-name="ce2" table:formula="of:=SUBSTITUTE(SUBSTITUTE(SUBSTITUTE(SUBSTITUTE([.N80];&quot;()&quot;;&quot;&quot;);&quot;[]&quot;;&quot;&quot;);&quot;{}&quot;;&quot;&quot;);&quot;&lt;&gt;&quot;;&quot;&quot;)" office:value-type="string" office:string-value="{[&lt;[(&lt;&lt;&lt;{{[{{({" calcext:value-type="string">
            <text:p>{[&lt;[(&lt;&lt;&lt;{{[{{({</text:p>
          </table:table-cell>
          <table:table-cell table:style-name="ce2" table:formula="of:=SUBSTITUTE(SUBSTITUTE(SUBSTITUTE(SUBSTITUTE([.O80];&quot;()&quot;;&quot;&quot;);&quot;[]&quot;;&quot;&quot;);&quot;{}&quot;;&quot;&quot;);&quot;&lt;&gt;&quot;;&quot;&quot;)" office:value-type="string" office:string-value="{[&lt;[(&lt;&lt;&lt;{{[{{({" calcext:value-type="string">
            <text:p>{[&lt;[(&lt;&lt;&lt;{{[{{({</text:p>
          </table:table-cell>
          <table:table-cell table:style-name="ce2" table:formula="of:=SUBSTITUTE(SUBSTITUTE(SUBSTITUTE(SUBSTITUTE([.P80];&quot;()&quot;;&quot;&quot;);&quot;[]&quot;;&quot;&quot;);&quot;{}&quot;;&quot;&quot;);&quot;&lt;&gt;&quot;;&quot;&quot;)" office:value-type="string" office:string-value="{[&lt;[(&lt;&lt;&lt;{{[{{({" calcext:value-type="string">
            <text:p>{[&lt;[(&lt;&lt;&lt;{{[{{({</text:p>
          </table:table-cell>
          <table:table-cell table:style-name="ce2" table:formula="of:=SUBSTITUTE(SUBSTITUTE(SUBSTITUTE(SUBSTITUTE([.Q80];&quot;()&quot;;&quot;&quot;);&quot;[]&quot;;&quot;&quot;);&quot;{}&quot;;&quot;&quot;);&quot;&lt;&gt;&quot;;&quot;&quot;)" office:value-type="string" office:string-value="{[&lt;[(&lt;&lt;&lt;{{[{{({" calcext:value-type="string">
            <text:p>{[&lt;[(&lt;&lt;&lt;{{[{{({</text:p>
          </table:table-cell>
          <table:table-cell table:style-name="ce2" table:formula="of:=SUBSTITUTE(SUBSTITUTE(SUBSTITUTE(SUBSTITUTE([.R80];&quot;()&quot;;&quot;&quot;);&quot;[]&quot;;&quot;&quot;);&quot;{}&quot;;&quot;&quot;);&quot;&lt;&gt;&quot;;&quot;&quot;)" office:value-type="string" office:string-value="{[&lt;[(&lt;&lt;&lt;{{[{{({" calcext:value-type="string">
            <text:p>{[&lt;[(&lt;&lt;&lt;{{[{{({</text:p>
          </table:table-cell>
          <table:table-cell table:style-name="ce2" table:formula="of:=SUBSTITUTE(SUBSTITUTE(SUBSTITUTE(SUBSTITUTE([.S80];&quot;()&quot;;&quot;&quot;);&quot;[]&quot;;&quot;&quot;);&quot;{}&quot;;&quot;&quot;);&quot;&lt;&gt;&quot;;&quot;&quot;)" office:value-type="string" office:string-value="{[&lt;[(&lt;&lt;&lt;{{[{{({" calcext:value-type="string">
            <text:p>{[&lt;[(&lt;&lt;&lt;{{[{{({</text:p>
          </table:table-cell>
          <table:table-cell table:style-name="ce2" table:formula="of:=SUBSTITUTE(SUBSTITUTE(SUBSTITUTE(SUBSTITUTE([.T80];&quot;()&quot;;&quot;&quot;);&quot;[]&quot;;&quot;&quot;);&quot;{}&quot;;&quot;&quot;);&quot;&lt;&gt;&quot;;&quot;&quot;)" office:value-type="string" office:string-value="{[&lt;[(&lt;&lt;&lt;{{[{{({" calcext:value-type="string">
            <text:p>{[&lt;[(&lt;&lt;&lt;{{[{{({</text:p>
          </table:table-cell>
          <table:table-cell table:style-name="ce2" table:formula="of:=SUBSTITUTE(SUBSTITUTE(SUBSTITUTE(SUBSTITUTE([.U80];&quot;()&quot;;&quot;&quot;);&quot;[]&quot;;&quot;&quot;);&quot;{}&quot;;&quot;&quot;);&quot;&lt;&gt;&quot;;&quot;&quot;)" office:value-type="string" office:string-value="{[&lt;[(&lt;&lt;&lt;{{[{{({" calcext:value-type="string">
            <text:p>{[&lt;[(&lt;&lt;&lt;{{[{{({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80]; MIN(IFERROR(TRANSPOSE(FIND([$Reference.$A$5:.$A$8];[.V80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80]);CONCATENATE(MID([.V80];LEN([.V80])-ROW(INDIRECT(&quot;1:&quot;&amp;LEN([.V80])))+1;1));)" office:value-type="float" office:value="0" calcext:value-type="float">
            <text:p>0</text:p>
          </table:table-cell>
          <table:table-cell table:style-name="ce8" table:formula="of:=SUBSTITUTE(SUBSTITUTE(SUBSTITUTE(SUBSTITUTE([.Z80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80&amp;&quot;&quot;&quot;&quot;,&quot;&quot;(?s)(.{1})&quot;&quot;,&quot;&quot;$1&quot;&quot;&amp;CHAR(127)),&quot;&quot;'&quot;&quot;,&quot;&quot;''&quot;&quot;),CHAR(127)),)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number-columns-repeated="3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80]));([.AT80]*5)+IFERROR(INDEX( [$Reference.$D$5:.$D$8];MATCH( [.AB80]; [$Reference.$A$5:.$A$8];0);0););[.AT80])" office:value-type="float" office:value="3" calcext:value-type="float">
            <text:p>3</text:p>
          </table:table-cell>
          <table:table-cell table:style-name="ce9" table:number-matrix-columns-spanned="1" table:number-matrix-rows-spanned="1" table:formula="of:=IF(NOT(ISBLANK([.AC80]));([.AU80]*5)+IFERROR(INDEX( [$Reference.$D$5:.$D$8];MATCH( [.AC80]; [$Reference.$A$5:.$A$8];0);0););[.AU80])" office:value-type="float" office:value="16" calcext:value-type="float">
            <text:p>16</text:p>
          </table:table-cell>
          <table:table-cell table:style-name="ce9" table:number-matrix-columns-spanned="1" table:number-matrix-rows-spanned="1" table:formula="of:=IF(NOT(ISBLANK([.AD80]));([.AV80]*5)+IFERROR(INDEX( [$Reference.$D$5:.$D$8];MATCH( [.AD80]; [$Reference.$A$5:.$A$8];0);0););[.AV80])" office:value-type="float" office:value="83" calcext:value-type="float">
            <text:p>83</text:p>
          </table:table-cell>
          <table:table-cell table:style-name="ce9" table:number-matrix-columns-spanned="1" table:number-matrix-rows-spanned="1" table:formula="of:=IF(NOT(ISBLANK([.AE80]));([.AW80]*5)+IFERROR(INDEX( [$Reference.$D$5:.$D$8];MATCH( [.AE80]; [$Reference.$A$5:.$A$8];0);0););[.AW80])" office:value-type="float" office:value="418" calcext:value-type="float">
            <text:p>418</text:p>
          </table:table-cell>
          <table:table-cell table:style-name="ce9" table:number-matrix-columns-spanned="1" table:number-matrix-rows-spanned="1" table:formula="of:=IF(NOT(ISBLANK([.AF80]));([.AX80]*5)+IFERROR(INDEX( [$Reference.$D$5:.$D$8];MATCH( [.AF80]; [$Reference.$A$5:.$A$8];0);0););[.AX80])" office:value-type="float" office:value="2092" calcext:value-type="float">
            <text:p>2092</text:p>
          </table:table-cell>
          <table:table-cell table:style-name="ce9" table:number-matrix-columns-spanned="1" table:number-matrix-rows-spanned="1" table:formula="of:=IF(NOT(ISBLANK([.AG80]));([.AY80]*5)+IFERROR(INDEX( [$Reference.$D$5:.$D$8];MATCH( [.AG80]; [$Reference.$A$5:.$A$8];0);0););[.AY80])" office:value-type="float" office:value="10463" calcext:value-type="float">
            <text:p>10463</text:p>
          </table:table-cell>
          <table:table-cell table:style-name="ce9" table:number-matrix-columns-spanned="1" table:number-matrix-rows-spanned="1" table:formula="of:=IF(NOT(ISBLANK([.AH80]));([.AZ80]*5)+IFERROR(INDEX( [$Reference.$D$5:.$D$8];MATCH( [.AH80]; [$Reference.$A$5:.$A$8];0);0););[.AZ80])" office:value-type="float" office:value="52318" calcext:value-type="float">
            <text:p>52318</text:p>
          </table:table-cell>
          <table:table-cell table:style-name="ce9" table:number-matrix-columns-spanned="1" table:number-matrix-rows-spanned="1" table:formula="of:=IF(NOT(ISBLANK([.AI80]));([.BA80]*5)+IFERROR(INDEX( [$Reference.$D$5:.$D$8];MATCH( [.AI80]; [$Reference.$A$5:.$A$8];0);0););[.BA80])" office:value-type="float" office:value="261594" calcext:value-type="float">
            <text:p>261594</text:p>
          </table:table-cell>
          <table:table-cell table:style-name="ce9" table:number-matrix-columns-spanned="1" table:number-matrix-rows-spanned="1" table:formula="of:=IF(NOT(ISBLANK([.AJ80]));([.BB80]*5)+IFERROR(INDEX( [$Reference.$D$5:.$D$8];MATCH( [.AJ80]; [$Reference.$A$5:.$A$8];0);0););[.BB80])" office:value-type="float" office:value="1307974" calcext:value-type="float">
            <text:p>1307974</text:p>
          </table:table-cell>
          <table:table-cell table:style-name="ce9" table:number-matrix-columns-spanned="1" table:number-matrix-rows-spanned="1" table:formula="of:=IF(NOT(ISBLANK([.AK80]));([.BC80]*5)+IFERROR(INDEX( [$Reference.$D$5:.$D$8];MATCH( [.AK80]; [$Reference.$A$5:.$A$8];0);0););[.BC80])" office:value-type="float" office:value="6539874" calcext:value-type="float">
            <text:p>6539874</text:p>
          </table:table-cell>
          <table:table-cell table:style-name="ce9" table:number-matrix-columns-spanned="1" table:number-matrix-rows-spanned="1" table:formula="of:=IF(NOT(ISBLANK([.AL80]));([.BD80]*5)+IFERROR(INDEX( [$Reference.$D$5:.$D$8];MATCH( [.AL80]; [$Reference.$A$5:.$A$8];0);0););[.BD80])" office:value-type="float" office:value="32699371" calcext:value-type="float">
            <text:p>32699371</text:p>
          </table:table-cell>
          <table:table-cell table:style-name="ce9" table:number-matrix-columns-spanned="1" table:number-matrix-rows-spanned="1" table:formula="of:=IF(NOT(ISBLANK([.AM80]));([.BE80]*5)+IFERROR(INDEX( [$Reference.$D$5:.$D$8];MATCH( [.AM80]; [$Reference.$A$5:.$A$8];0);0););[.BE80])" office:value-type="float" office:value="163496857" calcext:value-type="float">
            <text:p>163496857</text:p>
          </table:table-cell>
          <table:table-cell table:style-name="ce9" table:number-matrix-columns-spanned="1" table:number-matrix-rows-spanned="1" table:formula="of:=IF(NOT(ISBLANK([.AN80]));([.BF80]*5)+IFERROR(INDEX( [$Reference.$D$5:.$D$8];MATCH( [.AN80]; [$Reference.$A$5:.$A$8];0);0););[.BF80])" office:value-type="float" office:value="817484289" calcext:value-type="float">
            <text:p>817484289</text:p>
          </table:table-cell>
          <table:table-cell table:style-name="ce9" table:number-matrix-columns-spanned="1" table:number-matrix-rows-spanned="1" table:formula="of:=IF(NOT(ISBLANK([.AO80]));([.BG80]*5)+IFERROR(INDEX( [$Reference.$D$5:.$D$8];MATCH( [.AO80]; [$Reference.$A$5:.$A$8];0);0););[.BG80])" office:value-type="float" office:value="4087421447" calcext:value-type="float">
            <text:p>4087421447</text:p>
          </table:table-cell>
          <table:table-cell table:style-name="ce9" table:number-matrix-columns-spanned="1" table:number-matrix-rows-spanned="1" table:formula="of:=IF(NOT(ISBLANK([.AP80]));([.BH80]*5)+IFERROR(INDEX( [$Reference.$D$5:.$D$8];MATCH( [.AP80]; [$Reference.$A$5:.$A$8];0);0););[.BH80])" office:value-type="float" office:value="20437107238" calcext:value-type="float">
            <text:p>20437107238</text:p>
          </table:table-cell>
          <table:table-cell table:style-name="ce9" table:number-matrix-columns-spanned="1" table:number-matrix-rows-spanned="1" table:formula="of:=IF(NOT(ISBLANK([.AQ80]));([.BI80]*5)+IFERROR(INDEX( [$Reference.$D$5:.$D$8];MATCH( [.AQ80]; [$Reference.$A$5:.$A$8];0);0););[.BI80])" office:value-type="float" office:value="20437107238" calcext:value-type="float">
            <text:p>20437107238</text:p>
          </table:table-cell>
          <table:table-cell table:style-name="ce9" table:number-matrix-columns-spanned="1" table:number-matrix-rows-spanned="1" table:formula="of:=IF(NOT(ISBLANK([.AR80]));([.BJ80]*5)+IFERROR(INDEX( [$Reference.$D$5:.$D$8];MATCH( [.AR80]; [$Reference.$A$5:.$A$8];0);0););[.BJ80])" office:value-type="float" office:value="20437107238" calcext:value-type="float">
            <text:p>20437107238</text:p>
          </table:table-cell>
          <table:table-cell table:style-name="ce9" table:number-matrix-columns-spanned="1" table:number-matrix-rows-spanned="1" table:formula="of:=IF(NOT(ISBLANK([.AS80]));([.BK80]*5)+IFERROR(INDEX( [$Reference.$D$5:.$D$8];MATCH( [.AS80]; [$Reference.$A$5:.$A$8];0);0););[.BK80])" office:value-type="float" office:value="20437107238" calcext:value-type="float">
            <text:p>20437107238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((({&lt;{&lt;[[[({&lt;[[]()]{()()}&gt;&lt;[&lt;&gt;()][{}[]]&gt;}&lt;(&lt;{}[]&gt;)((&lt;&gt;&lt;&gt;)&lt;{}{}&gt;)&gt;)]]{((&lt;&lt;[{}{}][[]()]&gt;(([]&lt;&gt;)[[]{}])&gt;&lt;[{[</text:p>
          </table:table-cell>
          <table:table-cell table:style-name="ce2" table:formula="of:=SUBSTITUTE(SUBSTITUTE(SUBSTITUTE(SUBSTITUTE([.A81];&quot;()&quot;;&quot;&quot;);&quot;[]&quot;;&quot;&quot;);&quot;{}&quot;;&quot;&quot;);&quot;&lt;&gt;&quot;;&quot;&quot;)" office:value-type="string" office:string-value="((({&lt;{&lt;[[[({&lt;[]&gt;&lt;[][]&gt;}&lt;()(())&gt;)]]{((&lt;&lt;[][]&gt;(()[])&gt;&lt;[{[" calcext:value-type="string">
            <text:p>((({&lt;{&lt;[[[({&lt;[]&gt;&lt;[][]&gt;}&lt;()(())&gt;)]]{((&lt;&lt;[][]&gt;(()[])&gt;&lt;[{[</text:p>
          </table:table-cell>
          <table:table-cell table:style-name="ce2" table:formula="of:=SUBSTITUTE(SUBSTITUTE(SUBSTITUTE(SUBSTITUTE([.B81];&quot;()&quot;;&quot;&quot;);&quot;[]&quot;;&quot;&quot;);&quot;{}&quot;;&quot;&quot;);&quot;&lt;&gt;&quot;;&quot;&quot;)" office:value-type="string" office:string-value="((({&lt;{&lt;[[[({}&lt;()&gt;)]]{((&lt;()&gt;&lt;[{[" calcext:value-type="string">
            <text:p>((({&lt;{&lt;[[[({}&lt;()&gt;)]]{((&lt;()&gt;&lt;[{[</text:p>
          </table:table-cell>
          <table:table-cell table:style-name="ce2" table:formula="of:=SUBSTITUTE(SUBSTITUTE(SUBSTITUTE(SUBSTITUTE([.C81];&quot;()&quot;;&quot;&quot;);&quot;[]&quot;;&quot;&quot;);&quot;{}&quot;;&quot;&quot;);&quot;&lt;&gt;&quot;;&quot;&quot;)" office:value-type="string" office:string-value="((({&lt;{&lt;[[[()]]{((&lt;[{[" calcext:value-type="string">
            <text:p>((({&lt;{&lt;[[[()]]{((&lt;[{[</text:p>
          </table:table-cell>
          <table:table-cell table:style-name="ce2" table:formula="of:=SUBSTITUTE(SUBSTITUTE(SUBSTITUTE(SUBSTITUTE([.D81];&quot;()&quot;;&quot;&quot;);&quot;[]&quot;;&quot;&quot;);&quot;{}&quot;;&quot;&quot;);&quot;&lt;&gt;&quot;;&quot;&quot;)" office:value-type="string" office:string-value="((({&lt;{&lt;[[]{((&lt;[{[" calcext:value-type="string">
            <text:p>((({&lt;{&lt;[[]{((&lt;[{[</text:p>
          </table:table-cell>
          <table:table-cell table:style-name="ce2" table:formula="of:=SUBSTITUTE(SUBSTITUTE(SUBSTITUTE(SUBSTITUTE([.E81];&quot;()&quot;;&quot;&quot;);&quot;[]&quot;;&quot;&quot;);&quot;{}&quot;;&quot;&quot;);&quot;&lt;&gt;&quot;;&quot;&quot;)" office:value-type="string" office:string-value="((({&lt;{&lt;[{((&lt;[{[" calcext:value-type="string">
            <text:p>((({&lt;{&lt;[{((&lt;[{[</text:p>
          </table:table-cell>
          <table:table-cell table:style-name="ce2" table:formula="of:=SUBSTITUTE(SUBSTITUTE(SUBSTITUTE(SUBSTITUTE([.F81];&quot;()&quot;;&quot;&quot;);&quot;[]&quot;;&quot;&quot;);&quot;{}&quot;;&quot;&quot;);&quot;&lt;&gt;&quot;;&quot;&quot;)" office:value-type="string" office:string-value="((({&lt;{&lt;[{((&lt;[{[" calcext:value-type="string">
            <text:p>((({&lt;{&lt;[{((&lt;[{[</text:p>
          </table:table-cell>
          <table:table-cell table:style-name="ce2" table:formula="of:=SUBSTITUTE(SUBSTITUTE(SUBSTITUTE(SUBSTITUTE([.G81];&quot;()&quot;;&quot;&quot;);&quot;[]&quot;;&quot;&quot;);&quot;{}&quot;;&quot;&quot;);&quot;&lt;&gt;&quot;;&quot;&quot;)" office:value-type="string" office:string-value="((({&lt;{&lt;[{((&lt;[{[" calcext:value-type="string">
            <text:p>((({&lt;{&lt;[{((&lt;[{[</text:p>
          </table:table-cell>
          <table:table-cell table:style-name="ce2" table:formula="of:=SUBSTITUTE(SUBSTITUTE(SUBSTITUTE(SUBSTITUTE([.H81];&quot;()&quot;;&quot;&quot;);&quot;[]&quot;;&quot;&quot;);&quot;{}&quot;;&quot;&quot;);&quot;&lt;&gt;&quot;;&quot;&quot;)" office:value-type="string" office:string-value="((({&lt;{&lt;[{((&lt;[{[" calcext:value-type="string">
            <text:p>((({&lt;{&lt;[{((&lt;[{[</text:p>
          </table:table-cell>
          <table:table-cell table:style-name="ce2" table:formula="of:=SUBSTITUTE(SUBSTITUTE(SUBSTITUTE(SUBSTITUTE([.I81];&quot;()&quot;;&quot;&quot;);&quot;[]&quot;;&quot;&quot;);&quot;{}&quot;;&quot;&quot;);&quot;&lt;&gt;&quot;;&quot;&quot;)" office:value-type="string" office:string-value="((({&lt;{&lt;[{((&lt;[{[" calcext:value-type="string">
            <text:p>((({&lt;{&lt;[{((&lt;[{[</text:p>
          </table:table-cell>
          <table:table-cell table:style-name="ce2" table:formula="of:=SUBSTITUTE(SUBSTITUTE(SUBSTITUTE(SUBSTITUTE([.J81];&quot;()&quot;;&quot;&quot;);&quot;[]&quot;;&quot;&quot;);&quot;{}&quot;;&quot;&quot;);&quot;&lt;&gt;&quot;;&quot;&quot;)" office:value-type="string" office:string-value="((({&lt;{&lt;[{((&lt;[{[" calcext:value-type="string">
            <text:p>((({&lt;{&lt;[{((&lt;[{[</text:p>
          </table:table-cell>
          <table:table-cell table:style-name="ce2" table:formula="of:=SUBSTITUTE(SUBSTITUTE(SUBSTITUTE(SUBSTITUTE([.K81];&quot;()&quot;;&quot;&quot;);&quot;[]&quot;;&quot;&quot;);&quot;{}&quot;;&quot;&quot;);&quot;&lt;&gt;&quot;;&quot;&quot;)" office:value-type="string" office:string-value="((({&lt;{&lt;[{((&lt;[{[" calcext:value-type="string">
            <text:p>((({&lt;{&lt;[{((&lt;[{[</text:p>
          </table:table-cell>
          <table:table-cell table:style-name="ce2" table:formula="of:=SUBSTITUTE(SUBSTITUTE(SUBSTITUTE(SUBSTITUTE([.L81];&quot;()&quot;;&quot;&quot;);&quot;[]&quot;;&quot;&quot;);&quot;{}&quot;;&quot;&quot;);&quot;&lt;&gt;&quot;;&quot;&quot;)" office:value-type="string" office:string-value="((({&lt;{&lt;[{((&lt;[{[" calcext:value-type="string">
            <text:p>((({&lt;{&lt;[{((&lt;[{[</text:p>
          </table:table-cell>
          <table:table-cell table:style-name="ce2" table:formula="of:=SUBSTITUTE(SUBSTITUTE(SUBSTITUTE(SUBSTITUTE([.M81];&quot;()&quot;;&quot;&quot;);&quot;[]&quot;;&quot;&quot;);&quot;{}&quot;;&quot;&quot;);&quot;&lt;&gt;&quot;;&quot;&quot;)" office:value-type="string" office:string-value="((({&lt;{&lt;[{((&lt;[{[" calcext:value-type="string">
            <text:p>((({&lt;{&lt;[{((&lt;[{[</text:p>
          </table:table-cell>
          <table:table-cell table:style-name="ce2" table:formula="of:=SUBSTITUTE(SUBSTITUTE(SUBSTITUTE(SUBSTITUTE([.N81];&quot;()&quot;;&quot;&quot;);&quot;[]&quot;;&quot;&quot;);&quot;{}&quot;;&quot;&quot;);&quot;&lt;&gt;&quot;;&quot;&quot;)" office:value-type="string" office:string-value="((({&lt;{&lt;[{((&lt;[{[" calcext:value-type="string">
            <text:p>((({&lt;{&lt;[{((&lt;[{[</text:p>
          </table:table-cell>
          <table:table-cell table:style-name="ce2" table:formula="of:=SUBSTITUTE(SUBSTITUTE(SUBSTITUTE(SUBSTITUTE([.O81];&quot;()&quot;;&quot;&quot;);&quot;[]&quot;;&quot;&quot;);&quot;{}&quot;;&quot;&quot;);&quot;&lt;&gt;&quot;;&quot;&quot;)" office:value-type="string" office:string-value="((({&lt;{&lt;[{((&lt;[{[" calcext:value-type="string">
            <text:p>((({&lt;{&lt;[{((&lt;[{[</text:p>
          </table:table-cell>
          <table:table-cell table:style-name="ce2" table:formula="of:=SUBSTITUTE(SUBSTITUTE(SUBSTITUTE(SUBSTITUTE([.P81];&quot;()&quot;;&quot;&quot;);&quot;[]&quot;;&quot;&quot;);&quot;{}&quot;;&quot;&quot;);&quot;&lt;&gt;&quot;;&quot;&quot;)" office:value-type="string" office:string-value="((({&lt;{&lt;[{((&lt;[{[" calcext:value-type="string">
            <text:p>((({&lt;{&lt;[{((&lt;[{[</text:p>
          </table:table-cell>
          <table:table-cell table:style-name="ce2" table:formula="of:=SUBSTITUTE(SUBSTITUTE(SUBSTITUTE(SUBSTITUTE([.Q81];&quot;()&quot;;&quot;&quot;);&quot;[]&quot;;&quot;&quot;);&quot;{}&quot;;&quot;&quot;);&quot;&lt;&gt;&quot;;&quot;&quot;)" office:value-type="string" office:string-value="((({&lt;{&lt;[{((&lt;[{[" calcext:value-type="string">
            <text:p>((({&lt;{&lt;[{((&lt;[{[</text:p>
          </table:table-cell>
          <table:table-cell table:style-name="ce2" table:formula="of:=SUBSTITUTE(SUBSTITUTE(SUBSTITUTE(SUBSTITUTE([.R81];&quot;()&quot;;&quot;&quot;);&quot;[]&quot;;&quot;&quot;);&quot;{}&quot;;&quot;&quot;);&quot;&lt;&gt;&quot;;&quot;&quot;)" office:value-type="string" office:string-value="((({&lt;{&lt;[{((&lt;[{[" calcext:value-type="string">
            <text:p>((({&lt;{&lt;[{((&lt;[{[</text:p>
          </table:table-cell>
          <table:table-cell table:style-name="ce2" table:formula="of:=SUBSTITUTE(SUBSTITUTE(SUBSTITUTE(SUBSTITUTE([.S81];&quot;()&quot;;&quot;&quot;);&quot;[]&quot;;&quot;&quot;);&quot;{}&quot;;&quot;&quot;);&quot;&lt;&gt;&quot;;&quot;&quot;)" office:value-type="string" office:string-value="((({&lt;{&lt;[{((&lt;[{[" calcext:value-type="string">
            <text:p>((({&lt;{&lt;[{((&lt;[{[</text:p>
          </table:table-cell>
          <table:table-cell table:style-name="ce2" table:formula="of:=SUBSTITUTE(SUBSTITUTE(SUBSTITUTE(SUBSTITUTE([.T81];&quot;()&quot;;&quot;&quot;);&quot;[]&quot;;&quot;&quot;);&quot;{}&quot;;&quot;&quot;);&quot;&lt;&gt;&quot;;&quot;&quot;)" office:value-type="string" office:string-value="((({&lt;{&lt;[{((&lt;[{[" calcext:value-type="string">
            <text:p>((({&lt;{&lt;[{((&lt;[{[</text:p>
          </table:table-cell>
          <table:table-cell table:style-name="ce2" table:formula="of:=SUBSTITUTE(SUBSTITUTE(SUBSTITUTE(SUBSTITUTE([.U81];&quot;()&quot;;&quot;&quot;);&quot;[]&quot;;&quot;&quot;);&quot;{}&quot;;&quot;&quot;);&quot;&lt;&gt;&quot;;&quot;&quot;)" office:value-type="string" office:string-value="((({&lt;{&lt;[{((&lt;[{[" calcext:value-type="string">
            <text:p>((({&lt;{&lt;[{((&lt;[{[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81]; MIN(IFERROR(TRANSPOSE(FIND([$Reference.$A$5:.$A$8];[.V81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81]);CONCATENATE(MID([.V81];LEN([.V81])-ROW(INDIRECT(&quot;1:&quot;&amp;LEN([.V81])))+1;1));)" office:value-type="float" office:value="0" calcext:value-type="float">
            <text:p>0</text:p>
          </table:table-cell>
          <table:table-cell table:style-name="ce8" table:formula="of:=SUBSTITUTE(SUBSTITUTE(SUBSTITUTE(SUBSTITUTE([.Z81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81&amp;&quot;&quot;&quot;&quot;,&quot;&quot;(?s)(.{1})&quot;&quot;,&quot;&quot;$1&quot;&quot;&amp;CHAR(127)),&quot;&quot;'&quot;&quot;,&quot;&quot;''&quot;&quot;),CHAR(127)),)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number-columns-repeated="3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81]));([.AT81]*5)+IFERROR(INDEX( [$Reference.$D$5:.$D$8];MATCH( [.AB81]; [$Reference.$A$5:.$A$8];0);0););[.AT81])" office:value-type="float" office:value="2" calcext:value-type="float">
            <text:p>2</text:p>
          </table:table-cell>
          <table:table-cell table:style-name="ce9" table:number-matrix-columns-spanned="1" table:number-matrix-rows-spanned="1" table:formula="of:=IF(NOT(ISBLANK([.AC81]));([.AU81]*5)+IFERROR(INDEX( [$Reference.$D$5:.$D$8];MATCH( [.AC81]; [$Reference.$A$5:.$A$8];0);0););[.AU81])" office:value-type="float" office:value="13" calcext:value-type="float">
            <text:p>13</text:p>
          </table:table-cell>
          <table:table-cell table:style-name="ce9" table:number-matrix-columns-spanned="1" table:number-matrix-rows-spanned="1" table:formula="of:=IF(NOT(ISBLANK([.AD81]));([.AV81]*5)+IFERROR(INDEX( [$Reference.$D$5:.$D$8];MATCH( [.AD81]; [$Reference.$A$5:.$A$8];0);0););[.AV81])" office:value-type="float" office:value="67" calcext:value-type="float">
            <text:p>67</text:p>
          </table:table-cell>
          <table:table-cell table:style-name="ce9" table:number-matrix-columns-spanned="1" table:number-matrix-rows-spanned="1" table:formula="of:=IF(NOT(ISBLANK([.AE81]));([.AW81]*5)+IFERROR(INDEX( [$Reference.$D$5:.$D$8];MATCH( [.AE81]; [$Reference.$A$5:.$A$8];0);0););[.AW81])" office:value-type="float" office:value="339" calcext:value-type="float">
            <text:p>339</text:p>
          </table:table-cell>
          <table:table-cell table:style-name="ce9" table:number-matrix-columns-spanned="1" table:number-matrix-rows-spanned="1" table:formula="of:=IF(NOT(ISBLANK([.AF81]));([.AX81]*5)+IFERROR(INDEX( [$Reference.$D$5:.$D$8];MATCH( [.AF81]; [$Reference.$A$5:.$A$8];0);0););[.AX81])" office:value-type="float" office:value="1696" calcext:value-type="float">
            <text:p>1696</text:p>
          </table:table-cell>
          <table:table-cell table:style-name="ce9" table:number-matrix-columns-spanned="1" table:number-matrix-rows-spanned="1" table:formula="of:=IF(NOT(ISBLANK([.AG81]));([.AY81]*5)+IFERROR(INDEX( [$Reference.$D$5:.$D$8];MATCH( [.AG81]; [$Reference.$A$5:.$A$8];0);0););[.AY81])" office:value-type="float" office:value="8481" calcext:value-type="float">
            <text:p>8481</text:p>
          </table:table-cell>
          <table:table-cell table:style-name="ce9" table:number-matrix-columns-spanned="1" table:number-matrix-rows-spanned="1" table:formula="of:=IF(NOT(ISBLANK([.AH81]));([.AZ81]*5)+IFERROR(INDEX( [$Reference.$D$5:.$D$8];MATCH( [.AH81]; [$Reference.$A$5:.$A$8];0);0););[.AZ81])" office:value-type="float" office:value="42408" calcext:value-type="float">
            <text:p>42408</text:p>
          </table:table-cell>
          <table:table-cell table:style-name="ce9" table:number-matrix-columns-spanned="1" table:number-matrix-rows-spanned="1" table:formula="of:=IF(NOT(ISBLANK([.AI81]));([.BA81]*5)+IFERROR(INDEX( [$Reference.$D$5:.$D$8];MATCH( [.AI81]; [$Reference.$A$5:.$A$8];0);0););[.BA81])" office:value-type="float" office:value="212042" calcext:value-type="float">
            <text:p>212042</text:p>
          </table:table-cell>
          <table:table-cell table:style-name="ce9" table:number-matrix-columns-spanned="1" table:number-matrix-rows-spanned="1" table:formula="of:=IF(NOT(ISBLANK([.AJ81]));([.BB81]*5)+IFERROR(INDEX( [$Reference.$D$5:.$D$8];MATCH( [.AJ81]; [$Reference.$A$5:.$A$8];0);0););[.BB81])" office:value-type="float" office:value="1060214" calcext:value-type="float">
            <text:p>1060214</text:p>
          </table:table-cell>
          <table:table-cell table:style-name="ce9" table:number-matrix-columns-spanned="1" table:number-matrix-rows-spanned="1" table:formula="of:=IF(NOT(ISBLANK([.AK81]));([.BC81]*5)+IFERROR(INDEX( [$Reference.$D$5:.$D$8];MATCH( [.AK81]; [$Reference.$A$5:.$A$8];0);0););[.BC81])" office:value-type="float" office:value="5301073" calcext:value-type="float">
            <text:p>5301073</text:p>
          </table:table-cell>
          <table:table-cell table:style-name="ce9" table:number-matrix-columns-spanned="1" table:number-matrix-rows-spanned="1" table:formula="of:=IF(NOT(ISBLANK([.AL81]));([.BD81]*5)+IFERROR(INDEX( [$Reference.$D$5:.$D$8];MATCH( [.AL81]; [$Reference.$A$5:.$A$8];0);0););[.BD81])" office:value-type="float" office:value="26505369" calcext:value-type="float">
            <text:p>26505369</text:p>
          </table:table-cell>
          <table:table-cell table:style-name="ce9" table:number-matrix-columns-spanned="1" table:number-matrix-rows-spanned="1" table:formula="of:=IF(NOT(ISBLANK([.AM81]));([.BE81]*5)+IFERROR(INDEX( [$Reference.$D$5:.$D$8];MATCH( [.AM81]; [$Reference.$A$5:.$A$8];0);0););[.BE81])" office:value-type="float" office:value="132526848" calcext:value-type="float">
            <text:p>132526848</text:p>
          </table:table-cell>
          <table:table-cell table:style-name="ce9" table:number-matrix-columns-spanned="1" table:number-matrix-rows-spanned="1" table:formula="of:=IF(NOT(ISBLANK([.AN81]));([.BF81]*5)+IFERROR(INDEX( [$Reference.$D$5:.$D$8];MATCH( [.AN81]; [$Reference.$A$5:.$A$8];0);0););[.BF81])" office:value-type="float" office:value="662634241" calcext:value-type="float">
            <text:p>662634241</text:p>
          </table:table-cell>
          <table:table-cell table:style-name="ce9" table:number-matrix-columns-spanned="1" table:number-matrix-rows-spanned="1" table:formula="of:=IF(NOT(ISBLANK([.AO81]));([.BG81]*5)+IFERROR(INDEX( [$Reference.$D$5:.$D$8];MATCH( [.AO81]; [$Reference.$A$5:.$A$8];0);0););[.BG81])" office:value-type="float" office:value="3313171206" calcext:value-type="float">
            <text:p>3313171206</text:p>
          </table:table-cell>
          <table:table-cell table:style-name="ce9" table:number-matrix-columns-spanned="1" table:number-matrix-rows-spanned="1" table:formula="of:=IF(NOT(ISBLANK([.AP81]));([.BH81]*5)+IFERROR(INDEX( [$Reference.$D$5:.$D$8];MATCH( [.AP81]; [$Reference.$A$5:.$A$8];0);0););[.BH81])" office:value-type="float" office:value="16565856031" calcext:value-type="float">
            <text:p>16565856031</text:p>
          </table:table-cell>
          <table:table-cell table:style-name="ce9" table:number-matrix-columns-spanned="1" table:number-matrix-rows-spanned="1" table:formula="of:=IF(NOT(ISBLANK([.AQ81]));([.BI81]*5)+IFERROR(INDEX( [$Reference.$D$5:.$D$8];MATCH( [.AQ81]; [$Reference.$A$5:.$A$8];0);0););[.BI81])" office:value-type="float" office:value="16565856031" calcext:value-type="float">
            <text:p>16565856031</text:p>
          </table:table-cell>
          <table:table-cell table:style-name="ce9" table:number-matrix-columns-spanned="1" table:number-matrix-rows-spanned="1" table:formula="of:=IF(NOT(ISBLANK([.AR81]));([.BJ81]*5)+IFERROR(INDEX( [$Reference.$D$5:.$D$8];MATCH( [.AR81]; [$Reference.$A$5:.$A$8];0);0););[.BJ81])" office:value-type="float" office:value="16565856031" calcext:value-type="float">
            <text:p>16565856031</text:p>
          </table:table-cell>
          <table:table-cell table:style-name="ce9" table:number-matrix-columns-spanned="1" table:number-matrix-rows-spanned="1" table:formula="of:=IF(NOT(ISBLANK([.AS81]));([.BK81]*5)+IFERROR(INDEX( [$Reference.$D$5:.$D$8];MATCH( [.AS81]; [$Reference.$A$5:.$A$8];0);0););[.BK81])" office:value-type="float" office:value="16565856031" calcext:value-type="float">
            <text:p>16565856031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{&lt;[&lt;&lt;([&lt;&lt;&lt;{([{&lt;&gt;[]}[()[]]]([{}&lt;&gt;]&lt;[]&lt;&gt;&gt;))&lt;[{&lt;&gt;[]}[{}]]&gt;}[[&lt;[&lt;&gt;&lt;&gt;](&lt;&gt;{})&gt;{[()&lt;&gt;)[{}()]}](&lt;((){})([]&lt;&gt;)&gt;)]&gt;</text:p>
          </table:table-cell>
          <table:table-cell table:style-name="ce2" table:formula="of:=SUBSTITUTE(SUBSTITUTE(SUBSTITUTE(SUBSTITUTE([.A82];&quot;()&quot;;&quot;&quot;);&quot;[]&quot;;&quot;&quot;);&quot;{}&quot;;&quot;&quot;);&quot;&lt;&gt;&quot;;&quot;&quot;)" office:value-type="string" office:string-value="{&lt;[&lt;&lt;([&lt;&lt;&lt;{([{}[]]([]&lt;&gt;))&lt;[{}[]]&gt;}[[&lt;[]()&gt;{[)[]}](&lt;()()&gt;)]&gt;" calcext:value-type="string">
            <text:p>{&lt;[&lt;&lt;([&lt;&lt;&lt;{([{}[]]([]&lt;&gt;))&lt;[{}[]]&gt;}[[&lt;[]()&gt;{[)[]}](&lt;()()&gt;)]&gt;</text:p>
          </table:table-cell>
          <table:table-cell table:style-name="ce2" table:formula="of:=SUBSTITUTE(SUBSTITUTE(SUBSTITUTE(SUBSTITUTE([.B82];&quot;()&quot;;&quot;&quot;);&quot;[]&quot;;&quot;&quot;);&quot;{}&quot;;&quot;&quot;);&quot;&lt;&gt;&quot;;&quot;&quot;)" office:value-type="string" office:string-value="{&lt;[&lt;&lt;([&lt;&lt;&lt;{([]())&lt;[]&gt;}[[{[)}]()]&gt;" calcext:value-type="string">
            <text:p>{&lt;[&lt;&lt;([&lt;&lt;&lt;{([]())&lt;[]&gt;}[[{[)}]()]&gt;</text:p>
          </table:table-cell>
          <table:table-cell table:style-name="ce2" table:formula="of:=SUBSTITUTE(SUBSTITUTE(SUBSTITUTE(SUBSTITUTE([.C82];&quot;()&quot;;&quot;&quot;);&quot;[]&quot;;&quot;&quot;);&quot;{}&quot;;&quot;&quot;);&quot;&lt;&gt;&quot;;&quot;&quot;)" office:value-type="string" office:string-value="{&lt;[&lt;&lt;([&lt;&lt;&lt;{()}[[{[)}]]&gt;" calcext:value-type="string">
            <text:p>{&lt;[&lt;&lt;([&lt;&lt;&lt;{()}[[{[)}]]&gt;</text:p>
          </table:table-cell>
          <table:table-cell table:style-name="ce2" table:formula="of:=SUBSTITUTE(SUBSTITUTE(SUBSTITUTE(SUBSTITUTE([.D82];&quot;()&quot;;&quot;&quot;);&quot;[]&quot;;&quot;&quot;);&quot;{}&quot;;&quot;&quot;);&quot;&lt;&gt;&quot;;&quot;&quot;)" office:value-type="string" office:string-value="{&lt;[&lt;&lt;([&lt;&lt;&lt;[[{[)}]]&gt;" calcext:value-type="string">
            <text:p>{&lt;[&lt;&lt;([&lt;&lt;&lt;[[{[)}]]&gt;</text:p>
          </table:table-cell>
          <table:table-cell table:style-name="ce2" table:formula="of:=SUBSTITUTE(SUBSTITUTE(SUBSTITUTE(SUBSTITUTE([.E82];&quot;()&quot;;&quot;&quot;);&quot;[]&quot;;&quot;&quot;);&quot;{}&quot;;&quot;&quot;);&quot;&lt;&gt;&quot;;&quot;&quot;)" office:value-type="string" office:string-value="{&lt;[&lt;&lt;([&lt;&lt;&lt;[[{[)}]]&gt;" calcext:value-type="string">
            <text:p>{&lt;[&lt;&lt;([&lt;&lt;&lt;[[{[)}]]&gt;</text:p>
          </table:table-cell>
          <table:table-cell table:style-name="ce2" table:formula="of:=SUBSTITUTE(SUBSTITUTE(SUBSTITUTE(SUBSTITUTE([.F82];&quot;()&quot;;&quot;&quot;);&quot;[]&quot;;&quot;&quot;);&quot;{}&quot;;&quot;&quot;);&quot;&lt;&gt;&quot;;&quot;&quot;)" office:value-type="string" office:string-value="{&lt;[&lt;&lt;([&lt;&lt;&lt;[[{[)}]]&gt;" calcext:value-type="string">
            <text:p>{&lt;[&lt;&lt;([&lt;&lt;&lt;[[{[)}]]&gt;</text:p>
          </table:table-cell>
          <table:table-cell table:style-name="ce2" table:formula="of:=SUBSTITUTE(SUBSTITUTE(SUBSTITUTE(SUBSTITUTE([.G82];&quot;()&quot;;&quot;&quot;);&quot;[]&quot;;&quot;&quot;);&quot;{}&quot;;&quot;&quot;);&quot;&lt;&gt;&quot;;&quot;&quot;)" office:value-type="string" office:string-value="{&lt;[&lt;&lt;([&lt;&lt;&lt;[[{[)}]]&gt;" calcext:value-type="string">
            <text:p>{&lt;[&lt;&lt;([&lt;&lt;&lt;[[{[)}]]&gt;</text:p>
          </table:table-cell>
          <table:table-cell table:style-name="ce2" table:formula="of:=SUBSTITUTE(SUBSTITUTE(SUBSTITUTE(SUBSTITUTE([.H82];&quot;()&quot;;&quot;&quot;);&quot;[]&quot;;&quot;&quot;);&quot;{}&quot;;&quot;&quot;);&quot;&lt;&gt;&quot;;&quot;&quot;)" office:value-type="string" office:string-value="{&lt;[&lt;&lt;([&lt;&lt;&lt;[[{[)}]]&gt;" calcext:value-type="string">
            <text:p>{&lt;[&lt;&lt;([&lt;&lt;&lt;[[{[)}]]&gt;</text:p>
          </table:table-cell>
          <table:table-cell table:style-name="ce2" table:formula="of:=SUBSTITUTE(SUBSTITUTE(SUBSTITUTE(SUBSTITUTE([.I82];&quot;()&quot;;&quot;&quot;);&quot;[]&quot;;&quot;&quot;);&quot;{}&quot;;&quot;&quot;);&quot;&lt;&gt;&quot;;&quot;&quot;)" office:value-type="string" office:string-value="{&lt;[&lt;&lt;([&lt;&lt;&lt;[[{[)}]]&gt;" calcext:value-type="string">
            <text:p>{&lt;[&lt;&lt;([&lt;&lt;&lt;[[{[)}]]&gt;</text:p>
          </table:table-cell>
          <table:table-cell table:style-name="ce2" table:formula="of:=SUBSTITUTE(SUBSTITUTE(SUBSTITUTE(SUBSTITUTE([.J82];&quot;()&quot;;&quot;&quot;);&quot;[]&quot;;&quot;&quot;);&quot;{}&quot;;&quot;&quot;);&quot;&lt;&gt;&quot;;&quot;&quot;)" office:value-type="string" office:string-value="{&lt;[&lt;&lt;([&lt;&lt;&lt;[[{[)}]]&gt;" calcext:value-type="string">
            <text:p>{&lt;[&lt;&lt;([&lt;&lt;&lt;[[{[)}]]&gt;</text:p>
          </table:table-cell>
          <table:table-cell table:style-name="ce2" table:formula="of:=SUBSTITUTE(SUBSTITUTE(SUBSTITUTE(SUBSTITUTE([.K82];&quot;()&quot;;&quot;&quot;);&quot;[]&quot;;&quot;&quot;);&quot;{}&quot;;&quot;&quot;);&quot;&lt;&gt;&quot;;&quot;&quot;)" office:value-type="string" office:string-value="{&lt;[&lt;&lt;([&lt;&lt;&lt;[[{[)}]]&gt;" calcext:value-type="string">
            <text:p>{&lt;[&lt;&lt;([&lt;&lt;&lt;[[{[)}]]&gt;</text:p>
          </table:table-cell>
          <table:table-cell table:style-name="ce2" table:formula="of:=SUBSTITUTE(SUBSTITUTE(SUBSTITUTE(SUBSTITUTE([.L82];&quot;()&quot;;&quot;&quot;);&quot;[]&quot;;&quot;&quot;);&quot;{}&quot;;&quot;&quot;);&quot;&lt;&gt;&quot;;&quot;&quot;)" office:value-type="string" office:string-value="{&lt;[&lt;&lt;([&lt;&lt;&lt;[[{[)}]]&gt;" calcext:value-type="string">
            <text:p>{&lt;[&lt;&lt;([&lt;&lt;&lt;[[{[)}]]&gt;</text:p>
          </table:table-cell>
          <table:table-cell table:style-name="ce2" table:formula="of:=SUBSTITUTE(SUBSTITUTE(SUBSTITUTE(SUBSTITUTE([.M82];&quot;()&quot;;&quot;&quot;);&quot;[]&quot;;&quot;&quot;);&quot;{}&quot;;&quot;&quot;);&quot;&lt;&gt;&quot;;&quot;&quot;)" office:value-type="string" office:string-value="{&lt;[&lt;&lt;([&lt;&lt;&lt;[[{[)}]]&gt;" calcext:value-type="string">
            <text:p>{&lt;[&lt;&lt;([&lt;&lt;&lt;[[{[)}]]&gt;</text:p>
          </table:table-cell>
          <table:table-cell table:style-name="ce2" table:formula="of:=SUBSTITUTE(SUBSTITUTE(SUBSTITUTE(SUBSTITUTE([.N82];&quot;()&quot;;&quot;&quot;);&quot;[]&quot;;&quot;&quot;);&quot;{}&quot;;&quot;&quot;);&quot;&lt;&gt;&quot;;&quot;&quot;)" office:value-type="string" office:string-value="{&lt;[&lt;&lt;([&lt;&lt;&lt;[[{[)}]]&gt;" calcext:value-type="string">
            <text:p>{&lt;[&lt;&lt;([&lt;&lt;&lt;[[{[)}]]&gt;</text:p>
          </table:table-cell>
          <table:table-cell table:style-name="ce2" table:formula="of:=SUBSTITUTE(SUBSTITUTE(SUBSTITUTE(SUBSTITUTE([.O82];&quot;()&quot;;&quot;&quot;);&quot;[]&quot;;&quot;&quot;);&quot;{}&quot;;&quot;&quot;);&quot;&lt;&gt;&quot;;&quot;&quot;)" office:value-type="string" office:string-value="{&lt;[&lt;&lt;([&lt;&lt;&lt;[[{[)}]]&gt;" calcext:value-type="string">
            <text:p>{&lt;[&lt;&lt;([&lt;&lt;&lt;[[{[)}]]&gt;</text:p>
          </table:table-cell>
          <table:table-cell table:style-name="ce2" table:formula="of:=SUBSTITUTE(SUBSTITUTE(SUBSTITUTE(SUBSTITUTE([.P82];&quot;()&quot;;&quot;&quot;);&quot;[]&quot;;&quot;&quot;);&quot;{}&quot;;&quot;&quot;);&quot;&lt;&gt;&quot;;&quot;&quot;)" office:value-type="string" office:string-value="{&lt;[&lt;&lt;([&lt;&lt;&lt;[[{[)}]]&gt;" calcext:value-type="string">
            <text:p>{&lt;[&lt;&lt;([&lt;&lt;&lt;[[{[)}]]&gt;</text:p>
          </table:table-cell>
          <table:table-cell table:style-name="ce2" table:formula="of:=SUBSTITUTE(SUBSTITUTE(SUBSTITUTE(SUBSTITUTE([.Q82];&quot;()&quot;;&quot;&quot;);&quot;[]&quot;;&quot;&quot;);&quot;{}&quot;;&quot;&quot;);&quot;&lt;&gt;&quot;;&quot;&quot;)" office:value-type="string" office:string-value="{&lt;[&lt;&lt;([&lt;&lt;&lt;[[{[)}]]&gt;" calcext:value-type="string">
            <text:p>{&lt;[&lt;&lt;([&lt;&lt;&lt;[[{[)}]]&gt;</text:p>
          </table:table-cell>
          <table:table-cell table:style-name="ce2" table:formula="of:=SUBSTITUTE(SUBSTITUTE(SUBSTITUTE(SUBSTITUTE([.R82];&quot;()&quot;;&quot;&quot;);&quot;[]&quot;;&quot;&quot;);&quot;{}&quot;;&quot;&quot;);&quot;&lt;&gt;&quot;;&quot;&quot;)" office:value-type="string" office:string-value="{&lt;[&lt;&lt;([&lt;&lt;&lt;[[{[)}]]&gt;" calcext:value-type="string">
            <text:p>{&lt;[&lt;&lt;([&lt;&lt;&lt;[[{[)}]]&gt;</text:p>
          </table:table-cell>
          <table:table-cell table:style-name="ce2" table:formula="of:=SUBSTITUTE(SUBSTITUTE(SUBSTITUTE(SUBSTITUTE([.S82];&quot;()&quot;;&quot;&quot;);&quot;[]&quot;;&quot;&quot;);&quot;{}&quot;;&quot;&quot;);&quot;&lt;&gt;&quot;;&quot;&quot;)" office:value-type="string" office:string-value="{&lt;[&lt;&lt;([&lt;&lt;&lt;[[{[)}]]&gt;" calcext:value-type="string">
            <text:p>{&lt;[&lt;&lt;([&lt;&lt;&lt;[[{[)}]]&gt;</text:p>
          </table:table-cell>
          <table:table-cell table:style-name="ce2" table:formula="of:=SUBSTITUTE(SUBSTITUTE(SUBSTITUTE(SUBSTITUTE([.T82];&quot;()&quot;;&quot;&quot;);&quot;[]&quot;;&quot;&quot;);&quot;{}&quot;;&quot;&quot;);&quot;&lt;&gt;&quot;;&quot;&quot;)" office:value-type="string" office:string-value="{&lt;[&lt;&lt;([&lt;&lt;&lt;[[{[)}]]&gt;" calcext:value-type="string">
            <text:p>{&lt;[&lt;&lt;([&lt;&lt;&lt;[[{[)}]]&gt;</text:p>
          </table:table-cell>
          <table:table-cell table:style-name="ce2" table:formula="of:=SUBSTITUTE(SUBSTITUTE(SUBSTITUTE(SUBSTITUTE([.U82];&quot;()&quot;;&quot;&quot;);&quot;[]&quot;;&quot;&quot;);&quot;{}&quot;;&quot;&quot;);&quot;&lt;&gt;&quot;;&quot;&quot;)" office:value-type="string" office:string-value="{&lt;[&lt;&lt;([&lt;&lt;&lt;[[{[)}]]&gt;" calcext:value-type="string">
            <text:p>{&lt;[&lt;&lt;([&lt;&lt;&lt;[[{[)}]]&gt;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82]; MIN(IFERROR(TRANSPOSE(FIND([$Reference.$A$5:.$A$8];[.V82]));)))); [$Reference.$A$5:.$A$8];0);0);)" office:value-type="float" office:value="3" calcext:value-type="float">
            <text:p>3</text:p>
          </table:table-cell>
          <table:table-cell/>
          <table:table-cell table:style-name="ce6" table:number-matrix-columns-spanned="1" table:number-matrix-rows-spanned="1" table:formula="of:=IF(ISBLANK([.X82]);CONCATENATE(MID([.V82];LEN([.V82])-ROW(INDIRECT(&quot;1:&quot;&amp;LEN([.V82])))+1;1));)" office:value-type="float" office:value="0" calcext:value-type="float">
            <text:p>0</text:p>
          </table:table-cell>
          <table:table-cell table:style-name="ce8" table:formula="of:=SUBSTITUTE(SUBSTITUTE(SUBSTITUTE(SUBSTITUTE([.Z82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82&amp;&quot;&quot;&quot;&quot;,&quot;&quot;(?s)(.{1})&quot;&quot;,&quot;&quot;$1&quot;&quot;&amp;CHAR(127)),&quot;&quot;'&quot;&quot;,&quot;&quot;''&quot;&quot;),CHAR(127)),)&quot;);&quot;&quot;)">
            <text:p/>
          </table:table-cell>
          <table:table-cell table:style-name="ce9" table:number-columns-repeated="1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82]));([.AT82]*5)+IFERROR(INDEX( [$Reference.$D$5:.$D$8];MATCH( [.AB82]; [$Reference.$A$5:.$A$8];0);0););[.AT8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C82]));([.AU82]*5)+IFERROR(INDEX( [$Reference.$D$5:.$D$8];MATCH( [.AC82]; [$Reference.$A$5:.$A$8];0);0););[.AU8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D82]));([.AV82]*5)+IFERROR(INDEX( [$Reference.$D$5:.$D$8];MATCH( [.AD82]; [$Reference.$A$5:.$A$8];0);0););[.AV8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E82]));([.AW82]*5)+IFERROR(INDEX( [$Reference.$D$5:.$D$8];MATCH( [.AE82]; [$Reference.$A$5:.$A$8];0);0););[.AW8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F82]));([.AX82]*5)+IFERROR(INDEX( [$Reference.$D$5:.$D$8];MATCH( [.AF82]; [$Reference.$A$5:.$A$8];0);0););[.AX8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G82]));([.AY82]*5)+IFERROR(INDEX( [$Reference.$D$5:.$D$8];MATCH( [.AG82]; [$Reference.$A$5:.$A$8];0);0););[.AY8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H82]));([.AZ82]*5)+IFERROR(INDEX( [$Reference.$D$5:.$D$8];MATCH( [.AH82]; [$Reference.$A$5:.$A$8];0);0););[.AZ8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I82]));([.BA82]*5)+IFERROR(INDEX( [$Reference.$D$5:.$D$8];MATCH( [.AI82]; [$Reference.$A$5:.$A$8];0);0););[.BA8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J82]));([.BB82]*5)+IFERROR(INDEX( [$Reference.$D$5:.$D$8];MATCH( [.AJ82]; [$Reference.$A$5:.$A$8];0);0););[.BB8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K82]));([.BC82]*5)+IFERROR(INDEX( [$Reference.$D$5:.$D$8];MATCH( [.AK82]; [$Reference.$A$5:.$A$8];0);0););[.BC8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L82]));([.BD82]*5)+IFERROR(INDEX( [$Reference.$D$5:.$D$8];MATCH( [.AL82]; [$Reference.$A$5:.$A$8];0);0););[.BD8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M82]));([.BE82]*5)+IFERROR(INDEX( [$Reference.$D$5:.$D$8];MATCH( [.AM82]; [$Reference.$A$5:.$A$8];0);0););[.BE8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N82]));([.BF82]*5)+IFERROR(INDEX( [$Reference.$D$5:.$D$8];MATCH( [.AN82]; [$Reference.$A$5:.$A$8];0);0););[.BF8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O82]));([.BG82]*5)+IFERROR(INDEX( [$Reference.$D$5:.$D$8];MATCH( [.AO82]; [$Reference.$A$5:.$A$8];0);0););[.BG8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P82]));([.BH82]*5)+IFERROR(INDEX( [$Reference.$D$5:.$D$8];MATCH( [.AP82]; [$Reference.$A$5:.$A$8];0);0););[.BH8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Q82]));([.BI82]*5)+IFERROR(INDEX( [$Reference.$D$5:.$D$8];MATCH( [.AQ82]; [$Reference.$A$5:.$A$8];0);0););[.BI8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R82]));([.BJ82]*5)+IFERROR(INDEX( [$Reference.$D$5:.$D$8];MATCH( [.AR82]; [$Reference.$A$5:.$A$8];0);0););[.BJ8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S82]));([.BK82]*5)+IFERROR(INDEX( [$Reference.$D$5:.$D$8];MATCH( [.AS82]; [$Reference.$A$5:.$A$8];0);0););[.BK82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{[((&lt;[&lt;((&lt;&lt;&lt;{{{}&lt;&gt;}(&lt;&gt;[])}({&lt;&gt;&lt;&gt;}(&lt;&gt;{}))&gt;[[&lt;(){}&gt;((){})]((()[]){&lt;&gt;()})]&gt;[&lt;{[[]{}][{}()]}({(){}}&lt;{}</text:p>
          </table:table-cell>
          <table:table-cell table:style-name="ce2" table:formula="of:=SUBSTITUTE(SUBSTITUTE(SUBSTITUTE(SUBSTITUTE([.A83];&quot;()&quot;;&quot;&quot;);&quot;[]&quot;;&quot;&quot;);&quot;{}&quot;;&quot;&quot;);&quot;&lt;&gt;&quot;;&quot;&quot;)" office:value-type="string" office:string-value="{[((&lt;[&lt;((&lt;&lt;&lt;{{}()}({}())&gt;[[()]((){})]&gt;[&lt;{[][]}({}&lt;" calcext:value-type="string">
            <text:p>{[((&lt;[&lt;((&lt;&lt;&lt;{{}()}({}())&gt;[[()]((){})]&gt;[&lt;{[][]}({}&lt;</text:p>
          </table:table-cell>
          <table:table-cell table:style-name="ce2" table:formula="of:=SUBSTITUTE(SUBSTITUTE(SUBSTITUTE(SUBSTITUTE([.B83];&quot;()&quot;;&quot;&quot;);&quot;[]&quot;;&quot;&quot;);&quot;{}&quot;;&quot;&quot;);&quot;&lt;&gt;&quot;;&quot;&quot;)" office:value-type="string" office:string-value="{[((&lt;[&lt;((&lt;&lt;&lt;{}()&gt;[()]&gt;[&lt;(&lt;" calcext:value-type="string">
            <text:p>{[((&lt;[&lt;((&lt;&lt;&lt;{}()&gt;[()]&gt;[&lt;(&lt;</text:p>
          </table:table-cell>
          <table:table-cell table:style-name="ce2" table:formula="of:=SUBSTITUTE(SUBSTITUTE(SUBSTITUTE(SUBSTITUTE([.C83];&quot;()&quot;;&quot;&quot;);&quot;[]&quot;;&quot;&quot;);&quot;{}&quot;;&quot;&quot;);&quot;&lt;&gt;&quot;;&quot;&quot;)" office:value-type="string" office:string-value="{[((&lt;[&lt;((&lt;&lt;&gt;[&lt;(&lt;" calcext:value-type="string">
            <text:p>{[((&lt;[&lt;((&lt;&lt;&gt;[&lt;(&lt;</text:p>
          </table:table-cell>
          <table:table-cell table:style-name="ce2" table:formula="of:=SUBSTITUTE(SUBSTITUTE(SUBSTITUTE(SUBSTITUTE([.D83];&quot;()&quot;;&quot;&quot;);&quot;[]&quot;;&quot;&quot;);&quot;{}&quot;;&quot;&quot;);&quot;&lt;&gt;&quot;;&quot;&quot;)" office:value-type="string" office:string-value="{[((&lt;[&lt;((&lt;[&lt;(&lt;" calcext:value-type="string">
            <text:p>{[((&lt;[&lt;((&lt;[&lt;(&lt;</text:p>
          </table:table-cell>
          <table:table-cell table:style-name="ce2" table:formula="of:=SUBSTITUTE(SUBSTITUTE(SUBSTITUTE(SUBSTITUTE([.E83];&quot;()&quot;;&quot;&quot;);&quot;[]&quot;;&quot;&quot;);&quot;{}&quot;;&quot;&quot;);&quot;&lt;&gt;&quot;;&quot;&quot;)" office:value-type="string" office:string-value="{[((&lt;[&lt;((&lt;[&lt;(&lt;" calcext:value-type="string">
            <text:p>{[((&lt;[&lt;((&lt;[&lt;(&lt;</text:p>
          </table:table-cell>
          <table:table-cell table:style-name="ce2" table:formula="of:=SUBSTITUTE(SUBSTITUTE(SUBSTITUTE(SUBSTITUTE([.F83];&quot;()&quot;;&quot;&quot;);&quot;[]&quot;;&quot;&quot;);&quot;{}&quot;;&quot;&quot;);&quot;&lt;&gt;&quot;;&quot;&quot;)" office:value-type="string" office:string-value="{[((&lt;[&lt;((&lt;[&lt;(&lt;" calcext:value-type="string">
            <text:p>{[((&lt;[&lt;((&lt;[&lt;(&lt;</text:p>
          </table:table-cell>
          <table:table-cell table:style-name="ce2" table:formula="of:=SUBSTITUTE(SUBSTITUTE(SUBSTITUTE(SUBSTITUTE([.G83];&quot;()&quot;;&quot;&quot;);&quot;[]&quot;;&quot;&quot;);&quot;{}&quot;;&quot;&quot;);&quot;&lt;&gt;&quot;;&quot;&quot;)" office:value-type="string" office:string-value="{[((&lt;[&lt;((&lt;[&lt;(&lt;" calcext:value-type="string">
            <text:p>{[((&lt;[&lt;((&lt;[&lt;(&lt;</text:p>
          </table:table-cell>
          <table:table-cell table:style-name="ce2" table:formula="of:=SUBSTITUTE(SUBSTITUTE(SUBSTITUTE(SUBSTITUTE([.H83];&quot;()&quot;;&quot;&quot;);&quot;[]&quot;;&quot;&quot;);&quot;{}&quot;;&quot;&quot;);&quot;&lt;&gt;&quot;;&quot;&quot;)" office:value-type="string" office:string-value="{[((&lt;[&lt;((&lt;[&lt;(&lt;" calcext:value-type="string">
            <text:p>{[((&lt;[&lt;((&lt;[&lt;(&lt;</text:p>
          </table:table-cell>
          <table:table-cell table:style-name="ce2" table:formula="of:=SUBSTITUTE(SUBSTITUTE(SUBSTITUTE(SUBSTITUTE([.I83];&quot;()&quot;;&quot;&quot;);&quot;[]&quot;;&quot;&quot;);&quot;{}&quot;;&quot;&quot;);&quot;&lt;&gt;&quot;;&quot;&quot;)" office:value-type="string" office:string-value="{[((&lt;[&lt;((&lt;[&lt;(&lt;" calcext:value-type="string">
            <text:p>{[((&lt;[&lt;((&lt;[&lt;(&lt;</text:p>
          </table:table-cell>
          <table:table-cell table:style-name="ce2" table:formula="of:=SUBSTITUTE(SUBSTITUTE(SUBSTITUTE(SUBSTITUTE([.J83];&quot;()&quot;;&quot;&quot;);&quot;[]&quot;;&quot;&quot;);&quot;{}&quot;;&quot;&quot;);&quot;&lt;&gt;&quot;;&quot;&quot;)" office:value-type="string" office:string-value="{[((&lt;[&lt;((&lt;[&lt;(&lt;" calcext:value-type="string">
            <text:p>{[((&lt;[&lt;((&lt;[&lt;(&lt;</text:p>
          </table:table-cell>
          <table:table-cell table:style-name="ce2" table:formula="of:=SUBSTITUTE(SUBSTITUTE(SUBSTITUTE(SUBSTITUTE([.K83];&quot;()&quot;;&quot;&quot;);&quot;[]&quot;;&quot;&quot;);&quot;{}&quot;;&quot;&quot;);&quot;&lt;&gt;&quot;;&quot;&quot;)" office:value-type="string" office:string-value="{[((&lt;[&lt;((&lt;[&lt;(&lt;" calcext:value-type="string">
            <text:p>{[((&lt;[&lt;((&lt;[&lt;(&lt;</text:p>
          </table:table-cell>
          <table:table-cell table:style-name="ce2" table:formula="of:=SUBSTITUTE(SUBSTITUTE(SUBSTITUTE(SUBSTITUTE([.L83];&quot;()&quot;;&quot;&quot;);&quot;[]&quot;;&quot;&quot;);&quot;{}&quot;;&quot;&quot;);&quot;&lt;&gt;&quot;;&quot;&quot;)" office:value-type="string" office:string-value="{[((&lt;[&lt;((&lt;[&lt;(&lt;" calcext:value-type="string">
            <text:p>{[((&lt;[&lt;((&lt;[&lt;(&lt;</text:p>
          </table:table-cell>
          <table:table-cell table:style-name="ce2" table:formula="of:=SUBSTITUTE(SUBSTITUTE(SUBSTITUTE(SUBSTITUTE([.M83];&quot;()&quot;;&quot;&quot;);&quot;[]&quot;;&quot;&quot;);&quot;{}&quot;;&quot;&quot;);&quot;&lt;&gt;&quot;;&quot;&quot;)" office:value-type="string" office:string-value="{[((&lt;[&lt;((&lt;[&lt;(&lt;" calcext:value-type="string">
            <text:p>{[((&lt;[&lt;((&lt;[&lt;(&lt;</text:p>
          </table:table-cell>
          <table:table-cell table:style-name="ce2" table:formula="of:=SUBSTITUTE(SUBSTITUTE(SUBSTITUTE(SUBSTITUTE([.N83];&quot;()&quot;;&quot;&quot;);&quot;[]&quot;;&quot;&quot;);&quot;{}&quot;;&quot;&quot;);&quot;&lt;&gt;&quot;;&quot;&quot;)" office:value-type="string" office:string-value="{[((&lt;[&lt;((&lt;[&lt;(&lt;" calcext:value-type="string">
            <text:p>{[((&lt;[&lt;((&lt;[&lt;(&lt;</text:p>
          </table:table-cell>
          <table:table-cell table:style-name="ce2" table:formula="of:=SUBSTITUTE(SUBSTITUTE(SUBSTITUTE(SUBSTITUTE([.O83];&quot;()&quot;;&quot;&quot;);&quot;[]&quot;;&quot;&quot;);&quot;{}&quot;;&quot;&quot;);&quot;&lt;&gt;&quot;;&quot;&quot;)" office:value-type="string" office:string-value="{[((&lt;[&lt;((&lt;[&lt;(&lt;" calcext:value-type="string">
            <text:p>{[((&lt;[&lt;((&lt;[&lt;(&lt;</text:p>
          </table:table-cell>
          <table:table-cell table:style-name="ce2" table:formula="of:=SUBSTITUTE(SUBSTITUTE(SUBSTITUTE(SUBSTITUTE([.P83];&quot;()&quot;;&quot;&quot;);&quot;[]&quot;;&quot;&quot;);&quot;{}&quot;;&quot;&quot;);&quot;&lt;&gt;&quot;;&quot;&quot;)" office:value-type="string" office:string-value="{[((&lt;[&lt;((&lt;[&lt;(&lt;" calcext:value-type="string">
            <text:p>{[((&lt;[&lt;((&lt;[&lt;(&lt;</text:p>
          </table:table-cell>
          <table:table-cell table:style-name="ce2" table:formula="of:=SUBSTITUTE(SUBSTITUTE(SUBSTITUTE(SUBSTITUTE([.Q83];&quot;()&quot;;&quot;&quot;);&quot;[]&quot;;&quot;&quot;);&quot;{}&quot;;&quot;&quot;);&quot;&lt;&gt;&quot;;&quot;&quot;)" office:value-type="string" office:string-value="{[((&lt;[&lt;((&lt;[&lt;(&lt;" calcext:value-type="string">
            <text:p>{[((&lt;[&lt;((&lt;[&lt;(&lt;</text:p>
          </table:table-cell>
          <table:table-cell table:style-name="ce2" table:formula="of:=SUBSTITUTE(SUBSTITUTE(SUBSTITUTE(SUBSTITUTE([.R83];&quot;()&quot;;&quot;&quot;);&quot;[]&quot;;&quot;&quot;);&quot;{}&quot;;&quot;&quot;);&quot;&lt;&gt;&quot;;&quot;&quot;)" office:value-type="string" office:string-value="{[((&lt;[&lt;((&lt;[&lt;(&lt;" calcext:value-type="string">
            <text:p>{[((&lt;[&lt;((&lt;[&lt;(&lt;</text:p>
          </table:table-cell>
          <table:table-cell table:style-name="ce2" table:formula="of:=SUBSTITUTE(SUBSTITUTE(SUBSTITUTE(SUBSTITUTE([.S83];&quot;()&quot;;&quot;&quot;);&quot;[]&quot;;&quot;&quot;);&quot;{}&quot;;&quot;&quot;);&quot;&lt;&gt;&quot;;&quot;&quot;)" office:value-type="string" office:string-value="{[((&lt;[&lt;((&lt;[&lt;(&lt;" calcext:value-type="string">
            <text:p>{[((&lt;[&lt;((&lt;[&lt;(&lt;</text:p>
          </table:table-cell>
          <table:table-cell table:style-name="ce2" table:formula="of:=SUBSTITUTE(SUBSTITUTE(SUBSTITUTE(SUBSTITUTE([.T83];&quot;()&quot;;&quot;&quot;);&quot;[]&quot;;&quot;&quot;);&quot;{}&quot;;&quot;&quot;);&quot;&lt;&gt;&quot;;&quot;&quot;)" office:value-type="string" office:string-value="{[((&lt;[&lt;((&lt;[&lt;(&lt;" calcext:value-type="string">
            <text:p>{[((&lt;[&lt;((&lt;[&lt;(&lt;</text:p>
          </table:table-cell>
          <table:table-cell table:style-name="ce2" table:formula="of:=SUBSTITUTE(SUBSTITUTE(SUBSTITUTE(SUBSTITUTE([.U83];&quot;()&quot;;&quot;&quot;);&quot;[]&quot;;&quot;&quot;);&quot;{}&quot;;&quot;&quot;);&quot;&lt;&gt;&quot;;&quot;&quot;)" office:value-type="string" office:string-value="{[((&lt;[&lt;((&lt;[&lt;(&lt;" calcext:value-type="string">
            <text:p>{[((&lt;[&lt;((&lt;[&lt;(&lt;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83]; MIN(IFERROR(TRANSPOSE(FIND([$Reference.$A$5:.$A$8];[.V83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83]);CONCATENATE(MID([.V83];LEN([.V83])-ROW(INDIRECT(&quot;1:&quot;&amp;LEN([.V83])))+1;1));)" office:value-type="float" office:value="0" calcext:value-type="float">
            <text:p>0</text:p>
          </table:table-cell>
          <table:table-cell table:style-name="ce8" table:formula="of:=SUBSTITUTE(SUBSTITUTE(SUBSTITUTE(SUBSTITUTE([.Z83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83&amp;&quot;&quot;&quot;&quot;,&quot;&quot;(?s)(.{1})&quot;&quot;,&quot;&quot;$1&quot;&quot;&amp;CHAR(127)),&quot;&quot;'&quot;&quot;,&quot;&quot;''&quot;&quot;),CHAR(127)),)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number-columns-repeated="4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83]));([.AT83]*5)+IFERROR(INDEX( [$Reference.$D$5:.$D$8];MATCH( [.AB83]; [$Reference.$A$5:.$A$8];0);0););[.AT83])" office:value-type="float" office:value="4" calcext:value-type="float">
            <text:p>4</text:p>
          </table:table-cell>
          <table:table-cell table:style-name="ce9" table:number-matrix-columns-spanned="1" table:number-matrix-rows-spanned="1" table:formula="of:=IF(NOT(ISBLANK([.AC83]));([.AU83]*5)+IFERROR(INDEX( [$Reference.$D$5:.$D$8];MATCH( [.AC83]; [$Reference.$A$5:.$A$8];0);0););[.AU83])" office:value-type="float" office:value="21" calcext:value-type="float">
            <text:p>21</text:p>
          </table:table-cell>
          <table:table-cell table:style-name="ce9" table:number-matrix-columns-spanned="1" table:number-matrix-rows-spanned="1" table:formula="of:=IF(NOT(ISBLANK([.AD83]));([.AV83]*5)+IFERROR(INDEX( [$Reference.$D$5:.$D$8];MATCH( [.AD83]; [$Reference.$A$5:.$A$8];0);0););[.AV83])" office:value-type="float" office:value="109" calcext:value-type="float">
            <text:p>109</text:p>
          </table:table-cell>
          <table:table-cell table:style-name="ce9" table:number-matrix-columns-spanned="1" table:number-matrix-rows-spanned="1" table:formula="of:=IF(NOT(ISBLANK([.AE83]));([.AW83]*5)+IFERROR(INDEX( [$Reference.$D$5:.$D$8];MATCH( [.AE83]; [$Reference.$A$5:.$A$8];0);0););[.AW83])" office:value-type="float" office:value="547" calcext:value-type="float">
            <text:p>547</text:p>
          </table:table-cell>
          <table:table-cell table:style-name="ce9" table:number-matrix-columns-spanned="1" table:number-matrix-rows-spanned="1" table:formula="of:=IF(NOT(ISBLANK([.AF83]));([.AX83]*5)+IFERROR(INDEX( [$Reference.$D$5:.$D$8];MATCH( [.AF83]; [$Reference.$A$5:.$A$8];0);0););[.AX83])" office:value-type="float" office:value="2739" calcext:value-type="float">
            <text:p>2739</text:p>
          </table:table-cell>
          <table:table-cell table:style-name="ce9" table:number-matrix-columns-spanned="1" table:number-matrix-rows-spanned="1" table:formula="of:=IF(NOT(ISBLANK([.AG83]));([.AY83]*5)+IFERROR(INDEX( [$Reference.$D$5:.$D$8];MATCH( [.AG83]; [$Reference.$A$5:.$A$8];0);0););[.AY83])" office:value-type="float" office:value="13696" calcext:value-type="float">
            <text:p>13696</text:p>
          </table:table-cell>
          <table:table-cell table:style-name="ce9" table:number-matrix-columns-spanned="1" table:number-matrix-rows-spanned="1" table:formula="of:=IF(NOT(ISBLANK([.AH83]));([.AZ83]*5)+IFERROR(INDEX( [$Reference.$D$5:.$D$8];MATCH( [.AH83]; [$Reference.$A$5:.$A$8];0);0););[.AZ83])" office:value-type="float" office:value="68481" calcext:value-type="float">
            <text:p>68481</text:p>
          </table:table-cell>
          <table:table-cell table:style-name="ce9" table:number-matrix-columns-spanned="1" table:number-matrix-rows-spanned="1" table:formula="of:=IF(NOT(ISBLANK([.AI83]));([.BA83]*5)+IFERROR(INDEX( [$Reference.$D$5:.$D$8];MATCH( [.AI83]; [$Reference.$A$5:.$A$8];0);0););[.BA83])" office:value-type="float" office:value="342409" calcext:value-type="float">
            <text:p>342409</text:p>
          </table:table-cell>
          <table:table-cell table:style-name="ce9" table:number-matrix-columns-spanned="1" table:number-matrix-rows-spanned="1" table:formula="of:=IF(NOT(ISBLANK([.AJ83]));([.BB83]*5)+IFERROR(INDEX( [$Reference.$D$5:.$D$8];MATCH( [.AJ83]; [$Reference.$A$5:.$A$8];0);0););[.BB83])" office:value-type="float" office:value="1712047" calcext:value-type="float">
            <text:p>1712047</text:p>
          </table:table-cell>
          <table:table-cell table:style-name="ce9" table:number-matrix-columns-spanned="1" table:number-matrix-rows-spanned="1" table:formula="of:=IF(NOT(ISBLANK([.AK83]));([.BC83]*5)+IFERROR(INDEX( [$Reference.$D$5:.$D$8];MATCH( [.AK83]; [$Reference.$A$5:.$A$8];0);0););[.BC83])" office:value-type="float" office:value="8560239" calcext:value-type="float">
            <text:p>8560239</text:p>
          </table:table-cell>
          <table:table-cell table:style-name="ce9" table:number-matrix-columns-spanned="1" table:number-matrix-rows-spanned="1" table:formula="of:=IF(NOT(ISBLANK([.AL83]));([.BD83]*5)+IFERROR(INDEX( [$Reference.$D$5:.$D$8];MATCH( [.AL83]; [$Reference.$A$5:.$A$8];0);0););[.BD83])" office:value-type="float" office:value="42801196" calcext:value-type="float">
            <text:p>42801196</text:p>
          </table:table-cell>
          <table:table-cell table:style-name="ce9" table:number-matrix-columns-spanned="1" table:number-matrix-rows-spanned="1" table:formula="of:=IF(NOT(ISBLANK([.AM83]));([.BE83]*5)+IFERROR(INDEX( [$Reference.$D$5:.$D$8];MATCH( [.AM83]; [$Reference.$A$5:.$A$8];0);0););[.BE83])" office:value-type="float" office:value="214005981" calcext:value-type="float">
            <text:p>214005981</text:p>
          </table:table-cell>
          <table:table-cell table:style-name="ce9" table:number-matrix-columns-spanned="1" table:number-matrix-rows-spanned="1" table:formula="of:=IF(NOT(ISBLANK([.AN83]));([.BF83]*5)+IFERROR(INDEX( [$Reference.$D$5:.$D$8];MATCH( [.AN83]; [$Reference.$A$5:.$A$8];0);0););[.BF83])" office:value-type="float" office:value="1070029907" calcext:value-type="float">
            <text:p>1070029907</text:p>
          </table:table-cell>
          <table:table-cell table:style-name="ce9" table:number-matrix-columns-spanned="1" table:number-matrix-rows-spanned="1" table:formula="of:=IF(NOT(ISBLANK([.AO83]));([.BG83]*5)+IFERROR(INDEX( [$Reference.$D$5:.$D$8];MATCH( [.AO83]; [$Reference.$A$5:.$A$8];0);0););[.BG83])" office:value-type="float" office:value="5350149538" calcext:value-type="float">
            <text:p>5350149538</text:p>
          </table:table-cell>
          <table:table-cell table:style-name="ce9" table:number-matrix-columns-spanned="1" table:number-matrix-rows-spanned="1" table:formula="of:=IF(NOT(ISBLANK([.AP83]));([.BH83]*5)+IFERROR(INDEX( [$Reference.$D$5:.$D$8];MATCH( [.AP83]; [$Reference.$A$5:.$A$8];0);0););[.BH83])" office:value-type="float" office:value="5350149538" calcext:value-type="float">
            <text:p>5350149538</text:p>
          </table:table-cell>
          <table:table-cell table:style-name="ce9" table:number-matrix-columns-spanned="1" table:number-matrix-rows-spanned="1" table:formula="of:=IF(NOT(ISBLANK([.AQ83]));([.BI83]*5)+IFERROR(INDEX( [$Reference.$D$5:.$D$8];MATCH( [.AQ83]; [$Reference.$A$5:.$A$8];0);0););[.BI83])" office:value-type="float" office:value="5350149538" calcext:value-type="float">
            <text:p>5350149538</text:p>
          </table:table-cell>
          <table:table-cell table:style-name="ce9" table:number-matrix-columns-spanned="1" table:number-matrix-rows-spanned="1" table:formula="of:=IF(NOT(ISBLANK([.AR83]));([.BJ83]*5)+IFERROR(INDEX( [$Reference.$D$5:.$D$8];MATCH( [.AR83]; [$Reference.$A$5:.$A$8];0);0););[.BJ83])" office:value-type="float" office:value="5350149538" calcext:value-type="float">
            <text:p>5350149538</text:p>
          </table:table-cell>
          <table:table-cell table:style-name="ce9" table:number-matrix-columns-spanned="1" table:number-matrix-rows-spanned="1" table:formula="of:=IF(NOT(ISBLANK([.AS83]));([.BK83]*5)+IFERROR(INDEX( [$Reference.$D$5:.$D$8];MATCH( [.AS83]; [$Reference.$A$5:.$A$8];0);0););[.BK83])" office:value-type="float" office:value="5350149538" calcext:value-type="float">
            <text:p>5350149538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[{[&lt;{&lt;(([[([(&lt;[]()&gt;((){}))[([]{})[&lt;&gt;{}]]]{&lt;{{}()}(&lt;&gt;{})&gt;})&lt;{(&lt;{}{}&gt;((){}))&lt;{&lt;&gt;[]}&lt;&lt;&gt;()&gt;&gt;}&gt;]({&lt;([{}&lt;&gt;]{&lt;&gt;(</text:p>
          </table:table-cell>
          <table:table-cell table:style-name="ce2" table:formula="of:=SUBSTITUTE(SUBSTITUTE(SUBSTITUTE(SUBSTITUTE([.A84];&quot;()&quot;;&quot;&quot;);&quot;[]&quot;;&quot;&quot;);&quot;{}&quot;;&quot;&quot;);&quot;&lt;&gt;&quot;;&quot;&quot;)" office:value-type="string" office:string-value="[{[&lt;{&lt;(([[([(())[()[]]]{&lt;{}()&gt;})&lt;{(())&lt;{}&lt;&gt;&gt;}&gt;]({&lt;([]{(" calcext:value-type="string">
            <text:p>[{[&lt;{&lt;(([[([(())[()[]]]{&lt;{}()&gt;})&lt;{(())&lt;{}&lt;&gt;&gt;}&gt;]({&lt;([]{(</text:p>
          </table:table-cell>
          <table:table-cell table:style-name="ce2" table:formula="of:=SUBSTITUTE(SUBSTITUTE(SUBSTITUTE(SUBSTITUTE([.B84];&quot;()&quot;;&quot;&quot;);&quot;[]&quot;;&quot;&quot;);&quot;{}&quot;;&quot;&quot;);&quot;&lt;&gt;&quot;;&quot;&quot;)" office:value-type="string" office:string-value="[{[&lt;{&lt;(([[([()[]]{})&lt;{()&lt;&gt;}&gt;]({&lt;({(" calcext:value-type="string">
            <text:p>[{[&lt;{&lt;(([[([()[]]{})&lt;{()&lt;&gt;}&gt;]({&lt;({(</text:p>
          </table:table-cell>
          <table:table-cell table:style-name="ce2" table:formula="of:=SUBSTITUTE(SUBSTITUTE(SUBSTITUTE(SUBSTITUTE([.C84];&quot;()&quot;;&quot;&quot;);&quot;[]&quot;;&quot;&quot;);&quot;{}&quot;;&quot;&quot;);&quot;&lt;&gt;&quot;;&quot;&quot;)" office:value-type="string" office:string-value="[{[&lt;{&lt;(([[([])&lt;{}&gt;]({&lt;({(" calcext:value-type="string">
            <text:p>[{[&lt;{&lt;(([[([])&lt;{}&gt;]({&lt;({(</text:p>
          </table:table-cell>
          <table:table-cell table:style-name="ce2" table:formula="of:=SUBSTITUTE(SUBSTITUTE(SUBSTITUTE(SUBSTITUTE([.D84];&quot;()&quot;;&quot;&quot;);&quot;[]&quot;;&quot;&quot;);&quot;{}&quot;;&quot;&quot;);&quot;&lt;&gt;&quot;;&quot;&quot;)" office:value-type="string" office:string-value="[{[&lt;{&lt;(([[()]({&lt;({(" calcext:value-type="string">
            <text:p>[{[&lt;{&lt;(([[()]({&lt;({(</text:p>
          </table:table-cell>
          <table:table-cell table:style-name="ce2" table:formula="of:=SUBSTITUTE(SUBSTITUTE(SUBSTITUTE(SUBSTITUTE([.E84];&quot;()&quot;;&quot;&quot;);&quot;[]&quot;;&quot;&quot;);&quot;{}&quot;;&quot;&quot;);&quot;&lt;&gt;&quot;;&quot;&quot;)" office:value-type="string" office:string-value="[{[&lt;{&lt;(([({&lt;({(" calcext:value-type="string">
            <text:p>[{[&lt;{&lt;(([({&lt;({(</text:p>
          </table:table-cell>
          <table:table-cell table:style-name="ce2" table:formula="of:=SUBSTITUTE(SUBSTITUTE(SUBSTITUTE(SUBSTITUTE([.F84];&quot;()&quot;;&quot;&quot;);&quot;[]&quot;;&quot;&quot;);&quot;{}&quot;;&quot;&quot;);&quot;&lt;&gt;&quot;;&quot;&quot;)" office:value-type="string" office:string-value="[{[&lt;{&lt;(([({&lt;({(" calcext:value-type="string">
            <text:p>[{[&lt;{&lt;(([({&lt;({(</text:p>
          </table:table-cell>
          <table:table-cell table:style-name="ce2" table:formula="of:=SUBSTITUTE(SUBSTITUTE(SUBSTITUTE(SUBSTITUTE([.G84];&quot;()&quot;;&quot;&quot;);&quot;[]&quot;;&quot;&quot;);&quot;{}&quot;;&quot;&quot;);&quot;&lt;&gt;&quot;;&quot;&quot;)" office:value-type="string" office:string-value="[{[&lt;{&lt;(([({&lt;({(" calcext:value-type="string">
            <text:p>[{[&lt;{&lt;(([({&lt;({(</text:p>
          </table:table-cell>
          <table:table-cell table:style-name="ce2" table:formula="of:=SUBSTITUTE(SUBSTITUTE(SUBSTITUTE(SUBSTITUTE([.H84];&quot;()&quot;;&quot;&quot;);&quot;[]&quot;;&quot;&quot;);&quot;{}&quot;;&quot;&quot;);&quot;&lt;&gt;&quot;;&quot;&quot;)" office:value-type="string" office:string-value="[{[&lt;{&lt;(([({&lt;({(" calcext:value-type="string">
            <text:p>[{[&lt;{&lt;(([({&lt;({(</text:p>
          </table:table-cell>
          <table:table-cell table:style-name="ce2" table:formula="of:=SUBSTITUTE(SUBSTITUTE(SUBSTITUTE(SUBSTITUTE([.I84];&quot;()&quot;;&quot;&quot;);&quot;[]&quot;;&quot;&quot;);&quot;{}&quot;;&quot;&quot;);&quot;&lt;&gt;&quot;;&quot;&quot;)" office:value-type="string" office:string-value="[{[&lt;{&lt;(([({&lt;({(" calcext:value-type="string">
            <text:p>[{[&lt;{&lt;(([({&lt;({(</text:p>
          </table:table-cell>
          <table:table-cell table:style-name="ce2" table:formula="of:=SUBSTITUTE(SUBSTITUTE(SUBSTITUTE(SUBSTITUTE([.J84];&quot;()&quot;;&quot;&quot;);&quot;[]&quot;;&quot;&quot;);&quot;{}&quot;;&quot;&quot;);&quot;&lt;&gt;&quot;;&quot;&quot;)" office:value-type="string" office:string-value="[{[&lt;{&lt;(([({&lt;({(" calcext:value-type="string">
            <text:p>[{[&lt;{&lt;(([({&lt;({(</text:p>
          </table:table-cell>
          <table:table-cell table:style-name="ce2" table:formula="of:=SUBSTITUTE(SUBSTITUTE(SUBSTITUTE(SUBSTITUTE([.K84];&quot;()&quot;;&quot;&quot;);&quot;[]&quot;;&quot;&quot;);&quot;{}&quot;;&quot;&quot;);&quot;&lt;&gt;&quot;;&quot;&quot;)" office:value-type="string" office:string-value="[{[&lt;{&lt;(([({&lt;({(" calcext:value-type="string">
            <text:p>[{[&lt;{&lt;(([({&lt;({(</text:p>
          </table:table-cell>
          <table:table-cell table:style-name="ce2" table:formula="of:=SUBSTITUTE(SUBSTITUTE(SUBSTITUTE(SUBSTITUTE([.L84];&quot;()&quot;;&quot;&quot;);&quot;[]&quot;;&quot;&quot;);&quot;{}&quot;;&quot;&quot;);&quot;&lt;&gt;&quot;;&quot;&quot;)" office:value-type="string" office:string-value="[{[&lt;{&lt;(([({&lt;({(" calcext:value-type="string">
            <text:p>[{[&lt;{&lt;(([({&lt;({(</text:p>
          </table:table-cell>
          <table:table-cell table:style-name="ce2" table:formula="of:=SUBSTITUTE(SUBSTITUTE(SUBSTITUTE(SUBSTITUTE([.M84];&quot;()&quot;;&quot;&quot;);&quot;[]&quot;;&quot;&quot;);&quot;{}&quot;;&quot;&quot;);&quot;&lt;&gt;&quot;;&quot;&quot;)" office:value-type="string" office:string-value="[{[&lt;{&lt;(([({&lt;({(" calcext:value-type="string">
            <text:p>[{[&lt;{&lt;(([({&lt;({(</text:p>
          </table:table-cell>
          <table:table-cell table:style-name="ce2" table:formula="of:=SUBSTITUTE(SUBSTITUTE(SUBSTITUTE(SUBSTITUTE([.N84];&quot;()&quot;;&quot;&quot;);&quot;[]&quot;;&quot;&quot;);&quot;{}&quot;;&quot;&quot;);&quot;&lt;&gt;&quot;;&quot;&quot;)" office:value-type="string" office:string-value="[{[&lt;{&lt;(([({&lt;({(" calcext:value-type="string">
            <text:p>[{[&lt;{&lt;(([({&lt;({(</text:p>
          </table:table-cell>
          <table:table-cell table:style-name="ce2" table:formula="of:=SUBSTITUTE(SUBSTITUTE(SUBSTITUTE(SUBSTITUTE([.O84];&quot;()&quot;;&quot;&quot;);&quot;[]&quot;;&quot;&quot;);&quot;{}&quot;;&quot;&quot;);&quot;&lt;&gt;&quot;;&quot;&quot;)" office:value-type="string" office:string-value="[{[&lt;{&lt;(([({&lt;({(" calcext:value-type="string">
            <text:p>[{[&lt;{&lt;(([({&lt;({(</text:p>
          </table:table-cell>
          <table:table-cell table:style-name="ce2" table:formula="of:=SUBSTITUTE(SUBSTITUTE(SUBSTITUTE(SUBSTITUTE([.P84];&quot;()&quot;;&quot;&quot;);&quot;[]&quot;;&quot;&quot;);&quot;{}&quot;;&quot;&quot;);&quot;&lt;&gt;&quot;;&quot;&quot;)" office:value-type="string" office:string-value="[{[&lt;{&lt;(([({&lt;({(" calcext:value-type="string">
            <text:p>[{[&lt;{&lt;(([({&lt;({(</text:p>
          </table:table-cell>
          <table:table-cell table:style-name="ce2" table:formula="of:=SUBSTITUTE(SUBSTITUTE(SUBSTITUTE(SUBSTITUTE([.Q84];&quot;()&quot;;&quot;&quot;);&quot;[]&quot;;&quot;&quot;);&quot;{}&quot;;&quot;&quot;);&quot;&lt;&gt;&quot;;&quot;&quot;)" office:value-type="string" office:string-value="[{[&lt;{&lt;(([({&lt;({(" calcext:value-type="string">
            <text:p>[{[&lt;{&lt;(([({&lt;({(</text:p>
          </table:table-cell>
          <table:table-cell table:style-name="ce2" table:formula="of:=SUBSTITUTE(SUBSTITUTE(SUBSTITUTE(SUBSTITUTE([.R84];&quot;()&quot;;&quot;&quot;);&quot;[]&quot;;&quot;&quot;);&quot;{}&quot;;&quot;&quot;);&quot;&lt;&gt;&quot;;&quot;&quot;)" office:value-type="string" office:string-value="[{[&lt;{&lt;(([({&lt;({(" calcext:value-type="string">
            <text:p>[{[&lt;{&lt;(([({&lt;({(</text:p>
          </table:table-cell>
          <table:table-cell table:style-name="ce2" table:formula="of:=SUBSTITUTE(SUBSTITUTE(SUBSTITUTE(SUBSTITUTE([.S84];&quot;()&quot;;&quot;&quot;);&quot;[]&quot;;&quot;&quot;);&quot;{}&quot;;&quot;&quot;);&quot;&lt;&gt;&quot;;&quot;&quot;)" office:value-type="string" office:string-value="[{[&lt;{&lt;(([({&lt;({(" calcext:value-type="string">
            <text:p>[{[&lt;{&lt;(([({&lt;({(</text:p>
          </table:table-cell>
          <table:table-cell table:style-name="ce2" table:formula="of:=SUBSTITUTE(SUBSTITUTE(SUBSTITUTE(SUBSTITUTE([.T84];&quot;()&quot;;&quot;&quot;);&quot;[]&quot;;&quot;&quot;);&quot;{}&quot;;&quot;&quot;);&quot;&lt;&gt;&quot;;&quot;&quot;)" office:value-type="string" office:string-value="[{[&lt;{&lt;(([({&lt;({(" calcext:value-type="string">
            <text:p>[{[&lt;{&lt;(([({&lt;({(</text:p>
          </table:table-cell>
          <table:table-cell table:style-name="ce2" table:formula="of:=SUBSTITUTE(SUBSTITUTE(SUBSTITUTE(SUBSTITUTE([.U84];&quot;()&quot;;&quot;&quot;);&quot;[]&quot;;&quot;&quot;);&quot;{}&quot;;&quot;&quot;);&quot;&lt;&gt;&quot;;&quot;&quot;)" office:value-type="string" office:string-value="[{[&lt;{&lt;(([({&lt;({(" calcext:value-type="string">
            <text:p>[{[&lt;{&lt;(([({&lt;({(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84]; MIN(IFERROR(TRANSPOSE(FIND([$Reference.$A$5:.$A$8];[.V84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84]);CONCATENATE(MID([.V84];LEN([.V84])-ROW(INDIRECT(&quot;1:&quot;&amp;LEN([.V84])))+1;1));)" office:value-type="float" office:value="0" calcext:value-type="float">
            <text:p>0</text:p>
          </table:table-cell>
          <table:table-cell table:style-name="ce8" table:formula="of:=SUBSTITUTE(SUBSTITUTE(SUBSTITUTE(SUBSTITUTE([.Z84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84&amp;&quot;&quot;&quot;&quot;,&quot;&quot;(?s)(.{1})&quot;&quot;,&quot;&quot;$1&quot;&quot;&amp;CHAR(127)),&quot;&quot;'&quot;&quot;,&quot;&quot;''&quot;&quot;),CHAR(127)),)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number-columns-repeated="3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84]));([.AT84]*5)+IFERROR(INDEX( [$Reference.$D$5:.$D$8];MATCH( [.AB84]; [$Reference.$A$5:.$A$8];0);0););[.AT84])" office:value-type="float" office:value="1" calcext:value-type="float">
            <text:p>1</text:p>
          </table:table-cell>
          <table:table-cell table:style-name="ce9" table:number-matrix-columns-spanned="1" table:number-matrix-rows-spanned="1" table:formula="of:=IF(NOT(ISBLANK([.AC84]));([.AU84]*5)+IFERROR(INDEX( [$Reference.$D$5:.$D$8];MATCH( [.AC84]; [$Reference.$A$5:.$A$8];0);0););[.AU84])" office:value-type="float" office:value="8" calcext:value-type="float">
            <text:p>8</text:p>
          </table:table-cell>
          <table:table-cell table:style-name="ce9" table:number-matrix-columns-spanned="1" table:number-matrix-rows-spanned="1" table:formula="of:=IF(NOT(ISBLANK([.AD84]));([.AV84]*5)+IFERROR(INDEX( [$Reference.$D$5:.$D$8];MATCH( [.AD84]; [$Reference.$A$5:.$A$8];0);0););[.AV84])" office:value-type="float" office:value="41" calcext:value-type="float">
            <text:p>41</text:p>
          </table:table-cell>
          <table:table-cell table:style-name="ce9" table:number-matrix-columns-spanned="1" table:number-matrix-rows-spanned="1" table:formula="of:=IF(NOT(ISBLANK([.AE84]));([.AW84]*5)+IFERROR(INDEX( [$Reference.$D$5:.$D$8];MATCH( [.AE84]; [$Reference.$A$5:.$A$8];0);0););[.AW84])" office:value-type="float" office:value="209" calcext:value-type="float">
            <text:p>209</text:p>
          </table:table-cell>
          <table:table-cell table:style-name="ce9" table:number-matrix-columns-spanned="1" table:number-matrix-rows-spanned="1" table:formula="of:=IF(NOT(ISBLANK([.AF84]));([.AX84]*5)+IFERROR(INDEX( [$Reference.$D$5:.$D$8];MATCH( [.AF84]; [$Reference.$A$5:.$A$8];0);0););[.AX84])" office:value-type="float" office:value="1048" calcext:value-type="float">
            <text:p>1048</text:p>
          </table:table-cell>
          <table:table-cell table:style-name="ce9" table:number-matrix-columns-spanned="1" table:number-matrix-rows-spanned="1" table:formula="of:=IF(NOT(ISBLANK([.AG84]));([.AY84]*5)+IFERROR(INDEX( [$Reference.$D$5:.$D$8];MATCH( [.AG84]; [$Reference.$A$5:.$A$8];0);0););[.AY84])" office:value-type="float" office:value="5241" calcext:value-type="float">
            <text:p>5241</text:p>
          </table:table-cell>
          <table:table-cell table:style-name="ce9" table:number-matrix-columns-spanned="1" table:number-matrix-rows-spanned="1" table:formula="of:=IF(NOT(ISBLANK([.AH84]));([.AZ84]*5)+IFERROR(INDEX( [$Reference.$D$5:.$D$8];MATCH( [.AH84]; [$Reference.$A$5:.$A$8];0);0););[.AZ84])" office:value-type="float" office:value="26207" calcext:value-type="float">
            <text:p>26207</text:p>
          </table:table-cell>
          <table:table-cell table:style-name="ce9" table:number-matrix-columns-spanned="1" table:number-matrix-rows-spanned="1" table:formula="of:=IF(NOT(ISBLANK([.AI84]));([.BA84]*5)+IFERROR(INDEX( [$Reference.$D$5:.$D$8];MATCH( [.AI84]; [$Reference.$A$5:.$A$8];0);0););[.BA84])" office:value-type="float" office:value="131036" calcext:value-type="float">
            <text:p>131036</text:p>
          </table:table-cell>
          <table:table-cell table:style-name="ce9" table:number-matrix-columns-spanned="1" table:number-matrix-rows-spanned="1" table:formula="of:=IF(NOT(ISBLANK([.AJ84]));([.BB84]*5)+IFERROR(INDEX( [$Reference.$D$5:.$D$8];MATCH( [.AJ84]; [$Reference.$A$5:.$A$8];0);0););[.BB84])" office:value-type="float" office:value="655181" calcext:value-type="float">
            <text:p>655181</text:p>
          </table:table-cell>
          <table:table-cell table:style-name="ce9" table:number-matrix-columns-spanned="1" table:number-matrix-rows-spanned="1" table:formula="of:=IF(NOT(ISBLANK([.AK84]));([.BC84]*5)+IFERROR(INDEX( [$Reference.$D$5:.$D$8];MATCH( [.AK84]; [$Reference.$A$5:.$A$8];0);0););[.BC84])" office:value-type="float" office:value="3275909" calcext:value-type="float">
            <text:p>3275909</text:p>
          </table:table-cell>
          <table:table-cell table:style-name="ce9" table:number-matrix-columns-spanned="1" table:number-matrix-rows-spanned="1" table:formula="of:=IF(NOT(ISBLANK([.AL84]));([.BD84]*5)+IFERROR(INDEX( [$Reference.$D$5:.$D$8];MATCH( [.AL84]; [$Reference.$A$5:.$A$8];0);0););[.BD84])" office:value-type="float" office:value="16379548" calcext:value-type="float">
            <text:p>16379548</text:p>
          </table:table-cell>
          <table:table-cell table:style-name="ce9" table:number-matrix-columns-spanned="1" table:number-matrix-rows-spanned="1" table:formula="of:=IF(NOT(ISBLANK([.AM84]));([.BE84]*5)+IFERROR(INDEX( [$Reference.$D$5:.$D$8];MATCH( [.AM84]; [$Reference.$A$5:.$A$8];0);0););[.BE84])" office:value-type="float" office:value="81897744" calcext:value-type="float">
            <text:p>81897744</text:p>
          </table:table-cell>
          <table:table-cell table:style-name="ce9" table:number-matrix-columns-spanned="1" table:number-matrix-rows-spanned="1" table:formula="of:=IF(NOT(ISBLANK([.AN84]));([.BF84]*5)+IFERROR(INDEX( [$Reference.$D$5:.$D$8];MATCH( [.AN84]; [$Reference.$A$5:.$A$8];0);0););[.BF84])" office:value-type="float" office:value="409488722" calcext:value-type="float">
            <text:p>409488722</text:p>
          </table:table-cell>
          <table:table-cell table:style-name="ce9" table:number-matrix-columns-spanned="1" table:number-matrix-rows-spanned="1" table:formula="of:=IF(NOT(ISBLANK([.AO84]));([.BG84]*5)+IFERROR(INDEX( [$Reference.$D$5:.$D$8];MATCH( [.AO84]; [$Reference.$A$5:.$A$8];0);0););[.BG84])" office:value-type="float" office:value="2047443613" calcext:value-type="float">
            <text:p>2047443613</text:p>
          </table:table-cell>
          <table:table-cell table:style-name="ce9" table:number-matrix-columns-spanned="1" table:number-matrix-rows-spanned="1" table:formula="of:=IF(NOT(ISBLANK([.AP84]));([.BH84]*5)+IFERROR(INDEX( [$Reference.$D$5:.$D$8];MATCH( [.AP84]; [$Reference.$A$5:.$A$8];0);0););[.BH84])" office:value-type="float" office:value="10237218067" calcext:value-type="float">
            <text:p>10237218067</text:p>
          </table:table-cell>
          <table:table-cell table:style-name="ce9" table:number-matrix-columns-spanned="1" table:number-matrix-rows-spanned="1" table:formula="of:=IF(NOT(ISBLANK([.AQ84]));([.BI84]*5)+IFERROR(INDEX( [$Reference.$D$5:.$D$8];MATCH( [.AQ84]; [$Reference.$A$5:.$A$8];0);0););[.BI84])" office:value-type="float" office:value="10237218067" calcext:value-type="float">
            <text:p>10237218067</text:p>
          </table:table-cell>
          <table:table-cell table:style-name="ce9" table:number-matrix-columns-spanned="1" table:number-matrix-rows-spanned="1" table:formula="of:=IF(NOT(ISBLANK([.AR84]));([.BJ84]*5)+IFERROR(INDEX( [$Reference.$D$5:.$D$8];MATCH( [.AR84]; [$Reference.$A$5:.$A$8];0);0););[.BJ84])" office:value-type="float" office:value="10237218067" calcext:value-type="float">
            <text:p>10237218067</text:p>
          </table:table-cell>
          <table:table-cell table:style-name="ce9" table:number-matrix-columns-spanned="1" table:number-matrix-rows-spanned="1" table:formula="of:=IF(NOT(ISBLANK([.AS84]));([.BK84]*5)+IFERROR(INDEX( [$Reference.$D$5:.$D$8];MATCH( [.AS84]; [$Reference.$A$5:.$A$8];0);0););[.BK84])" office:value-type="float" office:value="10237218067" calcext:value-type="float">
            <text:p>10237218067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&lt;{(&lt;([&lt;&lt;{([&lt;{([]{})&lt;[]()&gt;}&lt;{[][]}({}[])&gt;&gt;{(&lt;&lt;&gt;{}&gt;){[()[]]&lt;()()&gt;}}]&lt;[&lt;(&lt;&gt;())&gt;&lt;{()()}[()&lt;&gt;]&gt;]&gt;){&lt;{[&lt;(){}&gt;&lt;</text:p>
          </table:table-cell>
          <table:table-cell table:style-name="ce2" table:formula="of:=SUBSTITUTE(SUBSTITUTE(SUBSTITUTE(SUBSTITUTE([.A85];&quot;()&quot;;&quot;&quot;);&quot;[]&quot;;&quot;&quot;);&quot;{}&quot;;&quot;&quot;);&quot;&lt;&gt;&quot;;&quot;&quot;)" office:value-type="string" office:string-value="&lt;{(&lt;([&lt;&lt;{([&lt;{()}&lt;()&gt;&gt;{(&lt;&gt;){[]}}]&lt;[&lt;()&gt;&lt;[]&gt;]&gt;){&lt;{[&lt;" calcext:value-type="string">
            <text:p>&lt;{(&lt;([&lt;&lt;{([&lt;{()}&lt;()&gt;&gt;{(&lt;&gt;){[]}}]&lt;[&lt;()&gt;&lt;[]&gt;]&gt;){&lt;{[&lt;</text:p>
          </table:table-cell>
          <table:table-cell table:style-name="ce2" table:formula="of:=SUBSTITUTE(SUBSTITUTE(SUBSTITUTE(SUBSTITUTE([.B85];&quot;()&quot;;&quot;&quot;);&quot;[]&quot;;&quot;&quot;);&quot;{}&quot;;&quot;&quot;);&quot;&lt;&gt;&quot;;&quot;&quot;)" office:value-type="string" office:string-value="&lt;{(&lt;([&lt;&lt;{([&lt;&gt;{()}]&lt;[]&gt;){&lt;{[&lt;" calcext:value-type="string">
            <text:p>&lt;{(&lt;([&lt;&lt;{([&lt;&gt;{()}]&lt;[]&gt;){&lt;{[&lt;</text:p>
          </table:table-cell>
          <table:table-cell table:style-name="ce2" table:formula="of:=SUBSTITUTE(SUBSTITUTE(SUBSTITUTE(SUBSTITUTE([.C85];&quot;()&quot;;&quot;&quot;);&quot;[]&quot;;&quot;&quot;);&quot;{}&quot;;&quot;&quot;);&quot;&lt;&gt;&quot;;&quot;&quot;)" office:value-type="string" office:string-value="&lt;{(&lt;([&lt;&lt;{([]){&lt;{[&lt;" calcext:value-type="string">
            <text:p>&lt;{(&lt;([&lt;&lt;{([]){&lt;{[&lt;</text:p>
          </table:table-cell>
          <table:table-cell table:style-name="ce2" table:formula="of:=SUBSTITUTE(SUBSTITUTE(SUBSTITUTE(SUBSTITUTE([.D85];&quot;()&quot;;&quot;&quot;);&quot;[]&quot;;&quot;&quot;);&quot;{}&quot;;&quot;&quot;);&quot;&lt;&gt;&quot;;&quot;&quot;)" office:value-type="string" office:string-value="&lt;{(&lt;([&lt;&lt;{(){&lt;{[&lt;" calcext:value-type="string">
            <text:p>&lt;{(&lt;([&lt;&lt;{(){&lt;{[&lt;</text:p>
          </table:table-cell>
          <table:table-cell table:style-name="ce2" table:formula="of:=SUBSTITUTE(SUBSTITUTE(SUBSTITUTE(SUBSTITUTE([.E85];&quot;()&quot;;&quot;&quot;);&quot;[]&quot;;&quot;&quot;);&quot;{}&quot;;&quot;&quot;);&quot;&lt;&gt;&quot;;&quot;&quot;)" office:value-type="string" office:string-value="&lt;{(&lt;([&lt;&lt;{{&lt;{[&lt;" calcext:value-type="string">
            <text:p>&lt;{(&lt;([&lt;&lt;{{&lt;{[&lt;</text:p>
          </table:table-cell>
          <table:table-cell table:style-name="ce2" table:formula="of:=SUBSTITUTE(SUBSTITUTE(SUBSTITUTE(SUBSTITUTE([.F85];&quot;()&quot;;&quot;&quot;);&quot;[]&quot;;&quot;&quot;);&quot;{}&quot;;&quot;&quot;);&quot;&lt;&gt;&quot;;&quot;&quot;)" office:value-type="string" office:string-value="&lt;{(&lt;([&lt;&lt;{{&lt;{[&lt;" calcext:value-type="string">
            <text:p>&lt;{(&lt;([&lt;&lt;{{&lt;{[&lt;</text:p>
          </table:table-cell>
          <table:table-cell table:style-name="ce2" table:formula="of:=SUBSTITUTE(SUBSTITUTE(SUBSTITUTE(SUBSTITUTE([.G85];&quot;()&quot;;&quot;&quot;);&quot;[]&quot;;&quot;&quot;);&quot;{}&quot;;&quot;&quot;);&quot;&lt;&gt;&quot;;&quot;&quot;)" office:value-type="string" office:string-value="&lt;{(&lt;([&lt;&lt;{{&lt;{[&lt;" calcext:value-type="string">
            <text:p>&lt;{(&lt;([&lt;&lt;{{&lt;{[&lt;</text:p>
          </table:table-cell>
          <table:table-cell table:style-name="ce2" table:formula="of:=SUBSTITUTE(SUBSTITUTE(SUBSTITUTE(SUBSTITUTE([.H85];&quot;()&quot;;&quot;&quot;);&quot;[]&quot;;&quot;&quot;);&quot;{}&quot;;&quot;&quot;);&quot;&lt;&gt;&quot;;&quot;&quot;)" office:value-type="string" office:string-value="&lt;{(&lt;([&lt;&lt;{{&lt;{[&lt;" calcext:value-type="string">
            <text:p>&lt;{(&lt;([&lt;&lt;{{&lt;{[&lt;</text:p>
          </table:table-cell>
          <table:table-cell table:style-name="ce2" table:formula="of:=SUBSTITUTE(SUBSTITUTE(SUBSTITUTE(SUBSTITUTE([.I85];&quot;()&quot;;&quot;&quot;);&quot;[]&quot;;&quot;&quot;);&quot;{}&quot;;&quot;&quot;);&quot;&lt;&gt;&quot;;&quot;&quot;)" office:value-type="string" office:string-value="&lt;{(&lt;([&lt;&lt;{{&lt;{[&lt;" calcext:value-type="string">
            <text:p>&lt;{(&lt;([&lt;&lt;{{&lt;{[&lt;</text:p>
          </table:table-cell>
          <table:table-cell table:style-name="ce2" table:formula="of:=SUBSTITUTE(SUBSTITUTE(SUBSTITUTE(SUBSTITUTE([.J85];&quot;()&quot;;&quot;&quot;);&quot;[]&quot;;&quot;&quot;);&quot;{}&quot;;&quot;&quot;);&quot;&lt;&gt;&quot;;&quot;&quot;)" office:value-type="string" office:string-value="&lt;{(&lt;([&lt;&lt;{{&lt;{[&lt;" calcext:value-type="string">
            <text:p>&lt;{(&lt;([&lt;&lt;{{&lt;{[&lt;</text:p>
          </table:table-cell>
          <table:table-cell table:style-name="ce2" table:formula="of:=SUBSTITUTE(SUBSTITUTE(SUBSTITUTE(SUBSTITUTE([.K85];&quot;()&quot;;&quot;&quot;);&quot;[]&quot;;&quot;&quot;);&quot;{}&quot;;&quot;&quot;);&quot;&lt;&gt;&quot;;&quot;&quot;)" office:value-type="string" office:string-value="&lt;{(&lt;([&lt;&lt;{{&lt;{[&lt;" calcext:value-type="string">
            <text:p>&lt;{(&lt;([&lt;&lt;{{&lt;{[&lt;</text:p>
          </table:table-cell>
          <table:table-cell table:style-name="ce2" table:formula="of:=SUBSTITUTE(SUBSTITUTE(SUBSTITUTE(SUBSTITUTE([.L85];&quot;()&quot;;&quot;&quot;);&quot;[]&quot;;&quot;&quot;);&quot;{}&quot;;&quot;&quot;);&quot;&lt;&gt;&quot;;&quot;&quot;)" office:value-type="string" office:string-value="&lt;{(&lt;([&lt;&lt;{{&lt;{[&lt;" calcext:value-type="string">
            <text:p>&lt;{(&lt;([&lt;&lt;{{&lt;{[&lt;</text:p>
          </table:table-cell>
          <table:table-cell table:style-name="ce2" table:formula="of:=SUBSTITUTE(SUBSTITUTE(SUBSTITUTE(SUBSTITUTE([.M85];&quot;()&quot;;&quot;&quot;);&quot;[]&quot;;&quot;&quot;);&quot;{}&quot;;&quot;&quot;);&quot;&lt;&gt;&quot;;&quot;&quot;)" office:value-type="string" office:string-value="&lt;{(&lt;([&lt;&lt;{{&lt;{[&lt;" calcext:value-type="string">
            <text:p>&lt;{(&lt;([&lt;&lt;{{&lt;{[&lt;</text:p>
          </table:table-cell>
          <table:table-cell table:style-name="ce2" table:formula="of:=SUBSTITUTE(SUBSTITUTE(SUBSTITUTE(SUBSTITUTE([.N85];&quot;()&quot;;&quot;&quot;);&quot;[]&quot;;&quot;&quot;);&quot;{}&quot;;&quot;&quot;);&quot;&lt;&gt;&quot;;&quot;&quot;)" office:value-type="string" office:string-value="&lt;{(&lt;([&lt;&lt;{{&lt;{[&lt;" calcext:value-type="string">
            <text:p>&lt;{(&lt;([&lt;&lt;{{&lt;{[&lt;</text:p>
          </table:table-cell>
          <table:table-cell table:style-name="ce2" table:formula="of:=SUBSTITUTE(SUBSTITUTE(SUBSTITUTE(SUBSTITUTE([.O85];&quot;()&quot;;&quot;&quot;);&quot;[]&quot;;&quot;&quot;);&quot;{}&quot;;&quot;&quot;);&quot;&lt;&gt;&quot;;&quot;&quot;)" office:value-type="string" office:string-value="&lt;{(&lt;([&lt;&lt;{{&lt;{[&lt;" calcext:value-type="string">
            <text:p>&lt;{(&lt;([&lt;&lt;{{&lt;{[&lt;</text:p>
          </table:table-cell>
          <table:table-cell table:style-name="ce2" table:formula="of:=SUBSTITUTE(SUBSTITUTE(SUBSTITUTE(SUBSTITUTE([.P85];&quot;()&quot;;&quot;&quot;);&quot;[]&quot;;&quot;&quot;);&quot;{}&quot;;&quot;&quot;);&quot;&lt;&gt;&quot;;&quot;&quot;)" office:value-type="string" office:string-value="&lt;{(&lt;([&lt;&lt;{{&lt;{[&lt;" calcext:value-type="string">
            <text:p>&lt;{(&lt;([&lt;&lt;{{&lt;{[&lt;</text:p>
          </table:table-cell>
          <table:table-cell table:style-name="ce2" table:formula="of:=SUBSTITUTE(SUBSTITUTE(SUBSTITUTE(SUBSTITUTE([.Q85];&quot;()&quot;;&quot;&quot;);&quot;[]&quot;;&quot;&quot;);&quot;{}&quot;;&quot;&quot;);&quot;&lt;&gt;&quot;;&quot;&quot;)" office:value-type="string" office:string-value="&lt;{(&lt;([&lt;&lt;{{&lt;{[&lt;" calcext:value-type="string">
            <text:p>&lt;{(&lt;([&lt;&lt;{{&lt;{[&lt;</text:p>
          </table:table-cell>
          <table:table-cell table:style-name="ce2" table:formula="of:=SUBSTITUTE(SUBSTITUTE(SUBSTITUTE(SUBSTITUTE([.R85];&quot;()&quot;;&quot;&quot;);&quot;[]&quot;;&quot;&quot;);&quot;{}&quot;;&quot;&quot;);&quot;&lt;&gt;&quot;;&quot;&quot;)" office:value-type="string" office:string-value="&lt;{(&lt;([&lt;&lt;{{&lt;{[&lt;" calcext:value-type="string">
            <text:p>&lt;{(&lt;([&lt;&lt;{{&lt;{[&lt;</text:p>
          </table:table-cell>
          <table:table-cell table:style-name="ce2" table:formula="of:=SUBSTITUTE(SUBSTITUTE(SUBSTITUTE(SUBSTITUTE([.S85];&quot;()&quot;;&quot;&quot;);&quot;[]&quot;;&quot;&quot;);&quot;{}&quot;;&quot;&quot;);&quot;&lt;&gt;&quot;;&quot;&quot;)" office:value-type="string" office:string-value="&lt;{(&lt;([&lt;&lt;{{&lt;{[&lt;" calcext:value-type="string">
            <text:p>&lt;{(&lt;([&lt;&lt;{{&lt;{[&lt;</text:p>
          </table:table-cell>
          <table:table-cell table:style-name="ce2" table:formula="of:=SUBSTITUTE(SUBSTITUTE(SUBSTITUTE(SUBSTITUTE([.T85];&quot;()&quot;;&quot;&quot;);&quot;[]&quot;;&quot;&quot;);&quot;{}&quot;;&quot;&quot;);&quot;&lt;&gt;&quot;;&quot;&quot;)" office:value-type="string" office:string-value="&lt;{(&lt;([&lt;&lt;{{&lt;{[&lt;" calcext:value-type="string">
            <text:p>&lt;{(&lt;([&lt;&lt;{{&lt;{[&lt;</text:p>
          </table:table-cell>
          <table:table-cell table:style-name="ce2" table:formula="of:=SUBSTITUTE(SUBSTITUTE(SUBSTITUTE(SUBSTITUTE([.U85];&quot;()&quot;;&quot;&quot;);&quot;[]&quot;;&quot;&quot;);&quot;{}&quot;;&quot;&quot;);&quot;&lt;&gt;&quot;;&quot;&quot;)" office:value-type="string" office:string-value="&lt;{(&lt;([&lt;&lt;{{&lt;{[&lt;" calcext:value-type="string">
            <text:p>&lt;{(&lt;([&lt;&lt;{{&lt;{[&lt;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85]; MIN(IFERROR(TRANSPOSE(FIND([$Reference.$A$5:.$A$8];[.V85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85]);CONCATENATE(MID([.V85];LEN([.V85])-ROW(INDIRECT(&quot;1:&quot;&amp;LEN([.V85])))+1;1));)" office:value-type="float" office:value="0" calcext:value-type="float">
            <text:p>0</text:p>
          </table:table-cell>
          <table:table-cell table:style-name="ce8" table:formula="of:=SUBSTITUTE(SUBSTITUTE(SUBSTITUTE(SUBSTITUTE([.Z85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85&amp;&quot;&quot;&quot;&quot;,&quot;&quot;(?s)(.{1})&quot;&quot;,&quot;&quot;$1&quot;&quot;&amp;CHAR(127)),&quot;&quot;'&quot;&quot;,&quot;&quot;''&quot;&quot;),CHAR(127)),)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number-columns-repeated="4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85]));([.AT85]*5)+IFERROR(INDEX( [$Reference.$D$5:.$D$8];MATCH( [.AB85]; [$Reference.$A$5:.$A$8];0);0););[.AT85])" office:value-type="float" office:value="4" calcext:value-type="float">
            <text:p>4</text:p>
          </table:table-cell>
          <table:table-cell table:style-name="ce9" table:number-matrix-columns-spanned="1" table:number-matrix-rows-spanned="1" table:formula="of:=IF(NOT(ISBLANK([.AC85]));([.AU85]*5)+IFERROR(INDEX( [$Reference.$D$5:.$D$8];MATCH( [.AC85]; [$Reference.$A$5:.$A$8];0);0););[.AU85])" office:value-type="float" office:value="22" calcext:value-type="float">
            <text:p>22</text:p>
          </table:table-cell>
          <table:table-cell table:style-name="ce9" table:number-matrix-columns-spanned="1" table:number-matrix-rows-spanned="1" table:formula="of:=IF(NOT(ISBLANK([.AD85]));([.AV85]*5)+IFERROR(INDEX( [$Reference.$D$5:.$D$8];MATCH( [.AD85]; [$Reference.$A$5:.$A$8];0);0););[.AV85])" office:value-type="float" office:value="113" calcext:value-type="float">
            <text:p>113</text:p>
          </table:table-cell>
          <table:table-cell table:style-name="ce9" table:number-matrix-columns-spanned="1" table:number-matrix-rows-spanned="1" table:formula="of:=IF(NOT(ISBLANK([.AE85]));([.AW85]*5)+IFERROR(INDEX( [$Reference.$D$5:.$D$8];MATCH( [.AE85]; [$Reference.$A$5:.$A$8];0);0););[.AW85])" office:value-type="float" office:value="569" calcext:value-type="float">
            <text:p>569</text:p>
          </table:table-cell>
          <table:table-cell table:style-name="ce9" table:number-matrix-columns-spanned="1" table:number-matrix-rows-spanned="1" table:formula="of:=IF(NOT(ISBLANK([.AF85]));([.AX85]*5)+IFERROR(INDEX( [$Reference.$D$5:.$D$8];MATCH( [.AF85]; [$Reference.$A$5:.$A$8];0);0););[.AX85])" office:value-type="float" office:value="2848" calcext:value-type="float">
            <text:p>2848</text:p>
          </table:table-cell>
          <table:table-cell table:style-name="ce9" table:number-matrix-columns-spanned="1" table:number-matrix-rows-spanned="1" table:formula="of:=IF(NOT(ISBLANK([.AG85]));([.AY85]*5)+IFERROR(INDEX( [$Reference.$D$5:.$D$8];MATCH( [.AG85]; [$Reference.$A$5:.$A$8];0);0););[.AY85])" office:value-type="float" office:value="14243" calcext:value-type="float">
            <text:p>14243</text:p>
          </table:table-cell>
          <table:table-cell table:style-name="ce9" table:number-matrix-columns-spanned="1" table:number-matrix-rows-spanned="1" table:formula="of:=IF(NOT(ISBLANK([.AH85]));([.AZ85]*5)+IFERROR(INDEX( [$Reference.$D$5:.$D$8];MATCH( [.AH85]; [$Reference.$A$5:.$A$8];0);0););[.AZ85])" office:value-type="float" office:value="71219" calcext:value-type="float">
            <text:p>71219</text:p>
          </table:table-cell>
          <table:table-cell table:style-name="ce9" table:number-matrix-columns-spanned="1" table:number-matrix-rows-spanned="1" table:formula="of:=IF(NOT(ISBLANK([.AI85]));([.BA85]*5)+IFERROR(INDEX( [$Reference.$D$5:.$D$8];MATCH( [.AI85]; [$Reference.$A$5:.$A$8];0);0););[.BA85])" office:value-type="float" office:value="356099" calcext:value-type="float">
            <text:p>356099</text:p>
          </table:table-cell>
          <table:table-cell table:style-name="ce9" table:number-matrix-columns-spanned="1" table:number-matrix-rows-spanned="1" table:formula="of:=IF(NOT(ISBLANK([.AJ85]));([.BB85]*5)+IFERROR(INDEX( [$Reference.$D$5:.$D$8];MATCH( [.AJ85]; [$Reference.$A$5:.$A$8];0);0););[.BB85])" office:value-type="float" office:value="1780497" calcext:value-type="float">
            <text:p>1780497</text:p>
          </table:table-cell>
          <table:table-cell table:style-name="ce9" table:number-matrix-columns-spanned="1" table:number-matrix-rows-spanned="1" table:formula="of:=IF(NOT(ISBLANK([.AK85]));([.BC85]*5)+IFERROR(INDEX( [$Reference.$D$5:.$D$8];MATCH( [.AK85]; [$Reference.$A$5:.$A$8];0);0););[.BC85])" office:value-type="float" office:value="8902486" calcext:value-type="float">
            <text:p>8902486</text:p>
          </table:table-cell>
          <table:table-cell table:style-name="ce9" table:number-matrix-columns-spanned="1" table:number-matrix-rows-spanned="1" table:formula="of:=IF(NOT(ISBLANK([.AL85]));([.BD85]*5)+IFERROR(INDEX( [$Reference.$D$5:.$D$8];MATCH( [.AL85]; [$Reference.$A$5:.$A$8];0);0););[.BD85])" office:value-type="float" office:value="44512434" calcext:value-type="float">
            <text:p>44512434</text:p>
          </table:table-cell>
          <table:table-cell table:style-name="ce9" table:number-matrix-columns-spanned="1" table:number-matrix-rows-spanned="1" table:formula="of:=IF(NOT(ISBLANK([.AM85]));([.BE85]*5)+IFERROR(INDEX( [$Reference.$D$5:.$D$8];MATCH( [.AM85]; [$Reference.$A$5:.$A$8];0);0););[.BE85])" office:value-type="float" office:value="222562171" calcext:value-type="float">
            <text:p>222562171</text:p>
          </table:table-cell>
          <table:table-cell table:style-name="ce9" table:number-matrix-columns-spanned="1" table:number-matrix-rows-spanned="1" table:formula="of:=IF(NOT(ISBLANK([.AN85]));([.BF85]*5)+IFERROR(INDEX( [$Reference.$D$5:.$D$8];MATCH( [.AN85]; [$Reference.$A$5:.$A$8];0);0););[.BF85])" office:value-type="float" office:value="1112810858" calcext:value-type="float">
            <text:p>1112810858</text:p>
          </table:table-cell>
          <table:table-cell table:style-name="ce9" table:number-matrix-columns-spanned="1" table:number-matrix-rows-spanned="1" table:formula="of:=IF(NOT(ISBLANK([.AO85]));([.BG85]*5)+IFERROR(INDEX( [$Reference.$D$5:.$D$8];MATCH( [.AO85]; [$Reference.$A$5:.$A$8];0);0););[.BG85])" office:value-type="float" office:value="5564054294" calcext:value-type="float">
            <text:p>5564054294</text:p>
          </table:table-cell>
          <table:table-cell table:style-name="ce9" table:number-matrix-columns-spanned="1" table:number-matrix-rows-spanned="1" table:formula="of:=IF(NOT(ISBLANK([.AP85]));([.BH85]*5)+IFERROR(INDEX( [$Reference.$D$5:.$D$8];MATCH( [.AP85]; [$Reference.$A$5:.$A$8];0);0););[.BH85])" office:value-type="float" office:value="5564054294" calcext:value-type="float">
            <text:p>5564054294</text:p>
          </table:table-cell>
          <table:table-cell table:style-name="ce9" table:number-matrix-columns-spanned="1" table:number-matrix-rows-spanned="1" table:formula="of:=IF(NOT(ISBLANK([.AQ85]));([.BI85]*5)+IFERROR(INDEX( [$Reference.$D$5:.$D$8];MATCH( [.AQ85]; [$Reference.$A$5:.$A$8];0);0););[.BI85])" office:value-type="float" office:value="5564054294" calcext:value-type="float">
            <text:p>5564054294</text:p>
          </table:table-cell>
          <table:table-cell table:style-name="ce9" table:number-matrix-columns-spanned="1" table:number-matrix-rows-spanned="1" table:formula="of:=IF(NOT(ISBLANK([.AR85]));([.BJ85]*5)+IFERROR(INDEX( [$Reference.$D$5:.$D$8];MATCH( [.AR85]; [$Reference.$A$5:.$A$8];0);0););[.BJ85])" office:value-type="float" office:value="5564054294" calcext:value-type="float">
            <text:p>5564054294</text:p>
          </table:table-cell>
          <table:table-cell table:style-name="ce9" table:number-matrix-columns-spanned="1" table:number-matrix-rows-spanned="1" table:formula="of:=IF(NOT(ISBLANK([.AS85]));([.BK85]*5)+IFERROR(INDEX( [$Reference.$D$5:.$D$8];MATCH( [.AS85]; [$Reference.$A$5:.$A$8];0);0););[.BK85])" office:value-type="float" office:value="5564054294" calcext:value-type="float">
            <text:p>5564054294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(&lt;([([&lt;{&lt;{[&lt;(({}[])((){}))[[{}()](&lt;&gt;())]&gt;][[{[[]()]&lt;()()&gt;]]&lt;&lt;{[]()}&gt;{[{}&lt;&gt;]&lt;[]()&gt;}&gt;]}&lt;&lt;([{{}&lt;&gt;}&lt;()</text:p>
          </table:table-cell>
          <table:table-cell table:style-name="ce2" table:formula="of:=SUBSTITUTE(SUBSTITUTE(SUBSTITUTE(SUBSTITUTE([.A86];&quot;()&quot;;&quot;&quot;);&quot;[]&quot;;&quot;&quot;);&quot;{}&quot;;&quot;&quot;);&quot;&lt;&gt;&quot;;&quot;&quot;)" office:value-type="string" office:string-value="(&lt;([([&lt;{&lt;{[&lt;(()())[[]()]&gt;][[{[]]]&lt;{[]}&gt;]}&lt;&lt;([{}&lt;" calcext:value-type="string">
            <text:p>(&lt;([([&lt;{&lt;{[&lt;(()())[[]()]&gt;][[{[]]]&lt;{[]}&gt;]}&lt;&lt;([{}&lt;</text:p>
          </table:table-cell>
          <table:table-cell table:style-name="ce2" table:formula="of:=SUBSTITUTE(SUBSTITUTE(SUBSTITUTE(SUBSTITUTE([.B86];&quot;()&quot;;&quot;&quot;);&quot;[]&quot;;&quot;&quot;);&quot;{}&quot;;&quot;&quot;);&quot;&lt;&gt;&quot;;&quot;&quot;)" office:value-type="string" office:string-value="(&lt;([([&lt;{&lt;{[&lt;()[]&gt;][[{]]]}&lt;&lt;([&lt;" calcext:value-type="string">
            <text:p>(&lt;([([&lt;{&lt;{[&lt;()[]&gt;][[{]]]}&lt;&lt;([&lt;</text:p>
          </table:table-cell>
          <table:table-cell table:style-name="ce2" table:formula="of:=SUBSTITUTE(SUBSTITUTE(SUBSTITUTE(SUBSTITUTE([.C86];&quot;()&quot;;&quot;&quot;);&quot;[]&quot;;&quot;&quot;);&quot;{}&quot;;&quot;&quot;);&quot;&lt;&gt;&quot;;&quot;&quot;)" office:value-type="string" office:string-value="(&lt;([([&lt;{&lt;{[][[{]]]}&lt;&lt;([&lt;" calcext:value-type="string">
            <text:p>(&lt;([([&lt;{&lt;{[][[{]]]}&lt;&lt;([&lt;</text:p>
          </table:table-cell>
          <table:table-cell table:style-name="ce2" table:formula="of:=SUBSTITUTE(SUBSTITUTE(SUBSTITUTE(SUBSTITUTE([.D86];&quot;()&quot;;&quot;&quot;);&quot;[]&quot;;&quot;&quot;);&quot;{}&quot;;&quot;&quot;);&quot;&lt;&gt;&quot;;&quot;&quot;)" office:value-type="string" office:string-value="(&lt;([([&lt;{&lt;{[[{]]]}&lt;&lt;([&lt;" calcext:value-type="string">
            <text:p>(&lt;([([&lt;{&lt;{[[{]]]}&lt;&lt;([&lt;</text:p>
          </table:table-cell>
          <table:table-cell table:style-name="ce2" table:formula="of:=SUBSTITUTE(SUBSTITUTE(SUBSTITUTE(SUBSTITUTE([.E86];&quot;()&quot;;&quot;&quot;);&quot;[]&quot;;&quot;&quot;);&quot;{}&quot;;&quot;&quot;);&quot;&lt;&gt;&quot;;&quot;&quot;)" office:value-type="string" office:string-value="(&lt;([([&lt;{&lt;{[[{]]]}&lt;&lt;([&lt;" calcext:value-type="string">
            <text:p>(&lt;([([&lt;{&lt;{[[{]]]}&lt;&lt;([&lt;</text:p>
          </table:table-cell>
          <table:table-cell table:style-name="ce2" table:formula="of:=SUBSTITUTE(SUBSTITUTE(SUBSTITUTE(SUBSTITUTE([.F86];&quot;()&quot;;&quot;&quot;);&quot;[]&quot;;&quot;&quot;);&quot;{}&quot;;&quot;&quot;);&quot;&lt;&gt;&quot;;&quot;&quot;)" office:value-type="string" office:string-value="(&lt;([([&lt;{&lt;{[[{]]]}&lt;&lt;([&lt;" calcext:value-type="string">
            <text:p>(&lt;([([&lt;{&lt;{[[{]]]}&lt;&lt;([&lt;</text:p>
          </table:table-cell>
          <table:table-cell table:style-name="ce2" table:formula="of:=SUBSTITUTE(SUBSTITUTE(SUBSTITUTE(SUBSTITUTE([.G86];&quot;()&quot;;&quot;&quot;);&quot;[]&quot;;&quot;&quot;);&quot;{}&quot;;&quot;&quot;);&quot;&lt;&gt;&quot;;&quot;&quot;)" office:value-type="string" office:string-value="(&lt;([([&lt;{&lt;{[[{]]]}&lt;&lt;([&lt;" calcext:value-type="string">
            <text:p>(&lt;([([&lt;{&lt;{[[{]]]}&lt;&lt;([&lt;</text:p>
          </table:table-cell>
          <table:table-cell table:style-name="ce2" table:formula="of:=SUBSTITUTE(SUBSTITUTE(SUBSTITUTE(SUBSTITUTE([.H86];&quot;()&quot;;&quot;&quot;);&quot;[]&quot;;&quot;&quot;);&quot;{}&quot;;&quot;&quot;);&quot;&lt;&gt;&quot;;&quot;&quot;)" office:value-type="string" office:string-value="(&lt;([([&lt;{&lt;{[[{]]]}&lt;&lt;([&lt;" calcext:value-type="string">
            <text:p>(&lt;([([&lt;{&lt;{[[{]]]}&lt;&lt;([&lt;</text:p>
          </table:table-cell>
          <table:table-cell table:style-name="ce2" table:formula="of:=SUBSTITUTE(SUBSTITUTE(SUBSTITUTE(SUBSTITUTE([.I86];&quot;()&quot;;&quot;&quot;);&quot;[]&quot;;&quot;&quot;);&quot;{}&quot;;&quot;&quot;);&quot;&lt;&gt;&quot;;&quot;&quot;)" office:value-type="string" office:string-value="(&lt;([([&lt;{&lt;{[[{]]]}&lt;&lt;([&lt;" calcext:value-type="string">
            <text:p>(&lt;([([&lt;{&lt;{[[{]]]}&lt;&lt;([&lt;</text:p>
          </table:table-cell>
          <table:table-cell table:style-name="ce2" table:formula="of:=SUBSTITUTE(SUBSTITUTE(SUBSTITUTE(SUBSTITUTE([.J86];&quot;()&quot;;&quot;&quot;);&quot;[]&quot;;&quot;&quot;);&quot;{}&quot;;&quot;&quot;);&quot;&lt;&gt;&quot;;&quot;&quot;)" office:value-type="string" office:string-value="(&lt;([([&lt;{&lt;{[[{]]]}&lt;&lt;([&lt;" calcext:value-type="string">
            <text:p>(&lt;([([&lt;{&lt;{[[{]]]}&lt;&lt;([&lt;</text:p>
          </table:table-cell>
          <table:table-cell table:style-name="ce2" table:formula="of:=SUBSTITUTE(SUBSTITUTE(SUBSTITUTE(SUBSTITUTE([.K86];&quot;()&quot;;&quot;&quot;);&quot;[]&quot;;&quot;&quot;);&quot;{}&quot;;&quot;&quot;);&quot;&lt;&gt;&quot;;&quot;&quot;)" office:value-type="string" office:string-value="(&lt;([([&lt;{&lt;{[[{]]]}&lt;&lt;([&lt;" calcext:value-type="string">
            <text:p>(&lt;([([&lt;{&lt;{[[{]]]}&lt;&lt;([&lt;</text:p>
          </table:table-cell>
          <table:table-cell table:style-name="ce2" table:formula="of:=SUBSTITUTE(SUBSTITUTE(SUBSTITUTE(SUBSTITUTE([.L86];&quot;()&quot;;&quot;&quot;);&quot;[]&quot;;&quot;&quot;);&quot;{}&quot;;&quot;&quot;);&quot;&lt;&gt;&quot;;&quot;&quot;)" office:value-type="string" office:string-value="(&lt;([([&lt;{&lt;{[[{]]]}&lt;&lt;([&lt;" calcext:value-type="string">
            <text:p>(&lt;([([&lt;{&lt;{[[{]]]}&lt;&lt;([&lt;</text:p>
          </table:table-cell>
          <table:table-cell table:style-name="ce2" table:formula="of:=SUBSTITUTE(SUBSTITUTE(SUBSTITUTE(SUBSTITUTE([.M86];&quot;()&quot;;&quot;&quot;);&quot;[]&quot;;&quot;&quot;);&quot;{}&quot;;&quot;&quot;);&quot;&lt;&gt;&quot;;&quot;&quot;)" office:value-type="string" office:string-value="(&lt;([([&lt;{&lt;{[[{]]]}&lt;&lt;([&lt;" calcext:value-type="string">
            <text:p>(&lt;([([&lt;{&lt;{[[{]]]}&lt;&lt;([&lt;</text:p>
          </table:table-cell>
          <table:table-cell table:style-name="ce2" table:formula="of:=SUBSTITUTE(SUBSTITUTE(SUBSTITUTE(SUBSTITUTE([.N86];&quot;()&quot;;&quot;&quot;);&quot;[]&quot;;&quot;&quot;);&quot;{}&quot;;&quot;&quot;);&quot;&lt;&gt;&quot;;&quot;&quot;)" office:value-type="string" office:string-value="(&lt;([([&lt;{&lt;{[[{]]]}&lt;&lt;([&lt;" calcext:value-type="string">
            <text:p>(&lt;([([&lt;{&lt;{[[{]]]}&lt;&lt;([&lt;</text:p>
          </table:table-cell>
          <table:table-cell table:style-name="ce2" table:formula="of:=SUBSTITUTE(SUBSTITUTE(SUBSTITUTE(SUBSTITUTE([.O86];&quot;()&quot;;&quot;&quot;);&quot;[]&quot;;&quot;&quot;);&quot;{}&quot;;&quot;&quot;);&quot;&lt;&gt;&quot;;&quot;&quot;)" office:value-type="string" office:string-value="(&lt;([([&lt;{&lt;{[[{]]]}&lt;&lt;([&lt;" calcext:value-type="string">
            <text:p>(&lt;([([&lt;{&lt;{[[{]]]}&lt;&lt;([&lt;</text:p>
          </table:table-cell>
          <table:table-cell table:style-name="ce2" table:formula="of:=SUBSTITUTE(SUBSTITUTE(SUBSTITUTE(SUBSTITUTE([.P86];&quot;()&quot;;&quot;&quot;);&quot;[]&quot;;&quot;&quot;);&quot;{}&quot;;&quot;&quot;);&quot;&lt;&gt;&quot;;&quot;&quot;)" office:value-type="string" office:string-value="(&lt;([([&lt;{&lt;{[[{]]]}&lt;&lt;([&lt;" calcext:value-type="string">
            <text:p>(&lt;([([&lt;{&lt;{[[{]]]}&lt;&lt;([&lt;</text:p>
          </table:table-cell>
          <table:table-cell table:style-name="ce2" table:formula="of:=SUBSTITUTE(SUBSTITUTE(SUBSTITUTE(SUBSTITUTE([.Q86];&quot;()&quot;;&quot;&quot;);&quot;[]&quot;;&quot;&quot;);&quot;{}&quot;;&quot;&quot;);&quot;&lt;&gt;&quot;;&quot;&quot;)" office:value-type="string" office:string-value="(&lt;([([&lt;{&lt;{[[{]]]}&lt;&lt;([&lt;" calcext:value-type="string">
            <text:p>(&lt;([([&lt;{&lt;{[[{]]]}&lt;&lt;([&lt;</text:p>
          </table:table-cell>
          <table:table-cell table:style-name="ce2" table:formula="of:=SUBSTITUTE(SUBSTITUTE(SUBSTITUTE(SUBSTITUTE([.R86];&quot;()&quot;;&quot;&quot;);&quot;[]&quot;;&quot;&quot;);&quot;{}&quot;;&quot;&quot;);&quot;&lt;&gt;&quot;;&quot;&quot;)" office:value-type="string" office:string-value="(&lt;([([&lt;{&lt;{[[{]]]}&lt;&lt;([&lt;" calcext:value-type="string">
            <text:p>(&lt;([([&lt;{&lt;{[[{]]]}&lt;&lt;([&lt;</text:p>
          </table:table-cell>
          <table:table-cell table:style-name="ce2" table:formula="of:=SUBSTITUTE(SUBSTITUTE(SUBSTITUTE(SUBSTITUTE([.S86];&quot;()&quot;;&quot;&quot;);&quot;[]&quot;;&quot;&quot;);&quot;{}&quot;;&quot;&quot;);&quot;&lt;&gt;&quot;;&quot;&quot;)" office:value-type="string" office:string-value="(&lt;([([&lt;{&lt;{[[{]]]}&lt;&lt;([&lt;" calcext:value-type="string">
            <text:p>(&lt;([([&lt;{&lt;{[[{]]]}&lt;&lt;([&lt;</text:p>
          </table:table-cell>
          <table:table-cell table:style-name="ce2" table:formula="of:=SUBSTITUTE(SUBSTITUTE(SUBSTITUTE(SUBSTITUTE([.T86];&quot;()&quot;;&quot;&quot;);&quot;[]&quot;;&quot;&quot;);&quot;{}&quot;;&quot;&quot;);&quot;&lt;&gt;&quot;;&quot;&quot;)" office:value-type="string" office:string-value="(&lt;([([&lt;{&lt;{[[{]]]}&lt;&lt;([&lt;" calcext:value-type="string">
            <text:p>(&lt;([([&lt;{&lt;{[[{]]]}&lt;&lt;([&lt;</text:p>
          </table:table-cell>
          <table:table-cell table:style-name="ce2" table:formula="of:=SUBSTITUTE(SUBSTITUTE(SUBSTITUTE(SUBSTITUTE([.U86];&quot;()&quot;;&quot;&quot;);&quot;[]&quot;;&quot;&quot;);&quot;{}&quot;;&quot;&quot;);&quot;&lt;&gt;&quot;;&quot;&quot;)" office:value-type="string" office:string-value="(&lt;([([&lt;{&lt;{[[{]]]}&lt;&lt;([&lt;" calcext:value-type="string">
            <text:p>(&lt;([([&lt;{&lt;{[[{]]]}&lt;&lt;([&lt;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86]; MIN(IFERROR(TRANSPOSE(FIND([$Reference.$A$5:.$A$8];[.V86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86]);CONCATENATE(MID([.V86];LEN([.V86])-ROW(INDIRECT(&quot;1:&quot;&amp;LEN([.V86])))+1;1));)" office:value-type="float" office:value="0" calcext:value-type="float">
            <text:p>0</text:p>
          </table:table-cell>
          <table:table-cell table:style-name="ce8" table:formula="of:=SUBSTITUTE(SUBSTITUTE(SUBSTITUTE(SUBSTITUTE([.Z86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86&amp;&quot;&quot;&quot;&quot;,&quot;&quot;(?s)(.{1})&quot;&quot;,&quot;&quot;$1&quot;&quot;&amp;CHAR(127)),&quot;&quot;'&quot;&quot;,&quot;&quot;''&quot;&quot;),CHAR(127)),)&quot;);&quot;&quot;)">
            <text:p/>
          </table:table-cell>
          <table:table-cell table:style-name="ce9" table:number-columns-repeated="1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86]));([.AT86]*5)+IFERROR(INDEX( [$Reference.$D$5:.$D$8];MATCH( [.AB86]; [$Reference.$A$5:.$A$8];0);0););[.AT8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C86]));([.AU86]*5)+IFERROR(INDEX( [$Reference.$D$5:.$D$8];MATCH( [.AC86]; [$Reference.$A$5:.$A$8];0);0););[.AU8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D86]));([.AV86]*5)+IFERROR(INDEX( [$Reference.$D$5:.$D$8];MATCH( [.AD86]; [$Reference.$A$5:.$A$8];0);0););[.AV8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E86]));([.AW86]*5)+IFERROR(INDEX( [$Reference.$D$5:.$D$8];MATCH( [.AE86]; [$Reference.$A$5:.$A$8];0);0););[.AW8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F86]));([.AX86]*5)+IFERROR(INDEX( [$Reference.$D$5:.$D$8];MATCH( [.AF86]; [$Reference.$A$5:.$A$8];0);0););[.AX8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G86]));([.AY86]*5)+IFERROR(INDEX( [$Reference.$D$5:.$D$8];MATCH( [.AG86]; [$Reference.$A$5:.$A$8];0);0););[.AY8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H86]));([.AZ86]*5)+IFERROR(INDEX( [$Reference.$D$5:.$D$8];MATCH( [.AH86]; [$Reference.$A$5:.$A$8];0);0););[.AZ8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I86]));([.BA86]*5)+IFERROR(INDEX( [$Reference.$D$5:.$D$8];MATCH( [.AI86]; [$Reference.$A$5:.$A$8];0);0););[.BA8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J86]));([.BB86]*5)+IFERROR(INDEX( [$Reference.$D$5:.$D$8];MATCH( [.AJ86]; [$Reference.$A$5:.$A$8];0);0););[.BB8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K86]));([.BC86]*5)+IFERROR(INDEX( [$Reference.$D$5:.$D$8];MATCH( [.AK86]; [$Reference.$A$5:.$A$8];0);0););[.BC8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L86]));([.BD86]*5)+IFERROR(INDEX( [$Reference.$D$5:.$D$8];MATCH( [.AL86]; [$Reference.$A$5:.$A$8];0);0););[.BD8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M86]));([.BE86]*5)+IFERROR(INDEX( [$Reference.$D$5:.$D$8];MATCH( [.AM86]; [$Reference.$A$5:.$A$8];0);0););[.BE8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N86]));([.BF86]*5)+IFERROR(INDEX( [$Reference.$D$5:.$D$8];MATCH( [.AN86]; [$Reference.$A$5:.$A$8];0);0););[.BF8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O86]));([.BG86]*5)+IFERROR(INDEX( [$Reference.$D$5:.$D$8];MATCH( [.AO86]; [$Reference.$A$5:.$A$8];0);0););[.BG8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P86]));([.BH86]*5)+IFERROR(INDEX( [$Reference.$D$5:.$D$8];MATCH( [.AP86]; [$Reference.$A$5:.$A$8];0);0););[.BH8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Q86]));([.BI86]*5)+IFERROR(INDEX( [$Reference.$D$5:.$D$8];MATCH( [.AQ86]; [$Reference.$A$5:.$A$8];0);0););[.BI8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R86]));([.BJ86]*5)+IFERROR(INDEX( [$Reference.$D$5:.$D$8];MATCH( [.AR86]; [$Reference.$A$5:.$A$8];0);0););[.BJ8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S86]));([.BK86]*5)+IFERROR(INDEX( [$Reference.$D$5:.$D$8];MATCH( [.AS86]; [$Reference.$A$5:.$A$8];0);0););[.BK86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[({(({[[[[({{[{}{}]}{(()())[&lt;&gt;[]]}}&lt;{&lt;&lt;&gt;()&gt;(&lt;&gt;[])}(([]){&lt;&gt;{}})&gt;)&lt;&lt;{{[]}[&lt;&gt;()]}{{&lt;&gt;[]}&lt;[]()&gt;})&gt;]]]]})[&lt;[</text:p>
          </table:table-cell>
          <table:table-cell table:style-name="ce2" table:formula="of:=SUBSTITUTE(SUBSTITUTE(SUBSTITUTE(SUBSTITUTE([.A87];&quot;()&quot;;&quot;&quot;);&quot;[]&quot;;&quot;&quot;);&quot;{}&quot;;&quot;&quot;);&quot;&lt;&gt;&quot;;&quot;&quot;)" office:value-type="string" office:string-value="[({(({[[[[({{[]}{()[]}}&lt;{&lt;&gt;()}((){})&gt;)&lt;&lt;{[]}{{}})&gt;]]]]})[&lt;[" calcext:value-type="string">
            <text:p>[({(({[[[[({{[]}{()[]}}&lt;{&lt;&gt;()}((){})&gt;)&lt;&lt;{[]}{{}})&gt;]]]]})[&lt;[</text:p>
          </table:table-cell>
          <table:table-cell table:style-name="ce2" table:formula="of:=SUBSTITUTE(SUBSTITUTE(SUBSTITUTE(SUBSTITUTE([.B87];&quot;()&quot;;&quot;&quot;);&quot;[]&quot;;&quot;&quot;);&quot;{}&quot;;&quot;&quot;);&quot;&lt;&gt;&quot;;&quot;&quot;)" office:value-type="string" office:string-value="[({(({[[[[({}&lt;{}()&gt;)&lt;&lt;{})&gt;]]]]})[&lt;[" calcext:value-type="string">
            <text:p>[({(({[[[[({}&lt;{}()&gt;)&lt;&lt;{})&gt;]]]]})[&lt;[</text:p>
          </table:table-cell>
          <table:table-cell table:style-name="ce2" table:formula="of:=SUBSTITUTE(SUBSTITUTE(SUBSTITUTE(SUBSTITUTE([.C87];&quot;()&quot;;&quot;&quot;);&quot;[]&quot;;&quot;&quot;);&quot;{}&quot;;&quot;&quot;);&quot;&lt;&gt;&quot;;&quot;&quot;)" office:value-type="string" office:string-value="[({(({[[[[()&lt;&lt;)&gt;]]]]})[&lt;[" calcext:value-type="string">
            <text:p>[({(({[[[[()&lt;&lt;)&gt;]]]]})[&lt;[</text:p>
          </table:table-cell>
          <table:table-cell table:style-name="ce2" table:formula="of:=SUBSTITUTE(SUBSTITUTE(SUBSTITUTE(SUBSTITUTE([.D87];&quot;()&quot;;&quot;&quot;);&quot;[]&quot;;&quot;&quot;);&quot;{}&quot;;&quot;&quot;);&quot;&lt;&gt;&quot;;&quot;&quot;)" office:value-type="string" office:string-value="[({(({[[[[&lt;&lt;)&gt;]]]]})[&lt;[" calcext:value-type="string">
            <text:p>[({(({[[[[&lt;&lt;)&gt;]]]]})[&lt;[</text:p>
          </table:table-cell>
          <table:table-cell table:style-name="ce2" table:formula="of:=SUBSTITUTE(SUBSTITUTE(SUBSTITUTE(SUBSTITUTE([.E87];&quot;()&quot;;&quot;&quot;);&quot;[]&quot;;&quot;&quot;);&quot;{}&quot;;&quot;&quot;);&quot;&lt;&gt;&quot;;&quot;&quot;)" office:value-type="string" office:string-value="[({(({[[[[&lt;&lt;)&gt;]]]]})[&lt;[" calcext:value-type="string">
            <text:p>[({(({[[[[&lt;&lt;)&gt;]]]]})[&lt;[</text:p>
          </table:table-cell>
          <table:table-cell table:style-name="ce2" table:formula="of:=SUBSTITUTE(SUBSTITUTE(SUBSTITUTE(SUBSTITUTE([.F87];&quot;()&quot;;&quot;&quot;);&quot;[]&quot;;&quot;&quot;);&quot;{}&quot;;&quot;&quot;);&quot;&lt;&gt;&quot;;&quot;&quot;)" office:value-type="string" office:string-value="[({(({[[[[&lt;&lt;)&gt;]]]]})[&lt;[" calcext:value-type="string">
            <text:p>[({(({[[[[&lt;&lt;)&gt;]]]]})[&lt;[</text:p>
          </table:table-cell>
          <table:table-cell table:style-name="ce2" table:formula="of:=SUBSTITUTE(SUBSTITUTE(SUBSTITUTE(SUBSTITUTE([.G87];&quot;()&quot;;&quot;&quot;);&quot;[]&quot;;&quot;&quot;);&quot;{}&quot;;&quot;&quot;);&quot;&lt;&gt;&quot;;&quot;&quot;)" office:value-type="string" office:string-value="[({(({[[[[&lt;&lt;)&gt;]]]]})[&lt;[" calcext:value-type="string">
            <text:p>[({(({[[[[&lt;&lt;)&gt;]]]]})[&lt;[</text:p>
          </table:table-cell>
          <table:table-cell table:style-name="ce2" table:formula="of:=SUBSTITUTE(SUBSTITUTE(SUBSTITUTE(SUBSTITUTE([.H87];&quot;()&quot;;&quot;&quot;);&quot;[]&quot;;&quot;&quot;);&quot;{}&quot;;&quot;&quot;);&quot;&lt;&gt;&quot;;&quot;&quot;)" office:value-type="string" office:string-value="[({(({[[[[&lt;&lt;)&gt;]]]]})[&lt;[" calcext:value-type="string">
            <text:p>[({(({[[[[&lt;&lt;)&gt;]]]]})[&lt;[</text:p>
          </table:table-cell>
          <table:table-cell table:style-name="ce2" table:formula="of:=SUBSTITUTE(SUBSTITUTE(SUBSTITUTE(SUBSTITUTE([.I87];&quot;()&quot;;&quot;&quot;);&quot;[]&quot;;&quot;&quot;);&quot;{}&quot;;&quot;&quot;);&quot;&lt;&gt;&quot;;&quot;&quot;)" office:value-type="string" office:string-value="[({(({[[[[&lt;&lt;)&gt;]]]]})[&lt;[" calcext:value-type="string">
            <text:p>[({(({[[[[&lt;&lt;)&gt;]]]]})[&lt;[</text:p>
          </table:table-cell>
          <table:table-cell table:style-name="ce2" table:formula="of:=SUBSTITUTE(SUBSTITUTE(SUBSTITUTE(SUBSTITUTE([.J87];&quot;()&quot;;&quot;&quot;);&quot;[]&quot;;&quot;&quot;);&quot;{}&quot;;&quot;&quot;);&quot;&lt;&gt;&quot;;&quot;&quot;)" office:value-type="string" office:string-value="[({(({[[[[&lt;&lt;)&gt;]]]]})[&lt;[" calcext:value-type="string">
            <text:p>[({(({[[[[&lt;&lt;)&gt;]]]]})[&lt;[</text:p>
          </table:table-cell>
          <table:table-cell table:style-name="ce2" table:formula="of:=SUBSTITUTE(SUBSTITUTE(SUBSTITUTE(SUBSTITUTE([.K87];&quot;()&quot;;&quot;&quot;);&quot;[]&quot;;&quot;&quot;);&quot;{}&quot;;&quot;&quot;);&quot;&lt;&gt;&quot;;&quot;&quot;)" office:value-type="string" office:string-value="[({(({[[[[&lt;&lt;)&gt;]]]]})[&lt;[" calcext:value-type="string">
            <text:p>[({(({[[[[&lt;&lt;)&gt;]]]]})[&lt;[</text:p>
          </table:table-cell>
          <table:table-cell table:style-name="ce2" table:formula="of:=SUBSTITUTE(SUBSTITUTE(SUBSTITUTE(SUBSTITUTE([.L87];&quot;()&quot;;&quot;&quot;);&quot;[]&quot;;&quot;&quot;);&quot;{}&quot;;&quot;&quot;);&quot;&lt;&gt;&quot;;&quot;&quot;)" office:value-type="string" office:string-value="[({(({[[[[&lt;&lt;)&gt;]]]]})[&lt;[" calcext:value-type="string">
            <text:p>[({(({[[[[&lt;&lt;)&gt;]]]]})[&lt;[</text:p>
          </table:table-cell>
          <table:table-cell table:style-name="ce2" table:formula="of:=SUBSTITUTE(SUBSTITUTE(SUBSTITUTE(SUBSTITUTE([.M87];&quot;()&quot;;&quot;&quot;);&quot;[]&quot;;&quot;&quot;);&quot;{}&quot;;&quot;&quot;);&quot;&lt;&gt;&quot;;&quot;&quot;)" office:value-type="string" office:string-value="[({(({[[[[&lt;&lt;)&gt;]]]]})[&lt;[" calcext:value-type="string">
            <text:p>[({(({[[[[&lt;&lt;)&gt;]]]]})[&lt;[</text:p>
          </table:table-cell>
          <table:table-cell table:style-name="ce2" table:formula="of:=SUBSTITUTE(SUBSTITUTE(SUBSTITUTE(SUBSTITUTE([.N87];&quot;()&quot;;&quot;&quot;);&quot;[]&quot;;&quot;&quot;);&quot;{}&quot;;&quot;&quot;);&quot;&lt;&gt;&quot;;&quot;&quot;)" office:value-type="string" office:string-value="[({(({[[[[&lt;&lt;)&gt;]]]]})[&lt;[" calcext:value-type="string">
            <text:p>[({(({[[[[&lt;&lt;)&gt;]]]]})[&lt;[</text:p>
          </table:table-cell>
          <table:table-cell table:style-name="ce2" table:formula="of:=SUBSTITUTE(SUBSTITUTE(SUBSTITUTE(SUBSTITUTE([.O87];&quot;()&quot;;&quot;&quot;);&quot;[]&quot;;&quot;&quot;);&quot;{}&quot;;&quot;&quot;);&quot;&lt;&gt;&quot;;&quot;&quot;)" office:value-type="string" office:string-value="[({(({[[[[&lt;&lt;)&gt;]]]]})[&lt;[" calcext:value-type="string">
            <text:p>[({(({[[[[&lt;&lt;)&gt;]]]]})[&lt;[</text:p>
          </table:table-cell>
          <table:table-cell table:style-name="ce2" table:formula="of:=SUBSTITUTE(SUBSTITUTE(SUBSTITUTE(SUBSTITUTE([.P87];&quot;()&quot;;&quot;&quot;);&quot;[]&quot;;&quot;&quot;);&quot;{}&quot;;&quot;&quot;);&quot;&lt;&gt;&quot;;&quot;&quot;)" office:value-type="string" office:string-value="[({(({[[[[&lt;&lt;)&gt;]]]]})[&lt;[" calcext:value-type="string">
            <text:p>[({(({[[[[&lt;&lt;)&gt;]]]]})[&lt;[</text:p>
          </table:table-cell>
          <table:table-cell table:style-name="ce2" table:formula="of:=SUBSTITUTE(SUBSTITUTE(SUBSTITUTE(SUBSTITUTE([.Q87];&quot;()&quot;;&quot;&quot;);&quot;[]&quot;;&quot;&quot;);&quot;{}&quot;;&quot;&quot;);&quot;&lt;&gt;&quot;;&quot;&quot;)" office:value-type="string" office:string-value="[({(({[[[[&lt;&lt;)&gt;]]]]})[&lt;[" calcext:value-type="string">
            <text:p>[({(({[[[[&lt;&lt;)&gt;]]]]})[&lt;[</text:p>
          </table:table-cell>
          <table:table-cell table:style-name="ce2" table:formula="of:=SUBSTITUTE(SUBSTITUTE(SUBSTITUTE(SUBSTITUTE([.R87];&quot;()&quot;;&quot;&quot;);&quot;[]&quot;;&quot;&quot;);&quot;{}&quot;;&quot;&quot;);&quot;&lt;&gt;&quot;;&quot;&quot;)" office:value-type="string" office:string-value="[({(({[[[[&lt;&lt;)&gt;]]]]})[&lt;[" calcext:value-type="string">
            <text:p>[({(({[[[[&lt;&lt;)&gt;]]]]})[&lt;[</text:p>
          </table:table-cell>
          <table:table-cell table:style-name="ce2" table:formula="of:=SUBSTITUTE(SUBSTITUTE(SUBSTITUTE(SUBSTITUTE([.S87];&quot;()&quot;;&quot;&quot;);&quot;[]&quot;;&quot;&quot;);&quot;{}&quot;;&quot;&quot;);&quot;&lt;&gt;&quot;;&quot;&quot;)" office:value-type="string" office:string-value="[({(({[[[[&lt;&lt;)&gt;]]]]})[&lt;[" calcext:value-type="string">
            <text:p>[({(({[[[[&lt;&lt;)&gt;]]]]})[&lt;[</text:p>
          </table:table-cell>
          <table:table-cell table:style-name="ce2" table:formula="of:=SUBSTITUTE(SUBSTITUTE(SUBSTITUTE(SUBSTITUTE([.T87];&quot;()&quot;;&quot;&quot;);&quot;[]&quot;;&quot;&quot;);&quot;{}&quot;;&quot;&quot;);&quot;&lt;&gt;&quot;;&quot;&quot;)" office:value-type="string" office:string-value="[({(({[[[[&lt;&lt;)&gt;]]]]})[&lt;[" calcext:value-type="string">
            <text:p>[({(({[[[[&lt;&lt;)&gt;]]]]})[&lt;[</text:p>
          </table:table-cell>
          <table:table-cell table:style-name="ce2" table:formula="of:=SUBSTITUTE(SUBSTITUTE(SUBSTITUTE(SUBSTITUTE([.U87];&quot;()&quot;;&quot;&quot;);&quot;[]&quot;;&quot;&quot;);&quot;{}&quot;;&quot;&quot;);&quot;&lt;&gt;&quot;;&quot;&quot;)" office:value-type="string" office:string-value="[({(({[[[[&lt;&lt;)&gt;]]]]})[&lt;[" calcext:value-type="string">
            <text:p>[({(({[[[[&lt;&lt;)&gt;]]]]})[&lt;[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87]; MIN(IFERROR(TRANSPOSE(FIND([$Reference.$A$5:.$A$8];[.V87]));)))); [$Reference.$A$5:.$A$8];0);0);)" office:value-type="float" office:value="3" calcext:value-type="float">
            <text:p>3</text:p>
          </table:table-cell>
          <table:table-cell/>
          <table:table-cell table:style-name="ce6" table:number-matrix-columns-spanned="1" table:number-matrix-rows-spanned="1" table:formula="of:=IF(ISBLANK([.X87]);CONCATENATE(MID([.V87];LEN([.V87])-ROW(INDIRECT(&quot;1:&quot;&amp;LEN([.V87])))+1;1));)" office:value-type="float" office:value="0" calcext:value-type="float">
            <text:p>0</text:p>
          </table:table-cell>
          <table:table-cell table:style-name="ce8" table:formula="of:=SUBSTITUTE(SUBSTITUTE(SUBSTITUTE(SUBSTITUTE([.Z87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87&amp;&quot;&quot;&quot;&quot;,&quot;&quot;(?s)(.{1})&quot;&quot;,&quot;&quot;$1&quot;&quot;&amp;CHAR(127)),&quot;&quot;'&quot;&quot;,&quot;&quot;''&quot;&quot;),CHAR(127)),)&quot;);&quot;&quot;)">
            <text:p/>
          </table:table-cell>
          <table:table-cell table:style-name="ce9" table:number-columns-repeated="1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87]));([.AT87]*5)+IFERROR(INDEX( [$Reference.$D$5:.$D$8];MATCH( [.AB87]; [$Reference.$A$5:.$A$8];0);0););[.AT8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C87]));([.AU87]*5)+IFERROR(INDEX( [$Reference.$D$5:.$D$8];MATCH( [.AC87]; [$Reference.$A$5:.$A$8];0);0););[.AU8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D87]));([.AV87]*5)+IFERROR(INDEX( [$Reference.$D$5:.$D$8];MATCH( [.AD87]; [$Reference.$A$5:.$A$8];0);0););[.AV8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E87]));([.AW87]*5)+IFERROR(INDEX( [$Reference.$D$5:.$D$8];MATCH( [.AE87]; [$Reference.$A$5:.$A$8];0);0););[.AW8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F87]));([.AX87]*5)+IFERROR(INDEX( [$Reference.$D$5:.$D$8];MATCH( [.AF87]; [$Reference.$A$5:.$A$8];0);0););[.AX8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G87]));([.AY87]*5)+IFERROR(INDEX( [$Reference.$D$5:.$D$8];MATCH( [.AG87]; [$Reference.$A$5:.$A$8];0);0););[.AY8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H87]));([.AZ87]*5)+IFERROR(INDEX( [$Reference.$D$5:.$D$8];MATCH( [.AH87]; [$Reference.$A$5:.$A$8];0);0););[.AZ8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I87]));([.BA87]*5)+IFERROR(INDEX( [$Reference.$D$5:.$D$8];MATCH( [.AI87]; [$Reference.$A$5:.$A$8];0);0););[.BA8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J87]));([.BB87]*5)+IFERROR(INDEX( [$Reference.$D$5:.$D$8];MATCH( [.AJ87]; [$Reference.$A$5:.$A$8];0);0););[.BB8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K87]));([.BC87]*5)+IFERROR(INDEX( [$Reference.$D$5:.$D$8];MATCH( [.AK87]; [$Reference.$A$5:.$A$8];0);0););[.BC8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L87]));([.BD87]*5)+IFERROR(INDEX( [$Reference.$D$5:.$D$8];MATCH( [.AL87]; [$Reference.$A$5:.$A$8];0);0););[.BD8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M87]));([.BE87]*5)+IFERROR(INDEX( [$Reference.$D$5:.$D$8];MATCH( [.AM87]; [$Reference.$A$5:.$A$8];0);0););[.BE8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N87]));([.BF87]*5)+IFERROR(INDEX( [$Reference.$D$5:.$D$8];MATCH( [.AN87]; [$Reference.$A$5:.$A$8];0);0););[.BF8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O87]));([.BG87]*5)+IFERROR(INDEX( [$Reference.$D$5:.$D$8];MATCH( [.AO87]; [$Reference.$A$5:.$A$8];0);0););[.BG8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P87]));([.BH87]*5)+IFERROR(INDEX( [$Reference.$D$5:.$D$8];MATCH( [.AP87]; [$Reference.$A$5:.$A$8];0);0););[.BH8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Q87]));([.BI87]*5)+IFERROR(INDEX( [$Reference.$D$5:.$D$8];MATCH( [.AQ87]; [$Reference.$A$5:.$A$8];0);0););[.BI8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R87]));([.BJ87]*5)+IFERROR(INDEX( [$Reference.$D$5:.$D$8];MATCH( [.AR87]; [$Reference.$A$5:.$A$8];0);0););[.BJ87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S87]));([.BK87]*5)+IFERROR(INDEX( [$Reference.$D$5:.$D$8];MATCH( [.AS87]; [$Reference.$A$5:.$A$8];0);0););[.BK87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&lt;((([[{({(&lt;[&lt;{{}&lt;&gt;&gt;[[]()]&gt;&lt;&lt;[][]&gt;[{}()]&gt;][&lt;&lt;{}[]&gt;&lt;{}&lt;&gt;&gt;&gt;{[{}()]{&lt;&gt;{}}}]&gt;&lt;[{&lt;(){}&gt;{()()}}&lt;(&lt;&gt;{</text:p>
          </table:table-cell>
          <table:table-cell table:style-name="ce2" table:formula="of:=SUBSTITUTE(SUBSTITUTE(SUBSTITUTE(SUBSTITUTE([.A88];&quot;()&quot;;&quot;&quot;);&quot;[]&quot;;&quot;&quot;);&quot;{}&quot;;&quot;&quot;);&quot;&lt;&gt;&quot;;&quot;&quot;)" office:value-type="string" office:string-value="&lt;((([[{({(&lt;[&lt;{&gt;[]&gt;&lt;[]&gt;][&lt;&lt;&gt;&gt;{[]{}}]&gt;&lt;[{}&lt;({" calcext:value-type="string">
            <text:p>&lt;((([[{({(&lt;[&lt;{&gt;[]&gt;&lt;[]&gt;][&lt;&lt;&gt;&gt;{[]{}}]&gt;&lt;[{}&lt;({</text:p>
          </table:table-cell>
          <table:table-cell table:style-name="ce2" table:formula="of:=SUBSTITUTE(SUBSTITUTE(SUBSTITUTE(SUBSTITUTE([.B88];&quot;()&quot;;&quot;&quot;);&quot;[]&quot;;&quot;&quot;);&quot;{}&quot;;&quot;&quot;);&quot;&lt;&gt;&quot;;&quot;&quot;)" office:value-type="string" office:string-value="&lt;((([[{({(&lt;[&lt;{&gt;&gt;][&lt;&gt;{}]&gt;&lt;[&lt;({" calcext:value-type="string">
            <text:p>&lt;((([[{({(&lt;[&lt;{&gt;&gt;][&lt;&gt;{}]&gt;&lt;[&lt;({</text:p>
          </table:table-cell>
          <table:table-cell table:style-name="ce2" table:formula="of:=SUBSTITUTE(SUBSTITUTE(SUBSTITUTE(SUBSTITUTE([.C88];&quot;()&quot;;&quot;&quot;);&quot;[]&quot;;&quot;&quot;);&quot;{}&quot;;&quot;&quot;);&quot;&lt;&gt;&quot;;&quot;&quot;)" office:value-type="string" office:string-value="&lt;((([[{({(&lt;[&lt;{&gt;&gt;][]&gt;&lt;[&lt;({" calcext:value-type="string">
            <text:p>&lt;((([[{({(&lt;[&lt;{&gt;&gt;][]&gt;&lt;[&lt;({</text:p>
          </table:table-cell>
          <table:table-cell table:style-name="ce2" table:formula="of:=SUBSTITUTE(SUBSTITUTE(SUBSTITUTE(SUBSTITUTE([.D88];&quot;()&quot;;&quot;&quot;);&quot;[]&quot;;&quot;&quot;);&quot;{}&quot;;&quot;&quot;);&quot;&lt;&gt;&quot;;&quot;&quot;)" office:value-type="string" office:string-value="&lt;((([[{({(&lt;[&lt;{&gt;&gt;]&gt;&lt;[&lt;({" calcext:value-type="string">
            <text:p>&lt;((([[{({(&lt;[&lt;{&gt;&gt;]&gt;&lt;[&lt;({</text:p>
          </table:table-cell>
          <table:table-cell table:style-name="ce2" table:formula="of:=SUBSTITUTE(SUBSTITUTE(SUBSTITUTE(SUBSTITUTE([.E88];&quot;()&quot;;&quot;&quot;);&quot;[]&quot;;&quot;&quot;);&quot;{}&quot;;&quot;&quot;);&quot;&lt;&gt;&quot;;&quot;&quot;)" office:value-type="string" office:string-value="&lt;((([[{({(&lt;[&lt;{&gt;&gt;]&gt;&lt;[&lt;({" calcext:value-type="string">
            <text:p>&lt;((([[{({(&lt;[&lt;{&gt;&gt;]&gt;&lt;[&lt;({</text:p>
          </table:table-cell>
          <table:table-cell table:style-name="ce2" table:formula="of:=SUBSTITUTE(SUBSTITUTE(SUBSTITUTE(SUBSTITUTE([.F88];&quot;()&quot;;&quot;&quot;);&quot;[]&quot;;&quot;&quot;);&quot;{}&quot;;&quot;&quot;);&quot;&lt;&gt;&quot;;&quot;&quot;)" office:value-type="string" office:string-value="&lt;((([[{({(&lt;[&lt;{&gt;&gt;]&gt;&lt;[&lt;({" calcext:value-type="string">
            <text:p>&lt;((([[{({(&lt;[&lt;{&gt;&gt;]&gt;&lt;[&lt;({</text:p>
          </table:table-cell>
          <table:table-cell table:style-name="ce2" table:formula="of:=SUBSTITUTE(SUBSTITUTE(SUBSTITUTE(SUBSTITUTE([.G88];&quot;()&quot;;&quot;&quot;);&quot;[]&quot;;&quot;&quot;);&quot;{}&quot;;&quot;&quot;);&quot;&lt;&gt;&quot;;&quot;&quot;)" office:value-type="string" office:string-value="&lt;((([[{({(&lt;[&lt;{&gt;&gt;]&gt;&lt;[&lt;({" calcext:value-type="string">
            <text:p>&lt;((([[{({(&lt;[&lt;{&gt;&gt;]&gt;&lt;[&lt;({</text:p>
          </table:table-cell>
          <table:table-cell table:style-name="ce2" table:formula="of:=SUBSTITUTE(SUBSTITUTE(SUBSTITUTE(SUBSTITUTE([.H88];&quot;()&quot;;&quot;&quot;);&quot;[]&quot;;&quot;&quot;);&quot;{}&quot;;&quot;&quot;);&quot;&lt;&gt;&quot;;&quot;&quot;)" office:value-type="string" office:string-value="&lt;((([[{({(&lt;[&lt;{&gt;&gt;]&gt;&lt;[&lt;({" calcext:value-type="string">
            <text:p>&lt;((([[{({(&lt;[&lt;{&gt;&gt;]&gt;&lt;[&lt;({</text:p>
          </table:table-cell>
          <table:table-cell table:style-name="ce2" table:formula="of:=SUBSTITUTE(SUBSTITUTE(SUBSTITUTE(SUBSTITUTE([.I88];&quot;()&quot;;&quot;&quot;);&quot;[]&quot;;&quot;&quot;);&quot;{}&quot;;&quot;&quot;);&quot;&lt;&gt;&quot;;&quot;&quot;)" office:value-type="string" office:string-value="&lt;((([[{({(&lt;[&lt;{&gt;&gt;]&gt;&lt;[&lt;({" calcext:value-type="string">
            <text:p>&lt;((([[{({(&lt;[&lt;{&gt;&gt;]&gt;&lt;[&lt;({</text:p>
          </table:table-cell>
          <table:table-cell table:style-name="ce2" table:formula="of:=SUBSTITUTE(SUBSTITUTE(SUBSTITUTE(SUBSTITUTE([.J88];&quot;()&quot;;&quot;&quot;);&quot;[]&quot;;&quot;&quot;);&quot;{}&quot;;&quot;&quot;);&quot;&lt;&gt;&quot;;&quot;&quot;)" office:value-type="string" office:string-value="&lt;((([[{({(&lt;[&lt;{&gt;&gt;]&gt;&lt;[&lt;({" calcext:value-type="string">
            <text:p>&lt;((([[{({(&lt;[&lt;{&gt;&gt;]&gt;&lt;[&lt;({</text:p>
          </table:table-cell>
          <table:table-cell table:style-name="ce2" table:formula="of:=SUBSTITUTE(SUBSTITUTE(SUBSTITUTE(SUBSTITUTE([.K88];&quot;()&quot;;&quot;&quot;);&quot;[]&quot;;&quot;&quot;);&quot;{}&quot;;&quot;&quot;);&quot;&lt;&gt;&quot;;&quot;&quot;)" office:value-type="string" office:string-value="&lt;((([[{({(&lt;[&lt;{&gt;&gt;]&gt;&lt;[&lt;({" calcext:value-type="string">
            <text:p>&lt;((([[{({(&lt;[&lt;{&gt;&gt;]&gt;&lt;[&lt;({</text:p>
          </table:table-cell>
          <table:table-cell table:style-name="ce2" table:formula="of:=SUBSTITUTE(SUBSTITUTE(SUBSTITUTE(SUBSTITUTE([.L88];&quot;()&quot;;&quot;&quot;);&quot;[]&quot;;&quot;&quot;);&quot;{}&quot;;&quot;&quot;);&quot;&lt;&gt;&quot;;&quot;&quot;)" office:value-type="string" office:string-value="&lt;((([[{({(&lt;[&lt;{&gt;&gt;]&gt;&lt;[&lt;({" calcext:value-type="string">
            <text:p>&lt;((([[{({(&lt;[&lt;{&gt;&gt;]&gt;&lt;[&lt;({</text:p>
          </table:table-cell>
          <table:table-cell table:style-name="ce2" table:formula="of:=SUBSTITUTE(SUBSTITUTE(SUBSTITUTE(SUBSTITUTE([.M88];&quot;()&quot;;&quot;&quot;);&quot;[]&quot;;&quot;&quot;);&quot;{}&quot;;&quot;&quot;);&quot;&lt;&gt;&quot;;&quot;&quot;)" office:value-type="string" office:string-value="&lt;((([[{({(&lt;[&lt;{&gt;&gt;]&gt;&lt;[&lt;({" calcext:value-type="string">
            <text:p>&lt;((([[{({(&lt;[&lt;{&gt;&gt;]&gt;&lt;[&lt;({</text:p>
          </table:table-cell>
          <table:table-cell table:style-name="ce2" table:formula="of:=SUBSTITUTE(SUBSTITUTE(SUBSTITUTE(SUBSTITUTE([.N88];&quot;()&quot;;&quot;&quot;);&quot;[]&quot;;&quot;&quot;);&quot;{}&quot;;&quot;&quot;);&quot;&lt;&gt;&quot;;&quot;&quot;)" office:value-type="string" office:string-value="&lt;((([[{({(&lt;[&lt;{&gt;&gt;]&gt;&lt;[&lt;({" calcext:value-type="string">
            <text:p>&lt;((([[{({(&lt;[&lt;{&gt;&gt;]&gt;&lt;[&lt;({</text:p>
          </table:table-cell>
          <table:table-cell table:style-name="ce2" table:formula="of:=SUBSTITUTE(SUBSTITUTE(SUBSTITUTE(SUBSTITUTE([.O88];&quot;()&quot;;&quot;&quot;);&quot;[]&quot;;&quot;&quot;);&quot;{}&quot;;&quot;&quot;);&quot;&lt;&gt;&quot;;&quot;&quot;)" office:value-type="string" office:string-value="&lt;((([[{({(&lt;[&lt;{&gt;&gt;]&gt;&lt;[&lt;({" calcext:value-type="string">
            <text:p>&lt;((([[{({(&lt;[&lt;{&gt;&gt;]&gt;&lt;[&lt;({</text:p>
          </table:table-cell>
          <table:table-cell table:style-name="ce2" table:formula="of:=SUBSTITUTE(SUBSTITUTE(SUBSTITUTE(SUBSTITUTE([.P88];&quot;()&quot;;&quot;&quot;);&quot;[]&quot;;&quot;&quot;);&quot;{}&quot;;&quot;&quot;);&quot;&lt;&gt;&quot;;&quot;&quot;)" office:value-type="string" office:string-value="&lt;((([[{({(&lt;[&lt;{&gt;&gt;]&gt;&lt;[&lt;({" calcext:value-type="string">
            <text:p>&lt;((([[{({(&lt;[&lt;{&gt;&gt;]&gt;&lt;[&lt;({</text:p>
          </table:table-cell>
          <table:table-cell table:style-name="ce2" table:formula="of:=SUBSTITUTE(SUBSTITUTE(SUBSTITUTE(SUBSTITUTE([.Q88];&quot;()&quot;;&quot;&quot;);&quot;[]&quot;;&quot;&quot;);&quot;{}&quot;;&quot;&quot;);&quot;&lt;&gt;&quot;;&quot;&quot;)" office:value-type="string" office:string-value="&lt;((([[{({(&lt;[&lt;{&gt;&gt;]&gt;&lt;[&lt;({" calcext:value-type="string">
            <text:p>&lt;((([[{({(&lt;[&lt;{&gt;&gt;]&gt;&lt;[&lt;({</text:p>
          </table:table-cell>
          <table:table-cell table:style-name="ce2" table:formula="of:=SUBSTITUTE(SUBSTITUTE(SUBSTITUTE(SUBSTITUTE([.R88];&quot;()&quot;;&quot;&quot;);&quot;[]&quot;;&quot;&quot;);&quot;{}&quot;;&quot;&quot;);&quot;&lt;&gt;&quot;;&quot;&quot;)" office:value-type="string" office:string-value="&lt;((([[{({(&lt;[&lt;{&gt;&gt;]&gt;&lt;[&lt;({" calcext:value-type="string">
            <text:p>&lt;((([[{({(&lt;[&lt;{&gt;&gt;]&gt;&lt;[&lt;({</text:p>
          </table:table-cell>
          <table:table-cell table:style-name="ce2" table:formula="of:=SUBSTITUTE(SUBSTITUTE(SUBSTITUTE(SUBSTITUTE([.S88];&quot;()&quot;;&quot;&quot;);&quot;[]&quot;;&quot;&quot;);&quot;{}&quot;;&quot;&quot;);&quot;&lt;&gt;&quot;;&quot;&quot;)" office:value-type="string" office:string-value="&lt;((([[{({(&lt;[&lt;{&gt;&gt;]&gt;&lt;[&lt;({" calcext:value-type="string">
            <text:p>&lt;((([[{({(&lt;[&lt;{&gt;&gt;]&gt;&lt;[&lt;({</text:p>
          </table:table-cell>
          <table:table-cell table:style-name="ce2" table:formula="of:=SUBSTITUTE(SUBSTITUTE(SUBSTITUTE(SUBSTITUTE([.T88];&quot;()&quot;;&quot;&quot;);&quot;[]&quot;;&quot;&quot;);&quot;{}&quot;;&quot;&quot;);&quot;&lt;&gt;&quot;;&quot;&quot;)" office:value-type="string" office:string-value="&lt;((([[{({(&lt;[&lt;{&gt;&gt;]&gt;&lt;[&lt;({" calcext:value-type="string">
            <text:p>&lt;((([[{({(&lt;[&lt;{&gt;&gt;]&gt;&lt;[&lt;({</text:p>
          </table:table-cell>
          <table:table-cell table:style-name="ce2" table:formula="of:=SUBSTITUTE(SUBSTITUTE(SUBSTITUTE(SUBSTITUTE([.U88];&quot;()&quot;;&quot;&quot;);&quot;[]&quot;;&quot;&quot;);&quot;{}&quot;;&quot;&quot;);&quot;&lt;&gt;&quot;;&quot;&quot;)" office:value-type="string" office:string-value="&lt;((([[{({(&lt;[&lt;{&gt;&gt;]&gt;&lt;[&lt;({" calcext:value-type="string">
            <text:p>&lt;((([[{({(&lt;[&lt;{&gt;&gt;]&gt;&lt;[&lt;({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88]; MIN(IFERROR(TRANSPOSE(FIND([$Reference.$A$5:.$A$8];[.V88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88]);CONCATENATE(MID([.V88];LEN([.V88])-ROW(INDIRECT(&quot;1:&quot;&amp;LEN([.V88])))+1;1));)" office:value-type="float" office:value="0" calcext:value-type="float">
            <text:p>0</text:p>
          </table:table-cell>
          <table:table-cell table:style-name="ce8" table:formula="of:=SUBSTITUTE(SUBSTITUTE(SUBSTITUTE(SUBSTITUTE([.Z88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88&amp;&quot;&quot;&quot;&quot;,&quot;&quot;(?s)(.{1})&quot;&quot;,&quot;&quot;$1&quot;&quot;&amp;CHAR(127)),&quot;&quot;'&quot;&quot;,&quot;&quot;''&quot;&quot;),CHAR(127)),)&quot;);&quot;&quot;)">
            <text:p/>
          </table:table-cell>
          <table:table-cell table:style-name="ce9" table:number-columns-repeated="1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88]));([.AT88]*5)+IFERROR(INDEX( [$Reference.$D$5:.$D$8];MATCH( [.AB88]; [$Reference.$A$5:.$A$8];0);0););[.AT8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C88]));([.AU88]*5)+IFERROR(INDEX( [$Reference.$D$5:.$D$8];MATCH( [.AC88]; [$Reference.$A$5:.$A$8];0);0););[.AU8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D88]));([.AV88]*5)+IFERROR(INDEX( [$Reference.$D$5:.$D$8];MATCH( [.AD88]; [$Reference.$A$5:.$A$8];0);0););[.AV8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E88]));([.AW88]*5)+IFERROR(INDEX( [$Reference.$D$5:.$D$8];MATCH( [.AE88]; [$Reference.$A$5:.$A$8];0);0););[.AW8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F88]));([.AX88]*5)+IFERROR(INDEX( [$Reference.$D$5:.$D$8];MATCH( [.AF88]; [$Reference.$A$5:.$A$8];0);0););[.AX8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G88]));([.AY88]*5)+IFERROR(INDEX( [$Reference.$D$5:.$D$8];MATCH( [.AG88]; [$Reference.$A$5:.$A$8];0);0););[.AY8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H88]));([.AZ88]*5)+IFERROR(INDEX( [$Reference.$D$5:.$D$8];MATCH( [.AH88]; [$Reference.$A$5:.$A$8];0);0););[.AZ8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I88]));([.BA88]*5)+IFERROR(INDEX( [$Reference.$D$5:.$D$8];MATCH( [.AI88]; [$Reference.$A$5:.$A$8];0);0););[.BA8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J88]));([.BB88]*5)+IFERROR(INDEX( [$Reference.$D$5:.$D$8];MATCH( [.AJ88]; [$Reference.$A$5:.$A$8];0);0););[.BB8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K88]));([.BC88]*5)+IFERROR(INDEX( [$Reference.$D$5:.$D$8];MATCH( [.AK88]; [$Reference.$A$5:.$A$8];0);0););[.BC8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L88]));([.BD88]*5)+IFERROR(INDEX( [$Reference.$D$5:.$D$8];MATCH( [.AL88]; [$Reference.$A$5:.$A$8];0);0););[.BD8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M88]));([.BE88]*5)+IFERROR(INDEX( [$Reference.$D$5:.$D$8];MATCH( [.AM88]; [$Reference.$A$5:.$A$8];0);0););[.BE8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N88]));([.BF88]*5)+IFERROR(INDEX( [$Reference.$D$5:.$D$8];MATCH( [.AN88]; [$Reference.$A$5:.$A$8];0);0););[.BF8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O88]));([.BG88]*5)+IFERROR(INDEX( [$Reference.$D$5:.$D$8];MATCH( [.AO88]; [$Reference.$A$5:.$A$8];0);0););[.BG8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P88]));([.BH88]*5)+IFERROR(INDEX( [$Reference.$D$5:.$D$8];MATCH( [.AP88]; [$Reference.$A$5:.$A$8];0);0););[.BH8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Q88]));([.BI88]*5)+IFERROR(INDEX( [$Reference.$D$5:.$D$8];MATCH( [.AQ88]; [$Reference.$A$5:.$A$8];0);0););[.BI8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R88]));([.BJ88]*5)+IFERROR(INDEX( [$Reference.$D$5:.$D$8];MATCH( [.AR88]; [$Reference.$A$5:.$A$8];0);0););[.BJ8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S88]));([.BK88]*5)+IFERROR(INDEX( [$Reference.$D$5:.$D$8];MATCH( [.AS88]; [$Reference.$A$5:.$A$8];0);0););[.BK88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[{&lt;{(&lt;{[((&lt;{&lt;{{}[]}({}{})&gt;{({}[])[&lt;&gt;[]]}}{({[]()}){[{}()]&lt;()&gt;}}&gt;&lt;&lt;([[]]{&lt;&gt;&lt;&gt;}){[[]()](&lt;&gt;{})}&gt;{(&lt;(){}&gt;{[]</text:p>
          </table:table-cell>
          <table:table-cell table:style-name="ce2" table:formula="of:=SUBSTITUTE(SUBSTITUTE(SUBSTITUTE(SUBSTITUTE([.A89];&quot;()&quot;;&quot;&quot;);&quot;[]&quot;;&quot;&quot;);&quot;{}&quot;;&quot;&quot;);&quot;&lt;&gt;&quot;;&quot;&quot;)" office:value-type="string" office:string-value="[{&lt;{(&lt;{[((&lt;{&lt;{}()&gt;{()[]}}{(){[]}}&gt;&lt;&lt;([]{}){[]()}&gt;{({" calcext:value-type="string">
            <text:p>[{&lt;{(&lt;{[((&lt;{&lt;{}()&gt;{()[]}}{(){[]}}&gt;&lt;&lt;([]{}){[]()}&gt;{({</text:p>
          </table:table-cell>
          <table:table-cell table:style-name="ce2" table:formula="of:=SUBSTITUTE(SUBSTITUTE(SUBSTITUTE(SUBSTITUTE([.B89];&quot;()&quot;;&quot;&quot;);&quot;[]&quot;;&quot;&quot;);&quot;{}&quot;;&quot;&quot;);&quot;&lt;&gt;&quot;;&quot;&quot;)" office:value-type="string" office:string-value="[{&lt;{(&lt;{[((&lt;{}{}&gt;&lt;&lt;()&gt;{({" calcext:value-type="string">
            <text:p>[{&lt;{(&lt;{[((&lt;{}{}&gt;&lt;&lt;()&gt;{({</text:p>
          </table:table-cell>
          <table:table-cell table:style-name="ce2" table:formula="of:=SUBSTITUTE(SUBSTITUTE(SUBSTITUTE(SUBSTITUTE([.C89];&quot;()&quot;;&quot;&quot;);&quot;[]&quot;;&quot;&quot;);&quot;{}&quot;;&quot;&quot;);&quot;&lt;&gt;&quot;;&quot;&quot;)" office:value-type="string" office:string-value="[{&lt;{(&lt;{[((&lt;{({" calcext:value-type="string">
            <text:p>[{&lt;{(&lt;{[((&lt;{({</text:p>
          </table:table-cell>
          <table:table-cell table:style-name="ce2" table:formula="of:=SUBSTITUTE(SUBSTITUTE(SUBSTITUTE(SUBSTITUTE([.D89];&quot;()&quot;;&quot;&quot;);&quot;[]&quot;;&quot;&quot;);&quot;{}&quot;;&quot;&quot;);&quot;&lt;&gt;&quot;;&quot;&quot;)" office:value-type="string" office:string-value="[{&lt;{(&lt;{[((&lt;{({" calcext:value-type="string">
            <text:p>[{&lt;{(&lt;{[((&lt;{({</text:p>
          </table:table-cell>
          <table:table-cell table:style-name="ce2" table:formula="of:=SUBSTITUTE(SUBSTITUTE(SUBSTITUTE(SUBSTITUTE([.E89];&quot;()&quot;;&quot;&quot;);&quot;[]&quot;;&quot;&quot;);&quot;{}&quot;;&quot;&quot;);&quot;&lt;&gt;&quot;;&quot;&quot;)" office:value-type="string" office:string-value="[{&lt;{(&lt;{[((&lt;{({" calcext:value-type="string">
            <text:p>[{&lt;{(&lt;{[((&lt;{({</text:p>
          </table:table-cell>
          <table:table-cell table:style-name="ce2" table:formula="of:=SUBSTITUTE(SUBSTITUTE(SUBSTITUTE(SUBSTITUTE([.F89];&quot;()&quot;;&quot;&quot;);&quot;[]&quot;;&quot;&quot;);&quot;{}&quot;;&quot;&quot;);&quot;&lt;&gt;&quot;;&quot;&quot;)" office:value-type="string" office:string-value="[{&lt;{(&lt;{[((&lt;{({" calcext:value-type="string">
            <text:p>[{&lt;{(&lt;{[((&lt;{({</text:p>
          </table:table-cell>
          <table:table-cell table:style-name="ce2" table:formula="of:=SUBSTITUTE(SUBSTITUTE(SUBSTITUTE(SUBSTITUTE([.G89];&quot;()&quot;;&quot;&quot;);&quot;[]&quot;;&quot;&quot;);&quot;{}&quot;;&quot;&quot;);&quot;&lt;&gt;&quot;;&quot;&quot;)" office:value-type="string" office:string-value="[{&lt;{(&lt;{[((&lt;{({" calcext:value-type="string">
            <text:p>[{&lt;{(&lt;{[((&lt;{({</text:p>
          </table:table-cell>
          <table:table-cell table:style-name="ce2" table:formula="of:=SUBSTITUTE(SUBSTITUTE(SUBSTITUTE(SUBSTITUTE([.H89];&quot;()&quot;;&quot;&quot;);&quot;[]&quot;;&quot;&quot;);&quot;{}&quot;;&quot;&quot;);&quot;&lt;&gt;&quot;;&quot;&quot;)" office:value-type="string" office:string-value="[{&lt;{(&lt;{[((&lt;{({" calcext:value-type="string">
            <text:p>[{&lt;{(&lt;{[((&lt;{({</text:p>
          </table:table-cell>
          <table:table-cell table:style-name="ce2" table:formula="of:=SUBSTITUTE(SUBSTITUTE(SUBSTITUTE(SUBSTITUTE([.I89];&quot;()&quot;;&quot;&quot;);&quot;[]&quot;;&quot;&quot;);&quot;{}&quot;;&quot;&quot;);&quot;&lt;&gt;&quot;;&quot;&quot;)" office:value-type="string" office:string-value="[{&lt;{(&lt;{[((&lt;{({" calcext:value-type="string">
            <text:p>[{&lt;{(&lt;{[((&lt;{({</text:p>
          </table:table-cell>
          <table:table-cell table:style-name="ce2" table:formula="of:=SUBSTITUTE(SUBSTITUTE(SUBSTITUTE(SUBSTITUTE([.J89];&quot;()&quot;;&quot;&quot;);&quot;[]&quot;;&quot;&quot;);&quot;{}&quot;;&quot;&quot;);&quot;&lt;&gt;&quot;;&quot;&quot;)" office:value-type="string" office:string-value="[{&lt;{(&lt;{[((&lt;{({" calcext:value-type="string">
            <text:p>[{&lt;{(&lt;{[((&lt;{({</text:p>
          </table:table-cell>
          <table:table-cell table:style-name="ce2" table:formula="of:=SUBSTITUTE(SUBSTITUTE(SUBSTITUTE(SUBSTITUTE([.K89];&quot;()&quot;;&quot;&quot;);&quot;[]&quot;;&quot;&quot;);&quot;{}&quot;;&quot;&quot;);&quot;&lt;&gt;&quot;;&quot;&quot;)" office:value-type="string" office:string-value="[{&lt;{(&lt;{[((&lt;{({" calcext:value-type="string">
            <text:p>[{&lt;{(&lt;{[((&lt;{({</text:p>
          </table:table-cell>
          <table:table-cell table:style-name="ce2" table:formula="of:=SUBSTITUTE(SUBSTITUTE(SUBSTITUTE(SUBSTITUTE([.L89];&quot;()&quot;;&quot;&quot;);&quot;[]&quot;;&quot;&quot;);&quot;{}&quot;;&quot;&quot;);&quot;&lt;&gt;&quot;;&quot;&quot;)" office:value-type="string" office:string-value="[{&lt;{(&lt;{[((&lt;{({" calcext:value-type="string">
            <text:p>[{&lt;{(&lt;{[((&lt;{({</text:p>
          </table:table-cell>
          <table:table-cell table:style-name="ce2" table:formula="of:=SUBSTITUTE(SUBSTITUTE(SUBSTITUTE(SUBSTITUTE([.M89];&quot;()&quot;;&quot;&quot;);&quot;[]&quot;;&quot;&quot;);&quot;{}&quot;;&quot;&quot;);&quot;&lt;&gt;&quot;;&quot;&quot;)" office:value-type="string" office:string-value="[{&lt;{(&lt;{[((&lt;{({" calcext:value-type="string">
            <text:p>[{&lt;{(&lt;{[((&lt;{({</text:p>
          </table:table-cell>
          <table:table-cell table:style-name="ce2" table:formula="of:=SUBSTITUTE(SUBSTITUTE(SUBSTITUTE(SUBSTITUTE([.N89];&quot;()&quot;;&quot;&quot;);&quot;[]&quot;;&quot;&quot;);&quot;{}&quot;;&quot;&quot;);&quot;&lt;&gt;&quot;;&quot;&quot;)" office:value-type="string" office:string-value="[{&lt;{(&lt;{[((&lt;{({" calcext:value-type="string">
            <text:p>[{&lt;{(&lt;{[((&lt;{({</text:p>
          </table:table-cell>
          <table:table-cell table:style-name="ce2" table:formula="of:=SUBSTITUTE(SUBSTITUTE(SUBSTITUTE(SUBSTITUTE([.O89];&quot;()&quot;;&quot;&quot;);&quot;[]&quot;;&quot;&quot;);&quot;{}&quot;;&quot;&quot;);&quot;&lt;&gt;&quot;;&quot;&quot;)" office:value-type="string" office:string-value="[{&lt;{(&lt;{[((&lt;{({" calcext:value-type="string">
            <text:p>[{&lt;{(&lt;{[((&lt;{({</text:p>
          </table:table-cell>
          <table:table-cell table:style-name="ce2" table:formula="of:=SUBSTITUTE(SUBSTITUTE(SUBSTITUTE(SUBSTITUTE([.P89];&quot;()&quot;;&quot;&quot;);&quot;[]&quot;;&quot;&quot;);&quot;{}&quot;;&quot;&quot;);&quot;&lt;&gt;&quot;;&quot;&quot;)" office:value-type="string" office:string-value="[{&lt;{(&lt;{[((&lt;{({" calcext:value-type="string">
            <text:p>[{&lt;{(&lt;{[((&lt;{({</text:p>
          </table:table-cell>
          <table:table-cell table:style-name="ce2" table:formula="of:=SUBSTITUTE(SUBSTITUTE(SUBSTITUTE(SUBSTITUTE([.Q89];&quot;()&quot;;&quot;&quot;);&quot;[]&quot;;&quot;&quot;);&quot;{}&quot;;&quot;&quot;);&quot;&lt;&gt;&quot;;&quot;&quot;)" office:value-type="string" office:string-value="[{&lt;{(&lt;{[((&lt;{({" calcext:value-type="string">
            <text:p>[{&lt;{(&lt;{[((&lt;{({</text:p>
          </table:table-cell>
          <table:table-cell table:style-name="ce2" table:formula="of:=SUBSTITUTE(SUBSTITUTE(SUBSTITUTE(SUBSTITUTE([.R89];&quot;()&quot;;&quot;&quot;);&quot;[]&quot;;&quot;&quot;);&quot;{}&quot;;&quot;&quot;);&quot;&lt;&gt;&quot;;&quot;&quot;)" office:value-type="string" office:string-value="[{&lt;{(&lt;{[((&lt;{({" calcext:value-type="string">
            <text:p>[{&lt;{(&lt;{[((&lt;{({</text:p>
          </table:table-cell>
          <table:table-cell table:style-name="ce2" table:formula="of:=SUBSTITUTE(SUBSTITUTE(SUBSTITUTE(SUBSTITUTE([.S89];&quot;()&quot;;&quot;&quot;);&quot;[]&quot;;&quot;&quot;);&quot;{}&quot;;&quot;&quot;);&quot;&lt;&gt;&quot;;&quot;&quot;)" office:value-type="string" office:string-value="[{&lt;{(&lt;{[((&lt;{({" calcext:value-type="string">
            <text:p>[{&lt;{(&lt;{[((&lt;{({</text:p>
          </table:table-cell>
          <table:table-cell table:style-name="ce2" table:formula="of:=SUBSTITUTE(SUBSTITUTE(SUBSTITUTE(SUBSTITUTE([.T89];&quot;()&quot;;&quot;&quot;);&quot;[]&quot;;&quot;&quot;);&quot;{}&quot;;&quot;&quot;);&quot;&lt;&gt;&quot;;&quot;&quot;)" office:value-type="string" office:string-value="[{&lt;{(&lt;{[((&lt;{({" calcext:value-type="string">
            <text:p>[{&lt;{(&lt;{[((&lt;{({</text:p>
          </table:table-cell>
          <table:table-cell table:style-name="ce2" table:formula="of:=SUBSTITUTE(SUBSTITUTE(SUBSTITUTE(SUBSTITUTE([.U89];&quot;()&quot;;&quot;&quot;);&quot;[]&quot;;&quot;&quot;);&quot;{}&quot;;&quot;&quot;);&quot;&lt;&gt;&quot;;&quot;&quot;)" office:value-type="string" office:string-value="[{&lt;{(&lt;{[((&lt;{({" calcext:value-type="string">
            <text:p>[{&lt;{(&lt;{[((&lt;{({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89]; MIN(IFERROR(TRANSPOSE(FIND([$Reference.$A$5:.$A$8];[.V89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89]);CONCATENATE(MID([.V89];LEN([.V89])-ROW(INDIRECT(&quot;1:&quot;&amp;LEN([.V89])))+1;1));)" office:value-type="float" office:value="0" calcext:value-type="float">
            <text:p>0</text:p>
          </table:table-cell>
          <table:table-cell table:style-name="ce8" table:formula="of:=SUBSTITUTE(SUBSTITUTE(SUBSTITUTE(SUBSTITUTE([.Z89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89&amp;&quot;&quot;&quot;&quot;,&quot;&quot;(?s)(.{1})&quot;&quot;,&quot;&quot;$1&quot;&quot;&amp;CHAR(127)),&quot;&quot;'&quot;&quot;,&quot;&quot;''&quot;&quot;),CHAR(127)),)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number-columns-repeated="4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89]));([.AT89]*5)+IFERROR(INDEX( [$Reference.$D$5:.$D$8];MATCH( [.AB89]; [$Reference.$A$5:.$A$8];0);0););[.AT89])" office:value-type="float" office:value="3" calcext:value-type="float">
            <text:p>3</text:p>
          </table:table-cell>
          <table:table-cell table:style-name="ce9" table:number-matrix-columns-spanned="1" table:number-matrix-rows-spanned="1" table:formula="of:=IF(NOT(ISBLANK([.AC89]));([.AU89]*5)+IFERROR(INDEX( [$Reference.$D$5:.$D$8];MATCH( [.AC89]; [$Reference.$A$5:.$A$8];0);0););[.AU89])" office:value-type="float" office:value="16" calcext:value-type="float">
            <text:p>16</text:p>
          </table:table-cell>
          <table:table-cell table:style-name="ce9" table:number-matrix-columns-spanned="1" table:number-matrix-rows-spanned="1" table:formula="of:=IF(NOT(ISBLANK([.AD89]));([.AV89]*5)+IFERROR(INDEX( [$Reference.$D$5:.$D$8];MATCH( [.AD89]; [$Reference.$A$5:.$A$8];0);0););[.AV89])" office:value-type="float" office:value="83" calcext:value-type="float">
            <text:p>83</text:p>
          </table:table-cell>
          <table:table-cell table:style-name="ce9" table:number-matrix-columns-spanned="1" table:number-matrix-rows-spanned="1" table:formula="of:=IF(NOT(ISBLANK([.AE89]));([.AW89]*5)+IFERROR(INDEX( [$Reference.$D$5:.$D$8];MATCH( [.AE89]; [$Reference.$A$5:.$A$8];0);0););[.AW89])" office:value-type="float" office:value="419" calcext:value-type="float">
            <text:p>419</text:p>
          </table:table-cell>
          <table:table-cell table:style-name="ce9" table:number-matrix-columns-spanned="1" table:number-matrix-rows-spanned="1" table:formula="of:=IF(NOT(ISBLANK([.AF89]));([.AX89]*5)+IFERROR(INDEX( [$Reference.$D$5:.$D$8];MATCH( [.AF89]; [$Reference.$A$5:.$A$8];0);0););[.AX89])" office:value-type="float" office:value="2096" calcext:value-type="float">
            <text:p>2096</text:p>
          </table:table-cell>
          <table:table-cell table:style-name="ce9" table:number-matrix-columns-spanned="1" table:number-matrix-rows-spanned="1" table:formula="of:=IF(NOT(ISBLANK([.AG89]));([.AY89]*5)+IFERROR(INDEX( [$Reference.$D$5:.$D$8];MATCH( [.AG89]; [$Reference.$A$5:.$A$8];0);0););[.AY89])" office:value-type="float" office:value="10481" calcext:value-type="float">
            <text:p>10481</text:p>
          </table:table-cell>
          <table:table-cell table:style-name="ce9" table:number-matrix-columns-spanned="1" table:number-matrix-rows-spanned="1" table:formula="of:=IF(NOT(ISBLANK([.AH89]));([.AZ89]*5)+IFERROR(INDEX( [$Reference.$D$5:.$D$8];MATCH( [.AH89]; [$Reference.$A$5:.$A$8];0);0););[.AZ89])" office:value-type="float" office:value="52407" calcext:value-type="float">
            <text:p>52407</text:p>
          </table:table-cell>
          <table:table-cell table:style-name="ce9" table:number-matrix-columns-spanned="1" table:number-matrix-rows-spanned="1" table:formula="of:=IF(NOT(ISBLANK([.AI89]));([.BA89]*5)+IFERROR(INDEX( [$Reference.$D$5:.$D$8];MATCH( [.AI89]; [$Reference.$A$5:.$A$8];0);0););[.BA89])" office:value-type="float" office:value="262038" calcext:value-type="float">
            <text:p>262038</text:p>
          </table:table-cell>
          <table:table-cell table:style-name="ce9" table:number-matrix-columns-spanned="1" table:number-matrix-rows-spanned="1" table:formula="of:=IF(NOT(ISBLANK([.AJ89]));([.BB89]*5)+IFERROR(INDEX( [$Reference.$D$5:.$D$8];MATCH( [.AJ89]; [$Reference.$A$5:.$A$8];0);0););[.BB89])" office:value-type="float" office:value="1310194" calcext:value-type="float">
            <text:p>1310194</text:p>
          </table:table-cell>
          <table:table-cell table:style-name="ce9" table:number-matrix-columns-spanned="1" table:number-matrix-rows-spanned="1" table:formula="of:=IF(NOT(ISBLANK([.AK89]));([.BC89]*5)+IFERROR(INDEX( [$Reference.$D$5:.$D$8];MATCH( [.AK89]; [$Reference.$A$5:.$A$8];0);0););[.BC89])" office:value-type="float" office:value="6550971" calcext:value-type="float">
            <text:p>6550971</text:p>
          </table:table-cell>
          <table:table-cell table:style-name="ce9" table:number-matrix-columns-spanned="1" table:number-matrix-rows-spanned="1" table:formula="of:=IF(NOT(ISBLANK([.AL89]));([.BD89]*5)+IFERROR(INDEX( [$Reference.$D$5:.$D$8];MATCH( [.AL89]; [$Reference.$A$5:.$A$8];0);0););[.BD89])" office:value-type="float" office:value="32754858" calcext:value-type="float">
            <text:p>32754858</text:p>
          </table:table-cell>
          <table:table-cell table:style-name="ce9" table:number-matrix-columns-spanned="1" table:number-matrix-rows-spanned="1" table:formula="of:=IF(NOT(ISBLANK([.AM89]));([.BE89]*5)+IFERROR(INDEX( [$Reference.$D$5:.$D$8];MATCH( [.AM89]; [$Reference.$A$5:.$A$8];0);0););[.BE89])" office:value-type="float" office:value="163774294" calcext:value-type="float">
            <text:p>163774294</text:p>
          </table:table-cell>
          <table:table-cell table:style-name="ce9" table:number-matrix-columns-spanned="1" table:number-matrix-rows-spanned="1" table:formula="of:=IF(NOT(ISBLANK([.AN89]));([.BF89]*5)+IFERROR(INDEX( [$Reference.$D$5:.$D$8];MATCH( [.AN89]; [$Reference.$A$5:.$A$8];0);0););[.BF89])" office:value-type="float" office:value="818871473" calcext:value-type="float">
            <text:p>818871473</text:p>
          </table:table-cell>
          <table:table-cell table:style-name="ce9" table:number-matrix-columns-spanned="1" table:number-matrix-rows-spanned="1" table:formula="of:=IF(NOT(ISBLANK([.AO89]));([.BG89]*5)+IFERROR(INDEX( [$Reference.$D$5:.$D$8];MATCH( [.AO89]; [$Reference.$A$5:.$A$8];0);0););[.BG89])" office:value-type="float" office:value="4094357367" calcext:value-type="float">
            <text:p>4094357367</text:p>
          </table:table-cell>
          <table:table-cell table:style-name="ce9" table:number-matrix-columns-spanned="1" table:number-matrix-rows-spanned="1" table:formula="of:=IF(NOT(ISBLANK([.AP89]));([.BH89]*5)+IFERROR(INDEX( [$Reference.$D$5:.$D$8];MATCH( [.AP89]; [$Reference.$A$5:.$A$8];0);0););[.BH89])" office:value-type="float" office:value="4094357367" calcext:value-type="float">
            <text:p>4094357367</text:p>
          </table:table-cell>
          <table:table-cell table:style-name="ce9" table:number-matrix-columns-spanned="1" table:number-matrix-rows-spanned="1" table:formula="of:=IF(NOT(ISBLANK([.AQ89]));([.BI89]*5)+IFERROR(INDEX( [$Reference.$D$5:.$D$8];MATCH( [.AQ89]; [$Reference.$A$5:.$A$8];0);0););[.BI89])" office:value-type="float" office:value="4094357367" calcext:value-type="float">
            <text:p>4094357367</text:p>
          </table:table-cell>
          <table:table-cell table:style-name="ce9" table:number-matrix-columns-spanned="1" table:number-matrix-rows-spanned="1" table:formula="of:=IF(NOT(ISBLANK([.AR89]));([.BJ89]*5)+IFERROR(INDEX( [$Reference.$D$5:.$D$8];MATCH( [.AR89]; [$Reference.$A$5:.$A$8];0);0););[.BJ89])" office:value-type="float" office:value="4094357367" calcext:value-type="float">
            <text:p>4094357367</text:p>
          </table:table-cell>
          <table:table-cell table:style-name="ce9" table:number-matrix-columns-spanned="1" table:number-matrix-rows-spanned="1" table:formula="of:=IF(NOT(ISBLANK([.AS89]));([.BK89]*5)+IFERROR(INDEX( [$Reference.$D$5:.$D$8];MATCH( [.AS89]; [$Reference.$A$5:.$A$8];0);0););[.BK89])" office:value-type="float" office:value="4094357367" calcext:value-type="float">
            <text:p>4094357367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&lt;&lt;([{(&lt;&lt;(([{[{&lt;&gt;&lt;&gt;}&lt;{}&lt;&gt;&gt;][[()&lt;&gt;]]}([(()[])[[]()]}&lt;&lt;&lt;&gt;{}&gt;{(){}}&gt;)])[(&lt;&lt;{()()}&gt;&lt;[()[]]{&lt;&gt;()}&gt;&gt;&lt;(([]{})</text:p>
          </table:table-cell>
          <table:table-cell table:style-name="ce2" table:formula="of:=SUBSTITUTE(SUBSTITUTE(SUBSTITUTE(SUBSTITUTE([.A90];&quot;()&quot;;&quot;&quot;);&quot;[]&quot;;&quot;&quot;);&quot;{}&quot;;&quot;&quot;);&quot;&lt;&gt;&quot;;&quot;&quot;)" office:value-type="string" office:string-value="&lt;&lt;([{(&lt;&lt;(([{[{}&lt;&gt;][[]]}([()[]}&lt;&lt;&gt;{}&gt;)])[(&lt;&lt;[]{}&gt;&gt;&lt;(()" calcext:value-type="string">
            <text:p>&lt;&lt;([{(&lt;&lt;(([{[{}&lt;&gt;][[]]}([()[]}&lt;&lt;&gt;{}&gt;)])[(&lt;&lt;[]{}&gt;&gt;&lt;(()</text:p>
          </table:table-cell>
          <table:table-cell table:style-name="ce2" table:formula="of:=SUBSTITUTE(SUBSTITUTE(SUBSTITUTE(SUBSTITUTE([.B90];&quot;()&quot;;&quot;&quot;);&quot;[]&quot;;&quot;&quot;);&quot;{}&quot;;&quot;&quot;);&quot;&lt;&gt;&quot;;&quot;&quot;)" office:value-type="string" office:string-value="&lt;&lt;([{(&lt;&lt;(([{[][]}([}&lt;&gt;)])[(&lt;&gt;&lt;(" calcext:value-type="string">
            <text:p>&lt;&lt;([{(&lt;&lt;(([{[][]}([}&lt;&gt;)])[(&lt;&gt;&lt;(</text:p>
          </table:table-cell>
          <table:table-cell table:style-name="ce2" table:formula="of:=SUBSTITUTE(SUBSTITUTE(SUBSTITUTE(SUBSTITUTE([.C90];&quot;()&quot;;&quot;&quot;);&quot;[]&quot;;&quot;&quot;);&quot;{}&quot;;&quot;&quot;);&quot;&lt;&gt;&quot;;&quot;&quot;)" office:value-type="string" office:string-value="&lt;&lt;([{(&lt;&lt;(([([})])[(&lt;(" calcext:value-type="string">
            <text:p>&lt;&lt;([{(&lt;&lt;(([([})])[(&lt;(</text:p>
          </table:table-cell>
          <table:table-cell table:style-name="ce2" table:formula="of:=SUBSTITUTE(SUBSTITUTE(SUBSTITUTE(SUBSTITUTE([.D90];&quot;()&quot;;&quot;&quot;);&quot;[]&quot;;&quot;&quot;);&quot;{}&quot;;&quot;&quot;);&quot;&lt;&gt;&quot;;&quot;&quot;)" office:value-type="string" office:string-value="&lt;&lt;([{(&lt;&lt;(([([})])[(&lt;(" calcext:value-type="string">
            <text:p>&lt;&lt;([{(&lt;&lt;(([([})])[(&lt;(</text:p>
          </table:table-cell>
          <table:table-cell table:style-name="ce2" table:formula="of:=SUBSTITUTE(SUBSTITUTE(SUBSTITUTE(SUBSTITUTE([.E90];&quot;()&quot;;&quot;&quot;);&quot;[]&quot;;&quot;&quot;);&quot;{}&quot;;&quot;&quot;);&quot;&lt;&gt;&quot;;&quot;&quot;)" office:value-type="string" office:string-value="&lt;&lt;([{(&lt;&lt;(([([})])[(&lt;(" calcext:value-type="string">
            <text:p>&lt;&lt;([{(&lt;&lt;(([([})])[(&lt;(</text:p>
          </table:table-cell>
          <table:table-cell table:style-name="ce2" table:formula="of:=SUBSTITUTE(SUBSTITUTE(SUBSTITUTE(SUBSTITUTE([.F90];&quot;()&quot;;&quot;&quot;);&quot;[]&quot;;&quot;&quot;);&quot;{}&quot;;&quot;&quot;);&quot;&lt;&gt;&quot;;&quot;&quot;)" office:value-type="string" office:string-value="&lt;&lt;([{(&lt;&lt;(([([})])[(&lt;(" calcext:value-type="string">
            <text:p>&lt;&lt;([{(&lt;&lt;(([([})])[(&lt;(</text:p>
          </table:table-cell>
          <table:table-cell table:style-name="ce2" table:formula="of:=SUBSTITUTE(SUBSTITUTE(SUBSTITUTE(SUBSTITUTE([.G90];&quot;()&quot;;&quot;&quot;);&quot;[]&quot;;&quot;&quot;);&quot;{}&quot;;&quot;&quot;);&quot;&lt;&gt;&quot;;&quot;&quot;)" office:value-type="string" office:string-value="&lt;&lt;([{(&lt;&lt;(([([})])[(&lt;(" calcext:value-type="string">
            <text:p>&lt;&lt;([{(&lt;&lt;(([([})])[(&lt;(</text:p>
          </table:table-cell>
          <table:table-cell table:style-name="ce2" table:formula="of:=SUBSTITUTE(SUBSTITUTE(SUBSTITUTE(SUBSTITUTE([.H90];&quot;()&quot;;&quot;&quot;);&quot;[]&quot;;&quot;&quot;);&quot;{}&quot;;&quot;&quot;);&quot;&lt;&gt;&quot;;&quot;&quot;)" office:value-type="string" office:string-value="&lt;&lt;([{(&lt;&lt;(([([})])[(&lt;(" calcext:value-type="string">
            <text:p>&lt;&lt;([{(&lt;&lt;(([([})])[(&lt;(</text:p>
          </table:table-cell>
          <table:table-cell table:style-name="ce2" table:formula="of:=SUBSTITUTE(SUBSTITUTE(SUBSTITUTE(SUBSTITUTE([.I90];&quot;()&quot;;&quot;&quot;);&quot;[]&quot;;&quot;&quot;);&quot;{}&quot;;&quot;&quot;);&quot;&lt;&gt;&quot;;&quot;&quot;)" office:value-type="string" office:string-value="&lt;&lt;([{(&lt;&lt;(([([})])[(&lt;(" calcext:value-type="string">
            <text:p>&lt;&lt;([{(&lt;&lt;(([([})])[(&lt;(</text:p>
          </table:table-cell>
          <table:table-cell table:style-name="ce2" table:formula="of:=SUBSTITUTE(SUBSTITUTE(SUBSTITUTE(SUBSTITUTE([.J90];&quot;()&quot;;&quot;&quot;);&quot;[]&quot;;&quot;&quot;);&quot;{}&quot;;&quot;&quot;);&quot;&lt;&gt;&quot;;&quot;&quot;)" office:value-type="string" office:string-value="&lt;&lt;([{(&lt;&lt;(([([})])[(&lt;(" calcext:value-type="string">
            <text:p>&lt;&lt;([{(&lt;&lt;(([([})])[(&lt;(</text:p>
          </table:table-cell>
          <table:table-cell table:style-name="ce2" table:formula="of:=SUBSTITUTE(SUBSTITUTE(SUBSTITUTE(SUBSTITUTE([.K90];&quot;()&quot;;&quot;&quot;);&quot;[]&quot;;&quot;&quot;);&quot;{}&quot;;&quot;&quot;);&quot;&lt;&gt;&quot;;&quot;&quot;)" office:value-type="string" office:string-value="&lt;&lt;([{(&lt;&lt;(([([})])[(&lt;(" calcext:value-type="string">
            <text:p>&lt;&lt;([{(&lt;&lt;(([([})])[(&lt;(</text:p>
          </table:table-cell>
          <table:table-cell table:style-name="ce2" table:formula="of:=SUBSTITUTE(SUBSTITUTE(SUBSTITUTE(SUBSTITUTE([.L90];&quot;()&quot;;&quot;&quot;);&quot;[]&quot;;&quot;&quot;);&quot;{}&quot;;&quot;&quot;);&quot;&lt;&gt;&quot;;&quot;&quot;)" office:value-type="string" office:string-value="&lt;&lt;([{(&lt;&lt;(([([})])[(&lt;(" calcext:value-type="string">
            <text:p>&lt;&lt;([{(&lt;&lt;(([([})])[(&lt;(</text:p>
          </table:table-cell>
          <table:table-cell table:style-name="ce2" table:formula="of:=SUBSTITUTE(SUBSTITUTE(SUBSTITUTE(SUBSTITUTE([.M90];&quot;()&quot;;&quot;&quot;);&quot;[]&quot;;&quot;&quot;);&quot;{}&quot;;&quot;&quot;);&quot;&lt;&gt;&quot;;&quot;&quot;)" office:value-type="string" office:string-value="&lt;&lt;([{(&lt;&lt;(([([})])[(&lt;(" calcext:value-type="string">
            <text:p>&lt;&lt;([{(&lt;&lt;(([([})])[(&lt;(</text:p>
          </table:table-cell>
          <table:table-cell table:style-name="ce2" table:formula="of:=SUBSTITUTE(SUBSTITUTE(SUBSTITUTE(SUBSTITUTE([.N90];&quot;()&quot;;&quot;&quot;);&quot;[]&quot;;&quot;&quot;);&quot;{}&quot;;&quot;&quot;);&quot;&lt;&gt;&quot;;&quot;&quot;)" office:value-type="string" office:string-value="&lt;&lt;([{(&lt;&lt;(([([})])[(&lt;(" calcext:value-type="string">
            <text:p>&lt;&lt;([{(&lt;&lt;(([([})])[(&lt;(</text:p>
          </table:table-cell>
          <table:table-cell table:style-name="ce2" table:formula="of:=SUBSTITUTE(SUBSTITUTE(SUBSTITUTE(SUBSTITUTE([.O90];&quot;()&quot;;&quot;&quot;);&quot;[]&quot;;&quot;&quot;);&quot;{}&quot;;&quot;&quot;);&quot;&lt;&gt;&quot;;&quot;&quot;)" office:value-type="string" office:string-value="&lt;&lt;([{(&lt;&lt;(([([})])[(&lt;(" calcext:value-type="string">
            <text:p>&lt;&lt;([{(&lt;&lt;(([([})])[(&lt;(</text:p>
          </table:table-cell>
          <table:table-cell table:style-name="ce2" table:formula="of:=SUBSTITUTE(SUBSTITUTE(SUBSTITUTE(SUBSTITUTE([.P90];&quot;()&quot;;&quot;&quot;);&quot;[]&quot;;&quot;&quot;);&quot;{}&quot;;&quot;&quot;);&quot;&lt;&gt;&quot;;&quot;&quot;)" office:value-type="string" office:string-value="&lt;&lt;([{(&lt;&lt;(([([})])[(&lt;(" calcext:value-type="string">
            <text:p>&lt;&lt;([{(&lt;&lt;(([([})])[(&lt;(</text:p>
          </table:table-cell>
          <table:table-cell table:style-name="ce2" table:formula="of:=SUBSTITUTE(SUBSTITUTE(SUBSTITUTE(SUBSTITUTE([.Q90];&quot;()&quot;;&quot;&quot;);&quot;[]&quot;;&quot;&quot;);&quot;{}&quot;;&quot;&quot;);&quot;&lt;&gt;&quot;;&quot;&quot;)" office:value-type="string" office:string-value="&lt;&lt;([{(&lt;&lt;(([([})])[(&lt;(" calcext:value-type="string">
            <text:p>&lt;&lt;([{(&lt;&lt;(([([})])[(&lt;(</text:p>
          </table:table-cell>
          <table:table-cell table:style-name="ce2" table:formula="of:=SUBSTITUTE(SUBSTITUTE(SUBSTITUTE(SUBSTITUTE([.R90];&quot;()&quot;;&quot;&quot;);&quot;[]&quot;;&quot;&quot;);&quot;{}&quot;;&quot;&quot;);&quot;&lt;&gt;&quot;;&quot;&quot;)" office:value-type="string" office:string-value="&lt;&lt;([{(&lt;&lt;(([([})])[(&lt;(" calcext:value-type="string">
            <text:p>&lt;&lt;([{(&lt;&lt;(([([})])[(&lt;(</text:p>
          </table:table-cell>
          <table:table-cell table:style-name="ce2" table:formula="of:=SUBSTITUTE(SUBSTITUTE(SUBSTITUTE(SUBSTITUTE([.S90];&quot;()&quot;;&quot;&quot;);&quot;[]&quot;;&quot;&quot;);&quot;{}&quot;;&quot;&quot;);&quot;&lt;&gt;&quot;;&quot;&quot;)" office:value-type="string" office:string-value="&lt;&lt;([{(&lt;&lt;(([([})])[(&lt;(" calcext:value-type="string">
            <text:p>&lt;&lt;([{(&lt;&lt;(([([})])[(&lt;(</text:p>
          </table:table-cell>
          <table:table-cell table:style-name="ce2" table:formula="of:=SUBSTITUTE(SUBSTITUTE(SUBSTITUTE(SUBSTITUTE([.T90];&quot;()&quot;;&quot;&quot;);&quot;[]&quot;;&quot;&quot;);&quot;{}&quot;;&quot;&quot;);&quot;&lt;&gt;&quot;;&quot;&quot;)" office:value-type="string" office:string-value="&lt;&lt;([{(&lt;&lt;(([([})])[(&lt;(" calcext:value-type="string">
            <text:p>&lt;&lt;([{(&lt;&lt;(([([})])[(&lt;(</text:p>
          </table:table-cell>
          <table:table-cell table:style-name="ce2" table:formula="of:=SUBSTITUTE(SUBSTITUTE(SUBSTITUTE(SUBSTITUTE([.U90];&quot;()&quot;;&quot;&quot;);&quot;[]&quot;;&quot;&quot;);&quot;{}&quot;;&quot;&quot;);&quot;&lt;&gt;&quot;;&quot;&quot;)" office:value-type="string" office:string-value="&lt;&lt;([{(&lt;&lt;(([([})])[(&lt;(" calcext:value-type="string">
            <text:p>&lt;&lt;([{(&lt;&lt;(([([})])[(&lt;(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90]; MIN(IFERROR(TRANSPOSE(FIND([$Reference.$A$5:.$A$8];[.V90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90]);CONCATENATE(MID([.V90];LEN([.V90])-ROW(INDIRECT(&quot;1:&quot;&amp;LEN([.V90])))+1;1));)" office:value-type="float" office:value="0" calcext:value-type="float">
            <text:p>0</text:p>
          </table:table-cell>
          <table:table-cell table:style-name="ce8" table:formula="of:=SUBSTITUTE(SUBSTITUTE(SUBSTITUTE(SUBSTITUTE([.Z90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90&amp;&quot;&quot;&quot;&quot;,&quot;&quot;(?s)(.{1})&quot;&quot;,&quot;&quot;$1&quot;&quot;&amp;CHAR(127)),&quot;&quot;'&quot;&quot;,&quot;&quot;''&quot;&quot;),CHAR(127)),)&quot;);&quot;&quot;)">
            <text:p/>
          </table:table-cell>
          <table:table-cell table:style-name="ce9" table:number-columns-repeated="1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90]));([.AT90]*5)+IFERROR(INDEX( [$Reference.$D$5:.$D$8];MATCH( [.AB90]; [$Reference.$A$5:.$A$8];0);0););[.AT9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C90]));([.AU90]*5)+IFERROR(INDEX( [$Reference.$D$5:.$D$8];MATCH( [.AC90]; [$Reference.$A$5:.$A$8];0);0););[.AU9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D90]));([.AV90]*5)+IFERROR(INDEX( [$Reference.$D$5:.$D$8];MATCH( [.AD90]; [$Reference.$A$5:.$A$8];0);0););[.AV9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E90]));([.AW90]*5)+IFERROR(INDEX( [$Reference.$D$5:.$D$8];MATCH( [.AE90]; [$Reference.$A$5:.$A$8];0);0););[.AW9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F90]));([.AX90]*5)+IFERROR(INDEX( [$Reference.$D$5:.$D$8];MATCH( [.AF90]; [$Reference.$A$5:.$A$8];0);0););[.AX9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G90]));([.AY90]*5)+IFERROR(INDEX( [$Reference.$D$5:.$D$8];MATCH( [.AG90]; [$Reference.$A$5:.$A$8];0);0););[.AY9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H90]));([.AZ90]*5)+IFERROR(INDEX( [$Reference.$D$5:.$D$8];MATCH( [.AH90]; [$Reference.$A$5:.$A$8];0);0););[.AZ9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I90]));([.BA90]*5)+IFERROR(INDEX( [$Reference.$D$5:.$D$8];MATCH( [.AI90]; [$Reference.$A$5:.$A$8];0);0););[.BA9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J90]));([.BB90]*5)+IFERROR(INDEX( [$Reference.$D$5:.$D$8];MATCH( [.AJ90]; [$Reference.$A$5:.$A$8];0);0););[.BB9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K90]));([.BC90]*5)+IFERROR(INDEX( [$Reference.$D$5:.$D$8];MATCH( [.AK90]; [$Reference.$A$5:.$A$8];0);0););[.BC9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L90]));([.BD90]*5)+IFERROR(INDEX( [$Reference.$D$5:.$D$8];MATCH( [.AL90]; [$Reference.$A$5:.$A$8];0);0););[.BD9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M90]));([.BE90]*5)+IFERROR(INDEX( [$Reference.$D$5:.$D$8];MATCH( [.AM90]; [$Reference.$A$5:.$A$8];0);0););[.BE9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N90]));([.BF90]*5)+IFERROR(INDEX( [$Reference.$D$5:.$D$8];MATCH( [.AN90]; [$Reference.$A$5:.$A$8];0);0););[.BF9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O90]));([.BG90]*5)+IFERROR(INDEX( [$Reference.$D$5:.$D$8];MATCH( [.AO90]; [$Reference.$A$5:.$A$8];0);0););[.BG9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P90]));([.BH90]*5)+IFERROR(INDEX( [$Reference.$D$5:.$D$8];MATCH( [.AP90]; [$Reference.$A$5:.$A$8];0);0););[.BH9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Q90]));([.BI90]*5)+IFERROR(INDEX( [$Reference.$D$5:.$D$8];MATCH( [.AQ90]; [$Reference.$A$5:.$A$8];0);0););[.BI9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R90]));([.BJ90]*5)+IFERROR(INDEX( [$Reference.$D$5:.$D$8];MATCH( [.AR90]; [$Reference.$A$5:.$A$8];0);0););[.BJ9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S90]));([.BK90]*5)+IFERROR(INDEX( [$Reference.$D$5:.$D$8];MATCH( [.AS90]; [$Reference.$A$5:.$A$8];0);0););[.BK90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[(&lt;([&lt;{&lt;{{((&lt;((){})&lt;[]{}&gt;&gt;({()[]}({}&lt;&gt;))))}([&lt;[(&lt;&gt;())[{}[]]]((&lt;&gt;[])[{}[]])&gt;[[[(){}]{&lt;&gt;{}}]]])}[{({(&lt;()()){{}</text:p>
          </table:table-cell>
          <table:table-cell table:style-name="ce2" table:formula="of:=SUBSTITUTE(SUBSTITUTE(SUBSTITUTE(SUBSTITUTE([.A91];&quot;()&quot;;&quot;&quot;);&quot;[]&quot;;&quot;&quot;);&quot;{}&quot;;&quot;&quot;);&quot;&lt;&gt;&quot;;&quot;&quot;)" office:value-type="string" office:string-value="[(&lt;([&lt;{&lt;{{((&lt;()&gt;(())))}([&lt;[()[]](()[])&gt;[[[]{}]]])}[{({(&lt;){" calcext:value-type="string">
            <text:p>[(&lt;([&lt;{&lt;{{((&lt;()&gt;(())))}([&lt;[()[]](()[])&gt;[[[]{}]]])}[{({(&lt;){</text:p>
          </table:table-cell>
          <table:table-cell table:style-name="ce2" table:formula="of:=SUBSTITUTE(SUBSTITUTE(SUBSTITUTE(SUBSTITUTE([.B91];&quot;()&quot;;&quot;&quot;);&quot;[]&quot;;&quot;&quot;);&quot;{}&quot;;&quot;&quot;);&quot;&lt;&gt;&quot;;&quot;&quot;)" office:value-type="string" office:string-value="[(&lt;([&lt;{&lt;{{((()))}([&lt;[]()&gt;[[]]])}[{({(&lt;){" calcext:value-type="string">
            <text:p>[(&lt;([&lt;{&lt;{{((()))}([&lt;[]()&gt;[[]]])}[{({(&lt;){</text:p>
          </table:table-cell>
          <table:table-cell table:style-name="ce2" table:formula="of:=SUBSTITUTE(SUBSTITUTE(SUBSTITUTE(SUBSTITUTE([.C91];&quot;()&quot;;&quot;&quot;);&quot;[]&quot;;&quot;&quot;);&quot;{}&quot;;&quot;&quot;);&quot;&lt;&gt;&quot;;&quot;&quot;)" office:value-type="string" office:string-value="[(&lt;([&lt;{&lt;{{(())}([[]])}[{({(&lt;){" calcext:value-type="string">
            <text:p>[(&lt;([&lt;{&lt;{{(())}([[]])}[{({(&lt;){</text:p>
          </table:table-cell>
          <table:table-cell table:style-name="ce2" table:formula="of:=SUBSTITUTE(SUBSTITUTE(SUBSTITUTE(SUBSTITUTE([.D91];&quot;()&quot;;&quot;&quot;);&quot;[]&quot;;&quot;&quot;);&quot;{}&quot;;&quot;&quot;);&quot;&lt;&gt;&quot;;&quot;&quot;)" office:value-type="string" office:string-value="[(&lt;([&lt;{&lt;{{()}([])}[{({(&lt;){" calcext:value-type="string">
            <text:p>[(&lt;([&lt;{&lt;{{()}([])}[{({(&lt;){</text:p>
          </table:table-cell>
          <table:table-cell table:style-name="ce2" table:formula="of:=SUBSTITUTE(SUBSTITUTE(SUBSTITUTE(SUBSTITUTE([.E91];&quot;()&quot;;&quot;&quot;);&quot;[]&quot;;&quot;&quot;);&quot;{}&quot;;&quot;&quot;);&quot;&lt;&gt;&quot;;&quot;&quot;)" office:value-type="string" office:string-value="[(&lt;([&lt;{&lt;{()}[{({(&lt;){" calcext:value-type="string">
            <text:p>[(&lt;([&lt;{&lt;{()}[{({(&lt;){</text:p>
          </table:table-cell>
          <table:table-cell table:style-name="ce2" table:formula="of:=SUBSTITUTE(SUBSTITUTE(SUBSTITUTE(SUBSTITUTE([.F91];&quot;()&quot;;&quot;&quot;);&quot;[]&quot;;&quot;&quot;);&quot;{}&quot;;&quot;&quot;);&quot;&lt;&gt;&quot;;&quot;&quot;)" office:value-type="string" office:string-value="[(&lt;([&lt;{&lt;[{({(&lt;){" calcext:value-type="string">
            <text:p>[(&lt;([&lt;{&lt;[{({(&lt;){</text:p>
          </table:table-cell>
          <table:table-cell table:style-name="ce2" table:formula="of:=SUBSTITUTE(SUBSTITUTE(SUBSTITUTE(SUBSTITUTE([.G91];&quot;()&quot;;&quot;&quot;);&quot;[]&quot;;&quot;&quot;);&quot;{}&quot;;&quot;&quot;);&quot;&lt;&gt;&quot;;&quot;&quot;)" office:value-type="string" office:string-value="[(&lt;([&lt;{&lt;[{({(&lt;){" calcext:value-type="string">
            <text:p>[(&lt;([&lt;{&lt;[{({(&lt;){</text:p>
          </table:table-cell>
          <table:table-cell table:style-name="ce2" table:formula="of:=SUBSTITUTE(SUBSTITUTE(SUBSTITUTE(SUBSTITUTE([.H91];&quot;()&quot;;&quot;&quot;);&quot;[]&quot;;&quot;&quot;);&quot;{}&quot;;&quot;&quot;);&quot;&lt;&gt;&quot;;&quot;&quot;)" office:value-type="string" office:string-value="[(&lt;([&lt;{&lt;[{({(&lt;){" calcext:value-type="string">
            <text:p>[(&lt;([&lt;{&lt;[{({(&lt;){</text:p>
          </table:table-cell>
          <table:table-cell table:style-name="ce2" table:formula="of:=SUBSTITUTE(SUBSTITUTE(SUBSTITUTE(SUBSTITUTE([.I91];&quot;()&quot;;&quot;&quot;);&quot;[]&quot;;&quot;&quot;);&quot;{}&quot;;&quot;&quot;);&quot;&lt;&gt;&quot;;&quot;&quot;)" office:value-type="string" office:string-value="[(&lt;([&lt;{&lt;[{({(&lt;){" calcext:value-type="string">
            <text:p>[(&lt;([&lt;{&lt;[{({(&lt;){</text:p>
          </table:table-cell>
          <table:table-cell table:style-name="ce2" table:formula="of:=SUBSTITUTE(SUBSTITUTE(SUBSTITUTE(SUBSTITUTE([.J91];&quot;()&quot;;&quot;&quot;);&quot;[]&quot;;&quot;&quot;);&quot;{}&quot;;&quot;&quot;);&quot;&lt;&gt;&quot;;&quot;&quot;)" office:value-type="string" office:string-value="[(&lt;([&lt;{&lt;[{({(&lt;){" calcext:value-type="string">
            <text:p>[(&lt;([&lt;{&lt;[{({(&lt;){</text:p>
          </table:table-cell>
          <table:table-cell table:style-name="ce2" table:formula="of:=SUBSTITUTE(SUBSTITUTE(SUBSTITUTE(SUBSTITUTE([.K91];&quot;()&quot;;&quot;&quot;);&quot;[]&quot;;&quot;&quot;);&quot;{}&quot;;&quot;&quot;);&quot;&lt;&gt;&quot;;&quot;&quot;)" office:value-type="string" office:string-value="[(&lt;([&lt;{&lt;[{({(&lt;){" calcext:value-type="string">
            <text:p>[(&lt;([&lt;{&lt;[{({(&lt;){</text:p>
          </table:table-cell>
          <table:table-cell table:style-name="ce2" table:formula="of:=SUBSTITUTE(SUBSTITUTE(SUBSTITUTE(SUBSTITUTE([.L91];&quot;()&quot;;&quot;&quot;);&quot;[]&quot;;&quot;&quot;);&quot;{}&quot;;&quot;&quot;);&quot;&lt;&gt;&quot;;&quot;&quot;)" office:value-type="string" office:string-value="[(&lt;([&lt;{&lt;[{({(&lt;){" calcext:value-type="string">
            <text:p>[(&lt;([&lt;{&lt;[{({(&lt;){</text:p>
          </table:table-cell>
          <table:table-cell table:style-name="ce2" table:formula="of:=SUBSTITUTE(SUBSTITUTE(SUBSTITUTE(SUBSTITUTE([.M91];&quot;()&quot;;&quot;&quot;);&quot;[]&quot;;&quot;&quot;);&quot;{}&quot;;&quot;&quot;);&quot;&lt;&gt;&quot;;&quot;&quot;)" office:value-type="string" office:string-value="[(&lt;([&lt;{&lt;[{({(&lt;){" calcext:value-type="string">
            <text:p>[(&lt;([&lt;{&lt;[{({(&lt;){</text:p>
          </table:table-cell>
          <table:table-cell table:style-name="ce2" table:formula="of:=SUBSTITUTE(SUBSTITUTE(SUBSTITUTE(SUBSTITUTE([.N91];&quot;()&quot;;&quot;&quot;);&quot;[]&quot;;&quot;&quot;);&quot;{}&quot;;&quot;&quot;);&quot;&lt;&gt;&quot;;&quot;&quot;)" office:value-type="string" office:string-value="[(&lt;([&lt;{&lt;[{({(&lt;){" calcext:value-type="string">
            <text:p>[(&lt;([&lt;{&lt;[{({(&lt;){</text:p>
          </table:table-cell>
          <table:table-cell table:style-name="ce2" table:formula="of:=SUBSTITUTE(SUBSTITUTE(SUBSTITUTE(SUBSTITUTE([.O91];&quot;()&quot;;&quot;&quot;);&quot;[]&quot;;&quot;&quot;);&quot;{}&quot;;&quot;&quot;);&quot;&lt;&gt;&quot;;&quot;&quot;)" office:value-type="string" office:string-value="[(&lt;([&lt;{&lt;[{({(&lt;){" calcext:value-type="string">
            <text:p>[(&lt;([&lt;{&lt;[{({(&lt;){</text:p>
          </table:table-cell>
          <table:table-cell table:style-name="ce2" table:formula="of:=SUBSTITUTE(SUBSTITUTE(SUBSTITUTE(SUBSTITUTE([.P91];&quot;()&quot;;&quot;&quot;);&quot;[]&quot;;&quot;&quot;);&quot;{}&quot;;&quot;&quot;);&quot;&lt;&gt;&quot;;&quot;&quot;)" office:value-type="string" office:string-value="[(&lt;([&lt;{&lt;[{({(&lt;){" calcext:value-type="string">
            <text:p>[(&lt;([&lt;{&lt;[{({(&lt;){</text:p>
          </table:table-cell>
          <table:table-cell table:style-name="ce2" table:formula="of:=SUBSTITUTE(SUBSTITUTE(SUBSTITUTE(SUBSTITUTE([.Q91];&quot;()&quot;;&quot;&quot;);&quot;[]&quot;;&quot;&quot;);&quot;{}&quot;;&quot;&quot;);&quot;&lt;&gt;&quot;;&quot;&quot;)" office:value-type="string" office:string-value="[(&lt;([&lt;{&lt;[{({(&lt;){" calcext:value-type="string">
            <text:p>[(&lt;([&lt;{&lt;[{({(&lt;){</text:p>
          </table:table-cell>
          <table:table-cell table:style-name="ce2" table:formula="of:=SUBSTITUTE(SUBSTITUTE(SUBSTITUTE(SUBSTITUTE([.R91];&quot;()&quot;;&quot;&quot;);&quot;[]&quot;;&quot;&quot;);&quot;{}&quot;;&quot;&quot;);&quot;&lt;&gt;&quot;;&quot;&quot;)" office:value-type="string" office:string-value="[(&lt;([&lt;{&lt;[{({(&lt;){" calcext:value-type="string">
            <text:p>[(&lt;([&lt;{&lt;[{({(&lt;){</text:p>
          </table:table-cell>
          <table:table-cell table:style-name="ce2" table:formula="of:=SUBSTITUTE(SUBSTITUTE(SUBSTITUTE(SUBSTITUTE([.S91];&quot;()&quot;;&quot;&quot;);&quot;[]&quot;;&quot;&quot;);&quot;{}&quot;;&quot;&quot;);&quot;&lt;&gt;&quot;;&quot;&quot;)" office:value-type="string" office:string-value="[(&lt;([&lt;{&lt;[{({(&lt;){" calcext:value-type="string">
            <text:p>[(&lt;([&lt;{&lt;[{({(&lt;){</text:p>
          </table:table-cell>
          <table:table-cell table:style-name="ce2" table:formula="of:=SUBSTITUTE(SUBSTITUTE(SUBSTITUTE(SUBSTITUTE([.T91];&quot;()&quot;;&quot;&quot;);&quot;[]&quot;;&quot;&quot;);&quot;{}&quot;;&quot;&quot;);&quot;&lt;&gt;&quot;;&quot;&quot;)" office:value-type="string" office:string-value="[(&lt;([&lt;{&lt;[{({(&lt;){" calcext:value-type="string">
            <text:p>[(&lt;([&lt;{&lt;[{({(&lt;){</text:p>
          </table:table-cell>
          <table:table-cell table:style-name="ce2" table:formula="of:=SUBSTITUTE(SUBSTITUTE(SUBSTITUTE(SUBSTITUTE([.U91];&quot;()&quot;;&quot;&quot;);&quot;[]&quot;;&quot;&quot;);&quot;{}&quot;;&quot;&quot;);&quot;&lt;&gt;&quot;;&quot;&quot;)" office:value-type="string" office:string-value="[(&lt;([&lt;{&lt;[{({(&lt;){" calcext:value-type="string">
            <text:p>[(&lt;([&lt;{&lt;[{({(&lt;){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91]; MIN(IFERROR(TRANSPOSE(FIND([$Reference.$A$5:.$A$8];[.V91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91]);CONCATENATE(MID([.V91];LEN([.V91])-ROW(INDIRECT(&quot;1:&quot;&amp;LEN([.V91])))+1;1));)" office:value-type="float" office:value="0" calcext:value-type="float">
            <text:p>0</text:p>
          </table:table-cell>
          <table:table-cell table:style-name="ce8" table:formula="of:=SUBSTITUTE(SUBSTITUTE(SUBSTITUTE(SUBSTITUTE([.Z91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91&amp;&quot;&quot;&quot;&quot;,&quot;&quot;(?s)(.{1})&quot;&quot;,&quot;&quot;$1&quot;&quot;&amp;CHAR(127)),&quot;&quot;'&quot;&quot;,&quot;&quot;''&quot;&quot;),CHAR(127)),)&quot;);&quot;&quot;)">
            <text:p/>
          </table:table-cell>
          <table:table-cell table:style-name="ce9" table:number-columns-repeated="1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91]));([.AT91]*5)+IFERROR(INDEX( [$Reference.$D$5:.$D$8];MATCH( [.AB91]; [$Reference.$A$5:.$A$8];0);0););[.AT91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C91]));([.AU91]*5)+IFERROR(INDEX( [$Reference.$D$5:.$D$8];MATCH( [.AC91]; [$Reference.$A$5:.$A$8];0);0););[.AU91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D91]));([.AV91]*5)+IFERROR(INDEX( [$Reference.$D$5:.$D$8];MATCH( [.AD91]; [$Reference.$A$5:.$A$8];0);0););[.AV91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E91]));([.AW91]*5)+IFERROR(INDEX( [$Reference.$D$5:.$D$8];MATCH( [.AE91]; [$Reference.$A$5:.$A$8];0);0););[.AW91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F91]));([.AX91]*5)+IFERROR(INDEX( [$Reference.$D$5:.$D$8];MATCH( [.AF91]; [$Reference.$A$5:.$A$8];0);0););[.AX91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G91]));([.AY91]*5)+IFERROR(INDEX( [$Reference.$D$5:.$D$8];MATCH( [.AG91]; [$Reference.$A$5:.$A$8];0);0););[.AY91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H91]));([.AZ91]*5)+IFERROR(INDEX( [$Reference.$D$5:.$D$8];MATCH( [.AH91]; [$Reference.$A$5:.$A$8];0);0););[.AZ91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I91]));([.BA91]*5)+IFERROR(INDEX( [$Reference.$D$5:.$D$8];MATCH( [.AI91]; [$Reference.$A$5:.$A$8];0);0););[.BA91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J91]));([.BB91]*5)+IFERROR(INDEX( [$Reference.$D$5:.$D$8];MATCH( [.AJ91]; [$Reference.$A$5:.$A$8];0);0););[.BB91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K91]));([.BC91]*5)+IFERROR(INDEX( [$Reference.$D$5:.$D$8];MATCH( [.AK91]; [$Reference.$A$5:.$A$8];0);0););[.BC91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L91]));([.BD91]*5)+IFERROR(INDEX( [$Reference.$D$5:.$D$8];MATCH( [.AL91]; [$Reference.$A$5:.$A$8];0);0););[.BD91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M91]));([.BE91]*5)+IFERROR(INDEX( [$Reference.$D$5:.$D$8];MATCH( [.AM91]; [$Reference.$A$5:.$A$8];0);0););[.BE91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N91]));([.BF91]*5)+IFERROR(INDEX( [$Reference.$D$5:.$D$8];MATCH( [.AN91]; [$Reference.$A$5:.$A$8];0);0););[.BF91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O91]));([.BG91]*5)+IFERROR(INDEX( [$Reference.$D$5:.$D$8];MATCH( [.AO91]; [$Reference.$A$5:.$A$8];0);0););[.BG91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P91]));([.BH91]*5)+IFERROR(INDEX( [$Reference.$D$5:.$D$8];MATCH( [.AP91]; [$Reference.$A$5:.$A$8];0);0););[.BH91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Q91]));([.BI91]*5)+IFERROR(INDEX( [$Reference.$D$5:.$D$8];MATCH( [.AQ91]; [$Reference.$A$5:.$A$8];0);0););[.BI91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R91]));([.BJ91]*5)+IFERROR(INDEX( [$Reference.$D$5:.$D$8];MATCH( [.AR91]; [$Reference.$A$5:.$A$8];0);0););[.BJ91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S91]));([.BK91]*5)+IFERROR(INDEX( [$Reference.$D$5:.$D$8];MATCH( [.AS91]; [$Reference.$A$5:.$A$8];0);0););[.BK91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{({&lt;(&lt;(&lt;{{(({{&lt;&gt;[]}{&lt;&gt;[]}}[{{}}&lt;&lt;&gt;&gt;]))&lt;&lt;[&lt;()[]&gt;&lt;()[]&gt;]&lt;({}{})&lt;&lt;&gt;[]&gt;&gt;&gt;{[[[]())&lt;[]()&gt;]}&gt;}{{{(&lt;[]&lt;&gt;&gt;&lt;</text:p>
          </table:table-cell>
          <table:table-cell table:style-name="ce2" table:formula="of:=SUBSTITUTE(SUBSTITUTE(SUBSTITUTE(SUBSTITUTE([.A92];&quot;()&quot;;&quot;&quot;);&quot;[]&quot;;&quot;&quot;);&quot;{}&quot;;&quot;&quot;);&quot;&lt;&gt;&quot;;&quot;&quot;)" office:value-type="string" office:string-value="{({&lt;(&lt;(&lt;{{(({{}{}}[{}&lt;&gt;]))&lt;&lt;[]&lt;()&lt;&gt;&gt;&gt;{[[)]}&gt;}{{{(&lt;&gt;&lt;" calcext:value-type="string">
            <text:p>{({&lt;(&lt;(&lt;{{(({{}{}}[{}&lt;&gt;]))&lt;&lt;[]&lt;()&lt;&gt;&gt;&gt;{[[)]}&gt;}{{{(&lt;&gt;&lt;</text:p>
          </table:table-cell>
          <table:table-cell table:style-name="ce2" table:formula="of:=SUBSTITUTE(SUBSTITUTE(SUBSTITUTE(SUBSTITUTE([.B92];&quot;()&quot;;&quot;&quot;);&quot;[]&quot;;&quot;&quot;);&quot;{}&quot;;&quot;&quot;);&quot;&lt;&gt;&quot;;&quot;&quot;)" office:value-type="string" office:string-value="{({&lt;(&lt;(&lt;{{(({}[]))&lt;&lt;&lt;&gt;&gt;{[[)]}&gt;}{{{(&lt;" calcext:value-type="string">
            <text:p>{({&lt;(&lt;(&lt;{{(({}[]))&lt;&lt;&lt;&gt;&gt;{[[)]}&gt;}{{{(&lt;</text:p>
          </table:table-cell>
          <table:table-cell table:style-name="ce2" table:formula="of:=SUBSTITUTE(SUBSTITUTE(SUBSTITUTE(SUBSTITUTE([.C92];&quot;()&quot;;&quot;&quot;);&quot;[]&quot;;&quot;&quot;);&quot;{}&quot;;&quot;&quot;);&quot;&lt;&gt;&quot;;&quot;&quot;)" office:value-type="string" office:string-value="{({&lt;(&lt;(&lt;{{(())&lt;&lt;&gt;{[[)]}&gt;}{{{(&lt;" calcext:value-type="string">
            <text:p>{({&lt;(&lt;(&lt;{{(())&lt;&lt;&gt;{[[)]}&gt;}{{{(&lt;</text:p>
          </table:table-cell>
          <table:table-cell table:style-name="ce2" table:formula="of:=SUBSTITUTE(SUBSTITUTE(SUBSTITUTE(SUBSTITUTE([.D92];&quot;()&quot;;&quot;&quot;);&quot;[]&quot;;&quot;&quot;);&quot;{}&quot;;&quot;&quot;);&quot;&lt;&gt;&quot;;&quot;&quot;)" office:value-type="string" office:string-value="{({&lt;(&lt;(&lt;{{()&lt;{[[)]}&gt;}{{{(&lt;" calcext:value-type="string">
            <text:p>{({&lt;(&lt;(&lt;{{()&lt;{[[)]}&gt;}{{{(&lt;</text:p>
          </table:table-cell>
          <table:table-cell table:style-name="ce2" table:formula="of:=SUBSTITUTE(SUBSTITUTE(SUBSTITUTE(SUBSTITUTE([.E92];&quot;()&quot;;&quot;&quot;);&quot;[]&quot;;&quot;&quot;);&quot;{}&quot;;&quot;&quot;);&quot;&lt;&gt;&quot;;&quot;&quot;)" office:value-type="string" office:string-value="{({&lt;(&lt;(&lt;{{&lt;{[[)]}&gt;}{{{(&lt;" calcext:value-type="string">
            <text:p>{({&lt;(&lt;(&lt;{{&lt;{[[)]}&gt;}{{{(&lt;</text:p>
          </table:table-cell>
          <table:table-cell table:style-name="ce2" table:formula="of:=SUBSTITUTE(SUBSTITUTE(SUBSTITUTE(SUBSTITUTE([.F92];&quot;()&quot;;&quot;&quot;);&quot;[]&quot;;&quot;&quot;);&quot;{}&quot;;&quot;&quot;);&quot;&lt;&gt;&quot;;&quot;&quot;)" office:value-type="string" office:string-value="{({&lt;(&lt;(&lt;{{&lt;{[[)]}&gt;}{{{(&lt;" calcext:value-type="string">
            <text:p>{({&lt;(&lt;(&lt;{{&lt;{[[)]}&gt;}{{{(&lt;</text:p>
          </table:table-cell>
          <table:table-cell table:style-name="ce2" table:formula="of:=SUBSTITUTE(SUBSTITUTE(SUBSTITUTE(SUBSTITUTE([.G92];&quot;()&quot;;&quot;&quot;);&quot;[]&quot;;&quot;&quot;);&quot;{}&quot;;&quot;&quot;);&quot;&lt;&gt;&quot;;&quot;&quot;)" office:value-type="string" office:string-value="{({&lt;(&lt;(&lt;{{&lt;{[[)]}&gt;}{{{(&lt;" calcext:value-type="string">
            <text:p>{({&lt;(&lt;(&lt;{{&lt;{[[)]}&gt;}{{{(&lt;</text:p>
          </table:table-cell>
          <table:table-cell table:style-name="ce2" table:formula="of:=SUBSTITUTE(SUBSTITUTE(SUBSTITUTE(SUBSTITUTE([.H92];&quot;()&quot;;&quot;&quot;);&quot;[]&quot;;&quot;&quot;);&quot;{}&quot;;&quot;&quot;);&quot;&lt;&gt;&quot;;&quot;&quot;)" office:value-type="string" office:string-value="{({&lt;(&lt;(&lt;{{&lt;{[[)]}&gt;}{{{(&lt;" calcext:value-type="string">
            <text:p>{({&lt;(&lt;(&lt;{{&lt;{[[)]}&gt;}{{{(&lt;</text:p>
          </table:table-cell>
          <table:table-cell table:style-name="ce2" table:formula="of:=SUBSTITUTE(SUBSTITUTE(SUBSTITUTE(SUBSTITUTE([.I92];&quot;()&quot;;&quot;&quot;);&quot;[]&quot;;&quot;&quot;);&quot;{}&quot;;&quot;&quot;);&quot;&lt;&gt;&quot;;&quot;&quot;)" office:value-type="string" office:string-value="{({&lt;(&lt;(&lt;{{&lt;{[[)]}&gt;}{{{(&lt;" calcext:value-type="string">
            <text:p>{({&lt;(&lt;(&lt;{{&lt;{[[)]}&gt;}{{{(&lt;</text:p>
          </table:table-cell>
          <table:table-cell table:style-name="ce2" table:formula="of:=SUBSTITUTE(SUBSTITUTE(SUBSTITUTE(SUBSTITUTE([.J92];&quot;()&quot;;&quot;&quot;);&quot;[]&quot;;&quot;&quot;);&quot;{}&quot;;&quot;&quot;);&quot;&lt;&gt;&quot;;&quot;&quot;)" office:value-type="string" office:string-value="{({&lt;(&lt;(&lt;{{&lt;{[[)]}&gt;}{{{(&lt;" calcext:value-type="string">
            <text:p>{({&lt;(&lt;(&lt;{{&lt;{[[)]}&gt;}{{{(&lt;</text:p>
          </table:table-cell>
          <table:table-cell table:style-name="ce2" table:formula="of:=SUBSTITUTE(SUBSTITUTE(SUBSTITUTE(SUBSTITUTE([.K92];&quot;()&quot;;&quot;&quot;);&quot;[]&quot;;&quot;&quot;);&quot;{}&quot;;&quot;&quot;);&quot;&lt;&gt;&quot;;&quot;&quot;)" office:value-type="string" office:string-value="{({&lt;(&lt;(&lt;{{&lt;{[[)]}&gt;}{{{(&lt;" calcext:value-type="string">
            <text:p>{({&lt;(&lt;(&lt;{{&lt;{[[)]}&gt;}{{{(&lt;</text:p>
          </table:table-cell>
          <table:table-cell table:style-name="ce2" table:formula="of:=SUBSTITUTE(SUBSTITUTE(SUBSTITUTE(SUBSTITUTE([.L92];&quot;()&quot;;&quot;&quot;);&quot;[]&quot;;&quot;&quot;);&quot;{}&quot;;&quot;&quot;);&quot;&lt;&gt;&quot;;&quot;&quot;)" office:value-type="string" office:string-value="{({&lt;(&lt;(&lt;{{&lt;{[[)]}&gt;}{{{(&lt;" calcext:value-type="string">
            <text:p>{({&lt;(&lt;(&lt;{{&lt;{[[)]}&gt;}{{{(&lt;</text:p>
          </table:table-cell>
          <table:table-cell table:style-name="ce2" table:formula="of:=SUBSTITUTE(SUBSTITUTE(SUBSTITUTE(SUBSTITUTE([.M92];&quot;()&quot;;&quot;&quot;);&quot;[]&quot;;&quot;&quot;);&quot;{}&quot;;&quot;&quot;);&quot;&lt;&gt;&quot;;&quot;&quot;)" office:value-type="string" office:string-value="{({&lt;(&lt;(&lt;{{&lt;{[[)]}&gt;}{{{(&lt;" calcext:value-type="string">
            <text:p>{({&lt;(&lt;(&lt;{{&lt;{[[)]}&gt;}{{{(&lt;</text:p>
          </table:table-cell>
          <table:table-cell table:style-name="ce2" table:formula="of:=SUBSTITUTE(SUBSTITUTE(SUBSTITUTE(SUBSTITUTE([.N92];&quot;()&quot;;&quot;&quot;);&quot;[]&quot;;&quot;&quot;);&quot;{}&quot;;&quot;&quot;);&quot;&lt;&gt;&quot;;&quot;&quot;)" office:value-type="string" office:string-value="{({&lt;(&lt;(&lt;{{&lt;{[[)]}&gt;}{{{(&lt;" calcext:value-type="string">
            <text:p>{({&lt;(&lt;(&lt;{{&lt;{[[)]}&gt;}{{{(&lt;</text:p>
          </table:table-cell>
          <table:table-cell table:style-name="ce2" table:formula="of:=SUBSTITUTE(SUBSTITUTE(SUBSTITUTE(SUBSTITUTE([.O92];&quot;()&quot;;&quot;&quot;);&quot;[]&quot;;&quot;&quot;);&quot;{}&quot;;&quot;&quot;);&quot;&lt;&gt;&quot;;&quot;&quot;)" office:value-type="string" office:string-value="{({&lt;(&lt;(&lt;{{&lt;{[[)]}&gt;}{{{(&lt;" calcext:value-type="string">
            <text:p>{({&lt;(&lt;(&lt;{{&lt;{[[)]}&gt;}{{{(&lt;</text:p>
          </table:table-cell>
          <table:table-cell table:style-name="ce2" table:formula="of:=SUBSTITUTE(SUBSTITUTE(SUBSTITUTE(SUBSTITUTE([.P92];&quot;()&quot;;&quot;&quot;);&quot;[]&quot;;&quot;&quot;);&quot;{}&quot;;&quot;&quot;);&quot;&lt;&gt;&quot;;&quot;&quot;)" office:value-type="string" office:string-value="{({&lt;(&lt;(&lt;{{&lt;{[[)]}&gt;}{{{(&lt;" calcext:value-type="string">
            <text:p>{({&lt;(&lt;(&lt;{{&lt;{[[)]}&gt;}{{{(&lt;</text:p>
          </table:table-cell>
          <table:table-cell table:style-name="ce2" table:formula="of:=SUBSTITUTE(SUBSTITUTE(SUBSTITUTE(SUBSTITUTE([.Q92];&quot;()&quot;;&quot;&quot;);&quot;[]&quot;;&quot;&quot;);&quot;{}&quot;;&quot;&quot;);&quot;&lt;&gt;&quot;;&quot;&quot;)" office:value-type="string" office:string-value="{({&lt;(&lt;(&lt;{{&lt;{[[)]}&gt;}{{{(&lt;" calcext:value-type="string">
            <text:p>{({&lt;(&lt;(&lt;{{&lt;{[[)]}&gt;}{{{(&lt;</text:p>
          </table:table-cell>
          <table:table-cell table:style-name="ce2" table:formula="of:=SUBSTITUTE(SUBSTITUTE(SUBSTITUTE(SUBSTITUTE([.R92];&quot;()&quot;;&quot;&quot;);&quot;[]&quot;;&quot;&quot;);&quot;{}&quot;;&quot;&quot;);&quot;&lt;&gt;&quot;;&quot;&quot;)" office:value-type="string" office:string-value="{({&lt;(&lt;(&lt;{{&lt;{[[)]}&gt;}{{{(&lt;" calcext:value-type="string">
            <text:p>{({&lt;(&lt;(&lt;{{&lt;{[[)]}&gt;}{{{(&lt;</text:p>
          </table:table-cell>
          <table:table-cell table:style-name="ce2" table:formula="of:=SUBSTITUTE(SUBSTITUTE(SUBSTITUTE(SUBSTITUTE([.S92];&quot;()&quot;;&quot;&quot;);&quot;[]&quot;;&quot;&quot;);&quot;{}&quot;;&quot;&quot;);&quot;&lt;&gt;&quot;;&quot;&quot;)" office:value-type="string" office:string-value="{({&lt;(&lt;(&lt;{{&lt;{[[)]}&gt;}{{{(&lt;" calcext:value-type="string">
            <text:p>{({&lt;(&lt;(&lt;{{&lt;{[[)]}&gt;}{{{(&lt;</text:p>
          </table:table-cell>
          <table:table-cell table:style-name="ce2" table:formula="of:=SUBSTITUTE(SUBSTITUTE(SUBSTITUTE(SUBSTITUTE([.T92];&quot;()&quot;;&quot;&quot;);&quot;[]&quot;;&quot;&quot;);&quot;{}&quot;;&quot;&quot;);&quot;&lt;&gt;&quot;;&quot;&quot;)" office:value-type="string" office:string-value="{({&lt;(&lt;(&lt;{{&lt;{[[)]}&gt;}{{{(&lt;" calcext:value-type="string">
            <text:p>{({&lt;(&lt;(&lt;{{&lt;{[[)]}&gt;}{{{(&lt;</text:p>
          </table:table-cell>
          <table:table-cell table:style-name="ce2" table:formula="of:=SUBSTITUTE(SUBSTITUTE(SUBSTITUTE(SUBSTITUTE([.U92];&quot;()&quot;;&quot;&quot;);&quot;[]&quot;;&quot;&quot;);&quot;{}&quot;;&quot;&quot;);&quot;&lt;&gt;&quot;;&quot;&quot;)" office:value-type="string" office:string-value="{({&lt;(&lt;(&lt;{{&lt;{[[)]}&gt;}{{{(&lt;" calcext:value-type="string">
            <text:p>{({&lt;(&lt;(&lt;{{&lt;{[[)]}&gt;}{{{(&lt;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92]; MIN(IFERROR(TRANSPOSE(FIND([$Reference.$A$5:.$A$8];[.V92]));)))); [$Reference.$A$5:.$A$8];0);0);)" office:value-type="float" office:value="3" calcext:value-type="float">
            <text:p>3</text:p>
          </table:table-cell>
          <table:table-cell/>
          <table:table-cell table:style-name="ce6" table:number-matrix-columns-spanned="1" table:number-matrix-rows-spanned="1" table:formula="of:=IF(ISBLANK([.X92]);CONCATENATE(MID([.V92];LEN([.V92])-ROW(INDIRECT(&quot;1:&quot;&amp;LEN([.V92])))+1;1));)" office:value-type="float" office:value="0" calcext:value-type="float">
            <text:p>0</text:p>
          </table:table-cell>
          <table:table-cell table:style-name="ce8" table:formula="of:=SUBSTITUTE(SUBSTITUTE(SUBSTITUTE(SUBSTITUTE([.Z92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92&amp;&quot;&quot;&quot;&quot;,&quot;&quot;(?s)(.{1})&quot;&quot;,&quot;&quot;$1&quot;&quot;&amp;CHAR(127)),&quot;&quot;'&quot;&quot;,&quot;&quot;''&quot;&quot;),CHAR(127)),)&quot;);&quot;&quot;)">
            <text:p/>
          </table:table-cell>
          <table:table-cell table:style-name="ce9" table:number-columns-repeated="1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92]));([.AT92]*5)+IFERROR(INDEX( [$Reference.$D$5:.$D$8];MATCH( [.AB92]; [$Reference.$A$5:.$A$8];0);0););[.AT9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C92]));([.AU92]*5)+IFERROR(INDEX( [$Reference.$D$5:.$D$8];MATCH( [.AC92]; [$Reference.$A$5:.$A$8];0);0););[.AU9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D92]));([.AV92]*5)+IFERROR(INDEX( [$Reference.$D$5:.$D$8];MATCH( [.AD92]; [$Reference.$A$5:.$A$8];0);0););[.AV9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E92]));([.AW92]*5)+IFERROR(INDEX( [$Reference.$D$5:.$D$8];MATCH( [.AE92]; [$Reference.$A$5:.$A$8];0);0););[.AW9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F92]));([.AX92]*5)+IFERROR(INDEX( [$Reference.$D$5:.$D$8];MATCH( [.AF92]; [$Reference.$A$5:.$A$8];0);0););[.AX9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G92]));([.AY92]*5)+IFERROR(INDEX( [$Reference.$D$5:.$D$8];MATCH( [.AG92]; [$Reference.$A$5:.$A$8];0);0););[.AY9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H92]));([.AZ92]*5)+IFERROR(INDEX( [$Reference.$D$5:.$D$8];MATCH( [.AH92]; [$Reference.$A$5:.$A$8];0);0););[.AZ9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I92]));([.BA92]*5)+IFERROR(INDEX( [$Reference.$D$5:.$D$8];MATCH( [.AI92]; [$Reference.$A$5:.$A$8];0);0););[.BA9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J92]));([.BB92]*5)+IFERROR(INDEX( [$Reference.$D$5:.$D$8];MATCH( [.AJ92]; [$Reference.$A$5:.$A$8];0);0););[.BB9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K92]));([.BC92]*5)+IFERROR(INDEX( [$Reference.$D$5:.$D$8];MATCH( [.AK92]; [$Reference.$A$5:.$A$8];0);0););[.BC9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L92]));([.BD92]*5)+IFERROR(INDEX( [$Reference.$D$5:.$D$8];MATCH( [.AL92]; [$Reference.$A$5:.$A$8];0);0););[.BD9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M92]));([.BE92]*5)+IFERROR(INDEX( [$Reference.$D$5:.$D$8];MATCH( [.AM92]; [$Reference.$A$5:.$A$8];0);0););[.BE9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N92]));([.BF92]*5)+IFERROR(INDEX( [$Reference.$D$5:.$D$8];MATCH( [.AN92]; [$Reference.$A$5:.$A$8];0);0););[.BF9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O92]));([.BG92]*5)+IFERROR(INDEX( [$Reference.$D$5:.$D$8];MATCH( [.AO92]; [$Reference.$A$5:.$A$8];0);0););[.BG9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P92]));([.BH92]*5)+IFERROR(INDEX( [$Reference.$D$5:.$D$8];MATCH( [.AP92]; [$Reference.$A$5:.$A$8];0);0););[.BH9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Q92]));([.BI92]*5)+IFERROR(INDEX( [$Reference.$D$5:.$D$8];MATCH( [.AQ92]; [$Reference.$A$5:.$A$8];0);0););[.BI9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R92]));([.BJ92]*5)+IFERROR(INDEX( [$Reference.$D$5:.$D$8];MATCH( [.AR92]; [$Reference.$A$5:.$A$8];0);0););[.BJ9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S92]));([.BK92]*5)+IFERROR(INDEX( [$Reference.$D$5:.$D$8];MATCH( [.AS92]; [$Reference.$A$5:.$A$8];0);0););[.BK92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{[{{[(&lt;[[[({[{[]()}[[]]]&lt;&lt;&lt;&gt;[]&gt;&lt;()()&gt;&gt;})][[(([&lt;&gt;{}]{{}()}){&lt;{}&lt;&gt;&gt;{[]&lt;&gt;}})[{({}&lt;&gt;)}]]&lt;&lt;{(&lt;&gt;&lt;&gt;)&lt;{}()&gt;}&lt;(&lt;&gt;())&lt;&lt;</text:p>
          </table:table-cell>
          <table:table-cell table:style-name="ce2" table:formula="of:=SUBSTITUTE(SUBSTITUTE(SUBSTITUTE(SUBSTITUTE([.A93];&quot;()&quot;;&quot;&quot;);&quot;[]&quot;;&quot;&quot;);&quot;{}&quot;;&quot;&quot;);&quot;&lt;&gt;&quot;;&quot;&quot;)" office:value-type="string" office:string-value="{[{{[(&lt;[[[({[[]]&lt;&lt;&gt;&gt;})][[(([]{}){&lt;&gt;{}})[{()}]]&lt;&lt;{()}&lt;()&lt;&lt;" calcext:value-type="string">
            <text:p>{[{{[(&lt;[[[({[[]]&lt;&lt;&gt;&gt;})][[(([]{}){&lt;&gt;{}})[{()}]]&lt;&lt;{()}&lt;()&lt;&lt;</text:p>
          </table:table-cell>
          <table:table-cell table:style-name="ce2" table:formula="of:=SUBSTITUTE(SUBSTITUTE(SUBSTITUTE(SUBSTITUTE([.B93];&quot;()&quot;;&quot;&quot;);&quot;[]&quot;;&quot;&quot;);&quot;{}&quot;;&quot;&quot;);&quot;&lt;&gt;&quot;;&quot;&quot;)" office:value-type="string" office:string-value="{[{{[(&lt;[[[({[]&lt;&gt;})][[((){})[]]&lt;&lt;&lt;&lt;&lt;" calcext:value-type="string">
            <text:p>{[{{[(&lt;[[[({[]&lt;&gt;})][[((){})[]]&lt;&lt;&lt;&lt;&lt;</text:p>
          </table:table-cell>
          <table:table-cell table:style-name="ce2" table:formula="of:=SUBSTITUTE(SUBSTITUTE(SUBSTITUTE(SUBSTITUTE([.C93];&quot;()&quot;;&quot;&quot;);&quot;[]&quot;;&quot;&quot;);&quot;{}&quot;;&quot;&quot;);&quot;&lt;&gt;&quot;;&quot;&quot;)" office:value-type="string" office:string-value="{[{{[(&lt;[[[({})][[()]&lt;&lt;&lt;&lt;&lt;" calcext:value-type="string">
            <text:p>{[{{[(&lt;[[[({})][[()]&lt;&lt;&lt;&lt;&lt;</text:p>
          </table:table-cell>
          <table:table-cell table:style-name="ce2" table:formula="of:=SUBSTITUTE(SUBSTITUTE(SUBSTITUTE(SUBSTITUTE([.D93];&quot;()&quot;;&quot;&quot;);&quot;[]&quot;;&quot;&quot;);&quot;{}&quot;;&quot;&quot;);&quot;&lt;&gt;&quot;;&quot;&quot;)" office:value-type="string" office:string-value="{[{{[(&lt;[[[()][&lt;&lt;&lt;&lt;&lt;" calcext:value-type="string">
            <text:p>{[{{[(&lt;[[[()][&lt;&lt;&lt;&lt;&lt;</text:p>
          </table:table-cell>
          <table:table-cell table:style-name="ce2" table:formula="of:=SUBSTITUTE(SUBSTITUTE(SUBSTITUTE(SUBSTITUTE([.E93];&quot;()&quot;;&quot;&quot;);&quot;[]&quot;;&quot;&quot;);&quot;{}&quot;;&quot;&quot;);&quot;&lt;&gt;&quot;;&quot;&quot;)" office:value-type="string" office:string-value="{[{{[(&lt;[[[&lt;&lt;&lt;&lt;&lt;" calcext:value-type="string">
            <text:p>{[{{[(&lt;[[[&lt;&lt;&lt;&lt;&lt;</text:p>
          </table:table-cell>
          <table:table-cell table:style-name="ce2" table:formula="of:=SUBSTITUTE(SUBSTITUTE(SUBSTITUTE(SUBSTITUTE([.F93];&quot;()&quot;;&quot;&quot;);&quot;[]&quot;;&quot;&quot;);&quot;{}&quot;;&quot;&quot;);&quot;&lt;&gt;&quot;;&quot;&quot;)" office:value-type="string" office:string-value="{[{{[(&lt;[[[&lt;&lt;&lt;&lt;&lt;" calcext:value-type="string">
            <text:p>{[{{[(&lt;[[[&lt;&lt;&lt;&lt;&lt;</text:p>
          </table:table-cell>
          <table:table-cell table:style-name="ce2" table:formula="of:=SUBSTITUTE(SUBSTITUTE(SUBSTITUTE(SUBSTITUTE([.G93];&quot;()&quot;;&quot;&quot;);&quot;[]&quot;;&quot;&quot;);&quot;{}&quot;;&quot;&quot;);&quot;&lt;&gt;&quot;;&quot;&quot;)" office:value-type="string" office:string-value="{[{{[(&lt;[[[&lt;&lt;&lt;&lt;&lt;" calcext:value-type="string">
            <text:p>{[{{[(&lt;[[[&lt;&lt;&lt;&lt;&lt;</text:p>
          </table:table-cell>
          <table:table-cell table:style-name="ce2" table:formula="of:=SUBSTITUTE(SUBSTITUTE(SUBSTITUTE(SUBSTITUTE([.H93];&quot;()&quot;;&quot;&quot;);&quot;[]&quot;;&quot;&quot;);&quot;{}&quot;;&quot;&quot;);&quot;&lt;&gt;&quot;;&quot;&quot;)" office:value-type="string" office:string-value="{[{{[(&lt;[[[&lt;&lt;&lt;&lt;&lt;" calcext:value-type="string">
            <text:p>{[{{[(&lt;[[[&lt;&lt;&lt;&lt;&lt;</text:p>
          </table:table-cell>
          <table:table-cell table:style-name="ce2" table:formula="of:=SUBSTITUTE(SUBSTITUTE(SUBSTITUTE(SUBSTITUTE([.I93];&quot;()&quot;;&quot;&quot;);&quot;[]&quot;;&quot;&quot;);&quot;{}&quot;;&quot;&quot;);&quot;&lt;&gt;&quot;;&quot;&quot;)" office:value-type="string" office:string-value="{[{{[(&lt;[[[&lt;&lt;&lt;&lt;&lt;" calcext:value-type="string">
            <text:p>{[{{[(&lt;[[[&lt;&lt;&lt;&lt;&lt;</text:p>
          </table:table-cell>
          <table:table-cell table:style-name="ce2" table:formula="of:=SUBSTITUTE(SUBSTITUTE(SUBSTITUTE(SUBSTITUTE([.J93];&quot;()&quot;;&quot;&quot;);&quot;[]&quot;;&quot;&quot;);&quot;{}&quot;;&quot;&quot;);&quot;&lt;&gt;&quot;;&quot;&quot;)" office:value-type="string" office:string-value="{[{{[(&lt;[[[&lt;&lt;&lt;&lt;&lt;" calcext:value-type="string">
            <text:p>{[{{[(&lt;[[[&lt;&lt;&lt;&lt;&lt;</text:p>
          </table:table-cell>
          <table:table-cell table:style-name="ce2" table:formula="of:=SUBSTITUTE(SUBSTITUTE(SUBSTITUTE(SUBSTITUTE([.K93];&quot;()&quot;;&quot;&quot;);&quot;[]&quot;;&quot;&quot;);&quot;{}&quot;;&quot;&quot;);&quot;&lt;&gt;&quot;;&quot;&quot;)" office:value-type="string" office:string-value="{[{{[(&lt;[[[&lt;&lt;&lt;&lt;&lt;" calcext:value-type="string">
            <text:p>{[{{[(&lt;[[[&lt;&lt;&lt;&lt;&lt;</text:p>
          </table:table-cell>
          <table:table-cell table:style-name="ce2" table:formula="of:=SUBSTITUTE(SUBSTITUTE(SUBSTITUTE(SUBSTITUTE([.L93];&quot;()&quot;;&quot;&quot;);&quot;[]&quot;;&quot;&quot;);&quot;{}&quot;;&quot;&quot;);&quot;&lt;&gt;&quot;;&quot;&quot;)" office:value-type="string" office:string-value="{[{{[(&lt;[[[&lt;&lt;&lt;&lt;&lt;" calcext:value-type="string">
            <text:p>{[{{[(&lt;[[[&lt;&lt;&lt;&lt;&lt;</text:p>
          </table:table-cell>
          <table:table-cell table:style-name="ce2" table:formula="of:=SUBSTITUTE(SUBSTITUTE(SUBSTITUTE(SUBSTITUTE([.M93];&quot;()&quot;;&quot;&quot;);&quot;[]&quot;;&quot;&quot;);&quot;{}&quot;;&quot;&quot;);&quot;&lt;&gt;&quot;;&quot;&quot;)" office:value-type="string" office:string-value="{[{{[(&lt;[[[&lt;&lt;&lt;&lt;&lt;" calcext:value-type="string">
            <text:p>{[{{[(&lt;[[[&lt;&lt;&lt;&lt;&lt;</text:p>
          </table:table-cell>
          <table:table-cell table:style-name="ce2" table:formula="of:=SUBSTITUTE(SUBSTITUTE(SUBSTITUTE(SUBSTITUTE([.N93];&quot;()&quot;;&quot;&quot;);&quot;[]&quot;;&quot;&quot;);&quot;{}&quot;;&quot;&quot;);&quot;&lt;&gt;&quot;;&quot;&quot;)" office:value-type="string" office:string-value="{[{{[(&lt;[[[&lt;&lt;&lt;&lt;&lt;" calcext:value-type="string">
            <text:p>{[{{[(&lt;[[[&lt;&lt;&lt;&lt;&lt;</text:p>
          </table:table-cell>
          <table:table-cell table:style-name="ce2" table:formula="of:=SUBSTITUTE(SUBSTITUTE(SUBSTITUTE(SUBSTITUTE([.O93];&quot;()&quot;;&quot;&quot;);&quot;[]&quot;;&quot;&quot;);&quot;{}&quot;;&quot;&quot;);&quot;&lt;&gt;&quot;;&quot;&quot;)" office:value-type="string" office:string-value="{[{{[(&lt;[[[&lt;&lt;&lt;&lt;&lt;" calcext:value-type="string">
            <text:p>{[{{[(&lt;[[[&lt;&lt;&lt;&lt;&lt;</text:p>
          </table:table-cell>
          <table:table-cell table:style-name="ce2" table:formula="of:=SUBSTITUTE(SUBSTITUTE(SUBSTITUTE(SUBSTITUTE([.P93];&quot;()&quot;;&quot;&quot;);&quot;[]&quot;;&quot;&quot;);&quot;{}&quot;;&quot;&quot;);&quot;&lt;&gt;&quot;;&quot;&quot;)" office:value-type="string" office:string-value="{[{{[(&lt;[[[&lt;&lt;&lt;&lt;&lt;" calcext:value-type="string">
            <text:p>{[{{[(&lt;[[[&lt;&lt;&lt;&lt;&lt;</text:p>
          </table:table-cell>
          <table:table-cell table:style-name="ce2" table:formula="of:=SUBSTITUTE(SUBSTITUTE(SUBSTITUTE(SUBSTITUTE([.Q93];&quot;()&quot;;&quot;&quot;);&quot;[]&quot;;&quot;&quot;);&quot;{}&quot;;&quot;&quot;);&quot;&lt;&gt;&quot;;&quot;&quot;)" office:value-type="string" office:string-value="{[{{[(&lt;[[[&lt;&lt;&lt;&lt;&lt;" calcext:value-type="string">
            <text:p>{[{{[(&lt;[[[&lt;&lt;&lt;&lt;&lt;</text:p>
          </table:table-cell>
          <table:table-cell table:style-name="ce2" table:formula="of:=SUBSTITUTE(SUBSTITUTE(SUBSTITUTE(SUBSTITUTE([.R93];&quot;()&quot;;&quot;&quot;);&quot;[]&quot;;&quot;&quot;);&quot;{}&quot;;&quot;&quot;);&quot;&lt;&gt;&quot;;&quot;&quot;)" office:value-type="string" office:string-value="{[{{[(&lt;[[[&lt;&lt;&lt;&lt;&lt;" calcext:value-type="string">
            <text:p>{[{{[(&lt;[[[&lt;&lt;&lt;&lt;&lt;</text:p>
          </table:table-cell>
          <table:table-cell table:style-name="ce2" table:formula="of:=SUBSTITUTE(SUBSTITUTE(SUBSTITUTE(SUBSTITUTE([.S93];&quot;()&quot;;&quot;&quot;);&quot;[]&quot;;&quot;&quot;);&quot;{}&quot;;&quot;&quot;);&quot;&lt;&gt;&quot;;&quot;&quot;)" office:value-type="string" office:string-value="{[{{[(&lt;[[[&lt;&lt;&lt;&lt;&lt;" calcext:value-type="string">
            <text:p>{[{{[(&lt;[[[&lt;&lt;&lt;&lt;&lt;</text:p>
          </table:table-cell>
          <table:table-cell table:style-name="ce2" table:formula="of:=SUBSTITUTE(SUBSTITUTE(SUBSTITUTE(SUBSTITUTE([.T93];&quot;()&quot;;&quot;&quot;);&quot;[]&quot;;&quot;&quot;);&quot;{}&quot;;&quot;&quot;);&quot;&lt;&gt;&quot;;&quot;&quot;)" office:value-type="string" office:string-value="{[{{[(&lt;[[[&lt;&lt;&lt;&lt;&lt;" calcext:value-type="string">
            <text:p>{[{{[(&lt;[[[&lt;&lt;&lt;&lt;&lt;</text:p>
          </table:table-cell>
          <table:table-cell table:style-name="ce2" table:formula="of:=SUBSTITUTE(SUBSTITUTE(SUBSTITUTE(SUBSTITUTE([.U93];&quot;()&quot;;&quot;&quot;);&quot;[]&quot;;&quot;&quot;);&quot;{}&quot;;&quot;&quot;);&quot;&lt;&gt;&quot;;&quot;&quot;)" office:value-type="string" office:string-value="{[{{[(&lt;[[[&lt;&lt;&lt;&lt;&lt;" calcext:value-type="string">
            <text:p>{[{{[(&lt;[[[&lt;&lt;&lt;&lt;&lt;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93]; MIN(IFERROR(TRANSPOSE(FIND([$Reference.$A$5:.$A$8];[.V93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93]);CONCATENATE(MID([.V93];LEN([.V93])-ROW(INDIRECT(&quot;1:&quot;&amp;LEN([.V93])))+1;1));)" office:value-type="float" office:value="0" calcext:value-type="float">
            <text:p>0</text:p>
          </table:table-cell>
          <table:table-cell table:style-name="ce8" table:formula="of:=SUBSTITUTE(SUBSTITUTE(SUBSTITUTE(SUBSTITUTE([.Z93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93&amp;&quot;&quot;&quot;&quot;,&quot;&quot;(?s)(.{1})&quot;&quot;,&quot;&quot;$1&quot;&quot;&amp;CHAR(127)),&quot;&quot;'&quot;&quot;,&quot;&quot;''&quot;&quot;),CHAR(127)),)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number-columns-repeated="3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93]));([.AT93]*5)+IFERROR(INDEX( [$Reference.$D$5:.$D$8];MATCH( [.AB93]; [$Reference.$A$5:.$A$8];0);0););[.AT93])" office:value-type="float" office:value="4" calcext:value-type="float">
            <text:p>4</text:p>
          </table:table-cell>
          <table:table-cell table:style-name="ce9" table:number-matrix-columns-spanned="1" table:number-matrix-rows-spanned="1" table:formula="of:=IF(NOT(ISBLANK([.AC93]));([.AU93]*5)+IFERROR(INDEX( [$Reference.$D$5:.$D$8];MATCH( [.AC93]; [$Reference.$A$5:.$A$8];0);0););[.AU93])" office:value-type="float" office:value="24" calcext:value-type="float">
            <text:p>24</text:p>
          </table:table-cell>
          <table:table-cell table:style-name="ce9" table:number-matrix-columns-spanned="1" table:number-matrix-rows-spanned="1" table:formula="of:=IF(NOT(ISBLANK([.AD93]));([.AV93]*5)+IFERROR(INDEX( [$Reference.$D$5:.$D$8];MATCH( [.AD93]; [$Reference.$A$5:.$A$8];0);0););[.AV93])" office:value-type="float" office:value="124" calcext:value-type="float">
            <text:p>124</text:p>
          </table:table-cell>
          <table:table-cell table:style-name="ce9" table:number-matrix-columns-spanned="1" table:number-matrix-rows-spanned="1" table:formula="of:=IF(NOT(ISBLANK([.AE93]));([.AW93]*5)+IFERROR(INDEX( [$Reference.$D$5:.$D$8];MATCH( [.AE93]; [$Reference.$A$5:.$A$8];0);0););[.AW93])" office:value-type="float" office:value="624" calcext:value-type="float">
            <text:p>624</text:p>
          </table:table-cell>
          <table:table-cell table:style-name="ce9" table:number-matrix-columns-spanned="1" table:number-matrix-rows-spanned="1" table:formula="of:=IF(NOT(ISBLANK([.AF93]));([.AX93]*5)+IFERROR(INDEX( [$Reference.$D$5:.$D$8];MATCH( [.AF93]; [$Reference.$A$5:.$A$8];0);0););[.AX93])" office:value-type="float" office:value="3124" calcext:value-type="float">
            <text:p>3124</text:p>
          </table:table-cell>
          <table:table-cell table:style-name="ce9" table:number-matrix-columns-spanned="1" table:number-matrix-rows-spanned="1" table:formula="of:=IF(NOT(ISBLANK([.AG93]));([.AY93]*5)+IFERROR(INDEX( [$Reference.$D$5:.$D$8];MATCH( [.AG93]; [$Reference.$A$5:.$A$8];0);0););[.AY93])" office:value-type="float" office:value="15622" calcext:value-type="float">
            <text:p>15622</text:p>
          </table:table-cell>
          <table:table-cell table:style-name="ce9" table:number-matrix-columns-spanned="1" table:number-matrix-rows-spanned="1" table:formula="of:=IF(NOT(ISBLANK([.AH93]));([.AZ93]*5)+IFERROR(INDEX( [$Reference.$D$5:.$D$8];MATCH( [.AH93]; [$Reference.$A$5:.$A$8];0);0););[.AZ93])" office:value-type="float" office:value="78112" calcext:value-type="float">
            <text:p>78112</text:p>
          </table:table-cell>
          <table:table-cell table:style-name="ce9" table:number-matrix-columns-spanned="1" table:number-matrix-rows-spanned="1" table:formula="of:=IF(NOT(ISBLANK([.AI93]));([.BA93]*5)+IFERROR(INDEX( [$Reference.$D$5:.$D$8];MATCH( [.AI93]; [$Reference.$A$5:.$A$8];0);0););[.BA93])" office:value-type="float" office:value="390562" calcext:value-type="float">
            <text:p>390562</text:p>
          </table:table-cell>
          <table:table-cell table:style-name="ce9" table:number-matrix-columns-spanned="1" table:number-matrix-rows-spanned="1" table:formula="of:=IF(NOT(ISBLANK([.AJ93]));([.BB93]*5)+IFERROR(INDEX( [$Reference.$D$5:.$D$8];MATCH( [.AJ93]; [$Reference.$A$5:.$A$8];0);0););[.BB93])" office:value-type="float" office:value="1952814" calcext:value-type="float">
            <text:p>1952814</text:p>
          </table:table-cell>
          <table:table-cell table:style-name="ce9" table:number-matrix-columns-spanned="1" table:number-matrix-rows-spanned="1" table:formula="of:=IF(NOT(ISBLANK([.AK93]));([.BC93]*5)+IFERROR(INDEX( [$Reference.$D$5:.$D$8];MATCH( [.AK93]; [$Reference.$A$5:.$A$8];0);0););[.BC93])" office:value-type="float" office:value="9764071" calcext:value-type="float">
            <text:p>9764071</text:p>
          </table:table-cell>
          <table:table-cell table:style-name="ce9" table:number-matrix-columns-spanned="1" table:number-matrix-rows-spanned="1" table:formula="of:=IF(NOT(ISBLANK([.AL93]));([.BD93]*5)+IFERROR(INDEX( [$Reference.$D$5:.$D$8];MATCH( [.AL93]; [$Reference.$A$5:.$A$8];0);0););[.BD93])" office:value-type="float" office:value="48820357" calcext:value-type="float">
            <text:p>48820357</text:p>
          </table:table-cell>
          <table:table-cell table:style-name="ce9" table:number-matrix-columns-spanned="1" table:number-matrix-rows-spanned="1" table:formula="of:=IF(NOT(ISBLANK([.AM93]));([.BE93]*5)+IFERROR(INDEX( [$Reference.$D$5:.$D$8];MATCH( [.AM93]; [$Reference.$A$5:.$A$8];0);0););[.BE93])" office:value-type="float" office:value="244101788" calcext:value-type="float">
            <text:p>244101788</text:p>
          </table:table-cell>
          <table:table-cell table:style-name="ce9" table:number-matrix-columns-spanned="1" table:number-matrix-rows-spanned="1" table:formula="of:=IF(NOT(ISBLANK([.AN93]));([.BF93]*5)+IFERROR(INDEX( [$Reference.$D$5:.$D$8];MATCH( [.AN93]; [$Reference.$A$5:.$A$8];0);0););[.BF93])" office:value-type="float" office:value="1220508943" calcext:value-type="float">
            <text:p>1220508943</text:p>
          </table:table-cell>
          <table:table-cell table:style-name="ce9" table:number-matrix-columns-spanned="1" table:number-matrix-rows-spanned="1" table:formula="of:=IF(NOT(ISBLANK([.AO93]));([.BG93]*5)+IFERROR(INDEX( [$Reference.$D$5:.$D$8];MATCH( [.AO93]; [$Reference.$A$5:.$A$8];0);0););[.BG93])" office:value-type="float" office:value="6102544717" calcext:value-type="float">
            <text:p>6102544717</text:p>
          </table:table-cell>
          <table:table-cell table:style-name="ce9" table:number-matrix-columns-spanned="1" table:number-matrix-rows-spanned="1" table:formula="of:=IF(NOT(ISBLANK([.AP93]));([.BH93]*5)+IFERROR(INDEX( [$Reference.$D$5:.$D$8];MATCH( [.AP93]; [$Reference.$A$5:.$A$8];0);0););[.BH93])" office:value-type="float" office:value="30512723588" calcext:value-type="float">
            <text:p>30512723588</text:p>
          </table:table-cell>
          <table:table-cell table:style-name="ce9" table:number-matrix-columns-spanned="1" table:number-matrix-rows-spanned="1" table:formula="of:=IF(NOT(ISBLANK([.AQ93]));([.BI93]*5)+IFERROR(INDEX( [$Reference.$D$5:.$D$8];MATCH( [.AQ93]; [$Reference.$A$5:.$A$8];0);0););[.BI93])" office:value-type="float" office:value="30512723588" calcext:value-type="float">
            <text:p>30512723588</text:p>
          </table:table-cell>
          <table:table-cell table:style-name="ce9" table:number-matrix-columns-spanned="1" table:number-matrix-rows-spanned="1" table:formula="of:=IF(NOT(ISBLANK([.AR93]));([.BJ93]*5)+IFERROR(INDEX( [$Reference.$D$5:.$D$8];MATCH( [.AR93]; [$Reference.$A$5:.$A$8];0);0););[.BJ93])" office:value-type="float" office:value="30512723588" calcext:value-type="float">
            <text:p>30512723588</text:p>
          </table:table-cell>
          <table:table-cell table:style-name="ce9" table:number-matrix-columns-spanned="1" table:number-matrix-rows-spanned="1" table:formula="of:=IF(NOT(ISBLANK([.AS93]));([.BK93]*5)+IFERROR(INDEX( [$Reference.$D$5:.$D$8];MATCH( [.AS93]; [$Reference.$A$5:.$A$8];0);0););[.BK93])" office:value-type="float" office:value="30512723588" calcext:value-type="float">
            <text:p>30512723588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&lt;{&lt;{{[&lt;[&lt;{&lt;(([[]{}])[[{}{}]{()[]}])&lt;&lt;{()()}{()&lt;&gt;)&gt;&gt;&gt;}&lt;[&lt;[[{}{}][()[]]]&lt;&lt;[]()&gt;(&lt;&gt;[])&gt;&gt;[(([])</text:p>
          </table:table-cell>
          <table:table-cell table:style-name="ce2" table:formula="of:=SUBSTITUTE(SUBSTITUTE(SUBSTITUTE(SUBSTITUTE([.A94];&quot;()&quot;;&quot;&quot;);&quot;[]&quot;;&quot;&quot;);&quot;{}&quot;;&quot;&quot;);&quot;&lt;&gt;&quot;;&quot;&quot;)" office:value-type="string" office:string-value="&lt;{&lt;{{[&lt;[&lt;{&lt;(([])[[]])&lt;&lt;{)&gt;&gt;&gt;}&lt;[&lt;[[][]]&lt;()&gt;&gt;[(()" calcext:value-type="string">
            <text:p>&lt;{&lt;{{[&lt;[&lt;{&lt;(([])[[]])&lt;&lt;{)&gt;&gt;&gt;}&lt;[&lt;[[][]]&lt;()&gt;&gt;[(()</text:p>
          </table:table-cell>
          <table:table-cell table:style-name="ce2" table:formula="of:=SUBSTITUTE(SUBSTITUTE(SUBSTITUTE(SUBSTITUTE([.B94];&quot;()&quot;;&quot;&quot;);&quot;[]&quot;;&quot;&quot;);&quot;{}&quot;;&quot;&quot;);&quot;&lt;&gt;&quot;;&quot;&quot;)" office:value-type="string" office:string-value="&lt;{&lt;{{[&lt;[&lt;{&lt;(()[])&lt;&lt;{)&gt;&gt;&gt;}&lt;[&lt;[]&gt;[(" calcext:value-type="string">
            <text:p>&lt;{&lt;{{[&lt;[&lt;{&lt;(()[])&lt;&lt;{)&gt;&gt;&gt;}&lt;[&lt;[]&gt;[(</text:p>
          </table:table-cell>
          <table:table-cell table:style-name="ce2" table:formula="of:=SUBSTITUTE(SUBSTITUTE(SUBSTITUTE(SUBSTITUTE([.C94];&quot;()&quot;;&quot;&quot;);&quot;[]&quot;;&quot;&quot;);&quot;{}&quot;;&quot;&quot;);&quot;&lt;&gt;&quot;;&quot;&quot;)" office:value-type="string" office:string-value="&lt;{&lt;{{[&lt;[&lt;{&lt;()&lt;&lt;{)&gt;&gt;&gt;}&lt;[[(" calcext:value-type="string">
            <text:p>&lt;{&lt;{{[&lt;[&lt;{&lt;()&lt;&lt;{)&gt;&gt;&gt;}&lt;[[(</text:p>
          </table:table-cell>
          <table:table-cell table:style-name="ce2" table:formula="of:=SUBSTITUTE(SUBSTITUTE(SUBSTITUTE(SUBSTITUTE([.D94];&quot;()&quot;;&quot;&quot;);&quot;[]&quot;;&quot;&quot;);&quot;{}&quot;;&quot;&quot;);&quot;&lt;&gt;&quot;;&quot;&quot;)" office:value-type="string" office:string-value="&lt;{&lt;{{[&lt;[&lt;{&lt;&lt;&lt;{)&gt;&gt;&gt;}&lt;[[(" calcext:value-type="string">
            <text:p>&lt;{&lt;{{[&lt;[&lt;{&lt;&lt;&lt;{)&gt;&gt;&gt;}&lt;[[(</text:p>
          </table:table-cell>
          <table:table-cell table:style-name="ce2" table:formula="of:=SUBSTITUTE(SUBSTITUTE(SUBSTITUTE(SUBSTITUTE([.E94];&quot;()&quot;;&quot;&quot;);&quot;[]&quot;;&quot;&quot;);&quot;{}&quot;;&quot;&quot;);&quot;&lt;&gt;&quot;;&quot;&quot;)" office:value-type="string" office:string-value="&lt;{&lt;{{[&lt;[&lt;{&lt;&lt;&lt;{)&gt;&gt;&gt;}&lt;[[(" calcext:value-type="string">
            <text:p>&lt;{&lt;{{[&lt;[&lt;{&lt;&lt;&lt;{)&gt;&gt;&gt;}&lt;[[(</text:p>
          </table:table-cell>
          <table:table-cell table:style-name="ce2" table:formula="of:=SUBSTITUTE(SUBSTITUTE(SUBSTITUTE(SUBSTITUTE([.F94];&quot;()&quot;;&quot;&quot;);&quot;[]&quot;;&quot;&quot;);&quot;{}&quot;;&quot;&quot;);&quot;&lt;&gt;&quot;;&quot;&quot;)" office:value-type="string" office:string-value="&lt;{&lt;{{[&lt;[&lt;{&lt;&lt;&lt;{)&gt;&gt;&gt;}&lt;[[(" calcext:value-type="string">
            <text:p>&lt;{&lt;{{[&lt;[&lt;{&lt;&lt;&lt;{)&gt;&gt;&gt;}&lt;[[(</text:p>
          </table:table-cell>
          <table:table-cell table:style-name="ce2" table:formula="of:=SUBSTITUTE(SUBSTITUTE(SUBSTITUTE(SUBSTITUTE([.G94];&quot;()&quot;;&quot;&quot;);&quot;[]&quot;;&quot;&quot;);&quot;{}&quot;;&quot;&quot;);&quot;&lt;&gt;&quot;;&quot;&quot;)" office:value-type="string" office:string-value="&lt;{&lt;{{[&lt;[&lt;{&lt;&lt;&lt;{)&gt;&gt;&gt;}&lt;[[(" calcext:value-type="string">
            <text:p>&lt;{&lt;{{[&lt;[&lt;{&lt;&lt;&lt;{)&gt;&gt;&gt;}&lt;[[(</text:p>
          </table:table-cell>
          <table:table-cell table:style-name="ce2" table:formula="of:=SUBSTITUTE(SUBSTITUTE(SUBSTITUTE(SUBSTITUTE([.H94];&quot;()&quot;;&quot;&quot;);&quot;[]&quot;;&quot;&quot;);&quot;{}&quot;;&quot;&quot;);&quot;&lt;&gt;&quot;;&quot;&quot;)" office:value-type="string" office:string-value="&lt;{&lt;{{[&lt;[&lt;{&lt;&lt;&lt;{)&gt;&gt;&gt;}&lt;[[(" calcext:value-type="string">
            <text:p>&lt;{&lt;{{[&lt;[&lt;{&lt;&lt;&lt;{)&gt;&gt;&gt;}&lt;[[(</text:p>
          </table:table-cell>
          <table:table-cell table:style-name="ce2" table:formula="of:=SUBSTITUTE(SUBSTITUTE(SUBSTITUTE(SUBSTITUTE([.I94];&quot;()&quot;;&quot;&quot;);&quot;[]&quot;;&quot;&quot;);&quot;{}&quot;;&quot;&quot;);&quot;&lt;&gt;&quot;;&quot;&quot;)" office:value-type="string" office:string-value="&lt;{&lt;{{[&lt;[&lt;{&lt;&lt;&lt;{)&gt;&gt;&gt;}&lt;[[(" calcext:value-type="string">
            <text:p>&lt;{&lt;{{[&lt;[&lt;{&lt;&lt;&lt;{)&gt;&gt;&gt;}&lt;[[(</text:p>
          </table:table-cell>
          <table:table-cell table:style-name="ce2" table:formula="of:=SUBSTITUTE(SUBSTITUTE(SUBSTITUTE(SUBSTITUTE([.J94];&quot;()&quot;;&quot;&quot;);&quot;[]&quot;;&quot;&quot;);&quot;{}&quot;;&quot;&quot;);&quot;&lt;&gt;&quot;;&quot;&quot;)" office:value-type="string" office:string-value="&lt;{&lt;{{[&lt;[&lt;{&lt;&lt;&lt;{)&gt;&gt;&gt;}&lt;[[(" calcext:value-type="string">
            <text:p>&lt;{&lt;{{[&lt;[&lt;{&lt;&lt;&lt;{)&gt;&gt;&gt;}&lt;[[(</text:p>
          </table:table-cell>
          <table:table-cell table:style-name="ce2" table:formula="of:=SUBSTITUTE(SUBSTITUTE(SUBSTITUTE(SUBSTITUTE([.K94];&quot;()&quot;;&quot;&quot;);&quot;[]&quot;;&quot;&quot;);&quot;{}&quot;;&quot;&quot;);&quot;&lt;&gt;&quot;;&quot;&quot;)" office:value-type="string" office:string-value="&lt;{&lt;{{[&lt;[&lt;{&lt;&lt;&lt;{)&gt;&gt;&gt;}&lt;[[(" calcext:value-type="string">
            <text:p>&lt;{&lt;{{[&lt;[&lt;{&lt;&lt;&lt;{)&gt;&gt;&gt;}&lt;[[(</text:p>
          </table:table-cell>
          <table:table-cell table:style-name="ce2" table:formula="of:=SUBSTITUTE(SUBSTITUTE(SUBSTITUTE(SUBSTITUTE([.L94];&quot;()&quot;;&quot;&quot;);&quot;[]&quot;;&quot;&quot;);&quot;{}&quot;;&quot;&quot;);&quot;&lt;&gt;&quot;;&quot;&quot;)" office:value-type="string" office:string-value="&lt;{&lt;{{[&lt;[&lt;{&lt;&lt;&lt;{)&gt;&gt;&gt;}&lt;[[(" calcext:value-type="string">
            <text:p>&lt;{&lt;{{[&lt;[&lt;{&lt;&lt;&lt;{)&gt;&gt;&gt;}&lt;[[(</text:p>
          </table:table-cell>
          <table:table-cell table:style-name="ce2" table:formula="of:=SUBSTITUTE(SUBSTITUTE(SUBSTITUTE(SUBSTITUTE([.M94];&quot;()&quot;;&quot;&quot;);&quot;[]&quot;;&quot;&quot;);&quot;{}&quot;;&quot;&quot;);&quot;&lt;&gt;&quot;;&quot;&quot;)" office:value-type="string" office:string-value="&lt;{&lt;{{[&lt;[&lt;{&lt;&lt;&lt;{)&gt;&gt;&gt;}&lt;[[(" calcext:value-type="string">
            <text:p>&lt;{&lt;{{[&lt;[&lt;{&lt;&lt;&lt;{)&gt;&gt;&gt;}&lt;[[(</text:p>
          </table:table-cell>
          <table:table-cell table:style-name="ce2" table:formula="of:=SUBSTITUTE(SUBSTITUTE(SUBSTITUTE(SUBSTITUTE([.N94];&quot;()&quot;;&quot;&quot;);&quot;[]&quot;;&quot;&quot;);&quot;{}&quot;;&quot;&quot;);&quot;&lt;&gt;&quot;;&quot;&quot;)" office:value-type="string" office:string-value="&lt;{&lt;{{[&lt;[&lt;{&lt;&lt;&lt;{)&gt;&gt;&gt;}&lt;[[(" calcext:value-type="string">
            <text:p>&lt;{&lt;{{[&lt;[&lt;{&lt;&lt;&lt;{)&gt;&gt;&gt;}&lt;[[(</text:p>
          </table:table-cell>
          <table:table-cell table:style-name="ce2" table:formula="of:=SUBSTITUTE(SUBSTITUTE(SUBSTITUTE(SUBSTITUTE([.O94];&quot;()&quot;;&quot;&quot;);&quot;[]&quot;;&quot;&quot;);&quot;{}&quot;;&quot;&quot;);&quot;&lt;&gt;&quot;;&quot;&quot;)" office:value-type="string" office:string-value="&lt;{&lt;{{[&lt;[&lt;{&lt;&lt;&lt;{)&gt;&gt;&gt;}&lt;[[(" calcext:value-type="string">
            <text:p>&lt;{&lt;{{[&lt;[&lt;{&lt;&lt;&lt;{)&gt;&gt;&gt;}&lt;[[(</text:p>
          </table:table-cell>
          <table:table-cell table:style-name="ce2" table:formula="of:=SUBSTITUTE(SUBSTITUTE(SUBSTITUTE(SUBSTITUTE([.P94];&quot;()&quot;;&quot;&quot;);&quot;[]&quot;;&quot;&quot;);&quot;{}&quot;;&quot;&quot;);&quot;&lt;&gt;&quot;;&quot;&quot;)" office:value-type="string" office:string-value="&lt;{&lt;{{[&lt;[&lt;{&lt;&lt;&lt;{)&gt;&gt;&gt;}&lt;[[(" calcext:value-type="string">
            <text:p>&lt;{&lt;{{[&lt;[&lt;{&lt;&lt;&lt;{)&gt;&gt;&gt;}&lt;[[(</text:p>
          </table:table-cell>
          <table:table-cell table:style-name="ce2" table:formula="of:=SUBSTITUTE(SUBSTITUTE(SUBSTITUTE(SUBSTITUTE([.Q94];&quot;()&quot;;&quot;&quot;);&quot;[]&quot;;&quot;&quot;);&quot;{}&quot;;&quot;&quot;);&quot;&lt;&gt;&quot;;&quot;&quot;)" office:value-type="string" office:string-value="&lt;{&lt;{{[&lt;[&lt;{&lt;&lt;&lt;{)&gt;&gt;&gt;}&lt;[[(" calcext:value-type="string">
            <text:p>&lt;{&lt;{{[&lt;[&lt;{&lt;&lt;&lt;{)&gt;&gt;&gt;}&lt;[[(</text:p>
          </table:table-cell>
          <table:table-cell table:style-name="ce2" table:formula="of:=SUBSTITUTE(SUBSTITUTE(SUBSTITUTE(SUBSTITUTE([.R94];&quot;()&quot;;&quot;&quot;);&quot;[]&quot;;&quot;&quot;);&quot;{}&quot;;&quot;&quot;);&quot;&lt;&gt;&quot;;&quot;&quot;)" office:value-type="string" office:string-value="&lt;{&lt;{{[&lt;[&lt;{&lt;&lt;&lt;{)&gt;&gt;&gt;}&lt;[[(" calcext:value-type="string">
            <text:p>&lt;{&lt;{{[&lt;[&lt;{&lt;&lt;&lt;{)&gt;&gt;&gt;}&lt;[[(</text:p>
          </table:table-cell>
          <table:table-cell table:style-name="ce2" table:formula="of:=SUBSTITUTE(SUBSTITUTE(SUBSTITUTE(SUBSTITUTE([.S94];&quot;()&quot;;&quot;&quot;);&quot;[]&quot;;&quot;&quot;);&quot;{}&quot;;&quot;&quot;);&quot;&lt;&gt;&quot;;&quot;&quot;)" office:value-type="string" office:string-value="&lt;{&lt;{{[&lt;[&lt;{&lt;&lt;&lt;{)&gt;&gt;&gt;}&lt;[[(" calcext:value-type="string">
            <text:p>&lt;{&lt;{{[&lt;[&lt;{&lt;&lt;&lt;{)&gt;&gt;&gt;}&lt;[[(</text:p>
          </table:table-cell>
          <table:table-cell table:style-name="ce2" table:formula="of:=SUBSTITUTE(SUBSTITUTE(SUBSTITUTE(SUBSTITUTE([.T94];&quot;()&quot;;&quot;&quot;);&quot;[]&quot;;&quot;&quot;);&quot;{}&quot;;&quot;&quot;);&quot;&lt;&gt;&quot;;&quot;&quot;)" office:value-type="string" office:string-value="&lt;{&lt;{{[&lt;[&lt;{&lt;&lt;&lt;{)&gt;&gt;&gt;}&lt;[[(" calcext:value-type="string">
            <text:p>&lt;{&lt;{{[&lt;[&lt;{&lt;&lt;&lt;{)&gt;&gt;&gt;}&lt;[[(</text:p>
          </table:table-cell>
          <table:table-cell table:style-name="ce2" table:formula="of:=SUBSTITUTE(SUBSTITUTE(SUBSTITUTE(SUBSTITUTE([.U94];&quot;()&quot;;&quot;&quot;);&quot;[]&quot;;&quot;&quot;);&quot;{}&quot;;&quot;&quot;);&quot;&lt;&gt;&quot;;&quot;&quot;)" office:value-type="string" office:string-value="&lt;{&lt;{{[&lt;[&lt;{&lt;&lt;&lt;{)&gt;&gt;&gt;}&lt;[[(" calcext:value-type="string">
            <text:p>&lt;{&lt;{{[&lt;[&lt;{&lt;&lt;&lt;{)&gt;&gt;&gt;}&lt;[[(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94]; MIN(IFERROR(TRANSPOSE(FIND([$Reference.$A$5:.$A$8];[.V94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94]);CONCATENATE(MID([.V94];LEN([.V94])-ROW(INDIRECT(&quot;1:&quot;&amp;LEN([.V94])))+1;1));)" office:value-type="float" office:value="0" calcext:value-type="float">
            <text:p>0</text:p>
          </table:table-cell>
          <table:table-cell table:style-name="ce8" table:formula="of:=SUBSTITUTE(SUBSTITUTE(SUBSTITUTE(SUBSTITUTE([.Z94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94&amp;&quot;&quot;&quot;&quot;,&quot;&quot;(?s)(.{1})&quot;&quot;,&quot;&quot;$1&quot;&quot;&amp;CHAR(127)),&quot;&quot;'&quot;&quot;,&quot;&quot;''&quot;&quot;),CHAR(127)),)&quot;);&quot;&quot;)">
            <text:p/>
          </table:table-cell>
          <table:table-cell table:style-name="ce9" table:number-columns-repeated="1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94]));([.AT94]*5)+IFERROR(INDEX( [$Reference.$D$5:.$D$8];MATCH( [.AB94]; [$Reference.$A$5:.$A$8];0);0););[.AT9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C94]));([.AU94]*5)+IFERROR(INDEX( [$Reference.$D$5:.$D$8];MATCH( [.AC94]; [$Reference.$A$5:.$A$8];0);0););[.AU9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D94]));([.AV94]*5)+IFERROR(INDEX( [$Reference.$D$5:.$D$8];MATCH( [.AD94]; [$Reference.$A$5:.$A$8];0);0););[.AV9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E94]));([.AW94]*5)+IFERROR(INDEX( [$Reference.$D$5:.$D$8];MATCH( [.AE94]; [$Reference.$A$5:.$A$8];0);0););[.AW9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F94]));([.AX94]*5)+IFERROR(INDEX( [$Reference.$D$5:.$D$8];MATCH( [.AF94]; [$Reference.$A$5:.$A$8];0);0););[.AX9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G94]));([.AY94]*5)+IFERROR(INDEX( [$Reference.$D$5:.$D$8];MATCH( [.AG94]; [$Reference.$A$5:.$A$8];0);0););[.AY9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H94]));([.AZ94]*5)+IFERROR(INDEX( [$Reference.$D$5:.$D$8];MATCH( [.AH94]; [$Reference.$A$5:.$A$8];0);0););[.AZ9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I94]));([.BA94]*5)+IFERROR(INDEX( [$Reference.$D$5:.$D$8];MATCH( [.AI94]; [$Reference.$A$5:.$A$8];0);0););[.BA9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J94]));([.BB94]*5)+IFERROR(INDEX( [$Reference.$D$5:.$D$8];MATCH( [.AJ94]; [$Reference.$A$5:.$A$8];0);0););[.BB9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K94]));([.BC94]*5)+IFERROR(INDEX( [$Reference.$D$5:.$D$8];MATCH( [.AK94]; [$Reference.$A$5:.$A$8];0);0););[.BC9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L94]));([.BD94]*5)+IFERROR(INDEX( [$Reference.$D$5:.$D$8];MATCH( [.AL94]; [$Reference.$A$5:.$A$8];0);0););[.BD9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M94]));([.BE94]*5)+IFERROR(INDEX( [$Reference.$D$5:.$D$8];MATCH( [.AM94]; [$Reference.$A$5:.$A$8];0);0););[.BE9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N94]));([.BF94]*5)+IFERROR(INDEX( [$Reference.$D$5:.$D$8];MATCH( [.AN94]; [$Reference.$A$5:.$A$8];0);0););[.BF9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O94]));([.BG94]*5)+IFERROR(INDEX( [$Reference.$D$5:.$D$8];MATCH( [.AO94]; [$Reference.$A$5:.$A$8];0);0););[.BG9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P94]));([.BH94]*5)+IFERROR(INDEX( [$Reference.$D$5:.$D$8];MATCH( [.AP94]; [$Reference.$A$5:.$A$8];0);0););[.BH9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Q94]));([.BI94]*5)+IFERROR(INDEX( [$Reference.$D$5:.$D$8];MATCH( [.AQ94]; [$Reference.$A$5:.$A$8];0);0););[.BI9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R94]));([.BJ94]*5)+IFERROR(INDEX( [$Reference.$D$5:.$D$8];MATCH( [.AR94]; [$Reference.$A$5:.$A$8];0);0););[.BJ94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S94]));([.BK94]*5)+IFERROR(INDEX( [$Reference.$D$5:.$D$8];MATCH( [.AS94]; [$Reference.$A$5:.$A$8];0);0););[.BK94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(([{([&lt;&lt;{{((({()()}[()&lt;&gt;])({&lt;&gt;&lt;&gt;}))&lt;&lt;{[][]}[{}()]&gt;{([]{})}&gt;)}}(&lt;&lt;{(&lt;[]()&gt;{[]()})((()()){&lt;&gt;&lt;</text:p>
          </table:table-cell>
          <table:table-cell table:style-name="ce2" table:formula="of:=SUBSTITUTE(SUBSTITUTE(SUBSTITUTE(SUBSTITUTE([.A95];&quot;()&quot;;&quot;&quot;);&quot;[]&quot;;&quot;&quot;);&quot;{}&quot;;&quot;&quot;);&quot;&lt;&gt;&quot;;&quot;&quot;)" office:value-type="string" office:string-value="(([{([&lt;&lt;{{((([])({}))&lt;&lt;[]&gt;{()}&gt;)}}(&lt;&lt;{()((){&lt;" calcext:value-type="string">
            <text:p>(([{([&lt;&lt;{{((([])({}))&lt;&lt;[]&gt;{()}&gt;)}}(&lt;&lt;{()((){&lt;</text:p>
          </table:table-cell>
          <table:table-cell table:style-name="ce2" table:formula="of:=SUBSTITUTE(SUBSTITUTE(SUBSTITUTE(SUBSTITUTE([.B95];&quot;()&quot;;&quot;&quot;);&quot;[]&quot;;&quot;&quot;);&quot;{}&quot;;&quot;&quot;);&quot;&lt;&gt;&quot;;&quot;&quot;)" office:value-type="string" office:string-value="(([{([&lt;&lt;{{((()())&lt;&gt;)}}(&lt;&lt;{({&lt;" calcext:value-type="string">
            <text:p>(([{([&lt;&lt;{{((()())&lt;&gt;)}}(&lt;&lt;{({&lt;</text:p>
          </table:table-cell>
          <table:table-cell table:style-name="ce2" table:formula="of:=SUBSTITUTE(SUBSTITUTE(SUBSTITUTE(SUBSTITUTE([.C95];&quot;()&quot;;&quot;&quot;);&quot;[]&quot;;&quot;&quot;);&quot;{}&quot;;&quot;&quot;);&quot;&lt;&gt;&quot;;&quot;&quot;)" office:value-type="string" office:string-value="(([{([&lt;&lt;{{(())}}(&lt;&lt;{({&lt;" calcext:value-type="string">
            <text:p>(([{([&lt;&lt;{{(())}}(&lt;&lt;{({&lt;</text:p>
          </table:table-cell>
          <table:table-cell table:style-name="ce2" table:formula="of:=SUBSTITUTE(SUBSTITUTE(SUBSTITUTE(SUBSTITUTE([.D95];&quot;()&quot;;&quot;&quot;);&quot;[]&quot;;&quot;&quot;);&quot;{}&quot;;&quot;&quot;);&quot;&lt;&gt;&quot;;&quot;&quot;)" office:value-type="string" office:string-value="(([{([&lt;&lt;{{()}}(&lt;&lt;{({&lt;" calcext:value-type="string">
            <text:p>(([{([&lt;&lt;{{()}}(&lt;&lt;{({&lt;</text:p>
          </table:table-cell>
          <table:table-cell table:style-name="ce2" table:formula="of:=SUBSTITUTE(SUBSTITUTE(SUBSTITUTE(SUBSTITUTE([.E95];&quot;()&quot;;&quot;&quot;);&quot;[]&quot;;&quot;&quot;);&quot;{}&quot;;&quot;&quot;);&quot;&lt;&gt;&quot;;&quot;&quot;)" office:value-type="string" office:string-value="(([{([&lt;&lt;{}(&lt;&lt;{({&lt;" calcext:value-type="string">
            <text:p>(([{([&lt;&lt;{}(&lt;&lt;{({&lt;</text:p>
          </table:table-cell>
          <table:table-cell table:style-name="ce2" table:formula="of:=SUBSTITUTE(SUBSTITUTE(SUBSTITUTE(SUBSTITUTE([.F95];&quot;()&quot;;&quot;&quot;);&quot;[]&quot;;&quot;&quot;);&quot;{}&quot;;&quot;&quot;);&quot;&lt;&gt;&quot;;&quot;&quot;)" office:value-type="string" office:string-value="(([{([&lt;&lt;(&lt;&lt;{({&lt;" calcext:value-type="string">
            <text:p>(([{([&lt;&lt;(&lt;&lt;{({&lt;</text:p>
          </table:table-cell>
          <table:table-cell table:style-name="ce2" table:formula="of:=SUBSTITUTE(SUBSTITUTE(SUBSTITUTE(SUBSTITUTE([.G95];&quot;()&quot;;&quot;&quot;);&quot;[]&quot;;&quot;&quot;);&quot;{}&quot;;&quot;&quot;);&quot;&lt;&gt;&quot;;&quot;&quot;)" office:value-type="string" office:string-value="(([{([&lt;&lt;(&lt;&lt;{({&lt;" calcext:value-type="string">
            <text:p>(([{([&lt;&lt;(&lt;&lt;{({&lt;</text:p>
          </table:table-cell>
          <table:table-cell table:style-name="ce2" table:formula="of:=SUBSTITUTE(SUBSTITUTE(SUBSTITUTE(SUBSTITUTE([.H95];&quot;()&quot;;&quot;&quot;);&quot;[]&quot;;&quot;&quot;);&quot;{}&quot;;&quot;&quot;);&quot;&lt;&gt;&quot;;&quot;&quot;)" office:value-type="string" office:string-value="(([{([&lt;&lt;(&lt;&lt;{({&lt;" calcext:value-type="string">
            <text:p>(([{([&lt;&lt;(&lt;&lt;{({&lt;</text:p>
          </table:table-cell>
          <table:table-cell table:style-name="ce2" table:formula="of:=SUBSTITUTE(SUBSTITUTE(SUBSTITUTE(SUBSTITUTE([.I95];&quot;()&quot;;&quot;&quot;);&quot;[]&quot;;&quot;&quot;);&quot;{}&quot;;&quot;&quot;);&quot;&lt;&gt;&quot;;&quot;&quot;)" office:value-type="string" office:string-value="(([{([&lt;&lt;(&lt;&lt;{({&lt;" calcext:value-type="string">
            <text:p>(([{([&lt;&lt;(&lt;&lt;{({&lt;</text:p>
          </table:table-cell>
          <table:table-cell table:style-name="ce2" table:formula="of:=SUBSTITUTE(SUBSTITUTE(SUBSTITUTE(SUBSTITUTE([.J95];&quot;()&quot;;&quot;&quot;);&quot;[]&quot;;&quot;&quot;);&quot;{}&quot;;&quot;&quot;);&quot;&lt;&gt;&quot;;&quot;&quot;)" office:value-type="string" office:string-value="(([{([&lt;&lt;(&lt;&lt;{({&lt;" calcext:value-type="string">
            <text:p>(([{([&lt;&lt;(&lt;&lt;{({&lt;</text:p>
          </table:table-cell>
          <table:table-cell table:style-name="ce2" table:formula="of:=SUBSTITUTE(SUBSTITUTE(SUBSTITUTE(SUBSTITUTE([.K95];&quot;()&quot;;&quot;&quot;);&quot;[]&quot;;&quot;&quot;);&quot;{}&quot;;&quot;&quot;);&quot;&lt;&gt;&quot;;&quot;&quot;)" office:value-type="string" office:string-value="(([{([&lt;&lt;(&lt;&lt;{({&lt;" calcext:value-type="string">
            <text:p>(([{([&lt;&lt;(&lt;&lt;{({&lt;</text:p>
          </table:table-cell>
          <table:table-cell table:style-name="ce2" table:formula="of:=SUBSTITUTE(SUBSTITUTE(SUBSTITUTE(SUBSTITUTE([.L95];&quot;()&quot;;&quot;&quot;);&quot;[]&quot;;&quot;&quot;);&quot;{}&quot;;&quot;&quot;);&quot;&lt;&gt;&quot;;&quot;&quot;)" office:value-type="string" office:string-value="(([{([&lt;&lt;(&lt;&lt;{({&lt;" calcext:value-type="string">
            <text:p>(([{([&lt;&lt;(&lt;&lt;{({&lt;</text:p>
          </table:table-cell>
          <table:table-cell table:style-name="ce2" table:formula="of:=SUBSTITUTE(SUBSTITUTE(SUBSTITUTE(SUBSTITUTE([.M95];&quot;()&quot;;&quot;&quot;);&quot;[]&quot;;&quot;&quot;);&quot;{}&quot;;&quot;&quot;);&quot;&lt;&gt;&quot;;&quot;&quot;)" office:value-type="string" office:string-value="(([{([&lt;&lt;(&lt;&lt;{({&lt;" calcext:value-type="string">
            <text:p>(([{([&lt;&lt;(&lt;&lt;{({&lt;</text:p>
          </table:table-cell>
          <table:table-cell table:style-name="ce2" table:formula="of:=SUBSTITUTE(SUBSTITUTE(SUBSTITUTE(SUBSTITUTE([.N95];&quot;()&quot;;&quot;&quot;);&quot;[]&quot;;&quot;&quot;);&quot;{}&quot;;&quot;&quot;);&quot;&lt;&gt;&quot;;&quot;&quot;)" office:value-type="string" office:string-value="(([{([&lt;&lt;(&lt;&lt;{({&lt;" calcext:value-type="string">
            <text:p>(([{([&lt;&lt;(&lt;&lt;{({&lt;</text:p>
          </table:table-cell>
          <table:table-cell table:style-name="ce2" table:formula="of:=SUBSTITUTE(SUBSTITUTE(SUBSTITUTE(SUBSTITUTE([.O95];&quot;()&quot;;&quot;&quot;);&quot;[]&quot;;&quot;&quot;);&quot;{}&quot;;&quot;&quot;);&quot;&lt;&gt;&quot;;&quot;&quot;)" office:value-type="string" office:string-value="(([{([&lt;&lt;(&lt;&lt;{({&lt;" calcext:value-type="string">
            <text:p>(([{([&lt;&lt;(&lt;&lt;{({&lt;</text:p>
          </table:table-cell>
          <table:table-cell table:style-name="ce2" table:formula="of:=SUBSTITUTE(SUBSTITUTE(SUBSTITUTE(SUBSTITUTE([.P95];&quot;()&quot;;&quot;&quot;);&quot;[]&quot;;&quot;&quot;);&quot;{}&quot;;&quot;&quot;);&quot;&lt;&gt;&quot;;&quot;&quot;)" office:value-type="string" office:string-value="(([{([&lt;&lt;(&lt;&lt;{({&lt;" calcext:value-type="string">
            <text:p>(([{([&lt;&lt;(&lt;&lt;{({&lt;</text:p>
          </table:table-cell>
          <table:table-cell table:style-name="ce2" table:formula="of:=SUBSTITUTE(SUBSTITUTE(SUBSTITUTE(SUBSTITUTE([.Q95];&quot;()&quot;;&quot;&quot;);&quot;[]&quot;;&quot;&quot;);&quot;{}&quot;;&quot;&quot;);&quot;&lt;&gt;&quot;;&quot;&quot;)" office:value-type="string" office:string-value="(([{([&lt;&lt;(&lt;&lt;{({&lt;" calcext:value-type="string">
            <text:p>(([{([&lt;&lt;(&lt;&lt;{({&lt;</text:p>
          </table:table-cell>
          <table:table-cell table:style-name="ce2" table:formula="of:=SUBSTITUTE(SUBSTITUTE(SUBSTITUTE(SUBSTITUTE([.R95];&quot;()&quot;;&quot;&quot;);&quot;[]&quot;;&quot;&quot;);&quot;{}&quot;;&quot;&quot;);&quot;&lt;&gt;&quot;;&quot;&quot;)" office:value-type="string" office:string-value="(([{([&lt;&lt;(&lt;&lt;{({&lt;" calcext:value-type="string">
            <text:p>(([{([&lt;&lt;(&lt;&lt;{({&lt;</text:p>
          </table:table-cell>
          <table:table-cell table:style-name="ce2" table:formula="of:=SUBSTITUTE(SUBSTITUTE(SUBSTITUTE(SUBSTITUTE([.S95];&quot;()&quot;;&quot;&quot;);&quot;[]&quot;;&quot;&quot;);&quot;{}&quot;;&quot;&quot;);&quot;&lt;&gt;&quot;;&quot;&quot;)" office:value-type="string" office:string-value="(([{([&lt;&lt;(&lt;&lt;{({&lt;" calcext:value-type="string">
            <text:p>(([{([&lt;&lt;(&lt;&lt;{({&lt;</text:p>
          </table:table-cell>
          <table:table-cell table:style-name="ce2" table:formula="of:=SUBSTITUTE(SUBSTITUTE(SUBSTITUTE(SUBSTITUTE([.T95];&quot;()&quot;;&quot;&quot;);&quot;[]&quot;;&quot;&quot;);&quot;{}&quot;;&quot;&quot;);&quot;&lt;&gt;&quot;;&quot;&quot;)" office:value-type="string" office:string-value="(([{([&lt;&lt;(&lt;&lt;{({&lt;" calcext:value-type="string">
            <text:p>(([{([&lt;&lt;(&lt;&lt;{({&lt;</text:p>
          </table:table-cell>
          <table:table-cell table:style-name="ce2" table:formula="of:=SUBSTITUTE(SUBSTITUTE(SUBSTITUTE(SUBSTITUTE([.U95];&quot;()&quot;;&quot;&quot;);&quot;[]&quot;;&quot;&quot;);&quot;{}&quot;;&quot;&quot;);&quot;&lt;&gt;&quot;;&quot;&quot;)" office:value-type="string" office:string-value="(([{([&lt;&lt;(&lt;&lt;{({&lt;" calcext:value-type="string">
            <text:p>(([{([&lt;&lt;(&lt;&lt;{({&lt;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95]; MIN(IFERROR(TRANSPOSE(FIND([$Reference.$A$5:.$A$8];[.V95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95]);CONCATENATE(MID([.V95];LEN([.V95])-ROW(INDIRECT(&quot;1:&quot;&amp;LEN([.V95])))+1;1));)" office:value-type="float" office:value="0" calcext:value-type="float">
            <text:p>0</text:p>
          </table:table-cell>
          <table:table-cell table:style-name="ce8" table:formula="of:=SUBSTITUTE(SUBSTITUTE(SUBSTITUTE(SUBSTITUTE([.Z95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95&amp;&quot;&quot;&quot;&quot;,&quot;&quot;(?s)(.{1})&quot;&quot;,&quot;&quot;$1&quot;&quot;&amp;CHAR(127)),&quot;&quot;'&quot;&quot;,&quot;&quot;''&quot;&quot;),CHAR(127)),)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number-columns-repeated="3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95]));([.AT95]*5)+IFERROR(INDEX( [$Reference.$D$5:.$D$8];MATCH( [.AB95]; [$Reference.$A$5:.$A$8];0);0););[.AT95])" office:value-type="float" office:value="4" calcext:value-type="float">
            <text:p>4</text:p>
          </table:table-cell>
          <table:table-cell table:style-name="ce9" table:number-matrix-columns-spanned="1" table:number-matrix-rows-spanned="1" table:formula="of:=IF(NOT(ISBLANK([.AC95]));([.AU95]*5)+IFERROR(INDEX( [$Reference.$D$5:.$D$8];MATCH( [.AC95]; [$Reference.$A$5:.$A$8];0);0););[.AU95])" office:value-type="float" office:value="23" calcext:value-type="float">
            <text:p>23</text:p>
          </table:table-cell>
          <table:table-cell table:style-name="ce9" table:number-matrix-columns-spanned="1" table:number-matrix-rows-spanned="1" table:formula="of:=IF(NOT(ISBLANK([.AD95]));([.AV95]*5)+IFERROR(INDEX( [$Reference.$D$5:.$D$8];MATCH( [.AD95]; [$Reference.$A$5:.$A$8];0);0););[.AV95])" office:value-type="float" office:value="116" calcext:value-type="float">
            <text:p>116</text:p>
          </table:table-cell>
          <table:table-cell table:style-name="ce9" table:number-matrix-columns-spanned="1" table:number-matrix-rows-spanned="1" table:formula="of:=IF(NOT(ISBLANK([.AE95]));([.AW95]*5)+IFERROR(INDEX( [$Reference.$D$5:.$D$8];MATCH( [.AE95]; [$Reference.$A$5:.$A$8];0);0););[.AW95])" office:value-type="float" office:value="583" calcext:value-type="float">
            <text:p>583</text:p>
          </table:table-cell>
          <table:table-cell table:style-name="ce9" table:number-matrix-columns-spanned="1" table:number-matrix-rows-spanned="1" table:formula="of:=IF(NOT(ISBLANK([.AF95]));([.AX95]*5)+IFERROR(INDEX( [$Reference.$D$5:.$D$8];MATCH( [.AF95]; [$Reference.$A$5:.$A$8];0);0););[.AX95])" office:value-type="float" office:value="2919" calcext:value-type="float">
            <text:p>2919</text:p>
          </table:table-cell>
          <table:table-cell table:style-name="ce9" table:number-matrix-columns-spanned="1" table:number-matrix-rows-spanned="1" table:formula="of:=IF(NOT(ISBLANK([.AG95]));([.AY95]*5)+IFERROR(INDEX( [$Reference.$D$5:.$D$8];MATCH( [.AG95]; [$Reference.$A$5:.$A$8];0);0););[.AY95])" office:value-type="float" office:value="14599" calcext:value-type="float">
            <text:p>14599</text:p>
          </table:table-cell>
          <table:table-cell table:style-name="ce9" table:number-matrix-columns-spanned="1" table:number-matrix-rows-spanned="1" table:formula="of:=IF(NOT(ISBLANK([.AH95]));([.AZ95]*5)+IFERROR(INDEX( [$Reference.$D$5:.$D$8];MATCH( [.AH95]; [$Reference.$A$5:.$A$8];0);0););[.AZ95])" office:value-type="float" office:value="72996" calcext:value-type="float">
            <text:p>72996</text:p>
          </table:table-cell>
          <table:table-cell table:style-name="ce9" table:number-matrix-columns-spanned="1" table:number-matrix-rows-spanned="1" table:formula="of:=IF(NOT(ISBLANK([.AI95]));([.BA95]*5)+IFERROR(INDEX( [$Reference.$D$5:.$D$8];MATCH( [.AI95]; [$Reference.$A$5:.$A$8];0);0););[.BA95])" office:value-type="float" office:value="364984" calcext:value-type="float">
            <text:p>364984</text:p>
          </table:table-cell>
          <table:table-cell table:style-name="ce9" table:number-matrix-columns-spanned="1" table:number-matrix-rows-spanned="1" table:formula="of:=IF(NOT(ISBLANK([.AJ95]));([.BB95]*5)+IFERROR(INDEX( [$Reference.$D$5:.$D$8];MATCH( [.AJ95]; [$Reference.$A$5:.$A$8];0);0););[.BB95])" office:value-type="float" office:value="1824924" calcext:value-type="float">
            <text:p>1824924</text:p>
          </table:table-cell>
          <table:table-cell table:style-name="ce9" table:number-matrix-columns-spanned="1" table:number-matrix-rows-spanned="1" table:formula="of:=IF(NOT(ISBLANK([.AK95]));([.BC95]*5)+IFERROR(INDEX( [$Reference.$D$5:.$D$8];MATCH( [.AK95]; [$Reference.$A$5:.$A$8];0);0););[.BC95])" office:value-type="float" office:value="9124622" calcext:value-type="float">
            <text:p>9124622</text:p>
          </table:table-cell>
          <table:table-cell table:style-name="ce9" table:number-matrix-columns-spanned="1" table:number-matrix-rows-spanned="1" table:formula="of:=IF(NOT(ISBLANK([.AL95]));([.BD95]*5)+IFERROR(INDEX( [$Reference.$D$5:.$D$8];MATCH( [.AL95]; [$Reference.$A$5:.$A$8];0);0););[.BD95])" office:value-type="float" office:value="45623111" calcext:value-type="float">
            <text:p>45623111</text:p>
          </table:table-cell>
          <table:table-cell table:style-name="ce9" table:number-matrix-columns-spanned="1" table:number-matrix-rows-spanned="1" table:formula="of:=IF(NOT(ISBLANK([.AM95]));([.BE95]*5)+IFERROR(INDEX( [$Reference.$D$5:.$D$8];MATCH( [.AM95]; [$Reference.$A$5:.$A$8];0);0););[.BE95])" office:value-type="float" office:value="228115558" calcext:value-type="float">
            <text:p>228115558</text:p>
          </table:table-cell>
          <table:table-cell table:style-name="ce9" table:number-matrix-columns-spanned="1" table:number-matrix-rows-spanned="1" table:formula="of:=IF(NOT(ISBLANK([.AN95]));([.BF95]*5)+IFERROR(INDEX( [$Reference.$D$5:.$D$8];MATCH( [.AN95]; [$Reference.$A$5:.$A$8];0);0););[.BF95])" office:value-type="float" office:value="1140577792" calcext:value-type="float">
            <text:p>1140577792</text:p>
          </table:table-cell>
          <table:table-cell table:style-name="ce9" table:number-matrix-columns-spanned="1" table:number-matrix-rows-spanned="1" table:formula="of:=IF(NOT(ISBLANK([.AO95]));([.BG95]*5)+IFERROR(INDEX( [$Reference.$D$5:.$D$8];MATCH( [.AO95]; [$Reference.$A$5:.$A$8];0);0););[.BG95])" office:value-type="float" office:value="5702888961" calcext:value-type="float">
            <text:p>5702888961</text:p>
          </table:table-cell>
          <table:table-cell table:style-name="ce9" table:number-matrix-columns-spanned="1" table:number-matrix-rows-spanned="1" table:formula="of:=IF(NOT(ISBLANK([.AP95]));([.BH95]*5)+IFERROR(INDEX( [$Reference.$D$5:.$D$8];MATCH( [.AP95]; [$Reference.$A$5:.$A$8];0);0););[.BH95])" office:value-type="float" office:value="28514444806" calcext:value-type="float">
            <text:p>28514444806</text:p>
          </table:table-cell>
          <table:table-cell table:style-name="ce9" table:number-matrix-columns-spanned="1" table:number-matrix-rows-spanned="1" table:formula="of:=IF(NOT(ISBLANK([.AQ95]));([.BI95]*5)+IFERROR(INDEX( [$Reference.$D$5:.$D$8];MATCH( [.AQ95]; [$Reference.$A$5:.$A$8];0);0););[.BI95])" office:value-type="float" office:value="28514444806" calcext:value-type="float">
            <text:p>28514444806</text:p>
          </table:table-cell>
          <table:table-cell table:style-name="ce9" table:number-matrix-columns-spanned="1" table:number-matrix-rows-spanned="1" table:formula="of:=IF(NOT(ISBLANK([.AR95]));([.BJ95]*5)+IFERROR(INDEX( [$Reference.$D$5:.$D$8];MATCH( [.AR95]; [$Reference.$A$5:.$A$8];0);0););[.BJ95])" office:value-type="float" office:value="28514444806" calcext:value-type="float">
            <text:p>28514444806</text:p>
          </table:table-cell>
          <table:table-cell table:style-name="ce9" table:number-matrix-columns-spanned="1" table:number-matrix-rows-spanned="1" table:formula="of:=IF(NOT(ISBLANK([.AS95]));([.BK95]*5)+IFERROR(INDEX( [$Reference.$D$5:.$D$8];MATCH( [.AS95]; [$Reference.$A$5:.$A$8];0);0););[.BK95])" office:value-type="float" office:value="28514444806" calcext:value-type="float">
            <text:p>28514444806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[[{&lt;{{{{&lt;(&lt;{{{()[]}{{}[]}}}&gt;&lt;&lt;&lt;&lt;{}[]&gt;{{}()}&gt;&lt;[{}&lt;&gt;](()[])&gt;&gt;{{({}()&gt;&lt;(){}&gt;}&lt;{[]()}[{}]&gt;}&gt;)&gt;[[[{[[{}&lt;&gt;]&lt;()()&gt;][</text:p>
          </table:table-cell>
          <table:table-cell table:style-name="ce2" table:formula="of:=SUBSTITUTE(SUBSTITUTE(SUBSTITUTE(SUBSTITUTE([.A96];&quot;()&quot;;&quot;&quot;);&quot;[]&quot;;&quot;&quot;);&quot;{}&quot;;&quot;&quot;);&quot;&lt;&gt;&quot;;&quot;&quot;)" office:value-type="string" office:string-value="[[{&lt;{{{{&lt;(&lt;{{{}}}&gt;&lt;&lt;&lt;{}&gt;&lt;[]()&gt;&gt;{{(&gt;}&lt;[]&gt;}&gt;)&gt;[[[{[[]][" calcext:value-type="string">
            <text:p>[[{&lt;{{{{&lt;(&lt;{{{}}}&gt;&lt;&lt;&lt;{}&gt;&lt;[]()&gt;&gt;{{(&gt;}&lt;[]&gt;}&gt;)&gt;[[[{[[]][</text:p>
          </table:table-cell>
          <table:table-cell table:style-name="ce2" table:formula="of:=SUBSTITUTE(SUBSTITUTE(SUBSTITUTE(SUBSTITUTE([.B96];&quot;()&quot;;&quot;&quot;);&quot;[]&quot;;&quot;&quot;);&quot;{}&quot;;&quot;&quot;);&quot;&lt;&gt;&quot;;&quot;&quot;)" office:value-type="string" office:string-value="[[{&lt;{{{{&lt;(&lt;{{}}&gt;&lt;&lt;&gt;{{(&gt;}}&gt;)&gt;[[[{[][" calcext:value-type="string">
            <text:p>[[{&lt;{{{{&lt;(&lt;{{}}&gt;&lt;&lt;&gt;{{(&gt;}}&gt;)&gt;[[[{[][</text:p>
          </table:table-cell>
          <table:table-cell table:style-name="ce2" table:formula="of:=SUBSTITUTE(SUBSTITUTE(SUBSTITUTE(SUBSTITUTE([.C96];&quot;()&quot;;&quot;&quot;);&quot;[]&quot;;&quot;&quot;);&quot;{}&quot;;&quot;&quot;);&quot;&lt;&gt;&quot;;&quot;&quot;)" office:value-type="string" office:string-value="[[{&lt;{{{{&lt;(&lt;{}&gt;&lt;{{(&gt;}}&gt;)&gt;[[[{[" calcext:value-type="string">
            <text:p>[[{&lt;{{{{&lt;(&lt;{}&gt;&lt;{{(&gt;}}&gt;)&gt;[[[{[</text:p>
          </table:table-cell>
          <table:table-cell table:style-name="ce2" table:formula="of:=SUBSTITUTE(SUBSTITUTE(SUBSTITUTE(SUBSTITUTE([.D96];&quot;()&quot;;&quot;&quot;);&quot;[]&quot;;&quot;&quot;);&quot;{}&quot;;&quot;&quot;);&quot;&lt;&gt;&quot;;&quot;&quot;)" office:value-type="string" office:string-value="[[{&lt;{{{{&lt;(&lt;{{(&gt;}}&gt;)&gt;[[[{[" calcext:value-type="string">
            <text:p>[[{&lt;{{{{&lt;(&lt;{{(&gt;}}&gt;)&gt;[[[{[</text:p>
          </table:table-cell>
          <table:table-cell table:style-name="ce2" table:formula="of:=SUBSTITUTE(SUBSTITUTE(SUBSTITUTE(SUBSTITUTE([.E96];&quot;()&quot;;&quot;&quot;);&quot;[]&quot;;&quot;&quot;);&quot;{}&quot;;&quot;&quot;);&quot;&lt;&gt;&quot;;&quot;&quot;)" office:value-type="string" office:string-value="[[{&lt;{{{{&lt;(&lt;{{(&gt;}}&gt;)&gt;[[[{[" calcext:value-type="string">
            <text:p>[[{&lt;{{{{&lt;(&lt;{{(&gt;}}&gt;)&gt;[[[{[</text:p>
          </table:table-cell>
          <table:table-cell table:style-name="ce2" table:formula="of:=SUBSTITUTE(SUBSTITUTE(SUBSTITUTE(SUBSTITUTE([.F96];&quot;()&quot;;&quot;&quot;);&quot;[]&quot;;&quot;&quot;);&quot;{}&quot;;&quot;&quot;);&quot;&lt;&gt;&quot;;&quot;&quot;)" office:value-type="string" office:string-value="[[{&lt;{{{{&lt;(&lt;{{(&gt;}}&gt;)&gt;[[[{[" calcext:value-type="string">
            <text:p>[[{&lt;{{{{&lt;(&lt;{{(&gt;}}&gt;)&gt;[[[{[</text:p>
          </table:table-cell>
          <table:table-cell table:style-name="ce2" table:formula="of:=SUBSTITUTE(SUBSTITUTE(SUBSTITUTE(SUBSTITUTE([.G96];&quot;()&quot;;&quot;&quot;);&quot;[]&quot;;&quot;&quot;);&quot;{}&quot;;&quot;&quot;);&quot;&lt;&gt;&quot;;&quot;&quot;)" office:value-type="string" office:string-value="[[{&lt;{{{{&lt;(&lt;{{(&gt;}}&gt;)&gt;[[[{[" calcext:value-type="string">
            <text:p>[[{&lt;{{{{&lt;(&lt;{{(&gt;}}&gt;)&gt;[[[{[</text:p>
          </table:table-cell>
          <table:table-cell table:style-name="ce2" table:formula="of:=SUBSTITUTE(SUBSTITUTE(SUBSTITUTE(SUBSTITUTE([.H96];&quot;()&quot;;&quot;&quot;);&quot;[]&quot;;&quot;&quot;);&quot;{}&quot;;&quot;&quot;);&quot;&lt;&gt;&quot;;&quot;&quot;)" office:value-type="string" office:string-value="[[{&lt;{{{{&lt;(&lt;{{(&gt;}}&gt;)&gt;[[[{[" calcext:value-type="string">
            <text:p>[[{&lt;{{{{&lt;(&lt;{{(&gt;}}&gt;)&gt;[[[{[</text:p>
          </table:table-cell>
          <table:table-cell table:style-name="ce2" table:formula="of:=SUBSTITUTE(SUBSTITUTE(SUBSTITUTE(SUBSTITUTE([.I96];&quot;()&quot;;&quot;&quot;);&quot;[]&quot;;&quot;&quot;);&quot;{}&quot;;&quot;&quot;);&quot;&lt;&gt;&quot;;&quot;&quot;)" office:value-type="string" office:string-value="[[{&lt;{{{{&lt;(&lt;{{(&gt;}}&gt;)&gt;[[[{[" calcext:value-type="string">
            <text:p>[[{&lt;{{{{&lt;(&lt;{{(&gt;}}&gt;)&gt;[[[{[</text:p>
          </table:table-cell>
          <table:table-cell table:style-name="ce2" table:formula="of:=SUBSTITUTE(SUBSTITUTE(SUBSTITUTE(SUBSTITUTE([.J96];&quot;()&quot;;&quot;&quot;);&quot;[]&quot;;&quot;&quot;);&quot;{}&quot;;&quot;&quot;);&quot;&lt;&gt;&quot;;&quot;&quot;)" office:value-type="string" office:string-value="[[{&lt;{{{{&lt;(&lt;{{(&gt;}}&gt;)&gt;[[[{[" calcext:value-type="string">
            <text:p>[[{&lt;{{{{&lt;(&lt;{{(&gt;}}&gt;)&gt;[[[{[</text:p>
          </table:table-cell>
          <table:table-cell table:style-name="ce2" table:formula="of:=SUBSTITUTE(SUBSTITUTE(SUBSTITUTE(SUBSTITUTE([.K96];&quot;()&quot;;&quot;&quot;);&quot;[]&quot;;&quot;&quot;);&quot;{}&quot;;&quot;&quot;);&quot;&lt;&gt;&quot;;&quot;&quot;)" office:value-type="string" office:string-value="[[{&lt;{{{{&lt;(&lt;{{(&gt;}}&gt;)&gt;[[[{[" calcext:value-type="string">
            <text:p>[[{&lt;{{{{&lt;(&lt;{{(&gt;}}&gt;)&gt;[[[{[</text:p>
          </table:table-cell>
          <table:table-cell table:style-name="ce2" table:formula="of:=SUBSTITUTE(SUBSTITUTE(SUBSTITUTE(SUBSTITUTE([.L96];&quot;()&quot;;&quot;&quot;);&quot;[]&quot;;&quot;&quot;);&quot;{}&quot;;&quot;&quot;);&quot;&lt;&gt;&quot;;&quot;&quot;)" office:value-type="string" office:string-value="[[{&lt;{{{{&lt;(&lt;{{(&gt;}}&gt;)&gt;[[[{[" calcext:value-type="string">
            <text:p>[[{&lt;{{{{&lt;(&lt;{{(&gt;}}&gt;)&gt;[[[{[</text:p>
          </table:table-cell>
          <table:table-cell table:style-name="ce2" table:formula="of:=SUBSTITUTE(SUBSTITUTE(SUBSTITUTE(SUBSTITUTE([.M96];&quot;()&quot;;&quot;&quot;);&quot;[]&quot;;&quot;&quot;);&quot;{}&quot;;&quot;&quot;);&quot;&lt;&gt;&quot;;&quot;&quot;)" office:value-type="string" office:string-value="[[{&lt;{{{{&lt;(&lt;{{(&gt;}}&gt;)&gt;[[[{[" calcext:value-type="string">
            <text:p>[[{&lt;{{{{&lt;(&lt;{{(&gt;}}&gt;)&gt;[[[{[</text:p>
          </table:table-cell>
          <table:table-cell table:style-name="ce2" table:formula="of:=SUBSTITUTE(SUBSTITUTE(SUBSTITUTE(SUBSTITUTE([.N96];&quot;()&quot;;&quot;&quot;);&quot;[]&quot;;&quot;&quot;);&quot;{}&quot;;&quot;&quot;);&quot;&lt;&gt;&quot;;&quot;&quot;)" office:value-type="string" office:string-value="[[{&lt;{{{{&lt;(&lt;{{(&gt;}}&gt;)&gt;[[[{[" calcext:value-type="string">
            <text:p>[[{&lt;{{{{&lt;(&lt;{{(&gt;}}&gt;)&gt;[[[{[</text:p>
          </table:table-cell>
          <table:table-cell table:style-name="ce2" table:formula="of:=SUBSTITUTE(SUBSTITUTE(SUBSTITUTE(SUBSTITUTE([.O96];&quot;()&quot;;&quot;&quot;);&quot;[]&quot;;&quot;&quot;);&quot;{}&quot;;&quot;&quot;);&quot;&lt;&gt;&quot;;&quot;&quot;)" office:value-type="string" office:string-value="[[{&lt;{{{{&lt;(&lt;{{(&gt;}}&gt;)&gt;[[[{[" calcext:value-type="string">
            <text:p>[[{&lt;{{{{&lt;(&lt;{{(&gt;}}&gt;)&gt;[[[{[</text:p>
          </table:table-cell>
          <table:table-cell table:style-name="ce2" table:formula="of:=SUBSTITUTE(SUBSTITUTE(SUBSTITUTE(SUBSTITUTE([.P96];&quot;()&quot;;&quot;&quot;);&quot;[]&quot;;&quot;&quot;);&quot;{}&quot;;&quot;&quot;);&quot;&lt;&gt;&quot;;&quot;&quot;)" office:value-type="string" office:string-value="[[{&lt;{{{{&lt;(&lt;{{(&gt;}}&gt;)&gt;[[[{[" calcext:value-type="string">
            <text:p>[[{&lt;{{{{&lt;(&lt;{{(&gt;}}&gt;)&gt;[[[{[</text:p>
          </table:table-cell>
          <table:table-cell table:style-name="ce2" table:formula="of:=SUBSTITUTE(SUBSTITUTE(SUBSTITUTE(SUBSTITUTE([.Q96];&quot;()&quot;;&quot;&quot;);&quot;[]&quot;;&quot;&quot;);&quot;{}&quot;;&quot;&quot;);&quot;&lt;&gt;&quot;;&quot;&quot;)" office:value-type="string" office:string-value="[[{&lt;{{{{&lt;(&lt;{{(&gt;}}&gt;)&gt;[[[{[" calcext:value-type="string">
            <text:p>[[{&lt;{{{{&lt;(&lt;{{(&gt;}}&gt;)&gt;[[[{[</text:p>
          </table:table-cell>
          <table:table-cell table:style-name="ce2" table:formula="of:=SUBSTITUTE(SUBSTITUTE(SUBSTITUTE(SUBSTITUTE([.R96];&quot;()&quot;;&quot;&quot;);&quot;[]&quot;;&quot;&quot;);&quot;{}&quot;;&quot;&quot;);&quot;&lt;&gt;&quot;;&quot;&quot;)" office:value-type="string" office:string-value="[[{&lt;{{{{&lt;(&lt;{{(&gt;}}&gt;)&gt;[[[{[" calcext:value-type="string">
            <text:p>[[{&lt;{{{{&lt;(&lt;{{(&gt;}}&gt;)&gt;[[[{[</text:p>
          </table:table-cell>
          <table:table-cell table:style-name="ce2" table:formula="of:=SUBSTITUTE(SUBSTITUTE(SUBSTITUTE(SUBSTITUTE([.S96];&quot;()&quot;;&quot;&quot;);&quot;[]&quot;;&quot;&quot;);&quot;{}&quot;;&quot;&quot;);&quot;&lt;&gt;&quot;;&quot;&quot;)" office:value-type="string" office:string-value="[[{&lt;{{{{&lt;(&lt;{{(&gt;}}&gt;)&gt;[[[{[" calcext:value-type="string">
            <text:p>[[{&lt;{{{{&lt;(&lt;{{(&gt;}}&gt;)&gt;[[[{[</text:p>
          </table:table-cell>
          <table:table-cell table:style-name="ce2" table:formula="of:=SUBSTITUTE(SUBSTITUTE(SUBSTITUTE(SUBSTITUTE([.T96];&quot;()&quot;;&quot;&quot;);&quot;[]&quot;;&quot;&quot;);&quot;{}&quot;;&quot;&quot;);&quot;&lt;&gt;&quot;;&quot;&quot;)" office:value-type="string" office:string-value="[[{&lt;{{{{&lt;(&lt;{{(&gt;}}&gt;)&gt;[[[{[" calcext:value-type="string">
            <text:p>[[{&lt;{{{{&lt;(&lt;{{(&gt;}}&gt;)&gt;[[[{[</text:p>
          </table:table-cell>
          <table:table-cell table:style-name="ce2" table:formula="of:=SUBSTITUTE(SUBSTITUTE(SUBSTITUTE(SUBSTITUTE([.U96];&quot;()&quot;;&quot;&quot;);&quot;[]&quot;;&quot;&quot;);&quot;{}&quot;;&quot;&quot;);&quot;&lt;&gt;&quot;;&quot;&quot;)" office:value-type="string" office:string-value="[[{&lt;{{{{&lt;(&lt;{{(&gt;}}&gt;)&gt;[[[{[" calcext:value-type="string">
            <text:p>[[{&lt;{{{{&lt;(&lt;{{(&gt;}}&gt;)&gt;[[[{[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96]; MIN(IFERROR(TRANSPOSE(FIND([$Reference.$A$5:.$A$8];[.V96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96]);CONCATENATE(MID([.V96];LEN([.V96])-ROW(INDIRECT(&quot;1:&quot;&amp;LEN([.V96])))+1;1));)" office:value-type="float" office:value="0" calcext:value-type="float">
            <text:p>0</text:p>
          </table:table-cell>
          <table:table-cell table:style-name="ce8" table:formula="of:=SUBSTITUTE(SUBSTITUTE(SUBSTITUTE(SUBSTITUTE([.Z96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96&amp;&quot;&quot;&quot;&quot;,&quot;&quot;(?s)(.{1})&quot;&quot;,&quot;&quot;$1&quot;&quot;&amp;CHAR(127)),&quot;&quot;'&quot;&quot;,&quot;&quot;''&quot;&quot;),CHAR(127)),)&quot;);&quot;&quot;)">
            <text:p/>
          </table:table-cell>
          <table:table-cell table:style-name="ce9" table:number-columns-repeated="1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96]));([.AT96]*5)+IFERROR(INDEX( [$Reference.$D$5:.$D$8];MATCH( [.AB96]; [$Reference.$A$5:.$A$8];0);0););[.AT9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C96]));([.AU96]*5)+IFERROR(INDEX( [$Reference.$D$5:.$D$8];MATCH( [.AC96]; [$Reference.$A$5:.$A$8];0);0););[.AU9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D96]));([.AV96]*5)+IFERROR(INDEX( [$Reference.$D$5:.$D$8];MATCH( [.AD96]; [$Reference.$A$5:.$A$8];0);0););[.AV9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E96]));([.AW96]*5)+IFERROR(INDEX( [$Reference.$D$5:.$D$8];MATCH( [.AE96]; [$Reference.$A$5:.$A$8];0);0););[.AW9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F96]));([.AX96]*5)+IFERROR(INDEX( [$Reference.$D$5:.$D$8];MATCH( [.AF96]; [$Reference.$A$5:.$A$8];0);0););[.AX9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G96]));([.AY96]*5)+IFERROR(INDEX( [$Reference.$D$5:.$D$8];MATCH( [.AG96]; [$Reference.$A$5:.$A$8];0);0););[.AY9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H96]));([.AZ96]*5)+IFERROR(INDEX( [$Reference.$D$5:.$D$8];MATCH( [.AH96]; [$Reference.$A$5:.$A$8];0);0););[.AZ9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I96]));([.BA96]*5)+IFERROR(INDEX( [$Reference.$D$5:.$D$8];MATCH( [.AI96]; [$Reference.$A$5:.$A$8];0);0););[.BA9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J96]));([.BB96]*5)+IFERROR(INDEX( [$Reference.$D$5:.$D$8];MATCH( [.AJ96]; [$Reference.$A$5:.$A$8];0);0););[.BB9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K96]));([.BC96]*5)+IFERROR(INDEX( [$Reference.$D$5:.$D$8];MATCH( [.AK96]; [$Reference.$A$5:.$A$8];0);0););[.BC9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L96]));([.BD96]*5)+IFERROR(INDEX( [$Reference.$D$5:.$D$8];MATCH( [.AL96]; [$Reference.$A$5:.$A$8];0);0););[.BD9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M96]));([.BE96]*5)+IFERROR(INDEX( [$Reference.$D$5:.$D$8];MATCH( [.AM96]; [$Reference.$A$5:.$A$8];0);0););[.BE9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N96]));([.BF96]*5)+IFERROR(INDEX( [$Reference.$D$5:.$D$8];MATCH( [.AN96]; [$Reference.$A$5:.$A$8];0);0););[.BF9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O96]));([.BG96]*5)+IFERROR(INDEX( [$Reference.$D$5:.$D$8];MATCH( [.AO96]; [$Reference.$A$5:.$A$8];0);0););[.BG9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P96]));([.BH96]*5)+IFERROR(INDEX( [$Reference.$D$5:.$D$8];MATCH( [.AP96]; [$Reference.$A$5:.$A$8];0);0););[.BH9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Q96]));([.BI96]*5)+IFERROR(INDEX( [$Reference.$D$5:.$D$8];MATCH( [.AQ96]; [$Reference.$A$5:.$A$8];0);0););[.BI9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R96]));([.BJ96]*5)+IFERROR(INDEX( [$Reference.$D$5:.$D$8];MATCH( [.AR96]; [$Reference.$A$5:.$A$8];0);0););[.BJ96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S96]));([.BK96]*5)+IFERROR(INDEX( [$Reference.$D$5:.$D$8];MATCH( [.AS96]; [$Reference.$A$5:.$A$8];0);0););[.BK96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[(&lt;&lt;{[{([{[[[{(){}}]&lt;[[][]][&lt;&gt;[]]&gt;]&lt;[&lt;()[]&gt;(()&lt;&gt;)]&lt;&lt;[]()&gt;{[]&lt;&gt;}&gt;&gt;]&lt;&lt;{&lt;{}{}&gt;{{}&lt;&gt;}}{&lt;&lt;&gt;&lt;&gt;&gt;[{}&lt;&gt;]}&gt;[</text:p>
          </table:table-cell>
          <table:table-cell table:style-name="ce2" table:formula="of:=SUBSTITUTE(SUBSTITUTE(SUBSTITUTE(SUBSTITUTE([.A97];&quot;()&quot;;&quot;&quot;);&quot;[]&quot;;&quot;&quot;);&quot;{}&quot;;&quot;&quot;);&quot;&lt;&gt;&quot;;&quot;&quot;)" office:value-type="string" office:string-value="[(&lt;&lt;{[{([{[[[{}]&lt;[][]&gt;]&lt;[()]&lt;{}&gt;&gt;]&lt;&lt;{{}}{&lt;&gt;[]}&gt;[" calcext:value-type="string">
            <text:p>[(&lt;&lt;{[{([{[[[{}]&lt;[][]&gt;]&lt;[()]&lt;{}&gt;&gt;]&lt;&lt;{{}}{&lt;&gt;[]}&gt;[</text:p>
          </table:table-cell>
          <table:table-cell table:style-name="ce2" table:formula="of:=SUBSTITUTE(SUBSTITUTE(SUBSTITUTE(SUBSTITUTE([.B97];&quot;()&quot;;&quot;&quot;);&quot;[]&quot;;&quot;&quot;);&quot;{}&quot;;&quot;&quot;);&quot;&lt;&gt;&quot;;&quot;&quot;)" office:value-type="string" office:string-value="[(&lt;&lt;{[{([{[[[]]&lt;&gt;]&lt;&lt;{}{}&gt;[" calcext:value-type="string">
            <text:p>[(&lt;&lt;{[{([{[[[]]&lt;&gt;]&lt;&lt;{}{}&gt;[</text:p>
          </table:table-cell>
          <table:table-cell table:style-name="ce2" table:formula="of:=SUBSTITUTE(SUBSTITUTE(SUBSTITUTE(SUBSTITUTE([.C97];&quot;()&quot;;&quot;&quot;);&quot;[]&quot;;&quot;&quot;);&quot;{}&quot;;&quot;&quot;);&quot;&lt;&gt;&quot;;&quot;&quot;)" office:value-type="string" office:string-value="[(&lt;&lt;{[{([{[[]]&lt;[" calcext:value-type="string">
            <text:p>[(&lt;&lt;{[{([{[[]]&lt;[</text:p>
          </table:table-cell>
          <table:table-cell table:style-name="ce2" table:formula="of:=SUBSTITUTE(SUBSTITUTE(SUBSTITUTE(SUBSTITUTE([.D97];&quot;()&quot;;&quot;&quot;);&quot;[]&quot;;&quot;&quot;);&quot;{}&quot;;&quot;&quot;);&quot;&lt;&gt;&quot;;&quot;&quot;)" office:value-type="string" office:string-value="[(&lt;&lt;{[{([{[]&lt;[" calcext:value-type="string">
            <text:p>[(&lt;&lt;{[{([{[]&lt;[</text:p>
          </table:table-cell>
          <table:table-cell table:style-name="ce2" table:formula="of:=SUBSTITUTE(SUBSTITUTE(SUBSTITUTE(SUBSTITUTE([.E97];&quot;()&quot;;&quot;&quot;);&quot;[]&quot;;&quot;&quot;);&quot;{}&quot;;&quot;&quot;);&quot;&lt;&gt;&quot;;&quot;&quot;)" office:value-type="string" office:string-value="[(&lt;&lt;{[{([{&lt;[" calcext:value-type="string">
            <text:p>[(&lt;&lt;{[{([{&lt;[</text:p>
          </table:table-cell>
          <table:table-cell table:style-name="ce2" table:formula="of:=SUBSTITUTE(SUBSTITUTE(SUBSTITUTE(SUBSTITUTE([.F97];&quot;()&quot;;&quot;&quot;);&quot;[]&quot;;&quot;&quot;);&quot;{}&quot;;&quot;&quot;);&quot;&lt;&gt;&quot;;&quot;&quot;)" office:value-type="string" office:string-value="[(&lt;&lt;{[{([{&lt;[" calcext:value-type="string">
            <text:p>[(&lt;&lt;{[{([{&lt;[</text:p>
          </table:table-cell>
          <table:table-cell table:style-name="ce2" table:formula="of:=SUBSTITUTE(SUBSTITUTE(SUBSTITUTE(SUBSTITUTE([.G97];&quot;()&quot;;&quot;&quot;);&quot;[]&quot;;&quot;&quot;);&quot;{}&quot;;&quot;&quot;);&quot;&lt;&gt;&quot;;&quot;&quot;)" office:value-type="string" office:string-value="[(&lt;&lt;{[{([{&lt;[" calcext:value-type="string">
            <text:p>[(&lt;&lt;{[{([{&lt;[</text:p>
          </table:table-cell>
          <table:table-cell table:style-name="ce2" table:formula="of:=SUBSTITUTE(SUBSTITUTE(SUBSTITUTE(SUBSTITUTE([.H97];&quot;()&quot;;&quot;&quot;);&quot;[]&quot;;&quot;&quot;);&quot;{}&quot;;&quot;&quot;);&quot;&lt;&gt;&quot;;&quot;&quot;)" office:value-type="string" office:string-value="[(&lt;&lt;{[{([{&lt;[" calcext:value-type="string">
            <text:p>[(&lt;&lt;{[{([{&lt;[</text:p>
          </table:table-cell>
          <table:table-cell table:style-name="ce2" table:formula="of:=SUBSTITUTE(SUBSTITUTE(SUBSTITUTE(SUBSTITUTE([.I97];&quot;()&quot;;&quot;&quot;);&quot;[]&quot;;&quot;&quot;);&quot;{}&quot;;&quot;&quot;);&quot;&lt;&gt;&quot;;&quot;&quot;)" office:value-type="string" office:string-value="[(&lt;&lt;{[{([{&lt;[" calcext:value-type="string">
            <text:p>[(&lt;&lt;{[{([{&lt;[</text:p>
          </table:table-cell>
          <table:table-cell table:style-name="ce2" table:formula="of:=SUBSTITUTE(SUBSTITUTE(SUBSTITUTE(SUBSTITUTE([.J97];&quot;()&quot;;&quot;&quot;);&quot;[]&quot;;&quot;&quot;);&quot;{}&quot;;&quot;&quot;);&quot;&lt;&gt;&quot;;&quot;&quot;)" office:value-type="string" office:string-value="[(&lt;&lt;{[{([{&lt;[" calcext:value-type="string">
            <text:p>[(&lt;&lt;{[{([{&lt;[</text:p>
          </table:table-cell>
          <table:table-cell table:style-name="ce2" table:formula="of:=SUBSTITUTE(SUBSTITUTE(SUBSTITUTE(SUBSTITUTE([.K97];&quot;()&quot;;&quot;&quot;);&quot;[]&quot;;&quot;&quot;);&quot;{}&quot;;&quot;&quot;);&quot;&lt;&gt;&quot;;&quot;&quot;)" office:value-type="string" office:string-value="[(&lt;&lt;{[{([{&lt;[" calcext:value-type="string">
            <text:p>[(&lt;&lt;{[{([{&lt;[</text:p>
          </table:table-cell>
          <table:table-cell table:style-name="ce2" table:formula="of:=SUBSTITUTE(SUBSTITUTE(SUBSTITUTE(SUBSTITUTE([.L97];&quot;()&quot;;&quot;&quot;);&quot;[]&quot;;&quot;&quot;);&quot;{}&quot;;&quot;&quot;);&quot;&lt;&gt;&quot;;&quot;&quot;)" office:value-type="string" office:string-value="[(&lt;&lt;{[{([{&lt;[" calcext:value-type="string">
            <text:p>[(&lt;&lt;{[{([{&lt;[</text:p>
          </table:table-cell>
          <table:table-cell table:style-name="ce2" table:formula="of:=SUBSTITUTE(SUBSTITUTE(SUBSTITUTE(SUBSTITUTE([.M97];&quot;()&quot;;&quot;&quot;);&quot;[]&quot;;&quot;&quot;);&quot;{}&quot;;&quot;&quot;);&quot;&lt;&gt;&quot;;&quot;&quot;)" office:value-type="string" office:string-value="[(&lt;&lt;{[{([{&lt;[" calcext:value-type="string">
            <text:p>[(&lt;&lt;{[{([{&lt;[</text:p>
          </table:table-cell>
          <table:table-cell table:style-name="ce2" table:formula="of:=SUBSTITUTE(SUBSTITUTE(SUBSTITUTE(SUBSTITUTE([.N97];&quot;()&quot;;&quot;&quot;);&quot;[]&quot;;&quot;&quot;);&quot;{}&quot;;&quot;&quot;);&quot;&lt;&gt;&quot;;&quot;&quot;)" office:value-type="string" office:string-value="[(&lt;&lt;{[{([{&lt;[" calcext:value-type="string">
            <text:p>[(&lt;&lt;{[{([{&lt;[</text:p>
          </table:table-cell>
          <table:table-cell table:style-name="ce2" table:formula="of:=SUBSTITUTE(SUBSTITUTE(SUBSTITUTE(SUBSTITUTE([.O97];&quot;()&quot;;&quot;&quot;);&quot;[]&quot;;&quot;&quot;);&quot;{}&quot;;&quot;&quot;);&quot;&lt;&gt;&quot;;&quot;&quot;)" office:value-type="string" office:string-value="[(&lt;&lt;{[{([{&lt;[" calcext:value-type="string">
            <text:p>[(&lt;&lt;{[{([{&lt;[</text:p>
          </table:table-cell>
          <table:table-cell table:style-name="ce2" table:formula="of:=SUBSTITUTE(SUBSTITUTE(SUBSTITUTE(SUBSTITUTE([.P97];&quot;()&quot;;&quot;&quot;);&quot;[]&quot;;&quot;&quot;);&quot;{}&quot;;&quot;&quot;);&quot;&lt;&gt;&quot;;&quot;&quot;)" office:value-type="string" office:string-value="[(&lt;&lt;{[{([{&lt;[" calcext:value-type="string">
            <text:p>[(&lt;&lt;{[{([{&lt;[</text:p>
          </table:table-cell>
          <table:table-cell table:style-name="ce2" table:formula="of:=SUBSTITUTE(SUBSTITUTE(SUBSTITUTE(SUBSTITUTE([.Q97];&quot;()&quot;;&quot;&quot;);&quot;[]&quot;;&quot;&quot;);&quot;{}&quot;;&quot;&quot;);&quot;&lt;&gt;&quot;;&quot;&quot;)" office:value-type="string" office:string-value="[(&lt;&lt;{[{([{&lt;[" calcext:value-type="string">
            <text:p>[(&lt;&lt;{[{([{&lt;[</text:p>
          </table:table-cell>
          <table:table-cell table:style-name="ce2" table:formula="of:=SUBSTITUTE(SUBSTITUTE(SUBSTITUTE(SUBSTITUTE([.R97];&quot;()&quot;;&quot;&quot;);&quot;[]&quot;;&quot;&quot;);&quot;{}&quot;;&quot;&quot;);&quot;&lt;&gt;&quot;;&quot;&quot;)" office:value-type="string" office:string-value="[(&lt;&lt;{[{([{&lt;[" calcext:value-type="string">
            <text:p>[(&lt;&lt;{[{([{&lt;[</text:p>
          </table:table-cell>
          <table:table-cell table:style-name="ce2" table:formula="of:=SUBSTITUTE(SUBSTITUTE(SUBSTITUTE(SUBSTITUTE([.S97];&quot;()&quot;;&quot;&quot;);&quot;[]&quot;;&quot;&quot;);&quot;{}&quot;;&quot;&quot;);&quot;&lt;&gt;&quot;;&quot;&quot;)" office:value-type="string" office:string-value="[(&lt;&lt;{[{([{&lt;[" calcext:value-type="string">
            <text:p>[(&lt;&lt;{[{([{&lt;[</text:p>
          </table:table-cell>
          <table:table-cell table:style-name="ce2" table:formula="of:=SUBSTITUTE(SUBSTITUTE(SUBSTITUTE(SUBSTITUTE([.T97];&quot;()&quot;;&quot;&quot;);&quot;[]&quot;;&quot;&quot;);&quot;{}&quot;;&quot;&quot;);&quot;&lt;&gt;&quot;;&quot;&quot;)" office:value-type="string" office:string-value="[(&lt;&lt;{[{([{&lt;[" calcext:value-type="string">
            <text:p>[(&lt;&lt;{[{([{&lt;[</text:p>
          </table:table-cell>
          <table:table-cell table:style-name="ce2" table:formula="of:=SUBSTITUTE(SUBSTITUTE(SUBSTITUTE(SUBSTITUTE([.U97];&quot;()&quot;;&quot;&quot;);&quot;[]&quot;;&quot;&quot;);&quot;{}&quot;;&quot;&quot;);&quot;&lt;&gt;&quot;;&quot;&quot;)" office:value-type="string" office:string-value="[(&lt;&lt;{[{([{&lt;[" calcext:value-type="string">
            <text:p>[(&lt;&lt;{[{([{&lt;[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97]; MIN(IFERROR(TRANSPOSE(FIND([$Reference.$A$5:.$A$8];[.V97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97]);CONCATENATE(MID([.V97];LEN([.V97])-ROW(INDIRECT(&quot;1:&quot;&amp;LEN([.V97])))+1;1));)" office:value-type="float" office:value="0" calcext:value-type="float">
            <text:p>0</text:p>
          </table:table-cell>
          <table:table-cell table:style-name="ce8" table:formula="of:=SUBSTITUTE(SUBSTITUTE(SUBSTITUTE(SUBSTITUTE([.Z97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97&amp;&quot;&quot;&quot;&quot;,&quot;&quot;(?s)(.{1})&quot;&quot;,&quot;&quot;$1&quot;&quot;&amp;CHAR(127)),&quot;&quot;'&quot;&quot;,&quot;&quot;''&quot;&quot;),CHAR(127)),)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number-columns-repeated="6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97]));([.AT97]*5)+IFERROR(INDEX( [$Reference.$D$5:.$D$8];MATCH( [.AB97]; [$Reference.$A$5:.$A$8];0);0););[.AT97])" office:value-type="float" office:value="2" calcext:value-type="float">
            <text:p>2</text:p>
          </table:table-cell>
          <table:table-cell table:style-name="ce9" table:number-matrix-columns-spanned="1" table:number-matrix-rows-spanned="1" table:formula="of:=IF(NOT(ISBLANK([.AC97]));([.AU97]*5)+IFERROR(INDEX( [$Reference.$D$5:.$D$8];MATCH( [.AC97]; [$Reference.$A$5:.$A$8];0);0););[.AU97])" office:value-type="float" office:value="14" calcext:value-type="float">
            <text:p>14</text:p>
          </table:table-cell>
          <table:table-cell table:style-name="ce9" table:number-matrix-columns-spanned="1" table:number-matrix-rows-spanned="1" table:formula="of:=IF(NOT(ISBLANK([.AD97]));([.AV97]*5)+IFERROR(INDEX( [$Reference.$D$5:.$D$8];MATCH( [.AD97]; [$Reference.$A$5:.$A$8];0);0););[.AV97])" office:value-type="float" office:value="73" calcext:value-type="float">
            <text:p>73</text:p>
          </table:table-cell>
          <table:table-cell table:style-name="ce9" table:number-matrix-columns-spanned="1" table:number-matrix-rows-spanned="1" table:formula="of:=IF(NOT(ISBLANK([.AE97]));([.AW97]*5)+IFERROR(INDEX( [$Reference.$D$5:.$D$8];MATCH( [.AE97]; [$Reference.$A$5:.$A$8];0);0););[.AW97])" office:value-type="float" office:value="367" calcext:value-type="float">
            <text:p>367</text:p>
          </table:table-cell>
          <table:table-cell table:style-name="ce9" table:number-matrix-columns-spanned="1" table:number-matrix-rows-spanned="1" table:formula="of:=IF(NOT(ISBLANK([.AF97]));([.AX97]*5)+IFERROR(INDEX( [$Reference.$D$5:.$D$8];MATCH( [.AF97]; [$Reference.$A$5:.$A$8];0);0););[.AX97])" office:value-type="float" office:value="1836" calcext:value-type="float">
            <text:p>1836</text:p>
          </table:table-cell>
          <table:table-cell table:style-name="ce9" table:number-matrix-columns-spanned="1" table:number-matrix-rows-spanned="1" table:formula="of:=IF(NOT(ISBLANK([.AG97]));([.AY97]*5)+IFERROR(INDEX( [$Reference.$D$5:.$D$8];MATCH( [.AG97]; [$Reference.$A$5:.$A$8];0);0););[.AY97])" office:value-type="float" office:value="9183" calcext:value-type="float">
            <text:p>9183</text:p>
          </table:table-cell>
          <table:table-cell table:style-name="ce9" table:number-matrix-columns-spanned="1" table:number-matrix-rows-spanned="1" table:formula="of:=IF(NOT(ISBLANK([.AH97]));([.AZ97]*5)+IFERROR(INDEX( [$Reference.$D$5:.$D$8];MATCH( [.AH97]; [$Reference.$A$5:.$A$8];0);0););[.AZ97])" office:value-type="float" office:value="45917" calcext:value-type="float">
            <text:p>45917</text:p>
          </table:table-cell>
          <table:table-cell table:style-name="ce9" table:number-matrix-columns-spanned="1" table:number-matrix-rows-spanned="1" table:formula="of:=IF(NOT(ISBLANK([.AI97]));([.BA97]*5)+IFERROR(INDEX( [$Reference.$D$5:.$D$8];MATCH( [.AI97]; [$Reference.$A$5:.$A$8];0);0););[.BA97])" office:value-type="float" office:value="229588" calcext:value-type="float">
            <text:p>229588</text:p>
          </table:table-cell>
          <table:table-cell table:style-name="ce9" table:number-matrix-columns-spanned="1" table:number-matrix-rows-spanned="1" table:formula="of:=IF(NOT(ISBLANK([.AJ97]));([.BB97]*5)+IFERROR(INDEX( [$Reference.$D$5:.$D$8];MATCH( [.AJ97]; [$Reference.$A$5:.$A$8];0);0););[.BB97])" office:value-type="float" office:value="1147944" calcext:value-type="float">
            <text:p>1147944</text:p>
          </table:table-cell>
          <table:table-cell table:style-name="ce9" table:number-matrix-columns-spanned="1" table:number-matrix-rows-spanned="1" table:formula="of:=IF(NOT(ISBLANK([.AK97]));([.BC97]*5)+IFERROR(INDEX( [$Reference.$D$5:.$D$8];MATCH( [.AK97]; [$Reference.$A$5:.$A$8];0);0););[.BC97])" office:value-type="float" office:value="5739724" calcext:value-type="float">
            <text:p>5739724</text:p>
          </table:table-cell>
          <table:table-cell table:style-name="ce9" table:number-matrix-columns-spanned="1" table:number-matrix-rows-spanned="1" table:formula="of:=IF(NOT(ISBLANK([.AL97]));([.BD97]*5)+IFERROR(INDEX( [$Reference.$D$5:.$D$8];MATCH( [.AL97]; [$Reference.$A$5:.$A$8];0);0););[.BD97])" office:value-type="float" office:value="28698621" calcext:value-type="float">
            <text:p>28698621</text:p>
          </table:table-cell>
          <table:table-cell table:style-name="ce9" table:number-matrix-columns-spanned="1" table:number-matrix-rows-spanned="1" table:formula="of:=IF(NOT(ISBLANK([.AM97]));([.BE97]*5)+IFERROR(INDEX( [$Reference.$D$5:.$D$8];MATCH( [.AM97]; [$Reference.$A$5:.$A$8];0);0););[.BE97])" office:value-type="float" office:value="143493107" calcext:value-type="float">
            <text:p>143493107</text:p>
          </table:table-cell>
          <table:table-cell table:style-name="ce9" table:number-matrix-columns-spanned="1" table:number-matrix-rows-spanned="1" table:formula="of:=IF(NOT(ISBLANK([.AN97]));([.BF97]*5)+IFERROR(INDEX( [$Reference.$D$5:.$D$8];MATCH( [.AN97]; [$Reference.$A$5:.$A$8];0);0););[.BF97])" office:value-type="float" office:value="143493107" calcext:value-type="float">
            <text:p>143493107</text:p>
          </table:table-cell>
          <table:table-cell table:style-name="ce9" table:number-matrix-columns-spanned="1" table:number-matrix-rows-spanned="1" table:formula="of:=IF(NOT(ISBLANK([.AO97]));([.BG97]*5)+IFERROR(INDEX( [$Reference.$D$5:.$D$8];MATCH( [.AO97]; [$Reference.$A$5:.$A$8];0);0););[.BG97])" office:value-type="float" office:value="143493107" calcext:value-type="float">
            <text:p>143493107</text:p>
          </table:table-cell>
          <table:table-cell table:style-name="ce9" table:number-matrix-columns-spanned="1" table:number-matrix-rows-spanned="1" table:formula="of:=IF(NOT(ISBLANK([.AP97]));([.BH97]*5)+IFERROR(INDEX( [$Reference.$D$5:.$D$8];MATCH( [.AP97]; [$Reference.$A$5:.$A$8];0);0););[.BH97])" office:value-type="float" office:value="143493107" calcext:value-type="float">
            <text:p>143493107</text:p>
          </table:table-cell>
          <table:table-cell table:style-name="ce9" table:number-matrix-columns-spanned="1" table:number-matrix-rows-spanned="1" table:formula="of:=IF(NOT(ISBLANK([.AQ97]));([.BI97]*5)+IFERROR(INDEX( [$Reference.$D$5:.$D$8];MATCH( [.AQ97]; [$Reference.$A$5:.$A$8];0);0););[.BI97])" office:value-type="float" office:value="143493107" calcext:value-type="float">
            <text:p>143493107</text:p>
          </table:table-cell>
          <table:table-cell table:style-name="ce9" table:number-matrix-columns-spanned="1" table:number-matrix-rows-spanned="1" table:formula="of:=IF(NOT(ISBLANK([.AR97]));([.BJ97]*5)+IFERROR(INDEX( [$Reference.$D$5:.$D$8];MATCH( [.AR97]; [$Reference.$A$5:.$A$8];0);0););[.BJ97])" office:value-type="float" office:value="143493107" calcext:value-type="float">
            <text:p>143493107</text:p>
          </table:table-cell>
          <table:table-cell table:style-name="ce9" table:number-matrix-columns-spanned="1" table:number-matrix-rows-spanned="1" table:formula="of:=IF(NOT(ISBLANK([.AS97]));([.BK97]*5)+IFERROR(INDEX( [$Reference.$D$5:.$D$8];MATCH( [.AS97]; [$Reference.$A$5:.$A$8];0);0););[.BK97])" office:value-type="float" office:value="143493107" calcext:value-type="float">
            <text:p>143493107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&lt;[{[({[[[[([([[]&lt;&gt;]&lt;&lt;&gt;{}&gt;)(&lt;{}[]&gt;[&lt;&gt;&lt;&gt;])]{[[[]&lt;&gt;}{&lt;&gt;&lt;&gt;}]{(()())[()[]]}}){&lt;(&lt;()[]&gt;&lt;{}{}&gt;)&gt;{((&lt;&gt;&lt;&gt;)[&lt;&gt;&lt;&gt;]){{&lt;&gt;</text:p>
          </table:table-cell>
          <table:table-cell table:style-name="ce2" table:formula="of:=SUBSTITUTE(SUBSTITUTE(SUBSTITUTE(SUBSTITUTE([.A98];&quot;()&quot;;&quot;&quot;);&quot;[]&quot;;&quot;&quot;);&quot;{}&quot;;&quot;&quot;);&quot;&lt;&gt;&quot;;&quot;&quot;)" office:value-type="string" office:string-value="&lt;[{[({[[[[([([]&lt;&gt;)([])]{[[}{}]{()[]}}){&lt;()&gt;{(()[]){{" calcext:value-type="string">
            <text:p>&lt;[{[({[[[[([([]&lt;&gt;)([])]{[[}{}]{()[]}}){&lt;()&gt;{(()[]){{</text:p>
          </table:table-cell>
          <table:table-cell table:style-name="ce2" table:formula="of:=SUBSTITUTE(SUBSTITUTE(SUBSTITUTE(SUBSTITUTE([.B98];&quot;()&quot;;&quot;&quot;);&quot;[]&quot;;&quot;&quot;);&quot;{}&quot;;&quot;&quot;);&quot;&lt;&gt;&quot;;&quot;&quot;)" office:value-type="string" office:string-value="&lt;[{[({[[[[([()()]{[[}]}){{(){{" calcext:value-type="string">
            <text:p>&lt;[{[({[[[[([()()]{[[}]}){{(){{</text:p>
          </table:table-cell>
          <table:table-cell table:style-name="ce2" table:formula="of:=SUBSTITUTE(SUBSTITUTE(SUBSTITUTE(SUBSTITUTE([.C98];&quot;()&quot;;&quot;&quot;);&quot;[]&quot;;&quot;&quot;);&quot;{}&quot;;&quot;&quot;);&quot;&lt;&gt;&quot;;&quot;&quot;)" office:value-type="string" office:string-value="&lt;[{[({[[[[({[[}]}){{{{" calcext:value-type="string">
            <text:p>&lt;[{[({[[[[({[[}]}){{{{</text:p>
          </table:table-cell>
          <table:table-cell table:style-name="ce2" table:formula="of:=SUBSTITUTE(SUBSTITUTE(SUBSTITUTE(SUBSTITUTE([.D98];&quot;()&quot;;&quot;&quot;);&quot;[]&quot;;&quot;&quot;);&quot;{}&quot;;&quot;&quot;);&quot;&lt;&gt;&quot;;&quot;&quot;)" office:value-type="string" office:string-value="&lt;[{[({[[[[({[[}]}){{{{" calcext:value-type="string">
            <text:p>&lt;[{[({[[[[({[[}]}){{{{</text:p>
          </table:table-cell>
          <table:table-cell table:style-name="ce2" table:formula="of:=SUBSTITUTE(SUBSTITUTE(SUBSTITUTE(SUBSTITUTE([.E98];&quot;()&quot;;&quot;&quot;);&quot;[]&quot;;&quot;&quot;);&quot;{}&quot;;&quot;&quot;);&quot;&lt;&gt;&quot;;&quot;&quot;)" office:value-type="string" office:string-value="&lt;[{[({[[[[({[[}]}){{{{" calcext:value-type="string">
            <text:p>&lt;[{[({[[[[({[[}]}){{{{</text:p>
          </table:table-cell>
          <table:table-cell table:style-name="ce2" table:formula="of:=SUBSTITUTE(SUBSTITUTE(SUBSTITUTE(SUBSTITUTE([.F98];&quot;()&quot;;&quot;&quot;);&quot;[]&quot;;&quot;&quot;);&quot;{}&quot;;&quot;&quot;);&quot;&lt;&gt;&quot;;&quot;&quot;)" office:value-type="string" office:string-value="&lt;[{[({[[[[({[[}]}){{{{" calcext:value-type="string">
            <text:p>&lt;[{[({[[[[({[[}]}){{{{</text:p>
          </table:table-cell>
          <table:table-cell table:style-name="ce2" table:formula="of:=SUBSTITUTE(SUBSTITUTE(SUBSTITUTE(SUBSTITUTE([.G98];&quot;()&quot;;&quot;&quot;);&quot;[]&quot;;&quot;&quot;);&quot;{}&quot;;&quot;&quot;);&quot;&lt;&gt;&quot;;&quot;&quot;)" office:value-type="string" office:string-value="&lt;[{[({[[[[({[[}]}){{{{" calcext:value-type="string">
            <text:p>&lt;[{[({[[[[({[[}]}){{{{</text:p>
          </table:table-cell>
          <table:table-cell table:style-name="ce2" table:formula="of:=SUBSTITUTE(SUBSTITUTE(SUBSTITUTE(SUBSTITUTE([.H98];&quot;()&quot;;&quot;&quot;);&quot;[]&quot;;&quot;&quot;);&quot;{}&quot;;&quot;&quot;);&quot;&lt;&gt;&quot;;&quot;&quot;)" office:value-type="string" office:string-value="&lt;[{[({[[[[({[[}]}){{{{" calcext:value-type="string">
            <text:p>&lt;[{[({[[[[({[[}]}){{{{</text:p>
          </table:table-cell>
          <table:table-cell table:style-name="ce2" table:formula="of:=SUBSTITUTE(SUBSTITUTE(SUBSTITUTE(SUBSTITUTE([.I98];&quot;()&quot;;&quot;&quot;);&quot;[]&quot;;&quot;&quot;);&quot;{}&quot;;&quot;&quot;);&quot;&lt;&gt;&quot;;&quot;&quot;)" office:value-type="string" office:string-value="&lt;[{[({[[[[({[[}]}){{{{" calcext:value-type="string">
            <text:p>&lt;[{[({[[[[({[[}]}){{{{</text:p>
          </table:table-cell>
          <table:table-cell table:style-name="ce2" table:formula="of:=SUBSTITUTE(SUBSTITUTE(SUBSTITUTE(SUBSTITUTE([.J98];&quot;()&quot;;&quot;&quot;);&quot;[]&quot;;&quot;&quot;);&quot;{}&quot;;&quot;&quot;);&quot;&lt;&gt;&quot;;&quot;&quot;)" office:value-type="string" office:string-value="&lt;[{[({[[[[({[[}]}){{{{" calcext:value-type="string">
            <text:p>&lt;[{[({[[[[({[[}]}){{{{</text:p>
          </table:table-cell>
          <table:table-cell table:style-name="ce2" table:formula="of:=SUBSTITUTE(SUBSTITUTE(SUBSTITUTE(SUBSTITUTE([.K98];&quot;()&quot;;&quot;&quot;);&quot;[]&quot;;&quot;&quot;);&quot;{}&quot;;&quot;&quot;);&quot;&lt;&gt;&quot;;&quot;&quot;)" office:value-type="string" office:string-value="&lt;[{[({[[[[({[[}]}){{{{" calcext:value-type="string">
            <text:p>&lt;[{[({[[[[({[[}]}){{{{</text:p>
          </table:table-cell>
          <table:table-cell table:style-name="ce2" table:formula="of:=SUBSTITUTE(SUBSTITUTE(SUBSTITUTE(SUBSTITUTE([.L98];&quot;()&quot;;&quot;&quot;);&quot;[]&quot;;&quot;&quot;);&quot;{}&quot;;&quot;&quot;);&quot;&lt;&gt;&quot;;&quot;&quot;)" office:value-type="string" office:string-value="&lt;[{[({[[[[({[[}]}){{{{" calcext:value-type="string">
            <text:p>&lt;[{[({[[[[({[[}]}){{{{</text:p>
          </table:table-cell>
          <table:table-cell table:style-name="ce2" table:formula="of:=SUBSTITUTE(SUBSTITUTE(SUBSTITUTE(SUBSTITUTE([.M98];&quot;()&quot;;&quot;&quot;);&quot;[]&quot;;&quot;&quot;);&quot;{}&quot;;&quot;&quot;);&quot;&lt;&gt;&quot;;&quot;&quot;)" office:value-type="string" office:string-value="&lt;[{[({[[[[({[[}]}){{{{" calcext:value-type="string">
            <text:p>&lt;[{[({[[[[({[[}]}){{{{</text:p>
          </table:table-cell>
          <table:table-cell table:style-name="ce2" table:formula="of:=SUBSTITUTE(SUBSTITUTE(SUBSTITUTE(SUBSTITUTE([.N98];&quot;()&quot;;&quot;&quot;);&quot;[]&quot;;&quot;&quot;);&quot;{}&quot;;&quot;&quot;);&quot;&lt;&gt;&quot;;&quot;&quot;)" office:value-type="string" office:string-value="&lt;[{[({[[[[({[[}]}){{{{" calcext:value-type="string">
            <text:p>&lt;[{[({[[[[({[[}]}){{{{</text:p>
          </table:table-cell>
          <table:table-cell table:style-name="ce2" table:formula="of:=SUBSTITUTE(SUBSTITUTE(SUBSTITUTE(SUBSTITUTE([.O98];&quot;()&quot;;&quot;&quot;);&quot;[]&quot;;&quot;&quot;);&quot;{}&quot;;&quot;&quot;);&quot;&lt;&gt;&quot;;&quot;&quot;)" office:value-type="string" office:string-value="&lt;[{[({[[[[({[[}]}){{{{" calcext:value-type="string">
            <text:p>&lt;[{[({[[[[({[[}]}){{{{</text:p>
          </table:table-cell>
          <table:table-cell table:style-name="ce2" table:formula="of:=SUBSTITUTE(SUBSTITUTE(SUBSTITUTE(SUBSTITUTE([.P98];&quot;()&quot;;&quot;&quot;);&quot;[]&quot;;&quot;&quot;);&quot;{}&quot;;&quot;&quot;);&quot;&lt;&gt;&quot;;&quot;&quot;)" office:value-type="string" office:string-value="&lt;[{[({[[[[({[[}]}){{{{" calcext:value-type="string">
            <text:p>&lt;[{[({[[[[({[[}]}){{{{</text:p>
          </table:table-cell>
          <table:table-cell table:style-name="ce2" table:formula="of:=SUBSTITUTE(SUBSTITUTE(SUBSTITUTE(SUBSTITUTE([.Q98];&quot;()&quot;;&quot;&quot;);&quot;[]&quot;;&quot;&quot;);&quot;{}&quot;;&quot;&quot;);&quot;&lt;&gt;&quot;;&quot;&quot;)" office:value-type="string" office:string-value="&lt;[{[({[[[[({[[}]}){{{{" calcext:value-type="string">
            <text:p>&lt;[{[({[[[[({[[}]}){{{{</text:p>
          </table:table-cell>
          <table:table-cell table:style-name="ce2" table:formula="of:=SUBSTITUTE(SUBSTITUTE(SUBSTITUTE(SUBSTITUTE([.R98];&quot;()&quot;;&quot;&quot;);&quot;[]&quot;;&quot;&quot;);&quot;{}&quot;;&quot;&quot;);&quot;&lt;&gt;&quot;;&quot;&quot;)" office:value-type="string" office:string-value="&lt;[{[({[[[[({[[}]}){{{{" calcext:value-type="string">
            <text:p>&lt;[{[({[[[[({[[}]}){{{{</text:p>
          </table:table-cell>
          <table:table-cell table:style-name="ce2" table:formula="of:=SUBSTITUTE(SUBSTITUTE(SUBSTITUTE(SUBSTITUTE([.S98];&quot;()&quot;;&quot;&quot;);&quot;[]&quot;;&quot;&quot;);&quot;{}&quot;;&quot;&quot;);&quot;&lt;&gt;&quot;;&quot;&quot;)" office:value-type="string" office:string-value="&lt;[{[({[[[[({[[}]}){{{{" calcext:value-type="string">
            <text:p>&lt;[{[({[[[[({[[}]}){{{{</text:p>
          </table:table-cell>
          <table:table-cell table:style-name="ce2" table:formula="of:=SUBSTITUTE(SUBSTITUTE(SUBSTITUTE(SUBSTITUTE([.T98];&quot;()&quot;;&quot;&quot;);&quot;[]&quot;;&quot;&quot;);&quot;{}&quot;;&quot;&quot;);&quot;&lt;&gt;&quot;;&quot;&quot;)" office:value-type="string" office:string-value="&lt;[{[({[[[[({[[}]}){{{{" calcext:value-type="string">
            <text:p>&lt;[{[({[[[[({[[}]}){{{{</text:p>
          </table:table-cell>
          <table:table-cell table:style-name="ce2" table:formula="of:=SUBSTITUTE(SUBSTITUTE(SUBSTITUTE(SUBSTITUTE([.U98];&quot;()&quot;;&quot;&quot;);&quot;[]&quot;;&quot;&quot;);&quot;{}&quot;;&quot;&quot;);&quot;&lt;&gt;&quot;;&quot;&quot;)" office:value-type="string" office:string-value="&lt;[{[({[[[[({[[}]}){{{{" calcext:value-type="string">
            <text:p>&lt;[{[({[[[[({[[}]}){{{{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98]; MIN(IFERROR(TRANSPOSE(FIND([$Reference.$A$5:.$A$8];[.V98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98]);CONCATENATE(MID([.V98];LEN([.V98])-ROW(INDIRECT(&quot;1:&quot;&amp;LEN([.V98])))+1;1));)" office:value-type="float" office:value="0" calcext:value-type="float">
            <text:p>0</text:p>
          </table:table-cell>
          <table:table-cell table:style-name="ce8" table:formula="of:=SUBSTITUTE(SUBSTITUTE(SUBSTITUTE(SUBSTITUTE([.Z98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98&amp;&quot;&quot;&quot;&quot;,&quot;&quot;(?s)(.{1})&quot;&quot;,&quot;&quot;$1&quot;&quot;&amp;CHAR(127)),&quot;&quot;'&quot;&quot;,&quot;&quot;''&quot;&quot;),CHAR(127)),)&quot;);&quot;&quot;)">
            <text:p/>
          </table:table-cell>
          <table:table-cell table:style-name="ce9" table:number-columns-repeated="1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98]));([.AT98]*5)+IFERROR(INDEX( [$Reference.$D$5:.$D$8];MATCH( [.AB98]; [$Reference.$A$5:.$A$8];0);0););[.AT9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C98]));([.AU98]*5)+IFERROR(INDEX( [$Reference.$D$5:.$D$8];MATCH( [.AC98]; [$Reference.$A$5:.$A$8];0);0););[.AU9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D98]));([.AV98]*5)+IFERROR(INDEX( [$Reference.$D$5:.$D$8];MATCH( [.AD98]; [$Reference.$A$5:.$A$8];0);0););[.AV9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E98]));([.AW98]*5)+IFERROR(INDEX( [$Reference.$D$5:.$D$8];MATCH( [.AE98]; [$Reference.$A$5:.$A$8];0);0););[.AW9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F98]));([.AX98]*5)+IFERROR(INDEX( [$Reference.$D$5:.$D$8];MATCH( [.AF98]; [$Reference.$A$5:.$A$8];0);0););[.AX9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G98]));([.AY98]*5)+IFERROR(INDEX( [$Reference.$D$5:.$D$8];MATCH( [.AG98]; [$Reference.$A$5:.$A$8];0);0););[.AY9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H98]));([.AZ98]*5)+IFERROR(INDEX( [$Reference.$D$5:.$D$8];MATCH( [.AH98]; [$Reference.$A$5:.$A$8];0);0););[.AZ9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I98]));([.BA98]*5)+IFERROR(INDEX( [$Reference.$D$5:.$D$8];MATCH( [.AI98]; [$Reference.$A$5:.$A$8];0);0););[.BA9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J98]));([.BB98]*5)+IFERROR(INDEX( [$Reference.$D$5:.$D$8];MATCH( [.AJ98]; [$Reference.$A$5:.$A$8];0);0););[.BB9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K98]));([.BC98]*5)+IFERROR(INDEX( [$Reference.$D$5:.$D$8];MATCH( [.AK98]; [$Reference.$A$5:.$A$8];0);0););[.BC9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L98]));([.BD98]*5)+IFERROR(INDEX( [$Reference.$D$5:.$D$8];MATCH( [.AL98]; [$Reference.$A$5:.$A$8];0);0););[.BD9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M98]));([.BE98]*5)+IFERROR(INDEX( [$Reference.$D$5:.$D$8];MATCH( [.AM98]; [$Reference.$A$5:.$A$8];0);0););[.BE9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N98]));([.BF98]*5)+IFERROR(INDEX( [$Reference.$D$5:.$D$8];MATCH( [.AN98]; [$Reference.$A$5:.$A$8];0);0););[.BF9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O98]));([.BG98]*5)+IFERROR(INDEX( [$Reference.$D$5:.$D$8];MATCH( [.AO98]; [$Reference.$A$5:.$A$8];0);0););[.BG9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P98]));([.BH98]*5)+IFERROR(INDEX( [$Reference.$D$5:.$D$8];MATCH( [.AP98]; [$Reference.$A$5:.$A$8];0);0););[.BH9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Q98]));([.BI98]*5)+IFERROR(INDEX( [$Reference.$D$5:.$D$8];MATCH( [.AQ98]; [$Reference.$A$5:.$A$8];0);0););[.BI9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R98]));([.BJ98]*5)+IFERROR(INDEX( [$Reference.$D$5:.$D$8];MATCH( [.AR98]; [$Reference.$A$5:.$A$8];0);0););[.BJ98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S98]));([.BK98]*5)+IFERROR(INDEX( [$Reference.$D$5:.$D$8];MATCH( [.AS98]; [$Reference.$A$5:.$A$8];0);0););[.BK98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{([((&lt;{[&lt;({{(&lt;[]&gt;({}{})]{[&lt;&gt;{}]&lt;{}()&gt;}}{([&lt;&gt;{}]&lt;(){}&gt;)[[&lt;&gt;{}](())]}})&gt;[{{&lt;[&lt;&lt;&gt;[]&gt;({}[])]&lt;&lt;{}{}&gt;{</text:p>
          </table:table-cell>
          <table:table-cell table:style-name="ce2" table:formula="of:=SUBSTITUTE(SUBSTITUTE(SUBSTITUTE(SUBSTITUTE([.A99];&quot;()&quot;;&quot;&quot;);&quot;[]&quot;;&quot;&quot;);&quot;{}&quot;;&quot;&quot;);&quot;&lt;&gt;&quot;;&quot;&quot;)" office:value-type="string" office:string-value="{([((&lt;{[&lt;({{(()]{[]}}{([])[[]()]}})&gt;[{{&lt;[&lt;&gt;()]&lt;{" calcext:value-type="string">
            <text:p>{([((&lt;{[&lt;({{(()]{[]}}{([])[[]()]}})&gt;[{{&lt;[&lt;&gt;()]&lt;{</text:p>
          </table:table-cell>
          <table:table-cell table:style-name="ce2" table:formula="of:=SUBSTITUTE(SUBSTITUTE(SUBSTITUTE(SUBSTITUTE([.B99];&quot;()&quot;;&quot;&quot;);&quot;[]&quot;;&quot;&quot;);&quot;{}&quot;;&quot;&quot;);&quot;&lt;&gt;&quot;;&quot;&quot;)" office:value-type="string" office:string-value="{([((&lt;{[&lt;({{(]}{()[]}})&gt;[{{&lt;[]&lt;{" calcext:value-type="string">
            <text:p>{([((&lt;{[&lt;({{(]}{()[]}})&gt;[{{&lt;[]&lt;{</text:p>
          </table:table-cell>
          <table:table-cell table:style-name="ce2" table:formula="of:=SUBSTITUTE(SUBSTITUTE(SUBSTITUTE(SUBSTITUTE([.C99];&quot;()&quot;;&quot;&quot;);&quot;[]&quot;;&quot;&quot;);&quot;{}&quot;;&quot;&quot;);&quot;&lt;&gt;&quot;;&quot;&quot;)" office:value-type="string" office:string-value="{([((&lt;{[&lt;({{(]}})&gt;[{{&lt;&lt;{" calcext:value-type="string">
            <text:p>{([((&lt;{[&lt;({{(]}})&gt;[{{&lt;&lt;{</text:p>
          </table:table-cell>
          <table:table-cell table:style-name="ce2" table:formula="of:=SUBSTITUTE(SUBSTITUTE(SUBSTITUTE(SUBSTITUTE([.D99];&quot;()&quot;;&quot;&quot;);&quot;[]&quot;;&quot;&quot;);&quot;{}&quot;;&quot;&quot;);&quot;&lt;&gt;&quot;;&quot;&quot;)" office:value-type="string" office:string-value="{([((&lt;{[&lt;({{(]}})&gt;[{{&lt;&lt;{" calcext:value-type="string">
            <text:p>{([((&lt;{[&lt;({{(]}})&gt;[{{&lt;&lt;{</text:p>
          </table:table-cell>
          <table:table-cell table:style-name="ce2" table:formula="of:=SUBSTITUTE(SUBSTITUTE(SUBSTITUTE(SUBSTITUTE([.E99];&quot;()&quot;;&quot;&quot;);&quot;[]&quot;;&quot;&quot;);&quot;{}&quot;;&quot;&quot;);&quot;&lt;&gt;&quot;;&quot;&quot;)" office:value-type="string" office:string-value="{([((&lt;{[&lt;({{(]}})&gt;[{{&lt;&lt;{" calcext:value-type="string">
            <text:p>{([((&lt;{[&lt;({{(]}})&gt;[{{&lt;&lt;{</text:p>
          </table:table-cell>
          <table:table-cell table:style-name="ce2" table:formula="of:=SUBSTITUTE(SUBSTITUTE(SUBSTITUTE(SUBSTITUTE([.F99];&quot;()&quot;;&quot;&quot;);&quot;[]&quot;;&quot;&quot;);&quot;{}&quot;;&quot;&quot;);&quot;&lt;&gt;&quot;;&quot;&quot;)" office:value-type="string" office:string-value="{([((&lt;{[&lt;({{(]}})&gt;[{{&lt;&lt;{" calcext:value-type="string">
            <text:p>{([((&lt;{[&lt;({{(]}})&gt;[{{&lt;&lt;{</text:p>
          </table:table-cell>
          <table:table-cell table:style-name="ce2" table:formula="of:=SUBSTITUTE(SUBSTITUTE(SUBSTITUTE(SUBSTITUTE([.G99];&quot;()&quot;;&quot;&quot;);&quot;[]&quot;;&quot;&quot;);&quot;{}&quot;;&quot;&quot;);&quot;&lt;&gt;&quot;;&quot;&quot;)" office:value-type="string" office:string-value="{([((&lt;{[&lt;({{(]}})&gt;[{{&lt;&lt;{" calcext:value-type="string">
            <text:p>{([((&lt;{[&lt;({{(]}})&gt;[{{&lt;&lt;{</text:p>
          </table:table-cell>
          <table:table-cell table:style-name="ce2" table:formula="of:=SUBSTITUTE(SUBSTITUTE(SUBSTITUTE(SUBSTITUTE([.H99];&quot;()&quot;;&quot;&quot;);&quot;[]&quot;;&quot;&quot;);&quot;{}&quot;;&quot;&quot;);&quot;&lt;&gt;&quot;;&quot;&quot;)" office:value-type="string" office:string-value="{([((&lt;{[&lt;({{(]}})&gt;[{{&lt;&lt;{" calcext:value-type="string">
            <text:p>{([((&lt;{[&lt;({{(]}})&gt;[{{&lt;&lt;{</text:p>
          </table:table-cell>
          <table:table-cell table:style-name="ce2" table:formula="of:=SUBSTITUTE(SUBSTITUTE(SUBSTITUTE(SUBSTITUTE([.I99];&quot;()&quot;;&quot;&quot;);&quot;[]&quot;;&quot;&quot;);&quot;{}&quot;;&quot;&quot;);&quot;&lt;&gt;&quot;;&quot;&quot;)" office:value-type="string" office:string-value="{([((&lt;{[&lt;({{(]}})&gt;[{{&lt;&lt;{" calcext:value-type="string">
            <text:p>{([((&lt;{[&lt;({{(]}})&gt;[{{&lt;&lt;{</text:p>
          </table:table-cell>
          <table:table-cell table:style-name="ce2" table:formula="of:=SUBSTITUTE(SUBSTITUTE(SUBSTITUTE(SUBSTITUTE([.J99];&quot;()&quot;;&quot;&quot;);&quot;[]&quot;;&quot;&quot;);&quot;{}&quot;;&quot;&quot;);&quot;&lt;&gt;&quot;;&quot;&quot;)" office:value-type="string" office:string-value="{([((&lt;{[&lt;({{(]}})&gt;[{{&lt;&lt;{" calcext:value-type="string">
            <text:p>{([((&lt;{[&lt;({{(]}})&gt;[{{&lt;&lt;{</text:p>
          </table:table-cell>
          <table:table-cell table:style-name="ce2" table:formula="of:=SUBSTITUTE(SUBSTITUTE(SUBSTITUTE(SUBSTITUTE([.K99];&quot;()&quot;;&quot;&quot;);&quot;[]&quot;;&quot;&quot;);&quot;{}&quot;;&quot;&quot;);&quot;&lt;&gt;&quot;;&quot;&quot;)" office:value-type="string" office:string-value="{([((&lt;{[&lt;({{(]}})&gt;[{{&lt;&lt;{" calcext:value-type="string">
            <text:p>{([((&lt;{[&lt;({{(]}})&gt;[{{&lt;&lt;{</text:p>
          </table:table-cell>
          <table:table-cell table:style-name="ce2" table:formula="of:=SUBSTITUTE(SUBSTITUTE(SUBSTITUTE(SUBSTITUTE([.L99];&quot;()&quot;;&quot;&quot;);&quot;[]&quot;;&quot;&quot;);&quot;{}&quot;;&quot;&quot;);&quot;&lt;&gt;&quot;;&quot;&quot;)" office:value-type="string" office:string-value="{([((&lt;{[&lt;({{(]}})&gt;[{{&lt;&lt;{" calcext:value-type="string">
            <text:p>{([((&lt;{[&lt;({{(]}})&gt;[{{&lt;&lt;{</text:p>
          </table:table-cell>
          <table:table-cell table:style-name="ce2" table:formula="of:=SUBSTITUTE(SUBSTITUTE(SUBSTITUTE(SUBSTITUTE([.M99];&quot;()&quot;;&quot;&quot;);&quot;[]&quot;;&quot;&quot;);&quot;{}&quot;;&quot;&quot;);&quot;&lt;&gt;&quot;;&quot;&quot;)" office:value-type="string" office:string-value="{([((&lt;{[&lt;({{(]}})&gt;[{{&lt;&lt;{" calcext:value-type="string">
            <text:p>{([((&lt;{[&lt;({{(]}})&gt;[{{&lt;&lt;{</text:p>
          </table:table-cell>
          <table:table-cell table:style-name="ce2" table:formula="of:=SUBSTITUTE(SUBSTITUTE(SUBSTITUTE(SUBSTITUTE([.N99];&quot;()&quot;;&quot;&quot;);&quot;[]&quot;;&quot;&quot;);&quot;{}&quot;;&quot;&quot;);&quot;&lt;&gt;&quot;;&quot;&quot;)" office:value-type="string" office:string-value="{([((&lt;{[&lt;({{(]}})&gt;[{{&lt;&lt;{" calcext:value-type="string">
            <text:p>{([((&lt;{[&lt;({{(]}})&gt;[{{&lt;&lt;{</text:p>
          </table:table-cell>
          <table:table-cell table:style-name="ce2" table:formula="of:=SUBSTITUTE(SUBSTITUTE(SUBSTITUTE(SUBSTITUTE([.O99];&quot;()&quot;;&quot;&quot;);&quot;[]&quot;;&quot;&quot;);&quot;{}&quot;;&quot;&quot;);&quot;&lt;&gt;&quot;;&quot;&quot;)" office:value-type="string" office:string-value="{([((&lt;{[&lt;({{(]}})&gt;[{{&lt;&lt;{" calcext:value-type="string">
            <text:p>{([((&lt;{[&lt;({{(]}})&gt;[{{&lt;&lt;{</text:p>
          </table:table-cell>
          <table:table-cell table:style-name="ce2" table:formula="of:=SUBSTITUTE(SUBSTITUTE(SUBSTITUTE(SUBSTITUTE([.P99];&quot;()&quot;;&quot;&quot;);&quot;[]&quot;;&quot;&quot;);&quot;{}&quot;;&quot;&quot;);&quot;&lt;&gt;&quot;;&quot;&quot;)" office:value-type="string" office:string-value="{([((&lt;{[&lt;({{(]}})&gt;[{{&lt;&lt;{" calcext:value-type="string">
            <text:p>{([((&lt;{[&lt;({{(]}})&gt;[{{&lt;&lt;{</text:p>
          </table:table-cell>
          <table:table-cell table:style-name="ce2" table:formula="of:=SUBSTITUTE(SUBSTITUTE(SUBSTITUTE(SUBSTITUTE([.Q99];&quot;()&quot;;&quot;&quot;);&quot;[]&quot;;&quot;&quot;);&quot;{}&quot;;&quot;&quot;);&quot;&lt;&gt;&quot;;&quot;&quot;)" office:value-type="string" office:string-value="{([((&lt;{[&lt;({{(]}})&gt;[{{&lt;&lt;{" calcext:value-type="string">
            <text:p>{([((&lt;{[&lt;({{(]}})&gt;[{{&lt;&lt;{</text:p>
          </table:table-cell>
          <table:table-cell table:style-name="ce2" table:formula="of:=SUBSTITUTE(SUBSTITUTE(SUBSTITUTE(SUBSTITUTE([.R99];&quot;()&quot;;&quot;&quot;);&quot;[]&quot;;&quot;&quot;);&quot;{}&quot;;&quot;&quot;);&quot;&lt;&gt;&quot;;&quot;&quot;)" office:value-type="string" office:string-value="{([((&lt;{[&lt;({{(]}})&gt;[{{&lt;&lt;{" calcext:value-type="string">
            <text:p>{([((&lt;{[&lt;({{(]}})&gt;[{{&lt;&lt;{</text:p>
          </table:table-cell>
          <table:table-cell table:style-name="ce2" table:formula="of:=SUBSTITUTE(SUBSTITUTE(SUBSTITUTE(SUBSTITUTE([.S99];&quot;()&quot;;&quot;&quot;);&quot;[]&quot;;&quot;&quot;);&quot;{}&quot;;&quot;&quot;);&quot;&lt;&gt;&quot;;&quot;&quot;)" office:value-type="string" office:string-value="{([((&lt;{[&lt;({{(]}})&gt;[{{&lt;&lt;{" calcext:value-type="string">
            <text:p>{([((&lt;{[&lt;({{(]}})&gt;[{{&lt;&lt;{</text:p>
          </table:table-cell>
          <table:table-cell table:style-name="ce2" table:formula="of:=SUBSTITUTE(SUBSTITUTE(SUBSTITUTE(SUBSTITUTE([.T99];&quot;()&quot;;&quot;&quot;);&quot;[]&quot;;&quot;&quot;);&quot;{}&quot;;&quot;&quot;);&quot;&lt;&gt;&quot;;&quot;&quot;)" office:value-type="string" office:string-value="{([((&lt;{[&lt;({{(]}})&gt;[{{&lt;&lt;{" calcext:value-type="string">
            <text:p>{([((&lt;{[&lt;({{(]}})&gt;[{{&lt;&lt;{</text:p>
          </table:table-cell>
          <table:table-cell table:style-name="ce2" table:formula="of:=SUBSTITUTE(SUBSTITUTE(SUBSTITUTE(SUBSTITUTE([.U99];&quot;()&quot;;&quot;&quot;);&quot;[]&quot;;&quot;&quot;);&quot;{}&quot;;&quot;&quot;);&quot;&lt;&gt;&quot;;&quot;&quot;)" office:value-type="string" office:string-value="{([((&lt;{[&lt;({{(]}})&gt;[{{&lt;&lt;{" calcext:value-type="string">
            <text:p>{([((&lt;{[&lt;({{(]}})&gt;[{{&lt;&lt;{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99]; MIN(IFERROR(TRANSPOSE(FIND([$Reference.$A$5:.$A$8];[.V99]));)))); [$Reference.$A$5:.$A$8];0);0);)" office:value-type="float" office:value="57" calcext:value-type="float">
            <text:p>57</text:p>
          </table:table-cell>
          <table:table-cell/>
          <table:table-cell table:style-name="ce6" table:number-matrix-columns-spanned="1" table:number-matrix-rows-spanned="1" table:formula="of:=IF(ISBLANK([.X99]);CONCATENATE(MID([.V99];LEN([.V99])-ROW(INDIRECT(&quot;1:&quot;&amp;LEN([.V99])))+1;1));)" office:value-type="float" office:value="0" calcext:value-type="float">
            <text:p>0</text:p>
          </table:table-cell>
          <table:table-cell table:style-name="ce8" table:formula="of:=SUBSTITUTE(SUBSTITUTE(SUBSTITUTE(SUBSTITUTE([.Z99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99&amp;&quot;&quot;&quot;&quot;,&quot;&quot;(?s)(.{1})&quot;&quot;,&quot;&quot;$1&quot;&quot;&amp;CHAR(127)),&quot;&quot;'&quot;&quot;,&quot;&quot;''&quot;&quot;),CHAR(127)),)&quot;);&quot;&quot;)">
            <text:p/>
          </table:table-cell>
          <table:table-cell table:style-name="ce9" table:number-columns-repeated="1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99]));([.AT99]*5)+IFERROR(INDEX( [$Reference.$D$5:.$D$8];MATCH( [.AB99]; [$Reference.$A$5:.$A$8];0);0););[.AT9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C99]));([.AU99]*5)+IFERROR(INDEX( [$Reference.$D$5:.$D$8];MATCH( [.AC99]; [$Reference.$A$5:.$A$8];0);0););[.AU9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D99]));([.AV99]*5)+IFERROR(INDEX( [$Reference.$D$5:.$D$8];MATCH( [.AD99]; [$Reference.$A$5:.$A$8];0);0););[.AV9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E99]));([.AW99]*5)+IFERROR(INDEX( [$Reference.$D$5:.$D$8];MATCH( [.AE99]; [$Reference.$A$5:.$A$8];0);0););[.AW9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F99]));([.AX99]*5)+IFERROR(INDEX( [$Reference.$D$5:.$D$8];MATCH( [.AF99]; [$Reference.$A$5:.$A$8];0);0););[.AX9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G99]));([.AY99]*5)+IFERROR(INDEX( [$Reference.$D$5:.$D$8];MATCH( [.AG99]; [$Reference.$A$5:.$A$8];0);0););[.AY9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H99]));([.AZ99]*5)+IFERROR(INDEX( [$Reference.$D$5:.$D$8];MATCH( [.AH99]; [$Reference.$A$5:.$A$8];0);0););[.AZ9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I99]));([.BA99]*5)+IFERROR(INDEX( [$Reference.$D$5:.$D$8];MATCH( [.AI99]; [$Reference.$A$5:.$A$8];0);0););[.BA9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J99]));([.BB99]*5)+IFERROR(INDEX( [$Reference.$D$5:.$D$8];MATCH( [.AJ99]; [$Reference.$A$5:.$A$8];0);0););[.BB9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K99]));([.BC99]*5)+IFERROR(INDEX( [$Reference.$D$5:.$D$8];MATCH( [.AK99]; [$Reference.$A$5:.$A$8];0);0););[.BC9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L99]));([.BD99]*5)+IFERROR(INDEX( [$Reference.$D$5:.$D$8];MATCH( [.AL99]; [$Reference.$A$5:.$A$8];0);0););[.BD9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M99]));([.BE99]*5)+IFERROR(INDEX( [$Reference.$D$5:.$D$8];MATCH( [.AM99]; [$Reference.$A$5:.$A$8];0);0););[.BE9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N99]));([.BF99]*5)+IFERROR(INDEX( [$Reference.$D$5:.$D$8];MATCH( [.AN99]; [$Reference.$A$5:.$A$8];0);0););[.BF9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O99]));([.BG99]*5)+IFERROR(INDEX( [$Reference.$D$5:.$D$8];MATCH( [.AO99]; [$Reference.$A$5:.$A$8];0);0););[.BG9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P99]));([.BH99]*5)+IFERROR(INDEX( [$Reference.$D$5:.$D$8];MATCH( [.AP99]; [$Reference.$A$5:.$A$8];0);0););[.BH9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Q99]));([.BI99]*5)+IFERROR(INDEX( [$Reference.$D$5:.$D$8];MATCH( [.AQ99]; [$Reference.$A$5:.$A$8];0);0););[.BI9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R99]));([.BJ99]*5)+IFERROR(INDEX( [$Reference.$D$5:.$D$8];MATCH( [.AR99]; [$Reference.$A$5:.$A$8];0);0););[.BJ99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S99]));([.BK99]*5)+IFERROR(INDEX( [$Reference.$D$5:.$D$8];MATCH( [.AS99]; [$Reference.$A$5:.$A$8];0);0););[.BK99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[&lt;&lt;{([{{{([(&lt;[&lt;&gt;[]][()&lt;&gt;]&gt;(&lt;[]()&gt;&lt;&lt;&gt;[]&gt;))(((()()){{}()})&lt;&lt;&lt;&gt;{}&gt;[()&lt;&gt;]&gt;)][{({[]{}}(&lt;&gt;&lt;&gt;))[{(){}]]}{&lt;([]&lt;&gt;)</text:p>
          </table:table-cell>
          <table:table-cell table:style-name="ce2" table:formula="of:=SUBSTITUTE(SUBSTITUTE(SUBSTITUTE(SUBSTITUTE([.A100];&quot;()&quot;;&quot;&quot;);&quot;[]&quot;;&quot;&quot;);&quot;{}&quot;;&quot;&quot;);&quot;&lt;&gt;&quot;;&quot;&quot;)" office:value-type="string" office:string-value="[&lt;&lt;{([{{{([(&lt;[][]&gt;(&lt;&gt;))(((){})&lt;&lt;&gt;[]&gt;)][{({}())[{]]}{&lt;()" calcext:value-type="string">
            <text:p>[&lt;&lt;{([{{{([(&lt;[][]&gt;(&lt;&gt;))(((){})&lt;&lt;&gt;[]&gt;)][{({}())[{]]}{&lt;()</text:p>
          </table:table-cell>
          <table:table-cell table:style-name="ce2" table:formula="of:=SUBSTITUTE(SUBSTITUTE(SUBSTITUTE(SUBSTITUTE([.B100];&quot;()&quot;;&quot;&quot;);&quot;[]&quot;;&quot;&quot;);&quot;{}&quot;;&quot;&quot;);&quot;&lt;&gt;&quot;;&quot;&quot;)" office:value-type="string" office:string-value="[&lt;&lt;{([{{{([(())(()&lt;&gt;)][{()[{]]}{&lt;" calcext:value-type="string">
            <text:p>[&lt;&lt;{([{{{([(())(()&lt;&gt;)][{()[{]]}{&lt;</text:p>
          </table:table-cell>
          <table:table-cell table:style-name="ce2" table:formula="of:=SUBSTITUTE(SUBSTITUTE(SUBSTITUTE(SUBSTITUTE([.C100];&quot;()&quot;;&quot;&quot;);&quot;[]&quot;;&quot;&quot;);&quot;{}&quot;;&quot;&quot;);&quot;&lt;&gt;&quot;;&quot;&quot;)" office:value-type="string" office:string-value="[&lt;&lt;{([{{{([()()][{[{]]}{&lt;" calcext:value-type="string">
            <text:p>[&lt;&lt;{([{{{([()()][{[{]]}{&lt;</text:p>
          </table:table-cell>
          <table:table-cell table:style-name="ce2" table:formula="of:=SUBSTITUTE(SUBSTITUTE(SUBSTITUTE(SUBSTITUTE([.D100];&quot;()&quot;;&quot;&quot;);&quot;[]&quot;;&quot;&quot;);&quot;{}&quot;;&quot;&quot;);&quot;&lt;&gt;&quot;;&quot;&quot;)" office:value-type="string" office:string-value="[&lt;&lt;{([{{{([{[{]]}{&lt;" calcext:value-type="string">
            <text:p>[&lt;&lt;{([{{{([{[{]]}{&lt;</text:p>
          </table:table-cell>
          <table:table-cell table:style-name="ce2" table:formula="of:=SUBSTITUTE(SUBSTITUTE(SUBSTITUTE(SUBSTITUTE([.E100];&quot;()&quot;;&quot;&quot;);&quot;[]&quot;;&quot;&quot;);&quot;{}&quot;;&quot;&quot;);&quot;&lt;&gt;&quot;;&quot;&quot;)" office:value-type="string" office:string-value="[&lt;&lt;{([{{{([{[{]]}{&lt;" calcext:value-type="string">
            <text:p>[&lt;&lt;{([{{{([{[{]]}{&lt;</text:p>
          </table:table-cell>
          <table:table-cell table:style-name="ce2" table:formula="of:=SUBSTITUTE(SUBSTITUTE(SUBSTITUTE(SUBSTITUTE([.F100];&quot;()&quot;;&quot;&quot;);&quot;[]&quot;;&quot;&quot;);&quot;{}&quot;;&quot;&quot;);&quot;&lt;&gt;&quot;;&quot;&quot;)" office:value-type="string" office:string-value="[&lt;&lt;{([{{{([{[{]]}{&lt;" calcext:value-type="string">
            <text:p>[&lt;&lt;{([{{{([{[{]]}{&lt;</text:p>
          </table:table-cell>
          <table:table-cell table:style-name="ce2" table:formula="of:=SUBSTITUTE(SUBSTITUTE(SUBSTITUTE(SUBSTITUTE([.G100];&quot;()&quot;;&quot;&quot;);&quot;[]&quot;;&quot;&quot;);&quot;{}&quot;;&quot;&quot;);&quot;&lt;&gt;&quot;;&quot;&quot;)" office:value-type="string" office:string-value="[&lt;&lt;{([{{{([{[{]]}{&lt;" calcext:value-type="string">
            <text:p>[&lt;&lt;{([{{{([{[{]]}{&lt;</text:p>
          </table:table-cell>
          <table:table-cell table:style-name="ce2" table:formula="of:=SUBSTITUTE(SUBSTITUTE(SUBSTITUTE(SUBSTITUTE([.H100];&quot;()&quot;;&quot;&quot;);&quot;[]&quot;;&quot;&quot;);&quot;{}&quot;;&quot;&quot;);&quot;&lt;&gt;&quot;;&quot;&quot;)" office:value-type="string" office:string-value="[&lt;&lt;{([{{{([{[{]]}{&lt;" calcext:value-type="string">
            <text:p>[&lt;&lt;{([{{{([{[{]]}{&lt;</text:p>
          </table:table-cell>
          <table:table-cell table:style-name="ce2" table:formula="of:=SUBSTITUTE(SUBSTITUTE(SUBSTITUTE(SUBSTITUTE([.I100];&quot;()&quot;;&quot;&quot;);&quot;[]&quot;;&quot;&quot;);&quot;{}&quot;;&quot;&quot;);&quot;&lt;&gt;&quot;;&quot;&quot;)" office:value-type="string" office:string-value="[&lt;&lt;{([{{{([{[{]]}{&lt;" calcext:value-type="string">
            <text:p>[&lt;&lt;{([{{{([{[{]]}{&lt;</text:p>
          </table:table-cell>
          <table:table-cell table:style-name="ce2" table:formula="of:=SUBSTITUTE(SUBSTITUTE(SUBSTITUTE(SUBSTITUTE([.J100];&quot;()&quot;;&quot;&quot;);&quot;[]&quot;;&quot;&quot;);&quot;{}&quot;;&quot;&quot;);&quot;&lt;&gt;&quot;;&quot;&quot;)" office:value-type="string" office:string-value="[&lt;&lt;{([{{{([{[{]]}{&lt;" calcext:value-type="string">
            <text:p>[&lt;&lt;{([{{{([{[{]]}{&lt;</text:p>
          </table:table-cell>
          <table:table-cell table:style-name="ce2" table:formula="of:=SUBSTITUTE(SUBSTITUTE(SUBSTITUTE(SUBSTITUTE([.K100];&quot;()&quot;;&quot;&quot;);&quot;[]&quot;;&quot;&quot;);&quot;{}&quot;;&quot;&quot;);&quot;&lt;&gt;&quot;;&quot;&quot;)" office:value-type="string" office:string-value="[&lt;&lt;{([{{{([{[{]]}{&lt;" calcext:value-type="string">
            <text:p>[&lt;&lt;{([{{{([{[{]]}{&lt;</text:p>
          </table:table-cell>
          <table:table-cell table:style-name="ce2" table:formula="of:=SUBSTITUTE(SUBSTITUTE(SUBSTITUTE(SUBSTITUTE([.L100];&quot;()&quot;;&quot;&quot;);&quot;[]&quot;;&quot;&quot;);&quot;{}&quot;;&quot;&quot;);&quot;&lt;&gt;&quot;;&quot;&quot;)" office:value-type="string" office:string-value="[&lt;&lt;{([{{{([{[{]]}{&lt;" calcext:value-type="string">
            <text:p>[&lt;&lt;{([{{{([{[{]]}{&lt;</text:p>
          </table:table-cell>
          <table:table-cell table:style-name="ce2" table:formula="of:=SUBSTITUTE(SUBSTITUTE(SUBSTITUTE(SUBSTITUTE([.M100];&quot;()&quot;;&quot;&quot;);&quot;[]&quot;;&quot;&quot;);&quot;{}&quot;;&quot;&quot;);&quot;&lt;&gt;&quot;;&quot;&quot;)" office:value-type="string" office:string-value="[&lt;&lt;{([{{{([{[{]]}{&lt;" calcext:value-type="string">
            <text:p>[&lt;&lt;{([{{{([{[{]]}{&lt;</text:p>
          </table:table-cell>
          <table:table-cell table:style-name="ce2" table:formula="of:=SUBSTITUTE(SUBSTITUTE(SUBSTITUTE(SUBSTITUTE([.N100];&quot;()&quot;;&quot;&quot;);&quot;[]&quot;;&quot;&quot;);&quot;{}&quot;;&quot;&quot;);&quot;&lt;&gt;&quot;;&quot;&quot;)" office:value-type="string" office:string-value="[&lt;&lt;{([{{{([{[{]]}{&lt;" calcext:value-type="string">
            <text:p>[&lt;&lt;{([{{{([{[{]]}{&lt;</text:p>
          </table:table-cell>
          <table:table-cell table:style-name="ce2" table:formula="of:=SUBSTITUTE(SUBSTITUTE(SUBSTITUTE(SUBSTITUTE([.O100];&quot;()&quot;;&quot;&quot;);&quot;[]&quot;;&quot;&quot;);&quot;{}&quot;;&quot;&quot;);&quot;&lt;&gt;&quot;;&quot;&quot;)" office:value-type="string" office:string-value="[&lt;&lt;{([{{{([{[{]]}{&lt;" calcext:value-type="string">
            <text:p>[&lt;&lt;{([{{{([{[{]]}{&lt;</text:p>
          </table:table-cell>
          <table:table-cell table:style-name="ce2" table:formula="of:=SUBSTITUTE(SUBSTITUTE(SUBSTITUTE(SUBSTITUTE([.P100];&quot;()&quot;;&quot;&quot;);&quot;[]&quot;;&quot;&quot;);&quot;{}&quot;;&quot;&quot;);&quot;&lt;&gt;&quot;;&quot;&quot;)" office:value-type="string" office:string-value="[&lt;&lt;{([{{{([{[{]]}{&lt;" calcext:value-type="string">
            <text:p>[&lt;&lt;{([{{{([{[{]]}{&lt;</text:p>
          </table:table-cell>
          <table:table-cell table:style-name="ce2" table:formula="of:=SUBSTITUTE(SUBSTITUTE(SUBSTITUTE(SUBSTITUTE([.Q100];&quot;()&quot;;&quot;&quot;);&quot;[]&quot;;&quot;&quot;);&quot;{}&quot;;&quot;&quot;);&quot;&lt;&gt;&quot;;&quot;&quot;)" office:value-type="string" office:string-value="[&lt;&lt;{([{{{([{[{]]}{&lt;" calcext:value-type="string">
            <text:p>[&lt;&lt;{([{{{([{[{]]}{&lt;</text:p>
          </table:table-cell>
          <table:table-cell table:style-name="ce2" table:formula="of:=SUBSTITUTE(SUBSTITUTE(SUBSTITUTE(SUBSTITUTE([.R100];&quot;()&quot;;&quot;&quot;);&quot;[]&quot;;&quot;&quot;);&quot;{}&quot;;&quot;&quot;);&quot;&lt;&gt;&quot;;&quot;&quot;)" office:value-type="string" office:string-value="[&lt;&lt;{([{{{([{[{]]}{&lt;" calcext:value-type="string">
            <text:p>[&lt;&lt;{([{{{([{[{]]}{&lt;</text:p>
          </table:table-cell>
          <table:table-cell table:style-name="ce2" table:formula="of:=SUBSTITUTE(SUBSTITUTE(SUBSTITUTE(SUBSTITUTE([.S100];&quot;()&quot;;&quot;&quot;);&quot;[]&quot;;&quot;&quot;);&quot;{}&quot;;&quot;&quot;);&quot;&lt;&gt;&quot;;&quot;&quot;)" office:value-type="string" office:string-value="[&lt;&lt;{([{{{([{[{]]}{&lt;" calcext:value-type="string">
            <text:p>[&lt;&lt;{([{{{([{[{]]}{&lt;</text:p>
          </table:table-cell>
          <table:table-cell table:style-name="ce2" table:formula="of:=SUBSTITUTE(SUBSTITUTE(SUBSTITUTE(SUBSTITUTE([.T100];&quot;()&quot;;&quot;&quot;);&quot;[]&quot;;&quot;&quot;);&quot;{}&quot;;&quot;&quot;);&quot;&lt;&gt;&quot;;&quot;&quot;)" office:value-type="string" office:string-value="[&lt;&lt;{([{{{([{[{]]}{&lt;" calcext:value-type="string">
            <text:p>[&lt;&lt;{([{{{([{[{]]}{&lt;</text:p>
          </table:table-cell>
          <table:table-cell table:style-name="ce2" table:formula="of:=SUBSTITUTE(SUBSTITUTE(SUBSTITUTE(SUBSTITUTE([.U100];&quot;()&quot;;&quot;&quot;);&quot;[]&quot;;&quot;&quot;);&quot;{}&quot;;&quot;&quot;);&quot;&lt;&gt;&quot;;&quot;&quot;)" office:value-type="string" office:string-value="[&lt;&lt;{([{{{([{[{]]}{&lt;" calcext:value-type="string">
            <text:p>[&lt;&lt;{([{{{([{[{]]}{&lt;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100]; MIN(IFERROR(TRANSPOSE(FIND([$Reference.$A$5:.$A$8];[.V100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100]);CONCATENATE(MID([.V100];LEN([.V100])-ROW(INDIRECT(&quot;1:&quot;&amp;LEN([.V100])))+1;1));)" office:value-type="float" office:value="0" calcext:value-type="float">
            <text:p>0</text:p>
          </table:table-cell>
          <table:table-cell table:style-name="ce8" table:formula="of:=SUBSTITUTE(SUBSTITUTE(SUBSTITUTE(SUBSTITUTE([.Z100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100&amp;&quot;&quot;&quot;&quot;,&quot;&quot;(?s)(.{1})&quot;&quot;,&quot;&quot;$1&quot;&quot;&amp;CHAR(127)),&quot;&quot;'&quot;&quot;,&quot;&quot;''&quot;&quot;),CHAR(127)),)&quot;);&quot;&quot;)">
            <text:p/>
          </table:table-cell>
          <table:table-cell table:style-name="ce9" table:number-columns-repeated="1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100]));([.AT100]*5)+IFERROR(INDEX( [$Reference.$D$5:.$D$8];MATCH( [.AB100]; [$Reference.$A$5:.$A$8];0);0););[.AT10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C100]));([.AU100]*5)+IFERROR(INDEX( [$Reference.$D$5:.$D$8];MATCH( [.AC100]; [$Reference.$A$5:.$A$8];0);0););[.AU10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D100]));([.AV100]*5)+IFERROR(INDEX( [$Reference.$D$5:.$D$8];MATCH( [.AD100]; [$Reference.$A$5:.$A$8];0);0););[.AV10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E100]));([.AW100]*5)+IFERROR(INDEX( [$Reference.$D$5:.$D$8];MATCH( [.AE100]; [$Reference.$A$5:.$A$8];0);0););[.AW10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F100]));([.AX100]*5)+IFERROR(INDEX( [$Reference.$D$5:.$D$8];MATCH( [.AF100]; [$Reference.$A$5:.$A$8];0);0););[.AX10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G100]));([.AY100]*5)+IFERROR(INDEX( [$Reference.$D$5:.$D$8];MATCH( [.AG100]; [$Reference.$A$5:.$A$8];0);0););[.AY10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H100]));([.AZ100]*5)+IFERROR(INDEX( [$Reference.$D$5:.$D$8];MATCH( [.AH100]; [$Reference.$A$5:.$A$8];0);0););[.AZ10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I100]));([.BA100]*5)+IFERROR(INDEX( [$Reference.$D$5:.$D$8];MATCH( [.AI100]; [$Reference.$A$5:.$A$8];0);0););[.BA10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J100]));([.BB100]*5)+IFERROR(INDEX( [$Reference.$D$5:.$D$8];MATCH( [.AJ100]; [$Reference.$A$5:.$A$8];0);0););[.BB10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K100]));([.BC100]*5)+IFERROR(INDEX( [$Reference.$D$5:.$D$8];MATCH( [.AK100]; [$Reference.$A$5:.$A$8];0);0););[.BC10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L100]));([.BD100]*5)+IFERROR(INDEX( [$Reference.$D$5:.$D$8];MATCH( [.AL100]; [$Reference.$A$5:.$A$8];0);0););[.BD10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M100]));([.BE100]*5)+IFERROR(INDEX( [$Reference.$D$5:.$D$8];MATCH( [.AM100]; [$Reference.$A$5:.$A$8];0);0););[.BE10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N100]));([.BF100]*5)+IFERROR(INDEX( [$Reference.$D$5:.$D$8];MATCH( [.AN100]; [$Reference.$A$5:.$A$8];0);0););[.BF10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O100]));([.BG100]*5)+IFERROR(INDEX( [$Reference.$D$5:.$D$8];MATCH( [.AO100]; [$Reference.$A$5:.$A$8];0);0););[.BG10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P100]));([.BH100]*5)+IFERROR(INDEX( [$Reference.$D$5:.$D$8];MATCH( [.AP100]; [$Reference.$A$5:.$A$8];0);0););[.BH10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Q100]));([.BI100]*5)+IFERROR(INDEX( [$Reference.$D$5:.$D$8];MATCH( [.AQ100]; [$Reference.$A$5:.$A$8];0);0););[.BI10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R100]));([.BJ100]*5)+IFERROR(INDEX( [$Reference.$D$5:.$D$8];MATCH( [.AR100]; [$Reference.$A$5:.$A$8];0);0););[.BJ100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S100]));([.BK100]*5)+IFERROR(INDEX( [$Reference.$D$5:.$D$8];MATCH( [.AS100]; [$Reference.$A$5:.$A$8];0);0););[.BK100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{[&lt;(([[[{{[{&lt;(&lt;&gt;&lt;&gt;)&lt;&lt;&gt;{}&gt;&gt;}]{&lt;{&lt;&lt;&gt;&lt;&gt;&gt;}&gt;{[{[]()}[&lt;&gt;&lt;&gt;]]([()()][()()])}}}&lt;[{(&lt;()&lt;&gt;&gt;{{}&lt;&gt;})}]{{[&lt;()&gt;{{}[]}]{{{}</text:p>
          </table:table-cell>
          <table:table-cell table:style-name="ce2" table:formula="of:=SUBSTITUTE(SUBSTITUTE(SUBSTITUTE(SUBSTITUTE([.A101];&quot;()&quot;;&quot;&quot;);&quot;[]&quot;;&quot;&quot;);&quot;{}&quot;;&quot;&quot;);&quot;&lt;&gt;&quot;;&quot;&quot;)" office:value-type="string" office:string-value="{[&lt;(([[[{{[{&lt;()&lt;&gt;&gt;}]{&lt;{&lt;&gt;}&gt;{[[]]()}}}&lt;[{(&lt;&gt;{})}]{{[{}]{{" calcext:value-type="string">
            <text:p>{[&lt;(([[[{{[{&lt;()&lt;&gt;&gt;}]{&lt;{&lt;&gt;}&gt;{[[]]()}}}&lt;[{(&lt;&gt;{})}]{{[{}]{{</text:p>
          </table:table-cell>
          <table:table-cell table:style-name="ce2" table:formula="of:=SUBSTITUTE(SUBSTITUTE(SUBSTITUTE(SUBSTITUTE([.B101];&quot;()&quot;;&quot;&quot;);&quot;[]&quot;;&quot;&quot;);&quot;{}&quot;;&quot;&quot;);&quot;&lt;&gt;&quot;;&quot;&quot;)" office:value-type="string" office:string-value="{[&lt;(([[[{{[{&lt;&gt;}]{&lt;{}&gt;{[]}}}&lt;[{()}]{{[]{{" calcext:value-type="string">
            <text:p>{[&lt;(([[[{{[{&lt;&gt;}]{&lt;{}&gt;{[]}}}&lt;[{()}]{{[]{{</text:p>
          </table:table-cell>
          <table:table-cell table:style-name="ce2" table:formula="of:=SUBSTITUTE(SUBSTITUTE(SUBSTITUTE(SUBSTITUTE([.C101];&quot;()&quot;;&quot;&quot;);&quot;[]&quot;;&quot;&quot;);&quot;{}&quot;;&quot;&quot;);&quot;&lt;&gt;&quot;;&quot;&quot;)" office:value-type="string" office:string-value="{[&lt;(([[[{{[{}]{}}&lt;[]{{{{" calcext:value-type="string">
            <text:p>{[&lt;(([[[{{[{}]{}}&lt;[]{{{{</text:p>
          </table:table-cell>
          <table:table-cell table:style-name="ce2" table:formula="of:=SUBSTITUTE(SUBSTITUTE(SUBSTITUTE(SUBSTITUTE([.D101];&quot;()&quot;;&quot;&quot;);&quot;[]&quot;;&quot;&quot;);&quot;{}&quot;;&quot;&quot;);&quot;&lt;&gt;&quot;;&quot;&quot;)" office:value-type="string" office:string-value="{[&lt;(([[[{{[]}&lt;{{{{" calcext:value-type="string">
            <text:p>{[&lt;(([[[{{[]}&lt;{{{{</text:p>
          </table:table-cell>
          <table:table-cell table:style-name="ce2" table:formula="of:=SUBSTITUTE(SUBSTITUTE(SUBSTITUTE(SUBSTITUTE([.E101];&quot;()&quot;;&quot;&quot;);&quot;[]&quot;;&quot;&quot;);&quot;{}&quot;;&quot;&quot;);&quot;&lt;&gt;&quot;;&quot;&quot;)" office:value-type="string" office:string-value="{[&lt;(([[[{&lt;{{{{" calcext:value-type="string">
            <text:p>{[&lt;(([[[{&lt;{{{{</text:p>
          </table:table-cell>
          <table:table-cell table:style-name="ce2" table:formula="of:=SUBSTITUTE(SUBSTITUTE(SUBSTITUTE(SUBSTITUTE([.F101];&quot;()&quot;;&quot;&quot;);&quot;[]&quot;;&quot;&quot;);&quot;{}&quot;;&quot;&quot;);&quot;&lt;&gt;&quot;;&quot;&quot;)" office:value-type="string" office:string-value="{[&lt;(([[[{&lt;{{{{" calcext:value-type="string">
            <text:p>{[&lt;(([[[{&lt;{{{{</text:p>
          </table:table-cell>
          <table:table-cell table:style-name="ce2" table:formula="of:=SUBSTITUTE(SUBSTITUTE(SUBSTITUTE(SUBSTITUTE([.G101];&quot;()&quot;;&quot;&quot;);&quot;[]&quot;;&quot;&quot;);&quot;{}&quot;;&quot;&quot;);&quot;&lt;&gt;&quot;;&quot;&quot;)" office:value-type="string" office:string-value="{[&lt;(([[[{&lt;{{{{" calcext:value-type="string">
            <text:p>{[&lt;(([[[{&lt;{{{{</text:p>
          </table:table-cell>
          <table:table-cell table:style-name="ce2" table:formula="of:=SUBSTITUTE(SUBSTITUTE(SUBSTITUTE(SUBSTITUTE([.H101];&quot;()&quot;;&quot;&quot;);&quot;[]&quot;;&quot;&quot;);&quot;{}&quot;;&quot;&quot;);&quot;&lt;&gt;&quot;;&quot;&quot;)" office:value-type="string" office:string-value="{[&lt;(([[[{&lt;{{{{" calcext:value-type="string">
            <text:p>{[&lt;(([[[{&lt;{{{{</text:p>
          </table:table-cell>
          <table:table-cell table:style-name="ce2" table:formula="of:=SUBSTITUTE(SUBSTITUTE(SUBSTITUTE(SUBSTITUTE([.I101];&quot;()&quot;;&quot;&quot;);&quot;[]&quot;;&quot;&quot;);&quot;{}&quot;;&quot;&quot;);&quot;&lt;&gt;&quot;;&quot;&quot;)" office:value-type="string" office:string-value="{[&lt;(([[[{&lt;{{{{" calcext:value-type="string">
            <text:p>{[&lt;(([[[{&lt;{{{{</text:p>
          </table:table-cell>
          <table:table-cell table:style-name="ce2" table:formula="of:=SUBSTITUTE(SUBSTITUTE(SUBSTITUTE(SUBSTITUTE([.J101];&quot;()&quot;;&quot;&quot;);&quot;[]&quot;;&quot;&quot;);&quot;{}&quot;;&quot;&quot;);&quot;&lt;&gt;&quot;;&quot;&quot;)" office:value-type="string" office:string-value="{[&lt;(([[[{&lt;{{{{" calcext:value-type="string">
            <text:p>{[&lt;(([[[{&lt;{{{{</text:p>
          </table:table-cell>
          <table:table-cell table:style-name="ce2" table:formula="of:=SUBSTITUTE(SUBSTITUTE(SUBSTITUTE(SUBSTITUTE([.K101];&quot;()&quot;;&quot;&quot;);&quot;[]&quot;;&quot;&quot;);&quot;{}&quot;;&quot;&quot;);&quot;&lt;&gt;&quot;;&quot;&quot;)" office:value-type="string" office:string-value="{[&lt;(([[[{&lt;{{{{" calcext:value-type="string">
            <text:p>{[&lt;(([[[{&lt;{{{{</text:p>
          </table:table-cell>
          <table:table-cell table:style-name="ce2" table:formula="of:=SUBSTITUTE(SUBSTITUTE(SUBSTITUTE(SUBSTITUTE([.L101];&quot;()&quot;;&quot;&quot;);&quot;[]&quot;;&quot;&quot;);&quot;{}&quot;;&quot;&quot;);&quot;&lt;&gt;&quot;;&quot;&quot;)" office:value-type="string" office:string-value="{[&lt;(([[[{&lt;{{{{" calcext:value-type="string">
            <text:p>{[&lt;(([[[{&lt;{{{{</text:p>
          </table:table-cell>
          <table:table-cell table:style-name="ce2" table:formula="of:=SUBSTITUTE(SUBSTITUTE(SUBSTITUTE(SUBSTITUTE([.M101];&quot;()&quot;;&quot;&quot;);&quot;[]&quot;;&quot;&quot;);&quot;{}&quot;;&quot;&quot;);&quot;&lt;&gt;&quot;;&quot;&quot;)" office:value-type="string" office:string-value="{[&lt;(([[[{&lt;{{{{" calcext:value-type="string">
            <text:p>{[&lt;(([[[{&lt;{{{{</text:p>
          </table:table-cell>
          <table:table-cell table:style-name="ce2" table:formula="of:=SUBSTITUTE(SUBSTITUTE(SUBSTITUTE(SUBSTITUTE([.N101];&quot;()&quot;;&quot;&quot;);&quot;[]&quot;;&quot;&quot;);&quot;{}&quot;;&quot;&quot;);&quot;&lt;&gt;&quot;;&quot;&quot;)" office:value-type="string" office:string-value="{[&lt;(([[[{&lt;{{{{" calcext:value-type="string">
            <text:p>{[&lt;(([[[{&lt;{{{{</text:p>
          </table:table-cell>
          <table:table-cell table:style-name="ce2" table:formula="of:=SUBSTITUTE(SUBSTITUTE(SUBSTITUTE(SUBSTITUTE([.O101];&quot;()&quot;;&quot;&quot;);&quot;[]&quot;;&quot;&quot;);&quot;{}&quot;;&quot;&quot;);&quot;&lt;&gt;&quot;;&quot;&quot;)" office:value-type="string" office:string-value="{[&lt;(([[[{&lt;{{{{" calcext:value-type="string">
            <text:p>{[&lt;(([[[{&lt;{{{{</text:p>
          </table:table-cell>
          <table:table-cell table:style-name="ce2" table:formula="of:=SUBSTITUTE(SUBSTITUTE(SUBSTITUTE(SUBSTITUTE([.P101];&quot;()&quot;;&quot;&quot;);&quot;[]&quot;;&quot;&quot;);&quot;{}&quot;;&quot;&quot;);&quot;&lt;&gt;&quot;;&quot;&quot;)" office:value-type="string" office:string-value="{[&lt;(([[[{&lt;{{{{" calcext:value-type="string">
            <text:p>{[&lt;(([[[{&lt;{{{{</text:p>
          </table:table-cell>
          <table:table-cell table:style-name="ce2" table:formula="of:=SUBSTITUTE(SUBSTITUTE(SUBSTITUTE(SUBSTITUTE([.Q101];&quot;()&quot;;&quot;&quot;);&quot;[]&quot;;&quot;&quot;);&quot;{}&quot;;&quot;&quot;);&quot;&lt;&gt;&quot;;&quot;&quot;)" office:value-type="string" office:string-value="{[&lt;(([[[{&lt;{{{{" calcext:value-type="string">
            <text:p>{[&lt;(([[[{&lt;{{{{</text:p>
          </table:table-cell>
          <table:table-cell table:style-name="ce2" table:formula="of:=SUBSTITUTE(SUBSTITUTE(SUBSTITUTE(SUBSTITUTE([.R101];&quot;()&quot;;&quot;&quot;);&quot;[]&quot;;&quot;&quot;);&quot;{}&quot;;&quot;&quot;);&quot;&lt;&gt;&quot;;&quot;&quot;)" office:value-type="string" office:string-value="{[&lt;(([[[{&lt;{{{{" calcext:value-type="string">
            <text:p>{[&lt;(([[[{&lt;{{{{</text:p>
          </table:table-cell>
          <table:table-cell table:style-name="ce2" table:formula="of:=SUBSTITUTE(SUBSTITUTE(SUBSTITUTE(SUBSTITUTE([.S101];&quot;()&quot;;&quot;&quot;);&quot;[]&quot;;&quot;&quot;);&quot;{}&quot;;&quot;&quot;);&quot;&lt;&gt;&quot;;&quot;&quot;)" office:value-type="string" office:string-value="{[&lt;(([[[{&lt;{{{{" calcext:value-type="string">
            <text:p>{[&lt;(([[[{&lt;{{{{</text:p>
          </table:table-cell>
          <table:table-cell table:style-name="ce2" table:formula="of:=SUBSTITUTE(SUBSTITUTE(SUBSTITUTE(SUBSTITUTE([.T101];&quot;()&quot;;&quot;&quot;);&quot;[]&quot;;&quot;&quot;);&quot;{}&quot;;&quot;&quot;);&quot;&lt;&gt;&quot;;&quot;&quot;)" office:value-type="string" office:string-value="{[&lt;(([[[{&lt;{{{{" calcext:value-type="string">
            <text:p>{[&lt;(([[[{&lt;{{{{</text:p>
          </table:table-cell>
          <table:table-cell table:style-name="ce2" table:formula="of:=SUBSTITUTE(SUBSTITUTE(SUBSTITUTE(SUBSTITUTE([.U101];&quot;()&quot;;&quot;&quot;);&quot;[]&quot;;&quot;&quot;);&quot;{}&quot;;&quot;&quot;);&quot;&lt;&gt;&quot;;&quot;&quot;)" office:value-type="string" office:string-value="{[&lt;(([[[{&lt;{{{{" calcext:value-type="string">
            <text:p>{[&lt;(([[[{&lt;{{{{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101]; MIN(IFERROR(TRANSPOSE(FIND([$Reference.$A$5:.$A$8];[.V101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101]);CONCATENATE(MID([.V101];LEN([.V101])-ROW(INDIRECT(&quot;1:&quot;&amp;LEN([.V101])))+1;1));)" office:value-type="float" office:value="0" calcext:value-type="float">
            <text:p>0</text:p>
          </table:table-cell>
          <table:table-cell table:style-name="ce8" table:formula="of:=SUBSTITUTE(SUBSTITUTE(SUBSTITUTE(SUBSTITUTE([.Z101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101&amp;&quot;&quot;&quot;&quot;,&quot;&quot;(?s)(.{1})&quot;&quot;,&quot;&quot;$1&quot;&quot;&amp;CHAR(127)),&quot;&quot;'&quot;&quot;,&quot;&quot;''&quot;&quot;),CHAR(127)),)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)&quot;)" office:value-type="string" office:string-value=")" calcext:value-type="string">
            <text:p>)</text:p>
          </table:table-cell>
          <table:table-cell table:style-name="ce9" table:formula="of:=IFERROR(__xludf.dummyfunction(&quot;&quot;&quot;COMPUTED_VALUE&quot;&quot;&quot;);&quot;&gt;&quot;)" office:value-type="string" office:string-value="&gt;" calcext:value-type="string">
            <text:p>&gt;</text:p>
          </table:table-cell>
          <table:table-cell table:style-name="ce9" table:formula="of:=IFERROR(__xludf.dummyfunction(&quot;&quot;&quot;COMPUTED_VALUE&quot;&quot;&quot;);&quot;]&quot;)" office:value-type="string" office:string-value="]" calcext:value-type="string">
            <text:p>]</text:p>
          </table:table-cell>
          <table:table-cell table:style-name="ce9" table:formula="of:=IFERROR(__xludf.dummyfunction(&quot;&quot;&quot;COMPUTED_VALUE&quot;&quot;&quot;);&quot;}&quot;)" office:value-type="string" office:string-value="}" calcext:value-type="string">
            <text:p>}</text:p>
          </table:table-cell>
          <table:table-cell table:style-name="ce9" table:number-columns-repeated="4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101]));([.AT101]*5)+IFERROR(INDEX( [$Reference.$D$5:.$D$8];MATCH( [.AB101]; [$Reference.$A$5:.$A$8];0);0););[.AT101])" office:value-type="float" office:value="3" calcext:value-type="float">
            <text:p>3</text:p>
          </table:table-cell>
          <table:table-cell table:style-name="ce9" table:number-matrix-columns-spanned="1" table:number-matrix-rows-spanned="1" table:formula="of:=IF(NOT(ISBLANK([.AC101]));([.AU101]*5)+IFERROR(INDEX( [$Reference.$D$5:.$D$8];MATCH( [.AC101]; [$Reference.$A$5:.$A$8];0);0););[.AU101])" office:value-type="float" office:value="18" calcext:value-type="float">
            <text:p>18</text:p>
          </table:table-cell>
          <table:table-cell table:style-name="ce9" table:number-matrix-columns-spanned="1" table:number-matrix-rows-spanned="1" table:formula="of:=IF(NOT(ISBLANK([.AD101]));([.AV101]*5)+IFERROR(INDEX( [$Reference.$D$5:.$D$8];MATCH( [.AD101]; [$Reference.$A$5:.$A$8];0);0););[.AV101])" office:value-type="float" office:value="93" calcext:value-type="float">
            <text:p>93</text:p>
          </table:table-cell>
          <table:table-cell table:style-name="ce9" table:number-matrix-columns-spanned="1" table:number-matrix-rows-spanned="1" table:formula="of:=IF(NOT(ISBLANK([.AE101]));([.AW101]*5)+IFERROR(INDEX( [$Reference.$D$5:.$D$8];MATCH( [.AE101]; [$Reference.$A$5:.$A$8];0);0););[.AW101])" office:value-type="float" office:value="468" calcext:value-type="float">
            <text:p>468</text:p>
          </table:table-cell>
          <table:table-cell table:style-name="ce9" table:number-matrix-columns-spanned="1" table:number-matrix-rows-spanned="1" table:formula="of:=IF(NOT(ISBLANK([.AF101]));([.AX101]*5)+IFERROR(INDEX( [$Reference.$D$5:.$D$8];MATCH( [.AF101]; [$Reference.$A$5:.$A$8];0);0););[.AX101])" office:value-type="float" office:value="2344" calcext:value-type="float">
            <text:p>2344</text:p>
          </table:table-cell>
          <table:table-cell table:style-name="ce9" table:number-matrix-columns-spanned="1" table:number-matrix-rows-spanned="1" table:formula="of:=IF(NOT(ISBLANK([.AG101]));([.AY101]*5)+IFERROR(INDEX( [$Reference.$D$5:.$D$8];MATCH( [.AG101]; [$Reference.$A$5:.$A$8];0);0););[.AY101])" office:value-type="float" office:value="11723" calcext:value-type="float">
            <text:p>11723</text:p>
          </table:table-cell>
          <table:table-cell table:style-name="ce9" table:number-matrix-columns-spanned="1" table:number-matrix-rows-spanned="1" table:formula="of:=IF(NOT(ISBLANK([.AH101]));([.AZ101]*5)+IFERROR(INDEX( [$Reference.$D$5:.$D$8];MATCH( [.AH101]; [$Reference.$A$5:.$A$8];0);0););[.AZ101])" office:value-type="float" office:value="58617" calcext:value-type="float">
            <text:p>58617</text:p>
          </table:table-cell>
          <table:table-cell table:style-name="ce9" table:number-matrix-columns-spanned="1" table:number-matrix-rows-spanned="1" table:formula="of:=IF(NOT(ISBLANK([.AI101]));([.BA101]*5)+IFERROR(INDEX( [$Reference.$D$5:.$D$8];MATCH( [.AI101]; [$Reference.$A$5:.$A$8];0);0););[.BA101])" office:value-type="float" office:value="293087" calcext:value-type="float">
            <text:p>293087</text:p>
          </table:table-cell>
          <table:table-cell table:style-name="ce9" table:number-matrix-columns-spanned="1" table:number-matrix-rows-spanned="1" table:formula="of:=IF(NOT(ISBLANK([.AJ101]));([.BB101]*5)+IFERROR(INDEX( [$Reference.$D$5:.$D$8];MATCH( [.AJ101]; [$Reference.$A$5:.$A$8];0);0););[.BB101])" office:value-type="float" office:value="1465437" calcext:value-type="float">
            <text:p>1465437</text:p>
          </table:table-cell>
          <table:table-cell table:style-name="ce9" table:number-matrix-columns-spanned="1" table:number-matrix-rows-spanned="1" table:formula="of:=IF(NOT(ISBLANK([.AK101]));([.BC101]*5)+IFERROR(INDEX( [$Reference.$D$5:.$D$8];MATCH( [.AK101]; [$Reference.$A$5:.$A$8];0);0););[.BC101])" office:value-type="float" office:value="7327186" calcext:value-type="float">
            <text:p>7327186</text:p>
          </table:table-cell>
          <table:table-cell table:style-name="ce9" table:number-matrix-columns-spanned="1" table:number-matrix-rows-spanned="1" table:formula="of:=IF(NOT(ISBLANK([.AL101]));([.BD101]*5)+IFERROR(INDEX( [$Reference.$D$5:.$D$8];MATCH( [.AL101]; [$Reference.$A$5:.$A$8];0);0););[.BD101])" office:value-type="float" office:value="36635931" calcext:value-type="float">
            <text:p>36635931</text:p>
          </table:table-cell>
          <table:table-cell table:style-name="ce9" table:number-matrix-columns-spanned="1" table:number-matrix-rows-spanned="1" table:formula="of:=IF(NOT(ISBLANK([.AM101]));([.BE101]*5)+IFERROR(INDEX( [$Reference.$D$5:.$D$8];MATCH( [.AM101]; [$Reference.$A$5:.$A$8];0);0););[.BE101])" office:value-type="float" office:value="183179659" calcext:value-type="float">
            <text:p>183179659</text:p>
          </table:table-cell>
          <table:table-cell table:style-name="ce9" table:number-matrix-columns-spanned="1" table:number-matrix-rows-spanned="1" table:formula="of:=IF(NOT(ISBLANK([.AN101]));([.BF101]*5)+IFERROR(INDEX( [$Reference.$D$5:.$D$8];MATCH( [.AN101]; [$Reference.$A$5:.$A$8];0);0););[.BF101])" office:value-type="float" office:value="915898297" calcext:value-type="float">
            <text:p>915898297</text:p>
          </table:table-cell>
          <table:table-cell table:style-name="ce9" table:number-matrix-columns-spanned="1" table:number-matrix-rows-spanned="1" table:formula="of:=IF(NOT(ISBLANK([.AO101]));([.BG101]*5)+IFERROR(INDEX( [$Reference.$D$5:.$D$8];MATCH( [.AO101]; [$Reference.$A$5:.$A$8];0);0););[.BG101])" office:value-type="float" office:value="4579491488" calcext:value-type="float">
            <text:p>4579491488</text:p>
          </table:table-cell>
          <table:table-cell table:style-name="ce9" table:number-matrix-columns-spanned="1" table:number-matrix-rows-spanned="1" table:formula="of:=IF(NOT(ISBLANK([.AP101]));([.BH101]*5)+IFERROR(INDEX( [$Reference.$D$5:.$D$8];MATCH( [.AP101]; [$Reference.$A$5:.$A$8];0);0););[.BH101])" office:value-type="float" office:value="4579491488" calcext:value-type="float">
            <text:p>4579491488</text:p>
          </table:table-cell>
          <table:table-cell table:style-name="ce9" table:number-matrix-columns-spanned="1" table:number-matrix-rows-spanned="1" table:formula="of:=IF(NOT(ISBLANK([.AQ101]));([.BI101]*5)+IFERROR(INDEX( [$Reference.$D$5:.$D$8];MATCH( [.AQ101]; [$Reference.$A$5:.$A$8];0);0););[.BI101])" office:value-type="float" office:value="4579491488" calcext:value-type="float">
            <text:p>4579491488</text:p>
          </table:table-cell>
          <table:table-cell table:style-name="ce9" table:number-matrix-columns-spanned="1" table:number-matrix-rows-spanned="1" table:formula="of:=IF(NOT(ISBLANK([.AR101]));([.BJ101]*5)+IFERROR(INDEX( [$Reference.$D$5:.$D$8];MATCH( [.AR101]; [$Reference.$A$5:.$A$8];0);0););[.BJ101])" office:value-type="float" office:value="4579491488" calcext:value-type="float">
            <text:p>4579491488</text:p>
          </table:table-cell>
          <table:table-cell table:style-name="ce9" table:number-matrix-columns-spanned="1" table:number-matrix-rows-spanned="1" table:formula="of:=IF(NOT(ISBLANK([.AS101]));([.BK101]*5)+IFERROR(INDEX( [$Reference.$D$5:.$D$8];MATCH( [.AS101]; [$Reference.$A$5:.$A$8];0);0););[.BK101])" office:value-type="float" office:value="4579491488" calcext:value-type="float">
            <text:p>4579491488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[&lt;[{({{{[&lt;[({&lt;&lt;&gt;{}&gt;{{}{}}})&lt;((&lt;&gt;{}))[{(){}}]&gt;]&gt;&lt;((&lt;{[]()}&gt;[([][])]))[[(&lt;()()&gt;&lt;{}{}&gt;)[[{}&lt;&gt;]&lt;&lt;&gt;{}}]]{[[&lt;&gt;&lt;&gt;</text:p>
          </table:table-cell>
          <table:table-cell table:style-name="ce2" table:formula="of:=SUBSTITUTE(SUBSTITUTE(SUBSTITUTE(SUBSTITUTE([.A102];&quot;()&quot;;&quot;&quot;);&quot;[]&quot;;&quot;&quot;);&quot;{}&quot;;&quot;&quot;);&quot;&lt;&gt;&quot;;&quot;&quot;)" office:value-type="string" office:string-value="[&lt;[{({{{[&lt;[({&lt;&gt;{}})&lt;(())[{}]&gt;]&gt;&lt;(([()]))[[()[[]&lt;}]]{[[" calcext:value-type="string">
            <text:p>[&lt;[{({{{[&lt;[({&lt;&gt;{}})&lt;(())[{}]&gt;]&gt;&lt;(([()]))[[()[[]&lt;}]]{[[</text:p>
          </table:table-cell>
          <table:table-cell table:style-name="ce2" table:formula="of:=SUBSTITUTE(SUBSTITUTE(SUBSTITUTE(SUBSTITUTE([.B102];&quot;()&quot;;&quot;&quot;);&quot;[]&quot;;&quot;&quot;);&quot;{}&quot;;&quot;&quot;);&quot;&lt;&gt;&quot;;&quot;&quot;)" office:value-type="string" office:string-value="[&lt;[{({{{[&lt;[({})&lt;()[]&gt;]&gt;&lt;(())[[[&lt;}]]{[[" calcext:value-type="string">
            <text:p>[&lt;[{({{{[&lt;[({})&lt;()[]&gt;]&gt;&lt;(())[[[&lt;}]]{[[</text:p>
          </table:table-cell>
          <table:table-cell table:style-name="ce2" table:formula="of:=SUBSTITUTE(SUBSTITUTE(SUBSTITUTE(SUBSTITUTE([.C102];&quot;()&quot;;&quot;&quot;);&quot;[]&quot;;&quot;&quot;);&quot;{}&quot;;&quot;&quot;);&quot;&lt;&gt;&quot;;&quot;&quot;)" office:value-type="string" office:string-value="[&lt;[{({{{[&lt;[()]&gt;&lt;()[[[&lt;}]]{[[" calcext:value-type="string">
            <text:p>[&lt;[{({{{[&lt;[()]&gt;&lt;()[[[&lt;}]]{[[</text:p>
          </table:table-cell>
          <table:table-cell table:style-name="ce2" table:formula="of:=SUBSTITUTE(SUBSTITUTE(SUBSTITUTE(SUBSTITUTE([.D102];&quot;()&quot;;&quot;&quot;);&quot;[]&quot;;&quot;&quot;);&quot;{}&quot;;&quot;&quot;);&quot;&lt;&gt;&quot;;&quot;&quot;)" office:value-type="string" office:string-value="[&lt;[{({{{[&lt;[[[&lt;}]]{[[" calcext:value-type="string">
            <text:p>[&lt;[{({{{[&lt;[[[&lt;}]]{[[</text:p>
          </table:table-cell>
          <table:table-cell table:style-name="ce2" table:formula="of:=SUBSTITUTE(SUBSTITUTE(SUBSTITUTE(SUBSTITUTE([.E102];&quot;()&quot;;&quot;&quot;);&quot;[]&quot;;&quot;&quot;);&quot;{}&quot;;&quot;&quot;);&quot;&lt;&gt;&quot;;&quot;&quot;)" office:value-type="string" office:string-value="[&lt;[{({{{[&lt;[[[&lt;}]]{[[" calcext:value-type="string">
            <text:p>[&lt;[{({{{[&lt;[[[&lt;}]]{[[</text:p>
          </table:table-cell>
          <table:table-cell table:style-name="ce2" table:formula="of:=SUBSTITUTE(SUBSTITUTE(SUBSTITUTE(SUBSTITUTE([.F102];&quot;()&quot;;&quot;&quot;);&quot;[]&quot;;&quot;&quot;);&quot;{}&quot;;&quot;&quot;);&quot;&lt;&gt;&quot;;&quot;&quot;)" office:value-type="string" office:string-value="[&lt;[{({{{[&lt;[[[&lt;}]]{[[" calcext:value-type="string">
            <text:p>[&lt;[{({{{[&lt;[[[&lt;}]]{[[</text:p>
          </table:table-cell>
          <table:table-cell table:style-name="ce2" table:formula="of:=SUBSTITUTE(SUBSTITUTE(SUBSTITUTE(SUBSTITUTE([.G102];&quot;()&quot;;&quot;&quot;);&quot;[]&quot;;&quot;&quot;);&quot;{}&quot;;&quot;&quot;);&quot;&lt;&gt;&quot;;&quot;&quot;)" office:value-type="string" office:string-value="[&lt;[{({{{[&lt;[[[&lt;}]]{[[" calcext:value-type="string">
            <text:p>[&lt;[{({{{[&lt;[[[&lt;}]]{[[</text:p>
          </table:table-cell>
          <table:table-cell table:style-name="ce2" table:formula="of:=SUBSTITUTE(SUBSTITUTE(SUBSTITUTE(SUBSTITUTE([.H102];&quot;()&quot;;&quot;&quot;);&quot;[]&quot;;&quot;&quot;);&quot;{}&quot;;&quot;&quot;);&quot;&lt;&gt;&quot;;&quot;&quot;)" office:value-type="string" office:string-value="[&lt;[{({{{[&lt;[[[&lt;}]]{[[" calcext:value-type="string">
            <text:p>[&lt;[{({{{[&lt;[[[&lt;}]]{[[</text:p>
          </table:table-cell>
          <table:table-cell table:style-name="ce2" table:formula="of:=SUBSTITUTE(SUBSTITUTE(SUBSTITUTE(SUBSTITUTE([.I102];&quot;()&quot;;&quot;&quot;);&quot;[]&quot;;&quot;&quot;);&quot;{}&quot;;&quot;&quot;);&quot;&lt;&gt;&quot;;&quot;&quot;)" office:value-type="string" office:string-value="[&lt;[{({{{[&lt;[[[&lt;}]]{[[" calcext:value-type="string">
            <text:p>[&lt;[{({{{[&lt;[[[&lt;}]]{[[</text:p>
          </table:table-cell>
          <table:table-cell table:style-name="ce2" table:formula="of:=SUBSTITUTE(SUBSTITUTE(SUBSTITUTE(SUBSTITUTE([.J102];&quot;()&quot;;&quot;&quot;);&quot;[]&quot;;&quot;&quot;);&quot;{}&quot;;&quot;&quot;);&quot;&lt;&gt;&quot;;&quot;&quot;)" office:value-type="string" office:string-value="[&lt;[{({{{[&lt;[[[&lt;}]]{[[" calcext:value-type="string">
            <text:p>[&lt;[{({{{[&lt;[[[&lt;}]]{[[</text:p>
          </table:table-cell>
          <table:table-cell table:style-name="ce2" table:formula="of:=SUBSTITUTE(SUBSTITUTE(SUBSTITUTE(SUBSTITUTE([.K102];&quot;()&quot;;&quot;&quot;);&quot;[]&quot;;&quot;&quot;);&quot;{}&quot;;&quot;&quot;);&quot;&lt;&gt;&quot;;&quot;&quot;)" office:value-type="string" office:string-value="[&lt;[{({{{[&lt;[[[&lt;}]]{[[" calcext:value-type="string">
            <text:p>[&lt;[{({{{[&lt;[[[&lt;}]]{[[</text:p>
          </table:table-cell>
          <table:table-cell table:style-name="ce2" table:formula="of:=SUBSTITUTE(SUBSTITUTE(SUBSTITUTE(SUBSTITUTE([.L102];&quot;()&quot;;&quot;&quot;);&quot;[]&quot;;&quot;&quot;);&quot;{}&quot;;&quot;&quot;);&quot;&lt;&gt;&quot;;&quot;&quot;)" office:value-type="string" office:string-value="[&lt;[{({{{[&lt;[[[&lt;}]]{[[" calcext:value-type="string">
            <text:p>[&lt;[{({{{[&lt;[[[&lt;}]]{[[</text:p>
          </table:table-cell>
          <table:table-cell table:style-name="ce2" table:formula="of:=SUBSTITUTE(SUBSTITUTE(SUBSTITUTE(SUBSTITUTE([.M102];&quot;()&quot;;&quot;&quot;);&quot;[]&quot;;&quot;&quot;);&quot;{}&quot;;&quot;&quot;);&quot;&lt;&gt;&quot;;&quot;&quot;)" office:value-type="string" office:string-value="[&lt;[{({{{[&lt;[[[&lt;}]]{[[" calcext:value-type="string">
            <text:p>[&lt;[{({{{[&lt;[[[&lt;}]]{[[</text:p>
          </table:table-cell>
          <table:table-cell table:style-name="ce2" table:formula="of:=SUBSTITUTE(SUBSTITUTE(SUBSTITUTE(SUBSTITUTE([.N102];&quot;()&quot;;&quot;&quot;);&quot;[]&quot;;&quot;&quot;);&quot;{}&quot;;&quot;&quot;);&quot;&lt;&gt;&quot;;&quot;&quot;)" office:value-type="string" office:string-value="[&lt;[{({{{[&lt;[[[&lt;}]]{[[" calcext:value-type="string">
            <text:p>[&lt;[{({{{[&lt;[[[&lt;}]]{[[</text:p>
          </table:table-cell>
          <table:table-cell table:style-name="ce2" table:formula="of:=SUBSTITUTE(SUBSTITUTE(SUBSTITUTE(SUBSTITUTE([.O102];&quot;()&quot;;&quot;&quot;);&quot;[]&quot;;&quot;&quot;);&quot;{}&quot;;&quot;&quot;);&quot;&lt;&gt;&quot;;&quot;&quot;)" office:value-type="string" office:string-value="[&lt;[{({{{[&lt;[[[&lt;}]]{[[" calcext:value-type="string">
            <text:p>[&lt;[{({{{[&lt;[[[&lt;}]]{[[</text:p>
          </table:table-cell>
          <table:table-cell table:style-name="ce2" table:formula="of:=SUBSTITUTE(SUBSTITUTE(SUBSTITUTE(SUBSTITUTE([.P102];&quot;()&quot;;&quot;&quot;);&quot;[]&quot;;&quot;&quot;);&quot;{}&quot;;&quot;&quot;);&quot;&lt;&gt;&quot;;&quot;&quot;)" office:value-type="string" office:string-value="[&lt;[{({{{[&lt;[[[&lt;}]]{[[" calcext:value-type="string">
            <text:p>[&lt;[{({{{[&lt;[[[&lt;}]]{[[</text:p>
          </table:table-cell>
          <table:table-cell table:style-name="ce2" table:formula="of:=SUBSTITUTE(SUBSTITUTE(SUBSTITUTE(SUBSTITUTE([.Q102];&quot;()&quot;;&quot;&quot;);&quot;[]&quot;;&quot;&quot;);&quot;{}&quot;;&quot;&quot;);&quot;&lt;&gt;&quot;;&quot;&quot;)" office:value-type="string" office:string-value="[&lt;[{({{{[&lt;[[[&lt;}]]{[[" calcext:value-type="string">
            <text:p>[&lt;[{({{{[&lt;[[[&lt;}]]{[[</text:p>
          </table:table-cell>
          <table:table-cell table:style-name="ce2" table:formula="of:=SUBSTITUTE(SUBSTITUTE(SUBSTITUTE(SUBSTITUTE([.R102];&quot;()&quot;;&quot;&quot;);&quot;[]&quot;;&quot;&quot;);&quot;{}&quot;;&quot;&quot;);&quot;&lt;&gt;&quot;;&quot;&quot;)" office:value-type="string" office:string-value="[&lt;[{({{{[&lt;[[[&lt;}]]{[[" calcext:value-type="string">
            <text:p>[&lt;[{({{{[&lt;[[[&lt;}]]{[[</text:p>
          </table:table-cell>
          <table:table-cell table:style-name="ce2" table:formula="of:=SUBSTITUTE(SUBSTITUTE(SUBSTITUTE(SUBSTITUTE([.S102];&quot;()&quot;;&quot;&quot;);&quot;[]&quot;;&quot;&quot;);&quot;{}&quot;;&quot;&quot;);&quot;&lt;&gt;&quot;;&quot;&quot;)" office:value-type="string" office:string-value="[&lt;[{({{{[&lt;[[[&lt;}]]{[[" calcext:value-type="string">
            <text:p>[&lt;[{({{{[&lt;[[[&lt;}]]{[[</text:p>
          </table:table-cell>
          <table:table-cell table:style-name="ce2" table:formula="of:=SUBSTITUTE(SUBSTITUTE(SUBSTITUTE(SUBSTITUTE([.T102];&quot;()&quot;;&quot;&quot;);&quot;[]&quot;;&quot;&quot;);&quot;{}&quot;;&quot;&quot;);&quot;&lt;&gt;&quot;;&quot;&quot;)" office:value-type="string" office:string-value="[&lt;[{({{{[&lt;[[[&lt;}]]{[[" calcext:value-type="string">
            <text:p>[&lt;[{({{{[&lt;[[[&lt;}]]{[[</text:p>
          </table:table-cell>
          <table:table-cell table:style-name="ce2" table:formula="of:=SUBSTITUTE(SUBSTITUTE(SUBSTITUTE(SUBSTITUTE([.U102];&quot;()&quot;;&quot;&quot;);&quot;[]&quot;;&quot;&quot;);&quot;{}&quot;;&quot;&quot;);&quot;&lt;&gt;&quot;;&quot;&quot;)" office:value-type="string" office:string-value="[&lt;[{({{{[&lt;[[[&lt;}]]{[[" calcext:value-type="string">
            <text:p>[&lt;[{({{{[&lt;[[[&lt;}]]{[[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102]; MIN(IFERROR(TRANSPOSE(FIND([$Reference.$A$5:.$A$8];[.V102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102]);CONCATENATE(MID([.V102];LEN([.V102])-ROW(INDIRECT(&quot;1:&quot;&amp;LEN([.V102])))+1;1));)" office:value-type="float" office:value="0" calcext:value-type="float">
            <text:p>0</text:p>
          </table:table-cell>
          <table:table-cell table:style-name="ce8" table:formula="of:=SUBSTITUTE(SUBSTITUTE(SUBSTITUTE(SUBSTITUTE([.Z102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102&amp;&quot;&quot;&quot;&quot;,&quot;&quot;(?s)(.{1})&quot;&quot;,&quot;&quot;$1&quot;&quot;&amp;CHAR(127)),&quot;&quot;'&quot;&quot;,&quot;&quot;''&quot;&quot;),CHAR(127)),)&quot;);&quot;&quot;)">
            <text:p/>
          </table:table-cell>
          <table:table-cell table:style-name="ce9" table:number-columns-repeated="1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102]));([.AT102]*5)+IFERROR(INDEX( [$Reference.$D$5:.$D$8];MATCH( [.AB102]; [$Reference.$A$5:.$A$8];0);0););[.AT10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C102]));([.AU102]*5)+IFERROR(INDEX( [$Reference.$D$5:.$D$8];MATCH( [.AC102]; [$Reference.$A$5:.$A$8];0);0););[.AU10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D102]));([.AV102]*5)+IFERROR(INDEX( [$Reference.$D$5:.$D$8];MATCH( [.AD102]; [$Reference.$A$5:.$A$8];0);0););[.AV10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E102]));([.AW102]*5)+IFERROR(INDEX( [$Reference.$D$5:.$D$8];MATCH( [.AE102]; [$Reference.$A$5:.$A$8];0);0););[.AW10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F102]));([.AX102]*5)+IFERROR(INDEX( [$Reference.$D$5:.$D$8];MATCH( [.AF102]; [$Reference.$A$5:.$A$8];0);0););[.AX10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G102]));([.AY102]*5)+IFERROR(INDEX( [$Reference.$D$5:.$D$8];MATCH( [.AG102]; [$Reference.$A$5:.$A$8];0);0););[.AY10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H102]));([.AZ102]*5)+IFERROR(INDEX( [$Reference.$D$5:.$D$8];MATCH( [.AH102]; [$Reference.$A$5:.$A$8];0);0););[.AZ10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I102]));([.BA102]*5)+IFERROR(INDEX( [$Reference.$D$5:.$D$8];MATCH( [.AI102]; [$Reference.$A$5:.$A$8];0);0););[.BA10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J102]));([.BB102]*5)+IFERROR(INDEX( [$Reference.$D$5:.$D$8];MATCH( [.AJ102]; [$Reference.$A$5:.$A$8];0);0););[.BB10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K102]));([.BC102]*5)+IFERROR(INDEX( [$Reference.$D$5:.$D$8];MATCH( [.AK102]; [$Reference.$A$5:.$A$8];0);0););[.BC10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L102]));([.BD102]*5)+IFERROR(INDEX( [$Reference.$D$5:.$D$8];MATCH( [.AL102]; [$Reference.$A$5:.$A$8];0);0););[.BD10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M102]));([.BE102]*5)+IFERROR(INDEX( [$Reference.$D$5:.$D$8];MATCH( [.AM102]; [$Reference.$A$5:.$A$8];0);0););[.BE10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N102]));([.BF102]*5)+IFERROR(INDEX( [$Reference.$D$5:.$D$8];MATCH( [.AN102]; [$Reference.$A$5:.$A$8];0);0););[.BF10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O102]));([.BG102]*5)+IFERROR(INDEX( [$Reference.$D$5:.$D$8];MATCH( [.AO102]; [$Reference.$A$5:.$A$8];0);0););[.BG10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P102]));([.BH102]*5)+IFERROR(INDEX( [$Reference.$D$5:.$D$8];MATCH( [.AP102]; [$Reference.$A$5:.$A$8];0);0););[.BH10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Q102]));([.BI102]*5)+IFERROR(INDEX( [$Reference.$D$5:.$D$8];MATCH( [.AQ102]; [$Reference.$A$5:.$A$8];0);0););[.BI10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R102]));([.BJ102]*5)+IFERROR(INDEX( [$Reference.$D$5:.$D$8];MATCH( [.AR102]; [$Reference.$A$5:.$A$8];0);0););[.BJ102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S102]));([.BK102]*5)+IFERROR(INDEX( [$Reference.$D$5:.$D$8];MATCH( [.AS102]; [$Reference.$A$5:.$A$8];0);0););[.BK102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style-name="ce1" office:value-type="string" calcext:value-type="string">
            <text:p>([{&lt;(([(((&lt;{({()[]}{[]&lt;&gt;})[{[]{}}]}&gt;(&lt;{&lt;()[]&gt;}(([]{})[[]])&gt;)){{{({{}()})(&lt;&lt;&gt;()&gt;&lt;[]&lt;&gt;&gt;)}&lt;[{[]{}}]&lt;(()[]&gt;([](</text:p>
          </table:table-cell>
          <table:table-cell table:style-name="ce2" table:formula="of:=SUBSTITUTE(SUBSTITUTE(SUBSTITUTE(SUBSTITUTE([.A103];&quot;()&quot;;&quot;&quot;);&quot;[]&quot;;&quot;&quot;);&quot;{}&quot;;&quot;&quot;);&quot;&lt;&gt;&quot;;&quot;&quot;)" office:value-type="string" office:string-value="([{&lt;(([(((&lt;{({})[{}]}&gt;(&lt;{}(()[])&gt;)){{{({})(&lt;&gt;&lt;&gt;)}&lt;[{}]&lt;(&gt;((" calcext:value-type="string">
            <text:p>([{&lt;(([(((&lt;{({})[{}]}&gt;(&lt;{}(()[])&gt;)){{{({})(&lt;&gt;&lt;&gt;)}&lt;[{}]&lt;(&gt;((</text:p>
          </table:table-cell>
          <table:table-cell table:style-name="ce2" table:formula="of:=SUBSTITUTE(SUBSTITUTE(SUBSTITUTE(SUBSTITUTE([.B103];&quot;()&quot;;&quot;&quot;);&quot;[]&quot;;&quot;&quot;);&quot;{}&quot;;&quot;&quot;);&quot;&lt;&gt;&quot;;&quot;&quot;)" office:value-type="string" office:string-value="([{&lt;(([(((&lt;{()[]}&gt;(&lt;()&gt;)){{{()()}&lt;[]&lt;(&gt;((" calcext:value-type="string">
            <text:p>([{&lt;(([(((&lt;{()[]}&gt;(&lt;()&gt;)){{{()()}&lt;[]&lt;(&gt;((</text:p>
          </table:table-cell>
          <table:table-cell table:style-name="ce2" table:formula="of:=SUBSTITUTE(SUBSTITUTE(SUBSTITUTE(SUBSTITUTE([.C103];&quot;()&quot;;&quot;&quot;);&quot;[]&quot;;&quot;&quot;);&quot;{}&quot;;&quot;&quot;);&quot;&lt;&gt;&quot;;&quot;&quot;)" office:value-type="string" office:string-value="([{&lt;(([(((()){{&lt;&lt;(&gt;((" calcext:value-type="string">
            <text:p>([{&lt;(([(((()){{&lt;&lt;(&gt;((</text:p>
          </table:table-cell>
          <table:table-cell table:style-name="ce2" table:formula="of:=SUBSTITUTE(SUBSTITUTE(SUBSTITUTE(SUBSTITUTE([.D103];&quot;()&quot;;&quot;&quot;);&quot;[]&quot;;&quot;&quot;);&quot;{}&quot;;&quot;&quot;);&quot;&lt;&gt;&quot;;&quot;&quot;)" office:value-type="string" office:string-value="([{&lt;(([(((){{&lt;&lt;(&gt;((" calcext:value-type="string">
            <text:p>([{&lt;(([(((){{&lt;&lt;(&gt;((</text:p>
          </table:table-cell>
          <table:table-cell table:style-name="ce2" table:formula="of:=SUBSTITUTE(SUBSTITUTE(SUBSTITUTE(SUBSTITUTE([.E103];&quot;()&quot;;&quot;&quot;);&quot;[]&quot;;&quot;&quot;);&quot;{}&quot;;&quot;&quot;);&quot;&lt;&gt;&quot;;&quot;&quot;)" office:value-type="string" office:string-value="([{&lt;(([(({{&lt;&lt;(&gt;((" calcext:value-type="string">
            <text:p>([{&lt;(([(({{&lt;&lt;(&gt;((</text:p>
          </table:table-cell>
          <table:table-cell table:style-name="ce2" table:formula="of:=SUBSTITUTE(SUBSTITUTE(SUBSTITUTE(SUBSTITUTE([.F103];&quot;()&quot;;&quot;&quot;);&quot;[]&quot;;&quot;&quot;);&quot;{}&quot;;&quot;&quot;);&quot;&lt;&gt;&quot;;&quot;&quot;)" office:value-type="string" office:string-value="([{&lt;(([(({{&lt;&lt;(&gt;((" calcext:value-type="string">
            <text:p>([{&lt;(([(({{&lt;&lt;(&gt;((</text:p>
          </table:table-cell>
          <table:table-cell table:style-name="ce2" table:formula="of:=SUBSTITUTE(SUBSTITUTE(SUBSTITUTE(SUBSTITUTE([.G103];&quot;()&quot;;&quot;&quot;);&quot;[]&quot;;&quot;&quot;);&quot;{}&quot;;&quot;&quot;);&quot;&lt;&gt;&quot;;&quot;&quot;)" office:value-type="string" office:string-value="([{&lt;(([(({{&lt;&lt;(&gt;((" calcext:value-type="string">
            <text:p>([{&lt;(([(({{&lt;&lt;(&gt;((</text:p>
          </table:table-cell>
          <table:table-cell table:style-name="ce2" table:formula="of:=SUBSTITUTE(SUBSTITUTE(SUBSTITUTE(SUBSTITUTE([.H103];&quot;()&quot;;&quot;&quot;);&quot;[]&quot;;&quot;&quot;);&quot;{}&quot;;&quot;&quot;);&quot;&lt;&gt;&quot;;&quot;&quot;)" office:value-type="string" office:string-value="([{&lt;(([(({{&lt;&lt;(&gt;((" calcext:value-type="string">
            <text:p>([{&lt;(([(({{&lt;&lt;(&gt;((</text:p>
          </table:table-cell>
          <table:table-cell table:style-name="ce2" table:formula="of:=SUBSTITUTE(SUBSTITUTE(SUBSTITUTE(SUBSTITUTE([.I103];&quot;()&quot;;&quot;&quot;);&quot;[]&quot;;&quot;&quot;);&quot;{}&quot;;&quot;&quot;);&quot;&lt;&gt;&quot;;&quot;&quot;)" office:value-type="string" office:string-value="([{&lt;(([(({{&lt;&lt;(&gt;((" calcext:value-type="string">
            <text:p>([{&lt;(([(({{&lt;&lt;(&gt;((</text:p>
          </table:table-cell>
          <table:table-cell table:style-name="ce2" table:formula="of:=SUBSTITUTE(SUBSTITUTE(SUBSTITUTE(SUBSTITUTE([.J103];&quot;()&quot;;&quot;&quot;);&quot;[]&quot;;&quot;&quot;);&quot;{}&quot;;&quot;&quot;);&quot;&lt;&gt;&quot;;&quot;&quot;)" office:value-type="string" office:string-value="([{&lt;(([(({{&lt;&lt;(&gt;((" calcext:value-type="string">
            <text:p>([{&lt;(([(({{&lt;&lt;(&gt;((</text:p>
          </table:table-cell>
          <table:table-cell table:style-name="ce2" table:formula="of:=SUBSTITUTE(SUBSTITUTE(SUBSTITUTE(SUBSTITUTE([.K103];&quot;()&quot;;&quot;&quot;);&quot;[]&quot;;&quot;&quot;);&quot;{}&quot;;&quot;&quot;);&quot;&lt;&gt;&quot;;&quot;&quot;)" office:value-type="string" office:string-value="([{&lt;(([(({{&lt;&lt;(&gt;((" calcext:value-type="string">
            <text:p>([{&lt;(([(({{&lt;&lt;(&gt;((</text:p>
          </table:table-cell>
          <table:table-cell table:style-name="ce2" table:formula="of:=SUBSTITUTE(SUBSTITUTE(SUBSTITUTE(SUBSTITUTE([.L103];&quot;()&quot;;&quot;&quot;);&quot;[]&quot;;&quot;&quot;);&quot;{}&quot;;&quot;&quot;);&quot;&lt;&gt;&quot;;&quot;&quot;)" office:value-type="string" office:string-value="([{&lt;(([(({{&lt;&lt;(&gt;((" calcext:value-type="string">
            <text:p>([{&lt;(([(({{&lt;&lt;(&gt;((</text:p>
          </table:table-cell>
          <table:table-cell table:style-name="ce2" table:formula="of:=SUBSTITUTE(SUBSTITUTE(SUBSTITUTE(SUBSTITUTE([.M103];&quot;()&quot;;&quot;&quot;);&quot;[]&quot;;&quot;&quot;);&quot;{}&quot;;&quot;&quot;);&quot;&lt;&gt;&quot;;&quot;&quot;)" office:value-type="string" office:string-value="([{&lt;(([(({{&lt;&lt;(&gt;((" calcext:value-type="string">
            <text:p>([{&lt;(([(({{&lt;&lt;(&gt;((</text:p>
          </table:table-cell>
          <table:table-cell table:style-name="ce2" table:formula="of:=SUBSTITUTE(SUBSTITUTE(SUBSTITUTE(SUBSTITUTE([.N103];&quot;()&quot;;&quot;&quot;);&quot;[]&quot;;&quot;&quot;);&quot;{}&quot;;&quot;&quot;);&quot;&lt;&gt;&quot;;&quot;&quot;)" office:value-type="string" office:string-value="([{&lt;(([(({{&lt;&lt;(&gt;((" calcext:value-type="string">
            <text:p>([{&lt;(([(({{&lt;&lt;(&gt;((</text:p>
          </table:table-cell>
          <table:table-cell table:style-name="ce2" table:formula="of:=SUBSTITUTE(SUBSTITUTE(SUBSTITUTE(SUBSTITUTE([.O103];&quot;()&quot;;&quot;&quot;);&quot;[]&quot;;&quot;&quot;);&quot;{}&quot;;&quot;&quot;);&quot;&lt;&gt;&quot;;&quot;&quot;)" office:value-type="string" office:string-value="([{&lt;(([(({{&lt;&lt;(&gt;((" calcext:value-type="string">
            <text:p>([{&lt;(([(({{&lt;&lt;(&gt;((</text:p>
          </table:table-cell>
          <table:table-cell table:style-name="ce2" table:formula="of:=SUBSTITUTE(SUBSTITUTE(SUBSTITUTE(SUBSTITUTE([.P103];&quot;()&quot;;&quot;&quot;);&quot;[]&quot;;&quot;&quot;);&quot;{}&quot;;&quot;&quot;);&quot;&lt;&gt;&quot;;&quot;&quot;)" office:value-type="string" office:string-value="([{&lt;(([(({{&lt;&lt;(&gt;((" calcext:value-type="string">
            <text:p>([{&lt;(([(({{&lt;&lt;(&gt;((</text:p>
          </table:table-cell>
          <table:table-cell table:style-name="ce2" table:formula="of:=SUBSTITUTE(SUBSTITUTE(SUBSTITUTE(SUBSTITUTE([.Q103];&quot;()&quot;;&quot;&quot;);&quot;[]&quot;;&quot;&quot;);&quot;{}&quot;;&quot;&quot;);&quot;&lt;&gt;&quot;;&quot;&quot;)" office:value-type="string" office:string-value="([{&lt;(([(({{&lt;&lt;(&gt;((" calcext:value-type="string">
            <text:p>([{&lt;(([(({{&lt;&lt;(&gt;((</text:p>
          </table:table-cell>
          <table:table-cell table:style-name="ce2" table:formula="of:=SUBSTITUTE(SUBSTITUTE(SUBSTITUTE(SUBSTITUTE([.R103];&quot;()&quot;;&quot;&quot;);&quot;[]&quot;;&quot;&quot;);&quot;{}&quot;;&quot;&quot;);&quot;&lt;&gt;&quot;;&quot;&quot;)" office:value-type="string" office:string-value="([{&lt;(([(({{&lt;&lt;(&gt;((" calcext:value-type="string">
            <text:p>([{&lt;(([(({{&lt;&lt;(&gt;((</text:p>
          </table:table-cell>
          <table:table-cell table:style-name="ce2" table:formula="of:=SUBSTITUTE(SUBSTITUTE(SUBSTITUTE(SUBSTITUTE([.S103];&quot;()&quot;;&quot;&quot;);&quot;[]&quot;;&quot;&quot;);&quot;{}&quot;;&quot;&quot;);&quot;&lt;&gt;&quot;;&quot;&quot;)" office:value-type="string" office:string-value="([{&lt;(([(({{&lt;&lt;(&gt;((" calcext:value-type="string">
            <text:p>([{&lt;(([(({{&lt;&lt;(&gt;((</text:p>
          </table:table-cell>
          <table:table-cell table:style-name="ce2" table:formula="of:=SUBSTITUTE(SUBSTITUTE(SUBSTITUTE(SUBSTITUTE([.T103];&quot;()&quot;;&quot;&quot;);&quot;[]&quot;;&quot;&quot;);&quot;{}&quot;;&quot;&quot;);&quot;&lt;&gt;&quot;;&quot;&quot;)" office:value-type="string" office:string-value="([{&lt;(([(({{&lt;&lt;(&gt;((" calcext:value-type="string">
            <text:p>([{&lt;(([(({{&lt;&lt;(&gt;((</text:p>
          </table:table-cell>
          <table:table-cell table:style-name="ce2" table:formula="of:=SUBSTITUTE(SUBSTITUTE(SUBSTITUTE(SUBSTITUTE([.U103];&quot;()&quot;;&quot;&quot;);&quot;[]&quot;;&quot;&quot;);&quot;{}&quot;;&quot;&quot;);&quot;&lt;&gt;&quot;;&quot;&quot;)" office:value-type="string" office:string-value="([{&lt;(([(({{&lt;&lt;(&gt;((" calcext:value-type="string">
            <text:p>([{&lt;(([(({{&lt;&lt;(&gt;((</text:p>
          </table:table-cell>
          <table:table-cell table:style-name="ce2"/>
          <table:table-cell table:style-name="ce3" table:number-matrix-columns-spanned="1" table:number-matrix-rows-spanned="1" table:formula="of:=IFERROR(INDEX( [$Reference.$C$5:.$C$8];MATCH( RIGHT(LEFT([.V103]; MIN(IFERROR(TRANSPOSE(FIND([$Reference.$A$5:.$A$8];[.V103]));)))); [$Reference.$A$5:.$A$8];0);0);)" office:value-type="float" office:value="0" calcext:value-type="float">
            <text:p>0</text:p>
          </table:table-cell>
          <table:table-cell/>
          <table:table-cell table:style-name="ce6" table:number-matrix-columns-spanned="1" table:number-matrix-rows-spanned="1" table:formula="of:=IF(ISBLANK([.X103]);CONCATENATE(MID([.V103];LEN([.V103])-ROW(INDIRECT(&quot;1:&quot;&amp;LEN([.V103])))+1;1));)" office:value-type="float" office:value="0" calcext:value-type="float">
            <text:p>0</text:p>
          </table:table-cell>
          <table:table-cell table:style-name="ce8" table:formula="of:=SUBSTITUTE(SUBSTITUTE(SUBSTITUTE(SUBSTITUTE([.Z103];&quot;(&quot;;&quot;)&quot;);&quot;[&quot;;&quot;]&quot;);&quot;{&quot;;&quot;}&quot;);&quot;&lt;&quot;;&quot;&gt;&quot;)" office:value-type="string" office:string-value="0" calcext:value-type="string">
            <text:p>0</text:p>
          </table:table-cell>
          <table:table-cell table:style-name="ce2" table:formula="of:=IFERROR(__xludf.dummyfunction(&quot;IFERROR(SPLIT(REGEXREPLACE(REGEXREPLACE(AA103&amp;&quot;&quot;&quot;&quot;,&quot;&quot;(?s)(.{1})&quot;&quot;,&quot;&quot;$1&quot;&quot;&amp;CHAR(127)),&quot;&quot;'&quot;&quot;,&quot;&quot;''&quot;&quot;),CHAR(127)),)&quot;);&quot;&quot;)">
            <text:p/>
          </table:table-cell>
          <table:table-cell table:style-name="ce9" table:number-columns-repeated="17"/>
          <table:table-cell table:style-name="ce2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B103]));([.AT103]*5)+IFERROR(INDEX( [$Reference.$D$5:.$D$8];MATCH( [.AB103]; [$Reference.$A$5:.$A$8];0);0););[.AT10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C103]));([.AU103]*5)+IFERROR(INDEX( [$Reference.$D$5:.$D$8];MATCH( [.AC103]; [$Reference.$A$5:.$A$8];0);0););[.AU10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D103]));([.AV103]*5)+IFERROR(INDEX( [$Reference.$D$5:.$D$8];MATCH( [.AD103]; [$Reference.$A$5:.$A$8];0);0););[.AV10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E103]));([.AW103]*5)+IFERROR(INDEX( [$Reference.$D$5:.$D$8];MATCH( [.AE103]; [$Reference.$A$5:.$A$8];0);0););[.AW10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F103]));([.AX103]*5)+IFERROR(INDEX( [$Reference.$D$5:.$D$8];MATCH( [.AF103]; [$Reference.$A$5:.$A$8];0);0););[.AX10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G103]));([.AY103]*5)+IFERROR(INDEX( [$Reference.$D$5:.$D$8];MATCH( [.AG103]; [$Reference.$A$5:.$A$8];0);0););[.AY10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H103]));([.AZ103]*5)+IFERROR(INDEX( [$Reference.$D$5:.$D$8];MATCH( [.AH103]; [$Reference.$A$5:.$A$8];0);0););[.AZ10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I103]));([.BA103]*5)+IFERROR(INDEX( [$Reference.$D$5:.$D$8];MATCH( [.AI103]; [$Reference.$A$5:.$A$8];0);0););[.BA10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J103]));([.BB103]*5)+IFERROR(INDEX( [$Reference.$D$5:.$D$8];MATCH( [.AJ103]; [$Reference.$A$5:.$A$8];0);0););[.BB10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K103]));([.BC103]*5)+IFERROR(INDEX( [$Reference.$D$5:.$D$8];MATCH( [.AK103]; [$Reference.$A$5:.$A$8];0);0););[.BC10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L103]));([.BD103]*5)+IFERROR(INDEX( [$Reference.$D$5:.$D$8];MATCH( [.AL103]; [$Reference.$A$5:.$A$8];0);0););[.BD10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M103]));([.BE103]*5)+IFERROR(INDEX( [$Reference.$D$5:.$D$8];MATCH( [.AM103]; [$Reference.$A$5:.$A$8];0);0););[.BE10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N103]));([.BF103]*5)+IFERROR(INDEX( [$Reference.$D$5:.$D$8];MATCH( [.AN103]; [$Reference.$A$5:.$A$8];0);0););[.BF10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O103]));([.BG103]*5)+IFERROR(INDEX( [$Reference.$D$5:.$D$8];MATCH( [.AO103]; [$Reference.$A$5:.$A$8];0);0););[.BG10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P103]));([.BH103]*5)+IFERROR(INDEX( [$Reference.$D$5:.$D$8];MATCH( [.AP103]; [$Reference.$A$5:.$A$8];0);0););[.BH10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Q103]));([.BI103]*5)+IFERROR(INDEX( [$Reference.$D$5:.$D$8];MATCH( [.AQ103]; [$Reference.$A$5:.$A$8];0);0););[.BI10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R103]));([.BJ103]*5)+IFERROR(INDEX( [$Reference.$D$5:.$D$8];MATCH( [.AR103]; [$Reference.$A$5:.$A$8];0);0););[.BJ103])" office:value-type="float" office:value="0" calcext:value-type="float">
            <text:p>0</text:p>
          </table:table-cell>
          <table:table-cell table:style-name="ce9" table:number-matrix-columns-spanned="1" table:number-matrix-rows-spanned="1" table:formula="of:=IF(NOT(ISBLANK([.AS103]));([.BK103]*5)+IFERROR(INDEX( [$Reference.$D$5:.$D$8];MATCH( [.AS103]; [$Reference.$A$5:.$A$8];0);0););[.BK103])" office:value-type="float" office:value="0" calcext:value-type="float">
            <text:p>0</text:p>
          </table:table-cell>
          <table:table-cell table:number-columns-repeated="960"/>
        </table:table-row>
        <table:table-row table:style-name="ro1" table:number-rows-repeated="11">
          <table:table-cell table:number-columns-repeated="23"/>
          <table:table-cell table:style-name="ce4"/>
          <table:table-cell/>
          <table:table-cell table:style-name="ce6"/>
          <table:table-cell table:style-name="ce8"/>
          <table:table-cell table:style-name="ce2"/>
          <table:table-cell table:style-name="ce9" table:number-columns-repeated="17"/>
          <table:table-cell table:style-name="ce2"/>
          <table:table-cell table:style-name="ce9" table:number-columns-repeated="18"/>
          <table:table-cell table:number-columns-repeated="960"/>
        </table:table-row>
        <table:table-row table:style-name="ro1" table:number-rows-repeated="887">
          <table:table-cell table:number-columns-repeated="23"/>
          <table:table-cell table:style-name="ce4"/>
          <table:table-cell/>
          <table:table-cell table:style-name="ce7"/>
          <table:table-cell table:style-name="ce4"/>
          <table:table-cell table:number-columns-repeated="997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ference" table:style-name="ta2">
        <table:table-column table:style-name="co10" table:number-columns-repeated="1024" table:default-cell-style-name="Default"/>
        <table:table-row table:style-name="ro1"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open 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open 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{</text:p>
          </table:table-cell>
          <table:table-cell table:style-name="ce1" office:value-type="string" calcext:value-type="string">
            <text:p>open 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open 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)</text:p>
          </table:table-cell>
          <table:table-cell table:style-name="ce1" office:value-type="string" calcext:value-type="string">
            <text:p>close 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]</text:p>
          </table:table-cell>
          <table:table-cell table:style-name="ce1" office:value-type="string" calcext:value-type="string">
            <text:p>close 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style-name="ce1" office:value-type="string" calcext:value-type="string">
            <text:p>close 3</text:p>
          </table:table-cell>
          <table:table-cell table:style-name="ce1" office:value-type="float" office:value="1197" calcext:value-type="float">
            <text:p>119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&gt;</text:p>
          </table:table-cell>
          <table:table-cell table:style-name="ce1" office:value-type="string" calcext:value-type="string">
            <text:p>close 4</text:p>
          </table:table-cell>
          <table:table-cell table:style-name="ce1" office:value-type="float" office:value="25137" calcext:value-type="float">
            <text:p>2513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consolata" svg:font-family="Inconsolata"/>
    <style:font-face style:name="Ui-monospace" svg:font-family="Ui-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y_20_10" style:display-name="PageStyle_Day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ference" style:display-name="PageStyle_Referenc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5254" meta:object-count="0"/>
    <meta:generator>LibreOfficeDev/6.0.5.2$Linux_X86_64 LibreOffice_project/</meta:generator>
  </office:meta>
</office:document-meta>
</file>